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47.99mm" svg:height="215.15mm" svg:x="114.54mm" svg:y="4.52mm">
            <draw:object draw:notify-on-update-of-ranges="Sheet1.A1:Sheet1.A1 Sheet1.A2:Sheet1.A2302 Sheet1.B1:Sheet1.B1 Sheet1.B2:Sheet1.B2302 Sheet1.C1:Sheet1.C1 Sheet1.C2:Sheet1.C2302 Sheet1.D1:Sheet1.D1 Sheet1.D2:Sheet1.D23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Motor 1</text:p>
          </table:table-cell>
          <table:table-cell office:value-type="string" calcext:value-type="string">
            <text:p>Motor 2</text:p>
          </table:table-cell>
          <table:table-cell office:value-type="string" calcext:value-type="string">
            <text:p>Motor 3</text:p>
          </table:table-cell>
          <table:table-cell office:value-type="string" calcext:value-type="string">
            <text:p>Motor 4</text:p>
          </table:table-cell>
          <table:table-cell table:number-columns-repeated="13"/>
        </table:table-row>
        <table:table-row table:style-name="ro1"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office:value-type="float" office:value="1120.019653" calcext:value-type="float">
            <text:p>1120.019653</text:p>
          </table:table-cell>
          <table:table-cell table:style-name="ce1" office:value-type="float" office:value="1121.606689" calcext:value-type="float">
            <text:p>1121.606689</text:p>
          </table:table-cell>
          <table:table-cell office:value-type="float" office:value="1140.160278" calcext:value-type="float">
            <text:p>1140.160278</text:p>
          </table:table-cell>
          <table:table-cell office:value-type="float" office:value="1098.262817" calcext:value-type="float">
            <text:p>1098.262817</text:p>
          </table:table-cell>
          <table:table-cell table:number-columns-repeated="13"/>
        </table:table-row>
        <table:table-row table:style-name="ro1">
          <table:table-cell office:value-type="float" office:value="1196.949829" calcext:value-type="float">
            <text:p>1196.949829</text:p>
          </table:table-cell>
          <table:table-cell office:value-type="float" office:value="1221.395142" calcext:value-type="float">
            <text:p>1221.395142</text:p>
          </table:table-cell>
          <table:table-cell office:value-type="float" office:value="1203.902344" calcext:value-type="float">
            <text:p>1203.902344</text:p>
          </table:table-cell>
          <table:table-cell office:value-type="float" office:value="1211.559937" calcext:value-type="float">
            <text:p>1211.559937</text:p>
          </table:table-cell>
          <table:table-cell table:number-columns-repeated="12"/>
          <table:table-cell table:style-name="ce2"/>
        </table:table-row>
        <table:table-row table:style-name="ro1">
          <table:table-cell office:value-type="float" office:value="1358.169922" calcext:value-type="float">
            <text:p>1358.169922</text:p>
          </table:table-cell>
          <table:table-cell office:value-type="float" office:value="1364.363037" calcext:value-type="float">
            <text:p>1364.363037</text:p>
          </table:table-cell>
          <table:table-cell office:value-type="float" office:value="1373.909058" calcext:value-type="float">
            <text:p>1373.909058</text:p>
          </table:table-cell>
          <table:table-cell office:value-type="float" office:value="1344.182739" calcext:value-type="float">
            <text:p>1344.182739</text:p>
          </table:table-cell>
          <table:table-cell table:number-columns-repeated="13"/>
        </table:table-row>
        <table:table-row table:style-name="ro1">
          <table:table-cell office:value-type="float" office:value="1521.935059" calcext:value-type="float">
            <text:p>1521.935059</text:p>
          </table:table-cell>
          <table:table-cell office:value-type="float" office:value="1517.012817" calcext:value-type="float">
            <text:p>1517.012817</text:p>
          </table:table-cell>
          <table:table-cell office:value-type="float" office:value="1543.342407" calcext:value-type="float">
            <text:p>1543.342407</text:p>
          </table:table-cell>
          <table:table-cell office:value-type="float" office:value="1492.322632" calcext:value-type="float">
            <text:p>1492.322632</text:p>
          </table:table-cell>
          <table:table-cell table:number-columns-repeated="13"/>
        </table:table-row>
        <table:table-row table:style-name="ro1">
          <table:table-cell office:value-type="float" office:value="1614.668457" calcext:value-type="float">
            <text:p>1614.668457</text:p>
          </table:table-cell>
          <table:table-cell office:value-type="float" office:value="1615.791382" calcext:value-type="float">
            <text:p>1615.791382</text:p>
          </table:table-cell>
          <table:table-cell office:value-type="float" office:value="1605.852295" calcext:value-type="float">
            <text:p>1605.852295</text:p>
          </table:table-cell>
          <table:table-cell office:value-type="float" office:value="1618.583618" calcext:value-type="float">
            <text:p>1618.583618</text:p>
          </table:table-cell>
          <table:table-cell table:number-columns-repeated="13"/>
        </table:table-row>
        <table:table-row table:style-name="ro1">
          <table:table-cell office:value-type="float" office:value="1606.845947" calcext:value-type="float">
            <text:p>1606.845947</text:p>
          </table:table-cell>
          <table:table-cell office:value-type="float" office:value="1611.457275" calcext:value-type="float">
            <text:p>1611.457275</text:p>
          </table:table-cell>
          <table:table-cell office:value-type="float" office:value="1605.633911" calcext:value-type="float">
            <text:p>1605.633911</text:p>
          </table:table-cell>
          <table:table-cell office:value-type="float" office:value="1616.090576" calcext:value-type="float">
            <text:p>1616.090576</text:p>
          </table:table-cell>
          <table:table-cell table:number-columns-repeated="13"/>
        </table:table-row>
        <table:table-row table:style-name="ro1">
          <table:table-cell office:value-type="float" office:value="1619.745605" calcext:value-type="float">
            <text:p>1619.745605</text:p>
          </table:table-cell>
          <table:table-cell office:value-type="float" office:value="1618.826904" calcext:value-type="float">
            <text:p>1618.826904</text:p>
          </table:table-cell>
          <table:table-cell office:value-type="float" office:value="1619.74707" calcext:value-type="float">
            <text:p>1619.74707</text:p>
          </table:table-cell>
          <table:table-cell office:value-type="float" office:value="1614.295532" calcext:value-type="float">
            <text:p>1614.295532</text:p>
          </table:table-cell>
          <table:table-cell table:number-columns-repeated="13"/>
        </table:table-row>
        <table:table-row table:style-name="ro1">
          <table:table-cell office:value-type="float" office:value="1620.493652" calcext:value-type="float">
            <text:p>1620.493652</text:p>
          </table:table-cell>
          <table:table-cell office:value-type="float" office:value="1621.532593" calcext:value-type="float">
            <text:p>1621.532593</text:p>
          </table:table-cell>
          <table:table-cell office:value-type="float" office:value="1622.520508" calcext:value-type="float">
            <text:p>1622.520508</text:p>
          </table:table-cell>
          <table:table-cell office:value-type="float" office:value="1620.88916" calcext:value-type="float">
            <text:p>1620.88916</text:p>
          </table:table-cell>
          <table:table-cell table:number-columns-repeated="13"/>
        </table:table-row>
        <table:table-row table:style-name="ro1">
          <table:table-cell office:value-type="float" office:value="1625.456055" calcext:value-type="float">
            <text:p>1625.456055</text:p>
          </table:table-cell>
          <table:table-cell office:value-type="float" office:value="1623.670166" calcext:value-type="float">
            <text:p>1623.670166</text:p>
          </table:table-cell>
          <table:table-cell office:value-type="float" office:value="1624.651367" calcext:value-type="float">
            <text:p>1624.651367</text:p>
          </table:table-cell>
          <table:table-cell office:value-type="float" office:value="1622.30542" calcext:value-type="float">
            <text:p>1622.30542</text:p>
          </table:table-cell>
          <table:table-cell table:number-columns-repeated="13"/>
        </table:table-row>
        <table:table-row table:style-name="ro1">
          <table:table-cell office:value-type="float" office:value="1632.481201" calcext:value-type="float">
            <text:p>1632.481201</text:p>
          </table:table-cell>
          <table:table-cell office:value-type="float" office:value="1629.315063" calcext:value-type="float">
            <text:p>1629.315063</text:p>
          </table:table-cell>
          <table:table-cell office:value-type="float" office:value="1630.515381" calcext:value-type="float">
            <text:p>1630.515381</text:p>
          </table:table-cell>
          <table:table-cell office:value-type="float" office:value="1630.383911" calcext:value-type="float">
            <text:p>1630.383911</text:p>
          </table:table-cell>
          <table:table-cell table:number-columns-repeated="13"/>
        </table:table-row>
        <table:table-row table:style-name="ro1">
          <table:table-cell office:value-type="float" office:value="1628.337402" calcext:value-type="float">
            <text:p>1628.337402</text:p>
          </table:table-cell>
          <table:table-cell office:value-type="float" office:value="1633.197754" calcext:value-type="float">
            <text:p>1633.197754</text:p>
          </table:table-cell>
          <table:table-cell office:value-type="float" office:value="1632.093628" calcext:value-type="float">
            <text:p>1632.093628</text:p>
          </table:table-cell>
          <table:table-cell office:value-type="float" office:value="1631.309204" calcext:value-type="float">
            <text:p>1631.309204</text:p>
          </table:table-cell>
          <table:table-cell table:number-columns-repeated="13"/>
        </table:table-row>
        <table:table-row table:style-name="ro1">
          <table:table-cell office:value-type="float" office:value="1640.416138" calcext:value-type="float">
            <text:p>1640.416138</text:p>
          </table:table-cell>
          <table:table-cell office:value-type="float" office:value="1637.588013" calcext:value-type="float">
            <text:p>1637.588013</text:p>
          </table:table-cell>
          <table:table-cell office:value-type="float" office:value="1641.681396" calcext:value-type="float">
            <text:p>1641.681396</text:p>
          </table:table-cell>
          <table:table-cell office:value-type="float" office:value="1635.059937" calcext:value-type="float">
            <text:p>1635.059937</text:p>
          </table:table-cell>
          <table:table-cell table:number-columns-repeated="13"/>
        </table:table-row>
        <table:table-row table:style-name="ro1">
          <table:table-cell office:value-type="float" office:value="1639.00061" calcext:value-type="float">
            <text:p>1639.00061</text:p>
          </table:table-cell>
          <table:table-cell office:value-type="float" office:value="1639.871216" calcext:value-type="float">
            <text:p>1639.871216</text:p>
          </table:table-cell>
          <table:table-cell office:value-type="float" office:value="1638.766846" calcext:value-type="float">
            <text:p>1638.766846</text:p>
          </table:table-cell>
          <table:table-cell office:value-type="float" office:value="1639.87207" calcext:value-type="float">
            <text:p>1639.87207</text:p>
          </table:table-cell>
          <table:table-cell table:number-columns-repeated="13"/>
        </table:table-row>
        <table:table-row table:style-name="ro1">
          <table:table-cell office:value-type="float" office:value="1610.353638" calcext:value-type="float">
            <text:p>1610.353638</text:p>
          </table:table-cell>
          <table:table-cell office:value-type="float" office:value="1609.05957" calcext:value-type="float">
            <text:p>1609.05957</text:p>
          </table:table-cell>
          <table:table-cell office:value-type="float" office:value="1611.668335" calcext:value-type="float">
            <text:p>1611.668335</text:p>
          </table:table-cell>
          <table:table-cell office:value-type="float" office:value="1608.09314" calcext:value-type="float">
            <text:p>1608.09314</text:p>
          </table:table-cell>
          <table:table-cell table:number-columns-repeated="13"/>
        </table:table-row>
        <table:table-row table:style-name="ro1">
          <table:table-cell office:value-type="float" office:value="1558.893311" calcext:value-type="float">
            <text:p>1558.893311</text:p>
          </table:table-cell>
          <table:table-cell office:value-type="float" office:value="1556.067505" calcext:value-type="float">
            <text:p>1556.067505</text:p>
          </table:table-cell>
          <table:table-cell office:value-type="float" office:value="1558.384521" calcext:value-type="float">
            <text:p>1558.384521</text:p>
          </table:table-cell>
          <table:table-cell office:value-type="float" office:value="1552.274536" calcext:value-type="float">
            <text:p>1552.274536</text:p>
          </table:table-cell>
          <table:table-cell table:number-columns-repeated="13"/>
        </table:table-row>
        <table:table-row table:style-name="ro1">
          <table:table-cell office:value-type="float" office:value="1566.595703" calcext:value-type="float">
            <text:p>1566.595703</text:p>
          </table:table-cell>
          <table:table-cell office:value-type="float" office:value="1571.768188" calcext:value-type="float">
            <text:p>1571.768188</text:p>
          </table:table-cell>
          <table:table-cell office:value-type="float" office:value="1565.234619" calcext:value-type="float">
            <text:p>1565.234619</text:p>
          </table:table-cell>
          <table:table-cell office:value-type="float" office:value="1570.401855" calcext:value-type="float">
            <text:p>1570.401855</text:p>
          </table:table-cell>
          <table:table-cell table:number-columns-repeated="13"/>
        </table:table-row>
        <table:table-row table:style-name="ro1">
          <table:table-cell office:value-type="float" office:value="1568.105347" calcext:value-type="float">
            <text:p>1568.105347</text:p>
          </table:table-cell>
          <table:table-cell office:value-type="float" office:value="1565.832275" calcext:value-type="float">
            <text:p>1565.832275</text:p>
          </table:table-cell>
          <table:table-cell office:value-type="float" office:value="1567.526978" calcext:value-type="float">
            <text:p>1567.526978</text:p>
          </table:table-cell>
          <table:table-cell office:value-type="float" office:value="1567.055298" calcext:value-type="float">
            <text:p>1567.055298</text:p>
          </table:table-cell>
          <table:table-cell table:number-columns-repeated="13"/>
        </table:table-row>
        <table:table-row table:style-name="ro1">
          <table:table-cell office:value-type="float" office:value="1569.522095" calcext:value-type="float">
            <text:p>1569.522095</text:p>
          </table:table-cell>
          <table:table-cell office:value-type="float" office:value="1566.177734" calcext:value-type="float">
            <text:p>1566.177734</text:p>
          </table:table-cell>
          <table:table-cell office:value-type="float" office:value="1565.905029" calcext:value-type="float">
            <text:p>1565.905029</text:p>
          </table:table-cell>
          <table:table-cell office:value-type="float" office:value="1569.405151" calcext:value-type="float">
            <text:p>1569.405151</text:p>
          </table:table-cell>
          <table:table-cell table:number-columns-repeated="13"/>
        </table:table-row>
        <table:table-row table:style-name="ro1">
          <table:table-cell office:value-type="float" office:value="1577.494507" calcext:value-type="float">
            <text:p>1577.494507</text:p>
          </table:table-cell>
          <table:table-cell office:value-type="float" office:value="1576.637451" calcext:value-type="float">
            <text:p>1576.637451</text:p>
          </table:table-cell>
          <table:table-cell office:value-type="float" office:value="1574.259033" calcext:value-type="float">
            <text:p>1574.259033</text:p>
          </table:table-cell>
          <table:table-cell office:value-type="float" office:value="1577.195557" calcext:value-type="float">
            <text:p>1577.195557</text:p>
          </table:table-cell>
          <table:table-cell table:number-columns-repeated="13"/>
        </table:table-row>
        <table:table-row table:style-name="ro1">
          <table:table-cell office:value-type="float" office:value="1573.659668" calcext:value-type="float">
            <text:p>1573.659668</text:p>
          </table:table-cell>
          <table:table-cell office:value-type="float" office:value="1572.886963" calcext:value-type="float">
            <text:p>1572.886963</text:p>
          </table:table-cell>
          <table:table-cell office:value-type="float" office:value="1576.824463" calcext:value-type="float">
            <text:p>1576.824463</text:p>
          </table:table-cell>
          <table:table-cell office:value-type="float" office:value="1572.028442" calcext:value-type="float">
            <text:p>1572.028442</text:p>
          </table:table-cell>
          <table:table-cell table:number-columns-repeated="13"/>
        </table:table-row>
        <table:table-row table:style-name="ro1">
          <table:table-cell office:value-type="float" office:value="1554.415527" calcext:value-type="float">
            <text:p>1554.415527</text:p>
          </table:table-cell>
          <table:table-cell office:value-type="float" office:value="1555.476196" calcext:value-type="float">
            <text:p>1555.476196</text:p>
          </table:table-cell>
          <table:table-cell office:value-type="float" office:value="1553.802979" calcext:value-type="float">
            <text:p>1553.802979</text:p>
          </table:table-cell>
          <table:table-cell office:value-type="float" office:value="1557.659668" calcext:value-type="float">
            <text:p>1557.659668</text:p>
          </table:table-cell>
          <table:table-cell table:number-columns-repeated="13"/>
        </table:table-row>
        <table:table-row table:style-name="ro1">
          <table:table-cell office:value-type="float" office:value="1561.285645" calcext:value-type="float">
            <text:p>1561.285645</text:p>
          </table:table-cell>
          <table:table-cell office:value-type="float" office:value="1560.927246" calcext:value-type="float">
            <text:p>1560.927246</text:p>
          </table:table-cell>
          <table:table-cell office:value-type="float" office:value="1560.743896" calcext:value-type="float">
            <text:p>1560.743896</text:p>
          </table:table-cell>
          <table:table-cell office:value-type="float" office:value="1562.221924" calcext:value-type="float">
            <text:p>1562.221924</text:p>
          </table:table-cell>
          <table:table-cell table:number-columns-repeated="13"/>
        </table:table-row>
        <table:table-row table:style-name="ro1">
          <table:table-cell office:value-type="float" office:value="1560.793701" calcext:value-type="float">
            <text:p>1560.793701</text:p>
          </table:table-cell>
          <table:table-cell office:value-type="float" office:value="1562.974976" calcext:value-type="float">
            <text:p>1562.974976</text:p>
          </table:table-cell>
          <table:table-cell office:value-type="float" office:value="1561.801025" calcext:value-type="float">
            <text:p>1561.801025</text:p>
          </table:table-cell>
          <table:table-cell office:value-type="float" office:value="1564.176147" calcext:value-type="float">
            <text:p>1564.176147</text:p>
          </table:table-cell>
          <table:table-cell table:number-columns-repeated="13"/>
        </table:table-row>
        <table:table-row table:style-name="ro1">
          <table:table-cell office:value-type="float" office:value="1562.101685" calcext:value-type="float">
            <text:p>1562.101685</text:p>
          </table:table-cell>
          <table:table-cell office:value-type="float" office:value="1560.607788" calcext:value-type="float">
            <text:p>1560.607788</text:p>
          </table:table-cell>
          <table:table-cell office:value-type="float" office:value="1562.116455" calcext:value-type="float">
            <text:p>1562.116455</text:p>
          </table:table-cell>
          <table:table-cell office:value-type="float" office:value="1559.083374" calcext:value-type="float">
            <text:p>1559.083374</text:p>
          </table:table-cell>
          <table:table-cell table:number-columns-repeated="13"/>
        </table:table-row>
        <table:table-row table:style-name="ro1">
          <table:table-cell office:value-type="float" office:value="1565.882568" calcext:value-type="float">
            <text:p>1565.882568</text:p>
          </table:table-cell>
          <table:table-cell office:value-type="float" office:value="1565.524414" calcext:value-type="float">
            <text:p>1565.524414</text:p>
          </table:table-cell>
          <table:table-cell office:value-type="float" office:value="1565.106079" calcext:value-type="float">
            <text:p>1565.106079</text:p>
          </table:table-cell>
          <table:table-cell office:value-type="float" office:value="1563.821167" calcext:value-type="float">
            <text:p>1563.821167</text:p>
          </table:table-cell>
          <table:table-cell table:number-columns-repeated="13"/>
        </table:table-row>
        <table:table-row table:style-name="ro1">
          <table:table-cell office:value-type="float" office:value="1566.098633" calcext:value-type="float">
            <text:p>1566.098633</text:p>
          </table:table-cell>
          <table:table-cell office:value-type="float" office:value="1561.958862" calcext:value-type="float">
            <text:p>1561.958862</text:p>
          </table:table-cell>
          <table:table-cell office:value-type="float" office:value="1566.705566" calcext:value-type="float">
            <text:p>1566.705566</text:p>
          </table:table-cell>
          <table:table-cell office:value-type="float" office:value="1561.055786" calcext:value-type="float">
            <text:p>1561.055786</text:p>
          </table:table-cell>
          <table:table-cell table:number-columns-repeated="13"/>
        </table:table-row>
        <table:table-row table:style-name="ro1">
          <table:table-cell office:value-type="float" office:value="1563.603027" calcext:value-type="float">
            <text:p>1563.603027</text:p>
          </table:table-cell>
          <table:table-cell office:value-type="float" office:value="1564.427856" calcext:value-type="float">
            <text:p>1564.427856</text:p>
          </table:table-cell>
          <table:table-cell office:value-type="float" office:value="1564.362061" calcext:value-type="float">
            <text:p>1564.362061</text:p>
          </table:table-cell>
          <table:table-cell office:value-type="float" office:value="1565.307861" calcext:value-type="float">
            <text:p>1565.307861</text:p>
          </table:table-cell>
          <table:table-cell table:number-columns-repeated="13"/>
        </table:table-row>
        <table:table-row table:style-name="ro1">
          <table:table-cell office:value-type="float" office:value="1562.984497" calcext:value-type="float">
            <text:p>1562.984497</text:p>
          </table:table-cell>
          <table:table-cell office:value-type="float" office:value="1561.892456" calcext:value-type="float">
            <text:p>1561.892456</text:p>
          </table:table-cell>
          <table:table-cell office:value-type="float" office:value="1564.832031" calcext:value-type="float">
            <text:p>1564.832031</text:p>
          </table:table-cell>
          <table:table-cell office:value-type="float" office:value="1559.166016" calcext:value-type="float">
            <text:p>1559.166016</text:p>
          </table:table-cell>
          <table:table-cell table:number-columns-repeated="13"/>
        </table:table-row>
        <table:table-row table:style-name="ro1">
          <table:table-cell office:value-type="float" office:value="1564.664795" calcext:value-type="float">
            <text:p>1564.664795</text:p>
          </table:table-cell>
          <table:table-cell office:value-type="float" office:value="1566.276123" calcext:value-type="float">
            <text:p>1566.276123</text:p>
          </table:table-cell>
          <table:table-cell office:value-type="float" office:value="1562.637207" calcext:value-type="float">
            <text:p>1562.637207</text:p>
          </table:table-cell>
          <table:table-cell office:value-type="float" office:value="1567.748291" calcext:value-type="float">
            <text:p>1567.748291</text:p>
          </table:table-cell>
          <table:table-cell table:number-columns-repeated="13"/>
        </table:table-row>
        <table:table-row table:style-name="ro1">
          <table:table-cell office:value-type="float" office:value="1562.09314" calcext:value-type="float">
            <text:p>1562.09314</text:p>
          </table:table-cell>
          <table:table-cell office:value-type="float" office:value="1564.489868" calcext:value-type="float">
            <text:p>1564.489868</text:p>
          </table:table-cell>
          <table:table-cell office:value-type="float" office:value="1564.764526" calcext:value-type="float">
            <text:p>1564.764526</text:p>
          </table:table-cell>
          <table:table-cell office:value-type="float" office:value="1565.494629" calcext:value-type="float">
            <text:p>1565.494629</text:p>
          </table:table-cell>
          <table:table-cell table:number-columns-repeated="13"/>
        </table:table-row>
        <table:table-row table:style-name="ro1">
          <table:table-cell office:value-type="float" office:value="1561.178711" calcext:value-type="float">
            <text:p>1561.178711</text:p>
          </table:table-cell>
          <table:table-cell office:value-type="float" office:value="1563.226318" calcext:value-type="float">
            <text:p>1563.226318</text:p>
          </table:table-cell>
          <table:table-cell office:value-type="float" office:value="1559.146851" calcext:value-type="float">
            <text:p>1559.146851</text:p>
          </table:table-cell>
          <table:table-cell office:value-type="float" office:value="1567.591553" calcext:value-type="float">
            <text:p>1567.591553</text:p>
          </table:table-cell>
          <table:table-cell table:number-columns-repeated="13"/>
        </table:table-row>
        <table:table-row table:style-name="ro1">
          <table:table-cell office:value-type="float" office:value="1565.45166" calcext:value-type="float">
            <text:p>1565.45166</text:p>
          </table:table-cell>
          <table:table-cell office:value-type="float" office:value="1563.051147" calcext:value-type="float">
            <text:p>1563.051147</text:p>
          </table:table-cell>
          <table:table-cell office:value-type="float" office:value="1566.161743" calcext:value-type="float">
            <text:p>1566.161743</text:p>
          </table:table-cell>
          <table:table-cell office:value-type="float" office:value="1564.315674" calcext:value-type="float">
            <text:p>1564.315674</text:p>
          </table:table-cell>
          <table:table-cell table:number-columns-repeated="13"/>
        </table:table-row>
        <table:table-row table:style-name="ro1">
          <table:table-cell office:value-type="float" office:value="1564.33252" calcext:value-type="float">
            <text:p>1564.33252</text:p>
          </table:table-cell>
          <table:table-cell office:value-type="float" office:value="1561.207764" calcext:value-type="float">
            <text:p>1561.207764</text:p>
          </table:table-cell>
          <table:table-cell office:value-type="float" office:value="1563.628418" calcext:value-type="float">
            <text:p>1563.628418</text:p>
          </table:table-cell>
          <table:table-cell office:value-type="float" office:value="1565.491455" calcext:value-type="float">
            <text:p>1565.491455</text:p>
          </table:table-cell>
          <table:table-cell table:number-columns-repeated="13"/>
        </table:table-row>
        <table:table-row table:style-name="ro1">
          <table:table-cell office:value-type="float" office:value="1566.429077" calcext:value-type="float">
            <text:p>1566.429077</text:p>
          </table:table-cell>
          <table:table-cell office:value-type="float" office:value="1566.057861" calcext:value-type="float">
            <text:p>1566.057861</text:p>
          </table:table-cell>
          <table:table-cell office:value-type="float" office:value="1565.264404" calcext:value-type="float">
            <text:p>1565.264404</text:p>
          </table:table-cell>
          <table:table-cell office:value-type="float" office:value="1568.106934" calcext:value-type="float">
            <text:p>1568.106934</text:p>
          </table:table-cell>
          <table:table-cell table:number-columns-repeated="13"/>
        </table:table-row>
        <table:table-row table:style-name="ro1">
          <table:table-cell office:value-type="float" office:value="1568.239746" calcext:value-type="float">
            <text:p>1568.239746</text:p>
          </table:table-cell>
          <table:table-cell office:value-type="float" office:value="1563.820801" calcext:value-type="float">
            <text:p>1563.820801</text:p>
          </table:table-cell>
          <table:table-cell office:value-type="float" office:value="1571.580688" calcext:value-type="float">
            <text:p>1571.580688</text:p>
          </table:table-cell>
          <table:table-cell office:value-type="float" office:value="1561.142334" calcext:value-type="float">
            <text:p>1561.142334</text:p>
          </table:table-cell>
          <table:table-cell table:number-columns-repeated="13"/>
        </table:table-row>
        <table:table-row table:style-name="ro1">
          <table:table-cell office:value-type="float" office:value="1563.831665" calcext:value-type="float">
            <text:p>1563.831665</text:p>
          </table:table-cell>
          <table:table-cell office:value-type="float" office:value="1567.94043" calcext:value-type="float">
            <text:p>1567.94043</text:p>
          </table:table-cell>
          <table:table-cell office:value-type="float" office:value="1566.946899" calcext:value-type="float">
            <text:p>1566.946899</text:p>
          </table:table-cell>
          <table:table-cell office:value-type="float" office:value="1565.696533" calcext:value-type="float">
            <text:p>1565.696533</text:p>
          </table:table-cell>
          <table:table-cell table:number-columns-repeated="13"/>
        </table:table-row>
        <table:table-row table:style-name="ro1">
          <table:table-cell office:value-type="float" office:value="1564.547485" calcext:value-type="float">
            <text:p>1564.547485</text:p>
          </table:table-cell>
          <table:table-cell office:value-type="float" office:value="1565.785645" calcext:value-type="float">
            <text:p>1565.785645</text:p>
          </table:table-cell>
          <table:table-cell office:value-type="float" office:value="1560.701782" calcext:value-type="float">
            <text:p>1560.701782</text:p>
          </table:table-cell>
          <table:table-cell office:value-type="float" office:value="1564.160889" calcext:value-type="float">
            <text:p>1564.160889</text:p>
          </table:table-cell>
          <table:table-cell table:number-columns-repeated="13"/>
        </table:table-row>
        <table:table-row table:style-name="ro1">
          <table:table-cell office:value-type="float" office:value="1565.440674" calcext:value-type="float">
            <text:p>1565.440674</text:p>
          </table:table-cell>
          <table:table-cell office:value-type="float" office:value="1562.4375" calcext:value-type="float">
            <text:p>1562.4375</text:p>
          </table:table-cell>
          <table:table-cell office:value-type="float" office:value="1563.929688" calcext:value-type="float">
            <text:p>1563.929688</text:p>
          </table:table-cell>
          <table:table-cell office:value-type="float" office:value="1562.423218" calcext:value-type="float">
            <text:p>1562.423218</text:p>
          </table:table-cell>
          <table:table-cell table:number-columns-repeated="13"/>
        </table:table-row>
        <table:table-row table:style-name="ro1">
          <table:table-cell office:value-type="float" office:value="1563.776245" calcext:value-type="float">
            <text:p>1563.776245</text:p>
          </table:table-cell>
          <table:table-cell office:value-type="float" office:value="1566.911987" calcext:value-type="float">
            <text:p>1566.911987</text:p>
          </table:table-cell>
          <table:table-cell office:value-type="float" office:value="1564.974731" calcext:value-type="float">
            <text:p>1564.974731</text:p>
          </table:table-cell>
          <table:table-cell office:value-type="float" office:value="1564.097656" calcext:value-type="float">
            <text:p>1564.097656</text:p>
          </table:table-cell>
          <table:table-cell table:number-columns-repeated="13"/>
        </table:table-row>
        <table:table-row table:style-name="ro1">
          <table:table-cell office:value-type="float" office:value="1562.371338" calcext:value-type="float">
            <text:p>1562.371338</text:p>
          </table:table-cell>
          <table:table-cell office:value-type="float" office:value="1566.481812" calcext:value-type="float">
            <text:p>1566.481812</text:p>
          </table:table-cell>
          <table:table-cell office:value-type="float" office:value="1561.7948" calcext:value-type="float">
            <text:p>1561.7948</text:p>
          </table:table-cell>
          <table:table-cell office:value-type="float" office:value="1566.619995" calcext:value-type="float">
            <text:p>1566.619995</text:p>
          </table:table-cell>
          <table:table-cell table:number-columns-repeated="13"/>
        </table:table-row>
        <table:table-row table:style-name="ro1">
          <table:table-cell office:value-type="float" office:value="1561.013916" calcext:value-type="float">
            <text:p>1561.013916</text:p>
          </table:table-cell>
          <table:table-cell office:value-type="float" office:value="1563.314087" calcext:value-type="float">
            <text:p>1563.314087</text:p>
          </table:table-cell>
          <table:table-cell office:value-type="float" office:value="1564.702148" calcext:value-type="float">
            <text:p>1564.702148</text:p>
          </table:table-cell>
          <table:table-cell office:value-type="float" office:value="1560.148926" calcext:value-type="float">
            <text:p>1560.148926</text:p>
          </table:table-cell>
          <table:table-cell table:number-columns-repeated="13"/>
        </table:table-row>
        <table:table-row table:style-name="ro1">
          <table:table-cell office:value-type="float" office:value="1563.04541" calcext:value-type="float">
            <text:p>1563.04541</text:p>
          </table:table-cell>
          <table:table-cell office:value-type="float" office:value="1564.384277" calcext:value-type="float">
            <text:p>1564.384277</text:p>
          </table:table-cell>
          <table:table-cell office:value-type="float" office:value="1565.397339" calcext:value-type="float">
            <text:p>1565.397339</text:p>
          </table:table-cell>
          <table:table-cell office:value-type="float" office:value="1563.119751" calcext:value-type="float">
            <text:p>1563.119751</text:p>
          </table:table-cell>
          <table:table-cell table:number-columns-repeated="13"/>
        </table:table-row>
        <table:table-row table:style-name="ro1">
          <table:table-cell office:value-type="float" office:value="1562.369019" calcext:value-type="float">
            <text:p>1562.369019</text:p>
          </table:table-cell>
          <table:table-cell office:value-type="float" office:value="1566.803955" calcext:value-type="float">
            <text:p>1566.803955</text:p>
          </table:table-cell>
          <table:table-cell office:value-type="float" office:value="1562.867188" calcext:value-type="float">
            <text:p>1562.867188</text:p>
          </table:table-cell>
          <table:table-cell office:value-type="float" office:value="1565.073975" calcext:value-type="float">
            <text:p>1565.073975</text:p>
          </table:table-cell>
          <table:table-cell table:number-columns-repeated="13"/>
        </table:table-row>
        <table:table-row table:style-name="ro1">
          <table:table-cell office:value-type="float" office:value="1561.227051" calcext:value-type="float">
            <text:p>1561.227051</text:p>
          </table:table-cell>
          <table:table-cell office:value-type="float" office:value="1561.773071" calcext:value-type="float">
            <text:p>1561.773071</text:p>
          </table:table-cell>
          <table:table-cell office:value-type="float" office:value="1564.094482" calcext:value-type="float">
            <text:p>1564.094482</text:p>
          </table:table-cell>
          <table:table-cell office:value-type="float" office:value="1559.245117" calcext:value-type="float">
            <text:p>1559.245117</text:p>
          </table:table-cell>
          <table:table-cell table:number-columns-repeated="13"/>
        </table:table-row>
        <table:table-row table:style-name="ro1">
          <table:table-cell office:value-type="float" office:value="1561.086304" calcext:value-type="float">
            <text:p>1561.086304</text:p>
          </table:table-cell>
          <table:table-cell office:value-type="float" office:value="1565.302368" calcext:value-type="float">
            <text:p>1565.302368</text:p>
          </table:table-cell>
          <table:table-cell office:value-type="float" office:value="1562.213745" calcext:value-type="float">
            <text:p>1562.213745</text:p>
          </table:table-cell>
          <table:table-cell office:value-type="float" office:value="1563.190552" calcext:value-type="float">
            <text:p>1563.190552</text:p>
          </table:table-cell>
          <table:table-cell table:number-columns-repeated="13"/>
        </table:table-row>
        <table:table-row table:style-name="ro1">
          <table:table-cell office:value-type="float" office:value="1561.67749" calcext:value-type="float">
            <text:p>1561.67749</text:p>
          </table:table-cell>
          <table:table-cell office:value-type="float" office:value="1564.339722" calcext:value-type="float">
            <text:p>1564.339722</text:p>
          </table:table-cell>
          <table:table-cell office:value-type="float" office:value="1562.868042" calcext:value-type="float">
            <text:p>1562.868042</text:p>
          </table:table-cell>
          <table:table-cell office:value-type="float" office:value="1562.302368" calcext:value-type="float">
            <text:p>1562.302368</text:p>
          </table:table-cell>
          <table:table-cell table:number-columns-repeated="13"/>
        </table:table-row>
        <table:table-row table:style-name="ro1">
          <table:table-cell office:value-type="float" office:value="1565.809082" calcext:value-type="float">
            <text:p>1565.809082</text:p>
          </table:table-cell>
          <table:table-cell office:value-type="float" office:value="1563.322388" calcext:value-type="float">
            <text:p>1563.322388</text:p>
          </table:table-cell>
          <table:table-cell office:value-type="float" office:value="1564.061035" calcext:value-type="float">
            <text:p>1564.061035</text:p>
          </table:table-cell>
          <table:table-cell office:value-type="float" office:value="1563.724731" calcext:value-type="float">
            <text:p>1563.724731</text:p>
          </table:table-cell>
          <table:table-cell table:number-columns-repeated="13"/>
        </table:table-row>
        <table:table-row table:style-name="ro1">
          <table:table-cell office:value-type="float" office:value="1566.76123" calcext:value-type="float">
            <text:p>1566.76123</text:p>
          </table:table-cell>
          <table:table-cell office:value-type="float" office:value="1563.876953" calcext:value-type="float">
            <text:p>1563.876953</text:p>
          </table:table-cell>
          <table:table-cell office:value-type="float" office:value="1563.980957" calcext:value-type="float">
            <text:p>1563.980957</text:p>
          </table:table-cell>
          <table:table-cell office:value-type="float" office:value="1565.049927" calcext:value-type="float">
            <text:p>1565.049927</text:p>
          </table:table-cell>
          <table:table-cell table:number-columns-repeated="13"/>
        </table:table-row>
        <table:table-row table:style-name="ro1">
          <table:table-cell office:value-type="float" office:value="1561.781982" calcext:value-type="float">
            <text:p>1561.781982</text:p>
          </table:table-cell>
          <table:table-cell office:value-type="float" office:value="1561.757935" calcext:value-type="float">
            <text:p>1561.757935</text:p>
          </table:table-cell>
          <table:table-cell office:value-type="float" office:value="1563.084473" calcext:value-type="float">
            <text:p>1563.084473</text:p>
          </table:table-cell>
          <table:table-cell office:value-type="float" office:value="1560.232788" calcext:value-type="float">
            <text:p>1560.232788</text:p>
          </table:table-cell>
          <table:table-cell table:number-columns-repeated="13"/>
        </table:table-row>
        <table:table-row table:style-name="ro1">
          <table:table-cell office:value-type="float" office:value="1564.920654" calcext:value-type="float">
            <text:p>1564.920654</text:p>
          </table:table-cell>
          <table:table-cell office:value-type="float" office:value="1561.268433" calcext:value-type="float">
            <text:p>1561.268433</text:p>
          </table:table-cell>
          <table:table-cell office:value-type="float" office:value="1563.057129" calcext:value-type="float">
            <text:p>1563.057129</text:p>
          </table:table-cell>
          <table:table-cell office:value-type="float" office:value="1559.540039" calcext:value-type="float">
            <text:p>1559.540039</text:p>
          </table:table-cell>
          <table:table-cell table:number-columns-repeated="13"/>
        </table:table-row>
        <table:table-row table:style-name="ro1">
          <table:table-cell office:value-type="float" office:value="1552.662231" calcext:value-type="float">
            <text:p>1552.662231</text:p>
          </table:table-cell>
          <table:table-cell office:value-type="float" office:value="1561.807983" calcext:value-type="float">
            <text:p>1561.807983</text:p>
          </table:table-cell>
          <table:table-cell office:value-type="float" office:value="1556.652466" calcext:value-type="float">
            <text:p>1556.652466</text:p>
          </table:table-cell>
          <table:table-cell office:value-type="float" office:value="1561.307495" calcext:value-type="float">
            <text:p>1561.307495</text:p>
          </table:table-cell>
          <table:table-cell table:number-columns-repeated="13"/>
        </table:table-row>
        <table:table-row table:style-name="ro1">
          <table:table-cell office:value-type="float" office:value="1576.669189" calcext:value-type="float">
            <text:p>1576.669189</text:p>
          </table:table-cell>
          <table:table-cell office:value-type="float" office:value="1604.029297" calcext:value-type="float">
            <text:p>1604.029297</text:p>
          </table:table-cell>
          <table:table-cell office:value-type="float" office:value="1609.003296" calcext:value-type="float">
            <text:p>1609.003296</text:p>
          </table:table-cell>
          <table:table-cell office:value-type="float" office:value="1632.948853" calcext:value-type="float">
            <text:p>1632.948853</text:p>
          </table:table-cell>
          <table:table-cell table:number-columns-repeated="13"/>
        </table:table-row>
        <table:table-row table:style-name="ro1">
          <table:table-cell office:value-type="float" office:value="1660.707642" calcext:value-type="float">
            <text:p>1660.707642</text:p>
          </table:table-cell>
          <table:table-cell office:value-type="float" office:value="1658.556641" calcext:value-type="float">
            <text:p>1658.556641</text:p>
          </table:table-cell>
          <table:table-cell office:value-type="float" office:value="1657.174805" calcext:value-type="float">
            <text:p>1657.174805</text:p>
          </table:table-cell>
          <table:table-cell office:value-type="float" office:value="1661.660645" calcext:value-type="float">
            <text:p>1661.660645</text:p>
          </table:table-cell>
          <table:table-cell table:number-columns-repeated="13"/>
        </table:table-row>
        <table:table-row table:style-name="ro1">
          <table:table-cell office:value-type="float" office:value="1702.966187" calcext:value-type="float">
            <text:p>1702.966187</text:p>
          </table:table-cell>
          <table:table-cell office:value-type="float" office:value="1708.510864" calcext:value-type="float">
            <text:p>1708.510864</text:p>
          </table:table-cell>
          <table:table-cell office:value-type="float" office:value="1703.61084" calcext:value-type="float">
            <text:p>1703.61084</text:p>
          </table:table-cell>
          <table:table-cell office:value-type="float" office:value="1711.314941" calcext:value-type="float">
            <text:p>1711.314941</text:p>
          </table:table-cell>
          <table:table-cell table:number-columns-repeated="13"/>
        </table:table-row>
        <table:table-row table:style-name="ro1">
          <table:table-cell office:value-type="float" office:value="1701.96936" calcext:value-type="float">
            <text:p>1701.96936</text:p>
          </table:table-cell>
          <table:table-cell office:value-type="float" office:value="1723.362183" calcext:value-type="float">
            <text:p>1723.362183</text:p>
          </table:table-cell>
          <table:table-cell office:value-type="float" office:value="1711.506592" calcext:value-type="float">
            <text:p>1711.506592</text:p>
          </table:table-cell>
          <table:table-cell office:value-type="float" office:value="1722.594849" calcext:value-type="float">
            <text:p>1722.594849</text:p>
          </table:table-cell>
          <table:table-cell table:number-columns-repeated="13"/>
        </table:table-row>
        <table:table-row table:style-name="ro1">
          <table:table-cell office:value-type="float" office:value="1714.372559" calcext:value-type="float">
            <text:p>1714.372559</text:p>
          </table:table-cell>
          <table:table-cell office:value-type="float" office:value="1742.889404" calcext:value-type="float">
            <text:p>1742.889404</text:p>
          </table:table-cell>
          <table:table-cell office:value-type="float" office:value="1720.388916" calcext:value-type="float">
            <text:p>1720.388916</text:p>
          </table:table-cell>
          <table:table-cell office:value-type="float" office:value="1744.664551" calcext:value-type="float">
            <text:p>1744.664551</text:p>
          </table:table-cell>
          <table:table-cell table:number-columns-repeated="13"/>
        </table:table-row>
        <table:table-row table:style-name="ro1">
          <table:table-cell office:value-type="float" office:value="1698.671875" calcext:value-type="float">
            <text:p>1698.671875</text:p>
          </table:table-cell>
          <table:table-cell office:value-type="float" office:value="1721.321045" calcext:value-type="float">
            <text:p>1721.321045</text:p>
          </table:table-cell>
          <table:table-cell office:value-type="float" office:value="1706.375244" calcext:value-type="float">
            <text:p>1706.375244</text:p>
          </table:table-cell>
          <table:table-cell office:value-type="float" office:value="1718.506958" calcext:value-type="float">
            <text:p>1718.506958</text:p>
          </table:table-cell>
          <table:table-cell table:number-columns-repeated="13"/>
        </table:table-row>
        <table:table-row table:style-name="ro1">
          <table:table-cell office:value-type="float" office:value="1702.714355" calcext:value-type="float">
            <text:p>1702.714355</text:p>
          </table:table-cell>
          <table:table-cell office:value-type="float" office:value="1746.900391" calcext:value-type="float">
            <text:p>1746.900391</text:p>
          </table:table-cell>
          <table:table-cell office:value-type="float" office:value="1708.746582" calcext:value-type="float">
            <text:p>1708.746582</text:p>
          </table:table-cell>
          <table:table-cell office:value-type="float" office:value="1746.703125" calcext:value-type="float">
            <text:p>1746.703125</text:p>
          </table:table-cell>
          <table:table-cell table:number-columns-repeated="13"/>
        </table:table-row>
        <table:table-row table:style-name="ro1">
          <table:table-cell office:value-type="float" office:value="1697.252686" calcext:value-type="float">
            <text:p>1697.252686</text:p>
          </table:table-cell>
          <table:table-cell office:value-type="float" office:value="1744.654419" calcext:value-type="float">
            <text:p>1744.654419</text:p>
          </table:table-cell>
          <table:table-cell office:value-type="float" office:value="1701.845337" calcext:value-type="float">
            <text:p>1701.845337</text:p>
          </table:table-cell>
          <table:table-cell office:value-type="float" office:value="1742.334473" calcext:value-type="float">
            <text:p>1742.334473</text:p>
          </table:table-cell>
          <table:table-cell table:number-columns-repeated="13"/>
        </table:table-row>
        <table:table-row table:style-name="ro1">
          <table:table-cell office:value-type="float" office:value="1663.669678" calcext:value-type="float">
            <text:p>1663.669678</text:p>
          </table:table-cell>
          <table:table-cell office:value-type="float" office:value="1723.072754" calcext:value-type="float">
            <text:p>1723.072754</text:p>
          </table:table-cell>
          <table:table-cell office:value-type="float" office:value="1671.620605" calcext:value-type="float">
            <text:p>1671.620605</text:p>
          </table:table-cell>
          <table:table-cell office:value-type="float" office:value="1716.581421" calcext:value-type="float">
            <text:p>1716.581421</text:p>
          </table:table-cell>
          <table:table-cell table:number-columns-repeated="13"/>
        </table:table-row>
        <table:table-row table:style-name="ro1">
          <table:table-cell office:value-type="float" office:value="1675.684937" calcext:value-type="float">
            <text:p>1675.684937</text:p>
          </table:table-cell>
          <table:table-cell office:value-type="float" office:value="1705.835938" calcext:value-type="float">
            <text:p>1705.835938</text:p>
          </table:table-cell>
          <table:table-cell office:value-type="float" office:value="1678.505981" calcext:value-type="float">
            <text:p>1678.505981</text:p>
          </table:table-cell>
          <table:table-cell office:value-type="float" office:value="1704.12561" calcext:value-type="float">
            <text:p>1704.12561</text:p>
          </table:table-cell>
          <table:table-cell table:number-columns-repeated="13"/>
        </table:table-row>
        <table:table-row table:style-name="ro1">
          <table:table-cell office:value-type="float" office:value="1671.147217" calcext:value-type="float">
            <text:p>1671.147217</text:p>
          </table:table-cell>
          <table:table-cell office:value-type="float" office:value="1739.479614" calcext:value-type="float">
            <text:p>1739.479614</text:p>
          </table:table-cell>
          <table:table-cell office:value-type="float" office:value="1673.773804" calcext:value-type="float">
            <text:p>1673.773804</text:p>
          </table:table-cell>
          <table:table-cell office:value-type="float" office:value="1741.845825" calcext:value-type="float">
            <text:p>1741.845825</text:p>
          </table:table-cell>
          <table:table-cell table:number-columns-repeated="13"/>
        </table:table-row>
        <table:table-row table:style-name="ro1">
          <table:table-cell office:value-type="float" office:value="1652.428345" calcext:value-type="float">
            <text:p>1652.428345</text:p>
          </table:table-cell>
          <table:table-cell office:value-type="float" office:value="1723.161133" calcext:value-type="float">
            <text:p>1723.161133</text:p>
          </table:table-cell>
          <table:table-cell office:value-type="float" office:value="1655.110229" calcext:value-type="float">
            <text:p>1655.110229</text:p>
          </table:table-cell>
          <table:table-cell office:value-type="float" office:value="1737.540771" calcext:value-type="float">
            <text:p>1737.540771</text:p>
          </table:table-cell>
          <table:table-cell table:number-columns-repeated="13"/>
        </table:table-row>
        <table:table-row table:style-name="ro1">
          <table:table-cell office:value-type="float" office:value="1651.810181" calcext:value-type="float">
            <text:p>1651.810181</text:p>
          </table:table-cell>
          <table:table-cell office:value-type="float" office:value="1744.092529" calcext:value-type="float">
            <text:p>1744.092529</text:p>
          </table:table-cell>
          <table:table-cell office:value-type="float" office:value="1661.665161" calcext:value-type="float">
            <text:p>1661.665161</text:p>
          </table:table-cell>
          <table:table-cell office:value-type="float" office:value="1737.466797" calcext:value-type="float">
            <text:p>1737.466797</text:p>
          </table:table-cell>
          <table:table-cell table:number-columns-repeated="13"/>
        </table:table-row>
        <table:table-row table:style-name="ro1">
          <table:table-cell office:value-type="float" office:value="1663.000732" calcext:value-type="float">
            <text:p>1663.000732</text:p>
          </table:table-cell>
          <table:table-cell office:value-type="float" office:value="1725.858521" calcext:value-type="float">
            <text:p>1725.858521</text:p>
          </table:table-cell>
          <table:table-cell office:value-type="float" office:value="1664.906738" calcext:value-type="float">
            <text:p>1664.906738</text:p>
          </table:table-cell>
          <table:table-cell office:value-type="float" office:value="1722.23291" calcext:value-type="float">
            <text:p>1722.23291</text:p>
          </table:table-cell>
          <table:table-cell table:number-columns-repeated="13"/>
        </table:table-row>
        <table:table-row table:style-name="ro1">
          <table:table-cell office:value-type="float" office:value="1668.893555" calcext:value-type="float">
            <text:p>1668.893555</text:p>
          </table:table-cell>
          <table:table-cell office:value-type="float" office:value="1739.304077" calcext:value-type="float">
            <text:p>1739.304077</text:p>
          </table:table-cell>
          <table:table-cell office:value-type="float" office:value="1673.648315" calcext:value-type="float">
            <text:p>1673.648315</text:p>
          </table:table-cell>
          <table:table-cell office:value-type="float" office:value="1738.472046" calcext:value-type="float">
            <text:p>1738.472046</text:p>
          </table:table-cell>
          <table:table-cell table:number-columns-repeated="13"/>
        </table:table-row>
        <table:table-row table:style-name="ro1">
          <table:table-cell office:value-type="float" office:value="1662.096191" calcext:value-type="float">
            <text:p>1662.096191</text:p>
          </table:table-cell>
          <table:table-cell office:value-type="float" office:value="1739.216919" calcext:value-type="float">
            <text:p>1739.216919</text:p>
          </table:table-cell>
          <table:table-cell office:value-type="float" office:value="1670.594482" calcext:value-type="float">
            <text:p>1670.594482</text:p>
          </table:table-cell>
          <table:table-cell office:value-type="float" office:value="1737.659546" calcext:value-type="float">
            <text:p>1737.659546</text:p>
          </table:table-cell>
          <table:table-cell table:number-columns-repeated="13"/>
        </table:table-row>
        <table:table-row table:style-name="ro1">
          <table:table-cell office:value-type="float" office:value="1659.960693" calcext:value-type="float">
            <text:p>1659.960693</text:p>
          </table:table-cell>
          <table:table-cell office:value-type="float" office:value="1732.958252" calcext:value-type="float">
            <text:p>1732.958252</text:p>
          </table:table-cell>
          <table:table-cell office:value-type="float" office:value="1671.308716" calcext:value-type="float">
            <text:p>1671.308716</text:p>
          </table:table-cell>
          <table:table-cell office:value-type="float" office:value="1728.498169" calcext:value-type="float">
            <text:p>1728.498169</text:p>
          </table:table-cell>
          <table:table-cell table:number-columns-repeated="13"/>
        </table:table-row>
        <table:table-row table:style-name="ro1">
          <table:table-cell office:value-type="float" office:value="1662.972046" calcext:value-type="float">
            <text:p>1662.972046</text:p>
          </table:table-cell>
          <table:table-cell office:value-type="float" office:value="1733.028198" calcext:value-type="float">
            <text:p>1733.028198</text:p>
          </table:table-cell>
          <table:table-cell office:value-type="float" office:value="1671.589844" calcext:value-type="float">
            <text:p>1671.589844</text:p>
          </table:table-cell>
          <table:table-cell office:value-type="float" office:value="1729.88623" calcext:value-type="float">
            <text:p>1729.88623</text:p>
          </table:table-cell>
          <table:table-cell table:number-columns-repeated="13"/>
        </table:table-row>
        <table:table-row table:style-name="ro1">
          <table:table-cell office:value-type="float" office:value="1669.506714" calcext:value-type="float">
            <text:p>1669.506714</text:p>
          </table:table-cell>
          <table:table-cell office:value-type="float" office:value="1731.386475" calcext:value-type="float">
            <text:p>1731.386475</text:p>
          </table:table-cell>
          <table:table-cell office:value-type="float" office:value="1675.13147" calcext:value-type="float">
            <text:p>1675.13147</text:p>
          </table:table-cell>
          <table:table-cell office:value-type="float" office:value="1730.409912" calcext:value-type="float">
            <text:p>1730.409912</text:p>
          </table:table-cell>
          <table:table-cell table:number-columns-repeated="13"/>
        </table:table-row>
        <table:table-row table:style-name="ro1">
          <table:table-cell office:value-type="float" office:value="1662.635254" calcext:value-type="float">
            <text:p>1662.635254</text:p>
          </table:table-cell>
          <table:table-cell office:value-type="float" office:value="1736.401123" calcext:value-type="float">
            <text:p>1736.401123</text:p>
          </table:table-cell>
          <table:table-cell office:value-type="float" office:value="1671.143677" calcext:value-type="float">
            <text:p>1671.143677</text:p>
          </table:table-cell>
          <table:table-cell office:value-type="float" office:value="1736.051392" calcext:value-type="float">
            <text:p>1736.051392</text:p>
          </table:table-cell>
          <table:table-cell table:number-columns-repeated="13"/>
        </table:table-row>
        <table:table-row table:style-name="ro1">
          <table:table-cell office:value-type="float" office:value="1668.531494" calcext:value-type="float">
            <text:p>1668.531494</text:p>
          </table:table-cell>
          <table:table-cell office:value-type="float" office:value="1742.411011" calcext:value-type="float">
            <text:p>1742.411011</text:p>
          </table:table-cell>
          <table:table-cell office:value-type="float" office:value="1676.589233" calcext:value-type="float">
            <text:p>1676.589233</text:p>
          </table:table-cell>
          <table:table-cell office:value-type="float" office:value="1742.987915" calcext:value-type="float">
            <text:p>1742.987915</text:p>
          </table:table-cell>
          <table:table-cell table:number-columns-repeated="13"/>
        </table:table-row>
        <table:table-row table:style-name="ro1">
          <table:table-cell office:value-type="float" office:value="1673.75293" calcext:value-type="float">
            <text:p>1673.75293</text:p>
          </table:table-cell>
          <table:table-cell office:value-type="float" office:value="1742.237671" calcext:value-type="float">
            <text:p>1742.237671</text:p>
          </table:table-cell>
          <table:table-cell office:value-type="float" office:value="1681.067627" calcext:value-type="float">
            <text:p>1681.067627</text:p>
          </table:table-cell>
          <table:table-cell office:value-type="float" office:value="1740.435303" calcext:value-type="float">
            <text:p>1740.435303</text:p>
          </table:table-cell>
          <table:table-cell table:number-columns-repeated="13"/>
        </table:table-row>
        <table:table-row table:style-name="ro1">
          <table:table-cell office:value-type="float" office:value="1664.780762" calcext:value-type="float">
            <text:p>1664.780762</text:p>
          </table:table-cell>
          <table:table-cell office:value-type="float" office:value="1738.353027" calcext:value-type="float">
            <text:p>1738.353027</text:p>
          </table:table-cell>
          <table:table-cell office:value-type="float" office:value="1674.843384" calcext:value-type="float">
            <text:p>1674.843384</text:p>
          </table:table-cell>
          <table:table-cell office:value-type="float" office:value="1737.187866" calcext:value-type="float">
            <text:p>1737.187866</text:p>
          </table:table-cell>
          <table:table-cell table:number-columns-repeated="13"/>
        </table:table-row>
        <table:table-row table:style-name="ro1">
          <table:table-cell office:value-type="float" office:value="1667.345459" calcext:value-type="float">
            <text:p>1667.345459</text:p>
          </table:table-cell>
          <table:table-cell office:value-type="float" office:value="1745.418701" calcext:value-type="float">
            <text:p>1745.418701</text:p>
          </table:table-cell>
          <table:table-cell office:value-type="float" office:value="1676.664917" calcext:value-type="float">
            <text:p>1676.664917</text:p>
          </table:table-cell>
          <table:table-cell office:value-type="float" office:value="1740.549805" calcext:value-type="float">
            <text:p>1740.549805</text:p>
          </table:table-cell>
          <table:table-cell table:number-columns-repeated="13"/>
        </table:table-row>
        <table:table-row table:style-name="ro1">
          <table:table-cell office:value-type="float" office:value="1672.138306" calcext:value-type="float">
            <text:p>1672.138306</text:p>
          </table:table-cell>
          <table:table-cell office:value-type="float" office:value="1745.060303" calcext:value-type="float">
            <text:p>1745.060303</text:p>
          </table:table-cell>
          <table:table-cell office:value-type="float" office:value="1676.109863" calcext:value-type="float">
            <text:p>1676.109863</text:p>
          </table:table-cell>
          <table:table-cell office:value-type="float" office:value="1745.012207" calcext:value-type="float">
            <text:p>1745.012207</text:p>
          </table:table-cell>
          <table:table-cell table:number-columns-repeated="13"/>
        </table:table-row>
        <table:table-row table:style-name="ro1">
          <table:table-cell office:value-type="float" office:value="1668.864746" calcext:value-type="float">
            <text:p>1668.864746</text:p>
          </table:table-cell>
          <table:table-cell office:value-type="float" office:value="1749.741211" calcext:value-type="float">
            <text:p>1749.741211</text:p>
          </table:table-cell>
          <table:table-cell office:value-type="float" office:value="1676.955688" calcext:value-type="float">
            <text:p>1676.955688</text:p>
          </table:table-cell>
          <table:table-cell office:value-type="float" office:value="1745.798584" calcext:value-type="float">
            <text:p>1745.798584</text:p>
          </table:table-cell>
          <table:table-cell table:number-columns-repeated="13"/>
        </table:table-row>
        <table:table-row table:style-name="ro1">
          <table:table-cell office:value-type="float" office:value="1673.66333" calcext:value-type="float">
            <text:p>1673.66333</text:p>
          </table:table-cell>
          <table:table-cell office:value-type="float" office:value="1742.914062" calcext:value-type="float">
            <text:p>1742.914062</text:p>
          </table:table-cell>
          <table:table-cell office:value-type="float" office:value="1682.675781" calcext:value-type="float">
            <text:p>1682.675781</text:p>
          </table:table-cell>
          <table:table-cell office:value-type="float" office:value="1738.865356" calcext:value-type="float">
            <text:p>1738.865356</text:p>
          </table:table-cell>
          <table:table-cell table:number-columns-repeated="13"/>
        </table:table-row>
        <table:table-row table:style-name="ro1">
          <table:table-cell office:value-type="float" office:value="1670.70874" calcext:value-type="float">
            <text:p>1670.70874</text:p>
          </table:table-cell>
          <table:table-cell office:value-type="float" office:value="1747.128784" calcext:value-type="float">
            <text:p>1747.128784</text:p>
          </table:table-cell>
          <table:table-cell office:value-type="float" office:value="1678.273804" calcext:value-type="float">
            <text:p>1678.273804</text:p>
          </table:table-cell>
          <table:table-cell office:value-type="float" office:value="1740.883301" calcext:value-type="float">
            <text:p>1740.883301</text:p>
          </table:table-cell>
          <table:table-cell table:number-columns-repeated="13"/>
        </table:table-row>
        <table:table-row table:style-name="ro1">
          <table:table-cell office:value-type="float" office:value="1667.175781" calcext:value-type="float">
            <text:p>1667.175781</text:p>
          </table:table-cell>
          <table:table-cell office:value-type="float" office:value="1750.195068" calcext:value-type="float">
            <text:p>1750.195068</text:p>
          </table:table-cell>
          <table:table-cell office:value-type="float" office:value="1675.68335" calcext:value-type="float">
            <text:p>1675.68335</text:p>
          </table:table-cell>
          <table:table-cell office:value-type="float" office:value="1746.201172" calcext:value-type="float">
            <text:p>1746.201172</text:p>
          </table:table-cell>
          <table:table-cell table:number-columns-repeated="13"/>
        </table:table-row>
        <table:table-row table:style-name="ro1">
          <table:table-cell office:value-type="float" office:value="1671.104126" calcext:value-type="float">
            <text:p>1671.104126</text:p>
          </table:table-cell>
          <table:table-cell office:value-type="float" office:value="1744.873291" calcext:value-type="float">
            <text:p>1744.873291</text:p>
          </table:table-cell>
          <table:table-cell office:value-type="float" office:value="1676.977051" calcext:value-type="float">
            <text:p>1676.977051</text:p>
          </table:table-cell>
          <table:table-cell office:value-type="float" office:value="1743.841797" calcext:value-type="float">
            <text:p>1743.841797</text:p>
          </table:table-cell>
          <table:table-cell table:number-columns-repeated="13"/>
        </table:table-row>
        <table:table-row table:style-name="ro1">
          <table:table-cell office:value-type="float" office:value="1665.982666" calcext:value-type="float">
            <text:p>1665.982666</text:p>
          </table:table-cell>
          <table:table-cell office:value-type="float" office:value="1735.179565" calcext:value-type="float">
            <text:p>1735.179565</text:p>
          </table:table-cell>
          <table:table-cell office:value-type="float" office:value="1674.839111" calcext:value-type="float">
            <text:p>1674.839111</text:p>
          </table:table-cell>
          <table:table-cell office:value-type="float" office:value="1732.529297" calcext:value-type="float">
            <text:p>1732.529297</text:p>
          </table:table-cell>
          <table:table-cell table:number-columns-repeated="13"/>
        </table:table-row>
        <table:table-row table:style-name="ro1">
          <table:table-cell office:value-type="float" office:value="1670.702637" calcext:value-type="float">
            <text:p>1670.702637</text:p>
          </table:table-cell>
          <table:table-cell office:value-type="float" office:value="1753.382935" calcext:value-type="float">
            <text:p>1753.382935</text:p>
          </table:table-cell>
          <table:table-cell office:value-type="float" office:value="1678.664795" calcext:value-type="float">
            <text:p>1678.664795</text:p>
          </table:table-cell>
          <table:table-cell office:value-type="float" office:value="1749.515869" calcext:value-type="float">
            <text:p>1749.515869</text:p>
          </table:table-cell>
          <table:table-cell table:number-columns-repeated="13"/>
        </table:table-row>
        <table:table-row table:style-name="ro1">
          <table:table-cell office:value-type="float" office:value="1669.443481" calcext:value-type="float">
            <text:p>1669.443481</text:p>
          </table:table-cell>
          <table:table-cell office:value-type="float" office:value="1742.565186" calcext:value-type="float">
            <text:p>1742.565186</text:p>
          </table:table-cell>
          <table:table-cell office:value-type="float" office:value="1680.422363" calcext:value-type="float">
            <text:p>1680.422363</text:p>
          </table:table-cell>
          <table:table-cell office:value-type="float" office:value="1740.159546" calcext:value-type="float">
            <text:p>1740.159546</text:p>
          </table:table-cell>
          <table:table-cell table:number-columns-repeated="13"/>
        </table:table-row>
        <table:table-row table:style-name="ro1">
          <table:table-cell office:value-type="float" office:value="1673.253418" calcext:value-type="float">
            <text:p>1673.253418</text:p>
          </table:table-cell>
          <table:table-cell office:value-type="float" office:value="1749.963135" calcext:value-type="float">
            <text:p>1749.963135</text:p>
          </table:table-cell>
          <table:table-cell office:value-type="float" office:value="1686.549316" calcext:value-type="float">
            <text:p>1686.549316</text:p>
          </table:table-cell>
          <table:table-cell office:value-type="float" office:value="1744.89624" calcext:value-type="float">
            <text:p>1744.89624</text:p>
          </table:table-cell>
          <table:table-cell table:number-columns-repeated="13"/>
        </table:table-row>
        <table:table-row table:style-name="ro1">
          <table:table-cell office:value-type="float" office:value="1667.549316" calcext:value-type="float">
            <text:p>1667.549316</text:p>
          </table:table-cell>
          <table:table-cell office:value-type="float" office:value="1749.249756" calcext:value-type="float">
            <text:p>1749.249756</text:p>
          </table:table-cell>
          <table:table-cell office:value-type="float" office:value="1679.209839" calcext:value-type="float">
            <text:p>1679.209839</text:p>
          </table:table-cell>
          <table:table-cell office:value-type="float" office:value="1746.046143" calcext:value-type="float">
            <text:p>1746.046143</text:p>
          </table:table-cell>
          <table:table-cell table:number-columns-repeated="13"/>
        </table:table-row>
        <table:table-row table:style-name="ro1">
          <table:table-cell office:value-type="float" office:value="1667.403442" calcext:value-type="float">
            <text:p>1667.403442</text:p>
          </table:table-cell>
          <table:table-cell office:value-type="float" office:value="1748.389282" calcext:value-type="float">
            <text:p>1748.389282</text:p>
          </table:table-cell>
          <table:table-cell office:value-type="float" office:value="1673.791626" calcext:value-type="float">
            <text:p>1673.791626</text:p>
          </table:table-cell>
          <table:table-cell office:value-type="float" office:value="1744.065918" calcext:value-type="float">
            <text:p>1744.065918</text:p>
          </table:table-cell>
          <table:table-cell table:number-columns-repeated="13"/>
        </table:table-row>
        <table:table-row table:style-name="ro1">
          <table:table-cell office:value-type="float" office:value="1674.526489" calcext:value-type="float">
            <text:p>1674.526489</text:p>
          </table:table-cell>
          <table:table-cell office:value-type="float" office:value="1748.966309" calcext:value-type="float">
            <text:p>1748.966309</text:p>
          </table:table-cell>
          <table:table-cell office:value-type="float" office:value="1680.955811" calcext:value-type="float">
            <text:p>1680.955811</text:p>
          </table:table-cell>
          <table:table-cell office:value-type="float" office:value="1748.62915" calcext:value-type="float">
            <text:p>1748.62915</text:p>
          </table:table-cell>
          <table:table-cell table:number-columns-repeated="13"/>
        </table:table-row>
        <table:table-row table:style-name="ro1">
          <table:table-cell office:value-type="float" office:value="1672.035645" calcext:value-type="float">
            <text:p>1672.035645</text:p>
          </table:table-cell>
          <table:table-cell office:value-type="float" office:value="1749.133179" calcext:value-type="float">
            <text:p>1749.133179</text:p>
          </table:table-cell>
          <table:table-cell office:value-type="float" office:value="1676.706177" calcext:value-type="float">
            <text:p>1676.706177</text:p>
          </table:table-cell>
          <table:table-cell office:value-type="float" office:value="1749.258789" calcext:value-type="float">
            <text:p>1749.258789</text:p>
          </table:table-cell>
          <table:table-cell table:number-columns-repeated="13"/>
        </table:table-row>
        <table:table-row table:style-name="ro1">
          <table:table-cell office:value-type="float" office:value="1668.253052" calcext:value-type="float">
            <text:p>1668.253052</text:p>
          </table:table-cell>
          <table:table-cell office:value-type="float" office:value="1744.813232" calcext:value-type="float">
            <text:p>1744.813232</text:p>
          </table:table-cell>
          <table:table-cell office:value-type="float" office:value="1675.982788" calcext:value-type="float">
            <text:p>1675.982788</text:p>
          </table:table-cell>
          <table:table-cell office:value-type="float" office:value="1741.038086" calcext:value-type="float">
            <text:p>1741.038086</text:p>
          </table:table-cell>
          <table:table-cell table:number-columns-repeated="13"/>
        </table:table-row>
        <table:table-row table:style-name="ro1">
          <table:table-cell office:value-type="float" office:value="1670.48645" calcext:value-type="float">
            <text:p>1670.48645</text:p>
          </table:table-cell>
          <table:table-cell office:value-type="float" office:value="1748.498657" calcext:value-type="float">
            <text:p>1748.498657</text:p>
          </table:table-cell>
          <table:table-cell office:value-type="float" office:value="1679.278564" calcext:value-type="float">
            <text:p>1679.278564</text:p>
          </table:table-cell>
          <table:table-cell office:value-type="float" office:value="1746.575317" calcext:value-type="float">
            <text:p>1746.575317</text:p>
          </table:table-cell>
          <table:table-cell table:number-columns-repeated="13"/>
        </table:table-row>
        <table:table-row table:style-name="ro1">
          <table:table-cell office:value-type="float" office:value="1668.295288" calcext:value-type="float">
            <text:p>1668.295288</text:p>
          </table:table-cell>
          <table:table-cell office:value-type="float" office:value="1745.066162" calcext:value-type="float">
            <text:p>1745.066162</text:p>
          </table:table-cell>
          <table:table-cell office:value-type="float" office:value="1680.346436" calcext:value-type="float">
            <text:p>1680.346436</text:p>
          </table:table-cell>
          <table:table-cell office:value-type="float" office:value="1741.539551" calcext:value-type="float">
            <text:p>1741.539551</text:p>
          </table:table-cell>
          <table:table-cell table:number-columns-repeated="13"/>
        </table:table-row>
        <table:table-row table:style-name="ro1">
          <table:table-cell office:value-type="float" office:value="1668.73999" calcext:value-type="float">
            <text:p>1668.73999</text:p>
          </table:table-cell>
          <table:table-cell office:value-type="float" office:value="1753.542847" calcext:value-type="float">
            <text:p>1753.542847</text:p>
          </table:table-cell>
          <table:table-cell office:value-type="float" office:value="1676.390137" calcext:value-type="float">
            <text:p>1676.390137</text:p>
          </table:table-cell>
          <table:table-cell office:value-type="float" office:value="1752.533203" calcext:value-type="float">
            <text:p>1752.533203</text:p>
          </table:table-cell>
          <table:table-cell table:number-columns-repeated="13"/>
        </table:table-row>
        <table:table-row table:style-name="ro1">
          <table:table-cell office:value-type="float" office:value="1669.106323" calcext:value-type="float">
            <text:p>1669.106323</text:p>
          </table:table-cell>
          <table:table-cell office:value-type="float" office:value="1747.518066" calcext:value-type="float">
            <text:p>1747.518066</text:p>
          </table:table-cell>
          <table:table-cell office:value-type="float" office:value="1679.102539" calcext:value-type="float">
            <text:p>1679.102539</text:p>
          </table:table-cell>
          <table:table-cell office:value-type="float" office:value="1743.773682" calcext:value-type="float">
            <text:p>1743.773682</text:p>
          </table:table-cell>
          <table:table-cell table:number-columns-repeated="13"/>
        </table:table-row>
        <table:table-row table:style-name="ro1">
          <table:table-cell office:value-type="float" office:value="1669.442505" calcext:value-type="float">
            <text:p>1669.442505</text:p>
          </table:table-cell>
          <table:table-cell office:value-type="float" office:value="1753.436035" calcext:value-type="float">
            <text:p>1753.436035</text:p>
          </table:table-cell>
          <table:table-cell office:value-type="float" office:value="1674.598633" calcext:value-type="float">
            <text:p>1674.598633</text:p>
          </table:table-cell>
          <table:table-cell office:value-type="float" office:value="1749.678955" calcext:value-type="float">
            <text:p>1749.678955</text:p>
          </table:table-cell>
          <table:table-cell table:number-columns-repeated="13"/>
        </table:table-row>
        <table:table-row table:style-name="ro1">
          <table:table-cell office:value-type="float" office:value="1669.400879" calcext:value-type="float">
            <text:p>1669.400879</text:p>
          </table:table-cell>
          <table:table-cell office:value-type="float" office:value="1762.960449" calcext:value-type="float">
            <text:p>1762.960449</text:p>
          </table:table-cell>
          <table:table-cell office:value-type="float" office:value="1677.363281" calcext:value-type="float">
            <text:p>1677.363281</text:p>
          </table:table-cell>
          <table:table-cell office:value-type="float" office:value="1759.730225" calcext:value-type="float">
            <text:p>1759.730225</text:p>
          </table:table-cell>
          <table:table-cell table:number-columns-repeated="13"/>
        </table:table-row>
        <table:table-row table:style-name="ro1">
          <table:table-cell office:value-type="float" office:value="1672.201416" calcext:value-type="float">
            <text:p>1672.201416</text:p>
          </table:table-cell>
          <table:table-cell office:value-type="float" office:value="1747.230469" calcext:value-type="float">
            <text:p>1747.230469</text:p>
          </table:table-cell>
          <table:table-cell office:value-type="float" office:value="1681.812622" calcext:value-type="float">
            <text:p>1681.812622</text:p>
          </table:table-cell>
          <table:table-cell office:value-type="float" office:value="1745.552246" calcext:value-type="float">
            <text:p>1745.552246</text:p>
          </table:table-cell>
          <table:table-cell table:number-columns-repeated="13"/>
        </table:table-row>
        <table:table-row table:style-name="ro1">
          <table:table-cell office:value-type="float" office:value="1671.188843" calcext:value-type="float">
            <text:p>1671.188843</text:p>
          </table:table-cell>
          <table:table-cell office:value-type="float" office:value="1756.414307" calcext:value-type="float">
            <text:p>1756.414307</text:p>
          </table:table-cell>
          <table:table-cell office:value-type="float" office:value="1681.275757" calcext:value-type="float">
            <text:p>1681.275757</text:p>
          </table:table-cell>
          <table:table-cell office:value-type="float" office:value="1752.026611" calcext:value-type="float">
            <text:p>1752.026611</text:p>
          </table:table-cell>
          <table:table-cell table:number-columns-repeated="13"/>
        </table:table-row>
        <table:table-row table:style-name="ro1">
          <table:table-cell office:value-type="float" office:value="1669.978516" calcext:value-type="float">
            <text:p>1669.978516</text:p>
          </table:table-cell>
          <table:table-cell office:value-type="float" office:value="1752.543701" calcext:value-type="float">
            <text:p>1752.543701</text:p>
          </table:table-cell>
          <table:table-cell office:value-type="float" office:value="1679.84375" calcext:value-type="float">
            <text:p>1679.84375</text:p>
          </table:table-cell>
          <table:table-cell office:value-type="float" office:value="1749.178955" calcext:value-type="float">
            <text:p>1749.178955</text:p>
          </table:table-cell>
          <table:table-cell table:number-columns-repeated="13"/>
        </table:table-row>
        <table:table-row table:style-name="ro1">
          <table:table-cell office:value-type="float" office:value="1673.106567" calcext:value-type="float">
            <text:p>1673.106567</text:p>
          </table:table-cell>
          <table:table-cell office:value-type="float" office:value="1743.876221" calcext:value-type="float">
            <text:p>1743.876221</text:p>
          </table:table-cell>
          <table:table-cell office:value-type="float" office:value="1681.720093" calcext:value-type="float">
            <text:p>1681.720093</text:p>
          </table:table-cell>
          <table:table-cell office:value-type="float" office:value="1742.71875" calcext:value-type="float">
            <text:p>1742.71875</text:p>
          </table:table-cell>
          <table:table-cell table:number-columns-repeated="13"/>
        </table:table-row>
        <table:table-row table:style-name="ro1">
          <table:table-cell office:value-type="float" office:value="1667.945435" calcext:value-type="float">
            <text:p>1667.945435</text:p>
          </table:table-cell>
          <table:table-cell office:value-type="float" office:value="1757.630859" calcext:value-type="float">
            <text:p>1757.630859</text:p>
          </table:table-cell>
          <table:table-cell office:value-type="float" office:value="1676.347046" calcext:value-type="float">
            <text:p>1676.347046</text:p>
          </table:table-cell>
          <table:table-cell office:value-type="float" office:value="1750.909058" calcext:value-type="float">
            <text:p>1750.909058</text:p>
          </table:table-cell>
          <table:table-cell table:number-columns-repeated="13"/>
        </table:table-row>
        <table:table-row table:style-name="ro1">
          <table:table-cell office:value-type="float" office:value="1671.215576" calcext:value-type="float">
            <text:p>1671.215576</text:p>
          </table:table-cell>
          <table:table-cell office:value-type="float" office:value="1746.277466" calcext:value-type="float">
            <text:p>1746.277466</text:p>
          </table:table-cell>
          <table:table-cell office:value-type="float" office:value="1675.124512" calcext:value-type="float">
            <text:p>1675.124512</text:p>
          </table:table-cell>
          <table:table-cell office:value-type="float" office:value="1746.16687" calcext:value-type="float">
            <text:p>1746.16687</text:p>
          </table:table-cell>
          <table:table-cell table:number-columns-repeated="13"/>
        </table:table-row>
        <table:table-row table:style-name="ro1">
          <table:table-cell office:value-type="float" office:value="1669.253174" calcext:value-type="float">
            <text:p>1669.253174</text:p>
          </table:table-cell>
          <table:table-cell office:value-type="float" office:value="1758.055664" calcext:value-type="float">
            <text:p>1758.055664</text:p>
          </table:table-cell>
          <table:table-cell office:value-type="float" office:value="1677.083008" calcext:value-type="float">
            <text:p>1677.083008</text:p>
          </table:table-cell>
          <table:table-cell office:value-type="float" office:value="1752.127319" calcext:value-type="float">
            <text:p>1752.127319</text:p>
          </table:table-cell>
          <table:table-cell table:number-columns-repeated="13"/>
        </table:table-row>
        <table:table-row table:style-name="ro1">
          <table:table-cell office:value-type="float" office:value="1671.729248" calcext:value-type="float">
            <text:p>1671.729248</text:p>
          </table:table-cell>
          <table:table-cell office:value-type="float" office:value="1752.743164" calcext:value-type="float">
            <text:p>1752.743164</text:p>
          </table:table-cell>
          <table:table-cell office:value-type="float" office:value="1678.781494" calcext:value-type="float">
            <text:p>1678.781494</text:p>
          </table:table-cell>
          <table:table-cell office:value-type="float" office:value="1748.429688" calcext:value-type="float">
            <text:p>1748.429688</text:p>
          </table:table-cell>
          <table:table-cell table:number-columns-repeated="13"/>
        </table:table-row>
        <table:table-row table:style-name="ro1">
          <table:table-cell office:value-type="float" office:value="1671.867798" calcext:value-type="float">
            <text:p>1671.867798</text:p>
          </table:table-cell>
          <table:table-cell office:value-type="float" office:value="1760.486816" calcext:value-type="float">
            <text:p>1760.486816</text:p>
          </table:table-cell>
          <table:table-cell office:value-type="float" office:value="1679.105713" calcext:value-type="float">
            <text:p>1679.105713</text:p>
          </table:table-cell>
          <table:table-cell office:value-type="float" office:value="1757.591309" calcext:value-type="float">
            <text:p>1757.591309</text:p>
          </table:table-cell>
          <table:table-cell table:number-columns-repeated="13"/>
        </table:table-row>
        <table:table-row table:style-name="ro1">
          <table:table-cell office:value-type="float" office:value="1670.852783" calcext:value-type="float">
            <text:p>1670.852783</text:p>
          </table:table-cell>
          <table:table-cell office:value-type="float" office:value="1754.005981" calcext:value-type="float">
            <text:p>1754.005981</text:p>
          </table:table-cell>
          <table:table-cell office:value-type="float" office:value="1679.695801" calcext:value-type="float">
            <text:p>1679.695801</text:p>
          </table:table-cell>
          <table:table-cell office:value-type="float" office:value="1751.055176" calcext:value-type="float">
            <text:p>1751.055176</text:p>
          </table:table-cell>
          <table:table-cell table:number-columns-repeated="13"/>
        </table:table-row>
        <table:table-row table:style-name="ro1">
          <table:table-cell office:value-type="float" office:value="1674.015869" calcext:value-type="float">
            <text:p>1674.015869</text:p>
          </table:table-cell>
          <table:table-cell office:value-type="float" office:value="1745.640259" calcext:value-type="float">
            <text:p>1745.640259</text:p>
          </table:table-cell>
          <table:table-cell office:value-type="float" office:value="1680.935425" calcext:value-type="float">
            <text:p>1680.935425</text:p>
          </table:table-cell>
          <table:table-cell office:value-type="float" office:value="1743.746948" calcext:value-type="float">
            <text:p>1743.746948</text:p>
          </table:table-cell>
          <table:table-cell table:number-columns-repeated="13"/>
        </table:table-row>
        <table:table-row table:style-name="ro1">
          <table:table-cell office:value-type="float" office:value="1667.89624" calcext:value-type="float">
            <text:p>1667.89624</text:p>
          </table:table-cell>
          <table:table-cell office:value-type="float" office:value="1760.036621" calcext:value-type="float">
            <text:p>1760.036621</text:p>
          </table:table-cell>
          <table:table-cell office:value-type="float" office:value="1679.061279" calcext:value-type="float">
            <text:p>1679.061279</text:p>
          </table:table-cell>
          <table:table-cell office:value-type="float" office:value="1758.926025" calcext:value-type="float">
            <text:p>1758.926025</text:p>
          </table:table-cell>
          <table:table-cell table:number-columns-repeated="13"/>
        </table:table-row>
        <table:table-row table:style-name="ro1">
          <table:table-cell office:value-type="float" office:value="1674.41626" calcext:value-type="float">
            <text:p>1674.41626</text:p>
          </table:table-cell>
          <table:table-cell office:value-type="float" office:value="1748.929565" calcext:value-type="float">
            <text:p>1748.929565</text:p>
          </table:table-cell>
          <table:table-cell office:value-type="float" office:value="1679.912476" calcext:value-type="float">
            <text:p>1679.912476</text:p>
          </table:table-cell>
          <table:table-cell office:value-type="float" office:value="1746.029663" calcext:value-type="float">
            <text:p>1746.029663</text:p>
          </table:table-cell>
          <table:table-cell table:number-columns-repeated="13"/>
        </table:table-row>
        <table:table-row table:style-name="ro1">
          <table:table-cell office:value-type="float" office:value="1673.696411" calcext:value-type="float">
            <text:p>1673.696411</text:p>
          </table:table-cell>
          <table:table-cell office:value-type="float" office:value="1761.586792" calcext:value-type="float">
            <text:p>1761.586792</text:p>
          </table:table-cell>
          <table:table-cell office:value-type="float" office:value="1681.477295" calcext:value-type="float">
            <text:p>1681.477295</text:p>
          </table:table-cell>
          <table:table-cell office:value-type="float" office:value="1755.574707" calcext:value-type="float">
            <text:p>1755.574707</text:p>
          </table:table-cell>
          <table:table-cell table:number-columns-repeated="13"/>
        </table:table-row>
        <table:table-row table:style-name="ro1">
          <table:table-cell office:value-type="float" office:value="1671.087036" calcext:value-type="float">
            <text:p>1671.087036</text:p>
          </table:table-cell>
          <table:table-cell office:value-type="float" office:value="1763.776123" calcext:value-type="float">
            <text:p>1763.776123</text:p>
          </table:table-cell>
          <table:table-cell office:value-type="float" office:value="1680.201172" calcext:value-type="float">
            <text:p>1680.201172</text:p>
          </table:table-cell>
          <table:table-cell office:value-type="float" office:value="1758.205078" calcext:value-type="float">
            <text:p>1758.205078</text:p>
          </table:table-cell>
          <table:table-cell table:number-columns-repeated="13"/>
        </table:table-row>
        <table:table-row table:style-name="ro1">
          <table:table-cell office:value-type="float" office:value="1674.913818" calcext:value-type="float">
            <text:p>1674.913818</text:p>
          </table:table-cell>
          <table:table-cell office:value-type="float" office:value="1751.999512" calcext:value-type="float">
            <text:p>1751.999512</text:p>
          </table:table-cell>
          <table:table-cell office:value-type="float" office:value="1683.672363" calcext:value-type="float">
            <text:p>1683.672363</text:p>
          </table:table-cell>
          <table:table-cell office:value-type="float" office:value="1747.594971" calcext:value-type="float">
            <text:p>1747.594971</text:p>
          </table:table-cell>
          <table:table-cell table:number-columns-repeated="13"/>
        </table:table-row>
        <table:table-row table:style-name="ro1">
          <table:table-cell office:value-type="float" office:value="1675.974609" calcext:value-type="float">
            <text:p>1675.974609</text:p>
          </table:table-cell>
          <table:table-cell office:value-type="float" office:value="1756.585815" calcext:value-type="float">
            <text:p>1756.585815</text:p>
          </table:table-cell>
          <table:table-cell office:value-type="float" office:value="1685.665527" calcext:value-type="float">
            <text:p>1685.665527</text:p>
          </table:table-cell>
          <table:table-cell office:value-type="float" office:value="1753.460449" calcext:value-type="float">
            <text:p>1753.460449</text:p>
          </table:table-cell>
          <table:table-cell table:number-columns-repeated="13"/>
        </table:table-row>
        <table:table-row table:style-name="ro1">
          <table:table-cell office:value-type="float" office:value="1674.995117" calcext:value-type="float">
            <text:p>1674.995117</text:p>
          </table:table-cell>
          <table:table-cell office:value-type="float" office:value="1750.73645" calcext:value-type="float">
            <text:p>1750.73645</text:p>
          </table:table-cell>
          <table:table-cell office:value-type="float" office:value="1685.55835" calcext:value-type="float">
            <text:p>1685.55835</text:p>
          </table:table-cell>
          <table:table-cell office:value-type="float" office:value="1750.671021" calcext:value-type="float">
            <text:p>1750.671021</text:p>
          </table:table-cell>
          <table:table-cell table:number-columns-repeated="13"/>
        </table:table-row>
        <table:table-row table:style-name="ro1">
          <table:table-cell office:value-type="float" office:value="1672.083496" calcext:value-type="float">
            <text:p>1672.083496</text:p>
          </table:table-cell>
          <table:table-cell office:value-type="float" office:value="1764.192993" calcext:value-type="float">
            <text:p>1764.192993</text:p>
          </table:table-cell>
          <table:table-cell office:value-type="float" office:value="1681.772705" calcext:value-type="float">
            <text:p>1681.772705</text:p>
          </table:table-cell>
          <table:table-cell office:value-type="float" office:value="1761.018921" calcext:value-type="float">
            <text:p>1761.018921</text:p>
          </table:table-cell>
          <table:table-cell table:number-columns-repeated="13"/>
        </table:table-row>
        <table:table-row table:style-name="ro1">
          <table:table-cell office:value-type="float" office:value="1674.718628" calcext:value-type="float">
            <text:p>1674.718628</text:p>
          </table:table-cell>
          <table:table-cell office:value-type="float" office:value="1755.884277" calcext:value-type="float">
            <text:p>1755.884277</text:p>
          </table:table-cell>
          <table:table-cell office:value-type="float" office:value="1683.033447" calcext:value-type="float">
            <text:p>1683.033447</text:p>
          </table:table-cell>
          <table:table-cell office:value-type="float" office:value="1753.27124" calcext:value-type="float">
            <text:p>1753.27124</text:p>
          </table:table-cell>
          <table:table-cell table:number-columns-repeated="13"/>
        </table:table-row>
        <table:table-row table:style-name="ro1">
          <table:table-cell office:value-type="float" office:value="1673.68396" calcext:value-type="float">
            <text:p>1673.68396</text:p>
          </table:table-cell>
          <table:table-cell office:value-type="float" office:value="1762.952393" calcext:value-type="float">
            <text:p>1762.952393</text:p>
          </table:table-cell>
          <table:table-cell office:value-type="float" office:value="1684.565552" calcext:value-type="float">
            <text:p>1684.565552</text:p>
          </table:table-cell>
          <table:table-cell office:value-type="float" office:value="1756.954468" calcext:value-type="float">
            <text:p>1756.954468</text:p>
          </table:table-cell>
          <table:table-cell table:number-columns-repeated="13"/>
        </table:table-row>
        <table:table-row table:style-name="ro1">
          <table:table-cell office:value-type="float" office:value="1674.754761" calcext:value-type="float">
            <text:p>1674.754761</text:p>
          </table:table-cell>
          <table:table-cell office:value-type="float" office:value="1756.129883" calcext:value-type="float">
            <text:p>1756.129883</text:p>
          </table:table-cell>
          <table:table-cell office:value-type="float" office:value="1681.604614" calcext:value-type="float">
            <text:p>1681.604614</text:p>
          </table:table-cell>
          <table:table-cell office:value-type="float" office:value="1756.601074" calcext:value-type="float">
            <text:p>1756.601074</text:p>
          </table:table-cell>
          <table:table-cell table:number-columns-repeated="13"/>
        </table:table-row>
        <table:table-row table:style-name="ro1">
          <table:table-cell office:value-type="float" office:value="1673.940796" calcext:value-type="float">
            <text:p>1673.940796</text:p>
          </table:table-cell>
          <table:table-cell office:value-type="float" office:value="1751.454956" calcext:value-type="float">
            <text:p>1751.454956</text:p>
          </table:table-cell>
          <table:table-cell office:value-type="float" office:value="1683.543945" calcext:value-type="float">
            <text:p>1683.543945</text:p>
          </table:table-cell>
          <table:table-cell office:value-type="float" office:value="1751.376465" calcext:value-type="float">
            <text:p>1751.376465</text:p>
          </table:table-cell>
          <table:table-cell table:number-columns-repeated="13"/>
        </table:table-row>
        <table:table-row table:style-name="ro1">
          <table:table-cell office:value-type="float" office:value="1670.845215" calcext:value-type="float">
            <text:p>1670.845215</text:p>
          </table:table-cell>
          <table:table-cell office:value-type="float" office:value="1762.02478" calcext:value-type="float">
            <text:p>1762.02478</text:p>
          </table:table-cell>
          <table:table-cell office:value-type="float" office:value="1679.930176" calcext:value-type="float">
            <text:p>1679.930176</text:p>
          </table:table-cell>
          <table:table-cell office:value-type="float" office:value="1758.271973" calcext:value-type="float">
            <text:p>1758.271973</text:p>
          </table:table-cell>
          <table:table-cell table:number-columns-repeated="13"/>
        </table:table-row>
        <table:table-row table:style-name="ro1">
          <table:table-cell office:value-type="float" office:value="1674.067017" calcext:value-type="float">
            <text:p>1674.067017</text:p>
          </table:table-cell>
          <table:table-cell office:value-type="float" office:value="1759.448975" calcext:value-type="float">
            <text:p>1759.448975</text:p>
          </table:table-cell>
          <table:table-cell office:value-type="float" office:value="1681.943359" calcext:value-type="float">
            <text:p>1681.943359</text:p>
          </table:table-cell>
          <table:table-cell office:value-type="float" office:value="1754.706665" calcext:value-type="float">
            <text:p>1754.706665</text:p>
          </table:table-cell>
          <table:table-cell table:number-columns-repeated="13"/>
        </table:table-row>
        <table:table-row table:style-name="ro1">
          <table:table-cell office:value-type="float" office:value="1678.040161" calcext:value-type="float">
            <text:p>1678.040161</text:p>
          </table:table-cell>
          <table:table-cell office:value-type="float" office:value="1751.626465" calcext:value-type="float">
            <text:p>1751.626465</text:p>
          </table:table-cell>
          <table:table-cell office:value-type="float" office:value="1687.665039" calcext:value-type="float">
            <text:p>1687.665039</text:p>
          </table:table-cell>
          <table:table-cell office:value-type="float" office:value="1747.196533" calcext:value-type="float">
            <text:p>1747.196533</text:p>
          </table:table-cell>
          <table:table-cell table:number-columns-repeated="13"/>
        </table:table-row>
        <table:table-row table:style-name="ro1">
          <table:table-cell office:value-type="float" office:value="1672.753296" calcext:value-type="float">
            <text:p>1672.753296</text:p>
          </table:table-cell>
          <table:table-cell office:value-type="float" office:value="1761.234497" calcext:value-type="float">
            <text:p>1761.234497</text:p>
          </table:table-cell>
          <table:table-cell office:value-type="float" office:value="1683.657837" calcext:value-type="float">
            <text:p>1683.657837</text:p>
          </table:table-cell>
          <table:table-cell office:value-type="float" office:value="1753.228271" calcext:value-type="float">
            <text:p>1753.228271</text:p>
          </table:table-cell>
          <table:table-cell table:number-columns-repeated="13"/>
        </table:table-row>
        <table:table-row table:style-name="ro1">
          <table:table-cell office:value-type="float" office:value="1679.247803" calcext:value-type="float">
            <text:p>1679.247803</text:p>
          </table:table-cell>
          <table:table-cell office:value-type="float" office:value="1749.72229" calcext:value-type="float">
            <text:p>1749.72229</text:p>
          </table:table-cell>
          <table:table-cell office:value-type="float" office:value="1685.879395" calcext:value-type="float">
            <text:p>1685.879395</text:p>
          </table:table-cell>
          <table:table-cell office:value-type="float" office:value="1748.292236" calcext:value-type="float">
            <text:p>1748.292236</text:p>
          </table:table-cell>
          <table:table-cell table:number-columns-repeated="13"/>
        </table:table-row>
        <table:table-row table:style-name="ro1">
          <table:table-cell office:value-type="float" office:value="1675.963135" calcext:value-type="float">
            <text:p>1675.963135</text:p>
          </table:table-cell>
          <table:table-cell office:value-type="float" office:value="1748.968872" calcext:value-type="float">
            <text:p>1748.968872</text:p>
          </table:table-cell>
          <table:table-cell office:value-type="float" office:value="1685.18042" calcext:value-type="float">
            <text:p>1685.18042</text:p>
          </table:table-cell>
          <table:table-cell office:value-type="float" office:value="1746.162109" calcext:value-type="float">
            <text:p>1746.162109</text:p>
          </table:table-cell>
          <table:table-cell table:number-columns-repeated="13"/>
        </table:table-row>
        <table:table-row table:style-name="ro1">
          <table:table-cell office:value-type="float" office:value="1673.931519" calcext:value-type="float">
            <text:p>1673.931519</text:p>
          </table:table-cell>
          <table:table-cell office:value-type="float" office:value="1752.932251" calcext:value-type="float">
            <text:p>1752.932251</text:p>
          </table:table-cell>
          <table:table-cell office:value-type="float" office:value="1683.473022" calcext:value-type="float">
            <text:p>1683.473022</text:p>
          </table:table-cell>
          <table:table-cell office:value-type="float" office:value="1748.468872" calcext:value-type="float">
            <text:p>1748.468872</text:p>
          </table:table-cell>
          <table:table-cell table:number-columns-repeated="13"/>
        </table:table-row>
        <table:table-row table:style-name="ro1">
          <table:table-cell office:value-type="float" office:value="1672.542603" calcext:value-type="float">
            <text:p>1672.542603</text:p>
          </table:table-cell>
          <table:table-cell office:value-type="float" office:value="1756.605225" calcext:value-type="float">
            <text:p>1756.605225</text:p>
          </table:table-cell>
          <table:table-cell office:value-type="float" office:value="1683.571289" calcext:value-type="float">
            <text:p>1683.571289</text:p>
          </table:table-cell>
          <table:table-cell office:value-type="float" office:value="1752.500732" calcext:value-type="float">
            <text:p>1752.500732</text:p>
          </table:table-cell>
          <table:table-cell table:number-columns-repeated="13"/>
        </table:table-row>
        <table:table-row table:style-name="ro1">
          <table:table-cell office:value-type="float" office:value="1674.797363" calcext:value-type="float">
            <text:p>1674.797363</text:p>
          </table:table-cell>
          <table:table-cell office:value-type="float" office:value="1751.569824" calcext:value-type="float">
            <text:p>1751.569824</text:p>
          </table:table-cell>
          <table:table-cell office:value-type="float" office:value="1683.989746" calcext:value-type="float">
            <text:p>1683.989746</text:p>
          </table:table-cell>
          <table:table-cell office:value-type="float" office:value="1748.241333" calcext:value-type="float">
            <text:p>1748.241333</text:p>
          </table:table-cell>
          <table:table-cell table:number-columns-repeated="13"/>
        </table:table-row>
        <table:table-row table:style-name="ro1">
          <table:table-cell office:value-type="float" office:value="1671.153687" calcext:value-type="float">
            <text:p>1671.153687</text:p>
          </table:table-cell>
          <table:table-cell office:value-type="float" office:value="1763.819336" calcext:value-type="float">
            <text:p>1763.819336</text:p>
          </table:table-cell>
          <table:table-cell office:value-type="float" office:value="1679.838989" calcext:value-type="float">
            <text:p>1679.838989</text:p>
          </table:table-cell>
          <table:table-cell office:value-type="float" office:value="1759.377563" calcext:value-type="float">
            <text:p>1759.377563</text:p>
          </table:table-cell>
          <table:table-cell table:number-columns-repeated="13"/>
        </table:table-row>
        <table:table-row table:style-name="ro1">
          <table:table-cell office:value-type="float" office:value="1679.873657" calcext:value-type="float">
            <text:p>1679.873657</text:p>
          </table:table-cell>
          <table:table-cell office:value-type="float" office:value="1751.233276" calcext:value-type="float">
            <text:p>1751.233276</text:p>
          </table:table-cell>
          <table:table-cell office:value-type="float" office:value="1685.490723" calcext:value-type="float">
            <text:p>1685.490723</text:p>
          </table:table-cell>
          <table:table-cell office:value-type="float" office:value="1748.929443" calcext:value-type="float">
            <text:p>1748.929443</text:p>
          </table:table-cell>
          <table:table-cell table:number-columns-repeated="13"/>
        </table:table-row>
        <table:table-row table:style-name="ro1">
          <table:table-cell office:value-type="float" office:value="1674.932495" calcext:value-type="float">
            <text:p>1674.932495</text:p>
          </table:table-cell>
          <table:table-cell office:value-type="float" office:value="1761.790894" calcext:value-type="float">
            <text:p>1761.790894</text:p>
          </table:table-cell>
          <table:table-cell office:value-type="float" office:value="1681.24231" calcext:value-type="float">
            <text:p>1681.24231</text:p>
          </table:table-cell>
          <table:table-cell office:value-type="float" office:value="1760.830811" calcext:value-type="float">
            <text:p>1760.830811</text:p>
          </table:table-cell>
          <table:table-cell table:number-columns-repeated="13"/>
        </table:table-row>
        <table:table-row table:style-name="ro1">
          <table:table-cell office:value-type="float" office:value="1676.585083" calcext:value-type="float">
            <text:p>1676.585083</text:p>
          </table:table-cell>
          <table:table-cell office:value-type="float" office:value="1758.738892" calcext:value-type="float">
            <text:p>1758.738892</text:p>
          </table:table-cell>
          <table:table-cell office:value-type="float" office:value="1688.141602" calcext:value-type="float">
            <text:p>1688.141602</text:p>
          </table:table-cell>
          <table:table-cell office:value-type="float" office:value="1753.153809" calcext:value-type="float">
            <text:p>1753.153809</text:p>
          </table:table-cell>
          <table:table-cell table:number-columns-repeated="13"/>
        </table:table-row>
        <table:table-row table:style-name="ro1">
          <table:table-cell office:value-type="float" office:value="1673.476685" calcext:value-type="float">
            <text:p>1673.476685</text:p>
          </table:table-cell>
          <table:table-cell office:value-type="float" office:value="1755.231445" calcext:value-type="float">
            <text:p>1755.231445</text:p>
          </table:table-cell>
          <table:table-cell office:value-type="float" office:value="1684.369751" calcext:value-type="float">
            <text:p>1684.369751</text:p>
          </table:table-cell>
          <table:table-cell office:value-type="float" office:value="1751.636353" calcext:value-type="float">
            <text:p>1751.636353</text:p>
          </table:table-cell>
          <table:table-cell table:number-columns-repeated="13"/>
        </table:table-row>
        <table:table-row table:style-name="ro1">
          <table:table-cell office:value-type="float" office:value="1671.828857" calcext:value-type="float">
            <text:p>1671.828857</text:p>
          </table:table-cell>
          <table:table-cell office:value-type="float" office:value="1763.253784" calcext:value-type="float">
            <text:p>1763.253784</text:p>
          </table:table-cell>
          <table:table-cell office:value-type="float" office:value="1681.38501" calcext:value-type="float">
            <text:p>1681.38501</text:p>
          </table:table-cell>
          <table:table-cell office:value-type="float" office:value="1759.759521" calcext:value-type="float">
            <text:p>1759.759521</text:p>
          </table:table-cell>
          <table:table-cell table:number-columns-repeated="13"/>
        </table:table-row>
        <table:table-row table:style-name="ro1">
          <table:table-cell office:value-type="float" office:value="1683.946411" calcext:value-type="float">
            <text:p>1683.946411</text:p>
          </table:table-cell>
          <table:table-cell office:value-type="float" office:value="1754.598999" calcext:value-type="float">
            <text:p>1754.598999</text:p>
          </table:table-cell>
          <table:table-cell office:value-type="float" office:value="1690.035767" calcext:value-type="float">
            <text:p>1690.035767</text:p>
          </table:table-cell>
          <table:table-cell office:value-type="float" office:value="1749.303833" calcext:value-type="float">
            <text:p>1749.303833</text:p>
          </table:table-cell>
          <table:table-cell table:number-columns-repeated="13"/>
        </table:table-row>
        <table:table-row table:style-name="ro1">
          <table:table-cell office:value-type="float" office:value="1674.702148" calcext:value-type="float">
            <text:p>1674.702148</text:p>
          </table:table-cell>
          <table:table-cell office:value-type="float" office:value="1768.795288" calcext:value-type="float">
            <text:p>1768.795288</text:p>
          </table:table-cell>
          <table:table-cell office:value-type="float" office:value="1688.267822" calcext:value-type="float">
            <text:p>1688.267822</text:p>
          </table:table-cell>
          <table:table-cell office:value-type="float" office:value="1764.096924" calcext:value-type="float">
            <text:p>1764.096924</text:p>
          </table:table-cell>
          <table:table-cell table:number-columns-repeated="13"/>
        </table:table-row>
        <table:table-row table:style-name="ro1">
          <table:table-cell office:value-type="float" office:value="1681.124878" calcext:value-type="float">
            <text:p>1681.124878</text:p>
          </table:table-cell>
          <table:table-cell office:value-type="float" office:value="1758.26001" calcext:value-type="float">
            <text:p>1758.26001</text:p>
          </table:table-cell>
          <table:table-cell office:value-type="float" office:value="1690.647705" calcext:value-type="float">
            <text:p>1690.647705</text:p>
          </table:table-cell>
          <table:table-cell office:value-type="float" office:value="1753.023315" calcext:value-type="float">
            <text:p>1753.023315</text:p>
          </table:table-cell>
          <table:table-cell table:number-columns-repeated="13"/>
        </table:table-row>
        <table:table-row table:style-name="ro1">
          <table:table-cell office:value-type="float" office:value="1676.428833" calcext:value-type="float">
            <text:p>1676.428833</text:p>
          </table:table-cell>
          <table:table-cell office:value-type="float" office:value="1768.660645" calcext:value-type="float">
            <text:p>1768.660645</text:p>
          </table:table-cell>
          <table:table-cell office:value-type="float" office:value="1687.268311" calcext:value-type="float">
            <text:p>1687.268311</text:p>
          </table:table-cell>
          <table:table-cell office:value-type="float" office:value="1764.636963" calcext:value-type="float">
            <text:p>1764.636963</text:p>
          </table:table-cell>
          <table:table-cell table:number-columns-repeated="13"/>
        </table:table-row>
        <table:table-row table:style-name="ro1">
          <table:table-cell office:value-type="float" office:value="1679.7229" calcext:value-type="float">
            <text:p>1679.7229</text:p>
          </table:table-cell>
          <table:table-cell office:value-type="float" office:value="1759.349854" calcext:value-type="float">
            <text:p>1759.349854</text:p>
          </table:table-cell>
          <table:table-cell office:value-type="float" office:value="1687.142944" calcext:value-type="float">
            <text:p>1687.142944</text:p>
          </table:table-cell>
          <table:table-cell office:value-type="float" office:value="1755.123657" calcext:value-type="float">
            <text:p>1755.123657</text:p>
          </table:table-cell>
          <table:table-cell table:number-columns-repeated="13"/>
        </table:table-row>
        <table:table-row table:style-name="ro1">
          <table:table-cell office:value-type="float" office:value="1677.230713" calcext:value-type="float">
            <text:p>1677.230713</text:p>
          </table:table-cell>
          <table:table-cell office:value-type="float" office:value="1769.495728" calcext:value-type="float">
            <text:p>1769.495728</text:p>
          </table:table-cell>
          <table:table-cell office:value-type="float" office:value="1684.763306" calcext:value-type="float">
            <text:p>1684.763306</text:p>
          </table:table-cell>
          <table:table-cell office:value-type="float" office:value="1767.539062" calcext:value-type="float">
            <text:p>1767.539062</text:p>
          </table:table-cell>
          <table:table-cell table:number-columns-repeated="13"/>
        </table:table-row>
        <table:table-row table:style-name="ro1">
          <table:table-cell office:value-type="float" office:value="1681.800415" calcext:value-type="float">
            <text:p>1681.800415</text:p>
          </table:table-cell>
          <table:table-cell office:value-type="float" office:value="1755.485352" calcext:value-type="float">
            <text:p>1755.485352</text:p>
          </table:table-cell>
          <table:table-cell office:value-type="float" office:value="1691.194824" calcext:value-type="float">
            <text:p>1691.194824</text:p>
          </table:table-cell>
          <table:table-cell office:value-type="float" office:value="1753.541992" calcext:value-type="float">
            <text:p>1753.541992</text:p>
          </table:table-cell>
          <table:table-cell table:number-columns-repeated="13"/>
        </table:table-row>
        <table:table-row table:style-name="ro1">
          <table:table-cell office:value-type="float" office:value="1679.306152" calcext:value-type="float">
            <text:p>1679.306152</text:p>
          </table:table-cell>
          <table:table-cell office:value-type="float" office:value="1768.175903" calcext:value-type="float">
            <text:p>1768.175903</text:p>
          </table:table-cell>
          <table:table-cell office:value-type="float" office:value="1687.108643" calcext:value-type="float">
            <text:p>1687.108643</text:p>
          </table:table-cell>
          <table:table-cell office:value-type="float" office:value="1767.658691" calcext:value-type="float">
            <text:p>1767.658691</text:p>
          </table:table-cell>
          <table:table-cell table:number-columns-repeated="13"/>
        </table:table-row>
        <table:table-row table:style-name="ro1">
          <table:table-cell office:value-type="float" office:value="1674.605469" calcext:value-type="float">
            <text:p>1674.605469</text:p>
          </table:table-cell>
          <table:table-cell office:value-type="float" office:value="1765.864258" calcext:value-type="float">
            <text:p>1765.864258</text:p>
          </table:table-cell>
          <table:table-cell office:value-type="float" office:value="1687.690918" calcext:value-type="float">
            <text:p>1687.690918</text:p>
          </table:table-cell>
          <table:table-cell office:value-type="float" office:value="1760.79187" calcext:value-type="float">
            <text:p>1760.79187</text:p>
          </table:table-cell>
          <table:table-cell table:number-columns-repeated="13"/>
        </table:table-row>
        <table:table-row table:style-name="ro1">
          <table:table-cell office:value-type="float" office:value="1678.983887" calcext:value-type="float">
            <text:p>1678.983887</text:p>
          </table:table-cell>
          <table:table-cell office:value-type="float" office:value="1759.728882" calcext:value-type="float">
            <text:p>1759.728882</text:p>
          </table:table-cell>
          <table:table-cell office:value-type="float" office:value="1683.949341" calcext:value-type="float">
            <text:p>1683.949341</text:p>
          </table:table-cell>
          <table:table-cell office:value-type="float" office:value="1760.129883" calcext:value-type="float">
            <text:p>1760.129883</text:p>
          </table:table-cell>
          <table:table-cell table:number-columns-repeated="13"/>
        </table:table-row>
        <table:table-row table:style-name="ro1">
          <table:table-cell office:value-type="float" office:value="1679.951172" calcext:value-type="float">
            <text:p>1679.951172</text:p>
          </table:table-cell>
          <table:table-cell office:value-type="float" office:value="1767.466309" calcext:value-type="float">
            <text:p>1767.466309</text:p>
          </table:table-cell>
          <table:table-cell office:value-type="float" office:value="1689.42749" calcext:value-type="float">
            <text:p>1689.42749</text:p>
          </table:table-cell>
          <table:table-cell office:value-type="float" office:value="1765.547852" calcext:value-type="float">
            <text:p>1765.547852</text:p>
          </table:table-cell>
          <table:table-cell table:number-columns-repeated="13"/>
        </table:table-row>
        <table:table-row table:style-name="ro1">
          <table:table-cell office:value-type="float" office:value="1678.809082" calcext:value-type="float">
            <text:p>1678.809082</text:p>
          </table:table-cell>
          <table:table-cell office:value-type="float" office:value="1759.874756" calcext:value-type="float">
            <text:p>1759.874756</text:p>
          </table:table-cell>
          <table:table-cell office:value-type="float" office:value="1690.145508" calcext:value-type="float">
            <text:p>1690.145508</text:p>
          </table:table-cell>
          <table:table-cell office:value-type="float" office:value="1756.883057" calcext:value-type="float">
            <text:p>1756.883057</text:p>
          </table:table-cell>
          <table:table-cell table:number-columns-repeated="13"/>
        </table:table-row>
        <table:table-row table:style-name="ro1">
          <table:table-cell office:value-type="float" office:value="1682.246704" calcext:value-type="float">
            <text:p>1682.246704</text:p>
          </table:table-cell>
          <table:table-cell office:value-type="float" office:value="1768.457764" calcext:value-type="float">
            <text:p>1768.457764</text:p>
          </table:table-cell>
          <table:table-cell office:value-type="float" office:value="1689.765747" calcext:value-type="float">
            <text:p>1689.765747</text:p>
          </table:table-cell>
          <table:table-cell office:value-type="float" office:value="1765.653076" calcext:value-type="float">
            <text:p>1765.653076</text:p>
          </table:table-cell>
          <table:table-cell table:number-columns-repeated="13"/>
        </table:table-row>
        <table:table-row table:style-name="ro1">
          <table:table-cell office:value-type="float" office:value="1680.799927" calcext:value-type="float">
            <text:p>1680.799927</text:p>
          </table:table-cell>
          <table:table-cell office:value-type="float" office:value="1765.190796" calcext:value-type="float">
            <text:p>1765.190796</text:p>
          </table:table-cell>
          <table:table-cell office:value-type="float" office:value="1693.079346" calcext:value-type="float">
            <text:p>1693.079346</text:p>
          </table:table-cell>
          <table:table-cell office:value-type="float" office:value="1759.14502" calcext:value-type="float">
            <text:p>1759.14502</text:p>
          </table:table-cell>
          <table:table-cell table:number-columns-repeated="13"/>
        </table:table-row>
        <table:table-row table:style-name="ro1">
          <table:table-cell office:value-type="float" office:value="1679.469727" calcext:value-type="float">
            <text:p>1679.469727</text:p>
          </table:table-cell>
          <table:table-cell office:value-type="float" office:value="1770.830811" calcext:value-type="float">
            <text:p>1770.830811</text:p>
          </table:table-cell>
          <table:table-cell office:value-type="float" office:value="1689.682373" calcext:value-type="float">
            <text:p>1689.682373</text:p>
          </table:table-cell>
          <table:table-cell office:value-type="float" office:value="1766.955322" calcext:value-type="float">
            <text:p>1766.955322</text:p>
          </table:table-cell>
          <table:table-cell table:number-columns-repeated="13"/>
        </table:table-row>
        <table:table-row table:style-name="ro1">
          <table:table-cell office:value-type="float" office:value="1681.571655" calcext:value-type="float">
            <text:p>1681.571655</text:p>
          </table:table-cell>
          <table:table-cell office:value-type="float" office:value="1765.504517" calcext:value-type="float">
            <text:p>1765.504517</text:p>
          </table:table-cell>
          <table:table-cell office:value-type="float" office:value="1690.709961" calcext:value-type="float">
            <text:p>1690.709961</text:p>
          </table:table-cell>
          <table:table-cell office:value-type="float" office:value="1760.151978" calcext:value-type="float">
            <text:p>1760.151978</text:p>
          </table:table-cell>
          <table:table-cell table:number-columns-repeated="13"/>
        </table:table-row>
        <table:table-row table:style-name="ro1">
          <table:table-cell office:value-type="float" office:value="1680.166016" calcext:value-type="float">
            <text:p>1680.166016</text:p>
          </table:table-cell>
          <table:table-cell office:value-type="float" office:value="1762.712402" calcext:value-type="float">
            <text:p>1762.712402</text:p>
          </table:table-cell>
          <table:table-cell office:value-type="float" office:value="1691.358887" calcext:value-type="float">
            <text:p>1691.358887</text:p>
          </table:table-cell>
          <table:table-cell office:value-type="float" office:value="1758.728149" calcext:value-type="float">
            <text:p>1758.728149</text:p>
          </table:table-cell>
          <table:table-cell table:number-columns-repeated="13"/>
        </table:table-row>
        <table:table-row table:style-name="ro1">
          <table:table-cell office:value-type="float" office:value="1677.039673" calcext:value-type="float">
            <text:p>1677.039673</text:p>
          </table:table-cell>
          <table:table-cell office:value-type="float" office:value="1754.249756" calcext:value-type="float">
            <text:p>1754.249756</text:p>
          </table:table-cell>
          <table:table-cell office:value-type="float" office:value="1688.435913" calcext:value-type="float">
            <text:p>1688.435913</text:p>
          </table:table-cell>
          <table:table-cell office:value-type="float" office:value="1749.97644" calcext:value-type="float">
            <text:p>1749.97644</text:p>
          </table:table-cell>
          <table:table-cell table:number-columns-repeated="13"/>
        </table:table-row>
        <table:table-row table:style-name="ro1">
          <table:table-cell office:value-type="float" office:value="1673.334106" calcext:value-type="float">
            <text:p>1673.334106</text:p>
          </table:table-cell>
          <table:table-cell office:value-type="float" office:value="1745.310303" calcext:value-type="float">
            <text:p>1745.310303</text:p>
          </table:table-cell>
          <table:table-cell office:value-type="float" office:value="1674.664551" calcext:value-type="float">
            <text:p>1674.664551</text:p>
          </table:table-cell>
          <table:table-cell office:value-type="float" office:value="1748.199951" calcext:value-type="float">
            <text:p>1748.199951</text:p>
          </table:table-cell>
          <table:table-cell table:number-columns-repeated="13"/>
        </table:table-row>
        <table:table-row table:style-name="ro1">
          <table:table-cell office:value-type="float" office:value="1637.681396" calcext:value-type="float">
            <text:p>1637.681396</text:p>
          </table:table-cell>
          <table:table-cell office:value-type="float" office:value="1752.044434" calcext:value-type="float">
            <text:p>1752.044434</text:p>
          </table:table-cell>
          <table:table-cell office:value-type="float" office:value="1644.504761" calcext:value-type="float">
            <text:p>1644.504761</text:p>
          </table:table-cell>
          <table:table-cell office:value-type="float" office:value="1754.359497" calcext:value-type="float">
            <text:p>1754.359497</text:p>
          </table:table-cell>
          <table:table-cell table:number-columns-repeated="13"/>
        </table:table-row>
        <table:table-row table:style-name="ro1">
          <table:table-cell office:value-type="float" office:value="1642.15564" calcext:value-type="float">
            <text:p>1642.15564</text:p>
          </table:table-cell>
          <table:table-cell office:value-type="float" office:value="1715.788086" calcext:value-type="float">
            <text:p>1715.788086</text:p>
          </table:table-cell>
          <table:table-cell office:value-type="float" office:value="1648.254761" calcext:value-type="float">
            <text:p>1648.254761</text:p>
          </table:table-cell>
          <table:table-cell office:value-type="float" office:value="1716.560303" calcext:value-type="float">
            <text:p>1716.560303</text:p>
          </table:table-cell>
          <table:table-cell table:number-columns-repeated="13"/>
        </table:table-row>
        <table:table-row table:style-name="ro1">
          <table:table-cell office:value-type="float" office:value="1632.674438" calcext:value-type="float">
            <text:p>1632.674438</text:p>
          </table:table-cell>
          <table:table-cell office:value-type="float" office:value="1716.564819" calcext:value-type="float">
            <text:p>1716.564819</text:p>
          </table:table-cell>
          <table:table-cell office:value-type="float" office:value="1642.579224" calcext:value-type="float">
            <text:p>1642.579224</text:p>
          </table:table-cell>
          <table:table-cell office:value-type="float" office:value="1712.093872" calcext:value-type="float">
            <text:p>1712.093872</text:p>
          </table:table-cell>
          <table:table-cell table:number-columns-repeated="13"/>
        </table:table-row>
        <table:table-row table:style-name="ro1">
          <table:table-cell office:value-type="float" office:value="1623.965698" calcext:value-type="float">
            <text:p>1623.965698</text:p>
          </table:table-cell>
          <table:table-cell office:value-type="float" office:value="1705.683472" calcext:value-type="float">
            <text:p>1705.683472</text:p>
          </table:table-cell>
          <table:table-cell office:value-type="float" office:value="1631.372559" calcext:value-type="float">
            <text:p>1631.372559</text:p>
          </table:table-cell>
          <table:table-cell office:value-type="float" office:value="1701.755005" calcext:value-type="float">
            <text:p>1701.755005</text:p>
          </table:table-cell>
          <table:table-cell table:number-columns-repeated="13"/>
        </table:table-row>
        <table:table-row table:style-name="ro1">
          <table:table-cell office:value-type="float" office:value="1617.666504" calcext:value-type="float">
            <text:p>1617.666504</text:p>
          </table:table-cell>
          <table:table-cell office:value-type="float" office:value="1687.851196" calcext:value-type="float">
            <text:p>1687.851196</text:p>
          </table:table-cell>
          <table:table-cell office:value-type="float" office:value="1626.238892" calcext:value-type="float">
            <text:p>1626.238892</text:p>
          </table:table-cell>
          <table:table-cell office:value-type="float" office:value="1687.059326" calcext:value-type="float">
            <text:p>1687.059326</text:p>
          </table:table-cell>
          <table:table-cell table:number-columns-repeated="13"/>
        </table:table-row>
        <table:table-row table:style-name="ro1">
          <table:table-cell office:value-type="float" office:value="1618.391357" calcext:value-type="float">
            <text:p>1618.391357</text:p>
          </table:table-cell>
          <table:table-cell office:value-type="float" office:value="1685.575928" calcext:value-type="float">
            <text:p>1685.575928</text:p>
          </table:table-cell>
          <table:table-cell office:value-type="float" office:value="1621.357666" calcext:value-type="float">
            <text:p>1621.357666</text:p>
          </table:table-cell>
          <table:table-cell office:value-type="float" office:value="1677.03125" calcext:value-type="float">
            <text:p>1677.03125</text:p>
          </table:table-cell>
          <table:table-cell table:number-columns-repeated="13"/>
        </table:table-row>
        <table:table-row table:style-name="ro1">
          <table:table-cell office:value-type="float" office:value="1613.07373" calcext:value-type="float">
            <text:p>1613.07373</text:p>
          </table:table-cell>
          <table:table-cell office:value-type="float" office:value="1668.72522" calcext:value-type="float">
            <text:p>1668.72522</text:p>
          </table:table-cell>
          <table:table-cell office:value-type="float" office:value="1613.429077" calcext:value-type="float">
            <text:p>1613.429077</text:p>
          </table:table-cell>
          <table:table-cell office:value-type="float" office:value="1673.873535" calcext:value-type="float">
            <text:p>1673.873535</text:p>
          </table:table-cell>
          <table:table-cell table:number-columns-repeated="13"/>
        </table:table-row>
        <table:table-row table:style-name="ro1">
          <table:table-cell office:value-type="float" office:value="1606.475098" calcext:value-type="float">
            <text:p>1606.475098</text:p>
          </table:table-cell>
          <table:table-cell office:value-type="float" office:value="1664.53833" calcext:value-type="float">
            <text:p>1664.53833</text:p>
          </table:table-cell>
          <table:table-cell office:value-type="float" office:value="1611.357178" calcext:value-type="float">
            <text:p>1611.357178</text:p>
          </table:table-cell>
          <table:table-cell office:value-type="float" office:value="1664.589111" calcext:value-type="float">
            <text:p>1664.589111</text:p>
          </table:table-cell>
          <table:table-cell table:number-columns-repeated="13"/>
        </table:table-row>
        <table:table-row table:style-name="ro1">
          <table:table-cell office:value-type="float" office:value="1601.862915" calcext:value-type="float">
            <text:p>1601.862915</text:p>
          </table:table-cell>
          <table:table-cell office:value-type="float" office:value="1657.119629" calcext:value-type="float">
            <text:p>1657.119629</text:p>
          </table:table-cell>
          <table:table-cell office:value-type="float" office:value="1606.246948" calcext:value-type="float">
            <text:p>1606.246948</text:p>
          </table:table-cell>
          <table:table-cell office:value-type="float" office:value="1658.754639" calcext:value-type="float">
            <text:p>1658.754639</text:p>
          </table:table-cell>
          <table:table-cell table:number-columns-repeated="13"/>
        </table:table-row>
        <table:table-row table:style-name="ro1">
          <table:table-cell office:value-type="float" office:value="1596.323975" calcext:value-type="float">
            <text:p>1596.323975</text:p>
          </table:table-cell>
          <table:table-cell office:value-type="float" office:value="1655.853271" calcext:value-type="float">
            <text:p>1655.853271</text:p>
          </table:table-cell>
          <table:table-cell office:value-type="float" office:value="1598.867432" calcext:value-type="float">
            <text:p>1598.867432</text:p>
          </table:table-cell>
          <table:table-cell office:value-type="float" office:value="1648.973877" calcext:value-type="float">
            <text:p>1648.973877</text:p>
          </table:table-cell>
          <table:table-cell table:number-columns-repeated="13"/>
        </table:table-row>
        <table:table-row table:style-name="ro1">
          <table:table-cell office:value-type="float" office:value="1595.745972" calcext:value-type="float">
            <text:p>1595.745972</text:p>
          </table:table-cell>
          <table:table-cell office:value-type="float" office:value="1640.935791" calcext:value-type="float">
            <text:p>1640.935791</text:p>
          </table:table-cell>
          <table:table-cell office:value-type="float" office:value="1594.539307" calcext:value-type="float">
            <text:p>1594.539307</text:p>
          </table:table-cell>
          <table:table-cell office:value-type="float" office:value="1649.96521" calcext:value-type="float">
            <text:p>1649.96521</text:p>
          </table:table-cell>
          <table:table-cell table:number-columns-repeated="13"/>
        </table:table-row>
        <table:table-row table:style-name="ro1">
          <table:table-cell office:value-type="float" office:value="1592.63147" calcext:value-type="float">
            <text:p>1592.63147</text:p>
          </table:table-cell>
          <table:table-cell office:value-type="float" office:value="1638.248535" calcext:value-type="float">
            <text:p>1638.248535</text:p>
          </table:table-cell>
          <table:table-cell office:value-type="float" office:value="1599.013184" calcext:value-type="float">
            <text:p>1599.013184</text:p>
          </table:table-cell>
          <table:table-cell office:value-type="float" office:value="1640.172363" calcext:value-type="float">
            <text:p>1640.172363</text:p>
          </table:table-cell>
          <table:table-cell table:number-columns-repeated="13"/>
        </table:table-row>
        <table:table-row table:style-name="ro1">
          <table:table-cell office:value-type="float" office:value="1587.901245" calcext:value-type="float">
            <text:p>1587.901245</text:p>
          </table:table-cell>
          <table:table-cell office:value-type="float" office:value="1639.101074" calcext:value-type="float">
            <text:p>1639.101074</text:p>
          </table:table-cell>
          <table:table-cell office:value-type="float" office:value="1592.091187" calcext:value-type="float">
            <text:p>1592.091187</text:p>
          </table:table-cell>
          <table:table-cell office:value-type="float" office:value="1631.74292" calcext:value-type="float">
            <text:p>1631.74292</text:p>
          </table:table-cell>
          <table:table-cell table:number-columns-repeated="13"/>
        </table:table-row>
        <table:table-row table:style-name="ro1">
          <table:table-cell office:value-type="float" office:value="1588.499634" calcext:value-type="float">
            <text:p>1588.499634</text:p>
          </table:table-cell>
          <table:table-cell office:value-type="float" office:value="1625.409058" calcext:value-type="float">
            <text:p>1625.409058</text:p>
          </table:table-cell>
          <table:table-cell office:value-type="float" office:value="1587.269653" calcext:value-type="float">
            <text:p>1587.269653</text:p>
          </table:table-cell>
          <table:table-cell office:value-type="float" office:value="1630.710205" calcext:value-type="float">
            <text:p>1630.710205</text:p>
          </table:table-cell>
          <table:table-cell table:number-columns-repeated="13"/>
        </table:table-row>
        <table:table-row table:style-name="ro1">
          <table:table-cell office:value-type="float" office:value="1578.528564" calcext:value-type="float">
            <text:p>1578.528564</text:p>
          </table:table-cell>
          <table:table-cell office:value-type="float" office:value="1630.700439" calcext:value-type="float">
            <text:p>1630.700439</text:p>
          </table:table-cell>
          <table:table-cell office:value-type="float" office:value="1587.720703" calcext:value-type="float">
            <text:p>1587.720703</text:p>
          </table:table-cell>
          <table:table-cell office:value-type="float" office:value="1622.914185" calcext:value-type="float">
            <text:p>1622.914185</text:p>
          </table:table-cell>
          <table:table-cell table:number-columns-repeated="13"/>
        </table:table-row>
        <table:table-row table:style-name="ro1">
          <table:table-cell office:value-type="float" office:value="1584.844482" calcext:value-type="float">
            <text:p>1584.844482</text:p>
          </table:table-cell>
          <table:table-cell office:value-type="float" office:value="1618.722412" calcext:value-type="float">
            <text:p>1618.722412</text:p>
          </table:table-cell>
          <table:table-cell office:value-type="float" office:value="1583.84314" calcext:value-type="float">
            <text:p>1583.84314</text:p>
          </table:table-cell>
          <table:table-cell office:value-type="float" office:value="1618.886963" calcext:value-type="float">
            <text:p>1618.886963</text:p>
          </table:table-cell>
          <table:table-cell table:number-columns-repeated="13"/>
        </table:table-row>
        <table:table-row table:style-name="ro1">
          <table:table-cell office:value-type="float" office:value="1577.853516" calcext:value-type="float">
            <text:p>1577.853516</text:p>
          </table:table-cell>
          <table:table-cell office:value-type="float" office:value="1612.679932" calcext:value-type="float">
            <text:p>1612.679932</text:p>
          </table:table-cell>
          <table:table-cell office:value-type="float" office:value="1582.429688" calcext:value-type="float">
            <text:p>1582.429688</text:p>
          </table:table-cell>
          <table:table-cell office:value-type="float" office:value="1612.639282" calcext:value-type="float">
            <text:p>1612.639282</text:p>
          </table:table-cell>
          <table:table-cell table:number-columns-repeated="13"/>
        </table:table-row>
        <table:table-row table:style-name="ro1">
          <table:table-cell office:value-type="float" office:value="1583.762207" calcext:value-type="float">
            <text:p>1583.762207</text:p>
          </table:table-cell>
          <table:table-cell office:value-type="float" office:value="1605.489136" calcext:value-type="float">
            <text:p>1605.489136</text:p>
          </table:table-cell>
          <table:table-cell office:value-type="float" office:value="1582.504639" calcext:value-type="float">
            <text:p>1582.504639</text:p>
          </table:table-cell>
          <table:table-cell office:value-type="float" office:value="1609.002563" calcext:value-type="float">
            <text:p>1609.002563</text:p>
          </table:table-cell>
          <table:table-cell table:number-columns-repeated="13"/>
        </table:table-row>
        <table:table-row table:style-name="ro1">
          <table:table-cell office:value-type="float" office:value="1574.14209" calcext:value-type="float">
            <text:p>1574.14209</text:p>
          </table:table-cell>
          <table:table-cell office:value-type="float" office:value="1609.802734" calcext:value-type="float">
            <text:p>1609.802734</text:p>
          </table:table-cell>
          <table:table-cell office:value-type="float" office:value="1579.23999" calcext:value-type="float">
            <text:p>1579.23999</text:p>
          </table:table-cell>
          <table:table-cell office:value-type="float" office:value="1606.513184" calcext:value-type="float">
            <text:p>1606.513184</text:p>
          </table:table-cell>
          <table:table-cell table:number-columns-repeated="13"/>
        </table:table-row>
        <table:table-row table:style-name="ro1">
          <table:table-cell office:value-type="float" office:value="1577.366943" calcext:value-type="float">
            <text:p>1577.366943</text:p>
          </table:table-cell>
          <table:table-cell office:value-type="float" office:value="1603.853638" calcext:value-type="float">
            <text:p>1603.853638</text:p>
          </table:table-cell>
          <table:table-cell office:value-type="float" office:value="1578.81897" calcext:value-type="float">
            <text:p>1578.81897</text:p>
          </table:table-cell>
          <table:table-cell office:value-type="float" office:value="1603.841797" calcext:value-type="float">
            <text:p>1603.841797</text:p>
          </table:table-cell>
          <table:table-cell table:number-columns-repeated="13"/>
        </table:table-row>
        <table:table-row table:style-name="ro1">
          <table:table-cell office:value-type="float" office:value="1575.022583" calcext:value-type="float">
            <text:p>1575.022583</text:p>
          </table:table-cell>
          <table:table-cell office:value-type="float" office:value="1601.992065" calcext:value-type="float">
            <text:p>1601.992065</text:p>
          </table:table-cell>
          <table:table-cell office:value-type="float" office:value="1575.752441" calcext:value-type="float">
            <text:p>1575.752441</text:p>
          </table:table-cell>
          <table:table-cell office:value-type="float" office:value="1601.963135" calcext:value-type="float">
            <text:p>1601.963135</text:p>
          </table:table-cell>
          <table:table-cell table:number-columns-repeated="13"/>
        </table:table-row>
        <table:table-row table:style-name="ro1">
          <table:table-cell office:value-type="float" office:value="1572.827148" calcext:value-type="float">
            <text:p>1572.827148</text:p>
          </table:table-cell>
          <table:table-cell office:value-type="float" office:value="1598.534302" calcext:value-type="float">
            <text:p>1598.534302</text:p>
          </table:table-cell>
          <table:table-cell office:value-type="float" office:value="1576.12085" calcext:value-type="float">
            <text:p>1576.12085</text:p>
          </table:table-cell>
          <table:table-cell office:value-type="float" office:value="1599.594971" calcext:value-type="float">
            <text:p>1599.594971</text:p>
          </table:table-cell>
          <table:table-cell table:number-columns-repeated="13"/>
        </table:table-row>
        <table:table-row table:style-name="ro1">
          <table:table-cell office:value-type="float" office:value="1572.388672" calcext:value-type="float">
            <text:p>1572.388672</text:p>
          </table:table-cell>
          <table:table-cell office:value-type="float" office:value="1595.728516" calcext:value-type="float">
            <text:p>1595.728516</text:p>
          </table:table-cell>
          <table:table-cell office:value-type="float" office:value="1573.297485" calcext:value-type="float">
            <text:p>1573.297485</text:p>
          </table:table-cell>
          <table:table-cell office:value-type="float" office:value="1595.763916" calcext:value-type="float">
            <text:p>1595.763916</text:p>
          </table:table-cell>
          <table:table-cell table:number-columns-repeated="13"/>
        </table:table-row>
        <table:table-row table:style-name="ro1">
          <table:table-cell office:value-type="float" office:value="1573.111206" calcext:value-type="float">
            <text:p>1573.111206</text:p>
          </table:table-cell>
          <table:table-cell office:value-type="float" office:value="1594.160034" calcext:value-type="float">
            <text:p>1594.160034</text:p>
          </table:table-cell>
          <table:table-cell office:value-type="float" office:value="1573.15332" calcext:value-type="float">
            <text:p>1573.15332</text:p>
          </table:table-cell>
          <table:table-cell office:value-type="float" office:value="1594.213013" calcext:value-type="float">
            <text:p>1594.213013</text:p>
          </table:table-cell>
          <table:table-cell table:number-columns-repeated="13"/>
        </table:table-row>
        <table:table-row table:style-name="ro1">
          <table:table-cell office:value-type="float" office:value="1566.582642" calcext:value-type="float">
            <text:p>1566.582642</text:p>
          </table:table-cell>
          <table:table-cell office:value-type="float" office:value="1594.250122" calcext:value-type="float">
            <text:p>1594.250122</text:p>
          </table:table-cell>
          <table:table-cell office:value-type="float" office:value="1570.791382" calcext:value-type="float">
            <text:p>1570.791382</text:p>
          </table:table-cell>
          <table:table-cell office:value-type="float" office:value="1591.124756" calcext:value-type="float">
            <text:p>1591.124756</text:p>
          </table:table-cell>
          <table:table-cell table:number-columns-repeated="13"/>
        </table:table-row>
        <table:table-row table:style-name="ro1">
          <table:table-cell office:value-type="float" office:value="1571.723755" calcext:value-type="float">
            <text:p>1571.723755</text:p>
          </table:table-cell>
          <table:table-cell office:value-type="float" office:value="1589.507446" calcext:value-type="float">
            <text:p>1589.507446</text:p>
          </table:table-cell>
          <table:table-cell office:value-type="float" office:value="1569.741455" calcext:value-type="float">
            <text:p>1569.741455</text:p>
          </table:table-cell>
          <table:table-cell office:value-type="float" office:value="1592.706299" calcext:value-type="float">
            <text:p>1592.706299</text:p>
          </table:table-cell>
          <table:table-cell table:number-columns-repeated="13"/>
        </table:table-row>
        <table:table-row table:style-name="ro1">
          <table:table-cell office:value-type="float" office:value="1572.852173" calcext:value-type="float">
            <text:p>1572.852173</text:p>
          </table:table-cell>
          <table:table-cell office:value-type="float" office:value="1586.418823" calcext:value-type="float">
            <text:p>1586.418823</text:p>
          </table:table-cell>
          <table:table-cell office:value-type="float" office:value="1570.193237" calcext:value-type="float">
            <text:p>1570.193237</text:p>
          </table:table-cell>
          <table:table-cell office:value-type="float" office:value="1586.265991" calcext:value-type="float">
            <text:p>1586.265991</text:p>
          </table:table-cell>
          <table:table-cell table:number-columns-repeated="13"/>
        </table:table-row>
        <table:table-row table:style-name="ro1">
          <table:table-cell office:value-type="float" office:value="1572.748413" calcext:value-type="float">
            <text:p>1572.748413</text:p>
          </table:table-cell>
          <table:table-cell office:value-type="float" office:value="1585.443726" calcext:value-type="float">
            <text:p>1585.443726</text:p>
          </table:table-cell>
          <table:table-cell office:value-type="float" office:value="1575.372803" calcext:value-type="float">
            <text:p>1575.372803</text:p>
          </table:table-cell>
          <table:table-cell office:value-type="float" office:value="1582.867676" calcext:value-type="float">
            <text:p>1582.867676</text:p>
          </table:table-cell>
          <table:table-cell table:number-columns-repeated="13"/>
        </table:table-row>
        <table:table-row table:style-name="ro1">
          <table:table-cell office:value-type="float" office:value="1567.774292" calcext:value-type="float">
            <text:p>1567.774292</text:p>
          </table:table-cell>
          <table:table-cell office:value-type="float" office:value="1583.804565" calcext:value-type="float">
            <text:p>1583.804565</text:p>
          </table:table-cell>
          <table:table-cell office:value-type="float" office:value="1572.883545" calcext:value-type="float">
            <text:p>1572.883545</text:p>
          </table:table-cell>
          <table:table-cell office:value-type="float" office:value="1580.045654" calcext:value-type="float">
            <text:p>1580.045654</text:p>
          </table:table-cell>
          <table:table-cell table:number-columns-repeated="13"/>
        </table:table-row>
        <table:table-row table:style-name="ro1">
          <table:table-cell office:value-type="float" office:value="1570.572021" calcext:value-type="float">
            <text:p>1570.572021</text:p>
          </table:table-cell>
          <table:table-cell office:value-type="float" office:value="1582.281372" calcext:value-type="float">
            <text:p>1582.281372</text:p>
          </table:table-cell>
          <table:table-cell office:value-type="float" office:value="1568.300659" calcext:value-type="float">
            <text:p>1568.300659</text:p>
          </table:table-cell>
          <table:table-cell office:value-type="float" office:value="1582.074829" calcext:value-type="float">
            <text:p>1582.074829</text:p>
          </table:table-cell>
          <table:table-cell table:number-columns-repeated="13"/>
        </table:table-row>
        <table:table-row table:style-name="ro1">
          <table:table-cell office:value-type="float" office:value="1566.206909" calcext:value-type="float">
            <text:p>1566.206909</text:p>
          </table:table-cell>
          <table:table-cell office:value-type="float" office:value="1581.276367" calcext:value-type="float">
            <text:p>1581.276367</text:p>
          </table:table-cell>
          <table:table-cell office:value-type="float" office:value="1568.630005" calcext:value-type="float">
            <text:p>1568.630005</text:p>
          </table:table-cell>
          <table:table-cell office:value-type="float" office:value="1580.294434" calcext:value-type="float">
            <text:p>1580.294434</text:p>
          </table:table-cell>
          <table:table-cell table:number-columns-repeated="13"/>
        </table:table-row>
        <table:table-row table:style-name="ro1">
          <table:table-cell office:value-type="float" office:value="1569.69397" calcext:value-type="float">
            <text:p>1569.69397</text:p>
          </table:table-cell>
          <table:table-cell office:value-type="float" office:value="1577.641602" calcext:value-type="float">
            <text:p>1577.641602</text:p>
          </table:table-cell>
          <table:table-cell office:value-type="float" office:value="1570.079712" calcext:value-type="float">
            <text:p>1570.079712</text:p>
          </table:table-cell>
          <table:table-cell office:value-type="float" office:value="1577.067505" calcext:value-type="float">
            <text:p>1577.067505</text:p>
          </table:table-cell>
          <table:table-cell table:number-columns-repeated="13"/>
        </table:table-row>
        <table:table-row table:style-name="ro1">
          <table:table-cell office:value-type="float" office:value="1569.712036" calcext:value-type="float">
            <text:p>1569.712036</text:p>
          </table:table-cell>
          <table:table-cell office:value-type="float" office:value="1577.695801" calcext:value-type="float">
            <text:p>1577.695801</text:p>
          </table:table-cell>
          <table:table-cell office:value-type="float" office:value="1568.995117" calcext:value-type="float">
            <text:p>1568.995117</text:p>
          </table:table-cell>
          <table:table-cell office:value-type="float" office:value="1577.434937" calcext:value-type="float">
            <text:p>1577.434937</text:p>
          </table:table-cell>
          <table:table-cell table:number-columns-repeated="13"/>
        </table:table-row>
        <table:table-row table:style-name="ro1">
          <table:table-cell office:value-type="float" office:value="1565.135132" calcext:value-type="float">
            <text:p>1565.135132</text:p>
          </table:table-cell>
          <table:table-cell office:value-type="float" office:value="1577.8479" calcext:value-type="float">
            <text:p>1577.8479</text:p>
          </table:table-cell>
          <table:table-cell office:value-type="float" office:value="1565.442139" calcext:value-type="float">
            <text:p>1565.442139</text:p>
          </table:table-cell>
          <table:table-cell office:value-type="float" office:value="1575.2229" calcext:value-type="float">
            <text:p>1575.2229</text:p>
          </table:table-cell>
          <table:table-cell table:number-columns-repeated="13"/>
        </table:table-row>
        <table:table-row table:style-name="ro1">
          <table:table-cell office:value-type="float" office:value="1564.934326" calcext:value-type="float">
            <text:p>1564.934326</text:p>
          </table:table-cell>
          <table:table-cell office:value-type="float" office:value="1575.098511" calcext:value-type="float">
            <text:p>1575.098511</text:p>
          </table:table-cell>
          <table:table-cell office:value-type="float" office:value="1567.900146" calcext:value-type="float">
            <text:p>1567.900146</text:p>
          </table:table-cell>
          <table:table-cell office:value-type="float" office:value="1572.293701" calcext:value-type="float">
            <text:p>1572.293701</text:p>
          </table:table-cell>
          <table:table-cell table:number-columns-repeated="13"/>
        </table:table-row>
        <table:table-row table:style-name="ro1">
          <table:table-cell office:value-type="float" office:value="1564.405762" calcext:value-type="float">
            <text:p>1564.405762</text:p>
          </table:table-cell>
          <table:table-cell office:value-type="float" office:value="1574.082031" calcext:value-type="float">
            <text:p>1574.082031</text:p>
          </table:table-cell>
          <table:table-cell office:value-type="float" office:value="1568.747314" calcext:value-type="float">
            <text:p>1568.747314</text:p>
          </table:table-cell>
          <table:table-cell office:value-type="float" office:value="1570.692505" calcext:value-type="float">
            <text:p>1570.692505</text:p>
          </table:table-cell>
          <table:table-cell table:number-columns-repeated="13"/>
        </table:table-row>
        <table:table-row table:style-name="ro1">
          <table:table-cell office:value-type="float" office:value="1562.490601" calcext:value-type="float">
            <text:p>1562.490601</text:p>
          </table:table-cell>
          <table:table-cell office:value-type="float" office:value="1576.150879" calcext:value-type="float">
            <text:p>1576.150879</text:p>
          </table:table-cell>
          <table:table-cell office:value-type="float" office:value="1565.343018" calcext:value-type="float">
            <text:p>1565.343018</text:p>
          </table:table-cell>
          <table:table-cell office:value-type="float" office:value="1572.977173" calcext:value-type="float">
            <text:p>1572.977173</text:p>
          </table:table-cell>
          <table:table-cell table:number-columns-repeated="13"/>
        </table:table-row>
        <table:table-row table:style-name="ro1">
          <table:table-cell office:value-type="float" office:value="1561.394897" calcext:value-type="float">
            <text:p>1561.394897</text:p>
          </table:table-cell>
          <table:table-cell office:value-type="float" office:value="1574.969727" calcext:value-type="float">
            <text:p>1574.969727</text:p>
          </table:table-cell>
          <table:table-cell office:value-type="float" office:value="1566.450317" calcext:value-type="float">
            <text:p>1566.450317</text:p>
          </table:table-cell>
          <table:table-cell office:value-type="float" office:value="1571.940674" calcext:value-type="float">
            <text:p>1571.940674</text:p>
          </table:table-cell>
          <table:table-cell table:number-columns-repeated="13"/>
        </table:table-row>
        <table:table-row table:style-name="ro1">
          <table:table-cell office:value-type="float" office:value="1563.673584" calcext:value-type="float">
            <text:p>1563.673584</text:p>
          </table:table-cell>
          <table:table-cell office:value-type="float" office:value="1574.067993" calcext:value-type="float">
            <text:p>1574.067993</text:p>
          </table:table-cell>
          <table:table-cell office:value-type="float" office:value="1564.869263" calcext:value-type="float">
            <text:p>1564.869263</text:p>
          </table:table-cell>
          <table:table-cell office:value-type="float" office:value="1573.565308" calcext:value-type="float">
            <text:p>1573.565308</text:p>
          </table:table-cell>
          <table:table-cell table:number-columns-repeated="13"/>
        </table:table-row>
        <table:table-row table:style-name="ro1">
          <table:table-cell office:value-type="float" office:value="1563.363159" calcext:value-type="float">
            <text:p>1563.363159</text:p>
          </table:table-cell>
          <table:table-cell office:value-type="float" office:value="1575.067139" calcext:value-type="float">
            <text:p>1575.067139</text:p>
          </table:table-cell>
          <table:table-cell office:value-type="float" office:value="1564.595825" calcext:value-type="float">
            <text:p>1564.595825</text:p>
          </table:table-cell>
          <table:table-cell office:value-type="float" office:value="1570.762085" calcext:value-type="float">
            <text:p>1570.762085</text:p>
          </table:table-cell>
          <table:table-cell table:number-columns-repeated="13"/>
        </table:table-row>
        <table:table-row table:style-name="ro1">
          <table:table-cell office:value-type="float" office:value="1564.01709" calcext:value-type="float">
            <text:p>1564.01709</text:p>
          </table:table-cell>
          <table:table-cell office:value-type="float" office:value="1572.444336" calcext:value-type="float">
            <text:p>1572.444336</text:p>
          </table:table-cell>
          <table:table-cell office:value-type="float" office:value="1566.505859" calcext:value-type="float">
            <text:p>1566.505859</text:p>
          </table:table-cell>
          <table:table-cell office:value-type="float" office:value="1569.740845" calcext:value-type="float">
            <text:p>1569.740845</text:p>
          </table:table-cell>
          <table:table-cell table:number-columns-repeated="13"/>
        </table:table-row>
        <table:table-row table:style-name="ro1">
          <table:table-cell office:value-type="float" office:value="1592.528564" calcext:value-type="float">
            <text:p>1592.528564</text:p>
          </table:table-cell>
          <table:table-cell office:value-type="float" office:value="1599.280518" calcext:value-type="float">
            <text:p>1599.280518</text:p>
          </table:table-cell>
          <table:table-cell office:value-type="float" office:value="1562.192749" calcext:value-type="float">
            <text:p>1562.192749</text:p>
          </table:table-cell>
          <table:table-cell office:value-type="float" office:value="1546.890503" calcext:value-type="float">
            <text:p>1546.890503</text:p>
          </table:table-cell>
          <table:table-cell table:number-columns-repeated="13"/>
        </table:table-row>
        <table:table-row table:style-name="ro1">
          <table:table-cell office:value-type="float" office:value="1664.530029" calcext:value-type="float">
            <text:p>1664.530029</text:p>
          </table:table-cell>
          <table:table-cell office:value-type="float" office:value="1698.202148" calcext:value-type="float">
            <text:p>1698.202148</text:p>
          </table:table-cell>
          <table:table-cell office:value-type="float" office:value="1596.065186" calcext:value-type="float">
            <text:p>1596.065186</text:p>
          </table:table-cell>
          <table:table-cell office:value-type="float" office:value="1592.449585" calcext:value-type="float">
            <text:p>1592.449585</text:p>
          </table:table-cell>
          <table:table-cell table:number-columns-repeated="13"/>
        </table:table-row>
        <table:table-row table:style-name="ro1">
          <table:table-cell office:value-type="float" office:value="1726.331177" calcext:value-type="float">
            <text:p>1726.331177</text:p>
          </table:table-cell>
          <table:table-cell office:value-type="float" office:value="1751.484009" calcext:value-type="float">
            <text:p>1751.484009</text:p>
          </table:table-cell>
          <table:table-cell office:value-type="float" office:value="1647.065552" calcext:value-type="float">
            <text:p>1647.065552</text:p>
          </table:table-cell>
          <table:table-cell office:value-type="float" office:value="1655.819458" calcext:value-type="float">
            <text:p>1655.819458</text:p>
          </table:table-cell>
          <table:table-cell table:number-columns-repeated="13"/>
        </table:table-row>
        <table:table-row table:style-name="ro1">
          <table:table-cell office:value-type="float" office:value="1792.189209" calcext:value-type="float">
            <text:p>1792.189209</text:p>
          </table:table-cell>
          <table:table-cell office:value-type="float" office:value="1819.860352" calcext:value-type="float">
            <text:p>1819.860352</text:p>
          </table:table-cell>
          <table:table-cell office:value-type="float" office:value="1724.107422" calcext:value-type="float">
            <text:p>1724.107422</text:p>
          </table:table-cell>
          <table:table-cell office:value-type="float" office:value="1721.847168" calcext:value-type="float">
            <text:p>1721.847168</text:p>
          </table:table-cell>
          <table:table-cell table:number-columns-repeated="13"/>
        </table:table-row>
        <table:table-row table:style-name="ro1">
          <table:table-cell office:value-type="float" office:value="1698.051147" calcext:value-type="float">
            <text:p>1698.051147</text:p>
          </table:table-cell>
          <table:table-cell office:value-type="float" office:value="1598.226196" calcext:value-type="float">
            <text:p>1598.226196</text:p>
          </table:table-cell>
          <table:table-cell office:value-type="float" office:value="1576.201416" calcext:value-type="float">
            <text:p>1576.201416</text:p>
          </table:table-cell>
          <table:table-cell office:value-type="float" office:value="1580.31543" calcext:value-type="float">
            <text:p>1580.31543</text:p>
          </table:table-cell>
          <table:table-cell table:number-columns-repeated="13"/>
        </table:table-row>
        <table:table-row table:style-name="ro1">
          <table:table-cell office:value-type="float" office:value="1676.196045" calcext:value-type="float">
            <text:p>1676.196045</text:p>
          </table:table-cell>
          <table:table-cell office:value-type="float" office:value="1760.647705" calcext:value-type="float">
            <text:p>1760.647705</text:p>
          </table:table-cell>
          <table:table-cell office:value-type="float" office:value="1657.043823" calcext:value-type="float">
            <text:p>1657.043823</text:p>
          </table:table-cell>
          <table:table-cell office:value-type="float" office:value="1646.647827" calcext:value-type="float">
            <text:p>1646.647827</text:p>
          </table:table-cell>
          <table:table-cell table:number-columns-repeated="13"/>
        </table:table-row>
        <table:table-row table:style-name="ro1">
          <table:table-cell office:value-type="float" office:value="1688.651001" calcext:value-type="float">
            <text:p>1688.651001</text:p>
          </table:table-cell>
          <table:table-cell office:value-type="float" office:value="1735.502808" calcext:value-type="float">
            <text:p>1735.502808</text:p>
          </table:table-cell>
          <table:table-cell office:value-type="float" office:value="1644.065674" calcext:value-type="float">
            <text:p>1644.065674</text:p>
          </table:table-cell>
          <table:table-cell office:value-type="float" office:value="1650.051147" calcext:value-type="float">
            <text:p>1650.051147</text:p>
          </table:table-cell>
          <table:table-cell table:number-columns-repeated="13"/>
        </table:table-row>
        <table:table-row table:style-name="ro1">
          <table:table-cell office:value-type="float" office:value="1719.397339" calcext:value-type="float">
            <text:p>1719.397339</text:p>
          </table:table-cell>
          <table:table-cell office:value-type="float" office:value="1756.578247" calcext:value-type="float">
            <text:p>1756.578247</text:p>
          </table:table-cell>
          <table:table-cell office:value-type="float" office:value="1690.039062" calcext:value-type="float">
            <text:p>1690.039062</text:p>
          </table:table-cell>
          <table:table-cell office:value-type="float" office:value="1676.390625" calcext:value-type="float">
            <text:p>1676.390625</text:p>
          </table:table-cell>
          <table:table-cell table:number-columns-repeated="13"/>
        </table:table-row>
        <table:table-row table:style-name="ro1">
          <table:table-cell office:value-type="float" office:value="1698.045776" calcext:value-type="float">
            <text:p>1698.045776</text:p>
          </table:table-cell>
          <table:table-cell office:value-type="float" office:value="1761.591431" calcext:value-type="float">
            <text:p>1761.591431</text:p>
          </table:table-cell>
          <table:table-cell office:value-type="float" office:value="1670.627075" calcext:value-type="float">
            <text:p>1670.627075</text:p>
          </table:table-cell>
          <table:table-cell office:value-type="float" office:value="1682.803223" calcext:value-type="float">
            <text:p>1682.803223</text:p>
          </table:table-cell>
          <table:table-cell table:number-columns-repeated="13"/>
        </table:table-row>
        <table:table-row table:style-name="ro1">
          <table:table-cell office:value-type="float" office:value="1682.615601" calcext:value-type="float">
            <text:p>1682.615601</text:p>
          </table:table-cell>
          <table:table-cell office:value-type="float" office:value="1744.179932" calcext:value-type="float">
            <text:p>1744.179932</text:p>
          </table:table-cell>
          <table:table-cell office:value-type="float" office:value="1655.273682" calcext:value-type="float">
            <text:p>1655.273682</text:p>
          </table:table-cell>
          <table:table-cell office:value-type="float" office:value="1670.304199" calcext:value-type="float">
            <text:p>1670.304199</text:p>
          </table:table-cell>
          <table:table-cell table:number-columns-repeated="13"/>
        </table:table-row>
        <table:table-row table:style-name="ro1">
          <table:table-cell office:value-type="float" office:value="1657.178589" calcext:value-type="float">
            <text:p>1657.178589</text:p>
          </table:table-cell>
          <table:table-cell office:value-type="float" office:value="1740.440918" calcext:value-type="float">
            <text:p>1740.440918</text:p>
          </table:table-cell>
          <table:table-cell office:value-type="float" office:value="1634.862671" calcext:value-type="float">
            <text:p>1634.862671</text:p>
          </table:table-cell>
          <table:table-cell office:value-type="float" office:value="1680.079346" calcext:value-type="float">
            <text:p>1680.079346</text:p>
          </table:table-cell>
          <table:table-cell table:number-columns-repeated="13"/>
        </table:table-row>
        <table:table-row table:style-name="ro1">
          <table:table-cell office:value-type="float" office:value="1661.048462" calcext:value-type="float">
            <text:p>1661.048462</text:p>
          </table:table-cell>
          <table:table-cell office:value-type="float" office:value="1685.741455" calcext:value-type="float">
            <text:p>1685.741455</text:p>
          </table:table-cell>
          <table:table-cell office:value-type="float" office:value="1686.611328" calcext:value-type="float">
            <text:p>1686.611328</text:p>
          </table:table-cell>
          <table:table-cell office:value-type="float" office:value="1705.989258" calcext:value-type="float">
            <text:p>1705.989258</text:p>
          </table:table-cell>
          <table:table-cell table:number-columns-repeated="13"/>
        </table:table-row>
        <table:table-row table:style-name="ro1">
          <table:table-cell office:value-type="float" office:value="1663.689209" calcext:value-type="float">
            <text:p>1663.689209</text:p>
          </table:table-cell>
          <table:table-cell office:value-type="float" office:value="1731.832764" calcext:value-type="float">
            <text:p>1731.832764</text:p>
          </table:table-cell>
          <table:table-cell office:value-type="float" office:value="1678.374023" calcext:value-type="float">
            <text:p>1678.374023</text:p>
          </table:table-cell>
          <table:table-cell office:value-type="float" office:value="1751.831299" calcext:value-type="float">
            <text:p>1751.831299</text:p>
          </table:table-cell>
          <table:table-cell table:number-columns-repeated="13"/>
        </table:table-row>
        <table:table-row table:style-name="ro1">
          <table:table-cell office:value-type="float" office:value="1630.174683" calcext:value-type="float">
            <text:p>1630.174683</text:p>
          </table:table-cell>
          <table:table-cell office:value-type="float" office:value="1723.081665" calcext:value-type="float">
            <text:p>1723.081665</text:p>
          </table:table-cell>
          <table:table-cell office:value-type="float" office:value="1647.486206" calcext:value-type="float">
            <text:p>1647.486206</text:p>
          </table:table-cell>
          <table:table-cell office:value-type="float" office:value="1723.489868" calcext:value-type="float">
            <text:p>1723.489868</text:p>
          </table:table-cell>
          <table:table-cell table:number-columns-repeated="13"/>
        </table:table-row>
        <table:table-row table:style-name="ro1">
          <table:table-cell office:value-type="float" office:value="1648.057129" calcext:value-type="float">
            <text:p>1648.057129</text:p>
          </table:table-cell>
          <table:table-cell office:value-type="float" office:value="1723.643921" calcext:value-type="float">
            <text:p>1723.643921</text:p>
          </table:table-cell>
          <table:table-cell office:value-type="float" office:value="1661.959961" calcext:value-type="float">
            <text:p>1661.959961</text:p>
          </table:table-cell>
          <table:table-cell office:value-type="float" office:value="1715.307373" calcext:value-type="float">
            <text:p>1715.307373</text:p>
          </table:table-cell>
          <table:table-cell table:number-columns-repeated="13"/>
        </table:table-row>
        <table:table-row table:style-name="ro1">
          <table:table-cell office:value-type="float" office:value="1672.114136" calcext:value-type="float">
            <text:p>1672.114136</text:p>
          </table:table-cell>
          <table:table-cell office:value-type="float" office:value="1726.209351" calcext:value-type="float">
            <text:p>1726.209351</text:p>
          </table:table-cell>
          <table:table-cell office:value-type="float" office:value="1677.895264" calcext:value-type="float">
            <text:p>1677.895264</text:p>
          </table:table-cell>
          <table:table-cell office:value-type="float" office:value="1727.904053" calcext:value-type="float">
            <text:p>1727.904053</text:p>
          </table:table-cell>
          <table:table-cell table:number-columns-repeated="13"/>
        </table:table-row>
        <table:table-row table:style-name="ro1">
          <table:table-cell office:value-type="float" office:value="1653.269043" calcext:value-type="float">
            <text:p>1653.269043</text:p>
          </table:table-cell>
          <table:table-cell office:value-type="float" office:value="1720.131958" calcext:value-type="float">
            <text:p>1720.131958</text:p>
          </table:table-cell>
          <table:table-cell office:value-type="float" office:value="1658.188232" calcext:value-type="float">
            <text:p>1658.188232</text:p>
          </table:table-cell>
          <table:table-cell office:value-type="float" office:value="1723.489624" calcext:value-type="float">
            <text:p>1723.489624</text:p>
          </table:table-cell>
          <table:table-cell table:number-columns-repeated="13"/>
        </table:table-row>
        <table:table-row table:style-name="ro1">
          <table:table-cell office:value-type="float" office:value="1656.140625" calcext:value-type="float">
            <text:p>1656.140625</text:p>
          </table:table-cell>
          <table:table-cell office:value-type="float" office:value="1721.127075" calcext:value-type="float">
            <text:p>1721.127075</text:p>
          </table:table-cell>
          <table:table-cell office:value-type="float" office:value="1661.549316" calcext:value-type="float">
            <text:p>1661.549316</text:p>
          </table:table-cell>
          <table:table-cell office:value-type="float" office:value="1721.576904" calcext:value-type="float">
            <text:p>1721.576904</text:p>
          </table:table-cell>
          <table:table-cell table:number-columns-repeated="13"/>
        </table:table-row>
        <table:table-row table:style-name="ro1">
          <table:table-cell office:value-type="float" office:value="1667.547363" calcext:value-type="float">
            <text:p>1667.547363</text:p>
          </table:table-cell>
          <table:table-cell office:value-type="float" office:value="1735.966675" calcext:value-type="float">
            <text:p>1735.966675</text:p>
          </table:table-cell>
          <table:table-cell office:value-type="float" office:value="1675.351318" calcext:value-type="float">
            <text:p>1675.351318</text:p>
          </table:table-cell>
          <table:table-cell office:value-type="float" office:value="1733.949219" calcext:value-type="float">
            <text:p>1733.949219</text:p>
          </table:table-cell>
          <table:table-cell table:number-columns-repeated="13"/>
        </table:table-row>
        <table:table-row table:style-name="ro1">
          <table:table-cell office:value-type="float" office:value="1660.794556" calcext:value-type="float">
            <text:p>1660.794556</text:p>
          </table:table-cell>
          <table:table-cell office:value-type="float" office:value="1730.870972" calcext:value-type="float">
            <text:p>1730.870972</text:p>
          </table:table-cell>
          <table:table-cell office:value-type="float" office:value="1663.237549" calcext:value-type="float">
            <text:p>1663.237549</text:p>
          </table:table-cell>
          <table:table-cell office:value-type="float" office:value="1731.224121" calcext:value-type="float">
            <text:p>1731.224121</text:p>
          </table:table-cell>
          <table:table-cell table:number-columns-repeated="13"/>
        </table:table-row>
        <table:table-row table:style-name="ro1">
          <table:table-cell office:value-type="float" office:value="1664.710449" calcext:value-type="float">
            <text:p>1664.710449</text:p>
          </table:table-cell>
          <table:table-cell office:value-type="float" office:value="1739.646729" calcext:value-type="float">
            <text:p>1739.646729</text:p>
          </table:table-cell>
          <table:table-cell office:value-type="float" office:value="1669.279053" calcext:value-type="float">
            <text:p>1669.279053</text:p>
          </table:table-cell>
          <table:table-cell office:value-type="float" office:value="1743.424683" calcext:value-type="float">
            <text:p>1743.424683</text:p>
          </table:table-cell>
          <table:table-cell table:number-columns-repeated="13"/>
        </table:table-row>
        <table:table-row table:style-name="ro1">
          <table:table-cell office:value-type="float" office:value="1670.220581" calcext:value-type="float">
            <text:p>1670.220581</text:p>
          </table:table-cell>
          <table:table-cell office:value-type="float" office:value="1732.276367" calcext:value-type="float">
            <text:p>1732.276367</text:p>
          </table:table-cell>
          <table:table-cell office:value-type="float" office:value="1675.895874" calcext:value-type="float">
            <text:p>1675.895874</text:p>
          </table:table-cell>
          <table:table-cell office:value-type="float" office:value="1735.573242" calcext:value-type="float">
            <text:p>1735.573242</text:p>
          </table:table-cell>
          <table:table-cell table:number-columns-repeated="13"/>
        </table:table-row>
        <table:table-row table:style-name="ro1">
          <table:table-cell office:value-type="float" office:value="1660.271606" calcext:value-type="float">
            <text:p>1660.271606</text:p>
          </table:table-cell>
          <table:table-cell office:value-type="float" office:value="1726.16394" calcext:value-type="float">
            <text:p>1726.16394</text:p>
          </table:table-cell>
          <table:table-cell office:value-type="float" office:value="1666.860718" calcext:value-type="float">
            <text:p>1666.860718</text:p>
          </table:table-cell>
          <table:table-cell office:value-type="float" office:value="1726.868408" calcext:value-type="float">
            <text:p>1726.868408</text:p>
          </table:table-cell>
          <table:table-cell table:number-columns-repeated="13"/>
        </table:table-row>
        <table:table-row table:style-name="ro1">
          <table:table-cell office:value-type="float" office:value="1655.307129" calcext:value-type="float">
            <text:p>1655.307129</text:p>
          </table:table-cell>
          <table:table-cell office:value-type="float" office:value="1729.761719" calcext:value-type="float">
            <text:p>1729.761719</text:p>
          </table:table-cell>
          <table:table-cell office:value-type="float" office:value="1664.978516" calcext:value-type="float">
            <text:p>1664.978516</text:p>
          </table:table-cell>
          <table:table-cell office:value-type="float" office:value="1728.395264" calcext:value-type="float">
            <text:p>1728.395264</text:p>
          </table:table-cell>
          <table:table-cell table:number-columns-repeated="13"/>
        </table:table-row>
        <table:table-row table:style-name="ro1">
          <table:table-cell office:value-type="float" office:value="1655.717041" calcext:value-type="float">
            <text:p>1655.717041</text:p>
          </table:table-cell>
          <table:table-cell office:value-type="float" office:value="1723.356567" calcext:value-type="float">
            <text:p>1723.356567</text:p>
          </table:table-cell>
          <table:table-cell office:value-type="float" office:value="1662.332275" calcext:value-type="float">
            <text:p>1662.332275</text:p>
          </table:table-cell>
          <table:table-cell office:value-type="float" office:value="1722.022583" calcext:value-type="float">
            <text:p>1722.022583</text:p>
          </table:table-cell>
          <table:table-cell table:number-columns-repeated="13"/>
        </table:table-row>
        <table:table-row table:style-name="ro1">
          <table:table-cell office:value-type="float" office:value="1653.574341" calcext:value-type="float">
            <text:p>1653.574341</text:p>
          </table:table-cell>
          <table:table-cell office:value-type="float" office:value="1717.453125" calcext:value-type="float">
            <text:p>1717.453125</text:p>
          </table:table-cell>
          <table:table-cell office:value-type="float" office:value="1661.816406" calcext:value-type="float">
            <text:p>1661.816406</text:p>
          </table:table-cell>
          <table:table-cell office:value-type="float" office:value="1714.997314" calcext:value-type="float">
            <text:p>1714.997314</text:p>
          </table:table-cell>
          <table:table-cell table:number-columns-repeated="13"/>
        </table:table-row>
        <table:table-row table:style-name="ro1">
          <table:table-cell office:value-type="float" office:value="1659.213501" calcext:value-type="float">
            <text:p>1659.213501</text:p>
          </table:table-cell>
          <table:table-cell office:value-type="float" office:value="1725.68042" calcext:value-type="float">
            <text:p>1725.68042</text:p>
          </table:table-cell>
          <table:table-cell office:value-type="float" office:value="1666.536011" calcext:value-type="float">
            <text:p>1666.536011</text:p>
          </table:table-cell>
          <table:table-cell office:value-type="float" office:value="1721.26709" calcext:value-type="float">
            <text:p>1721.26709</text:p>
          </table:table-cell>
          <table:table-cell table:number-columns-repeated="13"/>
        </table:table-row>
        <table:table-row table:style-name="ro1">
          <table:table-cell office:value-type="float" office:value="1652.587891" calcext:value-type="float">
            <text:p>1652.587891</text:p>
          </table:table-cell>
          <table:table-cell office:value-type="float" office:value="1724.068604" calcext:value-type="float">
            <text:p>1724.068604</text:p>
          </table:table-cell>
          <table:table-cell office:value-type="float" office:value="1658.528198" calcext:value-type="float">
            <text:p>1658.528198</text:p>
          </table:table-cell>
          <table:table-cell office:value-type="float" office:value="1723.991699" calcext:value-type="float">
            <text:p>1723.991699</text:p>
          </table:table-cell>
          <table:table-cell table:number-columns-repeated="13"/>
        </table:table-row>
        <table:table-row table:style-name="ro1">
          <table:table-cell office:value-type="float" office:value="1656.262573" calcext:value-type="float">
            <text:p>1656.262573</text:p>
          </table:table-cell>
          <table:table-cell office:value-type="float" office:value="1729.714111" calcext:value-type="float">
            <text:p>1729.714111</text:p>
          </table:table-cell>
          <table:table-cell office:value-type="float" office:value="1660.658691" calcext:value-type="float">
            <text:p>1660.658691</text:p>
          </table:table-cell>
          <table:table-cell office:value-type="float" office:value="1727.325928" calcext:value-type="float">
            <text:p>1727.325928</text:p>
          </table:table-cell>
          <table:table-cell table:number-columns-repeated="13"/>
        </table:table-row>
        <table:table-row table:style-name="ro1">
          <table:table-cell office:value-type="float" office:value="1651.633667" calcext:value-type="float">
            <text:p>1651.633667</text:p>
          </table:table-cell>
          <table:table-cell office:value-type="float" office:value="1721.707031" calcext:value-type="float">
            <text:p>1721.707031</text:p>
          </table:table-cell>
          <table:table-cell office:value-type="float" office:value="1662.580811" calcext:value-type="float">
            <text:p>1662.580811</text:p>
          </table:table-cell>
          <table:table-cell office:value-type="float" office:value="1720.203003" calcext:value-type="float">
            <text:p>1720.203003</text:p>
          </table:table-cell>
          <table:table-cell table:number-columns-repeated="13"/>
        </table:table-row>
        <table:table-row table:style-name="ro1">
          <table:table-cell office:value-type="float" office:value="1651.078979" calcext:value-type="float">
            <text:p>1651.078979</text:p>
          </table:table-cell>
          <table:table-cell office:value-type="float" office:value="1729.774414" calcext:value-type="float">
            <text:p>1729.774414</text:p>
          </table:table-cell>
          <table:table-cell office:value-type="float" office:value="1656.15918" calcext:value-type="float">
            <text:p>1656.15918</text:p>
          </table:table-cell>
          <table:table-cell office:value-type="float" office:value="1727.600098" calcext:value-type="float">
            <text:p>1727.600098</text:p>
          </table:table-cell>
          <table:table-cell table:number-columns-repeated="13"/>
        </table:table-row>
        <table:table-row table:style-name="ro1">
          <table:table-cell office:value-type="float" office:value="1651.252441" calcext:value-type="float">
            <text:p>1651.252441</text:p>
          </table:table-cell>
          <table:table-cell office:value-type="float" office:value="1724.856445" calcext:value-type="float">
            <text:p>1724.856445</text:p>
          </table:table-cell>
          <table:table-cell office:value-type="float" office:value="1659.835327" calcext:value-type="float">
            <text:p>1659.835327</text:p>
          </table:table-cell>
          <table:table-cell office:value-type="float" office:value="1722.543335" calcext:value-type="float">
            <text:p>1722.543335</text:p>
          </table:table-cell>
          <table:table-cell table:number-columns-repeated="13"/>
        </table:table-row>
        <table:table-row table:style-name="ro1">
          <table:table-cell office:value-type="float" office:value="1650.800537" calcext:value-type="float">
            <text:p>1650.800537</text:p>
          </table:table-cell>
          <table:table-cell office:value-type="float" office:value="1726.615601" calcext:value-type="float">
            <text:p>1726.615601</text:p>
          </table:table-cell>
          <table:table-cell office:value-type="float" office:value="1655.105957" calcext:value-type="float">
            <text:p>1655.105957</text:p>
          </table:table-cell>
          <table:table-cell office:value-type="float" office:value="1728.514771" calcext:value-type="float">
            <text:p>1728.514771</text:p>
          </table:table-cell>
          <table:table-cell table:number-columns-repeated="13"/>
        </table:table-row>
        <table:table-row table:style-name="ro1">
          <table:table-cell office:value-type="float" office:value="1650.037598" calcext:value-type="float">
            <text:p>1650.037598</text:p>
          </table:table-cell>
          <table:table-cell office:value-type="float" office:value="1711.884277" calcext:value-type="float">
            <text:p>1711.884277</text:p>
          </table:table-cell>
          <table:table-cell office:value-type="float" office:value="1657.927124" calcext:value-type="float">
            <text:p>1657.927124</text:p>
          </table:table-cell>
          <table:table-cell office:value-type="float" office:value="1714.029297" calcext:value-type="float">
            <text:p>1714.029297</text:p>
          </table:table-cell>
          <table:table-cell table:number-columns-repeated="13"/>
        </table:table-row>
        <table:table-row table:style-name="ro1">
          <table:table-cell office:value-type="float" office:value="1650.788208" calcext:value-type="float">
            <text:p>1650.788208</text:p>
          </table:table-cell>
          <table:table-cell office:value-type="float" office:value="1716.285034" calcext:value-type="float">
            <text:p>1716.285034</text:p>
          </table:table-cell>
          <table:table-cell office:value-type="float" office:value="1656.696655" calcext:value-type="float">
            <text:p>1656.696655</text:p>
          </table:table-cell>
          <table:table-cell office:value-type="float" office:value="1717.892334" calcext:value-type="float">
            <text:p>1717.892334</text:p>
          </table:table-cell>
          <table:table-cell table:number-columns-repeated="13"/>
        </table:table-row>
        <table:table-row table:style-name="ro1">
          <table:table-cell office:value-type="float" office:value="1653.919189" calcext:value-type="float">
            <text:p>1653.919189</text:p>
          </table:table-cell>
          <table:table-cell office:value-type="float" office:value="1719.381592" calcext:value-type="float">
            <text:p>1719.381592</text:p>
          </table:table-cell>
          <table:table-cell office:value-type="float" office:value="1660.254028" calcext:value-type="float">
            <text:p>1660.254028</text:p>
          </table:table-cell>
          <table:table-cell office:value-type="float" office:value="1715.739136" calcext:value-type="float">
            <text:p>1715.739136</text:p>
          </table:table-cell>
          <table:table-cell table:number-columns-repeated="13"/>
        </table:table-row>
        <table:table-row table:style-name="ro1">
          <table:table-cell office:value-type="float" office:value="1645.393311" calcext:value-type="float">
            <text:p>1645.393311</text:p>
          </table:table-cell>
          <table:table-cell office:value-type="float" office:value="1716.660522" calcext:value-type="float">
            <text:p>1716.660522</text:p>
          </table:table-cell>
          <table:table-cell office:value-type="float" office:value="1654.184082" calcext:value-type="float">
            <text:p>1654.184082</text:p>
          </table:table-cell>
          <table:table-cell office:value-type="float" office:value="1713.139038" calcext:value-type="float">
            <text:p>1713.139038</text:p>
          </table:table-cell>
          <table:table-cell table:number-columns-repeated="13"/>
        </table:table-row>
        <table:table-row table:style-name="ro1">
          <table:table-cell office:value-type="float" office:value="1652.18042" calcext:value-type="float">
            <text:p>1652.18042</text:p>
          </table:table-cell>
          <table:table-cell office:value-type="float" office:value="1725.762207" calcext:value-type="float">
            <text:p>1725.762207</text:p>
          </table:table-cell>
          <table:table-cell office:value-type="float" office:value="1657.884888" calcext:value-type="float">
            <text:p>1657.884888</text:p>
          </table:table-cell>
          <table:table-cell office:value-type="float" office:value="1723.440186" calcext:value-type="float">
            <text:p>1723.440186</text:p>
          </table:table-cell>
          <table:table-cell table:number-columns-repeated="13"/>
        </table:table-row>
        <table:table-row table:style-name="ro1">
          <table:table-cell office:value-type="float" office:value="1648.969727" calcext:value-type="float">
            <text:p>1648.969727</text:p>
          </table:table-cell>
          <table:table-cell office:value-type="float" office:value="1708.24707" calcext:value-type="float">
            <text:p>1708.24707</text:p>
          </table:table-cell>
          <table:table-cell office:value-type="float" office:value="1655.336426" calcext:value-type="float">
            <text:p>1655.336426</text:p>
          </table:table-cell>
          <table:table-cell office:value-type="float" office:value="1707.706177" calcext:value-type="float">
            <text:p>1707.706177</text:p>
          </table:table-cell>
          <table:table-cell table:number-columns-repeated="13"/>
        </table:table-row>
        <table:table-row table:style-name="ro1">
          <table:table-cell office:value-type="float" office:value="1655.486816" calcext:value-type="float">
            <text:p>1655.486816</text:p>
          </table:table-cell>
          <table:table-cell office:value-type="float" office:value="1704.057129" calcext:value-type="float">
            <text:p>1704.057129</text:p>
          </table:table-cell>
          <table:table-cell office:value-type="float" office:value="1661.117676" calcext:value-type="float">
            <text:p>1661.117676</text:p>
          </table:table-cell>
          <table:table-cell office:value-type="float" office:value="1704.23877" calcext:value-type="float">
            <text:p>1704.23877</text:p>
          </table:table-cell>
          <table:table-cell table:number-columns-repeated="13"/>
        </table:table-row>
        <table:table-row table:style-name="ro1">
          <table:table-cell office:value-type="float" office:value="1648.495239" calcext:value-type="float">
            <text:p>1648.495239</text:p>
          </table:table-cell>
          <table:table-cell office:value-type="float" office:value="1724.12085" calcext:value-type="float">
            <text:p>1724.12085</text:p>
          </table:table-cell>
          <table:table-cell office:value-type="float" office:value="1654.469971" calcext:value-type="float">
            <text:p>1654.469971</text:p>
          </table:table-cell>
          <table:table-cell office:value-type="float" office:value="1721.652222" calcext:value-type="float">
            <text:p>1721.652222</text:p>
          </table:table-cell>
          <table:table-cell table:number-columns-repeated="13"/>
        </table:table-row>
        <table:table-row table:style-name="ro1">
          <table:table-cell office:value-type="float" office:value="1647.564819" calcext:value-type="float">
            <text:p>1647.564819</text:p>
          </table:table-cell>
          <table:table-cell office:value-type="float" office:value="1721.687988" calcext:value-type="float">
            <text:p>1721.687988</text:p>
          </table:table-cell>
          <table:table-cell office:value-type="float" office:value="1652.756104" calcext:value-type="float">
            <text:p>1652.756104</text:p>
          </table:table-cell>
          <table:table-cell office:value-type="float" office:value="1719.341064" calcext:value-type="float">
            <text:p>1719.341064</text:p>
          </table:table-cell>
          <table:table-cell table:number-columns-repeated="13"/>
        </table:table-row>
        <table:table-row table:style-name="ro1">
          <table:table-cell office:value-type="float" office:value="1654.736084" calcext:value-type="float">
            <text:p>1654.736084</text:p>
          </table:table-cell>
          <table:table-cell office:value-type="float" office:value="1716.305054" calcext:value-type="float">
            <text:p>1716.305054</text:p>
          </table:table-cell>
          <table:table-cell office:value-type="float" office:value="1659.261353" calcext:value-type="float">
            <text:p>1659.261353</text:p>
          </table:table-cell>
          <table:table-cell office:value-type="float" office:value="1716.910645" calcext:value-type="float">
            <text:p>1716.910645</text:p>
          </table:table-cell>
          <table:table-cell table:number-columns-repeated="13"/>
        </table:table-row>
        <table:table-row table:style-name="ro1">
          <table:table-cell office:value-type="float" office:value="1648.52478" calcext:value-type="float">
            <text:p>1648.52478</text:p>
          </table:table-cell>
          <table:table-cell office:value-type="float" office:value="1724.691895" calcext:value-type="float">
            <text:p>1724.691895</text:p>
          </table:table-cell>
          <table:table-cell office:value-type="float" office:value="1653.555176" calcext:value-type="float">
            <text:p>1653.555176</text:p>
          </table:table-cell>
          <table:table-cell office:value-type="float" office:value="1721.423096" calcext:value-type="float">
            <text:p>1721.423096</text:p>
          </table:table-cell>
          <table:table-cell table:number-columns-repeated="13"/>
        </table:table-row>
        <table:table-row table:style-name="ro1">
          <table:table-cell office:value-type="float" office:value="1652.53064" calcext:value-type="float">
            <text:p>1652.53064</text:p>
          </table:table-cell>
          <table:table-cell office:value-type="float" office:value="1713.062256" calcext:value-type="float">
            <text:p>1713.062256</text:p>
          </table:table-cell>
          <table:table-cell office:value-type="float" office:value="1657.745972" calcext:value-type="float">
            <text:p>1657.745972</text:p>
          </table:table-cell>
          <table:table-cell office:value-type="float" office:value="1716.184814" calcext:value-type="float">
            <text:p>1716.184814</text:p>
          </table:table-cell>
          <table:table-cell table:number-columns-repeated="13"/>
        </table:table-row>
        <table:table-row table:style-name="ro1">
          <table:table-cell office:value-type="float" office:value="1648.3396" calcext:value-type="float">
            <text:p>1648.3396</text:p>
          </table:table-cell>
          <table:table-cell office:value-type="float" office:value="1724.079102" calcext:value-type="float">
            <text:p>1724.079102</text:p>
          </table:table-cell>
          <table:table-cell office:value-type="float" office:value="1655.690308" calcext:value-type="float">
            <text:p>1655.690308</text:p>
          </table:table-cell>
          <table:table-cell office:value-type="float" office:value="1720.033325" calcext:value-type="float">
            <text:p>1720.033325</text:p>
          </table:table-cell>
          <table:table-cell table:number-columns-repeated="13"/>
        </table:table-row>
        <table:table-row table:style-name="ro1">
          <table:table-cell office:value-type="float" office:value="1654.281128" calcext:value-type="float">
            <text:p>1654.281128</text:p>
          </table:table-cell>
          <table:table-cell office:value-type="float" office:value="1726.609131" calcext:value-type="float">
            <text:p>1726.609131</text:p>
          </table:table-cell>
          <table:table-cell office:value-type="float" office:value="1660.57251" calcext:value-type="float">
            <text:p>1660.57251</text:p>
          </table:table-cell>
          <table:table-cell office:value-type="float" office:value="1720.956909" calcext:value-type="float">
            <text:p>1720.956909</text:p>
          </table:table-cell>
          <table:table-cell table:number-columns-repeated="13"/>
        </table:table-row>
        <table:table-row table:style-name="ro1">
          <table:table-cell office:value-type="float" office:value="1650.291138" calcext:value-type="float">
            <text:p>1650.291138</text:p>
          </table:table-cell>
          <table:table-cell office:value-type="float" office:value="1726.893921" calcext:value-type="float">
            <text:p>1726.893921</text:p>
          </table:table-cell>
          <table:table-cell office:value-type="float" office:value="1655.21814" calcext:value-type="float">
            <text:p>1655.21814</text:p>
          </table:table-cell>
          <table:table-cell office:value-type="float" office:value="1723.685791" calcext:value-type="float">
            <text:p>1723.685791</text:p>
          </table:table-cell>
          <table:table-cell table:number-columns-repeated="13"/>
        </table:table-row>
        <table:table-row table:style-name="ro1">
          <table:table-cell office:value-type="float" office:value="1651.203613" calcext:value-type="float">
            <text:p>1651.203613</text:p>
          </table:table-cell>
          <table:table-cell office:value-type="float" office:value="1725.62915" calcext:value-type="float">
            <text:p>1725.62915</text:p>
          </table:table-cell>
          <table:table-cell office:value-type="float" office:value="1656.117798" calcext:value-type="float">
            <text:p>1656.117798</text:p>
          </table:table-cell>
          <table:table-cell office:value-type="float" office:value="1724.642944" calcext:value-type="float">
            <text:p>1724.642944</text:p>
          </table:table-cell>
          <table:table-cell table:number-columns-repeated="13"/>
        </table:table-row>
        <table:table-row table:style-name="ro1">
          <table:table-cell office:value-type="float" office:value="1649.589844" calcext:value-type="float">
            <text:p>1649.589844</text:p>
          </table:table-cell>
          <table:table-cell office:value-type="float" office:value="1726.726929" calcext:value-type="float">
            <text:p>1726.726929</text:p>
          </table:table-cell>
          <table:table-cell office:value-type="float" office:value="1654.564453" calcext:value-type="float">
            <text:p>1654.564453</text:p>
          </table:table-cell>
          <table:table-cell office:value-type="float" office:value="1723.794312" calcext:value-type="float">
            <text:p>1723.794312</text:p>
          </table:table-cell>
          <table:table-cell table:number-columns-repeated="13"/>
        </table:table-row>
        <table:table-row table:style-name="ro1">
          <table:table-cell office:value-type="float" office:value="1649.180908" calcext:value-type="float">
            <text:p>1649.180908</text:p>
          </table:table-cell>
          <table:table-cell office:value-type="float" office:value="1728.997925" calcext:value-type="float">
            <text:p>1728.997925</text:p>
          </table:table-cell>
          <table:table-cell office:value-type="float" office:value="1657.18335" calcext:value-type="float">
            <text:p>1657.18335</text:p>
          </table:table-cell>
          <table:table-cell office:value-type="float" office:value="1728.318848" calcext:value-type="float">
            <text:p>1728.318848</text:p>
          </table:table-cell>
          <table:table-cell table:number-columns-repeated="13"/>
        </table:table-row>
        <table:table-row table:style-name="ro1">
          <table:table-cell office:value-type="float" office:value="1651.898315" calcext:value-type="float">
            <text:p>1651.898315</text:p>
          </table:table-cell>
          <table:table-cell office:value-type="float" office:value="1720.640503" calcext:value-type="float">
            <text:p>1720.640503</text:p>
          </table:table-cell>
          <table:table-cell office:value-type="float" office:value="1658.83313" calcext:value-type="float">
            <text:p>1658.83313</text:p>
          </table:table-cell>
          <table:table-cell office:value-type="float" office:value="1719.415771" calcext:value-type="float">
            <text:p>1719.415771</text:p>
          </table:table-cell>
          <table:table-cell table:number-columns-repeated="13"/>
        </table:table-row>
        <table:table-row table:style-name="ro1">
          <table:table-cell office:value-type="float" office:value="1654.452148" calcext:value-type="float">
            <text:p>1654.452148</text:p>
          </table:table-cell>
          <table:table-cell office:value-type="float" office:value="1724.477051" calcext:value-type="float">
            <text:p>1724.477051</text:p>
          </table:table-cell>
          <table:table-cell office:value-type="float" office:value="1660.030518" calcext:value-type="float">
            <text:p>1660.030518</text:p>
          </table:table-cell>
          <table:table-cell office:value-type="float" office:value="1722.100342" calcext:value-type="float">
            <text:p>1722.100342</text:p>
          </table:table-cell>
          <table:table-cell table:number-columns-repeated="13"/>
        </table:table-row>
        <table:table-row table:style-name="ro1">
          <table:table-cell office:value-type="float" office:value="1650.452393" calcext:value-type="float">
            <text:p>1650.452393</text:p>
          </table:table-cell>
          <table:table-cell office:value-type="float" office:value="1732.466919" calcext:value-type="float">
            <text:p>1732.466919</text:p>
          </table:table-cell>
          <table:table-cell office:value-type="float" office:value="1653.819092" calcext:value-type="float">
            <text:p>1653.819092</text:p>
          </table:table-cell>
          <table:table-cell office:value-type="float" office:value="1730.983032" calcext:value-type="float">
            <text:p>1730.983032</text:p>
          </table:table-cell>
          <table:table-cell table:number-columns-repeated="13"/>
        </table:table-row>
        <table:table-row table:style-name="ro1">
          <table:table-cell office:value-type="float" office:value="1654.511963" calcext:value-type="float">
            <text:p>1654.511963</text:p>
          </table:table-cell>
          <table:table-cell office:value-type="float" office:value="1722.966064" calcext:value-type="float">
            <text:p>1722.966064</text:p>
          </table:table-cell>
          <table:table-cell office:value-type="float" office:value="1662.334106" calcext:value-type="float">
            <text:p>1662.334106</text:p>
          </table:table-cell>
          <table:table-cell office:value-type="float" office:value="1719.09375" calcext:value-type="float">
            <text:p>1719.09375</text:p>
          </table:table-cell>
          <table:table-cell table:number-columns-repeated="13"/>
        </table:table-row>
        <table:table-row table:style-name="ro1">
          <table:table-cell office:value-type="float" office:value="1652.068848" calcext:value-type="float">
            <text:p>1652.068848</text:p>
          </table:table-cell>
          <table:table-cell office:value-type="float" office:value="1721.365967" calcext:value-type="float">
            <text:p>1721.365967</text:p>
          </table:table-cell>
          <table:table-cell office:value-type="float" office:value="1655.864258" calcext:value-type="float">
            <text:p>1655.864258</text:p>
          </table:table-cell>
          <table:table-cell office:value-type="float" office:value="1722.575439" calcext:value-type="float">
            <text:p>1722.575439</text:p>
          </table:table-cell>
          <table:table-cell table:number-columns-repeated="13"/>
        </table:table-row>
        <table:table-row table:style-name="ro1">
          <table:table-cell office:value-type="float" office:value="1650.174805" calcext:value-type="float">
            <text:p>1650.174805</text:p>
          </table:table-cell>
          <table:table-cell office:value-type="float" office:value="1724.762939" calcext:value-type="float">
            <text:p>1724.762939</text:p>
          </table:table-cell>
          <table:table-cell office:value-type="float" office:value="1657.184692" calcext:value-type="float">
            <text:p>1657.184692</text:p>
          </table:table-cell>
          <table:table-cell office:value-type="float" office:value="1721.283691" calcext:value-type="float">
            <text:p>1721.283691</text:p>
          </table:table-cell>
          <table:table-cell table:number-columns-repeated="13"/>
        </table:table-row>
        <table:table-row table:style-name="ro1">
          <table:table-cell office:value-type="float" office:value="1651.996216" calcext:value-type="float">
            <text:p>1651.996216</text:p>
          </table:table-cell>
          <table:table-cell office:value-type="float" office:value="1733.754639" calcext:value-type="float">
            <text:p>1733.754639</text:p>
          </table:table-cell>
          <table:table-cell office:value-type="float" office:value="1660.621216" calcext:value-type="float">
            <text:p>1660.621216</text:p>
          </table:table-cell>
          <table:table-cell office:value-type="float" office:value="1727.146484" calcext:value-type="float">
            <text:p>1727.146484</text:p>
          </table:table-cell>
          <table:table-cell table:number-columns-repeated="13"/>
        </table:table-row>
        <table:table-row table:style-name="ro1">
          <table:table-cell office:value-type="float" office:value="1655.28772" calcext:value-type="float">
            <text:p>1655.28772</text:p>
          </table:table-cell>
          <table:table-cell office:value-type="float" office:value="1719.8573" calcext:value-type="float">
            <text:p>1719.8573</text:p>
          </table:table-cell>
          <table:table-cell office:value-type="float" office:value="1659.574219" calcext:value-type="float">
            <text:p>1659.574219</text:p>
          </table:table-cell>
          <table:table-cell office:value-type="float" office:value="1719.855225" calcext:value-type="float">
            <text:p>1719.855225</text:p>
          </table:table-cell>
          <table:table-cell table:number-columns-repeated="13"/>
        </table:table-row>
        <table:table-row table:style-name="ro1">
          <table:table-cell office:value-type="float" office:value="1650.425537" calcext:value-type="float">
            <text:p>1650.425537</text:p>
          </table:table-cell>
          <table:table-cell office:value-type="float" office:value="1727.605591" calcext:value-type="float">
            <text:p>1727.605591</text:p>
          </table:table-cell>
          <table:table-cell office:value-type="float" office:value="1654.548462" calcext:value-type="float">
            <text:p>1654.548462</text:p>
          </table:table-cell>
          <table:table-cell office:value-type="float" office:value="1724.848389" calcext:value-type="float">
            <text:p>1724.848389</text:p>
          </table:table-cell>
          <table:table-cell table:number-columns-repeated="13"/>
        </table:table-row>
        <table:table-row table:style-name="ro1">
          <table:table-cell office:value-type="float" office:value="1652.948242" calcext:value-type="float">
            <text:p>1652.948242</text:p>
          </table:table-cell>
          <table:table-cell office:value-type="float" office:value="1717.771851" calcext:value-type="float">
            <text:p>1717.771851</text:p>
          </table:table-cell>
          <table:table-cell office:value-type="float" office:value="1657.404053" calcext:value-type="float">
            <text:p>1657.404053</text:p>
          </table:table-cell>
          <table:table-cell office:value-type="float" office:value="1718.528809" calcext:value-type="float">
            <text:p>1718.528809</text:p>
          </table:table-cell>
          <table:table-cell table:number-columns-repeated="13"/>
        </table:table-row>
        <table:table-row table:style-name="ro1">
          <table:table-cell office:value-type="float" office:value="1651.071655" calcext:value-type="float">
            <text:p>1651.071655</text:p>
          </table:table-cell>
          <table:table-cell office:value-type="float" office:value="1729.237305" calcext:value-type="float">
            <text:p>1729.237305</text:p>
          </table:table-cell>
          <table:table-cell office:value-type="float" office:value="1656.74585" calcext:value-type="float">
            <text:p>1656.74585</text:p>
          </table:table-cell>
          <table:table-cell office:value-type="float" office:value="1730.328003" calcext:value-type="float">
            <text:p>1730.328003</text:p>
          </table:table-cell>
          <table:table-cell table:number-columns-repeated="13"/>
        </table:table-row>
        <table:table-row table:style-name="ro1">
          <table:table-cell office:value-type="float" office:value="1651.735474" calcext:value-type="float">
            <text:p>1651.735474</text:p>
          </table:table-cell>
          <table:table-cell office:value-type="float" office:value="1728.134399" calcext:value-type="float">
            <text:p>1728.134399</text:p>
          </table:table-cell>
          <table:table-cell office:value-type="float" office:value="1658.598389" calcext:value-type="float">
            <text:p>1658.598389</text:p>
          </table:table-cell>
          <table:table-cell office:value-type="float" office:value="1726.859009" calcext:value-type="float">
            <text:p>1726.859009</text:p>
          </table:table-cell>
          <table:table-cell table:number-columns-repeated="13"/>
        </table:table-row>
        <table:table-row table:style-name="ro1">
          <table:table-cell office:value-type="float" office:value="1654.098022" calcext:value-type="float">
            <text:p>1654.098022</text:p>
          </table:table-cell>
          <table:table-cell office:value-type="float" office:value="1724.198486" calcext:value-type="float">
            <text:p>1724.198486</text:p>
          </table:table-cell>
          <table:table-cell office:value-type="float" office:value="1659.97522" calcext:value-type="float">
            <text:p>1659.97522</text:p>
          </table:table-cell>
          <table:table-cell office:value-type="float" office:value="1724.526611" calcext:value-type="float">
            <text:p>1724.526611</text:p>
          </table:table-cell>
          <table:table-cell table:number-columns-repeated="13"/>
        </table:table-row>
        <table:table-row table:style-name="ro1">
          <table:table-cell office:value-type="float" office:value="1650.196045" calcext:value-type="float">
            <text:p>1650.196045</text:p>
          </table:table-cell>
          <table:table-cell office:value-type="float" office:value="1729.967773" calcext:value-type="float">
            <text:p>1729.967773</text:p>
          </table:table-cell>
          <table:table-cell office:value-type="float" office:value="1658.381348" calcext:value-type="float">
            <text:p>1658.381348</text:p>
          </table:table-cell>
          <table:table-cell office:value-type="float" office:value="1727.682129" calcext:value-type="float">
            <text:p>1727.682129</text:p>
          </table:table-cell>
          <table:table-cell table:number-columns-repeated="13"/>
        </table:table-row>
        <table:table-row table:style-name="ro1">
          <table:table-cell office:value-type="float" office:value="1651.057129" calcext:value-type="float">
            <text:p>1651.057129</text:p>
          </table:table-cell>
          <table:table-cell office:value-type="float" office:value="1734.741943" calcext:value-type="float">
            <text:p>1734.741943</text:p>
          </table:table-cell>
          <table:table-cell office:value-type="float" office:value="1654.198242" calcext:value-type="float">
            <text:p>1654.198242</text:p>
          </table:table-cell>
          <table:table-cell office:value-type="float" office:value="1734.385376" calcext:value-type="float">
            <text:p>1734.385376</text:p>
          </table:table-cell>
          <table:table-cell table:number-columns-repeated="13"/>
        </table:table-row>
        <table:table-row table:style-name="ro1">
          <table:table-cell office:value-type="float" office:value="1653.437744" calcext:value-type="float">
            <text:p>1653.437744</text:p>
          </table:table-cell>
          <table:table-cell office:value-type="float" office:value="1722.806885" calcext:value-type="float">
            <text:p>1722.806885</text:p>
          </table:table-cell>
          <table:table-cell office:value-type="float" office:value="1661.018311" calcext:value-type="float">
            <text:p>1661.018311</text:p>
          </table:table-cell>
          <table:table-cell office:value-type="float" office:value="1718.025391" calcext:value-type="float">
            <text:p>1718.025391</text:p>
          </table:table-cell>
          <table:table-cell table:number-columns-repeated="13"/>
        </table:table-row>
        <table:table-row table:style-name="ro1">
          <table:table-cell office:value-type="float" office:value="1653.124634" calcext:value-type="float">
            <text:p>1653.124634</text:p>
          </table:table-cell>
          <table:table-cell office:value-type="float" office:value="1734.440186" calcext:value-type="float">
            <text:p>1734.440186</text:p>
          </table:table-cell>
          <table:table-cell office:value-type="float" office:value="1656.431885" calcext:value-type="float">
            <text:p>1656.431885</text:p>
          </table:table-cell>
          <table:table-cell office:value-type="float" office:value="1733.284912" calcext:value-type="float">
            <text:p>1733.284912</text:p>
          </table:table-cell>
          <table:table-cell table:number-columns-repeated="13"/>
        </table:table-row>
        <table:table-row table:style-name="ro1">
          <table:table-cell office:value-type="float" office:value="1655.373291" calcext:value-type="float">
            <text:p>1655.373291</text:p>
          </table:table-cell>
          <table:table-cell office:value-type="float" office:value="1723.633179" calcext:value-type="float">
            <text:p>1723.633179</text:p>
          </table:table-cell>
          <table:table-cell office:value-type="float" office:value="1662.772339" calcext:value-type="float">
            <text:p>1662.772339</text:p>
          </table:table-cell>
          <table:table-cell office:value-type="float" office:value="1723.016724" calcext:value-type="float">
            <text:p>1723.016724</text:p>
          </table:table-cell>
          <table:table-cell table:number-columns-repeated="13"/>
        </table:table-row>
        <table:table-row table:style-name="ro1">
          <table:table-cell office:value-type="float" office:value="1655.601929" calcext:value-type="float">
            <text:p>1655.601929</text:p>
          </table:table-cell>
          <table:table-cell office:value-type="float" office:value="1731.046387" calcext:value-type="float">
            <text:p>1731.046387</text:p>
          </table:table-cell>
          <table:table-cell office:value-type="float" office:value="1658.480957" calcext:value-type="float">
            <text:p>1658.480957</text:p>
          </table:table-cell>
          <table:table-cell office:value-type="float" office:value="1731.453247" calcext:value-type="float">
            <text:p>1731.453247</text:p>
          </table:table-cell>
          <table:table-cell table:number-columns-repeated="13"/>
        </table:table-row>
        <table:table-row table:style-name="ro1">
          <table:table-cell office:value-type="float" office:value="1653.983887" calcext:value-type="float">
            <text:p>1653.983887</text:p>
          </table:table-cell>
          <table:table-cell office:value-type="float" office:value="1733.072754" calcext:value-type="float">
            <text:p>1733.072754</text:p>
          </table:table-cell>
          <table:table-cell office:value-type="float" office:value="1661.916504" calcext:value-type="float">
            <text:p>1661.916504</text:p>
          </table:table-cell>
          <table:table-cell office:value-type="float" office:value="1731.672974" calcext:value-type="float">
            <text:p>1731.672974</text:p>
          </table:table-cell>
          <table:table-cell table:number-columns-repeated="13"/>
        </table:table-row>
        <table:table-row table:style-name="ro1">
          <table:table-cell office:value-type="float" office:value="1653.889282" calcext:value-type="float">
            <text:p>1653.889282</text:p>
          </table:table-cell>
          <table:table-cell office:value-type="float" office:value="1729.106079" calcext:value-type="float">
            <text:p>1729.106079</text:p>
          </table:table-cell>
          <table:table-cell office:value-type="float" office:value="1662.078613" calcext:value-type="float">
            <text:p>1662.078613</text:p>
          </table:table-cell>
          <table:table-cell office:value-type="float" office:value="1727.651123" calcext:value-type="float">
            <text:p>1727.651123</text:p>
          </table:table-cell>
          <table:table-cell table:number-columns-repeated="13"/>
        </table:table-row>
        <table:table-row table:style-name="ro1">
          <table:table-cell office:value-type="float" office:value="1653.900146" calcext:value-type="float">
            <text:p>1653.900146</text:p>
          </table:table-cell>
          <table:table-cell office:value-type="float" office:value="1731.167114" calcext:value-type="float">
            <text:p>1731.167114</text:p>
          </table:table-cell>
          <table:table-cell office:value-type="float" office:value="1660.135376" calcext:value-type="float">
            <text:p>1660.135376</text:p>
          </table:table-cell>
          <table:table-cell office:value-type="float" office:value="1727.960205" calcext:value-type="float">
            <text:p>1727.960205</text:p>
          </table:table-cell>
          <table:table-cell table:number-columns-repeated="13"/>
        </table:table-row>
        <table:table-row table:style-name="ro1">
          <table:table-cell office:value-type="float" office:value="1655.168701" calcext:value-type="float">
            <text:p>1655.168701</text:p>
          </table:table-cell>
          <table:table-cell office:value-type="float" office:value="1734.088379" calcext:value-type="float">
            <text:p>1734.088379</text:p>
          </table:table-cell>
          <table:table-cell office:value-type="float" office:value="1660.685791" calcext:value-type="float">
            <text:p>1660.685791</text:p>
          </table:table-cell>
          <table:table-cell office:value-type="float" office:value="1732.031128" calcext:value-type="float">
            <text:p>1732.031128</text:p>
          </table:table-cell>
          <table:table-cell table:number-columns-repeated="13"/>
        </table:table-row>
        <table:table-row table:style-name="ro1">
          <table:table-cell office:value-type="float" office:value="1657.363647" calcext:value-type="float">
            <text:p>1657.363647</text:p>
          </table:table-cell>
          <table:table-cell office:value-type="float" office:value="1732.834106" calcext:value-type="float">
            <text:p>1732.834106</text:p>
          </table:table-cell>
          <table:table-cell office:value-type="float" office:value="1663.239746" calcext:value-type="float">
            <text:p>1663.239746</text:p>
          </table:table-cell>
          <table:table-cell office:value-type="float" office:value="1733.536133" calcext:value-type="float">
            <text:p>1733.536133</text:p>
          </table:table-cell>
          <table:table-cell table:number-columns-repeated="13"/>
        </table:table-row>
        <table:table-row table:style-name="ro1">
          <table:table-cell office:value-type="float" office:value="1657.573242" calcext:value-type="float">
            <text:p>1657.573242</text:p>
          </table:table-cell>
          <table:table-cell office:value-type="float" office:value="1728.244385" calcext:value-type="float">
            <text:p>1728.244385</text:p>
          </table:table-cell>
          <table:table-cell office:value-type="float" office:value="1663.739136" calcext:value-type="float">
            <text:p>1663.739136</text:p>
          </table:table-cell>
          <table:table-cell office:value-type="float" office:value="1728.28772" calcext:value-type="float">
            <text:p>1728.28772</text:p>
          </table:table-cell>
          <table:table-cell table:number-columns-repeated="13"/>
        </table:table-row>
        <table:table-row table:style-name="ro1">
          <table:table-cell office:value-type="float" office:value="1656.561035" calcext:value-type="float">
            <text:p>1656.561035</text:p>
          </table:table-cell>
          <table:table-cell office:value-type="float" office:value="1736.941528" calcext:value-type="float">
            <text:p>1736.941528</text:p>
          </table:table-cell>
          <table:table-cell office:value-type="float" office:value="1662.218262" calcext:value-type="float">
            <text:p>1662.218262</text:p>
          </table:table-cell>
          <table:table-cell office:value-type="float" office:value="1737.680908" calcext:value-type="float">
            <text:p>1737.680908</text:p>
          </table:table-cell>
          <table:table-cell table:number-columns-repeated="13"/>
        </table:table-row>
        <table:table-row table:style-name="ro1">
          <table:table-cell office:value-type="float" office:value="1657.431152" calcext:value-type="float">
            <text:p>1657.431152</text:p>
          </table:table-cell>
          <table:table-cell office:value-type="float" office:value="1730.837402" calcext:value-type="float">
            <text:p>1730.837402</text:p>
          </table:table-cell>
          <table:table-cell office:value-type="float" office:value="1661.996216" calcext:value-type="float">
            <text:p>1661.996216</text:p>
          </table:table-cell>
          <table:table-cell office:value-type="float" office:value="1731.297852" calcext:value-type="float">
            <text:p>1731.297852</text:p>
          </table:table-cell>
          <table:table-cell table:number-columns-repeated="13"/>
        </table:table-row>
        <table:table-row table:style-name="ro1">
          <table:table-cell office:value-type="float" office:value="1657.84082" calcext:value-type="float">
            <text:p>1657.84082</text:p>
          </table:table-cell>
          <table:table-cell office:value-type="float" office:value="1730.364136" calcext:value-type="float">
            <text:p>1730.364136</text:p>
          </table:table-cell>
          <table:table-cell office:value-type="float" office:value="1664.501953" calcext:value-type="float">
            <text:p>1664.501953</text:p>
          </table:table-cell>
          <table:table-cell office:value-type="float" office:value="1729.282227" calcext:value-type="float">
            <text:p>1729.282227</text:p>
          </table:table-cell>
          <table:table-cell table:number-columns-repeated="13"/>
        </table:table-row>
        <table:table-row table:style-name="ro1">
          <table:table-cell office:value-type="float" office:value="1659.625" calcext:value-type="float">
            <text:p>1659.625</text:p>
          </table:table-cell>
          <table:table-cell office:value-type="float" office:value="1734.709351" calcext:value-type="float">
            <text:p>1734.709351</text:p>
          </table:table-cell>
          <table:table-cell office:value-type="float" office:value="1666.578491" calcext:value-type="float">
            <text:p>1666.578491</text:p>
          </table:table-cell>
          <table:table-cell office:value-type="float" office:value="1733.371948" calcext:value-type="float">
            <text:p>1733.371948</text:p>
          </table:table-cell>
          <table:table-cell table:number-columns-repeated="13"/>
        </table:table-row>
        <table:table-row table:style-name="ro1">
          <table:table-cell office:value-type="float" office:value="1661.876831" calcext:value-type="float">
            <text:p>1661.876831</text:p>
          </table:table-cell>
          <table:table-cell office:value-type="float" office:value="1729.065796" calcext:value-type="float">
            <text:p>1729.065796</text:p>
          </table:table-cell>
          <table:table-cell office:value-type="float" office:value="1665.85083" calcext:value-type="float">
            <text:p>1665.85083</text:p>
          </table:table-cell>
          <table:table-cell office:value-type="float" office:value="1726.794434" calcext:value-type="float">
            <text:p>1726.794434</text:p>
          </table:table-cell>
          <table:table-cell table:number-columns-repeated="13"/>
        </table:table-row>
        <table:table-row table:style-name="ro1">
          <table:table-cell office:value-type="float" office:value="1652.404297" calcext:value-type="float">
            <text:p>1652.404297</text:p>
          </table:table-cell>
          <table:table-cell office:value-type="float" office:value="1739.412598" calcext:value-type="float">
            <text:p>1739.412598</text:p>
          </table:table-cell>
          <table:table-cell office:value-type="float" office:value="1661.092407" calcext:value-type="float">
            <text:p>1661.092407</text:p>
          </table:table-cell>
          <table:table-cell office:value-type="float" office:value="1737.870605" calcext:value-type="float">
            <text:p>1737.870605</text:p>
          </table:table-cell>
          <table:table-cell table:number-columns-repeated="13"/>
        </table:table-row>
        <table:table-row table:style-name="ro1">
          <table:table-cell office:value-type="float" office:value="1659.172485" calcext:value-type="float">
            <text:p>1659.172485</text:p>
          </table:table-cell>
          <table:table-cell office:value-type="float" office:value="1734.276611" calcext:value-type="float">
            <text:p>1734.276611</text:p>
          </table:table-cell>
          <table:table-cell office:value-type="float" office:value="1664.446533" calcext:value-type="float">
            <text:p>1664.446533</text:p>
          </table:table-cell>
          <table:table-cell office:value-type="float" office:value="1732.720581" calcext:value-type="float">
            <text:p>1732.720581</text:p>
          </table:table-cell>
          <table:table-cell table:number-columns-repeated="13"/>
        </table:table-row>
        <table:table-row table:style-name="ro1">
          <table:table-cell office:value-type="float" office:value="1657.327271" calcext:value-type="float">
            <text:p>1657.327271</text:p>
          </table:table-cell>
          <table:table-cell office:value-type="float" office:value="1732.36145" calcext:value-type="float">
            <text:p>1732.36145</text:p>
          </table:table-cell>
          <table:table-cell office:value-type="float" office:value="1663.738892" calcext:value-type="float">
            <text:p>1663.738892</text:p>
          </table:table-cell>
          <table:table-cell office:value-type="float" office:value="1729.557251" calcext:value-type="float">
            <text:p>1729.557251</text:p>
          </table:table-cell>
          <table:table-cell table:number-columns-repeated="13"/>
        </table:table-row>
        <table:table-row table:style-name="ro1">
          <table:table-cell office:value-type="float" office:value="1659.170288" calcext:value-type="float">
            <text:p>1659.170288</text:p>
          </table:table-cell>
          <table:table-cell office:value-type="float" office:value="1737.226929" calcext:value-type="float">
            <text:p>1737.226929</text:p>
          </table:table-cell>
          <table:table-cell office:value-type="float" office:value="1666.767944" calcext:value-type="float">
            <text:p>1666.767944</text:p>
          </table:table-cell>
          <table:table-cell office:value-type="float" office:value="1735.512817" calcext:value-type="float">
            <text:p>1735.512817</text:p>
          </table:table-cell>
          <table:table-cell table:number-columns-repeated="13"/>
        </table:table-row>
        <table:table-row table:style-name="ro1">
          <table:table-cell office:value-type="float" office:value="1657.597412" calcext:value-type="float">
            <text:p>1657.597412</text:p>
          </table:table-cell>
          <table:table-cell office:value-type="float" office:value="1739.823364" calcext:value-type="float">
            <text:p>1739.823364</text:p>
          </table:table-cell>
          <table:table-cell office:value-type="float" office:value="1664.850464" calcext:value-type="float">
            <text:p>1664.850464</text:p>
          </table:table-cell>
          <table:table-cell office:value-type="float" office:value="1737.517456" calcext:value-type="float">
            <text:p>1737.517456</text:p>
          </table:table-cell>
          <table:table-cell table:number-columns-repeated="13"/>
        </table:table-row>
        <table:table-row table:style-name="ro1">
          <table:table-cell office:value-type="float" office:value="1660.931274" calcext:value-type="float">
            <text:p>1660.931274</text:p>
          </table:table-cell>
          <table:table-cell office:value-type="float" office:value="1736.212646" calcext:value-type="float">
            <text:p>1736.212646</text:p>
          </table:table-cell>
          <table:table-cell office:value-type="float" office:value="1667.649902" calcext:value-type="float">
            <text:p>1667.649902</text:p>
          </table:table-cell>
          <table:table-cell office:value-type="float" office:value="1732.370239" calcext:value-type="float">
            <text:p>1732.370239</text:p>
          </table:table-cell>
          <table:table-cell table:number-columns-repeated="13"/>
        </table:table-row>
        <table:table-row table:style-name="ro1">
          <table:table-cell office:value-type="float" office:value="1662.555054" calcext:value-type="float">
            <text:p>1662.555054</text:p>
          </table:table-cell>
          <table:table-cell office:value-type="float" office:value="1730.794189" calcext:value-type="float">
            <text:p>1730.794189</text:p>
          </table:table-cell>
          <table:table-cell office:value-type="float" office:value="1669.070801" calcext:value-type="float">
            <text:p>1669.070801</text:p>
          </table:table-cell>
          <table:table-cell office:value-type="float" office:value="1728.153076" calcext:value-type="float">
            <text:p>1728.153076</text:p>
          </table:table-cell>
          <table:table-cell table:number-columns-repeated="13"/>
        </table:table-row>
        <table:table-row table:style-name="ro1">
          <table:table-cell office:value-type="float" office:value="1660.367554" calcext:value-type="float">
            <text:p>1660.367554</text:p>
          </table:table-cell>
          <table:table-cell office:value-type="float" office:value="1729.217773" calcext:value-type="float">
            <text:p>1729.217773</text:p>
          </table:table-cell>
          <table:table-cell office:value-type="float" office:value="1666.030273" calcext:value-type="float">
            <text:p>1666.030273</text:p>
          </table:table-cell>
          <table:table-cell office:value-type="float" office:value="1728.976196" calcext:value-type="float">
            <text:p>1728.976196</text:p>
          </table:table-cell>
          <table:table-cell table:number-columns-repeated="13"/>
        </table:table-row>
        <table:table-row table:style-name="ro1">
          <table:table-cell office:value-type="float" office:value="1660.376099" calcext:value-type="float">
            <text:p>1660.376099</text:p>
          </table:table-cell>
          <table:table-cell office:value-type="float" office:value="1719.66333" calcext:value-type="float">
            <text:p>1719.66333</text:p>
          </table:table-cell>
          <table:table-cell office:value-type="float" office:value="1662.465088" calcext:value-type="float">
            <text:p>1662.465088</text:p>
          </table:table-cell>
          <table:table-cell office:value-type="float" office:value="1716.183838" calcext:value-type="float">
            <text:p>1716.183838</text:p>
          </table:table-cell>
          <table:table-cell table:number-columns-repeated="13"/>
        </table:table-row>
        <table:table-row table:style-name="ro1">
          <table:table-cell office:value-type="float" office:value="1634.336914" calcext:value-type="float">
            <text:p>1634.336914</text:p>
          </table:table-cell>
          <table:table-cell office:value-type="float" office:value="1720.870117" calcext:value-type="float">
            <text:p>1720.870117</text:p>
          </table:table-cell>
          <table:table-cell office:value-type="float" office:value="1635.250366" calcext:value-type="float">
            <text:p>1635.250366</text:p>
          </table:table-cell>
          <table:table-cell office:value-type="float" office:value="1724.685425" calcext:value-type="float">
            <text:p>1724.685425</text:p>
          </table:table-cell>
          <table:table-cell table:number-columns-repeated="13"/>
        </table:table-row>
        <table:table-row table:style-name="ro1">
          <table:table-cell office:value-type="float" office:value="1625.022705" calcext:value-type="float">
            <text:p>1625.022705</text:p>
          </table:table-cell>
          <table:table-cell office:value-type="float" office:value="1704.925049" calcext:value-type="float">
            <text:p>1704.925049</text:p>
          </table:table-cell>
          <table:table-cell office:value-type="float" office:value="1629.987793" calcext:value-type="float">
            <text:p>1629.987793</text:p>
          </table:table-cell>
          <table:table-cell office:value-type="float" office:value="1702.16333" calcext:value-type="float">
            <text:p>1702.16333</text:p>
          </table:table-cell>
          <table:table-cell table:number-columns-repeated="13"/>
        </table:table-row>
        <table:table-row table:style-name="ro1">
          <table:table-cell office:value-type="float" office:value="1626.601807" calcext:value-type="float">
            <text:p>1626.601807</text:p>
          </table:table-cell>
          <table:table-cell office:value-type="float" office:value="1697.819336" calcext:value-type="float">
            <text:p>1697.819336</text:p>
          </table:table-cell>
          <table:table-cell office:value-type="float" office:value="1628.979248" calcext:value-type="float">
            <text:p>1628.979248</text:p>
          </table:table-cell>
          <table:table-cell office:value-type="float" office:value="1693.827637" calcext:value-type="float">
            <text:p>1693.827637</text:p>
          </table:table-cell>
          <table:table-cell table:number-columns-repeated="13"/>
        </table:table-row>
        <table:table-row table:style-name="ro1">
          <table:table-cell office:value-type="float" office:value="1615.965088" calcext:value-type="float">
            <text:p>1615.965088</text:p>
          </table:table-cell>
          <table:table-cell office:value-type="float" office:value="1692.398315" calcext:value-type="float">
            <text:p>1692.398315</text:p>
          </table:table-cell>
          <table:table-cell office:value-type="float" office:value="1627.674194" calcext:value-type="float">
            <text:p>1627.674194</text:p>
          </table:table-cell>
          <table:table-cell office:value-type="float" office:value="1686.233398" calcext:value-type="float">
            <text:p>1686.233398</text:p>
          </table:table-cell>
          <table:table-cell table:number-columns-repeated="13"/>
        </table:table-row>
        <table:table-row table:style-name="ro1">
          <table:table-cell office:value-type="float" office:value="1619.846436" calcext:value-type="float">
            <text:p>1619.846436</text:p>
          </table:table-cell>
          <table:table-cell office:value-type="float" office:value="1676.947754" calcext:value-type="float">
            <text:p>1676.947754</text:p>
          </table:table-cell>
          <table:table-cell office:value-type="float" office:value="1614.225464" calcext:value-type="float">
            <text:p>1614.225464</text:p>
          </table:table-cell>
          <table:table-cell office:value-type="float" office:value="1680.434448" calcext:value-type="float">
            <text:p>1680.434448</text:p>
          </table:table-cell>
          <table:table-cell table:number-columns-repeated="13"/>
        </table:table-row>
        <table:table-row table:style-name="ro1">
          <table:table-cell office:value-type="float" office:value="1613.325806" calcext:value-type="float">
            <text:p>1613.325806</text:p>
          </table:table-cell>
          <table:table-cell office:value-type="float" office:value="1671.305054" calcext:value-type="float">
            <text:p>1671.305054</text:p>
          </table:table-cell>
          <table:table-cell office:value-type="float" office:value="1616.411133" calcext:value-type="float">
            <text:p>1616.411133</text:p>
          </table:table-cell>
          <table:table-cell office:value-type="float" office:value="1671.88562" calcext:value-type="float">
            <text:p>1671.88562</text:p>
          </table:table-cell>
          <table:table-cell table:number-columns-repeated="13"/>
        </table:table-row>
        <table:table-row table:style-name="ro1">
          <table:table-cell office:value-type="float" office:value="1605.454956" calcext:value-type="float">
            <text:p>1605.454956</text:p>
          </table:table-cell>
          <table:table-cell office:value-type="float" office:value="1660.617432" calcext:value-type="float">
            <text:p>1660.617432</text:p>
          </table:table-cell>
          <table:table-cell office:value-type="float" office:value="1607.440063" calcext:value-type="float">
            <text:p>1607.440063</text:p>
          </table:table-cell>
          <table:table-cell office:value-type="float" office:value="1663.703735" calcext:value-type="float">
            <text:p>1663.703735</text:p>
          </table:table-cell>
          <table:table-cell table:number-columns-repeated="13"/>
        </table:table-row>
        <table:table-row table:style-name="ro1">
          <table:table-cell office:value-type="float" office:value="1601.671997" calcext:value-type="float">
            <text:p>1601.671997</text:p>
          </table:table-cell>
          <table:table-cell office:value-type="float" office:value="1656.702271" calcext:value-type="float">
            <text:p>1656.702271</text:p>
          </table:table-cell>
          <table:table-cell office:value-type="float" office:value="1603.953247" calcext:value-type="float">
            <text:p>1603.953247</text:p>
          </table:table-cell>
          <table:table-cell office:value-type="float" office:value="1653.323242" calcext:value-type="float">
            <text:p>1653.323242</text:p>
          </table:table-cell>
          <table:table-cell table:number-columns-repeated="13"/>
        </table:table-row>
        <table:table-row table:style-name="ro1">
          <table:table-cell office:value-type="float" office:value="1594.282349" calcext:value-type="float">
            <text:p>1594.282349</text:p>
          </table:table-cell>
          <table:table-cell office:value-type="float" office:value="1651.501709" calcext:value-type="float">
            <text:p>1651.501709</text:p>
          </table:table-cell>
          <table:table-cell office:value-type="float" office:value="1599.210815" calcext:value-type="float">
            <text:p>1599.210815</text:p>
          </table:table-cell>
          <table:table-cell office:value-type="float" office:value="1645.265625" calcext:value-type="float">
            <text:p>1645.265625</text:p>
          </table:table-cell>
          <table:table-cell table:number-columns-repeated="13"/>
        </table:table-row>
        <table:table-row table:style-name="ro1">
          <table:table-cell office:value-type="float" office:value="1597.713867" calcext:value-type="float">
            <text:p>1597.713867</text:p>
          </table:table-cell>
          <table:table-cell office:value-type="float" office:value="1643.706787" calcext:value-type="float">
            <text:p>1643.706787</text:p>
          </table:table-cell>
          <table:table-cell office:value-type="float" office:value="1596.762695" calcext:value-type="float">
            <text:p>1596.762695</text:p>
          </table:table-cell>
          <table:table-cell office:value-type="float" office:value="1642.130615" calcext:value-type="float">
            <text:p>1642.130615</text:p>
          </table:table-cell>
          <table:table-cell table:number-columns-repeated="13"/>
        </table:table-row>
        <table:table-row table:style-name="ro1">
          <table:table-cell office:value-type="float" office:value="1590.88501" calcext:value-type="float">
            <text:p>1590.88501</text:p>
          </table:table-cell>
          <table:table-cell office:value-type="float" office:value="1635.372559" calcext:value-type="float">
            <text:p>1635.372559</text:p>
          </table:table-cell>
          <table:table-cell office:value-type="float" office:value="1591.745239" calcext:value-type="float">
            <text:p>1591.745239</text:p>
          </table:table-cell>
          <table:table-cell office:value-type="float" office:value="1638.797241" calcext:value-type="float">
            <text:p>1638.797241</text:p>
          </table:table-cell>
          <table:table-cell table:number-columns-repeated="13"/>
        </table:table-row>
        <table:table-row table:style-name="ro1">
          <table:table-cell office:value-type="float" office:value="1587.720825" calcext:value-type="float">
            <text:p>1587.720825</text:p>
          </table:table-cell>
          <table:table-cell office:value-type="float" office:value="1637.157227" calcext:value-type="float">
            <text:p>1637.157227</text:p>
          </table:table-cell>
          <table:table-cell office:value-type="float" office:value="1593.366577" calcext:value-type="float">
            <text:p>1593.366577</text:p>
          </table:table-cell>
          <table:table-cell office:value-type="float" office:value="1630.693726" calcext:value-type="float">
            <text:p>1630.693726</text:p>
          </table:table-cell>
          <table:table-cell table:number-columns-repeated="13"/>
        </table:table-row>
        <table:table-row table:style-name="ro1">
          <table:table-cell office:value-type="float" office:value="1585.599121" calcext:value-type="float">
            <text:p>1585.599121</text:p>
          </table:table-cell>
          <table:table-cell office:value-type="float" office:value="1626.850464" calcext:value-type="float">
            <text:p>1626.850464</text:p>
          </table:table-cell>
          <table:table-cell office:value-type="float" office:value="1586.86853" calcext:value-type="float">
            <text:p>1586.86853</text:p>
          </table:table-cell>
          <table:table-cell office:value-type="float" office:value="1623.586792" calcext:value-type="float">
            <text:p>1623.586792</text:p>
          </table:table-cell>
          <table:table-cell table:number-columns-repeated="13"/>
        </table:table-row>
        <table:table-row table:style-name="ro1">
          <table:table-cell office:value-type="float" office:value="1581.266113" calcext:value-type="float">
            <text:p>1581.266113</text:p>
          </table:table-cell>
          <table:table-cell office:value-type="float" office:value="1624.45874" calcext:value-type="float">
            <text:p>1624.45874</text:p>
          </table:table-cell>
          <table:table-cell office:value-type="float" office:value="1585.700317" calcext:value-type="float">
            <text:p>1585.700317</text:p>
          </table:table-cell>
          <table:table-cell office:value-type="float" office:value="1621.108276" calcext:value-type="float">
            <text:p>1621.108276</text:p>
          </table:table-cell>
          <table:table-cell table:number-columns-repeated="13"/>
        </table:table-row>
        <table:table-row table:style-name="ro1">
          <table:table-cell office:value-type="float" office:value="1583.411255" calcext:value-type="float">
            <text:p>1583.411255</text:p>
          </table:table-cell>
          <table:table-cell office:value-type="float" office:value="1619.354736" calcext:value-type="float">
            <text:p>1619.354736</text:p>
          </table:table-cell>
          <table:table-cell office:value-type="float" office:value="1583.063354" calcext:value-type="float">
            <text:p>1583.063354</text:p>
          </table:table-cell>
          <table:table-cell office:value-type="float" office:value="1620.192505" calcext:value-type="float">
            <text:p>1620.192505</text:p>
          </table:table-cell>
          <table:table-cell table:number-columns-repeated="13"/>
        </table:table-row>
        <table:table-row table:style-name="ro1">
          <table:table-cell office:value-type="float" office:value="1581.606323" calcext:value-type="float">
            <text:p>1581.606323</text:p>
          </table:table-cell>
          <table:table-cell office:value-type="float" office:value="1613.905518" calcext:value-type="float">
            <text:p>1613.905518</text:p>
          </table:table-cell>
          <table:table-cell office:value-type="float" office:value="1579.536621" calcext:value-type="float">
            <text:p>1579.536621</text:p>
          </table:table-cell>
          <table:table-cell office:value-type="float" office:value="1614.884888" calcext:value-type="float">
            <text:p>1614.884888</text:p>
          </table:table-cell>
          <table:table-cell table:number-columns-repeated="13"/>
        </table:table-row>
        <table:table-row table:style-name="ro1">
          <table:table-cell office:value-type="float" office:value="1579.016357" calcext:value-type="float">
            <text:p>1579.016357</text:p>
          </table:table-cell>
          <table:table-cell office:value-type="float" office:value="1609.060669" calcext:value-type="float">
            <text:p>1609.060669</text:p>
          </table:table-cell>
          <table:table-cell office:value-type="float" office:value="1575.052246" calcext:value-type="float">
            <text:p>1575.052246</text:p>
          </table:table-cell>
          <table:table-cell office:value-type="float" office:value="1610.622803" calcext:value-type="float">
            <text:p>1610.622803</text:p>
          </table:table-cell>
          <table:table-cell table:number-columns-repeated="13"/>
        </table:table-row>
        <table:table-row table:style-name="ro1">
          <table:table-cell office:value-type="float" office:value="1577.745361" calcext:value-type="float">
            <text:p>1577.745361</text:p>
          </table:table-cell>
          <table:table-cell office:value-type="float" office:value="1606.853271" calcext:value-type="float">
            <text:p>1606.853271</text:p>
          </table:table-cell>
          <table:table-cell office:value-type="float" office:value="1578.084229" calcext:value-type="float">
            <text:p>1578.084229</text:p>
          </table:table-cell>
          <table:table-cell office:value-type="float" office:value="1604.241089" calcext:value-type="float">
            <text:p>1604.241089</text:p>
          </table:table-cell>
          <table:table-cell table:number-columns-repeated="13"/>
        </table:table-row>
        <table:table-row table:style-name="ro1">
          <table:table-cell office:value-type="float" office:value="1579.674561" calcext:value-type="float">
            <text:p>1579.674561</text:p>
          </table:table-cell>
          <table:table-cell office:value-type="float" office:value="1601.199097" calcext:value-type="float">
            <text:p>1601.199097</text:p>
          </table:table-cell>
          <table:table-cell office:value-type="float" office:value="1574.920776" calcext:value-type="float">
            <text:p>1574.920776</text:p>
          </table:table-cell>
          <table:table-cell office:value-type="float" office:value="1603.751953" calcext:value-type="float">
            <text:p>1603.751953</text:p>
          </table:table-cell>
          <table:table-cell table:number-columns-repeated="13"/>
        </table:table-row>
        <table:table-row table:style-name="ro1">
          <table:table-cell office:value-type="float" office:value="1573.430054" calcext:value-type="float">
            <text:p>1573.430054</text:p>
          </table:table-cell>
          <table:table-cell office:value-type="float" office:value="1605.494141" calcext:value-type="float">
            <text:p>1605.494141</text:p>
          </table:table-cell>
          <table:table-cell office:value-type="float" office:value="1573.072144" calcext:value-type="float">
            <text:p>1573.072144</text:p>
          </table:table-cell>
          <table:table-cell office:value-type="float" office:value="1597.890991" calcext:value-type="float">
            <text:p>1597.890991</text:p>
          </table:table-cell>
          <table:table-cell table:number-columns-repeated="13"/>
        </table:table-row>
        <table:table-row table:style-name="ro1">
          <table:table-cell office:value-type="float" office:value="1575.271729" calcext:value-type="float">
            <text:p>1575.271729</text:p>
          </table:table-cell>
          <table:table-cell office:value-type="float" office:value="1595.528076" calcext:value-type="float">
            <text:p>1595.528076</text:p>
          </table:table-cell>
          <table:table-cell office:value-type="float" office:value="1575.14856" calcext:value-type="float">
            <text:p>1575.14856</text:p>
          </table:table-cell>
          <table:table-cell office:value-type="float" office:value="1594.988037" calcext:value-type="float">
            <text:p>1594.988037</text:p>
          </table:table-cell>
          <table:table-cell table:number-columns-repeated="13"/>
        </table:table-row>
        <table:table-row table:style-name="ro1">
          <table:table-cell office:value-type="float" office:value="1574.877563" calcext:value-type="float">
            <text:p>1574.877563</text:p>
          </table:table-cell>
          <table:table-cell office:value-type="float" office:value="1592.675415" calcext:value-type="float">
            <text:p>1592.675415</text:p>
          </table:table-cell>
          <table:table-cell office:value-type="float" office:value="1570.455933" calcext:value-type="float">
            <text:p>1570.455933</text:p>
          </table:table-cell>
          <table:table-cell office:value-type="float" office:value="1595.098022" calcext:value-type="float">
            <text:p>1595.098022</text:p>
          </table:table-cell>
          <table:table-cell table:number-columns-repeated="13"/>
        </table:table-row>
        <table:table-row table:style-name="ro1">
          <table:table-cell office:value-type="float" office:value="1572.021606" calcext:value-type="float">
            <text:p>1572.021606</text:p>
          </table:table-cell>
          <table:table-cell office:value-type="float" office:value="1594.204956" calcext:value-type="float">
            <text:p>1594.204956</text:p>
          </table:table-cell>
          <table:table-cell office:value-type="float" office:value="1569.502563" calcext:value-type="float">
            <text:p>1569.502563</text:p>
          </table:table-cell>
          <table:table-cell office:value-type="float" office:value="1591.234619" calcext:value-type="float">
            <text:p>1591.234619</text:p>
          </table:table-cell>
          <table:table-cell table:number-columns-repeated="13"/>
        </table:table-row>
        <table:table-row table:style-name="ro1">
          <table:table-cell office:value-type="float" office:value="1571.477783" calcext:value-type="float">
            <text:p>1571.477783</text:p>
          </table:table-cell>
          <table:table-cell office:value-type="float" office:value="1590.544556" calcext:value-type="float">
            <text:p>1590.544556</text:p>
          </table:table-cell>
          <table:table-cell office:value-type="float" office:value="1568.376709" calcext:value-type="float">
            <text:p>1568.376709</text:p>
          </table:table-cell>
          <table:table-cell office:value-type="float" office:value="1589.146729" calcext:value-type="float">
            <text:p>1589.146729</text:p>
          </table:table-cell>
          <table:table-cell table:number-columns-repeated="13"/>
        </table:table-row>
        <table:table-row table:style-name="ro1">
          <table:table-cell office:value-type="float" office:value="1571.189331" calcext:value-type="float">
            <text:p>1571.189331</text:p>
          </table:table-cell>
          <table:table-cell office:value-type="float" office:value="1585.985352" calcext:value-type="float">
            <text:p>1585.985352</text:p>
          </table:table-cell>
          <table:table-cell office:value-type="float" office:value="1571.897705" calcext:value-type="float">
            <text:p>1571.897705</text:p>
          </table:table-cell>
          <table:table-cell office:value-type="float" office:value="1586.401489" calcext:value-type="float">
            <text:p>1586.401489</text:p>
          </table:table-cell>
          <table:table-cell table:number-columns-repeated="13"/>
        </table:table-row>
        <table:table-row table:style-name="ro1">
          <table:table-cell office:value-type="float" office:value="1568.890503" calcext:value-type="float">
            <text:p>1568.890503</text:p>
          </table:table-cell>
          <table:table-cell office:value-type="float" office:value="1587.168091" calcext:value-type="float">
            <text:p>1587.168091</text:p>
          </table:table-cell>
          <table:table-cell office:value-type="float" office:value="1566.22168" calcext:value-type="float">
            <text:p>1566.22168</text:p>
          </table:table-cell>
          <table:table-cell office:value-type="float" office:value="1586.702393" calcext:value-type="float">
            <text:p>1586.702393</text:p>
          </table:table-cell>
          <table:table-cell table:number-columns-repeated="13"/>
        </table:table-row>
        <table:table-row table:style-name="ro1">
          <table:table-cell office:value-type="float" office:value="1566.299805" calcext:value-type="float">
            <text:p>1566.299805</text:p>
          </table:table-cell>
          <table:table-cell office:value-type="float" office:value="1584.187134" calcext:value-type="float">
            <text:p>1584.187134</text:p>
          </table:table-cell>
          <table:table-cell office:value-type="float" office:value="1566.203491" calcext:value-type="float">
            <text:p>1566.203491</text:p>
          </table:table-cell>
          <table:table-cell office:value-type="float" office:value="1584.236328" calcext:value-type="float">
            <text:p>1584.236328</text:p>
          </table:table-cell>
          <table:table-cell table:number-columns-repeated="13"/>
        </table:table-row>
        <table:table-row table:style-name="ro1">
          <table:table-cell office:value-type="float" office:value="1567.397583" calcext:value-type="float">
            <text:p>1567.397583</text:p>
          </table:table-cell>
          <table:table-cell office:value-type="float" office:value="1582.332886" calcext:value-type="float">
            <text:p>1582.332886</text:p>
          </table:table-cell>
          <table:table-cell office:value-type="float" office:value="1569.331299" calcext:value-type="float">
            <text:p>1569.331299</text:p>
          </table:table-cell>
          <table:table-cell office:value-type="float" office:value="1581.419312" calcext:value-type="float">
            <text:p>1581.419312</text:p>
          </table:table-cell>
          <table:table-cell table:number-columns-repeated="13"/>
        </table:table-row>
        <table:table-row table:style-name="ro1">
          <table:table-cell office:value-type="float" office:value="1569.258057" calcext:value-type="float">
            <text:p>1569.258057</text:p>
          </table:table-cell>
          <table:table-cell office:value-type="float" office:value="1576.036377" calcext:value-type="float">
            <text:p>1576.036377</text:p>
          </table:table-cell>
          <table:table-cell office:value-type="float" office:value="1565.327148" calcext:value-type="float">
            <text:p>1565.327148</text:p>
          </table:table-cell>
          <table:table-cell office:value-type="float" office:value="1580.707642" calcext:value-type="float">
            <text:p>1580.707642</text:p>
          </table:table-cell>
          <table:table-cell table:number-columns-repeated="13"/>
        </table:table-row>
        <table:table-row table:style-name="ro1">
          <table:table-cell office:value-type="float" office:value="1564.189453" calcext:value-type="float">
            <text:p>1564.189453</text:p>
          </table:table-cell>
          <table:table-cell office:value-type="float" office:value="1582.15686" calcext:value-type="float">
            <text:p>1582.15686</text:p>
          </table:table-cell>
          <table:table-cell office:value-type="float" office:value="1566.307739" calcext:value-type="float">
            <text:p>1566.307739</text:p>
          </table:table-cell>
          <table:table-cell office:value-type="float" office:value="1581.86084" calcext:value-type="float">
            <text:p>1581.86084</text:p>
          </table:table-cell>
          <table:table-cell table:number-columns-repeated="13"/>
        </table:table-row>
        <table:table-row table:style-name="ro1">
          <table:table-cell office:value-type="float" office:value="1566.620728" calcext:value-type="float">
            <text:p>1566.620728</text:p>
          </table:table-cell>
          <table:table-cell office:value-type="float" office:value="1578.313599" calcext:value-type="float">
            <text:p>1578.313599</text:p>
          </table:table-cell>
          <table:table-cell office:value-type="float" office:value="1568.20166" calcext:value-type="float">
            <text:p>1568.20166</text:p>
          </table:table-cell>
          <table:table-cell office:value-type="float" office:value="1577.878784" calcext:value-type="float">
            <text:p>1577.878784</text:p>
          </table:table-cell>
          <table:table-cell table:number-columns-repeated="13"/>
        </table:table-row>
        <table:table-row table:style-name="ro1">
          <table:table-cell office:value-type="float" office:value="1562.913818" calcext:value-type="float">
            <text:p>1562.913818</text:p>
          </table:table-cell>
          <table:table-cell office:value-type="float" office:value="1582.145874" calcext:value-type="float">
            <text:p>1582.145874</text:p>
          </table:table-cell>
          <table:table-cell office:value-type="float" office:value="1565.312744" calcext:value-type="float">
            <text:p>1565.312744</text:p>
          </table:table-cell>
          <table:table-cell office:value-type="float" office:value="1577.704468" calcext:value-type="float">
            <text:p>1577.704468</text:p>
          </table:table-cell>
          <table:table-cell table:number-columns-repeated="13"/>
        </table:table-row>
        <table:table-row table:style-name="ro1">
          <table:table-cell office:value-type="float" office:value="1567.760376" calcext:value-type="float">
            <text:p>1567.760376</text:p>
          </table:table-cell>
          <table:table-cell office:value-type="float" office:value="1576.614014" calcext:value-type="float">
            <text:p>1576.614014</text:p>
          </table:table-cell>
          <table:table-cell office:value-type="float" office:value="1565.341553" calcext:value-type="float">
            <text:p>1565.341553</text:p>
          </table:table-cell>
          <table:table-cell office:value-type="float" office:value="1576.654175" calcext:value-type="float">
            <text:p>1576.654175</text:p>
          </table:table-cell>
          <table:table-cell table:number-columns-repeated="13"/>
        </table:table-row>
        <table:table-row table:style-name="ro1">
          <table:table-cell office:value-type="float" office:value="1564.81958" calcext:value-type="float">
            <text:p>1564.81958</text:p>
          </table:table-cell>
          <table:table-cell office:value-type="float" office:value="1574.564087" calcext:value-type="float">
            <text:p>1574.564087</text:p>
          </table:table-cell>
          <table:table-cell office:value-type="float" office:value="1560.719604" calcext:value-type="float">
            <text:p>1560.719604</text:p>
          </table:table-cell>
          <table:table-cell office:value-type="float" office:value="1575.323853" calcext:value-type="float">
            <text:p>1575.323853</text:p>
          </table:table-cell>
          <table:table-cell table:number-columns-repeated="13"/>
        </table:table-row>
        <table:table-row table:style-name="ro1">
          <table:table-cell office:value-type="float" office:value="1565.109985" calcext:value-type="float">
            <text:p>1565.109985</text:p>
          </table:table-cell>
          <table:table-cell office:value-type="float" office:value="1575.861084" calcext:value-type="float">
            <text:p>1575.861084</text:p>
          </table:table-cell>
          <table:table-cell office:value-type="float" office:value="1567.074585" calcext:value-type="float">
            <text:p>1567.074585</text:p>
          </table:table-cell>
          <table:table-cell office:value-type="float" office:value="1575.619751" calcext:value-type="float">
            <text:p>1575.619751</text:p>
          </table:table-cell>
          <table:table-cell table:number-columns-repeated="13"/>
        </table:table-row>
        <table:table-row table:style-name="ro1">
          <table:table-cell office:value-type="float" office:value="1563.766479" calcext:value-type="float">
            <text:p>1563.766479</text:p>
          </table:table-cell>
          <table:table-cell office:value-type="float" office:value="1574.523438" calcext:value-type="float">
            <text:p>1574.523438</text:p>
          </table:table-cell>
          <table:table-cell office:value-type="float" office:value="1563.43811" calcext:value-type="float">
            <text:p>1563.43811</text:p>
          </table:table-cell>
          <table:table-cell office:value-type="float" office:value="1574.746582" calcext:value-type="float">
            <text:p>1574.746582</text:p>
          </table:table-cell>
          <table:table-cell table:number-columns-repeated="13"/>
        </table:table-row>
        <table:table-row table:style-name="ro1">
          <table:table-cell office:value-type="float" office:value="1569.533813" calcext:value-type="float">
            <text:p>1569.533813</text:p>
          </table:table-cell>
          <table:table-cell office:value-type="float" office:value="1571.105957" calcext:value-type="float">
            <text:p>1571.105957</text:p>
          </table:table-cell>
          <table:table-cell office:value-type="float" office:value="1568.916138" calcext:value-type="float">
            <text:p>1568.916138</text:p>
          </table:table-cell>
          <table:table-cell office:value-type="float" office:value="1569.114624" calcext:value-type="float">
            <text:p>1569.114624</text:p>
          </table:table-cell>
          <table:table-cell table:number-columns-repeated="13"/>
        </table:table-row>
        <table:table-row table:style-name="ro1">
          <table:table-cell office:value-type="float" office:value="1562.63916" calcext:value-type="float">
            <text:p>1562.63916</text:p>
          </table:table-cell>
          <table:table-cell office:value-type="float" office:value="1574.112915" calcext:value-type="float">
            <text:p>1574.112915</text:p>
          </table:table-cell>
          <table:table-cell office:value-type="float" office:value="1562.989746" calcext:value-type="float">
            <text:p>1562.989746</text:p>
          </table:table-cell>
          <table:table-cell office:value-type="float" office:value="1574.169556" calcext:value-type="float">
            <text:p>1574.169556</text:p>
          </table:table-cell>
          <table:table-cell table:number-columns-repeated="13"/>
        </table:table-row>
        <table:table-row table:style-name="ro1">
          <table:table-cell office:value-type="float" office:value="1564.858032" calcext:value-type="float">
            <text:p>1564.858032</text:p>
          </table:table-cell>
          <table:table-cell office:value-type="float" office:value="1571.813354" calcext:value-type="float">
            <text:p>1571.813354</text:p>
          </table:table-cell>
          <table:table-cell office:value-type="float" office:value="1560.735596" calcext:value-type="float">
            <text:p>1560.735596</text:p>
          </table:table-cell>
          <table:table-cell office:value-type="float" office:value="1575.470215" calcext:value-type="float">
            <text:p>1575.470215</text:p>
          </table:table-cell>
          <table:table-cell table:number-columns-repeated="13"/>
        </table:table-row>
        <table:table-row table:style-name="ro1">
          <table:table-cell office:value-type="float" office:value="1565.478271" calcext:value-type="float">
            <text:p>1565.478271</text:p>
          </table:table-cell>
          <table:table-cell office:value-type="float" office:value="1568.180054" calcext:value-type="float">
            <text:p>1568.180054</text:p>
          </table:table-cell>
          <table:table-cell office:value-type="float" office:value="1560.201416" calcext:value-type="float">
            <text:p>1560.201416</text:p>
          </table:table-cell>
          <table:table-cell office:value-type="float" office:value="1572.197021" calcext:value-type="float">
            <text:p>1572.197021</text:p>
          </table:table-cell>
          <table:table-cell table:number-columns-repeated="13"/>
        </table:table-row>
        <table:table-row table:style-name="ro1">
          <table:table-cell office:value-type="float" office:value="1565.931641" calcext:value-type="float">
            <text:p>1565.931641</text:p>
          </table:table-cell>
          <table:table-cell office:value-type="float" office:value="1569.38916" calcext:value-type="float">
            <text:p>1569.38916</text:p>
          </table:table-cell>
          <table:table-cell office:value-type="float" office:value="1566.401367" calcext:value-type="float">
            <text:p>1566.401367</text:p>
          </table:table-cell>
          <table:table-cell office:value-type="float" office:value="1568.052612" calcext:value-type="float">
            <text:p>1568.052612</text:p>
          </table:table-cell>
          <table:table-cell table:number-columns-repeated="13"/>
        </table:table-row>
        <table:table-row table:style-name="ro1">
          <table:table-cell office:value-type="float" office:value="1585.860962" calcext:value-type="float">
            <text:p>1585.860962</text:p>
          </table:table-cell>
          <table:table-cell office:value-type="float" office:value="1599.594604" calcext:value-type="float">
            <text:p>1599.594604</text:p>
          </table:table-cell>
          <table:table-cell office:value-type="float" office:value="1544.338501" calcext:value-type="float">
            <text:p>1544.338501</text:p>
          </table:table-cell>
          <table:table-cell office:value-type="float" office:value="1531.456543" calcext:value-type="float">
            <text:p>1531.456543</text:p>
          </table:table-cell>
          <table:table-cell table:number-columns-repeated="13"/>
        </table:table-row>
        <table:table-row table:style-name="ro1">
          <table:table-cell office:value-type="float" office:value="1599.654663" calcext:value-type="float">
            <text:p>1599.654663</text:p>
          </table:table-cell>
          <table:table-cell office:value-type="float" office:value="1626.172607" calcext:value-type="float">
            <text:p>1626.172607</text:p>
          </table:table-cell>
          <table:table-cell office:value-type="float" office:value="1526.766235" calcext:value-type="float">
            <text:p>1526.766235</text:p>
          </table:table-cell>
          <table:table-cell office:value-type="float" office:value="1518.331543" calcext:value-type="float">
            <text:p>1518.331543</text:p>
          </table:table-cell>
          <table:table-cell table:number-columns-repeated="13"/>
        </table:table-row>
        <table:table-row table:style-name="ro1">
          <table:table-cell office:value-type="float" office:value="1607.962158" calcext:value-type="float">
            <text:p>1607.962158</text:p>
          </table:table-cell>
          <table:table-cell office:value-type="float" office:value="1654.447266" calcext:value-type="float">
            <text:p>1654.447266</text:p>
          </table:table-cell>
          <table:table-cell office:value-type="float" office:value="1526.509521" calcext:value-type="float">
            <text:p>1526.509521</text:p>
          </table:table-cell>
          <table:table-cell office:value-type="float" office:value="1529.602173" calcext:value-type="float">
            <text:p>1529.602173</text:p>
          </table:table-cell>
          <table:table-cell table:number-columns-repeated="13"/>
        </table:table-row>
        <table:table-row table:style-name="ro1">
          <table:table-cell office:value-type="float" office:value="1634.389771" calcext:value-type="float">
            <text:p>1634.389771</text:p>
          </table:table-cell>
          <table:table-cell office:value-type="float" office:value="1613.470825" calcext:value-type="float">
            <text:p>1613.470825</text:p>
          </table:table-cell>
          <table:table-cell office:value-type="float" office:value="1540.631836" calcext:value-type="float">
            <text:p>1540.631836</text:p>
          </table:table-cell>
          <table:table-cell office:value-type="float" office:value="1533.571167" calcext:value-type="float">
            <text:p>1533.571167</text:p>
          </table:table-cell>
          <table:table-cell table:number-columns-repeated="13"/>
        </table:table-row>
        <table:table-row table:style-name="ro1">
          <table:table-cell office:value-type="float" office:value="1610.739014" calcext:value-type="float">
            <text:p>1610.739014</text:p>
          </table:table-cell>
          <table:table-cell office:value-type="float" office:value="1657.127808" calcext:value-type="float">
            <text:p>1657.127808</text:p>
          </table:table-cell>
          <table:table-cell office:value-type="float" office:value="1568.833008" calcext:value-type="float">
            <text:p>1568.833008</text:p>
          </table:table-cell>
          <table:table-cell office:value-type="float" office:value="1555.524658" calcext:value-type="float">
            <text:p>1555.524658</text:p>
          </table:table-cell>
          <table:table-cell table:number-columns-repeated="13"/>
        </table:table-row>
        <table:table-row table:style-name="ro1">
          <table:table-cell office:value-type="float" office:value="1622.231812" calcext:value-type="float">
            <text:p>1622.231812</text:p>
          </table:table-cell>
          <table:table-cell office:value-type="float" office:value="1658.409912" calcext:value-type="float">
            <text:p>1658.409912</text:p>
          </table:table-cell>
          <table:table-cell office:value-type="float" office:value="1569.934326" calcext:value-type="float">
            <text:p>1569.934326</text:p>
          </table:table-cell>
          <table:table-cell office:value-type="float" office:value="1564.305664" calcext:value-type="float">
            <text:p>1564.305664</text:p>
          </table:table-cell>
          <table:table-cell table:number-columns-repeated="13"/>
        </table:table-row>
        <table:table-row table:style-name="ro1">
          <table:table-cell office:value-type="float" office:value="1634.84021" calcext:value-type="float">
            <text:p>1634.84021</text:p>
          </table:table-cell>
          <table:table-cell office:value-type="float" office:value="1666.389648" calcext:value-type="float">
            <text:p>1666.389648</text:p>
          </table:table-cell>
          <table:table-cell office:value-type="float" office:value="1575.750977" calcext:value-type="float">
            <text:p>1575.750977</text:p>
          </table:table-cell>
          <table:table-cell office:value-type="float" office:value="1577.73584" calcext:value-type="float">
            <text:p>1577.73584</text:p>
          </table:table-cell>
          <table:table-cell table:number-columns-repeated="13"/>
        </table:table-row>
        <table:table-row table:style-name="ro1">
          <table:table-cell office:value-type="float" office:value="1627.782227" calcext:value-type="float">
            <text:p>1627.782227</text:p>
          </table:table-cell>
          <table:table-cell office:value-type="float" office:value="1692.229858" calcext:value-type="float">
            <text:p>1692.229858</text:p>
          </table:table-cell>
          <table:table-cell office:value-type="float" office:value="1597.381104" calcext:value-type="float">
            <text:p>1597.381104</text:p>
          </table:table-cell>
          <table:table-cell office:value-type="float" office:value="1609.394165" calcext:value-type="float">
            <text:p>1609.394165</text:p>
          </table:table-cell>
          <table:table-cell table:number-columns-repeated="13"/>
        </table:table-row>
        <table:table-row table:style-name="ro1">
          <table:table-cell office:value-type="float" office:value="1664.074219" calcext:value-type="float">
            <text:p>1664.074219</text:p>
          </table:table-cell>
          <table:table-cell office:value-type="float" office:value="1664.984863" calcext:value-type="float">
            <text:p>1664.984863</text:p>
          </table:table-cell>
          <table:table-cell office:value-type="float" office:value="1622.865234" calcext:value-type="float">
            <text:p>1622.865234</text:p>
          </table:table-cell>
          <table:table-cell office:value-type="float" office:value="1603.132324" calcext:value-type="float">
            <text:p>1603.132324</text:p>
          </table:table-cell>
          <table:table-cell table:number-columns-repeated="13"/>
        </table:table-row>
        <table:table-row table:style-name="ro1">
          <table:table-cell office:value-type="float" office:value="1647.38562" calcext:value-type="float">
            <text:p>1647.38562</text:p>
          </table:table-cell>
          <table:table-cell office:value-type="float" office:value="1728.245117" calcext:value-type="float">
            <text:p>1728.245117</text:p>
          </table:table-cell>
          <table:table-cell office:value-type="float" office:value="1618.079346" calcext:value-type="float">
            <text:p>1618.079346</text:p>
          </table:table-cell>
          <table:table-cell office:value-type="float" office:value="1648.827271" calcext:value-type="float">
            <text:p>1648.827271</text:p>
          </table:table-cell>
          <table:table-cell table:number-columns-repeated="13"/>
        </table:table-row>
        <table:table-row table:style-name="ro1">
          <table:table-cell office:value-type="float" office:value="1619.546021" calcext:value-type="float">
            <text:p>1619.546021</text:p>
          </table:table-cell>
          <table:table-cell office:value-type="float" office:value="1689.321533" calcext:value-type="float">
            <text:p>1689.321533</text:p>
          </table:table-cell>
          <table:table-cell office:value-type="float" office:value="1647.134766" calcext:value-type="float">
            <text:p>1647.134766</text:p>
          </table:table-cell>
          <table:table-cell office:value-type="float" office:value="1691.442993" calcext:value-type="float">
            <text:p>1691.442993</text:p>
          </table:table-cell>
          <table:table-cell table:number-columns-repeated="13"/>
        </table:table-row>
        <table:table-row table:style-name="ro1">
          <table:table-cell office:value-type="float" office:value="1634.48938" calcext:value-type="float">
            <text:p>1634.48938</text:p>
          </table:table-cell>
          <table:table-cell office:value-type="float" office:value="1695.216431" calcext:value-type="float">
            <text:p>1695.216431</text:p>
          </table:table-cell>
          <table:table-cell office:value-type="float" office:value="1647.563354" calcext:value-type="float">
            <text:p>1647.563354</text:p>
          </table:table-cell>
          <table:table-cell office:value-type="float" office:value="1698.633667" calcext:value-type="float">
            <text:p>1698.633667</text:p>
          </table:table-cell>
          <table:table-cell table:number-columns-repeated="13"/>
        </table:table-row>
        <table:table-row table:style-name="ro1">
          <table:table-cell office:value-type="float" office:value="1639.535522" calcext:value-type="float">
            <text:p>1639.535522</text:p>
          </table:table-cell>
          <table:table-cell office:value-type="float" office:value="1695.491211" calcext:value-type="float">
            <text:p>1695.491211</text:p>
          </table:table-cell>
          <table:table-cell office:value-type="float" office:value="1645.277832" calcext:value-type="float">
            <text:p>1645.277832</text:p>
          </table:table-cell>
          <table:table-cell office:value-type="float" office:value="1707.682373" calcext:value-type="float">
            <text:p>1707.682373</text:p>
          </table:table-cell>
          <table:table-cell table:number-columns-repeated="13"/>
        </table:table-row>
        <table:table-row table:style-name="ro1">
          <table:table-cell office:value-type="float" office:value="1623.785034" calcext:value-type="float">
            <text:p>1623.785034</text:p>
          </table:table-cell>
          <table:table-cell office:value-type="float" office:value="1702.726807" calcext:value-type="float">
            <text:p>1702.726807</text:p>
          </table:table-cell>
          <table:table-cell office:value-type="float" office:value="1639.566284" calcext:value-type="float">
            <text:p>1639.566284</text:p>
          </table:table-cell>
          <table:table-cell office:value-type="float" office:value="1710.729858" calcext:value-type="float">
            <text:p>1710.729858</text:p>
          </table:table-cell>
          <table:table-cell table:number-columns-repeated="13"/>
        </table:table-row>
        <table:table-row table:style-name="ro1">
          <table:table-cell office:value-type="float" office:value="1617.9198" calcext:value-type="float">
            <text:p>1617.9198</text:p>
          </table:table-cell>
          <table:table-cell office:value-type="float" office:value="1718.986572" calcext:value-type="float">
            <text:p>1718.986572</text:p>
          </table:table-cell>
          <table:table-cell office:value-type="float" office:value="1629.460449" calcext:value-type="float">
            <text:p>1629.460449</text:p>
          </table:table-cell>
          <table:table-cell office:value-type="float" office:value="1712.263062" calcext:value-type="float">
            <text:p>1712.263062</text:p>
          </table:table-cell>
          <table:table-cell table:number-columns-repeated="13"/>
        </table:table-row>
        <table:table-row table:style-name="ro1">
          <table:table-cell office:value-type="float" office:value="1636.610107" calcext:value-type="float">
            <text:p>1636.610107</text:p>
          </table:table-cell>
          <table:table-cell office:value-type="float" office:value="1685.562744" calcext:value-type="float">
            <text:p>1685.562744</text:p>
          </table:table-cell>
          <table:table-cell office:value-type="float" office:value="1640.037354" calcext:value-type="float">
            <text:p>1640.037354</text:p>
          </table:table-cell>
          <table:table-cell office:value-type="float" office:value="1689.462891" calcext:value-type="float">
            <text:p>1689.462891</text:p>
          </table:table-cell>
          <table:table-cell table:number-columns-repeated="13"/>
        </table:table-row>
        <table:table-row table:style-name="ro1">
          <table:table-cell office:value-type="float" office:value="1636.57605" calcext:value-type="float">
            <text:p>1636.57605</text:p>
          </table:table-cell>
          <table:table-cell office:value-type="float" office:value="1690.932129" calcext:value-type="float">
            <text:p>1690.932129</text:p>
          </table:table-cell>
          <table:table-cell office:value-type="float" office:value="1641.192993" calcext:value-type="float">
            <text:p>1641.192993</text:p>
          </table:table-cell>
          <table:table-cell office:value-type="float" office:value="1693.799927" calcext:value-type="float">
            <text:p>1693.799927</text:p>
          </table:table-cell>
          <table:table-cell table:number-columns-repeated="13"/>
        </table:table-row>
        <table:table-row table:style-name="ro1">
          <table:table-cell office:value-type="float" office:value="1633.716064" calcext:value-type="float">
            <text:p>1633.716064</text:p>
          </table:table-cell>
          <table:table-cell office:value-type="float" office:value="1699.214722" calcext:value-type="float">
            <text:p>1699.214722</text:p>
          </table:table-cell>
          <table:table-cell office:value-type="float" office:value="1640.216675" calcext:value-type="float">
            <text:p>1640.216675</text:p>
          </table:table-cell>
          <table:table-cell office:value-type="float" office:value="1699.490356" calcext:value-type="float">
            <text:p>1699.490356</text:p>
          </table:table-cell>
          <table:table-cell table:number-columns-repeated="13"/>
        </table:table-row>
        <table:table-row table:style-name="ro1">
          <table:table-cell office:value-type="float" office:value="1631.405518" calcext:value-type="float">
            <text:p>1631.405518</text:p>
          </table:table-cell>
          <table:table-cell office:value-type="float" office:value="1701.477539" calcext:value-type="float">
            <text:p>1701.477539</text:p>
          </table:table-cell>
          <table:table-cell office:value-type="float" office:value="1640.510498" calcext:value-type="float">
            <text:p>1640.510498</text:p>
          </table:table-cell>
          <table:table-cell office:value-type="float" office:value="1700.361206" calcext:value-type="float">
            <text:p>1700.361206</text:p>
          </table:table-cell>
          <table:table-cell table:number-columns-repeated="13"/>
        </table:table-row>
        <table:table-row table:style-name="ro1">
          <table:table-cell office:value-type="float" office:value="1641.790894" calcext:value-type="float">
            <text:p>1641.790894</text:p>
          </table:table-cell>
          <table:table-cell office:value-type="float" office:value="1690.739502" calcext:value-type="float">
            <text:p>1690.739502</text:p>
          </table:table-cell>
          <table:table-cell office:value-type="float" office:value="1645.006714" calcext:value-type="float">
            <text:p>1645.006714</text:p>
          </table:table-cell>
          <table:table-cell office:value-type="float" office:value="1692.234863" calcext:value-type="float">
            <text:p>1692.234863</text:p>
          </table:table-cell>
          <table:table-cell table:number-columns-repeated="13"/>
        </table:table-row>
        <table:table-row table:style-name="ro1">
          <table:table-cell office:value-type="float" office:value="1631.911255" calcext:value-type="float">
            <text:p>1631.911255</text:p>
          </table:table-cell>
          <table:table-cell office:value-type="float" office:value="1708.904419" calcext:value-type="float">
            <text:p>1708.904419</text:p>
          </table:table-cell>
          <table:table-cell office:value-type="float" office:value="1637.954346" calcext:value-type="float">
            <text:p>1637.954346</text:p>
          </table:table-cell>
          <table:table-cell office:value-type="float" office:value="1709.286255" calcext:value-type="float">
            <text:p>1709.286255</text:p>
          </table:table-cell>
          <table:table-cell table:number-columns-repeated="13"/>
        </table:table-row>
        <table:table-row table:style-name="ro1">
          <table:table-cell office:value-type="float" office:value="1631.634766" calcext:value-type="float">
            <text:p>1631.634766</text:p>
          </table:table-cell>
          <table:table-cell office:value-type="float" office:value="1706.029541" calcext:value-type="float">
            <text:p>1706.029541</text:p>
          </table:table-cell>
          <table:table-cell office:value-type="float" office:value="1637.592529" calcext:value-type="float">
            <text:p>1637.592529</text:p>
          </table:table-cell>
          <table:table-cell office:value-type="float" office:value="1708.89624" calcext:value-type="float">
            <text:p>1708.89624</text:p>
          </table:table-cell>
          <table:table-cell table:number-columns-repeated="13"/>
        </table:table-row>
        <table:table-row table:style-name="ro1">
          <table:table-cell office:value-type="float" office:value="1640.608643" calcext:value-type="float">
            <text:p>1640.608643</text:p>
          </table:table-cell>
          <table:table-cell office:value-type="float" office:value="1697.121704" calcext:value-type="float">
            <text:p>1697.121704</text:p>
          </table:table-cell>
          <table:table-cell office:value-type="float" office:value="1645.00708" calcext:value-type="float">
            <text:p>1645.00708</text:p>
          </table:table-cell>
          <table:table-cell office:value-type="float" office:value="1697.083374" calcext:value-type="float">
            <text:p>1697.083374</text:p>
          </table:table-cell>
          <table:table-cell table:number-columns-repeated="13"/>
        </table:table-row>
        <table:table-row table:style-name="ro1">
          <table:table-cell office:value-type="float" office:value="1636.453491" calcext:value-type="float">
            <text:p>1636.453491</text:p>
          </table:table-cell>
          <table:table-cell office:value-type="float" office:value="1707.140015" calcext:value-type="float">
            <text:p>1707.140015</text:p>
          </table:table-cell>
          <table:table-cell office:value-type="float" office:value="1639.993286" calcext:value-type="float">
            <text:p>1639.993286</text:p>
          </table:table-cell>
          <table:table-cell office:value-type="float" office:value="1704.740723" calcext:value-type="float">
            <text:p>1704.740723</text:p>
          </table:table-cell>
          <table:table-cell table:number-columns-repeated="13"/>
        </table:table-row>
        <table:table-row table:style-name="ro1">
          <table:table-cell office:value-type="float" office:value="1636.37561" calcext:value-type="float">
            <text:p>1636.37561</text:p>
          </table:table-cell>
          <table:table-cell office:value-type="float" office:value="1704.466431" calcext:value-type="float">
            <text:p>1704.466431</text:p>
          </table:table-cell>
          <table:table-cell office:value-type="float" office:value="1639.696167" calcext:value-type="float">
            <text:p>1639.696167</text:p>
          </table:table-cell>
          <table:table-cell office:value-type="float" office:value="1707.106323" calcext:value-type="float">
            <text:p>1707.106323</text:p>
          </table:table-cell>
          <table:table-cell table:number-columns-repeated="13"/>
        </table:table-row>
        <table:table-row table:style-name="ro1">
          <table:table-cell office:value-type="float" office:value="1639.245728" calcext:value-type="float">
            <text:p>1639.245728</text:p>
          </table:table-cell>
          <table:table-cell office:value-type="float" office:value="1699.88208" calcext:value-type="float">
            <text:p>1699.88208</text:p>
          </table:table-cell>
          <table:table-cell office:value-type="float" office:value="1646.181885" calcext:value-type="float">
            <text:p>1646.181885</text:p>
          </table:table-cell>
          <table:table-cell office:value-type="float" office:value="1698.236694" calcext:value-type="float">
            <text:p>1698.236694</text:p>
          </table:table-cell>
          <table:table-cell table:number-columns-repeated="13"/>
        </table:table-row>
        <table:table-row table:style-name="ro1">
          <table:table-cell office:value-type="float" office:value="1640.143799" calcext:value-type="float">
            <text:p>1640.143799</text:p>
          </table:table-cell>
          <table:table-cell office:value-type="float" office:value="1700.25293" calcext:value-type="float">
            <text:p>1700.25293</text:p>
          </table:table-cell>
          <table:table-cell office:value-type="float" office:value="1648.202271" calcext:value-type="float">
            <text:p>1648.202271</text:p>
          </table:table-cell>
          <table:table-cell office:value-type="float" office:value="1701.273438" calcext:value-type="float">
            <text:p>1701.273438</text:p>
          </table:table-cell>
          <table:table-cell table:number-columns-repeated="13"/>
        </table:table-row>
        <table:table-row table:style-name="ro1">
          <table:table-cell office:value-type="float" office:value="1637.74939" calcext:value-type="float">
            <text:p>1637.74939</text:p>
          </table:table-cell>
          <table:table-cell office:value-type="float" office:value="1711.144409" calcext:value-type="float">
            <text:p>1711.144409</text:p>
          </table:table-cell>
          <table:table-cell office:value-type="float" office:value="1641.979858" calcext:value-type="float">
            <text:p>1641.979858</text:p>
          </table:table-cell>
          <table:table-cell office:value-type="float" office:value="1709.85376" calcext:value-type="float">
            <text:p>1709.85376</text:p>
          </table:table-cell>
          <table:table-cell table:number-columns-repeated="13"/>
        </table:table-row>
        <table:table-row table:style-name="ro1">
          <table:table-cell office:value-type="float" office:value="1639.153931" calcext:value-type="float">
            <text:p>1639.153931</text:p>
          </table:table-cell>
          <table:table-cell office:value-type="float" office:value="1706.325806" calcext:value-type="float">
            <text:p>1706.325806</text:p>
          </table:table-cell>
          <table:table-cell office:value-type="float" office:value="1642.83252" calcext:value-type="float">
            <text:p>1642.83252</text:p>
          </table:table-cell>
          <table:table-cell office:value-type="float" office:value="1702.930664" calcext:value-type="float">
            <text:p>1702.930664</text:p>
          </table:table-cell>
          <table:table-cell table:number-columns-repeated="13"/>
        </table:table-row>
        <table:table-row table:style-name="ro1">
          <table:table-cell office:value-type="float" office:value="1643.204834" calcext:value-type="float">
            <text:p>1643.204834</text:p>
          </table:table-cell>
          <table:table-cell office:value-type="float" office:value="1701.463501" calcext:value-type="float">
            <text:p>1701.463501</text:p>
          </table:table-cell>
          <table:table-cell office:value-type="float" office:value="1649.664917" calcext:value-type="float">
            <text:p>1649.664917</text:p>
          </table:table-cell>
          <table:table-cell office:value-type="float" office:value="1698.186768" calcext:value-type="float">
            <text:p>1698.186768</text:p>
          </table:table-cell>
          <table:table-cell table:number-columns-repeated="13"/>
        </table:table-row>
        <table:table-row table:style-name="ro1">
          <table:table-cell office:value-type="float" office:value="1639.948486" calcext:value-type="float">
            <text:p>1639.948486</text:p>
          </table:table-cell>
          <table:table-cell office:value-type="float" office:value="1701.449829" calcext:value-type="float">
            <text:p>1701.449829</text:p>
          </table:table-cell>
          <table:table-cell office:value-type="float" office:value="1645.022095" calcext:value-type="float">
            <text:p>1645.022095</text:p>
          </table:table-cell>
          <table:table-cell office:value-type="float" office:value="1698.126221" calcext:value-type="float">
            <text:p>1698.126221</text:p>
          </table:table-cell>
          <table:table-cell table:number-columns-repeated="13"/>
        </table:table-row>
        <table:table-row table:style-name="ro1">
          <table:table-cell office:value-type="float" office:value="1643.342285" calcext:value-type="float">
            <text:p>1643.342285</text:p>
          </table:table-cell>
          <table:table-cell office:value-type="float" office:value="1701.951416" calcext:value-type="float">
            <text:p>1701.951416</text:p>
          </table:table-cell>
          <table:table-cell office:value-type="float" office:value="1647.826416" calcext:value-type="float">
            <text:p>1647.826416</text:p>
          </table:table-cell>
          <table:table-cell office:value-type="float" office:value="1703.72998" calcext:value-type="float">
            <text:p>1703.72998</text:p>
          </table:table-cell>
          <table:table-cell table:number-columns-repeated="13"/>
        </table:table-row>
        <table:table-row table:style-name="ro1">
          <table:table-cell office:value-type="float" office:value="1644.605835" calcext:value-type="float">
            <text:p>1644.605835</text:p>
          </table:table-cell>
          <table:table-cell office:value-type="float" office:value="1708.193359" calcext:value-type="float">
            <text:p>1708.193359</text:p>
          </table:table-cell>
          <table:table-cell office:value-type="float" office:value="1645.833618" calcext:value-type="float">
            <text:p>1645.833618</text:p>
          </table:table-cell>
          <table:table-cell office:value-type="float" office:value="1706.375977" calcext:value-type="float">
            <text:p>1706.375977</text:p>
          </table:table-cell>
          <table:table-cell table:number-columns-repeated="13"/>
        </table:table-row>
        <table:table-row table:style-name="ro1">
          <table:table-cell office:value-type="float" office:value="1642.654053" calcext:value-type="float">
            <text:p>1642.654053</text:p>
          </table:table-cell>
          <table:table-cell office:value-type="float" office:value="1703.839111" calcext:value-type="float">
            <text:p>1703.839111</text:p>
          </table:table-cell>
          <table:table-cell office:value-type="float" office:value="1650.04541" calcext:value-type="float">
            <text:p>1650.04541</text:p>
          </table:table-cell>
          <table:table-cell office:value-type="float" office:value="1701.959351" calcext:value-type="float">
            <text:p>1701.959351</text:p>
          </table:table-cell>
          <table:table-cell table:number-columns-repeated="13"/>
        </table:table-row>
        <table:table-row table:style-name="ro1">
          <table:table-cell office:value-type="float" office:value="1638.467651" calcext:value-type="float">
            <text:p>1638.467651</text:p>
          </table:table-cell>
          <table:table-cell office:value-type="float" office:value="1711.576904" calcext:value-type="float">
            <text:p>1711.576904</text:p>
          </table:table-cell>
          <table:table-cell office:value-type="float" office:value="1645.222168" calcext:value-type="float">
            <text:p>1645.222168</text:p>
          </table:table-cell>
          <table:table-cell office:value-type="float" office:value="1708.004883" calcext:value-type="float">
            <text:p>1708.004883</text:p>
          </table:table-cell>
          <table:table-cell table:number-columns-repeated="13"/>
        </table:table-row>
        <table:table-row table:style-name="ro1">
          <table:table-cell office:value-type="float" office:value="1641.316528" calcext:value-type="float">
            <text:p>1641.316528</text:p>
          </table:table-cell>
          <table:table-cell office:value-type="float" office:value="1708.92395" calcext:value-type="float">
            <text:p>1708.92395</text:p>
          </table:table-cell>
          <table:table-cell office:value-type="float" office:value="1645.854614" calcext:value-type="float">
            <text:p>1645.854614</text:p>
          </table:table-cell>
          <table:table-cell office:value-type="float" office:value="1703.951172" calcext:value-type="float">
            <text:p>1703.951172</text:p>
          </table:table-cell>
          <table:table-cell table:number-columns-repeated="13"/>
        </table:table-row>
        <table:table-row table:style-name="ro1">
          <table:table-cell office:value-type="float" office:value="1641.096069" calcext:value-type="float">
            <text:p>1641.096069</text:p>
          </table:table-cell>
          <table:table-cell office:value-type="float" office:value="1706.80896" calcext:value-type="float">
            <text:p>1706.80896</text:p>
          </table:table-cell>
          <table:table-cell office:value-type="float" office:value="1646.905884" calcext:value-type="float">
            <text:p>1646.905884</text:p>
          </table:table-cell>
          <table:table-cell office:value-type="float" office:value="1708.923706" calcext:value-type="float">
            <text:p>1708.923706</text:p>
          </table:table-cell>
          <table:table-cell table:number-columns-repeated="13"/>
        </table:table-row>
        <table:table-row table:style-name="ro1">
          <table:table-cell office:value-type="float" office:value="1640.776611" calcext:value-type="float">
            <text:p>1640.776611</text:p>
          </table:table-cell>
          <table:table-cell office:value-type="float" office:value="1714.51416" calcext:value-type="float">
            <text:p>1714.51416</text:p>
          </table:table-cell>
          <table:table-cell office:value-type="float" office:value="1647.80481" calcext:value-type="float">
            <text:p>1647.80481</text:p>
          </table:table-cell>
          <table:table-cell office:value-type="float" office:value="1714.190796" calcext:value-type="float">
            <text:p>1714.190796</text:p>
          </table:table-cell>
          <table:table-cell table:number-columns-repeated="13"/>
        </table:table-row>
        <table:table-row table:style-name="ro1">
          <table:table-cell office:value-type="float" office:value="1638.005615" calcext:value-type="float">
            <text:p>1638.005615</text:p>
          </table:table-cell>
          <table:table-cell office:value-type="float" office:value="1719.262207" calcext:value-type="float">
            <text:p>1719.262207</text:p>
          </table:table-cell>
          <table:table-cell office:value-type="float" office:value="1642.666138" calcext:value-type="float">
            <text:p>1642.666138</text:p>
          </table:table-cell>
          <table:table-cell office:value-type="float" office:value="1719.459351" calcext:value-type="float">
            <text:p>1719.459351</text:p>
          </table:table-cell>
          <table:table-cell table:number-columns-repeated="13"/>
        </table:table-row>
        <table:table-row table:style-name="ro1">
          <table:table-cell office:value-type="float" office:value="1645.270996" calcext:value-type="float">
            <text:p>1645.270996</text:p>
          </table:table-cell>
          <table:table-cell office:value-type="float" office:value="1713.109863" calcext:value-type="float">
            <text:p>1713.109863</text:p>
          </table:table-cell>
          <table:table-cell office:value-type="float" office:value="1649.91394" calcext:value-type="float">
            <text:p>1649.91394</text:p>
          </table:table-cell>
          <table:table-cell office:value-type="float" office:value="1709.338989" calcext:value-type="float">
            <text:p>1709.338989</text:p>
          </table:table-cell>
          <table:table-cell table:number-columns-repeated="13"/>
        </table:table-row>
        <table:table-row table:style-name="ro1">
          <table:table-cell office:value-type="float" office:value="1643.972534" calcext:value-type="float">
            <text:p>1643.972534</text:p>
          </table:table-cell>
          <table:table-cell office:value-type="float" office:value="1714.744873" calcext:value-type="float">
            <text:p>1714.744873</text:p>
          </table:table-cell>
          <table:table-cell office:value-type="float" office:value="1650.5354" calcext:value-type="float">
            <text:p>1650.5354</text:p>
          </table:table-cell>
          <table:table-cell office:value-type="float" office:value="1712.418579" calcext:value-type="float">
            <text:p>1712.418579</text:p>
          </table:table-cell>
          <table:table-cell table:number-columns-repeated="13"/>
        </table:table-row>
        <table:table-row table:style-name="ro1">
          <table:table-cell office:value-type="float" office:value="1648.33252" calcext:value-type="float">
            <text:p>1648.33252</text:p>
          </table:table-cell>
          <table:table-cell office:value-type="float" office:value="1712.530396" calcext:value-type="float">
            <text:p>1712.530396</text:p>
          </table:table-cell>
          <table:table-cell office:value-type="float" office:value="1654.391968" calcext:value-type="float">
            <text:p>1654.391968</text:p>
          </table:table-cell>
          <table:table-cell office:value-type="float" office:value="1711.108276" calcext:value-type="float">
            <text:p>1711.108276</text:p>
          </table:table-cell>
          <table:table-cell table:number-columns-repeated="13"/>
        </table:table-row>
        <table:table-row table:style-name="ro1">
          <table:table-cell office:value-type="float" office:value="1641.801636" calcext:value-type="float">
            <text:p>1641.801636</text:p>
          </table:table-cell>
          <table:table-cell office:value-type="float" office:value="1723.641602" calcext:value-type="float">
            <text:p>1723.641602</text:p>
          </table:table-cell>
          <table:table-cell office:value-type="float" office:value="1645.083618" calcext:value-type="float">
            <text:p>1645.083618</text:p>
          </table:table-cell>
          <table:table-cell office:value-type="float" office:value="1722.412598" calcext:value-type="float">
            <text:p>1722.412598</text:p>
          </table:table-cell>
          <table:table-cell table:number-columns-repeated="13"/>
        </table:table-row>
        <table:table-row table:style-name="ro1">
          <table:table-cell office:value-type="float" office:value="1646.433594" calcext:value-type="float">
            <text:p>1646.433594</text:p>
          </table:table-cell>
          <table:table-cell office:value-type="float" office:value="1721.384766" calcext:value-type="float">
            <text:p>1721.384766</text:p>
          </table:table-cell>
          <table:table-cell office:value-type="float" office:value="1652.623291" calcext:value-type="float">
            <text:p>1652.623291</text:p>
          </table:table-cell>
          <table:table-cell office:value-type="float" office:value="1717.744141" calcext:value-type="float">
            <text:p>1717.744141</text:p>
          </table:table-cell>
          <table:table-cell table:number-columns-repeated="13"/>
        </table:table-row>
        <table:table-row table:style-name="ro1">
          <table:table-cell office:value-type="float" office:value="1647.453857" calcext:value-type="float">
            <text:p>1647.453857</text:p>
          </table:table-cell>
          <table:table-cell office:value-type="float" office:value="1718.964844" calcext:value-type="float">
            <text:p>1718.964844</text:p>
          </table:table-cell>
          <table:table-cell office:value-type="float" office:value="1654.326904" calcext:value-type="float">
            <text:p>1654.326904</text:p>
          </table:table-cell>
          <table:table-cell office:value-type="float" office:value="1716.728882" calcext:value-type="float">
            <text:p>1716.728882</text:p>
          </table:table-cell>
          <table:table-cell table:number-columns-repeated="13"/>
        </table:table-row>
        <table:table-row table:style-name="ro1">
          <table:table-cell office:value-type="float" office:value="1646.877686" calcext:value-type="float">
            <text:p>1646.877686</text:p>
          </table:table-cell>
          <table:table-cell office:value-type="float" office:value="1724.311401" calcext:value-type="float">
            <text:p>1724.311401</text:p>
          </table:table-cell>
          <table:table-cell office:value-type="float" office:value="1651.824219" calcext:value-type="float">
            <text:p>1651.824219</text:p>
          </table:table-cell>
          <table:table-cell office:value-type="float" office:value="1719.831055" calcext:value-type="float">
            <text:p>1719.831055</text:p>
          </table:table-cell>
          <table:table-cell table:number-columns-repeated="13"/>
        </table:table-row>
        <table:table-row table:style-name="ro1">
          <table:table-cell office:value-type="float" office:value="1651.849731" calcext:value-type="float">
            <text:p>1651.849731</text:p>
          </table:table-cell>
          <table:table-cell office:value-type="float" office:value="1715.279419" calcext:value-type="float">
            <text:p>1715.279419</text:p>
          </table:table-cell>
          <table:table-cell office:value-type="float" office:value="1661.731934" calcext:value-type="float">
            <text:p>1661.731934</text:p>
          </table:table-cell>
          <table:table-cell office:value-type="float" office:value="1710.812256" calcext:value-type="float">
            <text:p>1710.812256</text:p>
          </table:table-cell>
          <table:table-cell table:number-columns-repeated="13"/>
        </table:table-row>
        <table:table-row table:style-name="ro1">
          <table:table-cell office:value-type="float" office:value="1649.549438" calcext:value-type="float">
            <text:p>1649.549438</text:p>
          </table:table-cell>
          <table:table-cell office:value-type="float" office:value="1720.854004" calcext:value-type="float">
            <text:p>1720.854004</text:p>
          </table:table-cell>
          <table:table-cell office:value-type="float" office:value="1656.626709" calcext:value-type="float">
            <text:p>1656.626709</text:p>
          </table:table-cell>
          <table:table-cell office:value-type="float" office:value="1715.687866" calcext:value-type="float">
            <text:p>1715.687866</text:p>
          </table:table-cell>
          <table:table-cell table:number-columns-repeated="13"/>
        </table:table-row>
        <table:table-row table:style-name="ro1">
          <table:table-cell office:value-type="float" office:value="1649.053955" calcext:value-type="float">
            <text:p>1649.053955</text:p>
          </table:table-cell>
          <table:table-cell office:value-type="float" office:value="1722.498535" calcext:value-type="float">
            <text:p>1722.498535</text:p>
          </table:table-cell>
          <table:table-cell office:value-type="float" office:value="1655.130859" calcext:value-type="float">
            <text:p>1655.130859</text:p>
          </table:table-cell>
          <table:table-cell office:value-type="float" office:value="1721.994873" calcext:value-type="float">
            <text:p>1721.994873</text:p>
          </table:table-cell>
          <table:table-cell table:number-columns-repeated="13"/>
        </table:table-row>
        <table:table-row table:style-name="ro1">
          <table:table-cell office:value-type="float" office:value="1644.740967" calcext:value-type="float">
            <text:p>1644.740967</text:p>
          </table:table-cell>
          <table:table-cell office:value-type="float" office:value="1726.859131" calcext:value-type="float">
            <text:p>1726.859131</text:p>
          </table:table-cell>
          <table:table-cell office:value-type="float" office:value="1652.275391" calcext:value-type="float">
            <text:p>1652.275391</text:p>
          </table:table-cell>
          <table:table-cell office:value-type="float" office:value="1723.693359" calcext:value-type="float">
            <text:p>1723.693359</text:p>
          </table:table-cell>
          <table:table-cell table:number-columns-repeated="13"/>
        </table:table-row>
        <table:table-row table:style-name="ro1">
          <table:table-cell office:value-type="float" office:value="1649.566528" calcext:value-type="float">
            <text:p>1649.566528</text:p>
          </table:table-cell>
          <table:table-cell office:value-type="float" office:value="1718.616211" calcext:value-type="float">
            <text:p>1718.616211</text:p>
          </table:table-cell>
          <table:table-cell office:value-type="float" office:value="1657.346191" calcext:value-type="float">
            <text:p>1657.346191</text:p>
          </table:table-cell>
          <table:table-cell office:value-type="float" office:value="1718.406128" calcext:value-type="float">
            <text:p>1718.406128</text:p>
          </table:table-cell>
          <table:table-cell table:number-columns-repeated="13"/>
        </table:table-row>
        <table:table-row table:style-name="ro1">
          <table:table-cell office:value-type="float" office:value="1649.83728" calcext:value-type="float">
            <text:p>1649.83728</text:p>
          </table:table-cell>
          <table:table-cell office:value-type="float" office:value="1715.624268" calcext:value-type="float">
            <text:p>1715.624268</text:p>
          </table:table-cell>
          <table:table-cell office:value-type="float" office:value="1657.789429" calcext:value-type="float">
            <text:p>1657.789429</text:p>
          </table:table-cell>
          <table:table-cell office:value-type="float" office:value="1713.807739" calcext:value-type="float">
            <text:p>1713.807739</text:p>
          </table:table-cell>
          <table:table-cell table:number-columns-repeated="13"/>
        </table:table-row>
        <table:table-row table:style-name="ro1">
          <table:table-cell office:value-type="float" office:value="1647.67627" calcext:value-type="float">
            <text:p>1647.67627</text:p>
          </table:table-cell>
          <table:table-cell office:value-type="float" office:value="1729.09668" calcext:value-type="float">
            <text:p>1729.09668</text:p>
          </table:table-cell>
          <table:table-cell office:value-type="float" office:value="1657.353394" calcext:value-type="float">
            <text:p>1657.353394</text:p>
          </table:table-cell>
          <table:table-cell office:value-type="float" office:value="1726.03479" calcext:value-type="float">
            <text:p>1726.03479</text:p>
          </table:table-cell>
          <table:table-cell table:number-columns-repeated="13"/>
        </table:table-row>
        <table:table-row table:style-name="ro1">
          <table:table-cell office:value-type="float" office:value="1650.490479" calcext:value-type="float">
            <text:p>1650.490479</text:p>
          </table:table-cell>
          <table:table-cell office:value-type="float" office:value="1717.794678" calcext:value-type="float">
            <text:p>1717.794678</text:p>
          </table:table-cell>
          <table:table-cell office:value-type="float" office:value="1656.160889" calcext:value-type="float">
            <text:p>1656.160889</text:p>
          </table:table-cell>
          <table:table-cell office:value-type="float" office:value="1719.470215" calcext:value-type="float">
            <text:p>1719.470215</text:p>
          </table:table-cell>
          <table:table-cell table:number-columns-repeated="13"/>
        </table:table-row>
        <table:table-row table:style-name="ro1">
          <table:table-cell office:value-type="float" office:value="1648.449097" calcext:value-type="float">
            <text:p>1648.449097</text:p>
          </table:table-cell>
          <table:table-cell office:value-type="float" office:value="1725.359375" calcext:value-type="float">
            <text:p>1725.359375</text:p>
          </table:table-cell>
          <table:table-cell office:value-type="float" office:value="1655.593262" calcext:value-type="float">
            <text:p>1655.593262</text:p>
          </table:table-cell>
          <table:table-cell office:value-type="float" office:value="1725.319336" calcext:value-type="float">
            <text:p>1725.319336</text:p>
          </table:table-cell>
          <table:table-cell table:number-columns-repeated="13"/>
        </table:table-row>
        <table:table-row table:style-name="ro1">
          <table:table-cell office:value-type="float" office:value="1650.033569" calcext:value-type="float">
            <text:p>1650.033569</text:p>
          </table:table-cell>
          <table:table-cell office:value-type="float" office:value="1721.918823" calcext:value-type="float">
            <text:p>1721.918823</text:p>
          </table:table-cell>
          <table:table-cell office:value-type="float" office:value="1659.577759" calcext:value-type="float">
            <text:p>1659.577759</text:p>
          </table:table-cell>
          <table:table-cell office:value-type="float" office:value="1716.959961" calcext:value-type="float">
            <text:p>1716.959961</text:p>
          </table:table-cell>
          <table:table-cell table:number-columns-repeated="13"/>
        </table:table-row>
        <table:table-row table:style-name="ro1">
          <table:table-cell office:value-type="float" office:value="1649.540161" calcext:value-type="float">
            <text:p>1649.540161</text:p>
          </table:table-cell>
          <table:table-cell office:value-type="float" office:value="1727.910156" calcext:value-type="float">
            <text:p>1727.910156</text:p>
          </table:table-cell>
          <table:table-cell office:value-type="float" office:value="1656.906616" calcext:value-type="float">
            <text:p>1656.906616</text:p>
          </table:table-cell>
          <table:table-cell office:value-type="float" office:value="1725.731323" calcext:value-type="float">
            <text:p>1725.731323</text:p>
          </table:table-cell>
          <table:table-cell table:number-columns-repeated="13"/>
        </table:table-row>
        <table:table-row table:style-name="ro1">
          <table:table-cell office:value-type="float" office:value="1646.768311" calcext:value-type="float">
            <text:p>1646.768311</text:p>
          </table:table-cell>
          <table:table-cell office:value-type="float" office:value="1726.811523" calcext:value-type="float">
            <text:p>1726.811523</text:p>
          </table:table-cell>
          <table:table-cell office:value-type="float" office:value="1656.132812" calcext:value-type="float">
            <text:p>1656.132812</text:p>
          </table:table-cell>
          <table:table-cell office:value-type="float" office:value="1723.626831" calcext:value-type="float">
            <text:p>1723.626831</text:p>
          </table:table-cell>
          <table:table-cell table:number-columns-repeated="13"/>
        </table:table-row>
        <table:table-row table:style-name="ro1">
          <table:table-cell office:value-type="float" office:value="1653.698853" calcext:value-type="float">
            <text:p>1653.698853</text:p>
          </table:table-cell>
          <table:table-cell office:value-type="float" office:value="1723.278564" calcext:value-type="float">
            <text:p>1723.278564</text:p>
          </table:table-cell>
          <table:table-cell office:value-type="float" office:value="1655.994995" calcext:value-type="float">
            <text:p>1655.994995</text:p>
          </table:table-cell>
          <table:table-cell office:value-type="float" office:value="1723.947754" calcext:value-type="float">
            <text:p>1723.947754</text:p>
          </table:table-cell>
          <table:table-cell table:number-columns-repeated="13"/>
        </table:table-row>
        <table:table-row table:style-name="ro1">
          <table:table-cell office:value-type="float" office:value="1655.21814" calcext:value-type="float">
            <text:p>1655.21814</text:p>
          </table:table-cell>
          <table:table-cell office:value-type="float" office:value="1717.119263" calcext:value-type="float">
            <text:p>1717.119263</text:p>
          </table:table-cell>
          <table:table-cell office:value-type="float" office:value="1664.537109" calcext:value-type="float">
            <text:p>1664.537109</text:p>
          </table:table-cell>
          <table:table-cell office:value-type="float" office:value="1713.438477" calcext:value-type="float">
            <text:p>1713.438477</text:p>
          </table:table-cell>
          <table:table-cell table:number-columns-repeated="13"/>
        </table:table-row>
        <table:table-row table:style-name="ro1">
          <table:table-cell office:value-type="float" office:value="1652.477905" calcext:value-type="float">
            <text:p>1652.477905</text:p>
          </table:table-cell>
          <table:table-cell office:value-type="float" office:value="1723.157837" calcext:value-type="float">
            <text:p>1723.157837</text:p>
          </table:table-cell>
          <table:table-cell office:value-type="float" office:value="1657.590088" calcext:value-type="float">
            <text:p>1657.590088</text:p>
          </table:table-cell>
          <table:table-cell office:value-type="float" office:value="1719.261108" calcext:value-type="float">
            <text:p>1719.261108</text:p>
          </table:table-cell>
          <table:table-cell table:number-columns-repeated="13"/>
        </table:table-row>
        <table:table-row table:style-name="ro1">
          <table:table-cell office:value-type="float" office:value="1647.380737" calcext:value-type="float">
            <text:p>1647.380737</text:p>
          </table:table-cell>
          <table:table-cell office:value-type="float" office:value="1730.356323" calcext:value-type="float">
            <text:p>1730.356323</text:p>
          </table:table-cell>
          <table:table-cell office:value-type="float" office:value="1655.330078" calcext:value-type="float">
            <text:p>1655.330078</text:p>
          </table:table-cell>
          <table:table-cell office:value-type="float" office:value="1730.069946" calcext:value-type="float">
            <text:p>1730.069946</text:p>
          </table:table-cell>
          <table:table-cell table:number-columns-repeated="13"/>
        </table:table-row>
        <table:table-row table:style-name="ro1">
          <table:table-cell office:value-type="float" office:value="1649.222656" calcext:value-type="float">
            <text:p>1649.222656</text:p>
          </table:table-cell>
          <table:table-cell office:value-type="float" office:value="1728.441528" calcext:value-type="float">
            <text:p>1728.441528</text:p>
          </table:table-cell>
          <table:table-cell office:value-type="float" office:value="1659.334717" calcext:value-type="float">
            <text:p>1659.334717</text:p>
          </table:table-cell>
          <table:table-cell office:value-type="float" office:value="1725.337769" calcext:value-type="float">
            <text:p>1725.337769</text:p>
          </table:table-cell>
          <table:table-cell table:number-columns-repeated="13"/>
        </table:table-row>
        <table:table-row table:style-name="ro1">
          <table:table-cell office:value-type="float" office:value="1656.226807" calcext:value-type="float">
            <text:p>1656.226807</text:p>
          </table:table-cell>
          <table:table-cell office:value-type="float" office:value="1723.587036" calcext:value-type="float">
            <text:p>1723.587036</text:p>
          </table:table-cell>
          <table:table-cell office:value-type="float" office:value="1659.480225" calcext:value-type="float">
            <text:p>1659.480225</text:p>
          </table:table-cell>
          <table:table-cell office:value-type="float" office:value="1719.175171" calcext:value-type="float">
            <text:p>1719.175171</text:p>
          </table:table-cell>
          <table:table-cell table:number-columns-repeated="13"/>
        </table:table-row>
        <table:table-row table:style-name="ro1">
          <table:table-cell office:value-type="float" office:value="1651.694336" calcext:value-type="float">
            <text:p>1651.694336</text:p>
          </table:table-cell>
          <table:table-cell office:value-type="float" office:value="1724.19458" calcext:value-type="float">
            <text:p>1724.19458</text:p>
          </table:table-cell>
          <table:table-cell office:value-type="float" office:value="1661.44812" calcext:value-type="float">
            <text:p>1661.44812</text:p>
          </table:table-cell>
          <table:table-cell office:value-type="float" office:value="1721.001587" calcext:value-type="float">
            <text:p>1721.001587</text:p>
          </table:table-cell>
          <table:table-cell table:number-columns-repeated="13"/>
        </table:table-row>
        <table:table-row table:style-name="ro1">
          <table:table-cell office:value-type="float" office:value="1651.912842" calcext:value-type="float">
            <text:p>1651.912842</text:p>
          </table:table-cell>
          <table:table-cell office:value-type="float" office:value="1728.5354" calcext:value-type="float">
            <text:p>1728.5354</text:p>
          </table:table-cell>
          <table:table-cell office:value-type="float" office:value="1660.318848" calcext:value-type="float">
            <text:p>1660.318848</text:p>
          </table:table-cell>
          <table:table-cell office:value-type="float" office:value="1726.364014" calcext:value-type="float">
            <text:p>1726.364014</text:p>
          </table:table-cell>
          <table:table-cell table:number-columns-repeated="13"/>
        </table:table-row>
        <table:table-row table:style-name="ro1">
          <table:table-cell office:value-type="float" office:value="1655.02002" calcext:value-type="float">
            <text:p>1655.02002</text:p>
          </table:table-cell>
          <table:table-cell office:value-type="float" office:value="1726.058594" calcext:value-type="float">
            <text:p>1726.058594</text:p>
          </table:table-cell>
          <table:table-cell office:value-type="float" office:value="1662.028931" calcext:value-type="float">
            <text:p>1662.028931</text:p>
          </table:table-cell>
          <table:table-cell office:value-type="float" office:value="1722.403687" calcext:value-type="float">
            <text:p>1722.403687</text:p>
          </table:table-cell>
          <table:table-cell table:number-columns-repeated="13"/>
        </table:table-row>
        <table:table-row table:style-name="ro1">
          <table:table-cell office:value-type="float" office:value="1654.855835" calcext:value-type="float">
            <text:p>1654.855835</text:p>
          </table:table-cell>
          <table:table-cell office:value-type="float" office:value="1736.866089" calcext:value-type="float">
            <text:p>1736.866089</text:p>
          </table:table-cell>
          <table:table-cell office:value-type="float" office:value="1659.46167" calcext:value-type="float">
            <text:p>1659.46167</text:p>
          </table:table-cell>
          <table:table-cell office:value-type="float" office:value="1735.900879" calcext:value-type="float">
            <text:p>1735.900879</text:p>
          </table:table-cell>
          <table:table-cell table:number-columns-repeated="13"/>
        </table:table-row>
        <table:table-row table:style-name="ro1">
          <table:table-cell office:value-type="float" office:value="1651.887695" calcext:value-type="float">
            <text:p>1651.887695</text:p>
          </table:table-cell>
          <table:table-cell office:value-type="float" office:value="1734.829468" calcext:value-type="float">
            <text:p>1734.829468</text:p>
          </table:table-cell>
          <table:table-cell office:value-type="float" office:value="1660.78772" calcext:value-type="float">
            <text:p>1660.78772</text:p>
          </table:table-cell>
          <table:table-cell office:value-type="float" office:value="1733.51416" calcext:value-type="float">
            <text:p>1733.51416</text:p>
          </table:table-cell>
          <table:table-cell table:number-columns-repeated="13"/>
        </table:table-row>
        <table:table-row table:style-name="ro1">
          <table:table-cell office:value-type="float" office:value="1657.095337" calcext:value-type="float">
            <text:p>1657.095337</text:p>
          </table:table-cell>
          <table:table-cell office:value-type="float" office:value="1730.065063" calcext:value-type="float">
            <text:p>1730.065063</text:p>
          </table:table-cell>
          <table:table-cell office:value-type="float" office:value="1665.198608" calcext:value-type="float">
            <text:p>1665.198608</text:p>
          </table:table-cell>
          <table:table-cell office:value-type="float" office:value="1729.460205" calcext:value-type="float">
            <text:p>1729.460205</text:p>
          </table:table-cell>
          <table:table-cell table:number-columns-repeated="13"/>
        </table:table-row>
        <table:table-row table:style-name="ro1">
          <table:table-cell office:value-type="float" office:value="1660.516479" calcext:value-type="float">
            <text:p>1660.516479</text:p>
          </table:table-cell>
          <table:table-cell office:value-type="float" office:value="1725.816528" calcext:value-type="float">
            <text:p>1725.816528</text:p>
          </table:table-cell>
          <table:table-cell office:value-type="float" office:value="1668.446411" calcext:value-type="float">
            <text:p>1668.446411</text:p>
          </table:table-cell>
          <table:table-cell office:value-type="float" office:value="1722.116577" calcext:value-type="float">
            <text:p>1722.116577</text:p>
          </table:table-cell>
          <table:table-cell table:number-columns-repeated="13"/>
        </table:table-row>
        <table:table-row table:style-name="ro1">
          <table:table-cell office:value-type="float" office:value="1655.21582" calcext:value-type="float">
            <text:p>1655.21582</text:p>
          </table:table-cell>
          <table:table-cell office:value-type="float" office:value="1734.62439" calcext:value-type="float">
            <text:p>1734.62439</text:p>
          </table:table-cell>
          <table:table-cell office:value-type="float" office:value="1663.911133" calcext:value-type="float">
            <text:p>1663.911133</text:p>
          </table:table-cell>
          <table:table-cell office:value-type="float" office:value="1730.880371" calcext:value-type="float">
            <text:p>1730.880371</text:p>
          </table:table-cell>
          <table:table-cell table:number-columns-repeated="13"/>
        </table:table-row>
        <table:table-row table:style-name="ro1">
          <table:table-cell office:value-type="float" office:value="1654.646118" calcext:value-type="float">
            <text:p>1654.646118</text:p>
          </table:table-cell>
          <table:table-cell office:value-type="float" office:value="1735.130371" calcext:value-type="float">
            <text:p>1735.130371</text:p>
          </table:table-cell>
          <table:table-cell office:value-type="float" office:value="1662.603027" calcext:value-type="float">
            <text:p>1662.603027</text:p>
          </table:table-cell>
          <table:table-cell office:value-type="float" office:value="1732.408081" calcext:value-type="float">
            <text:p>1732.408081</text:p>
          </table:table-cell>
          <table:table-cell table:number-columns-repeated="13"/>
        </table:table-row>
        <table:table-row table:style-name="ro1">
          <table:table-cell office:value-type="float" office:value="1652.561401" calcext:value-type="float">
            <text:p>1652.561401</text:p>
          </table:table-cell>
          <table:table-cell office:value-type="float" office:value="1740.035278" calcext:value-type="float">
            <text:p>1740.035278</text:p>
          </table:table-cell>
          <table:table-cell office:value-type="float" office:value="1660.779053" calcext:value-type="float">
            <text:p>1660.779053</text:p>
          </table:table-cell>
          <table:table-cell office:value-type="float" office:value="1737.836792" calcext:value-type="float">
            <text:p>1737.836792</text:p>
          </table:table-cell>
          <table:table-cell table:number-columns-repeated="13"/>
        </table:table-row>
        <table:table-row table:style-name="ro1">
          <table:table-cell office:value-type="float" office:value="1657.378418" calcext:value-type="float">
            <text:p>1657.378418</text:p>
          </table:table-cell>
          <table:table-cell office:value-type="float" office:value="1734.744263" calcext:value-type="float">
            <text:p>1734.744263</text:p>
          </table:table-cell>
          <table:table-cell office:value-type="float" office:value="1661.446533" calcext:value-type="float">
            <text:p>1661.446533</text:p>
          </table:table-cell>
          <table:table-cell office:value-type="float" office:value="1731.403198" calcext:value-type="float">
            <text:p>1731.403198</text:p>
          </table:table-cell>
          <table:table-cell table:number-columns-repeated="13"/>
        </table:table-row>
        <table:table-row table:style-name="ro1">
          <table:table-cell office:value-type="float" office:value="1658.186523" calcext:value-type="float">
            <text:p>1658.186523</text:p>
          </table:table-cell>
          <table:table-cell office:value-type="float" office:value="1728.783813" calcext:value-type="float">
            <text:p>1728.783813</text:p>
          </table:table-cell>
          <table:table-cell office:value-type="float" office:value="1664.414185" calcext:value-type="float">
            <text:p>1664.414185</text:p>
          </table:table-cell>
          <table:table-cell office:value-type="float" office:value="1727.19165" calcext:value-type="float">
            <text:p>1727.19165</text:p>
          </table:table-cell>
          <table:table-cell table:number-columns-repeated="13"/>
        </table:table-row>
        <table:table-row table:style-name="ro1">
          <table:table-cell office:value-type="float" office:value="1656.38208" calcext:value-type="float">
            <text:p>1656.38208</text:p>
          </table:table-cell>
          <table:table-cell office:value-type="float" office:value="1734.062256" calcext:value-type="float">
            <text:p>1734.062256</text:p>
          </table:table-cell>
          <table:table-cell office:value-type="float" office:value="1663.979126" calcext:value-type="float">
            <text:p>1663.979126</text:p>
          </table:table-cell>
          <table:table-cell office:value-type="float" office:value="1735.442871" calcext:value-type="float">
            <text:p>1735.442871</text:p>
          </table:table-cell>
          <table:table-cell table:number-columns-repeated="13"/>
        </table:table-row>
        <table:table-row table:style-name="ro1">
          <table:table-cell office:value-type="float" office:value="1660.27356" calcext:value-type="float">
            <text:p>1660.27356</text:p>
          </table:table-cell>
          <table:table-cell office:value-type="float" office:value="1727.478516" calcext:value-type="float">
            <text:p>1727.478516</text:p>
          </table:table-cell>
          <table:table-cell office:value-type="float" office:value="1668.159912" calcext:value-type="float">
            <text:p>1668.159912</text:p>
          </table:table-cell>
          <table:table-cell office:value-type="float" office:value="1725.551392" calcext:value-type="float">
            <text:p>1725.551392</text:p>
          </table:table-cell>
          <table:table-cell table:number-columns-repeated="13"/>
        </table:table-row>
        <table:table-row table:style-name="ro1">
          <table:table-cell office:value-type="float" office:value="1655.903931" calcext:value-type="float">
            <text:p>1655.903931</text:p>
          </table:table-cell>
          <table:table-cell office:value-type="float" office:value="1739.805542" calcext:value-type="float">
            <text:p>1739.805542</text:p>
          </table:table-cell>
          <table:table-cell office:value-type="float" office:value="1660.996582" calcext:value-type="float">
            <text:p>1660.996582</text:p>
          </table:table-cell>
          <table:table-cell office:value-type="float" office:value="1737.263306" calcext:value-type="float">
            <text:p>1737.263306</text:p>
          </table:table-cell>
          <table:table-cell table:number-columns-repeated="13"/>
        </table:table-row>
        <table:table-row table:style-name="ro1">
          <table:table-cell office:value-type="float" office:value="1653.716187" calcext:value-type="float">
            <text:p>1653.716187</text:p>
          </table:table-cell>
          <table:table-cell office:value-type="float" office:value="1737.391724" calcext:value-type="float">
            <text:p>1737.391724</text:p>
          </table:table-cell>
          <table:table-cell office:value-type="float" office:value="1662.999756" calcext:value-type="float">
            <text:p>1662.999756</text:p>
          </table:table-cell>
          <table:table-cell office:value-type="float" office:value="1736.611084" calcext:value-type="float">
            <text:p>1736.611084</text:p>
          </table:table-cell>
          <table:table-cell table:number-columns-repeated="13"/>
        </table:table-row>
        <table:table-row table:style-name="ro1">
          <table:table-cell office:value-type="float" office:value="1659.184326" calcext:value-type="float">
            <text:p>1659.184326</text:p>
          </table:table-cell>
          <table:table-cell office:value-type="float" office:value="1726.968994" calcext:value-type="float">
            <text:p>1726.968994</text:p>
          </table:table-cell>
          <table:table-cell office:value-type="float" office:value="1663.710938" calcext:value-type="float">
            <text:p>1663.710938</text:p>
          </table:table-cell>
          <table:table-cell office:value-type="float" office:value="1728.338257" calcext:value-type="float">
            <text:p>1728.338257</text:p>
          </table:table-cell>
          <table:table-cell table:number-columns-repeated="13"/>
        </table:table-row>
        <table:table-row table:style-name="ro1">
          <table:table-cell office:value-type="float" office:value="1655.740234" calcext:value-type="float">
            <text:p>1655.740234</text:p>
          </table:table-cell>
          <table:table-cell office:value-type="float" office:value="1734.600586" calcext:value-type="float">
            <text:p>1734.600586</text:p>
          </table:table-cell>
          <table:table-cell office:value-type="float" office:value="1662.111816" calcext:value-type="float">
            <text:p>1662.111816</text:p>
          </table:table-cell>
          <table:table-cell office:value-type="float" office:value="1735.098022" calcext:value-type="float">
            <text:p>1735.098022</text:p>
          </table:table-cell>
          <table:table-cell table:number-columns-repeated="13"/>
        </table:table-row>
        <table:table-row table:style-name="ro1">
          <table:table-cell office:value-type="float" office:value="1660.379883" calcext:value-type="float">
            <text:p>1660.379883</text:p>
          </table:table-cell>
          <table:table-cell office:value-type="float" office:value="1734.257568" calcext:value-type="float">
            <text:p>1734.257568</text:p>
          </table:table-cell>
          <table:table-cell office:value-type="float" office:value="1663.858765" calcext:value-type="float">
            <text:p>1663.858765</text:p>
          </table:table-cell>
          <table:table-cell office:value-type="float" office:value="1730.743896" calcext:value-type="float">
            <text:p>1730.743896</text:p>
          </table:table-cell>
          <table:table-cell table:number-columns-repeated="13"/>
        </table:table-row>
        <table:table-row table:style-name="ro1">
          <table:table-cell office:value-type="float" office:value="1655.931519" calcext:value-type="float">
            <text:p>1655.931519</text:p>
          </table:table-cell>
          <table:table-cell office:value-type="float" office:value="1735.711304" calcext:value-type="float">
            <text:p>1735.711304</text:p>
          </table:table-cell>
          <table:table-cell office:value-type="float" office:value="1660.768433" calcext:value-type="float">
            <text:p>1660.768433</text:p>
          </table:table-cell>
          <table:table-cell office:value-type="float" office:value="1735.443848" calcext:value-type="float">
            <text:p>1735.443848</text:p>
          </table:table-cell>
          <table:table-cell table:number-columns-repeated="13"/>
        </table:table-row>
        <table:table-row table:style-name="ro1">
          <table:table-cell office:value-type="float" office:value="1656.860107" calcext:value-type="float">
            <text:p>1656.860107</text:p>
          </table:table-cell>
          <table:table-cell office:value-type="float" office:value="1734.362061" calcext:value-type="float">
            <text:p>1734.362061</text:p>
          </table:table-cell>
          <table:table-cell office:value-type="float" office:value="1662.827148" calcext:value-type="float">
            <text:p>1662.827148</text:p>
          </table:table-cell>
          <table:table-cell office:value-type="float" office:value="1734.326172" calcext:value-type="float">
            <text:p>1734.326172</text:p>
          </table:table-cell>
          <table:table-cell table:number-columns-repeated="13"/>
        </table:table-row>
        <table:table-row table:style-name="ro1">
          <table:table-cell office:value-type="float" office:value="1660.47583" calcext:value-type="float">
            <text:p>1660.47583</text:p>
          </table:table-cell>
          <table:table-cell office:value-type="float" office:value="1729.870361" calcext:value-type="float">
            <text:p>1729.870361</text:p>
          </table:table-cell>
          <table:table-cell office:value-type="float" office:value="1667.009521" calcext:value-type="float">
            <text:p>1667.009521</text:p>
          </table:table-cell>
          <table:table-cell office:value-type="float" office:value="1726.708618" calcext:value-type="float">
            <text:p>1726.708618</text:p>
          </table:table-cell>
          <table:table-cell table:number-columns-repeated="13"/>
        </table:table-row>
        <table:table-row table:style-name="ro1">
          <table:table-cell office:value-type="float" office:value="1658.246826" calcext:value-type="float">
            <text:p>1658.246826</text:p>
          </table:table-cell>
          <table:table-cell office:value-type="float" office:value="1739.353027" calcext:value-type="float">
            <text:p>1739.353027</text:p>
          </table:table-cell>
          <table:table-cell office:value-type="float" office:value="1664.009399" calcext:value-type="float">
            <text:p>1664.009399</text:p>
          </table:table-cell>
          <table:table-cell office:value-type="float" office:value="1736.993774" calcext:value-type="float">
            <text:p>1736.993774</text:p>
          </table:table-cell>
          <table:table-cell table:number-columns-repeated="13"/>
        </table:table-row>
        <table:table-row table:style-name="ro1">
          <table:table-cell office:value-type="float" office:value="1659.179443" calcext:value-type="float">
            <text:p>1659.179443</text:p>
          </table:table-cell>
          <table:table-cell office:value-type="float" office:value="1727.27832" calcext:value-type="float">
            <text:p>1727.27832</text:p>
          </table:table-cell>
          <table:table-cell office:value-type="float" office:value="1664.10022" calcext:value-type="float">
            <text:p>1664.10022</text:p>
          </table:table-cell>
          <table:table-cell office:value-type="float" office:value="1730.368774" calcext:value-type="float">
            <text:p>1730.368774</text:p>
          </table:table-cell>
          <table:table-cell table:number-columns-repeated="13"/>
        </table:table-row>
        <table:table-row table:style-name="ro1">
          <table:table-cell office:value-type="float" office:value="1654.251831" calcext:value-type="float">
            <text:p>1654.251831</text:p>
          </table:table-cell>
          <table:table-cell office:value-type="float" office:value="1739.766846" calcext:value-type="float">
            <text:p>1739.766846</text:p>
          </table:table-cell>
          <table:table-cell office:value-type="float" office:value="1660.807495" calcext:value-type="float">
            <text:p>1660.807495</text:p>
          </table:table-cell>
          <table:table-cell office:value-type="float" office:value="1737.955444" calcext:value-type="float">
            <text:p>1737.955444</text:p>
          </table:table-cell>
          <table:table-cell table:number-columns-repeated="13"/>
        </table:table-row>
        <table:table-row table:style-name="ro1">
          <table:table-cell office:value-type="float" office:value="1656.321899" calcext:value-type="float">
            <text:p>1656.321899</text:p>
          </table:table-cell>
          <table:table-cell office:value-type="float" office:value="1735.553833" calcext:value-type="float">
            <text:p>1735.553833</text:p>
          </table:table-cell>
          <table:table-cell office:value-type="float" office:value="1661.050659" calcext:value-type="float">
            <text:p>1661.050659</text:p>
          </table:table-cell>
          <table:table-cell office:value-type="float" office:value="1732.697754" calcext:value-type="float">
            <text:p>1732.697754</text:p>
          </table:table-cell>
          <table:table-cell table:number-columns-repeated="13"/>
        </table:table-row>
        <table:table-row table:style-name="ro1">
          <table:table-cell office:value-type="float" office:value="1657.746826" calcext:value-type="float">
            <text:p>1657.746826</text:p>
          </table:table-cell>
          <table:table-cell office:value-type="float" office:value="1728.715576" calcext:value-type="float">
            <text:p>1728.715576</text:p>
          </table:table-cell>
          <table:table-cell office:value-type="float" office:value="1664.79187" calcext:value-type="float">
            <text:p>1664.79187</text:p>
          </table:table-cell>
          <table:table-cell office:value-type="float" office:value="1726.500366" calcext:value-type="float">
            <text:p>1726.500366</text:p>
          </table:table-cell>
          <table:table-cell table:number-columns-repeated="13"/>
        </table:table-row>
        <table:table-row table:style-name="ro1">
          <table:table-cell office:value-type="float" office:value="1658.343262" calcext:value-type="float">
            <text:p>1658.343262</text:p>
          </table:table-cell>
          <table:table-cell office:value-type="float" office:value="1733.834473" calcext:value-type="float">
            <text:p>1733.834473</text:p>
          </table:table-cell>
          <table:table-cell office:value-type="float" office:value="1665.017456" calcext:value-type="float">
            <text:p>1665.017456</text:p>
          </table:table-cell>
          <table:table-cell office:value-type="float" office:value="1731.578125" calcext:value-type="float">
            <text:p>1731.578125</text:p>
          </table:table-cell>
          <table:table-cell table:number-columns-repeated="13"/>
        </table:table-row>
        <table:table-row table:style-name="ro1">
          <table:table-cell office:value-type="float" office:value="1659.315186" calcext:value-type="float">
            <text:p>1659.315186</text:p>
          </table:table-cell>
          <table:table-cell office:value-type="float" office:value="1730.814453" calcext:value-type="float">
            <text:p>1730.814453</text:p>
          </table:table-cell>
          <table:table-cell office:value-type="float" office:value="1666.954956" calcext:value-type="float">
            <text:p>1666.954956</text:p>
          </table:table-cell>
          <table:table-cell office:value-type="float" office:value="1728.939819" calcext:value-type="float">
            <text:p>1728.939819</text:p>
          </table:table-cell>
          <table:table-cell table:number-columns-repeated="13"/>
        </table:table-row>
        <table:table-row table:style-name="ro1">
          <table:table-cell office:value-type="float" office:value="1659.003296" calcext:value-type="float">
            <text:p>1659.003296</text:p>
          </table:table-cell>
          <table:table-cell office:value-type="float" office:value="1732.203979" calcext:value-type="float">
            <text:p>1732.203979</text:p>
          </table:table-cell>
          <table:table-cell office:value-type="float" office:value="1665.741943" calcext:value-type="float">
            <text:p>1665.741943</text:p>
          </table:table-cell>
          <table:table-cell office:value-type="float" office:value="1731.060669" calcext:value-type="float">
            <text:p>1731.060669</text:p>
          </table:table-cell>
          <table:table-cell table:number-columns-repeated="13"/>
        </table:table-row>
        <table:table-row table:style-name="ro1">
          <table:table-cell office:value-type="float" office:value="1656.477661" calcext:value-type="float">
            <text:p>1656.477661</text:p>
          </table:table-cell>
          <table:table-cell office:value-type="float" office:value="1735.993774" calcext:value-type="float">
            <text:p>1735.993774</text:p>
          </table:table-cell>
          <table:table-cell office:value-type="float" office:value="1664.765137" calcext:value-type="float">
            <text:p>1664.765137</text:p>
          </table:table-cell>
          <table:table-cell office:value-type="float" office:value="1731.476562" calcext:value-type="float">
            <text:p>1731.476562</text:p>
          </table:table-cell>
          <table:table-cell table:number-columns-repeated="13"/>
        </table:table-row>
        <table:table-row table:style-name="ro1">
          <table:table-cell office:value-type="float" office:value="1658.063965" calcext:value-type="float">
            <text:p>1658.063965</text:p>
          </table:table-cell>
          <table:table-cell office:value-type="float" office:value="1731.043579" calcext:value-type="float">
            <text:p>1731.043579</text:p>
          </table:table-cell>
          <table:table-cell office:value-type="float" office:value="1666.044556" calcext:value-type="float">
            <text:p>1666.044556</text:p>
          </table:table-cell>
          <table:table-cell office:value-type="float" office:value="1731.373901" calcext:value-type="float">
            <text:p>1731.373901</text:p>
          </table:table-cell>
          <table:table-cell table:number-columns-repeated="13"/>
        </table:table-row>
        <table:table-row table:style-name="ro1">
          <table:table-cell office:value-type="float" office:value="1654.562866" calcext:value-type="float">
            <text:p>1654.562866</text:p>
          </table:table-cell>
          <table:table-cell office:value-type="float" office:value="1744.014648" calcext:value-type="float">
            <text:p>1744.014648</text:p>
          </table:table-cell>
          <table:table-cell office:value-type="float" office:value="1660.265991" calcext:value-type="float">
            <text:p>1660.265991</text:p>
          </table:table-cell>
          <table:table-cell office:value-type="float" office:value="1740.185303" calcext:value-type="float">
            <text:p>1740.185303</text:p>
          </table:table-cell>
          <table:table-cell table:number-columns-repeated="13"/>
        </table:table-row>
        <table:table-row table:style-name="ro1">
          <table:table-cell office:value-type="float" office:value="1662.228149" calcext:value-type="float">
            <text:p>1662.228149</text:p>
          </table:table-cell>
          <table:table-cell office:value-type="float" office:value="1733.754517" calcext:value-type="float">
            <text:p>1733.754517</text:p>
          </table:table-cell>
          <table:table-cell office:value-type="float" office:value="1668.93811" calcext:value-type="float">
            <text:p>1668.93811</text:p>
          </table:table-cell>
          <table:table-cell office:value-type="float" office:value="1730.492676" calcext:value-type="float">
            <text:p>1730.492676</text:p>
          </table:table-cell>
          <table:table-cell table:number-columns-repeated="13"/>
        </table:table-row>
        <table:table-row table:style-name="ro1">
          <table:table-cell office:value-type="float" office:value="1658.477173" calcext:value-type="float">
            <text:p>1658.477173</text:p>
          </table:table-cell>
          <table:table-cell office:value-type="float" office:value="1744.70752" calcext:value-type="float">
            <text:p>1744.70752</text:p>
          </table:table-cell>
          <table:table-cell office:value-type="float" office:value="1662.637573" calcext:value-type="float">
            <text:p>1662.637573</text:p>
          </table:table-cell>
          <table:table-cell office:value-type="float" office:value="1740.936035" calcext:value-type="float">
            <text:p>1740.936035</text:p>
          </table:table-cell>
          <table:table-cell table:number-columns-repeated="13"/>
        </table:table-row>
        <table:table-row table:style-name="ro1">
          <table:table-cell office:value-type="float" office:value="1662.610229" calcext:value-type="float">
            <text:p>1662.610229</text:p>
          </table:table-cell>
          <table:table-cell office:value-type="float" office:value="1736.430786" calcext:value-type="float">
            <text:p>1736.430786</text:p>
          </table:table-cell>
          <table:table-cell office:value-type="float" office:value="1664.777954" calcext:value-type="float">
            <text:p>1664.777954</text:p>
          </table:table-cell>
          <table:table-cell office:value-type="float" office:value="1735.672363" calcext:value-type="float">
            <text:p>1735.672363</text:p>
          </table:table-cell>
          <table:table-cell table:number-columns-repeated="13"/>
        </table:table-row>
        <table:table-row table:style-name="ro1">
          <table:table-cell office:value-type="float" office:value="1661.824829" calcext:value-type="float">
            <text:p>1661.824829</text:p>
          </table:table-cell>
          <table:table-cell office:value-type="float" office:value="1730.221069" calcext:value-type="float">
            <text:p>1730.221069</text:p>
          </table:table-cell>
          <table:table-cell office:value-type="float" office:value="1669.194214" calcext:value-type="float">
            <text:p>1669.194214</text:p>
          </table:table-cell>
          <table:table-cell office:value-type="float" office:value="1724.424805" calcext:value-type="float">
            <text:p>1724.424805</text:p>
          </table:table-cell>
          <table:table-cell table:number-columns-repeated="13"/>
        </table:table-row>
        <table:table-row table:style-name="ro1">
          <table:table-cell office:value-type="float" office:value="1656.992676" calcext:value-type="float">
            <text:p>1656.992676</text:p>
          </table:table-cell>
          <table:table-cell office:value-type="float" office:value="1743.693115" calcext:value-type="float">
            <text:p>1743.693115</text:p>
          </table:table-cell>
          <table:table-cell office:value-type="float" office:value="1662.993896" calcext:value-type="float">
            <text:p>1662.993896</text:p>
          </table:table-cell>
          <table:table-cell office:value-type="float" office:value="1743.283203" calcext:value-type="float">
            <text:p>1743.283203</text:p>
          </table:table-cell>
          <table:table-cell table:number-columns-repeated="13"/>
        </table:table-row>
        <table:table-row table:style-name="ro1">
          <table:table-cell office:value-type="float" office:value="1662.897461" calcext:value-type="float">
            <text:p>1662.897461</text:p>
          </table:table-cell>
          <table:table-cell office:value-type="float" office:value="1735.499878" calcext:value-type="float">
            <text:p>1735.499878</text:p>
          </table:table-cell>
          <table:table-cell office:value-type="float" office:value="1669.333984" calcext:value-type="float">
            <text:p>1669.333984</text:p>
          </table:table-cell>
          <table:table-cell office:value-type="float" office:value="1732.020508" calcext:value-type="float">
            <text:p>1732.020508</text:p>
          </table:table-cell>
          <table:table-cell table:number-columns-repeated="13"/>
        </table:table-row>
        <table:table-row table:style-name="ro1">
          <table:table-cell office:value-type="float" office:value="1659.629883" calcext:value-type="float">
            <text:p>1659.629883</text:p>
          </table:table-cell>
          <table:table-cell office:value-type="float" office:value="1739.740112" calcext:value-type="float">
            <text:p>1739.740112</text:p>
          </table:table-cell>
          <table:table-cell office:value-type="float" office:value="1666.17688" calcext:value-type="float">
            <text:p>1666.17688</text:p>
          </table:table-cell>
          <table:table-cell office:value-type="float" office:value="1737.195557" calcext:value-type="float">
            <text:p>1737.195557</text:p>
          </table:table-cell>
          <table:table-cell table:number-columns-repeated="13"/>
        </table:table-row>
        <table:table-row table:style-name="ro1">
          <table:table-cell office:value-type="float" office:value="1656.816772" calcext:value-type="float">
            <text:p>1656.816772</text:p>
          </table:table-cell>
          <table:table-cell office:value-type="float" office:value="1739.55481" calcext:value-type="float">
            <text:p>1739.55481</text:p>
          </table:table-cell>
          <table:table-cell office:value-type="float" office:value="1664.366943" calcext:value-type="float">
            <text:p>1664.366943</text:p>
          </table:table-cell>
          <table:table-cell office:value-type="float" office:value="1739.720215" calcext:value-type="float">
            <text:p>1739.720215</text:p>
          </table:table-cell>
          <table:table-cell table:number-columns-repeated="13"/>
        </table:table-row>
        <table:table-row table:style-name="ro1">
          <table:table-cell office:value-type="float" office:value="1660.349243" calcext:value-type="float">
            <text:p>1660.349243</text:p>
          </table:table-cell>
          <table:table-cell office:value-type="float" office:value="1738.790405" calcext:value-type="float">
            <text:p>1738.790405</text:p>
          </table:table-cell>
          <table:table-cell office:value-type="float" office:value="1665.167236" calcext:value-type="float">
            <text:p>1665.167236</text:p>
          </table:table-cell>
          <table:table-cell office:value-type="float" office:value="1734.733398" calcext:value-type="float">
            <text:p>1734.733398</text:p>
          </table:table-cell>
          <table:table-cell table:number-columns-repeated="13"/>
        </table:table-row>
        <table:table-row table:style-name="ro1">
          <table:table-cell office:value-type="float" office:value="1659.510864" calcext:value-type="float">
            <text:p>1659.510864</text:p>
          </table:table-cell>
          <table:table-cell office:value-type="float" office:value="1734.718872" calcext:value-type="float">
            <text:p>1734.718872</text:p>
          </table:table-cell>
          <table:table-cell office:value-type="float" office:value="1669.551025" calcext:value-type="float">
            <text:p>1669.551025</text:p>
          </table:table-cell>
          <table:table-cell office:value-type="float" office:value="1732.171631" calcext:value-type="float">
            <text:p>1732.171631</text:p>
          </table:table-cell>
          <table:table-cell table:number-columns-repeated="13"/>
        </table:table-row>
        <table:table-row table:style-name="ro1">
          <table:table-cell office:value-type="float" office:value="1660.362427" calcext:value-type="float">
            <text:p>1660.362427</text:p>
          </table:table-cell>
          <table:table-cell office:value-type="float" office:value="1732.034912" calcext:value-type="float">
            <text:p>1732.034912</text:p>
          </table:table-cell>
          <table:table-cell office:value-type="float" office:value="1668.822754" calcext:value-type="float">
            <text:p>1668.822754</text:p>
          </table:table-cell>
          <table:table-cell office:value-type="float" office:value="1730.115112" calcext:value-type="float">
            <text:p>1730.115112</text:p>
          </table:table-cell>
          <table:table-cell table:number-columns-repeated="13"/>
        </table:table-row>
        <table:table-row table:style-name="ro1">
          <table:table-cell office:value-type="float" office:value="1660.480713" calcext:value-type="float">
            <text:p>1660.480713</text:p>
          </table:table-cell>
          <table:table-cell office:value-type="float" office:value="1742.790527" calcext:value-type="float">
            <text:p>1742.790527</text:p>
          </table:table-cell>
          <table:table-cell office:value-type="float" office:value="1665.432617" calcext:value-type="float">
            <text:p>1665.432617</text:p>
          </table:table-cell>
          <table:table-cell office:value-type="float" office:value="1741.697388" calcext:value-type="float">
            <text:p>1741.697388</text:p>
          </table:table-cell>
          <table:table-cell table:number-columns-repeated="13"/>
        </table:table-row>
        <table:table-row table:style-name="ro1">
          <table:table-cell office:value-type="float" office:value="1662.871704" calcext:value-type="float">
            <text:p>1662.871704</text:p>
          </table:table-cell>
          <table:table-cell office:value-type="float" office:value="1735.72229" calcext:value-type="float">
            <text:p>1735.72229</text:p>
          </table:table-cell>
          <table:table-cell office:value-type="float" office:value="1668.181152" calcext:value-type="float">
            <text:p>1668.181152</text:p>
          </table:table-cell>
          <table:table-cell office:value-type="float" office:value="1735.41626" calcext:value-type="float">
            <text:p>1735.41626</text:p>
          </table:table-cell>
          <table:table-cell table:number-columns-repeated="13"/>
        </table:table-row>
        <table:table-row table:style-name="ro1">
          <table:table-cell office:value-type="float" office:value="1660.50708" calcext:value-type="float">
            <text:p>1660.50708</text:p>
          </table:table-cell>
          <table:table-cell office:value-type="float" office:value="1742.5" calcext:value-type="float">
            <text:p>1742.5</text:p>
          </table:table-cell>
          <table:table-cell office:value-type="float" office:value="1664.587036" calcext:value-type="float">
            <text:p>1664.587036</text:p>
          </table:table-cell>
          <table:table-cell office:value-type="float" office:value="1739.30835" calcext:value-type="float">
            <text:p>1739.30835</text:p>
          </table:table-cell>
          <table:table-cell table:number-columns-repeated="13"/>
        </table:table-row>
        <table:table-row table:style-name="ro1">
          <table:table-cell office:value-type="float" office:value="1662.207031" calcext:value-type="float">
            <text:p>1662.207031</text:p>
          </table:table-cell>
          <table:table-cell office:value-type="float" office:value="1739.203979" calcext:value-type="float">
            <text:p>1739.203979</text:p>
          </table:table-cell>
          <table:table-cell office:value-type="float" office:value="1670.087402" calcext:value-type="float">
            <text:p>1670.087402</text:p>
          </table:table-cell>
          <table:table-cell office:value-type="float" office:value="1732.519897" calcext:value-type="float">
            <text:p>1732.519897</text:p>
          </table:table-cell>
          <table:table-cell table:number-columns-repeated="13"/>
        </table:table-row>
        <table:table-row table:style-name="ro1">
          <table:table-cell office:value-type="float" office:value="1660.273193" calcext:value-type="float">
            <text:p>1660.273193</text:p>
          </table:table-cell>
          <table:table-cell office:value-type="float" office:value="1733.380615" calcext:value-type="float">
            <text:p>1733.380615</text:p>
          </table:table-cell>
          <table:table-cell office:value-type="float" office:value="1669.108887" calcext:value-type="float">
            <text:p>1669.108887</text:p>
          </table:table-cell>
          <table:table-cell office:value-type="float" office:value="1730.127563" calcext:value-type="float">
            <text:p>1730.127563</text:p>
          </table:table-cell>
          <table:table-cell table:number-columns-repeated="13"/>
        </table:table-row>
        <table:table-row table:style-name="ro1">
          <table:table-cell office:value-type="float" office:value="1659.724854" calcext:value-type="float">
            <text:p>1659.724854</text:p>
          </table:table-cell>
          <table:table-cell office:value-type="float" office:value="1738.641235" calcext:value-type="float">
            <text:p>1738.641235</text:p>
          </table:table-cell>
          <table:table-cell office:value-type="float" office:value="1666.103149" calcext:value-type="float">
            <text:p>1666.103149</text:p>
          </table:table-cell>
          <table:table-cell office:value-type="float" office:value="1736.025146" calcext:value-type="float">
            <text:p>1736.025146</text:p>
          </table:table-cell>
          <table:table-cell table:number-columns-repeated="13"/>
        </table:table-row>
        <table:table-row table:style-name="ro1">
          <table:table-cell office:value-type="float" office:value="1660.822754" calcext:value-type="float">
            <text:p>1660.822754</text:p>
          </table:table-cell>
          <table:table-cell office:value-type="float" office:value="1740.052124" calcext:value-type="float">
            <text:p>1740.052124</text:p>
          </table:table-cell>
          <table:table-cell office:value-type="float" office:value="1669.134155" calcext:value-type="float">
            <text:p>1669.134155</text:p>
          </table:table-cell>
          <table:table-cell office:value-type="float" office:value="1736.165894" calcext:value-type="float">
            <text:p>1736.165894</text:p>
          </table:table-cell>
          <table:table-cell table:number-columns-repeated="13"/>
        </table:table-row>
        <table:table-row table:style-name="ro1">
          <table:table-cell office:value-type="float" office:value="1661.825073" calcext:value-type="float">
            <text:p>1661.825073</text:p>
          </table:table-cell>
          <table:table-cell office:value-type="float" office:value="1717.603882" calcext:value-type="float">
            <text:p>1717.603882</text:p>
          </table:table-cell>
          <table:table-cell office:value-type="float" office:value="1667.165039" calcext:value-type="float">
            <text:p>1667.165039</text:p>
          </table:table-cell>
          <table:table-cell office:value-type="float" office:value="1716.201294" calcext:value-type="float">
            <text:p>1716.201294</text:p>
          </table:table-cell>
          <table:table-cell table:number-columns-repeated="13"/>
        </table:table-row>
        <table:table-row table:style-name="ro1">
          <table:table-cell office:value-type="float" office:value="1633.908936" calcext:value-type="float">
            <text:p>1633.908936</text:p>
          </table:table-cell>
          <table:table-cell office:value-type="float" office:value="1731.380981" calcext:value-type="float">
            <text:p>1731.380981</text:p>
          </table:table-cell>
          <table:table-cell office:value-type="float" office:value="1641.30603" calcext:value-type="float">
            <text:p>1641.30603</text:p>
          </table:table-cell>
          <table:table-cell office:value-type="float" office:value="1732.093994" calcext:value-type="float">
            <text:p>1732.093994</text:p>
          </table:table-cell>
          <table:table-cell table:number-columns-repeated="13"/>
        </table:table-row>
        <table:table-row table:style-name="ro1">
          <table:table-cell office:value-type="float" office:value="1632.629639" calcext:value-type="float">
            <text:p>1632.629639</text:p>
          </table:table-cell>
          <table:table-cell office:value-type="float" office:value="1708.201172" calcext:value-type="float">
            <text:p>1708.201172</text:p>
          </table:table-cell>
          <table:table-cell office:value-type="float" office:value="1641.259888" calcext:value-type="float">
            <text:p>1641.259888</text:p>
          </table:table-cell>
          <table:table-cell office:value-type="float" office:value="1706.004272" calcext:value-type="float">
            <text:p>1706.004272</text:p>
          </table:table-cell>
          <table:table-cell table:number-columns-repeated="13"/>
        </table:table-row>
        <table:table-row table:style-name="ro1">
          <table:table-cell office:value-type="float" office:value="1631.137207" calcext:value-type="float">
            <text:p>1631.137207</text:p>
          </table:table-cell>
          <table:table-cell office:value-type="float" office:value="1698.070923" calcext:value-type="float">
            <text:p>1698.070923</text:p>
          </table:table-cell>
          <table:table-cell office:value-type="float" office:value="1636.033691" calcext:value-type="float">
            <text:p>1636.033691</text:p>
          </table:table-cell>
          <table:table-cell office:value-type="float" office:value="1698.076904" calcext:value-type="float">
            <text:p>1698.076904</text:p>
          </table:table-cell>
          <table:table-cell table:number-columns-repeated="13"/>
        </table:table-row>
        <table:table-row table:style-name="ro1">
          <table:table-cell office:value-type="float" office:value="1619.546021" calcext:value-type="float">
            <text:p>1619.546021</text:p>
          </table:table-cell>
          <table:table-cell office:value-type="float" office:value="1692.894287" calcext:value-type="float">
            <text:p>1692.894287</text:p>
          </table:table-cell>
          <table:table-cell office:value-type="float" office:value="1624.031738" calcext:value-type="float">
            <text:p>1624.031738</text:p>
          </table:table-cell>
          <table:table-cell office:value-type="float" office:value="1694.049805" calcext:value-type="float">
            <text:p>1694.049805</text:p>
          </table:table-cell>
          <table:table-cell table:number-columns-repeated="13"/>
        </table:table-row>
        <table:table-row table:style-name="ro1">
          <table:table-cell office:value-type="float" office:value="1614.682129" calcext:value-type="float">
            <text:p>1614.682129</text:p>
          </table:table-cell>
          <table:table-cell office:value-type="float" office:value="1685.575317" calcext:value-type="float">
            <text:p>1685.575317</text:p>
          </table:table-cell>
          <table:table-cell office:value-type="float" office:value="1621.195312" calcext:value-type="float">
            <text:p>1621.195312</text:p>
          </table:table-cell>
          <table:table-cell office:value-type="float" office:value="1684.584473" calcext:value-type="float">
            <text:p>1684.584473</text:p>
          </table:table-cell>
          <table:table-cell table:number-columns-repeated="13"/>
        </table:table-row>
        <table:table-row table:style-name="ro1">
          <table:table-cell office:value-type="float" office:value="1608.30542" calcext:value-type="float">
            <text:p>1608.30542</text:p>
          </table:table-cell>
          <table:table-cell office:value-type="float" office:value="1681.297852" calcext:value-type="float">
            <text:p>1681.297852</text:p>
          </table:table-cell>
          <table:table-cell office:value-type="float" office:value="1610.950806" calcext:value-type="float">
            <text:p>1610.950806</text:p>
          </table:table-cell>
          <table:table-cell office:value-type="float" office:value="1673.570923" calcext:value-type="float">
            <text:p>1673.570923</text:p>
          </table:table-cell>
          <table:table-cell table:number-columns-repeated="13"/>
        </table:table-row>
        <table:table-row table:style-name="ro1">
          <table:table-cell office:value-type="float" office:value="1605.828735" calcext:value-type="float">
            <text:p>1605.828735</text:p>
          </table:table-cell>
          <table:table-cell office:value-type="float" office:value="1666.586914" calcext:value-type="float">
            <text:p>1666.586914</text:p>
          </table:table-cell>
          <table:table-cell office:value-type="float" office:value="1608.970093" calcext:value-type="float">
            <text:p>1608.970093</text:p>
          </table:table-cell>
          <table:table-cell office:value-type="float" office:value="1668.411377" calcext:value-type="float">
            <text:p>1668.411377</text:p>
          </table:table-cell>
          <table:table-cell table:number-columns-repeated="13"/>
        </table:table-row>
        <table:table-row table:style-name="ro1">
          <table:table-cell office:value-type="float" office:value="1598.628418" calcext:value-type="float">
            <text:p>1598.628418</text:p>
          </table:table-cell>
          <table:table-cell office:value-type="float" office:value="1662.446533" calcext:value-type="float">
            <text:p>1662.446533</text:p>
          </table:table-cell>
          <table:table-cell office:value-type="float" office:value="1601.891602" calcext:value-type="float">
            <text:p>1601.891602</text:p>
          </table:table-cell>
          <table:table-cell office:value-type="float" office:value="1660.89978" calcext:value-type="float">
            <text:p>1660.89978</text:p>
          </table:table-cell>
          <table:table-cell table:number-columns-repeated="13"/>
        </table:table-row>
        <table:table-row table:style-name="ro1">
          <table:table-cell office:value-type="float" office:value="1598.773682" calcext:value-type="float">
            <text:p>1598.773682</text:p>
          </table:table-cell>
          <table:table-cell office:value-type="float" office:value="1652.852417" calcext:value-type="float">
            <text:p>1652.852417</text:p>
          </table:table-cell>
          <table:table-cell office:value-type="float" office:value="1606.912598" calcext:value-type="float">
            <text:p>1606.912598</text:p>
          </table:table-cell>
          <table:table-cell office:value-type="float" office:value="1649.087891" calcext:value-type="float">
            <text:p>1649.087891</text:p>
          </table:table-cell>
          <table:table-cell table:number-columns-repeated="13"/>
        </table:table-row>
        <table:table-row table:style-name="ro1">
          <table:table-cell office:value-type="float" office:value="1594.966187" calcext:value-type="float">
            <text:p>1594.966187</text:p>
          </table:table-cell>
          <table:table-cell office:value-type="float" office:value="1641.718994" calcext:value-type="float">
            <text:p>1641.718994</text:p>
          </table:table-cell>
          <table:table-cell office:value-type="float" office:value="1597.704346" calcext:value-type="float">
            <text:p>1597.704346</text:p>
          </table:table-cell>
          <table:table-cell office:value-type="float" office:value="1641.629639" calcext:value-type="float">
            <text:p>1641.629639</text:p>
          </table:table-cell>
          <table:table-cell table:number-columns-repeated="13"/>
        </table:table-row>
        <table:table-row table:style-name="ro1">
          <table:table-cell office:value-type="float" office:value="1593.125977" calcext:value-type="float">
            <text:p>1593.125977</text:p>
          </table:table-cell>
          <table:table-cell office:value-type="float" office:value="1640.034668" calcext:value-type="float">
            <text:p>1640.034668</text:p>
          </table:table-cell>
          <table:table-cell office:value-type="float" office:value="1596.482422" calcext:value-type="float">
            <text:p>1596.482422</text:p>
          </table:table-cell>
          <table:table-cell office:value-type="float" office:value="1635.255493" calcext:value-type="float">
            <text:p>1635.255493</text:p>
          </table:table-cell>
          <table:table-cell table:number-columns-repeated="13"/>
        </table:table-row>
        <table:table-row table:style-name="ro1">
          <table:table-cell office:value-type="float" office:value="1587.038086" calcext:value-type="float">
            <text:p>1587.038086</text:p>
          </table:table-cell>
          <table:table-cell office:value-type="float" office:value="1634.955688" calcext:value-type="float">
            <text:p>1634.955688</text:p>
          </table:table-cell>
          <table:table-cell office:value-type="float" office:value="1588.227905" calcext:value-type="float">
            <text:p>1588.227905</text:p>
          </table:table-cell>
          <table:table-cell office:value-type="float" office:value="1629.666016" calcext:value-type="float">
            <text:p>1629.666016</text:p>
          </table:table-cell>
          <table:table-cell table:number-columns-repeated="13"/>
        </table:table-row>
        <table:table-row table:style-name="ro1">
          <table:table-cell office:value-type="float" office:value="1582.077393" calcext:value-type="float">
            <text:p>1582.077393</text:p>
          </table:table-cell>
          <table:table-cell office:value-type="float" office:value="1629.896484" calcext:value-type="float">
            <text:p>1629.896484</text:p>
          </table:table-cell>
          <table:table-cell office:value-type="float" office:value="1589.182251" calcext:value-type="float">
            <text:p>1589.182251</text:p>
          </table:table-cell>
          <table:table-cell office:value-type="float" office:value="1630.903931" calcext:value-type="float">
            <text:p>1630.903931</text:p>
          </table:table-cell>
          <table:table-cell table:number-columns-repeated="13"/>
        </table:table-row>
        <table:table-row table:style-name="ro1">
          <table:table-cell office:value-type="float" office:value="1580.087524" calcext:value-type="float">
            <text:p>1580.087524</text:p>
          </table:table-cell>
          <table:table-cell office:value-type="float" office:value="1625.239258" calcext:value-type="float">
            <text:p>1625.239258</text:p>
          </table:table-cell>
          <table:table-cell office:value-type="float" office:value="1583.328735" calcext:value-type="float">
            <text:p>1583.328735</text:p>
          </table:table-cell>
          <table:table-cell office:value-type="float" office:value="1621.696533" calcext:value-type="float">
            <text:p>1621.696533</text:p>
          </table:table-cell>
          <table:table-cell table:number-columns-repeated="13"/>
        </table:table-row>
        <table:table-row table:style-name="ro1">
          <table:table-cell office:value-type="float" office:value="1583.063965" calcext:value-type="float">
            <text:p>1583.063965</text:p>
          </table:table-cell>
          <table:table-cell office:value-type="float" office:value="1618.512085" calcext:value-type="float">
            <text:p>1618.512085</text:p>
          </table:table-cell>
          <table:table-cell office:value-type="float" office:value="1584.272949" calcext:value-type="float">
            <text:p>1584.272949</text:p>
          </table:table-cell>
          <table:table-cell office:value-type="float" office:value="1615.890625" calcext:value-type="float">
            <text:p>1615.890625</text:p>
          </table:table-cell>
          <table:table-cell table:number-columns-repeated="13"/>
        </table:table-row>
        <table:table-row table:style-name="ro1">
          <table:table-cell office:value-type="float" office:value="1579.838257" calcext:value-type="float">
            <text:p>1579.838257</text:p>
          </table:table-cell>
          <table:table-cell office:value-type="float" office:value="1615.768921" calcext:value-type="float">
            <text:p>1615.768921</text:p>
          </table:table-cell>
          <table:table-cell office:value-type="float" office:value="1580.546753" calcext:value-type="float">
            <text:p>1580.546753</text:p>
          </table:table-cell>
          <table:table-cell office:value-type="float" office:value="1618.978271" calcext:value-type="float">
            <text:p>1618.978271</text:p>
          </table:table-cell>
          <table:table-cell table:number-columns-repeated="13"/>
        </table:table-row>
        <table:table-row table:style-name="ro1">
          <table:table-cell office:value-type="float" office:value="1579.337036" calcext:value-type="float">
            <text:p>1579.337036</text:p>
          </table:table-cell>
          <table:table-cell office:value-type="float" office:value="1608.905762" calcext:value-type="float">
            <text:p>1608.905762</text:p>
          </table:table-cell>
          <table:table-cell office:value-type="float" office:value="1580.289307" calcext:value-type="float">
            <text:p>1580.289307</text:p>
          </table:table-cell>
          <table:table-cell office:value-type="float" office:value="1608.834717" calcext:value-type="float">
            <text:p>1608.834717</text:p>
          </table:table-cell>
          <table:table-cell table:number-columns-repeated="13"/>
        </table:table-row>
        <table:table-row table:style-name="ro1">
          <table:table-cell office:value-type="float" office:value="1572.679321" calcext:value-type="float">
            <text:p>1572.679321</text:p>
          </table:table-cell>
          <table:table-cell office:value-type="float" office:value="1605.642212" calcext:value-type="float">
            <text:p>1605.642212</text:p>
          </table:table-cell>
          <table:table-cell office:value-type="float" office:value="1577.524902" calcext:value-type="float">
            <text:p>1577.524902</text:p>
          </table:table-cell>
          <table:table-cell office:value-type="float" office:value="1605.964966" calcext:value-type="float">
            <text:p>1605.964966</text:p>
          </table:table-cell>
          <table:table-cell table:number-columns-repeated="13"/>
        </table:table-row>
        <table:table-row table:style-name="ro1">
          <table:table-cell office:value-type="float" office:value="1574.744385" calcext:value-type="float">
            <text:p>1574.744385</text:p>
          </table:table-cell>
          <table:table-cell office:value-type="float" office:value="1602.924194" calcext:value-type="float">
            <text:p>1602.924194</text:p>
          </table:table-cell>
          <table:table-cell office:value-type="float" office:value="1577.062988" calcext:value-type="float">
            <text:p>1577.062988</text:p>
          </table:table-cell>
          <table:table-cell office:value-type="float" office:value="1602.349854" calcext:value-type="float">
            <text:p>1602.349854</text:p>
          </table:table-cell>
          <table:table-cell table:number-columns-repeated="13"/>
        </table:table-row>
        <table:table-row table:style-name="ro1">
          <table:table-cell office:value-type="float" office:value="1575.730469" calcext:value-type="float">
            <text:p>1575.730469</text:p>
          </table:table-cell>
          <table:table-cell office:value-type="float" office:value="1598.955688" calcext:value-type="float">
            <text:p>1598.955688</text:p>
          </table:table-cell>
          <table:table-cell office:value-type="float" office:value="1577.55481" calcext:value-type="float">
            <text:p>1577.55481</text:p>
          </table:table-cell>
          <table:table-cell office:value-type="float" office:value="1600.75061" calcext:value-type="float">
            <text:p>1600.75061</text:p>
          </table:table-cell>
          <table:table-cell table:number-columns-repeated="13"/>
        </table:table-row>
        <table:table-row table:style-name="ro1">
          <table:table-cell office:value-type="float" office:value="1571.458374" calcext:value-type="float">
            <text:p>1571.458374</text:p>
          </table:table-cell>
          <table:table-cell office:value-type="float" office:value="1599.725586" calcext:value-type="float">
            <text:p>1599.725586</text:p>
          </table:table-cell>
          <table:table-cell office:value-type="float" office:value="1575.208374" calcext:value-type="float">
            <text:p>1575.208374</text:p>
          </table:table-cell>
          <table:table-cell office:value-type="float" office:value="1595.681641" calcext:value-type="float">
            <text:p>1595.681641</text:p>
          </table:table-cell>
          <table:table-cell table:number-columns-repeated="13"/>
        </table:table-row>
        <table:table-row table:style-name="ro1">
          <table:table-cell office:value-type="float" office:value="1573.620728" calcext:value-type="float">
            <text:p>1573.620728</text:p>
          </table:table-cell>
          <table:table-cell office:value-type="float" office:value="1595.936768" calcext:value-type="float">
            <text:p>1595.936768</text:p>
          </table:table-cell>
          <table:table-cell office:value-type="float" office:value="1574.498779" calcext:value-type="float">
            <text:p>1574.498779</text:p>
          </table:table-cell>
          <table:table-cell office:value-type="float" office:value="1595.538208" calcext:value-type="float">
            <text:p>1595.538208</text:p>
          </table:table-cell>
          <table:table-cell table:number-columns-repeated="13"/>
        </table:table-row>
        <table:table-row table:style-name="ro1">
          <table:table-cell office:value-type="float" office:value="1569.208984" calcext:value-type="float">
            <text:p>1569.208984</text:p>
          </table:table-cell>
          <table:table-cell office:value-type="float" office:value="1594.19458" calcext:value-type="float">
            <text:p>1594.19458</text:p>
          </table:table-cell>
          <table:table-cell office:value-type="float" office:value="1570.067871" calcext:value-type="float">
            <text:p>1570.067871</text:p>
          </table:table-cell>
          <table:table-cell office:value-type="float" office:value="1594.432373" calcext:value-type="float">
            <text:p>1594.432373</text:p>
          </table:table-cell>
          <table:table-cell table:number-columns-repeated="13"/>
        </table:table-row>
        <table:table-row table:style-name="ro1">
          <table:table-cell office:value-type="float" office:value="1569.796753" calcext:value-type="float">
            <text:p>1569.796753</text:p>
          </table:table-cell>
          <table:table-cell office:value-type="float" office:value="1590.565186" calcext:value-type="float">
            <text:p>1590.565186</text:p>
          </table:table-cell>
          <table:table-cell office:value-type="float" office:value="1569.234131" calcext:value-type="float">
            <text:p>1569.234131</text:p>
          </table:table-cell>
          <table:table-cell office:value-type="float" office:value="1591.651978" calcext:value-type="float">
            <text:p>1591.651978</text:p>
          </table:table-cell>
          <table:table-cell table:number-columns-repeated="13"/>
        </table:table-row>
        <table:table-row table:style-name="ro1">
          <table:table-cell office:value-type="float" office:value="1568.895508" calcext:value-type="float">
            <text:p>1568.895508</text:p>
          </table:table-cell>
          <table:table-cell office:value-type="float" office:value="1587.621338" calcext:value-type="float">
            <text:p>1587.621338</text:p>
          </table:table-cell>
          <table:table-cell office:value-type="float" office:value="1572.804443" calcext:value-type="float">
            <text:p>1572.804443</text:p>
          </table:table-cell>
          <table:table-cell office:value-type="float" office:value="1586.729126" calcext:value-type="float">
            <text:p>1586.729126</text:p>
          </table:table-cell>
          <table:table-cell table:number-columns-repeated="13"/>
        </table:table-row>
        <table:table-row table:style-name="ro1">
          <table:table-cell office:value-type="float" office:value="1570.653076" calcext:value-type="float">
            <text:p>1570.653076</text:p>
          </table:table-cell>
          <table:table-cell office:value-type="float" office:value="1583.37439" calcext:value-type="float">
            <text:p>1583.37439</text:p>
          </table:table-cell>
          <table:table-cell office:value-type="float" office:value="1567.352173" calcext:value-type="float">
            <text:p>1567.352173</text:p>
          </table:table-cell>
          <table:table-cell office:value-type="float" office:value="1582.01001" calcext:value-type="float">
            <text:p>1582.01001</text:p>
          </table:table-cell>
          <table:table-cell table:number-columns-repeated="13"/>
        </table:table-row>
        <table:table-row table:style-name="ro1">
          <table:table-cell office:value-type="float" office:value="1568.645142" calcext:value-type="float">
            <text:p>1568.645142</text:p>
          </table:table-cell>
          <table:table-cell office:value-type="float" office:value="1583.812866" calcext:value-type="float">
            <text:p>1583.812866</text:p>
          </table:table-cell>
          <table:table-cell office:value-type="float" office:value="1571.156738" calcext:value-type="float">
            <text:p>1571.156738</text:p>
          </table:table-cell>
          <table:table-cell office:value-type="float" office:value="1584.587769" calcext:value-type="float">
            <text:p>1584.587769</text:p>
          </table:table-cell>
          <table:table-cell table:number-columns-repeated="13"/>
        </table:table-row>
        <table:table-row table:style-name="ro1">
          <table:table-cell office:value-type="float" office:value="1567.025269" calcext:value-type="float">
            <text:p>1567.025269</text:p>
          </table:table-cell>
          <table:table-cell office:value-type="float" office:value="1584.924561" calcext:value-type="float">
            <text:p>1584.924561</text:p>
          </table:table-cell>
          <table:table-cell office:value-type="float" office:value="1571.287476" calcext:value-type="float">
            <text:p>1571.287476</text:p>
          </table:table-cell>
          <table:table-cell office:value-type="float" office:value="1578.730591" calcext:value-type="float">
            <text:p>1578.730591</text:p>
          </table:table-cell>
          <table:table-cell table:number-columns-repeated="13"/>
        </table:table-row>
        <table:table-row table:style-name="ro1">
          <table:table-cell office:value-type="float" office:value="1570.905029" calcext:value-type="float">
            <text:p>1570.905029</text:p>
          </table:table-cell>
          <table:table-cell office:value-type="float" office:value="1580.884521" calcext:value-type="float">
            <text:p>1580.884521</text:p>
          </table:table-cell>
          <table:table-cell office:value-type="float" office:value="1568.091919" calcext:value-type="float">
            <text:p>1568.091919</text:p>
          </table:table-cell>
          <table:table-cell office:value-type="float" office:value="1580.945801" calcext:value-type="float">
            <text:p>1580.945801</text:p>
          </table:table-cell>
          <table:table-cell table:number-columns-repeated="13"/>
        </table:table-row>
        <table:table-row table:style-name="ro1">
          <table:table-cell office:value-type="float" office:value="1564.619751" calcext:value-type="float">
            <text:p>1564.619751</text:p>
          </table:table-cell>
          <table:table-cell office:value-type="float" office:value="1583.876953" calcext:value-type="float">
            <text:p>1583.876953</text:p>
          </table:table-cell>
          <table:table-cell office:value-type="float" office:value="1567.372314" calcext:value-type="float">
            <text:p>1567.372314</text:p>
          </table:table-cell>
          <table:table-cell office:value-type="float" office:value="1581.491577" calcext:value-type="float">
            <text:p>1581.491577</text:p>
          </table:table-cell>
          <table:table-cell table:number-columns-repeated="13"/>
        </table:table-row>
        <table:table-row table:style-name="ro1">
          <table:table-cell office:value-type="float" office:value="1566.443237" calcext:value-type="float">
            <text:p>1566.443237</text:p>
          </table:table-cell>
          <table:table-cell office:value-type="float" office:value="1583.23291" calcext:value-type="float">
            <text:p>1583.23291</text:p>
          </table:table-cell>
          <table:table-cell office:value-type="float" office:value="1567.020752" calcext:value-type="float">
            <text:p>1567.020752</text:p>
          </table:table-cell>
          <table:table-cell office:value-type="float" office:value="1579.462646" calcext:value-type="float">
            <text:p>1579.462646</text:p>
          </table:table-cell>
          <table:table-cell table:number-columns-repeated="13"/>
        </table:table-row>
        <table:table-row table:style-name="ro1">
          <table:table-cell office:value-type="float" office:value="1564.775879" calcext:value-type="float">
            <text:p>1564.775879</text:p>
          </table:table-cell>
          <table:table-cell office:value-type="float" office:value="1578.273926" calcext:value-type="float">
            <text:p>1578.273926</text:p>
          </table:table-cell>
          <table:table-cell office:value-type="float" office:value="1567.070679" calcext:value-type="float">
            <text:p>1567.070679</text:p>
          </table:table-cell>
          <table:table-cell office:value-type="float" office:value="1577.353516" calcext:value-type="float">
            <text:p>1577.353516</text:p>
          </table:table-cell>
          <table:table-cell table:number-columns-repeated="13"/>
        </table:table-row>
        <table:table-row table:style-name="ro1">
          <table:table-cell office:value-type="float" office:value="1565.661011" calcext:value-type="float">
            <text:p>1565.661011</text:p>
          </table:table-cell>
          <table:table-cell office:value-type="float" office:value="1577.997803" calcext:value-type="float">
            <text:p>1577.997803</text:p>
          </table:table-cell>
          <table:table-cell office:value-type="float" office:value="1567.282227" calcext:value-type="float">
            <text:p>1567.282227</text:p>
          </table:table-cell>
          <table:table-cell office:value-type="float" office:value="1577.425903" calcext:value-type="float">
            <text:p>1577.425903</text:p>
          </table:table-cell>
          <table:table-cell table:number-columns-repeated="13"/>
        </table:table-row>
        <table:table-row table:style-name="ro1">
          <table:table-cell office:value-type="float" office:value="1564.161865" calcext:value-type="float">
            <text:p>1564.161865</text:p>
          </table:table-cell>
          <table:table-cell office:value-type="float" office:value="1575.663696" calcext:value-type="float">
            <text:p>1575.663696</text:p>
          </table:table-cell>
          <table:table-cell office:value-type="float" office:value="1568.799194" calcext:value-type="float">
            <text:p>1568.799194</text:p>
          </table:table-cell>
          <table:table-cell office:value-type="float" office:value="1573.040405" calcext:value-type="float">
            <text:p>1573.040405</text:p>
          </table:table-cell>
          <table:table-cell table:number-columns-repeated="13"/>
        </table:table-row>
        <table:table-row table:style-name="ro1">
          <table:table-cell office:value-type="float" office:value="1565.430054" calcext:value-type="float">
            <text:p>1565.430054</text:p>
          </table:table-cell>
          <table:table-cell office:value-type="float" office:value="1577.924316" calcext:value-type="float">
            <text:p>1577.924316</text:p>
          </table:table-cell>
          <table:table-cell office:value-type="float" office:value="1566.809082" calcext:value-type="float">
            <text:p>1566.809082</text:p>
          </table:table-cell>
          <table:table-cell office:value-type="float" office:value="1574.997559" calcext:value-type="float">
            <text:p>1574.997559</text:p>
          </table:table-cell>
          <table:table-cell table:number-columns-repeated="13"/>
        </table:table-row>
        <table:table-row table:style-name="ro1">
          <table:table-cell office:value-type="float" office:value="1565.961548" calcext:value-type="float">
            <text:p>1565.961548</text:p>
          </table:table-cell>
          <table:table-cell office:value-type="float" office:value="1573.041992" calcext:value-type="float">
            <text:p>1573.041992</text:p>
          </table:table-cell>
          <table:table-cell office:value-type="float" office:value="1565.385376" calcext:value-type="float">
            <text:p>1565.385376</text:p>
          </table:table-cell>
          <table:table-cell office:value-type="float" office:value="1575.229004" calcext:value-type="float">
            <text:p>1575.229004</text:p>
          </table:table-cell>
          <table:table-cell table:number-columns-repeated="13"/>
        </table:table-row>
        <table:table-row table:style-name="ro1">
          <table:table-cell office:value-type="float" office:value="1569.123779" calcext:value-type="float">
            <text:p>1569.123779</text:p>
          </table:table-cell>
          <table:table-cell office:value-type="float" office:value="1572.463623" calcext:value-type="float">
            <text:p>1572.463623</text:p>
          </table:table-cell>
          <table:table-cell office:value-type="float" office:value="1568.656372" calcext:value-type="float">
            <text:p>1568.656372</text:p>
          </table:table-cell>
          <table:table-cell office:value-type="float" office:value="1574.857422" calcext:value-type="float">
            <text:p>1574.857422</text:p>
          </table:table-cell>
          <table:table-cell table:number-columns-repeated="13"/>
        </table:table-row>
        <table:table-row table:style-name="ro1">
          <table:table-cell office:value-type="float" office:value="1561.10144" calcext:value-type="float">
            <text:p>1561.10144</text:p>
          </table:table-cell>
          <table:table-cell office:value-type="float" office:value="1578.203857" calcext:value-type="float">
            <text:p>1578.203857</text:p>
          </table:table-cell>
          <table:table-cell office:value-type="float" office:value="1565.594971" calcext:value-type="float">
            <text:p>1565.594971</text:p>
          </table:table-cell>
          <table:table-cell office:value-type="float" office:value="1574.870483" calcext:value-type="float">
            <text:p>1574.870483</text:p>
          </table:table-cell>
          <table:table-cell table:number-columns-repeated="13"/>
        </table:table-row>
        <table:table-row table:style-name="ro1">
          <table:table-cell office:value-type="float" office:value="1564.544556" calcext:value-type="float">
            <text:p>1564.544556</text:p>
          </table:table-cell>
          <table:table-cell office:value-type="float" office:value="1571.435791" calcext:value-type="float">
            <text:p>1571.435791</text:p>
          </table:table-cell>
          <table:table-cell office:value-type="float" office:value="1568.006836" calcext:value-type="float">
            <text:p>1568.006836</text:p>
          </table:table-cell>
          <table:table-cell office:value-type="float" office:value="1571.973999" calcext:value-type="float">
            <text:p>1571.973999</text:p>
          </table:table-cell>
          <table:table-cell table:number-columns-repeated="13"/>
        </table:table-row>
        <table:table-row table:style-name="ro1">
          <table:table-cell office:value-type="float" office:value="1565.201172" calcext:value-type="float">
            <text:p>1565.201172</text:p>
          </table:table-cell>
          <table:table-cell office:value-type="float" office:value="1570.484619" calcext:value-type="float">
            <text:p>1570.484619</text:p>
          </table:table-cell>
          <table:table-cell office:value-type="float" office:value="1567.002319" calcext:value-type="float">
            <text:p>1567.002319</text:p>
          </table:table-cell>
          <table:table-cell office:value-type="float" office:value="1567.541016" calcext:value-type="float">
            <text:p>1567.541016</text:p>
          </table:table-cell>
          <table:table-cell table:number-columns-repeated="13"/>
        </table:table-row>
        <table:table-row table:style-name="ro1">
          <table:table-cell office:value-type="float" office:value="1566.379395" calcext:value-type="float">
            <text:p>1566.379395</text:p>
          </table:table-cell>
          <table:table-cell office:value-type="float" office:value="1578.395264" calcext:value-type="float">
            <text:p>1578.395264</text:p>
          </table:table-cell>
          <table:table-cell office:value-type="float" office:value="1558.165039" calcext:value-type="float">
            <text:p>1558.165039</text:p>
          </table:table-cell>
          <table:table-cell office:value-type="float" office:value="1563.274414" calcext:value-type="float">
            <text:p>1563.274414</text:p>
          </table:table-cell>
          <table:table-cell table:number-columns-repeated="13"/>
        </table:table-row>
        <table:table-row table:style-name="ro1">
          <table:table-cell office:value-type="float" office:value="1559.670166" calcext:value-type="float">
            <text:p>1559.670166</text:p>
          </table:table-cell>
          <table:table-cell office:value-type="float" office:value="1583.406128" calcext:value-type="float">
            <text:p>1583.406128</text:p>
          </table:table-cell>
          <table:table-cell office:value-type="float" office:value="1557.124268" calcext:value-type="float">
            <text:p>1557.124268</text:p>
          </table:table-cell>
          <table:table-cell office:value-type="float" office:value="1578.505371" calcext:value-type="float">
            <text:p>1578.505371</text:p>
          </table:table-cell>
          <table:table-cell table:number-columns-repeated="13"/>
        </table:table-row>
        <table:table-row table:style-name="ro1">
          <table:table-cell office:value-type="float" office:value="1573.588745" calcext:value-type="float">
            <text:p>1573.588745</text:p>
          </table:table-cell>
          <table:table-cell office:value-type="float" office:value="1587.898804" calcext:value-type="float">
            <text:p>1587.898804</text:p>
          </table:table-cell>
          <table:table-cell office:value-type="float" office:value="1560.449585" calcext:value-type="float">
            <text:p>1560.449585</text:p>
          </table:table-cell>
          <table:table-cell office:value-type="float" office:value="1590.630127" calcext:value-type="float">
            <text:p>1590.630127</text:p>
          </table:table-cell>
          <table:table-cell table:number-columns-repeated="13"/>
        </table:table-row>
        <table:table-row table:style-name="ro1">
          <table:table-cell office:value-type="float" office:value="1596.759033" calcext:value-type="float">
            <text:p>1596.759033</text:p>
          </table:table-cell>
          <table:table-cell office:value-type="float" office:value="1598.019043" calcext:value-type="float">
            <text:p>1598.019043</text:p>
          </table:table-cell>
          <table:table-cell office:value-type="float" office:value="1592.810669" calcext:value-type="float">
            <text:p>1592.810669</text:p>
          </table:table-cell>
          <table:table-cell office:value-type="float" office:value="1604.23291" calcext:value-type="float">
            <text:p>1604.23291</text:p>
          </table:table-cell>
          <table:table-cell table:number-columns-repeated="13"/>
        </table:table-row>
        <table:table-row table:style-name="ro1">
          <table:table-cell office:value-type="float" office:value="1619.177246" calcext:value-type="float">
            <text:p>1619.177246</text:p>
          </table:table-cell>
          <table:table-cell office:value-type="float" office:value="1657.209106" calcext:value-type="float">
            <text:p>1657.209106</text:p>
          </table:table-cell>
          <table:table-cell office:value-type="float" office:value="1627.090088" calcext:value-type="float">
            <text:p>1627.090088</text:p>
          </table:table-cell>
          <table:table-cell office:value-type="float" office:value="1663.089478" calcext:value-type="float">
            <text:p>1663.089478</text:p>
          </table:table-cell>
          <table:table-cell table:number-columns-repeated="13"/>
        </table:table-row>
        <table:table-row table:style-name="ro1">
          <table:table-cell office:value-type="float" office:value="1675.524658" calcext:value-type="float">
            <text:p>1675.524658</text:p>
          </table:table-cell>
          <table:table-cell office:value-type="float" office:value="1652.835693" calcext:value-type="float">
            <text:p>1652.835693</text:p>
          </table:table-cell>
          <table:table-cell office:value-type="float" office:value="1686.798584" calcext:value-type="float">
            <text:p>1686.798584</text:p>
          </table:table-cell>
          <table:table-cell office:value-type="float" office:value="1642.993896" calcext:value-type="float">
            <text:p>1642.993896</text:p>
          </table:table-cell>
          <table:table-cell table:number-columns-repeated="13"/>
        </table:table-row>
        <table:table-row table:style-name="ro1">
          <table:table-cell office:value-type="float" office:value="1686.410522" calcext:value-type="float">
            <text:p>1686.410522</text:p>
          </table:table-cell>
          <table:table-cell office:value-type="float" office:value="1728.781372" calcext:value-type="float">
            <text:p>1728.781372</text:p>
          </table:table-cell>
          <table:table-cell office:value-type="float" office:value="1690.960693" calcext:value-type="float">
            <text:p>1690.960693</text:p>
          </table:table-cell>
          <table:table-cell office:value-type="float" office:value="1720.418701" calcext:value-type="float">
            <text:p>1720.418701</text:p>
          </table:table-cell>
          <table:table-cell table:number-columns-repeated="13"/>
        </table:table-row>
        <table:table-row table:style-name="ro1">
          <table:table-cell office:value-type="float" office:value="1683.432129" calcext:value-type="float">
            <text:p>1683.432129</text:p>
          </table:table-cell>
          <table:table-cell office:value-type="float" office:value="1734.038574" calcext:value-type="float">
            <text:p>1734.038574</text:p>
          </table:table-cell>
          <table:table-cell office:value-type="float" office:value="1691.135376" calcext:value-type="float">
            <text:p>1691.135376</text:p>
          </table:table-cell>
          <table:table-cell office:value-type="float" office:value="1724.083252" calcext:value-type="float">
            <text:p>1724.083252</text:p>
          </table:table-cell>
          <table:table-cell table:number-columns-repeated="13"/>
        </table:table-row>
        <table:table-row table:style-name="ro1">
          <table:table-cell office:value-type="float" office:value="1668.483032" calcext:value-type="float">
            <text:p>1668.483032</text:p>
          </table:table-cell>
          <table:table-cell office:value-type="float" office:value="1740.582642" calcext:value-type="float">
            <text:p>1740.582642</text:p>
          </table:table-cell>
          <table:table-cell office:value-type="float" office:value="1668.20752" calcext:value-type="float">
            <text:p>1668.20752</text:p>
          </table:table-cell>
          <table:table-cell office:value-type="float" office:value="1744.132935" calcext:value-type="float">
            <text:p>1744.132935</text:p>
          </table:table-cell>
          <table:table-cell table:number-columns-repeated="13"/>
        </table:table-row>
        <table:table-row table:style-name="ro1">
          <table:table-cell office:value-type="float" office:value="1657.580811" calcext:value-type="float">
            <text:p>1657.580811</text:p>
          </table:table-cell>
          <table:table-cell office:value-type="float" office:value="1723.636475" calcext:value-type="float">
            <text:p>1723.636475</text:p>
          </table:table-cell>
          <table:table-cell office:value-type="float" office:value="1670.271484" calcext:value-type="float">
            <text:p>1670.271484</text:p>
          </table:table-cell>
          <table:table-cell office:value-type="float" office:value="1728.165649" calcext:value-type="float">
            <text:p>1728.165649</text:p>
          </table:table-cell>
          <table:table-cell table:number-columns-repeated="13"/>
        </table:table-row>
        <table:table-row table:style-name="ro1">
          <table:table-cell office:value-type="float" office:value="1641.734253" calcext:value-type="float">
            <text:p>1641.734253</text:p>
          </table:table-cell>
          <table:table-cell office:value-type="float" office:value="1746.251831" calcext:value-type="float">
            <text:p>1746.251831</text:p>
          </table:table-cell>
          <table:table-cell office:value-type="float" office:value="1647.786987" calcext:value-type="float">
            <text:p>1647.786987</text:p>
          </table:table-cell>
          <table:table-cell office:value-type="float" office:value="1738.89563" calcext:value-type="float">
            <text:p>1738.89563</text:p>
          </table:table-cell>
          <table:table-cell table:number-columns-repeated="13"/>
        </table:table-row>
        <table:table-row table:style-name="ro1">
          <table:table-cell office:value-type="float" office:value="1657.757324" calcext:value-type="float">
            <text:p>1657.757324</text:p>
          </table:table-cell>
          <table:table-cell office:value-type="float" office:value="1726.84436" calcext:value-type="float">
            <text:p>1726.84436</text:p>
          </table:table-cell>
          <table:table-cell office:value-type="float" office:value="1665.090698" calcext:value-type="float">
            <text:p>1665.090698</text:p>
          </table:table-cell>
          <table:table-cell office:value-type="float" office:value="1721.402954" calcext:value-type="float">
            <text:p>1721.402954</text:p>
          </table:table-cell>
          <table:table-cell table:number-columns-repeated="13"/>
        </table:table-row>
        <table:table-row table:style-name="ro1">
          <table:table-cell office:value-type="float" office:value="1662.011108" calcext:value-type="float">
            <text:p>1662.011108</text:p>
          </table:table-cell>
          <table:table-cell office:value-type="float" office:value="1732.706421" calcext:value-type="float">
            <text:p>1732.706421</text:p>
          </table:table-cell>
          <table:table-cell office:value-type="float" office:value="1666.149658" calcext:value-type="float">
            <text:p>1666.149658</text:p>
          </table:table-cell>
          <table:table-cell office:value-type="float" office:value="1730.397827" calcext:value-type="float">
            <text:p>1730.397827</text:p>
          </table:table-cell>
          <table:table-cell table:number-columns-repeated="13"/>
        </table:table-row>
        <table:table-row table:style-name="ro1">
          <table:table-cell office:value-type="float" office:value="1654.302246" calcext:value-type="float">
            <text:p>1654.302246</text:p>
          </table:table-cell>
          <table:table-cell office:value-type="float" office:value="1729.653564" calcext:value-type="float">
            <text:p>1729.653564</text:p>
          </table:table-cell>
          <table:table-cell office:value-type="float" office:value="1657.770752" calcext:value-type="float">
            <text:p>1657.770752</text:p>
          </table:table-cell>
          <table:table-cell office:value-type="float" office:value="1731.248779" calcext:value-type="float">
            <text:p>1731.248779</text:p>
          </table:table-cell>
          <table:table-cell table:number-columns-repeated="13"/>
        </table:table-row>
        <table:table-row table:style-name="ro1">
          <table:table-cell office:value-type="float" office:value="1661.54187" calcext:value-type="float">
            <text:p>1661.54187</text:p>
          </table:table-cell>
          <table:table-cell office:value-type="float" office:value="1729.583374" calcext:value-type="float">
            <text:p>1729.583374</text:p>
          </table:table-cell>
          <table:table-cell office:value-type="float" office:value="1669.936035" calcext:value-type="float">
            <text:p>1669.936035</text:p>
          </table:table-cell>
          <table:table-cell office:value-type="float" office:value="1727.577637" calcext:value-type="float">
            <text:p>1727.577637</text:p>
          </table:table-cell>
          <table:table-cell table:number-columns-repeated="13"/>
        </table:table-row>
        <table:table-row table:style-name="ro1">
          <table:table-cell office:value-type="float" office:value="1657.866333" calcext:value-type="float">
            <text:p>1657.866333</text:p>
          </table:table-cell>
          <table:table-cell office:value-type="float" office:value="1729.977295" calcext:value-type="float">
            <text:p>1729.977295</text:p>
          </table:table-cell>
          <table:table-cell office:value-type="float" office:value="1666.474365" calcext:value-type="float">
            <text:p>1666.474365</text:p>
          </table:table-cell>
          <table:table-cell office:value-type="float" office:value="1730.881348" calcext:value-type="float">
            <text:p>1730.881348</text:p>
          </table:table-cell>
          <table:table-cell table:number-columns-repeated="13"/>
        </table:table-row>
        <table:table-row table:style-name="ro1">
          <table:table-cell office:value-type="float" office:value="1657.438965" calcext:value-type="float">
            <text:p>1657.438965</text:p>
          </table:table-cell>
          <table:table-cell office:value-type="float" office:value="1736.439331" calcext:value-type="float">
            <text:p>1736.439331</text:p>
          </table:table-cell>
          <table:table-cell office:value-type="float" office:value="1662.078247" calcext:value-type="float">
            <text:p>1662.078247</text:p>
          </table:table-cell>
          <table:table-cell office:value-type="float" office:value="1738.470947" calcext:value-type="float">
            <text:p>1738.470947</text:p>
          </table:table-cell>
          <table:table-cell table:number-columns-repeated="13"/>
        </table:table-row>
        <table:table-row table:style-name="ro1">
          <table:table-cell office:value-type="float" office:value="1655.674316" calcext:value-type="float">
            <text:p>1655.674316</text:p>
          </table:table-cell>
          <table:table-cell office:value-type="float" office:value="1732.424805" calcext:value-type="float">
            <text:p>1732.424805</text:p>
          </table:table-cell>
          <table:table-cell office:value-type="float" office:value="1662.806763" calcext:value-type="float">
            <text:p>1662.806763</text:p>
          </table:table-cell>
          <table:table-cell office:value-type="float" office:value="1730.749878" calcext:value-type="float">
            <text:p>1730.749878</text:p>
          </table:table-cell>
          <table:table-cell table:number-columns-repeated="13"/>
        </table:table-row>
        <table:table-row table:style-name="ro1">
          <table:table-cell office:value-type="float" office:value="1655.404053" calcext:value-type="float">
            <text:p>1655.404053</text:p>
          </table:table-cell>
          <table:table-cell office:value-type="float" office:value="1738.307129" calcext:value-type="float">
            <text:p>1738.307129</text:p>
          </table:table-cell>
          <table:table-cell office:value-type="float" office:value="1661.876831" calcext:value-type="float">
            <text:p>1661.876831</text:p>
          </table:table-cell>
          <table:table-cell office:value-type="float" office:value="1738.992798" calcext:value-type="float">
            <text:p>1738.992798</text:p>
          </table:table-cell>
          <table:table-cell table:number-columns-repeated="13"/>
        </table:table-row>
        <table:table-row table:style-name="ro1">
          <table:table-cell office:value-type="float" office:value="1658.357422" calcext:value-type="float">
            <text:p>1658.357422</text:p>
          </table:table-cell>
          <table:table-cell office:value-type="float" office:value="1731.31189" calcext:value-type="float">
            <text:p>1731.31189</text:p>
          </table:table-cell>
          <table:table-cell office:value-type="float" office:value="1664.008789" calcext:value-type="float">
            <text:p>1664.008789</text:p>
          </table:table-cell>
          <table:table-cell office:value-type="float" office:value="1728.532227" calcext:value-type="float">
            <text:p>1728.532227</text:p>
          </table:table-cell>
          <table:table-cell table:number-columns-repeated="13"/>
        </table:table-row>
        <table:table-row table:style-name="ro1">
          <table:table-cell office:value-type="float" office:value="1655.039917" calcext:value-type="float">
            <text:p>1655.039917</text:p>
          </table:table-cell>
          <table:table-cell office:value-type="float" office:value="1732.779541" calcext:value-type="float">
            <text:p>1732.779541</text:p>
          </table:table-cell>
          <table:table-cell office:value-type="float" office:value="1661.598877" calcext:value-type="float">
            <text:p>1661.598877</text:p>
          </table:table-cell>
          <table:table-cell office:value-type="float" office:value="1729.846313" calcext:value-type="float">
            <text:p>1729.846313</text:p>
          </table:table-cell>
          <table:table-cell table:number-columns-repeated="13"/>
        </table:table-row>
        <table:table-row table:style-name="ro1">
          <table:table-cell office:value-type="float" office:value="1653.089111" calcext:value-type="float">
            <text:p>1653.089111</text:p>
          </table:table-cell>
          <table:table-cell office:value-type="float" office:value="1738.555298" calcext:value-type="float">
            <text:p>1738.555298</text:p>
          </table:table-cell>
          <table:table-cell office:value-type="float" office:value="1661.503052" calcext:value-type="float">
            <text:p>1661.503052</text:p>
          </table:table-cell>
          <table:table-cell office:value-type="float" office:value="1734.792847" calcext:value-type="float">
            <text:p>1734.792847</text:p>
          </table:table-cell>
          <table:table-cell table:number-columns-repeated="13"/>
        </table:table-row>
        <table:table-row table:style-name="ro1">
          <table:table-cell office:value-type="float" office:value="1662.002197" calcext:value-type="float">
            <text:p>1662.002197</text:p>
          </table:table-cell>
          <table:table-cell office:value-type="float" office:value="1728.270142" calcext:value-type="float">
            <text:p>1728.270142</text:p>
          </table:table-cell>
          <table:table-cell office:value-type="float" office:value="1666.922852" calcext:value-type="float">
            <text:p>1666.922852</text:p>
          </table:table-cell>
          <table:table-cell office:value-type="float" office:value="1725.199219" calcext:value-type="float">
            <text:p>1725.199219</text:p>
          </table:table-cell>
          <table:table-cell table:number-columns-repeated="13"/>
        </table:table-row>
        <table:table-row table:style-name="ro1">
          <table:table-cell office:value-type="float" office:value="1651.196533" calcext:value-type="float">
            <text:p>1651.196533</text:p>
          </table:table-cell>
          <table:table-cell office:value-type="float" office:value="1742.079346" calcext:value-type="float">
            <text:p>1742.079346</text:p>
          </table:table-cell>
          <table:table-cell office:value-type="float" office:value="1658.199463" calcext:value-type="float">
            <text:p>1658.199463</text:p>
          </table:table-cell>
          <table:table-cell office:value-type="float" office:value="1735.862549" calcext:value-type="float">
            <text:p>1735.862549</text:p>
          </table:table-cell>
          <table:table-cell table:number-columns-repeated="13"/>
        </table:table-row>
        <table:table-row table:style-name="ro1">
          <table:table-cell office:value-type="float" office:value="1658.476929" calcext:value-type="float">
            <text:p>1658.476929</text:p>
          </table:table-cell>
          <table:table-cell office:value-type="float" office:value="1732.223999" calcext:value-type="float">
            <text:p>1732.223999</text:p>
          </table:table-cell>
          <table:table-cell office:value-type="float" office:value="1663.927368" calcext:value-type="float">
            <text:p>1663.927368</text:p>
          </table:table-cell>
          <table:table-cell office:value-type="float" office:value="1733.314697" calcext:value-type="float">
            <text:p>1733.314697</text:p>
          </table:table-cell>
          <table:table-cell table:number-columns-repeated="13"/>
        </table:table-row>
        <table:table-row table:style-name="ro1">
          <table:table-cell office:value-type="float" office:value="1658.566772" calcext:value-type="float">
            <text:p>1658.566772</text:p>
          </table:table-cell>
          <table:table-cell office:value-type="float" office:value="1728.281982" calcext:value-type="float">
            <text:p>1728.281982</text:p>
          </table:table-cell>
          <table:table-cell office:value-type="float" office:value="1663.980957" calcext:value-type="float">
            <text:p>1663.980957</text:p>
          </table:table-cell>
          <table:table-cell office:value-type="float" office:value="1725.82373" calcext:value-type="float">
            <text:p>1725.82373</text:p>
          </table:table-cell>
          <table:table-cell table:number-columns-repeated="13"/>
        </table:table-row>
        <table:table-row table:style-name="ro1">
          <table:table-cell office:value-type="float" office:value="1654.800049" calcext:value-type="float">
            <text:p>1654.800049</text:p>
          </table:table-cell>
          <table:table-cell office:value-type="float" office:value="1735.677856" calcext:value-type="float">
            <text:p>1735.677856</text:p>
          </table:table-cell>
          <table:table-cell office:value-type="float" office:value="1659.969849" calcext:value-type="float">
            <text:p>1659.969849</text:p>
          </table:table-cell>
          <table:table-cell office:value-type="float" office:value="1735.71167" calcext:value-type="float">
            <text:p>1735.71167</text:p>
          </table:table-cell>
          <table:table-cell table:number-columns-repeated="13"/>
        </table:table-row>
        <table:table-row table:style-name="ro1">
          <table:table-cell office:value-type="float" office:value="1657.239624" calcext:value-type="float">
            <text:p>1657.239624</text:p>
          </table:table-cell>
          <table:table-cell office:value-type="float" office:value="1731.920654" calcext:value-type="float">
            <text:p>1731.920654</text:p>
          </table:table-cell>
          <table:table-cell office:value-type="float" office:value="1662.513428" calcext:value-type="float">
            <text:p>1662.513428</text:p>
          </table:table-cell>
          <table:table-cell office:value-type="float" office:value="1730.048828" calcext:value-type="float">
            <text:p>1730.048828</text:p>
          </table:table-cell>
          <table:table-cell table:number-columns-repeated="13"/>
        </table:table-row>
        <table:table-row table:style-name="ro1">
          <table:table-cell office:value-type="float" office:value="1650.550537" calcext:value-type="float">
            <text:p>1650.550537</text:p>
          </table:table-cell>
          <table:table-cell office:value-type="float" office:value="1736.109375" calcext:value-type="float">
            <text:p>1736.109375</text:p>
          </table:table-cell>
          <table:table-cell office:value-type="float" office:value="1657.760132" calcext:value-type="float">
            <text:p>1657.760132</text:p>
          </table:table-cell>
          <table:table-cell office:value-type="float" office:value="1735.541626" calcext:value-type="float">
            <text:p>1735.541626</text:p>
          </table:table-cell>
          <table:table-cell table:number-columns-repeated="13"/>
        </table:table-row>
        <table:table-row table:style-name="ro1">
          <table:table-cell office:value-type="float" office:value="1655.639771" calcext:value-type="float">
            <text:p>1655.639771</text:p>
          </table:table-cell>
          <table:table-cell office:value-type="float" office:value="1731.165161" calcext:value-type="float">
            <text:p>1731.165161</text:p>
          </table:table-cell>
          <table:table-cell office:value-type="float" office:value="1663.270508" calcext:value-type="float">
            <text:p>1663.270508</text:p>
          </table:table-cell>
          <table:table-cell office:value-type="float" office:value="1728.438232" calcext:value-type="float">
            <text:p>1728.438232</text:p>
          </table:table-cell>
          <table:table-cell table:number-columns-repeated="13"/>
        </table:table-row>
        <table:table-row table:style-name="ro1">
          <table:table-cell office:value-type="float" office:value="1658.055176" calcext:value-type="float">
            <text:p>1658.055176</text:p>
          </table:table-cell>
          <table:table-cell office:value-type="float" office:value="1729.155884" calcext:value-type="float">
            <text:p>1729.155884</text:p>
          </table:table-cell>
          <table:table-cell office:value-type="float" office:value="1664.060303" calcext:value-type="float">
            <text:p>1664.060303</text:p>
          </table:table-cell>
          <table:table-cell office:value-type="float" office:value="1724.108765" calcext:value-type="float">
            <text:p>1724.108765</text:p>
          </table:table-cell>
          <table:table-cell table:number-columns-repeated="13"/>
        </table:table-row>
        <table:table-row table:style-name="ro1">
          <table:table-cell office:value-type="float" office:value="1653.70459" calcext:value-type="float">
            <text:p>1653.70459</text:p>
          </table:table-cell>
          <table:table-cell office:value-type="float" office:value="1736.085571" calcext:value-type="float">
            <text:p>1736.085571</text:p>
          </table:table-cell>
          <table:table-cell office:value-type="float" office:value="1659.87915" calcext:value-type="float">
            <text:p>1659.87915</text:p>
          </table:table-cell>
          <table:table-cell office:value-type="float" office:value="1733.249878" calcext:value-type="float">
            <text:p>1733.249878</text:p>
          </table:table-cell>
          <table:table-cell table:number-columns-repeated="13"/>
        </table:table-row>
        <table:table-row table:style-name="ro1">
          <table:table-cell office:value-type="float" office:value="1656.265137" calcext:value-type="float">
            <text:p>1656.265137</text:p>
          </table:table-cell>
          <table:table-cell office:value-type="float" office:value="1732.189697" calcext:value-type="float">
            <text:p>1732.189697</text:p>
          </table:table-cell>
          <table:table-cell office:value-type="float" office:value="1662.047729" calcext:value-type="float">
            <text:p>1662.047729</text:p>
          </table:table-cell>
          <table:table-cell office:value-type="float" office:value="1730.203125" calcext:value-type="float">
            <text:p>1730.203125</text:p>
          </table:table-cell>
          <table:table-cell table:number-columns-repeated="13"/>
        </table:table-row>
        <table:table-row table:style-name="ro1">
          <table:table-cell office:value-type="float" office:value="1654.904785" calcext:value-type="float">
            <text:p>1654.904785</text:p>
          </table:table-cell>
          <table:table-cell office:value-type="float" office:value="1730.786133" calcext:value-type="float">
            <text:p>1730.786133</text:p>
          </table:table-cell>
          <table:table-cell office:value-type="float" office:value="1662.237915" calcext:value-type="float">
            <text:p>1662.237915</text:p>
          </table:table-cell>
          <table:table-cell office:value-type="float" office:value="1726.541504" calcext:value-type="float">
            <text:p>1726.541504</text:p>
          </table:table-cell>
          <table:table-cell table:number-columns-repeated="13"/>
        </table:table-row>
        <table:table-row table:style-name="ro1">
          <table:table-cell office:value-type="float" office:value="1652.324951" calcext:value-type="float">
            <text:p>1652.324951</text:p>
          </table:table-cell>
          <table:table-cell office:value-type="float" office:value="1735.86377" calcext:value-type="float">
            <text:p>1735.86377</text:p>
          </table:table-cell>
          <table:table-cell office:value-type="float" office:value="1658.128296" calcext:value-type="float">
            <text:p>1658.128296</text:p>
          </table:table-cell>
          <table:table-cell office:value-type="float" office:value="1735.547852" calcext:value-type="float">
            <text:p>1735.547852</text:p>
          </table:table-cell>
          <table:table-cell table:number-columns-repeated="13"/>
        </table:table-row>
        <table:table-row table:style-name="ro1">
          <table:table-cell office:value-type="float" office:value="1655.433594" calcext:value-type="float">
            <text:p>1655.433594</text:p>
          </table:table-cell>
          <table:table-cell office:value-type="float" office:value="1733.160034" calcext:value-type="float">
            <text:p>1733.160034</text:p>
          </table:table-cell>
          <table:table-cell office:value-type="float" office:value="1661.296753" calcext:value-type="float">
            <text:p>1661.296753</text:p>
          </table:table-cell>
          <table:table-cell office:value-type="float" office:value="1734.923706" calcext:value-type="float">
            <text:p>1734.923706</text:p>
          </table:table-cell>
          <table:table-cell table:number-columns-repeated="13"/>
        </table:table-row>
        <table:table-row table:style-name="ro1">
          <table:table-cell office:value-type="float" office:value="1656.959961" calcext:value-type="float">
            <text:p>1656.959961</text:p>
          </table:table-cell>
          <table:table-cell office:value-type="float" office:value="1735.068848" calcext:value-type="float">
            <text:p>1735.068848</text:p>
          </table:table-cell>
          <table:table-cell office:value-type="float" office:value="1663.459229" calcext:value-type="float">
            <text:p>1663.459229</text:p>
          </table:table-cell>
          <table:table-cell office:value-type="float" office:value="1731.571289" calcext:value-type="float">
            <text:p>1731.571289</text:p>
          </table:table-cell>
          <table:table-cell table:number-columns-repeated="13"/>
        </table:table-row>
        <table:table-row table:style-name="ro1">
          <table:table-cell office:value-type="float" office:value="1658.216064" calcext:value-type="float">
            <text:p>1658.216064</text:p>
          </table:table-cell>
          <table:table-cell office:value-type="float" office:value="1736.408569" calcext:value-type="float">
            <text:p>1736.408569</text:p>
          </table:table-cell>
          <table:table-cell office:value-type="float" office:value="1662.890137" calcext:value-type="float">
            <text:p>1662.890137</text:p>
          </table:table-cell>
          <table:table-cell office:value-type="float" office:value="1737.906128" calcext:value-type="float">
            <text:p>1737.906128</text:p>
          </table:table-cell>
          <table:table-cell table:number-columns-repeated="13"/>
        </table:table-row>
        <table:table-row table:style-name="ro1">
          <table:table-cell office:value-type="float" office:value="1661.509766" calcext:value-type="float">
            <text:p>1661.509766</text:p>
          </table:table-cell>
          <table:table-cell office:value-type="float" office:value="1735.039062" calcext:value-type="float">
            <text:p>1735.039062</text:p>
          </table:table-cell>
          <table:table-cell office:value-type="float" office:value="1666.920898" calcext:value-type="float">
            <text:p>1666.920898</text:p>
          </table:table-cell>
          <table:table-cell office:value-type="float" office:value="1733.893921" calcext:value-type="float">
            <text:p>1733.893921</text:p>
          </table:table-cell>
          <table:table-cell table:number-columns-repeated="13"/>
        </table:table-row>
        <table:table-row table:style-name="ro1">
          <table:table-cell office:value-type="float" office:value="1660.790039" calcext:value-type="float">
            <text:p>1660.790039</text:p>
          </table:table-cell>
          <table:table-cell office:value-type="float" office:value="1736.589478" calcext:value-type="float">
            <text:p>1736.589478</text:p>
          </table:table-cell>
          <table:table-cell office:value-type="float" office:value="1665.257324" calcext:value-type="float">
            <text:p>1665.257324</text:p>
          </table:table-cell>
          <table:table-cell office:value-type="float" office:value="1739.554443" calcext:value-type="float">
            <text:p>1739.554443</text:p>
          </table:table-cell>
          <table:table-cell table:number-columns-repeated="13"/>
        </table:table-row>
        <table:table-row table:style-name="ro1">
          <table:table-cell office:value-type="float" office:value="1661.169922" calcext:value-type="float">
            <text:p>1661.169922</text:p>
          </table:table-cell>
          <table:table-cell office:value-type="float" office:value="1731.451294" calcext:value-type="float">
            <text:p>1731.451294</text:p>
          </table:table-cell>
          <table:table-cell office:value-type="float" office:value="1669.228516" calcext:value-type="float">
            <text:p>1669.228516</text:p>
          </table:table-cell>
          <table:table-cell office:value-type="float" office:value="1729.623657" calcext:value-type="float">
            <text:p>1729.623657</text:p>
          </table:table-cell>
          <table:table-cell table:number-columns-repeated="13"/>
        </table:table-row>
        <table:table-row table:style-name="ro1">
          <table:table-cell office:value-type="float" office:value="1660.151733" calcext:value-type="float">
            <text:p>1660.151733</text:p>
          </table:table-cell>
          <table:table-cell office:value-type="float" office:value="1739.425293" calcext:value-type="float">
            <text:p>1739.425293</text:p>
          </table:table-cell>
          <table:table-cell office:value-type="float" office:value="1668.886841" calcext:value-type="float">
            <text:p>1668.886841</text:p>
          </table:table-cell>
          <table:table-cell office:value-type="float" office:value="1738.713623" calcext:value-type="float">
            <text:p>1738.713623</text:p>
          </table:table-cell>
          <table:table-cell table:number-columns-repeated="13"/>
        </table:table-row>
        <table:table-row table:style-name="ro1">
          <table:table-cell office:value-type="float" office:value="1660.884521" calcext:value-type="float">
            <text:p>1660.884521</text:p>
          </table:table-cell>
          <table:table-cell office:value-type="float" office:value="1736.445435" calcext:value-type="float">
            <text:p>1736.445435</text:p>
          </table:table-cell>
          <table:table-cell office:value-type="float" office:value="1667.668091" calcext:value-type="float">
            <text:p>1667.668091</text:p>
          </table:table-cell>
          <table:table-cell office:value-type="float" office:value="1735.052002" calcext:value-type="float">
            <text:p>1735.052002</text:p>
          </table:table-cell>
          <table:table-cell table:number-columns-repeated="13"/>
        </table:table-row>
        <table:table-row table:style-name="ro1">
          <table:table-cell office:value-type="float" office:value="1662.098755" calcext:value-type="float">
            <text:p>1662.098755</text:p>
          </table:table-cell>
          <table:table-cell office:value-type="float" office:value="1732.420898" calcext:value-type="float">
            <text:p>1732.420898</text:p>
          </table:table-cell>
          <table:table-cell office:value-type="float" office:value="1669.065308" calcext:value-type="float">
            <text:p>1669.065308</text:p>
          </table:table-cell>
          <table:table-cell office:value-type="float" office:value="1729.47229" calcext:value-type="float">
            <text:p>1729.47229</text:p>
          </table:table-cell>
          <table:table-cell table:number-columns-repeated="13"/>
        </table:table-row>
        <table:table-row table:style-name="ro1">
          <table:table-cell office:value-type="float" office:value="1661.520386" calcext:value-type="float">
            <text:p>1661.520386</text:p>
          </table:table-cell>
          <table:table-cell office:value-type="float" office:value="1734.913818" calcext:value-type="float">
            <text:p>1734.913818</text:p>
          </table:table-cell>
          <table:table-cell office:value-type="float" office:value="1668.853271" calcext:value-type="float">
            <text:p>1668.853271</text:p>
          </table:table-cell>
          <table:table-cell office:value-type="float" office:value="1731.671021" calcext:value-type="float">
            <text:p>1731.671021</text:p>
          </table:table-cell>
          <table:table-cell table:number-columns-repeated="13"/>
        </table:table-row>
        <table:table-row table:style-name="ro1">
          <table:table-cell office:value-type="float" office:value="1660.692627" calcext:value-type="float">
            <text:p>1660.692627</text:p>
          </table:table-cell>
          <table:table-cell office:value-type="float" office:value="1741.007568" calcext:value-type="float">
            <text:p>1741.007568</text:p>
          </table:table-cell>
          <table:table-cell office:value-type="float" office:value="1666.324707" calcext:value-type="float">
            <text:p>1666.324707</text:p>
          </table:table-cell>
          <table:table-cell office:value-type="float" office:value="1742.61377" calcext:value-type="float">
            <text:p>1742.61377</text:p>
          </table:table-cell>
          <table:table-cell table:number-columns-repeated="13"/>
        </table:table-row>
        <table:table-row table:style-name="ro1">
          <table:table-cell office:value-type="float" office:value="1656.656738" calcext:value-type="float">
            <text:p>1656.656738</text:p>
          </table:table-cell>
          <table:table-cell office:value-type="float" office:value="1746.486328" calcext:value-type="float">
            <text:p>1746.486328</text:p>
          </table:table-cell>
          <table:table-cell office:value-type="float" office:value="1661.918457" calcext:value-type="float">
            <text:p>1661.918457</text:p>
          </table:table-cell>
          <table:table-cell office:value-type="float" office:value="1743.171997" calcext:value-type="float">
            <text:p>1743.171997</text:p>
          </table:table-cell>
          <table:table-cell table:number-columns-repeated="13"/>
        </table:table-row>
        <table:table-row table:style-name="ro1">
          <table:table-cell office:value-type="float" office:value="1661.161987" calcext:value-type="float">
            <text:p>1661.161987</text:p>
          </table:table-cell>
          <table:table-cell office:value-type="float" office:value="1737.417969" calcext:value-type="float">
            <text:p>1737.417969</text:p>
          </table:table-cell>
          <table:table-cell office:value-type="float" office:value="1667.625977" calcext:value-type="float">
            <text:p>1667.625977</text:p>
          </table:table-cell>
          <table:table-cell office:value-type="float" office:value="1735.733887" calcext:value-type="float">
            <text:p>1735.733887</text:p>
          </table:table-cell>
          <table:table-cell table:number-columns-repeated="13"/>
        </table:table-row>
        <table:table-row table:style-name="ro1">
          <table:table-cell office:value-type="float" office:value="1664.670776" calcext:value-type="float">
            <text:p>1664.670776</text:p>
          </table:table-cell>
          <table:table-cell office:value-type="float" office:value="1737.008789" calcext:value-type="float">
            <text:p>1737.008789</text:p>
          </table:table-cell>
          <table:table-cell office:value-type="float" office:value="1670.059814" calcext:value-type="float">
            <text:p>1670.059814</text:p>
          </table:table-cell>
          <table:table-cell office:value-type="float" office:value="1734.819092" calcext:value-type="float">
            <text:p>1734.819092</text:p>
          </table:table-cell>
          <table:table-cell table:number-columns-repeated="13"/>
        </table:table-row>
        <table:table-row table:style-name="ro1">
          <table:table-cell office:value-type="float" office:value="1659.762329" calcext:value-type="float">
            <text:p>1659.762329</text:p>
          </table:table-cell>
          <table:table-cell office:value-type="float" office:value="1743.900269" calcext:value-type="float">
            <text:p>1743.900269</text:p>
          </table:table-cell>
          <table:table-cell office:value-type="float" office:value="1667.027466" calcext:value-type="float">
            <text:p>1667.027466</text:p>
          </table:table-cell>
          <table:table-cell office:value-type="float" office:value="1739.76123" calcext:value-type="float">
            <text:p>1739.76123</text:p>
          </table:table-cell>
          <table:table-cell table:number-columns-repeated="13"/>
        </table:table-row>
        <table:table-row table:style-name="ro1">
          <table:table-cell office:value-type="float" office:value="1659.379517" calcext:value-type="float">
            <text:p>1659.379517</text:p>
          </table:table-cell>
          <table:table-cell office:value-type="float" office:value="1736.950928" calcext:value-type="float">
            <text:p>1736.950928</text:p>
          </table:table-cell>
          <table:table-cell office:value-type="float" office:value="1666.330811" calcext:value-type="float">
            <text:p>1666.330811</text:p>
          </table:table-cell>
          <table:table-cell office:value-type="float" office:value="1736.393188" calcext:value-type="float">
            <text:p>1736.393188</text:p>
          </table:table-cell>
          <table:table-cell table:number-columns-repeated="13"/>
        </table:table-row>
        <table:table-row table:style-name="ro1">
          <table:table-cell office:value-type="float" office:value="1661.480591" calcext:value-type="float">
            <text:p>1661.480591</text:p>
          </table:table-cell>
          <table:table-cell office:value-type="float" office:value="1735.685059" calcext:value-type="float">
            <text:p>1735.685059</text:p>
          </table:table-cell>
          <table:table-cell office:value-type="float" office:value="1669.790161" calcext:value-type="float">
            <text:p>1669.790161</text:p>
          </table:table-cell>
          <table:table-cell office:value-type="float" office:value="1729.392822" calcext:value-type="float">
            <text:p>1729.392822</text:p>
          </table:table-cell>
          <table:table-cell table:number-columns-repeated="13"/>
        </table:table-row>
        <table:table-row table:style-name="ro1">
          <table:table-cell office:value-type="float" office:value="1658.368042" calcext:value-type="float">
            <text:p>1658.368042</text:p>
          </table:table-cell>
          <table:table-cell office:value-type="float" office:value="1746.181763" calcext:value-type="float">
            <text:p>1746.181763</text:p>
          </table:table-cell>
          <table:table-cell office:value-type="float" office:value="1667.954468" calcext:value-type="float">
            <text:p>1667.954468</text:p>
          </table:table-cell>
          <table:table-cell office:value-type="float" office:value="1740.942017" calcext:value-type="float">
            <text:p>1740.942017</text:p>
          </table:table-cell>
          <table:table-cell table:number-columns-repeated="13"/>
        </table:table-row>
        <table:table-row table:style-name="ro1">
          <table:table-cell office:value-type="float" office:value="1659.708252" calcext:value-type="float">
            <text:p>1659.708252</text:p>
          </table:table-cell>
          <table:table-cell office:value-type="float" office:value="1739.198853" calcext:value-type="float">
            <text:p>1739.198853</text:p>
          </table:table-cell>
          <table:table-cell office:value-type="float" office:value="1668.426025" calcext:value-type="float">
            <text:p>1668.426025</text:p>
          </table:table-cell>
          <table:table-cell office:value-type="float" office:value="1736.047119" calcext:value-type="float">
            <text:p>1736.047119</text:p>
          </table:table-cell>
          <table:table-cell table:number-columns-repeated="13"/>
        </table:table-row>
        <table:table-row table:style-name="ro1">
          <table:table-cell office:value-type="float" office:value="1660.431396" calcext:value-type="float">
            <text:p>1660.431396</text:p>
          </table:table-cell>
          <table:table-cell office:value-type="float" office:value="1740.546143" calcext:value-type="float">
            <text:p>1740.546143</text:p>
          </table:table-cell>
          <table:table-cell office:value-type="float" office:value="1668.51001" calcext:value-type="float">
            <text:p>1668.51001</text:p>
          </table:table-cell>
          <table:table-cell office:value-type="float" office:value="1739.680542" calcext:value-type="float">
            <text:p>1739.680542</text:p>
          </table:table-cell>
          <table:table-cell table:number-columns-repeated="13"/>
        </table:table-row>
        <table:table-row table:style-name="ro1">
          <table:table-cell office:value-type="float" office:value="1663.568848" calcext:value-type="float">
            <text:p>1663.568848</text:p>
          </table:table-cell>
          <table:table-cell office:value-type="float" office:value="1734.542969" calcext:value-type="float">
            <text:p>1734.542969</text:p>
          </table:table-cell>
          <table:table-cell office:value-type="float" office:value="1668.850464" calcext:value-type="float">
            <text:p>1668.850464</text:p>
          </table:table-cell>
          <table:table-cell office:value-type="float" office:value="1733.825317" calcext:value-type="float">
            <text:p>1733.825317</text:p>
          </table:table-cell>
          <table:table-cell table:number-columns-repeated="13"/>
        </table:table-row>
        <table:table-row table:style-name="ro1">
          <table:table-cell office:value-type="float" office:value="1657.436279" calcext:value-type="float">
            <text:p>1657.436279</text:p>
          </table:table-cell>
          <table:table-cell office:value-type="float" office:value="1742.728638" calcext:value-type="float">
            <text:p>1742.728638</text:p>
          </table:table-cell>
          <table:table-cell office:value-type="float" office:value="1666.852295" calcext:value-type="float">
            <text:p>1666.852295</text:p>
          </table:table-cell>
          <table:table-cell office:value-type="float" office:value="1741.825806" calcext:value-type="float">
            <text:p>1741.825806</text:p>
          </table:table-cell>
          <table:table-cell table:number-columns-repeated="13"/>
        </table:table-row>
        <table:table-row table:style-name="ro1">
          <table:table-cell office:value-type="float" office:value="1659.911865" calcext:value-type="float">
            <text:p>1659.911865</text:p>
          </table:table-cell>
          <table:table-cell office:value-type="float" office:value="1740.884766" calcext:value-type="float">
            <text:p>1740.884766</text:p>
          </table:table-cell>
          <table:table-cell office:value-type="float" office:value="1669.996338" calcext:value-type="float">
            <text:p>1669.996338</text:p>
          </table:table-cell>
          <table:table-cell office:value-type="float" office:value="1740.223145" calcext:value-type="float">
            <text:p>1740.223145</text:p>
          </table:table-cell>
          <table:table-cell table:number-columns-repeated="13"/>
        </table:table-row>
        <table:table-row table:style-name="ro1">
          <table:table-cell office:value-type="float" office:value="1663.015503" calcext:value-type="float">
            <text:p>1663.015503</text:p>
          </table:table-cell>
          <table:table-cell office:value-type="float" office:value="1742.131226" calcext:value-type="float">
            <text:p>1742.131226</text:p>
          </table:table-cell>
          <table:table-cell office:value-type="float" office:value="1669.974365" calcext:value-type="float">
            <text:p>1669.974365</text:p>
          </table:table-cell>
          <table:table-cell office:value-type="float" office:value="1739.803345" calcext:value-type="float">
            <text:p>1739.803345</text:p>
          </table:table-cell>
          <table:table-cell table:number-columns-repeated="13"/>
        </table:table-row>
        <table:table-row table:style-name="ro1">
          <table:table-cell office:value-type="float" office:value="1664.45874" calcext:value-type="float">
            <text:p>1664.45874</text:p>
          </table:table-cell>
          <table:table-cell office:value-type="float" office:value="1739.702271" calcext:value-type="float">
            <text:p>1739.702271</text:p>
          </table:table-cell>
          <table:table-cell office:value-type="float" office:value="1671.145508" calcext:value-type="float">
            <text:p>1671.145508</text:p>
          </table:table-cell>
          <table:table-cell office:value-type="float" office:value="1736.955444" calcext:value-type="float">
            <text:p>1736.955444</text:p>
          </table:table-cell>
          <table:table-cell table:number-columns-repeated="13"/>
        </table:table-row>
        <table:table-row table:style-name="ro1">
          <table:table-cell office:value-type="float" office:value="1656.516479" calcext:value-type="float">
            <text:p>1656.516479</text:p>
          </table:table-cell>
          <table:table-cell office:value-type="float" office:value="1746.445312" calcext:value-type="float">
            <text:p>1746.445312</text:p>
          </table:table-cell>
          <table:table-cell office:value-type="float" office:value="1664.753418" calcext:value-type="float">
            <text:p>1664.753418</text:p>
          </table:table-cell>
          <table:table-cell office:value-type="float" office:value="1742.820068" calcext:value-type="float">
            <text:p>1742.820068</text:p>
          </table:table-cell>
          <table:table-cell table:number-columns-repeated="13"/>
        </table:table-row>
        <table:table-row table:style-name="ro1">
          <table:table-cell office:value-type="float" office:value="1664.547363" calcext:value-type="float">
            <text:p>1664.547363</text:p>
          </table:table-cell>
          <table:table-cell office:value-type="float" office:value="1742.685425" calcext:value-type="float">
            <text:p>1742.685425</text:p>
          </table:table-cell>
          <table:table-cell office:value-type="float" office:value="1670.290405" calcext:value-type="float">
            <text:p>1670.290405</text:p>
          </table:table-cell>
          <table:table-cell office:value-type="float" office:value="1738.586914" calcext:value-type="float">
            <text:p>1738.586914</text:p>
          </table:table-cell>
          <table:table-cell table:number-columns-repeated="13"/>
        </table:table-row>
        <table:table-row table:style-name="ro1">
          <table:table-cell office:value-type="float" office:value="1663.381592" calcext:value-type="float">
            <text:p>1663.381592</text:p>
          </table:table-cell>
          <table:table-cell office:value-type="float" office:value="1745.089355" calcext:value-type="float">
            <text:p>1745.089355</text:p>
          </table:table-cell>
          <table:table-cell office:value-type="float" office:value="1669.879639" calcext:value-type="float">
            <text:p>1669.879639</text:p>
          </table:table-cell>
          <table:table-cell office:value-type="float" office:value="1738.69043" calcext:value-type="float">
            <text:p>1738.69043</text:p>
          </table:table-cell>
          <table:table-cell table:number-columns-repeated="13"/>
        </table:table-row>
        <table:table-row table:style-name="ro1">
          <table:table-cell office:value-type="float" office:value="1664.869507" calcext:value-type="float">
            <text:p>1664.869507</text:p>
          </table:table-cell>
          <table:table-cell office:value-type="float" office:value="1739.760254" calcext:value-type="float">
            <text:p>1739.760254</text:p>
          </table:table-cell>
          <table:table-cell office:value-type="float" office:value="1675.776123" calcext:value-type="float">
            <text:p>1675.776123</text:p>
          </table:table-cell>
          <table:table-cell office:value-type="float" office:value="1740.054443" calcext:value-type="float">
            <text:p>1740.054443</text:p>
          </table:table-cell>
          <table:table-cell table:number-columns-repeated="13"/>
        </table:table-row>
        <table:table-row table:style-name="ro1">
          <table:table-cell office:value-type="float" office:value="1664.567627" calcext:value-type="float">
            <text:p>1664.567627</text:p>
          </table:table-cell>
          <table:table-cell office:value-type="float" office:value="1743.354126" calcext:value-type="float">
            <text:p>1743.354126</text:p>
          </table:table-cell>
          <table:table-cell office:value-type="float" office:value="1671.020752" calcext:value-type="float">
            <text:p>1671.020752</text:p>
          </table:table-cell>
          <table:table-cell office:value-type="float" office:value="1743.022095" calcext:value-type="float">
            <text:p>1743.022095</text:p>
          </table:table-cell>
          <table:table-cell table:number-columns-repeated="13"/>
        </table:table-row>
        <table:table-row table:style-name="ro1">
          <table:table-cell office:value-type="float" office:value="1663.505249" calcext:value-type="float">
            <text:p>1663.505249</text:p>
          </table:table-cell>
          <table:table-cell office:value-type="float" office:value="1739.51709" calcext:value-type="float">
            <text:p>1739.51709</text:p>
          </table:table-cell>
          <table:table-cell office:value-type="float" office:value="1673.405273" calcext:value-type="float">
            <text:p>1673.405273</text:p>
          </table:table-cell>
          <table:table-cell office:value-type="float" office:value="1734.167236" calcext:value-type="float">
            <text:p>1734.167236</text:p>
          </table:table-cell>
          <table:table-cell table:number-columns-repeated="13"/>
        </table:table-row>
        <table:table-row table:style-name="ro1">
          <table:table-cell office:value-type="float" office:value="1666.254883" calcext:value-type="float">
            <text:p>1666.254883</text:p>
          </table:table-cell>
          <table:table-cell office:value-type="float" office:value="1741.071655" calcext:value-type="float">
            <text:p>1741.071655</text:p>
          </table:table-cell>
          <table:table-cell office:value-type="float" office:value="1670.776733" calcext:value-type="float">
            <text:p>1670.776733</text:p>
          </table:table-cell>
          <table:table-cell office:value-type="float" office:value="1742.020508" calcext:value-type="float">
            <text:p>1742.020508</text:p>
          </table:table-cell>
          <table:table-cell table:number-columns-repeated="13"/>
        </table:table-row>
        <table:table-row table:style-name="ro1">
          <table:table-cell office:value-type="float" office:value="1664.032471" calcext:value-type="float">
            <text:p>1664.032471</text:p>
          </table:table-cell>
          <table:table-cell office:value-type="float" office:value="1740.26062" calcext:value-type="float">
            <text:p>1740.26062</text:p>
          </table:table-cell>
          <table:table-cell office:value-type="float" office:value="1672.405273" calcext:value-type="float">
            <text:p>1672.405273</text:p>
          </table:table-cell>
          <table:table-cell office:value-type="float" office:value="1736.677246" calcext:value-type="float">
            <text:p>1736.677246</text:p>
          </table:table-cell>
          <table:table-cell table:number-columns-repeated="13"/>
        </table:table-row>
        <table:table-row table:style-name="ro1">
          <table:table-cell office:value-type="float" office:value="1662.23938" calcext:value-type="float">
            <text:p>1662.23938</text:p>
          </table:table-cell>
          <table:table-cell office:value-type="float" office:value="1737.654663" calcext:value-type="float">
            <text:p>1737.654663</text:p>
          </table:table-cell>
          <table:table-cell office:value-type="float" office:value="1669.415283" calcext:value-type="float">
            <text:p>1669.415283</text:p>
          </table:table-cell>
          <table:table-cell office:value-type="float" office:value="1735.873901" calcext:value-type="float">
            <text:p>1735.873901</text:p>
          </table:table-cell>
          <table:table-cell table:number-columns-repeated="13"/>
        </table:table-row>
        <table:table-row table:style-name="ro1">
          <table:table-cell office:value-type="float" office:value="1662.854858" calcext:value-type="float">
            <text:p>1662.854858</text:p>
          </table:table-cell>
          <table:table-cell office:value-type="float" office:value="1744.765625" calcext:value-type="float">
            <text:p>1744.765625</text:p>
          </table:table-cell>
          <table:table-cell office:value-type="float" office:value="1670.716675" calcext:value-type="float">
            <text:p>1670.716675</text:p>
          </table:table-cell>
          <table:table-cell office:value-type="float" office:value="1738.751465" calcext:value-type="float">
            <text:p>1738.751465</text:p>
          </table:table-cell>
          <table:table-cell table:number-columns-repeated="13"/>
        </table:table-row>
        <table:table-row table:style-name="ro1">
          <table:table-cell office:value-type="float" office:value="1663.937988" calcext:value-type="float">
            <text:p>1663.937988</text:p>
          </table:table-cell>
          <table:table-cell office:value-type="float" office:value="1740.121338" calcext:value-type="float">
            <text:p>1740.121338</text:p>
          </table:table-cell>
          <table:table-cell office:value-type="float" office:value="1671.415527" calcext:value-type="float">
            <text:p>1671.415527</text:p>
          </table:table-cell>
          <table:table-cell office:value-type="float" office:value="1739.062866" calcext:value-type="float">
            <text:p>1739.062866</text:p>
          </table:table-cell>
          <table:table-cell table:number-columns-repeated="13"/>
        </table:table-row>
        <table:table-row table:style-name="ro1">
          <table:table-cell office:value-type="float" office:value="1659.639282" calcext:value-type="float">
            <text:p>1659.639282</text:p>
          </table:table-cell>
          <table:table-cell office:value-type="float" office:value="1750.531006" calcext:value-type="float">
            <text:p>1750.531006</text:p>
          </table:table-cell>
          <table:table-cell office:value-type="float" office:value="1671.873535" calcext:value-type="float">
            <text:p>1671.873535</text:p>
          </table:table-cell>
          <table:table-cell office:value-type="float" office:value="1744.700195" calcext:value-type="float">
            <text:p>1744.700195</text:p>
          </table:table-cell>
          <table:table-cell table:number-columns-repeated="13"/>
        </table:table-row>
        <table:table-row table:style-name="ro1">
          <table:table-cell office:value-type="float" office:value="1664.154297" calcext:value-type="float">
            <text:p>1664.154297</text:p>
          </table:table-cell>
          <table:table-cell office:value-type="float" office:value="1735.519287" calcext:value-type="float">
            <text:p>1735.519287</text:p>
          </table:table-cell>
          <table:table-cell office:value-type="float" office:value="1671.602051" calcext:value-type="float">
            <text:p>1671.602051</text:p>
          </table:table-cell>
          <table:table-cell office:value-type="float" office:value="1735.404785" calcext:value-type="float">
            <text:p>1735.404785</text:p>
          </table:table-cell>
          <table:table-cell table:number-columns-repeated="13"/>
        </table:table-row>
        <table:table-row table:style-name="ro1">
          <table:table-cell office:value-type="float" office:value="1661.418457" calcext:value-type="float">
            <text:p>1661.418457</text:p>
          </table:table-cell>
          <table:table-cell office:value-type="float" office:value="1745.991821" calcext:value-type="float">
            <text:p>1745.991821</text:p>
          </table:table-cell>
          <table:table-cell office:value-type="float" office:value="1667.944824" calcext:value-type="float">
            <text:p>1667.944824</text:p>
          </table:table-cell>
          <table:table-cell office:value-type="float" office:value="1742.915039" calcext:value-type="float">
            <text:p>1742.915039</text:p>
          </table:table-cell>
          <table:table-cell table:number-columns-repeated="13"/>
        </table:table-row>
        <table:table-row table:style-name="ro1">
          <table:table-cell office:value-type="float" office:value="1660.750732" calcext:value-type="float">
            <text:p>1660.750732</text:p>
          </table:table-cell>
          <table:table-cell office:value-type="float" office:value="1752.341919" calcext:value-type="float">
            <text:p>1752.341919</text:p>
          </table:table-cell>
          <table:table-cell office:value-type="float" office:value="1668.255981" calcext:value-type="float">
            <text:p>1668.255981</text:p>
          </table:table-cell>
          <table:table-cell office:value-type="float" office:value="1749.800537" calcext:value-type="float">
            <text:p>1749.800537</text:p>
          </table:table-cell>
          <table:table-cell table:number-columns-repeated="13"/>
        </table:table-row>
        <table:table-row table:style-name="ro1">
          <table:table-cell office:value-type="float" office:value="1661.905029" calcext:value-type="float">
            <text:p>1661.905029</text:p>
          </table:table-cell>
          <table:table-cell office:value-type="float" office:value="1748.559448" calcext:value-type="float">
            <text:p>1748.559448</text:p>
          </table:table-cell>
          <table:table-cell office:value-type="float" office:value="1669.118896" calcext:value-type="float">
            <text:p>1669.118896</text:p>
          </table:table-cell>
          <table:table-cell office:value-type="float" office:value="1745.408813" calcext:value-type="float">
            <text:p>1745.408813</text:p>
          </table:table-cell>
          <table:table-cell table:number-columns-repeated="13"/>
        </table:table-row>
        <table:table-row table:style-name="ro1">
          <table:table-cell office:value-type="float" office:value="1661.844727" calcext:value-type="float">
            <text:p>1661.844727</text:p>
          </table:table-cell>
          <table:table-cell office:value-type="float" office:value="1739.692505" calcext:value-type="float">
            <text:p>1739.692505</text:p>
          </table:table-cell>
          <table:table-cell office:value-type="float" office:value="1672.281738" calcext:value-type="float">
            <text:p>1672.281738</text:p>
          </table:table-cell>
          <table:table-cell office:value-type="float" office:value="1735.679077" calcext:value-type="float">
            <text:p>1735.679077</text:p>
          </table:table-cell>
          <table:table-cell table:number-columns-repeated="13"/>
        </table:table-row>
        <table:table-row table:style-name="ro1">
          <table:table-cell office:value-type="float" office:value="1662.946777" calcext:value-type="float">
            <text:p>1662.946777</text:p>
          </table:table-cell>
          <table:table-cell office:value-type="float" office:value="1740.089233" calcext:value-type="float">
            <text:p>1740.089233</text:p>
          </table:table-cell>
          <table:table-cell office:value-type="float" office:value="1672.296631" calcext:value-type="float">
            <text:p>1672.296631</text:p>
          </table:table-cell>
          <table:table-cell office:value-type="float" office:value="1736.217163" calcext:value-type="float">
            <text:p>1736.217163</text:p>
          </table:table-cell>
          <table:table-cell table:number-columns-repeated="13"/>
        </table:table-row>
        <table:table-row table:style-name="ro1">
          <table:table-cell office:value-type="float" office:value="1664.545654" calcext:value-type="float">
            <text:p>1664.545654</text:p>
          </table:table-cell>
          <table:table-cell office:value-type="float" office:value="1748.060303" calcext:value-type="float">
            <text:p>1748.060303</text:p>
          </table:table-cell>
          <table:table-cell office:value-type="float" office:value="1671.89502" calcext:value-type="float">
            <text:p>1671.89502</text:p>
          </table:table-cell>
          <table:table-cell office:value-type="float" office:value="1745.206177" calcext:value-type="float">
            <text:p>1745.206177</text:p>
          </table:table-cell>
          <table:table-cell table:number-columns-repeated="13"/>
        </table:table-row>
        <table:table-row table:style-name="ro1">
          <table:table-cell office:value-type="float" office:value="1664.393311" calcext:value-type="float">
            <text:p>1664.393311</text:p>
          </table:table-cell>
          <table:table-cell office:value-type="float" office:value="1744.295288" calcext:value-type="float">
            <text:p>1744.295288</text:p>
          </table:table-cell>
          <table:table-cell office:value-type="float" office:value="1673.164062" calcext:value-type="float">
            <text:p>1673.164062</text:p>
          </table:table-cell>
          <table:table-cell office:value-type="float" office:value="1741.881714" calcext:value-type="float">
            <text:p>1741.881714</text:p>
          </table:table-cell>
          <table:table-cell table:number-columns-repeated="13"/>
        </table:table-row>
        <table:table-row table:style-name="ro1">
          <table:table-cell office:value-type="float" office:value="1661.567383" calcext:value-type="float">
            <text:p>1661.567383</text:p>
          </table:table-cell>
          <table:table-cell office:value-type="float" office:value="1743.957153" calcext:value-type="float">
            <text:p>1743.957153</text:p>
          </table:table-cell>
          <table:table-cell office:value-type="float" office:value="1668.988892" calcext:value-type="float">
            <text:p>1668.988892</text:p>
          </table:table-cell>
          <table:table-cell office:value-type="float" office:value="1740.077881" calcext:value-type="float">
            <text:p>1740.077881</text:p>
          </table:table-cell>
          <table:table-cell table:number-columns-repeated="13"/>
        </table:table-row>
        <table:table-row table:style-name="ro1">
          <table:table-cell office:value-type="float" office:value="1665.839722" calcext:value-type="float">
            <text:p>1665.839722</text:p>
          </table:table-cell>
          <table:table-cell office:value-type="float" office:value="1741.436401" calcext:value-type="float">
            <text:p>1741.436401</text:p>
          </table:table-cell>
          <table:table-cell office:value-type="float" office:value="1673.716553" calcext:value-type="float">
            <text:p>1673.716553</text:p>
          </table:table-cell>
          <table:table-cell office:value-type="float" office:value="1739.026611" calcext:value-type="float">
            <text:p>1739.026611</text:p>
          </table:table-cell>
          <table:table-cell table:number-columns-repeated="13"/>
        </table:table-row>
        <table:table-row table:style-name="ro1">
          <table:table-cell office:value-type="float" office:value="1661.993408" calcext:value-type="float">
            <text:p>1661.993408</text:p>
          </table:table-cell>
          <table:table-cell office:value-type="float" office:value="1749.056152" calcext:value-type="float">
            <text:p>1749.056152</text:p>
          </table:table-cell>
          <table:table-cell office:value-type="float" office:value="1665.759766" calcext:value-type="float">
            <text:p>1665.759766</text:p>
          </table:table-cell>
          <table:table-cell office:value-type="float" office:value="1746.22998" calcext:value-type="float">
            <text:p>1746.22998</text:p>
          </table:table-cell>
          <table:table-cell table:number-columns-repeated="13"/>
        </table:table-row>
        <table:table-row table:style-name="ro1">
          <table:table-cell office:value-type="float" office:value="1662.68335" calcext:value-type="float">
            <text:p>1662.68335</text:p>
          </table:table-cell>
          <table:table-cell office:value-type="float" office:value="1743.728027" calcext:value-type="float">
            <text:p>1743.728027</text:p>
          </table:table-cell>
          <table:table-cell office:value-type="float" office:value="1670.898926" calcext:value-type="float">
            <text:p>1670.898926</text:p>
          </table:table-cell>
          <table:table-cell office:value-type="float" office:value="1741.416016" calcext:value-type="float">
            <text:p>1741.416016</text:p>
          </table:table-cell>
          <table:table-cell table:number-columns-repeated="13"/>
        </table:table-row>
        <table:table-row table:style-name="ro1">
          <table:table-cell office:value-type="float" office:value="1662.847046" calcext:value-type="float">
            <text:p>1662.847046</text:p>
          </table:table-cell>
          <table:table-cell office:value-type="float" office:value="1737.739746" calcext:value-type="float">
            <text:p>1737.739746</text:p>
          </table:table-cell>
          <table:table-cell office:value-type="float" office:value="1670.718262" calcext:value-type="float">
            <text:p>1670.718262</text:p>
          </table:table-cell>
          <table:table-cell office:value-type="float" office:value="1736.854004" calcext:value-type="float">
            <text:p>1736.854004</text:p>
          </table:table-cell>
          <table:table-cell table:number-columns-repeated="13"/>
        </table:table-row>
        <table:table-row table:style-name="ro1">
          <table:table-cell office:value-type="float" office:value="1664.317749" calcext:value-type="float">
            <text:p>1664.317749</text:p>
          </table:table-cell>
          <table:table-cell office:value-type="float" office:value="1748.373901" calcext:value-type="float">
            <text:p>1748.373901</text:p>
          </table:table-cell>
          <table:table-cell office:value-type="float" office:value="1669.092529" calcext:value-type="float">
            <text:p>1669.092529</text:p>
          </table:table-cell>
          <table:table-cell office:value-type="float" office:value="1746.059082" calcext:value-type="float">
            <text:p>1746.059082</text:p>
          </table:table-cell>
          <table:table-cell table:number-columns-repeated="13"/>
        </table:table-row>
        <table:table-row table:style-name="ro1">
          <table:table-cell office:value-type="float" office:value="1663.119507" calcext:value-type="float">
            <text:p>1663.119507</text:p>
          </table:table-cell>
          <table:table-cell office:value-type="float" office:value="1741.312256" calcext:value-type="float">
            <text:p>1741.312256</text:p>
          </table:table-cell>
          <table:table-cell office:value-type="float" office:value="1673.834351" calcext:value-type="float">
            <text:p>1673.834351</text:p>
          </table:table-cell>
          <table:table-cell office:value-type="float" office:value="1736.813477" calcext:value-type="float">
            <text:p>1736.813477</text:p>
          </table:table-cell>
          <table:table-cell table:number-columns-repeated="13"/>
        </table:table-row>
        <table:table-row table:style-name="ro1">
          <table:table-cell office:value-type="float" office:value="1668.322876" calcext:value-type="float">
            <text:p>1668.322876</text:p>
          </table:table-cell>
          <table:table-cell office:value-type="float" office:value="1747.303589" calcext:value-type="float">
            <text:p>1747.303589</text:p>
          </table:table-cell>
          <table:table-cell office:value-type="float" office:value="1673.263672" calcext:value-type="float">
            <text:p>1673.263672</text:p>
          </table:table-cell>
          <table:table-cell office:value-type="float" office:value="1744.955688" calcext:value-type="float">
            <text:p>1744.955688</text:p>
          </table:table-cell>
          <table:table-cell table:number-columns-repeated="13"/>
        </table:table-row>
        <table:table-row table:style-name="ro1">
          <table:table-cell office:value-type="float" office:value="1664.5" calcext:value-type="float">
            <text:p>1664.5</text:p>
          </table:table-cell>
          <table:table-cell office:value-type="float" office:value="1748.298462" calcext:value-type="float">
            <text:p>1748.298462</text:p>
          </table:table-cell>
          <table:table-cell office:value-type="float" office:value="1674.169067" calcext:value-type="float">
            <text:p>1674.169067</text:p>
          </table:table-cell>
          <table:table-cell office:value-type="float" office:value="1744.902222" calcext:value-type="float">
            <text:p>1744.902222</text:p>
          </table:table-cell>
          <table:table-cell table:number-columns-repeated="13"/>
        </table:table-row>
        <table:table-row table:style-name="ro1">
          <table:table-cell office:value-type="float" office:value="1666.815186" calcext:value-type="float">
            <text:p>1666.815186</text:p>
          </table:table-cell>
          <table:table-cell office:value-type="float" office:value="1748.336182" calcext:value-type="float">
            <text:p>1748.336182</text:p>
          </table:table-cell>
          <table:table-cell office:value-type="float" office:value="1676.327881" calcext:value-type="float">
            <text:p>1676.327881</text:p>
          </table:table-cell>
          <table:table-cell office:value-type="float" office:value="1741.264893" calcext:value-type="float">
            <text:p>1741.264893</text:p>
          </table:table-cell>
          <table:table-cell table:number-columns-repeated="13"/>
        </table:table-row>
        <table:table-row table:style-name="ro1">
          <table:table-cell office:value-type="float" office:value="1667.254639" calcext:value-type="float">
            <text:p>1667.254639</text:p>
          </table:table-cell>
          <table:table-cell office:value-type="float" office:value="1752.745361" calcext:value-type="float">
            <text:p>1752.745361</text:p>
          </table:table-cell>
          <table:table-cell office:value-type="float" office:value="1672.015015" calcext:value-type="float">
            <text:p>1672.015015</text:p>
          </table:table-cell>
          <table:table-cell office:value-type="float" office:value="1749.238281" calcext:value-type="float">
            <text:p>1749.238281</text:p>
          </table:table-cell>
          <table:table-cell table:number-columns-repeated="13"/>
        </table:table-row>
        <table:table-row table:style-name="ro1">
          <table:table-cell office:value-type="float" office:value="1670.981079" calcext:value-type="float">
            <text:p>1670.981079</text:p>
          </table:table-cell>
          <table:table-cell office:value-type="float" office:value="1749.205933" calcext:value-type="float">
            <text:p>1749.205933</text:p>
          </table:table-cell>
          <table:table-cell office:value-type="float" office:value="1679.770508" calcext:value-type="float">
            <text:p>1679.770508</text:p>
          </table:table-cell>
          <table:table-cell office:value-type="float" office:value="1745.8396" calcext:value-type="float">
            <text:p>1745.8396</text:p>
          </table:table-cell>
          <table:table-cell table:number-columns-repeated="13"/>
        </table:table-row>
        <table:table-row table:style-name="ro1">
          <table:table-cell office:value-type="float" office:value="1668.789551" calcext:value-type="float">
            <text:p>1668.789551</text:p>
          </table:table-cell>
          <table:table-cell office:value-type="float" office:value="1743.527588" calcext:value-type="float">
            <text:p>1743.527588</text:p>
          </table:table-cell>
          <table:table-cell office:value-type="float" office:value="1680.264282" calcext:value-type="float">
            <text:p>1680.264282</text:p>
          </table:table-cell>
          <table:table-cell office:value-type="float" office:value="1738.252563" calcext:value-type="float">
            <text:p>1738.252563</text:p>
          </table:table-cell>
          <table:table-cell table:number-columns-repeated="13"/>
        </table:table-row>
        <table:table-row table:style-name="ro1">
          <table:table-cell office:value-type="float" office:value="1666.695923" calcext:value-type="float">
            <text:p>1666.695923</text:p>
          </table:table-cell>
          <table:table-cell office:value-type="float" office:value="1753.834106" calcext:value-type="float">
            <text:p>1753.834106</text:p>
          </table:table-cell>
          <table:table-cell office:value-type="float" office:value="1669.613525" calcext:value-type="float">
            <text:p>1669.613525</text:p>
          </table:table-cell>
          <table:table-cell office:value-type="float" office:value="1752.026123" calcext:value-type="float">
            <text:p>1752.026123</text:p>
          </table:table-cell>
          <table:table-cell table:number-columns-repeated="13"/>
        </table:table-row>
        <table:table-row table:style-name="ro1">
          <table:table-cell office:value-type="float" office:value="1669.405884" calcext:value-type="float">
            <text:p>1669.405884</text:p>
          </table:table-cell>
          <table:table-cell office:value-type="float" office:value="1742.491821" calcext:value-type="float">
            <text:p>1742.491821</text:p>
          </table:table-cell>
          <table:table-cell office:value-type="float" office:value="1677.520264" calcext:value-type="float">
            <text:p>1677.520264</text:p>
          </table:table-cell>
          <table:table-cell office:value-type="float" office:value="1740.323608" calcext:value-type="float">
            <text:p>1740.323608</text:p>
          </table:table-cell>
          <table:table-cell table:number-columns-repeated="13"/>
        </table:table-row>
        <table:table-row table:style-name="ro1">
          <table:table-cell office:value-type="float" office:value="1669.005493" calcext:value-type="float">
            <text:p>1669.005493</text:p>
          </table:table-cell>
          <table:table-cell office:value-type="float" office:value="1736.785278" calcext:value-type="float">
            <text:p>1736.785278</text:p>
          </table:table-cell>
          <table:table-cell office:value-type="float" office:value="1679.362671" calcext:value-type="float">
            <text:p>1679.362671</text:p>
          </table:table-cell>
          <table:table-cell office:value-type="float" office:value="1735.17334" calcext:value-type="float">
            <text:p>1735.17334</text:p>
          </table:table-cell>
          <table:table-cell table:number-columns-repeated="13"/>
        </table:table-row>
        <table:table-row table:style-name="ro1">
          <table:table-cell office:value-type="float" office:value="1657.515747" calcext:value-type="float">
            <text:p>1657.515747</text:p>
          </table:table-cell>
          <table:table-cell office:value-type="float" office:value="1734.091187" calcext:value-type="float">
            <text:p>1734.091187</text:p>
          </table:table-cell>
          <table:table-cell office:value-type="float" office:value="1661.933716" calcext:value-type="float">
            <text:p>1661.933716</text:p>
          </table:table-cell>
          <table:table-cell office:value-type="float" office:value="1734.375366" calcext:value-type="float">
            <text:p>1734.375366</text:p>
          </table:table-cell>
          <table:table-cell table:number-columns-repeated="13"/>
        </table:table-row>
        <table:table-row table:style-name="ro1">
          <table:table-cell office:value-type="float" office:value="1635.253784" calcext:value-type="float">
            <text:p>1635.253784</text:p>
          </table:table-cell>
          <table:table-cell office:value-type="float" office:value="1726.771729" calcext:value-type="float">
            <text:p>1726.771729</text:p>
          </table:table-cell>
          <table:table-cell office:value-type="float" office:value="1637.248535" calcext:value-type="float">
            <text:p>1637.248535</text:p>
          </table:table-cell>
          <table:table-cell office:value-type="float" office:value="1733.825073" calcext:value-type="float">
            <text:p>1733.825073</text:p>
          </table:table-cell>
          <table:table-cell table:number-columns-repeated="13"/>
        </table:table-row>
        <table:table-row table:style-name="ro1">
          <table:table-cell office:value-type="float" office:value="1634.310913" calcext:value-type="float">
            <text:p>1634.310913</text:p>
          </table:table-cell>
          <table:table-cell office:value-type="float" office:value="1707.15686" calcext:value-type="float">
            <text:p>1707.15686</text:p>
          </table:table-cell>
          <table:table-cell office:value-type="float" office:value="1639.981689" calcext:value-type="float">
            <text:p>1639.981689</text:p>
          </table:table-cell>
          <table:table-cell office:value-type="float" office:value="1704.935181" calcext:value-type="float">
            <text:p>1704.935181</text:p>
          </table:table-cell>
          <table:table-cell table:number-columns-repeated="13"/>
        </table:table-row>
        <table:table-row table:style-name="ro1">
          <table:table-cell office:value-type="float" office:value="1625.703613" calcext:value-type="float">
            <text:p>1625.703613</text:p>
          </table:table-cell>
          <table:table-cell office:value-type="float" office:value="1702.71814" calcext:value-type="float">
            <text:p>1702.71814</text:p>
          </table:table-cell>
          <table:table-cell office:value-type="float" office:value="1633.175903" calcext:value-type="float">
            <text:p>1633.175903</text:p>
          </table:table-cell>
          <table:table-cell office:value-type="float" office:value="1702.930298" calcext:value-type="float">
            <text:p>1702.930298</text:p>
          </table:table-cell>
          <table:table-cell table:number-columns-repeated="13"/>
        </table:table-row>
        <table:table-row table:style-name="ro1">
          <table:table-cell office:value-type="float" office:value="1618.962036" calcext:value-type="float">
            <text:p>1618.962036</text:p>
          </table:table-cell>
          <table:table-cell office:value-type="float" office:value="1689.993042" calcext:value-type="float">
            <text:p>1689.993042</text:p>
          </table:table-cell>
          <table:table-cell office:value-type="float" office:value="1620.88501" calcext:value-type="float">
            <text:p>1620.88501</text:p>
          </table:table-cell>
          <table:table-cell office:value-type="float" office:value="1690.104004" calcext:value-type="float">
            <text:p>1690.104004</text:p>
          </table:table-cell>
          <table:table-cell table:number-columns-repeated="13"/>
        </table:table-row>
        <table:table-row table:style-name="ro1">
          <table:table-cell office:value-type="float" office:value="1612.854858" calcext:value-type="float">
            <text:p>1612.854858</text:p>
          </table:table-cell>
          <table:table-cell office:value-type="float" office:value="1682.775635" calcext:value-type="float">
            <text:p>1682.775635</text:p>
          </table:table-cell>
          <table:table-cell office:value-type="float" office:value="1621.86145" calcext:value-type="float">
            <text:p>1621.86145</text:p>
          </table:table-cell>
          <table:table-cell office:value-type="float" office:value="1675.445068" calcext:value-type="float">
            <text:p>1675.445068</text:p>
          </table:table-cell>
          <table:table-cell table:number-columns-repeated="13"/>
        </table:table-row>
        <table:table-row table:style-name="ro1">
          <table:table-cell office:value-type="float" office:value="1609.966797" calcext:value-type="float">
            <text:p>1609.966797</text:p>
          </table:table-cell>
          <table:table-cell office:value-type="float" office:value="1670.599976" calcext:value-type="float">
            <text:p>1670.599976</text:p>
          </table:table-cell>
          <table:table-cell office:value-type="float" office:value="1610.599609" calcext:value-type="float">
            <text:p>1610.599609</text:p>
          </table:table-cell>
          <table:table-cell office:value-type="float" office:value="1671.837402" calcext:value-type="float">
            <text:p>1671.837402</text:p>
          </table:table-cell>
          <table:table-cell table:number-columns-repeated="13"/>
        </table:table-row>
        <table:table-row table:style-name="ro1">
          <table:table-cell office:value-type="float" office:value="1604.028076" calcext:value-type="float">
            <text:p>1604.028076</text:p>
          </table:table-cell>
          <table:table-cell office:value-type="float" office:value="1659.536377" calcext:value-type="float">
            <text:p>1659.536377</text:p>
          </table:table-cell>
          <table:table-cell office:value-type="float" office:value="1608.908813" calcext:value-type="float">
            <text:p>1608.908813</text:p>
          </table:table-cell>
          <table:table-cell office:value-type="float" office:value="1660.865479" calcext:value-type="float">
            <text:p>1660.865479</text:p>
          </table:table-cell>
          <table:table-cell table:number-columns-repeated="13"/>
        </table:table-row>
        <table:table-row table:style-name="ro1">
          <table:table-cell office:value-type="float" office:value="1598.106323" calcext:value-type="float">
            <text:p>1598.106323</text:p>
          </table:table-cell>
          <table:table-cell office:value-type="float" office:value="1654.202637" calcext:value-type="float">
            <text:p>1654.202637</text:p>
          </table:table-cell>
          <table:table-cell office:value-type="float" office:value="1607.252808" calcext:value-type="float">
            <text:p>1607.252808</text:p>
          </table:table-cell>
          <table:table-cell office:value-type="float" office:value="1649.961182" calcext:value-type="float">
            <text:p>1649.961182</text:p>
          </table:table-cell>
          <table:table-cell table:number-columns-repeated="13"/>
        </table:table-row>
        <table:table-row table:style-name="ro1">
          <table:table-cell office:value-type="float" office:value="1589.74231" calcext:value-type="float">
            <text:p>1589.74231</text:p>
          </table:table-cell>
          <table:table-cell office:value-type="float" office:value="1650.143066" calcext:value-type="float">
            <text:p>1650.143066</text:p>
          </table:table-cell>
          <table:table-cell office:value-type="float" office:value="1597.61377" calcext:value-type="float">
            <text:p>1597.61377</text:p>
          </table:table-cell>
          <table:table-cell office:value-type="float" office:value="1647.829712" calcext:value-type="float">
            <text:p>1647.829712</text:p>
          </table:table-cell>
          <table:table-cell table:number-columns-repeated="13"/>
        </table:table-row>
        <table:table-row table:style-name="ro1">
          <table:table-cell office:value-type="float" office:value="1593.5979" calcext:value-type="float">
            <text:p>1593.5979</text:p>
          </table:table-cell>
          <table:table-cell office:value-type="float" office:value="1642.465698" calcext:value-type="float">
            <text:p>1642.465698</text:p>
          </table:table-cell>
          <table:table-cell office:value-type="float" office:value="1592.855835" calcext:value-type="float">
            <text:p>1592.855835</text:p>
          </table:table-cell>
          <table:table-cell office:value-type="float" office:value="1642.162109" calcext:value-type="float">
            <text:p>1642.162109</text:p>
          </table:table-cell>
          <table:table-cell table:number-columns-repeated="13"/>
        </table:table-row>
        <table:table-row table:style-name="ro1">
          <table:table-cell office:value-type="float" office:value="1591.577637" calcext:value-type="float">
            <text:p>1591.577637</text:p>
          </table:table-cell>
          <table:table-cell office:value-type="float" office:value="1631.269531" calcext:value-type="float">
            <text:p>1631.269531</text:p>
          </table:table-cell>
          <table:table-cell office:value-type="float" office:value="1593.783325" calcext:value-type="float">
            <text:p>1593.783325</text:p>
          </table:table-cell>
          <table:table-cell office:value-type="float" office:value="1635.993652" calcext:value-type="float">
            <text:p>1635.993652</text:p>
          </table:table-cell>
          <table:table-cell table:number-columns-repeated="13"/>
        </table:table-row>
        <table:table-row table:style-name="ro1">
          <table:table-cell office:value-type="float" office:value="1584.186523" calcext:value-type="float">
            <text:p>1584.186523</text:p>
          </table:table-cell>
          <table:table-cell office:value-type="float" office:value="1632.782715" calcext:value-type="float">
            <text:p>1632.782715</text:p>
          </table:table-cell>
          <table:table-cell office:value-type="float" office:value="1585.580811" calcext:value-type="float">
            <text:p>1585.580811</text:p>
          </table:table-cell>
          <table:table-cell office:value-type="float" office:value="1628.877441" calcext:value-type="float">
            <text:p>1628.877441</text:p>
          </table:table-cell>
          <table:table-cell table:number-columns-repeated="13"/>
        </table:table-row>
        <table:table-row table:style-name="ro1">
          <table:table-cell office:value-type="float" office:value="1585.344238" calcext:value-type="float">
            <text:p>1585.344238</text:p>
          </table:table-cell>
          <table:table-cell office:value-type="float" office:value="1621.226318" calcext:value-type="float">
            <text:p>1621.226318</text:p>
          </table:table-cell>
          <table:table-cell office:value-type="float" office:value="1588.795166" calcext:value-type="float">
            <text:p>1588.795166</text:p>
          </table:table-cell>
          <table:table-cell office:value-type="float" office:value="1625.273193" calcext:value-type="float">
            <text:p>1625.273193</text:p>
          </table:table-cell>
          <table:table-cell table:number-columns-repeated="13"/>
        </table:table-row>
        <table:table-row table:style-name="ro1">
          <table:table-cell office:value-type="float" office:value="1576.14502" calcext:value-type="float">
            <text:p>1576.14502</text:p>
          </table:table-cell>
          <table:table-cell office:value-type="float" office:value="1624.765503" calcext:value-type="float">
            <text:p>1624.765503</text:p>
          </table:table-cell>
          <table:table-cell office:value-type="float" office:value="1584.624756" calcext:value-type="float">
            <text:p>1584.624756</text:p>
          </table:table-cell>
          <table:table-cell office:value-type="float" office:value="1620.487305" calcext:value-type="float">
            <text:p>1620.487305</text:p>
          </table:table-cell>
          <table:table-cell table:number-columns-repeated="13"/>
        </table:table-row>
        <table:table-row table:style-name="ro1">
          <table:table-cell office:value-type="float" office:value="1580.100708" calcext:value-type="float">
            <text:p>1580.100708</text:p>
          </table:table-cell>
          <table:table-cell office:value-type="float" office:value="1612.544922" calcext:value-type="float">
            <text:p>1612.544922</text:p>
          </table:table-cell>
          <table:table-cell office:value-type="float" office:value="1581.577026" calcext:value-type="float">
            <text:p>1581.577026</text:p>
          </table:table-cell>
          <table:table-cell office:value-type="float" office:value="1615.749268" calcext:value-type="float">
            <text:p>1615.749268</text:p>
          </table:table-cell>
          <table:table-cell table:number-columns-repeated="13"/>
        </table:table-row>
        <table:table-row table:style-name="ro1">
          <table:table-cell office:value-type="float" office:value="1574.948364" calcext:value-type="float">
            <text:p>1574.948364</text:p>
          </table:table-cell>
          <table:table-cell office:value-type="float" office:value="1612.69519" calcext:value-type="float">
            <text:p>1612.69519</text:p>
          </table:table-cell>
          <table:table-cell office:value-type="float" office:value="1578.32959" calcext:value-type="float">
            <text:p>1578.32959</text:p>
          </table:table-cell>
          <table:table-cell office:value-type="float" office:value="1608.272461" calcext:value-type="float">
            <text:p>1608.272461</text:p>
          </table:table-cell>
          <table:table-cell table:number-columns-repeated="13"/>
        </table:table-row>
        <table:table-row table:style-name="ro1">
          <table:table-cell office:value-type="float" office:value="1577.975464" calcext:value-type="float">
            <text:p>1577.975464</text:p>
          </table:table-cell>
          <table:table-cell office:value-type="float" office:value="1606.970337" calcext:value-type="float">
            <text:p>1606.970337</text:p>
          </table:table-cell>
          <table:table-cell office:value-type="float" office:value="1577.079834" calcext:value-type="float">
            <text:p>1577.079834</text:p>
          </table:table-cell>
          <table:table-cell office:value-type="float" office:value="1602.879517" calcext:value-type="float">
            <text:p>1602.879517</text:p>
          </table:table-cell>
          <table:table-cell table:number-columns-repeated="13"/>
        </table:table-row>
        <table:table-row table:style-name="ro1">
          <table:table-cell office:value-type="float" office:value="1574.634521" calcext:value-type="float">
            <text:p>1574.634521</text:p>
          </table:table-cell>
          <table:table-cell office:value-type="float" office:value="1605.139771" calcext:value-type="float">
            <text:p>1605.139771</text:p>
          </table:table-cell>
          <table:table-cell office:value-type="float" office:value="1577.280884" calcext:value-type="float">
            <text:p>1577.280884</text:p>
          </table:table-cell>
          <table:table-cell office:value-type="float" office:value="1603.146729" calcext:value-type="float">
            <text:p>1603.146729</text:p>
          </table:table-cell>
          <table:table-cell table:number-columns-repeated="13"/>
        </table:table-row>
        <table:table-row table:style-name="ro1">
          <table:table-cell office:value-type="float" office:value="1575.356079" calcext:value-type="float">
            <text:p>1575.356079</text:p>
          </table:table-cell>
          <table:table-cell office:value-type="float" office:value="1594.251099" calcext:value-type="float">
            <text:p>1594.251099</text:p>
          </table:table-cell>
          <table:table-cell office:value-type="float" office:value="1573.224121" calcext:value-type="float">
            <text:p>1573.224121</text:p>
          </table:table-cell>
          <table:table-cell office:value-type="float" office:value="1600.753296" calcext:value-type="float">
            <text:p>1600.753296</text:p>
          </table:table-cell>
          <table:table-cell table:number-columns-repeated="13"/>
        </table:table-row>
        <table:table-row table:style-name="ro1">
          <table:table-cell office:value-type="float" office:value="1571.988281" calcext:value-type="float">
            <text:p>1571.988281</text:p>
          </table:table-cell>
          <table:table-cell office:value-type="float" office:value="1598.52063" calcext:value-type="float">
            <text:p>1598.52063</text:p>
          </table:table-cell>
          <table:table-cell office:value-type="float" office:value="1576.658203" calcext:value-type="float">
            <text:p>1576.658203</text:p>
          </table:table-cell>
          <table:table-cell office:value-type="float" office:value="1592.724121" calcext:value-type="float">
            <text:p>1592.724121</text:p>
          </table:table-cell>
          <table:table-cell table:number-columns-repeated="13"/>
        </table:table-row>
        <table:table-row table:style-name="ro1">
          <table:table-cell office:value-type="float" office:value="1567.809937" calcext:value-type="float">
            <text:p>1567.809937</text:p>
          </table:table-cell>
          <table:table-cell office:value-type="float" office:value="1598.066528" calcext:value-type="float">
            <text:p>1598.066528</text:p>
          </table:table-cell>
          <table:table-cell office:value-type="float" office:value="1572.626343" calcext:value-type="float">
            <text:p>1572.626343</text:p>
          </table:table-cell>
          <table:table-cell office:value-type="float" office:value="1594.598022" calcext:value-type="float">
            <text:p>1594.598022</text:p>
          </table:table-cell>
          <table:table-cell table:number-columns-repeated="13"/>
        </table:table-row>
        <table:table-row table:style-name="ro1">
          <table:table-cell office:value-type="float" office:value="1569.384277" calcext:value-type="float">
            <text:p>1569.384277</text:p>
          </table:table-cell>
          <table:table-cell office:value-type="float" office:value="1590.795044" calcext:value-type="float">
            <text:p>1590.795044</text:p>
          </table:table-cell>
          <table:table-cell office:value-type="float" office:value="1572.432495" calcext:value-type="float">
            <text:p>1572.432495</text:p>
          </table:table-cell>
          <table:table-cell office:value-type="float" office:value="1591.766724" calcext:value-type="float">
            <text:p>1591.766724</text:p>
          </table:table-cell>
          <table:table-cell table:number-columns-repeated="13"/>
        </table:table-row>
        <table:table-row table:style-name="ro1">
          <table:table-cell office:value-type="float" office:value="1570.085815" calcext:value-type="float">
            <text:p>1570.085815</text:p>
          </table:table-cell>
          <table:table-cell office:value-type="float" office:value="1590.877319" calcext:value-type="float">
            <text:p>1590.877319</text:p>
          </table:table-cell>
          <table:table-cell office:value-type="float" office:value="1576.903809" calcext:value-type="float">
            <text:p>1576.903809</text:p>
          </table:table-cell>
          <table:table-cell office:value-type="float" office:value="1590.160278" calcext:value-type="float">
            <text:p>1590.160278</text:p>
          </table:table-cell>
          <table:table-cell table:number-columns-repeated="13"/>
        </table:table-row>
        <table:table-row table:style-name="ro1">
          <table:table-cell office:value-type="float" office:value="1565.074585" calcext:value-type="float">
            <text:p>1565.074585</text:p>
          </table:table-cell>
          <table:table-cell office:value-type="float" office:value="1588.486816" calcext:value-type="float">
            <text:p>1588.486816</text:p>
          </table:table-cell>
          <table:table-cell office:value-type="float" office:value="1571.379517" calcext:value-type="float">
            <text:p>1571.379517</text:p>
          </table:table-cell>
          <table:table-cell office:value-type="float" office:value="1587.38501" calcext:value-type="float">
            <text:p>1587.38501</text:p>
          </table:table-cell>
          <table:table-cell table:number-columns-repeated="13"/>
        </table:table-row>
        <table:table-row table:style-name="ro1">
          <table:table-cell office:value-type="float" office:value="1569.768066" calcext:value-type="float">
            <text:p>1569.768066</text:p>
          </table:table-cell>
          <table:table-cell office:value-type="float" office:value="1589.453247" calcext:value-type="float">
            <text:p>1589.453247</text:p>
          </table:table-cell>
          <table:table-cell office:value-type="float" office:value="1568.879272" calcext:value-type="float">
            <text:p>1568.879272</text:p>
          </table:table-cell>
          <table:table-cell office:value-type="float" office:value="1582.122314" calcext:value-type="float">
            <text:p>1582.122314</text:p>
          </table:table-cell>
          <table:table-cell table:number-columns-repeated="13"/>
        </table:table-row>
        <table:table-row table:style-name="ro1">
          <table:table-cell office:value-type="float" office:value="1566.872314" calcext:value-type="float">
            <text:p>1566.872314</text:p>
          </table:table-cell>
          <table:table-cell office:value-type="float" office:value="1582.954224" calcext:value-type="float">
            <text:p>1582.954224</text:p>
          </table:table-cell>
          <table:table-cell office:value-type="float" office:value="1565.723022" calcext:value-type="float">
            <text:p>1565.723022</text:p>
          </table:table-cell>
          <table:table-cell office:value-type="float" office:value="1588.599976" calcext:value-type="float">
            <text:p>1588.599976</text:p>
          </table:table-cell>
          <table:table-cell table:number-columns-repeated="13"/>
        </table:table-row>
        <table:table-row table:style-name="ro1">
          <table:table-cell office:value-type="float" office:value="1568.881958" calcext:value-type="float">
            <text:p>1568.881958</text:p>
          </table:table-cell>
          <table:table-cell office:value-type="float" office:value="1581.25061" calcext:value-type="float">
            <text:p>1581.25061</text:p>
          </table:table-cell>
          <table:table-cell office:value-type="float" office:value="1571.164917" calcext:value-type="float">
            <text:p>1571.164917</text:p>
          </table:table-cell>
          <table:table-cell office:value-type="float" office:value="1579.824707" calcext:value-type="float">
            <text:p>1579.824707</text:p>
          </table:table-cell>
          <table:table-cell table:number-columns-repeated="13"/>
        </table:table-row>
        <table:table-row table:style-name="ro1">
          <table:table-cell office:value-type="float" office:value="1565.401001" calcext:value-type="float">
            <text:p>1565.401001</text:p>
          </table:table-cell>
          <table:table-cell office:value-type="float" office:value="1579.755005" calcext:value-type="float">
            <text:p>1579.755005</text:p>
          </table:table-cell>
          <table:table-cell office:value-type="float" office:value="1563.636841" calcext:value-type="float">
            <text:p>1563.636841</text:p>
          </table:table-cell>
          <table:table-cell office:value-type="float" office:value="1583.460938" calcext:value-type="float">
            <text:p>1583.460938</text:p>
          </table:table-cell>
          <table:table-cell table:number-columns-repeated="13"/>
        </table:table-row>
        <table:table-row table:style-name="ro1">
          <table:table-cell office:value-type="float" office:value="1567.057495" calcext:value-type="float">
            <text:p>1567.057495</text:p>
          </table:table-cell>
          <table:table-cell office:value-type="float" office:value="1579.165405" calcext:value-type="float">
            <text:p>1579.165405</text:p>
          </table:table-cell>
          <table:table-cell office:value-type="float" office:value="1566.695801" calcext:value-type="float">
            <text:p>1566.695801</text:p>
          </table:table-cell>
          <table:table-cell office:value-type="float" office:value="1577.699951" calcext:value-type="float">
            <text:p>1577.699951</text:p>
          </table:table-cell>
          <table:table-cell table:number-columns-repeated="13"/>
        </table:table-row>
        <table:table-row table:style-name="ro1">
          <table:table-cell office:value-type="float" office:value="1565.867798" calcext:value-type="float">
            <text:p>1565.867798</text:p>
          </table:table-cell>
          <table:table-cell office:value-type="float" office:value="1578.293823" calcext:value-type="float">
            <text:p>1578.293823</text:p>
          </table:table-cell>
          <table:table-cell office:value-type="float" office:value="1567.03833" calcext:value-type="float">
            <text:p>1567.03833</text:p>
          </table:table-cell>
          <table:table-cell office:value-type="float" office:value="1578.061035" calcext:value-type="float">
            <text:p>1578.061035</text:p>
          </table:table-cell>
          <table:table-cell table:number-columns-repeated="13"/>
        </table:table-row>
        <table:table-row table:style-name="ro1">
          <table:table-cell office:value-type="float" office:value="1566.533691" calcext:value-type="float">
            <text:p>1566.533691</text:p>
          </table:table-cell>
          <table:table-cell office:value-type="float" office:value="1574.112549" calcext:value-type="float">
            <text:p>1574.112549</text:p>
          </table:table-cell>
          <table:table-cell office:value-type="float" office:value="1563.920044" calcext:value-type="float">
            <text:p>1563.920044</text:p>
          </table:table-cell>
          <table:table-cell office:value-type="float" office:value="1577.287476" calcext:value-type="float">
            <text:p>1577.287476</text:p>
          </table:table-cell>
          <table:table-cell table:number-columns-repeated="13"/>
        </table:table-row>
        <table:table-row table:style-name="ro1">
          <table:table-cell office:value-type="float" office:value="1565.16687" calcext:value-type="float">
            <text:p>1565.16687</text:p>
          </table:table-cell>
          <table:table-cell office:value-type="float" office:value="1573.933838" calcext:value-type="float">
            <text:p>1573.933838</text:p>
          </table:table-cell>
          <table:table-cell office:value-type="float" office:value="1564.747559" calcext:value-type="float">
            <text:p>1564.747559</text:p>
          </table:table-cell>
          <table:table-cell office:value-type="float" office:value="1573.664673" calcext:value-type="float">
            <text:p>1573.664673</text:p>
          </table:table-cell>
          <table:table-cell table:number-columns-repeated="13"/>
        </table:table-row>
        <table:table-row table:style-name="ro1">
          <table:table-cell office:value-type="float" office:value="1568.7229" calcext:value-type="float">
            <text:p>1568.7229</text:p>
          </table:table-cell>
          <table:table-cell office:value-type="float" office:value="1571.870728" calcext:value-type="float">
            <text:p>1571.870728</text:p>
          </table:table-cell>
          <table:table-cell office:value-type="float" office:value="1567.858521" calcext:value-type="float">
            <text:p>1567.858521</text:p>
          </table:table-cell>
          <table:table-cell office:value-type="float" office:value="1573.636597" calcext:value-type="float">
            <text:p>1573.636597</text:p>
          </table:table-cell>
          <table:table-cell table:number-columns-repeated="13"/>
        </table:table-row>
        <table:table-row table:style-name="ro1">
          <table:table-cell office:value-type="float" office:value="1567.130615" calcext:value-type="float">
            <text:p>1567.130615</text:p>
          </table:table-cell>
          <table:table-cell office:value-type="float" office:value="1572.140747" calcext:value-type="float">
            <text:p>1572.140747</text:p>
          </table:table-cell>
          <table:table-cell office:value-type="float" office:value="1563.021484" calcext:value-type="float">
            <text:p>1563.021484</text:p>
          </table:table-cell>
          <table:table-cell office:value-type="float" office:value="1576.711182" calcext:value-type="float">
            <text:p>1576.711182</text:p>
          </table:table-cell>
          <table:table-cell table:number-columns-repeated="13"/>
        </table:table-row>
        <table:table-row table:style-name="ro1">
          <table:table-cell office:value-type="float" office:value="1565.328613" calcext:value-type="float">
            <text:p>1565.328613</text:p>
          </table:table-cell>
          <table:table-cell office:value-type="float" office:value="1568.080322" calcext:value-type="float">
            <text:p>1568.080322</text:p>
          </table:table-cell>
          <table:table-cell office:value-type="float" office:value="1563.762695" calcext:value-type="float">
            <text:p>1563.762695</text:p>
          </table:table-cell>
          <table:table-cell office:value-type="float" office:value="1570.560303" calcext:value-type="float">
            <text:p>1570.560303</text:p>
          </table:table-cell>
          <table:table-cell table:number-columns-repeated="13"/>
        </table:table-row>
        <table:table-row table:style-name="ro1">
          <table:table-cell office:value-type="float" office:value="1564.112061" calcext:value-type="float">
            <text:p>1564.112061</text:p>
          </table:table-cell>
          <table:table-cell office:value-type="float" office:value="1572.288086" calcext:value-type="float">
            <text:p>1572.288086</text:p>
          </table:table-cell>
          <table:table-cell office:value-type="float" office:value="1562.360229" calcext:value-type="float">
            <text:p>1562.360229</text:p>
          </table:table-cell>
          <table:table-cell office:value-type="float" office:value="1570.307373" calcext:value-type="float">
            <text:p>1570.307373</text:p>
          </table:table-cell>
          <table:table-cell table:number-columns-repeated="13"/>
        </table:table-row>
        <table:table-row table:style-name="ro1">
          <table:table-cell office:value-type="float" office:value="1564.287598" calcext:value-type="float">
            <text:p>1564.287598</text:p>
          </table:table-cell>
          <table:table-cell office:value-type="float" office:value="1569.930054" calcext:value-type="float">
            <text:p>1569.930054</text:p>
          </table:table-cell>
          <table:table-cell office:value-type="float" office:value="1562.455811" calcext:value-type="float">
            <text:p>1562.455811</text:p>
          </table:table-cell>
          <table:table-cell office:value-type="float" office:value="1569.231689" calcext:value-type="float">
            <text:p>1569.231689</text:p>
          </table:table-cell>
          <table:table-cell table:number-columns-repeated="13"/>
        </table:table-row>
        <table:table-row table:style-name="ro1">
          <table:table-cell office:value-type="float" office:value="1563.310669" calcext:value-type="float">
            <text:p>1563.310669</text:p>
          </table:table-cell>
          <table:table-cell office:value-type="float" office:value="1570.009277" calcext:value-type="float">
            <text:p>1570.009277</text:p>
          </table:table-cell>
          <table:table-cell office:value-type="float" office:value="1565.158203" calcext:value-type="float">
            <text:p>1565.158203</text:p>
          </table:table-cell>
          <table:table-cell office:value-type="float" office:value="1569.219604" calcext:value-type="float">
            <text:p>1569.219604</text:p>
          </table:table-cell>
          <table:table-cell table:number-columns-repeated="13"/>
        </table:table-row>
        <table:table-row table:style-name="ro1">
          <table:table-cell office:value-type="float" office:value="1565.153442" calcext:value-type="float">
            <text:p>1565.153442</text:p>
          </table:table-cell>
          <table:table-cell office:value-type="float" office:value="1563.697388" calcext:value-type="float">
            <text:p>1563.697388</text:p>
          </table:table-cell>
          <table:table-cell office:value-type="float" office:value="1563.018677" calcext:value-type="float">
            <text:p>1563.018677</text:p>
          </table:table-cell>
          <table:table-cell office:value-type="float" office:value="1567.231567" calcext:value-type="float">
            <text:p>1567.231567</text:p>
          </table:table-cell>
          <table:table-cell table:number-columns-repeated="13"/>
        </table:table-row>
        <table:table-row table:style-name="ro1">
          <table:table-cell office:value-type="float" office:value="1563.939575" calcext:value-type="float">
            <text:p>1563.939575</text:p>
          </table:table-cell>
          <table:table-cell office:value-type="float" office:value="1568.291748" calcext:value-type="float">
            <text:p>1568.291748</text:p>
          </table:table-cell>
          <table:table-cell office:value-type="float" office:value="1560.90918" calcext:value-type="float">
            <text:p>1560.90918</text:p>
          </table:table-cell>
          <table:table-cell office:value-type="float" office:value="1573.728027" calcext:value-type="float">
            <text:p>1573.728027</text:p>
          </table:table-cell>
          <table:table-cell table:number-columns-repeated="13"/>
        </table:table-row>
        <table:table-row table:style-name="ro1">
          <table:table-cell office:value-type="float" office:value="1523.237671" calcext:value-type="float">
            <text:p>1523.237671</text:p>
          </table:table-cell>
          <table:table-cell office:value-type="float" office:value="1524.999268" calcext:value-type="float">
            <text:p>1524.999268</text:p>
          </table:table-cell>
          <table:table-cell office:value-type="float" office:value="1593.319824" calcext:value-type="float">
            <text:p>1593.319824</text:p>
          </table:table-cell>
          <table:table-cell office:value-type="float" office:value="1619.504028" calcext:value-type="float">
            <text:p>1619.504028</text:p>
          </table:table-cell>
          <table:table-cell table:number-columns-repeated="13"/>
        </table:table-row>
        <table:table-row table:style-name="ro1">
          <table:table-cell office:value-type="float" office:value="1534.510376" calcext:value-type="float">
            <text:p>1534.510376</text:p>
          </table:table-cell>
          <table:table-cell office:value-type="float" office:value="1510.823853" calcext:value-type="float">
            <text:p>1510.823853</text:p>
          </table:table-cell>
          <table:table-cell office:value-type="float" office:value="1610.736206" calcext:value-type="float">
            <text:p>1610.736206</text:p>
          </table:table-cell>
          <table:table-cell office:value-type="float" office:value="1635.355347" calcext:value-type="float">
            <text:p>1635.355347</text:p>
          </table:table-cell>
          <table:table-cell table:number-columns-repeated="13"/>
        </table:table-row>
        <table:table-row table:style-name="ro1">
          <table:table-cell office:value-type="float" office:value="1547.144531" calcext:value-type="float">
            <text:p>1547.144531</text:p>
          </table:table-cell>
          <table:table-cell office:value-type="float" office:value="1536.678833" calcext:value-type="float">
            <text:p>1536.678833</text:p>
          </table:table-cell>
          <table:table-cell office:value-type="float" office:value="1622.619995" calcext:value-type="float">
            <text:p>1622.619995</text:p>
          </table:table-cell>
          <table:table-cell office:value-type="float" office:value="1654.855835" calcext:value-type="float">
            <text:p>1654.855835</text:p>
          </table:table-cell>
          <table:table-cell table:number-columns-repeated="13"/>
        </table:table-row>
        <table:table-row table:style-name="ro1">
          <table:table-cell office:value-type="float" office:value="1560.499023" calcext:value-type="float">
            <text:p>1560.499023</text:p>
          </table:table-cell>
          <table:table-cell office:value-type="float" office:value="1560.372192" calcext:value-type="float">
            <text:p>1560.372192</text:p>
          </table:table-cell>
          <table:table-cell office:value-type="float" office:value="1627.570312" calcext:value-type="float">
            <text:p>1627.570312</text:p>
          </table:table-cell>
          <table:table-cell office:value-type="float" office:value="1636.238037" calcext:value-type="float">
            <text:p>1636.238037</text:p>
          </table:table-cell>
          <table:table-cell table:number-columns-repeated="13"/>
        </table:table-row>
        <table:table-row table:style-name="ro1">
          <table:table-cell office:value-type="float" office:value="1575.536865" calcext:value-type="float">
            <text:p>1575.536865</text:p>
          </table:table-cell>
          <table:table-cell office:value-type="float" office:value="1574.381104" calcext:value-type="float">
            <text:p>1574.381104</text:p>
          </table:table-cell>
          <table:table-cell office:value-type="float" office:value="1625.500854" calcext:value-type="float">
            <text:p>1625.500854</text:p>
          </table:table-cell>
          <table:table-cell office:value-type="float" office:value="1667.808838" calcext:value-type="float">
            <text:p>1667.808838</text:p>
          </table:table-cell>
          <table:table-cell table:number-columns-repeated="13"/>
        </table:table-row>
        <table:table-row table:style-name="ro1">
          <table:table-cell office:value-type="float" office:value="1578.187134" calcext:value-type="float">
            <text:p>1578.187134</text:p>
          </table:table-cell>
          <table:table-cell office:value-type="float" office:value="1583.171997" calcext:value-type="float">
            <text:p>1583.171997</text:p>
          </table:table-cell>
          <table:table-cell office:value-type="float" office:value="1622.278198" calcext:value-type="float">
            <text:p>1622.278198</text:p>
          </table:table-cell>
          <table:table-cell office:value-type="float" office:value="1675.047729" calcext:value-type="float">
            <text:p>1675.047729</text:p>
          </table:table-cell>
          <table:table-cell table:number-columns-repeated="13"/>
        </table:table-row>
        <table:table-row table:style-name="ro1">
          <table:table-cell office:value-type="float" office:value="1580.853149" calcext:value-type="float">
            <text:p>1580.853149</text:p>
          </table:table-cell>
          <table:table-cell office:value-type="float" office:value="1598.675781" calcext:value-type="float">
            <text:p>1598.675781</text:p>
          </table:table-cell>
          <table:table-cell office:value-type="float" office:value="1629.63147" calcext:value-type="float">
            <text:p>1629.63147</text:p>
          </table:table-cell>
          <table:table-cell office:value-type="float" office:value="1695.491943" calcext:value-type="float">
            <text:p>1695.491943</text:p>
          </table:table-cell>
          <table:table-cell table:number-columns-repeated="13"/>
        </table:table-row>
        <table:table-row table:style-name="ro1">
          <table:table-cell office:value-type="float" office:value="1599.327881" calcext:value-type="float">
            <text:p>1599.327881</text:p>
          </table:table-cell>
          <table:table-cell office:value-type="float" office:value="1608.185181" calcext:value-type="float">
            <text:p>1608.185181</text:p>
          </table:table-cell>
          <table:table-cell office:value-type="float" office:value="1660.233398" calcext:value-type="float">
            <text:p>1660.233398</text:p>
          </table:table-cell>
          <table:table-cell office:value-type="float" office:value="1668.091919" calcext:value-type="float">
            <text:p>1668.091919</text:p>
          </table:table-cell>
          <table:table-cell table:number-columns-repeated="13"/>
        </table:table-row>
        <table:table-row table:style-name="ro1">
          <table:table-cell office:value-type="float" office:value="1612.796143" calcext:value-type="float">
            <text:p>1612.796143</text:p>
          </table:table-cell>
          <table:table-cell office:value-type="float" office:value="1633.336304" calcext:value-type="float">
            <text:p>1633.336304</text:p>
          </table:table-cell>
          <table:table-cell office:value-type="float" office:value="1661.992432" calcext:value-type="float">
            <text:p>1661.992432</text:p>
          </table:table-cell>
          <table:table-cell office:value-type="float" office:value="1696.741943" calcext:value-type="float">
            <text:p>1696.741943</text:p>
          </table:table-cell>
          <table:table-cell table:number-columns-repeated="13"/>
        </table:table-row>
        <table:table-row table:style-name="ro1">
          <table:table-cell office:value-type="float" office:value="1638.672974" calcext:value-type="float">
            <text:p>1638.672974</text:p>
          </table:table-cell>
          <table:table-cell office:value-type="float" office:value="1675.009277" calcext:value-type="float">
            <text:p>1675.009277</text:p>
          </table:table-cell>
          <table:table-cell office:value-type="float" office:value="1637.813477" calcext:value-type="float">
            <text:p>1637.813477</text:p>
          </table:table-cell>
          <table:table-cell office:value-type="float" office:value="1697.760498" calcext:value-type="float">
            <text:p>1697.760498</text:p>
          </table:table-cell>
          <table:table-cell table:number-columns-repeated="13"/>
        </table:table-row>
        <table:table-row table:style-name="ro1">
          <table:table-cell office:value-type="float" office:value="1649.517578" calcext:value-type="float">
            <text:p>1649.517578</text:p>
          </table:table-cell>
          <table:table-cell office:value-type="float" office:value="1701.527588" calcext:value-type="float">
            <text:p>1701.527588</text:p>
          </table:table-cell>
          <table:table-cell office:value-type="float" office:value="1634.466553" calcext:value-type="float">
            <text:p>1634.466553</text:p>
          </table:table-cell>
          <table:table-cell office:value-type="float" office:value="1687.970703" calcext:value-type="float">
            <text:p>1687.970703</text:p>
          </table:table-cell>
          <table:table-cell table:number-columns-repeated="13"/>
        </table:table-row>
        <table:table-row table:style-name="ro1">
          <table:table-cell office:value-type="float" office:value="1649.578491" calcext:value-type="float">
            <text:p>1649.578491</text:p>
          </table:table-cell>
          <table:table-cell office:value-type="float" office:value="1708.689941" calcext:value-type="float">
            <text:p>1708.689941</text:p>
          </table:table-cell>
          <table:table-cell office:value-type="float" office:value="1637.717163" calcext:value-type="float">
            <text:p>1637.717163</text:p>
          </table:table-cell>
          <table:table-cell office:value-type="float" office:value="1712.870117" calcext:value-type="float">
            <text:p>1712.870117</text:p>
          </table:table-cell>
          <table:table-cell table:number-columns-repeated="13"/>
        </table:table-row>
        <table:table-row table:style-name="ro1">
          <table:table-cell office:value-type="float" office:value="1640.665771" calcext:value-type="float">
            <text:p>1640.665771</text:p>
          </table:table-cell>
          <table:table-cell office:value-type="float" office:value="1701.10437" calcext:value-type="float">
            <text:p>1701.10437</text:p>
          </table:table-cell>
          <table:table-cell office:value-type="float" office:value="1642.092285" calcext:value-type="float">
            <text:p>1642.092285</text:p>
          </table:table-cell>
          <table:table-cell office:value-type="float" office:value="1700.720581" calcext:value-type="float">
            <text:p>1700.720581</text:p>
          </table:table-cell>
          <table:table-cell table:number-columns-repeated="13"/>
        </table:table-row>
        <table:table-row table:style-name="ro1">
          <table:table-cell office:value-type="float" office:value="1626.108032" calcext:value-type="float">
            <text:p>1626.108032</text:p>
          </table:table-cell>
          <table:table-cell office:value-type="float" office:value="1716.477417" calcext:value-type="float">
            <text:p>1716.477417</text:p>
          </table:table-cell>
          <table:table-cell office:value-type="float" office:value="1633.990356" calcext:value-type="float">
            <text:p>1633.990356</text:p>
          </table:table-cell>
          <table:table-cell office:value-type="float" office:value="1711.094849" calcext:value-type="float">
            <text:p>1711.094849</text:p>
          </table:table-cell>
          <table:table-cell table:number-columns-repeated="13"/>
        </table:table-row>
        <table:table-row table:style-name="ro1">
          <table:table-cell office:value-type="float" office:value="1632.128662" calcext:value-type="float">
            <text:p>1632.128662</text:p>
          </table:table-cell>
          <table:table-cell office:value-type="float" office:value="1701.017822" calcext:value-type="float">
            <text:p>1701.017822</text:p>
          </table:table-cell>
          <table:table-cell office:value-type="float" office:value="1637.134888" calcext:value-type="float">
            <text:p>1637.134888</text:p>
          </table:table-cell>
          <table:table-cell office:value-type="float" office:value="1692.616089" calcext:value-type="float">
            <text:p>1692.616089</text:p>
          </table:table-cell>
          <table:table-cell table:number-columns-repeated="13"/>
        </table:table-row>
        <table:table-row table:style-name="ro1">
          <table:table-cell office:value-type="float" office:value="1643.114258" calcext:value-type="float">
            <text:p>1643.114258</text:p>
          </table:table-cell>
          <table:table-cell office:value-type="float" office:value="1689.779297" calcext:value-type="float">
            <text:p>1689.779297</text:p>
          </table:table-cell>
          <table:table-cell office:value-type="float" office:value="1648.770508" calcext:value-type="float">
            <text:p>1648.770508</text:p>
          </table:table-cell>
          <table:table-cell office:value-type="float" office:value="1686.456177" calcext:value-type="float">
            <text:p>1686.456177</text:p>
          </table:table-cell>
          <table:table-cell table:number-columns-repeated="13"/>
        </table:table-row>
        <table:table-row table:style-name="ro1">
          <table:table-cell office:value-type="float" office:value="1635.502075" calcext:value-type="float">
            <text:p>1635.502075</text:p>
          </table:table-cell>
          <table:table-cell office:value-type="float" office:value="1701.948975" calcext:value-type="float">
            <text:p>1701.948975</text:p>
          </table:table-cell>
          <table:table-cell office:value-type="float" office:value="1642.775391" calcext:value-type="float">
            <text:p>1642.775391</text:p>
          </table:table-cell>
          <table:table-cell office:value-type="float" office:value="1696.639648" calcext:value-type="float">
            <text:p>1696.639648</text:p>
          </table:table-cell>
          <table:table-cell table:number-columns-repeated="13"/>
        </table:table-row>
        <table:table-row table:style-name="ro1">
          <table:table-cell office:value-type="float" office:value="1635.558838" calcext:value-type="float">
            <text:p>1635.558838</text:p>
          </table:table-cell>
          <table:table-cell office:value-type="float" office:value="1702.878906" calcext:value-type="float">
            <text:p>1702.878906</text:p>
          </table:table-cell>
          <table:table-cell office:value-type="float" office:value="1642.554688" calcext:value-type="float">
            <text:p>1642.554688</text:p>
          </table:table-cell>
          <table:table-cell office:value-type="float" office:value="1699.766602" calcext:value-type="float">
            <text:p>1699.766602</text:p>
          </table:table-cell>
          <table:table-cell table:number-columns-repeated="13"/>
        </table:table-row>
        <table:table-row table:style-name="ro1">
          <table:table-cell office:value-type="float" office:value="1635.726196" calcext:value-type="float">
            <text:p>1635.726196</text:p>
          </table:table-cell>
          <table:table-cell office:value-type="float" office:value="1707.981812" calcext:value-type="float">
            <text:p>1707.981812</text:p>
          </table:table-cell>
          <table:table-cell office:value-type="float" office:value="1643.130371" calcext:value-type="float">
            <text:p>1643.130371</text:p>
          </table:table-cell>
          <table:table-cell office:value-type="float" office:value="1704.130981" calcext:value-type="float">
            <text:p>1704.130981</text:p>
          </table:table-cell>
          <table:table-cell table:number-columns-repeated="13"/>
        </table:table-row>
        <table:table-row table:style-name="ro1">
          <table:table-cell office:value-type="float" office:value="1635.972046" calcext:value-type="float">
            <text:p>1635.972046</text:p>
          </table:table-cell>
          <table:table-cell office:value-type="float" office:value="1703.643799" calcext:value-type="float">
            <text:p>1703.643799</text:p>
          </table:table-cell>
          <table:table-cell office:value-type="float" office:value="1642.505371" calcext:value-type="float">
            <text:p>1642.505371</text:p>
          </table:table-cell>
          <table:table-cell office:value-type="float" office:value="1699.936279" calcext:value-type="float">
            <text:p>1699.936279</text:p>
          </table:table-cell>
          <table:table-cell table:number-columns-repeated="13"/>
        </table:table-row>
        <table:table-row table:style-name="ro1">
          <table:table-cell office:value-type="float" office:value="1638.126221" calcext:value-type="float">
            <text:p>1638.126221</text:p>
          </table:table-cell>
          <table:table-cell office:value-type="float" office:value="1706.243774" calcext:value-type="float">
            <text:p>1706.243774</text:p>
          </table:table-cell>
          <table:table-cell office:value-type="float" office:value="1645.23584" calcext:value-type="float">
            <text:p>1645.23584</text:p>
          </table:table-cell>
          <table:table-cell office:value-type="float" office:value="1702.28186" calcext:value-type="float">
            <text:p>1702.28186</text:p>
          </table:table-cell>
          <table:table-cell table:number-columns-repeated="13"/>
        </table:table-row>
        <table:table-row table:style-name="ro1">
          <table:table-cell office:value-type="float" office:value="1634.171387" calcext:value-type="float">
            <text:p>1634.171387</text:p>
          </table:table-cell>
          <table:table-cell office:value-type="float" office:value="1701.367676" calcext:value-type="float">
            <text:p>1701.367676</text:p>
          </table:table-cell>
          <table:table-cell office:value-type="float" office:value="1644.043213" calcext:value-type="float">
            <text:p>1644.043213</text:p>
          </table:table-cell>
          <table:table-cell office:value-type="float" office:value="1696.54248" calcext:value-type="float">
            <text:p>1696.54248</text:p>
          </table:table-cell>
          <table:table-cell table:number-columns-repeated="13"/>
        </table:table-row>
        <table:table-row table:style-name="ro1">
          <table:table-cell office:value-type="float" office:value="1640.991821" calcext:value-type="float">
            <text:p>1640.991821</text:p>
          </table:table-cell>
          <table:table-cell office:value-type="float" office:value="1702.629395" calcext:value-type="float">
            <text:p>1702.629395</text:p>
          </table:table-cell>
          <table:table-cell office:value-type="float" office:value="1646.08374" calcext:value-type="float">
            <text:p>1646.08374</text:p>
          </table:table-cell>
          <table:table-cell office:value-type="float" office:value="1701.529419" calcext:value-type="float">
            <text:p>1701.529419</text:p>
          </table:table-cell>
          <table:table-cell table:number-columns-repeated="13"/>
        </table:table-row>
        <table:table-row table:style-name="ro1">
          <table:table-cell office:value-type="float" office:value="1635.801025" calcext:value-type="float">
            <text:p>1635.801025</text:p>
          </table:table-cell>
          <table:table-cell office:value-type="float" office:value="1707.402588" calcext:value-type="float">
            <text:p>1707.402588</text:p>
          </table:table-cell>
          <table:table-cell office:value-type="float" office:value="1643.670654" calcext:value-type="float">
            <text:p>1643.670654</text:p>
          </table:table-cell>
          <table:table-cell office:value-type="float" office:value="1705.581909" calcext:value-type="float">
            <text:p>1705.581909</text:p>
          </table:table-cell>
          <table:table-cell table:number-columns-repeated="13"/>
        </table:table-row>
        <table:table-row table:style-name="ro1">
          <table:table-cell office:value-type="float" office:value="1635.238281" calcext:value-type="float">
            <text:p>1635.238281</text:p>
          </table:table-cell>
          <table:table-cell office:value-type="float" office:value="1714.273193" calcext:value-type="float">
            <text:p>1714.273193</text:p>
          </table:table-cell>
          <table:table-cell office:value-type="float" office:value="1639.092285" calcext:value-type="float">
            <text:p>1639.092285</text:p>
          </table:table-cell>
          <table:table-cell office:value-type="float" office:value="1711.500977" calcext:value-type="float">
            <text:p>1711.500977</text:p>
          </table:table-cell>
          <table:table-cell table:number-columns-repeated="13"/>
        </table:table-row>
        <table:table-row table:style-name="ro1">
          <table:table-cell office:value-type="float" office:value="1633.409912" calcext:value-type="float">
            <text:p>1633.409912</text:p>
          </table:table-cell>
          <table:table-cell office:value-type="float" office:value="1709.849487" calcext:value-type="float">
            <text:p>1709.849487</text:p>
          </table:table-cell>
          <table:table-cell office:value-type="float" office:value="1640.298828" calcext:value-type="float">
            <text:p>1640.298828</text:p>
          </table:table-cell>
          <table:table-cell office:value-type="float" office:value="1708.816406" calcext:value-type="float">
            <text:p>1708.816406</text:p>
          </table:table-cell>
          <table:table-cell table:number-columns-repeated="13"/>
        </table:table-row>
        <table:table-row table:style-name="ro1">
          <table:table-cell office:value-type="float" office:value="1638.721802" calcext:value-type="float">
            <text:p>1638.721802</text:p>
          </table:table-cell>
          <table:table-cell office:value-type="float" office:value="1713.108276" calcext:value-type="float">
            <text:p>1713.108276</text:p>
          </table:table-cell>
          <table:table-cell office:value-type="float" office:value="1646.4823" calcext:value-type="float">
            <text:p>1646.4823</text:p>
          </table:table-cell>
          <table:table-cell office:value-type="float" office:value="1707.476318" calcext:value-type="float">
            <text:p>1707.476318</text:p>
          </table:table-cell>
          <table:table-cell table:number-columns-repeated="13"/>
        </table:table-row>
        <table:table-row table:style-name="ro1">
          <table:table-cell office:value-type="float" office:value="1643.979736" calcext:value-type="float">
            <text:p>1643.979736</text:p>
          </table:table-cell>
          <table:table-cell office:value-type="float" office:value="1701.64917" calcext:value-type="float">
            <text:p>1701.64917</text:p>
          </table:table-cell>
          <table:table-cell office:value-type="float" office:value="1648.723389" calcext:value-type="float">
            <text:p>1648.723389</text:p>
          </table:table-cell>
          <table:table-cell office:value-type="float" office:value="1702.187134" calcext:value-type="float">
            <text:p>1702.187134</text:p>
          </table:table-cell>
          <table:table-cell table:number-columns-repeated="13"/>
        </table:table-row>
        <table:table-row table:style-name="ro1">
          <table:table-cell office:value-type="float" office:value="1641.856323" calcext:value-type="float">
            <text:p>1641.856323</text:p>
          </table:table-cell>
          <table:table-cell office:value-type="float" office:value="1710.407104" calcext:value-type="float">
            <text:p>1710.407104</text:p>
          </table:table-cell>
          <table:table-cell office:value-type="float" office:value="1648.12439" calcext:value-type="float">
            <text:p>1648.12439</text:p>
          </table:table-cell>
          <table:table-cell office:value-type="float" office:value="1709.685303" calcext:value-type="float">
            <text:p>1709.685303</text:p>
          </table:table-cell>
          <table:table-cell table:number-columns-repeated="13"/>
        </table:table-row>
        <table:table-row table:style-name="ro1">
          <table:table-cell office:value-type="float" office:value="1643.501587" calcext:value-type="float">
            <text:p>1643.501587</text:p>
          </table:table-cell>
          <table:table-cell office:value-type="float" office:value="1712.703369" calcext:value-type="float">
            <text:p>1712.703369</text:p>
          </table:table-cell>
          <table:table-cell office:value-type="float" office:value="1648.804932" calcext:value-type="float">
            <text:p>1648.804932</text:p>
          </table:table-cell>
          <table:table-cell office:value-type="float" office:value="1711.225952" calcext:value-type="float">
            <text:p>1711.225952</text:p>
          </table:table-cell>
          <table:table-cell table:number-columns-repeated="13"/>
        </table:table-row>
        <table:table-row table:style-name="ro1">
          <table:table-cell office:value-type="float" office:value="1637.793335" calcext:value-type="float">
            <text:p>1637.793335</text:p>
          </table:table-cell>
          <table:table-cell office:value-type="float" office:value="1716.391846" calcext:value-type="float">
            <text:p>1716.391846</text:p>
          </table:table-cell>
          <table:table-cell office:value-type="float" office:value="1641.352539" calcext:value-type="float">
            <text:p>1641.352539</text:p>
          </table:table-cell>
          <table:table-cell office:value-type="float" office:value="1713.834351" calcext:value-type="float">
            <text:p>1713.834351</text:p>
          </table:table-cell>
          <table:table-cell table:number-columns-repeated="13"/>
        </table:table-row>
        <table:table-row table:style-name="ro1">
          <table:table-cell office:value-type="float" office:value="1642.382324" calcext:value-type="float">
            <text:p>1642.382324</text:p>
          </table:table-cell>
          <table:table-cell office:value-type="float" office:value="1708.947998" calcext:value-type="float">
            <text:p>1708.947998</text:p>
          </table:table-cell>
          <table:table-cell office:value-type="float" office:value="1650.46228" calcext:value-type="float">
            <text:p>1650.46228</text:p>
          </table:table-cell>
          <table:table-cell office:value-type="float" office:value="1706.926758" calcext:value-type="float">
            <text:p>1706.926758</text:p>
          </table:table-cell>
          <table:table-cell table:number-columns-repeated="13"/>
        </table:table-row>
        <table:table-row table:style-name="ro1">
          <table:table-cell office:value-type="float" office:value="1641.87915" calcext:value-type="float">
            <text:p>1641.87915</text:p>
          </table:table-cell>
          <table:table-cell office:value-type="float" office:value="1703.094727" calcext:value-type="float">
            <text:p>1703.094727</text:p>
          </table:table-cell>
          <table:table-cell office:value-type="float" office:value="1649.244873" calcext:value-type="float">
            <text:p>1649.244873</text:p>
          </table:table-cell>
          <table:table-cell office:value-type="float" office:value="1702.864502" calcext:value-type="float">
            <text:p>1702.864502</text:p>
          </table:table-cell>
          <table:table-cell table:number-columns-repeated="13"/>
        </table:table-row>
        <table:table-row table:style-name="ro1">
          <table:table-cell office:value-type="float" office:value="1644.014038" calcext:value-type="float">
            <text:p>1644.014038</text:p>
          </table:table-cell>
          <table:table-cell office:value-type="float" office:value="1713.723511" calcext:value-type="float">
            <text:p>1713.723511</text:p>
          </table:table-cell>
          <table:table-cell office:value-type="float" office:value="1647.709961" calcext:value-type="float">
            <text:p>1647.709961</text:p>
          </table:table-cell>
          <table:table-cell office:value-type="float" office:value="1709.579346" calcext:value-type="float">
            <text:p>1709.579346</text:p>
          </table:table-cell>
          <table:table-cell table:number-columns-repeated="13"/>
        </table:table-row>
        <table:table-row table:style-name="ro1">
          <table:table-cell office:value-type="float" office:value="1643.596924" calcext:value-type="float">
            <text:p>1643.596924</text:p>
          </table:table-cell>
          <table:table-cell office:value-type="float" office:value="1712.951416" calcext:value-type="float">
            <text:p>1712.951416</text:p>
          </table:table-cell>
          <table:table-cell office:value-type="float" office:value="1647.054443" calcext:value-type="float">
            <text:p>1647.054443</text:p>
          </table:table-cell>
          <table:table-cell office:value-type="float" office:value="1710.749756" calcext:value-type="float">
            <text:p>1710.749756</text:p>
          </table:table-cell>
          <table:table-cell table:number-columns-repeated="13"/>
        </table:table-row>
        <table:table-row table:style-name="ro1">
          <table:table-cell office:value-type="float" office:value="1640.67334" calcext:value-type="float">
            <text:p>1640.67334</text:p>
          </table:table-cell>
          <table:table-cell office:value-type="float" office:value="1716.069946" calcext:value-type="float">
            <text:p>1716.069946</text:p>
          </table:table-cell>
          <table:table-cell office:value-type="float" office:value="1647.525391" calcext:value-type="float">
            <text:p>1647.525391</text:p>
          </table:table-cell>
          <table:table-cell office:value-type="float" office:value="1713.231201" calcext:value-type="float">
            <text:p>1713.231201</text:p>
          </table:table-cell>
          <table:table-cell table:number-columns-repeated="13"/>
        </table:table-row>
        <table:table-row table:style-name="ro1">
          <table:table-cell office:value-type="float" office:value="1641.018188" calcext:value-type="float">
            <text:p>1641.018188</text:p>
          </table:table-cell>
          <table:table-cell office:value-type="float" office:value="1717.985229" calcext:value-type="float">
            <text:p>1717.985229</text:p>
          </table:table-cell>
          <table:table-cell office:value-type="float" office:value="1646.792603" calcext:value-type="float">
            <text:p>1646.792603</text:p>
          </table:table-cell>
          <table:table-cell office:value-type="float" office:value="1716.432495" calcext:value-type="float">
            <text:p>1716.432495</text:p>
          </table:table-cell>
          <table:table-cell table:number-columns-repeated="13"/>
        </table:table-row>
        <table:table-row table:style-name="ro1">
          <table:table-cell office:value-type="float" office:value="1644.889038" calcext:value-type="float">
            <text:p>1644.889038</text:p>
          </table:table-cell>
          <table:table-cell office:value-type="float" office:value="1718.730225" calcext:value-type="float">
            <text:p>1718.730225</text:p>
          </table:table-cell>
          <table:table-cell office:value-type="float" office:value="1651.195557" calcext:value-type="float">
            <text:p>1651.195557</text:p>
          </table:table-cell>
          <table:table-cell office:value-type="float" office:value="1713.968506" calcext:value-type="float">
            <text:p>1713.968506</text:p>
          </table:table-cell>
          <table:table-cell table:number-columns-repeated="13"/>
        </table:table-row>
        <table:table-row table:style-name="ro1">
          <table:table-cell office:value-type="float" office:value="1646.123657" calcext:value-type="float">
            <text:p>1646.123657</text:p>
          </table:table-cell>
          <table:table-cell office:value-type="float" office:value="1714.63623" calcext:value-type="float">
            <text:p>1714.63623</text:p>
          </table:table-cell>
          <table:table-cell office:value-type="float" office:value="1651.361816" calcext:value-type="float">
            <text:p>1651.361816</text:p>
          </table:table-cell>
          <table:table-cell office:value-type="float" office:value="1709.190674" calcext:value-type="float">
            <text:p>1709.190674</text:p>
          </table:table-cell>
          <table:table-cell table:number-columns-repeated="13"/>
        </table:table-row>
        <table:table-row table:style-name="ro1">
          <table:table-cell office:value-type="float" office:value="1647.691528" calcext:value-type="float">
            <text:p>1647.691528</text:p>
          </table:table-cell>
          <table:table-cell office:value-type="float" office:value="1713.512451" calcext:value-type="float">
            <text:p>1713.512451</text:p>
          </table:table-cell>
          <table:table-cell office:value-type="float" office:value="1656.723511" calcext:value-type="float">
            <text:p>1656.723511</text:p>
          </table:table-cell>
          <table:table-cell office:value-type="float" office:value="1708.447998" calcext:value-type="float">
            <text:p>1708.447998</text:p>
          </table:table-cell>
          <table:table-cell table:number-columns-repeated="13"/>
        </table:table-row>
        <table:table-row table:style-name="ro1">
          <table:table-cell office:value-type="float" office:value="1646.806763" calcext:value-type="float">
            <text:p>1646.806763</text:p>
          </table:table-cell>
          <table:table-cell office:value-type="float" office:value="1715.52417" calcext:value-type="float">
            <text:p>1715.52417</text:p>
          </table:table-cell>
          <table:table-cell office:value-type="float" office:value="1655.508057" calcext:value-type="float">
            <text:p>1655.508057</text:p>
          </table:table-cell>
          <table:table-cell office:value-type="float" office:value="1711.608887" calcext:value-type="float">
            <text:p>1711.608887</text:p>
          </table:table-cell>
          <table:table-cell table:number-columns-repeated="13"/>
        </table:table-row>
        <table:table-row table:style-name="ro1">
          <table:table-cell office:value-type="float" office:value="1643.945557" calcext:value-type="float">
            <text:p>1643.945557</text:p>
          </table:table-cell>
          <table:table-cell office:value-type="float" office:value="1724.082397" calcext:value-type="float">
            <text:p>1724.082397</text:p>
          </table:table-cell>
          <table:table-cell office:value-type="float" office:value="1651.445435" calcext:value-type="float">
            <text:p>1651.445435</text:p>
          </table:table-cell>
          <table:table-cell office:value-type="float" office:value="1719.516724" calcext:value-type="float">
            <text:p>1719.516724</text:p>
          </table:table-cell>
          <table:table-cell table:number-columns-repeated="13"/>
        </table:table-row>
        <table:table-row table:style-name="ro1">
          <table:table-cell office:value-type="float" office:value="1647.36145" calcext:value-type="float">
            <text:p>1647.36145</text:p>
          </table:table-cell>
          <table:table-cell office:value-type="float" office:value="1715.462158" calcext:value-type="float">
            <text:p>1715.462158</text:p>
          </table:table-cell>
          <table:table-cell office:value-type="float" office:value="1655.620605" calcext:value-type="float">
            <text:p>1655.620605</text:p>
          </table:table-cell>
          <table:table-cell office:value-type="float" office:value="1712.528809" calcext:value-type="float">
            <text:p>1712.528809</text:p>
          </table:table-cell>
          <table:table-cell table:number-columns-repeated="13"/>
        </table:table-row>
        <table:table-row table:style-name="ro1">
          <table:table-cell office:value-type="float" office:value="1642.30896" calcext:value-type="float">
            <text:p>1642.30896</text:p>
          </table:table-cell>
          <table:table-cell office:value-type="float" office:value="1724.788818" calcext:value-type="float">
            <text:p>1724.788818</text:p>
          </table:table-cell>
          <table:table-cell office:value-type="float" office:value="1648.313843" calcext:value-type="float">
            <text:p>1648.313843</text:p>
          </table:table-cell>
          <table:table-cell office:value-type="float" office:value="1723.781128" calcext:value-type="float">
            <text:p>1723.781128</text:p>
          </table:table-cell>
          <table:table-cell table:number-columns-repeated="13"/>
        </table:table-row>
        <table:table-row table:style-name="ro1">
          <table:table-cell office:value-type="float" office:value="1650.044922" calcext:value-type="float">
            <text:p>1650.044922</text:p>
          </table:table-cell>
          <table:table-cell office:value-type="float" office:value="1715.00354" calcext:value-type="float">
            <text:p>1715.00354</text:p>
          </table:table-cell>
          <table:table-cell office:value-type="float" office:value="1658.823975" calcext:value-type="float">
            <text:p>1658.823975</text:p>
          </table:table-cell>
          <table:table-cell office:value-type="float" office:value="1713.7229" calcext:value-type="float">
            <text:p>1713.7229</text:p>
          </table:table-cell>
          <table:table-cell table:number-columns-repeated="13"/>
        </table:table-row>
        <table:table-row table:style-name="ro1">
          <table:table-cell office:value-type="float" office:value="1648.538086" calcext:value-type="float">
            <text:p>1648.538086</text:p>
          </table:table-cell>
          <table:table-cell office:value-type="float" office:value="1716.211182" calcext:value-type="float">
            <text:p>1716.211182</text:p>
          </table:table-cell>
          <table:table-cell office:value-type="float" office:value="1654.984497" calcext:value-type="float">
            <text:p>1654.984497</text:p>
          </table:table-cell>
          <table:table-cell office:value-type="float" office:value="1715.24939" calcext:value-type="float">
            <text:p>1715.24939</text:p>
          </table:table-cell>
          <table:table-cell table:number-columns-repeated="13"/>
        </table:table-row>
        <table:table-row table:style-name="ro1">
          <table:table-cell office:value-type="float" office:value="1644.459595" calcext:value-type="float">
            <text:p>1644.459595</text:p>
          </table:table-cell>
          <table:table-cell office:value-type="float" office:value="1718.223389" calcext:value-type="float">
            <text:p>1718.223389</text:p>
          </table:table-cell>
          <table:table-cell office:value-type="float" office:value="1649.775879" calcext:value-type="float">
            <text:p>1649.775879</text:p>
          </table:table-cell>
          <table:table-cell office:value-type="float" office:value="1719.114868" calcext:value-type="float">
            <text:p>1719.114868</text:p>
          </table:table-cell>
          <table:table-cell table:number-columns-repeated="13"/>
        </table:table-row>
        <table:table-row table:style-name="ro1">
          <table:table-cell office:value-type="float" office:value="1647.708618" calcext:value-type="float">
            <text:p>1647.708618</text:p>
          </table:table-cell>
          <table:table-cell office:value-type="float" office:value="1712.12085" calcext:value-type="float">
            <text:p>1712.12085</text:p>
          </table:table-cell>
          <table:table-cell office:value-type="float" office:value="1657.725952" calcext:value-type="float">
            <text:p>1657.725952</text:p>
          </table:table-cell>
          <table:table-cell office:value-type="float" office:value="1713.401123" calcext:value-type="float">
            <text:p>1713.401123</text:p>
          </table:table-cell>
          <table:table-cell table:number-columns-repeated="13"/>
        </table:table-row>
        <table:table-row table:style-name="ro1">
          <table:table-cell office:value-type="float" office:value="1644.891846" calcext:value-type="float">
            <text:p>1644.891846</text:p>
          </table:table-cell>
          <table:table-cell office:value-type="float" office:value="1724.378052" calcext:value-type="float">
            <text:p>1724.378052</text:p>
          </table:table-cell>
          <table:table-cell office:value-type="float" office:value="1651.853271" calcext:value-type="float">
            <text:p>1651.853271</text:p>
          </table:table-cell>
          <table:table-cell office:value-type="float" office:value="1720.337158" calcext:value-type="float">
            <text:p>1720.337158</text:p>
          </table:table-cell>
          <table:table-cell table:number-columns-repeated="13"/>
        </table:table-row>
        <table:table-row table:style-name="ro1">
          <table:table-cell office:value-type="float" office:value="1646.204346" calcext:value-type="float">
            <text:p>1646.204346</text:p>
          </table:table-cell>
          <table:table-cell office:value-type="float" office:value="1720.883179" calcext:value-type="float">
            <text:p>1720.883179</text:p>
          </table:table-cell>
          <table:table-cell office:value-type="float" office:value="1652.197632" calcext:value-type="float">
            <text:p>1652.197632</text:p>
          </table:table-cell>
          <table:table-cell office:value-type="float" office:value="1718.977173" calcext:value-type="float">
            <text:p>1718.977173</text:p>
          </table:table-cell>
          <table:table-cell table:number-columns-repeated="13"/>
        </table:table-row>
        <table:table-row table:style-name="ro1">
          <table:table-cell office:value-type="float" office:value="1647.479004" calcext:value-type="float">
            <text:p>1647.479004</text:p>
          </table:table-cell>
          <table:table-cell office:value-type="float" office:value="1725.176636" calcext:value-type="float">
            <text:p>1725.176636</text:p>
          </table:table-cell>
          <table:table-cell office:value-type="float" office:value="1655.243286" calcext:value-type="float">
            <text:p>1655.243286</text:p>
          </table:table-cell>
          <table:table-cell office:value-type="float" office:value="1718.861694" calcext:value-type="float">
            <text:p>1718.861694</text:p>
          </table:table-cell>
          <table:table-cell table:number-columns-repeated="13"/>
        </table:table-row>
        <table:table-row table:style-name="ro1">
          <table:table-cell office:value-type="float" office:value="1648.568848" calcext:value-type="float">
            <text:p>1648.568848</text:p>
          </table:table-cell>
          <table:table-cell office:value-type="float" office:value="1719.321167" calcext:value-type="float">
            <text:p>1719.321167</text:p>
          </table:table-cell>
          <table:table-cell office:value-type="float" office:value="1657.571411" calcext:value-type="float">
            <text:p>1657.571411</text:p>
          </table:table-cell>
          <table:table-cell office:value-type="float" office:value="1715.299438" calcext:value-type="float">
            <text:p>1715.299438</text:p>
          </table:table-cell>
          <table:table-cell table:number-columns-repeated="13"/>
        </table:table-row>
        <table:table-row table:style-name="ro1">
          <table:table-cell office:value-type="float" office:value="1647.071411" calcext:value-type="float">
            <text:p>1647.071411</text:p>
          </table:table-cell>
          <table:table-cell office:value-type="float" office:value="1729.712524" calcext:value-type="float">
            <text:p>1729.712524</text:p>
          </table:table-cell>
          <table:table-cell office:value-type="float" office:value="1650.870239" calcext:value-type="float">
            <text:p>1650.870239</text:p>
          </table:table-cell>
          <table:table-cell office:value-type="float" office:value="1725.156372" calcext:value-type="float">
            <text:p>1725.156372</text:p>
          </table:table-cell>
          <table:table-cell table:number-columns-repeated="13"/>
        </table:table-row>
        <table:table-row table:style-name="ro1">
          <table:table-cell office:value-type="float" office:value="1652.398682" calcext:value-type="float">
            <text:p>1652.398682</text:p>
          </table:table-cell>
          <table:table-cell office:value-type="float" office:value="1718.994629" calcext:value-type="float">
            <text:p>1718.994629</text:p>
          </table:table-cell>
          <table:table-cell office:value-type="float" office:value="1659.782227" calcext:value-type="float">
            <text:p>1659.782227</text:p>
          </table:table-cell>
          <table:table-cell office:value-type="float" office:value="1717.044189" calcext:value-type="float">
            <text:p>1717.044189</text:p>
          </table:table-cell>
          <table:table-cell table:number-columns-repeated="13"/>
        </table:table-row>
        <table:table-row table:style-name="ro1">
          <table:table-cell office:value-type="float" office:value="1649.393433" calcext:value-type="float">
            <text:p>1649.393433</text:p>
          </table:table-cell>
          <table:table-cell office:value-type="float" office:value="1722.460693" calcext:value-type="float">
            <text:p>1722.460693</text:p>
          </table:table-cell>
          <table:table-cell office:value-type="float" office:value="1658.026489" calcext:value-type="float">
            <text:p>1658.026489</text:p>
          </table:table-cell>
          <table:table-cell office:value-type="float" office:value="1716.793823" calcext:value-type="float">
            <text:p>1716.793823</text:p>
          </table:table-cell>
          <table:table-cell table:number-columns-repeated="13"/>
        </table:table-row>
        <table:table-row table:style-name="ro1">
          <table:table-cell office:value-type="float" office:value="1649.063477" calcext:value-type="float">
            <text:p>1649.063477</text:p>
          </table:table-cell>
          <table:table-cell office:value-type="float" office:value="1726.02124" calcext:value-type="float">
            <text:p>1726.02124</text:p>
          </table:table-cell>
          <table:table-cell office:value-type="float" office:value="1652.55249" calcext:value-type="float">
            <text:p>1652.55249</text:p>
          </table:table-cell>
          <table:table-cell office:value-type="float" office:value="1720.680786" calcext:value-type="float">
            <text:p>1720.680786</text:p>
          </table:table-cell>
          <table:table-cell table:number-columns-repeated="13"/>
        </table:table-row>
        <table:table-row table:style-name="ro1">
          <table:table-cell office:value-type="float" office:value="1649.179932" calcext:value-type="float">
            <text:p>1649.179932</text:p>
          </table:table-cell>
          <table:table-cell office:value-type="float" office:value="1721.249512" calcext:value-type="float">
            <text:p>1721.249512</text:p>
          </table:table-cell>
          <table:table-cell office:value-type="float" office:value="1657.217651" calcext:value-type="float">
            <text:p>1657.217651</text:p>
          </table:table-cell>
          <table:table-cell office:value-type="float" office:value="1718.854248" calcext:value-type="float">
            <text:p>1718.854248</text:p>
          </table:table-cell>
          <table:table-cell table:number-columns-repeated="13"/>
        </table:table-row>
        <table:table-row table:style-name="ro1">
          <table:table-cell office:value-type="float" office:value="1646.425049" calcext:value-type="float">
            <text:p>1646.425049</text:p>
          </table:table-cell>
          <table:table-cell office:value-type="float" office:value="1728.258179" calcext:value-type="float">
            <text:p>1728.258179</text:p>
          </table:table-cell>
          <table:table-cell office:value-type="float" office:value="1654.626465" calcext:value-type="float">
            <text:p>1654.626465</text:p>
          </table:table-cell>
          <table:table-cell office:value-type="float" office:value="1723.814331" calcext:value-type="float">
            <text:p>1723.814331</text:p>
          </table:table-cell>
          <table:table-cell table:number-columns-repeated="13"/>
        </table:table-row>
        <table:table-row table:style-name="ro1">
          <table:table-cell office:value-type="float" office:value="1650.186035" calcext:value-type="float">
            <text:p>1650.186035</text:p>
          </table:table-cell>
          <table:table-cell office:value-type="float" office:value="1716.058228" calcext:value-type="float">
            <text:p>1716.058228</text:p>
          </table:table-cell>
          <table:table-cell office:value-type="float" office:value="1659.723999" calcext:value-type="float">
            <text:p>1659.723999</text:p>
          </table:table-cell>
          <table:table-cell office:value-type="float" office:value="1711.555786" calcext:value-type="float">
            <text:p>1711.555786</text:p>
          </table:table-cell>
          <table:table-cell table:number-columns-repeated="13"/>
        </table:table-row>
        <table:table-row table:style-name="ro1">
          <table:table-cell office:value-type="float" office:value="1647.834106" calcext:value-type="float">
            <text:p>1647.834106</text:p>
          </table:table-cell>
          <table:table-cell office:value-type="float" office:value="1721.974854" calcext:value-type="float">
            <text:p>1721.974854</text:p>
          </table:table-cell>
          <table:table-cell office:value-type="float" office:value="1655.630981" calcext:value-type="float">
            <text:p>1655.630981</text:p>
          </table:table-cell>
          <table:table-cell office:value-type="float" office:value="1718.954224" calcext:value-type="float">
            <text:p>1718.954224</text:p>
          </table:table-cell>
          <table:table-cell table:number-columns-repeated="13"/>
        </table:table-row>
        <table:table-row table:style-name="ro1">
          <table:table-cell office:value-type="float" office:value="1646.477539" calcext:value-type="float">
            <text:p>1646.477539</text:p>
          </table:table-cell>
          <table:table-cell office:value-type="float" office:value="1730.538208" calcext:value-type="float">
            <text:p>1730.538208</text:p>
          </table:table-cell>
          <table:table-cell office:value-type="float" office:value="1653.615601" calcext:value-type="float">
            <text:p>1653.615601</text:p>
          </table:table-cell>
          <table:table-cell office:value-type="float" office:value="1726.764893" calcext:value-type="float">
            <text:p>1726.764893</text:p>
          </table:table-cell>
          <table:table-cell table:number-columns-repeated="13"/>
        </table:table-row>
        <table:table-row table:style-name="ro1">
          <table:table-cell office:value-type="float" office:value="1652.427002" calcext:value-type="float">
            <text:p>1652.427002</text:p>
          </table:table-cell>
          <table:table-cell office:value-type="float" office:value="1719.042725" calcext:value-type="float">
            <text:p>1719.042725</text:p>
          </table:table-cell>
          <table:table-cell office:value-type="float" office:value="1658.710815" calcext:value-type="float">
            <text:p>1658.710815</text:p>
          </table:table-cell>
          <table:table-cell office:value-type="float" office:value="1720.416382" calcext:value-type="float">
            <text:p>1720.416382</text:p>
          </table:table-cell>
          <table:table-cell table:number-columns-repeated="13"/>
        </table:table-row>
        <table:table-row table:style-name="ro1">
          <table:table-cell office:value-type="float" office:value="1648.270996" calcext:value-type="float">
            <text:p>1648.270996</text:p>
          </table:table-cell>
          <table:table-cell office:value-type="float" office:value="1728.497437" calcext:value-type="float">
            <text:p>1728.497437</text:p>
          </table:table-cell>
          <table:table-cell office:value-type="float" office:value="1653.428589" calcext:value-type="float">
            <text:p>1653.428589</text:p>
          </table:table-cell>
          <table:table-cell office:value-type="float" office:value="1727.086304" calcext:value-type="float">
            <text:p>1727.086304</text:p>
          </table:table-cell>
          <table:table-cell table:number-columns-repeated="13"/>
        </table:table-row>
        <table:table-row table:style-name="ro1">
          <table:table-cell office:value-type="float" office:value="1651.442993" calcext:value-type="float">
            <text:p>1651.442993</text:p>
          </table:table-cell>
          <table:table-cell office:value-type="float" office:value="1724.148682" calcext:value-type="float">
            <text:p>1724.148682</text:p>
          </table:table-cell>
          <table:table-cell office:value-type="float" office:value="1657.565674" calcext:value-type="float">
            <text:p>1657.565674</text:p>
          </table:table-cell>
          <table:table-cell office:value-type="float" office:value="1721.264893" calcext:value-type="float">
            <text:p>1721.264893</text:p>
          </table:table-cell>
          <table:table-cell table:number-columns-repeated="13"/>
        </table:table-row>
        <table:table-row table:style-name="ro1">
          <table:table-cell office:value-type="float" office:value="1651.828125" calcext:value-type="float">
            <text:p>1651.828125</text:p>
          </table:table-cell>
          <table:table-cell office:value-type="float" office:value="1718.960205" calcext:value-type="float">
            <text:p>1718.960205</text:p>
          </table:table-cell>
          <table:table-cell office:value-type="float" office:value="1659.190674" calcext:value-type="float">
            <text:p>1659.190674</text:p>
          </table:table-cell>
          <table:table-cell office:value-type="float" office:value="1718.28894" calcext:value-type="float">
            <text:p>1718.28894</text:p>
          </table:table-cell>
          <table:table-cell table:number-columns-repeated="13"/>
        </table:table-row>
        <table:table-row table:style-name="ro1">
          <table:table-cell office:value-type="float" office:value="1651.176758" calcext:value-type="float">
            <text:p>1651.176758</text:p>
          </table:table-cell>
          <table:table-cell office:value-type="float" office:value="1728.458252" calcext:value-type="float">
            <text:p>1728.458252</text:p>
          </table:table-cell>
          <table:table-cell office:value-type="float" office:value="1657.147583" calcext:value-type="float">
            <text:p>1657.147583</text:p>
          </table:table-cell>
          <table:table-cell office:value-type="float" office:value="1724.928955" calcext:value-type="float">
            <text:p>1724.928955</text:p>
          </table:table-cell>
          <table:table-cell table:number-columns-repeated="13"/>
        </table:table-row>
        <table:table-row table:style-name="ro1">
          <table:table-cell office:value-type="float" office:value="1649.475952" calcext:value-type="float">
            <text:p>1649.475952</text:p>
          </table:table-cell>
          <table:table-cell office:value-type="float" office:value="1726.436646" calcext:value-type="float">
            <text:p>1726.436646</text:p>
          </table:table-cell>
          <table:table-cell office:value-type="float" office:value="1659.025513" calcext:value-type="float">
            <text:p>1659.025513</text:p>
          </table:table-cell>
          <table:table-cell office:value-type="float" office:value="1723.047974" calcext:value-type="float">
            <text:p>1723.047974</text:p>
          </table:table-cell>
          <table:table-cell table:number-columns-repeated="13"/>
        </table:table-row>
        <table:table-row table:style-name="ro1">
          <table:table-cell office:value-type="float" office:value="1654.174805" calcext:value-type="float">
            <text:p>1654.174805</text:p>
          </table:table-cell>
          <table:table-cell office:value-type="float" office:value="1728.755127" calcext:value-type="float">
            <text:p>1728.755127</text:p>
          </table:table-cell>
          <table:table-cell office:value-type="float" office:value="1658.092407" calcext:value-type="float">
            <text:p>1658.092407</text:p>
          </table:table-cell>
          <table:table-cell office:value-type="float" office:value="1724.869385" calcext:value-type="float">
            <text:p>1724.869385</text:p>
          </table:table-cell>
          <table:table-cell table:number-columns-repeated="13"/>
        </table:table-row>
        <table:table-row table:style-name="ro1">
          <table:table-cell office:value-type="float" office:value="1651.885986" calcext:value-type="float">
            <text:p>1651.885986</text:p>
          </table:table-cell>
          <table:table-cell office:value-type="float" office:value="1727.842651" calcext:value-type="float">
            <text:p>1727.842651</text:p>
          </table:table-cell>
          <table:table-cell office:value-type="float" office:value="1659.615234" calcext:value-type="float">
            <text:p>1659.615234</text:p>
          </table:table-cell>
          <table:table-cell office:value-type="float" office:value="1724.99646" calcext:value-type="float">
            <text:p>1724.99646</text:p>
          </table:table-cell>
          <table:table-cell table:number-columns-repeated="13"/>
        </table:table-row>
        <table:table-row table:style-name="ro1">
          <table:table-cell office:value-type="float" office:value="1654.594849" calcext:value-type="float">
            <text:p>1654.594849</text:p>
          </table:table-cell>
          <table:table-cell office:value-type="float" office:value="1721.731934" calcext:value-type="float">
            <text:p>1721.731934</text:p>
          </table:table-cell>
          <table:table-cell office:value-type="float" office:value="1659.889038" calcext:value-type="float">
            <text:p>1659.889038</text:p>
          </table:table-cell>
          <table:table-cell office:value-type="float" office:value="1717.73877" calcext:value-type="float">
            <text:p>1717.73877</text:p>
          </table:table-cell>
          <table:table-cell table:number-columns-repeated="13"/>
        </table:table-row>
        <table:table-row table:style-name="ro1">
          <table:table-cell office:value-type="float" office:value="1653.98877" calcext:value-type="float">
            <text:p>1653.98877</text:p>
          </table:table-cell>
          <table:table-cell office:value-type="float" office:value="1727.565552" calcext:value-type="float">
            <text:p>1727.565552</text:p>
          </table:table-cell>
          <table:table-cell office:value-type="float" office:value="1658.519531" calcext:value-type="float">
            <text:p>1658.519531</text:p>
          </table:table-cell>
          <table:table-cell office:value-type="float" office:value="1725.092407" calcext:value-type="float">
            <text:p>1725.092407</text:p>
          </table:table-cell>
          <table:table-cell table:number-columns-repeated="13"/>
        </table:table-row>
        <table:table-row table:style-name="ro1">
          <table:table-cell office:value-type="float" office:value="1655.073608" calcext:value-type="float">
            <text:p>1655.073608</text:p>
          </table:table-cell>
          <table:table-cell office:value-type="float" office:value="1727.411133" calcext:value-type="float">
            <text:p>1727.411133</text:p>
          </table:table-cell>
          <table:table-cell office:value-type="float" office:value="1662.098877" calcext:value-type="float">
            <text:p>1662.098877</text:p>
          </table:table-cell>
          <table:table-cell office:value-type="float" office:value="1725.417603" calcext:value-type="float">
            <text:p>1725.417603</text:p>
          </table:table-cell>
          <table:table-cell table:number-columns-repeated="13"/>
        </table:table-row>
        <table:table-row table:style-name="ro1">
          <table:table-cell office:value-type="float" office:value="1655.293701" calcext:value-type="float">
            <text:p>1655.293701</text:p>
          </table:table-cell>
          <table:table-cell office:value-type="float" office:value="1729.41333" calcext:value-type="float">
            <text:p>1729.41333</text:p>
          </table:table-cell>
          <table:table-cell office:value-type="float" office:value="1662.3573" calcext:value-type="float">
            <text:p>1662.3573</text:p>
          </table:table-cell>
          <table:table-cell office:value-type="float" office:value="1725.450928" calcext:value-type="float">
            <text:p>1725.450928</text:p>
          </table:table-cell>
          <table:table-cell table:number-columns-repeated="13"/>
        </table:table-row>
        <table:table-row table:style-name="ro1">
          <table:table-cell office:value-type="float" office:value="1652.160889" calcext:value-type="float">
            <text:p>1652.160889</text:p>
          </table:table-cell>
          <table:table-cell office:value-type="float" office:value="1730.285645" calcext:value-type="float">
            <text:p>1730.285645</text:p>
          </table:table-cell>
          <table:table-cell office:value-type="float" office:value="1656.842896" calcext:value-type="float">
            <text:p>1656.842896</text:p>
          </table:table-cell>
          <table:table-cell office:value-type="float" office:value="1728.575439" calcext:value-type="float">
            <text:p>1728.575439</text:p>
          </table:table-cell>
          <table:table-cell table:number-columns-repeated="13"/>
        </table:table-row>
        <table:table-row table:style-name="ro1">
          <table:table-cell office:value-type="float" office:value="1654.714111" calcext:value-type="float">
            <text:p>1654.714111</text:p>
          </table:table-cell>
          <table:table-cell office:value-type="float" office:value="1725.23877" calcext:value-type="float">
            <text:p>1725.23877</text:p>
          </table:table-cell>
          <table:table-cell office:value-type="float" office:value="1662.319214" calcext:value-type="float">
            <text:p>1662.319214</text:p>
          </table:table-cell>
          <table:table-cell office:value-type="float" office:value="1725.139038" calcext:value-type="float">
            <text:p>1725.139038</text:p>
          </table:table-cell>
          <table:table-cell table:number-columns-repeated="13"/>
        </table:table-row>
        <table:table-row table:style-name="ro1">
          <table:table-cell office:value-type="float" office:value="1657.042603" calcext:value-type="float">
            <text:p>1657.042603</text:p>
          </table:table-cell>
          <table:table-cell office:value-type="float" office:value="1727.909912" calcext:value-type="float">
            <text:p>1727.909912</text:p>
          </table:table-cell>
          <table:table-cell office:value-type="float" office:value="1665.218994" calcext:value-type="float">
            <text:p>1665.218994</text:p>
          </table:table-cell>
          <table:table-cell office:value-type="float" office:value="1723.670532" calcext:value-type="float">
            <text:p>1723.670532</text:p>
          </table:table-cell>
          <table:table-cell table:number-columns-repeated="13"/>
        </table:table-row>
        <table:table-row table:style-name="ro1">
          <table:table-cell office:value-type="float" office:value="1650.135376" calcext:value-type="float">
            <text:p>1650.135376</text:p>
          </table:table-cell>
          <table:table-cell office:value-type="float" office:value="1723.544434" calcext:value-type="float">
            <text:p>1723.544434</text:p>
          </table:table-cell>
          <table:table-cell office:value-type="float" office:value="1658.914673" calcext:value-type="float">
            <text:p>1658.914673</text:p>
          </table:table-cell>
          <table:table-cell office:value-type="float" office:value="1721.697266" calcext:value-type="float">
            <text:p>1721.697266</text:p>
          </table:table-cell>
          <table:table-cell table:number-columns-repeated="13"/>
        </table:table-row>
        <table:table-row table:style-name="ro1">
          <table:table-cell office:value-type="float" office:value="1657.797974" calcext:value-type="float">
            <text:p>1657.797974</text:p>
          </table:table-cell>
          <table:table-cell office:value-type="float" office:value="1723.793701" calcext:value-type="float">
            <text:p>1723.793701</text:p>
          </table:table-cell>
          <table:table-cell office:value-type="float" office:value="1662.86499" calcext:value-type="float">
            <text:p>1662.86499</text:p>
          </table:table-cell>
          <table:table-cell office:value-type="float" office:value="1723.781494" calcext:value-type="float">
            <text:p>1723.781494</text:p>
          </table:table-cell>
          <table:table-cell table:number-columns-repeated="13"/>
        </table:table-row>
        <table:table-row table:style-name="ro1">
          <table:table-cell office:value-type="float" office:value="1652.559814" calcext:value-type="float">
            <text:p>1652.559814</text:p>
          </table:table-cell>
          <table:table-cell office:value-type="float" office:value="1727.337646" calcext:value-type="float">
            <text:p>1727.337646</text:p>
          </table:table-cell>
          <table:table-cell office:value-type="float" office:value="1662.064941" calcext:value-type="float">
            <text:p>1662.064941</text:p>
          </table:table-cell>
          <table:table-cell office:value-type="float" office:value="1723.885254" calcext:value-type="float">
            <text:p>1723.885254</text:p>
          </table:table-cell>
          <table:table-cell table:number-columns-repeated="13"/>
        </table:table-row>
        <table:table-row table:style-name="ro1">
          <table:table-cell office:value-type="float" office:value="1655.035522" calcext:value-type="float">
            <text:p>1655.035522</text:p>
          </table:table-cell>
          <table:table-cell office:value-type="float" office:value="1733.024902" calcext:value-type="float">
            <text:p>1733.024902</text:p>
          </table:table-cell>
          <table:table-cell office:value-type="float" office:value="1661.463257" calcext:value-type="float">
            <text:p>1661.463257</text:p>
          </table:table-cell>
          <table:table-cell office:value-type="float" office:value="1727.041504" calcext:value-type="float">
            <text:p>1727.041504</text:p>
          </table:table-cell>
          <table:table-cell table:number-columns-repeated="13"/>
        </table:table-row>
        <table:table-row table:style-name="ro1">
          <table:table-cell office:value-type="float" office:value="1649.105347" calcext:value-type="float">
            <text:p>1649.105347</text:p>
          </table:table-cell>
          <table:table-cell office:value-type="float" office:value="1736.237061" calcext:value-type="float">
            <text:p>1736.237061</text:p>
          </table:table-cell>
          <table:table-cell office:value-type="float" office:value="1656.490845" calcext:value-type="float">
            <text:p>1656.490845</text:p>
          </table:table-cell>
          <table:table-cell office:value-type="float" office:value="1736.096924" calcext:value-type="float">
            <text:p>1736.096924</text:p>
          </table:table-cell>
          <table:table-cell table:number-columns-repeated="13"/>
        </table:table-row>
        <table:table-row table:style-name="ro1">
          <table:table-cell office:value-type="float" office:value="1654.947998" calcext:value-type="float">
            <text:p>1654.947998</text:p>
          </table:table-cell>
          <table:table-cell office:value-type="float" office:value="1725.319824" calcext:value-type="float">
            <text:p>1725.319824</text:p>
          </table:table-cell>
          <table:table-cell office:value-type="float" office:value="1662.491943" calcext:value-type="float">
            <text:p>1662.491943</text:p>
          </table:table-cell>
          <table:table-cell office:value-type="float" office:value="1722.664185" calcext:value-type="float">
            <text:p>1722.664185</text:p>
          </table:table-cell>
          <table:table-cell table:number-columns-repeated="13"/>
        </table:table-row>
        <table:table-row table:style-name="ro1">
          <table:table-cell office:value-type="float" office:value="1650.756836" calcext:value-type="float">
            <text:p>1650.756836</text:p>
          </table:table-cell>
          <table:table-cell office:value-type="float" office:value="1732.291016" calcext:value-type="float">
            <text:p>1732.291016</text:p>
          </table:table-cell>
          <table:table-cell office:value-type="float" office:value="1659.588135" calcext:value-type="float">
            <text:p>1659.588135</text:p>
          </table:table-cell>
          <table:table-cell office:value-type="float" office:value="1732.28772" calcext:value-type="float">
            <text:p>1732.28772</text:p>
          </table:table-cell>
          <table:table-cell table:number-columns-repeated="13"/>
        </table:table-row>
        <table:table-row table:style-name="ro1">
          <table:table-cell office:value-type="float" office:value="1653.481689" calcext:value-type="float">
            <text:p>1653.481689</text:p>
          </table:table-cell>
          <table:table-cell office:value-type="float" office:value="1730.9646" calcext:value-type="float">
            <text:p>1730.9646</text:p>
          </table:table-cell>
          <table:table-cell office:value-type="float" office:value="1661.525513" calcext:value-type="float">
            <text:p>1661.525513</text:p>
          </table:table-cell>
          <table:table-cell office:value-type="float" office:value="1727.410156" calcext:value-type="float">
            <text:p>1727.410156</text:p>
          </table:table-cell>
          <table:table-cell table:number-columns-repeated="13"/>
        </table:table-row>
        <table:table-row table:style-name="ro1">
          <table:table-cell office:value-type="float" office:value="1655.605347" calcext:value-type="float">
            <text:p>1655.605347</text:p>
          </table:table-cell>
          <table:table-cell office:value-type="float" office:value="1724.974854" calcext:value-type="float">
            <text:p>1724.974854</text:p>
          </table:table-cell>
          <table:table-cell office:value-type="float" office:value="1660.721191" calcext:value-type="float">
            <text:p>1660.721191</text:p>
          </table:table-cell>
          <table:table-cell office:value-type="float" office:value="1725.217651" calcext:value-type="float">
            <text:p>1725.217651</text:p>
          </table:table-cell>
          <table:table-cell table:number-columns-repeated="13"/>
        </table:table-row>
        <table:table-row table:style-name="ro1">
          <table:table-cell office:value-type="float" office:value="1653.186279" calcext:value-type="float">
            <text:p>1653.186279</text:p>
          </table:table-cell>
          <table:table-cell office:value-type="float" office:value="1732.667236" calcext:value-type="float">
            <text:p>1732.667236</text:p>
          </table:table-cell>
          <table:table-cell office:value-type="float" office:value="1661.149536" calcext:value-type="float">
            <text:p>1661.149536</text:p>
          </table:table-cell>
          <table:table-cell office:value-type="float" office:value="1729.67981" calcext:value-type="float">
            <text:p>1729.67981</text:p>
          </table:table-cell>
          <table:table-cell table:number-columns-repeated="13"/>
        </table:table-row>
        <table:table-row table:style-name="ro1">
          <table:table-cell office:value-type="float" office:value="1658.099243" calcext:value-type="float">
            <text:p>1658.099243</text:p>
          </table:table-cell>
          <table:table-cell office:value-type="float" office:value="1723.191895" calcext:value-type="float">
            <text:p>1723.191895</text:p>
          </table:table-cell>
          <table:table-cell office:value-type="float" office:value="1666.839233" calcext:value-type="float">
            <text:p>1666.839233</text:p>
          </table:table-cell>
          <table:table-cell office:value-type="float" office:value="1720.910645" calcext:value-type="float">
            <text:p>1720.910645</text:p>
          </table:table-cell>
          <table:table-cell table:number-columns-repeated="13"/>
        </table:table-row>
        <table:table-row table:style-name="ro1">
          <table:table-cell office:value-type="float" office:value="1657.661743" calcext:value-type="float">
            <text:p>1657.661743</text:p>
          </table:table-cell>
          <table:table-cell office:value-type="float" office:value="1735.59375" calcext:value-type="float">
            <text:p>1735.59375</text:p>
          </table:table-cell>
          <table:table-cell office:value-type="float" office:value="1663.859131" calcext:value-type="float">
            <text:p>1663.859131</text:p>
          </table:table-cell>
          <table:table-cell office:value-type="float" office:value="1735.38623" calcext:value-type="float">
            <text:p>1735.38623</text:p>
          </table:table-cell>
          <table:table-cell table:number-columns-repeated="13"/>
        </table:table-row>
        <table:table-row table:style-name="ro1">
          <table:table-cell office:value-type="float" office:value="1657.465332" calcext:value-type="float">
            <text:p>1657.465332</text:p>
          </table:table-cell>
          <table:table-cell office:value-type="float" office:value="1728.927368" calcext:value-type="float">
            <text:p>1728.927368</text:p>
          </table:table-cell>
          <table:table-cell office:value-type="float" office:value="1663.33252" calcext:value-type="float">
            <text:p>1663.33252</text:p>
          </table:table-cell>
          <table:table-cell office:value-type="float" office:value="1727.299805" calcext:value-type="float">
            <text:p>1727.299805</text:p>
          </table:table-cell>
          <table:table-cell table:number-columns-repeated="13"/>
        </table:table-row>
        <table:table-row table:style-name="ro1">
          <table:table-cell office:value-type="float" office:value="1656.211548" calcext:value-type="float">
            <text:p>1656.211548</text:p>
          </table:table-cell>
          <table:table-cell office:value-type="float" office:value="1738.447144" calcext:value-type="float">
            <text:p>1738.447144</text:p>
          </table:table-cell>
          <table:table-cell office:value-type="float" office:value="1661.662476" calcext:value-type="float">
            <text:p>1661.662476</text:p>
          </table:table-cell>
          <table:table-cell office:value-type="float" office:value="1738.201294" calcext:value-type="float">
            <text:p>1738.201294</text:p>
          </table:table-cell>
          <table:table-cell table:number-columns-repeated="13"/>
        </table:table-row>
        <table:table-row table:style-name="ro1">
          <table:table-cell office:value-type="float" office:value="1654.56604" calcext:value-type="float">
            <text:p>1654.56604</text:p>
          </table:table-cell>
          <table:table-cell office:value-type="float" office:value="1735.397217" calcext:value-type="float">
            <text:p>1735.397217</text:p>
          </table:table-cell>
          <table:table-cell office:value-type="float" office:value="1664.814941" calcext:value-type="float">
            <text:p>1664.814941</text:p>
          </table:table-cell>
          <table:table-cell office:value-type="float" office:value="1729.63269" calcext:value-type="float">
            <text:p>1729.63269</text:p>
          </table:table-cell>
          <table:table-cell table:number-columns-repeated="13"/>
        </table:table-row>
        <table:table-row table:style-name="ro1">
          <table:table-cell office:value-type="float" office:value="1657.701904" calcext:value-type="float">
            <text:p>1657.701904</text:p>
          </table:table-cell>
          <table:table-cell office:value-type="float" office:value="1728.239258" calcext:value-type="float">
            <text:p>1728.239258</text:p>
          </table:table-cell>
          <table:table-cell office:value-type="float" office:value="1666.822021" calcext:value-type="float">
            <text:p>1666.822021</text:p>
          </table:table-cell>
          <table:table-cell office:value-type="float" office:value="1725.153076" calcext:value-type="float">
            <text:p>1725.153076</text:p>
          </table:table-cell>
          <table:table-cell table:number-columns-repeated="13"/>
        </table:table-row>
        <table:table-row table:style-name="ro1">
          <table:table-cell office:value-type="float" office:value="1655.74292" calcext:value-type="float">
            <text:p>1655.74292</text:p>
          </table:table-cell>
          <table:table-cell office:value-type="float" office:value="1736.034424" calcext:value-type="float">
            <text:p>1736.034424</text:p>
          </table:table-cell>
          <table:table-cell office:value-type="float" office:value="1661.83606" calcext:value-type="float">
            <text:p>1661.83606</text:p>
          </table:table-cell>
          <table:table-cell office:value-type="float" office:value="1731.208984" calcext:value-type="float">
            <text:p>1731.208984</text:p>
          </table:table-cell>
          <table:table-cell table:number-columns-repeated="13"/>
        </table:table-row>
        <table:table-row table:style-name="ro1">
          <table:table-cell office:value-type="float" office:value="1654.929932" calcext:value-type="float">
            <text:p>1654.929932</text:p>
          </table:table-cell>
          <table:table-cell office:value-type="float" office:value="1739.561157" calcext:value-type="float">
            <text:p>1739.561157</text:p>
          </table:table-cell>
          <table:table-cell office:value-type="float" office:value="1663.483521" calcext:value-type="float">
            <text:p>1663.483521</text:p>
          </table:table-cell>
          <table:table-cell office:value-type="float" office:value="1733.709351" calcext:value-type="float">
            <text:p>1733.709351</text:p>
          </table:table-cell>
          <table:table-cell table:number-columns-repeated="13"/>
        </table:table-row>
        <table:table-row table:style-name="ro1">
          <table:table-cell office:value-type="float" office:value="1656.227051" calcext:value-type="float">
            <text:p>1656.227051</text:p>
          </table:table-cell>
          <table:table-cell office:value-type="float" office:value="1732.727905" calcext:value-type="float">
            <text:p>1732.727905</text:p>
          </table:table-cell>
          <table:table-cell office:value-type="float" office:value="1664.349609" calcext:value-type="float">
            <text:p>1664.349609</text:p>
          </table:table-cell>
          <table:table-cell office:value-type="float" office:value="1730.318604" calcext:value-type="float">
            <text:p>1730.318604</text:p>
          </table:table-cell>
          <table:table-cell table:number-columns-repeated="13"/>
        </table:table-row>
        <table:table-row table:style-name="ro1">
          <table:table-cell office:value-type="float" office:value="1657.255127" calcext:value-type="float">
            <text:p>1657.255127</text:p>
          </table:table-cell>
          <table:table-cell office:value-type="float" office:value="1718.22876" calcext:value-type="float">
            <text:p>1718.22876</text:p>
          </table:table-cell>
          <table:table-cell office:value-type="float" office:value="1664.338623" calcext:value-type="float">
            <text:p>1664.338623</text:p>
          </table:table-cell>
          <table:table-cell office:value-type="float" office:value="1714.886963" calcext:value-type="float">
            <text:p>1714.886963</text:p>
          </table:table-cell>
          <table:table-cell table:number-columns-repeated="13"/>
        </table:table-row>
        <table:table-row table:style-name="ro1">
          <table:table-cell office:value-type="float" office:value="1637.192627" calcext:value-type="float">
            <text:p>1637.192627</text:p>
          </table:table-cell>
          <table:table-cell office:value-type="float" office:value="1732.06958" calcext:value-type="float">
            <text:p>1732.06958</text:p>
          </table:table-cell>
          <table:table-cell office:value-type="float" office:value="1641.747925" calcext:value-type="float">
            <text:p>1641.747925</text:p>
          </table:table-cell>
          <table:table-cell office:value-type="float" office:value="1734.744141" calcext:value-type="float">
            <text:p>1734.744141</text:p>
          </table:table-cell>
          <table:table-cell table:number-columns-repeated="13"/>
        </table:table-row>
        <table:table-row table:style-name="ro1">
          <table:table-cell office:value-type="float" office:value="1629.462158" calcext:value-type="float">
            <text:p>1629.462158</text:p>
          </table:table-cell>
          <table:table-cell office:value-type="float" office:value="1708.783691" calcext:value-type="float">
            <text:p>1708.783691</text:p>
          </table:table-cell>
          <table:table-cell office:value-type="float" office:value="1635.852295" calcext:value-type="float">
            <text:p>1635.852295</text:p>
          </table:table-cell>
          <table:table-cell office:value-type="float" office:value="1710.139526" calcext:value-type="float">
            <text:p>1710.139526</text:p>
          </table:table-cell>
          <table:table-cell table:number-columns-repeated="13"/>
        </table:table-row>
        <table:table-row table:style-name="ro1">
          <table:table-cell office:value-type="float" office:value="1630.650146" calcext:value-type="float">
            <text:p>1630.650146</text:p>
          </table:table-cell>
          <table:table-cell office:value-type="float" office:value="1696.10376" calcext:value-type="float">
            <text:p>1696.10376</text:p>
          </table:table-cell>
          <table:table-cell office:value-type="float" office:value="1639.437256" calcext:value-type="float">
            <text:p>1639.437256</text:p>
          </table:table-cell>
          <table:table-cell office:value-type="float" office:value="1693.776001" calcext:value-type="float">
            <text:p>1693.776001</text:p>
          </table:table-cell>
          <table:table-cell table:number-columns-repeated="13"/>
        </table:table-row>
        <table:table-row table:style-name="ro1">
          <table:table-cell office:value-type="float" office:value="1615.901855" calcext:value-type="float">
            <text:p>1615.901855</text:p>
          </table:table-cell>
          <table:table-cell office:value-type="float" office:value="1695.805176" calcext:value-type="float">
            <text:p>1695.805176</text:p>
          </table:table-cell>
          <table:table-cell office:value-type="float" office:value="1623.812988" calcext:value-type="float">
            <text:p>1623.812988</text:p>
          </table:table-cell>
          <table:table-cell office:value-type="float" office:value="1690.415771" calcext:value-type="float">
            <text:p>1690.415771</text:p>
          </table:table-cell>
          <table:table-cell table:number-columns-repeated="13"/>
        </table:table-row>
        <table:table-row table:style-name="ro1">
          <table:table-cell office:value-type="float" office:value="1618.919067" calcext:value-type="float">
            <text:p>1618.919067</text:p>
          </table:table-cell>
          <table:table-cell office:value-type="float" office:value="1680.584106" calcext:value-type="float">
            <text:p>1680.584106</text:p>
          </table:table-cell>
          <table:table-cell office:value-type="float" office:value="1620.445801" calcext:value-type="float">
            <text:p>1620.445801</text:p>
          </table:table-cell>
          <table:table-cell office:value-type="float" office:value="1676.563843" calcext:value-type="float">
            <text:p>1676.563843</text:p>
          </table:table-cell>
          <table:table-cell table:number-columns-repeated="13"/>
        </table:table-row>
        <table:table-row table:style-name="ro1">
          <table:table-cell office:value-type="float" office:value="1610.783691" calcext:value-type="float">
            <text:p>1610.783691</text:p>
          </table:table-cell>
          <table:table-cell office:value-type="float" office:value="1671.300293" calcext:value-type="float">
            <text:p>1671.300293</text:p>
          </table:table-cell>
          <table:table-cell office:value-type="float" office:value="1615.192261" calcext:value-type="float">
            <text:p>1615.192261</text:p>
          </table:table-cell>
          <table:table-cell office:value-type="float" office:value="1674.85498" calcext:value-type="float">
            <text:p>1674.85498</text:p>
          </table:table-cell>
          <table:table-cell table:number-columns-repeated="13"/>
        </table:table-row>
        <table:table-row table:style-name="ro1">
          <table:table-cell office:value-type="float" office:value="1606.189941" calcext:value-type="float">
            <text:p>1606.189941</text:p>
          </table:table-cell>
          <table:table-cell office:value-type="float" office:value="1665.383301" calcext:value-type="float">
            <text:p>1665.383301</text:p>
          </table:table-cell>
          <table:table-cell office:value-type="float" office:value="1611.774414" calcext:value-type="float">
            <text:p>1611.774414</text:p>
          </table:table-cell>
          <table:table-cell office:value-type="float" office:value="1666.29187" calcext:value-type="float">
            <text:p>1666.29187</text:p>
          </table:table-cell>
          <table:table-cell table:number-columns-repeated="13"/>
        </table:table-row>
        <table:table-row table:style-name="ro1">
          <table:table-cell office:value-type="float" office:value="1596.776611" calcext:value-type="float">
            <text:p>1596.776611</text:p>
          </table:table-cell>
          <table:table-cell office:value-type="float" office:value="1662.977539" calcext:value-type="float">
            <text:p>1662.977539</text:p>
          </table:table-cell>
          <table:table-cell office:value-type="float" office:value="1604.167725" calcext:value-type="float">
            <text:p>1604.167725</text:p>
          </table:table-cell>
          <table:table-cell office:value-type="float" office:value="1658.524536" calcext:value-type="float">
            <text:p>1658.524536</text:p>
          </table:table-cell>
          <table:table-cell table:number-columns-repeated="13"/>
        </table:table-row>
        <table:table-row table:style-name="ro1">
          <table:table-cell office:value-type="float" office:value="1600.36438" calcext:value-type="float">
            <text:p>1600.36438</text:p>
          </table:table-cell>
          <table:table-cell office:value-type="float" office:value="1646.580566" calcext:value-type="float">
            <text:p>1646.580566</text:p>
          </table:table-cell>
          <table:table-cell office:value-type="float" office:value="1598.874023" calcext:value-type="float">
            <text:p>1598.874023</text:p>
          </table:table-cell>
          <table:table-cell office:value-type="float" office:value="1650.549805" calcext:value-type="float">
            <text:p>1650.549805</text:p>
          </table:table-cell>
          <table:table-cell table:number-columns-repeated="13"/>
        </table:table-row>
        <table:table-row table:style-name="ro1">
          <table:table-cell office:value-type="float" office:value="1595.762329" calcext:value-type="float">
            <text:p>1595.762329</text:p>
          </table:table-cell>
          <table:table-cell office:value-type="float" office:value="1639.599243" calcext:value-type="float">
            <text:p>1639.599243</text:p>
          </table:table-cell>
          <table:table-cell office:value-type="float" office:value="1597.232178" calcext:value-type="float">
            <text:p>1597.232178</text:p>
          </table:table-cell>
          <table:table-cell office:value-type="float" office:value="1641.630127" calcext:value-type="float">
            <text:p>1641.630127</text:p>
          </table:table-cell>
          <table:table-cell table:number-columns-repeated="13"/>
        </table:table-row>
        <table:table-row table:style-name="ro1">
          <table:table-cell office:value-type="float" office:value="1592.158203" calcext:value-type="float">
            <text:p>1592.158203</text:p>
          </table:table-cell>
          <table:table-cell office:value-type="float" office:value="1636.116821" calcext:value-type="float">
            <text:p>1636.116821</text:p>
          </table:table-cell>
          <table:table-cell office:value-type="float" office:value="1596.300415" calcext:value-type="float">
            <text:p>1596.300415</text:p>
          </table:table-cell>
          <table:table-cell office:value-type="float" office:value="1637.579468" calcext:value-type="float">
            <text:p>1637.579468</text:p>
          </table:table-cell>
          <table:table-cell table:number-columns-repeated="13"/>
        </table:table-row>
        <table:table-row table:style-name="ro1">
          <table:table-cell office:value-type="float" office:value="1585.579224" calcext:value-type="float">
            <text:p>1585.579224</text:p>
          </table:table-cell>
          <table:table-cell office:value-type="float" office:value="1632.147339" calcext:value-type="float">
            <text:p>1632.147339</text:p>
          </table:table-cell>
          <table:table-cell office:value-type="float" office:value="1588.182129" calcext:value-type="float">
            <text:p>1588.182129</text:p>
          </table:table-cell>
          <table:table-cell office:value-type="float" office:value="1633.418335" calcext:value-type="float">
            <text:p>1633.418335</text:p>
          </table:table-cell>
          <table:table-cell table:number-columns-repeated="13"/>
        </table:table-row>
        <table:table-row table:style-name="ro1">
          <table:table-cell office:value-type="float" office:value="1586.369263" calcext:value-type="float">
            <text:p>1586.369263</text:p>
          </table:table-cell>
          <table:table-cell office:value-type="float" office:value="1628.63269" calcext:value-type="float">
            <text:p>1628.63269</text:p>
          </table:table-cell>
          <table:table-cell office:value-type="float" office:value="1588.087891" calcext:value-type="float">
            <text:p>1588.087891</text:p>
          </table:table-cell>
          <table:table-cell office:value-type="float" office:value="1630.813477" calcext:value-type="float">
            <text:p>1630.813477</text:p>
          </table:table-cell>
          <table:table-cell table:number-columns-repeated="13"/>
        </table:table-row>
        <table:table-row table:style-name="ro1">
          <table:table-cell office:value-type="float" office:value="1581.787354" calcext:value-type="float">
            <text:p>1581.787354</text:p>
          </table:table-cell>
          <table:table-cell office:value-type="float" office:value="1620.565552" calcext:value-type="float">
            <text:p>1620.565552</text:p>
          </table:table-cell>
          <table:table-cell office:value-type="float" office:value="1588.794189" calcext:value-type="float">
            <text:p>1588.794189</text:p>
          </table:table-cell>
          <table:table-cell office:value-type="float" office:value="1621.270752" calcext:value-type="float">
            <text:p>1621.270752</text:p>
          </table:table-cell>
          <table:table-cell table:number-columns-repeated="13"/>
        </table:table-row>
        <table:table-row table:style-name="ro1">
          <table:table-cell office:value-type="float" office:value="1582.145996" calcext:value-type="float">
            <text:p>1582.145996</text:p>
          </table:table-cell>
          <table:table-cell office:value-type="float" office:value="1618.951904" calcext:value-type="float">
            <text:p>1618.951904</text:p>
          </table:table-cell>
          <table:table-cell office:value-type="float" office:value="1583.407227" calcext:value-type="float">
            <text:p>1583.407227</text:p>
          </table:table-cell>
          <table:table-cell office:value-type="float" office:value="1622.327759" calcext:value-type="float">
            <text:p>1622.327759</text:p>
          </table:table-cell>
          <table:table-cell table:number-columns-repeated="13"/>
        </table:table-row>
        <table:table-row table:style-name="ro1">
          <table:table-cell office:value-type="float" office:value="1578.783569" calcext:value-type="float">
            <text:p>1578.783569</text:p>
          </table:table-cell>
          <table:table-cell office:value-type="float" office:value="1616.196167" calcext:value-type="float">
            <text:p>1616.196167</text:p>
          </table:table-cell>
          <table:table-cell office:value-type="float" office:value="1583.81604" calcext:value-type="float">
            <text:p>1583.81604</text:p>
          </table:table-cell>
          <table:table-cell office:value-type="float" office:value="1617.025513" calcext:value-type="float">
            <text:p>1617.025513</text:p>
          </table:table-cell>
          <table:table-cell table:number-columns-repeated="13"/>
        </table:table-row>
        <table:table-row table:style-name="ro1">
          <table:table-cell office:value-type="float" office:value="1576.056519" calcext:value-type="float">
            <text:p>1576.056519</text:p>
          </table:table-cell>
          <table:table-cell office:value-type="float" office:value="1607.352905" calcext:value-type="float">
            <text:p>1607.352905</text:p>
          </table:table-cell>
          <table:table-cell office:value-type="float" office:value="1581.748779" calcext:value-type="float">
            <text:p>1581.748779</text:p>
          </table:table-cell>
          <table:table-cell office:value-type="float" office:value="1607.346069" calcext:value-type="float">
            <text:p>1607.346069</text:p>
          </table:table-cell>
          <table:table-cell table:number-columns-repeated="13"/>
        </table:table-row>
        <table:table-row table:style-name="ro1">
          <table:table-cell office:value-type="float" office:value="1571.753052" calcext:value-type="float">
            <text:p>1571.753052</text:p>
          </table:table-cell>
          <table:table-cell office:value-type="float" office:value="1606.053223" calcext:value-type="float">
            <text:p>1606.053223</text:p>
          </table:table-cell>
          <table:table-cell office:value-type="float" office:value="1580.776367" calcext:value-type="float">
            <text:p>1580.776367</text:p>
          </table:table-cell>
          <table:table-cell office:value-type="float" office:value="1606.285278" calcext:value-type="float">
            <text:p>1606.285278</text:p>
          </table:table-cell>
          <table:table-cell table:number-columns-repeated="13"/>
        </table:table-row>
        <table:table-row table:style-name="ro1">
          <table:table-cell office:value-type="float" office:value="1576.088989" calcext:value-type="float">
            <text:p>1576.088989</text:p>
          </table:table-cell>
          <table:table-cell office:value-type="float" office:value="1600.907227" calcext:value-type="float">
            <text:p>1600.907227</text:p>
          </table:table-cell>
          <table:table-cell office:value-type="float" office:value="1578.597412" calcext:value-type="float">
            <text:p>1578.597412</text:p>
          </table:table-cell>
          <table:table-cell office:value-type="float" office:value="1604.079956" calcext:value-type="float">
            <text:p>1604.079956</text:p>
          </table:table-cell>
          <table:table-cell table:number-columns-repeated="13"/>
        </table:table-row>
        <table:table-row table:style-name="ro1">
          <table:table-cell office:value-type="float" office:value="1574.486084" calcext:value-type="float">
            <text:p>1574.486084</text:p>
          </table:table-cell>
          <table:table-cell office:value-type="float" office:value="1598.230835" calcext:value-type="float">
            <text:p>1598.230835</text:p>
          </table:table-cell>
          <table:table-cell office:value-type="float" office:value="1578.549927" calcext:value-type="float">
            <text:p>1578.549927</text:p>
          </table:table-cell>
          <table:table-cell office:value-type="float" office:value="1597.897339" calcext:value-type="float">
            <text:p>1597.897339</text:p>
          </table:table-cell>
          <table:table-cell table:number-columns-repeated="13"/>
        </table:table-row>
        <table:table-row table:style-name="ro1">
          <table:table-cell office:value-type="float" office:value="1573.229736" calcext:value-type="float">
            <text:p>1573.229736</text:p>
          </table:table-cell>
          <table:table-cell office:value-type="float" office:value="1595.706177" calcext:value-type="float">
            <text:p>1595.706177</text:p>
          </table:table-cell>
          <table:table-cell office:value-type="float" office:value="1578.974854" calcext:value-type="float">
            <text:p>1578.974854</text:p>
          </table:table-cell>
          <table:table-cell office:value-type="float" office:value="1597.783691" calcext:value-type="float">
            <text:p>1597.783691</text:p>
          </table:table-cell>
          <table:table-cell table:number-columns-repeated="13"/>
        </table:table-row>
        <table:table-row table:style-name="ro1">
          <table:table-cell office:value-type="float" office:value="1572.596313" calcext:value-type="float">
            <text:p>1572.596313</text:p>
          </table:table-cell>
          <table:table-cell office:value-type="float" office:value="1594.397827" calcext:value-type="float">
            <text:p>1594.397827</text:p>
          </table:table-cell>
          <table:table-cell office:value-type="float" office:value="1580.996582" calcext:value-type="float">
            <text:p>1580.996582</text:p>
          </table:table-cell>
          <table:table-cell office:value-type="float" office:value="1595.1875" calcext:value-type="float">
            <text:p>1595.1875</text:p>
          </table:table-cell>
          <table:table-cell table:number-columns-repeated="13"/>
        </table:table-row>
        <table:table-row table:style-name="ro1">
          <table:table-cell office:value-type="float" office:value="1569.378174" calcext:value-type="float">
            <text:p>1569.378174</text:p>
          </table:table-cell>
          <table:table-cell office:value-type="float" office:value="1591.572876" calcext:value-type="float">
            <text:p>1591.572876</text:p>
          </table:table-cell>
          <table:table-cell office:value-type="float" office:value="1574.973755" calcext:value-type="float">
            <text:p>1574.973755</text:p>
          </table:table-cell>
          <table:table-cell office:value-type="float" office:value="1598.003174" calcext:value-type="float">
            <text:p>1598.003174</text:p>
          </table:table-cell>
          <table:table-cell table:number-columns-repeated="13"/>
        </table:table-row>
        <table:table-row table:style-name="ro1">
          <table:table-cell office:value-type="float" office:value="1569.127808" calcext:value-type="float">
            <text:p>1569.127808</text:p>
          </table:table-cell>
          <table:table-cell office:value-type="float" office:value="1589.539917" calcext:value-type="float">
            <text:p>1589.539917</text:p>
          </table:table-cell>
          <table:table-cell office:value-type="float" office:value="1577.73291" calcext:value-type="float">
            <text:p>1577.73291</text:p>
          </table:table-cell>
          <table:table-cell office:value-type="float" office:value="1591.13916" calcext:value-type="float">
            <text:p>1591.13916</text:p>
          </table:table-cell>
          <table:table-cell table:number-columns-repeated="13"/>
        </table:table-row>
        <table:table-row table:style-name="ro1">
          <table:table-cell office:value-type="float" office:value="1569.404419" calcext:value-type="float">
            <text:p>1569.404419</text:p>
          </table:table-cell>
          <table:table-cell office:value-type="float" office:value="1589.223877" calcext:value-type="float">
            <text:p>1589.223877</text:p>
          </table:table-cell>
          <table:table-cell office:value-type="float" office:value="1574.485352" calcext:value-type="float">
            <text:p>1574.485352</text:p>
          </table:table-cell>
          <table:table-cell office:value-type="float" office:value="1590.040283" calcext:value-type="float">
            <text:p>1590.040283</text:p>
          </table:table-cell>
          <table:table-cell table:number-columns-repeated="13"/>
        </table:table-row>
        <table:table-row table:style-name="ro1">
          <table:table-cell office:value-type="float" office:value="1567.846069" calcext:value-type="float">
            <text:p>1567.846069</text:p>
          </table:table-cell>
          <table:table-cell office:value-type="float" office:value="1586.157959" calcext:value-type="float">
            <text:p>1586.157959</text:p>
          </table:table-cell>
          <table:table-cell office:value-type="float" office:value="1575.203125" calcext:value-type="float">
            <text:p>1575.203125</text:p>
          </table:table-cell>
          <table:table-cell office:value-type="float" office:value="1590.137695" calcext:value-type="float">
            <text:p>1590.137695</text:p>
          </table:table-cell>
          <table:table-cell table:number-columns-repeated="13"/>
        </table:table-row>
        <table:table-row table:style-name="ro1">
          <table:table-cell office:value-type="float" office:value="1576.550293" calcext:value-type="float">
            <text:p>1576.550293</text:p>
          </table:table-cell>
          <table:table-cell office:value-type="float" office:value="1591.393188" calcext:value-type="float">
            <text:p>1591.393188</text:p>
          </table:table-cell>
          <table:table-cell office:value-type="float" office:value="1570.011597" calcext:value-type="float">
            <text:p>1570.011597</text:p>
          </table:table-cell>
          <table:table-cell office:value-type="float" office:value="1578.718628" calcext:value-type="float">
            <text:p>1578.718628</text:p>
          </table:table-cell>
          <table:table-cell table:number-columns-repeated="13"/>
        </table:table-row>
        <table:table-row table:style-name="ro1">
          <table:table-cell office:value-type="float" office:value="1570.089233" calcext:value-type="float">
            <text:p>1570.089233</text:p>
          </table:table-cell>
          <table:table-cell office:value-type="float" office:value="1588.139893" calcext:value-type="float">
            <text:p>1588.139893</text:p>
          </table:table-cell>
          <table:table-cell office:value-type="float" office:value="1570.375732" calcext:value-type="float">
            <text:p>1570.375732</text:p>
          </table:table-cell>
          <table:table-cell office:value-type="float" office:value="1581.985962" calcext:value-type="float">
            <text:p>1581.985962</text:p>
          </table:table-cell>
          <table:table-cell table:number-columns-repeated="13"/>
        </table:table-row>
        <table:table-row table:style-name="ro1">
          <table:table-cell office:value-type="float" office:value="1566.790283" calcext:value-type="float">
            <text:p>1566.790283</text:p>
          </table:table-cell>
          <table:table-cell office:value-type="float" office:value="1583.337158" calcext:value-type="float">
            <text:p>1583.337158</text:p>
          </table:table-cell>
          <table:table-cell office:value-type="float" office:value="1565.667603" calcext:value-type="float">
            <text:p>1565.667603</text:p>
          </table:table-cell>
          <table:table-cell office:value-type="float" office:value="1587.490112" calcext:value-type="float">
            <text:p>1587.490112</text:p>
          </table:table-cell>
          <table:table-cell table:number-columns-repeated="13"/>
        </table:table-row>
        <table:table-row table:style-name="ro1">
          <table:table-cell office:value-type="float" office:value="1571.700195" calcext:value-type="float">
            <text:p>1571.700195</text:p>
          </table:table-cell>
          <table:table-cell office:value-type="float" office:value="1579.435791" calcext:value-type="float">
            <text:p>1579.435791</text:p>
          </table:table-cell>
          <table:table-cell office:value-type="float" office:value="1571.672485" calcext:value-type="float">
            <text:p>1571.672485</text:p>
          </table:table-cell>
          <table:table-cell office:value-type="float" office:value="1578.490723" calcext:value-type="float">
            <text:p>1578.490723</text:p>
          </table:table-cell>
          <table:table-cell table:number-columns-repeated="13"/>
        </table:table-row>
        <table:table-row table:style-name="ro1">
          <table:table-cell office:value-type="float" office:value="1567.637085" calcext:value-type="float">
            <text:p>1567.637085</text:p>
          </table:table-cell>
          <table:table-cell office:value-type="float" office:value="1579.18042" calcext:value-type="float">
            <text:p>1579.18042</text:p>
          </table:table-cell>
          <table:table-cell office:value-type="float" office:value="1571.852051" calcext:value-type="float">
            <text:p>1571.852051</text:p>
          </table:table-cell>
          <table:table-cell office:value-type="float" office:value="1576.483887" calcext:value-type="float">
            <text:p>1576.483887</text:p>
          </table:table-cell>
          <table:table-cell table:number-columns-repeated="13"/>
        </table:table-row>
        <table:table-row table:style-name="ro1">
          <table:table-cell office:value-type="float" office:value="1567.931641" calcext:value-type="float">
            <text:p>1567.931641</text:p>
          </table:table-cell>
          <table:table-cell office:value-type="float" office:value="1578.633545" calcext:value-type="float">
            <text:p>1578.633545</text:p>
          </table:table-cell>
          <table:table-cell office:value-type="float" office:value="1568.839844" calcext:value-type="float">
            <text:p>1568.839844</text:p>
          </table:table-cell>
          <table:table-cell office:value-type="float" office:value="1575.860962" calcext:value-type="float">
            <text:p>1575.860962</text:p>
          </table:table-cell>
          <table:table-cell table:number-columns-repeated="13"/>
        </table:table-row>
        <table:table-row table:style-name="ro1">
          <table:table-cell office:value-type="float" office:value="1565.747803" calcext:value-type="float">
            <text:p>1565.747803</text:p>
          </table:table-cell>
          <table:table-cell office:value-type="float" office:value="1578.707275" calcext:value-type="float">
            <text:p>1578.707275</text:p>
          </table:table-cell>
          <table:table-cell office:value-type="float" office:value="1565.999512" calcext:value-type="float">
            <text:p>1565.999512</text:p>
          </table:table-cell>
          <table:table-cell office:value-type="float" office:value="1575.675537" calcext:value-type="float">
            <text:p>1575.675537</text:p>
          </table:table-cell>
          <table:table-cell table:number-columns-repeated="13"/>
        </table:table-row>
        <table:table-row table:style-name="ro1">
          <table:table-cell office:value-type="float" office:value="1565.056396" calcext:value-type="float">
            <text:p>1565.056396</text:p>
          </table:table-cell>
          <table:table-cell office:value-type="float" office:value="1578.204468" calcext:value-type="float">
            <text:p>1578.204468</text:p>
          </table:table-cell>
          <table:table-cell office:value-type="float" office:value="1563.592041" calcext:value-type="float">
            <text:p>1563.592041</text:p>
          </table:table-cell>
          <table:table-cell office:value-type="float" office:value="1577.537109" calcext:value-type="float">
            <text:p>1577.537109</text:p>
          </table:table-cell>
          <table:table-cell table:number-columns-repeated="13"/>
        </table:table-row>
        <table:table-row table:style-name="ro1">
          <table:table-cell office:value-type="float" office:value="1567.145264" calcext:value-type="float">
            <text:p>1567.145264</text:p>
          </table:table-cell>
          <table:table-cell office:value-type="float" office:value="1574.287476" calcext:value-type="float">
            <text:p>1574.287476</text:p>
          </table:table-cell>
          <table:table-cell office:value-type="float" office:value="1567.687012" calcext:value-type="float">
            <text:p>1567.687012</text:p>
          </table:table-cell>
          <table:table-cell office:value-type="float" office:value="1574.934326" calcext:value-type="float">
            <text:p>1574.934326</text:p>
          </table:table-cell>
          <table:table-cell table:number-columns-repeated="13"/>
        </table:table-row>
        <table:table-row table:style-name="ro1">
          <table:table-cell office:value-type="float" office:value="1565.380005" calcext:value-type="float">
            <text:p>1565.380005</text:p>
          </table:table-cell>
          <table:table-cell office:value-type="float" office:value="1575.800415" calcext:value-type="float">
            <text:p>1575.800415</text:p>
          </table:table-cell>
          <table:table-cell office:value-type="float" office:value="1568.416504" calcext:value-type="float">
            <text:p>1568.416504</text:p>
          </table:table-cell>
          <table:table-cell office:value-type="float" office:value="1572.006348" calcext:value-type="float">
            <text:p>1572.006348</text:p>
          </table:table-cell>
          <table:table-cell table:number-columns-repeated="13"/>
        </table:table-row>
        <table:table-row table:style-name="ro1">
          <table:table-cell office:value-type="float" office:value="1565.955322" calcext:value-type="float">
            <text:p>1565.955322</text:p>
          </table:table-cell>
          <table:table-cell office:value-type="float" office:value="1577.827271" calcext:value-type="float">
            <text:p>1577.827271</text:p>
          </table:table-cell>
          <table:table-cell office:value-type="float" office:value="1565.632812" calcext:value-type="float">
            <text:p>1565.632812</text:p>
          </table:table-cell>
          <table:table-cell office:value-type="float" office:value="1577.63562" calcext:value-type="float">
            <text:p>1577.63562</text:p>
          </table:table-cell>
          <table:table-cell table:number-columns-repeated="13"/>
        </table:table-row>
        <table:table-row table:style-name="ro1">
          <table:table-cell office:value-type="float" office:value="1566.236816" calcext:value-type="float">
            <text:p>1566.236816</text:p>
          </table:table-cell>
          <table:table-cell office:value-type="float" office:value="1574.923096" calcext:value-type="float">
            <text:p>1574.923096</text:p>
          </table:table-cell>
          <table:table-cell office:value-type="float" office:value="1567.274902" calcext:value-type="float">
            <text:p>1567.274902</text:p>
          </table:table-cell>
          <table:table-cell office:value-type="float" office:value="1576.398315" calcext:value-type="float">
            <text:p>1576.398315</text:p>
          </table:table-cell>
          <table:table-cell table:number-columns-repeated="13"/>
        </table:table-row>
        <table:table-row table:style-name="ro1">
          <table:table-cell office:value-type="float" office:value="1567.92688" calcext:value-type="float">
            <text:p>1567.92688</text:p>
          </table:table-cell>
          <table:table-cell office:value-type="float" office:value="1571.252808" calcext:value-type="float">
            <text:p>1571.252808</text:p>
          </table:table-cell>
          <table:table-cell office:value-type="float" office:value="1565.238159" calcext:value-type="float">
            <text:p>1565.238159</text:p>
          </table:table-cell>
          <table:table-cell office:value-type="float" office:value="1573.741577" calcext:value-type="float">
            <text:p>1573.741577</text:p>
          </table:table-cell>
          <table:table-cell table:number-columns-repeated="13"/>
        </table:table-row>
        <table:table-row table:style-name="ro1">
          <table:table-cell office:value-type="float" office:value="1561.605469" calcext:value-type="float">
            <text:p>1561.605469</text:p>
          </table:table-cell>
          <table:table-cell office:value-type="float" office:value="1575.276733" calcext:value-type="float">
            <text:p>1575.276733</text:p>
          </table:table-cell>
          <table:table-cell office:value-type="float" office:value="1565.960327" calcext:value-type="float">
            <text:p>1565.960327</text:p>
          </table:table-cell>
          <table:table-cell office:value-type="float" office:value="1573.050903" calcext:value-type="float">
            <text:p>1573.050903</text:p>
          </table:table-cell>
          <table:table-cell table:number-columns-repeated="13"/>
        </table:table-row>
        <table:table-row table:style-name="ro1">
          <table:table-cell office:value-type="float" office:value="1565.782837" calcext:value-type="float">
            <text:p>1565.782837</text:p>
          </table:table-cell>
          <table:table-cell office:value-type="float" office:value="1569.709717" calcext:value-type="float">
            <text:p>1569.709717</text:p>
          </table:table-cell>
          <table:table-cell office:value-type="float" office:value="1565.10144" calcext:value-type="float">
            <text:p>1565.10144</text:p>
          </table:table-cell>
          <table:table-cell office:value-type="float" office:value="1567.973389" calcext:value-type="float">
            <text:p>1567.973389</text:p>
          </table:table-cell>
          <table:table-cell table:number-columns-repeated="13"/>
        </table:table-row>
        <table:table-row table:style-name="ro1">
          <table:table-cell office:value-type="float" office:value="1562.894043" calcext:value-type="float">
            <text:p>1562.894043</text:p>
          </table:table-cell>
          <table:table-cell office:value-type="float" office:value="1572.627319" calcext:value-type="float">
            <text:p>1572.627319</text:p>
          </table:table-cell>
          <table:table-cell office:value-type="float" office:value="1564.790161" calcext:value-type="float">
            <text:p>1564.790161</text:p>
          </table:table-cell>
          <table:table-cell office:value-type="float" office:value="1573.855225" calcext:value-type="float">
            <text:p>1573.855225</text:p>
          </table:table-cell>
          <table:table-cell table:number-columns-repeated="13"/>
        </table:table-row>
        <table:table-row table:style-name="ro1">
          <table:table-cell office:value-type="float" office:value="1533.346924" calcext:value-type="float">
            <text:p>1533.346924</text:p>
          </table:table-cell>
          <table:table-cell office:value-type="float" office:value="1539.179321" calcext:value-type="float">
            <text:p>1539.179321</text:p>
          </table:table-cell>
          <table:table-cell office:value-type="float" office:value="1584.178589" calcext:value-type="float">
            <text:p>1584.178589</text:p>
          </table:table-cell>
          <table:table-cell office:value-type="float" office:value="1610.984741" calcext:value-type="float">
            <text:p>1610.984741</text:p>
          </table:table-cell>
          <table:table-cell table:number-columns-repeated="13"/>
        </table:table-row>
        <table:table-row table:style-name="ro1">
          <table:table-cell office:value-type="float" office:value="1532.659058" calcext:value-type="float">
            <text:p>1532.659058</text:p>
          </table:table-cell>
          <table:table-cell office:value-type="float" office:value="1510.171509" calcext:value-type="float">
            <text:p>1510.171509</text:p>
          </table:table-cell>
          <table:table-cell office:value-type="float" office:value="1603.664917" calcext:value-type="float">
            <text:p>1603.664917</text:p>
          </table:table-cell>
          <table:table-cell office:value-type="float" office:value="1632.029541" calcext:value-type="float">
            <text:p>1632.029541</text:p>
          </table:table-cell>
          <table:table-cell table:number-columns-repeated="13"/>
        </table:table-row>
        <table:table-row table:style-name="ro1">
          <table:table-cell office:value-type="float" office:value="1550.267334" calcext:value-type="float">
            <text:p>1550.267334</text:p>
          </table:table-cell>
          <table:table-cell office:value-type="float" office:value="1515.897095" calcext:value-type="float">
            <text:p>1515.897095</text:p>
          </table:table-cell>
          <table:table-cell office:value-type="float" office:value="1617.029175" calcext:value-type="float">
            <text:p>1617.029175</text:p>
          </table:table-cell>
          <table:table-cell office:value-type="float" office:value="1652.002319" calcext:value-type="float">
            <text:p>1652.002319</text:p>
          </table:table-cell>
          <table:table-cell table:number-columns-repeated="13"/>
        </table:table-row>
        <table:table-row table:style-name="ro1">
          <table:table-cell office:value-type="float" office:value="1549.9823" calcext:value-type="float">
            <text:p>1549.9823</text:p>
          </table:table-cell>
          <table:table-cell office:value-type="float" office:value="1548.902222" calcext:value-type="float">
            <text:p>1548.902222</text:p>
          </table:table-cell>
          <table:table-cell office:value-type="float" office:value="1613.870117" calcext:value-type="float">
            <text:p>1613.870117</text:p>
          </table:table-cell>
          <table:table-cell office:value-type="float" office:value="1633.368896" calcext:value-type="float">
            <text:p>1633.368896</text:p>
          </table:table-cell>
          <table:table-cell table:number-columns-repeated="13"/>
        </table:table-row>
        <table:table-row table:style-name="ro1">
          <table:table-cell office:value-type="float" office:value="1561.201416" calcext:value-type="float">
            <text:p>1561.201416</text:p>
          </table:table-cell>
          <table:table-cell office:value-type="float" office:value="1564.097168" calcext:value-type="float">
            <text:p>1564.097168</text:p>
          </table:table-cell>
          <table:table-cell office:value-type="float" office:value="1619.460083" calcext:value-type="float">
            <text:p>1619.460083</text:p>
          </table:table-cell>
          <table:table-cell office:value-type="float" office:value="1654.677612" calcext:value-type="float">
            <text:p>1654.677612</text:p>
          </table:table-cell>
          <table:table-cell table:number-columns-repeated="13"/>
        </table:table-row>
        <table:table-row table:style-name="ro1">
          <table:table-cell office:value-type="float" office:value="1570.336182" calcext:value-type="float">
            <text:p>1570.336182</text:p>
          </table:table-cell>
          <table:table-cell office:value-type="float" office:value="1570.272705" calcext:value-type="float">
            <text:p>1570.272705</text:p>
          </table:table-cell>
          <table:table-cell office:value-type="float" office:value="1631.856201" calcext:value-type="float">
            <text:p>1631.856201</text:p>
          </table:table-cell>
          <table:table-cell office:value-type="float" office:value="1651.127075" calcext:value-type="float">
            <text:p>1651.127075</text:p>
          </table:table-cell>
          <table:table-cell table:number-columns-repeated="13"/>
        </table:table-row>
        <table:table-row table:style-name="ro1">
          <table:table-cell office:value-type="float" office:value="1575.548218" calcext:value-type="float">
            <text:p>1575.548218</text:p>
          </table:table-cell>
          <table:table-cell office:value-type="float" office:value="1584.424194" calcext:value-type="float">
            <text:p>1584.424194</text:p>
          </table:table-cell>
          <table:table-cell office:value-type="float" office:value="1625.62561" calcext:value-type="float">
            <text:p>1625.62561</text:p>
          </table:table-cell>
          <table:table-cell office:value-type="float" office:value="1688.023438" calcext:value-type="float">
            <text:p>1688.023438</text:p>
          </table:table-cell>
          <table:table-cell table:number-columns-repeated="13"/>
        </table:table-row>
        <table:table-row table:style-name="ro1">
          <table:table-cell office:value-type="float" office:value="1587.665649" calcext:value-type="float">
            <text:p>1587.665649</text:p>
          </table:table-cell>
          <table:table-cell office:value-type="float" office:value="1596.453491" calcext:value-type="float">
            <text:p>1596.453491</text:p>
          </table:table-cell>
          <table:table-cell office:value-type="float" office:value="1640.205078" calcext:value-type="float">
            <text:p>1640.205078</text:p>
          </table:table-cell>
          <table:table-cell office:value-type="float" office:value="1668.028687" calcext:value-type="float">
            <text:p>1668.028687</text:p>
          </table:table-cell>
          <table:table-cell table:number-columns-repeated="13"/>
        </table:table-row>
        <table:table-row table:style-name="ro1">
          <table:table-cell office:value-type="float" office:value="1588.556763" calcext:value-type="float">
            <text:p>1588.556763</text:p>
          </table:table-cell>
          <table:table-cell office:value-type="float" office:value="1614.191528" calcext:value-type="float">
            <text:p>1614.191528</text:p>
          </table:table-cell>
          <table:table-cell office:value-type="float" office:value="1632.980103" calcext:value-type="float">
            <text:p>1632.980103</text:p>
          </table:table-cell>
          <table:table-cell office:value-type="float" office:value="1695.607544" calcext:value-type="float">
            <text:p>1695.607544</text:p>
          </table:table-cell>
          <table:table-cell table:number-columns-repeated="13"/>
        </table:table-row>
        <table:table-row table:style-name="ro1">
          <table:table-cell office:value-type="float" office:value="1601.92627" calcext:value-type="float">
            <text:p>1601.92627</text:p>
          </table:table-cell>
          <table:table-cell office:value-type="float" office:value="1646.175659" calcext:value-type="float">
            <text:p>1646.175659</text:p>
          </table:table-cell>
          <table:table-cell office:value-type="float" office:value="1641.008423" calcext:value-type="float">
            <text:p>1641.008423</text:p>
          </table:table-cell>
          <table:table-cell office:value-type="float" office:value="1695.693726" calcext:value-type="float">
            <text:p>1695.693726</text:p>
          </table:table-cell>
          <table:table-cell table:number-columns-repeated="13"/>
        </table:table-row>
        <table:table-row table:style-name="ro1">
          <table:table-cell office:value-type="float" office:value="1647.571411" calcext:value-type="float">
            <text:p>1647.571411</text:p>
          </table:table-cell>
          <table:table-cell office:value-type="float" office:value="1693.008423" calcext:value-type="float">
            <text:p>1693.008423</text:p>
          </table:table-cell>
          <table:table-cell office:value-type="float" office:value="1623.427979" calcext:value-type="float">
            <text:p>1623.427979</text:p>
          </table:table-cell>
          <table:table-cell office:value-type="float" office:value="1681.976929" calcext:value-type="float">
            <text:p>1681.976929</text:p>
          </table:table-cell>
          <table:table-cell table:number-columns-repeated="13"/>
        </table:table-row>
        <table:table-row table:style-name="ro1">
          <table:table-cell office:value-type="float" office:value="1650.690918" calcext:value-type="float">
            <text:p>1650.690918</text:p>
          </table:table-cell>
          <table:table-cell office:value-type="float" office:value="1694.083252" calcext:value-type="float">
            <text:p>1694.083252</text:p>
          </table:table-cell>
          <table:table-cell office:value-type="float" office:value="1641.735352" calcext:value-type="float">
            <text:p>1641.735352</text:p>
          </table:table-cell>
          <table:table-cell office:value-type="float" office:value="1684.633423" calcext:value-type="float">
            <text:p>1684.633423</text:p>
          </table:table-cell>
          <table:table-cell table:number-columns-repeated="13"/>
        </table:table-row>
        <table:table-row table:style-name="ro1">
          <table:table-cell office:value-type="float" office:value="1647.883789" calcext:value-type="float">
            <text:p>1647.883789</text:p>
          </table:table-cell>
          <table:table-cell office:value-type="float" office:value="1699.030884" calcext:value-type="float">
            <text:p>1699.030884</text:p>
          </table:table-cell>
          <table:table-cell office:value-type="float" office:value="1639.936523" calcext:value-type="float">
            <text:p>1639.936523</text:p>
          </table:table-cell>
          <table:table-cell office:value-type="float" office:value="1696.977051" calcext:value-type="float">
            <text:p>1696.977051</text:p>
          </table:table-cell>
          <table:table-cell table:number-columns-repeated="13"/>
        </table:table-row>
        <table:table-row table:style-name="ro1">
          <table:table-cell office:value-type="float" office:value="1644.251953" calcext:value-type="float">
            <text:p>1644.251953</text:p>
          </table:table-cell>
          <table:table-cell office:value-type="float" office:value="1700.674072" calcext:value-type="float">
            <text:p>1700.674072</text:p>
          </table:table-cell>
          <table:table-cell office:value-type="float" office:value="1647.85022" calcext:value-type="float">
            <text:p>1647.85022</text:p>
          </table:table-cell>
          <table:table-cell office:value-type="float" office:value="1703.035889" calcext:value-type="float">
            <text:p>1703.035889</text:p>
          </table:table-cell>
          <table:table-cell table:number-columns-repeated="13"/>
        </table:table-row>
        <table:table-row table:style-name="ro1">
          <table:table-cell office:value-type="float" office:value="1638.315674" calcext:value-type="float">
            <text:p>1638.315674</text:p>
          </table:table-cell>
          <table:table-cell office:value-type="float" office:value="1702.455322" calcext:value-type="float">
            <text:p>1702.455322</text:p>
          </table:table-cell>
          <table:table-cell office:value-type="float" office:value="1643.648682" calcext:value-type="float">
            <text:p>1643.648682</text:p>
          </table:table-cell>
          <table:table-cell office:value-type="float" office:value="1698.7323" calcext:value-type="float">
            <text:p>1698.7323</text:p>
          </table:table-cell>
          <table:table-cell table:number-columns-repeated="13"/>
        </table:table-row>
        <table:table-row table:style-name="ro1">
          <table:table-cell office:value-type="float" office:value="1624.693726" calcext:value-type="float">
            <text:p>1624.693726</text:p>
          </table:table-cell>
          <table:table-cell office:value-type="float" office:value="1718.025146" calcext:value-type="float">
            <text:p>1718.025146</text:p>
          </table:table-cell>
          <table:table-cell office:value-type="float" office:value="1635.607422" calcext:value-type="float">
            <text:p>1635.607422</text:p>
          </table:table-cell>
          <table:table-cell office:value-type="float" office:value="1708.416504" calcext:value-type="float">
            <text:p>1708.416504</text:p>
          </table:table-cell>
          <table:table-cell table:number-columns-repeated="13"/>
        </table:table-row>
        <table:table-row table:style-name="ro1">
          <table:table-cell office:value-type="float" office:value="1640.665527" calcext:value-type="float">
            <text:p>1640.665527</text:p>
          </table:table-cell>
          <table:table-cell office:value-type="float" office:value="1695.578735" calcext:value-type="float">
            <text:p>1695.578735</text:p>
          </table:table-cell>
          <table:table-cell office:value-type="float" office:value="1645.524658" calcext:value-type="float">
            <text:p>1645.524658</text:p>
          </table:table-cell>
          <table:table-cell office:value-type="float" office:value="1695.164307" calcext:value-type="float">
            <text:p>1695.164307</text:p>
          </table:table-cell>
          <table:table-cell table:number-columns-repeated="13"/>
        </table:table-row>
        <table:table-row table:style-name="ro1">
          <table:table-cell office:value-type="float" office:value="1639.498535" calcext:value-type="float">
            <text:p>1639.498535</text:p>
          </table:table-cell>
          <table:table-cell office:value-type="float" office:value="1709.407837" calcext:value-type="float">
            <text:p>1709.407837</text:p>
          </table:table-cell>
          <table:table-cell office:value-type="float" office:value="1642.640869" calcext:value-type="float">
            <text:p>1642.640869</text:p>
          </table:table-cell>
          <table:table-cell office:value-type="float" office:value="1703.637451" calcext:value-type="float">
            <text:p>1703.637451</text:p>
          </table:table-cell>
          <table:table-cell table:number-columns-repeated="13"/>
        </table:table-row>
        <table:table-row table:style-name="ro1">
          <table:table-cell office:value-type="float" office:value="1632.704224" calcext:value-type="float">
            <text:p>1632.704224</text:p>
          </table:table-cell>
          <table:table-cell office:value-type="float" office:value="1710.775391" calcext:value-type="float">
            <text:p>1710.775391</text:p>
          </table:table-cell>
          <table:table-cell office:value-type="float" office:value="1641.162354" calcext:value-type="float">
            <text:p>1641.162354</text:p>
          </table:table-cell>
          <table:table-cell office:value-type="float" office:value="1703.491943" calcext:value-type="float">
            <text:p>1703.491943</text:p>
          </table:table-cell>
          <table:table-cell table:number-columns-repeated="13"/>
        </table:table-row>
        <table:table-row table:style-name="ro1">
          <table:table-cell office:value-type="float" office:value="1637.830566" calcext:value-type="float">
            <text:p>1637.830566</text:p>
          </table:table-cell>
          <table:table-cell office:value-type="float" office:value="1709.451904" calcext:value-type="float">
            <text:p>1709.451904</text:p>
          </table:table-cell>
          <table:table-cell office:value-type="float" office:value="1644.219604" calcext:value-type="float">
            <text:p>1644.219604</text:p>
          </table:table-cell>
          <table:table-cell office:value-type="float" office:value="1705.800537" calcext:value-type="float">
            <text:p>1705.800537</text:p>
          </table:table-cell>
          <table:table-cell table:number-columns-repeated="13"/>
        </table:table-row>
        <table:table-row table:style-name="ro1">
          <table:table-cell office:value-type="float" office:value="1640.843872" calcext:value-type="float">
            <text:p>1640.843872</text:p>
          </table:table-cell>
          <table:table-cell office:value-type="float" office:value="1701.409668" calcext:value-type="float">
            <text:p>1701.409668</text:p>
          </table:table-cell>
          <table:table-cell office:value-type="float" office:value="1648.630127" calcext:value-type="float">
            <text:p>1648.630127</text:p>
          </table:table-cell>
          <table:table-cell office:value-type="float" office:value="1699.154541" calcext:value-type="float">
            <text:p>1699.154541</text:p>
          </table:table-cell>
          <table:table-cell table:number-columns-repeated="13"/>
        </table:table-row>
        <table:table-row table:style-name="ro1">
          <table:table-cell office:value-type="float" office:value="1639.715698" calcext:value-type="float">
            <text:p>1639.715698</text:p>
          </table:table-cell>
          <table:table-cell office:value-type="float" office:value="1709.945923" calcext:value-type="float">
            <text:p>1709.945923</text:p>
          </table:table-cell>
          <table:table-cell office:value-type="float" office:value="1645.368164" calcext:value-type="float">
            <text:p>1645.368164</text:p>
          </table:table-cell>
          <table:table-cell office:value-type="float" office:value="1708.327881" calcext:value-type="float">
            <text:p>1708.327881</text:p>
          </table:table-cell>
          <table:table-cell table:number-columns-repeated="13"/>
        </table:table-row>
        <table:table-row table:style-name="ro1">
          <table:table-cell office:value-type="float" office:value="1640.69519" calcext:value-type="float">
            <text:p>1640.69519</text:p>
          </table:table-cell>
          <table:table-cell office:value-type="float" office:value="1706.828369" calcext:value-type="float">
            <text:p>1706.828369</text:p>
          </table:table-cell>
          <table:table-cell office:value-type="float" office:value="1645.587646" calcext:value-type="float">
            <text:p>1645.587646</text:p>
          </table:table-cell>
          <table:table-cell office:value-type="float" office:value="1706.241333" calcext:value-type="float">
            <text:p>1706.241333</text:p>
          </table:table-cell>
          <table:table-cell table:number-columns-repeated="13"/>
        </table:table-row>
        <table:table-row table:style-name="ro1">
          <table:table-cell office:value-type="float" office:value="1638.179932" calcext:value-type="float">
            <text:p>1638.179932</text:p>
          </table:table-cell>
          <table:table-cell office:value-type="float" office:value="1708.180908" calcext:value-type="float">
            <text:p>1708.180908</text:p>
          </table:table-cell>
          <table:table-cell office:value-type="float" office:value="1645.285034" calcext:value-type="float">
            <text:p>1645.285034</text:p>
          </table:table-cell>
          <table:table-cell office:value-type="float" office:value="1708.922974" calcext:value-type="float">
            <text:p>1708.922974</text:p>
          </table:table-cell>
          <table:table-cell table:number-columns-repeated="13"/>
        </table:table-row>
        <table:table-row table:style-name="ro1">
          <table:table-cell office:value-type="float" office:value="1648.794678" calcext:value-type="float">
            <text:p>1648.794678</text:p>
          </table:table-cell>
          <table:table-cell office:value-type="float" office:value="1699.6427" calcext:value-type="float">
            <text:p>1699.6427</text:p>
          </table:table-cell>
          <table:table-cell office:value-type="float" office:value="1650.659668" calcext:value-type="float">
            <text:p>1650.659668</text:p>
          </table:table-cell>
          <table:table-cell office:value-type="float" office:value="1696.135376" calcext:value-type="float">
            <text:p>1696.135376</text:p>
          </table:table-cell>
          <table:table-cell table:number-columns-repeated="13"/>
        </table:table-row>
        <table:table-row table:style-name="ro1">
          <table:table-cell office:value-type="float" office:value="1638.631348" calcext:value-type="float">
            <text:p>1638.631348</text:p>
          </table:table-cell>
          <table:table-cell office:value-type="float" office:value="1707.999268" calcext:value-type="float">
            <text:p>1707.999268</text:p>
          </table:table-cell>
          <table:table-cell office:value-type="float" office:value="1644.427246" calcext:value-type="float">
            <text:p>1644.427246</text:p>
          </table:table-cell>
          <table:table-cell office:value-type="float" office:value="1705.438477" calcext:value-type="float">
            <text:p>1705.438477</text:p>
          </table:table-cell>
          <table:table-cell table:number-columns-repeated="13"/>
        </table:table-row>
        <table:table-row table:style-name="ro1">
          <table:table-cell office:value-type="float" office:value="1637.739014" calcext:value-type="float">
            <text:p>1637.739014</text:p>
          </table:table-cell>
          <table:table-cell office:value-type="float" office:value="1712.708618" calcext:value-type="float">
            <text:p>1712.708618</text:p>
          </table:table-cell>
          <table:table-cell office:value-type="float" office:value="1644.102173" calcext:value-type="float">
            <text:p>1644.102173</text:p>
          </table:table-cell>
          <table:table-cell office:value-type="float" office:value="1711.244751" calcext:value-type="float">
            <text:p>1711.244751</text:p>
          </table:table-cell>
          <table:table-cell table:number-columns-repeated="13"/>
        </table:table-row>
        <table:table-row table:style-name="ro1">
          <table:table-cell office:value-type="float" office:value="1639.557251" calcext:value-type="float">
            <text:p>1639.557251</text:p>
          </table:table-cell>
          <table:table-cell office:value-type="float" office:value="1708.09314" calcext:value-type="float">
            <text:p>1708.09314</text:p>
          </table:table-cell>
          <table:table-cell office:value-type="float" office:value="1647.243652" calcext:value-type="float">
            <text:p>1647.243652</text:p>
          </table:table-cell>
          <table:table-cell office:value-type="float" office:value="1708.612793" calcext:value-type="float">
            <text:p>1708.612793</text:p>
          </table:table-cell>
          <table:table-cell table:number-columns-repeated="13"/>
        </table:table-row>
        <table:table-row table:style-name="ro1">
          <table:table-cell office:value-type="float" office:value="1639.727661" calcext:value-type="float">
            <text:p>1639.727661</text:p>
          </table:table-cell>
          <table:table-cell office:value-type="float" office:value="1713.452026" calcext:value-type="float">
            <text:p>1713.452026</text:p>
          </table:table-cell>
          <table:table-cell office:value-type="float" office:value="1648.486816" calcext:value-type="float">
            <text:p>1648.486816</text:p>
          </table:table-cell>
          <table:table-cell office:value-type="float" office:value="1712.598145" calcext:value-type="float">
            <text:p>1712.598145</text:p>
          </table:table-cell>
          <table:table-cell table:number-columns-repeated="13"/>
        </table:table-row>
        <table:table-row table:style-name="ro1">
          <table:table-cell office:value-type="float" office:value="1642.276978" calcext:value-type="float">
            <text:p>1642.276978</text:p>
          </table:table-cell>
          <table:table-cell office:value-type="float" office:value="1715.168091" calcext:value-type="float">
            <text:p>1715.168091</text:p>
          </table:table-cell>
          <table:table-cell office:value-type="float" office:value="1649.445557" calcext:value-type="float">
            <text:p>1649.445557</text:p>
          </table:table-cell>
          <table:table-cell office:value-type="float" office:value="1712.226562" calcext:value-type="float">
            <text:p>1712.226562</text:p>
          </table:table-cell>
          <table:table-cell table:number-columns-repeated="13"/>
        </table:table-row>
        <table:table-row table:style-name="ro1">
          <table:table-cell office:value-type="float" office:value="1643.571167" calcext:value-type="float">
            <text:p>1643.571167</text:p>
          </table:table-cell>
          <table:table-cell office:value-type="float" office:value="1713.862061" calcext:value-type="float">
            <text:p>1713.862061</text:p>
          </table:table-cell>
          <table:table-cell office:value-type="float" office:value="1650.414917" calcext:value-type="float">
            <text:p>1650.414917</text:p>
          </table:table-cell>
          <table:table-cell office:value-type="float" office:value="1712.932495" calcext:value-type="float">
            <text:p>1712.932495</text:p>
          </table:table-cell>
          <table:table-cell table:number-columns-repeated="13"/>
        </table:table-row>
        <table:table-row table:style-name="ro1">
          <table:table-cell office:value-type="float" office:value="1639.196167" calcext:value-type="float">
            <text:p>1639.196167</text:p>
          </table:table-cell>
          <table:table-cell office:value-type="float" office:value="1719.462891" calcext:value-type="float">
            <text:p>1719.462891</text:p>
          </table:table-cell>
          <table:table-cell office:value-type="float" office:value="1649.48584" calcext:value-type="float">
            <text:p>1649.48584</text:p>
          </table:table-cell>
          <table:table-cell office:value-type="float" office:value="1716.103882" calcext:value-type="float">
            <text:p>1716.103882</text:p>
          </table:table-cell>
          <table:table-cell table:number-columns-repeated="13"/>
        </table:table-row>
        <table:table-row table:style-name="ro1">
          <table:table-cell office:value-type="float" office:value="1646.524292" calcext:value-type="float">
            <text:p>1646.524292</text:p>
          </table:table-cell>
          <table:table-cell office:value-type="float" office:value="1708.410767" calcext:value-type="float">
            <text:p>1708.410767</text:p>
          </table:table-cell>
          <table:table-cell office:value-type="float" office:value="1653.629761" calcext:value-type="float">
            <text:p>1653.629761</text:p>
          </table:table-cell>
          <table:table-cell office:value-type="float" office:value="1706.756958" calcext:value-type="float">
            <text:p>1706.756958</text:p>
          </table:table-cell>
          <table:table-cell table:number-columns-repeated="13"/>
        </table:table-row>
        <table:table-row table:style-name="ro1">
          <table:table-cell office:value-type="float" office:value="1638.106079" calcext:value-type="float">
            <text:p>1638.106079</text:p>
          </table:table-cell>
          <table:table-cell office:value-type="float" office:value="1721.69458" calcext:value-type="float">
            <text:p>1721.69458</text:p>
          </table:table-cell>
          <table:table-cell office:value-type="float" office:value="1644.47583" calcext:value-type="float">
            <text:p>1644.47583</text:p>
          </table:table-cell>
          <table:table-cell office:value-type="float" office:value="1717.278809" calcext:value-type="float">
            <text:p>1717.278809</text:p>
          </table:table-cell>
          <table:table-cell table:number-columns-repeated="13"/>
        </table:table-row>
        <table:table-row table:style-name="ro1">
          <table:table-cell office:value-type="float" office:value="1643.97229" calcext:value-type="float">
            <text:p>1643.97229</text:p>
          </table:table-cell>
          <table:table-cell office:value-type="float" office:value="1718.221436" calcext:value-type="float">
            <text:p>1718.221436</text:p>
          </table:table-cell>
          <table:table-cell office:value-type="float" office:value="1650.650757" calcext:value-type="float">
            <text:p>1650.650757</text:p>
          </table:table-cell>
          <table:table-cell office:value-type="float" office:value="1716.206055" calcext:value-type="float">
            <text:p>1716.206055</text:p>
          </table:table-cell>
          <table:table-cell table:number-columns-repeated="13"/>
        </table:table-row>
        <table:table-row table:style-name="ro1">
          <table:table-cell office:value-type="float" office:value="1640.371704" calcext:value-type="float">
            <text:p>1640.371704</text:p>
          </table:table-cell>
          <table:table-cell office:value-type="float" office:value="1718.301636" calcext:value-type="float">
            <text:p>1718.301636</text:p>
          </table:table-cell>
          <table:table-cell office:value-type="float" office:value="1646.826904" calcext:value-type="float">
            <text:p>1646.826904</text:p>
          </table:table-cell>
          <table:table-cell office:value-type="float" office:value="1713.660522" calcext:value-type="float">
            <text:p>1713.660522</text:p>
          </table:table-cell>
          <table:table-cell table:number-columns-repeated="13"/>
        </table:table-row>
        <table:table-row table:style-name="ro1">
          <table:table-cell office:value-type="float" office:value="1642.487793" calcext:value-type="float">
            <text:p>1642.487793</text:p>
          </table:table-cell>
          <table:table-cell office:value-type="float" office:value="1719.599609" calcext:value-type="float">
            <text:p>1719.599609</text:p>
          </table:table-cell>
          <table:table-cell office:value-type="float" office:value="1651.634644" calcext:value-type="float">
            <text:p>1651.634644</text:p>
          </table:table-cell>
          <table:table-cell office:value-type="float" office:value="1713.833618" calcext:value-type="float">
            <text:p>1713.833618</text:p>
          </table:table-cell>
          <table:table-cell table:number-columns-repeated="13"/>
        </table:table-row>
        <table:table-row table:style-name="ro1">
          <table:table-cell office:value-type="float" office:value="1644.529053" calcext:value-type="float">
            <text:p>1644.529053</text:p>
          </table:table-cell>
          <table:table-cell office:value-type="float" office:value="1706.190186" calcext:value-type="float">
            <text:p>1706.190186</text:p>
          </table:table-cell>
          <table:table-cell office:value-type="float" office:value="1653.950928" calcext:value-type="float">
            <text:p>1653.950928</text:p>
          </table:table-cell>
          <table:table-cell office:value-type="float" office:value="1704.370605" calcext:value-type="float">
            <text:p>1704.370605</text:p>
          </table:table-cell>
          <table:table-cell table:number-columns-repeated="13"/>
        </table:table-row>
        <table:table-row table:style-name="ro1">
          <table:table-cell office:value-type="float" office:value="1646.412842" calcext:value-type="float">
            <text:p>1646.412842</text:p>
          </table:table-cell>
          <table:table-cell office:value-type="float" office:value="1711.817383" calcext:value-type="float">
            <text:p>1711.817383</text:p>
          </table:table-cell>
          <table:table-cell office:value-type="float" office:value="1651.326294" calcext:value-type="float">
            <text:p>1651.326294</text:p>
          </table:table-cell>
          <table:table-cell office:value-type="float" office:value="1711.021484" calcext:value-type="float">
            <text:p>1711.021484</text:p>
          </table:table-cell>
          <table:table-cell table:number-columns-repeated="13"/>
        </table:table-row>
        <table:table-row table:style-name="ro1">
          <table:table-cell office:value-type="float" office:value="1644.590332" calcext:value-type="float">
            <text:p>1644.590332</text:p>
          </table:table-cell>
          <table:table-cell office:value-type="float" office:value="1715.579834" calcext:value-type="float">
            <text:p>1715.579834</text:p>
          </table:table-cell>
          <table:table-cell office:value-type="float" office:value="1651.547607" calcext:value-type="float">
            <text:p>1651.547607</text:p>
          </table:table-cell>
          <table:table-cell office:value-type="float" office:value="1714.547974" calcext:value-type="float">
            <text:p>1714.547974</text:p>
          </table:table-cell>
          <table:table-cell table:number-columns-repeated="13"/>
        </table:table-row>
        <table:table-row table:style-name="ro1">
          <table:table-cell office:value-type="float" office:value="1647.724976" calcext:value-type="float">
            <text:p>1647.724976</text:p>
          </table:table-cell>
          <table:table-cell office:value-type="float" office:value="1719.423828" calcext:value-type="float">
            <text:p>1719.423828</text:p>
          </table:table-cell>
          <table:table-cell office:value-type="float" office:value="1651.85376" calcext:value-type="float">
            <text:p>1651.85376</text:p>
          </table:table-cell>
          <table:table-cell office:value-type="float" office:value="1717.484619" calcext:value-type="float">
            <text:p>1717.484619</text:p>
          </table:table-cell>
          <table:table-cell table:number-columns-repeated="13"/>
        </table:table-row>
        <table:table-row table:style-name="ro1">
          <table:table-cell office:value-type="float" office:value="1643.837158" calcext:value-type="float">
            <text:p>1643.837158</text:p>
          </table:table-cell>
          <table:table-cell office:value-type="float" office:value="1722.462036" calcext:value-type="float">
            <text:p>1722.462036</text:p>
          </table:table-cell>
          <table:table-cell office:value-type="float" office:value="1651.941528" calcext:value-type="float">
            <text:p>1651.941528</text:p>
          </table:table-cell>
          <table:table-cell office:value-type="float" office:value="1718.894287" calcext:value-type="float">
            <text:p>1718.894287</text:p>
          </table:table-cell>
          <table:table-cell table:number-columns-repeated="13"/>
        </table:table-row>
        <table:table-row table:style-name="ro1">
          <table:table-cell office:value-type="float" office:value="1647.102051" calcext:value-type="float">
            <text:p>1647.102051</text:p>
          </table:table-cell>
          <table:table-cell office:value-type="float" office:value="1722.661377" calcext:value-type="float">
            <text:p>1722.661377</text:p>
          </table:table-cell>
          <table:table-cell office:value-type="float" office:value="1653.862549" calcext:value-type="float">
            <text:p>1653.862549</text:p>
          </table:table-cell>
          <table:table-cell office:value-type="float" office:value="1719.737183" calcext:value-type="float">
            <text:p>1719.737183</text:p>
          </table:table-cell>
          <table:table-cell table:number-columns-repeated="13"/>
        </table:table-row>
        <table:table-row table:style-name="ro1">
          <table:table-cell office:value-type="float" office:value="1647.694946" calcext:value-type="float">
            <text:p>1647.694946</text:p>
          </table:table-cell>
          <table:table-cell office:value-type="float" office:value="1719.889404" calcext:value-type="float">
            <text:p>1719.889404</text:p>
          </table:table-cell>
          <table:table-cell office:value-type="float" office:value="1649.617432" calcext:value-type="float">
            <text:p>1649.617432</text:p>
          </table:table-cell>
          <table:table-cell office:value-type="float" office:value="1721.643799" calcext:value-type="float">
            <text:p>1721.643799</text:p>
          </table:table-cell>
          <table:table-cell table:number-columns-repeated="13"/>
        </table:table-row>
        <table:table-row table:style-name="ro1">
          <table:table-cell office:value-type="float" office:value="1648.487671" calcext:value-type="float">
            <text:p>1648.487671</text:p>
          </table:table-cell>
          <table:table-cell office:value-type="float" office:value="1714.896484" calcext:value-type="float">
            <text:p>1714.896484</text:p>
          </table:table-cell>
          <table:table-cell office:value-type="float" office:value="1656.042358" calcext:value-type="float">
            <text:p>1656.042358</text:p>
          </table:table-cell>
          <table:table-cell office:value-type="float" office:value="1713.482544" calcext:value-type="float">
            <text:p>1713.482544</text:p>
          </table:table-cell>
          <table:table-cell table:number-columns-repeated="13"/>
        </table:table-row>
        <table:table-row table:style-name="ro1">
          <table:table-cell office:value-type="float" office:value="1642.280029" calcext:value-type="float">
            <text:p>1642.280029</text:p>
          </table:table-cell>
          <table:table-cell office:value-type="float" office:value="1725.173706" calcext:value-type="float">
            <text:p>1725.173706</text:p>
          </table:table-cell>
          <table:table-cell office:value-type="float" office:value="1650.609619" calcext:value-type="float">
            <text:p>1650.609619</text:p>
          </table:table-cell>
          <table:table-cell office:value-type="float" office:value="1719.302734" calcext:value-type="float">
            <text:p>1719.302734</text:p>
          </table:table-cell>
          <table:table-cell table:number-columns-repeated="13"/>
        </table:table-row>
        <table:table-row table:style-name="ro1">
          <table:table-cell office:value-type="float" office:value="1649.967163" calcext:value-type="float">
            <text:p>1649.967163</text:p>
          </table:table-cell>
          <table:table-cell office:value-type="float" office:value="1713.435791" calcext:value-type="float">
            <text:p>1713.435791</text:p>
          </table:table-cell>
          <table:table-cell office:value-type="float" office:value="1651.686523" calcext:value-type="float">
            <text:p>1651.686523</text:p>
          </table:table-cell>
          <table:table-cell office:value-type="float" office:value="1715.19812" calcext:value-type="float">
            <text:p>1715.19812</text:p>
          </table:table-cell>
          <table:table-cell table:number-columns-repeated="13"/>
        </table:table-row>
        <table:table-row table:style-name="ro1">
          <table:table-cell office:value-type="float" office:value="1641.076538" calcext:value-type="float">
            <text:p>1641.076538</text:p>
          </table:table-cell>
          <table:table-cell office:value-type="float" office:value="1722.268188" calcext:value-type="float">
            <text:p>1722.268188</text:p>
          </table:table-cell>
          <table:table-cell office:value-type="float" office:value="1646.604004" calcext:value-type="float">
            <text:p>1646.604004</text:p>
          </table:table-cell>
          <table:table-cell office:value-type="float" office:value="1722.483887" calcext:value-type="float">
            <text:p>1722.483887</text:p>
          </table:table-cell>
          <table:table-cell table:number-columns-repeated="13"/>
        </table:table-row>
        <table:table-row table:style-name="ro1">
          <table:table-cell office:value-type="float" office:value="1650.940796" calcext:value-type="float">
            <text:p>1650.940796</text:p>
          </table:table-cell>
          <table:table-cell office:value-type="float" office:value="1722.637817" calcext:value-type="float">
            <text:p>1722.637817</text:p>
          </table:table-cell>
          <table:table-cell office:value-type="float" office:value="1653.389282" calcext:value-type="float">
            <text:p>1653.389282</text:p>
          </table:table-cell>
          <table:table-cell office:value-type="float" office:value="1723.796875" calcext:value-type="float">
            <text:p>1723.796875</text:p>
          </table:table-cell>
          <table:table-cell table:number-columns-repeated="13"/>
        </table:table-row>
        <table:table-row table:style-name="ro1">
          <table:table-cell office:value-type="float" office:value="1646.095215" calcext:value-type="float">
            <text:p>1646.095215</text:p>
          </table:table-cell>
          <table:table-cell office:value-type="float" office:value="1725.786133" calcext:value-type="float">
            <text:p>1725.786133</text:p>
          </table:table-cell>
          <table:table-cell office:value-type="float" office:value="1652.804443" calcext:value-type="float">
            <text:p>1652.804443</text:p>
          </table:table-cell>
          <table:table-cell office:value-type="float" office:value="1721.774658" calcext:value-type="float">
            <text:p>1721.774658</text:p>
          </table:table-cell>
          <table:table-cell table:number-columns-repeated="13"/>
        </table:table-row>
        <table:table-row table:style-name="ro1">
          <table:table-cell office:value-type="float" office:value="1649.281494" calcext:value-type="float">
            <text:p>1649.281494</text:p>
          </table:table-cell>
          <table:table-cell office:value-type="float" office:value="1714.829712" calcext:value-type="float">
            <text:p>1714.829712</text:p>
          </table:table-cell>
          <table:table-cell office:value-type="float" office:value="1654.088379" calcext:value-type="float">
            <text:p>1654.088379</text:p>
          </table:table-cell>
          <table:table-cell office:value-type="float" office:value="1714.739502" calcext:value-type="float">
            <text:p>1714.739502</text:p>
          </table:table-cell>
          <table:table-cell table:number-columns-repeated="13"/>
        </table:table-row>
        <table:table-row table:style-name="ro1">
          <table:table-cell office:value-type="float" office:value="1648.665771" calcext:value-type="float">
            <text:p>1648.665771</text:p>
          </table:table-cell>
          <table:table-cell office:value-type="float" office:value="1720.727051" calcext:value-type="float">
            <text:p>1720.727051</text:p>
          </table:table-cell>
          <table:table-cell office:value-type="float" office:value="1654.889404" calcext:value-type="float">
            <text:p>1654.889404</text:p>
          </table:table-cell>
          <table:table-cell office:value-type="float" office:value="1716.364258" calcext:value-type="float">
            <text:p>1716.364258</text:p>
          </table:table-cell>
          <table:table-cell table:number-columns-repeated="13"/>
        </table:table-row>
        <table:table-row table:style-name="ro1">
          <table:table-cell office:value-type="float" office:value="1646.756958" calcext:value-type="float">
            <text:p>1646.756958</text:p>
          </table:table-cell>
          <table:table-cell office:value-type="float" office:value="1726.284912" calcext:value-type="float">
            <text:p>1726.284912</text:p>
          </table:table-cell>
          <table:table-cell office:value-type="float" office:value="1651.078857" calcext:value-type="float">
            <text:p>1651.078857</text:p>
          </table:table-cell>
          <table:table-cell office:value-type="float" office:value="1726.437744" calcext:value-type="float">
            <text:p>1726.437744</text:p>
          </table:table-cell>
          <table:table-cell table:number-columns-repeated="13"/>
        </table:table-row>
        <table:table-row table:style-name="ro1">
          <table:table-cell office:value-type="float" office:value="1650.92749" calcext:value-type="float">
            <text:p>1650.92749</text:p>
          </table:table-cell>
          <table:table-cell office:value-type="float" office:value="1717.262695" calcext:value-type="float">
            <text:p>1717.262695</text:p>
          </table:table-cell>
          <table:table-cell office:value-type="float" office:value="1657.166504" calcext:value-type="float">
            <text:p>1657.166504</text:p>
          </table:table-cell>
          <table:table-cell office:value-type="float" office:value="1719.328491" calcext:value-type="float">
            <text:p>1719.328491</text:p>
          </table:table-cell>
          <table:table-cell table:number-columns-repeated="13"/>
        </table:table-row>
        <table:table-row table:style-name="ro1">
          <table:table-cell office:value-type="float" office:value="1653.502075" calcext:value-type="float">
            <text:p>1653.502075</text:p>
          </table:table-cell>
          <table:table-cell office:value-type="float" office:value="1721.483276" calcext:value-type="float">
            <text:p>1721.483276</text:p>
          </table:table-cell>
          <table:table-cell office:value-type="float" office:value="1657.972168" calcext:value-type="float">
            <text:p>1657.972168</text:p>
          </table:table-cell>
          <table:table-cell office:value-type="float" office:value="1722.928223" calcext:value-type="float">
            <text:p>1722.928223</text:p>
          </table:table-cell>
          <table:table-cell table:number-columns-repeated="13"/>
        </table:table-row>
        <table:table-row table:style-name="ro1">
          <table:table-cell office:value-type="float" office:value="1645.075684" calcext:value-type="float">
            <text:p>1645.075684</text:p>
          </table:table-cell>
          <table:table-cell office:value-type="float" office:value="1729.00769" calcext:value-type="float">
            <text:p>1729.00769</text:p>
          </table:table-cell>
          <table:table-cell office:value-type="float" office:value="1656.950806" calcext:value-type="float">
            <text:p>1656.950806</text:p>
          </table:table-cell>
          <table:table-cell office:value-type="float" office:value="1724.283936" calcext:value-type="float">
            <text:p>1724.283936</text:p>
          </table:table-cell>
          <table:table-cell table:number-columns-repeated="13"/>
        </table:table-row>
        <table:table-row table:style-name="ro1">
          <table:table-cell office:value-type="float" office:value="1650.291748" calcext:value-type="float">
            <text:p>1650.291748</text:p>
          </table:table-cell>
          <table:table-cell office:value-type="float" office:value="1730.873657" calcext:value-type="float">
            <text:p>1730.873657</text:p>
          </table:table-cell>
          <table:table-cell office:value-type="float" office:value="1654.925293" calcext:value-type="float">
            <text:p>1654.925293</text:p>
          </table:table-cell>
          <table:table-cell office:value-type="float" office:value="1725.620728" calcext:value-type="float">
            <text:p>1725.620728</text:p>
          </table:table-cell>
          <table:table-cell table:number-columns-repeated="13"/>
        </table:table-row>
        <table:table-row table:style-name="ro1">
          <table:table-cell office:value-type="float" office:value="1651.010986" calcext:value-type="float">
            <text:p>1651.010986</text:p>
          </table:table-cell>
          <table:table-cell office:value-type="float" office:value="1724.288818" calcext:value-type="float">
            <text:p>1724.288818</text:p>
          </table:table-cell>
          <table:table-cell office:value-type="float" office:value="1655.351196" calcext:value-type="float">
            <text:p>1655.351196</text:p>
          </table:table-cell>
          <table:table-cell office:value-type="float" office:value="1722.711914" calcext:value-type="float">
            <text:p>1722.711914</text:p>
          </table:table-cell>
          <table:table-cell table:number-columns-repeated="13"/>
        </table:table-row>
        <table:table-row table:style-name="ro1">
          <table:table-cell office:value-type="float" office:value="1653.22998" calcext:value-type="float">
            <text:p>1653.22998</text:p>
          </table:table-cell>
          <table:table-cell office:value-type="float" office:value="1716.219727" calcext:value-type="float">
            <text:p>1716.219727</text:p>
          </table:table-cell>
          <table:table-cell office:value-type="float" office:value="1660.476196" calcext:value-type="float">
            <text:p>1660.476196</text:p>
          </table:table-cell>
          <table:table-cell office:value-type="float" office:value="1716.245117" calcext:value-type="float">
            <text:p>1716.245117</text:p>
          </table:table-cell>
          <table:table-cell table:number-columns-repeated="13"/>
        </table:table-row>
        <table:table-row table:style-name="ro1">
          <table:table-cell office:value-type="float" office:value="1647.200806" calcext:value-type="float">
            <text:p>1647.200806</text:p>
          </table:table-cell>
          <table:table-cell office:value-type="float" office:value="1728.216675" calcext:value-type="float">
            <text:p>1728.216675</text:p>
          </table:table-cell>
          <table:table-cell office:value-type="float" office:value="1656.748779" calcext:value-type="float">
            <text:p>1656.748779</text:p>
          </table:table-cell>
          <table:table-cell office:value-type="float" office:value="1725.819824" calcext:value-type="float">
            <text:p>1725.819824</text:p>
          </table:table-cell>
          <table:table-cell table:number-columns-repeated="13"/>
        </table:table-row>
        <table:table-row table:style-name="ro1">
          <table:table-cell office:value-type="float" office:value="1649.486816" calcext:value-type="float">
            <text:p>1649.486816</text:p>
          </table:table-cell>
          <table:table-cell office:value-type="float" office:value="1728.139526" calcext:value-type="float">
            <text:p>1728.139526</text:p>
          </table:table-cell>
          <table:table-cell office:value-type="float" office:value="1656.430176" calcext:value-type="float">
            <text:p>1656.430176</text:p>
          </table:table-cell>
          <table:table-cell office:value-type="float" office:value="1723.475708" calcext:value-type="float">
            <text:p>1723.475708</text:p>
          </table:table-cell>
          <table:table-cell table:number-columns-repeated="13"/>
        </table:table-row>
        <table:table-row table:style-name="ro1">
          <table:table-cell office:value-type="float" office:value="1649.146973" calcext:value-type="float">
            <text:p>1649.146973</text:p>
          </table:table-cell>
          <table:table-cell office:value-type="float" office:value="1732.890503" calcext:value-type="float">
            <text:p>1732.890503</text:p>
          </table:table-cell>
          <table:table-cell office:value-type="float" office:value="1656.292725" calcext:value-type="float">
            <text:p>1656.292725</text:p>
          </table:table-cell>
          <table:table-cell office:value-type="float" office:value="1726.650757" calcext:value-type="float">
            <text:p>1726.650757</text:p>
          </table:table-cell>
          <table:table-cell table:number-columns-repeated="13"/>
        </table:table-row>
        <table:table-row table:style-name="ro1">
          <table:table-cell office:value-type="float" office:value="1653.832275" calcext:value-type="float">
            <text:p>1653.832275</text:p>
          </table:table-cell>
          <table:table-cell office:value-type="float" office:value="1723.507812" calcext:value-type="float">
            <text:p>1723.507812</text:p>
          </table:table-cell>
          <table:table-cell office:value-type="float" office:value="1662.111206" calcext:value-type="float">
            <text:p>1662.111206</text:p>
          </table:table-cell>
          <table:table-cell office:value-type="float" office:value="1721.710571" calcext:value-type="float">
            <text:p>1721.710571</text:p>
          </table:table-cell>
          <table:table-cell table:number-columns-repeated="13"/>
        </table:table-row>
        <table:table-row table:style-name="ro1">
          <table:table-cell office:value-type="float" office:value="1653.346924" calcext:value-type="float">
            <text:p>1653.346924</text:p>
          </table:table-cell>
          <table:table-cell office:value-type="float" office:value="1727.522583" calcext:value-type="float">
            <text:p>1727.522583</text:p>
          </table:table-cell>
          <table:table-cell office:value-type="float" office:value="1660.092041" calcext:value-type="float">
            <text:p>1660.092041</text:p>
          </table:table-cell>
          <table:table-cell office:value-type="float" office:value="1722.648682" calcext:value-type="float">
            <text:p>1722.648682</text:p>
          </table:table-cell>
          <table:table-cell table:number-columns-repeated="13"/>
        </table:table-row>
        <table:table-row table:style-name="ro1">
          <table:table-cell office:value-type="float" office:value="1651.451782" calcext:value-type="float">
            <text:p>1651.451782</text:p>
          </table:table-cell>
          <table:table-cell office:value-type="float" office:value="1730.660034" calcext:value-type="float">
            <text:p>1730.660034</text:p>
          </table:table-cell>
          <table:table-cell office:value-type="float" office:value="1659.419312" calcext:value-type="float">
            <text:p>1659.419312</text:p>
          </table:table-cell>
          <table:table-cell office:value-type="float" office:value="1729.59436" calcext:value-type="float">
            <text:p>1729.59436</text:p>
          </table:table-cell>
          <table:table-cell table:number-columns-repeated="13"/>
        </table:table-row>
        <table:table-row table:style-name="ro1">
          <table:table-cell office:value-type="float" office:value="1652.460693" calcext:value-type="float">
            <text:p>1652.460693</text:p>
          </table:table-cell>
          <table:table-cell office:value-type="float" office:value="1724.111084" calcext:value-type="float">
            <text:p>1724.111084</text:p>
          </table:table-cell>
          <table:table-cell office:value-type="float" office:value="1660.515747" calcext:value-type="float">
            <text:p>1660.515747</text:p>
          </table:table-cell>
          <table:table-cell office:value-type="float" office:value="1720.846924" calcext:value-type="float">
            <text:p>1720.846924</text:p>
          </table:table-cell>
          <table:table-cell table:number-columns-repeated="13"/>
        </table:table-row>
        <table:table-row table:style-name="ro1">
          <table:table-cell office:value-type="float" office:value="1652.608398" calcext:value-type="float">
            <text:p>1652.608398</text:p>
          </table:table-cell>
          <table:table-cell office:value-type="float" office:value="1724.745728" calcext:value-type="float">
            <text:p>1724.745728</text:p>
          </table:table-cell>
          <table:table-cell office:value-type="float" office:value="1660.706055" calcext:value-type="float">
            <text:p>1660.706055</text:p>
          </table:table-cell>
          <table:table-cell office:value-type="float" office:value="1720.467285" calcext:value-type="float">
            <text:p>1720.467285</text:p>
          </table:table-cell>
          <table:table-cell table:number-columns-repeated="13"/>
        </table:table-row>
        <table:table-row table:style-name="ro1">
          <table:table-cell office:value-type="float" office:value="1649.380859" calcext:value-type="float">
            <text:p>1649.380859</text:p>
          </table:table-cell>
          <table:table-cell office:value-type="float" office:value="1733.460449" calcext:value-type="float">
            <text:p>1733.460449</text:p>
          </table:table-cell>
          <table:table-cell office:value-type="float" office:value="1655.66333" calcext:value-type="float">
            <text:p>1655.66333</text:p>
          </table:table-cell>
          <table:table-cell office:value-type="float" office:value="1728.649048" calcext:value-type="float">
            <text:p>1728.649048</text:p>
          </table:table-cell>
          <table:table-cell table:number-columns-repeated="13"/>
        </table:table-row>
        <table:table-row table:style-name="ro1">
          <table:table-cell office:value-type="float" office:value="1650.000732" calcext:value-type="float">
            <text:p>1650.000732</text:p>
          </table:table-cell>
          <table:table-cell office:value-type="float" office:value="1728.911255" calcext:value-type="float">
            <text:p>1728.911255</text:p>
          </table:table-cell>
          <table:table-cell office:value-type="float" office:value="1656.813232" calcext:value-type="float">
            <text:p>1656.813232</text:p>
          </table:table-cell>
          <table:table-cell office:value-type="float" office:value="1727.401367" calcext:value-type="float">
            <text:p>1727.401367</text:p>
          </table:table-cell>
          <table:table-cell table:number-columns-repeated="13"/>
        </table:table-row>
        <table:table-row table:style-name="ro1">
          <table:table-cell office:value-type="float" office:value="1655.158691" calcext:value-type="float">
            <text:p>1655.158691</text:p>
          </table:table-cell>
          <table:table-cell office:value-type="float" office:value="1720.844116" calcext:value-type="float">
            <text:p>1720.844116</text:p>
          </table:table-cell>
          <table:table-cell office:value-type="float" office:value="1661.057373" calcext:value-type="float">
            <text:p>1661.057373</text:p>
          </table:table-cell>
          <table:table-cell office:value-type="float" office:value="1716.380249" calcext:value-type="float">
            <text:p>1716.380249</text:p>
          </table:table-cell>
          <table:table-cell table:number-columns-repeated="13"/>
        </table:table-row>
        <table:table-row table:style-name="ro1">
          <table:table-cell office:value-type="float" office:value="1651.627441" calcext:value-type="float">
            <text:p>1651.627441</text:p>
          </table:table-cell>
          <table:table-cell office:value-type="float" office:value="1730.203491" calcext:value-type="float">
            <text:p>1730.203491</text:p>
          </table:table-cell>
          <table:table-cell office:value-type="float" office:value="1659.911987" calcext:value-type="float">
            <text:p>1659.911987</text:p>
          </table:table-cell>
          <table:table-cell office:value-type="float" office:value="1729.280884" calcext:value-type="float">
            <text:p>1729.280884</text:p>
          </table:table-cell>
          <table:table-cell table:number-columns-repeated="13"/>
        </table:table-row>
        <table:table-row table:style-name="ro1">
          <table:table-cell office:value-type="float" office:value="1656.463867" calcext:value-type="float">
            <text:p>1656.463867</text:p>
          </table:table-cell>
          <table:table-cell office:value-type="float" office:value="1725.550049" calcext:value-type="float">
            <text:p>1725.550049</text:p>
          </table:table-cell>
          <table:table-cell office:value-type="float" office:value="1661.324585" calcext:value-type="float">
            <text:p>1661.324585</text:p>
          </table:table-cell>
          <table:table-cell office:value-type="float" office:value="1725.432983" calcext:value-type="float">
            <text:p>1725.432983</text:p>
          </table:table-cell>
          <table:table-cell table:number-columns-repeated="13"/>
        </table:table-row>
        <table:table-row table:style-name="ro1">
          <table:table-cell office:value-type="float" office:value="1652.798584" calcext:value-type="float">
            <text:p>1652.798584</text:p>
          </table:table-cell>
          <table:table-cell office:value-type="float" office:value="1725.120728" calcext:value-type="float">
            <text:p>1725.120728</text:p>
          </table:table-cell>
          <table:table-cell office:value-type="float" office:value="1661.323486" calcext:value-type="float">
            <text:p>1661.323486</text:p>
          </table:table-cell>
          <table:table-cell office:value-type="float" office:value="1725.136108" calcext:value-type="float">
            <text:p>1725.136108</text:p>
          </table:table-cell>
          <table:table-cell table:number-columns-repeated="13"/>
        </table:table-row>
        <table:table-row table:style-name="ro1">
          <table:table-cell office:value-type="float" office:value="1655.916382" calcext:value-type="float">
            <text:p>1655.916382</text:p>
          </table:table-cell>
          <table:table-cell office:value-type="float" office:value="1721.928223" calcext:value-type="float">
            <text:p>1721.928223</text:p>
          </table:table-cell>
          <table:table-cell office:value-type="float" office:value="1662.096436" calcext:value-type="float">
            <text:p>1662.096436</text:p>
          </table:table-cell>
          <table:table-cell office:value-type="float" office:value="1722.968018" calcext:value-type="float">
            <text:p>1722.968018</text:p>
          </table:table-cell>
          <table:table-cell table:number-columns-repeated="13"/>
        </table:table-row>
        <table:table-row table:style-name="ro1">
          <table:table-cell office:value-type="float" office:value="1655.197876" calcext:value-type="float">
            <text:p>1655.197876</text:p>
          </table:table-cell>
          <table:table-cell office:value-type="float" office:value="1730.890503" calcext:value-type="float">
            <text:p>1730.890503</text:p>
          </table:table-cell>
          <table:table-cell office:value-type="float" office:value="1659.638184" calcext:value-type="float">
            <text:p>1659.638184</text:p>
          </table:table-cell>
          <table:table-cell office:value-type="float" office:value="1728.787109" calcext:value-type="float">
            <text:p>1728.787109</text:p>
          </table:table-cell>
          <table:table-cell table:number-columns-repeated="13"/>
        </table:table-row>
        <table:table-row table:style-name="ro1">
          <table:table-cell office:value-type="float" office:value="1655.269287" calcext:value-type="float">
            <text:p>1655.269287</text:p>
          </table:table-cell>
          <table:table-cell office:value-type="float" office:value="1726.104858" calcext:value-type="float">
            <text:p>1726.104858</text:p>
          </table:table-cell>
          <table:table-cell office:value-type="float" office:value="1664.171021" calcext:value-type="float">
            <text:p>1664.171021</text:p>
          </table:table-cell>
          <table:table-cell office:value-type="float" office:value="1721.084229" calcext:value-type="float">
            <text:p>1721.084229</text:p>
          </table:table-cell>
          <table:table-cell table:number-columns-repeated="13"/>
        </table:table-row>
        <table:table-row table:style-name="ro1">
          <table:table-cell office:value-type="float" office:value="1652.396606" calcext:value-type="float">
            <text:p>1652.396606</text:p>
          </table:table-cell>
          <table:table-cell office:value-type="float" office:value="1732.319214" calcext:value-type="float">
            <text:p>1732.319214</text:p>
          </table:table-cell>
          <table:table-cell office:value-type="float" office:value="1655.643433" calcext:value-type="float">
            <text:p>1655.643433</text:p>
          </table:table-cell>
          <table:table-cell office:value-type="float" office:value="1730.897461" calcext:value-type="float">
            <text:p>1730.897461</text:p>
          </table:table-cell>
          <table:table-cell table:number-columns-repeated="13"/>
        </table:table-row>
        <table:table-row table:style-name="ro1">
          <table:table-cell office:value-type="float" office:value="1652.208374" calcext:value-type="float">
            <text:p>1652.208374</text:p>
          </table:table-cell>
          <table:table-cell office:value-type="float" office:value="1733.104858" calcext:value-type="float">
            <text:p>1733.104858</text:p>
          </table:table-cell>
          <table:table-cell office:value-type="float" office:value="1658.962402" calcext:value-type="float">
            <text:p>1658.962402</text:p>
          </table:table-cell>
          <table:table-cell office:value-type="float" office:value="1733.736572" calcext:value-type="float">
            <text:p>1733.736572</text:p>
          </table:table-cell>
          <table:table-cell table:number-columns-repeated="13"/>
        </table:table-row>
        <table:table-row table:style-name="ro1">
          <table:table-cell office:value-type="float" office:value="1654.524048" calcext:value-type="float">
            <text:p>1654.524048</text:p>
          </table:table-cell>
          <table:table-cell office:value-type="float" office:value="1727.561646" calcext:value-type="float">
            <text:p>1727.561646</text:p>
          </table:table-cell>
          <table:table-cell office:value-type="float" office:value="1661.596191" calcext:value-type="float">
            <text:p>1661.596191</text:p>
          </table:table-cell>
          <table:table-cell office:value-type="float" office:value="1720.200073" calcext:value-type="float">
            <text:p>1720.200073</text:p>
          </table:table-cell>
          <table:table-cell table:number-columns-repeated="13"/>
        </table:table-row>
        <table:table-row table:style-name="ro1">
          <table:table-cell office:value-type="float" office:value="1652.199341" calcext:value-type="float">
            <text:p>1652.199341</text:p>
          </table:table-cell>
          <table:table-cell office:value-type="float" office:value="1734.958252" calcext:value-type="float">
            <text:p>1734.958252</text:p>
          </table:table-cell>
          <table:table-cell office:value-type="float" office:value="1662.096191" calcext:value-type="float">
            <text:p>1662.096191</text:p>
          </table:table-cell>
          <table:table-cell office:value-type="float" office:value="1729.997314" calcext:value-type="float">
            <text:p>1729.997314</text:p>
          </table:table-cell>
          <table:table-cell table:number-columns-repeated="13"/>
        </table:table-row>
        <table:table-row table:style-name="ro1">
          <table:table-cell office:value-type="float" office:value="1657.00415" calcext:value-type="float">
            <text:p>1657.00415</text:p>
          </table:table-cell>
          <table:table-cell office:value-type="float" office:value="1729.769287" calcext:value-type="float">
            <text:p>1729.769287</text:p>
          </table:table-cell>
          <table:table-cell office:value-type="float" office:value="1665.763306" calcext:value-type="float">
            <text:p>1665.763306</text:p>
          </table:table-cell>
          <table:table-cell office:value-type="float" office:value="1726.611206" calcext:value-type="float">
            <text:p>1726.611206</text:p>
          </table:table-cell>
          <table:table-cell table:number-columns-repeated="13"/>
        </table:table-row>
        <table:table-row table:style-name="ro1">
          <table:table-cell office:value-type="float" office:value="1655.091797" calcext:value-type="float">
            <text:p>1655.091797</text:p>
          </table:table-cell>
          <table:table-cell office:value-type="float" office:value="1732.815918" calcext:value-type="float">
            <text:p>1732.815918</text:p>
          </table:table-cell>
          <table:table-cell office:value-type="float" office:value="1661.60144" calcext:value-type="float">
            <text:p>1661.60144</text:p>
          </table:table-cell>
          <table:table-cell office:value-type="float" office:value="1731.971191" calcext:value-type="float">
            <text:p>1731.971191</text:p>
          </table:table-cell>
          <table:table-cell table:number-columns-repeated="13"/>
        </table:table-row>
        <table:table-row table:style-name="ro1">
          <table:table-cell office:value-type="float" office:value="1655.347412" calcext:value-type="float">
            <text:p>1655.347412</text:p>
          </table:table-cell>
          <table:table-cell office:value-type="float" office:value="1729.981201" calcext:value-type="float">
            <text:p>1729.981201</text:p>
          </table:table-cell>
          <table:table-cell office:value-type="float" office:value="1663.640015" calcext:value-type="float">
            <text:p>1663.640015</text:p>
          </table:table-cell>
          <table:table-cell office:value-type="float" office:value="1728.110474" calcext:value-type="float">
            <text:p>1728.110474</text:p>
          </table:table-cell>
          <table:table-cell table:number-columns-repeated="13"/>
        </table:table-row>
        <table:table-row table:style-name="ro1">
          <table:table-cell office:value-type="float" office:value="1659.775635" calcext:value-type="float">
            <text:p>1659.775635</text:p>
          </table:table-cell>
          <table:table-cell office:value-type="float" office:value="1725.820068" calcext:value-type="float">
            <text:p>1725.820068</text:p>
          </table:table-cell>
          <table:table-cell office:value-type="float" office:value="1667.84436" calcext:value-type="float">
            <text:p>1667.84436</text:p>
          </table:table-cell>
          <table:table-cell office:value-type="float" office:value="1722.602051" calcext:value-type="float">
            <text:p>1722.602051</text:p>
          </table:table-cell>
          <table:table-cell table:number-columns-repeated="13"/>
        </table:table-row>
        <table:table-row table:style-name="ro1">
          <table:table-cell office:value-type="float" office:value="1655.664795" calcext:value-type="float">
            <text:p>1655.664795</text:p>
          </table:table-cell>
          <table:table-cell office:value-type="float" office:value="1731.910034" calcext:value-type="float">
            <text:p>1731.910034</text:p>
          </table:table-cell>
          <table:table-cell office:value-type="float" office:value="1663.352417" calcext:value-type="float">
            <text:p>1663.352417</text:p>
          </table:table-cell>
          <table:table-cell office:value-type="float" office:value="1729.799805" calcext:value-type="float">
            <text:p>1729.799805</text:p>
          </table:table-cell>
          <table:table-cell table:number-columns-repeated="13"/>
        </table:table-row>
        <table:table-row table:style-name="ro1">
          <table:table-cell office:value-type="float" office:value="1656.599854" calcext:value-type="float">
            <text:p>1656.599854</text:p>
          </table:table-cell>
          <table:table-cell office:value-type="float" office:value="1729.435303" calcext:value-type="float">
            <text:p>1729.435303</text:p>
          </table:table-cell>
          <table:table-cell office:value-type="float" office:value="1663.081665" calcext:value-type="float">
            <text:p>1663.081665</text:p>
          </table:table-cell>
          <table:table-cell office:value-type="float" office:value="1725.577148" calcext:value-type="float">
            <text:p>1725.577148</text:p>
          </table:table-cell>
          <table:table-cell table:number-columns-repeated="13"/>
        </table:table-row>
        <table:table-row table:style-name="ro1">
          <table:table-cell office:value-type="float" office:value="1656.171875" calcext:value-type="float">
            <text:p>1656.171875</text:p>
          </table:table-cell>
          <table:table-cell office:value-type="float" office:value="1734.946777" calcext:value-type="float">
            <text:p>1734.946777</text:p>
          </table:table-cell>
          <table:table-cell office:value-type="float" office:value="1661.002319" calcext:value-type="float">
            <text:p>1661.002319</text:p>
          </table:table-cell>
          <table:table-cell office:value-type="float" office:value="1731.922852" calcext:value-type="float">
            <text:p>1731.922852</text:p>
          </table:table-cell>
          <table:table-cell table:number-columns-repeated="13"/>
        </table:table-row>
        <table:table-row table:style-name="ro1">
          <table:table-cell office:value-type="float" office:value="1657.838135" calcext:value-type="float">
            <text:p>1657.838135</text:p>
          </table:table-cell>
          <table:table-cell office:value-type="float" office:value="1731.278442" calcext:value-type="float">
            <text:p>1731.278442</text:p>
          </table:table-cell>
          <table:table-cell office:value-type="float" office:value="1664.93335" calcext:value-type="float">
            <text:p>1664.93335</text:p>
          </table:table-cell>
          <table:table-cell office:value-type="float" office:value="1727.32666" calcext:value-type="float">
            <text:p>1727.32666</text:p>
          </table:table-cell>
          <table:table-cell table:number-columns-repeated="13"/>
        </table:table-row>
        <table:table-row table:style-name="ro1">
          <table:table-cell office:value-type="float" office:value="1655.984863" calcext:value-type="float">
            <text:p>1655.984863</text:p>
          </table:table-cell>
          <table:table-cell office:value-type="float" office:value="1737.514526" calcext:value-type="float">
            <text:p>1737.514526</text:p>
          </table:table-cell>
          <table:table-cell office:value-type="float" office:value="1662.920532" calcext:value-type="float">
            <text:p>1662.920532</text:p>
          </table:table-cell>
          <table:table-cell office:value-type="float" office:value="1734.080078" calcext:value-type="float">
            <text:p>1734.080078</text:p>
          </table:table-cell>
          <table:table-cell table:number-columns-repeated="13"/>
        </table:table-row>
        <table:table-row table:style-name="ro1">
          <table:table-cell office:value-type="float" office:value="1659.583496" calcext:value-type="float">
            <text:p>1659.583496</text:p>
          </table:table-cell>
          <table:table-cell office:value-type="float" office:value="1730.513672" calcext:value-type="float">
            <text:p>1730.513672</text:p>
          </table:table-cell>
          <table:table-cell office:value-type="float" office:value="1665.396362" calcext:value-type="float">
            <text:p>1665.396362</text:p>
          </table:table-cell>
          <table:table-cell office:value-type="float" office:value="1727.561157" calcext:value-type="float">
            <text:p>1727.561157</text:p>
          </table:table-cell>
          <table:table-cell table:number-columns-repeated="13"/>
        </table:table-row>
        <table:table-row table:style-name="ro1">
          <table:table-cell office:value-type="float" office:value="1657.612305" calcext:value-type="float">
            <text:p>1657.612305</text:p>
          </table:table-cell>
          <table:table-cell office:value-type="float" office:value="1729.229004" calcext:value-type="float">
            <text:p>1729.229004</text:p>
          </table:table-cell>
          <table:table-cell office:value-type="float" office:value="1666.409424" calcext:value-type="float">
            <text:p>1666.409424</text:p>
          </table:table-cell>
          <table:table-cell office:value-type="float" office:value="1723.306641" calcext:value-type="float">
            <text:p>1723.306641</text:p>
          </table:table-cell>
          <table:table-cell table:number-columns-repeated="13"/>
        </table:table-row>
        <table:table-row table:style-name="ro1">
          <table:table-cell office:value-type="float" office:value="1657.268555" calcext:value-type="float">
            <text:p>1657.268555</text:p>
          </table:table-cell>
          <table:table-cell office:value-type="float" office:value="1731.738037" calcext:value-type="float">
            <text:p>1731.738037</text:p>
          </table:table-cell>
          <table:table-cell office:value-type="float" office:value="1664.698853" calcext:value-type="float">
            <text:p>1664.698853</text:p>
          </table:table-cell>
          <table:table-cell office:value-type="float" office:value="1728.174561" calcext:value-type="float">
            <text:p>1728.174561</text:p>
          </table:table-cell>
          <table:table-cell table:number-columns-repeated="13"/>
        </table:table-row>
        <table:table-row table:style-name="ro1">
          <table:table-cell office:value-type="float" office:value="1657.643188" calcext:value-type="float">
            <text:p>1657.643188</text:p>
          </table:table-cell>
          <table:table-cell office:value-type="float" office:value="1729.738403" calcext:value-type="float">
            <text:p>1729.738403</text:p>
          </table:table-cell>
          <table:table-cell office:value-type="float" office:value="1665.072144" calcext:value-type="float">
            <text:p>1665.072144</text:p>
          </table:table-cell>
          <table:table-cell office:value-type="float" office:value="1726.203979" calcext:value-type="float">
            <text:p>1726.203979</text:p>
          </table:table-cell>
          <table:table-cell table:number-columns-repeated="13"/>
        </table:table-row>
        <table:table-row table:style-name="ro1">
          <table:table-cell office:value-type="float" office:value="1654.523804" calcext:value-type="float">
            <text:p>1654.523804</text:p>
          </table:table-cell>
          <table:table-cell office:value-type="float" office:value="1744.256226" calcext:value-type="float">
            <text:p>1744.256226</text:p>
          </table:table-cell>
          <table:table-cell office:value-type="float" office:value="1661.603638" calcext:value-type="float">
            <text:p>1661.603638</text:p>
          </table:table-cell>
          <table:table-cell office:value-type="float" office:value="1739.128418" calcext:value-type="float">
            <text:p>1739.128418</text:p>
          </table:table-cell>
          <table:table-cell table:number-columns-repeated="13"/>
        </table:table-row>
        <table:table-row table:style-name="ro1">
          <table:table-cell office:value-type="float" office:value="1653.853149" calcext:value-type="float">
            <text:p>1653.853149</text:p>
          </table:table-cell>
          <table:table-cell office:value-type="float" office:value="1736.346069" calcext:value-type="float">
            <text:p>1736.346069</text:p>
          </table:table-cell>
          <table:table-cell office:value-type="float" office:value="1661.959839" calcext:value-type="float">
            <text:p>1661.959839</text:p>
          </table:table-cell>
          <table:table-cell office:value-type="float" office:value="1732.835938" calcext:value-type="float">
            <text:p>1732.835938</text:p>
          </table:table-cell>
          <table:table-cell table:number-columns-repeated="13"/>
        </table:table-row>
        <table:table-row table:style-name="ro1">
          <table:table-cell office:value-type="float" office:value="1660.820557" calcext:value-type="float">
            <text:p>1660.820557</text:p>
          </table:table-cell>
          <table:table-cell office:value-type="float" office:value="1728.184448" calcext:value-type="float">
            <text:p>1728.184448</text:p>
          </table:table-cell>
          <table:table-cell office:value-type="float" office:value="1668.874023" calcext:value-type="float">
            <text:p>1668.874023</text:p>
          </table:table-cell>
          <table:table-cell office:value-type="float" office:value="1725.203247" calcext:value-type="float">
            <text:p>1725.203247</text:p>
          </table:table-cell>
          <table:table-cell table:number-columns-repeated="13"/>
        </table:table-row>
        <table:table-row table:style-name="ro1">
          <table:table-cell office:value-type="float" office:value="1654.647217" calcext:value-type="float">
            <text:p>1654.647217</text:p>
          </table:table-cell>
          <table:table-cell office:value-type="float" office:value="1742.741699" calcext:value-type="float">
            <text:p>1742.741699</text:p>
          </table:table-cell>
          <table:table-cell office:value-type="float" office:value="1662.435791" calcext:value-type="float">
            <text:p>1662.435791</text:p>
          </table:table-cell>
          <table:table-cell office:value-type="float" office:value="1739.131592" calcext:value-type="float">
            <text:p>1739.131592</text:p>
          </table:table-cell>
          <table:table-cell table:number-columns-repeated="13"/>
        </table:table-row>
        <table:table-row table:style-name="ro1">
          <table:table-cell office:value-type="float" office:value="1655.051147" calcext:value-type="float">
            <text:p>1655.051147</text:p>
          </table:table-cell>
          <table:table-cell office:value-type="float" office:value="1736.696167" calcext:value-type="float">
            <text:p>1736.696167</text:p>
          </table:table-cell>
          <table:table-cell office:value-type="float" office:value="1663.220459" calcext:value-type="float">
            <text:p>1663.220459</text:p>
          </table:table-cell>
          <table:table-cell office:value-type="float" office:value="1736.158203" calcext:value-type="float">
            <text:p>1736.158203</text:p>
          </table:table-cell>
          <table:table-cell table:number-columns-repeated="13"/>
        </table:table-row>
        <table:table-row table:style-name="ro1">
          <table:table-cell office:value-type="float" office:value="1661.935303" calcext:value-type="float">
            <text:p>1661.935303</text:p>
          </table:table-cell>
          <table:table-cell office:value-type="float" office:value="1731.149048" calcext:value-type="float">
            <text:p>1731.149048</text:p>
          </table:table-cell>
          <table:table-cell office:value-type="float" office:value="1670.532959" calcext:value-type="float">
            <text:p>1670.532959</text:p>
          </table:table-cell>
          <table:table-cell office:value-type="float" office:value="1727.355347" calcext:value-type="float">
            <text:p>1727.355347</text:p>
          </table:table-cell>
          <table:table-cell table:number-columns-repeated="13"/>
        </table:table-row>
        <table:table-row table:style-name="ro1">
          <table:table-cell office:value-type="float" office:value="1655.166748" calcext:value-type="float">
            <text:p>1655.166748</text:p>
          </table:table-cell>
          <table:table-cell office:value-type="float" office:value="1741.786499" calcext:value-type="float">
            <text:p>1741.786499</text:p>
          </table:table-cell>
          <table:table-cell office:value-type="float" office:value="1663.209351" calcext:value-type="float">
            <text:p>1663.209351</text:p>
          </table:table-cell>
          <table:table-cell office:value-type="float" office:value="1740.187134" calcext:value-type="float">
            <text:p>1740.187134</text:p>
          </table:table-cell>
          <table:table-cell table:number-columns-repeated="13"/>
        </table:table-row>
        <table:table-row table:style-name="ro1">
          <table:table-cell office:value-type="float" office:value="1660.657471" calcext:value-type="float">
            <text:p>1660.657471</text:p>
          </table:table-cell>
          <table:table-cell office:value-type="float" office:value="1734.374268" calcext:value-type="float">
            <text:p>1734.374268</text:p>
          </table:table-cell>
          <table:table-cell office:value-type="float" office:value="1667.305786" calcext:value-type="float">
            <text:p>1667.305786</text:p>
          </table:table-cell>
          <table:table-cell office:value-type="float" office:value="1731.722412" calcext:value-type="float">
            <text:p>1731.722412</text:p>
          </table:table-cell>
          <table:table-cell table:number-columns-repeated="13"/>
        </table:table-row>
        <table:table-row table:style-name="ro1">
          <table:table-cell office:value-type="float" office:value="1657.276367" calcext:value-type="float">
            <text:p>1657.276367</text:p>
          </table:table-cell>
          <table:table-cell office:value-type="float" office:value="1740.654663" calcext:value-type="float">
            <text:p>1740.654663</text:p>
          </table:table-cell>
          <table:table-cell office:value-type="float" office:value="1665.585693" calcext:value-type="float">
            <text:p>1665.585693</text:p>
          </table:table-cell>
          <table:table-cell office:value-type="float" office:value="1739.88623" calcext:value-type="float">
            <text:p>1739.88623</text:p>
          </table:table-cell>
          <table:table-cell table:number-columns-repeated="13"/>
        </table:table-row>
        <table:table-row table:style-name="ro1">
          <table:table-cell office:value-type="float" office:value="1657.914551" calcext:value-type="float">
            <text:p>1657.914551</text:p>
          </table:table-cell>
          <table:table-cell office:value-type="float" office:value="1739.15979" calcext:value-type="float">
            <text:p>1739.15979</text:p>
          </table:table-cell>
          <table:table-cell office:value-type="float" office:value="1666.680786" calcext:value-type="float">
            <text:p>1666.680786</text:p>
          </table:table-cell>
          <table:table-cell office:value-type="float" office:value="1732.234253" calcext:value-type="float">
            <text:p>1732.234253</text:p>
          </table:table-cell>
          <table:table-cell table:number-columns-repeated="13"/>
        </table:table-row>
        <table:table-row table:style-name="ro1">
          <table:table-cell office:value-type="float" office:value="1661.468872" calcext:value-type="float">
            <text:p>1661.468872</text:p>
          </table:table-cell>
          <table:table-cell office:value-type="float" office:value="1734.710815" calcext:value-type="float">
            <text:p>1734.710815</text:p>
          </table:table-cell>
          <table:table-cell office:value-type="float" office:value="1668.059937" calcext:value-type="float">
            <text:p>1668.059937</text:p>
          </table:table-cell>
          <table:table-cell office:value-type="float" office:value="1731.475586" calcext:value-type="float">
            <text:p>1731.475586</text:p>
          </table:table-cell>
          <table:table-cell table:number-columns-repeated="13"/>
        </table:table-row>
        <table:table-row table:style-name="ro1">
          <table:table-cell office:value-type="float" office:value="1658.352051" calcext:value-type="float">
            <text:p>1658.352051</text:p>
          </table:table-cell>
          <table:table-cell office:value-type="float" office:value="1739.766479" calcext:value-type="float">
            <text:p>1739.766479</text:p>
          </table:table-cell>
          <table:table-cell office:value-type="float" office:value="1666.383179" calcext:value-type="float">
            <text:p>1666.383179</text:p>
          </table:table-cell>
          <table:table-cell office:value-type="float" office:value="1736.610107" calcext:value-type="float">
            <text:p>1736.610107</text:p>
          </table:table-cell>
          <table:table-cell table:number-columns-repeated="13"/>
        </table:table-row>
        <table:table-row table:style-name="ro1">
          <table:table-cell office:value-type="float" office:value="1661.795532" calcext:value-type="float">
            <text:p>1661.795532</text:p>
          </table:table-cell>
          <table:table-cell office:value-type="float" office:value="1731.549072" calcext:value-type="float">
            <text:p>1731.549072</text:p>
          </table:table-cell>
          <table:table-cell office:value-type="float" office:value="1670.112915" calcext:value-type="float">
            <text:p>1670.112915</text:p>
          </table:table-cell>
          <table:table-cell office:value-type="float" office:value="1732.074463" calcext:value-type="float">
            <text:p>1732.074463</text:p>
          </table:table-cell>
          <table:table-cell table:number-columns-repeated="13"/>
        </table:table-row>
        <table:table-row table:style-name="ro1">
          <table:table-cell office:value-type="float" office:value="1663.857666" calcext:value-type="float">
            <text:p>1663.857666</text:p>
          </table:table-cell>
          <table:table-cell office:value-type="float" office:value="1737.205933" calcext:value-type="float">
            <text:p>1737.205933</text:p>
          </table:table-cell>
          <table:table-cell office:value-type="float" office:value="1671.303833" calcext:value-type="float">
            <text:p>1671.303833</text:p>
          </table:table-cell>
          <table:table-cell office:value-type="float" office:value="1734.188965" calcext:value-type="float">
            <text:p>1734.188965</text:p>
          </table:table-cell>
          <table:table-cell table:number-columns-repeated="13"/>
        </table:table-row>
        <table:table-row table:style-name="ro1">
          <table:table-cell office:value-type="float" office:value="1663.774048" calcext:value-type="float">
            <text:p>1663.774048</text:p>
          </table:table-cell>
          <table:table-cell office:value-type="float" office:value="1744.883179" calcext:value-type="float">
            <text:p>1744.883179</text:p>
          </table:table-cell>
          <table:table-cell office:value-type="float" office:value="1667.683838" calcext:value-type="float">
            <text:p>1667.683838</text:p>
          </table:table-cell>
          <table:table-cell office:value-type="float" office:value="1744.031128" calcext:value-type="float">
            <text:p>1744.031128</text:p>
          </table:table-cell>
          <table:table-cell table:number-columns-repeated="13"/>
        </table:table-row>
        <table:table-row table:style-name="ro1">
          <table:table-cell office:value-type="float" office:value="1665.488892" calcext:value-type="float">
            <text:p>1665.488892</text:p>
          </table:table-cell>
          <table:table-cell office:value-type="float" office:value="1729.347168" calcext:value-type="float">
            <text:p>1729.347168</text:p>
          </table:table-cell>
          <table:table-cell office:value-type="float" office:value="1674.154541" calcext:value-type="float">
            <text:p>1674.154541</text:p>
          </table:table-cell>
          <table:table-cell office:value-type="float" office:value="1729.910278" calcext:value-type="float">
            <text:p>1729.910278</text:p>
          </table:table-cell>
          <table:table-cell table:number-columns-repeated="13"/>
        </table:table-row>
        <table:table-row table:style-name="ro1">
          <table:table-cell office:value-type="float" office:value="1655.431396" calcext:value-type="float">
            <text:p>1655.431396</text:p>
          </table:table-cell>
          <table:table-cell office:value-type="float" office:value="1732.174316" calcext:value-type="float">
            <text:p>1732.174316</text:p>
          </table:table-cell>
          <table:table-cell office:value-type="float" office:value="1660.729858" calcext:value-type="float">
            <text:p>1660.729858</text:p>
          </table:table-cell>
          <table:table-cell office:value-type="float" office:value="1728.662842" calcext:value-type="float">
            <text:p>1728.662842</text:p>
          </table:table-cell>
          <table:table-cell table:number-columns-repeated="13"/>
        </table:table-row>
        <table:table-row table:style-name="ro1">
          <table:table-cell office:value-type="float" office:value="1635.925659" calcext:value-type="float">
            <text:p>1635.925659</text:p>
          </table:table-cell>
          <table:table-cell office:value-type="float" office:value="1731.373779" calcext:value-type="float">
            <text:p>1731.373779</text:p>
          </table:table-cell>
          <table:table-cell office:value-type="float" office:value="1640.88916" calcext:value-type="float">
            <text:p>1640.88916</text:p>
          </table:table-cell>
          <table:table-cell office:value-type="float" office:value="1728.13855" calcext:value-type="float">
            <text:p>1728.13855</text:p>
          </table:table-cell>
          <table:table-cell table:number-columns-repeated="13"/>
        </table:table-row>
        <table:table-row table:style-name="ro1">
          <table:table-cell office:value-type="float" office:value="1629.827148" calcext:value-type="float">
            <text:p>1629.827148</text:p>
          </table:table-cell>
          <table:table-cell office:value-type="float" office:value="1709.447876" calcext:value-type="float">
            <text:p>1709.447876</text:p>
          </table:table-cell>
          <table:table-cell office:value-type="float" office:value="1635.089111" calcext:value-type="float">
            <text:p>1635.089111</text:p>
          </table:table-cell>
          <table:table-cell office:value-type="float" office:value="1708.179565" calcext:value-type="float">
            <text:p>1708.179565</text:p>
          </table:table-cell>
          <table:table-cell table:number-columns-repeated="13"/>
        </table:table-row>
        <table:table-row table:style-name="ro1">
          <table:table-cell office:value-type="float" office:value="1627.032227" calcext:value-type="float">
            <text:p>1627.032227</text:p>
          </table:table-cell>
          <table:table-cell office:value-type="float" office:value="1699.681519" calcext:value-type="float">
            <text:p>1699.681519</text:p>
          </table:table-cell>
          <table:table-cell office:value-type="float" office:value="1635.038086" calcext:value-type="float">
            <text:p>1635.038086</text:p>
          </table:table-cell>
          <table:table-cell office:value-type="float" office:value="1698.333496" calcext:value-type="float">
            <text:p>1698.333496</text:p>
          </table:table-cell>
          <table:table-cell table:number-columns-repeated="13"/>
        </table:table-row>
        <table:table-row table:style-name="ro1">
          <table:table-cell office:value-type="float" office:value="1609.396362" calcext:value-type="float">
            <text:p>1609.396362</text:p>
          </table:table-cell>
          <table:table-cell office:value-type="float" office:value="1696.336914" calcext:value-type="float">
            <text:p>1696.336914</text:p>
          </table:table-cell>
          <table:table-cell office:value-type="float" office:value="1625.570557" calcext:value-type="float">
            <text:p>1625.570557</text:p>
          </table:table-cell>
          <table:table-cell office:value-type="float" office:value="1687.366821" calcext:value-type="float">
            <text:p>1687.366821</text:p>
          </table:table-cell>
          <table:table-cell table:number-columns-repeated="13"/>
        </table:table-row>
        <table:table-row table:style-name="ro1">
          <table:table-cell office:value-type="float" office:value="1618.160767" calcext:value-type="float">
            <text:p>1618.160767</text:p>
          </table:table-cell>
          <table:table-cell office:value-type="float" office:value="1681.722168" calcext:value-type="float">
            <text:p>1681.722168</text:p>
          </table:table-cell>
          <table:table-cell office:value-type="float" office:value="1615.678101" calcext:value-type="float">
            <text:p>1615.678101</text:p>
          </table:table-cell>
          <table:table-cell office:value-type="float" office:value="1680.618896" calcext:value-type="float">
            <text:p>1680.618896</text:p>
          </table:table-cell>
          <table:table-cell table:number-columns-repeated="13"/>
        </table:table-row>
        <table:table-row table:style-name="ro1">
          <table:table-cell office:value-type="float" office:value="1610.049683" calcext:value-type="float">
            <text:p>1610.049683</text:p>
          </table:table-cell>
          <table:table-cell office:value-type="float" office:value="1670.323853" calcext:value-type="float">
            <text:p>1670.323853</text:p>
          </table:table-cell>
          <table:table-cell office:value-type="float" office:value="1618.807373" calcext:value-type="float">
            <text:p>1618.807373</text:p>
          </table:table-cell>
          <table:table-cell office:value-type="float" office:value="1671.979126" calcext:value-type="float">
            <text:p>1671.979126</text:p>
          </table:table-cell>
          <table:table-cell table:number-columns-repeated="13"/>
        </table:table-row>
        <table:table-row table:style-name="ro1">
          <table:table-cell office:value-type="float" office:value="1605.536377" calcext:value-type="float">
            <text:p>1605.536377</text:p>
          </table:table-cell>
          <table:table-cell office:value-type="float" office:value="1664.7771" calcext:value-type="float">
            <text:p>1664.7771</text:p>
          </table:table-cell>
          <table:table-cell office:value-type="float" office:value="1612.060669" calcext:value-type="float">
            <text:p>1612.060669</text:p>
          </table:table-cell>
          <table:table-cell office:value-type="float" office:value="1663.071411" calcext:value-type="float">
            <text:p>1663.071411</text:p>
          </table:table-cell>
          <table:table-cell table:number-columns-repeated="13"/>
        </table:table-row>
        <table:table-row table:style-name="ro1">
          <table:table-cell office:value-type="float" office:value="1596.975952" calcext:value-type="float">
            <text:p>1596.975952</text:p>
          </table:table-cell>
          <table:table-cell office:value-type="float" office:value="1661.941772" calcext:value-type="float">
            <text:p>1661.941772</text:p>
          </table:table-cell>
          <table:table-cell office:value-type="float" office:value="1605.719849" calcext:value-type="float">
            <text:p>1605.719849</text:p>
          </table:table-cell>
          <table:table-cell office:value-type="float" office:value="1654.910156" calcext:value-type="float">
            <text:p>1654.910156</text:p>
          </table:table-cell>
          <table:table-cell table:number-columns-repeated="13"/>
        </table:table-row>
        <table:table-row table:style-name="ro1">
          <table:table-cell office:value-type="float" office:value="1601.631958" calcext:value-type="float">
            <text:p>1601.631958</text:p>
          </table:table-cell>
          <table:table-cell office:value-type="float" office:value="1645.800049" calcext:value-type="float">
            <text:p>1645.800049</text:p>
          </table:table-cell>
          <table:table-cell office:value-type="float" office:value="1600.643433" calcext:value-type="float">
            <text:p>1600.643433</text:p>
          </table:table-cell>
          <table:table-cell office:value-type="float" office:value="1647.88855" calcext:value-type="float">
            <text:p>1647.88855</text:p>
          </table:table-cell>
          <table:table-cell table:number-columns-repeated="13"/>
        </table:table-row>
        <table:table-row table:style-name="ro1">
          <table:table-cell office:value-type="float" office:value="1593.080688" calcext:value-type="float">
            <text:p>1593.080688</text:p>
          </table:table-cell>
          <table:table-cell office:value-type="float" office:value="1643.380615" calcext:value-type="float">
            <text:p>1643.380615</text:p>
          </table:table-cell>
          <table:table-cell office:value-type="float" office:value="1599.373535" calcext:value-type="float">
            <text:p>1599.373535</text:p>
          </table:table-cell>
          <table:table-cell office:value-type="float" office:value="1643.368408" calcext:value-type="float">
            <text:p>1643.368408</text:p>
          </table:table-cell>
          <table:table-cell table:number-columns-repeated="13"/>
        </table:table-row>
        <table:table-row table:style-name="ro1">
          <table:table-cell office:value-type="float" office:value="1589.700562" calcext:value-type="float">
            <text:p>1589.700562</text:p>
          </table:table-cell>
          <table:table-cell office:value-type="float" office:value="1634.55249" calcext:value-type="float">
            <text:p>1634.55249</text:p>
          </table:table-cell>
          <table:table-cell office:value-type="float" office:value="1594.179688" calcext:value-type="float">
            <text:p>1594.179688</text:p>
          </table:table-cell>
          <table:table-cell office:value-type="float" office:value="1634.545776" calcext:value-type="float">
            <text:p>1634.545776</text:p>
          </table:table-cell>
          <table:table-cell table:number-columns-repeated="13"/>
        </table:table-row>
        <table:table-row table:style-name="ro1">
          <table:table-cell office:value-type="float" office:value="1583.693848" calcext:value-type="float">
            <text:p>1583.693848</text:p>
          </table:table-cell>
          <table:table-cell office:value-type="float" office:value="1634.33667" calcext:value-type="float">
            <text:p>1634.33667</text:p>
          </table:table-cell>
          <table:table-cell office:value-type="float" office:value="1590.124756" calcext:value-type="float">
            <text:p>1590.124756</text:p>
          </table:table-cell>
          <table:table-cell office:value-type="float" office:value="1631.234863" calcext:value-type="float">
            <text:p>1631.234863</text:p>
          </table:table-cell>
          <table:table-cell table:number-columns-repeated="13"/>
        </table:table-row>
        <table:table-row table:style-name="ro1">
          <table:table-cell office:value-type="float" office:value="1586.177856" calcext:value-type="float">
            <text:p>1586.177856</text:p>
          </table:table-cell>
          <table:table-cell office:value-type="float" office:value="1624.107666" calcext:value-type="float">
            <text:p>1624.107666</text:p>
          </table:table-cell>
          <table:table-cell office:value-type="float" office:value="1584.052856" calcext:value-type="float">
            <text:p>1584.052856</text:p>
          </table:table-cell>
          <table:table-cell office:value-type="float" office:value="1624.425903" calcext:value-type="float">
            <text:p>1624.425903</text:p>
          </table:table-cell>
          <table:table-cell table:number-columns-repeated="13"/>
        </table:table-row>
        <table:table-row table:style-name="ro1">
          <table:table-cell office:value-type="float" office:value="1582.250977" calcext:value-type="float">
            <text:p>1582.250977</text:p>
          </table:table-cell>
          <table:table-cell office:value-type="float" office:value="1617.791138" calcext:value-type="float">
            <text:p>1617.791138</text:p>
          </table:table-cell>
          <table:table-cell office:value-type="float" office:value="1588.116943" calcext:value-type="float">
            <text:p>1588.116943</text:p>
          </table:table-cell>
          <table:table-cell office:value-type="float" office:value="1618.889282" calcext:value-type="float">
            <text:p>1618.889282</text:p>
          </table:table-cell>
          <table:table-cell table:number-columns-repeated="13"/>
        </table:table-row>
        <table:table-row table:style-name="ro1">
          <table:table-cell office:value-type="float" office:value="1579.10022" calcext:value-type="float">
            <text:p>1579.10022</text:p>
          </table:table-cell>
          <table:table-cell office:value-type="float" office:value="1617.119629" calcext:value-type="float">
            <text:p>1617.119629</text:p>
          </table:table-cell>
          <table:table-cell office:value-type="float" office:value="1579.461304" calcext:value-type="float">
            <text:p>1579.461304</text:p>
          </table:table-cell>
          <table:table-cell office:value-type="float" office:value="1619.417114" calcext:value-type="float">
            <text:p>1619.417114</text:p>
          </table:table-cell>
          <table:table-cell table:number-columns-repeated="13"/>
        </table:table-row>
        <table:table-row table:style-name="ro1">
          <table:table-cell office:value-type="float" office:value="1577.302979" calcext:value-type="float">
            <text:p>1577.302979</text:p>
          </table:table-cell>
          <table:table-cell office:value-type="float" office:value="1611.330444" calcext:value-type="float">
            <text:p>1611.330444</text:p>
          </table:table-cell>
          <table:table-cell office:value-type="float" office:value="1580.568848" calcext:value-type="float">
            <text:p>1580.568848</text:p>
          </table:table-cell>
          <table:table-cell office:value-type="float" office:value="1612.426758" calcext:value-type="float">
            <text:p>1612.426758</text:p>
          </table:table-cell>
          <table:table-cell table:number-columns-repeated="13"/>
        </table:table-row>
        <table:table-row table:style-name="ro1">
          <table:table-cell office:value-type="float" office:value="1574.90271" calcext:value-type="float">
            <text:p>1574.90271</text:p>
          </table:table-cell>
          <table:table-cell office:value-type="float" office:value="1607.381226" calcext:value-type="float">
            <text:p>1607.381226</text:p>
          </table:table-cell>
          <table:table-cell office:value-type="float" office:value="1579.424194" calcext:value-type="float">
            <text:p>1579.424194</text:p>
          </table:table-cell>
          <table:table-cell office:value-type="float" office:value="1609.136719" calcext:value-type="float">
            <text:p>1609.136719</text:p>
          </table:table-cell>
          <table:table-cell table:number-columns-repeated="13"/>
        </table:table-row>
        <table:table-row table:style-name="ro1">
          <table:table-cell office:value-type="float" office:value="1571.970459" calcext:value-type="float">
            <text:p>1571.970459</text:p>
          </table:table-cell>
          <table:table-cell office:value-type="float" office:value="1609.290039" calcext:value-type="float">
            <text:p>1609.290039</text:p>
          </table:table-cell>
          <table:table-cell office:value-type="float" office:value="1576.285767" calcext:value-type="float">
            <text:p>1576.285767</text:p>
          </table:table-cell>
          <table:table-cell office:value-type="float" office:value="1604.549072" calcext:value-type="float">
            <text:p>1604.549072</text:p>
          </table:table-cell>
          <table:table-cell table:number-columns-repeated="13"/>
        </table:table-row>
        <table:table-row table:style-name="ro1">
          <table:table-cell office:value-type="float" office:value="1576.843262" calcext:value-type="float">
            <text:p>1576.843262</text:p>
          </table:table-cell>
          <table:table-cell office:value-type="float" office:value="1597.494141" calcext:value-type="float">
            <text:p>1597.494141</text:p>
          </table:table-cell>
          <table:table-cell office:value-type="float" office:value="1576.661987" calcext:value-type="float">
            <text:p>1576.661987</text:p>
          </table:table-cell>
          <table:table-cell office:value-type="float" office:value="1601.374512" calcext:value-type="float">
            <text:p>1601.374512</text:p>
          </table:table-cell>
          <table:table-cell table:number-columns-repeated="13"/>
        </table:table-row>
        <table:table-row table:style-name="ro1">
          <table:table-cell office:value-type="float" office:value="1570.314453" calcext:value-type="float">
            <text:p>1570.314453</text:p>
          </table:table-cell>
          <table:table-cell office:value-type="float" office:value="1598.476562" calcext:value-type="float">
            <text:p>1598.476562</text:p>
          </table:table-cell>
          <table:table-cell office:value-type="float" office:value="1578.623535" calcext:value-type="float">
            <text:p>1578.623535</text:p>
          </table:table-cell>
          <table:table-cell office:value-type="float" office:value="1593.978394" calcext:value-type="float">
            <text:p>1593.978394</text:p>
          </table:table-cell>
          <table:table-cell table:number-columns-repeated="13"/>
        </table:table-row>
        <table:table-row table:style-name="ro1">
          <table:table-cell office:value-type="float" office:value="1571.452271" calcext:value-type="float">
            <text:p>1571.452271</text:p>
          </table:table-cell>
          <table:table-cell office:value-type="float" office:value="1595.095093" calcext:value-type="float">
            <text:p>1595.095093</text:p>
          </table:table-cell>
          <table:table-cell office:value-type="float" office:value="1570.704224" calcext:value-type="float">
            <text:p>1570.704224</text:p>
          </table:table-cell>
          <table:table-cell office:value-type="float" office:value="1599.300903" calcext:value-type="float">
            <text:p>1599.300903</text:p>
          </table:table-cell>
          <table:table-cell table:number-columns-repeated="13"/>
        </table:table-row>
        <table:table-row table:style-name="ro1">
          <table:table-cell office:value-type="float" office:value="1570.269409" calcext:value-type="float">
            <text:p>1570.269409</text:p>
          </table:table-cell>
          <table:table-cell office:value-type="float" office:value="1593.242798" calcext:value-type="float">
            <text:p>1593.242798</text:p>
          </table:table-cell>
          <table:table-cell office:value-type="float" office:value="1575.049316" calcext:value-type="float">
            <text:p>1575.049316</text:p>
          </table:table-cell>
          <table:table-cell office:value-type="float" office:value="1592.037842" calcext:value-type="float">
            <text:p>1592.037842</text:p>
          </table:table-cell>
          <table:table-cell table:number-columns-repeated="13"/>
        </table:table-row>
        <table:table-row table:style-name="ro1">
          <table:table-cell office:value-type="float" office:value="1569.482544" calcext:value-type="float">
            <text:p>1569.482544</text:p>
          </table:table-cell>
          <table:table-cell office:value-type="float" office:value="1587.319092" calcext:value-type="float">
            <text:p>1587.319092</text:p>
          </table:table-cell>
          <table:table-cell office:value-type="float" office:value="1573.026367" calcext:value-type="float">
            <text:p>1573.026367</text:p>
          </table:table-cell>
          <table:table-cell office:value-type="float" office:value="1589.970459" calcext:value-type="float">
            <text:p>1589.970459</text:p>
          </table:table-cell>
          <table:table-cell table:number-columns-repeated="13"/>
        </table:table-row>
        <table:table-row table:style-name="ro1">
          <table:table-cell office:value-type="float" office:value="1569.303711" calcext:value-type="float">
            <text:p>1569.303711</text:p>
          </table:table-cell>
          <table:table-cell office:value-type="float" office:value="1586.835938" calcext:value-type="float">
            <text:p>1586.835938</text:p>
          </table:table-cell>
          <table:table-cell office:value-type="float" office:value="1572.400635" calcext:value-type="float">
            <text:p>1572.400635</text:p>
          </table:table-cell>
          <table:table-cell office:value-type="float" office:value="1587.277832" calcext:value-type="float">
            <text:p>1587.277832</text:p>
          </table:table-cell>
          <table:table-cell table:number-columns-repeated="13"/>
        </table:table-row>
        <table:table-row table:style-name="ro1">
          <table:table-cell office:value-type="float" office:value="1567.396118" calcext:value-type="float">
            <text:p>1567.396118</text:p>
          </table:table-cell>
          <table:table-cell office:value-type="float" office:value="1588.057251" calcext:value-type="float">
            <text:p>1588.057251</text:p>
          </table:table-cell>
          <table:table-cell office:value-type="float" office:value="1573.985474" calcext:value-type="float">
            <text:p>1573.985474</text:p>
          </table:table-cell>
          <table:table-cell office:value-type="float" office:value="1589.584229" calcext:value-type="float">
            <text:p>1589.584229</text:p>
          </table:table-cell>
          <table:table-cell table:number-columns-repeated="13"/>
        </table:table-row>
        <table:table-row table:style-name="ro1">
          <table:table-cell office:value-type="float" office:value="1573.740601" calcext:value-type="float">
            <text:p>1573.740601</text:p>
          </table:table-cell>
          <table:table-cell office:value-type="float" office:value="1589.273438" calcext:value-type="float">
            <text:p>1589.273438</text:p>
          </table:table-cell>
          <table:table-cell office:value-type="float" office:value="1565.315674" calcext:value-type="float">
            <text:p>1565.315674</text:p>
          </table:table-cell>
          <table:table-cell office:value-type="float" office:value="1581.862183" calcext:value-type="float">
            <text:p>1581.862183</text:p>
          </table:table-cell>
          <table:table-cell table:number-columns-repeated="13"/>
        </table:table-row>
        <table:table-row table:style-name="ro1">
          <table:table-cell office:value-type="float" office:value="1570.893921" calcext:value-type="float">
            <text:p>1570.893921</text:p>
          </table:table-cell>
          <table:table-cell office:value-type="float" office:value="1581.462646" calcext:value-type="float">
            <text:p>1581.462646</text:p>
          </table:table-cell>
          <table:table-cell office:value-type="float" office:value="1570.099243" calcext:value-type="float">
            <text:p>1570.099243</text:p>
          </table:table-cell>
          <table:table-cell office:value-type="float" office:value="1580.243896" calcext:value-type="float">
            <text:p>1580.243896</text:p>
          </table:table-cell>
          <table:table-cell table:number-columns-repeated="13"/>
        </table:table-row>
        <table:table-row table:style-name="ro1">
          <table:table-cell office:value-type="float" office:value="1568.257812" calcext:value-type="float">
            <text:p>1568.257812</text:p>
          </table:table-cell>
          <table:table-cell office:value-type="float" office:value="1580.162598" calcext:value-type="float">
            <text:p>1580.162598</text:p>
          </table:table-cell>
          <table:table-cell office:value-type="float" office:value="1568.674194" calcext:value-type="float">
            <text:p>1568.674194</text:p>
          </table:table-cell>
          <table:table-cell office:value-type="float" office:value="1582.028076" calcext:value-type="float">
            <text:p>1582.028076</text:p>
          </table:table-cell>
          <table:table-cell table:number-columns-repeated="13"/>
        </table:table-row>
        <table:table-row table:style-name="ro1">
          <table:table-cell office:value-type="float" office:value="1566.029907" calcext:value-type="float">
            <text:p>1566.029907</text:p>
          </table:table-cell>
          <table:table-cell office:value-type="float" office:value="1584.00769" calcext:value-type="float">
            <text:p>1584.00769</text:p>
          </table:table-cell>
          <table:table-cell office:value-type="float" office:value="1567.286621" calcext:value-type="float">
            <text:p>1567.286621</text:p>
          </table:table-cell>
          <table:table-cell office:value-type="float" office:value="1580.466553" calcext:value-type="float">
            <text:p>1580.466553</text:p>
          </table:table-cell>
          <table:table-cell table:number-columns-repeated="13"/>
        </table:table-row>
        <table:table-row table:style-name="ro1">
          <table:table-cell office:value-type="float" office:value="1568.538208" calcext:value-type="float">
            <text:p>1568.538208</text:p>
          </table:table-cell>
          <table:table-cell office:value-type="float" office:value="1581.069702" calcext:value-type="float">
            <text:p>1581.069702</text:p>
          </table:table-cell>
          <table:table-cell office:value-type="float" office:value="1568.557251" calcext:value-type="float">
            <text:p>1568.557251</text:p>
          </table:table-cell>
          <table:table-cell office:value-type="float" office:value="1581.180054" calcext:value-type="float">
            <text:p>1581.180054</text:p>
          </table:table-cell>
          <table:table-cell table:number-columns-repeated="13"/>
        </table:table-row>
        <table:table-row table:style-name="ro1">
          <table:table-cell office:value-type="float" office:value="1568.430786" calcext:value-type="float">
            <text:p>1568.430786</text:p>
          </table:table-cell>
          <table:table-cell office:value-type="float" office:value="1577.999756" calcext:value-type="float">
            <text:p>1577.999756</text:p>
          </table:table-cell>
          <table:table-cell office:value-type="float" office:value="1567.107056" calcext:value-type="float">
            <text:p>1567.107056</text:p>
          </table:table-cell>
          <table:table-cell office:value-type="float" office:value="1577.212158" calcext:value-type="float">
            <text:p>1577.212158</text:p>
          </table:table-cell>
          <table:table-cell table:number-columns-repeated="13"/>
        </table:table-row>
        <table:table-row table:style-name="ro1">
          <table:table-cell office:value-type="float" office:value="1563.61499" calcext:value-type="float">
            <text:p>1563.61499</text:p>
          </table:table-cell>
          <table:table-cell office:value-type="float" office:value="1578.953979" calcext:value-type="float">
            <text:p>1578.953979</text:p>
          </table:table-cell>
          <table:table-cell office:value-type="float" office:value="1565.689331" calcext:value-type="float">
            <text:p>1565.689331</text:p>
          </table:table-cell>
          <table:table-cell office:value-type="float" office:value="1573.050659" calcext:value-type="float">
            <text:p>1573.050659</text:p>
          </table:table-cell>
          <table:table-cell table:number-columns-repeated="13"/>
        </table:table-row>
        <table:table-row table:style-name="ro1">
          <table:table-cell office:value-type="float" office:value="1566.161499" calcext:value-type="float">
            <text:p>1566.161499</text:p>
          </table:table-cell>
          <table:table-cell office:value-type="float" office:value="1573.328613" calcext:value-type="float">
            <text:p>1573.328613</text:p>
          </table:table-cell>
          <table:table-cell office:value-type="float" office:value="1566.108643" calcext:value-type="float">
            <text:p>1566.108643</text:p>
          </table:table-cell>
          <table:table-cell office:value-type="float" office:value="1576.206787" calcext:value-type="float">
            <text:p>1576.206787</text:p>
          </table:table-cell>
          <table:table-cell table:number-columns-repeated="13"/>
        </table:table-row>
        <table:table-row table:style-name="ro1">
          <table:table-cell office:value-type="float" office:value="1567.920044" calcext:value-type="float">
            <text:p>1567.920044</text:p>
          </table:table-cell>
          <table:table-cell office:value-type="float" office:value="1574.212891" calcext:value-type="float">
            <text:p>1574.212891</text:p>
          </table:table-cell>
          <table:table-cell office:value-type="float" office:value="1567.492432" calcext:value-type="float">
            <text:p>1567.492432</text:p>
          </table:table-cell>
          <table:table-cell office:value-type="float" office:value="1575.727051" calcext:value-type="float">
            <text:p>1575.727051</text:p>
          </table:table-cell>
          <table:table-cell table:number-columns-repeated="13"/>
        </table:table-row>
        <table:table-row table:style-name="ro1">
          <table:table-cell office:value-type="float" office:value="1563.785767" calcext:value-type="float">
            <text:p>1563.785767</text:p>
          </table:table-cell>
          <table:table-cell office:value-type="float" office:value="1575.402466" calcext:value-type="float">
            <text:p>1575.402466</text:p>
          </table:table-cell>
          <table:table-cell office:value-type="float" office:value="1562.407593" calcext:value-type="float">
            <text:p>1562.407593</text:p>
          </table:table-cell>
          <table:table-cell office:value-type="float" office:value="1574.599731" calcext:value-type="float">
            <text:p>1574.599731</text:p>
          </table:table-cell>
          <table:table-cell table:number-columns-repeated="13"/>
        </table:table-row>
        <table:table-row table:style-name="ro1">
          <table:table-cell office:value-type="float" office:value="1566.228516" calcext:value-type="float">
            <text:p>1566.228516</text:p>
          </table:table-cell>
          <table:table-cell office:value-type="float" office:value="1575.036011" calcext:value-type="float">
            <text:p>1575.036011</text:p>
          </table:table-cell>
          <table:table-cell office:value-type="float" office:value="1565.489014" calcext:value-type="float">
            <text:p>1565.489014</text:p>
          </table:table-cell>
          <table:table-cell office:value-type="float" office:value="1574.463135" calcext:value-type="float">
            <text:p>1574.463135</text:p>
          </table:table-cell>
          <table:table-cell table:number-columns-repeated="13"/>
        </table:table-row>
        <table:table-row table:style-name="ro1">
          <table:table-cell office:value-type="float" office:value="1566.89502" calcext:value-type="float">
            <text:p>1566.89502</text:p>
          </table:table-cell>
          <table:table-cell office:value-type="float" office:value="1572.856323" calcext:value-type="float">
            <text:p>1572.856323</text:p>
          </table:table-cell>
          <table:table-cell office:value-type="float" office:value="1566.277222" calcext:value-type="float">
            <text:p>1566.277222</text:p>
          </table:table-cell>
          <table:table-cell office:value-type="float" office:value="1572.482788" calcext:value-type="float">
            <text:p>1572.482788</text:p>
          </table:table-cell>
          <table:table-cell table:number-columns-repeated="13"/>
        </table:table-row>
        <table:table-row table:style-name="ro1">
          <table:table-cell office:value-type="float" office:value="1566.625122" calcext:value-type="float">
            <text:p>1566.625122</text:p>
          </table:table-cell>
          <table:table-cell office:value-type="float" office:value="1570.374756" calcext:value-type="float">
            <text:p>1570.374756</text:p>
          </table:table-cell>
          <table:table-cell office:value-type="float" office:value="1566.5" calcext:value-type="float">
            <text:p>1566.5</text:p>
          </table:table-cell>
          <table:table-cell office:value-type="float" office:value="1572.470337" calcext:value-type="float">
            <text:p>1572.470337</text:p>
          </table:table-cell>
          <table:table-cell table:number-columns-repeated="13"/>
        </table:table-row>
        <table:table-row table:style-name="ro1">
          <table:table-cell office:value-type="float" office:value="1565.713867" calcext:value-type="float">
            <text:p>1565.713867</text:p>
          </table:table-cell>
          <table:table-cell office:value-type="float" office:value="1570.383911" calcext:value-type="float">
            <text:p>1570.383911</text:p>
          </table:table-cell>
          <table:table-cell office:value-type="float" office:value="1563.305786" calcext:value-type="float">
            <text:p>1563.305786</text:p>
          </table:table-cell>
          <table:table-cell office:value-type="float" office:value="1570.153687" calcext:value-type="float">
            <text:p>1570.153687</text:p>
          </table:table-cell>
          <table:table-cell table:number-columns-repeated="13"/>
        </table:table-row>
        <table:table-row table:style-name="ro1">
          <table:table-cell office:value-type="float" office:value="1563.482666" calcext:value-type="float">
            <text:p>1563.482666</text:p>
          </table:table-cell>
          <table:table-cell office:value-type="float" office:value="1571.19751" calcext:value-type="float">
            <text:p>1571.19751</text:p>
          </table:table-cell>
          <table:table-cell office:value-type="float" office:value="1562.449829" calcext:value-type="float">
            <text:p>1562.449829</text:p>
          </table:table-cell>
          <table:table-cell office:value-type="float" office:value="1571.104004" calcext:value-type="float">
            <text:p>1571.104004</text:p>
          </table:table-cell>
          <table:table-cell table:number-columns-repeated="13"/>
        </table:table-row>
        <table:table-row table:style-name="ro1">
          <table:table-cell office:value-type="float" office:value="1564.90332" calcext:value-type="float">
            <text:p>1564.90332</text:p>
          </table:table-cell>
          <table:table-cell office:value-type="float" office:value="1568.582642" calcext:value-type="float">
            <text:p>1568.582642</text:p>
          </table:table-cell>
          <table:table-cell office:value-type="float" office:value="1563.385132" calcext:value-type="float">
            <text:p>1563.385132</text:p>
          </table:table-cell>
          <table:table-cell office:value-type="float" office:value="1569.444824" calcext:value-type="float">
            <text:p>1569.444824</text:p>
          </table:table-cell>
          <table:table-cell table:number-columns-repeated="13"/>
        </table:table-row>
        <table:table-row table:style-name="ro1">
          <table:table-cell office:value-type="float" office:value="1558.092041" calcext:value-type="float">
            <text:p>1558.092041</text:p>
          </table:table-cell>
          <table:table-cell office:value-type="float" office:value="1598.890503" calcext:value-type="float">
            <text:p>1598.890503</text:p>
          </table:table-cell>
          <table:table-cell office:value-type="float" office:value="1537.913696" calcext:value-type="float">
            <text:p>1537.913696</text:p>
          </table:table-cell>
          <table:table-cell office:value-type="float" office:value="1560.950684" calcext:value-type="float">
            <text:p>1560.950684</text:p>
          </table:table-cell>
          <table:table-cell table:number-columns-repeated="13"/>
        </table:table-row>
        <table:table-row table:style-name="ro1">
          <table:table-cell office:value-type="float" office:value="1556.666382" calcext:value-type="float">
            <text:p>1556.666382</text:p>
          </table:table-cell>
          <table:table-cell office:value-type="float" office:value="1592.779907" calcext:value-type="float">
            <text:p>1592.779907</text:p>
          </table:table-cell>
          <table:table-cell office:value-type="float" office:value="1551.488647" calcext:value-type="float">
            <text:p>1551.488647</text:p>
          </table:table-cell>
          <table:table-cell office:value-type="float" office:value="1595.43335" calcext:value-type="float">
            <text:p>1595.43335</text:p>
          </table:table-cell>
          <table:table-cell table:number-columns-repeated="13"/>
        </table:table-row>
        <table:table-row table:style-name="ro1">
          <table:table-cell office:value-type="float" office:value="1592.522705" calcext:value-type="float">
            <text:p>1592.522705</text:p>
          </table:table-cell>
          <table:table-cell office:value-type="float" office:value="1583.781616" calcext:value-type="float">
            <text:p>1583.781616</text:p>
          </table:table-cell>
          <table:table-cell office:value-type="float" office:value="1588.05957" calcext:value-type="float">
            <text:p>1588.05957</text:p>
          </table:table-cell>
          <table:table-cell office:value-type="float" office:value="1590.274902" calcext:value-type="float">
            <text:p>1590.274902</text:p>
          </table:table-cell>
          <table:table-cell table:number-columns-repeated="13"/>
        </table:table-row>
        <table:table-row table:style-name="ro1">
          <table:table-cell office:value-type="float" office:value="1608.87793" calcext:value-type="float">
            <text:p>1608.87793</text:p>
          </table:table-cell>
          <table:table-cell office:value-type="float" office:value="1641.286987" calcext:value-type="float">
            <text:p>1641.286987</text:p>
          </table:table-cell>
          <table:table-cell office:value-type="float" office:value="1615.007568" calcext:value-type="float">
            <text:p>1615.007568</text:p>
          </table:table-cell>
          <table:table-cell office:value-type="float" office:value="1648.437134" calcext:value-type="float">
            <text:p>1648.437134</text:p>
          </table:table-cell>
          <table:table-cell table:number-columns-repeated="13"/>
        </table:table-row>
        <table:table-row table:style-name="ro1">
          <table:table-cell office:value-type="float" office:value="1650.522095" calcext:value-type="float">
            <text:p>1650.522095</text:p>
          </table:table-cell>
          <table:table-cell office:value-type="float" office:value="1689.479736" calcext:value-type="float">
            <text:p>1689.479736</text:p>
          </table:table-cell>
          <table:table-cell office:value-type="float" office:value="1662.099731" calcext:value-type="float">
            <text:p>1662.099731</text:p>
          </table:table-cell>
          <table:table-cell office:value-type="float" office:value="1687.879395" calcext:value-type="float">
            <text:p>1687.879395</text:p>
          </table:table-cell>
          <table:table-cell table:number-columns-repeated="13"/>
        </table:table-row>
        <table:table-row table:style-name="ro1">
          <table:table-cell office:value-type="float" office:value="1692.348755" calcext:value-type="float">
            <text:p>1692.348755</text:p>
          </table:table-cell>
          <table:table-cell office:value-type="float" office:value="1674.630737" calcext:value-type="float">
            <text:p>1674.630737</text:p>
          </table:table-cell>
          <table:table-cell office:value-type="float" office:value="1702.325806" calcext:value-type="float">
            <text:p>1702.325806</text:p>
          </table:table-cell>
          <table:table-cell office:value-type="float" office:value="1663.355835" calcext:value-type="float">
            <text:p>1663.355835</text:p>
          </table:table-cell>
          <table:table-cell table:number-columns-repeated="13"/>
        </table:table-row>
        <table:table-row table:style-name="ro1">
          <table:table-cell office:value-type="float" office:value="1682.068848" calcext:value-type="float">
            <text:p>1682.068848</text:p>
          </table:table-cell>
          <table:table-cell office:value-type="float" office:value="1750.753052" calcext:value-type="float">
            <text:p>1750.753052</text:p>
          </table:table-cell>
          <table:table-cell office:value-type="float" office:value="1684.350098" calcext:value-type="float">
            <text:p>1684.350098</text:p>
          </table:table-cell>
          <table:table-cell office:value-type="float" office:value="1740.860352" calcext:value-type="float">
            <text:p>1740.860352</text:p>
          </table:table-cell>
          <table:table-cell table:number-columns-repeated="13"/>
        </table:table-row>
        <table:table-row table:style-name="ro1">
          <table:table-cell office:value-type="float" office:value="1677.362305" calcext:value-type="float">
            <text:p>1677.362305</text:p>
          </table:table-cell>
          <table:table-cell office:value-type="float" office:value="1744.482056" calcext:value-type="float">
            <text:p>1744.482056</text:p>
          </table:table-cell>
          <table:table-cell office:value-type="float" office:value="1676.539673" calcext:value-type="float">
            <text:p>1676.539673</text:p>
          </table:table-cell>
          <table:table-cell office:value-type="float" office:value="1741.878662" calcext:value-type="float">
            <text:p>1741.878662</text:p>
          </table:table-cell>
          <table:table-cell table:number-columns-repeated="13"/>
        </table:table-row>
        <table:table-row table:style-name="ro1">
          <table:table-cell office:value-type="float" office:value="1683.084106" calcext:value-type="float">
            <text:p>1683.084106</text:p>
          </table:table-cell>
          <table:table-cell office:value-type="float" office:value="1709.764648" calcext:value-type="float">
            <text:p>1709.764648</text:p>
          </table:table-cell>
          <table:table-cell office:value-type="float" office:value="1681.898071" calcext:value-type="float">
            <text:p>1681.898071</text:p>
          </table:table-cell>
          <table:table-cell office:value-type="float" office:value="1727.983765" calcext:value-type="float">
            <text:p>1727.983765</text:p>
          </table:table-cell>
          <table:table-cell table:number-columns-repeated="13"/>
        </table:table-row>
        <table:table-row table:style-name="ro1">
          <table:table-cell office:value-type="float" office:value="1645.777466" calcext:value-type="float">
            <text:p>1645.777466</text:p>
          </table:table-cell>
          <table:table-cell office:value-type="float" office:value="1747.681763" calcext:value-type="float">
            <text:p>1747.681763</text:p>
          </table:table-cell>
          <table:table-cell office:value-type="float" office:value="1660.777222" calcext:value-type="float">
            <text:p>1660.777222</text:p>
          </table:table-cell>
          <table:table-cell office:value-type="float" office:value="1750.154907" calcext:value-type="float">
            <text:p>1750.154907</text:p>
          </table:table-cell>
          <table:table-cell table:number-columns-repeated="13"/>
        </table:table-row>
        <table:table-row table:style-name="ro1">
          <table:table-cell office:value-type="float" office:value="1648.325684" calcext:value-type="float">
            <text:p>1648.325684</text:p>
          </table:table-cell>
          <table:table-cell office:value-type="float" office:value="1752.172485" calcext:value-type="float">
            <text:p>1752.172485</text:p>
          </table:table-cell>
          <table:table-cell office:value-type="float" office:value="1652.622681" calcext:value-type="float">
            <text:p>1652.622681</text:p>
          </table:table-cell>
          <table:table-cell office:value-type="float" office:value="1741.332886" calcext:value-type="float">
            <text:p>1741.332886</text:p>
          </table:table-cell>
          <table:table-cell table:number-columns-repeated="13"/>
        </table:table-row>
        <table:table-row table:style-name="ro1">
          <table:table-cell office:value-type="float" office:value="1666.749268" calcext:value-type="float">
            <text:p>1666.749268</text:p>
          </table:table-cell>
          <table:table-cell office:value-type="float" office:value="1717.297852" calcext:value-type="float">
            <text:p>1717.297852</text:p>
          </table:table-cell>
          <table:table-cell office:value-type="float" office:value="1674.028076" calcext:value-type="float">
            <text:p>1674.028076</text:p>
          </table:table-cell>
          <table:table-cell office:value-type="float" office:value="1718.683105" calcext:value-type="float">
            <text:p>1718.683105</text:p>
          </table:table-cell>
          <table:table-cell table:number-columns-repeated="13"/>
        </table:table-row>
        <table:table-row table:style-name="ro1">
          <table:table-cell office:value-type="float" office:value="1658.785156" calcext:value-type="float">
            <text:p>1658.785156</text:p>
          </table:table-cell>
          <table:table-cell office:value-type="float" office:value="1729.761719" calcext:value-type="float">
            <text:p>1729.761719</text:p>
          </table:table-cell>
          <table:table-cell office:value-type="float" office:value="1667.645752" calcext:value-type="float">
            <text:p>1667.645752</text:p>
          </table:table-cell>
          <table:table-cell office:value-type="float" office:value="1728.943848" calcext:value-type="float">
            <text:p>1728.943848</text:p>
          </table:table-cell>
          <table:table-cell table:number-columns-repeated="13"/>
        </table:table-row>
        <table:table-row table:style-name="ro1">
          <table:table-cell office:value-type="float" office:value="1653.392944" calcext:value-type="float">
            <text:p>1653.392944</text:p>
          </table:table-cell>
          <table:table-cell office:value-type="float" office:value="1735.162598" calcext:value-type="float">
            <text:p>1735.162598</text:p>
          </table:table-cell>
          <table:table-cell office:value-type="float" office:value="1658.439697" calcext:value-type="float">
            <text:p>1658.439697</text:p>
          </table:table-cell>
          <table:table-cell office:value-type="float" office:value="1732.935303" calcext:value-type="float">
            <text:p>1732.935303</text:p>
          </table:table-cell>
          <table:table-cell table:number-columns-repeated="13"/>
        </table:table-row>
        <table:table-row table:style-name="ro1">
          <table:table-cell office:value-type="float" office:value="1658.375122" calcext:value-type="float">
            <text:p>1658.375122</text:p>
          </table:table-cell>
          <table:table-cell office:value-type="float" office:value="1734.473877" calcext:value-type="float">
            <text:p>1734.473877</text:p>
          </table:table-cell>
          <table:table-cell office:value-type="float" office:value="1667.164795" calcext:value-type="float">
            <text:p>1667.164795</text:p>
          </table:table-cell>
          <table:table-cell office:value-type="float" office:value="1732.375854" calcext:value-type="float">
            <text:p>1732.375854</text:p>
          </table:table-cell>
          <table:table-cell table:number-columns-repeated="13"/>
        </table:table-row>
        <table:table-row table:style-name="ro1">
          <table:table-cell office:value-type="float" office:value="1657.880737" calcext:value-type="float">
            <text:p>1657.880737</text:p>
          </table:table-cell>
          <table:table-cell office:value-type="float" office:value="1727.368896" calcext:value-type="float">
            <text:p>1727.368896</text:p>
          </table:table-cell>
          <table:table-cell office:value-type="float" office:value="1665.322388" calcext:value-type="float">
            <text:p>1665.322388</text:p>
          </table:table-cell>
          <table:table-cell office:value-type="float" office:value="1724.308594" calcext:value-type="float">
            <text:p>1724.308594</text:p>
          </table:table-cell>
          <table:table-cell table:number-columns-repeated="13"/>
        </table:table-row>
        <table:table-row table:style-name="ro1">
          <table:table-cell office:value-type="float" office:value="1655.771729" calcext:value-type="float">
            <text:p>1655.771729</text:p>
          </table:table-cell>
          <table:table-cell office:value-type="float" office:value="1737.885376" calcext:value-type="float">
            <text:p>1737.885376</text:p>
          </table:table-cell>
          <table:table-cell office:value-type="float" office:value="1661.675293" calcext:value-type="float">
            <text:p>1661.675293</text:p>
          </table:table-cell>
          <table:table-cell office:value-type="float" office:value="1730.137329" calcext:value-type="float">
            <text:p>1730.137329</text:p>
          </table:table-cell>
          <table:table-cell table:number-columns-repeated="13"/>
        </table:table-row>
        <table:table-row table:style-name="ro1">
          <table:table-cell office:value-type="float" office:value="1660.044434" calcext:value-type="float">
            <text:p>1660.044434</text:p>
          </table:table-cell>
          <table:table-cell office:value-type="float" office:value="1726.121582" calcext:value-type="float">
            <text:p>1726.121582</text:p>
          </table:table-cell>
          <table:table-cell office:value-type="float" office:value="1668.735474" calcext:value-type="float">
            <text:p>1668.735474</text:p>
          </table:table-cell>
          <table:table-cell office:value-type="float" office:value="1722.876221" calcext:value-type="float">
            <text:p>1722.876221</text:p>
          </table:table-cell>
          <table:table-cell table:number-columns-repeated="13"/>
        </table:table-row>
        <table:table-row table:style-name="ro1">
          <table:table-cell office:value-type="float" office:value="1655.776245" calcext:value-type="float">
            <text:p>1655.776245</text:p>
          </table:table-cell>
          <table:table-cell office:value-type="float" office:value="1738.896973" calcext:value-type="float">
            <text:p>1738.896973</text:p>
          </table:table-cell>
          <table:table-cell office:value-type="float" office:value="1662.216309" calcext:value-type="float">
            <text:p>1662.216309</text:p>
          </table:table-cell>
          <table:table-cell office:value-type="float" office:value="1734.887085" calcext:value-type="float">
            <text:p>1734.887085</text:p>
          </table:table-cell>
          <table:table-cell table:number-columns-repeated="13"/>
        </table:table-row>
        <table:table-row table:style-name="ro1">
          <table:table-cell office:value-type="float" office:value="1660.542114" calcext:value-type="float">
            <text:p>1660.542114</text:p>
          </table:table-cell>
          <table:table-cell office:value-type="float" office:value="1725.451416" calcext:value-type="float">
            <text:p>1725.451416</text:p>
          </table:table-cell>
          <table:table-cell office:value-type="float" office:value="1669.656372" calcext:value-type="float">
            <text:p>1669.656372</text:p>
          </table:table-cell>
          <table:table-cell office:value-type="float" office:value="1720.991821" calcext:value-type="float">
            <text:p>1720.991821</text:p>
          </table:table-cell>
          <table:table-cell table:number-columns-repeated="13"/>
        </table:table-row>
        <table:table-row table:style-name="ro1">
          <table:table-cell office:value-type="float" office:value="1655.283081" calcext:value-type="float">
            <text:p>1655.283081</text:p>
          </table:table-cell>
          <table:table-cell office:value-type="float" office:value="1712.428711" calcext:value-type="float">
            <text:p>1712.428711</text:p>
          </table:table-cell>
          <table:table-cell office:value-type="float" office:value="1662.631104" calcext:value-type="float">
            <text:p>1662.631104</text:p>
          </table:table-cell>
          <table:table-cell office:value-type="float" office:value="1707.800659" calcext:value-type="float">
            <text:p>1707.800659</text:p>
          </table:table-cell>
          <table:table-cell table:number-columns-repeated="13"/>
        </table:table-row>
        <table:table-row table:style-name="ro1">
          <table:table-cell office:value-type="float" office:value="1633.355225" calcext:value-type="float">
            <text:p>1633.355225</text:p>
          </table:table-cell>
          <table:table-cell office:value-type="float" office:value="1719.363647" calcext:value-type="float">
            <text:p>1719.363647</text:p>
          </table:table-cell>
          <table:table-cell office:value-type="float" office:value="1636.453003" calcext:value-type="float">
            <text:p>1636.453003</text:p>
          </table:table-cell>
          <table:table-cell office:value-type="float" office:value="1721.045532" calcext:value-type="float">
            <text:p>1721.045532</text:p>
          </table:table-cell>
          <table:table-cell table:number-columns-repeated="13"/>
        </table:table-row>
        <table:table-row table:style-name="ro1">
          <table:table-cell office:value-type="float" office:value="1622.710205" calcext:value-type="float">
            <text:p>1622.710205</text:p>
          </table:table-cell>
          <table:table-cell office:value-type="float" office:value="1699.323242" calcext:value-type="float">
            <text:p>1699.323242</text:p>
          </table:table-cell>
          <table:table-cell office:value-type="float" office:value="1633.765747" calcext:value-type="float">
            <text:p>1633.765747</text:p>
          </table:table-cell>
          <table:table-cell office:value-type="float" office:value="1698.965698" calcext:value-type="float">
            <text:p>1698.965698</text:p>
          </table:table-cell>
          <table:table-cell table:number-columns-repeated="13"/>
        </table:table-row>
        <table:table-row table:style-name="ro1">
          <table:table-cell office:value-type="float" office:value="1620.639526" calcext:value-type="float">
            <text:p>1620.639526</text:p>
          </table:table-cell>
          <table:table-cell office:value-type="float" office:value="1692.581787" calcext:value-type="float">
            <text:p>1692.581787</text:p>
          </table:table-cell>
          <table:table-cell office:value-type="float" office:value="1628.256226" calcext:value-type="float">
            <text:p>1628.256226</text:p>
          </table:table-cell>
          <table:table-cell office:value-type="float" office:value="1689.287598" calcext:value-type="float">
            <text:p>1689.287598</text:p>
          </table:table-cell>
          <table:table-cell table:number-columns-repeated="13"/>
        </table:table-row>
        <table:table-row table:style-name="ro1">
          <table:table-cell office:value-type="float" office:value="1613.607056" calcext:value-type="float">
            <text:p>1613.607056</text:p>
          </table:table-cell>
          <table:table-cell office:value-type="float" office:value="1686.257935" calcext:value-type="float">
            <text:p>1686.257935</text:p>
          </table:table-cell>
          <table:table-cell office:value-type="float" office:value="1623.836548" calcext:value-type="float">
            <text:p>1623.836548</text:p>
          </table:table-cell>
          <table:table-cell office:value-type="float" office:value="1678.712891" calcext:value-type="float">
            <text:p>1678.712891</text:p>
          </table:table-cell>
          <table:table-cell table:number-columns-repeated="13"/>
        </table:table-row>
        <table:table-row table:style-name="ro1">
          <table:table-cell office:value-type="float" office:value="1610.53772" calcext:value-type="float">
            <text:p>1610.53772</text:p>
          </table:table-cell>
          <table:table-cell office:value-type="float" office:value="1675.521362" calcext:value-type="float">
            <text:p>1675.521362</text:p>
          </table:table-cell>
          <table:table-cell office:value-type="float" office:value="1610.869751" calcext:value-type="float">
            <text:p>1610.869751</text:p>
          </table:table-cell>
          <table:table-cell office:value-type="float" office:value="1672.955811" calcext:value-type="float">
            <text:p>1672.955811</text:p>
          </table:table-cell>
          <table:table-cell table:number-columns-repeated="13"/>
        </table:table-row>
        <table:table-row table:style-name="ro1">
          <table:table-cell office:value-type="float" office:value="1606.3396" calcext:value-type="float">
            <text:p>1606.3396</text:p>
          </table:table-cell>
          <table:table-cell office:value-type="float" office:value="1665.11853" calcext:value-type="float">
            <text:p>1665.11853</text:p>
          </table:table-cell>
          <table:table-cell office:value-type="float" office:value="1609.855957" calcext:value-type="float">
            <text:p>1609.855957</text:p>
          </table:table-cell>
          <table:table-cell office:value-type="float" office:value="1668.498901" calcext:value-type="float">
            <text:p>1668.498901</text:p>
          </table:table-cell>
          <table:table-cell table:number-columns-repeated="13"/>
        </table:table-row>
        <table:table-row table:style-name="ro1">
          <table:table-cell office:value-type="float" office:value="1601.070435" calcext:value-type="float">
            <text:p>1601.070435</text:p>
          </table:table-cell>
          <table:table-cell office:value-type="float" office:value="1655.822266" calcext:value-type="float">
            <text:p>1655.822266</text:p>
          </table:table-cell>
          <table:table-cell office:value-type="float" office:value="1608.559448" calcext:value-type="float">
            <text:p>1608.559448</text:p>
          </table:table-cell>
          <table:table-cell office:value-type="float" office:value="1656.970093" calcext:value-type="float">
            <text:p>1656.970093</text:p>
          </table:table-cell>
          <table:table-cell table:number-columns-repeated="13"/>
        </table:table-row>
        <table:table-row table:style-name="ro1">
          <table:table-cell office:value-type="float" office:value="1597.693604" calcext:value-type="float">
            <text:p>1597.693604</text:p>
          </table:table-cell>
          <table:table-cell office:value-type="float" office:value="1651.282837" calcext:value-type="float">
            <text:p>1651.282837</text:p>
          </table:table-cell>
          <table:table-cell office:value-type="float" office:value="1599.813477" calcext:value-type="float">
            <text:p>1599.813477</text:p>
          </table:table-cell>
          <table:table-cell office:value-type="float" office:value="1652.758545" calcext:value-type="float">
            <text:p>1652.758545</text:p>
          </table:table-cell>
          <table:table-cell table:number-columns-repeated="13"/>
        </table:table-row>
        <table:table-row table:style-name="ro1">
          <table:table-cell office:value-type="float" office:value="1595.158936" calcext:value-type="float">
            <text:p>1595.158936</text:p>
          </table:table-cell>
          <table:table-cell office:value-type="float" office:value="1649.170776" calcext:value-type="float">
            <text:p>1649.170776</text:p>
          </table:table-cell>
          <table:table-cell office:value-type="float" office:value="1597.664429" calcext:value-type="float">
            <text:p>1597.664429</text:p>
          </table:table-cell>
          <table:table-cell office:value-type="float" office:value="1644.279419" calcext:value-type="float">
            <text:p>1644.279419</text:p>
          </table:table-cell>
          <table:table-cell table:number-columns-repeated="13"/>
        </table:table-row>
        <table:table-row table:style-name="ro1">
          <table:table-cell office:value-type="float" office:value="1592.703003" calcext:value-type="float">
            <text:p>1592.703003</text:p>
          </table:table-cell>
          <table:table-cell office:value-type="float" office:value="1638.469971" calcext:value-type="float">
            <text:p>1638.469971</text:p>
          </table:table-cell>
          <table:table-cell office:value-type="float" office:value="1593.496338" calcext:value-type="float">
            <text:p>1593.496338</text:p>
          </table:table-cell>
          <table:table-cell office:value-type="float" office:value="1641.773438" calcext:value-type="float">
            <text:p>1641.773438</text:p>
          </table:table-cell>
          <table:table-cell table:number-columns-repeated="13"/>
        </table:table-row>
        <table:table-row table:style-name="ro1">
          <table:table-cell office:value-type="float" office:value="1590.277588" calcext:value-type="float">
            <text:p>1590.277588</text:p>
          </table:table-cell>
          <table:table-cell office:value-type="float" office:value="1636.375854" calcext:value-type="float">
            <text:p>1636.375854</text:p>
          </table:table-cell>
          <table:table-cell office:value-type="float" office:value="1591.355957" calcext:value-type="float">
            <text:p>1591.355957</text:p>
          </table:table-cell>
          <table:table-cell office:value-type="float" office:value="1636.48999" calcext:value-type="float">
            <text:p>1636.48999</text:p>
          </table:table-cell>
          <table:table-cell table:number-columns-repeated="13"/>
        </table:table-row>
        <table:table-row table:style-name="ro1">
          <table:table-cell office:value-type="float" office:value="1582.370605" calcext:value-type="float">
            <text:p>1582.370605</text:p>
          </table:table-cell>
          <table:table-cell office:value-type="float" office:value="1635.806763" calcext:value-type="float">
            <text:p>1635.806763</text:p>
          </table:table-cell>
          <table:table-cell office:value-type="float" office:value="1591.954224" calcext:value-type="float">
            <text:p>1591.954224</text:p>
          </table:table-cell>
          <table:table-cell office:value-type="float" office:value="1630.172363" calcext:value-type="float">
            <text:p>1630.172363</text:p>
          </table:table-cell>
          <table:table-cell table:number-columns-repeated="13"/>
        </table:table-row>
        <table:table-row table:style-name="ro1">
          <table:table-cell office:value-type="float" office:value="1585.901001" calcext:value-type="float">
            <text:p>1585.901001</text:p>
          </table:table-cell>
          <table:table-cell office:value-type="float" office:value="1629.005249" calcext:value-type="float">
            <text:p>1629.005249</text:p>
          </table:table-cell>
          <table:table-cell office:value-type="float" office:value="1586.757446" calcext:value-type="float">
            <text:p>1586.757446</text:p>
          </table:table-cell>
          <table:table-cell office:value-type="float" office:value="1624.606689" calcext:value-type="float">
            <text:p>1624.606689</text:p>
          </table:table-cell>
          <table:table-cell table:number-columns-repeated="13"/>
        </table:table-row>
        <table:table-row table:style-name="ro1">
          <table:table-cell office:value-type="float" office:value="1582.777588" calcext:value-type="float">
            <text:p>1582.777588</text:p>
          </table:table-cell>
          <table:table-cell office:value-type="float" office:value="1618.833252" calcext:value-type="float">
            <text:p>1618.833252</text:p>
          </table:table-cell>
          <table:table-cell office:value-type="float" office:value="1586.328613" calcext:value-type="float">
            <text:p>1586.328613</text:p>
          </table:table-cell>
          <table:table-cell office:value-type="float" office:value="1620.505371" calcext:value-type="float">
            <text:p>1620.505371</text:p>
          </table:table-cell>
          <table:table-cell table:number-columns-repeated="13"/>
        </table:table-row>
        <table:table-row table:style-name="ro1">
          <table:table-cell office:value-type="float" office:value="1582.298584" calcext:value-type="float">
            <text:p>1582.298584</text:p>
          </table:table-cell>
          <table:table-cell office:value-type="float" office:value="1616.131836" calcext:value-type="float">
            <text:p>1616.131836</text:p>
          </table:table-cell>
          <table:table-cell office:value-type="float" office:value="1584.825928" calcext:value-type="float">
            <text:p>1584.825928</text:p>
          </table:table-cell>
          <table:table-cell office:value-type="float" office:value="1613.241821" calcext:value-type="float">
            <text:p>1613.241821</text:p>
          </table:table-cell>
          <table:table-cell table:number-columns-repeated="13"/>
        </table:table-row>
        <table:table-row table:style-name="ro1">
          <table:table-cell office:value-type="float" office:value="1577.980835" calcext:value-type="float">
            <text:p>1577.980835</text:p>
          </table:table-cell>
          <table:table-cell office:value-type="float" office:value="1615.203979" calcext:value-type="float">
            <text:p>1615.203979</text:p>
          </table:table-cell>
          <table:table-cell office:value-type="float" office:value="1579.968018" calcext:value-type="float">
            <text:p>1579.968018</text:p>
          </table:table-cell>
          <table:table-cell office:value-type="float" office:value="1612.413208" calcext:value-type="float">
            <text:p>1612.413208</text:p>
          </table:table-cell>
          <table:table-cell table:number-columns-repeated="13"/>
        </table:table-row>
        <table:table-row table:style-name="ro1">
          <table:table-cell office:value-type="float" office:value="1577.014404" calcext:value-type="float">
            <text:p>1577.014404</text:p>
          </table:table-cell>
          <table:table-cell office:value-type="float" office:value="1610.861572" calcext:value-type="float">
            <text:p>1610.861572</text:p>
          </table:table-cell>
          <table:table-cell office:value-type="float" office:value="1580.727539" calcext:value-type="float">
            <text:p>1580.727539</text:p>
          </table:table-cell>
          <table:table-cell office:value-type="float" office:value="1606.629883" calcext:value-type="float">
            <text:p>1606.629883</text:p>
          </table:table-cell>
          <table:table-cell table:number-columns-repeated="13"/>
        </table:table-row>
        <table:table-row table:style-name="ro1">
          <table:table-cell office:value-type="float" office:value="1579.200317" calcext:value-type="float">
            <text:p>1579.200317</text:p>
          </table:table-cell>
          <table:table-cell office:value-type="float" office:value="1603.13562" calcext:value-type="float">
            <text:p>1603.13562</text:p>
          </table:table-cell>
          <table:table-cell office:value-type="float" office:value="1578.730103" calcext:value-type="float">
            <text:p>1578.730103</text:p>
          </table:table-cell>
          <table:table-cell office:value-type="float" office:value="1603.701172" calcext:value-type="float">
            <text:p>1603.701172</text:p>
          </table:table-cell>
          <table:table-cell table:number-columns-repeated="13"/>
        </table:table-row>
        <table:table-row table:style-name="ro1">
          <table:table-cell office:value-type="float" office:value="1576.489746" calcext:value-type="float">
            <text:p>1576.489746</text:p>
          </table:table-cell>
          <table:table-cell office:value-type="float" office:value="1602.559204" calcext:value-type="float">
            <text:p>1602.559204</text:p>
          </table:table-cell>
          <table:table-cell office:value-type="float" office:value="1577.826904" calcext:value-type="float">
            <text:p>1577.826904</text:p>
          </table:table-cell>
          <table:table-cell office:value-type="float" office:value="1601.446899" calcext:value-type="float">
            <text:p>1601.446899</text:p>
          </table:table-cell>
          <table:table-cell table:number-columns-repeated="13"/>
        </table:table-row>
        <table:table-row table:style-name="ro1">
          <table:table-cell office:value-type="float" office:value="1576.295532" calcext:value-type="float">
            <text:p>1576.295532</text:p>
          </table:table-cell>
          <table:table-cell office:value-type="float" office:value="1595.296875" calcext:value-type="float">
            <text:p>1595.296875</text:p>
          </table:table-cell>
          <table:table-cell office:value-type="float" office:value="1573.808838" calcext:value-type="float">
            <text:p>1573.808838</text:p>
          </table:table-cell>
          <table:table-cell office:value-type="float" office:value="1597.887451" calcext:value-type="float">
            <text:p>1597.887451</text:p>
          </table:table-cell>
          <table:table-cell table:number-columns-repeated="13"/>
        </table:table-row>
        <table:table-row table:style-name="ro1">
          <table:table-cell office:value-type="float" office:value="1572.15979" calcext:value-type="float">
            <text:p>1572.15979</text:p>
          </table:table-cell>
          <table:table-cell office:value-type="float" office:value="1596.687744" calcext:value-type="float">
            <text:p>1596.687744</text:p>
          </table:table-cell>
          <table:table-cell office:value-type="float" office:value="1575.744751" calcext:value-type="float">
            <text:p>1575.744751</text:p>
          </table:table-cell>
          <table:table-cell office:value-type="float" office:value="1595.2771" calcext:value-type="float">
            <text:p>1595.2771</text:p>
          </table:table-cell>
          <table:table-cell table:number-columns-repeated="13"/>
        </table:table-row>
        <table:table-row table:style-name="ro1">
          <table:table-cell office:value-type="float" office:value="1571.604492" calcext:value-type="float">
            <text:p>1571.604492</text:p>
          </table:table-cell>
          <table:table-cell office:value-type="float" office:value="1592.4823" calcext:value-type="float">
            <text:p>1592.4823</text:p>
          </table:table-cell>
          <table:table-cell office:value-type="float" office:value="1572.739136" calcext:value-type="float">
            <text:p>1572.739136</text:p>
          </table:table-cell>
          <table:table-cell office:value-type="float" office:value="1594.37915" calcext:value-type="float">
            <text:p>1594.37915</text:p>
          </table:table-cell>
          <table:table-cell table:number-columns-repeated="13"/>
        </table:table-row>
        <table:table-row table:style-name="ro1">
          <table:table-cell office:value-type="float" office:value="1569.130737" calcext:value-type="float">
            <text:p>1569.130737</text:p>
          </table:table-cell>
          <table:table-cell office:value-type="float" office:value="1593.194092" calcext:value-type="float">
            <text:p>1593.194092</text:p>
          </table:table-cell>
          <table:table-cell office:value-type="float" office:value="1572.279175" calcext:value-type="float">
            <text:p>1572.279175</text:p>
          </table:table-cell>
          <table:table-cell office:value-type="float" office:value="1592.541382" calcext:value-type="float">
            <text:p>1592.541382</text:p>
          </table:table-cell>
          <table:table-cell table:number-columns-repeated="13"/>
        </table:table-row>
        <table:table-row table:style-name="ro1">
          <table:table-cell office:value-type="float" office:value="1572.532227" calcext:value-type="float">
            <text:p>1572.532227</text:p>
          </table:table-cell>
          <table:table-cell office:value-type="float" office:value="1589.383789" calcext:value-type="float">
            <text:p>1589.383789</text:p>
          </table:table-cell>
          <table:table-cell office:value-type="float" office:value="1570.442383" calcext:value-type="float">
            <text:p>1570.442383</text:p>
          </table:table-cell>
          <table:table-cell office:value-type="float" office:value="1591.756958" calcext:value-type="float">
            <text:p>1591.756958</text:p>
          </table:table-cell>
          <table:table-cell table:number-columns-repeated="13"/>
        </table:table-row>
        <table:table-row table:style-name="ro1">
          <table:table-cell office:value-type="float" office:value="1566.156616" calcext:value-type="float">
            <text:p>1566.156616</text:p>
          </table:table-cell>
          <table:table-cell office:value-type="float" office:value="1587.747437" calcext:value-type="float">
            <text:p>1587.747437</text:p>
          </table:table-cell>
          <table:table-cell office:value-type="float" office:value="1569.225098" calcext:value-type="float">
            <text:p>1569.225098</text:p>
          </table:table-cell>
          <table:table-cell office:value-type="float" office:value="1586.465088" calcext:value-type="float">
            <text:p>1586.465088</text:p>
          </table:table-cell>
          <table:table-cell table:number-columns-repeated="13"/>
        </table:table-row>
        <table:table-row table:style-name="ro1">
          <table:table-cell office:value-type="float" office:value="1571.581787" calcext:value-type="float">
            <text:p>1571.581787</text:p>
          </table:table-cell>
          <table:table-cell office:value-type="float" office:value="1584.796753" calcext:value-type="float">
            <text:p>1584.796753</text:p>
          </table:table-cell>
          <table:table-cell office:value-type="float" office:value="1568.394775" calcext:value-type="float">
            <text:p>1568.394775</text:p>
          </table:table-cell>
          <table:table-cell office:value-type="float" office:value="1589.32312" calcext:value-type="float">
            <text:p>1589.32312</text:p>
          </table:table-cell>
          <table:table-cell table:number-columns-repeated="13"/>
        </table:table-row>
        <table:table-row table:style-name="ro1">
          <table:table-cell office:value-type="float" office:value="1567.430542" calcext:value-type="float">
            <text:p>1567.430542</text:p>
          </table:table-cell>
          <table:table-cell office:value-type="float" office:value="1581.737793" calcext:value-type="float">
            <text:p>1581.737793</text:p>
          </table:table-cell>
          <table:table-cell office:value-type="float" office:value="1569.888794" calcext:value-type="float">
            <text:p>1569.888794</text:p>
          </table:table-cell>
          <table:table-cell office:value-type="float" office:value="1583.241699" calcext:value-type="float">
            <text:p>1583.241699</text:p>
          </table:table-cell>
          <table:table-cell table:number-columns-repeated="13"/>
        </table:table-row>
        <table:table-row table:style-name="ro1">
          <table:table-cell office:value-type="float" office:value="1567.435303" calcext:value-type="float">
            <text:p>1567.435303</text:p>
          </table:table-cell>
          <table:table-cell office:value-type="float" office:value="1586.36499" calcext:value-type="float">
            <text:p>1586.36499</text:p>
          </table:table-cell>
          <table:table-cell office:value-type="float" office:value="1563.680176" calcext:value-type="float">
            <text:p>1563.680176</text:p>
          </table:table-cell>
          <table:table-cell office:value-type="float" office:value="1586.324829" calcext:value-type="float">
            <text:p>1586.324829</text:p>
          </table:table-cell>
          <table:table-cell table:number-columns-repeated="13"/>
        </table:table-row>
        <table:table-row table:style-name="ro1">
          <table:table-cell office:value-type="float" office:value="1567.839478" calcext:value-type="float">
            <text:p>1567.839478</text:p>
          </table:table-cell>
          <table:table-cell office:value-type="float" office:value="1581.26416" calcext:value-type="float">
            <text:p>1581.26416</text:p>
          </table:table-cell>
          <table:table-cell office:value-type="float" office:value="1562.848755" calcext:value-type="float">
            <text:p>1562.848755</text:p>
          </table:table-cell>
          <table:table-cell office:value-type="float" office:value="1584.833008" calcext:value-type="float">
            <text:p>1584.833008</text:p>
          </table:table-cell>
          <table:table-cell table:number-columns-repeated="13"/>
        </table:table-row>
        <table:table-row table:style-name="ro1">
          <table:table-cell office:value-type="float" office:value="1568.185303" calcext:value-type="float">
            <text:p>1568.185303</text:p>
          </table:table-cell>
          <table:table-cell office:value-type="float" office:value="1577.400146" calcext:value-type="float">
            <text:p>1577.400146</text:p>
          </table:table-cell>
          <table:table-cell office:value-type="float" office:value="1566.77417" calcext:value-type="float">
            <text:p>1566.77417</text:p>
          </table:table-cell>
          <table:table-cell office:value-type="float" office:value="1576.789307" calcext:value-type="float">
            <text:p>1576.789307</text:p>
          </table:table-cell>
          <table:table-cell table:number-columns-repeated="13"/>
        </table:table-row>
        <table:table-row table:style-name="ro1">
          <table:table-cell office:value-type="float" office:value="1566.973633" calcext:value-type="float">
            <text:p>1566.973633</text:p>
          </table:table-cell>
          <table:table-cell office:value-type="float" office:value="1579.560913" calcext:value-type="float">
            <text:p>1579.560913</text:p>
          </table:table-cell>
          <table:table-cell office:value-type="float" office:value="1568.025269" calcext:value-type="float">
            <text:p>1568.025269</text:p>
          </table:table-cell>
          <table:table-cell office:value-type="float" office:value="1575.999512" calcext:value-type="float">
            <text:p>1575.999512</text:p>
          </table:table-cell>
          <table:table-cell table:number-columns-repeated="13"/>
        </table:table-row>
        <table:table-row table:style-name="ro1">
          <table:table-cell office:value-type="float" office:value="1562.321289" calcext:value-type="float">
            <text:p>1562.321289</text:p>
          </table:table-cell>
          <table:table-cell office:value-type="float" office:value="1580.154175" calcext:value-type="float">
            <text:p>1580.154175</text:p>
          </table:table-cell>
          <table:table-cell office:value-type="float" office:value="1564.589966" calcext:value-type="float">
            <text:p>1564.589966</text:p>
          </table:table-cell>
          <table:table-cell office:value-type="float" office:value="1579.896973" calcext:value-type="float">
            <text:p>1579.896973</text:p>
          </table:table-cell>
          <table:table-cell table:number-columns-repeated="13"/>
        </table:table-row>
        <table:table-row table:style-name="ro1">
          <table:table-cell office:value-type="float" office:value="1567.90918" calcext:value-type="float">
            <text:p>1567.90918</text:p>
          </table:table-cell>
          <table:table-cell office:value-type="float" office:value="1575.522827" calcext:value-type="float">
            <text:p>1575.522827</text:p>
          </table:table-cell>
          <table:table-cell office:value-type="float" office:value="1567.892456" calcext:value-type="float">
            <text:p>1567.892456</text:p>
          </table:table-cell>
          <table:table-cell office:value-type="float" office:value="1575.882324" calcext:value-type="float">
            <text:p>1575.882324</text:p>
          </table:table-cell>
          <table:table-cell table:number-columns-repeated="13"/>
        </table:table-row>
        <table:table-row table:style-name="ro1">
          <table:table-cell office:value-type="float" office:value="1563.614502" calcext:value-type="float">
            <text:p>1563.614502</text:p>
          </table:table-cell>
          <table:table-cell office:value-type="float" office:value="1578.194946" calcext:value-type="float">
            <text:p>1578.194946</text:p>
          </table:table-cell>
          <table:table-cell office:value-type="float" office:value="1565.759277" calcext:value-type="float">
            <text:p>1565.759277</text:p>
          </table:table-cell>
          <table:table-cell office:value-type="float" office:value="1574.869141" calcext:value-type="float">
            <text:p>1574.869141</text:p>
          </table:table-cell>
          <table:table-cell table:number-columns-repeated="13"/>
        </table:table-row>
        <table:table-row table:style-name="ro1">
          <table:table-cell office:value-type="float" office:value="1566.965454" calcext:value-type="float">
            <text:p>1566.965454</text:p>
          </table:table-cell>
          <table:table-cell office:value-type="float" office:value="1573.045898" calcext:value-type="float">
            <text:p>1573.045898</text:p>
          </table:table-cell>
          <table:table-cell office:value-type="float" office:value="1565.950684" calcext:value-type="float">
            <text:p>1565.950684</text:p>
          </table:table-cell>
          <table:table-cell office:value-type="float" office:value="1573.17334" calcext:value-type="float">
            <text:p>1573.17334</text:p>
          </table:table-cell>
          <table:table-cell table:number-columns-repeated="13"/>
        </table:table-row>
        <table:table-row table:style-name="ro1">
          <table:table-cell office:value-type="float" office:value="1564.242798" calcext:value-type="float">
            <text:p>1564.242798</text:p>
          </table:table-cell>
          <table:table-cell office:value-type="float" office:value="1571.931641" calcext:value-type="float">
            <text:p>1571.931641</text:p>
          </table:table-cell>
          <table:table-cell office:value-type="float" office:value="1565.266724" calcext:value-type="float">
            <text:p>1565.266724</text:p>
          </table:table-cell>
          <table:table-cell office:value-type="float" office:value="1574.29126" calcext:value-type="float">
            <text:p>1574.29126</text:p>
          </table:table-cell>
          <table:table-cell table:number-columns-repeated="13"/>
        </table:table-row>
        <table:table-row table:style-name="ro1">
          <table:table-cell office:value-type="float" office:value="1567.426514" calcext:value-type="float">
            <text:p>1567.426514</text:p>
          </table:table-cell>
          <table:table-cell office:value-type="float" office:value="1573.020996" calcext:value-type="float">
            <text:p>1573.020996</text:p>
          </table:table-cell>
          <table:table-cell office:value-type="float" office:value="1564.605957" calcext:value-type="float">
            <text:p>1564.605957</text:p>
          </table:table-cell>
          <table:table-cell office:value-type="float" office:value="1574.351807" calcext:value-type="float">
            <text:p>1574.351807</text:p>
          </table:table-cell>
          <table:table-cell table:number-columns-repeated="13"/>
        </table:table-row>
        <table:table-row table:style-name="ro1">
          <table:table-cell office:value-type="float" office:value="1566.66626" calcext:value-type="float">
            <text:p>1566.66626</text:p>
          </table:table-cell>
          <table:table-cell office:value-type="float" office:value="1573.711914" calcext:value-type="float">
            <text:p>1573.711914</text:p>
          </table:table-cell>
          <table:table-cell office:value-type="float" office:value="1565.136597" calcext:value-type="float">
            <text:p>1565.136597</text:p>
          </table:table-cell>
          <table:table-cell office:value-type="float" office:value="1575.012573" calcext:value-type="float">
            <text:p>1575.012573</text:p>
          </table:table-cell>
          <table:table-cell table:number-columns-repeated="13"/>
        </table:table-row>
        <table:table-row table:style-name="ro1">
          <table:table-cell office:value-type="float" office:value="1565.456543" calcext:value-type="float">
            <text:p>1565.456543</text:p>
          </table:table-cell>
          <table:table-cell office:value-type="float" office:value="1569.91626" calcext:value-type="float">
            <text:p>1569.91626</text:p>
          </table:table-cell>
          <table:table-cell office:value-type="float" office:value="1565.065796" calcext:value-type="float">
            <text:p>1565.065796</text:p>
          </table:table-cell>
          <table:table-cell office:value-type="float" office:value="1574.32019" calcext:value-type="float">
            <text:p>1574.32019</text:p>
          </table:table-cell>
          <table:table-cell table:number-columns-repeated="13"/>
        </table:table-row>
        <table:table-row table:style-name="ro1">
          <table:table-cell office:value-type="float" office:value="1561.934937" calcext:value-type="float">
            <text:p>1561.934937</text:p>
          </table:table-cell>
          <table:table-cell office:value-type="float" office:value="1574.212402" calcext:value-type="float">
            <text:p>1574.212402</text:p>
          </table:table-cell>
          <table:table-cell office:value-type="float" office:value="1565.057983" calcext:value-type="float">
            <text:p>1565.057983</text:p>
          </table:table-cell>
          <table:table-cell office:value-type="float" office:value="1570.55542" calcext:value-type="float">
            <text:p>1570.55542</text:p>
          </table:table-cell>
          <table:table-cell table:number-columns-repeated="13"/>
        </table:table-row>
        <table:table-row table:style-name="ro1">
          <table:table-cell office:value-type="float" office:value="1567.593262" calcext:value-type="float">
            <text:p>1567.593262</text:p>
          </table:table-cell>
          <table:table-cell office:value-type="float" office:value="1568.808838" calcext:value-type="float">
            <text:p>1568.808838</text:p>
          </table:table-cell>
          <table:table-cell office:value-type="float" office:value="1564.538452" calcext:value-type="float">
            <text:p>1564.538452</text:p>
          </table:table-cell>
          <table:table-cell office:value-type="float" office:value="1569.386353" calcext:value-type="float">
            <text:p>1569.386353</text:p>
          </table:table-cell>
          <table:table-cell table:number-columns-repeated="13"/>
        </table:table-row>
        <table:table-row table:style-name="ro1">
          <table:table-cell office:value-type="float" office:value="1563.508301" calcext:value-type="float">
            <text:p>1563.508301</text:p>
          </table:table-cell>
          <table:table-cell office:value-type="float" office:value="1569.36499" calcext:value-type="float">
            <text:p>1569.36499</text:p>
          </table:table-cell>
          <table:table-cell office:value-type="float" office:value="1564.282471" calcext:value-type="float">
            <text:p>1564.282471</text:p>
          </table:table-cell>
          <table:table-cell office:value-type="float" office:value="1569.387695" calcext:value-type="float">
            <text:p>1569.387695</text:p>
          </table:table-cell>
          <table:table-cell table:number-columns-repeated="13"/>
        </table:table-row>
        <table:table-row table:style-name="ro1">
          <table:table-cell office:value-type="float" office:value="1563.904663" calcext:value-type="float">
            <text:p>1563.904663</text:p>
          </table:table-cell>
          <table:table-cell office:value-type="float" office:value="1571.08728" calcext:value-type="float">
            <text:p>1571.08728</text:p>
          </table:table-cell>
          <table:table-cell office:value-type="float" office:value="1564.320801" calcext:value-type="float">
            <text:p>1564.320801</text:p>
          </table:table-cell>
          <table:table-cell office:value-type="float" office:value="1572.135986" calcext:value-type="float">
            <text:p>1572.135986</text:p>
          </table:table-cell>
          <table:table-cell table:number-columns-repeated="13"/>
        </table:table-row>
        <table:table-row table:style-name="ro1">
          <table:table-cell office:value-type="float" office:value="1604.565063" calcext:value-type="float">
            <text:p>1604.565063</text:p>
          </table:table-cell>
          <table:table-cell office:value-type="float" office:value="1626.920166" calcext:value-type="float">
            <text:p>1626.920166</text:p>
          </table:table-cell>
          <table:table-cell office:value-type="float" office:value="1543.290527" calcext:value-type="float">
            <text:p>1543.290527</text:p>
          </table:table-cell>
          <table:table-cell office:value-type="float" office:value="1497.160522" calcext:value-type="float">
            <text:p>1497.160522</text:p>
          </table:table-cell>
          <table:table-cell table:number-columns-repeated="13"/>
        </table:table-row>
        <table:table-row table:style-name="ro1">
          <table:table-cell office:value-type="float" office:value="1602.834961" calcext:value-type="float">
            <text:p>1602.834961</text:p>
          </table:table-cell>
          <table:table-cell office:value-type="float" office:value="1633.774536" calcext:value-type="float">
            <text:p>1633.774536</text:p>
          </table:table-cell>
          <table:table-cell office:value-type="float" office:value="1524.975586" calcext:value-type="float">
            <text:p>1524.975586</text:p>
          </table:table-cell>
          <table:table-cell office:value-type="float" office:value="1524.687622" calcext:value-type="float">
            <text:p>1524.687622</text:p>
          </table:table-cell>
          <table:table-cell table:number-columns-repeated="13"/>
        </table:table-row>
        <table:table-row table:style-name="ro1">
          <table:table-cell office:value-type="float" office:value="1635.259888" calcext:value-type="float">
            <text:p>1635.259888</text:p>
          </table:table-cell>
          <table:table-cell office:value-type="float" office:value="1635.449951" calcext:value-type="float">
            <text:p>1635.449951</text:p>
          </table:table-cell>
          <table:table-cell office:value-type="float" office:value="1527.512451" calcext:value-type="float">
            <text:p>1527.512451</text:p>
          </table:table-cell>
          <table:table-cell office:value-type="float" office:value="1535.897217" calcext:value-type="float">
            <text:p>1535.897217</text:p>
          </table:table-cell>
          <table:table-cell table:number-columns-repeated="13"/>
        </table:table-row>
        <table:table-row table:style-name="ro1">
          <table:table-cell office:value-type="float" office:value="1640.584473" calcext:value-type="float">
            <text:p>1640.584473</text:p>
          </table:table-cell>
          <table:table-cell office:value-type="float" office:value="1618.774414" calcext:value-type="float">
            <text:p>1618.774414</text:p>
          </table:table-cell>
          <table:table-cell office:value-type="float" office:value="1563.548218" calcext:value-type="float">
            <text:p>1563.548218</text:p>
          </table:table-cell>
          <table:table-cell office:value-type="float" office:value="1560.203979" calcext:value-type="float">
            <text:p>1560.203979</text:p>
          </table:table-cell>
          <table:table-cell table:number-columns-repeated="13"/>
        </table:table-row>
        <table:table-row table:style-name="ro1">
          <table:table-cell office:value-type="float" office:value="1632.01416" calcext:value-type="float">
            <text:p>1632.01416</text:p>
          </table:table-cell>
          <table:table-cell office:value-type="float" office:value="1669.246094" calcext:value-type="float">
            <text:p>1669.246094</text:p>
          </table:table-cell>
          <table:table-cell office:value-type="float" office:value="1582.910156" calcext:value-type="float">
            <text:p>1582.910156</text:p>
          </table:table-cell>
          <table:table-cell office:value-type="float" office:value="1563.113525" calcext:value-type="float">
            <text:p>1563.113525</text:p>
          </table:table-cell>
          <table:table-cell table:number-columns-repeated="13"/>
        </table:table-row>
        <table:table-row table:style-name="ro1">
          <table:table-cell office:value-type="float" office:value="1644.804321" calcext:value-type="float">
            <text:p>1644.804321</text:p>
          </table:table-cell>
          <table:table-cell office:value-type="float" office:value="1669.416992" calcext:value-type="float">
            <text:p>1669.416992</text:p>
          </table:table-cell>
          <table:table-cell office:value-type="float" office:value="1593.372314" calcext:value-type="float">
            <text:p>1593.372314</text:p>
          </table:table-cell>
          <table:table-cell office:value-type="float" office:value="1577.563843" calcext:value-type="float">
            <text:p>1577.563843</text:p>
          </table:table-cell>
          <table:table-cell table:number-columns-repeated="13"/>
        </table:table-row>
        <table:table-row table:style-name="ro1">
          <table:table-cell office:value-type="float" office:value="1641.77124" calcext:value-type="float">
            <text:p>1641.77124</text:p>
          </table:table-cell>
          <table:table-cell office:value-type="float" office:value="1680.226562" calcext:value-type="float">
            <text:p>1680.226562</text:p>
          </table:table-cell>
          <table:table-cell office:value-type="float" office:value="1613.134766" calcext:value-type="float">
            <text:p>1613.134766</text:p>
          </table:table-cell>
          <table:table-cell office:value-type="float" office:value="1603.863159" calcext:value-type="float">
            <text:p>1603.863159</text:p>
          </table:table-cell>
          <table:table-cell table:number-columns-repeated="13"/>
        </table:table-row>
        <table:table-row table:style-name="ro1">
          <table:table-cell office:value-type="float" office:value="1642.866211" calcext:value-type="float">
            <text:p>1642.866211</text:p>
          </table:table-cell>
          <table:table-cell office:value-type="float" office:value="1701.759277" calcext:value-type="float">
            <text:p>1701.759277</text:p>
          </table:table-cell>
          <table:table-cell office:value-type="float" office:value="1618.804932" calcext:value-type="float">
            <text:p>1618.804932</text:p>
          </table:table-cell>
          <table:table-cell office:value-type="float" office:value="1629.164917" calcext:value-type="float">
            <text:p>1629.164917</text:p>
          </table:table-cell>
          <table:table-cell table:number-columns-repeated="13"/>
        </table:table-row>
        <table:table-row table:style-name="ro1">
          <table:table-cell office:value-type="float" office:value="1650.095825" calcext:value-type="float">
            <text:p>1650.095825</text:p>
          </table:table-cell>
          <table:table-cell office:value-type="float" office:value="1714.387695" calcext:value-type="float">
            <text:p>1714.387695</text:p>
          </table:table-cell>
          <table:table-cell office:value-type="float" office:value="1624.717896" calcext:value-type="float">
            <text:p>1624.717896</text:p>
          </table:table-cell>
          <table:table-cell office:value-type="float" office:value="1640.55957" calcext:value-type="float">
            <text:p>1640.55957</text:p>
          </table:table-cell>
          <table:table-cell table:number-columns-repeated="13"/>
        </table:table-row>
        <table:table-row table:style-name="ro1">
          <table:table-cell office:value-type="float" office:value="1664.371216" calcext:value-type="float">
            <text:p>1664.371216</text:p>
          </table:table-cell>
          <table:table-cell office:value-type="float" office:value="1720.904419" calcext:value-type="float">
            <text:p>1720.904419</text:p>
          </table:table-cell>
          <table:table-cell office:value-type="float" office:value="1630.205078" calcext:value-type="float">
            <text:p>1630.205078</text:p>
          </table:table-cell>
          <table:table-cell office:value-type="float" office:value="1646.109131" calcext:value-type="float">
            <text:p>1646.109131</text:p>
          </table:table-cell>
          <table:table-cell table:number-columns-repeated="13"/>
        </table:table-row>
        <table:table-row table:style-name="ro1">
          <table:table-cell office:value-type="float" office:value="1634.584229" calcext:value-type="float">
            <text:p>1634.584229</text:p>
          </table:table-cell>
          <table:table-cell office:value-type="float" office:value="1697.559448" calcext:value-type="float">
            <text:p>1697.559448</text:p>
          </table:table-cell>
          <table:table-cell office:value-type="float" office:value="1654.881348" calcext:value-type="float">
            <text:p>1654.881348</text:p>
          </table:table-cell>
          <table:table-cell office:value-type="float" office:value="1696.654297" calcext:value-type="float">
            <text:p>1696.654297</text:p>
          </table:table-cell>
          <table:table-cell table:number-columns-repeated="13"/>
        </table:table-row>
        <table:table-row table:style-name="ro1">
          <table:table-cell office:value-type="float" office:value="1637.838623" calcext:value-type="float">
            <text:p>1637.838623</text:p>
          </table:table-cell>
          <table:table-cell office:value-type="float" office:value="1681.814453" calcext:value-type="float">
            <text:p>1681.814453</text:p>
          </table:table-cell>
          <table:table-cell office:value-type="float" office:value="1660.558716" calcext:value-type="float">
            <text:p>1660.558716</text:p>
          </table:table-cell>
          <table:table-cell office:value-type="float" office:value="1692.258057" calcext:value-type="float">
            <text:p>1692.258057</text:p>
          </table:table-cell>
          <table:table-cell table:number-columns-repeated="13"/>
        </table:table-row>
        <table:table-row table:style-name="ro1">
          <table:table-cell office:value-type="float" office:value="1633.439819" calcext:value-type="float">
            <text:p>1633.439819</text:p>
          </table:table-cell>
          <table:table-cell office:value-type="float" office:value="1686.170776" calcext:value-type="float">
            <text:p>1686.170776</text:p>
          </table:table-cell>
          <table:table-cell office:value-type="float" office:value="1646.62207" calcext:value-type="float">
            <text:p>1646.62207</text:p>
          </table:table-cell>
          <table:table-cell office:value-type="float" office:value="1700.615723" calcext:value-type="float">
            <text:p>1700.615723</text:p>
          </table:table-cell>
          <table:table-cell table:number-columns-repeated="13"/>
        </table:table-row>
        <table:table-row table:style-name="ro1">
          <table:table-cell office:value-type="float" office:value="1614.097046" calcext:value-type="float">
            <text:p>1614.097046</text:p>
          </table:table-cell>
          <table:table-cell office:value-type="float" office:value="1715.331177" calcext:value-type="float">
            <text:p>1715.331177</text:p>
          </table:table-cell>
          <table:table-cell office:value-type="float" office:value="1631.810791" calcext:value-type="float">
            <text:p>1631.810791</text:p>
          </table:table-cell>
          <table:table-cell office:value-type="float" office:value="1708.050049" calcext:value-type="float">
            <text:p>1708.050049</text:p>
          </table:table-cell>
          <table:table-cell table:number-columns-repeated="13"/>
        </table:table-row>
        <table:table-row table:style-name="ro1">
          <table:table-cell office:value-type="float" office:value="1635.235474" calcext:value-type="float">
            <text:p>1635.235474</text:p>
          </table:table-cell>
          <table:table-cell office:value-type="float" office:value="1690.748657" calcext:value-type="float">
            <text:p>1690.748657</text:p>
          </table:table-cell>
          <table:table-cell office:value-type="float" office:value="1639.488159" calcext:value-type="float">
            <text:p>1639.488159</text:p>
          </table:table-cell>
          <table:table-cell office:value-type="float" office:value="1688.440063" calcext:value-type="float">
            <text:p>1688.440063</text:p>
          </table:table-cell>
          <table:table-cell table:number-columns-repeated="13"/>
        </table:table-row>
        <table:table-row table:style-name="ro1">
          <table:table-cell office:value-type="float" office:value="1636.070679" calcext:value-type="float">
            <text:p>1636.070679</text:p>
          </table:table-cell>
          <table:table-cell office:value-type="float" office:value="1697.153564" calcext:value-type="float">
            <text:p>1697.153564</text:p>
          </table:table-cell>
          <table:table-cell office:value-type="float" office:value="1643.930908" calcext:value-type="float">
            <text:p>1643.930908</text:p>
          </table:table-cell>
          <table:table-cell office:value-type="float" office:value="1700.600708" calcext:value-type="float">
            <text:p>1700.600708</text:p>
          </table:table-cell>
          <table:table-cell table:number-columns-repeated="13"/>
        </table:table-row>
        <table:table-row table:style-name="ro1">
          <table:table-cell office:value-type="float" office:value="1632.759399" calcext:value-type="float">
            <text:p>1632.759399</text:p>
          </table:table-cell>
          <table:table-cell office:value-type="float" office:value="1708.078003" calcext:value-type="float">
            <text:p>1708.078003</text:p>
          </table:table-cell>
          <table:table-cell office:value-type="float" office:value="1634.86377" calcext:value-type="float">
            <text:p>1634.86377</text:p>
          </table:table-cell>
          <table:table-cell office:value-type="float" office:value="1707.150269" calcext:value-type="float">
            <text:p>1707.150269</text:p>
          </table:table-cell>
          <table:table-cell table:number-columns-repeated="13"/>
        </table:table-row>
        <table:table-row table:style-name="ro1">
          <table:table-cell office:value-type="float" office:value="1636.115601" calcext:value-type="float">
            <text:p>1636.115601</text:p>
          </table:table-cell>
          <table:table-cell office:value-type="float" office:value="1696.293213" calcext:value-type="float">
            <text:p>1696.293213</text:p>
          </table:table-cell>
          <table:table-cell office:value-type="float" office:value="1645.104492" calcext:value-type="float">
            <text:p>1645.104492</text:p>
          </table:table-cell>
          <table:table-cell office:value-type="float" office:value="1695.760254" calcext:value-type="float">
            <text:p>1695.760254</text:p>
          </table:table-cell>
          <table:table-cell table:number-columns-repeated="13"/>
        </table:table-row>
        <table:table-row table:style-name="ro1">
          <table:table-cell office:value-type="float" office:value="1642.574341" calcext:value-type="float">
            <text:p>1642.574341</text:p>
          </table:table-cell>
          <table:table-cell office:value-type="float" office:value="1696.890747" calcext:value-type="float">
            <text:p>1696.890747</text:p>
          </table:table-cell>
          <table:table-cell office:value-type="float" office:value="1643.374878" calcext:value-type="float">
            <text:p>1643.374878</text:p>
          </table:table-cell>
          <table:table-cell office:value-type="float" office:value="1699.277954" calcext:value-type="float">
            <text:p>1699.277954</text:p>
          </table:table-cell>
          <table:table-cell table:number-columns-repeated="13"/>
        </table:table-row>
        <table:table-row table:style-name="ro1">
          <table:table-cell office:value-type="float" office:value="1639.266479" calcext:value-type="float">
            <text:p>1639.266479</text:p>
          </table:table-cell>
          <table:table-cell office:value-type="float" office:value="1703.489258" calcext:value-type="float">
            <text:p>1703.489258</text:p>
          </table:table-cell>
          <table:table-cell office:value-type="float" office:value="1642.03479" calcext:value-type="float">
            <text:p>1642.03479</text:p>
          </table:table-cell>
          <table:table-cell office:value-type="float" office:value="1699.974365" calcext:value-type="float">
            <text:p>1699.974365</text:p>
          </table:table-cell>
          <table:table-cell table:number-columns-repeated="13"/>
        </table:table-row>
        <table:table-row table:style-name="ro1">
          <table:table-cell office:value-type="float" office:value="1636.711548" calcext:value-type="float">
            <text:p>1636.711548</text:p>
          </table:table-cell>
          <table:table-cell office:value-type="float" office:value="1703.147217" calcext:value-type="float">
            <text:p>1703.147217</text:p>
          </table:table-cell>
          <table:table-cell office:value-type="float" office:value="1643.851196" calcext:value-type="float">
            <text:p>1643.851196</text:p>
          </table:table-cell>
          <table:table-cell office:value-type="float" office:value="1703.386108" calcext:value-type="float">
            <text:p>1703.386108</text:p>
          </table:table-cell>
          <table:table-cell table:number-columns-repeated="13"/>
        </table:table-row>
        <table:table-row table:style-name="ro1">
          <table:table-cell office:value-type="float" office:value="1640.112549" calcext:value-type="float">
            <text:p>1640.112549</text:p>
          </table:table-cell>
          <table:table-cell office:value-type="float" office:value="1696.236938" calcext:value-type="float">
            <text:p>1696.236938</text:p>
          </table:table-cell>
          <table:table-cell office:value-type="float" office:value="1642.118408" calcext:value-type="float">
            <text:p>1642.118408</text:p>
          </table:table-cell>
          <table:table-cell office:value-type="float" office:value="1697.892212" calcext:value-type="float">
            <text:p>1697.892212</text:p>
          </table:table-cell>
          <table:table-cell table:number-columns-repeated="13"/>
        </table:table-row>
        <table:table-row table:style-name="ro1">
          <table:table-cell office:value-type="float" office:value="1641.619995" calcext:value-type="float">
            <text:p>1641.619995</text:p>
          </table:table-cell>
          <table:table-cell office:value-type="float" office:value="1702.82312" calcext:value-type="float">
            <text:p>1702.82312</text:p>
          </table:table-cell>
          <table:table-cell office:value-type="float" office:value="1645.010864" calcext:value-type="float">
            <text:p>1645.010864</text:p>
          </table:table-cell>
          <table:table-cell office:value-type="float" office:value="1701.461182" calcext:value-type="float">
            <text:p>1701.461182</text:p>
          </table:table-cell>
          <table:table-cell table:number-columns-repeated="13"/>
        </table:table-row>
        <table:table-row table:style-name="ro1">
          <table:table-cell office:value-type="float" office:value="1634.142822" calcext:value-type="float">
            <text:p>1634.142822</text:p>
          </table:table-cell>
          <table:table-cell office:value-type="float" office:value="1713.928833" calcext:value-type="float">
            <text:p>1713.928833</text:p>
          </table:table-cell>
          <table:table-cell office:value-type="float" office:value="1641.781006" calcext:value-type="float">
            <text:p>1641.781006</text:p>
          </table:table-cell>
          <table:table-cell office:value-type="float" office:value="1708.405884" calcext:value-type="float">
            <text:p>1708.405884</text:p>
          </table:table-cell>
          <table:table-cell table:number-columns-repeated="13"/>
        </table:table-row>
        <table:table-row table:style-name="ro1">
          <table:table-cell office:value-type="float" office:value="1635.603394" calcext:value-type="float">
            <text:p>1635.603394</text:p>
          </table:table-cell>
          <table:table-cell office:value-type="float" office:value="1708.109375" calcext:value-type="float">
            <text:p>1708.109375</text:p>
          </table:table-cell>
          <table:table-cell office:value-type="float" office:value="1642.646484" calcext:value-type="float">
            <text:p>1642.646484</text:p>
          </table:table-cell>
          <table:table-cell office:value-type="float" office:value="1707.931641" calcext:value-type="float">
            <text:p>1707.931641</text:p>
          </table:table-cell>
          <table:table-cell table:number-columns-repeated="13"/>
        </table:table-row>
        <table:table-row table:style-name="ro1">
          <table:table-cell office:value-type="float" office:value="1639.461792" calcext:value-type="float">
            <text:p>1639.461792</text:p>
          </table:table-cell>
          <table:table-cell office:value-type="float" office:value="1710.823242" calcext:value-type="float">
            <text:p>1710.823242</text:p>
          </table:table-cell>
          <table:table-cell office:value-type="float" office:value="1643.375854" calcext:value-type="float">
            <text:p>1643.375854</text:p>
          </table:table-cell>
          <table:table-cell office:value-type="float" office:value="1710.997559" calcext:value-type="float">
            <text:p>1710.997559</text:p>
          </table:table-cell>
          <table:table-cell table:number-columns-repeated="13"/>
        </table:table-row>
        <table:table-row table:style-name="ro1">
          <table:table-cell office:value-type="float" office:value="1639.965332" calcext:value-type="float">
            <text:p>1639.965332</text:p>
          </table:table-cell>
          <table:table-cell office:value-type="float" office:value="1710.380615" calcext:value-type="float">
            <text:p>1710.380615</text:p>
          </table:table-cell>
          <table:table-cell office:value-type="float" office:value="1644.569946" calcext:value-type="float">
            <text:p>1644.569946</text:p>
          </table:table-cell>
          <table:table-cell office:value-type="float" office:value="1709.058472" calcext:value-type="float">
            <text:p>1709.058472</text:p>
          </table:table-cell>
          <table:table-cell table:number-columns-repeated="13"/>
        </table:table-row>
        <table:table-row table:style-name="ro1">
          <table:table-cell office:value-type="float" office:value="1644.12561" calcext:value-type="float">
            <text:p>1644.12561</text:p>
          </table:table-cell>
          <table:table-cell office:value-type="float" office:value="1704.862183" calcext:value-type="float">
            <text:p>1704.862183</text:p>
          </table:table-cell>
          <table:table-cell office:value-type="float" office:value="1648.989624" calcext:value-type="float">
            <text:p>1648.989624</text:p>
          </table:table-cell>
          <table:table-cell office:value-type="float" office:value="1703.308594" calcext:value-type="float">
            <text:p>1703.308594</text:p>
          </table:table-cell>
          <table:table-cell table:number-columns-repeated="13"/>
        </table:table-row>
        <table:table-row table:style-name="ro1">
          <table:table-cell office:value-type="float" office:value="1640.751587" calcext:value-type="float">
            <text:p>1640.751587</text:p>
          </table:table-cell>
          <table:table-cell office:value-type="float" office:value="1716.536865" calcext:value-type="float">
            <text:p>1716.536865</text:p>
          </table:table-cell>
          <table:table-cell office:value-type="float" office:value="1645.283325" calcext:value-type="float">
            <text:p>1645.283325</text:p>
          </table:table-cell>
          <table:table-cell office:value-type="float" office:value="1714.626465" calcext:value-type="float">
            <text:p>1714.626465</text:p>
          </table:table-cell>
          <table:table-cell table:number-columns-repeated="13"/>
        </table:table-row>
        <table:table-row table:style-name="ro1">
          <table:table-cell office:value-type="float" office:value="1643.466431" calcext:value-type="float">
            <text:p>1643.466431</text:p>
          </table:table-cell>
          <table:table-cell office:value-type="float" office:value="1707.018311" calcext:value-type="float">
            <text:p>1707.018311</text:p>
          </table:table-cell>
          <table:table-cell office:value-type="float" office:value="1651.990356" calcext:value-type="float">
            <text:p>1651.990356</text:p>
          </table:table-cell>
          <table:table-cell office:value-type="float" office:value="1704.457886" calcext:value-type="float">
            <text:p>1704.457886</text:p>
          </table:table-cell>
          <table:table-cell table:number-columns-repeated="13"/>
        </table:table-row>
        <table:table-row table:style-name="ro1">
          <table:table-cell office:value-type="float" office:value="1644.635132" calcext:value-type="float">
            <text:p>1644.635132</text:p>
          </table:table-cell>
          <table:table-cell office:value-type="float" office:value="1706.56958" calcext:value-type="float">
            <text:p>1706.56958</text:p>
          </table:table-cell>
          <table:table-cell office:value-type="float" office:value="1651.239624" calcext:value-type="float">
            <text:p>1651.239624</text:p>
          </table:table-cell>
          <table:table-cell office:value-type="float" office:value="1707.514038" calcext:value-type="float">
            <text:p>1707.514038</text:p>
          </table:table-cell>
          <table:table-cell table:number-columns-repeated="13"/>
        </table:table-row>
        <table:table-row table:style-name="ro1">
          <table:table-cell office:value-type="float" office:value="1641.278198" calcext:value-type="float">
            <text:p>1641.278198</text:p>
          </table:table-cell>
          <table:table-cell office:value-type="float" office:value="1713.787476" calcext:value-type="float">
            <text:p>1713.787476</text:p>
          </table:table-cell>
          <table:table-cell office:value-type="float" office:value="1647.150879" calcext:value-type="float">
            <text:p>1647.150879</text:p>
          </table:table-cell>
          <table:table-cell office:value-type="float" office:value="1711.867554" calcext:value-type="float">
            <text:p>1711.867554</text:p>
          </table:table-cell>
          <table:table-cell table:number-columns-repeated="13"/>
        </table:table-row>
        <table:table-row table:style-name="ro1">
          <table:table-cell office:value-type="float" office:value="1641.744263" calcext:value-type="float">
            <text:p>1641.744263</text:p>
          </table:table-cell>
          <table:table-cell office:value-type="float" office:value="1712.681274" calcext:value-type="float">
            <text:p>1712.681274</text:p>
          </table:table-cell>
          <table:table-cell office:value-type="float" office:value="1647.317017" calcext:value-type="float">
            <text:p>1647.317017</text:p>
          </table:table-cell>
          <table:table-cell office:value-type="float" office:value="1709.291016" calcext:value-type="float">
            <text:p>1709.291016</text:p>
          </table:table-cell>
          <table:table-cell table:number-columns-repeated="13"/>
        </table:table-row>
        <table:table-row table:style-name="ro1">
          <table:table-cell office:value-type="float" office:value="1643.936279" calcext:value-type="float">
            <text:p>1643.936279</text:p>
          </table:table-cell>
          <table:table-cell office:value-type="float" office:value="1708.802734" calcext:value-type="float">
            <text:p>1708.802734</text:p>
          </table:table-cell>
          <table:table-cell office:value-type="float" office:value="1653.200073" calcext:value-type="float">
            <text:p>1653.200073</text:p>
          </table:table-cell>
          <table:table-cell office:value-type="float" office:value="1704.344727" calcext:value-type="float">
            <text:p>1704.344727</text:p>
          </table:table-cell>
          <table:table-cell table:number-columns-repeated="13"/>
        </table:table-row>
        <table:table-row table:style-name="ro1">
          <table:table-cell office:value-type="float" office:value="1644.671387" calcext:value-type="float">
            <text:p>1644.671387</text:p>
          </table:table-cell>
          <table:table-cell office:value-type="float" office:value="1716.046631" calcext:value-type="float">
            <text:p>1716.046631</text:p>
          </table:table-cell>
          <table:table-cell office:value-type="float" office:value="1648.219849" calcext:value-type="float">
            <text:p>1648.219849</text:p>
          </table:table-cell>
          <table:table-cell office:value-type="float" office:value="1714.197998" calcext:value-type="float">
            <text:p>1714.197998</text:p>
          </table:table-cell>
          <table:table-cell table:number-columns-repeated="13"/>
        </table:table-row>
        <table:table-row table:style-name="ro1">
          <table:table-cell office:value-type="float" office:value="1644.14563" calcext:value-type="float">
            <text:p>1644.14563</text:p>
          </table:table-cell>
          <table:table-cell office:value-type="float" office:value="1717.420166" calcext:value-type="float">
            <text:p>1717.420166</text:p>
          </table:table-cell>
          <table:table-cell office:value-type="float" office:value="1650.419556" calcext:value-type="float">
            <text:p>1650.419556</text:p>
          </table:table-cell>
          <table:table-cell office:value-type="float" office:value="1712.403442" calcext:value-type="float">
            <text:p>1712.403442</text:p>
          </table:table-cell>
          <table:table-cell table:number-columns-repeated="13"/>
        </table:table-row>
        <table:table-row table:style-name="ro1">
          <table:table-cell office:value-type="float" office:value="1645.291504" calcext:value-type="float">
            <text:p>1645.291504</text:p>
          </table:table-cell>
          <table:table-cell office:value-type="float" office:value="1717.702271" calcext:value-type="float">
            <text:p>1717.702271</text:p>
          </table:table-cell>
          <table:table-cell office:value-type="float" office:value="1649.968262" calcext:value-type="float">
            <text:p>1649.968262</text:p>
          </table:table-cell>
          <table:table-cell office:value-type="float" office:value="1715.161621" calcext:value-type="float">
            <text:p>1715.161621</text:p>
          </table:table-cell>
          <table:table-cell table:number-columns-repeated="13"/>
        </table:table-row>
        <table:table-row table:style-name="ro1">
          <table:table-cell office:value-type="float" office:value="1645.945312" calcext:value-type="float">
            <text:p>1645.945312</text:p>
          </table:table-cell>
          <table:table-cell office:value-type="float" office:value="1712.317505" calcext:value-type="float">
            <text:p>1712.317505</text:p>
          </table:table-cell>
          <table:table-cell office:value-type="float" office:value="1652.569214" calcext:value-type="float">
            <text:p>1652.569214</text:p>
          </table:table-cell>
          <table:table-cell office:value-type="float" office:value="1711.196289" calcext:value-type="float">
            <text:p>1711.196289</text:p>
          </table:table-cell>
          <table:table-cell table:number-columns-repeated="13"/>
        </table:table-row>
        <table:table-row table:style-name="ro1">
          <table:table-cell office:value-type="float" office:value="1648.739136" calcext:value-type="float">
            <text:p>1648.739136</text:p>
          </table:table-cell>
          <table:table-cell office:value-type="float" office:value="1710.247681" calcext:value-type="float">
            <text:p>1710.247681</text:p>
          </table:table-cell>
          <table:table-cell office:value-type="float" office:value="1653.690918" calcext:value-type="float">
            <text:p>1653.690918</text:p>
          </table:table-cell>
          <table:table-cell office:value-type="float" office:value="1708.170166" calcext:value-type="float">
            <text:p>1708.170166</text:p>
          </table:table-cell>
          <table:table-cell table:number-columns-repeated="13"/>
        </table:table-row>
        <table:table-row table:style-name="ro1">
          <table:table-cell office:value-type="float" office:value="1642.303833" calcext:value-type="float">
            <text:p>1642.303833</text:p>
          </table:table-cell>
          <table:table-cell office:value-type="float" office:value="1719.687256" calcext:value-type="float">
            <text:p>1719.687256</text:p>
          </table:table-cell>
          <table:table-cell office:value-type="float" office:value="1646.254517" calcext:value-type="float">
            <text:p>1646.254517</text:p>
          </table:table-cell>
          <table:table-cell office:value-type="float" office:value="1718.750366" calcext:value-type="float">
            <text:p>1718.750366</text:p>
          </table:table-cell>
          <table:table-cell table:number-columns-repeated="13"/>
        </table:table-row>
        <table:table-row table:style-name="ro1">
          <table:table-cell office:value-type="float" office:value="1649.864258" calcext:value-type="float">
            <text:p>1649.864258</text:p>
          </table:table-cell>
          <table:table-cell office:value-type="float" office:value="1714.964478" calcext:value-type="float">
            <text:p>1714.964478</text:p>
          </table:table-cell>
          <table:table-cell office:value-type="float" office:value="1653.959229" calcext:value-type="float">
            <text:p>1653.959229</text:p>
          </table:table-cell>
          <table:table-cell office:value-type="float" office:value="1716.627686" calcext:value-type="float">
            <text:p>1716.627686</text:p>
          </table:table-cell>
          <table:table-cell table:number-columns-repeated="13"/>
        </table:table-row>
        <table:table-row table:style-name="ro1">
          <table:table-cell office:value-type="float" office:value="1643.949097" calcext:value-type="float">
            <text:p>1643.949097</text:p>
          </table:table-cell>
          <table:table-cell office:value-type="float" office:value="1724.194214" calcext:value-type="float">
            <text:p>1724.194214</text:p>
          </table:table-cell>
          <table:table-cell office:value-type="float" office:value="1648.27124" calcext:value-type="float">
            <text:p>1648.27124</text:p>
          </table:table-cell>
          <table:table-cell office:value-type="float" office:value="1724.551025" calcext:value-type="float">
            <text:p>1724.551025</text:p>
          </table:table-cell>
          <table:table-cell table:number-columns-repeated="13"/>
        </table:table-row>
        <table:table-row table:style-name="ro1">
          <table:table-cell office:value-type="float" office:value="1642.174438" calcext:value-type="float">
            <text:p>1642.174438</text:p>
          </table:table-cell>
          <table:table-cell office:value-type="float" office:value="1724.06897" calcext:value-type="float">
            <text:p>1724.06897</text:p>
          </table:table-cell>
          <table:table-cell office:value-type="float" office:value="1649.278442" calcext:value-type="float">
            <text:p>1649.278442</text:p>
          </table:table-cell>
          <table:table-cell office:value-type="float" office:value="1720.059326" calcext:value-type="float">
            <text:p>1720.059326</text:p>
          </table:table-cell>
          <table:table-cell table:number-columns-repeated="13"/>
        </table:table-row>
        <table:table-row table:style-name="ro1">
          <table:table-cell office:value-type="float" office:value="1649.514526" calcext:value-type="float">
            <text:p>1649.514526</text:p>
          </table:table-cell>
          <table:table-cell office:value-type="float" office:value="1714.66748" calcext:value-type="float">
            <text:p>1714.66748</text:p>
          </table:table-cell>
          <table:table-cell office:value-type="float" office:value="1655.465332" calcext:value-type="float">
            <text:p>1655.465332</text:p>
          </table:table-cell>
          <table:table-cell office:value-type="float" office:value="1712.883057" calcext:value-type="float">
            <text:p>1712.883057</text:p>
          </table:table-cell>
          <table:table-cell table:number-columns-repeated="13"/>
        </table:table-row>
        <table:table-row table:style-name="ro1">
          <table:table-cell office:value-type="float" office:value="1644.863037" calcext:value-type="float">
            <text:p>1644.863037</text:p>
          </table:table-cell>
          <table:table-cell office:value-type="float" office:value="1722.55481" calcext:value-type="float">
            <text:p>1722.55481</text:p>
          </table:table-cell>
          <table:table-cell office:value-type="float" office:value="1655.300903" calcext:value-type="float">
            <text:p>1655.300903</text:p>
          </table:table-cell>
          <table:table-cell office:value-type="float" office:value="1722.08606" calcext:value-type="float">
            <text:p>1722.08606</text:p>
          </table:table-cell>
          <table:table-cell table:number-columns-repeated="13"/>
        </table:table-row>
        <table:table-row table:style-name="ro1">
          <table:table-cell office:value-type="float" office:value="1649.770996" calcext:value-type="float">
            <text:p>1649.770996</text:p>
          </table:table-cell>
          <table:table-cell office:value-type="float" office:value="1715.912109" calcext:value-type="float">
            <text:p>1715.912109</text:p>
          </table:table-cell>
          <table:table-cell office:value-type="float" office:value="1656.316895" calcext:value-type="float">
            <text:p>1656.316895</text:p>
          </table:table-cell>
          <table:table-cell office:value-type="float" office:value="1713.056396" calcext:value-type="float">
            <text:p>1713.056396</text:p>
          </table:table-cell>
          <table:table-cell table:number-columns-repeated="13"/>
        </table:table-row>
        <table:table-row table:style-name="ro1">
          <table:table-cell office:value-type="float" office:value="1650.231079" calcext:value-type="float">
            <text:p>1650.231079</text:p>
          </table:table-cell>
          <table:table-cell office:value-type="float" office:value="1718.708008" calcext:value-type="float">
            <text:p>1718.708008</text:p>
          </table:table-cell>
          <table:table-cell office:value-type="float" office:value="1653.783569" calcext:value-type="float">
            <text:p>1653.783569</text:p>
          </table:table-cell>
          <table:table-cell office:value-type="float" office:value="1717.633545" calcext:value-type="float">
            <text:p>1717.633545</text:p>
          </table:table-cell>
          <table:table-cell table:number-columns-repeated="13"/>
        </table:table-row>
        <table:table-row table:style-name="ro1">
          <table:table-cell office:value-type="float" office:value="1647.844238" calcext:value-type="float">
            <text:p>1647.844238</text:p>
          </table:table-cell>
          <table:table-cell office:value-type="float" office:value="1724.660278" calcext:value-type="float">
            <text:p>1724.660278</text:p>
          </table:table-cell>
          <table:table-cell office:value-type="float" office:value="1652.384521" calcext:value-type="float">
            <text:p>1652.384521</text:p>
          </table:table-cell>
          <table:table-cell office:value-type="float" office:value="1725.107178" calcext:value-type="float">
            <text:p>1725.107178</text:p>
          </table:table-cell>
          <table:table-cell table:number-columns-repeated="13"/>
        </table:table-row>
        <table:table-row table:style-name="ro1">
          <table:table-cell office:value-type="float" office:value="1646.36438" calcext:value-type="float">
            <text:p>1646.36438</text:p>
          </table:table-cell>
          <table:table-cell office:value-type="float" office:value="1728.687134" calcext:value-type="float">
            <text:p>1728.687134</text:p>
          </table:table-cell>
          <table:table-cell office:value-type="float" office:value="1651.665527" calcext:value-type="float">
            <text:p>1651.665527</text:p>
          </table:table-cell>
          <table:table-cell office:value-type="float" office:value="1725.689819" calcext:value-type="float">
            <text:p>1725.689819</text:p>
          </table:table-cell>
          <table:table-cell table:number-columns-repeated="13"/>
        </table:table-row>
        <table:table-row table:style-name="ro1">
          <table:table-cell office:value-type="float" office:value="1647.630005" calcext:value-type="float">
            <text:p>1647.630005</text:p>
          </table:table-cell>
          <table:table-cell office:value-type="float" office:value="1725.951782" calcext:value-type="float">
            <text:p>1725.951782</text:p>
          </table:table-cell>
          <table:table-cell office:value-type="float" office:value="1653.821655" calcext:value-type="float">
            <text:p>1653.821655</text:p>
          </table:table-cell>
          <table:table-cell office:value-type="float" office:value="1723.583618" calcext:value-type="float">
            <text:p>1723.583618</text:p>
          </table:table-cell>
          <table:table-cell table:number-columns-repeated="13"/>
        </table:table-row>
        <table:table-row table:style-name="ro1">
          <table:table-cell office:value-type="float" office:value="1651.460083" calcext:value-type="float">
            <text:p>1651.460083</text:p>
          </table:table-cell>
          <table:table-cell office:value-type="float" office:value="1718.23999" calcext:value-type="float">
            <text:p>1718.23999</text:p>
          </table:table-cell>
          <table:table-cell office:value-type="float" office:value="1659.534668" calcext:value-type="float">
            <text:p>1659.534668</text:p>
          </table:table-cell>
          <table:table-cell office:value-type="float" office:value="1716.489258" calcext:value-type="float">
            <text:p>1716.489258</text:p>
          </table:table-cell>
          <table:table-cell table:number-columns-repeated="13"/>
        </table:table-row>
        <table:table-row table:style-name="ro1">
          <table:table-cell office:value-type="float" office:value="1650.372192" calcext:value-type="float">
            <text:p>1650.372192</text:p>
          </table:table-cell>
          <table:table-cell office:value-type="float" office:value="1723.141846" calcext:value-type="float">
            <text:p>1723.141846</text:p>
          </table:table-cell>
          <table:table-cell office:value-type="float" office:value="1656.99292" calcext:value-type="float">
            <text:p>1656.99292</text:p>
          </table:table-cell>
          <table:table-cell office:value-type="float" office:value="1720.192627" calcext:value-type="float">
            <text:p>1720.192627</text:p>
          </table:table-cell>
          <table:table-cell table:number-columns-repeated="13"/>
        </table:table-row>
        <table:table-row table:style-name="ro1">
          <table:table-cell office:value-type="float" office:value="1650.054932" calcext:value-type="float">
            <text:p>1650.054932</text:p>
          </table:table-cell>
          <table:table-cell office:value-type="float" office:value="1720.774048" calcext:value-type="float">
            <text:p>1720.774048</text:p>
          </table:table-cell>
          <table:table-cell office:value-type="float" office:value="1658.094482" calcext:value-type="float">
            <text:p>1658.094482</text:p>
          </table:table-cell>
          <table:table-cell office:value-type="float" office:value="1719.810791" calcext:value-type="float">
            <text:p>1719.810791</text:p>
          </table:table-cell>
          <table:table-cell table:number-columns-repeated="13"/>
        </table:table-row>
        <table:table-row table:style-name="ro1">
          <table:table-cell office:value-type="float" office:value="1649.908325" calcext:value-type="float">
            <text:p>1649.908325</text:p>
          </table:table-cell>
          <table:table-cell office:value-type="float" office:value="1724.975342" calcext:value-type="float">
            <text:p>1724.975342</text:p>
          </table:table-cell>
          <table:table-cell office:value-type="float" office:value="1655.713623" calcext:value-type="float">
            <text:p>1655.713623</text:p>
          </table:table-cell>
          <table:table-cell office:value-type="float" office:value="1723.223022" calcext:value-type="float">
            <text:p>1723.223022</text:p>
          </table:table-cell>
          <table:table-cell table:number-columns-repeated="13"/>
        </table:table-row>
        <table:table-row table:style-name="ro1">
          <table:table-cell office:value-type="float" office:value="1653.200684" calcext:value-type="float">
            <text:p>1653.200684</text:p>
          </table:table-cell>
          <table:table-cell office:value-type="float" office:value="1728.518921" calcext:value-type="float">
            <text:p>1728.518921</text:p>
          </table:table-cell>
          <table:table-cell office:value-type="float" office:value="1660.395508" calcext:value-type="float">
            <text:p>1660.395508</text:p>
          </table:table-cell>
          <table:table-cell office:value-type="float" office:value="1725.962769" calcext:value-type="float">
            <text:p>1725.962769</text:p>
          </table:table-cell>
          <table:table-cell table:number-columns-repeated="13"/>
        </table:table-row>
        <table:table-row table:style-name="ro1">
          <table:table-cell office:value-type="float" office:value="1649.64917" calcext:value-type="float">
            <text:p>1649.64917</text:p>
          </table:table-cell>
          <table:table-cell office:value-type="float" office:value="1725.253784" calcext:value-type="float">
            <text:p>1725.253784</text:p>
          </table:table-cell>
          <table:table-cell office:value-type="float" office:value="1657.200317" calcext:value-type="float">
            <text:p>1657.200317</text:p>
          </table:table-cell>
          <table:table-cell office:value-type="float" office:value="1723.765869" calcext:value-type="float">
            <text:p>1723.765869</text:p>
          </table:table-cell>
          <table:table-cell table:number-columns-repeated="13"/>
        </table:table-row>
        <table:table-row table:style-name="ro1">
          <table:table-cell office:value-type="float" office:value="1652.993286" calcext:value-type="float">
            <text:p>1652.993286</text:p>
          </table:table-cell>
          <table:table-cell office:value-type="float" office:value="1720.132324" calcext:value-type="float">
            <text:p>1720.132324</text:p>
          </table:table-cell>
          <table:table-cell office:value-type="float" office:value="1660.604126" calcext:value-type="float">
            <text:p>1660.604126</text:p>
          </table:table-cell>
          <table:table-cell office:value-type="float" office:value="1716.487915" calcext:value-type="float">
            <text:p>1716.487915</text:p>
          </table:table-cell>
          <table:table-cell table:number-columns-repeated="13"/>
        </table:table-row>
        <table:table-row table:style-name="ro1">
          <table:table-cell office:value-type="float" office:value="1651.14917" calcext:value-type="float">
            <text:p>1651.14917</text:p>
          </table:table-cell>
          <table:table-cell office:value-type="float" office:value="1721.317871" calcext:value-type="float">
            <text:p>1721.317871</text:p>
          </table:table-cell>
          <table:table-cell office:value-type="float" office:value="1658.321289" calcext:value-type="float">
            <text:p>1658.321289</text:p>
          </table:table-cell>
          <table:table-cell office:value-type="float" office:value="1719.559692" calcext:value-type="float">
            <text:p>1719.559692</text:p>
          </table:table-cell>
          <table:table-cell table:number-columns-repeated="13"/>
        </table:table-row>
        <table:table-row table:style-name="ro1">
          <table:table-cell office:value-type="float" office:value="1649.674438" calcext:value-type="float">
            <text:p>1649.674438</text:p>
          </table:table-cell>
          <table:table-cell office:value-type="float" office:value="1726.968384" calcext:value-type="float">
            <text:p>1726.968384</text:p>
          </table:table-cell>
          <table:table-cell office:value-type="float" office:value="1655.041626" calcext:value-type="float">
            <text:p>1655.041626</text:p>
          </table:table-cell>
          <table:table-cell office:value-type="float" office:value="1725.936157" calcext:value-type="float">
            <text:p>1725.936157</text:p>
          </table:table-cell>
          <table:table-cell table:number-columns-repeated="13"/>
        </table:table-row>
        <table:table-row table:style-name="ro1">
          <table:table-cell office:value-type="float" office:value="1652.253174" calcext:value-type="float">
            <text:p>1652.253174</text:p>
          </table:table-cell>
          <table:table-cell office:value-type="float" office:value="1723.746948" calcext:value-type="float">
            <text:p>1723.746948</text:p>
          </table:table-cell>
          <table:table-cell office:value-type="float" office:value="1660.434692" calcext:value-type="float">
            <text:p>1660.434692</text:p>
          </table:table-cell>
          <table:table-cell office:value-type="float" office:value="1722.929199" calcext:value-type="float">
            <text:p>1722.929199</text:p>
          </table:table-cell>
          <table:table-cell table:number-columns-repeated="13"/>
        </table:table-row>
        <table:table-row table:style-name="ro1">
          <table:table-cell office:value-type="float" office:value="1650.160889" calcext:value-type="float">
            <text:p>1650.160889</text:p>
          </table:table-cell>
          <table:table-cell office:value-type="float" office:value="1733.933594" calcext:value-type="float">
            <text:p>1733.933594</text:p>
          </table:table-cell>
          <table:table-cell office:value-type="float" office:value="1661.215698" calcext:value-type="float">
            <text:p>1661.215698</text:p>
          </table:table-cell>
          <table:table-cell office:value-type="float" office:value="1728.413696" calcext:value-type="float">
            <text:p>1728.413696</text:p>
          </table:table-cell>
          <table:table-cell table:number-columns-repeated="13"/>
        </table:table-row>
        <table:table-row table:style-name="ro1">
          <table:table-cell office:value-type="float" office:value="1654.219116" calcext:value-type="float">
            <text:p>1654.219116</text:p>
          </table:table-cell>
          <table:table-cell office:value-type="float" office:value="1726.799805" calcext:value-type="float">
            <text:p>1726.799805</text:p>
          </table:table-cell>
          <table:table-cell office:value-type="float" office:value="1659.991455" calcext:value-type="float">
            <text:p>1659.991455</text:p>
          </table:table-cell>
          <table:table-cell office:value-type="float" office:value="1723.121826" calcext:value-type="float">
            <text:p>1723.121826</text:p>
          </table:table-cell>
          <table:table-cell table:number-columns-repeated="13"/>
        </table:table-row>
        <table:table-row table:style-name="ro1">
          <table:table-cell office:value-type="float" office:value="1649.678223" calcext:value-type="float">
            <text:p>1649.678223</text:p>
          </table:table-cell>
          <table:table-cell office:value-type="float" office:value="1720.838257" calcext:value-type="float">
            <text:p>1720.838257</text:p>
          </table:table-cell>
          <table:table-cell office:value-type="float" office:value="1665.244263" calcext:value-type="float">
            <text:p>1665.244263</text:p>
          </table:table-cell>
          <table:table-cell office:value-type="float" office:value="1718.173096" calcext:value-type="float">
            <text:p>1718.173096</text:p>
          </table:table-cell>
          <table:table-cell table:number-columns-repeated="13"/>
        </table:table-row>
        <table:table-row table:style-name="ro1">
          <table:table-cell office:value-type="float" office:value="1650.116455" calcext:value-type="float">
            <text:p>1650.116455</text:p>
          </table:table-cell>
          <table:table-cell office:value-type="float" office:value="1734.645874" calcext:value-type="float">
            <text:p>1734.645874</text:p>
          </table:table-cell>
          <table:table-cell office:value-type="float" office:value="1654.349487" calcext:value-type="float">
            <text:p>1654.349487</text:p>
          </table:table-cell>
          <table:table-cell office:value-type="float" office:value="1729.108643" calcext:value-type="float">
            <text:p>1729.108643</text:p>
          </table:table-cell>
          <table:table-cell table:number-columns-repeated="13"/>
        </table:table-row>
        <table:table-row table:style-name="ro1">
          <table:table-cell office:value-type="float" office:value="1656.015015" calcext:value-type="float">
            <text:p>1656.015015</text:p>
          </table:table-cell>
          <table:table-cell office:value-type="float" office:value="1719.974609" calcext:value-type="float">
            <text:p>1719.974609</text:p>
          </table:table-cell>
          <table:table-cell office:value-type="float" office:value="1663.721924" calcext:value-type="float">
            <text:p>1663.721924</text:p>
          </table:table-cell>
          <table:table-cell office:value-type="float" office:value="1715.289185" calcext:value-type="float">
            <text:p>1715.289185</text:p>
          </table:table-cell>
          <table:table-cell table:number-columns-repeated="13"/>
        </table:table-row>
        <table:table-row table:style-name="ro1">
          <table:table-cell office:value-type="float" office:value="1648.35144" calcext:value-type="float">
            <text:p>1648.35144</text:p>
          </table:table-cell>
          <table:table-cell office:value-type="float" office:value="1727.532471" calcext:value-type="float">
            <text:p>1727.532471</text:p>
          </table:table-cell>
          <table:table-cell office:value-type="float" office:value="1655.616455" calcext:value-type="float">
            <text:p>1655.616455</text:p>
          </table:table-cell>
          <table:table-cell office:value-type="float" office:value="1724.983521" calcext:value-type="float">
            <text:p>1724.983521</text:p>
          </table:table-cell>
          <table:table-cell table:number-columns-repeated="13"/>
        </table:table-row>
        <table:table-row table:style-name="ro1">
          <table:table-cell office:value-type="float" office:value="1650.944214" calcext:value-type="float">
            <text:p>1650.944214</text:p>
          </table:table-cell>
          <table:table-cell office:value-type="float" office:value="1730.432251" calcext:value-type="float">
            <text:p>1730.432251</text:p>
          </table:table-cell>
          <table:table-cell office:value-type="float" office:value="1661.06543" calcext:value-type="float">
            <text:p>1661.06543</text:p>
          </table:table-cell>
          <table:table-cell office:value-type="float" office:value="1727.457275" calcext:value-type="float">
            <text:p>1727.457275</text:p>
          </table:table-cell>
          <table:table-cell table:number-columns-repeated="13"/>
        </table:table-row>
        <table:table-row table:style-name="ro1">
          <table:table-cell office:value-type="float" office:value="1650.332153" calcext:value-type="float">
            <text:p>1650.332153</text:p>
          </table:table-cell>
          <table:table-cell office:value-type="float" office:value="1734.455078" calcext:value-type="float">
            <text:p>1734.455078</text:p>
          </table:table-cell>
          <table:table-cell office:value-type="float" office:value="1659.277588" calcext:value-type="float">
            <text:p>1659.277588</text:p>
          </table:table-cell>
          <table:table-cell office:value-type="float" office:value="1729.253418" calcext:value-type="float">
            <text:p>1729.253418</text:p>
          </table:table-cell>
          <table:table-cell table:number-columns-repeated="13"/>
        </table:table-row>
        <table:table-row table:style-name="ro1">
          <table:table-cell office:value-type="float" office:value="1653.453369" calcext:value-type="float">
            <text:p>1653.453369</text:p>
          </table:table-cell>
          <table:table-cell office:value-type="float" office:value="1730.653687" calcext:value-type="float">
            <text:p>1730.653687</text:p>
          </table:table-cell>
          <table:table-cell office:value-type="float" office:value="1660.045166" calcext:value-type="float">
            <text:p>1660.045166</text:p>
          </table:table-cell>
          <table:table-cell office:value-type="float" office:value="1726.949951" calcext:value-type="float">
            <text:p>1726.949951</text:p>
          </table:table-cell>
          <table:table-cell table:number-columns-repeated="13"/>
        </table:table-row>
        <table:table-row table:style-name="ro1">
          <table:table-cell office:value-type="float" office:value="1654.448364" calcext:value-type="float">
            <text:p>1654.448364</text:p>
          </table:table-cell>
          <table:table-cell office:value-type="float" office:value="1724.483643" calcext:value-type="float">
            <text:p>1724.483643</text:p>
          </table:table-cell>
          <table:table-cell office:value-type="float" office:value="1662.097046" calcext:value-type="float">
            <text:p>1662.097046</text:p>
          </table:table-cell>
          <table:table-cell office:value-type="float" office:value="1723.974121" calcext:value-type="float">
            <text:p>1723.974121</text:p>
          </table:table-cell>
          <table:table-cell table:number-columns-repeated="13"/>
        </table:table-row>
        <table:table-row table:style-name="ro1">
          <table:table-cell office:value-type="float" office:value="1655.827515" calcext:value-type="float">
            <text:p>1655.827515</text:p>
          </table:table-cell>
          <table:table-cell office:value-type="float" office:value="1729.012695" calcext:value-type="float">
            <text:p>1729.012695</text:p>
          </table:table-cell>
          <table:table-cell office:value-type="float" office:value="1662.19458" calcext:value-type="float">
            <text:p>1662.19458</text:p>
          </table:table-cell>
          <table:table-cell office:value-type="float" office:value="1726.939941" calcext:value-type="float">
            <text:p>1726.939941</text:p>
          </table:table-cell>
          <table:table-cell table:number-columns-repeated="13"/>
        </table:table-row>
        <table:table-row table:style-name="ro1">
          <table:table-cell office:value-type="float" office:value="1654.959351" calcext:value-type="float">
            <text:p>1654.959351</text:p>
          </table:table-cell>
          <table:table-cell office:value-type="float" office:value="1727.131592" calcext:value-type="float">
            <text:p>1727.131592</text:p>
          </table:table-cell>
          <table:table-cell office:value-type="float" office:value="1663.440063" calcext:value-type="float">
            <text:p>1663.440063</text:p>
          </table:table-cell>
          <table:table-cell office:value-type="float" office:value="1724.09729" calcext:value-type="float">
            <text:p>1724.09729</text:p>
          </table:table-cell>
          <table:table-cell table:number-columns-repeated="13"/>
        </table:table-row>
        <table:table-row table:style-name="ro1">
          <table:table-cell office:value-type="float" office:value="1655.952637" calcext:value-type="float">
            <text:p>1655.952637</text:p>
          </table:table-cell>
          <table:table-cell office:value-type="float" office:value="1737.662109" calcext:value-type="float">
            <text:p>1737.662109</text:p>
          </table:table-cell>
          <table:table-cell office:value-type="float" office:value="1662.003906" calcext:value-type="float">
            <text:p>1662.003906</text:p>
          </table:table-cell>
          <table:table-cell office:value-type="float" office:value="1737.474731" calcext:value-type="float">
            <text:p>1737.474731</text:p>
          </table:table-cell>
          <table:table-cell table:number-columns-repeated="13"/>
        </table:table-row>
        <table:table-row table:style-name="ro1">
          <table:table-cell office:value-type="float" office:value="1655.20813" calcext:value-type="float">
            <text:p>1655.20813</text:p>
          </table:table-cell>
          <table:table-cell office:value-type="float" office:value="1736.358887" calcext:value-type="float">
            <text:p>1736.358887</text:p>
          </table:table-cell>
          <table:table-cell office:value-type="float" office:value="1656.093384" calcext:value-type="float">
            <text:p>1656.093384</text:p>
          </table:table-cell>
          <table:table-cell office:value-type="float" office:value="1739.477783" calcext:value-type="float">
            <text:p>1739.477783</text:p>
          </table:table-cell>
          <table:table-cell table:number-columns-repeated="13"/>
        </table:table-row>
        <table:table-row table:style-name="ro1">
          <table:table-cell office:value-type="float" office:value="1657.277588" calcext:value-type="float">
            <text:p>1657.277588</text:p>
          </table:table-cell>
          <table:table-cell office:value-type="float" office:value="1731.584961" calcext:value-type="float">
            <text:p>1731.584961</text:p>
          </table:table-cell>
          <table:table-cell office:value-type="float" office:value="1667.688354" calcext:value-type="float">
            <text:p>1667.688354</text:p>
          </table:table-cell>
          <table:table-cell office:value-type="float" office:value="1724.68103" calcext:value-type="float">
            <text:p>1724.68103</text:p>
          </table:table-cell>
          <table:table-cell table:number-columns-repeated="13"/>
        </table:table-row>
        <table:table-row table:style-name="ro1">
          <table:table-cell office:value-type="float" office:value="1654.373779" calcext:value-type="float">
            <text:p>1654.373779</text:p>
          </table:table-cell>
          <table:table-cell office:value-type="float" office:value="1731.934937" calcext:value-type="float">
            <text:p>1731.934937</text:p>
          </table:table-cell>
          <table:table-cell office:value-type="float" office:value="1662.141968" calcext:value-type="float">
            <text:p>1662.141968</text:p>
          </table:table-cell>
          <table:table-cell office:value-type="float" office:value="1725.94104" calcext:value-type="float">
            <text:p>1725.94104</text:p>
          </table:table-cell>
          <table:table-cell table:number-columns-repeated="13"/>
        </table:table-row>
        <table:table-row table:style-name="ro1">
          <table:table-cell office:value-type="float" office:value="1652.626099" calcext:value-type="float">
            <text:p>1652.626099</text:p>
          </table:table-cell>
          <table:table-cell office:value-type="float" office:value="1735.128296" calcext:value-type="float">
            <text:p>1735.128296</text:p>
          </table:table-cell>
          <table:table-cell office:value-type="float" office:value="1661.788452" calcext:value-type="float">
            <text:p>1661.788452</text:p>
          </table:table-cell>
          <table:table-cell office:value-type="float" office:value="1729.437744" calcext:value-type="float">
            <text:p>1729.437744</text:p>
          </table:table-cell>
          <table:table-cell table:number-columns-repeated="13"/>
        </table:table-row>
        <table:table-row table:style-name="ro1">
          <table:table-cell office:value-type="float" office:value="1656.975342" calcext:value-type="float">
            <text:p>1656.975342</text:p>
          </table:table-cell>
          <table:table-cell office:value-type="float" office:value="1731.541748" calcext:value-type="float">
            <text:p>1731.541748</text:p>
          </table:table-cell>
          <table:table-cell office:value-type="float" office:value="1665.772339" calcext:value-type="float">
            <text:p>1665.772339</text:p>
          </table:table-cell>
          <table:table-cell office:value-type="float" office:value="1729.50061" calcext:value-type="float">
            <text:p>1729.50061</text:p>
          </table:table-cell>
          <table:table-cell table:number-columns-repeated="13"/>
        </table:table-row>
        <table:table-row table:style-name="ro1">
          <table:table-cell office:value-type="float" office:value="1655.640137" calcext:value-type="float">
            <text:p>1655.640137</text:p>
          </table:table-cell>
          <table:table-cell office:value-type="float" office:value="1740.887207" calcext:value-type="float">
            <text:p>1740.887207</text:p>
          </table:table-cell>
          <table:table-cell office:value-type="float" office:value="1659.870361" calcext:value-type="float">
            <text:p>1659.870361</text:p>
          </table:table-cell>
          <table:table-cell office:value-type="float" office:value="1734.335571" calcext:value-type="float">
            <text:p>1734.335571</text:p>
          </table:table-cell>
          <table:table-cell table:number-columns-repeated="13"/>
        </table:table-row>
        <table:table-row table:style-name="ro1">
          <table:table-cell office:value-type="float" office:value="1655.601685" calcext:value-type="float">
            <text:p>1655.601685</text:p>
          </table:table-cell>
          <table:table-cell office:value-type="float" office:value="1733.581299" calcext:value-type="float">
            <text:p>1733.581299</text:p>
          </table:table-cell>
          <table:table-cell office:value-type="float" office:value="1663.523193" calcext:value-type="float">
            <text:p>1663.523193</text:p>
          </table:table-cell>
          <table:table-cell office:value-type="float" office:value="1732.876099" calcext:value-type="float">
            <text:p>1732.876099</text:p>
          </table:table-cell>
          <table:table-cell table:number-columns-repeated="13"/>
        </table:table-row>
        <table:table-row table:style-name="ro1">
          <table:table-cell office:value-type="float" office:value="1657.991699" calcext:value-type="float">
            <text:p>1657.991699</text:p>
          </table:table-cell>
          <table:table-cell office:value-type="float" office:value="1731.107178" calcext:value-type="float">
            <text:p>1731.107178</text:p>
          </table:table-cell>
          <table:table-cell office:value-type="float" office:value="1667.282837" calcext:value-type="float">
            <text:p>1667.282837</text:p>
          </table:table-cell>
          <table:table-cell office:value-type="float" office:value="1726.996338" calcext:value-type="float">
            <text:p>1726.996338</text:p>
          </table:table-cell>
          <table:table-cell table:number-columns-repeated="13"/>
        </table:table-row>
        <table:table-row table:style-name="ro1">
          <table:table-cell office:value-type="float" office:value="1655.280029" calcext:value-type="float">
            <text:p>1655.280029</text:p>
          </table:table-cell>
          <table:table-cell office:value-type="float" office:value="1734.08252" calcext:value-type="float">
            <text:p>1734.08252</text:p>
          </table:table-cell>
          <table:table-cell office:value-type="float" office:value="1662.551758" calcext:value-type="float">
            <text:p>1662.551758</text:p>
          </table:table-cell>
          <table:table-cell office:value-type="float" office:value="1734.045776" calcext:value-type="float">
            <text:p>1734.045776</text:p>
          </table:table-cell>
          <table:table-cell table:number-columns-repeated="13"/>
        </table:table-row>
        <table:table-row table:style-name="ro1">
          <table:table-cell office:value-type="float" office:value="1660.04248" calcext:value-type="float">
            <text:p>1660.04248</text:p>
          </table:table-cell>
          <table:table-cell office:value-type="float" office:value="1730.332397" calcext:value-type="float">
            <text:p>1730.332397</text:p>
          </table:table-cell>
          <table:table-cell office:value-type="float" office:value="1669.044434" calcext:value-type="float">
            <text:p>1669.044434</text:p>
          </table:table-cell>
          <table:table-cell office:value-type="float" office:value="1728.560059" calcext:value-type="float">
            <text:p>1728.560059</text:p>
          </table:table-cell>
          <table:table-cell table:number-columns-repeated="13"/>
        </table:table-row>
        <table:table-row table:style-name="ro1">
          <table:table-cell office:value-type="float" office:value="1656.187866" calcext:value-type="float">
            <text:p>1656.187866</text:p>
          </table:table-cell>
          <table:table-cell office:value-type="float" office:value="1740.546875" calcext:value-type="float">
            <text:p>1740.546875</text:p>
          </table:table-cell>
          <table:table-cell office:value-type="float" office:value="1663.152222" calcext:value-type="float">
            <text:p>1663.152222</text:p>
          </table:table-cell>
          <table:table-cell office:value-type="float" office:value="1733.237793" calcext:value-type="float">
            <text:p>1733.237793</text:p>
          </table:table-cell>
          <table:table-cell table:number-columns-repeated="13"/>
        </table:table-row>
        <table:table-row table:style-name="ro1">
          <table:table-cell office:value-type="float" office:value="1657.579834" calcext:value-type="float">
            <text:p>1657.579834</text:p>
          </table:table-cell>
          <table:table-cell office:value-type="float" office:value="1730.883667" calcext:value-type="float">
            <text:p>1730.883667</text:p>
          </table:table-cell>
          <table:table-cell office:value-type="float" office:value="1666.079102" calcext:value-type="float">
            <text:p>1666.079102</text:p>
          </table:table-cell>
          <table:table-cell office:value-type="float" office:value="1728.322632" calcext:value-type="float">
            <text:p>1728.322632</text:p>
          </table:table-cell>
          <table:table-cell table:number-columns-repeated="13"/>
        </table:table-row>
        <table:table-row table:style-name="ro1">
          <table:table-cell office:value-type="float" office:value="1657.58667" calcext:value-type="float">
            <text:p>1657.58667</text:p>
          </table:table-cell>
          <table:table-cell office:value-type="float" office:value="1739.137695" calcext:value-type="float">
            <text:p>1739.137695</text:p>
          </table:table-cell>
          <table:table-cell office:value-type="float" office:value="1664.666626" calcext:value-type="float">
            <text:p>1664.666626</text:p>
          </table:table-cell>
          <table:table-cell office:value-type="float" office:value="1737.303589" calcext:value-type="float">
            <text:p>1737.303589</text:p>
          </table:table-cell>
          <table:table-cell table:number-columns-repeated="13"/>
        </table:table-row>
        <table:table-row table:style-name="ro1">
          <table:table-cell office:value-type="float" office:value="1654.030151" calcext:value-type="float">
            <text:p>1654.030151</text:p>
          </table:table-cell>
          <table:table-cell office:value-type="float" office:value="1738.025635" calcext:value-type="float">
            <text:p>1738.025635</text:p>
          </table:table-cell>
          <table:table-cell office:value-type="float" office:value="1664.275024" calcext:value-type="float">
            <text:p>1664.275024</text:p>
          </table:table-cell>
          <table:table-cell office:value-type="float" office:value="1735.828491" calcext:value-type="float">
            <text:p>1735.828491</text:p>
          </table:table-cell>
          <table:table-cell table:number-columns-repeated="13"/>
        </table:table-row>
        <table:table-row table:style-name="ro1">
          <table:table-cell office:value-type="float" office:value="1661.888184" calcext:value-type="float">
            <text:p>1661.888184</text:p>
          </table:table-cell>
          <table:table-cell office:value-type="float" office:value="1725.91626" calcext:value-type="float">
            <text:p>1725.91626</text:p>
          </table:table-cell>
          <table:table-cell office:value-type="float" office:value="1668.603882" calcext:value-type="float">
            <text:p>1668.603882</text:p>
          </table:table-cell>
          <table:table-cell office:value-type="float" office:value="1725.920532" calcext:value-type="float">
            <text:p>1725.920532</text:p>
          </table:table-cell>
          <table:table-cell table:number-columns-repeated="13"/>
        </table:table-row>
        <table:table-row table:style-name="ro1">
          <table:table-cell office:value-type="float" office:value="1658.082764" calcext:value-type="float">
            <text:p>1658.082764</text:p>
          </table:table-cell>
          <table:table-cell office:value-type="float" office:value="1736.348755" calcext:value-type="float">
            <text:p>1736.348755</text:p>
          </table:table-cell>
          <table:table-cell office:value-type="float" office:value="1664.11084" calcext:value-type="float">
            <text:p>1664.11084</text:p>
          </table:table-cell>
          <table:table-cell office:value-type="float" office:value="1735.323608" calcext:value-type="float">
            <text:p>1735.323608</text:p>
          </table:table-cell>
          <table:table-cell table:number-columns-repeated="13"/>
        </table:table-row>
        <table:table-row table:style-name="ro1">
          <table:table-cell office:value-type="float" office:value="1657.740845" calcext:value-type="float">
            <text:p>1657.740845</text:p>
          </table:table-cell>
          <table:table-cell office:value-type="float" office:value="1730.65918" calcext:value-type="float">
            <text:p>1730.65918</text:p>
          </table:table-cell>
          <table:table-cell office:value-type="float" office:value="1665.790161" calcext:value-type="float">
            <text:p>1665.790161</text:p>
          </table:table-cell>
          <table:table-cell office:value-type="float" office:value="1728.675781" calcext:value-type="float">
            <text:p>1728.675781</text:p>
          </table:table-cell>
          <table:table-cell table:number-columns-repeated="13"/>
        </table:table-row>
        <table:table-row table:style-name="ro1">
          <table:table-cell office:value-type="float" office:value="1656.817261" calcext:value-type="float">
            <text:p>1656.817261</text:p>
          </table:table-cell>
          <table:table-cell office:value-type="float" office:value="1743.664673" calcext:value-type="float">
            <text:p>1743.664673</text:p>
          </table:table-cell>
          <table:table-cell office:value-type="float" office:value="1662.458618" calcext:value-type="float">
            <text:p>1662.458618</text:p>
          </table:table-cell>
          <table:table-cell office:value-type="float" office:value="1743.41272" calcext:value-type="float">
            <text:p>1743.41272</text:p>
          </table:table-cell>
          <table:table-cell table:number-columns-repeated="13"/>
        </table:table-row>
        <table:table-row table:style-name="ro1">
          <table:table-cell office:value-type="float" office:value="1661.857178" calcext:value-type="float">
            <text:p>1661.857178</text:p>
          </table:table-cell>
          <table:table-cell office:value-type="float" office:value="1738.244751" calcext:value-type="float">
            <text:p>1738.244751</text:p>
          </table:table-cell>
          <table:table-cell office:value-type="float" office:value="1667.960449" calcext:value-type="float">
            <text:p>1667.960449</text:p>
          </table:table-cell>
          <table:table-cell office:value-type="float" office:value="1734.542603" calcext:value-type="float">
            <text:p>1734.542603</text:p>
          </table:table-cell>
          <table:table-cell table:number-columns-repeated="13"/>
        </table:table-row>
        <table:table-row table:style-name="ro1">
          <table:table-cell office:value-type="float" office:value="1658.023682" calcext:value-type="float">
            <text:p>1658.023682</text:p>
          </table:table-cell>
          <table:table-cell office:value-type="float" office:value="1744.931885" calcext:value-type="float">
            <text:p>1744.931885</text:p>
          </table:table-cell>
          <table:table-cell office:value-type="float" office:value="1668.808472" calcext:value-type="float">
            <text:p>1668.808472</text:p>
          </table:table-cell>
          <table:table-cell office:value-type="float" office:value="1739.261353" calcext:value-type="float">
            <text:p>1739.261353</text:p>
          </table:table-cell>
          <table:table-cell table:number-columns-repeated="13"/>
        </table:table-row>
        <table:table-row table:style-name="ro1">
          <table:table-cell office:value-type="float" office:value="1657.392578" calcext:value-type="float">
            <text:p>1657.392578</text:p>
          </table:table-cell>
          <table:table-cell office:value-type="float" office:value="1740.223145" calcext:value-type="float">
            <text:p>1740.223145</text:p>
          </table:table-cell>
          <table:table-cell office:value-type="float" office:value="1664.811279" calcext:value-type="float">
            <text:p>1664.811279</text:p>
          </table:table-cell>
          <table:table-cell office:value-type="float" office:value="1739.623535" calcext:value-type="float">
            <text:p>1739.623535</text:p>
          </table:table-cell>
          <table:table-cell table:number-columns-repeated="13"/>
        </table:table-row>
        <table:table-row table:style-name="ro1">
          <table:table-cell office:value-type="float" office:value="1665.403687" calcext:value-type="float">
            <text:p>1665.403687</text:p>
          </table:table-cell>
          <table:table-cell office:value-type="float" office:value="1736.53125" calcext:value-type="float">
            <text:p>1736.53125</text:p>
          </table:table-cell>
          <table:table-cell office:value-type="float" office:value="1668.166992" calcext:value-type="float">
            <text:p>1668.166992</text:p>
          </table:table-cell>
          <table:table-cell office:value-type="float" office:value="1736.862061" calcext:value-type="float">
            <text:p>1736.862061</text:p>
          </table:table-cell>
          <table:table-cell table:number-columns-repeated="13"/>
        </table:table-row>
        <table:table-row table:style-name="ro1">
          <table:table-cell office:value-type="float" office:value="1659.544067" calcext:value-type="float">
            <text:p>1659.544067</text:p>
          </table:table-cell>
          <table:table-cell office:value-type="float" office:value="1740.269409" calcext:value-type="float">
            <text:p>1740.269409</text:p>
          </table:table-cell>
          <table:table-cell office:value-type="float" office:value="1667.093994" calcext:value-type="float">
            <text:p>1667.093994</text:p>
          </table:table-cell>
          <table:table-cell office:value-type="float" office:value="1737.481201" calcext:value-type="float">
            <text:p>1737.481201</text:p>
          </table:table-cell>
          <table:table-cell table:number-columns-repeated="13"/>
        </table:table-row>
        <table:table-row table:style-name="ro1">
          <table:table-cell office:value-type="float" office:value="1658.750488" calcext:value-type="float">
            <text:p>1658.750488</text:p>
          </table:table-cell>
          <table:table-cell office:value-type="float" office:value="1745.864014" calcext:value-type="float">
            <text:p>1745.864014</text:p>
          </table:table-cell>
          <table:table-cell office:value-type="float" office:value="1666.004272" calcext:value-type="float">
            <text:p>1666.004272</text:p>
          </table:table-cell>
          <table:table-cell office:value-type="float" office:value="1741.063232" calcext:value-type="float">
            <text:p>1741.063232</text:p>
          </table:table-cell>
          <table:table-cell table:number-columns-repeated="13"/>
        </table:table-row>
        <table:table-row table:style-name="ro1">
          <table:table-cell office:value-type="float" office:value="1662.496948" calcext:value-type="float">
            <text:p>1662.496948</text:p>
          </table:table-cell>
          <table:table-cell office:value-type="float" office:value="1741.11853" calcext:value-type="float">
            <text:p>1741.11853</text:p>
          </table:table-cell>
          <table:table-cell office:value-type="float" office:value="1668.413574" calcext:value-type="float">
            <text:p>1668.413574</text:p>
          </table:table-cell>
          <table:table-cell office:value-type="float" office:value="1739.017456" calcext:value-type="float">
            <text:p>1739.017456</text:p>
          </table:table-cell>
          <table:table-cell table:number-columns-repeated="13"/>
        </table:table-row>
        <table:table-row table:style-name="ro1">
          <table:table-cell office:value-type="float" office:value="1663.033081" calcext:value-type="float">
            <text:p>1663.033081</text:p>
          </table:table-cell>
          <table:table-cell office:value-type="float" office:value="1736.644897" calcext:value-type="float">
            <text:p>1736.644897</text:p>
          </table:table-cell>
          <table:table-cell office:value-type="float" office:value="1672.705444" calcext:value-type="float">
            <text:p>1672.705444</text:p>
          </table:table-cell>
          <table:table-cell office:value-type="float" office:value="1733.390869" calcext:value-type="float">
            <text:p>1733.390869</text:p>
          </table:table-cell>
          <table:table-cell table:number-columns-repeated="13"/>
        </table:table-row>
        <table:table-row table:style-name="ro1">
          <table:table-cell office:value-type="float" office:value="1663.304199" calcext:value-type="float">
            <text:p>1663.304199</text:p>
          </table:table-cell>
          <table:table-cell office:value-type="float" office:value="1741.035889" calcext:value-type="float">
            <text:p>1741.035889</text:p>
          </table:table-cell>
          <table:table-cell office:value-type="float" office:value="1670.789185" calcext:value-type="float">
            <text:p>1670.789185</text:p>
          </table:table-cell>
          <table:table-cell office:value-type="float" office:value="1739.620239" calcext:value-type="float">
            <text:p>1739.620239</text:p>
          </table:table-cell>
          <table:table-cell table:number-columns-repeated="13"/>
        </table:table-row>
        <table:table-row table:style-name="ro1">
          <table:table-cell office:value-type="float" office:value="1665.08252" calcext:value-type="float">
            <text:p>1665.08252</text:p>
          </table:table-cell>
          <table:table-cell office:value-type="float" office:value="1741.344727" calcext:value-type="float">
            <text:p>1741.344727</text:p>
          </table:table-cell>
          <table:table-cell office:value-type="float" office:value="1674.352417" calcext:value-type="float">
            <text:p>1674.352417</text:p>
          </table:table-cell>
          <table:table-cell office:value-type="float" office:value="1737.149414" calcext:value-type="float">
            <text:p>1737.149414</text:p>
          </table:table-cell>
          <table:table-cell table:number-columns-repeated="13"/>
        </table:table-row>
        <table:table-row table:style-name="ro1">
          <table:table-cell office:value-type="float" office:value="1663.151001" calcext:value-type="float">
            <text:p>1663.151001</text:p>
          </table:table-cell>
          <table:table-cell office:value-type="float" office:value="1747.390625" calcext:value-type="float">
            <text:p>1747.390625</text:p>
          </table:table-cell>
          <table:table-cell office:value-type="float" office:value="1671.77356" calcext:value-type="float">
            <text:p>1671.77356</text:p>
          </table:table-cell>
          <table:table-cell office:value-type="float" office:value="1745.14563" calcext:value-type="float">
            <text:p>1745.14563</text:p>
          </table:table-cell>
          <table:table-cell table:number-columns-repeated="13"/>
        </table:table-row>
        <table:table-row table:style-name="ro1">
          <table:table-cell office:value-type="float" office:value="1663.527954" calcext:value-type="float">
            <text:p>1663.527954</text:p>
          </table:table-cell>
          <table:table-cell office:value-type="float" office:value="1746.064941" calcext:value-type="float">
            <text:p>1746.064941</text:p>
          </table:table-cell>
          <table:table-cell office:value-type="float" office:value="1672.286011" calcext:value-type="float">
            <text:p>1672.286011</text:p>
          </table:table-cell>
          <table:table-cell office:value-type="float" office:value="1741.756592" calcext:value-type="float">
            <text:p>1741.756592</text:p>
          </table:table-cell>
          <table:table-cell table:number-columns-repeated="13"/>
        </table:table-row>
        <table:table-row table:style-name="ro1">
          <table:table-cell office:value-type="float" office:value="1664.448975" calcext:value-type="float">
            <text:p>1664.448975</text:p>
          </table:table-cell>
          <table:table-cell office:value-type="float" office:value="1737.430542" calcext:value-type="float">
            <text:p>1737.430542</text:p>
          </table:table-cell>
          <table:table-cell office:value-type="float" office:value="1671.081177" calcext:value-type="float">
            <text:p>1671.081177</text:p>
          </table:table-cell>
          <table:table-cell office:value-type="float" office:value="1738.86377" calcext:value-type="float">
            <text:p>1738.86377</text:p>
          </table:table-cell>
          <table:table-cell table:number-columns-repeated="13"/>
        </table:table-row>
        <table:table-row table:style-name="ro1">
          <table:table-cell office:value-type="float" office:value="1668.826172" calcext:value-type="float">
            <text:p>1668.826172</text:p>
          </table:table-cell>
          <table:table-cell office:value-type="float" office:value="1739.991943" calcext:value-type="float">
            <text:p>1739.991943</text:p>
          </table:table-cell>
          <table:table-cell office:value-type="float" office:value="1676.52832" calcext:value-type="float">
            <text:p>1676.52832</text:p>
          </table:table-cell>
          <table:table-cell office:value-type="float" office:value="1738.387451" calcext:value-type="float">
            <text:p>1738.387451</text:p>
          </table:table-cell>
          <table:table-cell table:number-columns-repeated="13"/>
        </table:table-row>
        <table:table-row table:style-name="ro1">
          <table:table-cell office:value-type="float" office:value="1664.997314" calcext:value-type="float">
            <text:p>1664.997314</text:p>
          </table:table-cell>
          <table:table-cell office:value-type="float" office:value="1742.847168" calcext:value-type="float">
            <text:p>1742.847168</text:p>
          </table:table-cell>
          <table:table-cell office:value-type="float" office:value="1669.529175" calcext:value-type="float">
            <text:p>1669.529175</text:p>
          </table:table-cell>
          <table:table-cell office:value-type="float" office:value="1743.716309" calcext:value-type="float">
            <text:p>1743.716309</text:p>
          </table:table-cell>
          <table:table-cell table:number-columns-repeated="13"/>
        </table:table-row>
        <table:table-row table:style-name="ro1">
          <table:table-cell office:value-type="float" office:value="1667.305664" calcext:value-type="float">
            <text:p>1667.305664</text:p>
          </table:table-cell>
          <table:table-cell office:value-type="float" office:value="1738.905884" calcext:value-type="float">
            <text:p>1738.905884</text:p>
          </table:table-cell>
          <table:table-cell office:value-type="float" office:value="1676.662354" calcext:value-type="float">
            <text:p>1676.662354</text:p>
          </table:table-cell>
          <table:table-cell office:value-type="float" office:value="1736.650757" calcext:value-type="float">
            <text:p>1736.650757</text:p>
          </table:table-cell>
          <table:table-cell table:number-columns-repeated="13"/>
        </table:table-row>
        <table:table-row table:style-name="ro1">
          <table:table-cell office:value-type="float" office:value="1664.946899" calcext:value-type="float">
            <text:p>1664.946899</text:p>
          </table:table-cell>
          <table:table-cell office:value-type="float" office:value="1748.505981" calcext:value-type="float">
            <text:p>1748.505981</text:p>
          </table:table-cell>
          <table:table-cell office:value-type="float" office:value="1671.675903" calcext:value-type="float">
            <text:p>1671.675903</text:p>
          </table:table-cell>
          <table:table-cell office:value-type="float" office:value="1744.208618" calcext:value-type="float">
            <text:p>1744.208618</text:p>
          </table:table-cell>
          <table:table-cell table:number-columns-repeated="13"/>
        </table:table-row>
        <table:table-row table:style-name="ro1">
          <table:table-cell office:value-type="float" office:value="1665.326538" calcext:value-type="float">
            <text:p>1665.326538</text:p>
          </table:table-cell>
          <table:table-cell office:value-type="float" office:value="1745.118164" calcext:value-type="float">
            <text:p>1745.118164</text:p>
          </table:table-cell>
          <table:table-cell office:value-type="float" office:value="1674.629883" calcext:value-type="float">
            <text:p>1674.629883</text:p>
          </table:table-cell>
          <table:table-cell office:value-type="float" office:value="1740.928711" calcext:value-type="float">
            <text:p>1740.928711</text:p>
          </table:table-cell>
          <table:table-cell table:number-columns-repeated="13"/>
        </table:table-row>
        <table:table-row table:style-name="ro1">
          <table:table-cell office:value-type="float" office:value="1664.321045" calcext:value-type="float">
            <text:p>1664.321045</text:p>
          </table:table-cell>
          <table:table-cell office:value-type="float" office:value="1749.085083" calcext:value-type="float">
            <text:p>1749.085083</text:p>
          </table:table-cell>
          <table:table-cell office:value-type="float" office:value="1671.812134" calcext:value-type="float">
            <text:p>1671.812134</text:p>
          </table:table-cell>
          <table:table-cell office:value-type="float" office:value="1746.640991" calcext:value-type="float">
            <text:p>1746.640991</text:p>
          </table:table-cell>
          <table:table-cell table:number-columns-repeated="13"/>
        </table:table-row>
        <table:table-row table:style-name="ro1">
          <table:table-cell office:value-type="float" office:value="1662.657593" calcext:value-type="float">
            <text:p>1662.657593</text:p>
          </table:table-cell>
          <table:table-cell office:value-type="float" office:value="1751.946533" calcext:value-type="float">
            <text:p>1751.946533</text:p>
          </table:table-cell>
          <table:table-cell office:value-type="float" office:value="1673.177979" calcext:value-type="float">
            <text:p>1673.177979</text:p>
          </table:table-cell>
          <table:table-cell office:value-type="float" office:value="1746.956421" calcext:value-type="float">
            <text:p>1746.956421</text:p>
          </table:table-cell>
          <table:table-cell table:number-columns-repeated="13"/>
        </table:table-row>
        <table:table-row table:style-name="ro1">
          <table:table-cell office:value-type="float" office:value="1667.725342" calcext:value-type="float">
            <text:p>1667.725342</text:p>
          </table:table-cell>
          <table:table-cell office:value-type="float" office:value="1746.149902" calcext:value-type="float">
            <text:p>1746.149902</text:p>
          </table:table-cell>
          <table:table-cell office:value-type="float" office:value="1673.803223" calcext:value-type="float">
            <text:p>1673.803223</text:p>
          </table:table-cell>
          <table:table-cell office:value-type="float" office:value="1743.956299" calcext:value-type="float">
            <text:p>1743.956299</text:p>
          </table:table-cell>
          <table:table-cell table:number-columns-repeated="13"/>
        </table:table-row>
        <table:table-row table:style-name="ro1">
          <table:table-cell office:value-type="float" office:value="1670.122192" calcext:value-type="float">
            <text:p>1670.122192</text:p>
          </table:table-cell>
          <table:table-cell office:value-type="float" office:value="1739.595459" calcext:value-type="float">
            <text:p>1739.595459</text:p>
          </table:table-cell>
          <table:table-cell office:value-type="float" office:value="1676.573242" calcext:value-type="float">
            <text:p>1676.573242</text:p>
          </table:table-cell>
          <table:table-cell office:value-type="float" office:value="1738.504395" calcext:value-type="float">
            <text:p>1738.504395</text:p>
          </table:table-cell>
          <table:table-cell table:number-columns-repeated="13"/>
        </table:table-row>
        <table:table-row table:style-name="ro1">
          <table:table-cell office:value-type="float" office:value="1662.080933" calcext:value-type="float">
            <text:p>1662.080933</text:p>
          </table:table-cell>
          <table:table-cell office:value-type="float" office:value="1752.285889" calcext:value-type="float">
            <text:p>1752.285889</text:p>
          </table:table-cell>
          <table:table-cell office:value-type="float" office:value="1672.498291" calcext:value-type="float">
            <text:p>1672.498291</text:p>
          </table:table-cell>
          <table:table-cell office:value-type="float" office:value="1747.977905" calcext:value-type="float">
            <text:p>1747.977905</text:p>
          </table:table-cell>
          <table:table-cell table:number-columns-repeated="13"/>
        </table:table-row>
        <table:table-row table:style-name="ro1">
          <table:table-cell office:value-type="float" office:value="1669.449707" calcext:value-type="float">
            <text:p>1669.449707</text:p>
          </table:table-cell>
          <table:table-cell office:value-type="float" office:value="1742.498535" calcext:value-type="float">
            <text:p>1742.498535</text:p>
          </table:table-cell>
          <table:table-cell office:value-type="float" office:value="1674.544189" calcext:value-type="float">
            <text:p>1674.544189</text:p>
          </table:table-cell>
          <table:table-cell office:value-type="float" office:value="1741.398682" calcext:value-type="float">
            <text:p>1741.398682</text:p>
          </table:table-cell>
          <table:table-cell table:number-columns-repeated="13"/>
        </table:table-row>
        <table:table-row table:style-name="ro1">
          <table:table-cell office:value-type="float" office:value="1662.603027" calcext:value-type="float">
            <text:p>1662.603027</text:p>
          </table:table-cell>
          <table:table-cell office:value-type="float" office:value="1750.6604" calcext:value-type="float">
            <text:p>1750.6604</text:p>
          </table:table-cell>
          <table:table-cell office:value-type="float" office:value="1670.202026" calcext:value-type="float">
            <text:p>1670.202026</text:p>
          </table:table-cell>
          <table:table-cell office:value-type="float" office:value="1748.967041" calcext:value-type="float">
            <text:p>1748.967041</text:p>
          </table:table-cell>
          <table:table-cell table:number-columns-repeated="13"/>
        </table:table-row>
        <table:table-row table:style-name="ro1">
          <table:table-cell office:value-type="float" office:value="1663.49646" calcext:value-type="float">
            <text:p>1663.49646</text:p>
          </table:table-cell>
          <table:table-cell office:value-type="float" office:value="1747.150024" calcext:value-type="float">
            <text:p>1747.150024</text:p>
          </table:table-cell>
          <table:table-cell office:value-type="float" office:value="1671.228516" calcext:value-type="float">
            <text:p>1671.228516</text:p>
          </table:table-cell>
          <table:table-cell office:value-type="float" office:value="1743.72583" calcext:value-type="float">
            <text:p>1743.72583</text:p>
          </table:table-cell>
          <table:table-cell table:number-columns-repeated="13"/>
        </table:table-row>
        <table:table-row table:style-name="ro1">
          <table:table-cell office:value-type="float" office:value="1665.637573" calcext:value-type="float">
            <text:p>1665.637573</text:p>
          </table:table-cell>
          <table:table-cell office:value-type="float" office:value="1746.485718" calcext:value-type="float">
            <text:p>1746.485718</text:p>
          </table:table-cell>
          <table:table-cell office:value-type="float" office:value="1673.214478" calcext:value-type="float">
            <text:p>1673.214478</text:p>
          </table:table-cell>
          <table:table-cell office:value-type="float" office:value="1742.452515" calcext:value-type="float">
            <text:p>1742.452515</text:p>
          </table:table-cell>
          <table:table-cell table:number-columns-repeated="13"/>
        </table:table-row>
        <table:table-row table:style-name="ro1">
          <table:table-cell office:value-type="float" office:value="1663.039673" calcext:value-type="float">
            <text:p>1663.039673</text:p>
          </table:table-cell>
          <table:table-cell office:value-type="float" office:value="1752.906128" calcext:value-type="float">
            <text:p>1752.906128</text:p>
          </table:table-cell>
          <table:table-cell office:value-type="float" office:value="1670.910156" calcext:value-type="float">
            <text:p>1670.910156</text:p>
          </table:table-cell>
          <table:table-cell office:value-type="float" office:value="1748.488892" calcext:value-type="float">
            <text:p>1748.488892</text:p>
          </table:table-cell>
          <table:table-cell table:number-columns-repeated="13"/>
        </table:table-row>
        <table:table-row table:style-name="ro1">
          <table:table-cell office:value-type="float" office:value="1663.71582" calcext:value-type="float">
            <text:p>1663.71582</text:p>
          </table:table-cell>
          <table:table-cell office:value-type="float" office:value="1745.953125" calcext:value-type="float">
            <text:p>1745.953125</text:p>
          </table:table-cell>
          <table:table-cell office:value-type="float" office:value="1667.936523" calcext:value-type="float">
            <text:p>1667.936523</text:p>
          </table:table-cell>
          <table:table-cell office:value-type="float" office:value="1746.865967" calcext:value-type="float">
            <text:p>1746.865967</text:p>
          </table:table-cell>
          <table:table-cell table:number-columns-repeated="13"/>
        </table:table-row>
        <table:table-row table:style-name="ro1">
          <table:table-cell office:value-type="float" office:value="1666.990723" calcext:value-type="float">
            <text:p>1666.990723</text:p>
          </table:table-cell>
          <table:table-cell office:value-type="float" office:value="1743.040283" calcext:value-type="float">
            <text:p>1743.040283</text:p>
          </table:table-cell>
          <table:table-cell office:value-type="float" office:value="1673.807373" calcext:value-type="float">
            <text:p>1673.807373</text:p>
          </table:table-cell>
          <table:table-cell office:value-type="float" office:value="1741.520874" calcext:value-type="float">
            <text:p>1741.520874</text:p>
          </table:table-cell>
          <table:table-cell table:number-columns-repeated="13"/>
        </table:table-row>
        <table:table-row table:style-name="ro1">
          <table:table-cell office:value-type="float" office:value="1669.187744" calcext:value-type="float">
            <text:p>1669.187744</text:p>
          </table:table-cell>
          <table:table-cell office:value-type="float" office:value="1744.068848" calcext:value-type="float">
            <text:p>1744.068848</text:p>
          </table:table-cell>
          <table:table-cell office:value-type="float" office:value="1676.771606" calcext:value-type="float">
            <text:p>1676.771606</text:p>
          </table:table-cell>
          <table:table-cell office:value-type="float" office:value="1739.487671" calcext:value-type="float">
            <text:p>1739.487671</text:p>
          </table:table-cell>
          <table:table-cell table:number-columns-repeated="13"/>
        </table:table-row>
        <table:table-row table:style-name="ro1">
          <table:table-cell office:value-type="float" office:value="1662.222168" calcext:value-type="float">
            <text:p>1662.222168</text:p>
          </table:table-cell>
          <table:table-cell office:value-type="float" office:value="1749.632324" calcext:value-type="float">
            <text:p>1749.632324</text:p>
          </table:table-cell>
          <table:table-cell office:value-type="float" office:value="1672.461792" calcext:value-type="float">
            <text:p>1672.461792</text:p>
          </table:table-cell>
          <table:table-cell office:value-type="float" office:value="1745.602783" calcext:value-type="float">
            <text:p>1745.602783</text:p>
          </table:table-cell>
          <table:table-cell table:number-columns-repeated="13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1742.357056" calcext:value-type="float">
            <text:p>1742.357056</text:p>
          </table:table-cell>
          <table:table-cell office:value-type="float" office:value="1674.765503" calcext:value-type="float">
            <text:p>1674.765503</text:p>
          </table:table-cell>
          <table:table-cell office:value-type="float" office:value="1739.133789" calcext:value-type="float">
            <text:p>1739.133789</text:p>
          </table:table-cell>
          <table:table-cell table:number-columns-repeated="13"/>
        </table:table-row>
        <table:table-row table:style-name="ro1">
          <table:table-cell office:value-type="float" office:value="1666.406128" calcext:value-type="float">
            <text:p>1666.406128</text:p>
          </table:table-cell>
          <table:table-cell office:value-type="float" office:value="1754.028076" calcext:value-type="float">
            <text:p>1754.028076</text:p>
          </table:table-cell>
          <table:table-cell office:value-type="float" office:value="1672.783447" calcext:value-type="float">
            <text:p>1672.783447</text:p>
          </table:table-cell>
          <table:table-cell office:value-type="float" office:value="1751.348145" calcext:value-type="float">
            <text:p>1751.348145</text:p>
          </table:table-cell>
          <table:table-cell table:number-columns-repeated="13"/>
        </table:table-row>
        <table:table-row table:style-name="ro1">
          <table:table-cell office:value-type="float" office:value="1667.946777" calcext:value-type="float">
            <text:p>1667.946777</text:p>
          </table:table-cell>
          <table:table-cell office:value-type="float" office:value="1747.768799" calcext:value-type="float">
            <text:p>1747.768799</text:p>
          </table:table-cell>
          <table:table-cell office:value-type="float" office:value="1673.301514" calcext:value-type="float">
            <text:p>1673.301514</text:p>
          </table:table-cell>
          <table:table-cell office:value-type="float" office:value="1744.261597" calcext:value-type="float">
            <text:p>1744.261597</text:p>
          </table:table-cell>
          <table:table-cell table:number-columns-repeated="13"/>
        </table:table-row>
        <table:table-row table:style-name="ro1">
          <table:table-cell office:value-type="float" office:value="1664.284546" calcext:value-type="float">
            <text:p>1664.284546</text:p>
          </table:table-cell>
          <table:table-cell office:value-type="float" office:value="1749.049927" calcext:value-type="float">
            <text:p>1749.049927</text:p>
          </table:table-cell>
          <table:table-cell office:value-type="float" office:value="1669.116821" calcext:value-type="float">
            <text:p>1669.116821</text:p>
          </table:table-cell>
          <table:table-cell office:value-type="float" office:value="1750.079224" calcext:value-type="float">
            <text:p>1750.079224</text:p>
          </table:table-cell>
          <table:table-cell table:number-columns-repeated="13"/>
        </table:table-row>
        <table:table-row table:style-name="ro1">
          <table:table-cell office:value-type="float" office:value="1669.060913" calcext:value-type="float">
            <text:p>1669.060913</text:p>
          </table:table-cell>
          <table:table-cell office:value-type="float" office:value="1743.262085" calcext:value-type="float">
            <text:p>1743.262085</text:p>
          </table:table-cell>
          <table:table-cell office:value-type="float" office:value="1671.609619" calcext:value-type="float">
            <text:p>1671.609619</text:p>
          </table:table-cell>
          <table:table-cell office:value-type="float" office:value="1743.553223" calcext:value-type="float">
            <text:p>1743.553223</text:p>
          </table:table-cell>
          <table:table-cell table:number-columns-repeated="13"/>
        </table:table-row>
        <table:table-row table:style-name="ro1">
          <table:table-cell office:value-type="float" office:value="1663.019287" calcext:value-type="float">
            <text:p>1663.019287</text:p>
          </table:table-cell>
          <table:table-cell office:value-type="float" office:value="1749.473145" calcext:value-type="float">
            <text:p>1749.473145</text:p>
          </table:table-cell>
          <table:table-cell office:value-type="float" office:value="1667.913086" calcext:value-type="float">
            <text:p>1667.913086</text:p>
          </table:table-cell>
          <table:table-cell office:value-type="float" office:value="1747.447632" calcext:value-type="float">
            <text:p>1747.447632</text:p>
          </table:table-cell>
          <table:table-cell table:number-columns-repeated="13"/>
        </table:table-row>
        <table:table-row table:style-name="ro1">
          <table:table-cell office:value-type="float" office:value="1666.448486" calcext:value-type="float">
            <text:p>1666.448486</text:p>
          </table:table-cell>
          <table:table-cell office:value-type="float" office:value="1745.641846" calcext:value-type="float">
            <text:p>1745.641846</text:p>
          </table:table-cell>
          <table:table-cell office:value-type="float" office:value="1673.46106" calcext:value-type="float">
            <text:p>1673.46106</text:p>
          </table:table-cell>
          <table:table-cell office:value-type="float" office:value="1743.175903" calcext:value-type="float">
            <text:p>1743.175903</text:p>
          </table:table-cell>
          <table:table-cell table:number-columns-repeated="13"/>
        </table:table-row>
        <table:table-row table:style-name="ro1">
          <table:table-cell office:value-type="float" office:value="1660.127686" calcext:value-type="float">
            <text:p>1660.127686</text:p>
          </table:table-cell>
          <table:table-cell office:value-type="float" office:value="1755.102173" calcext:value-type="float">
            <text:p>1755.102173</text:p>
          </table:table-cell>
          <table:table-cell office:value-type="float" office:value="1667.43811" calcext:value-type="float">
            <text:p>1667.43811</text:p>
          </table:table-cell>
          <table:table-cell office:value-type="float" office:value="1751.920776" calcext:value-type="float">
            <text:p>1751.920776</text:p>
          </table:table-cell>
          <table:table-cell table:number-columns-repeated="13"/>
        </table:table-row>
        <table:table-row table:style-name="ro1">
          <table:table-cell office:value-type="float" office:value="1666.340576" calcext:value-type="float">
            <text:p>1666.340576</text:p>
          </table:table-cell>
          <table:table-cell office:value-type="float" office:value="1744.721924" calcext:value-type="float">
            <text:p>1744.721924</text:p>
          </table:table-cell>
          <table:table-cell office:value-type="float" office:value="1672.446045" calcext:value-type="float">
            <text:p>1672.446045</text:p>
          </table:table-cell>
          <table:table-cell office:value-type="float" office:value="1739.947754" calcext:value-type="float">
            <text:p>1739.947754</text:p>
          </table:table-cell>
          <table:table-cell table:number-columns-repeated="13"/>
        </table:table-row>
        <table:table-row table:style-name="ro1">
          <table:table-cell office:value-type="float" office:value="1661.927124" calcext:value-type="float">
            <text:p>1661.927124</text:p>
          </table:table-cell>
          <table:table-cell office:value-type="float" office:value="1750.001465" calcext:value-type="float">
            <text:p>1750.001465</text:p>
          </table:table-cell>
          <table:table-cell office:value-type="float" office:value="1669.463867" calcext:value-type="float">
            <text:p>1669.463867</text:p>
          </table:table-cell>
          <table:table-cell office:value-type="float" office:value="1746.64502" calcext:value-type="float">
            <text:p>1746.64502</text:p>
          </table:table-cell>
          <table:table-cell table:number-columns-repeated="13"/>
        </table:table-row>
        <table:table-row table:style-name="ro1">
          <table:table-cell office:value-type="float" office:value="1660.219238" calcext:value-type="float">
            <text:p>1660.219238</text:p>
          </table:table-cell>
          <table:table-cell office:value-type="float" office:value="1749.744873" calcext:value-type="float">
            <text:p>1749.744873</text:p>
          </table:table-cell>
          <table:table-cell office:value-type="float" office:value="1668.45813" calcext:value-type="float">
            <text:p>1668.45813</text:p>
          </table:table-cell>
          <table:table-cell office:value-type="float" office:value="1747.410645" calcext:value-type="float">
            <text:p>1747.410645</text:p>
          </table:table-cell>
          <table:table-cell table:number-columns-repeated="13"/>
        </table:table-row>
        <table:table-row table:style-name="ro1">
          <table:table-cell office:value-type="float" office:value="1662.371948" calcext:value-type="float">
            <text:p>1662.371948</text:p>
          </table:table-cell>
          <table:table-cell office:value-type="float" office:value="1744.766113" calcext:value-type="float">
            <text:p>1744.766113</text:p>
          </table:table-cell>
          <table:table-cell office:value-type="float" office:value="1671.65918" calcext:value-type="float">
            <text:p>1671.65918</text:p>
          </table:table-cell>
          <table:table-cell office:value-type="float" office:value="1741.290649" calcext:value-type="float">
            <text:p>1741.290649</text:p>
          </table:table-cell>
          <table:table-cell table:number-columns-repeated="13"/>
        </table:table-row>
        <table:table-row table:style-name="ro1">
          <table:table-cell office:value-type="float" office:value="1666.424316" calcext:value-type="float">
            <text:p>1666.424316</text:p>
          </table:table-cell>
          <table:table-cell office:value-type="float" office:value="1737.707642" calcext:value-type="float">
            <text:p>1737.707642</text:p>
          </table:table-cell>
          <table:table-cell office:value-type="float" office:value="1672.293579" calcext:value-type="float">
            <text:p>1672.293579</text:p>
          </table:table-cell>
          <table:table-cell office:value-type="float" office:value="1734.6521" calcext:value-type="float">
            <text:p>1734.6521</text:p>
          </table:table-cell>
          <table:table-cell table:number-columns-repeated="13"/>
        </table:table-row>
        <table:table-row table:style-name="ro1">
          <table:table-cell office:value-type="float" office:value="1660.910522" calcext:value-type="float">
            <text:p>1660.910522</text:p>
          </table:table-cell>
          <table:table-cell office:value-type="float" office:value="1748.789185" calcext:value-type="float">
            <text:p>1748.789185</text:p>
          </table:table-cell>
          <table:table-cell office:value-type="float" office:value="1667.168823" calcext:value-type="float">
            <text:p>1667.168823</text:p>
          </table:table-cell>
          <table:table-cell office:value-type="float" office:value="1746.922607" calcext:value-type="float">
            <text:p>1746.922607</text:p>
          </table:table-cell>
          <table:table-cell table:number-columns-repeated="13"/>
        </table:table-row>
        <table:table-row table:style-name="ro1">
          <table:table-cell office:value-type="float" office:value="1663.18335" calcext:value-type="float">
            <text:p>1663.18335</text:p>
          </table:table-cell>
          <table:table-cell office:value-type="float" office:value="1737.522827" calcext:value-type="float">
            <text:p>1737.522827</text:p>
          </table:table-cell>
          <table:table-cell office:value-type="float" office:value="1675.374756" calcext:value-type="float">
            <text:p>1675.374756</text:p>
          </table:table-cell>
          <table:table-cell office:value-type="float" office:value="1734.712891" calcext:value-type="float">
            <text:p>1734.712891</text:p>
          </table:table-cell>
          <table:table-cell table:number-columns-repeated="13"/>
        </table:table-row>
        <table:table-row table:style-name="ro1">
          <table:table-cell office:value-type="float" office:value="1665.335083" calcext:value-type="float">
            <text:p>1665.335083</text:p>
          </table:table-cell>
          <table:table-cell office:value-type="float" office:value="1748.311523" calcext:value-type="float">
            <text:p>1748.311523</text:p>
          </table:table-cell>
          <table:table-cell office:value-type="float" office:value="1668.246826" calcext:value-type="float">
            <text:p>1668.246826</text:p>
          </table:table-cell>
          <table:table-cell office:value-type="float" office:value="1746.502075" calcext:value-type="float">
            <text:p>1746.502075</text:p>
          </table:table-cell>
          <table:table-cell table:number-columns-repeated="13"/>
        </table:table-row>
        <table:table-row table:style-name="ro1">
          <table:table-cell office:value-type="float" office:value="1666.777344" calcext:value-type="float">
            <text:p>1666.777344</text:p>
          </table:table-cell>
          <table:table-cell office:value-type="float" office:value="1742.765991" calcext:value-type="float">
            <text:p>1742.765991</text:p>
          </table:table-cell>
          <table:table-cell office:value-type="float" office:value="1672.710693" calcext:value-type="float">
            <text:p>1672.710693</text:p>
          </table:table-cell>
          <table:table-cell office:value-type="float" office:value="1740.551392" calcext:value-type="float">
            <text:p>1740.551392</text:p>
          </table:table-cell>
          <table:table-cell table:number-columns-repeated="13"/>
        </table:table-row>
        <table:table-row table:style-name="ro1">
          <table:table-cell office:value-type="float" office:value="1662.896362" calcext:value-type="float">
            <text:p>1662.896362</text:p>
          </table:table-cell>
          <table:table-cell office:value-type="float" office:value="1741.000854" calcext:value-type="float">
            <text:p>1741.000854</text:p>
          </table:table-cell>
          <table:table-cell office:value-type="float" office:value="1672.322266" calcext:value-type="float">
            <text:p>1672.322266</text:p>
          </table:table-cell>
          <table:table-cell office:value-type="float" office:value="1736.602295" calcext:value-type="float">
            <text:p>1736.602295</text:p>
          </table:table-cell>
          <table:table-cell table:number-columns-repeated="13"/>
        </table:table-row>
        <table:table-row table:style-name="ro1">
          <table:table-cell office:value-type="float" office:value="1662.690308" calcext:value-type="float">
            <text:p>1662.690308</text:p>
          </table:table-cell>
          <table:table-cell office:value-type="float" office:value="1743.007935" calcext:value-type="float">
            <text:p>1743.007935</text:p>
          </table:table-cell>
          <table:table-cell office:value-type="float" office:value="1670.837646" calcext:value-type="float">
            <text:p>1670.837646</text:p>
          </table:table-cell>
          <table:table-cell office:value-type="float" office:value="1739.599243" calcext:value-type="float">
            <text:p>1739.599243</text:p>
          </table:table-cell>
          <table:table-cell table:number-columns-repeated="13"/>
        </table:table-row>
        <table:table-row table:style-name="ro1">
          <table:table-cell office:value-type="float" office:value="1667.692993" calcext:value-type="float">
            <text:p>1667.692993</text:p>
          </table:table-cell>
          <table:table-cell office:value-type="float" office:value="1737.120117" calcext:value-type="float">
            <text:p>1737.120117</text:p>
          </table:table-cell>
          <table:table-cell office:value-type="float" office:value="1674.17688" calcext:value-type="float">
            <text:p>1674.17688</text:p>
          </table:table-cell>
          <table:table-cell office:value-type="float" office:value="1735.914062" calcext:value-type="float">
            <text:p>1735.914062</text:p>
          </table:table-cell>
          <table:table-cell table:number-columns-repeated="13"/>
        </table:table-row>
        <table:table-row table:style-name="ro1">
          <table:table-cell office:value-type="float" office:value="1662.102295" calcext:value-type="float">
            <text:p>1662.102295</text:p>
          </table:table-cell>
          <table:table-cell office:value-type="float" office:value="1751.855957" calcext:value-type="float">
            <text:p>1751.855957</text:p>
          </table:table-cell>
          <table:table-cell office:value-type="float" office:value="1669.131348" calcext:value-type="float">
            <text:p>1669.131348</text:p>
          </table:table-cell>
          <table:table-cell office:value-type="float" office:value="1749.978271" calcext:value-type="float">
            <text:p>1749.978271</text:p>
          </table:table-cell>
          <table:table-cell table:number-columns-repeated="13"/>
        </table:table-row>
        <table:table-row table:style-name="ro1">
          <table:table-cell office:value-type="float" office:value="1663.438843" calcext:value-type="float">
            <text:p>1663.438843</text:p>
          </table:table-cell>
          <table:table-cell office:value-type="float" office:value="1746.540527" calcext:value-type="float">
            <text:p>1746.540527</text:p>
          </table:table-cell>
          <table:table-cell office:value-type="float" office:value="1670.085571" calcext:value-type="float">
            <text:p>1670.085571</text:p>
          </table:table-cell>
          <table:table-cell office:value-type="float" office:value="1744.253418" calcext:value-type="float">
            <text:p>1744.253418</text:p>
          </table:table-cell>
          <table:table-cell table:number-columns-repeated="13"/>
        </table:table-row>
        <table:table-row table:style-name="ro1">
          <table:table-cell office:value-type="float" office:value="1665.764893" calcext:value-type="float">
            <text:p>1665.764893</text:p>
          </table:table-cell>
          <table:table-cell office:value-type="float" office:value="1751.717163" calcext:value-type="float">
            <text:p>1751.717163</text:p>
          </table:table-cell>
          <table:table-cell office:value-type="float" office:value="1673.845947" calcext:value-type="float">
            <text:p>1673.845947</text:p>
          </table:table-cell>
          <table:table-cell office:value-type="float" office:value="1744.501465" calcext:value-type="float">
            <text:p>1744.501465</text:p>
          </table:table-cell>
          <table:table-cell table:number-columns-repeated="13"/>
        </table:table-row>
        <table:table-row table:style-name="ro1">
          <table:table-cell office:value-type="float" office:value="1667.728394" calcext:value-type="float">
            <text:p>1667.728394</text:p>
          </table:table-cell>
          <table:table-cell office:value-type="float" office:value="1739.942627" calcext:value-type="float">
            <text:p>1739.942627</text:p>
          </table:table-cell>
          <table:table-cell office:value-type="float" office:value="1674.295898" calcext:value-type="float">
            <text:p>1674.295898</text:p>
          </table:table-cell>
          <table:table-cell office:value-type="float" office:value="1740.171631" calcext:value-type="float">
            <text:p>1740.171631</text:p>
          </table:table-cell>
          <table:table-cell table:number-columns-repeated="13"/>
        </table:table-row>
        <table:table-row table:style-name="ro1">
          <table:table-cell office:value-type="float" office:value="1663.662231" calcext:value-type="float">
            <text:p>1663.662231</text:p>
          </table:table-cell>
          <table:table-cell office:value-type="float" office:value="1755.226562" calcext:value-type="float">
            <text:p>1755.226562</text:p>
          </table:table-cell>
          <table:table-cell office:value-type="float" office:value="1670.75769" calcext:value-type="float">
            <text:p>1670.75769</text:p>
          </table:table-cell>
          <table:table-cell office:value-type="float" office:value="1753.437988" calcext:value-type="float">
            <text:p>1753.437988</text:p>
          </table:table-cell>
          <table:table-cell table:number-columns-repeated="13"/>
        </table:table-row>
        <table:table-row table:style-name="ro1">
          <table:table-cell office:value-type="float" office:value="1669.323975" calcext:value-type="float">
            <text:p>1669.323975</text:p>
          </table:table-cell>
          <table:table-cell office:value-type="float" office:value="1745.828125" calcext:value-type="float">
            <text:p>1745.828125</text:p>
          </table:table-cell>
          <table:table-cell office:value-type="float" office:value="1676.487915" calcext:value-type="float">
            <text:p>1676.487915</text:p>
          </table:table-cell>
          <table:table-cell office:value-type="float" office:value="1740.834473" calcext:value-type="float">
            <text:p>1740.834473</text:p>
          </table:table-cell>
          <table:table-cell table:number-columns-repeated="13"/>
        </table:table-row>
        <table:table-row table:style-name="ro1">
          <table:table-cell office:value-type="float" office:value="1666.598999" calcext:value-type="float">
            <text:p>1666.598999</text:p>
          </table:table-cell>
          <table:table-cell office:value-type="float" office:value="1745.625977" calcext:value-type="float">
            <text:p>1745.625977</text:p>
          </table:table-cell>
          <table:table-cell office:value-type="float" office:value="1675.442505" calcext:value-type="float">
            <text:p>1675.442505</text:p>
          </table:table-cell>
          <table:table-cell office:value-type="float" office:value="1743.728271" calcext:value-type="float">
            <text:p>1743.728271</text:p>
          </table:table-cell>
          <table:table-cell table:number-columns-repeated="13"/>
        </table:table-row>
        <table:table-row table:style-name="ro1">
          <table:table-cell office:value-type="float" office:value="1666.062622" calcext:value-type="float">
            <text:p>1666.062622</text:p>
          </table:table-cell>
          <table:table-cell office:value-type="float" office:value="1749.034424" calcext:value-type="float">
            <text:p>1749.034424</text:p>
          </table:table-cell>
          <table:table-cell office:value-type="float" office:value="1673.483398" calcext:value-type="float">
            <text:p>1673.483398</text:p>
          </table:table-cell>
          <table:table-cell office:value-type="float" office:value="1745.807861" calcext:value-type="float">
            <text:p>1745.807861</text:p>
          </table:table-cell>
          <table:table-cell table:number-columns-repeated="13"/>
        </table:table-row>
        <table:table-row table:style-name="ro1">
          <table:table-cell office:value-type="float" office:value="1665.579956" calcext:value-type="float">
            <text:p>1665.579956</text:p>
          </table:table-cell>
          <table:table-cell office:value-type="float" office:value="1749.553223" calcext:value-type="float">
            <text:p>1749.553223</text:p>
          </table:table-cell>
          <table:table-cell office:value-type="float" office:value="1673.611206" calcext:value-type="float">
            <text:p>1673.611206</text:p>
          </table:table-cell>
          <table:table-cell office:value-type="float" office:value="1745.300049" calcext:value-type="float">
            <text:p>1745.300049</text:p>
          </table:table-cell>
          <table:table-cell table:number-columns-repeated="13"/>
        </table:table-row>
        <table:table-row table:style-name="ro1">
          <table:table-cell office:value-type="float" office:value="1669.953369" calcext:value-type="float">
            <text:p>1669.953369</text:p>
          </table:table-cell>
          <table:table-cell office:value-type="float" office:value="1741.747681" calcext:value-type="float">
            <text:p>1741.747681</text:p>
          </table:table-cell>
          <table:table-cell office:value-type="float" office:value="1674.654785" calcext:value-type="float">
            <text:p>1674.654785</text:p>
          </table:table-cell>
          <table:table-cell office:value-type="float" office:value="1739.804077" calcext:value-type="float">
            <text:p>1739.804077</text:p>
          </table:table-cell>
          <table:table-cell table:number-columns-repeated="13"/>
        </table:table-row>
        <table:table-row table:style-name="ro1">
          <table:table-cell office:value-type="float" office:value="1665.022461" calcext:value-type="float">
            <text:p>1665.022461</text:p>
          </table:table-cell>
          <table:table-cell office:value-type="float" office:value="1752.629028" calcext:value-type="float">
            <text:p>1752.629028</text:p>
          </table:table-cell>
          <table:table-cell office:value-type="float" office:value="1673.526978" calcext:value-type="float">
            <text:p>1673.526978</text:p>
          </table:table-cell>
          <table:table-cell office:value-type="float" office:value="1751.001221" calcext:value-type="float">
            <text:p>1751.001221</text:p>
          </table:table-cell>
          <table:table-cell table:number-columns-repeated="13"/>
        </table:table-row>
        <table:table-row table:style-name="ro1">
          <table:table-cell office:value-type="float" office:value="1670.108643" calcext:value-type="float">
            <text:p>1670.108643</text:p>
          </table:table-cell>
          <table:table-cell office:value-type="float" office:value="1742.117798" calcext:value-type="float">
            <text:p>1742.117798</text:p>
          </table:table-cell>
          <table:table-cell office:value-type="float" office:value="1674.771484" calcext:value-type="float">
            <text:p>1674.771484</text:p>
          </table:table-cell>
          <table:table-cell office:value-type="float" office:value="1739.575928" calcext:value-type="float">
            <text:p>1739.575928</text:p>
          </table:table-cell>
          <table:table-cell table:number-columns-repeated="13"/>
        </table:table-row>
        <table:table-row table:style-name="ro1">
          <table:table-cell office:value-type="float" office:value="1665.108887" calcext:value-type="float">
            <text:p>1665.108887</text:p>
          </table:table-cell>
          <table:table-cell office:value-type="float" office:value="1752.578369" calcext:value-type="float">
            <text:p>1752.578369</text:p>
          </table:table-cell>
          <table:table-cell office:value-type="float" office:value="1674.299316" calcext:value-type="float">
            <text:p>1674.299316</text:p>
          </table:table-cell>
          <table:table-cell office:value-type="float" office:value="1750.433594" calcext:value-type="float">
            <text:p>1750.433594</text:p>
          </table:table-cell>
          <table:table-cell table:number-columns-repeated="13"/>
        </table:table-row>
        <table:table-row table:style-name="ro1">
          <table:table-cell office:value-type="float" office:value="1669.302612" calcext:value-type="float">
            <text:p>1669.302612</text:p>
          </table:table-cell>
          <table:table-cell office:value-type="float" office:value="1746.249023" calcext:value-type="float">
            <text:p>1746.249023</text:p>
          </table:table-cell>
          <table:table-cell office:value-type="float" office:value="1675.537476" calcext:value-type="float">
            <text:p>1675.537476</text:p>
          </table:table-cell>
          <table:table-cell office:value-type="float" office:value="1746.049683" calcext:value-type="float">
            <text:p>1746.049683</text:p>
          </table:table-cell>
          <table:table-cell table:number-columns-repeated="13"/>
        </table:table-row>
        <table:table-row table:style-name="ro1">
          <table:table-cell office:value-type="float" office:value="1666.169189" calcext:value-type="float">
            <text:p>1666.169189</text:p>
          </table:table-cell>
          <table:table-cell office:value-type="float" office:value="1743.826172" calcext:value-type="float">
            <text:p>1743.826172</text:p>
          </table:table-cell>
          <table:table-cell office:value-type="float" office:value="1673.092407" calcext:value-type="float">
            <text:p>1673.092407</text:p>
          </table:table-cell>
          <table:table-cell office:value-type="float" office:value="1742.970947" calcext:value-type="float">
            <text:p>1742.970947</text:p>
          </table:table-cell>
          <table:table-cell table:number-columns-repeated="13"/>
        </table:table-row>
        <table:table-row table:style-name="ro1">
          <table:table-cell office:value-type="float" office:value="1668.619629" calcext:value-type="float">
            <text:p>1668.619629</text:p>
          </table:table-cell>
          <table:table-cell office:value-type="float" office:value="1747.681763" calcext:value-type="float">
            <text:p>1747.681763</text:p>
          </table:table-cell>
          <table:table-cell office:value-type="float" office:value="1674.775269" calcext:value-type="float">
            <text:p>1674.775269</text:p>
          </table:table-cell>
          <table:table-cell office:value-type="float" office:value="1744.823242" calcext:value-type="float">
            <text:p>1744.823242</text:p>
          </table:table-cell>
          <table:table-cell table:number-columns-repeated="13"/>
        </table:table-row>
        <table:table-row table:style-name="ro1">
          <table:table-cell office:value-type="float" office:value="1668.105103" calcext:value-type="float">
            <text:p>1668.105103</text:p>
          </table:table-cell>
          <table:table-cell office:value-type="float" office:value="1751.753174" calcext:value-type="float">
            <text:p>1751.753174</text:p>
          </table:table-cell>
          <table:table-cell office:value-type="float" office:value="1675.466675" calcext:value-type="float">
            <text:p>1675.466675</text:p>
          </table:table-cell>
          <table:table-cell office:value-type="float" office:value="1747.066772" calcext:value-type="float">
            <text:p>1747.066772</text:p>
          </table:table-cell>
          <table:table-cell table:number-columns-repeated="13"/>
        </table:table-row>
        <table:table-row table:style-name="ro1">
          <table:table-cell office:value-type="float" office:value="1664.661255" calcext:value-type="float">
            <text:p>1664.661255</text:p>
          </table:table-cell>
          <table:table-cell office:value-type="float" office:value="1756.360352" calcext:value-type="float">
            <text:p>1756.360352</text:p>
          </table:table-cell>
          <table:table-cell office:value-type="float" office:value="1675.21228" calcext:value-type="float">
            <text:p>1675.21228</text:p>
          </table:table-cell>
          <table:table-cell office:value-type="float" office:value="1754.021484" calcext:value-type="float">
            <text:p>1754.021484</text:p>
          </table:table-cell>
          <table:table-cell table:number-columns-repeated="13"/>
        </table:table-row>
        <table:table-row table:style-name="ro1">
          <table:table-cell office:value-type="float" office:value="1669.571167" calcext:value-type="float">
            <text:p>1669.571167</text:p>
          </table:table-cell>
          <table:table-cell office:value-type="float" office:value="1748.1875" calcext:value-type="float">
            <text:p>1748.1875</text:p>
          </table:table-cell>
          <table:table-cell office:value-type="float" office:value="1675.967529" calcext:value-type="float">
            <text:p>1675.967529</text:p>
          </table:table-cell>
          <table:table-cell office:value-type="float" office:value="1744.841797" calcext:value-type="float">
            <text:p>1744.841797</text:p>
          </table:table-cell>
          <table:table-cell table:number-columns-repeated="13"/>
        </table:table-row>
        <table:table-row table:style-name="ro1">
          <table:table-cell office:value-type="float" office:value="1672.054932" calcext:value-type="float">
            <text:p>1672.054932</text:p>
          </table:table-cell>
          <table:table-cell office:value-type="float" office:value="1747.04248" calcext:value-type="float">
            <text:p>1747.04248</text:p>
          </table:table-cell>
          <table:table-cell office:value-type="float" office:value="1674.363281" calcext:value-type="float">
            <text:p>1674.363281</text:p>
          </table:table-cell>
          <table:table-cell office:value-type="float" office:value="1746.665771" calcext:value-type="float">
            <text:p>1746.665771</text:p>
          </table:table-cell>
          <table:table-cell table:number-columns-repeated="13"/>
        </table:table-row>
        <table:table-row table:style-name="ro1">
          <table:table-cell office:value-type="float" office:value="1665.76355" calcext:value-type="float">
            <text:p>1665.76355</text:p>
          </table:table-cell>
          <table:table-cell office:value-type="float" office:value="1745.981445" calcext:value-type="float">
            <text:p>1745.981445</text:p>
          </table:table-cell>
          <table:table-cell office:value-type="float" office:value="1675.521362" calcext:value-type="float">
            <text:p>1675.521362</text:p>
          </table:table-cell>
          <table:table-cell office:value-type="float" office:value="1743.265503" calcext:value-type="float">
            <text:p>1743.265503</text:p>
          </table:table-cell>
          <table:table-cell table:number-columns-repeated="13"/>
        </table:table-row>
        <table:table-row table:style-name="ro1">
          <table:table-cell office:value-type="float" office:value="1666.141968" calcext:value-type="float">
            <text:p>1666.141968</text:p>
          </table:table-cell>
          <table:table-cell office:value-type="float" office:value="1749.935059" calcext:value-type="float">
            <text:p>1749.935059</text:p>
          </table:table-cell>
          <table:table-cell office:value-type="float" office:value="1675.831787" calcext:value-type="float">
            <text:p>1675.831787</text:p>
          </table:table-cell>
          <table:table-cell office:value-type="float" office:value="1745.454102" calcext:value-type="float">
            <text:p>1745.454102</text:p>
          </table:table-cell>
          <table:table-cell table:number-columns-repeated="13"/>
        </table:table-row>
        <table:table-row table:style-name="ro1">
          <table:table-cell office:value-type="float" office:value="1670.496094" calcext:value-type="float">
            <text:p>1670.496094</text:p>
          </table:table-cell>
          <table:table-cell office:value-type="float" office:value="1745.015625" calcext:value-type="float">
            <text:p>1745.015625</text:p>
          </table:table-cell>
          <table:table-cell office:value-type="float" office:value="1676.502441" calcext:value-type="float">
            <text:p>1676.502441</text:p>
          </table:table-cell>
          <table:table-cell office:value-type="float" office:value="1741.523682" calcext:value-type="float">
            <text:p>1741.523682</text:p>
          </table:table-cell>
          <table:table-cell table:number-columns-repeated="13"/>
        </table:table-row>
        <table:table-row table:style-name="ro1">
          <table:table-cell office:value-type="float" office:value="1667.179321" calcext:value-type="float">
            <text:p>1667.179321</text:p>
          </table:table-cell>
          <table:table-cell office:value-type="float" office:value="1755.398682" calcext:value-type="float">
            <text:p>1755.398682</text:p>
          </table:table-cell>
          <table:table-cell office:value-type="float" office:value="1676.975708" calcext:value-type="float">
            <text:p>1676.975708</text:p>
          </table:table-cell>
          <table:table-cell office:value-type="float" office:value="1751.69812" calcext:value-type="float">
            <text:p>1751.69812</text:p>
          </table:table-cell>
          <table:table-cell table:number-columns-repeated="13"/>
        </table:table-row>
        <table:table-row table:style-name="ro1">
          <table:table-cell office:value-type="float" office:value="1666.014648" calcext:value-type="float">
            <text:p>1666.014648</text:p>
          </table:table-cell>
          <table:table-cell office:value-type="float" office:value="1748.977295" calcext:value-type="float">
            <text:p>1748.977295</text:p>
          </table:table-cell>
          <table:table-cell office:value-type="float" office:value="1673.619263" calcext:value-type="float">
            <text:p>1673.619263</text:p>
          </table:table-cell>
          <table:table-cell office:value-type="float" office:value="1746.610474" calcext:value-type="float">
            <text:p>1746.610474</text:p>
          </table:table-cell>
          <table:table-cell table:number-columns-repeated="13"/>
        </table:table-row>
        <table:table-row table:style-name="ro1">
          <table:table-cell office:value-type="float" office:value="1668.721069" calcext:value-type="float">
            <text:p>1668.721069</text:p>
          </table:table-cell>
          <table:table-cell office:value-type="float" office:value="1753.525513" calcext:value-type="float">
            <text:p>1753.525513</text:p>
          </table:table-cell>
          <table:table-cell office:value-type="float" office:value="1673.946289" calcext:value-type="float">
            <text:p>1673.946289</text:p>
          </table:table-cell>
          <table:table-cell office:value-type="float" office:value="1753.039429" calcext:value-type="float">
            <text:p>1753.039429</text:p>
          </table:table-cell>
          <table:table-cell table:number-columns-repeated="13"/>
        </table:table-row>
        <table:table-row table:style-name="ro1">
          <table:table-cell office:value-type="float" office:value="1668.667236" calcext:value-type="float">
            <text:p>1668.667236</text:p>
          </table:table-cell>
          <table:table-cell office:value-type="float" office:value="1750.822998" calcext:value-type="float">
            <text:p>1750.822998</text:p>
          </table:table-cell>
          <table:table-cell office:value-type="float" office:value="1676.633057" calcext:value-type="float">
            <text:p>1676.633057</text:p>
          </table:table-cell>
          <table:table-cell office:value-type="float" office:value="1749.786377" calcext:value-type="float">
            <text:p>1749.786377</text:p>
          </table:table-cell>
          <table:table-cell table:number-columns-repeated="13"/>
        </table:table-row>
        <table:table-row table:style-name="ro1">
          <table:table-cell office:value-type="float" office:value="1670.772095" calcext:value-type="float">
            <text:p>1670.772095</text:p>
          </table:table-cell>
          <table:table-cell office:value-type="float" office:value="1746.162842" calcext:value-type="float">
            <text:p>1746.162842</text:p>
          </table:table-cell>
          <table:table-cell office:value-type="float" office:value="1677.284912" calcext:value-type="float">
            <text:p>1677.284912</text:p>
          </table:table-cell>
          <table:table-cell office:value-type="float" office:value="1743.303101" calcext:value-type="float">
            <text:p>1743.303101</text:p>
          </table:table-cell>
          <table:table-cell table:number-columns-repeated="13"/>
        </table:table-row>
        <table:table-row table:style-name="ro1">
          <table:table-cell office:value-type="float" office:value="1668.400024" calcext:value-type="float">
            <text:p>1668.400024</text:p>
          </table:table-cell>
          <table:table-cell office:value-type="float" office:value="1754.532471" calcext:value-type="float">
            <text:p>1754.532471</text:p>
          </table:table-cell>
          <table:table-cell office:value-type="float" office:value="1678.600098" calcext:value-type="float">
            <text:p>1678.600098</text:p>
          </table:table-cell>
          <table:table-cell office:value-type="float" office:value="1751.011353" calcext:value-type="float">
            <text:p>1751.011353</text:p>
          </table:table-cell>
          <table:table-cell table:number-columns-repeated="13"/>
        </table:table-row>
        <table:table-row table:style-name="ro1">
          <table:table-cell office:value-type="float" office:value="1672.014038" calcext:value-type="float">
            <text:p>1672.014038</text:p>
          </table:table-cell>
          <table:table-cell office:value-type="float" office:value="1746.622192" calcext:value-type="float">
            <text:p>1746.622192</text:p>
          </table:table-cell>
          <table:table-cell office:value-type="float" office:value="1681.348755" calcext:value-type="float">
            <text:p>1681.348755</text:p>
          </table:table-cell>
          <table:table-cell office:value-type="float" office:value="1743.987305" calcext:value-type="float">
            <text:p>1743.987305</text:p>
          </table:table-cell>
          <table:table-cell table:number-columns-repeated="13"/>
        </table:table-row>
        <table:table-row table:style-name="ro1">
          <table:table-cell office:value-type="float" office:value="1670.412354" calcext:value-type="float">
            <text:p>1670.412354</text:p>
          </table:table-cell>
          <table:table-cell office:value-type="float" office:value="1760.040283" calcext:value-type="float">
            <text:p>1760.040283</text:p>
          </table:table-cell>
          <table:table-cell office:value-type="float" office:value="1678.120361" calcext:value-type="float">
            <text:p>1678.120361</text:p>
          </table:table-cell>
          <table:table-cell office:value-type="float" office:value="1758.109009" calcext:value-type="float">
            <text:p>1758.109009</text:p>
          </table:table-cell>
          <table:table-cell table:number-columns-repeated="13"/>
        </table:table-row>
        <table:table-row table:style-name="ro1">
          <table:table-cell office:value-type="float" office:value="1672.339966" calcext:value-type="float">
            <text:p>1672.339966</text:p>
          </table:table-cell>
          <table:table-cell office:value-type="float" office:value="1749.686768" calcext:value-type="float">
            <text:p>1749.686768</text:p>
          </table:table-cell>
          <table:table-cell office:value-type="float" office:value="1675.785278" calcext:value-type="float">
            <text:p>1675.785278</text:p>
          </table:table-cell>
          <table:table-cell office:value-type="float" office:value="1748.952515" calcext:value-type="float">
            <text:p>1748.952515</text:p>
          </table:table-cell>
          <table:table-cell table:number-columns-repeated="13"/>
        </table:table-row>
        <table:table-row table:style-name="ro1">
          <table:table-cell office:value-type="float" office:value="1672.713745" calcext:value-type="float">
            <text:p>1672.713745</text:p>
          </table:table-cell>
          <table:table-cell office:value-type="float" office:value="1748.292236" calcext:value-type="float">
            <text:p>1748.292236</text:p>
          </table:table-cell>
          <table:table-cell office:value-type="float" office:value="1684.215698" calcext:value-type="float">
            <text:p>1684.215698</text:p>
          </table:table-cell>
          <table:table-cell office:value-type="float" office:value="1745.081177" calcext:value-type="float">
            <text:p>1745.081177</text:p>
          </table:table-cell>
          <table:table-cell table:number-columns-repeated="13"/>
        </table:table-row>
        <table:table-row table:style-name="ro1">
          <table:table-cell office:value-type="float" office:value="1671.44751" calcext:value-type="float">
            <text:p>1671.44751</text:p>
          </table:table-cell>
          <table:table-cell office:value-type="float" office:value="1751.72998" calcext:value-type="float">
            <text:p>1751.72998</text:p>
          </table:table-cell>
          <table:table-cell office:value-type="float" office:value="1679.276001" calcext:value-type="float">
            <text:p>1679.276001</text:p>
          </table:table-cell>
          <table:table-cell office:value-type="float" office:value="1746.854248" calcext:value-type="float">
            <text:p>1746.854248</text:p>
          </table:table-cell>
          <table:table-cell table:number-columns-repeated="13"/>
        </table:table-row>
        <table:table-row table:style-name="ro1">
          <table:table-cell office:value-type="float" office:value="1669.070312" calcext:value-type="float">
            <text:p>1669.070312</text:p>
          </table:table-cell>
          <table:table-cell office:value-type="float" office:value="1758.127197" calcext:value-type="float">
            <text:p>1758.127197</text:p>
          </table:table-cell>
          <table:table-cell office:value-type="float" office:value="1678.360962" calcext:value-type="float">
            <text:p>1678.360962</text:p>
          </table:table-cell>
          <table:table-cell office:value-type="float" office:value="1756.198975" calcext:value-type="float">
            <text:p>1756.198975</text:p>
          </table:table-cell>
          <table:table-cell table:number-columns-repeated="13"/>
        </table:table-row>
        <table:table-row table:style-name="ro1">
          <table:table-cell office:value-type="float" office:value="1671.731934" calcext:value-type="float">
            <text:p>1671.731934</text:p>
          </table:table-cell>
          <table:table-cell office:value-type="float" office:value="1752.816895" calcext:value-type="float">
            <text:p>1752.816895</text:p>
          </table:table-cell>
          <table:table-cell office:value-type="float" office:value="1679.821533" calcext:value-type="float">
            <text:p>1679.821533</text:p>
          </table:table-cell>
          <table:table-cell office:value-type="float" office:value="1752.008667" calcext:value-type="float">
            <text:p>1752.008667</text:p>
          </table:table-cell>
          <table:table-cell table:number-columns-repeated="13"/>
        </table:table-row>
        <table:table-row table:style-name="ro1">
          <table:table-cell office:value-type="float" office:value="1671.228638" calcext:value-type="float">
            <text:p>1671.228638</text:p>
          </table:table-cell>
          <table:table-cell office:value-type="float" office:value="1749.766113" calcext:value-type="float">
            <text:p>1749.766113</text:p>
          </table:table-cell>
          <table:table-cell office:value-type="float" office:value="1682.370361" calcext:value-type="float">
            <text:p>1682.370361</text:p>
          </table:table-cell>
          <table:table-cell office:value-type="float" office:value="1744.857666" calcext:value-type="float">
            <text:p>1744.857666</text:p>
          </table:table-cell>
          <table:table-cell table:number-columns-repeated="13"/>
        </table:table-row>
        <table:table-row table:style-name="ro1">
          <table:table-cell office:value-type="float" office:value="1672.691772" calcext:value-type="float">
            <text:p>1672.691772</text:p>
          </table:table-cell>
          <table:table-cell office:value-type="float" office:value="1749.663696" calcext:value-type="float">
            <text:p>1749.663696</text:p>
          </table:table-cell>
          <table:table-cell office:value-type="float" office:value="1676.436523" calcext:value-type="float">
            <text:p>1676.436523</text:p>
          </table:table-cell>
          <table:table-cell office:value-type="float" office:value="1751.448486" calcext:value-type="float">
            <text:p>1751.448486</text:p>
          </table:table-cell>
          <table:table-cell table:number-columns-repeated="13"/>
        </table:table-row>
        <table:table-row table:style-name="ro1">
          <table:table-cell office:value-type="float" office:value="1670.890015" calcext:value-type="float">
            <text:p>1670.890015</text:p>
          </table:table-cell>
          <table:table-cell office:value-type="float" office:value="1746.352783" calcext:value-type="float">
            <text:p>1746.352783</text:p>
          </table:table-cell>
          <table:table-cell office:value-type="float" office:value="1681.05896" calcext:value-type="float">
            <text:p>1681.05896</text:p>
          </table:table-cell>
          <table:table-cell office:value-type="float" office:value="1742.788574" calcext:value-type="float">
            <text:p>1742.788574</text:p>
          </table:table-cell>
          <table:table-cell table:number-columns-repeated="13"/>
        </table:table-row>
        <table:table-row table:style-name="ro1">
          <table:table-cell office:value-type="float" office:value="1667.661743" calcext:value-type="float">
            <text:p>1667.661743</text:p>
          </table:table-cell>
          <table:table-cell office:value-type="float" office:value="1759.479248" calcext:value-type="float">
            <text:p>1759.479248</text:p>
          </table:table-cell>
          <table:table-cell office:value-type="float" office:value="1676.193359" calcext:value-type="float">
            <text:p>1676.193359</text:p>
          </table:table-cell>
          <table:table-cell office:value-type="float" office:value="1755.70105" calcext:value-type="float">
            <text:p>1755.70105</text:p>
          </table:table-cell>
          <table:table-cell table:number-columns-repeated="13"/>
        </table:table-row>
        <table:table-row table:style-name="ro1">
          <table:table-cell office:value-type="float" office:value="1668.345825" calcext:value-type="float">
            <text:p>1668.345825</text:p>
          </table:table-cell>
          <table:table-cell office:value-type="float" office:value="1754.045898" calcext:value-type="float">
            <text:p>1754.045898</text:p>
          </table:table-cell>
          <table:table-cell office:value-type="float" office:value="1676.691284" calcext:value-type="float">
            <text:p>1676.691284</text:p>
          </table:table-cell>
          <table:table-cell office:value-type="float" office:value="1748.95459" calcext:value-type="float">
            <text:p>1748.95459</text:p>
          </table:table-cell>
          <table:table-cell table:number-columns-repeated="13"/>
        </table:table-row>
        <table:table-row table:style-name="ro1">
          <table:table-cell office:value-type="float" office:value="1669.232666" calcext:value-type="float">
            <text:p>1669.232666</text:p>
          </table:table-cell>
          <table:table-cell office:value-type="float" office:value="1756.041382" calcext:value-type="float">
            <text:p>1756.041382</text:p>
          </table:table-cell>
          <table:table-cell office:value-type="float" office:value="1675.999634" calcext:value-type="float">
            <text:p>1675.999634</text:p>
          </table:table-cell>
          <table:table-cell office:value-type="float" office:value="1753.515625" calcext:value-type="float">
            <text:p>1753.515625</text:p>
          </table:table-cell>
          <table:table-cell table:number-columns-repeated="13"/>
        </table:table-row>
        <table:table-row table:style-name="ro1">
          <table:table-cell office:value-type="float" office:value="1669.841187" calcext:value-type="float">
            <text:p>1669.841187</text:p>
          </table:table-cell>
          <table:table-cell office:value-type="float" office:value="1749.853882" calcext:value-type="float">
            <text:p>1749.853882</text:p>
          </table:table-cell>
          <table:table-cell office:value-type="float" office:value="1679.124512" calcext:value-type="float">
            <text:p>1679.124512</text:p>
          </table:table-cell>
          <table:table-cell office:value-type="float" office:value="1746.030273" calcext:value-type="float">
            <text:p>1746.030273</text:p>
          </table:table-cell>
          <table:table-cell table:number-columns-repeated="13"/>
        </table:table-row>
        <table:table-row table:style-name="ro1">
          <table:table-cell office:value-type="float" office:value="1672.896362" calcext:value-type="float">
            <text:p>1672.896362</text:p>
          </table:table-cell>
          <table:table-cell office:value-type="float" office:value="1751.67749" calcext:value-type="float">
            <text:p>1751.67749</text:p>
          </table:table-cell>
          <table:table-cell office:value-type="float" office:value="1681.384033" calcext:value-type="float">
            <text:p>1681.384033</text:p>
          </table:table-cell>
          <table:table-cell office:value-type="float" office:value="1747.46814" calcext:value-type="float">
            <text:p>1747.46814</text:p>
          </table:table-cell>
          <table:table-cell table:number-columns-repeated="13"/>
        </table:table-row>
        <table:table-row table:style-name="ro1">
          <table:table-cell office:value-type="float" office:value="1667.100464" calcext:value-type="float">
            <text:p>1667.100464</text:p>
          </table:table-cell>
          <table:table-cell office:value-type="float" office:value="1759.181641" calcext:value-type="float">
            <text:p>1759.181641</text:p>
          </table:table-cell>
          <table:table-cell office:value-type="float" office:value="1673.244263" calcext:value-type="float">
            <text:p>1673.244263</text:p>
          </table:table-cell>
          <table:table-cell office:value-type="float" office:value="1755.997681" calcext:value-type="float">
            <text:p>1755.997681</text:p>
          </table:table-cell>
          <table:table-cell table:number-columns-repeated="13"/>
        </table:table-row>
        <table:table-row table:style-name="ro1">
          <table:table-cell office:value-type="float" office:value="1671.605591" calcext:value-type="float">
            <text:p>1671.605591</text:p>
          </table:table-cell>
          <table:table-cell office:value-type="float" office:value="1751.943604" calcext:value-type="float">
            <text:p>1751.943604</text:p>
          </table:table-cell>
          <table:table-cell office:value-type="float" office:value="1678.490479" calcext:value-type="float">
            <text:p>1678.490479</text:p>
          </table:table-cell>
          <table:table-cell office:value-type="float" office:value="1749.530396" calcext:value-type="float">
            <text:p>1749.530396</text:p>
          </table:table-cell>
          <table:table-cell table:number-columns-repeated="13"/>
        </table:table-row>
        <table:table-row table:style-name="ro1">
          <table:table-cell office:value-type="float" office:value="1668.807617" calcext:value-type="float">
            <text:p>1668.807617</text:p>
          </table:table-cell>
          <table:table-cell office:value-type="float" office:value="1754.1698" calcext:value-type="float">
            <text:p>1754.1698</text:p>
          </table:table-cell>
          <table:table-cell office:value-type="float" office:value="1675.107422" calcext:value-type="float">
            <text:p>1675.107422</text:p>
          </table:table-cell>
          <table:table-cell office:value-type="float" office:value="1752.161621" calcext:value-type="float">
            <text:p>1752.161621</text:p>
          </table:table-cell>
          <table:table-cell table:number-columns-repeated="13"/>
        </table:table-row>
        <table:table-row table:style-name="ro1">
          <table:table-cell office:value-type="float" office:value="1671.193237" calcext:value-type="float">
            <text:p>1671.193237</text:p>
          </table:table-cell>
          <table:table-cell office:value-type="float" office:value="1748.46167" calcext:value-type="float">
            <text:p>1748.46167</text:p>
          </table:table-cell>
          <table:table-cell office:value-type="float" office:value="1677.203125" calcext:value-type="float">
            <text:p>1677.203125</text:p>
          </table:table-cell>
          <table:table-cell office:value-type="float" office:value="1745.082275" calcext:value-type="float">
            <text:p>1745.082275</text:p>
          </table:table-cell>
          <table:table-cell table:number-columns-repeated="13"/>
        </table:table-row>
        <table:table-row table:style-name="ro1">
          <table:table-cell office:value-type="float" office:value="1665.804688" calcext:value-type="float">
            <text:p>1665.804688</text:p>
          </table:table-cell>
          <table:table-cell office:value-type="float" office:value="1744.881226" calcext:value-type="float">
            <text:p>1744.881226</text:p>
          </table:table-cell>
          <table:table-cell office:value-type="float" office:value="1674.913208" calcext:value-type="float">
            <text:p>1674.913208</text:p>
          </table:table-cell>
          <table:table-cell office:value-type="float" office:value="1744.065063" calcext:value-type="float">
            <text:p>1744.065063</text:p>
          </table:table-cell>
          <table:table-cell table:number-columns-repeated="13"/>
        </table:table-row>
        <table:table-row table:style-name="ro1">
          <table:table-cell office:value-type="float" office:value="1668.941895" calcext:value-type="float">
            <text:p>1668.941895</text:p>
          </table:table-cell>
          <table:table-cell office:value-type="float" office:value="1754.026367" calcext:value-type="float">
            <text:p>1754.026367</text:p>
          </table:table-cell>
          <table:table-cell office:value-type="float" office:value="1676.273926" calcext:value-type="float">
            <text:p>1676.273926</text:p>
          </table:table-cell>
          <table:table-cell office:value-type="float" office:value="1749.686035" calcext:value-type="float">
            <text:p>1749.686035</text:p>
          </table:table-cell>
          <table:table-cell table:number-columns-repeated="13"/>
        </table:table-row>
        <table:table-row table:style-name="ro1">
          <table:table-cell office:value-type="float" office:value="1671.650269" calcext:value-type="float">
            <text:p>1671.650269</text:p>
          </table:table-cell>
          <table:table-cell office:value-type="float" office:value="1745.946167" calcext:value-type="float">
            <text:p>1745.946167</text:p>
          </table:table-cell>
          <table:table-cell office:value-type="float" office:value="1681.062988" calcext:value-type="float">
            <text:p>1681.062988</text:p>
          </table:table-cell>
          <table:table-cell office:value-type="float" office:value="1742.0625" calcext:value-type="float">
            <text:p>1742.0625</text:p>
          </table:table-cell>
          <table:table-cell table:number-columns-repeated="13"/>
        </table:table-row>
        <table:table-row table:style-name="ro1">
          <table:table-cell office:value-type="float" office:value="1665.698975" calcext:value-type="float">
            <text:p>1665.698975</text:p>
          </table:table-cell>
          <table:table-cell office:value-type="float" office:value="1756.61792" calcext:value-type="float">
            <text:p>1756.61792</text:p>
          </table:table-cell>
          <table:table-cell office:value-type="float" office:value="1673.362549" calcext:value-type="float">
            <text:p>1673.362549</text:p>
          </table:table-cell>
          <table:table-cell office:value-type="float" office:value="1754.825562" calcext:value-type="float">
            <text:p>1754.825562</text:p>
          </table:table-cell>
          <table:table-cell table:number-columns-repeated="13"/>
        </table:table-row>
        <table:table-row table:style-name="ro1">
          <table:table-cell office:value-type="float" office:value="1666.165161" calcext:value-type="float">
            <text:p>1666.165161</text:p>
          </table:table-cell>
          <table:table-cell office:value-type="float" office:value="1750.685059" calcext:value-type="float">
            <text:p>1750.685059</text:p>
          </table:table-cell>
          <table:table-cell office:value-type="float" office:value="1675.862915" calcext:value-type="float">
            <text:p>1675.862915</text:p>
          </table:table-cell>
          <table:table-cell office:value-type="float" office:value="1748.49646" calcext:value-type="float">
            <text:p>1748.49646</text:p>
          </table:table-cell>
          <table:table-cell table:number-columns-repeated="13"/>
        </table:table-row>
        <table:table-row table:style-name="ro1">
          <table:table-cell office:value-type="float" office:value="1672.62854" calcext:value-type="float">
            <text:p>1672.62854</text:p>
          </table:table-cell>
          <table:table-cell office:value-type="float" office:value="1745.907715" calcext:value-type="float">
            <text:p>1745.907715</text:p>
          </table:table-cell>
          <table:table-cell office:value-type="float" office:value="1680.508057" calcext:value-type="float">
            <text:p>1680.508057</text:p>
          </table:table-cell>
          <table:table-cell office:value-type="float" office:value="1740.675415" calcext:value-type="float">
            <text:p>1740.675415</text:p>
          </table:table-cell>
          <table:table-cell table:number-columns-repeated="13"/>
        </table:table-row>
        <table:table-row table:style-name="ro1">
          <table:table-cell office:value-type="float" office:value="1672.387817" calcext:value-type="float">
            <text:p>1672.387817</text:p>
          </table:table-cell>
          <table:table-cell office:value-type="float" office:value="1748.749634" calcext:value-type="float">
            <text:p>1748.749634</text:p>
          </table:table-cell>
          <table:table-cell office:value-type="float" office:value="1679.908447" calcext:value-type="float">
            <text:p>1679.908447</text:p>
          </table:table-cell>
          <table:table-cell office:value-type="float" office:value="1745.845215" calcext:value-type="float">
            <text:p>1745.845215</text:p>
          </table:table-cell>
          <table:table-cell table:number-columns-repeated="13"/>
        </table:table-row>
        <table:table-row table:style-name="ro1">
          <table:table-cell office:value-type="float" office:value="1669.422363" calcext:value-type="float">
            <text:p>1669.422363</text:p>
          </table:table-cell>
          <table:table-cell office:value-type="float" office:value="1756.067383" calcext:value-type="float">
            <text:p>1756.067383</text:p>
          </table:table-cell>
          <table:table-cell office:value-type="float" office:value="1680.19458" calcext:value-type="float">
            <text:p>1680.19458</text:p>
          </table:table-cell>
          <table:table-cell office:value-type="float" office:value="1752.375732" calcext:value-type="float">
            <text:p>1752.375732</text:p>
          </table:table-cell>
          <table:table-cell table:number-columns-repeated="13"/>
        </table:table-row>
        <table:table-row table:style-name="ro1">
          <table:table-cell office:value-type="float" office:value="1671.722412" calcext:value-type="float">
            <text:p>1671.722412</text:p>
          </table:table-cell>
          <table:table-cell office:value-type="float" office:value="1747.025024" calcext:value-type="float">
            <text:p>1747.025024</text:p>
          </table:table-cell>
          <table:table-cell office:value-type="float" office:value="1680.19519" calcext:value-type="float">
            <text:p>1680.19519</text:p>
          </table:table-cell>
          <table:table-cell office:value-type="float" office:value="1744.558472" calcext:value-type="float">
            <text:p>1744.558472</text:p>
          </table:table-cell>
          <table:table-cell table:number-columns-repeated="13"/>
        </table:table-row>
        <table:table-row table:style-name="ro1">
          <table:table-cell office:value-type="float" office:value="1676.939453" calcext:value-type="float">
            <text:p>1676.939453</text:p>
          </table:table-cell>
          <table:table-cell office:value-type="float" office:value="1747.865479" calcext:value-type="float">
            <text:p>1747.865479</text:p>
          </table:table-cell>
          <table:table-cell office:value-type="float" office:value="1680.612793" calcext:value-type="float">
            <text:p>1680.612793</text:p>
          </table:table-cell>
          <table:table-cell office:value-type="float" office:value="1742.683594" calcext:value-type="float">
            <text:p>1742.683594</text:p>
          </table:table-cell>
          <table:table-cell table:number-columns-repeated="13"/>
        </table:table-row>
        <table:table-row table:style-name="ro1">
          <table:table-cell office:value-type="float" office:value="1671.520508" calcext:value-type="float">
            <text:p>1671.520508</text:p>
          </table:table-cell>
          <table:table-cell office:value-type="float" office:value="1756.910522" calcext:value-type="float">
            <text:p>1756.910522</text:p>
          </table:table-cell>
          <table:table-cell office:value-type="float" office:value="1679.399658" calcext:value-type="float">
            <text:p>1679.399658</text:p>
          </table:table-cell>
          <table:table-cell office:value-type="float" office:value="1757.105591" calcext:value-type="float">
            <text:p>1757.105591</text:p>
          </table:table-cell>
          <table:table-cell table:number-columns-repeated="13"/>
        </table:table-row>
        <table:table-row table:style-name="ro1">
          <table:table-cell office:value-type="float" office:value="1671.298218" calcext:value-type="float">
            <text:p>1671.298218</text:p>
          </table:table-cell>
          <table:table-cell office:value-type="float" office:value="1756.786499" calcext:value-type="float">
            <text:p>1756.786499</text:p>
          </table:table-cell>
          <table:table-cell office:value-type="float" office:value="1679.681274" calcext:value-type="float">
            <text:p>1679.681274</text:p>
          </table:table-cell>
          <table:table-cell office:value-type="float" office:value="1755.33667" calcext:value-type="float">
            <text:p>1755.33667</text:p>
          </table:table-cell>
          <table:table-cell table:number-columns-repeated="13"/>
        </table:table-row>
        <table:table-row table:style-name="ro1">
          <table:table-cell office:value-type="float" office:value="1673.015259" calcext:value-type="float">
            <text:p>1673.015259</text:p>
          </table:table-cell>
          <table:table-cell office:value-type="float" office:value="1748.931763" calcext:value-type="float">
            <text:p>1748.931763</text:p>
          </table:table-cell>
          <table:table-cell office:value-type="float" office:value="1683.960449" calcext:value-type="float">
            <text:p>1683.960449</text:p>
          </table:table-cell>
          <table:table-cell office:value-type="float" office:value="1744.968994" calcext:value-type="float">
            <text:p>1744.968994</text:p>
          </table:table-cell>
          <table:table-cell table:number-columns-repeated="13"/>
        </table:table-row>
        <table:table-row table:style-name="ro1">
          <table:table-cell office:value-type="float" office:value="1673.45813" calcext:value-type="float">
            <text:p>1673.45813</text:p>
          </table:table-cell>
          <table:table-cell office:value-type="float" office:value="1749.867676" calcext:value-type="float">
            <text:p>1749.867676</text:p>
          </table:table-cell>
          <table:table-cell office:value-type="float" office:value="1679.633545" calcext:value-type="float">
            <text:p>1679.633545</text:p>
          </table:table-cell>
          <table:table-cell office:value-type="float" office:value="1748.196533" calcext:value-type="float">
            <text:p>1748.196533</text:p>
          </table:table-cell>
          <table:table-cell table:number-columns-repeated="13"/>
        </table:table-row>
        <table:table-row table:style-name="ro1">
          <table:table-cell office:value-type="float" office:value="1669.632446" calcext:value-type="float">
            <text:p>1669.632446</text:p>
          </table:table-cell>
          <table:table-cell office:value-type="float" office:value="1757.613281" calcext:value-type="float">
            <text:p>1757.613281</text:p>
          </table:table-cell>
          <table:table-cell office:value-type="float" office:value="1677.758301" calcext:value-type="float">
            <text:p>1677.758301</text:p>
          </table:table-cell>
          <table:table-cell office:value-type="float" office:value="1751.968872" calcext:value-type="float">
            <text:p>1751.968872</text:p>
          </table:table-cell>
          <table:table-cell table:number-columns-repeated="13"/>
        </table:table-row>
        <table:table-row table:style-name="ro1">
          <table:table-cell office:value-type="float" office:value="1667.935303" calcext:value-type="float">
            <text:p>1667.935303</text:p>
          </table:table-cell>
          <table:table-cell office:value-type="float" office:value="1759.745972" calcext:value-type="float">
            <text:p>1759.745972</text:p>
          </table:table-cell>
          <table:table-cell office:value-type="float" office:value="1674.375977" calcext:value-type="float">
            <text:p>1674.375977</text:p>
          </table:table-cell>
          <table:table-cell office:value-type="float" office:value="1755.914307" calcext:value-type="float">
            <text:p>1755.914307</text:p>
          </table:table-cell>
          <table:table-cell table:number-columns-repeated="13"/>
        </table:table-row>
        <table:table-row table:style-name="ro1">
          <table:table-cell office:value-type="float" office:value="1666.547363" calcext:value-type="float">
            <text:p>1666.547363</text:p>
          </table:table-cell>
          <table:table-cell office:value-type="float" office:value="1759.246948" calcext:value-type="float">
            <text:p>1759.246948</text:p>
          </table:table-cell>
          <table:table-cell office:value-type="float" office:value="1674.084717" calcext:value-type="float">
            <text:p>1674.084717</text:p>
          </table:table-cell>
          <table:table-cell office:value-type="float" office:value="1756.112915" calcext:value-type="float">
            <text:p>1756.112915</text:p>
          </table:table-cell>
          <table:table-cell table:number-columns-repeated="13"/>
        </table:table-row>
        <table:table-row table:style-name="ro1">
          <table:table-cell office:value-type="float" office:value="1672.284912" calcext:value-type="float">
            <text:p>1672.284912</text:p>
          </table:table-cell>
          <table:table-cell office:value-type="float" office:value="1743.379883" calcext:value-type="float">
            <text:p>1743.379883</text:p>
          </table:table-cell>
          <table:table-cell office:value-type="float" office:value="1682.689575" calcext:value-type="float">
            <text:p>1682.689575</text:p>
          </table:table-cell>
          <table:table-cell office:value-type="float" office:value="1739.18457" calcext:value-type="float">
            <text:p>1739.18457</text:p>
          </table:table-cell>
          <table:table-cell table:number-columns-repeated="13"/>
        </table:table-row>
        <table:table-row table:style-name="ro1">
          <table:table-cell office:value-type="float" office:value="1668.941772" calcext:value-type="float">
            <text:p>1668.941772</text:p>
          </table:table-cell>
          <table:table-cell office:value-type="float" office:value="1759.023682" calcext:value-type="float">
            <text:p>1759.023682</text:p>
          </table:table-cell>
          <table:table-cell office:value-type="float" office:value="1676.119019" calcext:value-type="float">
            <text:p>1676.119019</text:p>
          </table:table-cell>
          <table:table-cell office:value-type="float" office:value="1756.009644" calcext:value-type="float">
            <text:p>1756.009644</text:p>
          </table:table-cell>
          <table:table-cell table:number-columns-repeated="13"/>
        </table:table-row>
        <table:table-row table:style-name="ro1">
          <table:table-cell office:value-type="float" office:value="1670.050903" calcext:value-type="float">
            <text:p>1670.050903</text:p>
          </table:table-cell>
          <table:table-cell office:value-type="float" office:value="1746.010132" calcext:value-type="float">
            <text:p>1746.010132</text:p>
          </table:table-cell>
          <table:table-cell office:value-type="float" office:value="1679.616211" calcext:value-type="float">
            <text:p>1679.616211</text:p>
          </table:table-cell>
          <table:table-cell office:value-type="float" office:value="1740.560303" calcext:value-type="float">
            <text:p>1740.560303</text:p>
          </table:table-cell>
          <table:table-cell table:number-columns-repeated="13"/>
        </table:table-row>
        <table:table-row table:style-name="ro1">
          <table:table-cell office:value-type="float" office:value="1667.579956" calcext:value-type="float">
            <text:p>1667.579956</text:p>
          </table:table-cell>
          <table:table-cell office:value-type="float" office:value="1728.817993" calcext:value-type="float">
            <text:p>1728.817993</text:p>
          </table:table-cell>
          <table:table-cell office:value-type="float" office:value="1665.463379" calcext:value-type="float">
            <text:p>1665.463379</text:p>
          </table:table-cell>
          <table:table-cell office:value-type="float" office:value="1731.71936" calcext:value-type="float">
            <text:p>1731.71936</text:p>
          </table:table-cell>
          <table:table-cell table:number-columns-repeated="13"/>
        </table:table-row>
        <table:table-row table:style-name="ro1">
          <table:table-cell office:value-type="float" office:value="1633.337036" calcext:value-type="float">
            <text:p>1633.337036</text:p>
          </table:table-cell>
          <table:table-cell office:value-type="float" office:value="1731.242188" calcext:value-type="float">
            <text:p>1731.242188</text:p>
          </table:table-cell>
          <table:table-cell office:value-type="float" office:value="1639.850952" calcext:value-type="float">
            <text:p>1639.850952</text:p>
          </table:table-cell>
          <table:table-cell office:value-type="float" office:value="1734.100342" calcext:value-type="float">
            <text:p>1734.100342</text:p>
          </table:table-cell>
          <table:table-cell table:number-columns-repeated="13"/>
        </table:table-row>
        <table:table-row table:style-name="ro1">
          <table:table-cell office:value-type="float" office:value="1630.406738" calcext:value-type="float">
            <text:p>1630.406738</text:p>
          </table:table-cell>
          <table:table-cell office:value-type="float" office:value="1709.508545" calcext:value-type="float">
            <text:p>1709.508545</text:p>
          </table:table-cell>
          <table:table-cell office:value-type="float" office:value="1639.823975" calcext:value-type="float">
            <text:p>1639.823975</text:p>
          </table:table-cell>
          <table:table-cell office:value-type="float" office:value="1707.297729" calcext:value-type="float">
            <text:p>1707.297729</text:p>
          </table:table-cell>
          <table:table-cell table:number-columns-repeated="13"/>
        </table:table-row>
        <table:table-row table:style-name="ro1">
          <table:table-cell office:value-type="float" office:value="1623.883423" calcext:value-type="float">
            <text:p>1623.883423</text:p>
          </table:table-cell>
          <table:table-cell office:value-type="float" office:value="1701.193604" calcext:value-type="float">
            <text:p>1701.193604</text:p>
          </table:table-cell>
          <table:table-cell office:value-type="float" office:value="1632.932861" calcext:value-type="float">
            <text:p>1632.932861</text:p>
          </table:table-cell>
          <table:table-cell office:value-type="float" office:value="1693.225464" calcext:value-type="float">
            <text:p>1693.225464</text:p>
          </table:table-cell>
          <table:table-cell table:number-columns-repeated="13"/>
        </table:table-row>
        <table:table-row table:style-name="ro1">
          <table:table-cell office:value-type="float" office:value="1620.390625" calcext:value-type="float">
            <text:p>1620.390625</text:p>
          </table:table-cell>
          <table:table-cell office:value-type="float" office:value="1694.420898" calcext:value-type="float">
            <text:p>1694.420898</text:p>
          </table:table-cell>
          <table:table-cell office:value-type="float" office:value="1618.032593" calcext:value-type="float">
            <text:p>1618.032593</text:p>
          </table:table-cell>
          <table:table-cell office:value-type="float" office:value="1688.398682" calcext:value-type="float">
            <text:p>1688.398682</text:p>
          </table:table-cell>
          <table:table-cell table:number-columns-repeated="13"/>
        </table:table-row>
        <table:table-row table:style-name="ro1">
          <table:table-cell office:value-type="float" office:value="1613.587646" calcext:value-type="float">
            <text:p>1613.587646</text:p>
          </table:table-cell>
          <table:table-cell office:value-type="float" office:value="1674.198364" calcext:value-type="float">
            <text:p>1674.198364</text:p>
          </table:table-cell>
          <table:table-cell office:value-type="float" office:value="1619.091309" calcext:value-type="float">
            <text:p>1619.091309</text:p>
          </table:table-cell>
          <table:table-cell office:value-type="float" office:value="1678.557495" calcext:value-type="float">
            <text:p>1678.557495</text:p>
          </table:table-cell>
          <table:table-cell table:number-columns-repeated="13"/>
        </table:table-row>
        <table:table-row table:style-name="ro1">
          <table:table-cell office:value-type="float" office:value="1606.925903" calcext:value-type="float">
            <text:p>1606.925903</text:p>
          </table:table-cell>
          <table:table-cell office:value-type="float" office:value="1671.942871" calcext:value-type="float">
            <text:p>1671.942871</text:p>
          </table:table-cell>
          <table:table-cell office:value-type="float" office:value="1612.697632" calcext:value-type="float">
            <text:p>1612.697632</text:p>
          </table:table-cell>
          <table:table-cell office:value-type="float" office:value="1669.071289" calcext:value-type="float">
            <text:p>1669.071289</text:p>
          </table:table-cell>
          <table:table-cell table:number-columns-repeated="13"/>
        </table:table-row>
        <table:table-row table:style-name="ro1">
          <table:table-cell office:value-type="float" office:value="1599.54248" calcext:value-type="float">
            <text:p>1599.54248</text:p>
          </table:table-cell>
          <table:table-cell office:value-type="float" office:value="1663.054077" calcext:value-type="float">
            <text:p>1663.054077</text:p>
          </table:table-cell>
          <table:table-cell office:value-type="float" office:value="1604.875366" calcext:value-type="float">
            <text:p>1604.875366</text:p>
          </table:table-cell>
          <table:table-cell office:value-type="float" office:value="1662.671387" calcext:value-type="float">
            <text:p>1662.671387</text:p>
          </table:table-cell>
          <table:table-cell table:number-columns-repeated="13"/>
        </table:table-row>
        <table:table-row table:style-name="ro1">
          <table:table-cell office:value-type="float" office:value="1599.276123" calcext:value-type="float">
            <text:p>1599.276123</text:p>
          </table:table-cell>
          <table:table-cell office:value-type="float" office:value="1655.870972" calcext:value-type="float">
            <text:p>1655.870972</text:p>
          </table:table-cell>
          <table:table-cell office:value-type="float" office:value="1603.431274" calcext:value-type="float">
            <text:p>1603.431274</text:p>
          </table:table-cell>
          <table:table-cell office:value-type="float" office:value="1652.950562" calcext:value-type="float">
            <text:p>1652.950562</text:p>
          </table:table-cell>
          <table:table-cell table:number-columns-repeated="13"/>
        </table:table-row>
        <table:table-row table:style-name="ro1">
          <table:table-cell office:value-type="float" office:value="1596.079956" calcext:value-type="float">
            <text:p>1596.079956</text:p>
          </table:table-cell>
          <table:table-cell office:value-type="float" office:value="1645.663086" calcext:value-type="float">
            <text:p>1645.663086</text:p>
          </table:table-cell>
          <table:table-cell office:value-type="float" office:value="1597.970825" calcext:value-type="float">
            <text:p>1597.970825</text:p>
          </table:table-cell>
          <table:table-cell office:value-type="float" office:value="1648.262207" calcext:value-type="float">
            <text:p>1648.262207</text:p>
          </table:table-cell>
          <table:table-cell table:number-columns-repeated="13"/>
        </table:table-row>
        <table:table-row table:style-name="ro1">
          <table:table-cell office:value-type="float" office:value="1592.134521" calcext:value-type="float">
            <text:p>1592.134521</text:p>
          </table:table-cell>
          <table:table-cell office:value-type="float" office:value="1640.057983" calcext:value-type="float">
            <text:p>1640.057983</text:p>
          </table:table-cell>
          <table:table-cell office:value-type="float" office:value="1594.156372" calcext:value-type="float">
            <text:p>1594.156372</text:p>
          </table:table-cell>
          <table:table-cell office:value-type="float" office:value="1642.566895" calcext:value-type="float">
            <text:p>1642.566895</text:p>
          </table:table-cell>
          <table:table-cell table:number-columns-repeated="13"/>
        </table:table-row>
        <table:table-row table:style-name="ro1">
          <table:table-cell office:value-type="float" office:value="1585.862671" calcext:value-type="float">
            <text:p>1585.862671</text:p>
          </table:table-cell>
          <table:table-cell office:value-type="float" office:value="1636.971802" calcext:value-type="float">
            <text:p>1636.971802</text:p>
          </table:table-cell>
          <table:table-cell office:value-type="float" office:value="1591.688965" calcext:value-type="float">
            <text:p>1591.688965</text:p>
          </table:table-cell>
          <table:table-cell office:value-type="float" office:value="1632.767456" calcext:value-type="float">
            <text:p>1632.767456</text:p>
          </table:table-cell>
          <table:table-cell table:number-columns-repeated="13"/>
        </table:table-row>
        <table:table-row table:style-name="ro1">
          <table:table-cell office:value-type="float" office:value="1584.060547" calcext:value-type="float">
            <text:p>1584.060547</text:p>
          </table:table-cell>
          <table:table-cell office:value-type="float" office:value="1630.226929" calcext:value-type="float">
            <text:p>1630.226929</text:p>
          </table:table-cell>
          <table:table-cell office:value-type="float" office:value="1588.839111" calcext:value-type="float">
            <text:p>1588.839111</text:p>
          </table:table-cell>
          <table:table-cell office:value-type="float" office:value="1625.893311" calcext:value-type="float">
            <text:p>1625.893311</text:p>
          </table:table-cell>
          <table:table-cell table:number-columns-repeated="13"/>
        </table:table-row>
        <table:table-row table:style-name="ro1">
          <table:table-cell office:value-type="float" office:value="1583.097656" calcext:value-type="float">
            <text:p>1583.097656</text:p>
          </table:table-cell>
          <table:table-cell office:value-type="float" office:value="1622.480225" calcext:value-type="float">
            <text:p>1622.480225</text:p>
          </table:table-cell>
          <table:table-cell office:value-type="float" office:value="1584.952393" calcext:value-type="float">
            <text:p>1584.952393</text:p>
          </table:table-cell>
          <table:table-cell office:value-type="float" office:value="1619.582275" calcext:value-type="float">
            <text:p>1619.582275</text:p>
          </table:table-cell>
          <table:table-cell table:number-columns-repeated="13"/>
        </table:table-row>
        <table:table-row table:style-name="ro1">
          <table:table-cell office:value-type="float" office:value="1584.404663" calcext:value-type="float">
            <text:p>1584.404663</text:p>
          </table:table-cell>
          <table:table-cell office:value-type="float" office:value="1617.669556" calcext:value-type="float">
            <text:p>1617.669556</text:p>
          </table:table-cell>
          <table:table-cell office:value-type="float" office:value="1587.206177" calcext:value-type="float">
            <text:p>1587.206177</text:p>
          </table:table-cell>
          <table:table-cell office:value-type="float" office:value="1618.866943" calcext:value-type="float">
            <text:p>1618.866943</text:p>
          </table:table-cell>
          <table:table-cell table:number-columns-repeated="13"/>
        </table:table-row>
        <table:table-row table:style-name="ro1">
          <table:table-cell office:value-type="float" office:value="1579.328125" calcext:value-type="float">
            <text:p>1579.328125</text:p>
          </table:table-cell>
          <table:table-cell office:value-type="float" office:value="1615.905396" calcext:value-type="float">
            <text:p>1615.905396</text:p>
          </table:table-cell>
          <table:table-cell office:value-type="float" office:value="1577.966553" calcext:value-type="float">
            <text:p>1577.966553</text:p>
          </table:table-cell>
          <table:table-cell office:value-type="float" office:value="1614.127808" calcext:value-type="float">
            <text:p>1614.127808</text:p>
          </table:table-cell>
          <table:table-cell table:number-columns-repeated="13"/>
        </table:table-row>
        <table:table-row table:style-name="ro1">
          <table:table-cell office:value-type="float" office:value="1580.159302" calcext:value-type="float">
            <text:p>1580.159302</text:p>
          </table:table-cell>
          <table:table-cell office:value-type="float" office:value="1609.074707" calcext:value-type="float">
            <text:p>1609.074707</text:p>
          </table:table-cell>
          <table:table-cell office:value-type="float" office:value="1579.693481" calcext:value-type="float">
            <text:p>1579.693481</text:p>
          </table:table-cell>
          <table:table-cell office:value-type="float" office:value="1610.697632" calcext:value-type="float">
            <text:p>1610.697632</text:p>
          </table:table-cell>
          <table:table-cell table:number-columns-repeated="13"/>
        </table:table-row>
        <table:table-row table:style-name="ro1">
          <table:table-cell office:value-type="float" office:value="1574.053101" calcext:value-type="float">
            <text:p>1574.053101</text:p>
          </table:table-cell>
          <table:table-cell office:value-type="float" office:value="1605.798462" calcext:value-type="float">
            <text:p>1605.798462</text:p>
          </table:table-cell>
          <table:table-cell office:value-type="float" office:value="1579.487305" calcext:value-type="float">
            <text:p>1579.487305</text:p>
          </table:table-cell>
          <table:table-cell office:value-type="float" office:value="1607.422607" calcext:value-type="float">
            <text:p>1607.422607</text:p>
          </table:table-cell>
          <table:table-cell table:number-columns-repeated="13"/>
        </table:table-row>
        <table:table-row table:style-name="ro1">
          <table:table-cell office:value-type="float" office:value="1574.843384" calcext:value-type="float">
            <text:p>1574.843384</text:p>
          </table:table-cell>
          <table:table-cell office:value-type="float" office:value="1603.733154" calcext:value-type="float">
            <text:p>1603.733154</text:p>
          </table:table-cell>
          <table:table-cell office:value-type="float" office:value="1572.490356" calcext:value-type="float">
            <text:p>1572.490356</text:p>
          </table:table-cell>
          <table:table-cell office:value-type="float" office:value="1607.257568" calcext:value-type="float">
            <text:p>1607.257568</text:p>
          </table:table-cell>
          <table:table-cell table:number-columns-repeated="13"/>
        </table:table-row>
        <table:table-row table:style-name="ro1">
          <table:table-cell office:value-type="float" office:value="1572.611084" calcext:value-type="float">
            <text:p>1572.611084</text:p>
          </table:table-cell>
          <table:table-cell office:value-type="float" office:value="1601.659668" calcext:value-type="float">
            <text:p>1601.659668</text:p>
          </table:table-cell>
          <table:table-cell office:value-type="float" office:value="1577.09375" calcext:value-type="float">
            <text:p>1577.09375</text:p>
          </table:table-cell>
          <table:table-cell office:value-type="float" office:value="1597.907715" calcext:value-type="float">
            <text:p>1597.907715</text:p>
          </table:table-cell>
          <table:table-cell table:number-columns-repeated="13"/>
        </table:table-row>
        <table:table-row table:style-name="ro1">
          <table:table-cell office:value-type="float" office:value="1575.035522" calcext:value-type="float">
            <text:p>1575.035522</text:p>
          </table:table-cell>
          <table:table-cell office:value-type="float" office:value="1594.147705" calcext:value-type="float">
            <text:p>1594.147705</text:p>
          </table:table-cell>
          <table:table-cell office:value-type="float" office:value="1570.911377" calcext:value-type="float">
            <text:p>1570.911377</text:p>
          </table:table-cell>
          <table:table-cell office:value-type="float" office:value="1597.175903" calcext:value-type="float">
            <text:p>1597.175903</text:p>
          </table:table-cell>
          <table:table-cell table:number-columns-repeated="13"/>
        </table:table-row>
        <table:table-row table:style-name="ro1">
          <table:table-cell office:value-type="float" office:value="1571.889771" calcext:value-type="float">
            <text:p>1571.889771</text:p>
          </table:table-cell>
          <table:table-cell office:value-type="float" office:value="1597.542236" calcext:value-type="float">
            <text:p>1597.542236</text:p>
          </table:table-cell>
          <table:table-cell office:value-type="float" office:value="1574.121704" calcext:value-type="float">
            <text:p>1574.121704</text:p>
          </table:table-cell>
          <table:table-cell office:value-type="float" office:value="1594.832397" calcext:value-type="float">
            <text:p>1594.832397</text:p>
          </table:table-cell>
          <table:table-cell table:number-columns-repeated="13"/>
        </table:table-row>
        <table:table-row table:style-name="ro1">
          <table:table-cell office:value-type="float" office:value="1573.092529" calcext:value-type="float">
            <text:p>1573.092529</text:p>
          </table:table-cell>
          <table:table-cell office:value-type="float" office:value="1590.359009" calcext:value-type="float">
            <text:p>1590.359009</text:p>
          </table:table-cell>
          <table:table-cell office:value-type="float" office:value="1573.321777" calcext:value-type="float">
            <text:p>1573.321777</text:p>
          </table:table-cell>
          <table:table-cell office:value-type="float" office:value="1595.666748" calcext:value-type="float">
            <text:p>1595.666748</text:p>
          </table:table-cell>
          <table:table-cell table:number-columns-repeated="13"/>
        </table:table-row>
        <table:table-row table:style-name="ro1">
          <table:table-cell office:value-type="float" office:value="1570.910889" calcext:value-type="float">
            <text:p>1570.910889</text:p>
          </table:table-cell>
          <table:table-cell office:value-type="float" office:value="1587.755859" calcext:value-type="float">
            <text:p>1587.755859</text:p>
          </table:table-cell>
          <table:table-cell office:value-type="float" office:value="1571.830444" calcext:value-type="float">
            <text:p>1571.830444</text:p>
          </table:table-cell>
          <table:table-cell office:value-type="float" office:value="1590.828613" calcext:value-type="float">
            <text:p>1590.828613</text:p>
          </table:table-cell>
          <table:table-cell table:number-columns-repeated="13"/>
        </table:table-row>
        <table:table-row table:style-name="ro1">
          <table:table-cell office:value-type="float" office:value="1569.893433" calcext:value-type="float">
            <text:p>1569.893433</text:p>
          </table:table-cell>
          <table:table-cell office:value-type="float" office:value="1589.638794" calcext:value-type="float">
            <text:p>1589.638794</text:p>
          </table:table-cell>
          <table:table-cell office:value-type="float" office:value="1571.475342" calcext:value-type="float">
            <text:p>1571.475342</text:p>
          </table:table-cell>
          <table:table-cell office:value-type="float" office:value="1589.200195" calcext:value-type="float">
            <text:p>1589.200195</text:p>
          </table:table-cell>
          <table:table-cell table:number-columns-repeated="13"/>
        </table:table-row>
        <table:table-row table:style-name="ro1">
          <table:table-cell office:value-type="float" office:value="1570.843994" calcext:value-type="float">
            <text:p>1570.843994</text:p>
          </table:table-cell>
          <table:table-cell office:value-type="float" office:value="1587.053711" calcext:value-type="float">
            <text:p>1587.053711</text:p>
          </table:table-cell>
          <table:table-cell office:value-type="float" office:value="1570.336792" calcext:value-type="float">
            <text:p>1570.336792</text:p>
          </table:table-cell>
          <table:table-cell office:value-type="float" office:value="1586.640381" calcext:value-type="float">
            <text:p>1586.640381</text:p>
          </table:table-cell>
          <table:table-cell table:number-columns-repeated="13"/>
        </table:table-row>
        <table:table-row table:style-name="ro1">
          <table:table-cell office:value-type="float" office:value="1570.760376" calcext:value-type="float">
            <text:p>1570.760376</text:p>
          </table:table-cell>
          <table:table-cell office:value-type="float" office:value="1583.886108" calcext:value-type="float">
            <text:p>1583.886108</text:p>
          </table:table-cell>
          <table:table-cell office:value-type="float" office:value="1573.385376" calcext:value-type="float">
            <text:p>1573.385376</text:p>
          </table:table-cell>
          <table:table-cell office:value-type="float" office:value="1581.10791" calcext:value-type="float">
            <text:p>1581.10791</text:p>
          </table:table-cell>
          <table:table-cell table:number-columns-repeated="13"/>
        </table:table-row>
        <table:table-row table:style-name="ro1">
          <table:table-cell office:value-type="float" office:value="1567.015015" calcext:value-type="float">
            <text:p>1567.015015</text:p>
          </table:table-cell>
          <table:table-cell office:value-type="float" office:value="1585.203857" calcext:value-type="float">
            <text:p>1585.203857</text:p>
          </table:table-cell>
          <table:table-cell office:value-type="float" office:value="1567.609375" calcext:value-type="float">
            <text:p>1567.609375</text:p>
          </table:table-cell>
          <table:table-cell office:value-type="float" office:value="1581.510498" calcext:value-type="float">
            <text:p>1581.510498</text:p>
          </table:table-cell>
          <table:table-cell table:number-columns-repeated="13"/>
        </table:table-row>
        <table:table-row table:style-name="ro1">
          <table:table-cell office:value-type="float" office:value="1567.668701" calcext:value-type="float">
            <text:p>1567.668701</text:p>
          </table:table-cell>
          <table:table-cell office:value-type="float" office:value="1583.292725" calcext:value-type="float">
            <text:p>1583.292725</text:p>
          </table:table-cell>
          <table:table-cell office:value-type="float" office:value="1566.943481" calcext:value-type="float">
            <text:p>1566.943481</text:p>
          </table:table-cell>
          <table:table-cell office:value-type="float" office:value="1580.177246" calcext:value-type="float">
            <text:p>1580.177246</text:p>
          </table:table-cell>
          <table:table-cell table:number-columns-repeated="13"/>
        </table:table-row>
        <table:table-row table:style-name="ro1">
          <table:table-cell office:value-type="float" office:value="1568.025024" calcext:value-type="float">
            <text:p>1568.025024</text:p>
          </table:table-cell>
          <table:table-cell office:value-type="float" office:value="1581.227173" calcext:value-type="float">
            <text:p>1581.227173</text:p>
          </table:table-cell>
          <table:table-cell office:value-type="float" office:value="1563.23645" calcext:value-type="float">
            <text:p>1563.23645</text:p>
          </table:table-cell>
          <table:table-cell office:value-type="float" office:value="1586.644043" calcext:value-type="float">
            <text:p>1586.644043</text:p>
          </table:table-cell>
          <table:table-cell table:number-columns-repeated="13"/>
        </table:table-row>
        <table:table-row table:style-name="ro1">
          <table:table-cell office:value-type="float" office:value="1568.686157" calcext:value-type="float">
            <text:p>1568.686157</text:p>
          </table:table-cell>
          <table:table-cell office:value-type="float" office:value="1578.267944" calcext:value-type="float">
            <text:p>1578.267944</text:p>
          </table:table-cell>
          <table:table-cell office:value-type="float" office:value="1566.351318" calcext:value-type="float">
            <text:p>1566.351318</text:p>
          </table:table-cell>
          <table:table-cell office:value-type="float" office:value="1577.998047" calcext:value-type="float">
            <text:p>1577.998047</text:p>
          </table:table-cell>
          <table:table-cell table:number-columns-repeated="13"/>
        </table:table-row>
        <table:table-row table:style-name="ro1">
          <table:table-cell office:value-type="float" office:value="1565.336914" calcext:value-type="float">
            <text:p>1565.336914</text:p>
          </table:table-cell>
          <table:table-cell office:value-type="float" office:value="1580.934082" calcext:value-type="float">
            <text:p>1580.934082</text:p>
          </table:table-cell>
          <table:table-cell office:value-type="float" office:value="1566.301392" calcext:value-type="float">
            <text:p>1566.301392</text:p>
          </table:table-cell>
          <table:table-cell office:value-type="float" office:value="1580.444336" calcext:value-type="float">
            <text:p>1580.444336</text:p>
          </table:table-cell>
          <table:table-cell table:number-columns-repeated="13"/>
        </table:table-row>
        <table:table-row table:style-name="ro1">
          <table:table-cell office:value-type="float" office:value="1566.323242" calcext:value-type="float">
            <text:p>1566.323242</text:p>
          </table:table-cell>
          <table:table-cell office:value-type="float" office:value="1577.655762" calcext:value-type="float">
            <text:p>1577.655762</text:p>
          </table:table-cell>
          <table:table-cell office:value-type="float" office:value="1567.997925" calcext:value-type="float">
            <text:p>1567.997925</text:p>
          </table:table-cell>
          <table:table-cell office:value-type="float" office:value="1576.00769" calcext:value-type="float">
            <text:p>1576.00769</text:p>
          </table:table-cell>
          <table:table-cell table:number-columns-repeated="13"/>
        </table:table-row>
        <table:table-row table:style-name="ro1">
          <table:table-cell office:value-type="float" office:value="1566.069702" calcext:value-type="float">
            <text:p>1566.069702</text:p>
          </table:table-cell>
          <table:table-cell office:value-type="float" office:value="1576.280273" calcext:value-type="float">
            <text:p>1576.280273</text:p>
          </table:table-cell>
          <table:table-cell office:value-type="float" office:value="1567.855591" calcext:value-type="float">
            <text:p>1567.855591</text:p>
          </table:table-cell>
          <table:table-cell office:value-type="float" office:value="1576.717896" calcext:value-type="float">
            <text:p>1576.717896</text:p>
          </table:table-cell>
          <table:table-cell table:number-columns-repeated="13"/>
        </table:table-row>
        <table:table-row table:style-name="ro1">
          <table:table-cell office:value-type="float" office:value="1561.829712" calcext:value-type="float">
            <text:p>1561.829712</text:p>
          </table:table-cell>
          <table:table-cell office:value-type="float" office:value="1578.115967" calcext:value-type="float">
            <text:p>1578.115967</text:p>
          </table:table-cell>
          <table:table-cell office:value-type="float" office:value="1565.831177" calcext:value-type="float">
            <text:p>1565.831177</text:p>
          </table:table-cell>
          <table:table-cell office:value-type="float" office:value="1576.987549" calcext:value-type="float">
            <text:p>1576.987549</text:p>
          </table:table-cell>
          <table:table-cell table:number-columns-repeated="13"/>
        </table:table-row>
        <table:table-row table:style-name="ro1">
          <table:table-cell office:value-type="float" office:value="1564.539185" calcext:value-type="float">
            <text:p>1564.539185</text:p>
          </table:table-cell>
          <table:table-cell office:value-type="float" office:value="1576.490845" calcext:value-type="float">
            <text:p>1576.490845</text:p>
          </table:table-cell>
          <table:table-cell office:value-type="float" office:value="1565.379883" calcext:value-type="float">
            <text:p>1565.379883</text:p>
          </table:table-cell>
          <table:table-cell office:value-type="float" office:value="1573.222412" calcext:value-type="float">
            <text:p>1573.222412</text:p>
          </table:table-cell>
          <table:table-cell table:number-columns-repeated="13"/>
        </table:table-row>
        <table:table-row table:style-name="ro1">
          <table:table-cell office:value-type="float" office:value="1566.809326" calcext:value-type="float">
            <text:p>1566.809326</text:p>
          </table:table-cell>
          <table:table-cell office:value-type="float" office:value="1575.21582" calcext:value-type="float">
            <text:p>1575.21582</text:p>
          </table:table-cell>
          <table:table-cell office:value-type="float" office:value="1566.812866" calcext:value-type="float">
            <text:p>1566.812866</text:p>
          </table:table-cell>
          <table:table-cell office:value-type="float" office:value="1574.484253" calcext:value-type="float">
            <text:p>1574.484253</text:p>
          </table:table-cell>
          <table:table-cell table:number-columns-repeated="13"/>
        </table:table-row>
        <table:table-row table:style-name="ro1">
          <table:table-cell office:value-type="float" office:value="1566.589478" calcext:value-type="float">
            <text:p>1566.589478</text:p>
          </table:table-cell>
          <table:table-cell office:value-type="float" office:value="1573.893677" calcext:value-type="float">
            <text:p>1573.893677</text:p>
          </table:table-cell>
          <table:table-cell office:value-type="float" office:value="1567.851807" calcext:value-type="float">
            <text:p>1567.851807</text:p>
          </table:table-cell>
          <table:table-cell office:value-type="float" office:value="1572.165161" calcext:value-type="float">
            <text:p>1572.165161</text:p>
          </table:table-cell>
          <table:table-cell table:number-columns-repeated="13"/>
        </table:table-row>
        <table:table-row table:style-name="ro1">
          <table:table-cell office:value-type="float" office:value="1566.912354" calcext:value-type="float">
            <text:p>1566.912354</text:p>
          </table:table-cell>
          <table:table-cell office:value-type="float" office:value="1573.338257" calcext:value-type="float">
            <text:p>1573.338257</text:p>
          </table:table-cell>
          <table:table-cell office:value-type="float" office:value="1565.917358" calcext:value-type="float">
            <text:p>1565.917358</text:p>
          </table:table-cell>
          <table:table-cell office:value-type="float" office:value="1574.708374" calcext:value-type="float">
            <text:p>1574.708374</text:p>
          </table:table-cell>
          <table:table-cell table:number-columns-repeated="13"/>
        </table:table-row>
        <table:table-row table:style-name="ro1">
          <table:table-cell office:value-type="float" office:value="1563.125732" calcext:value-type="float">
            <text:p>1563.125732</text:p>
          </table:table-cell>
          <table:table-cell office:value-type="float" office:value="1575.090698" calcext:value-type="float">
            <text:p>1575.090698</text:p>
          </table:table-cell>
          <table:table-cell office:value-type="float" office:value="1563.557861" calcext:value-type="float">
            <text:p>1563.557861</text:p>
          </table:table-cell>
          <table:table-cell office:value-type="float" office:value="1574.731934" calcext:value-type="float">
            <text:p>1574.731934</text:p>
          </table:table-cell>
          <table:table-cell table:number-columns-repeated="13"/>
        </table:table-row>
        <table:table-row table:style-name="ro1">
          <table:table-cell office:value-type="float" office:value="1530.838013" calcext:value-type="float">
            <text:p>1530.838013</text:p>
          </table:table-cell>
          <table:table-cell office:value-type="float" office:value="1521.625122" calcext:value-type="float">
            <text:p>1521.625122</text:p>
          </table:table-cell>
          <table:table-cell office:value-type="float" office:value="1589.344849" calcext:value-type="float">
            <text:p>1589.344849</text:p>
          </table:table-cell>
          <table:table-cell office:value-type="float" office:value="1627.133179" calcext:value-type="float">
            <text:p>1627.133179</text:p>
          </table:table-cell>
          <table:table-cell table:number-columns-repeated="13"/>
        </table:table-row>
        <table:table-row table:style-name="ro1">
          <table:table-cell office:value-type="float" office:value="1539.046997" calcext:value-type="float">
            <text:p>1539.046997</text:p>
          </table:table-cell>
          <table:table-cell office:value-type="float" office:value="1519.752319" calcext:value-type="float">
            <text:p>1519.752319</text:p>
          </table:table-cell>
          <table:table-cell office:value-type="float" office:value="1613.799438" calcext:value-type="float">
            <text:p>1613.799438</text:p>
          </table:table-cell>
          <table:table-cell office:value-type="float" office:value="1621.556763" calcext:value-type="float">
            <text:p>1621.556763</text:p>
          </table:table-cell>
          <table:table-cell table:number-columns-repeated="13"/>
        </table:table-row>
        <table:table-row table:style-name="ro1">
          <table:table-cell office:value-type="float" office:value="1543.37793" calcext:value-type="float">
            <text:p>1543.37793</text:p>
          </table:table-cell>
          <table:table-cell office:value-type="float" office:value="1538.053955" calcext:value-type="float">
            <text:p>1538.053955</text:p>
          </table:table-cell>
          <table:table-cell office:value-type="float" office:value="1625.414307" calcext:value-type="float">
            <text:p>1625.414307</text:p>
          </table:table-cell>
          <table:table-cell office:value-type="float" office:value="1644.974121" calcext:value-type="float">
            <text:p>1644.974121</text:p>
          </table:table-cell>
          <table:table-cell table:number-columns-repeated="13"/>
        </table:table-row>
        <table:table-row table:style-name="ro1">
          <table:table-cell office:value-type="float" office:value="1543.406494" calcext:value-type="float">
            <text:p>1543.406494</text:p>
          </table:table-cell>
          <table:table-cell office:value-type="float" office:value="1560.734375" calcext:value-type="float">
            <text:p>1560.734375</text:p>
          </table:table-cell>
          <table:table-cell office:value-type="float" office:value="1658.928223" calcext:value-type="float">
            <text:p>1658.928223</text:p>
          </table:table-cell>
          <table:table-cell office:value-type="float" office:value="1621.019165" calcext:value-type="float">
            <text:p>1621.019165</text:p>
          </table:table-cell>
          <table:table-cell table:number-columns-repeated="13"/>
        </table:table-row>
        <table:table-row table:style-name="ro1">
          <table:table-cell office:value-type="float" office:value="1592.989746" calcext:value-type="float">
            <text:p>1592.989746</text:p>
          </table:table-cell>
          <table:table-cell office:value-type="float" office:value="1586.417358" calcext:value-type="float">
            <text:p>1586.417358</text:p>
          </table:table-cell>
          <table:table-cell office:value-type="float" office:value="1628.134766" calcext:value-type="float">
            <text:p>1628.134766</text:p>
          </table:table-cell>
          <table:table-cell office:value-type="float" office:value="1648.018799" calcext:value-type="float">
            <text:p>1648.018799</text:p>
          </table:table-cell>
          <table:table-cell table:number-columns-repeated="13"/>
        </table:table-row>
        <table:table-row table:style-name="ro1">
          <table:table-cell office:value-type="float" office:value="1567.995972" calcext:value-type="float">
            <text:p>1567.995972</text:p>
          </table:table-cell>
          <table:table-cell office:value-type="float" office:value="1587.539307" calcext:value-type="float">
            <text:p>1587.539307</text:p>
          </table:table-cell>
          <table:table-cell office:value-type="float" office:value="1615.199097" calcext:value-type="float">
            <text:p>1615.199097</text:p>
          </table:table-cell>
          <table:table-cell office:value-type="float" office:value="1685.088379" calcext:value-type="float">
            <text:p>1685.088379</text:p>
          </table:table-cell>
          <table:table-cell table:number-columns-repeated="13"/>
        </table:table-row>
        <table:table-row table:style-name="ro1">
          <table:table-cell office:value-type="float" office:value="1579.181641" calcext:value-type="float">
            <text:p>1579.181641</text:p>
          </table:table-cell>
          <table:table-cell office:value-type="float" office:value="1594.081665" calcext:value-type="float">
            <text:p>1594.081665</text:p>
          </table:table-cell>
          <table:table-cell office:value-type="float" office:value="1634.674072" calcext:value-type="float">
            <text:p>1634.674072</text:p>
          </table:table-cell>
          <table:table-cell office:value-type="float" office:value="1674.023193" calcext:value-type="float">
            <text:p>1674.023193</text:p>
          </table:table-cell>
          <table:table-cell table:number-columns-repeated="13"/>
        </table:table-row>
        <table:table-row table:style-name="ro1">
          <table:table-cell office:value-type="float" office:value="1594.080811" calcext:value-type="float">
            <text:p>1594.080811</text:p>
          </table:table-cell>
          <table:table-cell office:value-type="float" office:value="1597.889526" calcext:value-type="float">
            <text:p>1597.889526</text:p>
          </table:table-cell>
          <table:table-cell office:value-type="float" office:value="1658.074585" calcext:value-type="float">
            <text:p>1658.074585</text:p>
          </table:table-cell>
          <table:table-cell office:value-type="float" office:value="1660.47168" calcext:value-type="float">
            <text:p>1660.47168</text:p>
          </table:table-cell>
          <table:table-cell table:number-columns-repeated="13"/>
        </table:table-row>
        <table:table-row table:style-name="ro1">
          <table:table-cell office:value-type="float" office:value="1610.474365" calcext:value-type="float">
            <text:p>1610.474365</text:p>
          </table:table-cell>
          <table:table-cell office:value-type="float" office:value="1643.135254" calcext:value-type="float">
            <text:p>1643.135254</text:p>
          </table:table-cell>
          <table:table-cell office:value-type="float" office:value="1647.066406" calcext:value-type="float">
            <text:p>1647.066406</text:p>
          </table:table-cell>
          <table:table-cell office:value-type="float" office:value="1721.656128" calcext:value-type="float">
            <text:p>1721.656128</text:p>
          </table:table-cell>
          <table:table-cell table:number-columns-repeated="13"/>
        </table:table-row>
        <table:table-row table:style-name="ro1">
          <table:table-cell office:value-type="float" office:value="1613.145142" calcext:value-type="float">
            <text:p>1613.145142</text:p>
          </table:table-cell>
          <table:table-cell office:value-type="float" office:value="1664.622192" calcext:value-type="float">
            <text:p>1664.622192</text:p>
          </table:table-cell>
          <table:table-cell office:value-type="float" office:value="1653.286621" calcext:value-type="float">
            <text:p>1653.286621</text:p>
          </table:table-cell>
          <table:table-cell office:value-type="float" office:value="1732.652588" calcext:value-type="float">
            <text:p>1732.652588</text:p>
          </table:table-cell>
          <table:table-cell table:number-columns-repeated="13"/>
        </table:table-row>
        <table:table-row table:style-name="ro1">
          <table:table-cell office:value-type="float" office:value="1663.442871" calcext:value-type="float">
            <text:p>1663.442871</text:p>
          </table:table-cell>
          <table:table-cell office:value-type="float" office:value="1698.374878" calcext:value-type="float">
            <text:p>1698.374878</text:p>
          </table:table-cell>
          <table:table-cell office:value-type="float" office:value="1635.914307" calcext:value-type="float">
            <text:p>1635.914307</text:p>
          </table:table-cell>
          <table:table-cell office:value-type="float" office:value="1693.601685" calcext:value-type="float">
            <text:p>1693.601685</text:p>
          </table:table-cell>
          <table:table-cell table:number-columns-repeated="13"/>
        </table:table-row>
        <table:table-row table:style-name="ro1">
          <table:table-cell office:value-type="float" office:value="1651.952393" calcext:value-type="float">
            <text:p>1651.952393</text:p>
          </table:table-cell>
          <table:table-cell office:value-type="float" office:value="1710.34082" calcext:value-type="float">
            <text:p>1710.34082</text:p>
          </table:table-cell>
          <table:table-cell office:value-type="float" office:value="1640.013794" calcext:value-type="float">
            <text:p>1640.013794</text:p>
          </table:table-cell>
          <table:table-cell office:value-type="float" office:value="1710.440796" calcext:value-type="float">
            <text:p>1710.440796</text:p>
          </table:table-cell>
          <table:table-cell table:number-columns-repeated="13"/>
        </table:table-row>
        <table:table-row table:style-name="ro1">
          <table:table-cell office:value-type="float" office:value="1651.067627" calcext:value-type="float">
            <text:p>1651.067627</text:p>
          </table:table-cell>
          <table:table-cell office:value-type="float" office:value="1703.529907" calcext:value-type="float">
            <text:p>1703.529907</text:p>
          </table:table-cell>
          <table:table-cell office:value-type="float" office:value="1655.273926" calcext:value-type="float">
            <text:p>1655.273926</text:p>
          </table:table-cell>
          <table:table-cell office:value-type="float" office:value="1697.343994" calcext:value-type="float">
            <text:p>1697.343994</text:p>
          </table:table-cell>
          <table:table-cell table:number-columns-repeated="13"/>
        </table:table-row>
        <table:table-row table:style-name="ro1">
          <table:table-cell office:value-type="float" office:value="1645.736328" calcext:value-type="float">
            <text:p>1645.736328</text:p>
          </table:table-cell>
          <table:table-cell office:value-type="float" office:value="1719.380615" calcext:value-type="float">
            <text:p>1719.380615</text:p>
          </table:table-cell>
          <table:table-cell office:value-type="float" office:value="1648.771484" calcext:value-type="float">
            <text:p>1648.771484</text:p>
          </table:table-cell>
          <table:table-cell office:value-type="float" office:value="1709.129883" calcext:value-type="float">
            <text:p>1709.129883</text:p>
          </table:table-cell>
          <table:table-cell table:number-columns-repeated="13"/>
        </table:table-row>
        <table:table-row table:style-name="ro1">
          <table:table-cell office:value-type="float" office:value="1640.247681" calcext:value-type="float">
            <text:p>1640.247681</text:p>
          </table:table-cell>
          <table:table-cell office:value-type="float" office:value="1706.482788" calcext:value-type="float">
            <text:p>1706.482788</text:p>
          </table:table-cell>
          <table:table-cell office:value-type="float" office:value="1640.377075" calcext:value-type="float">
            <text:p>1640.377075</text:p>
          </table:table-cell>
          <table:table-cell office:value-type="float" office:value="1698.713989" calcext:value-type="float">
            <text:p>1698.713989</text:p>
          </table:table-cell>
          <table:table-cell table:number-columns-repeated="13"/>
        </table:table-row>
        <table:table-row table:style-name="ro1">
          <table:table-cell office:value-type="float" office:value="1628.830322" calcext:value-type="float">
            <text:p>1628.830322</text:p>
          </table:table-cell>
          <table:table-cell office:value-type="float" office:value="1704.491211" calcext:value-type="float">
            <text:p>1704.491211</text:p>
          </table:table-cell>
          <table:table-cell office:value-type="float" office:value="1634.252808" calcext:value-type="float">
            <text:p>1634.252808</text:p>
          </table:table-cell>
          <table:table-cell office:value-type="float" office:value="1704.630127" calcext:value-type="float">
            <text:p>1704.630127</text:p>
          </table:table-cell>
          <table:table-cell table:number-columns-repeated="13"/>
        </table:table-row>
        <table:table-row table:style-name="ro1">
          <table:table-cell office:value-type="float" office:value="1629.190063" calcext:value-type="float">
            <text:p>1629.190063</text:p>
          </table:table-cell>
          <table:table-cell office:value-type="float" office:value="1702.205078" calcext:value-type="float">
            <text:p>1702.205078</text:p>
          </table:table-cell>
          <table:table-cell office:value-type="float" office:value="1641.029541" calcext:value-type="float">
            <text:p>1641.029541</text:p>
          </table:table-cell>
          <table:table-cell office:value-type="float" office:value="1693.583984" calcext:value-type="float">
            <text:p>1693.583984</text:p>
          </table:table-cell>
          <table:table-cell table:number-columns-repeated="13"/>
        </table:table-row>
        <table:table-row table:style-name="ro1">
          <table:table-cell office:value-type="float" office:value="1642.790649" calcext:value-type="float">
            <text:p>1642.790649</text:p>
          </table:table-cell>
          <table:table-cell office:value-type="float" office:value="1698.65625" calcext:value-type="float">
            <text:p>1698.65625</text:p>
          </table:table-cell>
          <table:table-cell office:value-type="float" office:value="1646.79248" calcext:value-type="float">
            <text:p>1646.79248</text:p>
          </table:table-cell>
          <table:table-cell office:value-type="float" office:value="1693.459961" calcext:value-type="float">
            <text:p>1693.459961</text:p>
          </table:table-cell>
          <table:table-cell table:number-columns-repeated="13"/>
        </table:table-row>
        <table:table-row table:style-name="ro1">
          <table:table-cell office:value-type="float" office:value="1634.79187" calcext:value-type="float">
            <text:p>1634.79187</text:p>
          </table:table-cell>
          <table:table-cell office:value-type="float" office:value="1700.128174" calcext:value-type="float">
            <text:p>1700.128174</text:p>
          </table:table-cell>
          <table:table-cell office:value-type="float" office:value="1643.052734" calcext:value-type="float">
            <text:p>1643.052734</text:p>
          </table:table-cell>
          <table:table-cell office:value-type="float" office:value="1695.697632" calcext:value-type="float">
            <text:p>1695.697632</text:p>
          </table:table-cell>
          <table:table-cell table:number-columns-repeated="13"/>
        </table:table-row>
        <table:table-row table:style-name="ro1">
          <table:table-cell office:value-type="float" office:value="1638.482544" calcext:value-type="float">
            <text:p>1638.482544</text:p>
          </table:table-cell>
          <table:table-cell office:value-type="float" office:value="1698.790527" calcext:value-type="float">
            <text:p>1698.790527</text:p>
          </table:table-cell>
          <table:table-cell office:value-type="float" office:value="1644.146973" calcext:value-type="float">
            <text:p>1644.146973</text:p>
          </table:table-cell>
          <table:table-cell office:value-type="float" office:value="1694.153076" calcext:value-type="float">
            <text:p>1694.153076</text:p>
          </table:table-cell>
          <table:table-cell table:number-columns-repeated="13"/>
        </table:table-row>
        <table:table-row table:style-name="ro1">
          <table:table-cell office:value-type="float" office:value="1642.001343" calcext:value-type="float">
            <text:p>1642.001343</text:p>
          </table:table-cell>
          <table:table-cell office:value-type="float" office:value="1700.705566" calcext:value-type="float">
            <text:p>1700.705566</text:p>
          </table:table-cell>
          <table:table-cell office:value-type="float" office:value="1648.935913" calcext:value-type="float">
            <text:p>1648.935913</text:p>
          </table:table-cell>
          <table:table-cell office:value-type="float" office:value="1696.141235" calcext:value-type="float">
            <text:p>1696.141235</text:p>
          </table:table-cell>
          <table:table-cell table:number-columns-repeated="13"/>
        </table:table-row>
        <table:table-row table:style-name="ro1">
          <table:table-cell office:value-type="float" office:value="1635.413696" calcext:value-type="float">
            <text:p>1635.413696</text:p>
          </table:table-cell>
          <table:table-cell office:value-type="float" office:value="1710.229126" calcext:value-type="float">
            <text:p>1710.229126</text:p>
          </table:table-cell>
          <table:table-cell office:value-type="float" office:value="1643.906982" calcext:value-type="float">
            <text:p>1643.906982</text:p>
          </table:table-cell>
          <table:table-cell office:value-type="float" office:value="1704.433716" calcext:value-type="float">
            <text:p>1704.433716</text:p>
          </table:table-cell>
          <table:table-cell table:number-columns-repeated="13"/>
        </table:table-row>
        <table:table-row table:style-name="ro1">
          <table:table-cell office:value-type="float" office:value="1640.684937" calcext:value-type="float">
            <text:p>1640.684937</text:p>
          </table:table-cell>
          <table:table-cell office:value-type="float" office:value="1709.803223" calcext:value-type="float">
            <text:p>1709.803223</text:p>
          </table:table-cell>
          <table:table-cell office:value-type="float" office:value="1646.906738" calcext:value-type="float">
            <text:p>1646.906738</text:p>
          </table:table-cell>
          <table:table-cell office:value-type="float" office:value="1706.375732" calcext:value-type="float">
            <text:p>1706.375732</text:p>
          </table:table-cell>
          <table:table-cell table:number-columns-repeated="13"/>
        </table:table-row>
        <table:table-row table:style-name="ro1">
          <table:table-cell office:value-type="float" office:value="1637.704956" calcext:value-type="float">
            <text:p>1637.704956</text:p>
          </table:table-cell>
          <table:table-cell office:value-type="float" office:value="1714.584351" calcext:value-type="float">
            <text:p>1714.584351</text:p>
          </table:table-cell>
          <table:table-cell office:value-type="float" office:value="1646.464111" calcext:value-type="float">
            <text:p>1646.464111</text:p>
          </table:table-cell>
          <table:table-cell office:value-type="float" office:value="1711.008667" calcext:value-type="float">
            <text:p>1711.008667</text:p>
          </table:table-cell>
          <table:table-cell table:number-columns-repeated="13"/>
        </table:table-row>
        <table:table-row table:style-name="ro1">
          <table:table-cell office:value-type="float" office:value="1639.149902" calcext:value-type="float">
            <text:p>1639.149902</text:p>
          </table:table-cell>
          <table:table-cell office:value-type="float" office:value="1710.355225" calcext:value-type="float">
            <text:p>1710.355225</text:p>
          </table:table-cell>
          <table:table-cell office:value-type="float" office:value="1648.049927" calcext:value-type="float">
            <text:p>1648.049927</text:p>
          </table:table-cell>
          <table:table-cell office:value-type="float" office:value="1703.015015" calcext:value-type="float">
            <text:p>1703.015015</text:p>
          </table:table-cell>
          <table:table-cell table:number-columns-repeated="13"/>
        </table:table-row>
        <table:table-row table:style-name="ro1">
          <table:table-cell office:value-type="float" office:value="1644.446777" calcext:value-type="float">
            <text:p>1644.446777</text:p>
          </table:table-cell>
          <table:table-cell office:value-type="float" office:value="1707.071045" calcext:value-type="float">
            <text:p>1707.071045</text:p>
          </table:table-cell>
          <table:table-cell office:value-type="float" office:value="1651.521851" calcext:value-type="float">
            <text:p>1651.521851</text:p>
          </table:table-cell>
          <table:table-cell office:value-type="float" office:value="1700.948975" calcext:value-type="float">
            <text:p>1700.948975</text:p>
          </table:table-cell>
          <table:table-cell table:number-columns-repeated="13"/>
        </table:table-row>
        <table:table-row table:style-name="ro1">
          <table:table-cell office:value-type="float" office:value="1639.771118" calcext:value-type="float">
            <text:p>1639.771118</text:p>
          </table:table-cell>
          <table:table-cell office:value-type="float" office:value="1716.286255" calcext:value-type="float">
            <text:p>1716.286255</text:p>
          </table:table-cell>
          <table:table-cell office:value-type="float" office:value="1648.67627" calcext:value-type="float">
            <text:p>1648.67627</text:p>
          </table:table-cell>
          <table:table-cell office:value-type="float" office:value="1710.408447" calcext:value-type="float">
            <text:p>1710.408447</text:p>
          </table:table-cell>
          <table:table-cell table:number-columns-repeated="13"/>
        </table:table-row>
        <table:table-row table:style-name="ro1">
          <table:table-cell office:value-type="float" office:value="1642.929565" calcext:value-type="float">
            <text:p>1642.929565</text:p>
          </table:table-cell>
          <table:table-cell office:value-type="float" office:value="1704.563721" calcext:value-type="float">
            <text:p>1704.563721</text:p>
          </table:table-cell>
          <table:table-cell office:value-type="float" office:value="1648.939087" calcext:value-type="float">
            <text:p>1648.939087</text:p>
          </table:table-cell>
          <table:table-cell office:value-type="float" office:value="1701.419434" calcext:value-type="float">
            <text:p>1701.419434</text:p>
          </table:table-cell>
          <table:table-cell table:number-columns-repeated="13"/>
        </table:table-row>
        <table:table-row table:style-name="ro1">
          <table:table-cell office:value-type="float" office:value="1640.567749" calcext:value-type="float">
            <text:p>1640.567749</text:p>
          </table:table-cell>
          <table:table-cell office:value-type="float" office:value="1712.541138" calcext:value-type="float">
            <text:p>1712.541138</text:p>
          </table:table-cell>
          <table:table-cell office:value-type="float" office:value="1646.000854" calcext:value-type="float">
            <text:p>1646.000854</text:p>
          </table:table-cell>
          <table:table-cell office:value-type="float" office:value="1708.139648" calcext:value-type="float">
            <text:p>1708.139648</text:p>
          </table:table-cell>
          <table:table-cell table:number-columns-repeated="13"/>
        </table:table-row>
        <table:table-row table:style-name="ro1">
          <table:table-cell office:value-type="float" office:value="1638.662354" calcext:value-type="float">
            <text:p>1638.662354</text:p>
          </table:table-cell>
          <table:table-cell office:value-type="float" office:value="1714.802734" calcext:value-type="float">
            <text:p>1714.802734</text:p>
          </table:table-cell>
          <table:table-cell office:value-type="float" office:value="1644.933105" calcext:value-type="float">
            <text:p>1644.933105</text:p>
          </table:table-cell>
          <table:table-cell office:value-type="float" office:value="1709.228516" calcext:value-type="float">
            <text:p>1709.228516</text:p>
          </table:table-cell>
          <table:table-cell table:number-columns-repeated="13"/>
        </table:table-row>
        <table:table-row table:style-name="ro1">
          <table:table-cell office:value-type="float" office:value="1641.842529" calcext:value-type="float">
            <text:p>1641.842529</text:p>
          </table:table-cell>
          <table:table-cell office:value-type="float" office:value="1714.559937" calcext:value-type="float">
            <text:p>1714.559937</text:p>
          </table:table-cell>
          <table:table-cell office:value-type="float" office:value="1647.859253" calcext:value-type="float">
            <text:p>1647.859253</text:p>
          </table:table-cell>
          <table:table-cell office:value-type="float" office:value="1711.041138" calcext:value-type="float">
            <text:p>1711.041138</text:p>
          </table:table-cell>
          <table:table-cell table:number-columns-repeated="13"/>
        </table:table-row>
        <table:table-row table:style-name="ro1">
          <table:table-cell office:value-type="float" office:value="1643.986328" calcext:value-type="float">
            <text:p>1643.986328</text:p>
          </table:table-cell>
          <table:table-cell office:value-type="float" office:value="1705.711792" calcext:value-type="float">
            <text:p>1705.711792</text:p>
          </table:table-cell>
          <table:table-cell office:value-type="float" office:value="1652.610352" calcext:value-type="float">
            <text:p>1652.610352</text:p>
          </table:table-cell>
          <table:table-cell office:value-type="float" office:value="1702.746582" calcext:value-type="float">
            <text:p>1702.746582</text:p>
          </table:table-cell>
          <table:table-cell table:number-columns-repeated="13"/>
        </table:table-row>
        <table:table-row table:style-name="ro1">
          <table:table-cell office:value-type="float" office:value="1640.467773" calcext:value-type="float">
            <text:p>1640.467773</text:p>
          </table:table-cell>
          <table:table-cell office:value-type="float" office:value="1715.050049" calcext:value-type="float">
            <text:p>1715.050049</text:p>
          </table:table-cell>
          <table:table-cell office:value-type="float" office:value="1649.832886" calcext:value-type="float">
            <text:p>1649.832886</text:p>
          </table:table-cell>
          <table:table-cell office:value-type="float" office:value="1710.822754" calcext:value-type="float">
            <text:p>1710.822754</text:p>
          </table:table-cell>
          <table:table-cell table:number-columns-repeated="13"/>
        </table:table-row>
        <table:table-row table:style-name="ro1">
          <table:table-cell office:value-type="float" office:value="1641.588623" calcext:value-type="float">
            <text:p>1641.588623</text:p>
          </table:table-cell>
          <table:table-cell office:value-type="float" office:value="1711.725342" calcext:value-type="float">
            <text:p>1711.725342</text:p>
          </table:table-cell>
          <table:table-cell office:value-type="float" office:value="1650.40564" calcext:value-type="float">
            <text:p>1650.40564</text:p>
          </table:table-cell>
          <table:table-cell office:value-type="float" office:value="1712.199951" calcext:value-type="float">
            <text:p>1712.199951</text:p>
          </table:table-cell>
          <table:table-cell table:number-columns-repeated="13"/>
        </table:table-row>
        <table:table-row table:style-name="ro1">
          <table:table-cell office:value-type="float" office:value="1639.138306" calcext:value-type="float">
            <text:p>1639.138306</text:p>
          </table:table-cell>
          <table:table-cell office:value-type="float" office:value="1717.048828" calcext:value-type="float">
            <text:p>1717.048828</text:p>
          </table:table-cell>
          <table:table-cell office:value-type="float" office:value="1648.710815" calcext:value-type="float">
            <text:p>1648.710815</text:p>
          </table:table-cell>
          <table:table-cell office:value-type="float" office:value="1713.312744" calcext:value-type="float">
            <text:p>1713.312744</text:p>
          </table:table-cell>
          <table:table-cell table:number-columns-repeated="13"/>
        </table:table-row>
        <table:table-row table:style-name="ro1">
          <table:table-cell office:value-type="float" office:value="1645.810303" calcext:value-type="float">
            <text:p>1645.810303</text:p>
          </table:table-cell>
          <table:table-cell office:value-type="float" office:value="1709.611328" calcext:value-type="float">
            <text:p>1709.611328</text:p>
          </table:table-cell>
          <table:table-cell office:value-type="float" office:value="1652.528809" calcext:value-type="float">
            <text:p>1652.528809</text:p>
          </table:table-cell>
          <table:table-cell office:value-type="float" office:value="1706.210815" calcext:value-type="float">
            <text:p>1706.210815</text:p>
          </table:table-cell>
          <table:table-cell table:number-columns-repeated="13"/>
        </table:table-row>
        <table:table-row table:style-name="ro1">
          <table:table-cell office:value-type="float" office:value="1642.740479" calcext:value-type="float">
            <text:p>1642.740479</text:p>
          </table:table-cell>
          <table:table-cell office:value-type="float" office:value="1716.338379" calcext:value-type="float">
            <text:p>1716.338379</text:p>
          </table:table-cell>
          <table:table-cell office:value-type="float" office:value="1649.044922" calcext:value-type="float">
            <text:p>1649.044922</text:p>
          </table:table-cell>
          <table:table-cell office:value-type="float" office:value="1713.759521" calcext:value-type="float">
            <text:p>1713.759521</text:p>
          </table:table-cell>
          <table:table-cell table:number-columns-repeated="13"/>
        </table:table-row>
        <table:table-row table:style-name="ro1">
          <table:table-cell office:value-type="float" office:value="1641.66394" calcext:value-type="float">
            <text:p>1641.66394</text:p>
          </table:table-cell>
          <table:table-cell office:value-type="float" office:value="1719.5354" calcext:value-type="float">
            <text:p>1719.5354</text:p>
          </table:table-cell>
          <table:table-cell office:value-type="float" office:value="1648.353882" calcext:value-type="float">
            <text:p>1648.353882</text:p>
          </table:table-cell>
          <table:table-cell office:value-type="float" office:value="1713.74292" calcext:value-type="float">
            <text:p>1713.74292</text:p>
          </table:table-cell>
          <table:table-cell table:number-columns-repeated="13"/>
        </table:table-row>
        <table:table-row table:style-name="ro1">
          <table:table-cell office:value-type="float" office:value="1642.281006" calcext:value-type="float">
            <text:p>1642.281006</text:p>
          </table:table-cell>
          <table:table-cell office:value-type="float" office:value="1712.205078" calcext:value-type="float">
            <text:p>1712.205078</text:p>
          </table:table-cell>
          <table:table-cell office:value-type="float" office:value="1653.185669" calcext:value-type="float">
            <text:p>1653.185669</text:p>
          </table:table-cell>
          <table:table-cell office:value-type="float" office:value="1710.820068" calcext:value-type="float">
            <text:p>1710.820068</text:p>
          </table:table-cell>
          <table:table-cell table:number-columns-repeated="13"/>
        </table:table-row>
        <table:table-row table:style-name="ro1">
          <table:table-cell office:value-type="float" office:value="1639.076904" calcext:value-type="float">
            <text:p>1639.076904</text:p>
          </table:table-cell>
          <table:table-cell office:value-type="float" office:value="1719.936768" calcext:value-type="float">
            <text:p>1719.936768</text:p>
          </table:table-cell>
          <table:table-cell office:value-type="float" office:value="1645.168335" calcext:value-type="float">
            <text:p>1645.168335</text:p>
          </table:table-cell>
          <table:table-cell office:value-type="float" office:value="1720.221313" calcext:value-type="float">
            <text:p>1720.221313</text:p>
          </table:table-cell>
          <table:table-cell table:number-columns-repeated="13"/>
        </table:table-row>
        <table:table-row table:style-name="ro1">
          <table:table-cell office:value-type="float" office:value="1638.443604" calcext:value-type="float">
            <text:p>1638.443604</text:p>
          </table:table-cell>
          <table:table-cell office:value-type="float" office:value="1716.306763" calcext:value-type="float">
            <text:p>1716.306763</text:p>
          </table:table-cell>
          <table:table-cell office:value-type="float" office:value="1647.101318" calcext:value-type="float">
            <text:p>1647.101318</text:p>
          </table:table-cell>
          <table:table-cell office:value-type="float" office:value="1710.124268" calcext:value-type="float">
            <text:p>1710.124268</text:p>
          </table:table-cell>
          <table:table-cell table:number-columns-repeated="13"/>
        </table:table-row>
        <table:table-row table:style-name="ro1">
          <table:table-cell office:value-type="float" office:value="1648.257568" calcext:value-type="float">
            <text:p>1648.257568</text:p>
          </table:table-cell>
          <table:table-cell office:value-type="float" office:value="1705.95105" calcext:value-type="float">
            <text:p>1705.95105</text:p>
          </table:table-cell>
          <table:table-cell office:value-type="float" office:value="1653.0448" calcext:value-type="float">
            <text:p>1653.0448</text:p>
          </table:table-cell>
          <table:table-cell office:value-type="float" office:value="1704.338745" calcext:value-type="float">
            <text:p>1704.338745</text:p>
          </table:table-cell>
          <table:table-cell table:number-columns-repeated="13"/>
        </table:table-row>
        <table:table-row table:style-name="ro1">
          <table:table-cell office:value-type="float" office:value="1639.266113" calcext:value-type="float">
            <text:p>1639.266113</text:p>
          </table:table-cell>
          <table:table-cell office:value-type="float" office:value="1728.84729" calcext:value-type="float">
            <text:p>1728.84729</text:p>
          </table:table-cell>
          <table:table-cell office:value-type="float" office:value="1646.104492" calcext:value-type="float">
            <text:p>1646.104492</text:p>
          </table:table-cell>
          <table:table-cell office:value-type="float" office:value="1726.537354" calcext:value-type="float">
            <text:p>1726.537354</text:p>
          </table:table-cell>
          <table:table-cell table:number-columns-repeated="13"/>
        </table:table-row>
        <table:table-row table:style-name="ro1">
          <table:table-cell office:value-type="float" office:value="1644.6427" calcext:value-type="float">
            <text:p>1644.6427</text:p>
          </table:table-cell>
          <table:table-cell office:value-type="float" office:value="1712.47168" calcext:value-type="float">
            <text:p>1712.47168</text:p>
          </table:table-cell>
          <table:table-cell office:value-type="float" office:value="1652.376465" calcext:value-type="float">
            <text:p>1652.376465</text:p>
          </table:table-cell>
          <table:table-cell office:value-type="float" office:value="1710.848145" calcext:value-type="float">
            <text:p>1710.848145</text:p>
          </table:table-cell>
          <table:table-cell table:number-columns-repeated="13"/>
        </table:table-row>
        <table:table-row table:style-name="ro1">
          <table:table-cell office:value-type="float" office:value="1643.100586" calcext:value-type="float">
            <text:p>1643.100586</text:p>
          </table:table-cell>
          <table:table-cell office:value-type="float" office:value="1727.241089" calcext:value-type="float">
            <text:p>1727.241089</text:p>
          </table:table-cell>
          <table:table-cell office:value-type="float" office:value="1648.393555" calcext:value-type="float">
            <text:p>1648.393555</text:p>
          </table:table-cell>
          <table:table-cell office:value-type="float" office:value="1720.371948" calcext:value-type="float">
            <text:p>1720.371948</text:p>
          </table:table-cell>
          <table:table-cell table:number-columns-repeated="13"/>
        </table:table-row>
        <table:table-row table:style-name="ro1">
          <table:table-cell office:value-type="float" office:value="1646.694824" calcext:value-type="float">
            <text:p>1646.694824</text:p>
          </table:table-cell>
          <table:table-cell office:value-type="float" office:value="1714.602295" calcext:value-type="float">
            <text:p>1714.602295</text:p>
          </table:table-cell>
          <table:table-cell office:value-type="float" office:value="1653.860474" calcext:value-type="float">
            <text:p>1653.860474</text:p>
          </table:table-cell>
          <table:table-cell office:value-type="float" office:value="1714.470459" calcext:value-type="float">
            <text:p>1714.470459</text:p>
          </table:table-cell>
          <table:table-cell table:number-columns-repeated="13"/>
        </table:table-row>
        <table:table-row table:style-name="ro1">
          <table:table-cell office:value-type="float" office:value="1645.487061" calcext:value-type="float">
            <text:p>1645.487061</text:p>
          </table:table-cell>
          <table:table-cell office:value-type="float" office:value="1701.72583" calcext:value-type="float">
            <text:p>1701.72583</text:p>
          </table:table-cell>
          <table:table-cell office:value-type="float" office:value="1654.171875" calcext:value-type="float">
            <text:p>1654.171875</text:p>
          </table:table-cell>
          <table:table-cell office:value-type="float" office:value="1697.602661" calcext:value-type="float">
            <text:p>1697.602661</text:p>
          </table:table-cell>
          <table:table-cell table:number-columns-repeated="13"/>
        </table:table-row>
        <table:table-row table:style-name="ro1">
          <table:table-cell office:value-type="float" office:value="1630.5271" calcext:value-type="float">
            <text:p>1630.5271</text:p>
          </table:table-cell>
          <table:table-cell office:value-type="float" office:value="1709.94873" calcext:value-type="float">
            <text:p>1709.94873</text:p>
          </table:table-cell>
          <table:table-cell office:value-type="float" office:value="1636.605591" calcext:value-type="float">
            <text:p>1636.605591</text:p>
          </table:table-cell>
          <table:table-cell office:value-type="float" office:value="1713.866455" calcext:value-type="float">
            <text:p>1713.866455</text:p>
          </table:table-cell>
          <table:table-cell table:number-columns-repeated="13"/>
        </table:table-row>
        <table:table-row table:style-name="ro1">
          <table:table-cell office:value-type="float" office:value="1621.4198" calcext:value-type="float">
            <text:p>1621.4198</text:p>
          </table:table-cell>
          <table:table-cell office:value-type="float" office:value="1697.768555" calcext:value-type="float">
            <text:p>1697.768555</text:p>
          </table:table-cell>
          <table:table-cell office:value-type="float" office:value="1631.329102" calcext:value-type="float">
            <text:p>1631.329102</text:p>
          </table:table-cell>
          <table:table-cell office:value-type="float" office:value="1697.86377" calcext:value-type="float">
            <text:p>1697.86377</text:p>
          </table:table-cell>
          <table:table-cell table:number-columns-repeated="13"/>
        </table:table-row>
        <table:table-row table:style-name="ro1">
          <table:table-cell office:value-type="float" office:value="1622.311279" calcext:value-type="float">
            <text:p>1622.311279</text:p>
          </table:table-cell>
          <table:table-cell office:value-type="float" office:value="1686.499023" calcext:value-type="float">
            <text:p>1686.499023</text:p>
          </table:table-cell>
          <table:table-cell office:value-type="float" office:value="1627.608643" calcext:value-type="float">
            <text:p>1627.608643</text:p>
          </table:table-cell>
          <table:table-cell office:value-type="float" office:value="1685.280884" calcext:value-type="float">
            <text:p>1685.280884</text:p>
          </table:table-cell>
          <table:table-cell table:number-columns-repeated="13"/>
        </table:table-row>
        <table:table-row table:style-name="ro1">
          <table:table-cell office:value-type="float" office:value="1615.116943" calcext:value-type="float">
            <text:p>1615.116943</text:p>
          </table:table-cell>
          <table:table-cell office:value-type="float" office:value="1685.828857" calcext:value-type="float">
            <text:p>1685.828857</text:p>
          </table:table-cell>
          <table:table-cell office:value-type="float" office:value="1623.477417" calcext:value-type="float">
            <text:p>1623.477417</text:p>
          </table:table-cell>
          <table:table-cell office:value-type="float" office:value="1684.320801" calcext:value-type="float">
            <text:p>1684.320801</text:p>
          </table:table-cell>
          <table:table-cell table:number-columns-repeated="13"/>
        </table:table-row>
        <table:table-row table:style-name="ro1">
          <table:table-cell office:value-type="float" office:value="1611.524414" calcext:value-type="float">
            <text:p>1611.524414</text:p>
          </table:table-cell>
          <table:table-cell office:value-type="float" office:value="1676.792236" calcext:value-type="float">
            <text:p>1676.792236</text:p>
          </table:table-cell>
          <table:table-cell office:value-type="float" office:value="1617.440186" calcext:value-type="float">
            <text:p>1617.440186</text:p>
          </table:table-cell>
          <table:table-cell office:value-type="float" office:value="1676.530029" calcext:value-type="float">
            <text:p>1676.530029</text:p>
          </table:table-cell>
          <table:table-cell table:number-columns-repeated="13"/>
        </table:table-row>
        <table:table-row table:style-name="ro1">
          <table:table-cell office:value-type="float" office:value="1609.430176" calcext:value-type="float">
            <text:p>1609.430176</text:p>
          </table:table-cell>
          <table:table-cell office:value-type="float" office:value="1665.174805" calcext:value-type="float">
            <text:p>1665.174805</text:p>
          </table:table-cell>
          <table:table-cell office:value-type="float" office:value="1613.620483" calcext:value-type="float">
            <text:p>1613.620483</text:p>
          </table:table-cell>
          <table:table-cell office:value-type="float" office:value="1664.482056" calcext:value-type="float">
            <text:p>1664.482056</text:p>
          </table:table-cell>
          <table:table-cell table:number-columns-repeated="13"/>
        </table:table-row>
        <table:table-row table:style-name="ro1">
          <table:table-cell office:value-type="float" office:value="1598.789551" calcext:value-type="float">
            <text:p>1598.789551</text:p>
          </table:table-cell>
          <table:table-cell office:value-type="float" office:value="1666.662842" calcext:value-type="float">
            <text:p>1666.662842</text:p>
          </table:table-cell>
          <table:table-cell office:value-type="float" office:value="1603.994019" calcext:value-type="float">
            <text:p>1603.994019</text:p>
          </table:table-cell>
          <table:table-cell office:value-type="float" office:value="1661.637451" calcext:value-type="float">
            <text:p>1661.637451</text:p>
          </table:table-cell>
          <table:table-cell table:number-columns-repeated="13"/>
        </table:table-row>
        <table:table-row table:style-name="ro1">
          <table:table-cell office:value-type="float" office:value="1603.39624" calcext:value-type="float">
            <text:p>1603.39624</text:p>
          </table:table-cell>
          <table:table-cell office:value-type="float" office:value="1652.62793" calcext:value-type="float">
            <text:p>1652.62793</text:p>
          </table:table-cell>
          <table:table-cell office:value-type="float" office:value="1604.049927" calcext:value-type="float">
            <text:p>1604.049927</text:p>
          </table:table-cell>
          <table:table-cell office:value-type="float" office:value="1655.561646" calcext:value-type="float">
            <text:p>1655.561646</text:p>
          </table:table-cell>
          <table:table-cell table:number-columns-repeated="13"/>
        </table:table-row>
        <table:table-row table:style-name="ro1">
          <table:table-cell office:value-type="float" office:value="1593.204468" calcext:value-type="float">
            <text:p>1593.204468</text:p>
          </table:table-cell>
          <table:table-cell office:value-type="float" office:value="1648.132202" calcext:value-type="float">
            <text:p>1648.132202</text:p>
          </table:table-cell>
          <table:table-cell office:value-type="float" office:value="1601.910767" calcext:value-type="float">
            <text:p>1601.910767</text:p>
          </table:table-cell>
          <table:table-cell office:value-type="float" office:value="1651.087036" calcext:value-type="float">
            <text:p>1651.087036</text:p>
          </table:table-cell>
          <table:table-cell table:number-columns-repeated="13"/>
        </table:table-row>
        <table:table-row table:style-name="ro1">
          <table:table-cell office:value-type="float" office:value="1593.275146" calcext:value-type="float">
            <text:p>1593.275146</text:p>
          </table:table-cell>
          <table:table-cell office:value-type="float" office:value="1641.209595" calcext:value-type="float">
            <text:p>1641.209595</text:p>
          </table:table-cell>
          <table:table-cell office:value-type="float" office:value="1599.227051" calcext:value-type="float">
            <text:p>1599.227051</text:p>
          </table:table-cell>
          <table:table-cell office:value-type="float" office:value="1644.040161" calcext:value-type="float">
            <text:p>1644.040161</text:p>
          </table:table-cell>
          <table:table-cell table:number-columns-repeated="13"/>
        </table:table-row>
        <table:table-row table:style-name="ro1">
          <table:table-cell office:value-type="float" office:value="1588.769287" calcext:value-type="float">
            <text:p>1588.769287</text:p>
          </table:table-cell>
          <table:table-cell office:value-type="float" office:value="1638.26416" calcext:value-type="float">
            <text:p>1638.26416</text:p>
          </table:table-cell>
          <table:table-cell office:value-type="float" office:value="1593.330688" calcext:value-type="float">
            <text:p>1593.330688</text:p>
          </table:table-cell>
          <table:table-cell office:value-type="float" office:value="1635.787109" calcext:value-type="float">
            <text:p>1635.787109</text:p>
          </table:table-cell>
          <table:table-cell table:number-columns-repeated="13"/>
        </table:table-row>
        <table:table-row table:style-name="ro1">
          <table:table-cell office:value-type="float" office:value="1588.432251" calcext:value-type="float">
            <text:p>1588.432251</text:p>
          </table:table-cell>
          <table:table-cell office:value-type="float" office:value="1627.28894" calcext:value-type="float">
            <text:p>1627.28894</text:p>
          </table:table-cell>
          <table:table-cell office:value-type="float" office:value="1591.261353" calcext:value-type="float">
            <text:p>1591.261353</text:p>
          </table:table-cell>
          <table:table-cell office:value-type="float" office:value="1632.439575" calcext:value-type="float">
            <text:p>1632.439575</text:p>
          </table:table-cell>
          <table:table-cell table:number-columns-repeated="13"/>
        </table:table-row>
        <table:table-row table:style-name="ro1">
          <table:table-cell office:value-type="float" office:value="1580.120483" calcext:value-type="float">
            <text:p>1580.120483</text:p>
          </table:table-cell>
          <table:table-cell office:value-type="float" office:value="1629.135864" calcext:value-type="float">
            <text:p>1629.135864</text:p>
          </table:table-cell>
          <table:table-cell office:value-type="float" office:value="1591.745239" calcext:value-type="float">
            <text:p>1591.745239</text:p>
          </table:table-cell>
          <table:table-cell office:value-type="float" office:value="1626.266968" calcext:value-type="float">
            <text:p>1626.266968</text:p>
          </table:table-cell>
          <table:table-cell table:number-columns-repeated="13"/>
        </table:table-row>
        <table:table-row table:style-name="ro1">
          <table:table-cell office:value-type="float" office:value="1584.3573" calcext:value-type="float">
            <text:p>1584.3573</text:p>
          </table:table-cell>
          <table:table-cell office:value-type="float" office:value="1621.190552" calcext:value-type="float">
            <text:p>1621.190552</text:p>
          </table:table-cell>
          <table:table-cell office:value-type="float" office:value="1584.248779" calcext:value-type="float">
            <text:p>1584.248779</text:p>
          </table:table-cell>
          <table:table-cell office:value-type="float" office:value="1621.464233" calcext:value-type="float">
            <text:p>1621.464233</text:p>
          </table:table-cell>
          <table:table-cell table:number-columns-repeated="13"/>
        </table:table-row>
        <table:table-row table:style-name="ro1">
          <table:table-cell office:value-type="float" office:value="1579.40271" calcext:value-type="float">
            <text:p>1579.40271</text:p>
          </table:table-cell>
          <table:table-cell office:value-type="float" office:value="1618.807861" calcext:value-type="float">
            <text:p>1618.807861</text:p>
          </table:table-cell>
          <table:table-cell office:value-type="float" office:value="1586.505249" calcext:value-type="float">
            <text:p>1586.505249</text:p>
          </table:table-cell>
          <table:table-cell office:value-type="float" office:value="1621.065918" calcext:value-type="float">
            <text:p>1621.065918</text:p>
          </table:table-cell>
          <table:table-cell table:number-columns-repeated="13"/>
        </table:table-row>
        <table:table-row table:style-name="ro1">
          <table:table-cell office:value-type="float" office:value="1579.50708" calcext:value-type="float">
            <text:p>1579.50708</text:p>
          </table:table-cell>
          <table:table-cell office:value-type="float" office:value="1612.384399" calcext:value-type="float">
            <text:p>1612.384399</text:p>
          </table:table-cell>
          <table:table-cell office:value-type="float" office:value="1582.67749" calcext:value-type="float">
            <text:p>1582.67749</text:p>
          </table:table-cell>
          <table:table-cell office:value-type="float" office:value="1612.273682" calcext:value-type="float">
            <text:p>1612.273682</text:p>
          </table:table-cell>
          <table:table-cell table:number-columns-repeated="13"/>
        </table:table-row>
        <table:table-row table:style-name="ro1">
          <table:table-cell office:value-type="float" office:value="1576.495972" calcext:value-type="float">
            <text:p>1576.495972</text:p>
          </table:table-cell>
          <table:table-cell office:value-type="float" office:value="1608.922119" calcext:value-type="float">
            <text:p>1608.922119</text:p>
          </table:table-cell>
          <table:table-cell office:value-type="float" office:value="1581.932983" calcext:value-type="float">
            <text:p>1581.932983</text:p>
          </table:table-cell>
          <table:table-cell office:value-type="float" office:value="1610.236084" calcext:value-type="float">
            <text:p>1610.236084</text:p>
          </table:table-cell>
          <table:table-cell table:number-columns-repeated="13"/>
        </table:table-row>
        <table:table-row table:style-name="ro1">
          <table:table-cell office:value-type="float" office:value="1575.955444" calcext:value-type="float">
            <text:p>1575.955444</text:p>
          </table:table-cell>
          <table:table-cell office:value-type="float" office:value="1608.088867" calcext:value-type="float">
            <text:p>1608.088867</text:p>
          </table:table-cell>
          <table:table-cell office:value-type="float" office:value="1579.777222" calcext:value-type="float">
            <text:p>1579.777222</text:p>
          </table:table-cell>
          <table:table-cell office:value-type="float" office:value="1614.102783" calcext:value-type="float">
            <text:p>1614.102783</text:p>
          </table:table-cell>
          <table:table-cell table:number-columns-repeated="13"/>
        </table:table-row>
        <table:table-row table:style-name="ro1">
          <table:table-cell office:value-type="float" office:value="1575.290405" calcext:value-type="float">
            <text:p>1575.290405</text:p>
          </table:table-cell>
          <table:table-cell office:value-type="float" office:value="1601.75" calcext:value-type="float">
            <text:p>1601.75</text:p>
          </table:table-cell>
          <table:table-cell office:value-type="float" office:value="1579.263794" calcext:value-type="float">
            <text:p>1579.263794</text:p>
          </table:table-cell>
          <table:table-cell office:value-type="float" office:value="1603.262573" calcext:value-type="float">
            <text:p>1603.262573</text:p>
          </table:table-cell>
          <table:table-cell table:number-columns-repeated="13"/>
        </table:table-row>
        <table:table-row table:style-name="ro1">
          <table:table-cell office:value-type="float" office:value="1574.927734" calcext:value-type="float">
            <text:p>1574.927734</text:p>
          </table:table-cell>
          <table:table-cell office:value-type="float" office:value="1600.864746" calcext:value-type="float">
            <text:p>1600.864746</text:p>
          </table:table-cell>
          <table:table-cell office:value-type="float" office:value="1579.940186" calcext:value-type="float">
            <text:p>1579.940186</text:p>
          </table:table-cell>
          <table:table-cell office:value-type="float" office:value="1603.922729" calcext:value-type="float">
            <text:p>1603.922729</text:p>
          </table:table-cell>
          <table:table-cell table:number-columns-repeated="13"/>
        </table:table-row>
        <table:table-row table:style-name="ro1">
          <table:table-cell office:value-type="float" office:value="1570.904053" calcext:value-type="float">
            <text:p>1570.904053</text:p>
          </table:table-cell>
          <table:table-cell office:value-type="float" office:value="1596.227905" calcext:value-type="float">
            <text:p>1596.227905</text:p>
          </table:table-cell>
          <table:table-cell office:value-type="float" office:value="1574.988892" calcext:value-type="float">
            <text:p>1574.988892</text:p>
          </table:table-cell>
          <table:table-cell office:value-type="float" office:value="1602.642212" calcext:value-type="float">
            <text:p>1602.642212</text:p>
          </table:table-cell>
          <table:table-cell table:number-columns-repeated="13"/>
        </table:table-row>
        <table:table-row table:style-name="ro1">
          <table:table-cell office:value-type="float" office:value="1569.486694" calcext:value-type="float">
            <text:p>1569.486694</text:p>
          </table:table-cell>
          <table:table-cell office:value-type="float" office:value="1594.950195" calcext:value-type="float">
            <text:p>1594.950195</text:p>
          </table:table-cell>
          <table:table-cell office:value-type="float" office:value="1575.828125" calcext:value-type="float">
            <text:p>1575.828125</text:p>
          </table:table-cell>
          <table:table-cell office:value-type="float" office:value="1601.954468" calcext:value-type="float">
            <text:p>1601.954468</text:p>
          </table:table-cell>
          <table:table-cell table:number-columns-repeated="13"/>
        </table:table-row>
        <table:table-row table:style-name="ro1">
          <table:table-cell office:value-type="float" office:value="1568.7323" calcext:value-type="float">
            <text:p>1568.7323</text:p>
          </table:table-cell>
          <table:table-cell office:value-type="float" office:value="1592.649292" calcext:value-type="float">
            <text:p>1592.649292</text:p>
          </table:table-cell>
          <table:table-cell office:value-type="float" office:value="1575.852661" calcext:value-type="float">
            <text:p>1575.852661</text:p>
          </table:table-cell>
          <table:table-cell office:value-type="float" office:value="1594.732422" calcext:value-type="float">
            <text:p>1594.732422</text:p>
          </table:table-cell>
          <table:table-cell table:number-columns-repeated="13"/>
        </table:table-row>
        <table:table-row table:style-name="ro1">
          <table:table-cell office:value-type="float" office:value="1568.907715" calcext:value-type="float">
            <text:p>1568.907715</text:p>
          </table:table-cell>
          <table:table-cell office:value-type="float" office:value="1589.531738" calcext:value-type="float">
            <text:p>1589.531738</text:p>
          </table:table-cell>
          <table:table-cell office:value-type="float" office:value="1574.365234" calcext:value-type="float">
            <text:p>1574.365234</text:p>
          </table:table-cell>
          <table:table-cell office:value-type="float" office:value="1592.158691" calcext:value-type="float">
            <text:p>1592.158691</text:p>
          </table:table-cell>
          <table:table-cell table:number-columns-repeated="13"/>
        </table:table-row>
        <table:table-row table:style-name="ro1">
          <table:table-cell office:value-type="float" office:value="1565.94519" calcext:value-type="float">
            <text:p>1565.94519</text:p>
          </table:table-cell>
          <table:table-cell office:value-type="float" office:value="1589.857178" calcext:value-type="float">
            <text:p>1589.857178</text:p>
          </table:table-cell>
          <table:table-cell office:value-type="float" office:value="1574.1521" calcext:value-type="float">
            <text:p>1574.1521</text:p>
          </table:table-cell>
          <table:table-cell office:value-type="float" office:value="1590.666016" calcext:value-type="float">
            <text:p>1590.666016</text:p>
          </table:table-cell>
          <table:table-cell table:number-columns-repeated="13"/>
        </table:table-row>
        <table:table-row table:style-name="ro1">
          <table:table-cell office:value-type="float" office:value="1565.36145" calcext:value-type="float">
            <text:p>1565.36145</text:p>
          </table:table-cell>
          <table:table-cell office:value-type="float" office:value="1584.662842" calcext:value-type="float">
            <text:p>1584.662842</text:p>
          </table:table-cell>
          <table:table-cell office:value-type="float" office:value="1574.019775" calcext:value-type="float">
            <text:p>1574.019775</text:p>
          </table:table-cell>
          <table:table-cell office:value-type="float" office:value="1587.526245" calcext:value-type="float">
            <text:p>1587.526245</text:p>
          </table:table-cell>
          <table:table-cell table:number-columns-repeated="13"/>
        </table:table-row>
        <table:table-row table:style-name="ro1">
          <table:table-cell office:value-type="float" office:value="1565.542603" calcext:value-type="float">
            <text:p>1565.542603</text:p>
          </table:table-cell>
          <table:table-cell office:value-type="float" office:value="1586.88623" calcext:value-type="float">
            <text:p>1586.88623</text:p>
          </table:table-cell>
          <table:table-cell office:value-type="float" office:value="1576.769653" calcext:value-type="float">
            <text:p>1576.769653</text:p>
          </table:table-cell>
          <table:table-cell office:value-type="float" office:value="1589.387817" calcext:value-type="float">
            <text:p>1589.387817</text:p>
          </table:table-cell>
          <table:table-cell table:number-columns-repeated="13"/>
        </table:table-row>
        <table:table-row table:style-name="ro1">
          <table:table-cell office:value-type="float" office:value="1562.305908" calcext:value-type="float">
            <text:p>1562.305908</text:p>
          </table:table-cell>
          <table:table-cell office:value-type="float" office:value="1581.59436" calcext:value-type="float">
            <text:p>1581.59436</text:p>
          </table:table-cell>
          <table:table-cell office:value-type="float" office:value="1574.383545" calcext:value-type="float">
            <text:p>1574.383545</text:p>
          </table:table-cell>
          <table:table-cell office:value-type="float" office:value="1586.272827" calcext:value-type="float">
            <text:p>1586.272827</text:p>
          </table:table-cell>
          <table:table-cell table:number-columns-repeated="13"/>
        </table:table-row>
        <table:table-row table:style-name="ro1">
          <table:table-cell office:value-type="float" office:value="1564.738037" calcext:value-type="float">
            <text:p>1564.738037</text:p>
          </table:table-cell>
          <table:table-cell office:value-type="float" office:value="1578.990967" calcext:value-type="float">
            <text:p>1578.990967</text:p>
          </table:table-cell>
          <table:table-cell office:value-type="float" office:value="1574.708618" calcext:value-type="float">
            <text:p>1574.708618</text:p>
          </table:table-cell>
          <table:table-cell office:value-type="float" office:value="1587.605713" calcext:value-type="float">
            <text:p>1587.605713</text:p>
          </table:table-cell>
          <table:table-cell table:number-columns-repeated="13"/>
        </table:table-row>
        <table:table-row table:style-name="ro1">
          <table:table-cell office:value-type="float" office:value="1570.411865" calcext:value-type="float">
            <text:p>1570.411865</text:p>
          </table:table-cell>
          <table:table-cell office:value-type="float" office:value="1582.890015" calcext:value-type="float">
            <text:p>1582.890015</text:p>
          </table:table-cell>
          <table:table-cell office:value-type="float" office:value="1568.931519" calcext:value-type="float">
            <text:p>1568.931519</text:p>
          </table:table-cell>
          <table:table-cell office:value-type="float" office:value="1577.583862" calcext:value-type="float">
            <text:p>1577.583862</text:p>
          </table:table-cell>
          <table:table-cell table:number-columns-repeated="13"/>
        </table:table-row>
        <table:table-row table:style-name="ro1">
          <table:table-cell office:value-type="float" office:value="1566.815308" calcext:value-type="float">
            <text:p>1566.815308</text:p>
          </table:table-cell>
          <table:table-cell office:value-type="float" office:value="1581.586426" calcext:value-type="float">
            <text:p>1581.586426</text:p>
          </table:table-cell>
          <table:table-cell office:value-type="float" office:value="1565.277588" calcext:value-type="float">
            <text:p>1565.277588</text:p>
          </table:table-cell>
          <table:table-cell office:value-type="float" office:value="1582.170654" calcext:value-type="float">
            <text:p>1582.170654</text:p>
          </table:table-cell>
          <table:table-cell table:number-columns-repeated="13"/>
        </table:table-row>
        <table:table-row table:style-name="ro1">
          <table:table-cell office:value-type="float" office:value="1569.613892" calcext:value-type="float">
            <text:p>1569.613892</text:p>
          </table:table-cell>
          <table:table-cell office:value-type="float" office:value="1579.763672" calcext:value-type="float">
            <text:p>1579.763672</text:p>
          </table:table-cell>
          <table:table-cell office:value-type="float" office:value="1572.749634" calcext:value-type="float">
            <text:p>1572.749634</text:p>
          </table:table-cell>
          <table:table-cell office:value-type="float" office:value="1577.759644" calcext:value-type="float">
            <text:p>1577.759644</text:p>
          </table:table-cell>
          <table:table-cell table:number-columns-repeated="13"/>
        </table:table-row>
        <table:table-row table:style-name="ro1">
          <table:table-cell office:value-type="float" office:value="1565.74646" calcext:value-type="float">
            <text:p>1565.74646</text:p>
          </table:table-cell>
          <table:table-cell office:value-type="float" office:value="1578.955933" calcext:value-type="float">
            <text:p>1578.955933</text:p>
          </table:table-cell>
          <table:table-cell office:value-type="float" office:value="1571.680542" calcext:value-type="float">
            <text:p>1571.680542</text:p>
          </table:table-cell>
          <table:table-cell office:value-type="float" office:value="1576.12915" calcext:value-type="float">
            <text:p>1576.12915</text:p>
          </table:table-cell>
          <table:table-cell table:number-columns-repeated="13"/>
        </table:table-row>
        <table:table-row table:style-name="ro1">
          <table:table-cell office:value-type="float" office:value="1566.678223" calcext:value-type="float">
            <text:p>1566.678223</text:p>
          </table:table-cell>
          <table:table-cell office:value-type="float" office:value="1575.631958" calcext:value-type="float">
            <text:p>1575.631958</text:p>
          </table:table-cell>
          <table:table-cell office:value-type="float" office:value="1567.759521" calcext:value-type="float">
            <text:p>1567.759521</text:p>
          </table:table-cell>
          <table:table-cell office:value-type="float" office:value="1575.142578" calcext:value-type="float">
            <text:p>1575.142578</text:p>
          </table:table-cell>
          <table:table-cell table:number-columns-repeated="13"/>
        </table:table-row>
        <table:table-row table:style-name="ro1">
          <table:table-cell office:value-type="float" office:value="1564.941162" calcext:value-type="float">
            <text:p>1564.941162</text:p>
          </table:table-cell>
          <table:table-cell office:value-type="float" office:value="1578.002686" calcext:value-type="float">
            <text:p>1578.002686</text:p>
          </table:table-cell>
          <table:table-cell office:value-type="float" office:value="1570.43457" calcext:value-type="float">
            <text:p>1570.43457</text:p>
          </table:table-cell>
          <table:table-cell office:value-type="float" office:value="1571.998535" calcext:value-type="float">
            <text:p>1571.998535</text:p>
          </table:table-cell>
          <table:table-cell table:number-columns-repeated="13"/>
        </table:table-row>
        <table:table-row table:style-name="ro1">
          <table:table-cell office:value-type="float" office:value="1568.653809" calcext:value-type="float">
            <text:p>1568.653809</text:p>
          </table:table-cell>
          <table:table-cell office:value-type="float" office:value="1573.385376" calcext:value-type="float">
            <text:p>1573.385376</text:p>
          </table:table-cell>
          <table:table-cell office:value-type="float" office:value="1568.942627" calcext:value-type="float">
            <text:p>1568.942627</text:p>
          </table:table-cell>
          <table:table-cell office:value-type="float" office:value="1571.450073" calcext:value-type="float">
            <text:p>1571.450073</text:p>
          </table:table-cell>
          <table:table-cell table:number-columns-repeated="13"/>
        </table:table-row>
        <table:table-row table:style-name="ro1">
          <table:table-cell office:value-type="float" office:value="1569.397705" calcext:value-type="float">
            <text:p>1569.397705</text:p>
          </table:table-cell>
          <table:table-cell office:value-type="float" office:value="1572.1698" calcext:value-type="float">
            <text:p>1572.1698</text:p>
          </table:table-cell>
          <table:table-cell office:value-type="float" office:value="1567.145874" calcext:value-type="float">
            <text:p>1567.145874</text:p>
          </table:table-cell>
          <table:table-cell office:value-type="float" office:value="1573.165283" calcext:value-type="float">
            <text:p>1573.165283</text:p>
          </table:table-cell>
          <table:table-cell table:number-columns-repeated="13"/>
        </table:table-row>
        <table:table-row table:style-name="ro1">
          <table:table-cell office:value-type="float" office:value="1563.95105" calcext:value-type="float">
            <text:p>1563.95105</text:p>
          </table:table-cell>
          <table:table-cell office:value-type="float" office:value="1573.402832" calcext:value-type="float">
            <text:p>1573.402832</text:p>
          </table:table-cell>
          <table:table-cell office:value-type="float" office:value="1563.220459" calcext:value-type="float">
            <text:p>1563.220459</text:p>
          </table:table-cell>
          <table:table-cell office:value-type="float" office:value="1573.066772" calcext:value-type="float">
            <text:p>1573.066772</text:p>
          </table:table-cell>
          <table:table-cell table:number-columns-repeated="13"/>
        </table:table-row>
        <table:table-row table:style-name="ro1">
          <table:table-cell office:value-type="float" office:value="1562.771362" calcext:value-type="float">
            <text:p>1562.771362</text:p>
          </table:table-cell>
          <table:table-cell office:value-type="float" office:value="1576.23645" calcext:value-type="float">
            <text:p>1576.23645</text:p>
          </table:table-cell>
          <table:table-cell office:value-type="float" office:value="1564.617676" calcext:value-type="float">
            <text:p>1564.617676</text:p>
          </table:table-cell>
          <table:table-cell office:value-type="float" office:value="1573.569946" calcext:value-type="float">
            <text:p>1573.569946</text:p>
          </table:table-cell>
          <table:table-cell table:number-columns-repeated="13"/>
        </table:table-row>
        <table:table-row table:style-name="ro1">
          <table:table-cell office:value-type="float" office:value="1564.191162" calcext:value-type="float">
            <text:p>1564.191162</text:p>
          </table:table-cell>
          <table:table-cell office:value-type="float" office:value="1573.874268" calcext:value-type="float">
            <text:p>1573.874268</text:p>
          </table:table-cell>
          <table:table-cell office:value-type="float" office:value="1566.829956" calcext:value-type="float">
            <text:p>1566.829956</text:p>
          </table:table-cell>
          <table:table-cell office:value-type="float" office:value="1570.814453" calcext:value-type="float">
            <text:p>1570.814453</text:p>
          </table:table-cell>
          <table:table-cell table:number-columns-repeated="13"/>
        </table:table-row>
        <table:table-row table:style-name="ro1">
          <table:table-cell office:value-type="float" office:value="1564.064697" calcext:value-type="float">
            <text:p>1564.064697</text:p>
          </table:table-cell>
          <table:table-cell office:value-type="float" office:value="1574.0354" calcext:value-type="float">
            <text:p>1574.0354</text:p>
          </table:table-cell>
          <table:table-cell office:value-type="float" office:value="1562.986328" calcext:value-type="float">
            <text:p>1562.986328</text:p>
          </table:table-cell>
          <table:table-cell office:value-type="float" office:value="1574.049072" calcext:value-type="float">
            <text:p>1574.049072</text:p>
          </table:table-cell>
          <table:table-cell table:number-columns-repeated="13"/>
        </table:table-row>
        <table:table-row table:style-name="ro1">
          <table:table-cell office:value-type="float" office:value="1565.40271" calcext:value-type="float">
            <text:p>1565.40271</text:p>
          </table:table-cell>
          <table:table-cell office:value-type="float" office:value="1569.007935" calcext:value-type="float">
            <text:p>1569.007935</text:p>
          </table:table-cell>
          <table:table-cell office:value-type="float" office:value="1561.692139" calcext:value-type="float">
            <text:p>1561.692139</text:p>
          </table:table-cell>
          <table:table-cell office:value-type="float" office:value="1573.150635" calcext:value-type="float">
            <text:p>1573.150635</text:p>
          </table:table-cell>
          <table:table-cell table:number-columns-repeated="13"/>
        </table:table-row>
        <table:table-row table:style-name="ro1">
          <table:table-cell office:value-type="float" office:value="1568.180542" calcext:value-type="float">
            <text:p>1568.180542</text:p>
          </table:table-cell>
          <table:table-cell office:value-type="float" office:value="1570.382202" calcext:value-type="float">
            <text:p>1570.382202</text:p>
          </table:table-cell>
          <table:table-cell office:value-type="float" office:value="1565.44519" calcext:value-type="float">
            <text:p>1565.44519</text:p>
          </table:table-cell>
          <table:table-cell office:value-type="float" office:value="1573.364624" calcext:value-type="float">
            <text:p>1573.364624</text:p>
          </table:table-cell>
          <table:table-cell table:number-columns-repeated="13"/>
        </table:table-row>
        <table:table-row table:style-name="ro1">
          <table:table-cell office:value-type="float" office:value="1566.171265" calcext:value-type="float">
            <text:p>1566.171265</text:p>
          </table:table-cell>
          <table:table-cell office:value-type="float" office:value="1569.168335" calcext:value-type="float">
            <text:p>1569.168335</text:p>
          </table:table-cell>
          <table:table-cell office:value-type="float" office:value="1564.725952" calcext:value-type="float">
            <text:p>1564.725952</text:p>
          </table:table-cell>
          <table:table-cell office:value-type="float" office:value="1572.261597" calcext:value-type="float">
            <text:p>1572.261597</text:p>
          </table:table-cell>
          <table:table-cell table:number-columns-repeated="13"/>
        </table:table-row>
        <table:table-row table:style-name="ro1">
          <table:table-cell office:value-type="float" office:value="1576.963257" calcext:value-type="float">
            <text:p>1576.963257</text:p>
          </table:table-cell>
          <table:table-cell office:value-type="float" office:value="1587.068726" calcext:value-type="float">
            <text:p>1587.068726</text:p>
          </table:table-cell>
          <table:table-cell office:value-type="float" office:value="1553.586182" calcext:value-type="float">
            <text:p>1553.586182</text:p>
          </table:table-cell>
          <table:table-cell office:value-type="float" office:value="1554.675537" calcext:value-type="float">
            <text:p>1554.675537</text:p>
          </table:table-cell>
          <table:table-cell table:number-columns-repeated="13"/>
        </table:table-row>
        <table:table-row table:style-name="ro1">
          <table:table-cell office:value-type="float" office:value="1588.330444" calcext:value-type="float">
            <text:p>1588.330444</text:p>
          </table:table-cell>
          <table:table-cell office:value-type="float" office:value="1631.931396" calcext:value-type="float">
            <text:p>1631.931396</text:p>
          </table:table-cell>
          <table:table-cell office:value-type="float" office:value="1514.678101" calcext:value-type="float">
            <text:p>1514.678101</text:p>
          </table:table-cell>
          <table:table-cell office:value-type="float" office:value="1528.352539" calcext:value-type="float">
            <text:p>1528.352539</text:p>
          </table:table-cell>
          <table:table-cell table:number-columns-repeated="13"/>
        </table:table-row>
        <table:table-row table:style-name="ro1">
          <table:table-cell office:value-type="float" office:value="1605.540405" calcext:value-type="float">
            <text:p>1605.540405</text:p>
          </table:table-cell>
          <table:table-cell office:value-type="float" office:value="1643.255005" calcext:value-type="float">
            <text:p>1643.255005</text:p>
          </table:table-cell>
          <table:table-cell office:value-type="float" office:value="1532.411621" calcext:value-type="float">
            <text:p>1532.411621</text:p>
          </table:table-cell>
          <table:table-cell office:value-type="float" office:value="1527.243652" calcext:value-type="float">
            <text:p>1527.243652</text:p>
          </table:table-cell>
          <table:table-cell table:number-columns-repeated="13"/>
        </table:table-row>
        <table:table-row table:style-name="ro1">
          <table:table-cell office:value-type="float" office:value="1635.873169" calcext:value-type="float">
            <text:p>1635.873169</text:p>
          </table:table-cell>
          <table:table-cell office:value-type="float" office:value="1665.731567" calcext:value-type="float">
            <text:p>1665.731567</text:p>
          </table:table-cell>
          <table:table-cell office:value-type="float" office:value="1562.064087" calcext:value-type="float">
            <text:p>1562.064087</text:p>
          </table:table-cell>
          <table:table-cell office:value-type="float" office:value="1547.749634" calcext:value-type="float">
            <text:p>1547.749634</text:p>
          </table:table-cell>
          <table:table-cell table:number-columns-repeated="13"/>
        </table:table-row>
        <table:table-row table:style-name="ro1">
          <table:table-cell office:value-type="float" office:value="1670.791138" calcext:value-type="float">
            <text:p>1670.791138</text:p>
          </table:table-cell>
          <table:table-cell office:value-type="float" office:value="1684.865723" calcext:value-type="float">
            <text:p>1684.865723</text:p>
          </table:table-cell>
          <table:table-cell office:value-type="float" office:value="1603.354248" calcext:value-type="float">
            <text:p>1603.354248</text:p>
          </table:table-cell>
          <table:table-cell office:value-type="float" office:value="1613.899902" calcext:value-type="float">
            <text:p>1613.899902</text:p>
          </table:table-cell>
          <table:table-cell table:number-columns-repeated="13"/>
        </table:table-row>
        <table:table-row table:style-name="ro1">
          <table:table-cell office:value-type="float" office:value="1706.363281" calcext:value-type="float">
            <text:p>1706.363281</text:p>
          </table:table-cell>
          <table:table-cell office:value-type="float" office:value="1665.347412" calcext:value-type="float">
            <text:p>1665.347412</text:p>
          </table:table-cell>
          <table:table-cell office:value-type="float" office:value="1651.582886" calcext:value-type="float">
            <text:p>1651.582886</text:p>
          </table:table-cell>
          <table:table-cell office:value-type="float" office:value="1646.246094" calcext:value-type="float">
            <text:p>1646.246094</text:p>
          </table:table-cell>
          <table:table-cell table:number-columns-repeated="13"/>
        </table:table-row>
        <table:table-row table:style-name="ro1">
          <table:table-cell office:value-type="float" office:value="1681.64917" calcext:value-type="float">
            <text:p>1681.64917</text:p>
          </table:table-cell>
          <table:table-cell office:value-type="float" office:value="1738.444702" calcext:value-type="float">
            <text:p>1738.444702</text:p>
          </table:table-cell>
          <table:table-cell office:value-type="float" office:value="1681.528198" calcext:value-type="float">
            <text:p>1681.528198</text:p>
          </table:table-cell>
          <table:table-cell office:value-type="float" office:value="1727.272461" calcext:value-type="float">
            <text:p>1727.272461</text:p>
          </table:table-cell>
          <table:table-cell table:number-columns-repeated="13"/>
        </table:table-row>
        <table:table-row table:style-name="ro1">
          <table:table-cell office:value-type="float" office:value="1651.184082" calcext:value-type="float">
            <text:p>1651.184082</text:p>
          </table:table-cell>
          <table:table-cell office:value-type="float" office:value="1734.079956" calcext:value-type="float">
            <text:p>1734.079956</text:p>
          </table:table-cell>
          <table:table-cell office:value-type="float" office:value="1690.421265" calcext:value-type="float">
            <text:p>1690.421265</text:p>
          </table:table-cell>
          <table:table-cell office:value-type="float" office:value="1735.973389" calcext:value-type="float">
            <text:p>1735.973389</text:p>
          </table:table-cell>
          <table:table-cell table:number-columns-repeated="13"/>
        </table:table-row>
        <table:table-row table:style-name="ro1">
          <table:table-cell office:value-type="float" office:value="1665.267212" calcext:value-type="float">
            <text:p>1665.267212</text:p>
          </table:table-cell>
          <table:table-cell office:value-type="float" office:value="1729.510254" calcext:value-type="float">
            <text:p>1729.510254</text:p>
          </table:table-cell>
          <table:table-cell office:value-type="float" office:value="1677.398682" calcext:value-type="float">
            <text:p>1677.398682</text:p>
          </table:table-cell>
          <table:table-cell office:value-type="float" office:value="1728.907715" calcext:value-type="float">
            <text:p>1728.907715</text:p>
          </table:table-cell>
          <table:table-cell table:number-columns-repeated="13"/>
        </table:table-row>
        <table:table-row table:style-name="ro1">
          <table:table-cell office:value-type="float" office:value="1662.312866" calcext:value-type="float">
            <text:p>1662.312866</text:p>
          </table:table-cell>
          <table:table-cell office:value-type="float" office:value="1719.228516" calcext:value-type="float">
            <text:p>1719.228516</text:p>
          </table:table-cell>
          <table:table-cell office:value-type="float" office:value="1660.240723" calcext:value-type="float">
            <text:p>1660.240723</text:p>
          </table:table-cell>
          <table:table-cell office:value-type="float" office:value="1727.908325" calcext:value-type="float">
            <text:p>1727.908325</text:p>
          </table:table-cell>
          <table:table-cell table:number-columns-repeated="13"/>
        </table:table-row>
        <table:table-row table:style-name="ro1">
          <table:table-cell office:value-type="float" office:value="1640.570068" calcext:value-type="float">
            <text:p>1640.570068</text:p>
          </table:table-cell>
          <table:table-cell office:value-type="float" office:value="1703.686035" calcext:value-type="float">
            <text:p>1703.686035</text:p>
          </table:table-cell>
          <table:table-cell office:value-type="float" office:value="1643.102173" calcext:value-type="float">
            <text:p>1643.102173</text:p>
          </table:table-cell>
          <table:table-cell office:value-type="float" office:value="1711.048218" calcext:value-type="float">
            <text:p>1711.048218</text:p>
          </table:table-cell>
          <table:table-cell table:number-columns-repeated="13"/>
        </table:table-row>
        <table:table-row table:style-name="ro1">
          <table:table-cell office:value-type="float" office:value="1621.07605" calcext:value-type="float">
            <text:p>1621.07605</text:p>
          </table:table-cell>
          <table:table-cell office:value-type="float" office:value="1700.317139" calcext:value-type="float">
            <text:p>1700.317139</text:p>
          </table:table-cell>
          <table:table-cell office:value-type="float" office:value="1630.864136" calcext:value-type="float">
            <text:p>1630.864136</text:p>
          </table:table-cell>
          <table:table-cell office:value-type="float" office:value="1699.116577" calcext:value-type="float">
            <text:p>1699.116577</text:p>
          </table:table-cell>
          <table:table-cell table:number-columns-repeated="13"/>
        </table:table-row>
        <table:table-row table:style-name="ro1">
          <table:table-cell office:value-type="float" office:value="1603.637329" calcext:value-type="float">
            <text:p>1603.637329</text:p>
          </table:table-cell>
          <table:table-cell office:value-type="float" office:value="1692.195923" calcext:value-type="float">
            <text:p>1692.195923</text:p>
          </table:table-cell>
          <table:table-cell office:value-type="float" office:value="1606.098145" calcext:value-type="float">
            <text:p>1606.098145</text:p>
          </table:table-cell>
          <table:table-cell office:value-type="float" office:value="1686.613281" calcext:value-type="float">
            <text:p>1686.613281</text:p>
          </table:table-cell>
          <table:table-cell table:number-columns-repeated="13"/>
        </table:table-row>
        <table:table-row table:style-name="ro1">
          <table:table-cell office:value-type="float" office:value="1606.713135" calcext:value-type="float">
            <text:p>1606.713135</text:p>
          </table:table-cell>
          <table:table-cell office:value-type="float" office:value="1667.11438" calcext:value-type="float">
            <text:p>1667.11438</text:p>
          </table:table-cell>
          <table:table-cell office:value-type="float" office:value="1605.149902" calcext:value-type="float">
            <text:p>1605.149902</text:p>
          </table:table-cell>
          <table:table-cell office:value-type="float" office:value="1660.490845" calcext:value-type="float">
            <text:p>1660.490845</text:p>
          </table:table-cell>
          <table:table-cell table:number-columns-repeated="13"/>
        </table:table-row>
        <table:table-row table:style-name="ro1">
          <table:table-cell office:value-type="float" office:value="1608.281006" calcext:value-type="float">
            <text:p>1608.281006</text:p>
          </table:table-cell>
          <table:table-cell office:value-type="float" office:value="1647.571411" calcext:value-type="float">
            <text:p>1647.571411</text:p>
          </table:table-cell>
          <table:table-cell office:value-type="float" office:value="1591.151367" calcext:value-type="float">
            <text:p>1591.151367</text:p>
          </table:table-cell>
          <table:table-cell office:value-type="float" office:value="1664.51709" calcext:value-type="float">
            <text:p>1664.51709</text:p>
          </table:table-cell>
          <table:table-cell table:number-columns-repeated="13"/>
        </table:table-row>
        <table:table-row table:style-name="ro1">
          <table:table-cell office:value-type="float" office:value="1590.930908" calcext:value-type="float">
            <text:p>1590.930908</text:p>
          </table:table-cell>
          <table:table-cell office:value-type="float" office:value="1644.486694" calcext:value-type="float">
            <text:p>1644.486694</text:p>
          </table:table-cell>
          <table:table-cell office:value-type="float" office:value="1606.561646" calcext:value-type="float">
            <text:p>1606.561646</text:p>
          </table:table-cell>
          <table:table-cell office:value-type="float" office:value="1647.089355" calcext:value-type="float">
            <text:p>1647.089355</text:p>
          </table:table-cell>
          <table:table-cell table:number-columns-repeated="13"/>
        </table:table-row>
        <table:table-row table:style-name="ro1">
          <table:table-cell office:value-type="float" office:value="1602.138428" calcext:value-type="float">
            <text:p>1602.138428</text:p>
          </table:table-cell>
          <table:table-cell office:value-type="float" office:value="1643.0354" calcext:value-type="float">
            <text:p>1643.0354</text:p>
          </table:table-cell>
          <table:table-cell office:value-type="float" office:value="1599.989014" calcext:value-type="float">
            <text:p>1599.989014</text:p>
          </table:table-cell>
          <table:table-cell office:value-type="float" office:value="1638.749634" calcext:value-type="float">
            <text:p>1638.749634</text:p>
          </table:table-cell>
          <table:table-cell table:number-columns-repeated="13"/>
        </table:table-row>
        <table:table-row table:style-name="ro1">
          <table:table-cell office:value-type="float" office:value="1595.873413" calcext:value-type="float">
            <text:p>1595.873413</text:p>
          </table:table-cell>
          <table:table-cell office:value-type="float" office:value="1634.86377" calcext:value-type="float">
            <text:p>1634.86377</text:p>
          </table:table-cell>
          <table:table-cell office:value-type="float" office:value="1589.631592" calcext:value-type="float">
            <text:p>1589.631592</text:p>
          </table:table-cell>
          <table:table-cell office:value-type="float" office:value="1642.994629" calcext:value-type="float">
            <text:p>1642.994629</text:p>
          </table:table-cell>
          <table:table-cell table:number-columns-repeated="13"/>
        </table:table-row>
        <table:table-row table:style-name="ro1">
          <table:table-cell office:value-type="float" office:value="1590.337402" calcext:value-type="float">
            <text:p>1590.337402</text:p>
          </table:table-cell>
          <table:table-cell office:value-type="float" office:value="1631.190796" calcext:value-type="float">
            <text:p>1631.190796</text:p>
          </table:table-cell>
          <table:table-cell office:value-type="float" office:value="1591.663574" calcext:value-type="float">
            <text:p>1591.663574</text:p>
          </table:table-cell>
          <table:table-cell office:value-type="float" office:value="1633.211304" calcext:value-type="float">
            <text:p>1633.211304</text:p>
          </table:table-cell>
          <table:table-cell table:number-columns-repeated="13"/>
        </table:table-row>
        <table:table-row table:style-name="ro1">
          <table:table-cell office:value-type="float" office:value="1596.107666" calcext:value-type="float">
            <text:p>1596.107666</text:p>
          </table:table-cell>
          <table:table-cell office:value-type="float" office:value="1623.84436" calcext:value-type="float">
            <text:p>1623.84436</text:p>
          </table:table-cell>
          <table:table-cell office:value-type="float" office:value="1591.314209" calcext:value-type="float">
            <text:p>1591.314209</text:p>
          </table:table-cell>
          <table:table-cell office:value-type="float" office:value="1623.546387" calcext:value-type="float">
            <text:p>1623.546387</text:p>
          </table:table-cell>
          <table:table-cell table:number-columns-repeated="13"/>
        </table:table-row>
        <table:table-row table:style-name="ro1">
          <table:table-cell office:value-type="float" office:value="1584.517456" calcext:value-type="float">
            <text:p>1584.517456</text:p>
          </table:table-cell>
          <table:table-cell office:value-type="float" office:value="1622.892944" calcext:value-type="float">
            <text:p>1622.892944</text:p>
          </table:table-cell>
          <table:table-cell office:value-type="float" office:value="1585.984741" calcext:value-type="float">
            <text:p>1585.984741</text:p>
          </table:table-cell>
          <table:table-cell office:value-type="float" office:value="1619.912231" calcext:value-type="float">
            <text:p>1619.912231</text:p>
          </table:table-cell>
          <table:table-cell table:number-columns-repeated="13"/>
        </table:table-row>
        <table:table-row table:style-name="ro1">
          <table:table-cell office:value-type="float" office:value="1583.761841" calcext:value-type="float">
            <text:p>1583.761841</text:p>
          </table:table-cell>
          <table:table-cell office:value-type="float" office:value="1619.627197" calcext:value-type="float">
            <text:p>1619.627197</text:p>
          </table:table-cell>
          <table:table-cell office:value-type="float" office:value="1581.647705" calcext:value-type="float">
            <text:p>1581.647705</text:p>
          </table:table-cell>
          <table:table-cell office:value-type="float" office:value="1616.874756" calcext:value-type="float">
            <text:p>1616.874756</text:p>
          </table:table-cell>
          <table:table-cell table:number-columns-repeated="13"/>
        </table:table-row>
        <table:table-row table:style-name="ro1">
          <table:table-cell office:value-type="float" office:value="1581.526001" calcext:value-type="float">
            <text:p>1581.526001</text:p>
          </table:table-cell>
          <table:table-cell office:value-type="float" office:value="1615.469238" calcext:value-type="float">
            <text:p>1615.469238</text:p>
          </table:table-cell>
          <table:table-cell office:value-type="float" office:value="1579.719482" calcext:value-type="float">
            <text:p>1579.719482</text:p>
          </table:table-cell>
          <table:table-cell office:value-type="float" office:value="1613.550903" calcext:value-type="float">
            <text:p>1613.550903</text:p>
          </table:table-cell>
          <table:table-cell table:number-columns-repeated="13"/>
        </table:table-row>
        <table:table-row table:style-name="ro1">
          <table:table-cell office:value-type="float" office:value="1581.080322" calcext:value-type="float">
            <text:p>1581.080322</text:p>
          </table:table-cell>
          <table:table-cell office:value-type="float" office:value="1608.719604" calcext:value-type="float">
            <text:p>1608.719604</text:p>
          </table:table-cell>
          <table:table-cell office:value-type="float" office:value="1580.382324" calcext:value-type="float">
            <text:p>1580.382324</text:p>
          </table:table-cell>
          <table:table-cell office:value-type="float" office:value="1607.987061" calcext:value-type="float">
            <text:p>1607.987061</text:p>
          </table:table-cell>
          <table:table-cell table:number-columns-repeated="13"/>
        </table:table-row>
        <table:table-row table:style-name="ro1">
          <table:table-cell office:value-type="float" office:value="1581.262451" calcext:value-type="float">
            <text:p>1581.262451</text:p>
          </table:table-cell>
          <table:table-cell office:value-type="float" office:value="1609.561523" calcext:value-type="float">
            <text:p>1609.561523</text:p>
          </table:table-cell>
          <table:table-cell office:value-type="float" office:value="1579.475586" calcext:value-type="float">
            <text:p>1579.475586</text:p>
          </table:table-cell>
          <table:table-cell office:value-type="float" office:value="1604.389771" calcext:value-type="float">
            <text:p>1604.389771</text:p>
          </table:table-cell>
          <table:table-cell table:number-columns-repeated="13"/>
        </table:table-row>
        <table:table-row table:style-name="ro1">
          <table:table-cell office:value-type="float" office:value="1577.776855" calcext:value-type="float">
            <text:p>1577.776855</text:p>
          </table:table-cell>
          <table:table-cell office:value-type="float" office:value="1604.830322" calcext:value-type="float">
            <text:p>1604.830322</text:p>
          </table:table-cell>
          <table:table-cell office:value-type="float" office:value="1572.218262" calcext:value-type="float">
            <text:p>1572.218262</text:p>
          </table:table-cell>
          <table:table-cell office:value-type="float" office:value="1607.827271" calcext:value-type="float">
            <text:p>1607.827271</text:p>
          </table:table-cell>
          <table:table-cell table:number-columns-repeated="13"/>
        </table:table-row>
        <table:table-row table:style-name="ro1">
          <table:table-cell office:value-type="float" office:value="1574.905884" calcext:value-type="float">
            <text:p>1574.905884</text:p>
          </table:table-cell>
          <table:table-cell office:value-type="float" office:value="1603.751343" calcext:value-type="float">
            <text:p>1603.751343</text:p>
          </table:table-cell>
          <table:table-cell office:value-type="float" office:value="1577.151733" calcext:value-type="float">
            <text:p>1577.151733</text:p>
          </table:table-cell>
          <table:table-cell office:value-type="float" office:value="1596.951172" calcext:value-type="float">
            <text:p>1596.951172</text:p>
          </table:table-cell>
          <table:table-cell table:number-columns-repeated="13"/>
        </table:table-row>
        <table:table-row table:style-name="ro1">
          <table:table-cell office:value-type="float" office:value="1577.93811" calcext:value-type="float">
            <text:p>1577.93811</text:p>
          </table:table-cell>
          <table:table-cell office:value-type="float" office:value="1595.786377" calcext:value-type="float">
            <text:p>1595.786377</text:p>
          </table:table-cell>
          <table:table-cell office:value-type="float" office:value="1574.809082" calcext:value-type="float">
            <text:p>1574.809082</text:p>
          </table:table-cell>
          <table:table-cell office:value-type="float" office:value="1591.587891" calcext:value-type="float">
            <text:p>1591.587891</text:p>
          </table:table-cell>
          <table:table-cell table:number-columns-repeated="13"/>
        </table:table-row>
        <table:table-row table:style-name="ro1">
          <table:table-cell office:value-type="float" office:value="1573.038574" calcext:value-type="float">
            <text:p>1573.038574</text:p>
          </table:table-cell>
          <table:table-cell office:value-type="float" office:value="1597.619019" calcext:value-type="float">
            <text:p>1597.619019</text:p>
          </table:table-cell>
          <table:table-cell office:value-type="float" office:value="1570.217651" calcext:value-type="float">
            <text:p>1570.217651</text:p>
          </table:table-cell>
          <table:table-cell office:value-type="float" office:value="1593.940918" calcext:value-type="float">
            <text:p>1593.940918</text:p>
          </table:table-cell>
          <table:table-cell table:number-columns-repeated="13"/>
        </table:table-row>
        <table:table-row table:style-name="ro1">
          <table:table-cell office:value-type="float" office:value="1572.661743" calcext:value-type="float">
            <text:p>1572.661743</text:p>
          </table:table-cell>
          <table:table-cell office:value-type="float" office:value="1599.181885" calcext:value-type="float">
            <text:p>1599.181885</text:p>
          </table:table-cell>
          <table:table-cell office:value-type="float" office:value="1570.258789" calcext:value-type="float">
            <text:p>1570.258789</text:p>
          </table:table-cell>
          <table:table-cell office:value-type="float" office:value="1591.360596" calcext:value-type="float">
            <text:p>1591.360596</text:p>
          </table:table-cell>
          <table:table-cell table:number-columns-repeated="13"/>
        </table:table-row>
        <table:table-row table:style-name="ro1">
          <table:table-cell office:value-type="float" office:value="1577.170654" calcext:value-type="float">
            <text:p>1577.170654</text:p>
          </table:table-cell>
          <table:table-cell office:value-type="float" office:value="1591.827515" calcext:value-type="float">
            <text:p>1591.827515</text:p>
          </table:table-cell>
          <table:table-cell office:value-type="float" office:value="1569.034912" calcext:value-type="float">
            <text:p>1569.034912</text:p>
          </table:table-cell>
          <table:table-cell office:value-type="float" office:value="1589.597412" calcext:value-type="float">
            <text:p>1589.597412</text:p>
          </table:table-cell>
          <table:table-cell table:number-columns-repeated="13"/>
        </table:table-row>
        <table:table-row table:style-name="ro1">
          <table:table-cell office:value-type="float" office:value="1574.174683" calcext:value-type="float">
            <text:p>1574.174683</text:p>
          </table:table-cell>
          <table:table-cell office:value-type="float" office:value="1590.164551" calcext:value-type="float">
            <text:p>1590.164551</text:p>
          </table:table-cell>
          <table:table-cell office:value-type="float" office:value="1570.000244" calcext:value-type="float">
            <text:p>1570.000244</text:p>
          </table:table-cell>
          <table:table-cell office:value-type="float" office:value="1581.987061" calcext:value-type="float">
            <text:p>1581.987061</text:p>
          </table:table-cell>
          <table:table-cell table:number-columns-repeated="13"/>
        </table:table-row>
        <table:table-row table:style-name="ro1">
          <table:table-cell office:value-type="float" office:value="1575.159912" calcext:value-type="float">
            <text:p>1575.159912</text:p>
          </table:table-cell>
          <table:table-cell office:value-type="float" office:value="1591.648193" calcext:value-type="float">
            <text:p>1591.648193</text:p>
          </table:table-cell>
          <table:table-cell office:value-type="float" office:value="1566.646362" calcext:value-type="float">
            <text:p>1566.646362</text:p>
          </table:table-cell>
          <table:table-cell office:value-type="float" office:value="1584.174683" calcext:value-type="float">
            <text:p>1584.174683</text:p>
          </table:table-cell>
          <table:table-cell table:number-columns-repeated="13"/>
        </table:table-row>
        <table:table-row table:style-name="ro1">
          <table:table-cell office:value-type="float" office:value="1574.264038" calcext:value-type="float">
            <text:p>1574.264038</text:p>
          </table:table-cell>
          <table:table-cell office:value-type="float" office:value="1586.944092" calcext:value-type="float">
            <text:p>1586.944092</text:p>
          </table:table-cell>
          <table:table-cell office:value-type="float" office:value="1565.883667" calcext:value-type="float">
            <text:p>1565.883667</text:p>
          </table:table-cell>
          <table:table-cell office:value-type="float" office:value="1582.574341" calcext:value-type="float">
            <text:p>1582.574341</text:p>
          </table:table-cell>
          <table:table-cell table:number-columns-repeated="13"/>
        </table:table-row>
        <table:table-row table:style-name="ro1">
          <table:table-cell office:value-type="float" office:value="1571.520508" calcext:value-type="float">
            <text:p>1571.520508</text:p>
          </table:table-cell>
          <table:table-cell office:value-type="float" office:value="1584.686646" calcext:value-type="float">
            <text:p>1584.686646</text:p>
          </table:table-cell>
          <table:table-cell office:value-type="float" office:value="1560.390381" calcext:value-type="float">
            <text:p>1560.390381</text:p>
          </table:table-cell>
          <table:table-cell office:value-type="float" office:value="1582.411499" calcext:value-type="float">
            <text:p>1582.411499</text:p>
          </table:table-cell>
          <table:table-cell table:number-columns-repeated="13"/>
        </table:table-row>
        <table:table-row table:style-name="ro1">
          <table:table-cell office:value-type="float" office:value="1571.780396" calcext:value-type="float">
            <text:p>1571.780396</text:p>
          </table:table-cell>
          <table:table-cell office:value-type="float" office:value="1584.252075" calcext:value-type="float">
            <text:p>1584.252075</text:p>
          </table:table-cell>
          <table:table-cell office:value-type="float" office:value="1563.259766" calcext:value-type="float">
            <text:p>1563.259766</text:p>
          </table:table-cell>
          <table:table-cell office:value-type="float" office:value="1578.546509" calcext:value-type="float">
            <text:p>1578.546509</text:p>
          </table:table-cell>
          <table:table-cell table:number-columns-repeated="13"/>
        </table:table-row>
        <table:table-row table:style-name="ro1">
          <table:table-cell office:value-type="float" office:value="1567.843384" calcext:value-type="float">
            <text:p>1567.843384</text:p>
          </table:table-cell>
          <table:table-cell office:value-type="float" office:value="1574.497437" calcext:value-type="float">
            <text:p>1574.497437</text:p>
          </table:table-cell>
          <table:table-cell office:value-type="float" office:value="1572.812256" calcext:value-type="float">
            <text:p>1572.812256</text:p>
          </table:table-cell>
          <table:table-cell office:value-type="float" office:value="1583.678101" calcext:value-type="float">
            <text:p>1583.678101</text:p>
          </table:table-cell>
          <table:table-cell table:number-columns-repeated="13"/>
        </table:table-row>
        <table:table-row table:style-name="ro1">
          <table:table-cell office:value-type="float" office:value="1569.539185" calcext:value-type="float">
            <text:p>1569.539185</text:p>
          </table:table-cell>
          <table:table-cell office:value-type="float" office:value="1574.903198" calcext:value-type="float">
            <text:p>1574.903198</text:p>
          </table:table-cell>
          <table:table-cell office:value-type="float" office:value="1570.500854" calcext:value-type="float">
            <text:p>1570.500854</text:p>
          </table:table-cell>
          <table:table-cell office:value-type="float" office:value="1576.535889" calcext:value-type="float">
            <text:p>1576.535889</text:p>
          </table:table-cell>
          <table:table-cell table:number-columns-repeated="13"/>
        </table:table-row>
        <table:table-row table:style-name="ro1">
          <table:table-cell office:value-type="float" office:value="1567.203613" calcext:value-type="float">
            <text:p>1567.203613</text:p>
          </table:table-cell>
          <table:table-cell office:value-type="float" office:value="1575.684082" calcext:value-type="float">
            <text:p>1575.684082</text:p>
          </table:table-cell>
          <table:table-cell office:value-type="float" office:value="1568.750244" calcext:value-type="float">
            <text:p>1568.750244</text:p>
          </table:table-cell>
          <table:table-cell office:value-type="float" office:value="1575.830811" calcext:value-type="float">
            <text:p>1575.830811</text:p>
          </table:table-cell>
          <table:table-cell table:number-columns-repeated="13"/>
        </table:table-row>
        <table:table-row table:style-name="ro1">
          <table:table-cell office:value-type="float" office:value="1568.178223" calcext:value-type="float">
            <text:p>1568.178223</text:p>
          </table:table-cell>
          <table:table-cell office:value-type="float" office:value="1572.605347" calcext:value-type="float">
            <text:p>1572.605347</text:p>
          </table:table-cell>
          <table:table-cell office:value-type="float" office:value="1560.372192" calcext:value-type="float">
            <text:p>1560.372192</text:p>
          </table:table-cell>
          <table:table-cell office:value-type="float" office:value="1578.877686" calcext:value-type="float">
            <text:p>1578.877686</text:p>
          </table:table-cell>
          <table:table-cell table:number-columns-repeated="13"/>
        </table:table-row>
        <table:table-row table:style-name="ro1">
          <table:table-cell office:value-type="float" office:value="1568.027222" calcext:value-type="float">
            <text:p>1568.027222</text:p>
          </table:table-cell>
          <table:table-cell office:value-type="float" office:value="1576.116943" calcext:value-type="float">
            <text:p>1576.116943</text:p>
          </table:table-cell>
          <table:table-cell office:value-type="float" office:value="1566.626221" calcext:value-type="float">
            <text:p>1566.626221</text:p>
          </table:table-cell>
          <table:table-cell office:value-type="float" office:value="1574.012085" calcext:value-type="float">
            <text:p>1574.012085</text:p>
          </table:table-cell>
          <table:table-cell table:number-columns-repeated="13"/>
        </table:table-row>
        <table:table-row table:style-name="ro1">
          <table:table-cell office:value-type="float" office:value="1564.29541" calcext:value-type="float">
            <text:p>1564.29541</text:p>
          </table:table-cell>
          <table:table-cell office:value-type="float" office:value="1574.003296" calcext:value-type="float">
            <text:p>1574.003296</text:p>
          </table:table-cell>
          <table:table-cell office:value-type="float" office:value="1566.755859" calcext:value-type="float">
            <text:p>1566.755859</text:p>
          </table:table-cell>
          <table:table-cell office:value-type="float" office:value="1572.270142" calcext:value-type="float">
            <text:p>1572.270142</text:p>
          </table:table-cell>
          <table:table-cell table:number-columns-repeated="13"/>
        </table:table-row>
        <table:table-row table:style-name="ro1">
          <table:table-cell office:value-type="float" office:value="1564.034424" calcext:value-type="float">
            <text:p>1564.034424</text:p>
          </table:table-cell>
          <table:table-cell office:value-type="float" office:value="1575.762939" calcext:value-type="float">
            <text:p>1575.762939</text:p>
          </table:table-cell>
          <table:table-cell office:value-type="float" office:value="1564.575317" calcext:value-type="float">
            <text:p>1564.575317</text:p>
          </table:table-cell>
          <table:table-cell office:value-type="float" office:value="1572.85022" calcext:value-type="float">
            <text:p>1572.85022</text:p>
          </table:table-cell>
          <table:table-cell table:number-columns-repeated="13"/>
        </table:table-row>
        <table:table-row table:style-name="ro1">
          <table:table-cell office:value-type="float" office:value="1565.776245" calcext:value-type="float">
            <text:p>1565.776245</text:p>
          </table:table-cell>
          <table:table-cell office:value-type="float" office:value="1572.023804" calcext:value-type="float">
            <text:p>1572.023804</text:p>
          </table:table-cell>
          <table:table-cell office:value-type="float" office:value="1565.564087" calcext:value-type="float">
            <text:p>1565.564087</text:p>
          </table:table-cell>
          <table:table-cell office:value-type="float" office:value="1573.228394" calcext:value-type="float">
            <text:p>1573.228394</text:p>
          </table:table-cell>
          <table:table-cell table:number-columns-repeated="13"/>
        </table:table-row>
        <table:table-row table:style-name="ro1">
          <table:table-cell office:value-type="float" office:value="1568.965942" calcext:value-type="float">
            <text:p>1568.965942</text:p>
          </table:table-cell>
          <table:table-cell office:value-type="float" office:value="1567.178955" calcext:value-type="float">
            <text:p>1567.178955</text:p>
          </table:table-cell>
          <table:table-cell office:value-type="float" office:value="1564.924561" calcext:value-type="float">
            <text:p>1564.924561</text:p>
          </table:table-cell>
          <table:table-cell office:value-type="float" office:value="1570.675781" calcext:value-type="float">
            <text:p>1570.675781</text:p>
          </table:table-cell>
          <table:table-cell table:number-columns-repeated="13"/>
        </table:table-row>
        <table:table-row table:style-name="ro1">
          <table:table-cell office:value-type="float" office:value="1564.93811" calcext:value-type="float">
            <text:p>1564.93811</text:p>
          </table:table-cell>
          <table:table-cell office:value-type="float" office:value="1569.436768" calcext:value-type="float">
            <text:p>1569.436768</text:p>
          </table:table-cell>
          <table:table-cell office:value-type="float" office:value="1565.15686" calcext:value-type="float">
            <text:p>1565.15686</text:p>
          </table:table-cell>
          <table:table-cell office:value-type="float" office:value="1569.202515" calcext:value-type="float">
            <text:p>1569.202515</text:p>
          </table:table-cell>
          <table:table-cell table:number-columns-repeated="13"/>
        </table:table-row>
        <table:table-row table:style-name="ro1">
          <table:table-cell office:value-type="float" office:value="1564.704468" calcext:value-type="float">
            <text:p>1564.704468</text:p>
          </table:table-cell>
          <table:table-cell office:value-type="float" office:value="1568.846069" calcext:value-type="float">
            <text:p>1568.846069</text:p>
          </table:table-cell>
          <table:table-cell office:value-type="float" office:value="1562.985474" calcext:value-type="float">
            <text:p>1562.985474</text:p>
          </table:table-cell>
          <table:table-cell office:value-type="float" office:value="1570.490479" calcext:value-type="float">
            <text:p>1570.490479</text:p>
          </table:table-cell>
          <table:table-cell table:number-columns-repeated="13"/>
        </table:table-row>
        <table:table-row table:style-name="ro1">
          <table:table-cell office:value-type="float" office:value="1563.82251" calcext:value-type="float">
            <text:p>1563.82251</text:p>
          </table:table-cell>
          <table:table-cell office:value-type="float" office:value="1570.435791" calcext:value-type="float">
            <text:p>1570.435791</text:p>
          </table:table-cell>
          <table:table-cell office:value-type="float" office:value="1568.149902" calcext:value-type="float">
            <text:p>1568.149902</text:p>
          </table:table-cell>
          <table:table-cell office:value-type="float" office:value="1569.80835" calcext:value-type="float">
            <text:p>1569.80835</text:p>
          </table:table-cell>
          <table:table-cell table:number-columns-repeated="13"/>
        </table:table-row>
        <table:table-row table:style-name="ro1">
          <table:table-cell office:value-type="float" office:value="1567.036499" calcext:value-type="float">
            <text:p>1567.036499</text:p>
          </table:table-cell>
          <table:table-cell office:value-type="float" office:value="1564.88501" calcext:value-type="float">
            <text:p>1564.88501</text:p>
          </table:table-cell>
          <table:table-cell office:value-type="float" office:value="1565.175171" calcext:value-type="float">
            <text:p>1565.175171</text:p>
          </table:table-cell>
          <table:table-cell office:value-type="float" office:value="1568.287842" calcext:value-type="float">
            <text:p>1568.287842</text:p>
          </table:table-cell>
          <table:table-cell table:number-columns-repeated="13"/>
        </table:table-row>
        <table:table-row table:style-name="ro1">
          <table:table-cell office:value-type="float" office:value="1563.070801" calcext:value-type="float">
            <text:p>1563.070801</text:p>
          </table:table-cell>
          <table:table-cell office:value-type="float" office:value="1570.6875" calcext:value-type="float">
            <text:p>1570.6875</text:p>
          </table:table-cell>
          <table:table-cell office:value-type="float" office:value="1561.984497" calcext:value-type="float">
            <text:p>1561.984497</text:p>
          </table:table-cell>
          <table:table-cell office:value-type="float" office:value="1569.145264" calcext:value-type="float">
            <text:p>1569.145264</text:p>
          </table:table-cell>
          <table:table-cell table:number-columns-repeated="13"/>
        </table:table-row>
        <table:table-row table:style-name="ro1">
          <table:table-cell office:value-type="float" office:value="1566.593872" calcext:value-type="float">
            <text:p>1566.593872</text:p>
          </table:table-cell>
          <table:table-cell office:value-type="float" office:value="1564.709961" calcext:value-type="float">
            <text:p>1564.709961</text:p>
          </table:table-cell>
          <table:table-cell office:value-type="float" office:value="1565.328003" calcext:value-type="float">
            <text:p>1565.328003</text:p>
          </table:table-cell>
          <table:table-cell office:value-type="float" office:value="1567.900269" calcext:value-type="float">
            <text:p>1567.900269</text:p>
          </table:table-cell>
          <table:table-cell table:number-columns-repeated="13"/>
        </table:table-row>
        <table:table-row table:style-name="ro1">
          <table:table-cell office:value-type="float" office:value="1562.49585" calcext:value-type="float">
            <text:p>1562.49585</text:p>
          </table:table-cell>
          <table:table-cell office:value-type="float" office:value="1565.223999" calcext:value-type="float">
            <text:p>1565.223999</text:p>
          </table:table-cell>
          <table:table-cell office:value-type="float" office:value="1561.824097" calcext:value-type="float">
            <text:p>1561.824097</text:p>
          </table:table-cell>
          <table:table-cell office:value-type="float" office:value="1568.309814" calcext:value-type="float">
            <text:p>1568.309814</text:p>
          </table:table-cell>
          <table:table-cell table:number-columns-repeated="13"/>
        </table:table-row>
        <table:table-row table:style-name="ro1">
          <table:table-cell office:value-type="float" office:value="1594.296265" calcext:value-type="float">
            <text:p>1594.296265</text:p>
          </table:table-cell>
          <table:table-cell office:value-type="float" office:value="1621.082642" calcext:value-type="float">
            <text:p>1621.082642</text:p>
          </table:table-cell>
          <table:table-cell office:value-type="float" office:value="1523.303955" calcext:value-type="float">
            <text:p>1523.303955</text:p>
          </table:table-cell>
          <table:table-cell office:value-type="float" office:value="1517.656494" calcext:value-type="float">
            <text:p>1517.656494</text:p>
          </table:table-cell>
          <table:table-cell table:number-columns-repeated="13"/>
        </table:table-row>
        <table:table-row table:style-name="ro1">
          <table:table-cell office:value-type="float" office:value="1623.073608" calcext:value-type="float">
            <text:p>1623.073608</text:p>
          </table:table-cell>
          <table:table-cell office:value-type="float" office:value="1610.106812" calcext:value-type="float">
            <text:p>1610.106812</text:p>
          </table:table-cell>
          <table:table-cell office:value-type="float" office:value="1529.635254" calcext:value-type="float">
            <text:p>1529.635254</text:p>
          </table:table-cell>
          <table:table-cell office:value-type="float" office:value="1516.346069" calcext:value-type="float">
            <text:p>1516.346069</text:p>
          </table:table-cell>
          <table:table-cell table:number-columns-repeated="13"/>
        </table:table-row>
        <table:table-row table:style-name="ro1">
          <table:table-cell office:value-type="float" office:value="1617.023682" calcext:value-type="float">
            <text:p>1617.023682</text:p>
          </table:table-cell>
          <table:table-cell office:value-type="float" office:value="1623.979858" calcext:value-type="float">
            <text:p>1623.979858</text:p>
          </table:table-cell>
          <table:table-cell office:value-type="float" office:value="1541.453125" calcext:value-type="float">
            <text:p>1541.453125</text:p>
          </table:table-cell>
          <table:table-cell office:value-type="float" office:value="1535.921021" calcext:value-type="float">
            <text:p>1535.921021</text:p>
          </table:table-cell>
          <table:table-cell table:number-columns-repeated="13"/>
        </table:table-row>
        <table:table-row table:style-name="ro1">
          <table:table-cell office:value-type="float" office:value="1621.153076" calcext:value-type="float">
            <text:p>1621.153076</text:p>
          </table:table-cell>
          <table:table-cell office:value-type="float" office:value="1654.026855" calcext:value-type="float">
            <text:p>1654.026855</text:p>
          </table:table-cell>
          <table:table-cell office:value-type="float" office:value="1559.786255" calcext:value-type="float">
            <text:p>1559.786255</text:p>
          </table:table-cell>
          <table:table-cell office:value-type="float" office:value="1554.131836" calcext:value-type="float">
            <text:p>1554.131836</text:p>
          </table:table-cell>
          <table:table-cell table:number-columns-repeated="13"/>
        </table:table-row>
        <table:table-row table:style-name="ro1">
          <table:table-cell office:value-type="float" office:value="1637.143188" calcext:value-type="float">
            <text:p>1637.143188</text:p>
          </table:table-cell>
          <table:table-cell office:value-type="float" office:value="1666.215332" calcext:value-type="float">
            <text:p>1666.215332</text:p>
          </table:table-cell>
          <table:table-cell office:value-type="float" office:value="1570.206299" calcext:value-type="float">
            <text:p>1570.206299</text:p>
          </table:table-cell>
          <table:table-cell office:value-type="float" office:value="1573.94165" calcext:value-type="float">
            <text:p>1573.94165</text:p>
          </table:table-cell>
          <table:table-cell table:number-columns-repeated="13"/>
        </table:table-row>
        <table:table-row table:style-name="ro1">
          <table:table-cell office:value-type="float" office:value="1650.148926" calcext:value-type="float">
            <text:p>1650.148926</text:p>
          </table:table-cell>
          <table:table-cell office:value-type="float" office:value="1663.736328" calcext:value-type="float">
            <text:p>1663.736328</text:p>
          </table:table-cell>
          <table:table-cell office:value-type="float" office:value="1592.432251" calcext:value-type="float">
            <text:p>1592.432251</text:p>
          </table:table-cell>
          <table:table-cell office:value-type="float" office:value="1588.403442" calcext:value-type="float">
            <text:p>1588.403442</text:p>
          </table:table-cell>
          <table:table-cell table:number-columns-repeated="13"/>
        </table:table-row>
        <table:table-row table:style-name="ro1">
          <table:table-cell office:value-type="float" office:value="1652.888672" calcext:value-type="float">
            <text:p>1652.888672</text:p>
          </table:table-cell>
          <table:table-cell office:value-type="float" office:value="1672.273315" calcext:value-type="float">
            <text:p>1672.273315</text:p>
          </table:table-cell>
          <table:table-cell office:value-type="float" office:value="1607.8125" calcext:value-type="float">
            <text:p>1607.8125</text:p>
          </table:table-cell>
          <table:table-cell office:value-type="float" office:value="1614.016724" calcext:value-type="float">
            <text:p>1614.016724</text:p>
          </table:table-cell>
          <table:table-cell table:number-columns-repeated="13"/>
        </table:table-row>
        <table:table-row table:style-name="ro1">
          <table:table-cell office:value-type="float" office:value="1643.233765" calcext:value-type="float">
            <text:p>1643.233765</text:p>
          </table:table-cell>
          <table:table-cell office:value-type="float" office:value="1712.476685" calcext:value-type="float">
            <text:p>1712.476685</text:p>
          </table:table-cell>
          <table:table-cell office:value-type="float" office:value="1611.227661" calcext:value-type="float">
            <text:p>1611.227661</text:p>
          </table:table-cell>
          <table:table-cell office:value-type="float" office:value="1630.528442" calcext:value-type="float">
            <text:p>1630.528442</text:p>
          </table:table-cell>
          <table:table-cell table:number-columns-repeated="13"/>
        </table:table-row>
        <table:table-row table:style-name="ro1">
          <table:table-cell office:value-type="float" office:value="1648.298706" calcext:value-type="float">
            <text:p>1648.298706</text:p>
          </table:table-cell>
          <table:table-cell office:value-type="float" office:value="1712.687012" calcext:value-type="float">
            <text:p>1712.687012</text:p>
          </table:table-cell>
          <table:table-cell office:value-type="float" office:value="1614.601318" calcext:value-type="float">
            <text:p>1614.601318</text:p>
          </table:table-cell>
          <table:table-cell office:value-type="float" office:value="1632.642456" calcext:value-type="float">
            <text:p>1632.642456</text:p>
          </table:table-cell>
          <table:table-cell table:number-columns-repeated="13"/>
        </table:table-row>
        <table:table-row table:style-name="ro1">
          <table:table-cell office:value-type="float" office:value="1644.358887" calcext:value-type="float">
            <text:p>1644.358887</text:p>
          </table:table-cell>
          <table:table-cell office:value-type="float" office:value="1707.19458" calcext:value-type="float">
            <text:p>1707.19458</text:p>
          </table:table-cell>
          <table:table-cell office:value-type="float" office:value="1613.254761" calcext:value-type="float">
            <text:p>1613.254761</text:p>
          </table:table-cell>
          <table:table-cell office:value-type="float" office:value="1640.194336" calcext:value-type="float">
            <text:p>1640.194336</text:p>
          </table:table-cell>
          <table:table-cell table:number-columns-repeated="13"/>
        </table:table-row>
        <table:table-row table:style-name="ro1">
          <table:table-cell office:value-type="float" office:value="1613.438721" calcext:value-type="float">
            <text:p>1613.438721</text:p>
          </table:table-cell>
          <table:table-cell office:value-type="float" office:value="1667.994019" calcext:value-type="float">
            <text:p>1667.994019</text:p>
          </table:table-cell>
          <table:table-cell office:value-type="float" office:value="1632.532227" calcext:value-type="float">
            <text:p>1632.532227</text:p>
          </table:table-cell>
          <table:table-cell office:value-type="float" office:value="1672.137085" calcext:value-type="float">
            <text:p>1672.137085</text:p>
          </table:table-cell>
          <table:table-cell table:number-columns-repeated="13"/>
        </table:table-row>
        <table:table-row table:style-name="ro1">
          <table:table-cell office:value-type="float" office:value="1605.241089" calcext:value-type="float">
            <text:p>1605.241089</text:p>
          </table:table-cell>
          <table:table-cell office:value-type="float" office:value="1667.045654" calcext:value-type="float">
            <text:p>1667.045654</text:p>
          </table:table-cell>
          <table:table-cell office:value-type="float" office:value="1614.613037" calcext:value-type="float">
            <text:p>1614.613037</text:p>
          </table:table-cell>
          <table:table-cell office:value-type="float" office:value="1669.550537" calcext:value-type="float">
            <text:p>1669.550537</text:p>
          </table:table-cell>
          <table:table-cell table:number-columns-repeated="13"/>
        </table:table-row>
        <table:table-row table:style-name="ro1">
          <table:table-cell office:value-type="float" office:value="1595.657227" calcext:value-type="float">
            <text:p>1595.657227</text:p>
          </table:table-cell>
          <table:table-cell office:value-type="float" office:value="1658.211304" calcext:value-type="float">
            <text:p>1658.211304</text:p>
          </table:table-cell>
          <table:table-cell office:value-type="float" office:value="1605.449707" calcext:value-type="float">
            <text:p>1605.449707</text:p>
          </table:table-cell>
          <table:table-cell office:value-type="float" office:value="1657.932251" calcext:value-type="float">
            <text:p>1657.932251</text:p>
          </table:table-cell>
          <table:table-cell table:number-columns-repeated="13"/>
        </table:table-row>
        <table:table-row table:style-name="ro1">
          <table:table-cell office:value-type="float" office:value="1587.584961" calcext:value-type="float">
            <text:p>1587.584961</text:p>
          </table:table-cell>
          <table:table-cell office:value-type="float" office:value="1651.342041" calcext:value-type="float">
            <text:p>1651.342041</text:p>
          </table:table-cell>
          <table:table-cell office:value-type="float" office:value="1588.549316" calcext:value-type="float">
            <text:p>1588.549316</text:p>
          </table:table-cell>
          <table:table-cell office:value-type="float" office:value="1650.071777" calcext:value-type="float">
            <text:p>1650.071777</text:p>
          </table:table-cell>
          <table:table-cell table:number-columns-repeated="13"/>
        </table:table-row>
        <table:table-row table:style-name="ro1">
          <table:table-cell office:value-type="float" office:value="1589.900146" calcext:value-type="float">
            <text:p>1589.900146</text:p>
          </table:table-cell>
          <table:table-cell office:value-type="float" office:value="1638.755493" calcext:value-type="float">
            <text:p>1638.755493</text:p>
          </table:table-cell>
          <table:table-cell office:value-type="float" office:value="1587.403931" calcext:value-type="float">
            <text:p>1587.403931</text:p>
          </table:table-cell>
          <table:table-cell office:value-type="float" office:value="1635.97229" calcext:value-type="float">
            <text:p>1635.97229</text:p>
          </table:table-cell>
          <table:table-cell table:number-columns-repeated="13"/>
        </table:table-row>
        <table:table-row table:style-name="ro1">
          <table:table-cell office:value-type="float" office:value="1589.742432" calcext:value-type="float">
            <text:p>1589.742432</text:p>
          </table:table-cell>
          <table:table-cell office:value-type="float" office:value="1626.101685" calcext:value-type="float">
            <text:p>1626.101685</text:p>
          </table:table-cell>
          <table:table-cell office:value-type="float" office:value="1585.554321" calcext:value-type="float">
            <text:p>1585.554321</text:p>
          </table:table-cell>
          <table:table-cell office:value-type="float" office:value="1630.698242" calcext:value-type="float">
            <text:p>1630.698242</text:p>
          </table:table-cell>
          <table:table-cell table:number-columns-repeated="13"/>
        </table:table-row>
        <table:table-row table:style-name="ro1">
          <table:table-cell office:value-type="float" office:value="1581.640625" calcext:value-type="float">
            <text:p>1581.640625</text:p>
          </table:table-cell>
          <table:table-cell office:value-type="float" office:value="1623.442017" calcext:value-type="float">
            <text:p>1623.442017</text:p>
          </table:table-cell>
          <table:table-cell office:value-type="float" office:value="1581.099731" calcext:value-type="float">
            <text:p>1581.099731</text:p>
          </table:table-cell>
          <table:table-cell office:value-type="float" office:value="1631.481689" calcext:value-type="float">
            <text:p>1631.481689</text:p>
          </table:table-cell>
          <table:table-cell table:number-columns-repeated="13"/>
        </table:table-row>
        <table:table-row table:style-name="ro1">
          <table:table-cell office:value-type="float" office:value="1585.985962" calcext:value-type="float">
            <text:p>1585.985962</text:p>
          </table:table-cell>
          <table:table-cell office:value-type="float" office:value="1619.361694" calcext:value-type="float">
            <text:p>1619.361694</text:p>
          </table:table-cell>
          <table:table-cell office:value-type="float" office:value="1588.894409" calcext:value-type="float">
            <text:p>1588.894409</text:p>
          </table:table-cell>
          <table:table-cell office:value-type="float" office:value="1614.492798" calcext:value-type="float">
            <text:p>1614.492798</text:p>
          </table:table-cell>
          <table:table-cell table:number-columns-repeated="13"/>
        </table:table-row>
        <table:table-row table:style-name="ro1">
          <table:table-cell office:value-type="float" office:value="1587.5896" calcext:value-type="float">
            <text:p>1587.5896</text:p>
          </table:table-cell>
          <table:table-cell office:value-type="float" office:value="1616.263062" calcext:value-type="float">
            <text:p>1616.263062</text:p>
          </table:table-cell>
          <table:table-cell office:value-type="float" office:value="1579.696411" calcext:value-type="float">
            <text:p>1579.696411</text:p>
          </table:table-cell>
          <table:table-cell office:value-type="float" office:value="1615.034424" calcext:value-type="float">
            <text:p>1615.034424</text:p>
          </table:table-cell>
          <table:table-cell table:number-columns-repeated="13"/>
        </table:table-row>
        <table:table-row table:style-name="ro1">
          <table:table-cell office:value-type="float" office:value="1583.062866" calcext:value-type="float">
            <text:p>1583.062866</text:p>
          </table:table-cell>
          <table:table-cell office:value-type="float" office:value="1613.840576" calcext:value-type="float">
            <text:p>1613.840576</text:p>
          </table:table-cell>
          <table:table-cell office:value-type="float" office:value="1577.892578" calcext:value-type="float">
            <text:p>1577.892578</text:p>
          </table:table-cell>
          <table:table-cell office:value-type="float" office:value="1613.458374" calcext:value-type="float">
            <text:p>1613.458374</text:p>
          </table:table-cell>
          <table:table-cell table:number-columns-repeated="13"/>
        </table:table-row>
        <table:table-row table:style-name="ro1">
          <table:table-cell office:value-type="float" office:value="1577.654663" calcext:value-type="float">
            <text:p>1577.654663</text:p>
          </table:table-cell>
          <table:table-cell office:value-type="float" office:value="1610.864502" calcext:value-type="float">
            <text:p>1610.864502</text:p>
          </table:table-cell>
          <table:table-cell office:value-type="float" office:value="1581.616455" calcext:value-type="float">
            <text:p>1581.616455</text:p>
          </table:table-cell>
          <table:table-cell office:value-type="float" office:value="1608.107544" calcext:value-type="float">
            <text:p>1608.107544</text:p>
          </table:table-cell>
          <table:table-cell table:number-columns-repeated="13"/>
        </table:table-row>
        <table:table-row table:style-name="ro1">
          <table:table-cell office:value-type="float" office:value="1582.489868" calcext:value-type="float">
            <text:p>1582.489868</text:p>
          </table:table-cell>
          <table:table-cell office:value-type="float" office:value="1605.102173" calcext:value-type="float">
            <text:p>1605.102173</text:p>
          </table:table-cell>
          <table:table-cell office:value-type="float" office:value="1577.249756" calcext:value-type="float">
            <text:p>1577.249756</text:p>
          </table:table-cell>
          <table:table-cell office:value-type="float" office:value="1602.684082" calcext:value-type="float">
            <text:p>1602.684082</text:p>
          </table:table-cell>
          <table:table-cell table:number-columns-repeated="13"/>
        </table:table-row>
        <table:table-row table:style-name="ro1">
          <table:table-cell office:value-type="float" office:value="1579.789185" calcext:value-type="float">
            <text:p>1579.789185</text:p>
          </table:table-cell>
          <table:table-cell office:value-type="float" office:value="1601.770508" calcext:value-type="float">
            <text:p>1601.770508</text:p>
          </table:table-cell>
          <table:table-cell office:value-type="float" office:value="1574.673584" calcext:value-type="float">
            <text:p>1574.673584</text:p>
          </table:table-cell>
          <table:table-cell office:value-type="float" office:value="1606.476074" calcext:value-type="float">
            <text:p>1606.476074</text:p>
          </table:table-cell>
          <table:table-cell table:number-columns-repeated="13"/>
        </table:table-row>
        <table:table-row table:style-name="ro1">
          <table:table-cell office:value-type="float" office:value="1575.951172" calcext:value-type="float">
            <text:p>1575.951172</text:p>
          </table:table-cell>
          <table:table-cell office:value-type="float" office:value="1603.883057" calcext:value-type="float">
            <text:p>1603.883057</text:p>
          </table:table-cell>
          <table:table-cell office:value-type="float" office:value="1575.251465" calcext:value-type="float">
            <text:p>1575.251465</text:p>
          </table:table-cell>
          <table:table-cell office:value-type="float" office:value="1598.789185" calcext:value-type="float">
            <text:p>1598.789185</text:p>
          </table:table-cell>
          <table:table-cell table:number-columns-repeated="13"/>
        </table:table-row>
        <table:table-row table:style-name="ro1">
          <table:table-cell office:value-type="float" office:value="1575.950562" calcext:value-type="float">
            <text:p>1575.950562</text:p>
          </table:table-cell>
          <table:table-cell office:value-type="float" office:value="1600.763916" calcext:value-type="float">
            <text:p>1600.763916</text:p>
          </table:table-cell>
          <table:table-cell office:value-type="float" office:value="1572.622192" calcext:value-type="float">
            <text:p>1572.622192</text:p>
          </table:table-cell>
          <table:table-cell office:value-type="float" office:value="1600.277832" calcext:value-type="float">
            <text:p>1600.277832</text:p>
          </table:table-cell>
          <table:table-cell table:number-columns-repeated="13"/>
        </table:table-row>
        <table:table-row table:style-name="ro1">
          <table:table-cell office:value-type="float" office:value="1578.106201" calcext:value-type="float">
            <text:p>1578.106201</text:p>
          </table:table-cell>
          <table:table-cell office:value-type="float" office:value="1598.937866" calcext:value-type="float">
            <text:p>1598.937866</text:p>
          </table:table-cell>
          <table:table-cell office:value-type="float" office:value="1570.342285" calcext:value-type="float">
            <text:p>1570.342285</text:p>
          </table:table-cell>
          <table:table-cell office:value-type="float" office:value="1598.932129" calcext:value-type="float">
            <text:p>1598.932129</text:p>
          </table:table-cell>
          <table:table-cell table:number-columns-repeated="13"/>
        </table:table-row>
        <table:table-row table:style-name="ro1">
          <table:table-cell office:value-type="float" office:value="1573.412109" calcext:value-type="float">
            <text:p>1573.412109</text:p>
          </table:table-cell>
          <table:table-cell office:value-type="float" office:value="1597.037964" calcext:value-type="float">
            <text:p>1597.037964</text:p>
          </table:table-cell>
          <table:table-cell office:value-type="float" office:value="1573.04187" calcext:value-type="float">
            <text:p>1573.04187</text:p>
          </table:table-cell>
          <table:table-cell office:value-type="float" office:value="1593.042114" calcext:value-type="float">
            <text:p>1593.042114</text:p>
          </table:table-cell>
          <table:table-cell table:number-columns-repeated="13"/>
        </table:table-row>
        <table:table-row table:style-name="ro1">
          <table:table-cell office:value-type="float" office:value="1574.419678" calcext:value-type="float">
            <text:p>1574.419678</text:p>
          </table:table-cell>
          <table:table-cell office:value-type="float" office:value="1594.7677" calcext:value-type="float">
            <text:p>1594.7677</text:p>
          </table:table-cell>
          <table:table-cell office:value-type="float" office:value="1570.378662" calcext:value-type="float">
            <text:p>1570.378662</text:p>
          </table:table-cell>
          <table:table-cell office:value-type="float" office:value="1591.742432" calcext:value-type="float">
            <text:p>1591.742432</text:p>
          </table:table-cell>
          <table:table-cell table:number-columns-repeated="13"/>
        </table:table-row>
        <table:table-row table:style-name="ro1">
          <table:table-cell office:value-type="float" office:value="1573.404541" calcext:value-type="float">
            <text:p>1573.404541</text:p>
          </table:table-cell>
          <table:table-cell office:value-type="float" office:value="1591.039429" calcext:value-type="float">
            <text:p>1591.039429</text:p>
          </table:table-cell>
          <table:table-cell office:value-type="float" office:value="1570.558472" calcext:value-type="float">
            <text:p>1570.558472</text:p>
          </table:table-cell>
          <table:table-cell office:value-type="float" office:value="1591.368042" calcext:value-type="float">
            <text:p>1591.368042</text:p>
          </table:table-cell>
          <table:table-cell table:number-columns-repeated="13"/>
        </table:table-row>
        <table:table-row table:style-name="ro1">
          <table:table-cell office:value-type="float" office:value="1573.548828" calcext:value-type="float">
            <text:p>1573.548828</text:p>
          </table:table-cell>
          <table:table-cell office:value-type="float" office:value="1592.487549" calcext:value-type="float">
            <text:p>1592.487549</text:p>
          </table:table-cell>
          <table:table-cell office:value-type="float" office:value="1571.934326" calcext:value-type="float">
            <text:p>1571.934326</text:p>
          </table:table-cell>
          <table:table-cell office:value-type="float" office:value="1585.270508" calcext:value-type="float">
            <text:p>1585.270508</text:p>
          </table:table-cell>
          <table:table-cell table:number-columns-repeated="13"/>
        </table:table-row>
        <table:table-row table:style-name="ro1">
          <table:table-cell office:value-type="float" office:value="1570.836548" calcext:value-type="float">
            <text:p>1570.836548</text:p>
          </table:table-cell>
          <table:table-cell office:value-type="float" office:value="1592.424072" calcext:value-type="float">
            <text:p>1592.424072</text:p>
          </table:table-cell>
          <table:table-cell office:value-type="float" office:value="1569.608398" calcext:value-type="float">
            <text:p>1569.608398</text:p>
          </table:table-cell>
          <table:table-cell office:value-type="float" office:value="1588.564331" calcext:value-type="float">
            <text:p>1588.564331</text:p>
          </table:table-cell>
          <table:table-cell table:number-columns-repeated="13"/>
        </table:table-row>
        <table:table-row table:style-name="ro1">
          <table:table-cell office:value-type="float" office:value="1574.370728" calcext:value-type="float">
            <text:p>1574.370728</text:p>
          </table:table-cell>
          <table:table-cell office:value-type="float" office:value="1587.447998" calcext:value-type="float">
            <text:p>1587.447998</text:p>
          </table:table-cell>
          <table:table-cell office:value-type="float" office:value="1569.096924" calcext:value-type="float">
            <text:p>1569.096924</text:p>
          </table:table-cell>
          <table:table-cell office:value-type="float" office:value="1585.943481" calcext:value-type="float">
            <text:p>1585.943481</text:p>
          </table:table-cell>
          <table:table-cell table:number-columns-repeated="13"/>
        </table:table-row>
        <table:table-row table:style-name="ro1">
          <table:table-cell office:value-type="float" office:value="1571.533203" calcext:value-type="float">
            <text:p>1571.533203</text:p>
          </table:table-cell>
          <table:table-cell office:value-type="float" office:value="1589.273193" calcext:value-type="float">
            <text:p>1589.273193</text:p>
          </table:table-cell>
          <table:table-cell office:value-type="float" office:value="1562.62439" calcext:value-type="float">
            <text:p>1562.62439</text:p>
          </table:table-cell>
          <table:table-cell office:value-type="float" office:value="1585.822021" calcext:value-type="float">
            <text:p>1585.822021</text:p>
          </table:table-cell>
          <table:table-cell table:number-columns-repeated="13"/>
        </table:table-row>
        <table:table-row table:style-name="ro1">
          <table:table-cell office:value-type="float" office:value="1571.496338" calcext:value-type="float">
            <text:p>1571.496338</text:p>
          </table:table-cell>
          <table:table-cell office:value-type="float" office:value="1586.999146" calcext:value-type="float">
            <text:p>1586.999146</text:p>
          </table:table-cell>
          <table:table-cell office:value-type="float" office:value="1568.209106" calcext:value-type="float">
            <text:p>1568.209106</text:p>
          </table:table-cell>
          <table:table-cell office:value-type="float" office:value="1584.418945" calcext:value-type="float">
            <text:p>1584.418945</text:p>
          </table:table-cell>
          <table:table-cell table:number-columns-repeated="13"/>
        </table:table-row>
        <table:table-row table:style-name="ro1">
          <table:table-cell office:value-type="float" office:value="1567.269165" calcext:value-type="float">
            <text:p>1567.269165</text:p>
          </table:table-cell>
          <table:table-cell office:value-type="float" office:value="1586.464233" calcext:value-type="float">
            <text:p>1586.464233</text:p>
          </table:table-cell>
          <table:table-cell office:value-type="float" office:value="1563.951538" calcext:value-type="float">
            <text:p>1563.951538</text:p>
          </table:table-cell>
          <table:table-cell office:value-type="float" office:value="1582.131348" calcext:value-type="float">
            <text:p>1582.131348</text:p>
          </table:table-cell>
          <table:table-cell table:number-columns-repeated="13"/>
        </table:table-row>
        <table:table-row table:style-name="ro1">
          <table:table-cell office:value-type="float" office:value="1571.123901" calcext:value-type="float">
            <text:p>1571.123901</text:p>
          </table:table-cell>
          <table:table-cell office:value-type="float" office:value="1584.006958" calcext:value-type="float">
            <text:p>1584.006958</text:p>
          </table:table-cell>
          <table:table-cell office:value-type="float" office:value="1563.133057" calcext:value-type="float">
            <text:p>1563.133057</text:p>
          </table:table-cell>
          <table:table-cell office:value-type="float" office:value="1579.754028" calcext:value-type="float">
            <text:p>1579.754028</text:p>
          </table:table-cell>
          <table:table-cell table:number-columns-repeated="13"/>
        </table:table-row>
        <table:table-row table:style-name="ro1">
          <table:table-cell office:value-type="float" office:value="1573.555176" calcext:value-type="float">
            <text:p>1573.555176</text:p>
          </table:table-cell>
          <table:table-cell office:value-type="float" office:value="1583.687012" calcext:value-type="float">
            <text:p>1583.687012</text:p>
          </table:table-cell>
          <table:table-cell office:value-type="float" office:value="1568.436157" calcext:value-type="float">
            <text:p>1568.436157</text:p>
          </table:table-cell>
          <table:table-cell office:value-type="float" office:value="1579.180542" calcext:value-type="float">
            <text:p>1579.180542</text:p>
          </table:table-cell>
          <table:table-cell table:number-columns-repeated="13"/>
        </table:table-row>
        <table:table-row table:style-name="ro1">
          <table:table-cell office:value-type="float" office:value="1574.40271" calcext:value-type="float">
            <text:p>1574.40271</text:p>
          </table:table-cell>
          <table:table-cell office:value-type="float" office:value="1577.993896" calcext:value-type="float">
            <text:p>1577.993896</text:p>
          </table:table-cell>
          <table:table-cell office:value-type="float" office:value="1570.16687" calcext:value-type="float">
            <text:p>1570.16687</text:p>
          </table:table-cell>
          <table:table-cell office:value-type="float" office:value="1573.041504" calcext:value-type="float">
            <text:p>1573.041504</text:p>
          </table:table-cell>
          <table:table-cell table:number-columns-repeated="13"/>
        </table:table-row>
        <table:table-row table:style-name="ro1">
          <table:table-cell office:value-type="float" office:value="1571.313354" calcext:value-type="float">
            <text:p>1571.313354</text:p>
          </table:table-cell>
          <table:table-cell office:value-type="float" office:value="1581.622314" calcext:value-type="float">
            <text:p>1581.622314</text:p>
          </table:table-cell>
          <table:table-cell office:value-type="float" office:value="1564.166626" calcext:value-type="float">
            <text:p>1564.166626</text:p>
          </table:table-cell>
          <table:table-cell office:value-type="float" office:value="1577.871216" calcext:value-type="float">
            <text:p>1577.871216</text:p>
          </table:table-cell>
          <table:table-cell table:number-columns-repeated="13"/>
        </table:table-row>
        <table:table-row table:style-name="ro1">
          <table:table-cell office:value-type="float" office:value="1570.589111" calcext:value-type="float">
            <text:p>1570.589111</text:p>
          </table:table-cell>
          <table:table-cell office:value-type="float" office:value="1581.446899" calcext:value-type="float">
            <text:p>1581.446899</text:p>
          </table:table-cell>
          <table:table-cell office:value-type="float" office:value="1563.520508" calcext:value-type="float">
            <text:p>1563.520508</text:p>
          </table:table-cell>
          <table:table-cell office:value-type="float" office:value="1576.67749" calcext:value-type="float">
            <text:p>1576.67749</text:p>
          </table:table-cell>
          <table:table-cell table:number-columns-repeated="13"/>
        </table:table-row>
        <table:table-row table:style-name="ro1">
          <table:table-cell office:value-type="float" office:value="1571.428589" calcext:value-type="float">
            <text:p>1571.428589</text:p>
          </table:table-cell>
          <table:table-cell office:value-type="float" office:value="1576.684448" calcext:value-type="float">
            <text:p>1576.684448</text:p>
          </table:table-cell>
          <table:table-cell office:value-type="float" office:value="1562.81604" calcext:value-type="float">
            <text:p>1562.81604</text:p>
          </table:table-cell>
          <table:table-cell office:value-type="float" office:value="1574.688477" calcext:value-type="float">
            <text:p>1574.688477</text:p>
          </table:table-cell>
          <table:table-cell table:number-columns-repeated="13"/>
        </table:table-row>
        <table:table-row table:style-name="ro1">
          <table:table-cell office:value-type="float" office:value="1563.872437" calcext:value-type="float">
            <text:p>1563.872437</text:p>
          </table:table-cell>
          <table:table-cell office:value-type="float" office:value="1570.880371" calcext:value-type="float">
            <text:p>1570.880371</text:p>
          </table:table-cell>
          <table:table-cell office:value-type="float" office:value="1571.602173" calcext:value-type="float">
            <text:p>1571.602173</text:p>
          </table:table-cell>
          <table:table-cell office:value-type="float" office:value="1579.393433" calcext:value-type="float">
            <text:p>1579.393433</text:p>
          </table:table-cell>
          <table:table-cell table:number-columns-repeated="13"/>
        </table:table-row>
        <table:table-row table:style-name="ro1">
          <table:table-cell office:value-type="float" office:value="1566.37207" calcext:value-type="float">
            <text:p>1566.37207</text:p>
          </table:table-cell>
          <table:table-cell office:value-type="float" office:value="1574.341064" calcext:value-type="float">
            <text:p>1574.341064</text:p>
          </table:table-cell>
          <table:table-cell office:value-type="float" office:value="1567.365234" calcext:value-type="float">
            <text:p>1567.365234</text:p>
          </table:table-cell>
          <table:table-cell office:value-type="float" office:value="1574.69873" calcext:value-type="float">
            <text:p>1574.69873</text:p>
          </table:table-cell>
          <table:table-cell table:number-columns-repeated="13"/>
        </table:table-row>
        <table:table-row table:style-name="ro1">
          <table:table-cell office:value-type="float" office:value="1565.988892" calcext:value-type="float">
            <text:p>1565.988892</text:p>
          </table:table-cell>
          <table:table-cell office:value-type="float" office:value="1574.389404" calcext:value-type="float">
            <text:p>1574.389404</text:p>
          </table:table-cell>
          <table:table-cell office:value-type="float" office:value="1567.937622" calcext:value-type="float">
            <text:p>1567.937622</text:p>
          </table:table-cell>
          <table:table-cell office:value-type="float" office:value="1574.189331" calcext:value-type="float">
            <text:p>1574.189331</text:p>
          </table:table-cell>
          <table:table-cell table:number-columns-repeated="13"/>
        </table:table-row>
        <table:table-row table:style-name="ro1">
          <table:table-cell office:value-type="float" office:value="1566.439575" calcext:value-type="float">
            <text:p>1566.439575</text:p>
          </table:table-cell>
          <table:table-cell office:value-type="float" office:value="1570.384399" calcext:value-type="float">
            <text:p>1570.384399</text:p>
          </table:table-cell>
          <table:table-cell office:value-type="float" office:value="1564.008179" calcext:value-type="float">
            <text:p>1564.008179</text:p>
          </table:table-cell>
          <table:table-cell office:value-type="float" office:value="1574.417725" calcext:value-type="float">
            <text:p>1574.417725</text:p>
          </table:table-cell>
          <table:table-cell table:number-columns-repeated="13"/>
        </table:table-row>
        <table:table-row table:style-name="ro1">
          <table:table-cell office:value-type="float" office:value="1568.323853" calcext:value-type="float">
            <text:p>1568.323853</text:p>
          </table:table-cell>
          <table:table-cell office:value-type="float" office:value="1573.055542" calcext:value-type="float">
            <text:p>1573.055542</text:p>
          </table:table-cell>
          <table:table-cell office:value-type="float" office:value="1565.96228" calcext:value-type="float">
            <text:p>1565.96228</text:p>
          </table:table-cell>
          <table:table-cell office:value-type="float" office:value="1574.013916" calcext:value-type="float">
            <text:p>1574.013916</text:p>
          </table:table-cell>
          <table:table-cell table:number-columns-repeated="13"/>
        </table:table-row>
        <table:table-row table:style-name="ro1">
          <table:table-cell office:value-type="float" office:value="1568.165894" calcext:value-type="float">
            <text:p>1568.165894</text:p>
          </table:table-cell>
          <table:table-cell office:value-type="float" office:value="1571.742554" calcext:value-type="float">
            <text:p>1571.742554</text:p>
          </table:table-cell>
          <table:table-cell office:value-type="float" office:value="1569.526001" calcext:value-type="float">
            <text:p>1569.526001</text:p>
          </table:table-cell>
          <table:table-cell office:value-type="float" office:value="1568.901123" calcext:value-type="float">
            <text:p>1568.901123</text:p>
          </table:table-cell>
          <table:table-cell table:number-columns-repeated="13"/>
        </table:table-row>
        <table:table-row table:style-name="ro1">
          <table:table-cell office:value-type="float" office:value="1562.725586" calcext:value-type="float">
            <text:p>1562.725586</text:p>
          </table:table-cell>
          <table:table-cell office:value-type="float" office:value="1576.521118" calcext:value-type="float">
            <text:p>1576.521118</text:p>
          </table:table-cell>
          <table:table-cell office:value-type="float" office:value="1566.240479" calcext:value-type="float">
            <text:p>1566.240479</text:p>
          </table:table-cell>
          <table:table-cell office:value-type="float" office:value="1571.888794" calcext:value-type="float">
            <text:p>1571.888794</text:p>
          </table:table-cell>
          <table:table-cell table:number-columns-repeated="13"/>
        </table:table-row>
        <table:table-row table:style-name="ro1">
          <table:table-cell office:value-type="float" office:value="1569.698853" calcext:value-type="float">
            <text:p>1569.698853</text:p>
          </table:table-cell>
          <table:table-cell office:value-type="float" office:value="1567.495483" calcext:value-type="float">
            <text:p>1567.495483</text:p>
          </table:table-cell>
          <table:table-cell office:value-type="float" office:value="1567.103271" calcext:value-type="float">
            <text:p>1567.103271</text:p>
          </table:table-cell>
          <table:table-cell office:value-type="float" office:value="1570.145264" calcext:value-type="float">
            <text:p>1570.145264</text:p>
          </table:table-cell>
          <table:table-cell table:number-columns-repeated="13"/>
        </table:table-row>
        <table:table-row table:style-name="ro1">
          <table:table-cell office:value-type="float" office:value="1563.920288" calcext:value-type="float">
            <text:p>1563.920288</text:p>
          </table:table-cell>
          <table:table-cell office:value-type="float" office:value="1574.407349" calcext:value-type="float">
            <text:p>1574.407349</text:p>
          </table:table-cell>
          <table:table-cell office:value-type="float" office:value="1566.25" calcext:value-type="float">
            <text:p>1566.25</text:p>
          </table:table-cell>
          <table:table-cell office:value-type="float" office:value="1571.275391" calcext:value-type="float">
            <text:p>1571.275391</text:p>
          </table:table-cell>
          <table:table-cell table:number-columns-repeated="13"/>
        </table:table-row>
        <table:table-row table:style-name="ro1">
          <table:table-cell office:value-type="float" office:value="1566.631226" calcext:value-type="float">
            <text:p>1566.631226</text:p>
          </table:table-cell>
          <table:table-cell office:value-type="float" office:value="1571.96106" calcext:value-type="float">
            <text:p>1571.96106</text:p>
          </table:table-cell>
          <table:table-cell office:value-type="float" office:value="1568.762695" calcext:value-type="float">
            <text:p>1568.762695</text:p>
          </table:table-cell>
          <table:table-cell office:value-type="float" office:value="1568.385132" calcext:value-type="float">
            <text:p>1568.385132</text:p>
          </table:table-cell>
          <table:table-cell table:number-columns-repeated="13"/>
        </table:table-row>
        <table:table-row table:style-name="ro1">
          <table:table-cell office:value-type="float" office:value="1565.564331" calcext:value-type="float">
            <text:p>1565.564331</text:p>
          </table:table-cell>
          <table:table-cell office:value-type="float" office:value="1570.640015" calcext:value-type="float">
            <text:p>1570.640015</text:p>
          </table:table-cell>
          <table:table-cell office:value-type="float" office:value="1563.086182" calcext:value-type="float">
            <text:p>1563.086182</text:p>
          </table:table-cell>
          <table:table-cell office:value-type="float" office:value="1573.463867" calcext:value-type="float">
            <text:p>1573.463867</text:p>
          </table:table-cell>
          <table:table-cell table:number-columns-repeated="13"/>
        </table:table-row>
        <table:table-row table:style-name="ro1">
          <table:table-cell office:value-type="float" office:value="1567.202026" calcext:value-type="float">
            <text:p>1567.202026</text:p>
          </table:table-cell>
          <table:table-cell office:value-type="float" office:value="1570.313354" calcext:value-type="float">
            <text:p>1570.313354</text:p>
          </table:table-cell>
          <table:table-cell office:value-type="float" office:value="1564.3302" calcext:value-type="float">
            <text:p>1564.3302</text:p>
          </table:table-cell>
          <table:table-cell office:value-type="float" office:value="1570.532227" calcext:value-type="float">
            <text:p>1570.532227</text:p>
          </table:table-cell>
          <table:table-cell table:number-columns-repeated="13"/>
        </table:table-row>
        <table:table-row table:style-name="ro1">
          <table:table-cell office:value-type="float" office:value="1569.181152" calcext:value-type="float">
            <text:p>1569.181152</text:p>
          </table:table-cell>
          <table:table-cell office:value-type="float" office:value="1564.900269" calcext:value-type="float">
            <text:p>1564.900269</text:p>
          </table:table-cell>
          <table:table-cell office:value-type="float" office:value="1567.953857" calcext:value-type="float">
            <text:p>1567.953857</text:p>
          </table:table-cell>
          <table:table-cell office:value-type="float" office:value="1565.555786" calcext:value-type="float">
            <text:p>1565.555786</text:p>
          </table:table-cell>
          <table:table-cell table:number-columns-repeated="13"/>
        </table:table-row>
        <table:table-row table:style-name="ro1">
          <table:table-cell office:value-type="float" office:value="1565.510254" calcext:value-type="float">
            <text:p>1565.510254</text:p>
          </table:table-cell>
          <table:table-cell office:value-type="float" office:value="1569.207764" calcext:value-type="float">
            <text:p>1569.207764</text:p>
          </table:table-cell>
          <table:table-cell office:value-type="float" office:value="1565.970337" calcext:value-type="float">
            <text:p>1565.970337</text:p>
          </table:table-cell>
          <table:table-cell office:value-type="float" office:value="1568.671509" calcext:value-type="float">
            <text:p>1568.671509</text:p>
          </table:table-cell>
          <table:table-cell table:number-columns-repeated="13"/>
        </table:table-row>
        <table:table-row table:style-name="ro1">
          <table:table-cell office:value-type="float" office:value="1561.743408" calcext:value-type="float">
            <text:p>1561.743408</text:p>
          </table:table-cell>
          <table:table-cell office:value-type="float" office:value="1572.49585" calcext:value-type="float">
            <text:p>1572.49585</text:p>
          </table:table-cell>
          <table:table-cell office:value-type="float" office:value="1561.874878" calcext:value-type="float">
            <text:p>1561.874878</text:p>
          </table:table-cell>
          <table:table-cell office:value-type="float" office:value="1573.815674" calcext:value-type="float">
            <text:p>1573.815674</text:p>
          </table:table-cell>
          <table:table-cell table:number-columns-repeated="13"/>
        </table:table-row>
        <table:table-row table:style-name="ro1">
          <table:table-cell office:value-type="float" office:value="1565.795898" calcext:value-type="float">
            <text:p>1565.795898</text:p>
          </table:table-cell>
          <table:table-cell office:value-type="float" office:value="1569.026978" calcext:value-type="float">
            <text:p>1569.026978</text:p>
          </table:table-cell>
          <table:table-cell office:value-type="float" office:value="1563.588379" calcext:value-type="float">
            <text:p>1563.588379</text:p>
          </table:table-cell>
          <table:table-cell office:value-type="float" office:value="1570.957275" calcext:value-type="float">
            <text:p>1570.957275</text:p>
          </table:table-cell>
          <table:table-cell table:number-columns-repeated="13"/>
        </table:table-row>
        <table:table-row table:style-name="ro1">
          <table:table-cell office:value-type="float" office:value="1593.816895" calcext:value-type="float">
            <text:p>1593.816895</text:p>
          </table:table-cell>
          <table:table-cell office:value-type="float" office:value="1631.403809" calcext:value-type="float">
            <text:p>1631.403809</text:p>
          </table:table-cell>
          <table:table-cell office:value-type="float" office:value="1511.287964" calcext:value-type="float">
            <text:p>1511.287964</text:p>
          </table:table-cell>
          <table:table-cell office:value-type="float" office:value="1526.878418" calcext:value-type="float">
            <text:p>1526.878418</text:p>
          </table:table-cell>
          <table:table-cell table:number-columns-repeated="13"/>
        </table:table-row>
        <table:table-row table:style-name="ro1">
          <table:table-cell office:value-type="float" office:value="1608.457275" calcext:value-type="float">
            <text:p>1608.457275</text:p>
          </table:table-cell>
          <table:table-cell office:value-type="float" office:value="1619.244873" calcext:value-type="float">
            <text:p>1619.244873</text:p>
          </table:table-cell>
          <table:table-cell office:value-type="float" office:value="1522.656494" calcext:value-type="float">
            <text:p>1522.656494</text:p>
          </table:table-cell>
          <table:table-cell office:value-type="float" office:value="1532.537598" calcext:value-type="float">
            <text:p>1532.537598</text:p>
          </table:table-cell>
          <table:table-cell table:number-columns-repeated="13"/>
        </table:table-row>
        <table:table-row table:style-name="ro1">
          <table:table-cell office:value-type="float" office:value="1619.440552" calcext:value-type="float">
            <text:p>1619.440552</text:p>
          </table:table-cell>
          <table:table-cell office:value-type="float" office:value="1611.133911" calcext:value-type="float">
            <text:p>1611.133911</text:p>
          </table:table-cell>
          <table:table-cell office:value-type="float" office:value="1544.947998" calcext:value-type="float">
            <text:p>1544.947998</text:p>
          </table:table-cell>
          <table:table-cell office:value-type="float" office:value="1547.040527" calcext:value-type="float">
            <text:p>1547.040527</text:p>
          </table:table-cell>
          <table:table-cell table:number-columns-repeated="13"/>
        </table:table-row>
        <table:table-row table:style-name="ro1">
          <table:table-cell office:value-type="float" office:value="1582.64624" calcext:value-type="float">
            <text:p>1582.64624</text:p>
          </table:table-cell>
          <table:table-cell office:value-type="float" office:value="1620.541016" calcext:value-type="float">
            <text:p>1620.541016</text:p>
          </table:table-cell>
          <table:table-cell office:value-type="float" office:value="1604.076416" calcext:value-type="float">
            <text:p>1604.076416</text:p>
          </table:table-cell>
          <table:table-cell office:value-type="float" office:value="1629.603027" calcext:value-type="float">
            <text:p>1629.603027</text:p>
          </table:table-cell>
          <table:table-cell table:number-columns-repeated="13"/>
        </table:table-row>
        <table:table-row table:style-name="ro1">
          <table:table-cell office:value-type="float" office:value="1613.827759" calcext:value-type="float">
            <text:p>1613.827759</text:p>
          </table:table-cell>
          <table:table-cell office:value-type="float" office:value="1632.937256" calcext:value-type="float">
            <text:p>1632.937256</text:p>
          </table:table-cell>
          <table:table-cell office:value-type="float" office:value="1630.881592" calcext:value-type="float">
            <text:p>1630.881592</text:p>
          </table:table-cell>
          <table:table-cell office:value-type="float" office:value="1645.529663" calcext:value-type="float">
            <text:p>1645.529663</text:p>
          </table:table-cell>
          <table:table-cell table:number-columns-repeated="13"/>
        </table:table-row>
        <table:table-row table:style-name="ro1">
          <table:table-cell office:value-type="float" office:value="1636.154907" calcext:value-type="float">
            <text:p>1636.154907</text:p>
          </table:table-cell>
          <table:table-cell office:value-type="float" office:value="1661.141479" calcext:value-type="float">
            <text:p>1661.141479</text:p>
          </table:table-cell>
          <table:table-cell office:value-type="float" office:value="1647.750977" calcext:value-type="float">
            <text:p>1647.750977</text:p>
          </table:table-cell>
          <table:table-cell office:value-type="float" office:value="1664.368652" calcext:value-type="float">
            <text:p>1664.368652</text:p>
          </table:table-cell>
          <table:table-cell table:number-columns-repeated="13"/>
        </table:table-row>
        <table:table-row table:style-name="ro1">
          <table:table-cell office:value-type="float" office:value="1651.585938" calcext:value-type="float">
            <text:p>1651.585938</text:p>
          </table:table-cell>
          <table:table-cell office:value-type="float" office:value="1671.139893" calcext:value-type="float">
            <text:p>1671.139893</text:p>
          </table:table-cell>
          <table:table-cell office:value-type="float" office:value="1656.773926" calcext:value-type="float">
            <text:p>1656.773926</text:p>
          </table:table-cell>
          <table:table-cell office:value-type="float" office:value="1668.848389" calcext:value-type="float">
            <text:p>1668.848389</text:p>
          </table:table-cell>
          <table:table-cell table:number-columns-repeated="13"/>
        </table:table-row>
        <table:table-row table:style-name="ro1">
          <table:table-cell office:value-type="float" office:value="1645.999512" calcext:value-type="float">
            <text:p>1645.999512</text:p>
          </table:table-cell>
          <table:table-cell office:value-type="float" office:value="1710.104492" calcext:value-type="float">
            <text:p>1710.104492</text:p>
          </table:table-cell>
          <table:table-cell office:value-type="float" office:value="1653.268066" calcext:value-type="float">
            <text:p>1653.268066</text:p>
          </table:table-cell>
          <table:table-cell office:value-type="float" office:value="1705.576172" calcext:value-type="float">
            <text:p>1705.576172</text:p>
          </table:table-cell>
          <table:table-cell table:number-columns-repeated="13"/>
        </table:table-row>
        <table:table-row table:style-name="ro1">
          <table:table-cell office:value-type="float" office:value="1662.330811" calcext:value-type="float">
            <text:p>1662.330811</text:p>
          </table:table-cell>
          <table:table-cell office:value-type="float" office:value="1701.939697" calcext:value-type="float">
            <text:p>1701.939697</text:p>
          </table:table-cell>
          <table:table-cell office:value-type="float" office:value="1660.11084" calcext:value-type="float">
            <text:p>1660.11084</text:p>
          </table:table-cell>
          <table:table-cell office:value-type="float" office:value="1697.758179" calcext:value-type="float">
            <text:p>1697.758179</text:p>
          </table:table-cell>
          <table:table-cell table:number-columns-repeated="13"/>
        </table:table-row>
        <table:table-row table:style-name="ro1">
          <table:table-cell office:value-type="float" office:value="1653.603027" calcext:value-type="float">
            <text:p>1653.603027</text:p>
          </table:table-cell>
          <table:table-cell office:value-type="float" office:value="1723.815918" calcext:value-type="float">
            <text:p>1723.815918</text:p>
          </table:table-cell>
          <table:table-cell office:value-type="float" office:value="1654.228027" calcext:value-type="float">
            <text:p>1654.228027</text:p>
          </table:table-cell>
          <table:table-cell office:value-type="float" office:value="1724.13623" calcext:value-type="float">
            <text:p>1724.13623</text:p>
          </table:table-cell>
          <table:table-cell table:number-columns-repeated="13"/>
        </table:table-row>
        <table:table-row table:style-name="ro1">
          <table:table-cell office:value-type="float" office:value="1659.643311" calcext:value-type="float">
            <text:p>1659.643311</text:p>
          </table:table-cell>
          <table:table-cell office:value-type="float" office:value="1703.400757" calcext:value-type="float">
            <text:p>1703.400757</text:p>
          </table:table-cell>
          <table:table-cell office:value-type="float" office:value="1661.32019" calcext:value-type="float">
            <text:p>1661.32019</text:p>
          </table:table-cell>
          <table:table-cell office:value-type="float" office:value="1711.801758" calcext:value-type="float">
            <text:p>1711.801758</text:p>
          </table:table-cell>
          <table:table-cell table:number-columns-repeated="13"/>
        </table:table-row>
        <table:table-row table:style-name="ro1">
          <table:table-cell office:value-type="float" office:value="1638.709106" calcext:value-type="float">
            <text:p>1638.709106</text:p>
          </table:table-cell>
          <table:table-cell office:value-type="float" office:value="1709.04248" calcext:value-type="float">
            <text:p>1709.04248</text:p>
          </table:table-cell>
          <table:table-cell office:value-type="float" office:value="1650.515015" calcext:value-type="float">
            <text:p>1650.515015</text:p>
          </table:table-cell>
          <table:table-cell office:value-type="float" office:value="1712.511963" calcext:value-type="float">
            <text:p>1712.511963</text:p>
          </table:table-cell>
          <table:table-cell table:number-columns-repeated="13"/>
        </table:table-row>
        <table:table-row table:style-name="ro1">
          <table:table-cell office:value-type="float" office:value="1627.221436" calcext:value-type="float">
            <text:p>1627.221436</text:p>
          </table:table-cell>
          <table:table-cell office:value-type="float" office:value="1730.359741" calcext:value-type="float">
            <text:p>1730.359741</text:p>
          </table:table-cell>
          <table:table-cell office:value-type="float" office:value="1637.42688" calcext:value-type="float">
            <text:p>1637.42688</text:p>
          </table:table-cell>
          <table:table-cell office:value-type="float" office:value="1722.405762" calcext:value-type="float">
            <text:p>1722.405762</text:p>
          </table:table-cell>
          <table:table-cell table:number-columns-repeated="13"/>
        </table:table-row>
        <table:table-row table:style-name="ro1">
          <table:table-cell office:value-type="float" office:value="1643.334106" calcext:value-type="float">
            <text:p>1643.334106</text:p>
          </table:table-cell>
          <table:table-cell office:value-type="float" office:value="1703.674072" calcext:value-type="float">
            <text:p>1703.674072</text:p>
          </table:table-cell>
          <table:table-cell office:value-type="float" office:value="1645.200195" calcext:value-type="float">
            <text:p>1645.200195</text:p>
          </table:table-cell>
          <table:table-cell office:value-type="float" office:value="1701.505127" calcext:value-type="float">
            <text:p>1701.505127</text:p>
          </table:table-cell>
          <table:table-cell table:number-columns-repeated="13"/>
        </table:table-row>
        <table:table-row table:style-name="ro1">
          <table:table-cell office:value-type="float" office:value="1645.803101" calcext:value-type="float">
            <text:p>1645.803101</text:p>
          </table:table-cell>
          <table:table-cell office:value-type="float" office:value="1710.476196" calcext:value-type="float">
            <text:p>1710.476196</text:p>
          </table:table-cell>
          <table:table-cell office:value-type="float" office:value="1653.593262" calcext:value-type="float">
            <text:p>1653.593262</text:p>
          </table:table-cell>
          <table:table-cell office:value-type="float" office:value="1707.826294" calcext:value-type="float">
            <text:p>1707.826294</text:p>
          </table:table-cell>
          <table:table-cell table:number-columns-repeated="13"/>
        </table:table-row>
        <table:table-row table:style-name="ro1">
          <table:table-cell office:value-type="float" office:value="1642.59436" calcext:value-type="float">
            <text:p>1642.59436</text:p>
          </table:table-cell>
          <table:table-cell office:value-type="float" office:value="1714.877319" calcext:value-type="float">
            <text:p>1714.877319</text:p>
          </table:table-cell>
          <table:table-cell office:value-type="float" office:value="1645.728638" calcext:value-type="float">
            <text:p>1645.728638</text:p>
          </table:table-cell>
          <table:table-cell office:value-type="float" office:value="1712.260498" calcext:value-type="float">
            <text:p>1712.260498</text:p>
          </table:table-cell>
          <table:table-cell table:number-columns-repeated="13"/>
        </table:table-row>
        <table:table-row table:style-name="ro1">
          <table:table-cell office:value-type="float" office:value="1641.897949" calcext:value-type="float">
            <text:p>1641.897949</text:p>
          </table:table-cell>
          <table:table-cell office:value-type="float" office:value="1715.294434" calcext:value-type="float">
            <text:p>1715.294434</text:p>
          </table:table-cell>
          <table:table-cell office:value-type="float" office:value="1646.951904" calcext:value-type="float">
            <text:p>1646.951904</text:p>
          </table:table-cell>
          <table:table-cell office:value-type="float" office:value="1711.852539" calcext:value-type="float">
            <text:p>1711.852539</text:p>
          </table:table-cell>
          <table:table-cell table:number-columns-repeated="13"/>
        </table:table-row>
        <table:table-row table:style-name="ro1">
          <table:table-cell office:value-type="float" office:value="1642.321289" calcext:value-type="float">
            <text:p>1642.321289</text:p>
          </table:table-cell>
          <table:table-cell office:value-type="float" office:value="1715.940186" calcext:value-type="float">
            <text:p>1715.940186</text:p>
          </table:table-cell>
          <table:table-cell office:value-type="float" office:value="1647.024048" calcext:value-type="float">
            <text:p>1647.024048</text:p>
          </table:table-cell>
          <table:table-cell office:value-type="float" office:value="1711.859253" calcext:value-type="float">
            <text:p>1711.859253</text:p>
          </table:table-cell>
          <table:table-cell table:number-columns-repeated="13"/>
        </table:table-row>
        <table:table-row table:style-name="ro1">
          <table:table-cell office:value-type="float" office:value="1639.08728" calcext:value-type="float">
            <text:p>1639.08728</text:p>
          </table:table-cell>
          <table:table-cell office:value-type="float" office:value="1715.879883" calcext:value-type="float">
            <text:p>1715.879883</text:p>
          </table:table-cell>
          <table:table-cell office:value-type="float" office:value="1645.976685" calcext:value-type="float">
            <text:p>1645.976685</text:p>
          </table:table-cell>
          <table:table-cell office:value-type="float" office:value="1712.01416" calcext:value-type="float">
            <text:p>1712.01416</text:p>
          </table:table-cell>
          <table:table-cell table:number-columns-repeated="13"/>
        </table:table-row>
        <table:table-row table:style-name="ro1">
          <table:table-cell office:value-type="float" office:value="1643.747559" calcext:value-type="float">
            <text:p>1643.747559</text:p>
          </table:table-cell>
          <table:table-cell office:value-type="float" office:value="1711.527344" calcext:value-type="float">
            <text:p>1711.527344</text:p>
          </table:table-cell>
          <table:table-cell office:value-type="float" office:value="1649.995972" calcext:value-type="float">
            <text:p>1649.995972</text:p>
          </table:table-cell>
          <table:table-cell office:value-type="float" office:value="1709.108276" calcext:value-type="float">
            <text:p>1709.108276</text:p>
          </table:table-cell>
          <table:table-cell table:number-columns-repeated="13"/>
        </table:table-row>
        <table:table-row table:style-name="ro1">
          <table:table-cell office:value-type="float" office:value="1645.567627" calcext:value-type="float">
            <text:p>1645.567627</text:p>
          </table:table-cell>
          <table:table-cell office:value-type="float" office:value="1709.247803" calcext:value-type="float">
            <text:p>1709.247803</text:p>
          </table:table-cell>
          <table:table-cell office:value-type="float" office:value="1650.319946" calcext:value-type="float">
            <text:p>1650.319946</text:p>
          </table:table-cell>
          <table:table-cell office:value-type="float" office:value="1705.830444" calcext:value-type="float">
            <text:p>1705.830444</text:p>
          </table:table-cell>
          <table:table-cell table:number-columns-repeated="13"/>
        </table:table-row>
        <table:table-row table:style-name="ro1">
          <table:table-cell office:value-type="float" office:value="1645.828369" calcext:value-type="float">
            <text:p>1645.828369</text:p>
          </table:table-cell>
          <table:table-cell office:value-type="float" office:value="1709.673828" calcext:value-type="float">
            <text:p>1709.673828</text:p>
          </table:table-cell>
          <table:table-cell office:value-type="float" office:value="1648.625854" calcext:value-type="float">
            <text:p>1648.625854</text:p>
          </table:table-cell>
          <table:table-cell office:value-type="float" office:value="1709.083862" calcext:value-type="float">
            <text:p>1709.083862</text:p>
          </table:table-cell>
          <table:table-cell table:number-columns-repeated="13"/>
        </table:table-row>
        <table:table-row table:style-name="ro1">
          <table:table-cell office:value-type="float" office:value="1645.460693" calcext:value-type="float">
            <text:p>1645.460693</text:p>
          </table:table-cell>
          <table:table-cell office:value-type="float" office:value="1706.005005" calcext:value-type="float">
            <text:p>1706.005005</text:p>
          </table:table-cell>
          <table:table-cell office:value-type="float" office:value="1649.138672" calcext:value-type="float">
            <text:p>1649.138672</text:p>
          </table:table-cell>
          <table:table-cell office:value-type="float" office:value="1700.734131" calcext:value-type="float">
            <text:p>1700.734131</text:p>
          </table:table-cell>
          <table:table-cell table:number-columns-repeated="13"/>
        </table:table-row>
        <table:table-row table:style-name="ro1">
          <table:table-cell office:value-type="float" office:value="1639.71875" calcext:value-type="float">
            <text:p>1639.71875</text:p>
          </table:table-cell>
          <table:table-cell office:value-type="float" office:value="1721.035889" calcext:value-type="float">
            <text:p>1721.035889</text:p>
          </table:table-cell>
          <table:table-cell office:value-type="float" office:value="1647.879883" calcext:value-type="float">
            <text:p>1647.879883</text:p>
          </table:table-cell>
          <table:table-cell office:value-type="float" office:value="1716.469604" calcext:value-type="float">
            <text:p>1716.469604</text:p>
          </table:table-cell>
          <table:table-cell table:number-columns-repeated="13"/>
        </table:table-row>
        <table:table-row table:style-name="ro1">
          <table:table-cell office:value-type="float" office:value="1642.893799" calcext:value-type="float">
            <text:p>1642.893799</text:p>
          </table:table-cell>
          <table:table-cell office:value-type="float" office:value="1713.247925" calcext:value-type="float">
            <text:p>1713.247925</text:p>
          </table:table-cell>
          <table:table-cell office:value-type="float" office:value="1649.922607" calcext:value-type="float">
            <text:p>1649.922607</text:p>
          </table:table-cell>
          <table:table-cell office:value-type="float" office:value="1711.41333" calcext:value-type="float">
            <text:p>1711.41333</text:p>
          </table:table-cell>
          <table:table-cell table:number-columns-repeated="13"/>
        </table:table-row>
        <table:table-row table:style-name="ro1">
          <table:table-cell office:value-type="float" office:value="1643.140137" calcext:value-type="float">
            <text:p>1643.140137</text:p>
          </table:table-cell>
          <table:table-cell office:value-type="float" office:value="1718.561768" calcext:value-type="float">
            <text:p>1718.561768</text:p>
          </table:table-cell>
          <table:table-cell office:value-type="float" office:value="1651.069336" calcext:value-type="float">
            <text:p>1651.069336</text:p>
          </table:table-cell>
          <table:table-cell office:value-type="float" office:value="1714.955811" calcext:value-type="float">
            <text:p>1714.955811</text:p>
          </table:table-cell>
          <table:table-cell table:number-columns-repeated="13"/>
        </table:table-row>
        <table:table-row table:style-name="ro1">
          <table:table-cell office:value-type="float" office:value="1643.873657" calcext:value-type="float">
            <text:p>1643.873657</text:p>
          </table:table-cell>
          <table:table-cell office:value-type="float" office:value="1722.685547" calcext:value-type="float">
            <text:p>1722.685547</text:p>
          </table:table-cell>
          <table:table-cell office:value-type="float" office:value="1651.112427" calcext:value-type="float">
            <text:p>1651.112427</text:p>
          </table:table-cell>
          <table:table-cell office:value-type="float" office:value="1719.445679" calcext:value-type="float">
            <text:p>1719.445679</text:p>
          </table:table-cell>
          <table:table-cell table:number-columns-repeated="13"/>
        </table:table-row>
        <table:table-row table:style-name="ro1">
          <table:table-cell office:value-type="float" office:value="1642.81543" calcext:value-type="float">
            <text:p>1642.81543</text:p>
          </table:table-cell>
          <table:table-cell office:value-type="float" office:value="1715.358276" calcext:value-type="float">
            <text:p>1715.358276</text:p>
          </table:table-cell>
          <table:table-cell office:value-type="float" office:value="1652.218994" calcext:value-type="float">
            <text:p>1652.218994</text:p>
          </table:table-cell>
          <table:table-cell office:value-type="float" office:value="1712.946289" calcext:value-type="float">
            <text:p>1712.946289</text:p>
          </table:table-cell>
          <table:table-cell table:number-columns-repeated="13"/>
        </table:table-row>
        <table:table-row table:style-name="ro1">
          <table:table-cell office:value-type="float" office:value="1650.51123" calcext:value-type="float">
            <text:p>1650.51123</text:p>
          </table:table-cell>
          <table:table-cell office:value-type="float" office:value="1712.705444" calcext:value-type="float">
            <text:p>1712.705444</text:p>
          </table:table-cell>
          <table:table-cell office:value-type="float" office:value="1656.944824" calcext:value-type="float">
            <text:p>1656.944824</text:p>
          </table:table-cell>
          <table:table-cell office:value-type="float" office:value="1708.802002" calcext:value-type="float">
            <text:p>1708.802002</text:p>
          </table:table-cell>
          <table:table-cell table:number-columns-repeated="13"/>
        </table:table-row>
        <table:table-row table:style-name="ro1">
          <table:table-cell office:value-type="float" office:value="1644.287842" calcext:value-type="float">
            <text:p>1644.287842</text:p>
          </table:table-cell>
          <table:table-cell office:value-type="float" office:value="1721.859131" calcext:value-type="float">
            <text:p>1721.859131</text:p>
          </table:table-cell>
          <table:table-cell office:value-type="float" office:value="1648.916626" calcext:value-type="float">
            <text:p>1648.916626</text:p>
          </table:table-cell>
          <table:table-cell office:value-type="float" office:value="1719.388916" calcext:value-type="float">
            <text:p>1719.388916</text:p>
          </table:table-cell>
          <table:table-cell table:number-columns-repeated="13"/>
        </table:table-row>
        <table:table-row table:style-name="ro1">
          <table:table-cell office:value-type="float" office:value="1647.641113" calcext:value-type="float">
            <text:p>1647.641113</text:p>
          </table:table-cell>
          <table:table-cell office:value-type="float" office:value="1712.518433" calcext:value-type="float">
            <text:p>1712.518433</text:p>
          </table:table-cell>
          <table:table-cell office:value-type="float" office:value="1656.250366" calcext:value-type="float">
            <text:p>1656.250366</text:p>
          </table:table-cell>
          <table:table-cell office:value-type="float" office:value="1710.897583" calcext:value-type="float">
            <text:p>1710.897583</text:p>
          </table:table-cell>
          <table:table-cell table:number-columns-repeated="13"/>
        </table:table-row>
        <table:table-row table:style-name="ro1">
          <table:table-cell office:value-type="float" office:value="1642.267578" calcext:value-type="float">
            <text:p>1642.267578</text:p>
          </table:table-cell>
          <table:table-cell office:value-type="float" office:value="1723.215698" calcext:value-type="float">
            <text:p>1723.215698</text:p>
          </table:table-cell>
          <table:table-cell office:value-type="float" office:value="1651.431396" calcext:value-type="float">
            <text:p>1651.431396</text:p>
          </table:table-cell>
          <table:table-cell office:value-type="float" office:value="1721.675659" calcext:value-type="float">
            <text:p>1721.675659</text:p>
          </table:table-cell>
          <table:table-cell table:number-columns-repeated="13"/>
        </table:table-row>
        <table:table-row table:style-name="ro1">
          <table:table-cell office:value-type="float" office:value="1644.32251" calcext:value-type="float">
            <text:p>1644.32251</text:p>
          </table:table-cell>
          <table:table-cell office:value-type="float" office:value="1723.284912" calcext:value-type="float">
            <text:p>1723.284912</text:p>
          </table:table-cell>
          <table:table-cell office:value-type="float" office:value="1649.686035" calcext:value-type="float">
            <text:p>1649.686035</text:p>
          </table:table-cell>
          <table:table-cell office:value-type="float" office:value="1724.504883" calcext:value-type="float">
            <text:p>1724.504883</text:p>
          </table:table-cell>
          <table:table-cell table:number-columns-repeated="13"/>
        </table:table-row>
        <table:table-row table:style-name="ro1">
          <table:table-cell office:value-type="float" office:value="1646.734131" calcext:value-type="float">
            <text:p>1646.734131</text:p>
          </table:table-cell>
          <table:table-cell office:value-type="float" office:value="1718.482056" calcext:value-type="float">
            <text:p>1718.482056</text:p>
          </table:table-cell>
          <table:table-cell office:value-type="float" office:value="1654.012939" calcext:value-type="float">
            <text:p>1654.012939</text:p>
          </table:table-cell>
          <table:table-cell office:value-type="float" office:value="1716.673462" calcext:value-type="float">
            <text:p>1716.673462</text:p>
          </table:table-cell>
          <table:table-cell table:number-columns-repeated="13"/>
        </table:table-row>
        <table:table-row table:style-name="ro1">
          <table:table-cell office:value-type="float" office:value="1644.990112" calcext:value-type="float">
            <text:p>1644.990112</text:p>
          </table:table-cell>
          <table:table-cell office:value-type="float" office:value="1725.459839" calcext:value-type="float">
            <text:p>1725.459839</text:p>
          </table:table-cell>
          <table:table-cell office:value-type="float" office:value="1651.225342" calcext:value-type="float">
            <text:p>1651.225342</text:p>
          </table:table-cell>
          <table:table-cell office:value-type="float" office:value="1723.276367" calcext:value-type="float">
            <text:p>1723.276367</text:p>
          </table:table-cell>
          <table:table-cell table:number-columns-repeated="13"/>
        </table:table-row>
        <table:table-row table:style-name="ro1">
          <table:table-cell office:value-type="float" office:value="1647.354004" calcext:value-type="float">
            <text:p>1647.354004</text:p>
          </table:table-cell>
          <table:table-cell office:value-type="float" office:value="1716.889893" calcext:value-type="float">
            <text:p>1716.889893</text:p>
          </table:table-cell>
          <table:table-cell office:value-type="float" office:value="1656.949219" calcext:value-type="float">
            <text:p>1656.949219</text:p>
          </table:table-cell>
          <table:table-cell office:value-type="float" office:value="1715.94751" calcext:value-type="float">
            <text:p>1715.94751</text:p>
          </table:table-cell>
          <table:table-cell table:number-columns-repeated="13"/>
        </table:table-row>
        <table:table-row table:style-name="ro1">
          <table:table-cell office:value-type="float" office:value="1650.300659" calcext:value-type="float">
            <text:p>1650.300659</text:p>
          </table:table-cell>
          <table:table-cell office:value-type="float" office:value="1724.672607" calcext:value-type="float">
            <text:p>1724.672607</text:p>
          </table:table-cell>
          <table:table-cell office:value-type="float" office:value="1656.523804" calcext:value-type="float">
            <text:p>1656.523804</text:p>
          </table:table-cell>
          <table:table-cell office:value-type="float" office:value="1720.935791" calcext:value-type="float">
            <text:p>1720.935791</text:p>
          </table:table-cell>
          <table:table-cell table:number-columns-repeated="13"/>
        </table:table-row>
        <table:table-row table:style-name="ro1">
          <table:table-cell office:value-type="float" office:value="1650.127197" calcext:value-type="float">
            <text:p>1650.127197</text:p>
          </table:table-cell>
          <table:table-cell office:value-type="float" office:value="1718.906006" calcext:value-type="float">
            <text:p>1718.906006</text:p>
          </table:table-cell>
          <table:table-cell office:value-type="float" office:value="1656.279419" calcext:value-type="float">
            <text:p>1656.279419</text:p>
          </table:table-cell>
          <table:table-cell office:value-type="float" office:value="1713.876465" calcext:value-type="float">
            <text:p>1713.876465</text:p>
          </table:table-cell>
          <table:table-cell table:number-columns-repeated="13"/>
        </table:table-row>
        <table:table-row table:style-name="ro1">
          <table:table-cell office:value-type="float" office:value="1641.943726" calcext:value-type="float">
            <text:p>1641.943726</text:p>
          </table:table-cell>
          <table:table-cell office:value-type="float" office:value="1729.310303" calcext:value-type="float">
            <text:p>1729.310303</text:p>
          </table:table-cell>
          <table:table-cell office:value-type="float" office:value="1647.916504" calcext:value-type="float">
            <text:p>1647.916504</text:p>
          </table:table-cell>
          <table:table-cell office:value-type="float" office:value="1727.058716" calcext:value-type="float">
            <text:p>1727.058716</text:p>
          </table:table-cell>
          <table:table-cell table:number-columns-repeated="13"/>
        </table:table-row>
        <table:table-row table:style-name="ro1">
          <table:table-cell office:value-type="float" office:value="1649.460205" calcext:value-type="float">
            <text:p>1649.460205</text:p>
          </table:table-cell>
          <table:table-cell office:value-type="float" office:value="1720.578125" calcext:value-type="float">
            <text:p>1720.578125</text:p>
          </table:table-cell>
          <table:table-cell office:value-type="float" office:value="1655.477783" calcext:value-type="float">
            <text:p>1655.477783</text:p>
          </table:table-cell>
          <table:table-cell office:value-type="float" office:value="1717.787476" calcext:value-type="float">
            <text:p>1717.787476</text:p>
          </table:table-cell>
          <table:table-cell table:number-columns-repeated="13"/>
        </table:table-row>
        <table:table-row table:style-name="ro1">
          <table:table-cell office:value-type="float" office:value="1652.049072" calcext:value-type="float">
            <text:p>1652.049072</text:p>
          </table:table-cell>
          <table:table-cell office:value-type="float" office:value="1715.734863" calcext:value-type="float">
            <text:p>1715.734863</text:p>
          </table:table-cell>
          <table:table-cell office:value-type="float" office:value="1659.381348" calcext:value-type="float">
            <text:p>1659.381348</text:p>
          </table:table-cell>
          <table:table-cell office:value-type="float" office:value="1712.296387" calcext:value-type="float">
            <text:p>1712.296387</text:p>
          </table:table-cell>
          <table:table-cell table:number-columns-repeated="13"/>
        </table:table-row>
        <table:table-row table:style-name="ro1">
          <table:table-cell office:value-type="float" office:value="1644.992188" calcext:value-type="float">
            <text:p>1644.992188</text:p>
          </table:table-cell>
          <table:table-cell office:value-type="float" office:value="1729.784302" calcext:value-type="float">
            <text:p>1729.784302</text:p>
          </table:table-cell>
          <table:table-cell office:value-type="float" office:value="1652.880737" calcext:value-type="float">
            <text:p>1652.880737</text:p>
          </table:table-cell>
          <table:table-cell office:value-type="float" office:value="1724.069214" calcext:value-type="float">
            <text:p>1724.069214</text:p>
          </table:table-cell>
          <table:table-cell table:number-columns-repeated="13"/>
        </table:table-row>
        <table:table-row table:style-name="ro1">
          <table:table-cell office:value-type="float" office:value="1652.136475" calcext:value-type="float">
            <text:p>1652.136475</text:p>
          </table:table-cell>
          <table:table-cell office:value-type="float" office:value="1716.898682" calcext:value-type="float">
            <text:p>1716.898682</text:p>
          </table:table-cell>
          <table:table-cell office:value-type="float" office:value="1660.843872" calcext:value-type="float">
            <text:p>1660.843872</text:p>
          </table:table-cell>
          <table:table-cell office:value-type="float" office:value="1718.18689" calcext:value-type="float">
            <text:p>1718.18689</text:p>
          </table:table-cell>
          <table:table-cell table:number-columns-repeated="13"/>
        </table:table-row>
        <table:table-row table:style-name="ro1">
          <table:table-cell office:value-type="float" office:value="1644.990601" calcext:value-type="float">
            <text:p>1644.990601</text:p>
          </table:table-cell>
          <table:table-cell office:value-type="float" office:value="1714.564453" calcext:value-type="float">
            <text:p>1714.564453</text:p>
          </table:table-cell>
          <table:table-cell office:value-type="float" office:value="1654.530151" calcext:value-type="float">
            <text:p>1654.530151</text:p>
          </table:table-cell>
          <table:table-cell office:value-type="float" office:value="1711.908447" calcext:value-type="float">
            <text:p>1711.908447</text:p>
          </table:table-cell>
          <table:table-cell table:number-columns-repeated="13"/>
        </table:table-row>
        <table:table-row table:style-name="ro1">
          <table:table-cell office:value-type="float" office:value="1633.972412" calcext:value-type="float">
            <text:p>1633.972412</text:p>
          </table:table-cell>
          <table:table-cell office:value-type="float" office:value="1717.336548" calcext:value-type="float">
            <text:p>1717.336548</text:p>
          </table:table-cell>
          <table:table-cell office:value-type="float" office:value="1640.425659" calcext:value-type="float">
            <text:p>1640.425659</text:p>
          </table:table-cell>
          <table:table-cell office:value-type="float" office:value="1717.5177" calcext:value-type="float">
            <text:p>1717.5177</text:p>
          </table:table-cell>
          <table:table-cell table:number-columns-repeated="13"/>
        </table:table-row>
        <table:table-row table:style-name="ro1">
          <table:table-cell office:value-type="float" office:value="1622.433716" calcext:value-type="float">
            <text:p>1622.433716</text:p>
          </table:table-cell>
          <table:table-cell office:value-type="float" office:value="1704.148804" calcext:value-type="float">
            <text:p>1704.148804</text:p>
          </table:table-cell>
          <table:table-cell office:value-type="float" office:value="1627.249634" calcext:value-type="float">
            <text:p>1627.249634</text:p>
          </table:table-cell>
          <table:table-cell office:value-type="float" office:value="1706.25769" calcext:value-type="float">
            <text:p>1706.25769</text:p>
          </table:table-cell>
          <table:table-cell table:number-columns-repeated="13"/>
        </table:table-row>
        <table:table-row table:style-name="ro1">
          <table:table-cell office:value-type="float" office:value="1619.645996" calcext:value-type="float">
            <text:p>1619.645996</text:p>
          </table:table-cell>
          <table:table-cell office:value-type="float" office:value="1689.460938" calcext:value-type="float">
            <text:p>1689.460938</text:p>
          </table:table-cell>
          <table:table-cell office:value-type="float" office:value="1627.561279" calcext:value-type="float">
            <text:p>1627.561279</text:p>
          </table:table-cell>
          <table:table-cell office:value-type="float" office:value="1683.992432" calcext:value-type="float">
            <text:p>1683.992432</text:p>
          </table:table-cell>
          <table:table-cell table:number-columns-repeated="13"/>
        </table:table-row>
        <table:table-row table:style-name="ro1">
          <table:table-cell office:value-type="float" office:value="1614.795654" calcext:value-type="float">
            <text:p>1614.795654</text:p>
          </table:table-cell>
          <table:table-cell office:value-type="float" office:value="1684.787231" calcext:value-type="float">
            <text:p>1684.787231</text:p>
          </table:table-cell>
          <table:table-cell office:value-type="float" office:value="1621.64917" calcext:value-type="float">
            <text:p>1621.64917</text:p>
          </table:table-cell>
          <table:table-cell office:value-type="float" office:value="1685.216064" calcext:value-type="float">
            <text:p>1685.216064</text:p>
          </table:table-cell>
          <table:table-cell table:number-columns-repeated="13"/>
        </table:table-row>
        <table:table-row table:style-name="ro1">
          <table:table-cell office:value-type="float" office:value="1612.091187" calcext:value-type="float">
            <text:p>1612.091187</text:p>
          </table:table-cell>
          <table:table-cell office:value-type="float" office:value="1677.013672" calcext:value-type="float">
            <text:p>1677.013672</text:p>
          </table:table-cell>
          <table:table-cell office:value-type="float" office:value="1617.453735" calcext:value-type="float">
            <text:p>1617.453735</text:p>
          </table:table-cell>
          <table:table-cell office:value-type="float" office:value="1675.449463" calcext:value-type="float">
            <text:p>1675.449463</text:p>
          </table:table-cell>
          <table:table-cell table:number-columns-repeated="13"/>
        </table:table-row>
        <table:table-row table:style-name="ro1">
          <table:table-cell office:value-type="float" office:value="1605.810303" calcext:value-type="float">
            <text:p>1605.810303</text:p>
          </table:table-cell>
          <table:table-cell office:value-type="float" office:value="1673.342041" calcext:value-type="float">
            <text:p>1673.342041</text:p>
          </table:table-cell>
          <table:table-cell office:value-type="float" office:value="1615.292114" calcext:value-type="float">
            <text:p>1615.292114</text:p>
          </table:table-cell>
          <table:table-cell office:value-type="float" office:value="1667.418213" calcext:value-type="float">
            <text:p>1667.418213</text:p>
          </table:table-cell>
          <table:table-cell table:number-columns-repeated="13"/>
        </table:table-row>
        <table:table-row table:style-name="ro1">
          <table:table-cell office:value-type="float" office:value="1612.231934" calcext:value-type="float">
            <text:p>1612.231934</text:p>
          </table:table-cell>
          <table:table-cell office:value-type="float" office:value="1660.013916" calcext:value-type="float">
            <text:p>1660.013916</text:p>
          </table:table-cell>
          <table:table-cell office:value-type="float" office:value="1606.551147" calcext:value-type="float">
            <text:p>1606.551147</text:p>
          </table:table-cell>
          <table:table-cell office:value-type="float" office:value="1661.368042" calcext:value-type="float">
            <text:p>1661.368042</text:p>
          </table:table-cell>
          <table:table-cell table:number-columns-repeated="13"/>
        </table:table-row>
        <table:table-row table:style-name="ro1">
          <table:table-cell office:value-type="float" office:value="1601.446045" calcext:value-type="float">
            <text:p>1601.446045</text:p>
          </table:table-cell>
          <table:table-cell office:value-type="float" office:value="1657.863525" calcext:value-type="float">
            <text:p>1657.863525</text:p>
          </table:table-cell>
          <table:table-cell office:value-type="float" office:value="1605.903809" calcext:value-type="float">
            <text:p>1605.903809</text:p>
          </table:table-cell>
          <table:table-cell office:value-type="float" office:value="1657.814209" calcext:value-type="float">
            <text:p>1657.814209</text:p>
          </table:table-cell>
          <table:table-cell table:number-columns-repeated="13"/>
        </table:table-row>
        <table:table-row table:style-name="ro1">
          <table:table-cell office:value-type="float" office:value="1598.953491" calcext:value-type="float">
            <text:p>1598.953491</text:p>
          </table:table-cell>
          <table:table-cell office:value-type="float" office:value="1651.958862" calcext:value-type="float">
            <text:p>1651.958862</text:p>
          </table:table-cell>
          <table:table-cell office:value-type="float" office:value="1606.701172" calcext:value-type="float">
            <text:p>1606.701172</text:p>
          </table:table-cell>
          <table:table-cell office:value-type="float" office:value="1648.655151" calcext:value-type="float">
            <text:p>1648.655151</text:p>
          </table:table-cell>
          <table:table-cell table:number-columns-repeated="13"/>
        </table:table-row>
        <table:table-row table:style-name="ro1">
          <table:table-cell office:value-type="float" office:value="1592.698608" calcext:value-type="float">
            <text:p>1592.698608</text:p>
          </table:table-cell>
          <table:table-cell office:value-type="float" office:value="1645.153198" calcext:value-type="float">
            <text:p>1645.153198</text:p>
          </table:table-cell>
          <table:table-cell office:value-type="float" office:value="1597.980225" calcext:value-type="float">
            <text:p>1597.980225</text:p>
          </table:table-cell>
          <table:table-cell office:value-type="float" office:value="1645.361816" calcext:value-type="float">
            <text:p>1645.361816</text:p>
          </table:table-cell>
          <table:table-cell table:number-columns-repeated="13"/>
        </table:table-row>
        <table:table-row table:style-name="ro1">
          <table:table-cell office:value-type="float" office:value="1591.251831" calcext:value-type="float">
            <text:p>1591.251831</text:p>
          </table:table-cell>
          <table:table-cell office:value-type="float" office:value="1644.577881" calcext:value-type="float">
            <text:p>1644.577881</text:p>
          </table:table-cell>
          <table:table-cell office:value-type="float" office:value="1599.015503" calcext:value-type="float">
            <text:p>1599.015503</text:p>
          </table:table-cell>
          <table:table-cell office:value-type="float" office:value="1637.854736" calcext:value-type="float">
            <text:p>1637.854736</text:p>
          </table:table-cell>
          <table:table-cell table:number-columns-repeated="13"/>
        </table:table-row>
        <table:table-row table:style-name="ro1">
          <table:table-cell office:value-type="float" office:value="1590.647095" calcext:value-type="float">
            <text:p>1590.647095</text:p>
          </table:table-cell>
          <table:table-cell office:value-type="float" office:value="1630.39917" calcext:value-type="float">
            <text:p>1630.39917</text:p>
          </table:table-cell>
          <table:table-cell office:value-type="float" office:value="1590.420044" calcext:value-type="float">
            <text:p>1590.420044</text:p>
          </table:table-cell>
          <table:table-cell office:value-type="float" office:value="1632.638916" calcext:value-type="float">
            <text:p>1632.638916</text:p>
          </table:table-cell>
          <table:table-cell table:number-columns-repeated="13"/>
        </table:table-row>
        <table:table-row table:style-name="ro1">
          <table:table-cell office:value-type="float" office:value="1587.765869" calcext:value-type="float">
            <text:p>1587.765869</text:p>
          </table:table-cell>
          <table:table-cell office:value-type="float" office:value="1625.59021" calcext:value-type="float">
            <text:p>1625.59021</text:p>
          </table:table-cell>
          <table:table-cell office:value-type="float" office:value="1589.809692" calcext:value-type="float">
            <text:p>1589.809692</text:p>
          </table:table-cell>
          <table:table-cell office:value-type="float" office:value="1630.297119" calcext:value-type="float">
            <text:p>1630.297119</text:p>
          </table:table-cell>
          <table:table-cell table:number-columns-repeated="13"/>
        </table:table-row>
        <table:table-row table:style-name="ro1">
          <table:table-cell office:value-type="float" office:value="1584.679199" calcext:value-type="float">
            <text:p>1584.679199</text:p>
          </table:table-cell>
          <table:table-cell office:value-type="float" office:value="1629.044556" calcext:value-type="float">
            <text:p>1629.044556</text:p>
          </table:table-cell>
          <table:table-cell office:value-type="float" office:value="1591.085205" calcext:value-type="float">
            <text:p>1591.085205</text:p>
          </table:table-cell>
          <table:table-cell office:value-type="float" office:value="1623.484619" calcext:value-type="float">
            <text:p>1623.484619</text:p>
          </table:table-cell>
          <table:table-cell table:number-columns-repeated="13"/>
        </table:table-row>
        <table:table-row table:style-name="ro1">
          <table:table-cell office:value-type="float" office:value="1585.464478" calcext:value-type="float">
            <text:p>1585.464478</text:p>
          </table:table-cell>
          <table:table-cell office:value-type="float" office:value="1618.783813" calcext:value-type="float">
            <text:p>1618.783813</text:p>
          </table:table-cell>
          <table:table-cell office:value-type="float" office:value="1585.123535" calcext:value-type="float">
            <text:p>1585.123535</text:p>
          </table:table-cell>
          <table:table-cell office:value-type="float" office:value="1619.877197" calcext:value-type="float">
            <text:p>1619.877197</text:p>
          </table:table-cell>
          <table:table-cell table:number-columns-repeated="13"/>
        </table:table-row>
        <table:table-row table:style-name="ro1">
          <table:table-cell office:value-type="float" office:value="1581.745361" calcext:value-type="float">
            <text:p>1581.745361</text:p>
          </table:table-cell>
          <table:table-cell office:value-type="float" office:value="1617.179932" calcext:value-type="float">
            <text:p>1617.179932</text:p>
          </table:table-cell>
          <table:table-cell office:value-type="float" office:value="1584.068359" calcext:value-type="float">
            <text:p>1584.068359</text:p>
          </table:table-cell>
          <table:table-cell office:value-type="float" office:value="1616.30835" calcext:value-type="float">
            <text:p>1616.30835</text:p>
          </table:table-cell>
          <table:table-cell table:number-columns-repeated="13"/>
        </table:table-row>
        <table:table-row table:style-name="ro1">
          <table:table-cell office:value-type="float" office:value="1576.67627" calcext:value-type="float">
            <text:p>1576.67627</text:p>
          </table:table-cell>
          <table:table-cell office:value-type="float" office:value="1613.856323" calcext:value-type="float">
            <text:p>1613.856323</text:p>
          </table:table-cell>
          <table:table-cell office:value-type="float" office:value="1577.099365" calcext:value-type="float">
            <text:p>1577.099365</text:p>
          </table:table-cell>
          <table:table-cell office:value-type="float" office:value="1610.228271" calcext:value-type="float">
            <text:p>1610.228271</text:p>
          </table:table-cell>
          <table:table-cell table:number-columns-repeated="13"/>
        </table:table-row>
        <table:table-row table:style-name="ro1">
          <table:table-cell office:value-type="float" office:value="1578.693726" calcext:value-type="float">
            <text:p>1578.693726</text:p>
          </table:table-cell>
          <table:table-cell office:value-type="float" office:value="1608.268555" calcext:value-type="float">
            <text:p>1608.268555</text:p>
          </table:table-cell>
          <table:table-cell office:value-type="float" office:value="1578.578979" calcext:value-type="float">
            <text:p>1578.578979</text:p>
          </table:table-cell>
          <table:table-cell office:value-type="float" office:value="1610.65918" calcext:value-type="float">
            <text:p>1610.65918</text:p>
          </table:table-cell>
          <table:table-cell table:number-columns-repeated="13"/>
        </table:table-row>
        <table:table-row table:style-name="ro1">
          <table:table-cell office:value-type="float" office:value="1573.032715" calcext:value-type="float">
            <text:p>1573.032715</text:p>
          </table:table-cell>
          <table:table-cell office:value-type="float" office:value="1608.554565" calcext:value-type="float">
            <text:p>1608.554565</text:p>
          </table:table-cell>
          <table:table-cell office:value-type="float" office:value="1575.52356" calcext:value-type="float">
            <text:p>1575.52356</text:p>
          </table:table-cell>
          <table:table-cell office:value-type="float" office:value="1604.813354" calcext:value-type="float">
            <text:p>1604.813354</text:p>
          </table:table-cell>
          <table:table-cell table:number-columns-repeated="13"/>
        </table:table-row>
        <table:table-row table:style-name="ro1">
          <table:table-cell office:value-type="float" office:value="1577.981812" calcext:value-type="float">
            <text:p>1577.981812</text:p>
          </table:table-cell>
          <table:table-cell office:value-type="float" office:value="1601.176636" calcext:value-type="float">
            <text:p>1601.176636</text:p>
          </table:table-cell>
          <table:table-cell office:value-type="float" office:value="1580.141479" calcext:value-type="float">
            <text:p>1580.141479</text:p>
          </table:table-cell>
          <table:table-cell office:value-type="float" office:value="1603.056641" calcext:value-type="float">
            <text:p>1603.056641</text:p>
          </table:table-cell>
          <table:table-cell table:number-columns-repeated="13"/>
        </table:table-row>
        <table:table-row table:style-name="ro1">
          <table:table-cell office:value-type="float" office:value="1575.19458" calcext:value-type="float">
            <text:p>1575.19458</text:p>
          </table:table-cell>
          <table:table-cell office:value-type="float" office:value="1599.621582" calcext:value-type="float">
            <text:p>1599.621582</text:p>
          </table:table-cell>
          <table:table-cell office:value-type="float" office:value="1573.127075" calcext:value-type="float">
            <text:p>1573.127075</text:p>
          </table:table-cell>
          <table:table-cell office:value-type="float" office:value="1599.19458" calcext:value-type="float">
            <text:p>1599.19458</text:p>
          </table:table-cell>
          <table:table-cell table:number-columns-repeated="13"/>
        </table:table-row>
        <table:table-row table:style-name="ro1">
          <table:table-cell office:value-type="float" office:value="1574.905762" calcext:value-type="float">
            <text:p>1574.905762</text:p>
          </table:table-cell>
          <table:table-cell office:value-type="float" office:value="1597.96814" calcext:value-type="float">
            <text:p>1597.96814</text:p>
          </table:table-cell>
          <table:table-cell office:value-type="float" office:value="1576.746094" calcext:value-type="float">
            <text:p>1576.746094</text:p>
          </table:table-cell>
          <table:table-cell office:value-type="float" office:value="1596.041626" calcext:value-type="float">
            <text:p>1596.041626</text:p>
          </table:table-cell>
          <table:table-cell table:number-columns-repeated="13"/>
        </table:table-row>
        <table:table-row table:style-name="ro1">
          <table:table-cell office:value-type="float" office:value="1574.494629" calcext:value-type="float">
            <text:p>1574.494629</text:p>
          </table:table-cell>
          <table:table-cell office:value-type="float" office:value="1593.132568" calcext:value-type="float">
            <text:p>1593.132568</text:p>
          </table:table-cell>
          <table:table-cell office:value-type="float" office:value="1572.329468" calcext:value-type="float">
            <text:p>1572.329468</text:p>
          </table:table-cell>
          <table:table-cell office:value-type="float" office:value="1597.204102" calcext:value-type="float">
            <text:p>1597.204102</text:p>
          </table:table-cell>
          <table:table-cell table:number-columns-repeated="13"/>
        </table:table-row>
        <table:table-row table:style-name="ro1">
          <table:table-cell office:value-type="float" office:value="1569.838135" calcext:value-type="float">
            <text:p>1569.838135</text:p>
          </table:table-cell>
          <table:table-cell office:value-type="float" office:value="1592.400146" calcext:value-type="float">
            <text:p>1592.400146</text:p>
          </table:table-cell>
          <table:table-cell office:value-type="float" office:value="1574.464233" calcext:value-type="float">
            <text:p>1574.464233</text:p>
          </table:table-cell>
          <table:table-cell office:value-type="float" office:value="1590.689575" calcext:value-type="float">
            <text:p>1590.689575</text:p>
          </table:table-cell>
          <table:table-cell table:number-columns-repeated="13"/>
        </table:table-row>
        <table:table-row table:style-name="ro1">
          <table:table-cell office:value-type="float" office:value="1569.240723" calcext:value-type="float">
            <text:p>1569.240723</text:p>
          </table:table-cell>
          <table:table-cell office:value-type="float" office:value="1592.221802" calcext:value-type="float">
            <text:p>1592.221802</text:p>
          </table:table-cell>
          <table:table-cell office:value-type="float" office:value="1568.766724" calcext:value-type="float">
            <text:p>1568.766724</text:p>
          </table:table-cell>
          <table:table-cell office:value-type="float" office:value="1592.202759" calcext:value-type="float">
            <text:p>1592.202759</text:p>
          </table:table-cell>
          <table:table-cell table:number-columns-repeated="13"/>
        </table:table-row>
        <table:table-row table:style-name="ro1">
          <table:table-cell office:value-type="float" office:value="1571.817139" calcext:value-type="float">
            <text:p>1571.817139</text:p>
          </table:table-cell>
          <table:table-cell office:value-type="float" office:value="1587.072998" calcext:value-type="float">
            <text:p>1587.072998</text:p>
          </table:table-cell>
          <table:table-cell office:value-type="float" office:value="1571.00061" calcext:value-type="float">
            <text:p>1571.00061</text:p>
          </table:table-cell>
          <table:table-cell office:value-type="float" office:value="1587.545166" calcext:value-type="float">
            <text:p>1587.545166</text:p>
          </table:table-cell>
          <table:table-cell table:number-columns-repeated="13"/>
        </table:table-row>
        <table:table-row table:style-name="ro1">
          <table:table-cell office:value-type="float" office:value="1564.784424" calcext:value-type="float">
            <text:p>1564.784424</text:p>
          </table:table-cell>
          <table:table-cell office:value-type="float" office:value="1591.371826" calcext:value-type="float">
            <text:p>1591.371826</text:p>
          </table:table-cell>
          <table:table-cell office:value-type="float" office:value="1570.329224" calcext:value-type="float">
            <text:p>1570.329224</text:p>
          </table:table-cell>
          <table:table-cell office:value-type="float" office:value="1586.633423" calcext:value-type="float">
            <text:p>1586.633423</text:p>
          </table:table-cell>
          <table:table-cell table:number-columns-repeated="13"/>
        </table:table-row>
        <table:table-row table:style-name="ro1">
          <table:table-cell office:value-type="float" office:value="1573.969238" calcext:value-type="float">
            <text:p>1573.969238</text:p>
          </table:table-cell>
          <table:table-cell office:value-type="float" office:value="1583.044312" calcext:value-type="float">
            <text:p>1583.044312</text:p>
          </table:table-cell>
          <table:table-cell office:value-type="float" office:value="1568.364502" calcext:value-type="float">
            <text:p>1568.364502</text:p>
          </table:table-cell>
          <table:table-cell office:value-type="float" office:value="1587.193726" calcext:value-type="float">
            <text:p>1587.193726</text:p>
          </table:table-cell>
          <table:table-cell table:number-columns-repeated="13"/>
        </table:table-row>
        <table:table-row table:style-name="ro1">
          <table:table-cell office:value-type="float" office:value="1565.31189" calcext:value-type="float">
            <text:p>1565.31189</text:p>
          </table:table-cell>
          <table:table-cell office:value-type="float" office:value="1583.145996" calcext:value-type="float">
            <text:p>1583.145996</text:p>
          </table:table-cell>
          <table:table-cell office:value-type="float" office:value="1568.447754" calcext:value-type="float">
            <text:p>1568.447754</text:p>
          </table:table-cell>
          <table:table-cell office:value-type="float" office:value="1583.949951" calcext:value-type="float">
            <text:p>1583.949951</text:p>
          </table:table-cell>
          <table:table-cell table:number-columns-repeated="13"/>
        </table:table-row>
        <table:table-row table:style-name="ro1">
          <table:table-cell office:value-type="float" office:value="1571.526245" calcext:value-type="float">
            <text:p>1571.526245</text:p>
          </table:table-cell>
          <table:table-cell office:value-type="float" office:value="1581.994019" calcext:value-type="float">
            <text:p>1581.994019</text:p>
          </table:table-cell>
          <table:table-cell office:value-type="float" office:value="1568.376343" calcext:value-type="float">
            <text:p>1568.376343</text:p>
          </table:table-cell>
          <table:table-cell office:value-type="float" office:value="1581.174316" calcext:value-type="float">
            <text:p>1581.174316</text:p>
          </table:table-cell>
          <table:table-cell table:number-columns-repeated="13"/>
        </table:table-row>
        <table:table-row table:style-name="ro1">
          <table:table-cell office:value-type="float" office:value="1564.297485" calcext:value-type="float">
            <text:p>1564.297485</text:p>
          </table:table-cell>
          <table:table-cell office:value-type="float" office:value="1583.148071" calcext:value-type="float">
            <text:p>1583.148071</text:p>
          </table:table-cell>
          <table:table-cell office:value-type="float" office:value="1567.71106" calcext:value-type="float">
            <text:p>1567.71106</text:p>
          </table:table-cell>
          <table:table-cell office:value-type="float" office:value="1580.318848" calcext:value-type="float">
            <text:p>1580.318848</text:p>
          </table:table-cell>
          <table:table-cell table:number-columns-repeated="13"/>
        </table:table-row>
        <table:table-row table:style-name="ro1">
          <table:table-cell office:value-type="float" office:value="1564.818115" calcext:value-type="float">
            <text:p>1564.818115</text:p>
          </table:table-cell>
          <table:table-cell office:value-type="float" office:value="1582.86792" calcext:value-type="float">
            <text:p>1582.86792</text:p>
          </table:table-cell>
          <table:table-cell office:value-type="float" office:value="1568.718018" calcext:value-type="float">
            <text:p>1568.718018</text:p>
          </table:table-cell>
          <table:table-cell office:value-type="float" office:value="1579.993042" calcext:value-type="float">
            <text:p>1579.993042</text:p>
          </table:table-cell>
          <table:table-cell table:number-columns-repeated="13"/>
        </table:table-row>
        <table:table-row table:style-name="ro1">
          <table:table-cell office:value-type="float" office:value="1568.212769" calcext:value-type="float">
            <text:p>1568.212769</text:p>
          </table:table-cell>
          <table:table-cell office:value-type="float" office:value="1575.159424" calcext:value-type="float">
            <text:p>1575.159424</text:p>
          </table:table-cell>
          <table:table-cell office:value-type="float" office:value="1567.414795" calcext:value-type="float">
            <text:p>1567.414795</text:p>
          </table:table-cell>
          <table:table-cell office:value-type="float" office:value="1579.723511" calcext:value-type="float">
            <text:p>1579.723511</text:p>
          </table:table-cell>
          <table:table-cell table:number-columns-repeated="13"/>
        </table:table-row>
        <table:table-row table:style-name="ro1">
          <table:table-cell office:value-type="float" office:value="1571.945557" calcext:value-type="float">
            <text:p>1571.945557</text:p>
          </table:table-cell>
          <table:table-cell office:value-type="float" office:value="1577.216797" calcext:value-type="float">
            <text:p>1577.216797</text:p>
          </table:table-cell>
          <table:table-cell office:value-type="float" office:value="1570.2052" calcext:value-type="float">
            <text:p>1570.2052</text:p>
          </table:table-cell>
          <table:table-cell office:value-type="float" office:value="1578.762939" calcext:value-type="float">
            <text:p>1578.762939</text:p>
          </table:table-cell>
          <table:table-cell table:number-columns-repeated="13"/>
        </table:table-row>
        <table:table-row table:style-name="ro1">
          <table:table-cell office:value-type="float" office:value="1569.677002" calcext:value-type="float">
            <text:p>1569.677002</text:p>
          </table:table-cell>
          <table:table-cell office:value-type="float" office:value="1574.040771" calcext:value-type="float">
            <text:p>1574.040771</text:p>
          </table:table-cell>
          <table:table-cell office:value-type="float" office:value="1567.246338" calcext:value-type="float">
            <text:p>1567.246338</text:p>
          </table:table-cell>
          <table:table-cell office:value-type="float" office:value="1577.121704" calcext:value-type="float">
            <text:p>1577.121704</text:p>
          </table:table-cell>
          <table:table-cell table:number-columns-repeated="13"/>
        </table:table-row>
        <table:table-row table:style-name="ro1">
          <table:table-cell office:value-type="float" office:value="1570.053955" calcext:value-type="float">
            <text:p>1570.053955</text:p>
          </table:table-cell>
          <table:table-cell office:value-type="float" office:value="1576.259888" calcext:value-type="float">
            <text:p>1576.259888</text:p>
          </table:table-cell>
          <table:table-cell office:value-type="float" office:value="1569.634644" calcext:value-type="float">
            <text:p>1569.634644</text:p>
          </table:table-cell>
          <table:table-cell office:value-type="float" office:value="1575.017944" calcext:value-type="float">
            <text:p>1575.017944</text:p>
          </table:table-cell>
          <table:table-cell table:number-columns-repeated="13"/>
        </table:table-row>
        <table:table-row table:style-name="ro1">
          <table:table-cell office:value-type="float" office:value="1564.925415" calcext:value-type="float">
            <text:p>1564.925415</text:p>
          </table:table-cell>
          <table:table-cell office:value-type="float" office:value="1575.386963" calcext:value-type="float">
            <text:p>1575.386963</text:p>
          </table:table-cell>
          <table:table-cell office:value-type="float" office:value="1567.241699" calcext:value-type="float">
            <text:p>1567.241699</text:p>
          </table:table-cell>
          <table:table-cell office:value-type="float" office:value="1576.215332" calcext:value-type="float">
            <text:p>1576.215332</text:p>
          </table:table-cell>
          <table:table-cell table:number-columns-repeated="13"/>
        </table:table-row>
        <table:table-row table:style-name="ro1">
          <table:table-cell office:value-type="float" office:value="1564.683594" calcext:value-type="float">
            <text:p>1564.683594</text:p>
          </table:table-cell>
          <table:table-cell office:value-type="float" office:value="1576.232422" calcext:value-type="float">
            <text:p>1576.232422</text:p>
          </table:table-cell>
          <table:table-cell office:value-type="float" office:value="1564.771362" calcext:value-type="float">
            <text:p>1564.771362</text:p>
          </table:table-cell>
          <table:table-cell office:value-type="float" office:value="1576.439209" calcext:value-type="float">
            <text:p>1576.439209</text:p>
          </table:table-cell>
          <table:table-cell table:number-columns-repeated="13"/>
        </table:table-row>
        <table:table-row table:style-name="ro1">
          <table:table-cell office:value-type="float" office:value="1566.154541" calcext:value-type="float">
            <text:p>1566.154541</text:p>
          </table:table-cell>
          <table:table-cell office:value-type="float" office:value="1574.74646" calcext:value-type="float">
            <text:p>1574.74646</text:p>
          </table:table-cell>
          <table:table-cell office:value-type="float" office:value="1568.038574" calcext:value-type="float">
            <text:p>1568.038574</text:p>
          </table:table-cell>
          <table:table-cell office:value-type="float" office:value="1572.250366" calcext:value-type="float">
            <text:p>1572.250366</text:p>
          </table:table-cell>
          <table:table-cell table:number-columns-repeated="13"/>
        </table:table-row>
        <table:table-row table:style-name="ro1">
          <table:table-cell office:value-type="float" office:value="1565.120483" calcext:value-type="float">
            <text:p>1565.120483</text:p>
          </table:table-cell>
          <table:table-cell office:value-type="float" office:value="1573.761841" calcext:value-type="float">
            <text:p>1573.761841</text:p>
          </table:table-cell>
          <table:table-cell office:value-type="float" office:value="1565.972046" calcext:value-type="float">
            <text:p>1565.972046</text:p>
          </table:table-cell>
          <table:table-cell office:value-type="float" office:value="1572.149902" calcext:value-type="float">
            <text:p>1572.149902</text:p>
          </table:table-cell>
          <table:table-cell table:number-columns-repeated="13"/>
        </table:table-row>
        <table:table-row table:style-name="ro1">
          <table:table-cell office:value-type="float" office:value="1562.547485" calcext:value-type="float">
            <text:p>1562.547485</text:p>
          </table:table-cell>
          <table:table-cell office:value-type="float" office:value="1571.599976" calcext:value-type="float">
            <text:p>1571.599976</text:p>
          </table:table-cell>
          <table:table-cell office:value-type="float" office:value="1564.986938" calcext:value-type="float">
            <text:p>1564.986938</text:p>
          </table:table-cell>
          <table:table-cell office:value-type="float" office:value="1571.165894" calcext:value-type="float">
            <text:p>1571.165894</text:p>
          </table:table-cell>
          <table:table-cell table:number-columns-repeated="13"/>
        </table:table-row>
        <table:table-row table:style-name="ro1">
          <table:table-cell office:value-type="float" office:value="1565.895386" calcext:value-type="float">
            <text:p>1565.895386</text:p>
          </table:table-cell>
          <table:table-cell office:value-type="float" office:value="1569.028687" calcext:value-type="float">
            <text:p>1569.028687</text:p>
          </table:table-cell>
          <table:table-cell office:value-type="float" office:value="1565.366577" calcext:value-type="float">
            <text:p>1565.366577</text:p>
          </table:table-cell>
          <table:table-cell office:value-type="float" office:value="1569.203369" calcext:value-type="float">
            <text:p>1569.203369</text:p>
          </table:table-cell>
          <table:table-cell table:number-columns-repeated="13"/>
        </table:table-row>
        <table:table-row table:style-name="ro1">
          <table:table-cell office:value-type="float" office:value="1566.097412" calcext:value-type="float">
            <text:p>1566.097412</text:p>
          </table:table-cell>
          <table:table-cell office:value-type="float" office:value="1571.068604" calcext:value-type="float">
            <text:p>1571.068604</text:p>
          </table:table-cell>
          <table:table-cell office:value-type="float" office:value="1564.010376" calcext:value-type="float">
            <text:p>1564.010376</text:p>
          </table:table-cell>
          <table:table-cell office:value-type="float" office:value="1572.888184" calcext:value-type="float">
            <text:p>1572.888184</text:p>
          </table:table-cell>
          <table:table-cell table:number-columns-repeated="13"/>
        </table:table-row>
        <table:table-row table:style-name="ro1">
          <table:table-cell office:value-type="float" office:value="1562.64502" calcext:value-type="float">
            <text:p>1562.64502</text:p>
          </table:table-cell>
          <table:table-cell office:value-type="float" office:value="1570.331299" calcext:value-type="float">
            <text:p>1570.331299</text:p>
          </table:table-cell>
          <table:table-cell office:value-type="float" office:value="1563.697754" calcext:value-type="float">
            <text:p>1563.697754</text:p>
          </table:table-cell>
          <table:table-cell office:value-type="float" office:value="1569.191162" calcext:value-type="float">
            <text:p>1569.191162</text:p>
          </table:table-cell>
          <table:table-cell table:number-columns-repeated="13"/>
        </table:table-row>
        <table:table-row table:style-name="ro1">
          <table:table-cell office:value-type="float" office:value="1586.238892" calcext:value-type="float">
            <text:p>1586.238892</text:p>
          </table:table-cell>
          <table:table-cell office:value-type="float" office:value="1618.372681" calcext:value-type="float">
            <text:p>1618.372681</text:p>
          </table:table-cell>
          <table:table-cell office:value-type="float" office:value="1523.858765" calcext:value-type="float">
            <text:p>1523.858765</text:p>
          </table:table-cell>
          <table:table-cell office:value-type="float" office:value="1536.657349" calcext:value-type="float">
            <text:p>1536.657349</text:p>
          </table:table-cell>
          <table:table-cell table:number-columns-repeated="13"/>
        </table:table-row>
        <table:table-row table:style-name="ro1">
          <table:table-cell office:value-type="float" office:value="1596.352173" calcext:value-type="float">
            <text:p>1596.352173</text:p>
          </table:table-cell>
          <table:table-cell office:value-type="float" office:value="1643.166016" calcext:value-type="float">
            <text:p>1643.166016</text:p>
          </table:table-cell>
          <table:table-cell office:value-type="float" office:value="1523.661133" calcext:value-type="float">
            <text:p>1523.661133</text:p>
          </table:table-cell>
          <table:table-cell office:value-type="float" office:value="1519.808228" calcext:value-type="float">
            <text:p>1519.808228</text:p>
          </table:table-cell>
          <table:table-cell table:number-columns-repeated="13"/>
        </table:table-row>
        <table:table-row table:style-name="ro1">
          <table:table-cell office:value-type="float" office:value="1628.78418" calcext:value-type="float">
            <text:p>1628.78418</text:p>
          </table:table-cell>
          <table:table-cell office:value-type="float" office:value="1618.761353" calcext:value-type="float">
            <text:p>1618.761353</text:p>
          </table:table-cell>
          <table:table-cell office:value-type="float" office:value="1540.947998" calcext:value-type="float">
            <text:p>1540.947998</text:p>
          </table:table-cell>
          <table:table-cell office:value-type="float" office:value="1541.000488" calcext:value-type="float">
            <text:p>1541.000488</text:p>
          </table:table-cell>
          <table:table-cell table:number-columns-repeated="13"/>
        </table:table-row>
        <table:table-row table:style-name="ro1">
          <table:table-cell office:value-type="float" office:value="1635.298584" calcext:value-type="float">
            <text:p>1635.298584</text:p>
          </table:table-cell>
          <table:table-cell office:value-type="float" office:value="1690.572998" calcext:value-type="float">
            <text:p>1690.572998</text:p>
          </table:table-cell>
          <table:table-cell office:value-type="float" office:value="1560.472168" calcext:value-type="float">
            <text:p>1560.472168</text:p>
          </table:table-cell>
          <table:table-cell office:value-type="float" office:value="1582.27063" calcext:value-type="float">
            <text:p>1582.27063</text:p>
          </table:table-cell>
          <table:table-cell table:number-columns-repeated="13"/>
        </table:table-row>
        <table:table-row table:style-name="ro1">
          <table:table-cell office:value-type="float" office:value="1671.339966" calcext:value-type="float">
            <text:p>1671.339966</text:p>
          </table:table-cell>
          <table:table-cell office:value-type="float" office:value="1643.103394" calcext:value-type="float">
            <text:p>1643.103394</text:p>
          </table:table-cell>
          <table:table-cell office:value-type="float" office:value="1616.75293" calcext:value-type="float">
            <text:p>1616.75293</text:p>
          </table:table-cell>
          <table:table-cell office:value-type="float" office:value="1593.447754" calcext:value-type="float">
            <text:p>1593.447754</text:p>
          </table:table-cell>
          <table:table-cell table:number-columns-repeated="13"/>
        </table:table-row>
        <table:table-row table:style-name="ro1">
          <table:table-cell office:value-type="float" office:value="1645.833252" calcext:value-type="float">
            <text:p>1645.833252</text:p>
          </table:table-cell>
          <table:table-cell office:value-type="float" office:value="1718.898804" calcext:value-type="float">
            <text:p>1718.898804</text:p>
          </table:table-cell>
          <table:table-cell office:value-type="float" office:value="1625.237061" calcext:value-type="float">
            <text:p>1625.237061</text:p>
          </table:table-cell>
          <table:table-cell office:value-type="float" office:value="1664.827881" calcext:value-type="float">
            <text:p>1664.827881</text:p>
          </table:table-cell>
          <table:table-cell table:number-columns-repeated="13"/>
        </table:table-row>
        <table:table-row table:style-name="ro1">
          <table:table-cell office:value-type="float" office:value="1638.845947" calcext:value-type="float">
            <text:p>1638.845947</text:p>
          </table:table-cell>
          <table:table-cell office:value-type="float" office:value="1681.680054" calcext:value-type="float">
            <text:p>1681.680054</text:p>
          </table:table-cell>
          <table:table-cell office:value-type="float" office:value="1660.763062" calcext:value-type="float">
            <text:p>1660.763062</text:p>
          </table:table-cell>
          <table:table-cell office:value-type="float" office:value="1682.999756" calcext:value-type="float">
            <text:p>1682.999756</text:p>
          </table:table-cell>
          <table:table-cell table:number-columns-repeated="13"/>
        </table:table-row>
        <table:table-row table:style-name="ro1">
          <table:table-cell office:value-type="float" office:value="1648.484497" calcext:value-type="float">
            <text:p>1648.484497</text:p>
          </table:table-cell>
          <table:table-cell office:value-type="float" office:value="1674.677734" calcext:value-type="float">
            <text:p>1674.677734</text:p>
          </table:table-cell>
          <table:table-cell office:value-type="float" office:value="1669.960327" calcext:value-type="float">
            <text:p>1669.960327</text:p>
          </table:table-cell>
          <table:table-cell office:value-type="float" office:value="1685.577881" calcext:value-type="float">
            <text:p>1685.577881</text:p>
          </table:table-cell>
          <table:table-cell table:number-columns-repeated="13"/>
        </table:table-row>
        <table:table-row table:style-name="ro1">
          <table:table-cell office:value-type="float" office:value="1641.244385" calcext:value-type="float">
            <text:p>1641.244385</text:p>
          </table:table-cell>
          <table:table-cell office:value-type="float" office:value="1706.435791" calcext:value-type="float">
            <text:p>1706.435791</text:p>
          </table:table-cell>
          <table:table-cell office:value-type="float" office:value="1653.406494" calcext:value-type="float">
            <text:p>1653.406494</text:p>
          </table:table-cell>
          <table:table-cell office:value-type="float" office:value="1719.238892" calcext:value-type="float">
            <text:p>1719.238892</text:p>
          </table:table-cell>
          <table:table-cell table:number-columns-repeated="13"/>
        </table:table-row>
        <table:table-row table:style-name="ro1">
          <table:table-cell office:value-type="float" office:value="1641.315186" calcext:value-type="float">
            <text:p>1641.315186</text:p>
          </table:table-cell>
          <table:table-cell office:value-type="float" office:value="1705.824463" calcext:value-type="float">
            <text:p>1705.824463</text:p>
          </table:table-cell>
          <table:table-cell office:value-type="float" office:value="1653.650024" calcext:value-type="float">
            <text:p>1653.650024</text:p>
          </table:table-cell>
          <table:table-cell office:value-type="float" office:value="1706.753906" calcext:value-type="float">
            <text:p>1706.753906</text:p>
          </table:table-cell>
          <table:table-cell table:number-columns-repeated="13"/>
        </table:table-row>
        <table:table-row table:style-name="ro1">
          <table:table-cell office:value-type="float" office:value="1637.033691" calcext:value-type="float">
            <text:p>1637.033691</text:p>
          </table:table-cell>
          <table:table-cell office:value-type="float" office:value="1713.114502" calcext:value-type="float">
            <text:p>1713.114502</text:p>
          </table:table-cell>
          <table:table-cell office:value-type="float" office:value="1643.474121" calcext:value-type="float">
            <text:p>1643.474121</text:p>
          </table:table-cell>
          <table:table-cell office:value-type="float" office:value="1708.940918" calcext:value-type="float">
            <text:p>1708.940918</text:p>
          </table:table-cell>
          <table:table-cell table:number-columns-repeated="13"/>
        </table:table-row>
        <table:table-row table:style-name="ro1">
          <table:table-cell office:value-type="float" office:value="1639.085938" calcext:value-type="float">
            <text:p>1639.085938</text:p>
          </table:table-cell>
          <table:table-cell office:value-type="float" office:value="1712.837402" calcext:value-type="float">
            <text:p>1712.837402</text:p>
          </table:table-cell>
          <table:table-cell office:value-type="float" office:value="1638.273682" calcext:value-type="float">
            <text:p>1638.273682</text:p>
          </table:table-cell>
          <table:table-cell office:value-type="float" office:value="1715.275635" calcext:value-type="float">
            <text:p>1715.275635</text:p>
          </table:table-cell>
          <table:table-cell table:number-columns-repeated="13"/>
        </table:table-row>
        <table:table-row table:style-name="ro1">
          <table:table-cell office:value-type="float" office:value="1646.922607" calcext:value-type="float">
            <text:p>1646.922607</text:p>
          </table:table-cell>
          <table:table-cell office:value-type="float" office:value="1695.183105" calcext:value-type="float">
            <text:p>1695.183105</text:p>
          </table:table-cell>
          <table:table-cell office:value-type="float" office:value="1646.66394" calcext:value-type="float">
            <text:p>1646.66394</text:p>
          </table:table-cell>
          <table:table-cell office:value-type="float" office:value="1703.971558" calcext:value-type="float">
            <text:p>1703.971558</text:p>
          </table:table-cell>
          <table:table-cell table:number-columns-repeated="13"/>
        </table:table-row>
        <table:table-row table:style-name="ro1">
          <table:table-cell office:value-type="float" office:value="1644.535034" calcext:value-type="float">
            <text:p>1644.535034</text:p>
          </table:table-cell>
          <table:table-cell office:value-type="float" office:value="1702.53064" calcext:value-type="float">
            <text:p>1702.53064</text:p>
          </table:table-cell>
          <table:table-cell office:value-type="float" office:value="1648.144775" calcext:value-type="float">
            <text:p>1648.144775</text:p>
          </table:table-cell>
          <table:table-cell office:value-type="float" office:value="1705.822021" calcext:value-type="float">
            <text:p>1705.822021</text:p>
          </table:table-cell>
          <table:table-cell table:number-columns-repeated="13"/>
        </table:table-row>
        <table:table-row table:style-name="ro1">
          <table:table-cell office:value-type="float" office:value="1644.981201" calcext:value-type="float">
            <text:p>1644.981201</text:p>
          </table:table-cell>
          <table:table-cell office:value-type="float" office:value="1705.104492" calcext:value-type="float">
            <text:p>1705.104492</text:p>
          </table:table-cell>
          <table:table-cell office:value-type="float" office:value="1643.838135" calcext:value-type="float">
            <text:p>1643.838135</text:p>
          </table:table-cell>
          <table:table-cell office:value-type="float" office:value="1712.448486" calcext:value-type="float">
            <text:p>1712.448486</text:p>
          </table:table-cell>
          <table:table-cell table:number-columns-repeated="13"/>
        </table:table-row>
        <table:table-row table:style-name="ro1">
          <table:table-cell office:value-type="float" office:value="1642.432129" calcext:value-type="float">
            <text:p>1642.432129</text:p>
          </table:table-cell>
          <table:table-cell office:value-type="float" office:value="1710.807129" calcext:value-type="float">
            <text:p>1710.807129</text:p>
          </table:table-cell>
          <table:table-cell office:value-type="float" office:value="1646.10144" calcext:value-type="float">
            <text:p>1646.10144</text:p>
          </table:table-cell>
          <table:table-cell office:value-type="float" office:value="1711.554199" calcext:value-type="float">
            <text:p>1711.554199</text:p>
          </table:table-cell>
          <table:table-cell table:number-columns-repeated="13"/>
        </table:table-row>
        <table:table-row table:style-name="ro1">
          <table:table-cell office:value-type="float" office:value="1645.5625" calcext:value-type="float">
            <text:p>1645.5625</text:p>
          </table:table-cell>
          <table:table-cell office:value-type="float" office:value="1701.709595" calcext:value-type="float">
            <text:p>1701.709595</text:p>
          </table:table-cell>
          <table:table-cell office:value-type="float" office:value="1651.504395" calcext:value-type="float">
            <text:p>1651.504395</text:p>
          </table:table-cell>
          <table:table-cell office:value-type="float" office:value="1705.727539" calcext:value-type="float">
            <text:p>1705.727539</text:p>
          </table:table-cell>
          <table:table-cell table:number-columns-repeated="13"/>
        </table:table-row>
        <table:table-row table:style-name="ro1">
          <table:table-cell office:value-type="float" office:value="1649.361572" calcext:value-type="float">
            <text:p>1649.361572</text:p>
          </table:table-cell>
          <table:table-cell office:value-type="float" office:value="1707.814575" calcext:value-type="float">
            <text:p>1707.814575</text:p>
          </table:table-cell>
          <table:table-cell office:value-type="float" office:value="1644.068481" calcext:value-type="float">
            <text:p>1644.068481</text:p>
          </table:table-cell>
          <table:table-cell office:value-type="float" office:value="1716.305176" calcext:value-type="float">
            <text:p>1716.305176</text:p>
          </table:table-cell>
          <table:table-cell table:number-columns-repeated="13"/>
        </table:table-row>
        <table:table-row table:style-name="ro1">
          <table:table-cell office:value-type="float" office:value="1639.611938" calcext:value-type="float">
            <text:p>1639.611938</text:p>
          </table:table-cell>
          <table:table-cell office:value-type="float" office:value="1715.864136" calcext:value-type="float">
            <text:p>1715.864136</text:p>
          </table:table-cell>
          <table:table-cell office:value-type="float" office:value="1645.66394" calcext:value-type="float">
            <text:p>1645.66394</text:p>
          </table:table-cell>
          <table:table-cell office:value-type="float" office:value="1715.588623" calcext:value-type="float">
            <text:p>1715.588623</text:p>
          </table:table-cell>
          <table:table-cell table:number-columns-repeated="13"/>
        </table:table-row>
        <table:table-row table:style-name="ro1">
          <table:table-cell office:value-type="float" office:value="1645.96875" calcext:value-type="float">
            <text:p>1645.96875</text:p>
          </table:table-cell>
          <table:table-cell office:value-type="float" office:value="1708.020996" calcext:value-type="float">
            <text:p>1708.020996</text:p>
          </table:table-cell>
          <table:table-cell office:value-type="float" office:value="1646.464844" calcext:value-type="float">
            <text:p>1646.464844</text:p>
          </table:table-cell>
          <table:table-cell office:value-type="float" office:value="1710.924561" calcext:value-type="float">
            <text:p>1710.924561</text:p>
          </table:table-cell>
          <table:table-cell table:number-columns-repeated="13"/>
        </table:table-row>
        <table:table-row table:style-name="ro1">
          <table:table-cell office:value-type="float" office:value="1644.058105" calcext:value-type="float">
            <text:p>1644.058105</text:p>
          </table:table-cell>
          <table:table-cell office:value-type="float" office:value="1713.788696" calcext:value-type="float">
            <text:p>1713.788696</text:p>
          </table:table-cell>
          <table:table-cell office:value-type="float" office:value="1643.600098" calcext:value-type="float">
            <text:p>1643.600098</text:p>
          </table:table-cell>
          <table:table-cell office:value-type="float" office:value="1714.820068" calcext:value-type="float">
            <text:p>1714.820068</text:p>
          </table:table-cell>
          <table:table-cell table:number-columns-repeated="13"/>
        </table:table-row>
        <table:table-row table:style-name="ro1">
          <table:table-cell office:value-type="float" office:value="1647.012939" calcext:value-type="float">
            <text:p>1647.012939</text:p>
          </table:table-cell>
          <table:table-cell office:value-type="float" office:value="1714.97644" calcext:value-type="float">
            <text:p>1714.97644</text:p>
          </table:table-cell>
          <table:table-cell office:value-type="float" office:value="1645.846802" calcext:value-type="float">
            <text:p>1645.846802</text:p>
          </table:table-cell>
          <table:table-cell office:value-type="float" office:value="1718.146362" calcext:value-type="float">
            <text:p>1718.146362</text:p>
          </table:table-cell>
          <table:table-cell table:number-columns-repeated="13"/>
        </table:table-row>
        <table:table-row table:style-name="ro1">
          <table:table-cell office:value-type="float" office:value="1647.308594" calcext:value-type="float">
            <text:p>1647.308594</text:p>
          </table:table-cell>
          <table:table-cell office:value-type="float" office:value="1709.037354" calcext:value-type="float">
            <text:p>1709.037354</text:p>
          </table:table-cell>
          <table:table-cell office:value-type="float" office:value="1646.957764" calcext:value-type="float">
            <text:p>1646.957764</text:p>
          </table:table-cell>
          <table:table-cell office:value-type="float" office:value="1712.239746" calcext:value-type="float">
            <text:p>1712.239746</text:p>
          </table:table-cell>
          <table:table-cell table:number-columns-repeated="13"/>
        </table:table-row>
        <table:table-row table:style-name="ro1">
          <table:table-cell office:value-type="float" office:value="1649.40918" calcext:value-type="float">
            <text:p>1649.40918</text:p>
          </table:table-cell>
          <table:table-cell office:value-type="float" office:value="1708.939453" calcext:value-type="float">
            <text:p>1708.939453</text:p>
          </table:table-cell>
          <table:table-cell office:value-type="float" office:value="1649.646484" calcext:value-type="float">
            <text:p>1649.646484</text:p>
          </table:table-cell>
          <table:table-cell office:value-type="float" office:value="1710.734375" calcext:value-type="float">
            <text:p>1710.734375</text:p>
          </table:table-cell>
          <table:table-cell table:number-columns-repeated="13"/>
        </table:table-row>
        <table:table-row table:style-name="ro1">
          <table:table-cell office:value-type="float" office:value="1649.152954" calcext:value-type="float">
            <text:p>1649.152954</text:p>
          </table:table-cell>
          <table:table-cell office:value-type="float" office:value="1707.480835" calcext:value-type="float">
            <text:p>1707.480835</text:p>
          </table:table-cell>
          <table:table-cell office:value-type="float" office:value="1648.812256" calcext:value-type="float">
            <text:p>1648.812256</text:p>
          </table:table-cell>
          <table:table-cell office:value-type="float" office:value="1712.537476" calcext:value-type="float">
            <text:p>1712.537476</text:p>
          </table:table-cell>
          <table:table-cell table:number-columns-repeated="13"/>
        </table:table-row>
        <table:table-row table:style-name="ro1">
          <table:table-cell office:value-type="float" office:value="1644.715454" calcext:value-type="float">
            <text:p>1644.715454</text:p>
          </table:table-cell>
          <table:table-cell office:value-type="float" office:value="1719.509399" calcext:value-type="float">
            <text:p>1719.509399</text:p>
          </table:table-cell>
          <table:table-cell office:value-type="float" office:value="1646.14502" calcext:value-type="float">
            <text:p>1646.14502</text:p>
          </table:table-cell>
          <table:table-cell office:value-type="float" office:value="1725.237305" calcext:value-type="float">
            <text:p>1725.237305</text:p>
          </table:table-cell>
          <table:table-cell table:number-columns-repeated="13"/>
        </table:table-row>
        <table:table-row table:style-name="ro1">
          <table:table-cell office:value-type="float" office:value="1648.340576" calcext:value-type="float">
            <text:p>1648.340576</text:p>
          </table:table-cell>
          <table:table-cell office:value-type="float" office:value="1713.89502" calcext:value-type="float">
            <text:p>1713.89502</text:p>
          </table:table-cell>
          <table:table-cell office:value-type="float" office:value="1649.02124" calcext:value-type="float">
            <text:p>1649.02124</text:p>
          </table:table-cell>
          <table:table-cell office:value-type="float" office:value="1716.194824" calcext:value-type="float">
            <text:p>1716.194824</text:p>
          </table:table-cell>
          <table:table-cell table:number-columns-repeated="13"/>
        </table:table-row>
        <table:table-row table:style-name="ro1">
          <table:table-cell office:value-type="float" office:value="1645.703369" calcext:value-type="float">
            <text:p>1645.703369</text:p>
          </table:table-cell>
          <table:table-cell office:value-type="float" office:value="1717.636353" calcext:value-type="float">
            <text:p>1717.636353</text:p>
          </table:table-cell>
          <table:table-cell office:value-type="float" office:value="1645.71106" calcext:value-type="float">
            <text:p>1645.71106</text:p>
          </table:table-cell>
          <table:table-cell office:value-type="float" office:value="1719.190796" calcext:value-type="float">
            <text:p>1719.190796</text:p>
          </table:table-cell>
          <table:table-cell table:number-columns-repeated="13"/>
        </table:table-row>
        <table:table-row table:style-name="ro1">
          <table:table-cell office:value-type="float" office:value="1645.223022" calcext:value-type="float">
            <text:p>1645.223022</text:p>
          </table:table-cell>
          <table:table-cell office:value-type="float" office:value="1716.59082" calcext:value-type="float">
            <text:p>1716.59082</text:p>
          </table:table-cell>
          <table:table-cell office:value-type="float" office:value="1647.598145" calcext:value-type="float">
            <text:p>1647.598145</text:p>
          </table:table-cell>
          <table:table-cell office:value-type="float" office:value="1717.25354" calcext:value-type="float">
            <text:p>1717.25354</text:p>
          </table:table-cell>
          <table:table-cell table:number-columns-repeated="13"/>
        </table:table-row>
        <table:table-row table:style-name="ro1">
          <table:table-cell office:value-type="float" office:value="1654.104858" calcext:value-type="float">
            <text:p>1654.104858</text:p>
          </table:table-cell>
          <table:table-cell office:value-type="float" office:value="1706.434326" calcext:value-type="float">
            <text:p>1706.434326</text:p>
          </table:table-cell>
          <table:table-cell office:value-type="float" office:value="1651.518799" calcext:value-type="float">
            <text:p>1651.518799</text:p>
          </table:table-cell>
          <table:table-cell office:value-type="float" office:value="1711.749756" calcext:value-type="float">
            <text:p>1711.749756</text:p>
          </table:table-cell>
          <table:table-cell table:number-columns-repeated="13"/>
        </table:table-row>
        <table:table-row table:style-name="ro1">
          <table:table-cell office:value-type="float" office:value="1651.342651" calcext:value-type="float">
            <text:p>1651.342651</text:p>
          </table:table-cell>
          <table:table-cell office:value-type="float" office:value="1713.407104" calcext:value-type="float">
            <text:p>1713.407104</text:p>
          </table:table-cell>
          <table:table-cell office:value-type="float" office:value="1653.086792" calcext:value-type="float">
            <text:p>1653.086792</text:p>
          </table:table-cell>
          <table:table-cell office:value-type="float" office:value="1713.147217" calcext:value-type="float">
            <text:p>1713.147217</text:p>
          </table:table-cell>
          <table:table-cell table:number-columns-repeated="13"/>
        </table:table-row>
        <table:table-row table:style-name="ro1">
          <table:table-cell office:value-type="float" office:value="1647.761841" calcext:value-type="float">
            <text:p>1647.761841</text:p>
          </table:table-cell>
          <table:table-cell office:value-type="float" office:value="1711.877686" calcext:value-type="float">
            <text:p>1711.877686</text:p>
          </table:table-cell>
          <table:table-cell office:value-type="float" office:value="1650.078491" calcext:value-type="float">
            <text:p>1650.078491</text:p>
          </table:table-cell>
          <table:table-cell office:value-type="float" office:value="1712.652344" calcext:value-type="float">
            <text:p>1712.652344</text:p>
          </table:table-cell>
          <table:table-cell table:number-columns-repeated="13"/>
        </table:table-row>
        <table:table-row table:style-name="ro1">
          <table:table-cell office:value-type="float" office:value="1648.612183" calcext:value-type="float">
            <text:p>1648.612183</text:p>
          </table:table-cell>
          <table:table-cell office:value-type="float" office:value="1716.97583" calcext:value-type="float">
            <text:p>1716.97583</text:p>
          </table:table-cell>
          <table:table-cell office:value-type="float" office:value="1644.814453" calcext:value-type="float">
            <text:p>1644.814453</text:p>
          </table:table-cell>
          <table:table-cell office:value-type="float" office:value="1723.304443" calcext:value-type="float">
            <text:p>1723.304443</text:p>
          </table:table-cell>
          <table:table-cell table:number-columns-repeated="13"/>
        </table:table-row>
        <table:table-row table:style-name="ro1">
          <table:table-cell office:value-type="float" office:value="1649.633179" calcext:value-type="float">
            <text:p>1649.633179</text:p>
          </table:table-cell>
          <table:table-cell office:value-type="float" office:value="1712.681885" calcext:value-type="float">
            <text:p>1712.681885</text:p>
          </table:table-cell>
          <table:table-cell office:value-type="float" office:value="1649.529663" calcext:value-type="float">
            <text:p>1649.529663</text:p>
          </table:table-cell>
          <table:table-cell office:value-type="float" office:value="1714.749268" calcext:value-type="float">
            <text:p>1714.749268</text:p>
          </table:table-cell>
          <table:table-cell table:number-columns-repeated="13"/>
        </table:table-row>
        <table:table-row table:style-name="ro1">
          <table:table-cell office:value-type="float" office:value="1644.895386" calcext:value-type="float">
            <text:p>1644.895386</text:p>
          </table:table-cell>
          <table:table-cell office:value-type="float" office:value="1721.167603" calcext:value-type="float">
            <text:p>1721.167603</text:p>
          </table:table-cell>
          <table:table-cell office:value-type="float" office:value="1648.282471" calcext:value-type="float">
            <text:p>1648.282471</text:p>
          </table:table-cell>
          <table:table-cell office:value-type="float" office:value="1721.146973" calcext:value-type="float">
            <text:p>1721.146973</text:p>
          </table:table-cell>
          <table:table-cell table:number-columns-repeated="13"/>
        </table:table-row>
        <table:table-row table:style-name="ro1">
          <table:table-cell office:value-type="float" office:value="1650.828125" calcext:value-type="float">
            <text:p>1650.828125</text:p>
          </table:table-cell>
          <table:table-cell office:value-type="float" office:value="1714.464844" calcext:value-type="float">
            <text:p>1714.464844</text:p>
          </table:table-cell>
          <table:table-cell office:value-type="float" office:value="1650.625854" calcext:value-type="float">
            <text:p>1650.625854</text:p>
          </table:table-cell>
          <table:table-cell office:value-type="float" office:value="1717.020996" calcext:value-type="float">
            <text:p>1717.020996</text:p>
          </table:table-cell>
          <table:table-cell table:number-columns-repeated="13"/>
        </table:table-row>
        <table:table-row table:style-name="ro1">
          <table:table-cell office:value-type="float" office:value="1647.686523" calcext:value-type="float">
            <text:p>1647.686523</text:p>
          </table:table-cell>
          <table:table-cell office:value-type="float" office:value="1718.546875" calcext:value-type="float">
            <text:p>1718.546875</text:p>
          </table:table-cell>
          <table:table-cell office:value-type="float" office:value="1649.397827" calcext:value-type="float">
            <text:p>1649.397827</text:p>
          </table:table-cell>
          <table:table-cell office:value-type="float" office:value="1721.932007" calcext:value-type="float">
            <text:p>1721.932007</text:p>
          </table:table-cell>
          <table:table-cell table:number-columns-repeated="13"/>
        </table:table-row>
        <table:table-row table:style-name="ro1">
          <table:table-cell office:value-type="float" office:value="1647.824463" calcext:value-type="float">
            <text:p>1647.824463</text:p>
          </table:table-cell>
          <table:table-cell office:value-type="float" office:value="1720.384033" calcext:value-type="float">
            <text:p>1720.384033</text:p>
          </table:table-cell>
          <table:table-cell office:value-type="float" office:value="1650.387085" calcext:value-type="float">
            <text:p>1650.387085</text:p>
          </table:table-cell>
          <table:table-cell office:value-type="float" office:value="1720.823486" calcext:value-type="float">
            <text:p>1720.823486</text:p>
          </table:table-cell>
          <table:table-cell table:number-columns-repeated="13"/>
        </table:table-row>
        <table:table-row table:style-name="ro1">
          <table:table-cell office:value-type="float" office:value="1650.598755" calcext:value-type="float">
            <text:p>1650.598755</text:p>
          </table:table-cell>
          <table:table-cell office:value-type="float" office:value="1711.058716" calcext:value-type="float">
            <text:p>1711.058716</text:p>
          </table:table-cell>
          <table:table-cell office:value-type="float" office:value="1654.140259" calcext:value-type="float">
            <text:p>1654.140259</text:p>
          </table:table-cell>
          <table:table-cell office:value-type="float" office:value="1714.981201" calcext:value-type="float">
            <text:p>1714.981201</text:p>
          </table:table-cell>
          <table:table-cell table:number-columns-repeated="13"/>
        </table:table-row>
        <table:table-row table:style-name="ro1">
          <table:table-cell office:value-type="float" office:value="1648.388184" calcext:value-type="float">
            <text:p>1648.388184</text:p>
          </table:table-cell>
          <table:table-cell office:value-type="float" office:value="1725.134155" calcext:value-type="float">
            <text:p>1725.134155</text:p>
          </table:table-cell>
          <table:table-cell office:value-type="float" office:value="1651.662842" calcext:value-type="float">
            <text:p>1651.662842</text:p>
          </table:table-cell>
          <table:table-cell office:value-type="float" office:value="1725.224609" calcext:value-type="float">
            <text:p>1725.224609</text:p>
          </table:table-cell>
          <table:table-cell table:number-columns-repeated="13"/>
        </table:table-row>
        <table:table-row table:style-name="ro1">
          <table:table-cell office:value-type="float" office:value="1653.1521" calcext:value-type="float">
            <text:p>1653.1521</text:p>
          </table:table-cell>
          <table:table-cell office:value-type="float" office:value="1714.619873" calcext:value-type="float">
            <text:p>1714.619873</text:p>
          </table:table-cell>
          <table:table-cell office:value-type="float" office:value="1655.771729" calcext:value-type="float">
            <text:p>1655.771729</text:p>
          </table:table-cell>
          <table:table-cell office:value-type="float" office:value="1718.613647" calcext:value-type="float">
            <text:p>1718.613647</text:p>
          </table:table-cell>
          <table:table-cell table:number-columns-repeated="13"/>
        </table:table-row>
        <table:table-row table:style-name="ro1">
          <table:table-cell office:value-type="float" office:value="1657.506592" calcext:value-type="float">
            <text:p>1657.506592</text:p>
          </table:table-cell>
          <table:table-cell office:value-type="float" office:value="1714.352905" calcext:value-type="float">
            <text:p>1714.352905</text:p>
          </table:table-cell>
          <table:table-cell office:value-type="float" office:value="1657.053711" calcext:value-type="float">
            <text:p>1657.053711</text:p>
          </table:table-cell>
          <table:table-cell office:value-type="float" office:value="1719.537231" calcext:value-type="float">
            <text:p>1719.537231</text:p>
          </table:table-cell>
          <table:table-cell table:number-columns-repeated="13"/>
        </table:table-row>
        <table:table-row table:style-name="ro1">
          <table:table-cell office:value-type="float" office:value="1652.836548" calcext:value-type="float">
            <text:p>1652.836548</text:p>
          </table:table-cell>
          <table:table-cell office:value-type="float" office:value="1724.773804" calcext:value-type="float">
            <text:p>1724.773804</text:p>
          </table:table-cell>
          <table:table-cell office:value-type="float" office:value="1653.348267" calcext:value-type="float">
            <text:p>1653.348267</text:p>
          </table:table-cell>
          <table:table-cell office:value-type="float" office:value="1727.237915" calcext:value-type="float">
            <text:p>1727.237915</text:p>
          </table:table-cell>
          <table:table-cell table:number-columns-repeated="13"/>
        </table:table-row>
        <table:table-row table:style-name="ro1">
          <table:table-cell office:value-type="float" office:value="1653.088989" calcext:value-type="float">
            <text:p>1653.088989</text:p>
          </table:table-cell>
          <table:table-cell office:value-type="float" office:value="1723.011597" calcext:value-type="float">
            <text:p>1723.011597</text:p>
          </table:table-cell>
          <table:table-cell office:value-type="float" office:value="1652.874146" calcext:value-type="float">
            <text:p>1652.874146</text:p>
          </table:table-cell>
          <table:table-cell office:value-type="float" office:value="1725.401733" calcext:value-type="float">
            <text:p>1725.401733</text:p>
          </table:table-cell>
          <table:table-cell table:number-columns-repeated="13"/>
        </table:table-row>
        <table:table-row table:style-name="ro1">
          <table:table-cell office:value-type="float" office:value="1653.033936" calcext:value-type="float">
            <text:p>1653.033936</text:p>
          </table:table-cell>
          <table:table-cell office:value-type="float" office:value="1728.063599" calcext:value-type="float">
            <text:p>1728.063599</text:p>
          </table:table-cell>
          <table:table-cell office:value-type="float" office:value="1653.593018" calcext:value-type="float">
            <text:p>1653.593018</text:p>
          </table:table-cell>
          <table:table-cell office:value-type="float" office:value="1731.844482" calcext:value-type="float">
            <text:p>1731.844482</text:p>
          </table:table-cell>
          <table:table-cell table:number-columns-repeated="13"/>
        </table:table-row>
        <table:table-row table:style-name="ro1">
          <table:table-cell office:value-type="float" office:value="1653.437622" calcext:value-type="float">
            <text:p>1653.437622</text:p>
          </table:table-cell>
          <table:table-cell office:value-type="float" office:value="1722.440308" calcext:value-type="float">
            <text:p>1722.440308</text:p>
          </table:table-cell>
          <table:table-cell office:value-type="float" office:value="1652.842285" calcext:value-type="float">
            <text:p>1652.842285</text:p>
          </table:table-cell>
          <table:table-cell office:value-type="float" office:value="1725.918457" calcext:value-type="float">
            <text:p>1725.918457</text:p>
          </table:table-cell>
          <table:table-cell table:number-columns-repeated="13"/>
        </table:table-row>
        <table:table-row table:style-name="ro1">
          <table:table-cell office:value-type="float" office:value="1652.107788" calcext:value-type="float">
            <text:p>1652.107788</text:p>
          </table:table-cell>
          <table:table-cell office:value-type="float" office:value="1727.638916" calcext:value-type="float">
            <text:p>1727.638916</text:p>
          </table:table-cell>
          <table:table-cell office:value-type="float" office:value="1653.51416" calcext:value-type="float">
            <text:p>1653.51416</text:p>
          </table:table-cell>
          <table:table-cell office:value-type="float" office:value="1730.202271" calcext:value-type="float">
            <text:p>1730.202271</text:p>
          </table:table-cell>
          <table:table-cell table:number-columns-repeated="13"/>
        </table:table-row>
        <table:table-row table:style-name="ro1">
          <table:table-cell office:value-type="float" office:value="1655.163208" calcext:value-type="float">
            <text:p>1655.163208</text:p>
          </table:table-cell>
          <table:table-cell office:value-type="float" office:value="1726.245972" calcext:value-type="float">
            <text:p>1726.245972</text:p>
          </table:table-cell>
          <table:table-cell office:value-type="float" office:value="1653.755371" calcext:value-type="float">
            <text:p>1653.755371</text:p>
          </table:table-cell>
          <table:table-cell office:value-type="float" office:value="1728.973633" calcext:value-type="float">
            <text:p>1728.973633</text:p>
          </table:table-cell>
          <table:table-cell table:number-columns-repeated="13"/>
        </table:table-row>
        <table:table-row table:style-name="ro1">
          <table:table-cell office:value-type="float" office:value="1658.585571" calcext:value-type="float">
            <text:p>1658.585571</text:p>
          </table:table-cell>
          <table:table-cell office:value-type="float" office:value="1717.995483" calcext:value-type="float">
            <text:p>1717.995483</text:p>
          </table:table-cell>
          <table:table-cell office:value-type="float" office:value="1657.460327" calcext:value-type="float">
            <text:p>1657.460327</text:p>
          </table:table-cell>
          <table:table-cell office:value-type="float" office:value="1723.030762" calcext:value-type="float">
            <text:p>1723.030762</text:p>
          </table:table-cell>
          <table:table-cell table:number-columns-repeated="13"/>
        </table:table-row>
        <table:table-row table:style-name="ro1">
          <table:table-cell office:value-type="float" office:value="1652.030273" calcext:value-type="float">
            <text:p>1652.030273</text:p>
          </table:table-cell>
          <table:table-cell office:value-type="float" office:value="1728.325684" calcext:value-type="float">
            <text:p>1728.325684</text:p>
          </table:table-cell>
          <table:table-cell office:value-type="float" office:value="1655.773926" calcext:value-type="float">
            <text:p>1655.773926</text:p>
          </table:table-cell>
          <table:table-cell office:value-type="float" office:value="1729.649658" calcext:value-type="float">
            <text:p>1729.649658</text:p>
          </table:table-cell>
          <table:table-cell table:number-columns-repeated="13"/>
        </table:table-row>
        <table:table-row table:style-name="ro1">
          <table:table-cell office:value-type="float" office:value="1652.480103" calcext:value-type="float">
            <text:p>1652.480103</text:p>
          </table:table-cell>
          <table:table-cell office:value-type="float" office:value="1722.031982" calcext:value-type="float">
            <text:p>1722.031982</text:p>
          </table:table-cell>
          <table:table-cell office:value-type="float" office:value="1653.869263" calcext:value-type="float">
            <text:p>1653.869263</text:p>
          </table:table-cell>
          <table:table-cell office:value-type="float" office:value="1726.721802" calcext:value-type="float">
            <text:p>1726.721802</text:p>
          </table:table-cell>
          <table:table-cell table:number-columns-repeated="13"/>
        </table:table-row>
        <table:table-row table:style-name="ro1">
          <table:table-cell office:value-type="float" office:value="1651.209351" calcext:value-type="float">
            <text:p>1651.209351</text:p>
          </table:table-cell>
          <table:table-cell office:value-type="float" office:value="1732.846069" calcext:value-type="float">
            <text:p>1732.846069</text:p>
          </table:table-cell>
          <table:table-cell office:value-type="float" office:value="1652.593506" calcext:value-type="float">
            <text:p>1652.593506</text:p>
          </table:table-cell>
          <table:table-cell office:value-type="float" office:value="1732.973389" calcext:value-type="float">
            <text:p>1732.973389</text:p>
          </table:table-cell>
          <table:table-cell table:number-columns-repeated="13"/>
        </table:table-row>
        <table:table-row table:style-name="ro1">
          <table:table-cell office:value-type="float" office:value="1656.464111" calcext:value-type="float">
            <text:p>1656.464111</text:p>
          </table:table-cell>
          <table:table-cell office:value-type="float" office:value="1723.049194" calcext:value-type="float">
            <text:p>1723.049194</text:p>
          </table:table-cell>
          <table:table-cell office:value-type="float" office:value="1655.1698" calcext:value-type="float">
            <text:p>1655.1698</text:p>
          </table:table-cell>
          <table:table-cell office:value-type="float" office:value="1725.512451" calcext:value-type="float">
            <text:p>1725.512451</text:p>
          </table:table-cell>
          <table:table-cell table:number-columns-repeated="13"/>
        </table:table-row>
        <table:table-row table:style-name="ro1">
          <table:table-cell office:value-type="float" office:value="1653.751343" calcext:value-type="float">
            <text:p>1653.751343</text:p>
          </table:table-cell>
          <table:table-cell office:value-type="float" office:value="1731.303223" calcext:value-type="float">
            <text:p>1731.303223</text:p>
          </table:table-cell>
          <table:table-cell office:value-type="float" office:value="1653.698975" calcext:value-type="float">
            <text:p>1653.698975</text:p>
          </table:table-cell>
          <table:table-cell office:value-type="float" office:value="1730.725952" calcext:value-type="float">
            <text:p>1730.725952</text:p>
          </table:table-cell>
          <table:table-cell table:number-columns-repeated="13"/>
        </table:table-row>
        <table:table-row table:style-name="ro1">
          <table:table-cell office:value-type="float" office:value="1654.310547" calcext:value-type="float">
            <text:p>1654.310547</text:p>
          </table:table-cell>
          <table:table-cell office:value-type="float" office:value="1726.551392" calcext:value-type="float">
            <text:p>1726.551392</text:p>
          </table:table-cell>
          <table:table-cell office:value-type="float" office:value="1655.74707" calcext:value-type="float">
            <text:p>1655.74707</text:p>
          </table:table-cell>
          <table:table-cell office:value-type="float" office:value="1728.480225" calcext:value-type="float">
            <text:p>1728.480225</text:p>
          </table:table-cell>
          <table:table-cell table:number-columns-repeated="13"/>
        </table:table-row>
        <table:table-row table:style-name="ro1">
          <table:table-cell office:value-type="float" office:value="1659.767578" calcext:value-type="float">
            <text:p>1659.767578</text:p>
          </table:table-cell>
          <table:table-cell office:value-type="float" office:value="1718.432983" calcext:value-type="float">
            <text:p>1718.432983</text:p>
          </table:table-cell>
          <table:table-cell office:value-type="float" office:value="1662.699951" calcext:value-type="float">
            <text:p>1662.699951</text:p>
          </table:table-cell>
          <table:table-cell office:value-type="float" office:value="1717.917114" calcext:value-type="float">
            <text:p>1717.917114</text:p>
          </table:table-cell>
          <table:table-cell table:number-columns-repeated="13"/>
        </table:table-row>
        <table:table-row table:style-name="ro1">
          <table:table-cell office:value-type="float" office:value="1652.14502" calcext:value-type="float">
            <text:p>1652.14502</text:p>
          </table:table-cell>
          <table:table-cell office:value-type="float" office:value="1731.398438" calcext:value-type="float">
            <text:p>1731.398438</text:p>
          </table:table-cell>
          <table:table-cell office:value-type="float" office:value="1651.942505" calcext:value-type="float">
            <text:p>1651.942505</text:p>
          </table:table-cell>
          <table:table-cell office:value-type="float" office:value="1732.155884" calcext:value-type="float">
            <text:p>1732.155884</text:p>
          </table:table-cell>
          <table:table-cell table:number-columns-repeated="13"/>
        </table:table-row>
        <table:table-row table:style-name="ro1">
          <table:table-cell office:value-type="float" office:value="1656.257202" calcext:value-type="float">
            <text:p>1656.257202</text:p>
          </table:table-cell>
          <table:table-cell office:value-type="float" office:value="1721.368042" calcext:value-type="float">
            <text:p>1721.368042</text:p>
          </table:table-cell>
          <table:table-cell office:value-type="float" office:value="1658.223145" calcext:value-type="float">
            <text:p>1658.223145</text:p>
          </table:table-cell>
          <table:table-cell office:value-type="float" office:value="1722.522217" calcext:value-type="float">
            <text:p>1722.522217</text:p>
          </table:table-cell>
          <table:table-cell table:number-columns-repeated="13"/>
        </table:table-row>
        <table:table-row table:style-name="ro1">
          <table:table-cell office:value-type="float" office:value="1650.484863" calcext:value-type="float">
            <text:p>1650.484863</text:p>
          </table:table-cell>
          <table:table-cell office:value-type="float" office:value="1730.112061" calcext:value-type="float">
            <text:p>1730.112061</text:p>
          </table:table-cell>
          <table:table-cell office:value-type="float" office:value="1653.544189" calcext:value-type="float">
            <text:p>1653.544189</text:p>
          </table:table-cell>
          <table:table-cell office:value-type="float" office:value="1731.879395" calcext:value-type="float">
            <text:p>1731.879395</text:p>
          </table:table-cell>
          <table:table-cell table:number-columns-repeated="13"/>
        </table:table-row>
        <table:table-row table:style-name="ro1">
          <table:table-cell office:value-type="float" office:value="1653.491699" calcext:value-type="float">
            <text:p>1653.491699</text:p>
          </table:table-cell>
          <table:table-cell office:value-type="float" office:value="1725.589111" calcext:value-type="float">
            <text:p>1725.589111</text:p>
          </table:table-cell>
          <table:table-cell office:value-type="float" office:value="1655.201172" calcext:value-type="float">
            <text:p>1655.201172</text:p>
          </table:table-cell>
          <table:table-cell office:value-type="float" office:value="1729.301514" calcext:value-type="float">
            <text:p>1729.301514</text:p>
          </table:table-cell>
          <table:table-cell table:number-columns-repeated="13"/>
        </table:table-row>
        <table:table-row table:style-name="ro1">
          <table:table-cell office:value-type="float" office:value="1654.935059" calcext:value-type="float">
            <text:p>1654.935059</text:p>
          </table:table-cell>
          <table:table-cell office:value-type="float" office:value="1721.414551" calcext:value-type="float">
            <text:p>1721.414551</text:p>
          </table:table-cell>
          <table:table-cell office:value-type="float" office:value="1655.914551" calcext:value-type="float">
            <text:p>1655.914551</text:p>
          </table:table-cell>
          <table:table-cell office:value-type="float" office:value="1723.5" calcext:value-type="float">
            <text:p>1723.5</text:p>
          </table:table-cell>
          <table:table-cell table:number-columns-repeated="13"/>
        </table:table-row>
        <table:table-row table:style-name="ro1">
          <table:table-cell office:value-type="float" office:value="1651.877197" calcext:value-type="float">
            <text:p>1651.877197</text:p>
          </table:table-cell>
          <table:table-cell office:value-type="float" office:value="1730.185181" calcext:value-type="float">
            <text:p>1730.185181</text:p>
          </table:table-cell>
          <table:table-cell office:value-type="float" office:value="1653.817749" calcext:value-type="float">
            <text:p>1653.817749</text:p>
          </table:table-cell>
          <table:table-cell office:value-type="float" office:value="1732.871826" calcext:value-type="float">
            <text:p>1732.871826</text:p>
          </table:table-cell>
          <table:table-cell table:number-columns-repeated="13"/>
        </table:table-row>
        <table:table-row table:style-name="ro1">
          <table:table-cell office:value-type="float" office:value="1658.412231" calcext:value-type="float">
            <text:p>1658.412231</text:p>
          </table:table-cell>
          <table:table-cell office:value-type="float" office:value="1725.213745" calcext:value-type="float">
            <text:p>1725.213745</text:p>
          </table:table-cell>
          <table:table-cell office:value-type="float" office:value="1655.114258" calcext:value-type="float">
            <text:p>1655.114258</text:p>
          </table:table-cell>
          <table:table-cell office:value-type="float" office:value="1731.615234" calcext:value-type="float">
            <text:p>1731.615234</text:p>
          </table:table-cell>
          <table:table-cell table:number-columns-repeated="13"/>
        </table:table-row>
        <table:table-row table:style-name="ro1">
          <table:table-cell office:value-type="float" office:value="1656.491943" calcext:value-type="float">
            <text:p>1656.491943</text:p>
          </table:table-cell>
          <table:table-cell office:value-type="float" office:value="1724.752808" calcext:value-type="float">
            <text:p>1724.752808</text:p>
          </table:table-cell>
          <table:table-cell office:value-type="float" office:value="1658.749878" calcext:value-type="float">
            <text:p>1658.749878</text:p>
          </table:table-cell>
          <table:table-cell office:value-type="float" office:value="1725.364258" calcext:value-type="float">
            <text:p>1725.364258</text:p>
          </table:table-cell>
          <table:table-cell table:number-columns-repeated="13"/>
        </table:table-row>
        <table:table-row table:style-name="ro1">
          <table:table-cell office:value-type="float" office:value="1655.722656" calcext:value-type="float">
            <text:p>1655.722656</text:p>
          </table:table-cell>
          <table:table-cell office:value-type="float" office:value="1728.978149" calcext:value-type="float">
            <text:p>1728.978149</text:p>
          </table:table-cell>
          <table:table-cell office:value-type="float" office:value="1658.536377" calcext:value-type="float">
            <text:p>1658.536377</text:p>
          </table:table-cell>
          <table:table-cell office:value-type="float" office:value="1729.753052" calcext:value-type="float">
            <text:p>1729.753052</text:p>
          </table:table-cell>
          <table:table-cell table:number-columns-repeated="13"/>
        </table:table-row>
        <table:table-row table:style-name="ro1">
          <table:table-cell office:value-type="float" office:value="1660.397949" calcext:value-type="float">
            <text:p>1660.397949</text:p>
          </table:table-cell>
          <table:table-cell office:value-type="float" office:value="1718.102905" calcext:value-type="float">
            <text:p>1718.102905</text:p>
          </table:table-cell>
          <table:table-cell office:value-type="float" office:value="1662.466919" calcext:value-type="float">
            <text:p>1662.466919</text:p>
          </table:table-cell>
          <table:table-cell office:value-type="float" office:value="1723.508667" calcext:value-type="float">
            <text:p>1723.508667</text:p>
          </table:table-cell>
          <table:table-cell table:number-columns-repeated="13"/>
        </table:table-row>
        <table:table-row table:style-name="ro1">
          <table:table-cell office:value-type="float" office:value="1656.841309" calcext:value-type="float">
            <text:p>1656.841309</text:p>
          </table:table-cell>
          <table:table-cell office:value-type="float" office:value="1733.260986" calcext:value-type="float">
            <text:p>1733.260986</text:p>
          </table:table-cell>
          <table:table-cell office:value-type="float" office:value="1657.033203" calcext:value-type="float">
            <text:p>1657.033203</text:p>
          </table:table-cell>
          <table:table-cell office:value-type="float" office:value="1735.017578" calcext:value-type="float">
            <text:p>1735.017578</text:p>
          </table:table-cell>
          <table:table-cell table:number-columns-repeated="13"/>
        </table:table-row>
        <table:table-row table:style-name="ro1">
          <table:table-cell office:value-type="float" office:value="1657.364868" calcext:value-type="float">
            <text:p>1657.364868</text:p>
          </table:table-cell>
          <table:table-cell office:value-type="float" office:value="1729.523071" calcext:value-type="float">
            <text:p>1729.523071</text:p>
          </table:table-cell>
          <table:table-cell office:value-type="float" office:value="1661.817139" calcext:value-type="float">
            <text:p>1661.817139</text:p>
          </table:table-cell>
          <table:table-cell office:value-type="float" office:value="1731.219482" calcext:value-type="float">
            <text:p>1731.219482</text:p>
          </table:table-cell>
          <table:table-cell table:number-columns-repeated="13"/>
        </table:table-row>
        <table:table-row table:style-name="ro1">
          <table:table-cell office:value-type="float" office:value="1651.952026" calcext:value-type="float">
            <text:p>1651.952026</text:p>
          </table:table-cell>
          <table:table-cell office:value-type="float" office:value="1737.154053" calcext:value-type="float">
            <text:p>1737.154053</text:p>
          </table:table-cell>
          <table:table-cell office:value-type="float" office:value="1657.586792" calcext:value-type="float">
            <text:p>1657.586792</text:p>
          </table:table-cell>
          <table:table-cell office:value-type="float" office:value="1738.812378" calcext:value-type="float">
            <text:p>1738.812378</text:p>
          </table:table-cell>
          <table:table-cell table:number-columns-repeated="13"/>
        </table:table-row>
        <table:table-row table:style-name="ro1">
          <table:table-cell office:value-type="float" office:value="1661.915649" calcext:value-type="float">
            <text:p>1661.915649</text:p>
          </table:table-cell>
          <table:table-cell office:value-type="float" office:value="1729.865723" calcext:value-type="float">
            <text:p>1729.865723</text:p>
          </table:table-cell>
          <table:table-cell office:value-type="float" office:value="1663.897095" calcext:value-type="float">
            <text:p>1663.897095</text:p>
          </table:table-cell>
          <table:table-cell office:value-type="float" office:value="1732.972046" calcext:value-type="float">
            <text:p>1732.972046</text:p>
          </table:table-cell>
          <table:table-cell table:number-columns-repeated="13"/>
        </table:table-row>
        <table:table-row table:style-name="ro1">
          <table:table-cell office:value-type="float" office:value="1660.547852" calcext:value-type="float">
            <text:p>1660.547852</text:p>
          </table:table-cell>
          <table:table-cell office:value-type="float" office:value="1725.643066" calcext:value-type="float">
            <text:p>1725.643066</text:p>
          </table:table-cell>
          <table:table-cell office:value-type="float" office:value="1664.344116" calcext:value-type="float">
            <text:p>1664.344116</text:p>
          </table:table-cell>
          <table:table-cell office:value-type="float" office:value="1728.858276" calcext:value-type="float">
            <text:p>1728.858276</text:p>
          </table:table-cell>
          <table:table-cell table:number-columns-repeated="13"/>
        </table:table-row>
        <table:table-row table:style-name="ro1">
          <table:table-cell office:value-type="float" office:value="1659.158447" calcext:value-type="float">
            <text:p>1659.158447</text:p>
          </table:table-cell>
          <table:table-cell office:value-type="float" office:value="1729.066162" calcext:value-type="float">
            <text:p>1729.066162</text:p>
          </table:table-cell>
          <table:table-cell office:value-type="float" office:value="1662.636597" calcext:value-type="float">
            <text:p>1662.636597</text:p>
          </table:table-cell>
          <table:table-cell office:value-type="float" office:value="1729.886719" calcext:value-type="float">
            <text:p>1729.886719</text:p>
          </table:table-cell>
          <table:table-cell table:number-columns-repeated="13"/>
        </table:table-row>
        <table:table-row table:style-name="ro1">
          <table:table-cell office:value-type="float" office:value="1657.970093" calcext:value-type="float">
            <text:p>1657.970093</text:p>
          </table:table-cell>
          <table:table-cell office:value-type="float" office:value="1729.712158" calcext:value-type="float">
            <text:p>1729.712158</text:p>
          </table:table-cell>
          <table:table-cell office:value-type="float" office:value="1659.699097" calcext:value-type="float">
            <text:p>1659.699097</text:p>
          </table:table-cell>
          <table:table-cell office:value-type="float" office:value="1730.444458" calcext:value-type="float">
            <text:p>1730.444458</text:p>
          </table:table-cell>
          <table:table-cell table:number-columns-repeated="13"/>
        </table:table-row>
        <table:table-row table:style-name="ro1">
          <table:table-cell office:value-type="float" office:value="1658.867798" calcext:value-type="float">
            <text:p>1658.867798</text:p>
          </table:table-cell>
          <table:table-cell office:value-type="float" office:value="1737.863037" calcext:value-type="float">
            <text:p>1737.863037</text:p>
          </table:table-cell>
          <table:table-cell office:value-type="float" office:value="1661.283325" calcext:value-type="float">
            <text:p>1661.283325</text:p>
          </table:table-cell>
          <table:table-cell office:value-type="float" office:value="1738.026489" calcext:value-type="float">
            <text:p>1738.026489</text:p>
          </table:table-cell>
          <table:table-cell table:number-columns-repeated="13"/>
        </table:table-row>
        <table:table-row table:style-name="ro1">
          <table:table-cell office:value-type="float" office:value="1662.887695" calcext:value-type="float">
            <text:p>1662.887695</text:p>
          </table:table-cell>
          <table:table-cell office:value-type="float" office:value="1727.180908" calcext:value-type="float">
            <text:p>1727.180908</text:p>
          </table:table-cell>
          <table:table-cell office:value-type="float" office:value="1663.934082" calcext:value-type="float">
            <text:p>1663.934082</text:p>
          </table:table-cell>
          <table:table-cell office:value-type="float" office:value="1729.908325" calcext:value-type="float">
            <text:p>1729.908325</text:p>
          </table:table-cell>
          <table:table-cell table:number-columns-repeated="13"/>
        </table:table-row>
        <table:table-row table:style-name="ro1">
          <table:table-cell office:value-type="float" office:value="1658.496094" calcext:value-type="float">
            <text:p>1658.496094</text:p>
          </table:table-cell>
          <table:table-cell office:value-type="float" office:value="1736.01001" calcext:value-type="float">
            <text:p>1736.01001</text:p>
          </table:table-cell>
          <table:table-cell office:value-type="float" office:value="1660.273438" calcext:value-type="float">
            <text:p>1660.273438</text:p>
          </table:table-cell>
          <table:table-cell office:value-type="float" office:value="1737.773071" calcext:value-type="float">
            <text:p>1737.773071</text:p>
          </table:table-cell>
          <table:table-cell table:number-columns-repeated="13"/>
        </table:table-row>
        <table:table-row table:style-name="ro1">
          <table:table-cell office:value-type="float" office:value="1657.415894" calcext:value-type="float">
            <text:p>1657.415894</text:p>
          </table:table-cell>
          <table:table-cell office:value-type="float" office:value="1730.677612" calcext:value-type="float">
            <text:p>1730.677612</text:p>
          </table:table-cell>
          <table:table-cell office:value-type="float" office:value="1663.315552" calcext:value-type="float">
            <text:p>1663.315552</text:p>
          </table:table-cell>
          <table:table-cell office:value-type="float" office:value="1733.407959" calcext:value-type="float">
            <text:p>1733.407959</text:p>
          </table:table-cell>
          <table:table-cell table:number-columns-repeated="13"/>
        </table:table-row>
        <table:table-row table:style-name="ro1">
          <table:table-cell office:value-type="float" office:value="1660.516602" calcext:value-type="float">
            <text:p>1660.516602</text:p>
          </table:table-cell>
          <table:table-cell office:value-type="float" office:value="1729.829102" calcext:value-type="float">
            <text:p>1729.829102</text:p>
          </table:table-cell>
          <table:table-cell office:value-type="float" office:value="1663.292969" calcext:value-type="float">
            <text:p>1663.292969</text:p>
          </table:table-cell>
          <table:table-cell office:value-type="float" office:value="1731.842407" calcext:value-type="float">
            <text:p>1731.842407</text:p>
          </table:table-cell>
          <table:table-cell table:number-columns-repeated="13"/>
        </table:table-row>
        <table:table-row table:style-name="ro1">
          <table:table-cell office:value-type="float" office:value="1660.605713" calcext:value-type="float">
            <text:p>1660.605713</text:p>
          </table:table-cell>
          <table:table-cell office:value-type="float" office:value="1731.48291" calcext:value-type="float">
            <text:p>1731.48291</text:p>
          </table:table-cell>
          <table:table-cell office:value-type="float" office:value="1664.428711" calcext:value-type="float">
            <text:p>1664.428711</text:p>
          </table:table-cell>
          <table:table-cell office:value-type="float" office:value="1732.549072" calcext:value-type="float">
            <text:p>1732.549072</text:p>
          </table:table-cell>
          <table:table-cell table:number-columns-repeated="13"/>
        </table:table-row>
        <table:table-row table:style-name="ro1">
          <table:table-cell office:value-type="float" office:value="1662.334351" calcext:value-type="float">
            <text:p>1662.334351</text:p>
          </table:table-cell>
          <table:table-cell office:value-type="float" office:value="1725.427002" calcext:value-type="float">
            <text:p>1725.427002</text:p>
          </table:table-cell>
          <table:table-cell office:value-type="float" office:value="1665.113159" calcext:value-type="float">
            <text:p>1665.113159</text:p>
          </table:table-cell>
          <table:table-cell office:value-type="float" office:value="1727.21814" calcext:value-type="float">
            <text:p>1727.21814</text:p>
          </table:table-cell>
          <table:table-cell table:number-columns-repeated="13"/>
        </table:table-row>
        <table:table-row table:style-name="ro1">
          <table:table-cell office:value-type="float" office:value="1658.658936" calcext:value-type="float">
            <text:p>1658.658936</text:p>
          </table:table-cell>
          <table:table-cell office:value-type="float" office:value="1736.444214" calcext:value-type="float">
            <text:p>1736.444214</text:p>
          </table:table-cell>
          <table:table-cell office:value-type="float" office:value="1661.074219" calcext:value-type="float">
            <text:p>1661.074219</text:p>
          </table:table-cell>
          <table:table-cell office:value-type="float" office:value="1737.070801" calcext:value-type="float">
            <text:p>1737.070801</text:p>
          </table:table-cell>
          <table:table-cell table:number-columns-repeated="13"/>
        </table:table-row>
        <table:table-row table:style-name="ro1">
          <table:table-cell office:value-type="float" office:value="1659.494019" calcext:value-type="float">
            <text:p>1659.494019</text:p>
          </table:table-cell>
          <table:table-cell office:value-type="float" office:value="1732.525757" calcext:value-type="float">
            <text:p>1732.525757</text:p>
          </table:table-cell>
          <table:table-cell office:value-type="float" office:value="1662.099121" calcext:value-type="float">
            <text:p>1662.099121</text:p>
          </table:table-cell>
          <table:table-cell office:value-type="float" office:value="1734.125732" calcext:value-type="float">
            <text:p>1734.125732</text:p>
          </table:table-cell>
          <table:table-cell table:number-columns-repeated="13"/>
        </table:table-row>
        <table:table-row table:style-name="ro1">
          <table:table-cell office:value-type="float" office:value="1658.067993" calcext:value-type="float">
            <text:p>1658.067993</text:p>
          </table:table-cell>
          <table:table-cell office:value-type="float" office:value="1735.644287" calcext:value-type="float">
            <text:p>1735.644287</text:p>
          </table:table-cell>
          <table:table-cell office:value-type="float" office:value="1660.289795" calcext:value-type="float">
            <text:p>1660.289795</text:p>
          </table:table-cell>
          <table:table-cell office:value-type="float" office:value="1742.462158" calcext:value-type="float">
            <text:p>1742.462158</text:p>
          </table:table-cell>
          <table:table-cell table:number-columns-repeated="13"/>
        </table:table-row>
        <table:table-row table:style-name="ro1">
          <table:table-cell office:value-type="float" office:value="1662.97229" calcext:value-type="float">
            <text:p>1662.97229</text:p>
          </table:table-cell>
          <table:table-cell office:value-type="float" office:value="1726.050171" calcext:value-type="float">
            <text:p>1726.050171</text:p>
          </table:table-cell>
          <table:table-cell office:value-type="float" office:value="1664.616455" calcext:value-type="float">
            <text:p>1664.616455</text:p>
          </table:table-cell>
          <table:table-cell office:value-type="float" office:value="1730.056396" calcext:value-type="float">
            <text:p>1730.056396</text:p>
          </table:table-cell>
          <table:table-cell table:number-columns-repeated="13"/>
        </table:table-row>
        <table:table-row table:style-name="ro1">
          <table:table-cell office:value-type="float" office:value="1661.674316" calcext:value-type="float">
            <text:p>1661.674316</text:p>
          </table:table-cell>
          <table:table-cell office:value-type="float" office:value="1728.494019" calcext:value-type="float">
            <text:p>1728.494019</text:p>
          </table:table-cell>
          <table:table-cell office:value-type="float" office:value="1664.37561" calcext:value-type="float">
            <text:p>1664.37561</text:p>
          </table:table-cell>
          <table:table-cell office:value-type="float" office:value="1729.385498" calcext:value-type="float">
            <text:p>1729.385498</text:p>
          </table:table-cell>
          <table:table-cell table:number-columns-repeated="13"/>
        </table:table-row>
        <table:table-row table:style-name="ro1">
          <table:table-cell office:value-type="float" office:value="1657.421509" calcext:value-type="float">
            <text:p>1657.421509</text:p>
          </table:table-cell>
          <table:table-cell office:value-type="float" office:value="1737.709961" calcext:value-type="float">
            <text:p>1737.709961</text:p>
          </table:table-cell>
          <table:table-cell office:value-type="float" office:value="1659.212524" calcext:value-type="float">
            <text:p>1659.212524</text:p>
          </table:table-cell>
          <table:table-cell office:value-type="float" office:value="1738.927979" calcext:value-type="float">
            <text:p>1738.927979</text:p>
          </table:table-cell>
          <table:table-cell table:number-columns-repeated="13"/>
        </table:table-row>
        <table:table-row table:style-name="ro1">
          <table:table-cell office:value-type="float" office:value="1661.765259" calcext:value-type="float">
            <text:p>1661.765259</text:p>
          </table:table-cell>
          <table:table-cell office:value-type="float" office:value="1732.578857" calcext:value-type="float">
            <text:p>1732.578857</text:p>
          </table:table-cell>
          <table:table-cell office:value-type="float" office:value="1665.120728" calcext:value-type="float">
            <text:p>1665.120728</text:p>
          </table:table-cell>
          <table:table-cell office:value-type="float" office:value="1732.585449" calcext:value-type="float">
            <text:p>1732.585449</text:p>
          </table:table-cell>
          <table:table-cell table:number-columns-repeated="13"/>
        </table:table-row>
        <table:table-row table:style-name="ro1">
          <table:table-cell office:value-type="float" office:value="1659.179932" calcext:value-type="float">
            <text:p>1659.179932</text:p>
          </table:table-cell>
          <table:table-cell office:value-type="float" office:value="1735.507568" calcext:value-type="float">
            <text:p>1735.507568</text:p>
          </table:table-cell>
          <table:table-cell office:value-type="float" office:value="1661.05896" calcext:value-type="float">
            <text:p>1661.05896</text:p>
          </table:table-cell>
          <table:table-cell office:value-type="float" office:value="1737.129761" calcext:value-type="float">
            <text:p>1737.129761</text:p>
          </table:table-cell>
          <table:table-cell table:number-columns-repeated="13"/>
        </table:table-row>
        <table:table-row table:style-name="ro1">
          <table:table-cell office:value-type="float" office:value="1658.405151" calcext:value-type="float">
            <text:p>1658.405151</text:p>
          </table:table-cell>
          <table:table-cell office:value-type="float" office:value="1737.931641" calcext:value-type="float">
            <text:p>1737.931641</text:p>
          </table:table-cell>
          <table:table-cell office:value-type="float" office:value="1662.227051" calcext:value-type="float">
            <text:p>1662.227051</text:p>
          </table:table-cell>
          <table:table-cell office:value-type="float" office:value="1739.56189" calcext:value-type="float">
            <text:p>1739.56189</text:p>
          </table:table-cell>
          <table:table-cell table:number-columns-repeated="13"/>
        </table:table-row>
        <table:table-row table:style-name="ro1">
          <table:table-cell office:value-type="float" office:value="1657.838989" calcext:value-type="float">
            <text:p>1657.838989</text:p>
          </table:table-cell>
          <table:table-cell office:value-type="float" office:value="1735.153687" calcext:value-type="float">
            <text:p>1735.153687</text:p>
          </table:table-cell>
          <table:table-cell office:value-type="float" office:value="1663.040894" calcext:value-type="float">
            <text:p>1663.040894</text:p>
          </table:table-cell>
          <table:table-cell office:value-type="float" office:value="1734.325195" calcext:value-type="float">
            <text:p>1734.325195</text:p>
          </table:table-cell>
          <table:table-cell table:number-columns-repeated="13"/>
        </table:table-row>
        <table:table-row table:style-name="ro1">
          <table:table-cell office:value-type="float" office:value="1663.869385" calcext:value-type="float">
            <text:p>1663.869385</text:p>
          </table:table-cell>
          <table:table-cell office:value-type="float" office:value="1723.813721" calcext:value-type="float">
            <text:p>1723.813721</text:p>
          </table:table-cell>
          <table:table-cell office:value-type="float" office:value="1663.756714" calcext:value-type="float">
            <text:p>1663.756714</text:p>
          </table:table-cell>
          <table:table-cell office:value-type="float" office:value="1729.287598" calcext:value-type="float">
            <text:p>1729.287598</text:p>
          </table:table-cell>
          <table:table-cell table:number-columns-repeated="13"/>
        </table:table-row>
        <table:table-row table:style-name="ro1">
          <table:table-cell office:value-type="float" office:value="1663.210938" calcext:value-type="float">
            <text:p>1663.210938</text:p>
          </table:table-cell>
          <table:table-cell office:value-type="float" office:value="1730.913818" calcext:value-type="float">
            <text:p>1730.913818</text:p>
          </table:table-cell>
          <table:table-cell office:value-type="float" office:value="1663.639893" calcext:value-type="float">
            <text:p>1663.639893</text:p>
          </table:table-cell>
          <table:table-cell office:value-type="float" office:value="1733.262573" calcext:value-type="float">
            <text:p>1733.262573</text:p>
          </table:table-cell>
          <table:table-cell table:number-columns-repeated="13"/>
        </table:table-row>
        <table:table-row table:style-name="ro1">
          <table:table-cell office:value-type="float" office:value="1663.669067" calcext:value-type="float">
            <text:p>1663.669067</text:p>
          </table:table-cell>
          <table:table-cell office:value-type="float" office:value="1732.364868" calcext:value-type="float">
            <text:p>1732.364868</text:p>
          </table:table-cell>
          <table:table-cell office:value-type="float" office:value="1663.643921" calcext:value-type="float">
            <text:p>1663.643921</text:p>
          </table:table-cell>
          <table:table-cell office:value-type="float" office:value="1731.894165" calcext:value-type="float">
            <text:p>1731.894165</text:p>
          </table:table-cell>
          <table:table-cell table:number-columns-repeated="13"/>
        </table:table-row>
        <table:table-row table:style-name="ro1">
          <table:table-cell office:value-type="float" office:value="1659.241699" calcext:value-type="float">
            <text:p>1659.241699</text:p>
          </table:table-cell>
          <table:table-cell office:value-type="float" office:value="1739.892578" calcext:value-type="float">
            <text:p>1739.892578</text:p>
          </table:table-cell>
          <table:table-cell office:value-type="float" office:value="1663.85022" calcext:value-type="float">
            <text:p>1663.85022</text:p>
          </table:table-cell>
          <table:table-cell office:value-type="float" office:value="1741.057129" calcext:value-type="float">
            <text:p>1741.057129</text:p>
          </table:table-cell>
          <table:table-cell table:number-columns-repeated="13"/>
        </table:table-row>
        <table:table-row table:style-name="ro1">
          <table:table-cell office:value-type="float" office:value="1665.796509" calcext:value-type="float">
            <text:p>1665.796509</text:p>
          </table:table-cell>
          <table:table-cell office:value-type="float" office:value="1728.214722" calcext:value-type="float">
            <text:p>1728.214722</text:p>
          </table:table-cell>
          <table:table-cell office:value-type="float" office:value="1667.646606" calcext:value-type="float">
            <text:p>1667.646606</text:p>
          </table:table-cell>
          <table:table-cell office:value-type="float" office:value="1729.007568" calcext:value-type="float">
            <text:p>1729.007568</text:p>
          </table:table-cell>
          <table:table-cell table:number-columns-repeated="13"/>
        </table:table-row>
        <table:table-row table:style-name="ro1">
          <table:table-cell office:value-type="float" office:value="1661.665161" calcext:value-type="float">
            <text:p>1661.665161</text:p>
          </table:table-cell>
          <table:table-cell office:value-type="float" office:value="1741.785889" calcext:value-type="float">
            <text:p>1741.785889</text:p>
          </table:table-cell>
          <table:table-cell office:value-type="float" office:value="1662.83313" calcext:value-type="float">
            <text:p>1662.83313</text:p>
          </table:table-cell>
          <table:table-cell office:value-type="float" office:value="1743.119507" calcext:value-type="float">
            <text:p>1743.119507</text:p>
          </table:table-cell>
          <table:table-cell table:number-columns-repeated="13"/>
        </table:table-row>
        <table:table-row table:style-name="ro1">
          <table:table-cell office:value-type="float" office:value="1666.215576" calcext:value-type="float">
            <text:p>1666.215576</text:p>
          </table:table-cell>
          <table:table-cell office:value-type="float" office:value="1731.932617" calcext:value-type="float">
            <text:p>1731.932617</text:p>
          </table:table-cell>
          <table:table-cell office:value-type="float" office:value="1667.120605" calcext:value-type="float">
            <text:p>1667.120605</text:p>
          </table:table-cell>
          <table:table-cell office:value-type="float" office:value="1736.253662" calcext:value-type="float">
            <text:p>1736.253662</text:p>
          </table:table-cell>
          <table:table-cell table:number-columns-repeated="13"/>
        </table:table-row>
        <table:table-row table:style-name="ro1">
          <table:table-cell office:value-type="float" office:value="1664.997681" calcext:value-type="float">
            <text:p>1664.997681</text:p>
          </table:table-cell>
          <table:table-cell office:value-type="float" office:value="1729.501221" calcext:value-type="float">
            <text:p>1729.501221</text:p>
          </table:table-cell>
          <table:table-cell office:value-type="float" office:value="1665.199707" calcext:value-type="float">
            <text:p>1665.199707</text:p>
          </table:table-cell>
          <table:table-cell office:value-type="float" office:value="1733.866211" calcext:value-type="float">
            <text:p>1733.866211</text:p>
          </table:table-cell>
          <table:table-cell table:number-columns-repeated="13"/>
        </table:table-row>
        <table:table-row table:style-name="ro1">
          <table:table-cell office:value-type="float" office:value="1663.116089" calcext:value-type="float">
            <text:p>1663.116089</text:p>
          </table:table-cell>
          <table:table-cell office:value-type="float" office:value="1735.137939" calcext:value-type="float">
            <text:p>1735.137939</text:p>
          </table:table-cell>
          <table:table-cell office:value-type="float" office:value="1663.036011" calcext:value-type="float">
            <text:p>1663.036011</text:p>
          </table:table-cell>
          <table:table-cell office:value-type="float" office:value="1736.628784" calcext:value-type="float">
            <text:p>1736.628784</text:p>
          </table:table-cell>
          <table:table-cell table:number-columns-repeated="13"/>
        </table:table-row>
        <table:table-row table:style-name="ro1">
          <table:table-cell office:value-type="float" office:value="1664.791992" calcext:value-type="float">
            <text:p>1664.791992</text:p>
          </table:table-cell>
          <table:table-cell office:value-type="float" office:value="1730.992676" calcext:value-type="float">
            <text:p>1730.992676</text:p>
          </table:table-cell>
          <table:table-cell office:value-type="float" office:value="1664.34436" calcext:value-type="float">
            <text:p>1664.34436</text:p>
          </table:table-cell>
          <table:table-cell office:value-type="float" office:value="1731.926758" calcext:value-type="float">
            <text:p>1731.926758</text:p>
          </table:table-cell>
          <table:table-cell table:number-columns-repeated="13"/>
        </table:table-row>
        <table:table-row table:style-name="ro1">
          <table:table-cell office:value-type="float" office:value="1660.532349" calcext:value-type="float">
            <text:p>1660.532349</text:p>
          </table:table-cell>
          <table:table-cell office:value-type="float" office:value="1741.29187" calcext:value-type="float">
            <text:p>1741.29187</text:p>
          </table:table-cell>
          <table:table-cell office:value-type="float" office:value="1661.636719" calcext:value-type="float">
            <text:p>1661.636719</text:p>
          </table:table-cell>
          <table:table-cell office:value-type="float" office:value="1743.780884" calcext:value-type="float">
            <text:p>1743.780884</text:p>
          </table:table-cell>
          <table:table-cell table:number-columns-repeated="13"/>
        </table:table-row>
        <table:table-row table:style-name="ro1">
          <table:table-cell office:value-type="float" office:value="1664.694702" calcext:value-type="float">
            <text:p>1664.694702</text:p>
          </table:table-cell>
          <table:table-cell office:value-type="float" office:value="1732.107666" calcext:value-type="float">
            <text:p>1732.107666</text:p>
          </table:table-cell>
          <table:table-cell office:value-type="float" office:value="1665.237549" calcext:value-type="float">
            <text:p>1665.237549</text:p>
          </table:table-cell>
          <table:table-cell office:value-type="float" office:value="1736.427002" calcext:value-type="float">
            <text:p>1736.427002</text:p>
          </table:table-cell>
          <table:table-cell table:number-columns-repeated="13"/>
        </table:table-row>
        <table:table-row table:style-name="ro1">
          <table:table-cell office:value-type="float" office:value="1664.074951" calcext:value-type="float">
            <text:p>1664.074951</text:p>
          </table:table-cell>
          <table:table-cell office:value-type="float" office:value="1739.933594" calcext:value-type="float">
            <text:p>1739.933594</text:p>
          </table:table-cell>
          <table:table-cell office:value-type="float" office:value="1664.582397" calcext:value-type="float">
            <text:p>1664.582397</text:p>
          </table:table-cell>
          <table:table-cell office:value-type="float" office:value="1741.860474" calcext:value-type="float">
            <text:p>1741.860474</text:p>
          </table:table-cell>
          <table:table-cell table:number-columns-repeated="13"/>
        </table:table-row>
        <table:table-row table:style-name="ro1">
          <table:table-cell office:value-type="float" office:value="1663.33313" calcext:value-type="float">
            <text:p>1663.33313</text:p>
          </table:table-cell>
          <table:table-cell office:value-type="float" office:value="1736.942871" calcext:value-type="float">
            <text:p>1736.942871</text:p>
          </table:table-cell>
          <table:table-cell office:value-type="float" office:value="1665.37207" calcext:value-type="float">
            <text:p>1665.37207</text:p>
          </table:table-cell>
          <table:table-cell office:value-type="float" office:value="1739.039917" calcext:value-type="float">
            <text:p>1739.039917</text:p>
          </table:table-cell>
          <table:table-cell table:number-columns-repeated="13"/>
        </table:table-row>
        <table:table-row table:style-name="ro1">
          <table:table-cell office:value-type="float" office:value="1666.105225" calcext:value-type="float">
            <text:p>1666.105225</text:p>
          </table:table-cell>
          <table:table-cell office:value-type="float" office:value="1729.882202" calcext:value-type="float">
            <text:p>1729.882202</text:p>
          </table:table-cell>
          <table:table-cell office:value-type="float" office:value="1666.542114" calcext:value-type="float">
            <text:p>1666.542114</text:p>
          </table:table-cell>
          <table:table-cell office:value-type="float" office:value="1731.694214" calcext:value-type="float">
            <text:p>1731.694214</text:p>
          </table:table-cell>
          <table:table-cell table:number-columns-repeated="13"/>
        </table:table-row>
        <table:table-row table:style-name="ro1">
          <table:table-cell office:value-type="float" office:value="1662.722778" calcext:value-type="float">
            <text:p>1662.722778</text:p>
          </table:table-cell>
          <table:table-cell office:value-type="float" office:value="1740.045288" calcext:value-type="float">
            <text:p>1740.045288</text:p>
          </table:table-cell>
          <table:table-cell office:value-type="float" office:value="1661.130493" calcext:value-type="float">
            <text:p>1661.130493</text:p>
          </table:table-cell>
          <table:table-cell office:value-type="float" office:value="1741.762695" calcext:value-type="float">
            <text:p>1741.762695</text:p>
          </table:table-cell>
          <table:table-cell table:number-columns-repeated="13"/>
        </table:table-row>
        <table:table-row table:style-name="ro1">
          <table:table-cell office:value-type="float" office:value="1661.748413" calcext:value-type="float">
            <text:p>1661.748413</text:p>
          </table:table-cell>
          <table:table-cell office:value-type="float" office:value="1736.326904" calcext:value-type="float">
            <text:p>1736.326904</text:p>
          </table:table-cell>
          <table:table-cell office:value-type="float" office:value="1665.376709" calcext:value-type="float">
            <text:p>1665.376709</text:p>
          </table:table-cell>
          <table:table-cell office:value-type="float" office:value="1740.094971" calcext:value-type="float">
            <text:p>1740.094971</text:p>
          </table:table-cell>
          <table:table-cell table:number-columns-repeated="13"/>
        </table:table-row>
        <table:table-row table:style-name="ro1">
          <table:table-cell office:value-type="float" office:value="1662.504028" calcext:value-type="float">
            <text:p>1662.504028</text:p>
          </table:table-cell>
          <table:table-cell office:value-type="float" office:value="1734.409302" calcext:value-type="float">
            <text:p>1734.409302</text:p>
          </table:table-cell>
          <table:table-cell office:value-type="float" office:value="1666.980225" calcext:value-type="float">
            <text:p>1666.980225</text:p>
          </table:table-cell>
          <table:table-cell office:value-type="float" office:value="1731.814331" calcext:value-type="float">
            <text:p>1731.814331</text:p>
          </table:table-cell>
          <table:table-cell table:number-columns-repeated="13"/>
        </table:table-row>
        <table:table-row table:style-name="ro1">
          <table:table-cell office:value-type="float" office:value="1665.899292" calcext:value-type="float">
            <text:p>1665.899292</text:p>
          </table:table-cell>
          <table:table-cell office:value-type="float" office:value="1735.972046" calcext:value-type="float">
            <text:p>1735.972046</text:p>
          </table:table-cell>
          <table:table-cell office:value-type="float" office:value="1666.1698" calcext:value-type="float">
            <text:p>1666.1698</text:p>
          </table:table-cell>
          <table:table-cell office:value-type="float" office:value="1741.520142" calcext:value-type="float">
            <text:p>1741.520142</text:p>
          </table:table-cell>
          <table:table-cell table:number-columns-repeated="13"/>
        </table:table-row>
        <table:table-row table:style-name="ro1">
          <table:table-cell office:value-type="float" office:value="1663.912109" calcext:value-type="float">
            <text:p>1663.912109</text:p>
          </table:table-cell>
          <table:table-cell office:value-type="float" office:value="1734.270874" calcext:value-type="float">
            <text:p>1734.270874</text:p>
          </table:table-cell>
          <table:table-cell office:value-type="float" office:value="1665.313477" calcext:value-type="float">
            <text:p>1665.313477</text:p>
          </table:table-cell>
          <table:table-cell office:value-type="float" office:value="1735.904053" calcext:value-type="float">
            <text:p>1735.904053</text:p>
          </table:table-cell>
          <table:table-cell table:number-columns-repeated="13"/>
        </table:table-row>
        <table:table-row table:style-name="ro1">
          <table:table-cell office:value-type="float" office:value="1665.131958" calcext:value-type="float">
            <text:p>1665.131958</text:p>
          </table:table-cell>
          <table:table-cell office:value-type="float" office:value="1739.178711" calcext:value-type="float">
            <text:p>1739.178711</text:p>
          </table:table-cell>
          <table:table-cell office:value-type="float" office:value="1666.070923" calcext:value-type="float">
            <text:p>1666.070923</text:p>
          </table:table-cell>
          <table:table-cell office:value-type="float" office:value="1743.033203" calcext:value-type="float">
            <text:p>1743.033203</text:p>
          </table:table-cell>
          <table:table-cell table:number-columns-repeated="13"/>
        </table:table-row>
        <table:table-row table:style-name="ro1">
          <table:table-cell office:value-type="float" office:value="1663.701538" calcext:value-type="float">
            <text:p>1663.701538</text:p>
          </table:table-cell>
          <table:table-cell office:value-type="float" office:value="1732.419189" calcext:value-type="float">
            <text:p>1732.419189</text:p>
          </table:table-cell>
          <table:table-cell office:value-type="float" office:value="1666.814209" calcext:value-type="float">
            <text:p>1666.814209</text:p>
          </table:table-cell>
          <table:table-cell office:value-type="float" office:value="1731.895752" calcext:value-type="float">
            <text:p>1731.895752</text:p>
          </table:table-cell>
          <table:table-cell table:number-columns-repeated="13"/>
        </table:table-row>
        <table:table-row table:style-name="ro1">
          <table:table-cell office:value-type="float" office:value="1660.28833" calcext:value-type="float">
            <text:p>1660.28833</text:p>
          </table:table-cell>
          <table:table-cell office:value-type="float" office:value="1742.650024" calcext:value-type="float">
            <text:p>1742.650024</text:p>
          </table:table-cell>
          <table:table-cell office:value-type="float" office:value="1662.906982" calcext:value-type="float">
            <text:p>1662.906982</text:p>
          </table:table-cell>
          <table:table-cell office:value-type="float" office:value="1745.578613" calcext:value-type="float">
            <text:p>1745.578613</text:p>
          </table:table-cell>
          <table:table-cell table:number-columns-repeated="13"/>
        </table:table-row>
        <table:table-row table:style-name="ro1">
          <table:table-cell office:value-type="float" office:value="1667.009399" calcext:value-type="float">
            <text:p>1667.009399</text:p>
          </table:table-cell>
          <table:table-cell office:value-type="float" office:value="1733.241943" calcext:value-type="float">
            <text:p>1733.241943</text:p>
          </table:table-cell>
          <table:table-cell office:value-type="float" office:value="1670.949585" calcext:value-type="float">
            <text:p>1670.949585</text:p>
          </table:table-cell>
          <table:table-cell office:value-type="float" office:value="1734.875732" calcext:value-type="float">
            <text:p>1734.875732</text:p>
          </table:table-cell>
          <table:table-cell table:number-columns-repeated="13"/>
        </table:table-row>
        <table:table-row table:style-name="ro1">
          <table:table-cell office:value-type="float" office:value="1659.070312" calcext:value-type="float">
            <text:p>1659.070312</text:p>
          </table:table-cell>
          <table:table-cell office:value-type="float" office:value="1737.573242" calcext:value-type="float">
            <text:p>1737.573242</text:p>
          </table:table-cell>
          <table:table-cell office:value-type="float" office:value="1664.143555" calcext:value-type="float">
            <text:p>1664.143555</text:p>
          </table:table-cell>
          <table:table-cell office:value-type="float" office:value="1737.747925" calcext:value-type="float">
            <text:p>1737.747925</text:p>
          </table:table-cell>
          <table:table-cell table:number-columns-repeated="13"/>
        </table:table-row>
        <table:table-row table:style-name="ro1">
          <table:table-cell office:value-type="float" office:value="1666.396362" calcext:value-type="float">
            <text:p>1666.396362</text:p>
          </table:table-cell>
          <table:table-cell office:value-type="float" office:value="1737.648193" calcext:value-type="float">
            <text:p>1737.648193</text:p>
          </table:table-cell>
          <table:table-cell office:value-type="float" office:value="1667.193726" calcext:value-type="float">
            <text:p>1667.193726</text:p>
          </table:table-cell>
          <table:table-cell office:value-type="float" office:value="1740.463013" calcext:value-type="float">
            <text:p>1740.463013</text:p>
          </table:table-cell>
          <table:table-cell table:number-columns-repeated="13"/>
        </table:table-row>
        <table:table-row table:style-name="ro1">
          <table:table-cell office:value-type="float" office:value="1665.937378" calcext:value-type="float">
            <text:p>1665.937378</text:p>
          </table:table-cell>
          <table:table-cell office:value-type="float" office:value="1735.13916" calcext:value-type="float">
            <text:p>1735.13916</text:p>
          </table:table-cell>
          <table:table-cell office:value-type="float" office:value="1666.071533" calcext:value-type="float">
            <text:p>1666.071533</text:p>
          </table:table-cell>
          <table:table-cell office:value-type="float" office:value="1736.292114" calcext:value-type="float">
            <text:p>1736.292114</text:p>
          </table:table-cell>
          <table:table-cell table:number-columns-repeated="13"/>
        </table:table-row>
        <table:table-row table:style-name="ro1">
          <table:table-cell office:value-type="float" office:value="1665.648438" calcext:value-type="float">
            <text:p>1665.648438</text:p>
          </table:table-cell>
          <table:table-cell office:value-type="float" office:value="1742.313599" calcext:value-type="float">
            <text:p>1742.313599</text:p>
          </table:table-cell>
          <table:table-cell office:value-type="float" office:value="1665.730957" calcext:value-type="float">
            <text:p>1665.730957</text:p>
          </table:table-cell>
          <table:table-cell office:value-type="float" office:value="1746.536865" calcext:value-type="float">
            <text:p>1746.536865</text:p>
          </table:table-cell>
          <table:table-cell table:number-columns-repeated="13"/>
        </table:table-row>
        <table:table-row table:style-name="ro1">
          <table:table-cell office:value-type="float" office:value="1665.664917" calcext:value-type="float">
            <text:p>1665.664917</text:p>
          </table:table-cell>
          <table:table-cell office:value-type="float" office:value="1736.073486" calcext:value-type="float">
            <text:p>1736.073486</text:p>
          </table:table-cell>
          <table:table-cell office:value-type="float" office:value="1671.584473" calcext:value-type="float">
            <text:p>1671.584473</text:p>
          </table:table-cell>
          <table:table-cell office:value-type="float" office:value="1734.881348" calcext:value-type="float">
            <text:p>1734.881348</text:p>
          </table:table-cell>
          <table:table-cell table:number-columns-repeated="13"/>
        </table:table-row>
        <table:table-row table:style-name="ro1">
          <table:table-cell office:value-type="float" office:value="1663.498413" calcext:value-type="float">
            <text:p>1663.498413</text:p>
          </table:table-cell>
          <table:table-cell office:value-type="float" office:value="1745.491211" calcext:value-type="float">
            <text:p>1745.491211</text:p>
          </table:table-cell>
          <table:table-cell office:value-type="float" office:value="1664.022827" calcext:value-type="float">
            <text:p>1664.022827</text:p>
          </table:table-cell>
          <table:table-cell office:value-type="float" office:value="1748.027588" calcext:value-type="float">
            <text:p>1748.027588</text:p>
          </table:table-cell>
          <table:table-cell table:number-columns-repeated="13"/>
        </table:table-row>
        <table:table-row table:style-name="ro1">
          <table:table-cell office:value-type="float" office:value="1666.879761" calcext:value-type="float">
            <text:p>1666.879761</text:p>
          </table:table-cell>
          <table:table-cell office:value-type="float" office:value="1741.657227" calcext:value-type="float">
            <text:p>1741.657227</text:p>
          </table:table-cell>
          <table:table-cell office:value-type="float" office:value="1671.184692" calcext:value-type="float">
            <text:p>1671.184692</text:p>
          </table:table-cell>
          <table:table-cell office:value-type="float" office:value="1741.758545" calcext:value-type="float">
            <text:p>1741.758545</text:p>
          </table:table-cell>
          <table:table-cell table:number-columns-repeated="13"/>
        </table:table-row>
        <table:table-row table:style-name="ro1">
          <table:table-cell office:value-type="float" office:value="1661.63269" calcext:value-type="float">
            <text:p>1661.63269</text:p>
          </table:table-cell>
          <table:table-cell office:value-type="float" office:value="1746.22876" calcext:value-type="float">
            <text:p>1746.22876</text:p>
          </table:table-cell>
          <table:table-cell office:value-type="float" office:value="1665.828735" calcext:value-type="float">
            <text:p>1665.828735</text:p>
          </table:table-cell>
          <table:table-cell office:value-type="float" office:value="1749.911743" calcext:value-type="float">
            <text:p>1749.911743</text:p>
          </table:table-cell>
          <table:table-cell table:number-columns-repeated="13"/>
        </table:table-row>
        <table:table-row table:style-name="ro1">
          <table:table-cell office:value-type="float" office:value="1663.580811" calcext:value-type="float">
            <text:p>1663.580811</text:p>
          </table:table-cell>
          <table:table-cell office:value-type="float" office:value="1742.956055" calcext:value-type="float">
            <text:p>1742.956055</text:p>
          </table:table-cell>
          <table:table-cell office:value-type="float" office:value="1667.760376" calcext:value-type="float">
            <text:p>1667.760376</text:p>
          </table:table-cell>
          <table:table-cell office:value-type="float" office:value="1743.690186" calcext:value-type="float">
            <text:p>1743.690186</text:p>
          </table:table-cell>
          <table:table-cell table:number-columns-repeated="13"/>
        </table:table-row>
        <table:table-row table:style-name="ro1">
          <table:table-cell office:value-type="float" office:value="1669.891113" calcext:value-type="float">
            <text:p>1669.891113</text:p>
          </table:table-cell>
          <table:table-cell office:value-type="float" office:value="1734.855713" calcext:value-type="float">
            <text:p>1734.855713</text:p>
          </table:table-cell>
          <table:table-cell office:value-type="float" office:value="1669.619873" calcext:value-type="float">
            <text:p>1669.619873</text:p>
          </table:table-cell>
          <table:table-cell office:value-type="float" office:value="1733.999634" calcext:value-type="float">
            <text:p>1733.999634</text:p>
          </table:table-cell>
          <table:table-cell table:number-columns-repeated="13"/>
        </table:table-row>
        <table:table-row table:style-name="ro1">
          <table:table-cell office:value-type="float" office:value="1664.076538" calcext:value-type="float">
            <text:p>1664.076538</text:p>
          </table:table-cell>
          <table:table-cell office:value-type="float" office:value="1745.873413" calcext:value-type="float">
            <text:p>1745.873413</text:p>
          </table:table-cell>
          <table:table-cell office:value-type="float" office:value="1668.275879" calcext:value-type="float">
            <text:p>1668.275879</text:p>
          </table:table-cell>
          <table:table-cell office:value-type="float" office:value="1743.719849" calcext:value-type="float">
            <text:p>1743.719849</text:p>
          </table:table-cell>
          <table:table-cell table:number-columns-repeated="13"/>
        </table:table-row>
        <table:table-row table:style-name="ro1">
          <table:table-cell office:value-type="float" office:value="1663.821533" calcext:value-type="float">
            <text:p>1663.821533</text:p>
          </table:table-cell>
          <table:table-cell office:value-type="float" office:value="1743.700684" calcext:value-type="float">
            <text:p>1743.700684</text:p>
          </table:table-cell>
          <table:table-cell office:value-type="float" office:value="1668.137573" calcext:value-type="float">
            <text:p>1668.137573</text:p>
          </table:table-cell>
          <table:table-cell office:value-type="float" office:value="1744.771973" calcext:value-type="float">
            <text:p>1744.771973</text:p>
          </table:table-cell>
          <table:table-cell table:number-columns-repeated="13"/>
        </table:table-row>
        <table:table-row table:style-name="ro1">
          <table:table-cell office:value-type="float" office:value="1667.228516" calcext:value-type="float">
            <text:p>1667.228516</text:p>
          </table:table-cell>
          <table:table-cell office:value-type="float" office:value="1736.758667" calcext:value-type="float">
            <text:p>1736.758667</text:p>
          </table:table-cell>
          <table:table-cell office:value-type="float" office:value="1668.689331" calcext:value-type="float">
            <text:p>1668.689331</text:p>
          </table:table-cell>
          <table:table-cell office:value-type="float" office:value="1741.372681" calcext:value-type="float">
            <text:p>1741.372681</text:p>
          </table:table-cell>
          <table:table-cell table:number-columns-repeated="13"/>
        </table:table-row>
        <table:table-row table:style-name="ro1">
          <table:table-cell office:value-type="float" office:value="1663.830811" calcext:value-type="float">
            <text:p>1663.830811</text:p>
          </table:table-cell>
          <table:table-cell office:value-type="float" office:value="1747.319214" calcext:value-type="float">
            <text:p>1747.319214</text:p>
          </table:table-cell>
          <table:table-cell office:value-type="float" office:value="1667.4021" calcext:value-type="float">
            <text:p>1667.4021</text:p>
          </table:table-cell>
          <table:table-cell office:value-type="float" office:value="1746.874756" calcext:value-type="float">
            <text:p>1746.874756</text:p>
          </table:table-cell>
          <table:table-cell table:number-columns-repeated="13"/>
        </table:table-row>
        <table:table-row table:style-name="ro1">
          <table:table-cell office:value-type="float" office:value="1668.169922" calcext:value-type="float">
            <text:p>1668.169922</text:p>
          </table:table-cell>
          <table:table-cell office:value-type="float" office:value="1739.317993" calcext:value-type="float">
            <text:p>1739.317993</text:p>
          </table:table-cell>
          <table:table-cell office:value-type="float" office:value="1670.570923" calcext:value-type="float">
            <text:p>1670.570923</text:p>
          </table:table-cell>
          <table:table-cell office:value-type="float" office:value="1740.667969" calcext:value-type="float">
            <text:p>1740.667969</text:p>
          </table:table-cell>
          <table:table-cell table:number-columns-repeated="13"/>
        </table:table-row>
        <table:table-row table:style-name="ro1">
          <table:table-cell office:value-type="float" office:value="1664.088623" calcext:value-type="float">
            <text:p>1664.088623</text:p>
          </table:table-cell>
          <table:table-cell office:value-type="float" office:value="1736.093628" calcext:value-type="float">
            <text:p>1736.093628</text:p>
          </table:table-cell>
          <table:table-cell office:value-type="float" office:value="1665.706543" calcext:value-type="float">
            <text:p>1665.706543</text:p>
          </table:table-cell>
          <table:table-cell office:value-type="float" office:value="1738.00415" calcext:value-type="float">
            <text:p>1738.00415</text:p>
          </table:table-cell>
          <table:table-cell table:number-columns-repeated="13"/>
        </table:table-row>
        <table:table-row table:style-name="ro1">
          <table:table-cell office:value-type="float" office:value="1666.104492" calcext:value-type="float">
            <text:p>1666.104492</text:p>
          </table:table-cell>
          <table:table-cell office:value-type="float" office:value="1744.225342" calcext:value-type="float">
            <text:p>1744.225342</text:p>
          </table:table-cell>
          <table:table-cell office:value-type="float" office:value="1665.469849" calcext:value-type="float">
            <text:p>1665.469849</text:p>
          </table:table-cell>
          <table:table-cell office:value-type="float" office:value="1750.038208" calcext:value-type="float">
            <text:p>1750.038208</text:p>
          </table:table-cell>
          <table:table-cell table:number-columns-repeated="13"/>
        </table:table-row>
        <table:table-row table:style-name="ro1">
          <table:table-cell office:value-type="float" office:value="1665.631958" calcext:value-type="float">
            <text:p>1665.631958</text:p>
          </table:table-cell>
          <table:table-cell office:value-type="float" office:value="1740.97168" calcext:value-type="float">
            <text:p>1740.97168</text:p>
          </table:table-cell>
          <table:table-cell office:value-type="float" office:value="1666.915527" calcext:value-type="float">
            <text:p>1666.915527</text:p>
          </table:table-cell>
          <table:table-cell office:value-type="float" office:value="1743.923096" calcext:value-type="float">
            <text:p>1743.923096</text:p>
          </table:table-cell>
          <table:table-cell table:number-columns-repeated="13"/>
        </table:table-row>
        <table:table-row table:style-name="ro1">
          <table:table-cell office:value-type="float" office:value="1664.126587" calcext:value-type="float">
            <text:p>1664.126587</text:p>
          </table:table-cell>
          <table:table-cell office:value-type="float" office:value="1744.918701" calcext:value-type="float">
            <text:p>1744.918701</text:p>
          </table:table-cell>
          <table:table-cell office:value-type="float" office:value="1664.522705" calcext:value-type="float">
            <text:p>1664.522705</text:p>
          </table:table-cell>
          <table:table-cell office:value-type="float" office:value="1747.789795" calcext:value-type="float">
            <text:p>1747.789795</text:p>
          </table:table-cell>
          <table:table-cell table:number-columns-repeated="13"/>
        </table:table-row>
        <table:table-row table:style-name="ro1">
          <table:table-cell office:value-type="float" office:value="1665.123535" calcext:value-type="float">
            <text:p>1665.123535</text:p>
          </table:table-cell>
          <table:table-cell office:value-type="float" office:value="1741.665771" calcext:value-type="float">
            <text:p>1741.665771</text:p>
          </table:table-cell>
          <table:table-cell office:value-type="float" office:value="1670.858398" calcext:value-type="float">
            <text:p>1670.858398</text:p>
          </table:table-cell>
          <table:table-cell office:value-type="float" office:value="1743.679199" calcext:value-type="float">
            <text:p>1743.679199</text:p>
          </table:table-cell>
          <table:table-cell table:number-columns-repeated="13"/>
        </table:table-row>
        <table:table-row table:style-name="ro1">
          <table:table-cell office:value-type="float" office:value="1666.797119" calcext:value-type="float">
            <text:p>1666.797119</text:p>
          </table:table-cell>
          <table:table-cell office:value-type="float" office:value="1734.866455" calcext:value-type="float">
            <text:p>1734.866455</text:p>
          </table:table-cell>
          <table:table-cell office:value-type="float" office:value="1669.825562" calcext:value-type="float">
            <text:p>1669.825562</text:p>
          </table:table-cell>
          <table:table-cell office:value-type="float" office:value="1738.233398" calcext:value-type="float">
            <text:p>1738.233398</text:p>
          </table:table-cell>
          <table:table-cell table:number-columns-repeated="13"/>
        </table:table-row>
        <table:table-row table:style-name="ro1">
          <table:table-cell office:value-type="float" office:value="1666.523682" calcext:value-type="float">
            <text:p>1666.523682</text:p>
          </table:table-cell>
          <table:table-cell office:value-type="float" office:value="1741.632324" calcext:value-type="float">
            <text:p>1741.632324</text:p>
          </table:table-cell>
          <table:table-cell office:value-type="float" office:value="1669.640869" calcext:value-type="float">
            <text:p>1669.640869</text:p>
          </table:table-cell>
          <table:table-cell office:value-type="float" office:value="1743.707031" calcext:value-type="float">
            <text:p>1743.707031</text:p>
          </table:table-cell>
          <table:table-cell table:number-columns-repeated="13"/>
        </table:table-row>
        <table:table-row table:style-name="ro1">
          <table:table-cell office:value-type="float" office:value="1666.696045" calcext:value-type="float">
            <text:p>1666.696045</text:p>
          </table:table-cell>
          <table:table-cell office:value-type="float" office:value="1736.65686" calcext:value-type="float">
            <text:p>1736.65686</text:p>
          </table:table-cell>
          <table:table-cell office:value-type="float" office:value="1669.924805" calcext:value-type="float">
            <text:p>1669.924805</text:p>
          </table:table-cell>
          <table:table-cell office:value-type="float" office:value="1736.114502" calcext:value-type="float">
            <text:p>1736.114502</text:p>
          </table:table-cell>
          <table:table-cell table:number-columns-repeated="13"/>
        </table:table-row>
        <table:table-row table:style-name="ro1">
          <table:table-cell office:value-type="float" office:value="1664.89917" calcext:value-type="float">
            <text:p>1664.89917</text:p>
          </table:table-cell>
          <table:table-cell office:value-type="float" office:value="1745.824707" calcext:value-type="float">
            <text:p>1745.824707</text:p>
          </table:table-cell>
          <table:table-cell office:value-type="float" office:value="1668.999878" calcext:value-type="float">
            <text:p>1668.999878</text:p>
          </table:table-cell>
          <table:table-cell office:value-type="float" office:value="1745.21582" calcext:value-type="float">
            <text:p>1745.21582</text:p>
          </table:table-cell>
          <table:table-cell table:number-columns-repeated="13"/>
        </table:table-row>
        <table:table-row table:style-name="ro1">
          <table:table-cell office:value-type="float" office:value="1669.256592" calcext:value-type="float">
            <text:p>1669.256592</text:p>
          </table:table-cell>
          <table:table-cell office:value-type="float" office:value="1732.175293" calcext:value-type="float">
            <text:p>1732.175293</text:p>
          </table:table-cell>
          <table:table-cell office:value-type="float" office:value="1668.222168" calcext:value-type="float">
            <text:p>1668.222168</text:p>
          </table:table-cell>
          <table:table-cell office:value-type="float" office:value="1735.954102" calcext:value-type="float">
            <text:p>1735.954102</text:p>
          </table:table-cell>
          <table:table-cell table:number-columns-repeated="13"/>
        </table:table-row>
        <table:table-row table:style-name="ro1">
          <table:table-cell office:value-type="float" office:value="1660.992798" calcext:value-type="float">
            <text:p>1660.992798</text:p>
          </table:table-cell>
          <table:table-cell office:value-type="float" office:value="1749.163818" calcext:value-type="float">
            <text:p>1749.163818</text:p>
          </table:table-cell>
          <table:table-cell office:value-type="float" office:value="1665.601562" calcext:value-type="float">
            <text:p>1665.601562</text:p>
          </table:table-cell>
          <table:table-cell office:value-type="float" office:value="1747.927368" calcext:value-type="float">
            <text:p>1747.927368</text:p>
          </table:table-cell>
          <table:table-cell table:number-columns-repeated="13"/>
        </table:table-row>
        <table:table-row table:style-name="ro1">
          <table:table-cell office:value-type="float" office:value="1666.904175" calcext:value-type="float">
            <text:p>1666.904175</text:p>
          </table:table-cell>
          <table:table-cell office:value-type="float" office:value="1739.729614" calcext:value-type="float">
            <text:p>1739.729614</text:p>
          </table:table-cell>
          <table:table-cell office:value-type="float" office:value="1670.540771" calcext:value-type="float">
            <text:p>1670.540771</text:p>
          </table:table-cell>
          <table:table-cell office:value-type="float" office:value="1738.585571" calcext:value-type="float">
            <text:p>1738.585571</text:p>
          </table:table-cell>
          <table:table-cell table:number-columns-repeated="13"/>
        </table:table-row>
        <table:table-row table:style-name="ro1">
          <table:table-cell office:value-type="float" office:value="1665.352295" calcext:value-type="float">
            <text:p>1665.352295</text:p>
          </table:table-cell>
          <table:table-cell office:value-type="float" office:value="1737.208496" calcext:value-type="float">
            <text:p>1737.208496</text:p>
          </table:table-cell>
          <table:table-cell office:value-type="float" office:value="1669.615356" calcext:value-type="float">
            <text:p>1669.615356</text:p>
          </table:table-cell>
          <table:table-cell office:value-type="float" office:value="1739.577881" calcext:value-type="float">
            <text:p>1739.577881</text:p>
          </table:table-cell>
          <table:table-cell table:number-columns-repeated="13"/>
        </table:table-row>
        <table:table-row table:style-name="ro1">
          <table:table-cell office:value-type="float" office:value="1672.025391" calcext:value-type="float">
            <text:p>1672.025391</text:p>
          </table:table-cell>
          <table:table-cell office:value-type="float" office:value="1740.655518" calcext:value-type="float">
            <text:p>1740.655518</text:p>
          </table:table-cell>
          <table:table-cell office:value-type="float" office:value="1672.174805" calcext:value-type="float">
            <text:p>1672.174805</text:p>
          </table:table-cell>
          <table:table-cell office:value-type="float" office:value="1743.731812" calcext:value-type="float">
            <text:p>1743.731812</text:p>
          </table:table-cell>
          <table:table-cell table:number-columns-repeated="13"/>
        </table:table-row>
        <table:table-row table:style-name="ro1">
          <table:table-cell office:value-type="float" office:value="1669.003906" calcext:value-type="float">
            <text:p>1669.003906</text:p>
          </table:table-cell>
          <table:table-cell office:value-type="float" office:value="1739.713989" calcext:value-type="float">
            <text:p>1739.713989</text:p>
          </table:table-cell>
          <table:table-cell office:value-type="float" office:value="1673.925659" calcext:value-type="float">
            <text:p>1673.925659</text:p>
          </table:table-cell>
          <table:table-cell office:value-type="float" office:value="1742.06897" calcext:value-type="float">
            <text:p>1742.06897</text:p>
          </table:table-cell>
          <table:table-cell table:number-columns-repeated="13"/>
        </table:table-row>
        <table:table-row table:style-name="ro1">
          <table:table-cell office:value-type="float" office:value="1666.573486" calcext:value-type="float">
            <text:p>1666.573486</text:p>
          </table:table-cell>
          <table:table-cell office:value-type="float" office:value="1747.669922" calcext:value-type="float">
            <text:p>1747.669922</text:p>
          </table:table-cell>
          <table:table-cell office:value-type="float" office:value="1671.727539" calcext:value-type="float">
            <text:p>1671.727539</text:p>
          </table:table-cell>
          <table:table-cell office:value-type="float" office:value="1749.905273" calcext:value-type="float">
            <text:p>1749.905273</text:p>
          </table:table-cell>
          <table:table-cell table:number-columns-repeated="13"/>
        </table:table-row>
        <table:table-row table:style-name="ro1">
          <table:table-cell office:value-type="float" office:value="1669.164062" calcext:value-type="float">
            <text:p>1669.164062</text:p>
          </table:table-cell>
          <table:table-cell office:value-type="float" office:value="1743.241211" calcext:value-type="float">
            <text:p>1743.241211</text:p>
          </table:table-cell>
          <table:table-cell office:value-type="float" office:value="1673.588745" calcext:value-type="float">
            <text:p>1673.588745</text:p>
          </table:table-cell>
          <table:table-cell office:value-type="float" office:value="1742.552002" calcext:value-type="float">
            <text:p>1742.552002</text:p>
          </table:table-cell>
          <table:table-cell table:number-columns-repeated="13"/>
        </table:table-row>
        <table:table-row table:style-name="ro1">
          <table:table-cell office:value-type="float" office:value="1666.571411" calcext:value-type="float">
            <text:p>1666.571411</text:p>
          </table:table-cell>
          <table:table-cell office:value-type="float" office:value="1749.447998" calcext:value-type="float">
            <text:p>1749.447998</text:p>
          </table:table-cell>
          <table:table-cell office:value-type="float" office:value="1668.790894" calcext:value-type="float">
            <text:p>1668.790894</text:p>
          </table:table-cell>
          <table:table-cell office:value-type="float" office:value="1752.980957" calcext:value-type="float">
            <text:p>1752.980957</text:p>
          </table:table-cell>
          <table:table-cell table:number-columns-repeated="13"/>
        </table:table-row>
        <table:table-row table:style-name="ro1">
          <table:table-cell office:value-type="float" office:value="1670.473755" calcext:value-type="float">
            <text:p>1670.473755</text:p>
          </table:table-cell>
          <table:table-cell office:value-type="float" office:value="1741.239136" calcext:value-type="float">
            <text:p>1741.239136</text:p>
          </table:table-cell>
          <table:table-cell office:value-type="float" office:value="1672.601807" calcext:value-type="float">
            <text:p>1672.601807</text:p>
          </table:table-cell>
          <table:table-cell office:value-type="float" office:value="1745.452759" calcext:value-type="float">
            <text:p>1745.452759</text:p>
          </table:table-cell>
          <table:table-cell table:number-columns-repeated="13"/>
        </table:table-row>
        <table:table-row table:style-name="ro1">
          <table:table-cell office:value-type="float" office:value="1667.187988" calcext:value-type="float">
            <text:p>1667.187988</text:p>
          </table:table-cell>
          <table:table-cell office:value-type="float" office:value="1740.860596" calcext:value-type="float">
            <text:p>1740.860596</text:p>
          </table:table-cell>
          <table:table-cell office:value-type="float" office:value="1672.111206" calcext:value-type="float">
            <text:p>1672.111206</text:p>
          </table:table-cell>
          <table:table-cell office:value-type="float" office:value="1741.412354" calcext:value-type="float">
            <text:p>1741.412354</text:p>
          </table:table-cell>
          <table:table-cell table:number-columns-repeated="13"/>
        </table:table-row>
        <table:table-row table:style-name="ro1">
          <table:table-cell office:value-type="float" office:value="1671.219238" calcext:value-type="float">
            <text:p>1671.219238</text:p>
          </table:table-cell>
          <table:table-cell office:value-type="float" office:value="1743.545898" calcext:value-type="float">
            <text:p>1743.545898</text:p>
          </table:table-cell>
          <table:table-cell office:value-type="float" office:value="1674.262207" calcext:value-type="float">
            <text:p>1674.262207</text:p>
          </table:table-cell>
          <table:table-cell office:value-type="float" office:value="1744.446899" calcext:value-type="float">
            <text:p>1744.446899</text:p>
          </table:table-cell>
          <table:table-cell table:number-columns-repeated="13"/>
        </table:table-row>
        <table:table-row table:style-name="ro1">
          <table:table-cell office:value-type="float" office:value="1669.40564" calcext:value-type="float">
            <text:p>1669.40564</text:p>
          </table:table-cell>
          <table:table-cell office:value-type="float" office:value="1743.405273" calcext:value-type="float">
            <text:p>1743.405273</text:p>
          </table:table-cell>
          <table:table-cell office:value-type="float" office:value="1670.697266" calcext:value-type="float">
            <text:p>1670.697266</text:p>
          </table:table-cell>
          <table:table-cell office:value-type="float" office:value="1744.051636" calcext:value-type="float">
            <text:p>1744.051636</text:p>
          </table:table-cell>
          <table:table-cell table:number-columns-repeated="13"/>
        </table:table-row>
        <table:table-row table:style-name="ro1">
          <table:table-cell office:value-type="float" office:value="1669.302002" calcext:value-type="float">
            <text:p>1669.302002</text:p>
          </table:table-cell>
          <table:table-cell office:value-type="float" office:value="1745.08728" calcext:value-type="float">
            <text:p>1745.08728</text:p>
          </table:table-cell>
          <table:table-cell office:value-type="float" office:value="1673.609009" calcext:value-type="float">
            <text:p>1673.609009</text:p>
          </table:table-cell>
          <table:table-cell office:value-type="float" office:value="1750.009155" calcext:value-type="float">
            <text:p>1750.009155</text:p>
          </table:table-cell>
          <table:table-cell table:number-columns-repeated="13"/>
        </table:table-row>
        <table:table-row table:style-name="ro1">
          <table:table-cell office:value-type="float" office:value="1670.462036" calcext:value-type="float">
            <text:p>1670.462036</text:p>
          </table:table-cell>
          <table:table-cell office:value-type="float" office:value="1738.862061" calcext:value-type="float">
            <text:p>1738.862061</text:p>
          </table:table-cell>
          <table:table-cell office:value-type="float" office:value="1674.039185" calcext:value-type="float">
            <text:p>1674.039185</text:p>
          </table:table-cell>
          <table:table-cell office:value-type="float" office:value="1739.709839" calcext:value-type="float">
            <text:p>1739.709839</text:p>
          </table:table-cell>
          <table:table-cell table:number-columns-repeated="13"/>
        </table:table-row>
        <table:table-row table:style-name="ro1">
          <table:table-cell office:value-type="float" office:value="1666.48877" calcext:value-type="float">
            <text:p>1666.48877</text:p>
          </table:table-cell>
          <table:table-cell office:value-type="float" office:value="1750.374268" calcext:value-type="float">
            <text:p>1750.374268</text:p>
          </table:table-cell>
          <table:table-cell office:value-type="float" office:value="1668.860596" calcext:value-type="float">
            <text:p>1668.860596</text:p>
          </table:table-cell>
          <table:table-cell office:value-type="float" office:value="1749.895752" calcext:value-type="float">
            <text:p>1749.895752</text:p>
          </table:table-cell>
          <table:table-cell table:number-columns-repeated="13"/>
        </table:table-row>
        <table:table-row table:style-name="ro1">
          <table:table-cell office:value-type="float" office:value="1672.398071" calcext:value-type="float">
            <text:p>1672.398071</text:p>
          </table:table-cell>
          <table:table-cell office:value-type="float" office:value="1744.355347" calcext:value-type="float">
            <text:p>1744.355347</text:p>
          </table:table-cell>
          <table:table-cell office:value-type="float" office:value="1673.97998" calcext:value-type="float">
            <text:p>1673.97998</text:p>
          </table:table-cell>
          <table:table-cell office:value-type="float" office:value="1747.461914" calcext:value-type="float">
            <text:p>1747.461914</text:p>
          </table:table-cell>
          <table:table-cell table:number-columns-repeated="13"/>
        </table:table-row>
        <table:table-row table:style-name="ro1">
          <table:table-cell office:value-type="float" office:value="1668.988281" calcext:value-type="float">
            <text:p>1668.988281</text:p>
          </table:table-cell>
          <table:table-cell office:value-type="float" office:value="1743.809448" calcext:value-type="float">
            <text:p>1743.809448</text:p>
          </table:table-cell>
          <table:table-cell office:value-type="float" office:value="1669.565063" calcext:value-type="float">
            <text:p>1669.565063</text:p>
          </table:table-cell>
          <table:table-cell office:value-type="float" office:value="1747.151978" calcext:value-type="float">
            <text:p>1747.151978</text:p>
          </table:table-cell>
          <table:table-cell table:number-columns-repeated="13"/>
        </table:table-row>
        <table:table-row table:style-name="ro1">
          <table:table-cell office:value-type="float" office:value="1671.831421" calcext:value-type="float">
            <text:p>1671.831421</text:p>
          </table:table-cell>
          <table:table-cell office:value-type="float" office:value="1741.612305" calcext:value-type="float">
            <text:p>1741.612305</text:p>
          </table:table-cell>
          <table:table-cell office:value-type="float" office:value="1674.19043" calcext:value-type="float">
            <text:p>1674.19043</text:p>
          </table:table-cell>
          <table:table-cell office:value-type="float" office:value="1743.938965" calcext:value-type="float">
            <text:p>1743.938965</text:p>
          </table:table-cell>
          <table:table-cell table:number-columns-repeated="13"/>
        </table:table-row>
        <table:table-row table:style-name="ro1">
          <table:table-cell office:value-type="float" office:value="1668.169678" calcext:value-type="float">
            <text:p>1668.169678</text:p>
          </table:table-cell>
          <table:table-cell office:value-type="float" office:value="1744.678223" calcext:value-type="float">
            <text:p>1744.678223</text:p>
          </table:table-cell>
          <table:table-cell office:value-type="float" office:value="1671.694824" calcext:value-type="float">
            <text:p>1671.694824</text:p>
          </table:table-cell>
          <table:table-cell office:value-type="float" office:value="1744.844971" calcext:value-type="float">
            <text:p>1744.844971</text:p>
          </table:table-cell>
          <table:table-cell table:number-columns-repeated="13"/>
        </table:table-row>
        <table:table-row table:style-name="ro1">
          <table:table-cell office:value-type="float" office:value="1664.121094" calcext:value-type="float">
            <text:p>1664.121094</text:p>
          </table:table-cell>
          <table:table-cell office:value-type="float" office:value="1748.538452" calcext:value-type="float">
            <text:p>1748.538452</text:p>
          </table:table-cell>
          <table:table-cell office:value-type="float" office:value="1667.275146" calcext:value-type="float">
            <text:p>1667.275146</text:p>
          </table:table-cell>
          <table:table-cell office:value-type="float" office:value="1751.398682" calcext:value-type="float">
            <text:p>1751.398682</text:p>
          </table:table-cell>
          <table:table-cell table:number-columns-repeated="13"/>
        </table:table-row>
        <table:table-row table:style-name="ro1">
          <table:table-cell office:value-type="float" office:value="1669.848145" calcext:value-type="float">
            <text:p>1669.848145</text:p>
          </table:table-cell>
          <table:table-cell office:value-type="float" office:value="1741.953857" calcext:value-type="float">
            <text:p>1741.953857</text:p>
          </table:table-cell>
          <table:table-cell office:value-type="float" office:value="1673.346802" calcext:value-type="float">
            <text:p>1673.346802</text:p>
          </table:table-cell>
          <table:table-cell office:value-type="float" office:value="1741.822876" calcext:value-type="float">
            <text:p>1741.822876</text:p>
          </table:table-cell>
          <table:table-cell table:number-columns-repeated="13"/>
        </table:table-row>
        <table:table-row table:style-name="ro1">
          <table:table-cell office:value-type="float" office:value="1671.302124" calcext:value-type="float">
            <text:p>1671.302124</text:p>
          </table:table-cell>
          <table:table-cell office:value-type="float" office:value="1736.345215" calcext:value-type="float">
            <text:p>1736.345215</text:p>
          </table:table-cell>
          <table:table-cell office:value-type="float" office:value="1675.320557" calcext:value-type="float">
            <text:p>1675.320557</text:p>
          </table:table-cell>
          <table:table-cell office:value-type="float" office:value="1739.102173" calcext:value-type="float">
            <text:p>1739.102173</text:p>
          </table:table-cell>
          <table:table-cell table:number-columns-repeated="13"/>
        </table:table-row>
        <table:table-row table:style-name="ro1">
          <table:table-cell office:value-type="float" office:value="1665.469482" calcext:value-type="float">
            <text:p>1665.469482</text:p>
          </table:table-cell>
          <table:table-cell office:value-type="float" office:value="1745.67981" calcext:value-type="float">
            <text:p>1745.67981</text:p>
          </table:table-cell>
          <table:table-cell office:value-type="float" office:value="1669.288208" calcext:value-type="float">
            <text:p>1669.288208</text:p>
          </table:table-cell>
          <table:table-cell office:value-type="float" office:value="1749.739746" calcext:value-type="float">
            <text:p>1749.739746</text:p>
          </table:table-cell>
          <table:table-cell table:number-columns-repeated="13"/>
        </table:table-row>
        <table:table-row table:style-name="ro1">
          <table:table-cell office:value-type="float" office:value="1668.000977" calcext:value-type="float">
            <text:p>1668.000977</text:p>
          </table:table-cell>
          <table:table-cell office:value-type="float" office:value="1736.414185" calcext:value-type="float">
            <text:p>1736.414185</text:p>
          </table:table-cell>
          <table:table-cell office:value-type="float" office:value="1675.015747" calcext:value-type="float">
            <text:p>1675.015747</text:p>
          </table:table-cell>
          <table:table-cell office:value-type="float" office:value="1737.881104" calcext:value-type="float">
            <text:p>1737.881104</text:p>
          </table:table-cell>
          <table:table-cell table:number-columns-repeated="13"/>
        </table:table-row>
        <table:table-row table:style-name="ro1">
          <table:table-cell office:value-type="float" office:value="1664.247559" calcext:value-type="float">
            <text:p>1664.247559</text:p>
          </table:table-cell>
          <table:table-cell office:value-type="float" office:value="1749.087158" calcext:value-type="float">
            <text:p>1749.087158</text:p>
          </table:table-cell>
          <table:table-cell office:value-type="float" office:value="1665.995361" calcext:value-type="float">
            <text:p>1665.995361</text:p>
          </table:table-cell>
          <table:table-cell office:value-type="float" office:value="1747.967163" calcext:value-type="float">
            <text:p>1747.967163</text:p>
          </table:table-cell>
          <table:table-cell table:number-columns-repeated="13"/>
        </table:table-row>
        <table:table-row table:style-name="ro1">
          <table:table-cell office:value-type="float" office:value="1666.574219" calcext:value-type="float">
            <text:p>1666.574219</text:p>
          </table:table-cell>
          <table:table-cell office:value-type="float" office:value="1743.587524" calcext:value-type="float">
            <text:p>1743.587524</text:p>
          </table:table-cell>
          <table:table-cell office:value-type="float" office:value="1670.000977" calcext:value-type="float">
            <text:p>1670.000977</text:p>
          </table:table-cell>
          <table:table-cell office:value-type="float" office:value="1743.892456" calcext:value-type="float">
            <text:p>1743.892456</text:p>
          </table:table-cell>
          <table:table-cell table:number-columns-repeated="13"/>
        </table:table-row>
        <table:table-row table:style-name="ro1">
          <table:table-cell office:value-type="float" office:value="1668.618408" calcext:value-type="float">
            <text:p>1668.618408</text:p>
          </table:table-cell>
          <table:table-cell office:value-type="float" office:value="1739.783081" calcext:value-type="float">
            <text:p>1739.783081</text:p>
          </table:table-cell>
          <table:table-cell office:value-type="float" office:value="1668.409668" calcext:value-type="float">
            <text:p>1668.409668</text:p>
          </table:table-cell>
          <table:table-cell office:value-type="float" office:value="1741.899414" calcext:value-type="float">
            <text:p>1741.899414</text:p>
          </table:table-cell>
          <table:table-cell table:number-columns-repeated="13"/>
        </table:table-row>
        <table:table-row table:style-name="ro1">
          <table:table-cell office:value-type="float" office:value="1669.673218" calcext:value-type="float">
            <text:p>1669.673218</text:p>
          </table:table-cell>
          <table:table-cell office:value-type="float" office:value="1744.430664" calcext:value-type="float">
            <text:p>1744.430664</text:p>
          </table:table-cell>
          <table:table-cell office:value-type="float" office:value="1670.162354" calcext:value-type="float">
            <text:p>1670.162354</text:p>
          </table:table-cell>
          <table:table-cell office:value-type="float" office:value="1745.387939" calcext:value-type="float">
            <text:p>1745.387939</text:p>
          </table:table-cell>
          <table:table-cell table:number-columns-repeated="13"/>
        </table:table-row>
        <table:table-row table:style-name="ro1">
          <table:table-cell office:value-type="float" office:value="1672.444092" calcext:value-type="float">
            <text:p>1672.444092</text:p>
          </table:table-cell>
          <table:table-cell office:value-type="float" office:value="1738.488037" calcext:value-type="float">
            <text:p>1738.488037</text:p>
          </table:table-cell>
          <table:table-cell office:value-type="float" office:value="1676.130859" calcext:value-type="float">
            <text:p>1676.130859</text:p>
          </table:table-cell>
          <table:table-cell office:value-type="float" office:value="1739.751587" calcext:value-type="float">
            <text:p>1739.751587</text:p>
          </table:table-cell>
          <table:table-cell table:number-columns-repeated="13"/>
        </table:table-row>
        <table:table-row table:style-name="ro1">
          <table:table-cell office:value-type="float" office:value="1665.460938" calcext:value-type="float">
            <text:p>1665.460938</text:p>
          </table:table-cell>
          <table:table-cell office:value-type="float" office:value="1754.017578" calcext:value-type="float">
            <text:p>1754.017578</text:p>
          </table:table-cell>
          <table:table-cell office:value-type="float" office:value="1666.682617" calcext:value-type="float">
            <text:p>1666.682617</text:p>
          </table:table-cell>
          <table:table-cell office:value-type="float" office:value="1757.534912" calcext:value-type="float">
            <text:p>1757.534912</text:p>
          </table:table-cell>
          <table:table-cell table:number-columns-repeated="13"/>
        </table:table-row>
        <table:table-row table:style-name="ro1">
          <table:table-cell office:value-type="float" office:value="1673.387085" calcext:value-type="float">
            <text:p>1673.387085</text:p>
          </table:table-cell>
          <table:table-cell office:value-type="float" office:value="1743.166138" calcext:value-type="float">
            <text:p>1743.166138</text:p>
          </table:table-cell>
          <table:table-cell office:value-type="float" office:value="1677.805664" calcext:value-type="float">
            <text:p>1677.805664</text:p>
          </table:table-cell>
          <table:table-cell office:value-type="float" office:value="1746.738037" calcext:value-type="float">
            <text:p>1746.738037</text:p>
          </table:table-cell>
          <table:table-cell table:number-columns-repeated="13"/>
        </table:table-row>
        <table:table-row table:style-name="ro1">
          <table:table-cell office:value-type="float" office:value="1669.976685" calcext:value-type="float">
            <text:p>1669.976685</text:p>
          </table:table-cell>
          <table:table-cell office:value-type="float" office:value="1752.552979" calcext:value-type="float">
            <text:p>1752.552979</text:p>
          </table:table-cell>
          <table:table-cell office:value-type="float" office:value="1670.083862" calcext:value-type="float">
            <text:p>1670.083862</text:p>
          </table:table-cell>
          <table:table-cell office:value-type="float" office:value="1752.980469" calcext:value-type="float">
            <text:p>1752.980469</text:p>
          </table:table-cell>
          <table:table-cell table:number-columns-repeated="13"/>
        </table:table-row>
        <table:table-row table:style-name="ro1">
          <table:table-cell office:value-type="float" office:value="1672.434082" calcext:value-type="float">
            <text:p>1672.434082</text:p>
          </table:table-cell>
          <table:table-cell office:value-type="float" office:value="1745.494019" calcext:value-type="float">
            <text:p>1745.494019</text:p>
          </table:table-cell>
          <table:table-cell office:value-type="float" office:value="1674.886597" calcext:value-type="float">
            <text:p>1674.886597</text:p>
          </table:table-cell>
          <table:table-cell office:value-type="float" office:value="1749.00354" calcext:value-type="float">
            <text:p>1749.00354</text:p>
          </table:table-cell>
          <table:table-cell table:number-columns-repeated="13"/>
        </table:table-row>
        <table:table-row table:style-name="ro1">
          <table:table-cell office:value-type="float" office:value="1673.330688" calcext:value-type="float">
            <text:p>1673.330688</text:p>
          </table:table-cell>
          <table:table-cell office:value-type="float" office:value="1739.395752" calcext:value-type="float">
            <text:p>1739.395752</text:p>
          </table:table-cell>
          <table:table-cell office:value-type="float" office:value="1672.567017" calcext:value-type="float">
            <text:p>1672.567017</text:p>
          </table:table-cell>
          <table:table-cell office:value-type="float" office:value="1744.899536" calcext:value-type="float">
            <text:p>1744.899536</text:p>
          </table:table-cell>
          <table:table-cell table:number-columns-repeated="13"/>
        </table:table-row>
        <table:table-row table:style-name="ro1">
          <table:table-cell office:value-type="float" office:value="1673.079834" calcext:value-type="float">
            <text:p>1673.079834</text:p>
          </table:table-cell>
          <table:table-cell office:value-type="float" office:value="1744.424927" calcext:value-type="float">
            <text:p>1744.424927</text:p>
          </table:table-cell>
          <table:table-cell office:value-type="float" office:value="1673.002319" calcext:value-type="float">
            <text:p>1673.002319</text:p>
          </table:table-cell>
          <table:table-cell office:value-type="float" office:value="1747.118286" calcext:value-type="float">
            <text:p>1747.118286</text:p>
          </table:table-cell>
          <table:table-cell table:number-columns-repeated="13"/>
        </table:table-row>
        <table:table-row table:style-name="ro1">
          <table:table-cell office:value-type="float" office:value="1671.383789" calcext:value-type="float">
            <text:p>1671.383789</text:p>
          </table:table-cell>
          <table:table-cell office:value-type="float" office:value="1740.290283" calcext:value-type="float">
            <text:p>1740.290283</text:p>
          </table:table-cell>
          <table:table-cell office:value-type="float" office:value="1674.238281" calcext:value-type="float">
            <text:p>1674.238281</text:p>
          </table:table-cell>
          <table:table-cell office:value-type="float" office:value="1745.764648" calcext:value-type="float">
            <text:p>1745.764648</text:p>
          </table:table-cell>
          <table:table-cell table:number-columns-repeated="13"/>
        </table:table-row>
        <table:table-row table:style-name="ro1">
          <table:table-cell office:value-type="float" office:value="1666.932251" calcext:value-type="float">
            <text:p>1666.932251</text:p>
          </table:table-cell>
          <table:table-cell office:value-type="float" office:value="1749.627319" calcext:value-type="float">
            <text:p>1749.627319</text:p>
          </table:table-cell>
          <table:table-cell office:value-type="float" office:value="1671.451294" calcext:value-type="float">
            <text:p>1671.451294</text:p>
          </table:table-cell>
          <table:table-cell office:value-type="float" office:value="1752.311035" calcext:value-type="float">
            <text:p>1752.311035</text:p>
          </table:table-cell>
          <table:table-cell table:number-columns-repeated="13"/>
        </table:table-row>
        <table:table-row table:style-name="ro1">
          <table:table-cell office:value-type="float" office:value="1674.777222" calcext:value-type="float">
            <text:p>1674.777222</text:p>
          </table:table-cell>
          <table:table-cell office:value-type="float" office:value="1737.744995" calcext:value-type="float">
            <text:p>1737.744995</text:p>
          </table:table-cell>
          <table:table-cell office:value-type="float" office:value="1676.711304" calcext:value-type="float">
            <text:p>1676.711304</text:p>
          </table:table-cell>
          <table:table-cell office:value-type="float" office:value="1739.669434" calcext:value-type="float">
            <text:p>1739.669434</text:p>
          </table:table-cell>
          <table:table-cell table:number-columns-repeated="13"/>
        </table:table-row>
        <table:table-row table:style-name="ro1">
          <table:table-cell office:value-type="float" office:value="1666.676514" calcext:value-type="float">
            <text:p>1666.676514</text:p>
          </table:table-cell>
          <table:table-cell office:value-type="float" office:value="1751.679077" calcext:value-type="float">
            <text:p>1751.679077</text:p>
          </table:table-cell>
          <table:table-cell office:value-type="float" office:value="1668.758423" calcext:value-type="float">
            <text:p>1668.758423</text:p>
          </table:table-cell>
          <table:table-cell office:value-type="float" office:value="1752.084839" calcext:value-type="float">
            <text:p>1752.084839</text:p>
          </table:table-cell>
          <table:table-cell table:number-columns-repeated="13"/>
        </table:table-row>
        <table:table-row table:style-name="ro1">
          <table:table-cell office:value-type="float" office:value="1671.078613" calcext:value-type="float">
            <text:p>1671.078613</text:p>
          </table:table-cell>
          <table:table-cell office:value-type="float" office:value="1740.844727" calcext:value-type="float">
            <text:p>1740.844727</text:p>
          </table:table-cell>
          <table:table-cell office:value-type="float" office:value="1670.729004" calcext:value-type="float">
            <text:p>1670.729004</text:p>
          </table:table-cell>
          <table:table-cell office:value-type="float" office:value="1746.025146" calcext:value-type="float">
            <text:p>1746.025146</text:p>
          </table:table-cell>
          <table:table-cell table:number-columns-repeated="13"/>
        </table:table-row>
        <table:table-row table:style-name="ro1">
          <table:table-cell office:value-type="float" office:value="1668.186279" calcext:value-type="float">
            <text:p>1668.186279</text:p>
          </table:table-cell>
          <table:table-cell office:value-type="float" office:value="1741.805054" calcext:value-type="float">
            <text:p>1741.805054</text:p>
          </table:table-cell>
          <table:table-cell office:value-type="float" office:value="1671.682251" calcext:value-type="float">
            <text:p>1671.682251</text:p>
          </table:table-cell>
          <table:table-cell office:value-type="float" office:value="1739.396851" calcext:value-type="float">
            <text:p>1739.396851</text:p>
          </table:table-cell>
          <table:table-cell table:number-columns-repeated="13"/>
        </table:table-row>
        <table:table-row table:style-name="ro1">
          <table:table-cell office:value-type="float" office:value="1669.035767" calcext:value-type="float">
            <text:p>1669.035767</text:p>
          </table:table-cell>
          <table:table-cell office:value-type="float" office:value="1742.687012" calcext:value-type="float">
            <text:p>1742.687012</text:p>
          </table:table-cell>
          <table:table-cell office:value-type="float" office:value="1671.807617" calcext:value-type="float">
            <text:p>1671.807617</text:p>
          </table:table-cell>
          <table:table-cell office:value-type="float" office:value="1744.484131" calcext:value-type="float">
            <text:p>1744.484131</text:p>
          </table:table-cell>
          <table:table-cell table:number-columns-repeated="13"/>
        </table:table-row>
        <table:table-row table:style-name="ro1">
          <table:table-cell office:value-type="float" office:value="1671.71521" calcext:value-type="float">
            <text:p>1671.71521</text:p>
          </table:table-cell>
          <table:table-cell office:value-type="float" office:value="1738.081909" calcext:value-type="float">
            <text:p>1738.081909</text:p>
          </table:table-cell>
          <table:table-cell office:value-type="float" office:value="1673.264038" calcext:value-type="float">
            <text:p>1673.264038</text:p>
          </table:table-cell>
          <table:table-cell office:value-type="float" office:value="1739.279297" calcext:value-type="float">
            <text:p>1739.279297</text:p>
          </table:table-cell>
          <table:table-cell table:number-columns-repeated="13"/>
        </table:table-row>
        <table:table-row table:style-name="ro1">
          <table:table-cell office:value-type="float" office:value="1666.671753" calcext:value-type="float">
            <text:p>1666.671753</text:p>
          </table:table-cell>
          <table:table-cell office:value-type="float" office:value="1747.046387" calcext:value-type="float">
            <text:p>1747.046387</text:p>
          </table:table-cell>
          <table:table-cell office:value-type="float" office:value="1667.481445" calcext:value-type="float">
            <text:p>1667.481445</text:p>
          </table:table-cell>
          <table:table-cell office:value-type="float" office:value="1750.144043" calcext:value-type="float">
            <text:p>1750.144043</text:p>
          </table:table-cell>
          <table:table-cell table:number-columns-repeated="13"/>
        </table:table-row>
        <table:table-row table:style-name="ro1">
          <table:table-cell office:value-type="float" office:value="1669.08728" calcext:value-type="float">
            <text:p>1669.08728</text:p>
          </table:table-cell>
          <table:table-cell office:value-type="float" office:value="1742.169678" calcext:value-type="float">
            <text:p>1742.169678</text:p>
          </table:table-cell>
          <table:table-cell office:value-type="float" office:value="1670.395874" calcext:value-type="float">
            <text:p>1670.395874</text:p>
          </table:table-cell>
          <table:table-cell office:value-type="float" office:value="1745.34082" calcext:value-type="float">
            <text:p>1745.34082</text:p>
          </table:table-cell>
          <table:table-cell table:number-columns-repeated="13"/>
        </table:table-row>
        <table:table-row table:style-name="ro1">
          <table:table-cell office:value-type="float" office:value="1664.817017" calcext:value-type="float">
            <text:p>1664.817017</text:p>
          </table:table-cell>
          <table:table-cell office:value-type="float" office:value="1748.998779" calcext:value-type="float">
            <text:p>1748.998779</text:p>
          </table:table-cell>
          <table:table-cell office:value-type="float" office:value="1665.875488" calcext:value-type="float">
            <text:p>1665.875488</text:p>
          </table:table-cell>
          <table:table-cell office:value-type="float" office:value="1751.004761" calcext:value-type="float">
            <text:p>1751.004761</text:p>
          </table:table-cell>
          <table:table-cell table:number-columns-repeated="13"/>
        </table:table-row>
        <table:table-row table:style-name="ro1">
          <table:table-cell office:value-type="float" office:value="1672.523071" calcext:value-type="float">
            <text:p>1672.523071</text:p>
          </table:table-cell>
          <table:table-cell office:value-type="float" office:value="1739.962402" calcext:value-type="float">
            <text:p>1739.962402</text:p>
          </table:table-cell>
          <table:table-cell office:value-type="float" office:value="1668.141357" calcext:value-type="float">
            <text:p>1668.141357</text:p>
          </table:table-cell>
          <table:table-cell office:value-type="float" office:value="1742.774658" calcext:value-type="float">
            <text:p>1742.774658</text:p>
          </table:table-cell>
          <table:table-cell table:number-columns-repeated="13"/>
        </table:table-row>
        <table:table-row table:style-name="ro1">
          <table:table-cell office:value-type="float" office:value="1669.427734" calcext:value-type="float">
            <text:p>1669.427734</text:p>
          </table:table-cell>
          <table:table-cell office:value-type="float" office:value="1738.126343" calcext:value-type="float">
            <text:p>1738.126343</text:p>
          </table:table-cell>
          <table:table-cell office:value-type="float" office:value="1671.008789" calcext:value-type="float">
            <text:p>1671.008789</text:p>
          </table:table-cell>
          <table:table-cell office:value-type="float" office:value="1741.521973" calcext:value-type="float">
            <text:p>1741.521973</text:p>
          </table:table-cell>
          <table:table-cell table:number-columns-repeated="13"/>
        </table:table-row>
        <table:table-row table:style-name="ro1">
          <table:table-cell office:value-type="float" office:value="1669.813721" calcext:value-type="float">
            <text:p>1669.813721</text:p>
          </table:table-cell>
          <table:table-cell office:value-type="float" office:value="1736.357422" calcext:value-type="float">
            <text:p>1736.357422</text:p>
          </table:table-cell>
          <table:table-cell office:value-type="float" office:value="1669.001221" calcext:value-type="float">
            <text:p>1669.001221</text:p>
          </table:table-cell>
          <table:table-cell office:value-type="float" office:value="1742.540527" calcext:value-type="float">
            <text:p>1742.540527</text:p>
          </table:table-cell>
          <table:table-cell table:number-columns-repeated="13"/>
        </table:table-row>
        <table:table-row table:style-name="ro1">
          <table:table-cell office:value-type="float" office:value="1667.539917" calcext:value-type="float">
            <text:p>1667.539917</text:p>
          </table:table-cell>
          <table:table-cell office:value-type="float" office:value="1736.508179" calcext:value-type="float">
            <text:p>1736.508179</text:p>
          </table:table-cell>
          <table:table-cell office:value-type="float" office:value="1668.805664" calcext:value-type="float">
            <text:p>1668.805664</text:p>
          </table:table-cell>
          <table:table-cell office:value-type="float" office:value="1736.511597" calcext:value-type="float">
            <text:p>1736.511597</text:p>
          </table:table-cell>
          <table:table-cell table:number-columns-repeated="13"/>
        </table:table-row>
        <table:table-row table:style-name="ro1">
          <table:table-cell office:value-type="float" office:value="1661.849121" calcext:value-type="float">
            <text:p>1661.849121</text:p>
          </table:table-cell>
          <table:table-cell office:value-type="float" office:value="1747.906982" calcext:value-type="float">
            <text:p>1747.906982</text:p>
          </table:table-cell>
          <table:table-cell office:value-type="float" office:value="1664.270996" calcext:value-type="float">
            <text:p>1664.270996</text:p>
          </table:table-cell>
          <table:table-cell office:value-type="float" office:value="1748.945679" calcext:value-type="float">
            <text:p>1748.945679</text:p>
          </table:table-cell>
          <table:table-cell table:number-columns-repeated="13"/>
        </table:table-row>
        <table:table-row table:style-name="ro1">
          <table:table-cell office:value-type="float" office:value="1669.471436" calcext:value-type="float">
            <text:p>1669.471436</text:p>
          </table:table-cell>
          <table:table-cell office:value-type="float" office:value="1734.384888" calcext:value-type="float">
            <text:p>1734.384888</text:p>
          </table:table-cell>
          <table:table-cell office:value-type="float" office:value="1672.200317" calcext:value-type="float">
            <text:p>1672.200317</text:p>
          </table:table-cell>
          <table:table-cell office:value-type="float" office:value="1735.687622" calcext:value-type="float">
            <text:p>1735.687622</text:p>
          </table:table-cell>
          <table:table-cell table:number-columns-repeated="13"/>
        </table:table-row>
        <table:table-row table:style-name="ro1">
          <table:table-cell office:value-type="float" office:value="1665.854126" calcext:value-type="float">
            <text:p>1665.854126</text:p>
          </table:table-cell>
          <table:table-cell office:value-type="float" office:value="1744.282593" calcext:value-type="float">
            <text:p>1744.282593</text:p>
          </table:table-cell>
          <table:table-cell office:value-type="float" office:value="1665.696289" calcext:value-type="float">
            <text:p>1665.696289</text:p>
          </table:table-cell>
          <table:table-cell office:value-type="float" office:value="1749.321289" calcext:value-type="float">
            <text:p>1749.321289</text:p>
          </table:table-cell>
          <table:table-cell table:number-columns-repeated="13"/>
        </table:table-row>
        <table:table-row table:style-name="ro1">
          <table:table-cell office:value-type="float" office:value="1667.967896" calcext:value-type="float">
            <text:p>1667.967896</text:p>
          </table:table-cell>
          <table:table-cell office:value-type="float" office:value="1744.349365" calcext:value-type="float">
            <text:p>1744.349365</text:p>
          </table:table-cell>
          <table:table-cell office:value-type="float" office:value="1669.773438" calcext:value-type="float">
            <text:p>1669.773438</text:p>
          </table:table-cell>
          <table:table-cell office:value-type="float" office:value="1743.332642" calcext:value-type="float">
            <text:p>1743.332642</text:p>
          </table:table-cell>
          <table:table-cell table:number-columns-repeated="13"/>
        </table:table-row>
        <table:table-row table:style-name="ro1">
          <table:table-cell office:value-type="float" office:value="1673.243774" calcext:value-type="float">
            <text:p>1673.243774</text:p>
          </table:table-cell>
          <table:table-cell office:value-type="float" office:value="1738.838013" calcext:value-type="float">
            <text:p>1738.838013</text:p>
          </table:table-cell>
          <table:table-cell office:value-type="float" office:value="1674.879395" calcext:value-type="float">
            <text:p>1674.879395</text:p>
          </table:table-cell>
          <table:table-cell office:value-type="float" office:value="1738.015259" calcext:value-type="float">
            <text:p>1738.015259</text:p>
          </table:table-cell>
          <table:table-cell table:number-columns-repeated="13"/>
        </table:table-row>
        <table:table-row table:style-name="ro1">
          <table:table-cell office:value-type="float" office:value="1673.268677" calcext:value-type="float">
            <text:p>1673.268677</text:p>
          </table:table-cell>
          <table:table-cell office:value-type="float" office:value="1742.131104" calcext:value-type="float">
            <text:p>1742.131104</text:p>
          </table:table-cell>
          <table:table-cell office:value-type="float" office:value="1675.322632" calcext:value-type="float">
            <text:p>1675.322632</text:p>
          </table:table-cell>
          <table:table-cell office:value-type="float" office:value="1747.070068" calcext:value-type="float">
            <text:p>1747.070068</text:p>
          </table:table-cell>
          <table:table-cell table:number-columns-repeated="13"/>
        </table:table-row>
        <table:table-row table:style-name="ro1">
          <table:table-cell office:value-type="float" office:value="1672.407837" calcext:value-type="float">
            <text:p>1672.407837</text:p>
          </table:table-cell>
          <table:table-cell office:value-type="float" office:value="1743.684692" calcext:value-type="float">
            <text:p>1743.684692</text:p>
          </table:table-cell>
          <table:table-cell office:value-type="float" office:value="1675.433105" calcext:value-type="float">
            <text:p>1675.433105</text:p>
          </table:table-cell>
          <table:table-cell office:value-type="float" office:value="1743.450439" calcext:value-type="float">
            <text:p>1743.450439</text:p>
          </table:table-cell>
          <table:table-cell table:number-columns-repeated="13"/>
        </table:table-row>
        <table:table-row table:style-name="ro1">
          <table:table-cell office:value-type="float" office:value="1670.261719" calcext:value-type="float">
            <text:p>1670.261719</text:p>
          </table:table-cell>
          <table:table-cell office:value-type="float" office:value="1752.638184" calcext:value-type="float">
            <text:p>1752.638184</text:p>
          </table:table-cell>
          <table:table-cell office:value-type="float" office:value="1672.981812" calcext:value-type="float">
            <text:p>1672.981812</text:p>
          </table:table-cell>
          <table:table-cell office:value-type="float" office:value="1753.830078" calcext:value-type="float">
            <text:p>1753.830078</text:p>
          </table:table-cell>
          <table:table-cell table:number-columns-repeated="13"/>
        </table:table-row>
        <table:table-row table:style-name="ro1">
          <table:table-cell office:value-type="float" office:value="1674.711914" calcext:value-type="float">
            <text:p>1674.711914</text:p>
          </table:table-cell>
          <table:table-cell office:value-type="float" office:value="1738.345703" calcext:value-type="float">
            <text:p>1738.345703</text:p>
          </table:table-cell>
          <table:table-cell office:value-type="float" office:value="1678.322144" calcext:value-type="float">
            <text:p>1678.322144</text:p>
          </table:table-cell>
          <table:table-cell office:value-type="float" office:value="1744.329712" calcext:value-type="float">
            <text:p>1744.329712</text:p>
          </table:table-cell>
          <table:table-cell table:number-columns-repeated="13"/>
        </table:table-row>
        <table:table-row table:style-name="ro1">
          <table:table-cell office:value-type="float" office:value="1668.823486" calcext:value-type="float">
            <text:p>1668.823486</text:p>
          </table:table-cell>
          <table:table-cell office:value-type="float" office:value="1753.773315" calcext:value-type="float">
            <text:p>1753.773315</text:p>
          </table:table-cell>
          <table:table-cell office:value-type="float" office:value="1671.351318" calcext:value-type="float">
            <text:p>1671.351318</text:p>
          </table:table-cell>
          <table:table-cell office:value-type="float" office:value="1754.419922" calcext:value-type="float">
            <text:p>1754.419922</text:p>
          </table:table-cell>
          <table:table-cell table:number-columns-repeated="13"/>
        </table:table-row>
        <table:table-row table:style-name="ro1">
          <table:table-cell office:value-type="float" office:value="1673.816406" calcext:value-type="float">
            <text:p>1673.816406</text:p>
          </table:table-cell>
          <table:table-cell office:value-type="float" office:value="1743.848999" calcext:value-type="float">
            <text:p>1743.848999</text:p>
          </table:table-cell>
          <table:table-cell office:value-type="float" office:value="1673.012817" calcext:value-type="float">
            <text:p>1673.012817</text:p>
          </table:table-cell>
          <table:table-cell office:value-type="float" office:value="1747.501343" calcext:value-type="float">
            <text:p>1747.501343</text:p>
          </table:table-cell>
          <table:table-cell table:number-columns-repeated="13"/>
        </table:table-row>
        <table:table-row table:style-name="ro1">
          <table:table-cell office:value-type="float" office:value="1673.686768" calcext:value-type="float">
            <text:p>1673.686768</text:p>
          </table:table-cell>
          <table:table-cell office:value-type="float" office:value="1738.839966" calcext:value-type="float">
            <text:p>1738.839966</text:p>
          </table:table-cell>
          <table:table-cell office:value-type="float" office:value="1675.420654" calcext:value-type="float">
            <text:p>1675.420654</text:p>
          </table:table-cell>
          <table:table-cell office:value-type="float" office:value="1742.435059" calcext:value-type="float">
            <text:p>1742.435059</text:p>
          </table:table-cell>
          <table:table-cell table:number-columns-repeated="13"/>
        </table:table-row>
        <table:table-row table:style-name="ro1">
          <table:table-cell office:value-type="float" office:value="1671.268677" calcext:value-type="float">
            <text:p>1671.268677</text:p>
          </table:table-cell>
          <table:table-cell office:value-type="float" office:value="1747.912842" calcext:value-type="float">
            <text:p>1747.912842</text:p>
          </table:table-cell>
          <table:table-cell office:value-type="float" office:value="1673.969116" calcext:value-type="float">
            <text:p>1673.969116</text:p>
          </table:table-cell>
          <table:table-cell office:value-type="float" office:value="1748.526978" calcext:value-type="float">
            <text:p>1748.526978</text:p>
          </table:table-cell>
          <table:table-cell table:number-columns-repeated="13"/>
        </table:table-row>
        <table:table-row table:style-name="ro1">
          <table:table-cell office:value-type="float" office:value="1674.988037" calcext:value-type="float">
            <text:p>1674.988037</text:p>
          </table:table-cell>
          <table:table-cell office:value-type="float" office:value="1739.981812" calcext:value-type="float">
            <text:p>1739.981812</text:p>
          </table:table-cell>
          <table:table-cell office:value-type="float" office:value="1676.229248" calcext:value-type="float">
            <text:p>1676.229248</text:p>
          </table:table-cell>
          <table:table-cell office:value-type="float" office:value="1743.068604" calcext:value-type="float">
            <text:p>1743.068604</text:p>
          </table:table-cell>
          <table:table-cell table:number-columns-repeated="13"/>
        </table:table-row>
        <table:table-row table:style-name="ro1">
          <table:table-cell office:value-type="float" office:value="1667.17395" calcext:value-type="float">
            <text:p>1667.17395</text:p>
          </table:table-cell>
          <table:table-cell office:value-type="float" office:value="1752.863525" calcext:value-type="float">
            <text:p>1752.863525</text:p>
          </table:table-cell>
          <table:table-cell office:value-type="float" office:value="1669.906494" calcext:value-type="float">
            <text:p>1669.906494</text:p>
          </table:table-cell>
          <table:table-cell office:value-type="float" office:value="1755.821045" calcext:value-type="float">
            <text:p>1755.821045</text:p>
          </table:table-cell>
          <table:table-cell table:number-columns-repeated="13"/>
        </table:table-row>
        <table:table-row table:style-name="ro1">
          <table:table-cell office:value-type="float" office:value="1673.32019" calcext:value-type="float">
            <text:p>1673.32019</text:p>
          </table:table-cell>
          <table:table-cell office:value-type="float" office:value="1742.999512" calcext:value-type="float">
            <text:p>1742.999512</text:p>
          </table:table-cell>
          <table:table-cell office:value-type="float" office:value="1671.768311" calcext:value-type="float">
            <text:p>1671.768311</text:p>
          </table:table-cell>
          <table:table-cell office:value-type="float" office:value="1745.35437" calcext:value-type="float">
            <text:p>1745.35437</text:p>
          </table:table-cell>
          <table:table-cell table:number-columns-repeated="13"/>
        </table:table-row>
        <table:table-row table:style-name="ro1">
          <table:table-cell office:value-type="float" office:value="1667.460938" calcext:value-type="float">
            <text:p>1667.460938</text:p>
          </table:table-cell>
          <table:table-cell office:value-type="float" office:value="1752.534668" calcext:value-type="float">
            <text:p>1752.534668</text:p>
          </table:table-cell>
          <table:table-cell office:value-type="float" office:value="1672.529297" calcext:value-type="float">
            <text:p>1672.529297</text:p>
          </table:table-cell>
          <table:table-cell office:value-type="float" office:value="1754.027222" calcext:value-type="float">
            <text:p>1754.027222</text:p>
          </table:table-cell>
          <table:table-cell table:number-columns-repeated="13"/>
        </table:table-row>
        <table:table-row table:style-name="ro1">
          <table:table-cell office:value-type="float" office:value="1670.17395" calcext:value-type="float">
            <text:p>1670.17395</text:p>
          </table:table-cell>
          <table:table-cell office:value-type="float" office:value="1748.32373" calcext:value-type="float">
            <text:p>1748.32373</text:p>
          </table:table-cell>
          <table:table-cell office:value-type="float" office:value="1672.37146" calcext:value-type="float">
            <text:p>1672.37146</text:p>
          </table:table-cell>
          <table:table-cell office:value-type="float" office:value="1746.608521" calcext:value-type="float">
            <text:p>1746.608521</text:p>
          </table:table-cell>
          <table:table-cell table:number-columns-repeated="13"/>
        </table:table-row>
        <table:table-row table:style-name="ro1">
          <table:table-cell office:value-type="float" office:value="1667.984375" calcext:value-type="float">
            <text:p>1667.984375</text:p>
          </table:table-cell>
          <table:table-cell office:value-type="float" office:value="1743.544312" calcext:value-type="float">
            <text:p>1743.544312</text:p>
          </table:table-cell>
          <table:table-cell office:value-type="float" office:value="1671.093506" calcext:value-type="float">
            <text:p>1671.093506</text:p>
          </table:table-cell>
          <table:table-cell office:value-type="float" office:value="1746.661621" calcext:value-type="float">
            <text:p>1746.661621</text:p>
          </table:table-cell>
          <table:table-cell table:number-columns-repeated="13"/>
        </table:table-row>
        <table:table-row table:style-name="ro1">
          <table:table-cell office:value-type="float" office:value="1668.519653" calcext:value-type="float">
            <text:p>1668.519653</text:p>
          </table:table-cell>
          <table:table-cell office:value-type="float" office:value="1745.813599" calcext:value-type="float">
            <text:p>1745.813599</text:p>
          </table:table-cell>
          <table:table-cell office:value-type="float" office:value="1671.742798" calcext:value-type="float">
            <text:p>1671.742798</text:p>
          </table:table-cell>
          <table:table-cell office:value-type="float" office:value="1745.221436" calcext:value-type="float">
            <text:p>1745.221436</text:p>
          </table:table-cell>
          <table:table-cell table:number-columns-repeated="13"/>
        </table:table-row>
        <table:table-row table:style-name="ro1">
          <table:table-cell office:value-type="float" office:value="1670.599854" calcext:value-type="float">
            <text:p>1670.599854</text:p>
          </table:table-cell>
          <table:table-cell office:value-type="float" office:value="1739.478516" calcext:value-type="float">
            <text:p>1739.478516</text:p>
          </table:table-cell>
          <table:table-cell office:value-type="float" office:value="1673.396484" calcext:value-type="float">
            <text:p>1673.396484</text:p>
          </table:table-cell>
          <table:table-cell office:value-type="float" office:value="1741.226929" calcext:value-type="float">
            <text:p>1741.226929</text:p>
          </table:table-cell>
          <table:table-cell table:number-columns-repeated="13"/>
        </table:table-row>
        <table:table-row table:style-name="ro1">
          <table:table-cell office:value-type="float" office:value="1663.840088" calcext:value-type="float">
            <text:p>1663.840088</text:p>
          </table:table-cell>
          <table:table-cell office:value-type="float" office:value="1747.839111" calcext:value-type="float">
            <text:p>1747.839111</text:p>
          </table:table-cell>
          <table:table-cell office:value-type="float" office:value="1665.57959" calcext:value-type="float">
            <text:p>1665.57959</text:p>
          </table:table-cell>
          <table:table-cell office:value-type="float" office:value="1751.264526" calcext:value-type="float">
            <text:p>1751.264526</text:p>
          </table:table-cell>
          <table:table-cell table:number-columns-repeated="13"/>
        </table:table-row>
        <table:table-row table:style-name="ro1">
          <table:table-cell office:value-type="float" office:value="1669.366699" calcext:value-type="float">
            <text:p>1669.366699</text:p>
          </table:table-cell>
          <table:table-cell office:value-type="float" office:value="1743.145386" calcext:value-type="float">
            <text:p>1743.145386</text:p>
          </table:table-cell>
          <table:table-cell office:value-type="float" office:value="1672.196533" calcext:value-type="float">
            <text:p>1672.196533</text:p>
          </table:table-cell>
          <table:table-cell office:value-type="float" office:value="1747.787354" calcext:value-type="float">
            <text:p>1747.787354</text:p>
          </table:table-cell>
          <table:table-cell table:number-columns-repeated="13"/>
        </table:table-row>
        <table:table-row table:style-name="ro1">
          <table:table-cell office:value-type="float" office:value="1667.761108" calcext:value-type="float">
            <text:p>1667.761108</text:p>
          </table:table-cell>
          <table:table-cell office:value-type="float" office:value="1746.549316" calcext:value-type="float">
            <text:p>1746.549316</text:p>
          </table:table-cell>
          <table:table-cell office:value-type="float" office:value="1665.199219" calcext:value-type="float">
            <text:p>1665.199219</text:p>
          </table:table-cell>
          <table:table-cell office:value-type="float" office:value="1751.405396" calcext:value-type="float">
            <text:p>1751.405396</text:p>
          </table:table-cell>
          <table:table-cell table:number-columns-repeated="13"/>
        </table:table-row>
        <table:table-row table:style-name="ro1">
          <table:table-cell office:value-type="float" office:value="1669.161743" calcext:value-type="float">
            <text:p>1669.161743</text:p>
          </table:table-cell>
          <table:table-cell office:value-type="float" office:value="1739.503296" calcext:value-type="float">
            <text:p>1739.503296</text:p>
          </table:table-cell>
          <table:table-cell office:value-type="float" office:value="1670.621094" calcext:value-type="float">
            <text:p>1670.621094</text:p>
          </table:table-cell>
          <table:table-cell office:value-type="float" office:value="1740.148315" calcext:value-type="float">
            <text:p>1740.148315</text:p>
          </table:table-cell>
          <table:table-cell table:number-columns-repeated="13"/>
        </table:table-row>
        <table:table-row table:style-name="ro1">
          <table:table-cell office:value-type="float" office:value="1668.084839" calcext:value-type="float">
            <text:p>1668.084839</text:p>
          </table:table-cell>
          <table:table-cell office:value-type="float" office:value="1740.307617" calcext:value-type="float">
            <text:p>1740.307617</text:p>
          </table:table-cell>
          <table:table-cell office:value-type="float" office:value="1671.119873" calcext:value-type="float">
            <text:p>1671.119873</text:p>
          </table:table-cell>
          <table:table-cell office:value-type="float" office:value="1738.869263" calcext:value-type="float">
            <text:p>1738.869263</text:p>
          </table:table-cell>
          <table:table-cell table:number-columns-repeated="13"/>
        </table:table-row>
        <table:table-row table:style-name="ro1">
          <table:table-cell office:value-type="float" office:value="1668.228027" calcext:value-type="float">
            <text:p>1668.228027</text:p>
          </table:table-cell>
          <table:table-cell office:value-type="float" office:value="1741.08313" calcext:value-type="float">
            <text:p>1741.08313</text:p>
          </table:table-cell>
          <table:table-cell office:value-type="float" office:value="1669.414917" calcext:value-type="float">
            <text:p>1669.414917</text:p>
          </table:table-cell>
          <table:table-cell office:value-type="float" office:value="1742.96582" calcext:value-type="float">
            <text:p>1742.96582</text:p>
          </table:table-cell>
          <table:table-cell table:number-columns-repeated="13"/>
        </table:table-row>
        <table:table-row table:style-name="ro1">
          <table:table-cell office:value-type="float" office:value="1669.334473" calcext:value-type="float">
            <text:p>1669.334473</text:p>
          </table:table-cell>
          <table:table-cell office:value-type="float" office:value="1734.65332" calcext:value-type="float">
            <text:p>1734.65332</text:p>
          </table:table-cell>
          <table:table-cell office:value-type="float" office:value="1669.725952" calcext:value-type="float">
            <text:p>1669.725952</text:p>
          </table:table-cell>
          <table:table-cell office:value-type="float" office:value="1737.872803" calcext:value-type="float">
            <text:p>1737.872803</text:p>
          </table:table-cell>
          <table:table-cell table:number-columns-repeated="13"/>
        </table:table-row>
        <table:table-row table:style-name="ro1">
          <table:table-cell office:value-type="float" office:value="1663.324707" calcext:value-type="float">
            <text:p>1663.324707</text:p>
          </table:table-cell>
          <table:table-cell office:value-type="float" office:value="1751.39209" calcext:value-type="float">
            <text:p>1751.39209</text:p>
          </table:table-cell>
          <table:table-cell office:value-type="float" office:value="1664.655884" calcext:value-type="float">
            <text:p>1664.655884</text:p>
          </table:table-cell>
          <table:table-cell office:value-type="float" office:value="1751.644531" calcext:value-type="float">
            <text:p>1751.644531</text:p>
          </table:table-cell>
          <table:table-cell table:number-columns-repeated="13"/>
        </table:table-row>
        <table:table-row table:style-name="ro1">
          <table:table-cell office:value-type="float" office:value="1667.76123" calcext:value-type="float">
            <text:p>1667.76123</text:p>
          </table:table-cell>
          <table:table-cell office:value-type="float" office:value="1741.040161" calcext:value-type="float">
            <text:p>1741.040161</text:p>
          </table:table-cell>
          <table:table-cell office:value-type="float" office:value="1671.484741" calcext:value-type="float">
            <text:p>1671.484741</text:p>
          </table:table-cell>
          <table:table-cell office:value-type="float" office:value="1743.953247" calcext:value-type="float">
            <text:p>1743.953247</text:p>
          </table:table-cell>
          <table:table-cell table:number-columns-repeated="13"/>
        </table:table-row>
        <table:table-row table:style-name="ro1">
          <table:table-cell office:value-type="float" office:value="1668.61377" calcext:value-type="float">
            <text:p>1668.61377</text:p>
          </table:table-cell>
          <table:table-cell office:value-type="float" office:value="1748.326294" calcext:value-type="float">
            <text:p>1748.326294</text:p>
          </table:table-cell>
          <table:table-cell office:value-type="float" office:value="1673.698608" calcext:value-type="float">
            <text:p>1673.698608</text:p>
          </table:table-cell>
          <table:table-cell office:value-type="float" office:value="1751.153931" calcext:value-type="float">
            <text:p>1751.153931</text:p>
          </table:table-cell>
          <table:table-cell table:number-columns-repeated="13"/>
        </table:table-row>
        <table:table-row table:style-name="ro1">
          <table:table-cell office:value-type="float" office:value="1670.452148" calcext:value-type="float">
            <text:p>1670.452148</text:p>
          </table:table-cell>
          <table:table-cell office:value-type="float" office:value="1746.230713" calcext:value-type="float">
            <text:p>1746.230713</text:p>
          </table:table-cell>
          <table:table-cell office:value-type="float" office:value="1675.850342" calcext:value-type="float">
            <text:p>1675.850342</text:p>
          </table:table-cell>
          <table:table-cell office:value-type="float" office:value="1746.664429" calcext:value-type="float">
            <text:p>1746.664429</text:p>
          </table:table-cell>
          <table:table-cell table:number-columns-repeated="13"/>
        </table:table-row>
        <table:table-row table:style-name="ro1">
          <table:table-cell office:value-type="float" office:value="1674.755127" calcext:value-type="float">
            <text:p>1674.755127</text:p>
          </table:table-cell>
          <table:table-cell office:value-type="float" office:value="1739.758789" calcext:value-type="float">
            <text:p>1739.758789</text:p>
          </table:table-cell>
          <table:table-cell office:value-type="float" office:value="1675.608765" calcext:value-type="float">
            <text:p>1675.608765</text:p>
          </table:table-cell>
          <table:table-cell office:value-type="float" office:value="1742.347778" calcext:value-type="float">
            <text:p>1742.347778</text:p>
          </table:table-cell>
          <table:table-cell table:number-columns-repeated="13"/>
        </table:table-row>
        <table:table-row table:style-name="ro1">
          <table:table-cell office:value-type="float" office:value="1669.800781" calcext:value-type="float">
            <text:p>1669.800781</text:p>
          </table:table-cell>
          <table:table-cell office:value-type="float" office:value="1746.220947" calcext:value-type="float">
            <text:p>1746.220947</text:p>
          </table:table-cell>
          <table:table-cell office:value-type="float" office:value="1673.192993" calcext:value-type="float">
            <text:p>1673.192993</text:p>
          </table:table-cell>
          <table:table-cell office:value-type="float" office:value="1748.340454" calcext:value-type="float">
            <text:p>1748.340454</text:p>
          </table:table-cell>
          <table:table-cell table:number-columns-repeated="13"/>
        </table:table-row>
        <table:table-row table:style-name="ro1">
          <table:table-cell office:value-type="float" office:value="1676.601685" calcext:value-type="float">
            <text:p>1676.601685</text:p>
          </table:table-cell>
          <table:table-cell office:value-type="float" office:value="1741.143555" calcext:value-type="float">
            <text:p>1741.143555</text:p>
          </table:table-cell>
          <table:table-cell office:value-type="float" office:value="1677.429443" calcext:value-type="float">
            <text:p>1677.429443</text:p>
          </table:table-cell>
          <table:table-cell office:value-type="float" office:value="1746.036865" calcext:value-type="float">
            <text:p>1746.036865</text:p>
          </table:table-cell>
          <table:table-cell table:number-columns-repeated="13"/>
        </table:table-row>
        <table:table-row table:style-name="ro1">
          <table:table-cell office:value-type="float" office:value="1670.029419" calcext:value-type="float">
            <text:p>1670.029419</text:p>
          </table:table-cell>
          <table:table-cell office:value-type="float" office:value="1754.247803" calcext:value-type="float">
            <text:p>1754.247803</text:p>
          </table:table-cell>
          <table:table-cell office:value-type="float" office:value="1672.308594" calcext:value-type="float">
            <text:p>1672.308594</text:p>
          </table:table-cell>
          <table:table-cell office:value-type="float" office:value="1754.016113" calcext:value-type="float">
            <text:p>1754.016113</text:p>
          </table:table-cell>
          <table:table-cell table:number-columns-repeated="13"/>
        </table:table-row>
        <table:table-row table:style-name="ro1">
          <table:table-cell office:value-type="float" office:value="1675.990845" calcext:value-type="float">
            <text:p>1675.990845</text:p>
          </table:table-cell>
          <table:table-cell office:value-type="float" office:value="1746.262207" calcext:value-type="float">
            <text:p>1746.262207</text:p>
          </table:table-cell>
          <table:table-cell office:value-type="float" office:value="1676.078857" calcext:value-type="float">
            <text:p>1676.078857</text:p>
          </table:table-cell>
          <table:table-cell office:value-type="float" office:value="1750.216309" calcext:value-type="float">
            <text:p>1750.216309</text:p>
          </table:table-cell>
          <table:table-cell table:number-columns-repeated="13"/>
        </table:table-row>
        <table:table-row table:style-name="ro1">
          <table:table-cell office:value-type="float" office:value="1668.384155" calcext:value-type="float">
            <text:p>1668.384155</text:p>
          </table:table-cell>
          <table:table-cell office:value-type="float" office:value="1755.630493" calcext:value-type="float">
            <text:p>1755.630493</text:p>
          </table:table-cell>
          <table:table-cell office:value-type="float" office:value="1671.0979" calcext:value-type="float">
            <text:p>1671.0979</text:p>
          </table:table-cell>
          <table:table-cell office:value-type="float" office:value="1757.236938" calcext:value-type="float">
            <text:p>1757.236938</text:p>
          </table:table-cell>
          <table:table-cell table:number-columns-repeated="13"/>
        </table:table-row>
        <table:table-row table:style-name="ro1">
          <table:table-cell office:value-type="float" office:value="1672.391479" calcext:value-type="float">
            <text:p>1672.391479</text:p>
          </table:table-cell>
          <table:table-cell office:value-type="float" office:value="1744.217651" calcext:value-type="float">
            <text:p>1744.217651</text:p>
          </table:table-cell>
          <table:table-cell office:value-type="float" office:value="1672.579102" calcext:value-type="float">
            <text:p>1672.579102</text:p>
          </table:table-cell>
          <table:table-cell office:value-type="float" office:value="1750.673828" calcext:value-type="float">
            <text:p>1750.673828</text:p>
          </table:table-cell>
          <table:table-cell table:number-columns-repeated="13"/>
        </table:table-row>
        <table:table-row table:style-name="ro1">
          <table:table-cell office:value-type="float" office:value="1676.743042" calcext:value-type="float">
            <text:p>1676.743042</text:p>
          </table:table-cell>
          <table:table-cell office:value-type="float" office:value="1741.991455" calcext:value-type="float">
            <text:p>1741.991455</text:p>
          </table:table-cell>
          <table:table-cell office:value-type="float" office:value="1678.86084" calcext:value-type="float">
            <text:p>1678.86084</text:p>
          </table:table-cell>
          <table:table-cell office:value-type="float" office:value="1743.532593" calcext:value-type="float">
            <text:p>1743.532593</text:p>
          </table:table-cell>
          <table:table-cell table:number-columns-repeated="13"/>
        </table:table-row>
        <table:table-row table:style-name="ro1">
          <table:table-cell office:value-type="float" office:value="1669.69043" calcext:value-type="float">
            <text:p>1669.69043</text:p>
          </table:table-cell>
          <table:table-cell office:value-type="float" office:value="1752.505371" calcext:value-type="float">
            <text:p>1752.505371</text:p>
          </table:table-cell>
          <table:table-cell office:value-type="float" office:value="1671.14978" calcext:value-type="float">
            <text:p>1671.14978</text:p>
          </table:table-cell>
          <table:table-cell office:value-type="float" office:value="1755.983154" calcext:value-type="float">
            <text:p>1755.983154</text:p>
          </table:table-cell>
          <table:table-cell table:number-columns-repeated="13"/>
        </table:table-row>
        <table:table-row table:style-name="ro1">
          <table:table-cell office:value-type="float" office:value="1673.561035" calcext:value-type="float">
            <text:p>1673.561035</text:p>
          </table:table-cell>
          <table:table-cell office:value-type="float" office:value="1745.994751" calcext:value-type="float">
            <text:p>1745.994751</text:p>
          </table:table-cell>
          <table:table-cell office:value-type="float" office:value="1677.680542" calcext:value-type="float">
            <text:p>1677.680542</text:p>
          </table:table-cell>
          <table:table-cell office:value-type="float" office:value="1747.94043" calcext:value-type="float">
            <text:p>1747.94043</text:p>
          </table:table-cell>
          <table:table-cell table:number-columns-repeated="13"/>
        </table:table-row>
        <table:table-row table:style-name="ro1">
          <table:table-cell office:value-type="float" office:value="1670.288696" calcext:value-type="float">
            <text:p>1670.288696</text:p>
          </table:table-cell>
          <table:table-cell office:value-type="float" office:value="1744.489258" calcext:value-type="float">
            <text:p>1744.489258</text:p>
          </table:table-cell>
          <table:table-cell office:value-type="float" office:value="1673.712769" calcext:value-type="float">
            <text:p>1673.712769</text:p>
          </table:table-cell>
          <table:table-cell office:value-type="float" office:value="1745.645996" calcext:value-type="float">
            <text:p>1745.645996</text:p>
          </table:table-cell>
          <table:table-cell table:number-columns-repeated="13"/>
        </table:table-row>
        <table:table-row table:style-name="ro1">
          <table:table-cell office:value-type="float" office:value="1668.667603" calcext:value-type="float">
            <text:p>1668.667603</text:p>
          </table:table-cell>
          <table:table-cell office:value-type="float" office:value="1742.632568" calcext:value-type="float">
            <text:p>1742.632568</text:p>
          </table:table-cell>
          <table:table-cell office:value-type="float" office:value="1672.736206" calcext:value-type="float">
            <text:p>1672.736206</text:p>
          </table:table-cell>
          <table:table-cell office:value-type="float" office:value="1746.531494" calcext:value-type="float">
            <text:p>1746.531494</text:p>
          </table:table-cell>
          <table:table-cell table:number-columns-repeated="13"/>
        </table:table-row>
        <table:table-row table:style-name="ro1">
          <table:table-cell office:value-type="float" office:value="1670.594116" calcext:value-type="float">
            <text:p>1670.594116</text:p>
          </table:table-cell>
          <table:table-cell office:value-type="float" office:value="1741.254395" calcext:value-type="float">
            <text:p>1741.254395</text:p>
          </table:table-cell>
          <table:table-cell office:value-type="float" office:value="1671.864014" calcext:value-type="float">
            <text:p>1671.864014</text:p>
          </table:table-cell>
          <table:table-cell office:value-type="float" office:value="1743.174316" calcext:value-type="float">
            <text:p>1743.174316</text:p>
          </table:table-cell>
          <table:table-cell table:number-columns-repeated="13"/>
        </table:table-row>
        <table:table-row table:style-name="ro1">
          <table:table-cell office:value-type="float" office:value="1669.100708" calcext:value-type="float">
            <text:p>1669.100708</text:p>
          </table:table-cell>
          <table:table-cell office:value-type="float" office:value="1748.674805" calcext:value-type="float">
            <text:p>1748.674805</text:p>
          </table:table-cell>
          <table:table-cell office:value-type="float" office:value="1670.338501" calcext:value-type="float">
            <text:p>1670.338501</text:p>
          </table:table-cell>
          <table:table-cell office:value-type="float" office:value="1750.509521" calcext:value-type="float">
            <text:p>1750.509521</text:p>
          </table:table-cell>
          <table:table-cell table:number-columns-repeated="13"/>
        </table:table-row>
        <table:table-row table:style-name="ro1">
          <table:table-cell office:value-type="float" office:value="1671.562988" calcext:value-type="float">
            <text:p>1671.562988</text:p>
          </table:table-cell>
          <table:table-cell office:value-type="float" office:value="1742.072021" calcext:value-type="float">
            <text:p>1742.072021</text:p>
          </table:table-cell>
          <table:table-cell office:value-type="float" office:value="1676.79126" calcext:value-type="float">
            <text:p>1676.79126</text:p>
          </table:table-cell>
          <table:table-cell office:value-type="float" office:value="1743.037109" calcext:value-type="float">
            <text:p>1743.037109</text:p>
          </table:table-cell>
          <table:table-cell table:number-columns-repeated="13"/>
        </table:table-row>
        <table:table-row table:style-name="ro1">
          <table:table-cell office:value-type="float" office:value="1664.019287" calcext:value-type="float">
            <text:p>1664.019287</text:p>
          </table:table-cell>
          <table:table-cell office:value-type="float" office:value="1747.125" calcext:value-type="float">
            <text:p>1747.125</text:p>
          </table:table-cell>
          <table:table-cell office:value-type="float" office:value="1669.448364" calcext:value-type="float">
            <text:p>1669.448364</text:p>
          </table:table-cell>
          <table:table-cell office:value-type="float" office:value="1754.554932" calcext:value-type="float">
            <text:p>1754.554932</text:p>
          </table:table-cell>
          <table:table-cell table:number-columns-repeated="13"/>
        </table:table-row>
        <table:table-row table:style-name="ro1">
          <table:table-cell office:value-type="float" office:value="1666.274292" calcext:value-type="float">
            <text:p>1666.274292</text:p>
          </table:table-cell>
          <table:table-cell office:value-type="float" office:value="1743.095093" calcext:value-type="float">
            <text:p>1743.095093</text:p>
          </table:table-cell>
          <table:table-cell office:value-type="float" office:value="1671.368896" calcext:value-type="float">
            <text:p>1671.368896</text:p>
          </table:table-cell>
          <table:table-cell office:value-type="float" office:value="1742.360596" calcext:value-type="float">
            <text:p>1742.360596</text:p>
          </table:table-cell>
          <table:table-cell table:number-columns-repeated="13"/>
        </table:table-row>
        <table:table-row table:style-name="ro1">
          <table:table-cell office:value-type="float" office:value="1668.194946" calcext:value-type="float">
            <text:p>1668.194946</text:p>
          </table:table-cell>
          <table:table-cell office:value-type="float" office:value="1735.546631" calcext:value-type="float">
            <text:p>1735.546631</text:p>
          </table:table-cell>
          <table:table-cell office:value-type="float" office:value="1672.158813" calcext:value-type="float">
            <text:p>1672.158813</text:p>
          </table:table-cell>
          <table:table-cell office:value-type="float" office:value="1737.44751" calcext:value-type="float">
            <text:p>1737.44751</text:p>
          </table:table-cell>
          <table:table-cell table:number-columns-repeated="13"/>
        </table:table-row>
        <table:table-row table:style-name="ro1">
          <table:table-cell office:value-type="float" office:value="1668.665527" calcext:value-type="float">
            <text:p>1668.665527</text:p>
          </table:table-cell>
          <table:table-cell office:value-type="float" office:value="1741.872192" calcext:value-type="float">
            <text:p>1741.872192</text:p>
          </table:table-cell>
          <table:table-cell office:value-type="float" office:value="1670.063599" calcext:value-type="float">
            <text:p>1670.063599</text:p>
          </table:table-cell>
          <table:table-cell office:value-type="float" office:value="1743.862549" calcext:value-type="float">
            <text:p>1743.862549</text:p>
          </table:table-cell>
          <table:table-cell table:number-columns-repeated="13"/>
        </table:table-row>
        <table:table-row table:style-name="ro1">
          <table:table-cell office:value-type="float" office:value="1667.799194" calcext:value-type="float">
            <text:p>1667.799194</text:p>
          </table:table-cell>
          <table:table-cell office:value-type="float" office:value="1734.902466" calcext:value-type="float">
            <text:p>1734.902466</text:p>
          </table:table-cell>
          <table:table-cell office:value-type="float" office:value="1672.780273" calcext:value-type="float">
            <text:p>1672.780273</text:p>
          </table:table-cell>
          <table:table-cell office:value-type="float" office:value="1737.194946" calcext:value-type="float">
            <text:p>1737.194946</text:p>
          </table:table-cell>
          <table:table-cell table:number-columns-repeated="13"/>
        </table:table-row>
        <table:table-row table:style-name="ro1">
          <table:table-cell office:value-type="float" office:value="1665.077393" calcext:value-type="float">
            <text:p>1665.077393</text:p>
          </table:table-cell>
          <table:table-cell office:value-type="float" office:value="1748.791748" calcext:value-type="float">
            <text:p>1748.791748</text:p>
          </table:table-cell>
          <table:table-cell office:value-type="float" office:value="1667.450195" calcext:value-type="float">
            <text:p>1667.450195</text:p>
          </table:table-cell>
          <table:table-cell office:value-type="float" office:value="1748.135742" calcext:value-type="float">
            <text:p>1748.135742</text:p>
          </table:table-cell>
          <table:table-cell table:number-columns-repeated="13"/>
        </table:table-row>
        <table:table-row table:style-name="ro1">
          <table:table-cell office:value-type="float" office:value="1668.242798" calcext:value-type="float">
            <text:p>1668.242798</text:p>
          </table:table-cell>
          <table:table-cell office:value-type="float" office:value="1741.099365" calcext:value-type="float">
            <text:p>1741.099365</text:p>
          </table:table-cell>
          <table:table-cell office:value-type="float" office:value="1670.702026" calcext:value-type="float">
            <text:p>1670.702026</text:p>
          </table:table-cell>
          <table:table-cell office:value-type="float" office:value="1744.814575" calcext:value-type="float">
            <text:p>1744.814575</text:p>
          </table:table-cell>
          <table:table-cell table:number-columns-repeated="13"/>
        </table:table-row>
        <table:table-row table:style-name="ro1">
          <table:table-cell office:value-type="float" office:value="1666.180054" calcext:value-type="float">
            <text:p>1666.180054</text:p>
          </table:table-cell>
          <table:table-cell office:value-type="float" office:value="1748.004272" calcext:value-type="float">
            <text:p>1748.004272</text:p>
          </table:table-cell>
          <table:table-cell office:value-type="float" office:value="1667.437012" calcext:value-type="float">
            <text:p>1667.437012</text:p>
          </table:table-cell>
          <table:table-cell office:value-type="float" office:value="1749.072144" calcext:value-type="float">
            <text:p>1749.072144</text:p>
          </table:table-cell>
          <table:table-cell table:number-columns-repeated="13"/>
        </table:table-row>
        <table:table-row table:style-name="ro1">
          <table:table-cell office:value-type="float" office:value="1669.281494" calcext:value-type="float">
            <text:p>1669.281494</text:p>
          </table:table-cell>
          <table:table-cell office:value-type="float" office:value="1747.306519" calcext:value-type="float">
            <text:p>1747.306519</text:p>
          </table:table-cell>
          <table:table-cell office:value-type="float" office:value="1671.218384" calcext:value-type="float">
            <text:p>1671.218384</text:p>
          </table:table-cell>
          <table:table-cell office:value-type="float" office:value="1749.230225" calcext:value-type="float">
            <text:p>1749.230225</text:p>
          </table:table-cell>
          <table:table-cell table:number-columns-repeated="13"/>
        </table:table-row>
        <table:table-row table:style-name="ro1">
          <table:table-cell office:value-type="float" office:value="1674.128418" calcext:value-type="float">
            <text:p>1674.128418</text:p>
          </table:table-cell>
          <table:table-cell office:value-type="float" office:value="1743.531982" calcext:value-type="float">
            <text:p>1743.531982</text:p>
          </table:table-cell>
          <table:table-cell office:value-type="float" office:value="1676.445557" calcext:value-type="float">
            <text:p>1676.445557</text:p>
          </table:table-cell>
          <table:table-cell office:value-type="float" office:value="1744.742065" calcext:value-type="float">
            <text:p>1744.742065</text:p>
          </table:table-cell>
          <table:table-cell table:number-columns-repeated="13"/>
        </table:table-row>
        <table:table-row table:style-name="ro1">
          <table:table-cell office:value-type="float" office:value="1673.596924" calcext:value-type="float">
            <text:p>1673.596924</text:p>
          </table:table-cell>
          <table:table-cell office:value-type="float" office:value="1742.015625" calcext:value-type="float">
            <text:p>1742.015625</text:p>
          </table:table-cell>
          <table:table-cell office:value-type="float" office:value="1676.979614" calcext:value-type="float">
            <text:p>1676.979614</text:p>
          </table:table-cell>
          <table:table-cell office:value-type="float" office:value="1741.734375" calcext:value-type="float">
            <text:p>1741.734375</text:p>
          </table:table-cell>
          <table:table-cell table:number-columns-repeated="13"/>
        </table:table-row>
        <table:table-row table:style-name="ro1">
          <table:table-cell office:value-type="float" office:value="1667.443115" calcext:value-type="float">
            <text:p>1667.443115</text:p>
          </table:table-cell>
          <table:table-cell office:value-type="float" office:value="1753.622437" calcext:value-type="float">
            <text:p>1753.622437</text:p>
          </table:table-cell>
          <table:table-cell office:value-type="float" office:value="1668.943237" calcext:value-type="float">
            <text:p>1668.943237</text:p>
          </table:table-cell>
          <table:table-cell office:value-type="float" office:value="1753.754517" calcext:value-type="float">
            <text:p>1753.754517</text:p>
          </table:table-cell>
          <table:table-cell table:number-columns-repeated="13"/>
        </table:table-row>
        <table:table-row table:style-name="ro1">
          <table:table-cell office:value-type="float" office:value="1673.968018" calcext:value-type="float">
            <text:p>1673.968018</text:p>
          </table:table-cell>
          <table:table-cell office:value-type="float" office:value="1739.806641" calcext:value-type="float">
            <text:p>1739.806641</text:p>
          </table:table-cell>
          <table:table-cell office:value-type="float" office:value="1677.596191" calcext:value-type="float">
            <text:p>1677.596191</text:p>
          </table:table-cell>
          <table:table-cell office:value-type="float" office:value="1743.325928" calcext:value-type="float">
            <text:p>1743.325928</text:p>
          </table:table-cell>
          <table:table-cell table:number-columns-repeated="13"/>
        </table:table-row>
        <table:table-row table:style-name="ro1">
          <table:table-cell office:value-type="float" office:value="1668.918213" calcext:value-type="float">
            <text:p>1668.918213</text:p>
          </table:table-cell>
          <table:table-cell office:value-type="float" office:value="1751.984009" calcext:value-type="float">
            <text:p>1751.984009</text:p>
          </table:table-cell>
          <table:table-cell office:value-type="float" office:value="1670.196289" calcext:value-type="float">
            <text:p>1670.196289</text:p>
          </table:table-cell>
          <table:table-cell office:value-type="float" office:value="1755.252319" calcext:value-type="float">
            <text:p>1755.252319</text:p>
          </table:table-cell>
          <table:table-cell table:number-columns-repeated="13"/>
        </table:table-row>
        <table:table-row table:style-name="ro1">
          <table:table-cell office:value-type="float" office:value="1674.552002" calcext:value-type="float">
            <text:p>1674.552002</text:p>
          </table:table-cell>
          <table:table-cell office:value-type="float" office:value="1744.492065" calcext:value-type="float">
            <text:p>1744.492065</text:p>
          </table:table-cell>
          <table:table-cell office:value-type="float" office:value="1674.17627" calcext:value-type="float">
            <text:p>1674.17627</text:p>
          </table:table-cell>
          <table:table-cell office:value-type="float" office:value="1747.126465" calcext:value-type="float">
            <text:p>1747.126465</text:p>
          </table:table-cell>
          <table:table-cell table:number-columns-repeated="13"/>
        </table:table-row>
        <table:table-row table:style-name="ro1">
          <table:table-cell office:value-type="float" office:value="1668.229248" calcext:value-type="float">
            <text:p>1668.229248</text:p>
          </table:table-cell>
          <table:table-cell office:value-type="float" office:value="1753.072998" calcext:value-type="float">
            <text:p>1753.072998</text:p>
          </table:table-cell>
          <table:table-cell office:value-type="float" office:value="1672.672119" calcext:value-type="float">
            <text:p>1672.672119</text:p>
          </table:table-cell>
          <table:table-cell office:value-type="float" office:value="1753.417114" calcext:value-type="float">
            <text:p>1753.417114</text:p>
          </table:table-cell>
          <table:table-cell table:number-columns-repeated="13"/>
        </table:table-row>
        <table:table-row table:style-name="ro1">
          <table:table-cell office:value-type="float" office:value="1672.126953" calcext:value-type="float">
            <text:p>1672.126953</text:p>
          </table:table-cell>
          <table:table-cell office:value-type="float" office:value="1745.921997" calcext:value-type="float">
            <text:p>1745.921997</text:p>
          </table:table-cell>
          <table:table-cell office:value-type="float" office:value="1675.011719" calcext:value-type="float">
            <text:p>1675.011719</text:p>
          </table:table-cell>
          <table:table-cell office:value-type="float" office:value="1746.50354" calcext:value-type="float">
            <text:p>1746.50354</text:p>
          </table:table-cell>
          <table:table-cell table:number-columns-repeated="13"/>
        </table:table-row>
        <table:table-row table:style-name="ro1">
          <table:table-cell office:value-type="float" office:value="1670.341064" calcext:value-type="float">
            <text:p>1670.341064</text:p>
          </table:table-cell>
          <table:table-cell office:value-type="float" office:value="1741.091309" calcext:value-type="float">
            <text:p>1741.091309</text:p>
          </table:table-cell>
          <table:table-cell office:value-type="float" office:value="1673.395996" calcext:value-type="float">
            <text:p>1673.395996</text:p>
          </table:table-cell>
          <table:table-cell office:value-type="float" office:value="1743.501221" calcext:value-type="float">
            <text:p>1743.501221</text:p>
          </table:table-cell>
          <table:table-cell table:number-columns-repeated="13"/>
        </table:table-row>
        <table:table-row table:style-name="ro1">
          <table:table-cell office:value-type="float" office:value="1671.336426" calcext:value-type="float">
            <text:p>1671.336426</text:p>
          </table:table-cell>
          <table:table-cell office:value-type="float" office:value="1746.276855" calcext:value-type="float">
            <text:p>1746.276855</text:p>
          </table:table-cell>
          <table:table-cell office:value-type="float" office:value="1672.33313" calcext:value-type="float">
            <text:p>1672.33313</text:p>
          </table:table-cell>
          <table:table-cell office:value-type="float" office:value="1748.866943" calcext:value-type="float">
            <text:p>1748.866943</text:p>
          </table:table-cell>
          <table:table-cell table:number-columns-repeated="13"/>
        </table:table-row>
        <table:table-row table:style-name="ro1">
          <table:table-cell office:value-type="float" office:value="1665.405273" calcext:value-type="float">
            <text:p>1665.405273</text:p>
          </table:table-cell>
          <table:table-cell office:value-type="float" office:value="1746.996094" calcext:value-type="float">
            <text:p>1746.996094</text:p>
          </table:table-cell>
          <table:table-cell office:value-type="float" office:value="1669.069214" calcext:value-type="float">
            <text:p>1669.069214</text:p>
          </table:table-cell>
          <table:table-cell office:value-type="float" office:value="1747.85498" calcext:value-type="float">
            <text:p>1747.85498</text:p>
          </table:table-cell>
          <table:table-cell table:number-columns-repeated="13"/>
        </table:table-row>
        <table:table-row table:style-name="ro1">
          <table:table-cell office:value-type="float" office:value="1671.654907" calcext:value-type="float">
            <text:p>1671.654907</text:p>
          </table:table-cell>
          <table:table-cell office:value-type="float" office:value="1739.665039" calcext:value-type="float">
            <text:p>1739.665039</text:p>
          </table:table-cell>
          <table:table-cell office:value-type="float" office:value="1673.830322" calcext:value-type="float">
            <text:p>1673.830322</text:p>
          </table:table-cell>
          <table:table-cell office:value-type="float" office:value="1738.859131" calcext:value-type="float">
            <text:p>1738.859131</text:p>
          </table:table-cell>
          <table:table-cell table:number-columns-repeated="13"/>
        </table:table-row>
        <table:table-row table:style-name="ro1">
          <table:table-cell office:value-type="float" office:value="1668.500732" calcext:value-type="float">
            <text:p>1668.500732</text:p>
          </table:table-cell>
          <table:table-cell office:value-type="float" office:value="1748.154785" calcext:value-type="float">
            <text:p>1748.154785</text:p>
          </table:table-cell>
          <table:table-cell office:value-type="float" office:value="1667.566284" calcext:value-type="float">
            <text:p>1667.566284</text:p>
          </table:table-cell>
          <table:table-cell office:value-type="float" office:value="1750.84668" calcext:value-type="float">
            <text:p>1750.84668</text:p>
          </table:table-cell>
          <table:table-cell table:number-columns-repeated="13"/>
        </table:table-row>
        <table:table-row table:style-name="ro1">
          <table:table-cell office:value-type="float" office:value="1668.527344" calcext:value-type="float">
            <text:p>1668.527344</text:p>
          </table:table-cell>
          <table:table-cell office:value-type="float" office:value="1738.457642" calcext:value-type="float">
            <text:p>1738.457642</text:p>
          </table:table-cell>
          <table:table-cell office:value-type="float" office:value="1670.28833" calcext:value-type="float">
            <text:p>1670.28833</text:p>
          </table:table-cell>
          <table:table-cell office:value-type="float" office:value="1739.203979" calcext:value-type="float">
            <text:p>1739.203979</text:p>
          </table:table-cell>
          <table:table-cell table:number-columns-repeated="13"/>
        </table:table-row>
        <table:table-row table:style-name="ro1">
          <table:table-cell office:value-type="float" office:value="1662.902832" calcext:value-type="float">
            <text:p>1662.902832</text:p>
          </table:table-cell>
          <table:table-cell office:value-type="float" office:value="1747.118408" calcext:value-type="float">
            <text:p>1747.118408</text:p>
          </table:table-cell>
          <table:table-cell office:value-type="float" office:value="1665.227295" calcext:value-type="float">
            <text:p>1665.227295</text:p>
          </table:table-cell>
          <table:table-cell office:value-type="float" office:value="1750.982544" calcext:value-type="float">
            <text:p>1750.982544</text:p>
          </table:table-cell>
          <table:table-cell table:number-columns-repeated="13"/>
        </table:table-row>
        <table:table-row table:style-name="ro1">
          <table:table-cell office:value-type="float" office:value="1668.927979" calcext:value-type="float">
            <text:p>1668.927979</text:p>
          </table:table-cell>
          <table:table-cell office:value-type="float" office:value="1738.993164" calcext:value-type="float">
            <text:p>1738.993164</text:p>
          </table:table-cell>
          <table:table-cell office:value-type="float" office:value="1669.619385" calcext:value-type="float">
            <text:p>1669.619385</text:p>
          </table:table-cell>
          <table:table-cell office:value-type="float" office:value="1745.410034" calcext:value-type="float">
            <text:p>1745.410034</text:p>
          </table:table-cell>
          <table:table-cell table:number-columns-repeated="13"/>
        </table:table-row>
        <table:table-row table:style-name="ro1">
          <table:table-cell office:value-type="float" office:value="1664.866211" calcext:value-type="float">
            <text:p>1664.866211</text:p>
          </table:table-cell>
          <table:table-cell office:value-type="float" office:value="1748.204346" calcext:value-type="float">
            <text:p>1748.204346</text:p>
          </table:table-cell>
          <table:table-cell office:value-type="float" office:value="1667.670654" calcext:value-type="float">
            <text:p>1667.670654</text:p>
          </table:table-cell>
          <table:table-cell office:value-type="float" office:value="1750.508301" calcext:value-type="float">
            <text:p>1750.508301</text:p>
          </table:table-cell>
          <table:table-cell table:number-columns-repeated="13"/>
        </table:table-row>
        <table:table-row table:style-name="ro1">
          <table:table-cell office:value-type="float" office:value="1664.523193" calcext:value-type="float">
            <text:p>1664.523193</text:p>
          </table:table-cell>
          <table:table-cell office:value-type="float" office:value="1742.662964" calcext:value-type="float">
            <text:p>1742.662964</text:p>
          </table:table-cell>
          <table:table-cell office:value-type="float" office:value="1667.376587" calcext:value-type="float">
            <text:p>1667.376587</text:p>
          </table:table-cell>
          <table:table-cell office:value-type="float" office:value="1744.029053" calcext:value-type="float">
            <text:p>1744.029053</text:p>
          </table:table-cell>
          <table:table-cell table:number-columns-repeated="13"/>
        </table:table-row>
        <table:table-row table:style-name="ro1">
          <table:table-cell office:value-type="float" office:value="1669.488037" calcext:value-type="float">
            <text:p>1669.488037</text:p>
          </table:table-cell>
          <table:table-cell office:value-type="float" office:value="1736.706787" calcext:value-type="float">
            <text:p>1736.706787</text:p>
          </table:table-cell>
          <table:table-cell office:value-type="float" office:value="1670.785034" calcext:value-type="float">
            <text:p>1670.785034</text:p>
          </table:table-cell>
          <table:table-cell office:value-type="float" office:value="1735.675415" calcext:value-type="float">
            <text:p>1735.675415</text:p>
          </table:table-cell>
          <table:table-cell table:number-columns-repeated="13"/>
        </table:table-row>
        <table:table-row table:style-name="ro1">
          <table:table-cell office:value-type="float" office:value="1664.337646" calcext:value-type="float">
            <text:p>1664.337646</text:p>
          </table:table-cell>
          <table:table-cell office:value-type="float" office:value="1747.973877" calcext:value-type="float">
            <text:p>1747.973877</text:p>
          </table:table-cell>
          <table:table-cell office:value-type="float" office:value="1666.638672" calcext:value-type="float">
            <text:p>1666.638672</text:p>
          </table:table-cell>
          <table:table-cell office:value-type="float" office:value="1750.28833" calcext:value-type="float">
            <text:p>1750.28833</text:p>
          </table:table-cell>
          <table:table-cell table:number-columns-repeated="13"/>
        </table:table-row>
        <table:table-row table:style-name="ro1">
          <table:table-cell office:value-type="float" office:value="1670.248901" calcext:value-type="float">
            <text:p>1670.248901</text:p>
          </table:table-cell>
          <table:table-cell office:value-type="float" office:value="1737.117798" calcext:value-type="float">
            <text:p>1737.117798</text:p>
          </table:table-cell>
          <table:table-cell office:value-type="float" office:value="1669.425415" calcext:value-type="float">
            <text:p>1669.425415</text:p>
          </table:table-cell>
          <table:table-cell office:value-type="float" office:value="1740.331055" calcext:value-type="float">
            <text:p>1740.331055</text:p>
          </table:table-cell>
          <table:table-cell table:number-columns-repeated="13"/>
        </table:table-row>
        <table:table-row table:style-name="ro1">
          <table:table-cell office:value-type="float" office:value="1665.251221" calcext:value-type="float">
            <text:p>1665.251221</text:p>
          </table:table-cell>
          <table:table-cell office:value-type="float" office:value="1744.121216" calcext:value-type="float">
            <text:p>1744.121216</text:p>
          </table:table-cell>
          <table:table-cell office:value-type="float" office:value="1667.871338" calcext:value-type="float">
            <text:p>1667.871338</text:p>
          </table:table-cell>
          <table:table-cell office:value-type="float" office:value="1747.152832" calcext:value-type="float">
            <text:p>1747.152832</text:p>
          </table:table-cell>
          <table:table-cell table:number-columns-repeated="13"/>
        </table:table-row>
        <table:table-row table:style-name="ro1">
          <table:table-cell office:value-type="float" office:value="1666.845947" calcext:value-type="float">
            <text:p>1666.845947</text:p>
          </table:table-cell>
          <table:table-cell office:value-type="float" office:value="1740.758301" calcext:value-type="float">
            <text:p>1740.758301</text:p>
          </table:table-cell>
          <table:table-cell office:value-type="float" office:value="1669.122925" calcext:value-type="float">
            <text:p>1669.122925</text:p>
          </table:table-cell>
          <table:table-cell office:value-type="float" office:value="1743.410645" calcext:value-type="float">
            <text:p>1743.410645</text:p>
          </table:table-cell>
          <table:table-cell table:number-columns-repeated="13"/>
        </table:table-row>
        <table:table-row table:style-name="ro1">
          <table:table-cell office:value-type="float" office:value="1664.723389" calcext:value-type="float">
            <text:p>1664.723389</text:p>
          </table:table-cell>
          <table:table-cell office:value-type="float" office:value="1747.662231" calcext:value-type="float">
            <text:p>1747.662231</text:p>
          </table:table-cell>
          <table:table-cell office:value-type="float" office:value="1667.042725" calcext:value-type="float">
            <text:p>1667.042725</text:p>
          </table:table-cell>
          <table:table-cell office:value-type="float" office:value="1751.91394" calcext:value-type="float">
            <text:p>1751.91394</text:p>
          </table:table-cell>
          <table:table-cell table:number-columns-repeated="13"/>
        </table:table-row>
        <table:table-row table:style-name="ro1">
          <table:table-cell office:value-type="float" office:value="1672.152344" calcext:value-type="float">
            <text:p>1672.152344</text:p>
          </table:table-cell>
          <table:table-cell office:value-type="float" office:value="1740.952637" calcext:value-type="float">
            <text:p>1740.952637</text:p>
          </table:table-cell>
          <table:table-cell office:value-type="float" office:value="1669.916138" calcext:value-type="float">
            <text:p>1669.916138</text:p>
          </table:table-cell>
          <table:table-cell office:value-type="float" office:value="1748.217041" calcext:value-type="float">
            <text:p>1748.217041</text:p>
          </table:table-cell>
          <table:table-cell table:number-columns-repeated="13"/>
        </table:table-row>
        <table:table-row table:style-name="ro1">
          <table:table-cell office:value-type="float" office:value="1673.676514" calcext:value-type="float">
            <text:p>1673.676514</text:p>
          </table:table-cell>
          <table:table-cell office:value-type="float" office:value="1731.166382" calcext:value-type="float">
            <text:p>1731.166382</text:p>
          </table:table-cell>
          <table:table-cell office:value-type="float" office:value="1675.554688" calcext:value-type="float">
            <text:p>1675.554688</text:p>
          </table:table-cell>
          <table:table-cell office:value-type="float" office:value="1733.091309" calcext:value-type="float">
            <text:p>1733.091309</text:p>
          </table:table-cell>
          <table:table-cell table:number-columns-repeated="13"/>
        </table:table-row>
        <table:table-row table:style-name="ro1">
          <table:table-cell office:value-type="float" office:value="1659.339233" calcext:value-type="float">
            <text:p>1659.339233</text:p>
          </table:table-cell>
          <table:table-cell office:value-type="float" office:value="1734.959717" calcext:value-type="float">
            <text:p>1734.959717</text:p>
          </table:table-cell>
          <table:table-cell office:value-type="float" office:value="1663.233276" calcext:value-type="float">
            <text:p>1663.233276</text:p>
          </table:table-cell>
          <table:table-cell office:value-type="float" office:value="1737.098389" calcext:value-type="float">
            <text:p>1737.098389</text:p>
          </table:table-cell>
          <table:table-cell table:number-columns-repeated="13"/>
        </table:table-row>
        <table:table-row table:style-name="ro1">
          <table:table-cell office:value-type="float" office:value="1634.569214" calcext:value-type="float">
            <text:p>1634.569214</text:p>
          </table:table-cell>
          <table:table-cell office:value-type="float" office:value="1736.536255" calcext:value-type="float">
            <text:p>1736.536255</text:p>
          </table:table-cell>
          <table:table-cell office:value-type="float" office:value="1635.568726" calcext:value-type="float">
            <text:p>1635.568726</text:p>
          </table:table-cell>
          <table:table-cell office:value-type="float" office:value="1734.828979" calcext:value-type="float">
            <text:p>1734.828979</text:p>
          </table:table-cell>
          <table:table-cell table:number-columns-repeated="13"/>
        </table:table-row>
        <table:table-row table:style-name="ro1">
          <table:table-cell office:value-type="float" office:value="1641.214722" calcext:value-type="float">
            <text:p>1641.214722</text:p>
          </table:table-cell>
          <table:table-cell office:value-type="float" office:value="1708.519531" calcext:value-type="float">
            <text:p>1708.519531</text:p>
          </table:table-cell>
          <table:table-cell office:value-type="float" office:value="1640.484741" calcext:value-type="float">
            <text:p>1640.484741</text:p>
          </table:table-cell>
          <table:table-cell office:value-type="float" office:value="1711.393433" calcext:value-type="float">
            <text:p>1711.393433</text:p>
          </table:table-cell>
          <table:table-cell table:number-columns-repeated="13"/>
        </table:table-row>
        <table:table-row table:style-name="ro1">
          <table:table-cell office:value-type="float" office:value="1630.678589" calcext:value-type="float">
            <text:p>1630.678589</text:p>
          </table:table-cell>
          <table:table-cell office:value-type="float" office:value="1699.84375" calcext:value-type="float">
            <text:p>1699.84375</text:p>
          </table:table-cell>
          <table:table-cell office:value-type="float" office:value="1632.509521" calcext:value-type="float">
            <text:p>1632.509521</text:p>
          </table:table-cell>
          <table:table-cell office:value-type="float" office:value="1696.466675" calcext:value-type="float">
            <text:p>1696.466675</text:p>
          </table:table-cell>
          <table:table-cell table:number-columns-repeated="13"/>
        </table:table-row>
        <table:table-row table:style-name="ro1">
          <table:table-cell office:value-type="float" office:value="1622.057251" calcext:value-type="float">
            <text:p>1622.057251</text:p>
          </table:table-cell>
          <table:table-cell office:value-type="float" office:value="1692.878662" calcext:value-type="float">
            <text:p>1692.878662</text:p>
          </table:table-cell>
          <table:table-cell office:value-type="float" office:value="1622.065796" calcext:value-type="float">
            <text:p>1622.065796</text:p>
          </table:table-cell>
          <table:table-cell office:value-type="float" office:value="1691.994629" calcext:value-type="float">
            <text:p>1691.994629</text:p>
          </table:table-cell>
          <table:table-cell table:number-columns-repeated="13"/>
        </table:table-row>
        <table:table-row table:style-name="ro1">
          <table:table-cell office:value-type="float" office:value="1615.638794" calcext:value-type="float">
            <text:p>1615.638794</text:p>
          </table:table-cell>
          <table:table-cell office:value-type="float" office:value="1679.972778" calcext:value-type="float">
            <text:p>1679.972778</text:p>
          </table:table-cell>
          <table:table-cell office:value-type="float" office:value="1616.935059" calcext:value-type="float">
            <text:p>1616.935059</text:p>
          </table:table-cell>
          <table:table-cell office:value-type="float" office:value="1683.142456" calcext:value-type="float">
            <text:p>1683.142456</text:p>
          </table:table-cell>
          <table:table-cell table:number-columns-repeated="13"/>
        </table:table-row>
        <table:table-row table:style-name="ro1">
          <table:table-cell office:value-type="float" office:value="1606.981567" calcext:value-type="float">
            <text:p>1606.981567</text:p>
          </table:table-cell>
          <table:table-cell office:value-type="float" office:value="1671.129028" calcext:value-type="float">
            <text:p>1671.129028</text:p>
          </table:table-cell>
          <table:table-cell office:value-type="float" office:value="1611.634521" calcext:value-type="float">
            <text:p>1611.634521</text:p>
          </table:table-cell>
          <table:table-cell office:value-type="float" office:value="1670.332153" calcext:value-type="float">
            <text:p>1670.332153</text:p>
          </table:table-cell>
          <table:table-cell table:number-columns-repeated="13"/>
        </table:table-row>
        <table:table-row table:style-name="ro1">
          <table:table-cell office:value-type="float" office:value="1604.950562" calcext:value-type="float">
            <text:p>1604.950562</text:p>
          </table:table-cell>
          <table:table-cell office:value-type="float" office:value="1663.059448" calcext:value-type="float">
            <text:p>1663.059448</text:p>
          </table:table-cell>
          <table:table-cell office:value-type="float" office:value="1607.310913" calcext:value-type="float">
            <text:p>1607.310913</text:p>
          </table:table-cell>
          <table:table-cell office:value-type="float" office:value="1658.717041" calcext:value-type="float">
            <text:p>1658.717041</text:p>
          </table:table-cell>
          <table:table-cell table:number-columns-repeated="13"/>
        </table:table-row>
        <table:table-row table:style-name="ro1">
          <table:table-cell office:value-type="float" office:value="1597.728882" calcext:value-type="float">
            <text:p>1597.728882</text:p>
          </table:table-cell>
          <table:table-cell office:value-type="float" office:value="1656.196777" calcext:value-type="float">
            <text:p>1656.196777</text:p>
          </table:table-cell>
          <table:table-cell office:value-type="float" office:value="1596.477905" calcext:value-type="float">
            <text:p>1596.477905</text:p>
          </table:table-cell>
          <table:table-cell office:value-type="float" office:value="1657.565308" calcext:value-type="float">
            <text:p>1657.565308</text:p>
          </table:table-cell>
          <table:table-cell table:number-columns-repeated="13"/>
        </table:table-row>
        <table:table-row table:style-name="ro1">
          <table:table-cell office:value-type="float" office:value="1597.341187" calcext:value-type="float">
            <text:p>1597.341187</text:p>
          </table:table-cell>
          <table:table-cell office:value-type="float" office:value="1647.618652" calcext:value-type="float">
            <text:p>1647.618652</text:p>
          </table:table-cell>
          <table:table-cell office:value-type="float" office:value="1595.805054" calcext:value-type="float">
            <text:p>1595.805054</text:p>
          </table:table-cell>
          <table:table-cell office:value-type="float" office:value="1645.234497" calcext:value-type="float">
            <text:p>1645.234497</text:p>
          </table:table-cell>
          <table:table-cell table:number-columns-repeated="13"/>
        </table:table-row>
        <table:table-row table:style-name="ro1">
          <table:table-cell office:value-type="float" office:value="1592.317261" calcext:value-type="float">
            <text:p>1592.317261</text:p>
          </table:table-cell>
          <table:table-cell office:value-type="float" office:value="1642.009888" calcext:value-type="float">
            <text:p>1642.009888</text:p>
          </table:table-cell>
          <table:table-cell office:value-type="float" office:value="1593.67749" calcext:value-type="float">
            <text:p>1593.67749</text:p>
          </table:table-cell>
          <table:table-cell office:value-type="float" office:value="1638.137207" calcext:value-type="float">
            <text:p>1638.137207</text:p>
          </table:table-cell>
          <table:table-cell table:number-columns-repeated="13"/>
        </table:table-row>
        <table:table-row table:style-name="ro1">
          <table:table-cell office:value-type="float" office:value="1589.039062" calcext:value-type="float">
            <text:p>1589.039062</text:p>
          </table:table-cell>
          <table:table-cell office:value-type="float" office:value="1635.413818" calcext:value-type="float">
            <text:p>1635.413818</text:p>
          </table:table-cell>
          <table:table-cell office:value-type="float" office:value="1590.367798" calcext:value-type="float">
            <text:p>1590.367798</text:p>
          </table:table-cell>
          <table:table-cell office:value-type="float" office:value="1635.461304" calcext:value-type="float">
            <text:p>1635.461304</text:p>
          </table:table-cell>
          <table:table-cell table:number-columns-repeated="13"/>
        </table:table-row>
        <table:table-row table:style-name="ro1">
          <table:table-cell office:value-type="float" office:value="1586.0896" calcext:value-type="float">
            <text:p>1586.0896</text:p>
          </table:table-cell>
          <table:table-cell office:value-type="float" office:value="1632.770142" calcext:value-type="float">
            <text:p>1632.770142</text:p>
          </table:table-cell>
          <table:table-cell office:value-type="float" office:value="1587.979004" calcext:value-type="float">
            <text:p>1587.979004</text:p>
          </table:table-cell>
          <table:table-cell office:value-type="float" office:value="1626.036499" calcext:value-type="float">
            <text:p>1626.036499</text:p>
          </table:table-cell>
          <table:table-cell table:number-columns-repeated="13"/>
        </table:table-row>
        <table:table-row table:style-name="ro1">
          <table:table-cell office:value-type="float" office:value="1585.515137" calcext:value-type="float">
            <text:p>1585.515137</text:p>
          </table:table-cell>
          <table:table-cell office:value-type="float" office:value="1623.181274" calcext:value-type="float">
            <text:p>1623.181274</text:p>
          </table:table-cell>
          <table:table-cell office:value-type="float" office:value="1582.400146" calcext:value-type="float">
            <text:p>1582.400146</text:p>
          </table:table-cell>
          <table:table-cell office:value-type="float" office:value="1625.675293" calcext:value-type="float">
            <text:p>1625.675293</text:p>
          </table:table-cell>
          <table:table-cell table:number-columns-repeated="13"/>
        </table:table-row>
        <table:table-row table:style-name="ro1">
          <table:table-cell office:value-type="float" office:value="1578.411743" calcext:value-type="float">
            <text:p>1578.411743</text:p>
          </table:table-cell>
          <table:table-cell office:value-type="float" office:value="1621.394775" calcext:value-type="float">
            <text:p>1621.394775</text:p>
          </table:table-cell>
          <table:table-cell office:value-type="float" office:value="1581.616943" calcext:value-type="float">
            <text:p>1581.616943</text:p>
          </table:table-cell>
          <table:table-cell office:value-type="float" office:value="1616.654053" calcext:value-type="float">
            <text:p>1616.654053</text:p>
          </table:table-cell>
          <table:table-cell table:number-columns-repeated="13"/>
        </table:table-row>
        <table:table-row table:style-name="ro1">
          <table:table-cell office:value-type="float" office:value="1582.125244" calcext:value-type="float">
            <text:p>1582.125244</text:p>
          </table:table-cell>
          <table:table-cell office:value-type="float" office:value="1615.807251" calcext:value-type="float">
            <text:p>1615.807251</text:p>
          </table:table-cell>
          <table:table-cell office:value-type="float" office:value="1578.652954" calcext:value-type="float">
            <text:p>1578.652954</text:p>
          </table:table-cell>
          <table:table-cell office:value-type="float" office:value="1615.204712" calcext:value-type="float">
            <text:p>1615.204712</text:p>
          </table:table-cell>
          <table:table-cell table:number-columns-repeated="13"/>
        </table:table-row>
        <table:table-row table:style-name="ro1">
          <table:table-cell office:value-type="float" office:value="1578.2052" calcext:value-type="float">
            <text:p>1578.2052</text:p>
          </table:table-cell>
          <table:table-cell office:value-type="float" office:value="1609.456665" calcext:value-type="float">
            <text:p>1609.456665</text:p>
          </table:table-cell>
          <table:table-cell office:value-type="float" office:value="1574.484009" calcext:value-type="float">
            <text:p>1574.484009</text:p>
          </table:table-cell>
          <table:table-cell office:value-type="float" office:value="1611.84375" calcext:value-type="float">
            <text:p>1611.84375</text:p>
          </table:table-cell>
          <table:table-cell table:number-columns-repeated="13"/>
        </table:table-row>
        <table:table-row table:style-name="ro1">
          <table:table-cell office:value-type="float" office:value="1576.540527" calcext:value-type="float">
            <text:p>1576.540527</text:p>
          </table:table-cell>
          <table:table-cell office:value-type="float" office:value="1607.697998" calcext:value-type="float">
            <text:p>1607.697998</text:p>
          </table:table-cell>
          <table:table-cell office:value-type="float" office:value="1574.417969" calcext:value-type="float">
            <text:p>1574.417969</text:p>
          </table:table-cell>
          <table:table-cell office:value-type="float" office:value="1605.856934" calcext:value-type="float">
            <text:p>1605.856934</text:p>
          </table:table-cell>
          <table:table-cell table:number-columns-repeated="13"/>
        </table:table-row>
        <table:table-row table:style-name="ro1">
          <table:table-cell office:value-type="float" office:value="1574.677368" calcext:value-type="float">
            <text:p>1574.677368</text:p>
          </table:table-cell>
          <table:table-cell office:value-type="float" office:value="1603.856934" calcext:value-type="float">
            <text:p>1603.856934</text:p>
          </table:table-cell>
          <table:table-cell office:value-type="float" office:value="1575.853638" calcext:value-type="float">
            <text:p>1575.853638</text:p>
          </table:table-cell>
          <table:table-cell office:value-type="float" office:value="1601.134155" calcext:value-type="float">
            <text:p>1601.134155</text:p>
          </table:table-cell>
          <table:table-cell table:number-columns-repeated="13"/>
        </table:table-row>
        <table:table-row table:style-name="ro1">
          <table:table-cell office:value-type="float" office:value="1573.009521" calcext:value-type="float">
            <text:p>1573.009521</text:p>
          </table:table-cell>
          <table:table-cell office:value-type="float" office:value="1603.016846" calcext:value-type="float">
            <text:p>1603.016846</text:p>
          </table:table-cell>
          <table:table-cell office:value-type="float" office:value="1569.351562" calcext:value-type="float">
            <text:p>1569.351562</text:p>
          </table:table-cell>
          <table:table-cell office:value-type="float" office:value="1598.713013" calcext:value-type="float">
            <text:p>1598.713013</text:p>
          </table:table-cell>
          <table:table-cell table:number-columns-repeated="13"/>
        </table:table-row>
        <table:table-row table:style-name="ro1">
          <table:table-cell office:value-type="float" office:value="1575.230835" calcext:value-type="float">
            <text:p>1575.230835</text:p>
          </table:table-cell>
          <table:table-cell office:value-type="float" office:value="1597.489746" calcext:value-type="float">
            <text:p>1597.489746</text:p>
          </table:table-cell>
          <table:table-cell office:value-type="float" office:value="1574.325317" calcext:value-type="float">
            <text:p>1574.325317</text:p>
          </table:table-cell>
          <table:table-cell office:value-type="float" office:value="1593.47583" calcext:value-type="float">
            <text:p>1593.47583</text:p>
          </table:table-cell>
          <table:table-cell table:number-columns-repeated="13"/>
        </table:table-row>
        <table:table-row table:style-name="ro1">
          <table:table-cell office:value-type="float" office:value="1573.789429" calcext:value-type="float">
            <text:p>1573.789429</text:p>
          </table:table-cell>
          <table:table-cell office:value-type="float" office:value="1594.652344" calcext:value-type="float">
            <text:p>1594.652344</text:p>
          </table:table-cell>
          <table:table-cell office:value-type="float" office:value="1570.488159" calcext:value-type="float">
            <text:p>1570.488159</text:p>
          </table:table-cell>
          <table:table-cell office:value-type="float" office:value="1591.169922" calcext:value-type="float">
            <text:p>1591.169922</text:p>
          </table:table-cell>
          <table:table-cell table:number-columns-repeated="13"/>
        </table:table-row>
        <table:table-row table:style-name="ro1">
          <table:table-cell office:value-type="float" office:value="1569.725098" calcext:value-type="float">
            <text:p>1569.725098</text:p>
          </table:table-cell>
          <table:table-cell office:value-type="float" office:value="1595.983276" calcext:value-type="float">
            <text:p>1595.983276</text:p>
          </table:table-cell>
          <table:table-cell office:value-type="float" office:value="1573.901245" calcext:value-type="float">
            <text:p>1573.901245</text:p>
          </table:table-cell>
          <table:table-cell office:value-type="float" office:value="1588.571045" calcext:value-type="float">
            <text:p>1588.571045</text:p>
          </table:table-cell>
          <table:table-cell table:number-columns-repeated="13"/>
        </table:table-row>
        <table:table-row table:style-name="ro1">
          <table:table-cell office:value-type="float" office:value="1571.617554" calcext:value-type="float">
            <text:p>1571.617554</text:p>
          </table:table-cell>
          <table:table-cell office:value-type="float" office:value="1591.888916" calcext:value-type="float">
            <text:p>1591.888916</text:p>
          </table:table-cell>
          <table:table-cell office:value-type="float" office:value="1569.40332" calcext:value-type="float">
            <text:p>1569.40332</text:p>
          </table:table-cell>
          <table:table-cell office:value-type="float" office:value="1587.386108" calcext:value-type="float">
            <text:p>1587.386108</text:p>
          </table:table-cell>
          <table:table-cell table:number-columns-repeated="13"/>
        </table:table-row>
        <table:table-row table:style-name="ro1">
          <table:table-cell office:value-type="float" office:value="1574.096436" calcext:value-type="float">
            <text:p>1574.096436</text:p>
          </table:table-cell>
          <table:table-cell office:value-type="float" office:value="1588.110962" calcext:value-type="float">
            <text:p>1588.110962</text:p>
          </table:table-cell>
          <table:table-cell office:value-type="float" office:value="1572.845459" calcext:value-type="float">
            <text:p>1572.845459</text:p>
          </table:table-cell>
          <table:table-cell office:value-type="float" office:value="1584.190186" calcext:value-type="float">
            <text:p>1584.190186</text:p>
          </table:table-cell>
          <table:table-cell table:number-columns-repeated="13"/>
        </table:table-row>
        <table:table-row table:style-name="ro1">
          <table:table-cell office:value-type="float" office:value="1567.783936" calcext:value-type="float">
            <text:p>1567.783936</text:p>
          </table:table-cell>
          <table:table-cell office:value-type="float" office:value="1584.609253" calcext:value-type="float">
            <text:p>1584.609253</text:p>
          </table:table-cell>
          <table:table-cell office:value-type="float" office:value="1570.120117" calcext:value-type="float">
            <text:p>1570.120117</text:p>
          </table:table-cell>
          <table:table-cell office:value-type="float" office:value="1588.644897" calcext:value-type="float">
            <text:p>1588.644897</text:p>
          </table:table-cell>
          <table:table-cell table:number-columns-repeated="13"/>
        </table:table-row>
        <table:table-row table:style-name="ro1">
          <table:table-cell office:value-type="float" office:value="1566.819946" calcext:value-type="float">
            <text:p>1566.819946</text:p>
          </table:table-cell>
          <table:table-cell office:value-type="float" office:value="1583.46106" calcext:value-type="float">
            <text:p>1583.46106</text:p>
          </table:table-cell>
          <table:table-cell office:value-type="float" office:value="1566.192993" calcext:value-type="float">
            <text:p>1566.192993</text:p>
          </table:table-cell>
          <table:table-cell office:value-type="float" office:value="1583.561157" calcext:value-type="float">
            <text:p>1583.561157</text:p>
          </table:table-cell>
          <table:table-cell table:number-columns-repeated="13"/>
        </table:table-row>
        <table:table-row table:style-name="ro1">
          <table:table-cell office:value-type="float" office:value="1570.364502" calcext:value-type="float">
            <text:p>1570.364502</text:p>
          </table:table-cell>
          <table:table-cell office:value-type="float" office:value="1586.13562" calcext:value-type="float">
            <text:p>1586.13562</text:p>
          </table:table-cell>
          <table:table-cell office:value-type="float" office:value="1565.36792" calcext:value-type="float">
            <text:p>1565.36792</text:p>
          </table:table-cell>
          <table:table-cell office:value-type="float" office:value="1588.062012" calcext:value-type="float">
            <text:p>1588.062012</text:p>
          </table:table-cell>
          <table:table-cell table:number-columns-repeated="13"/>
        </table:table-row>
        <table:table-row table:style-name="ro1">
          <table:table-cell office:value-type="float" office:value="1569.438599" calcext:value-type="float">
            <text:p>1569.438599</text:p>
          </table:table-cell>
          <table:table-cell office:value-type="float" office:value="1581.571045" calcext:value-type="float">
            <text:p>1581.571045</text:p>
          </table:table-cell>
          <table:table-cell office:value-type="float" office:value="1568.830933" calcext:value-type="float">
            <text:p>1568.830933</text:p>
          </table:table-cell>
          <table:table-cell office:value-type="float" office:value="1583.508301" calcext:value-type="float">
            <text:p>1583.508301</text:p>
          </table:table-cell>
          <table:table-cell table:number-columns-repeated="13"/>
        </table:table-row>
        <table:table-row table:style-name="ro1">
          <table:table-cell office:value-type="float" office:value="1571.113159" calcext:value-type="float">
            <text:p>1571.113159</text:p>
          </table:table-cell>
          <table:table-cell office:value-type="float" office:value="1579.136841" calcext:value-type="float">
            <text:p>1579.136841</text:p>
          </table:table-cell>
          <table:table-cell office:value-type="float" office:value="1567.985352" calcext:value-type="float">
            <text:p>1567.985352</text:p>
          </table:table-cell>
          <table:table-cell office:value-type="float" office:value="1581.522705" calcext:value-type="float">
            <text:p>1581.522705</text:p>
          </table:table-cell>
          <table:table-cell table:number-columns-repeated="13"/>
        </table:table-row>
        <table:table-row table:style-name="ro1">
          <table:table-cell office:value-type="float" office:value="1566.45752" calcext:value-type="float">
            <text:p>1566.45752</text:p>
          </table:table-cell>
          <table:table-cell office:value-type="float" office:value="1580.288818" calcext:value-type="float">
            <text:p>1580.288818</text:p>
          </table:table-cell>
          <table:table-cell office:value-type="float" office:value="1570.618774" calcext:value-type="float">
            <text:p>1570.618774</text:p>
          </table:table-cell>
          <table:table-cell office:value-type="float" office:value="1578.202759" calcext:value-type="float">
            <text:p>1578.202759</text:p>
          </table:table-cell>
          <table:table-cell table:number-columns-repeated="13"/>
        </table:table-row>
        <table:table-row table:style-name="ro1">
          <table:table-cell office:value-type="float" office:value="1570.348511" calcext:value-type="float">
            <text:p>1570.348511</text:p>
          </table:table-cell>
          <table:table-cell office:value-type="float" office:value="1574.873413" calcext:value-type="float">
            <text:p>1574.873413</text:p>
          </table:table-cell>
          <table:table-cell office:value-type="float" office:value="1568.298218" calcext:value-type="float">
            <text:p>1568.298218</text:p>
          </table:table-cell>
          <table:table-cell office:value-type="float" office:value="1575.799072" calcext:value-type="float">
            <text:p>1575.799072</text:p>
          </table:table-cell>
          <table:table-cell table:number-columns-repeated="13"/>
        </table:table-row>
        <table:table-row table:style-name="ro1">
          <table:table-cell office:value-type="float" office:value="1563.988525" calcext:value-type="float">
            <text:p>1563.988525</text:p>
          </table:table-cell>
          <table:table-cell office:value-type="float" office:value="1575.997314" calcext:value-type="float">
            <text:p>1575.997314</text:p>
          </table:table-cell>
          <table:table-cell office:value-type="float" office:value="1566.628174" calcext:value-type="float">
            <text:p>1566.628174</text:p>
          </table:table-cell>
          <table:table-cell office:value-type="float" office:value="1577.285522" calcext:value-type="float">
            <text:p>1577.285522</text:p>
          </table:table-cell>
          <table:table-cell table:number-columns-repeated="13"/>
        </table:table-row>
        <table:table-row table:style-name="ro1">
          <table:table-cell office:value-type="float" office:value="1564.975342" calcext:value-type="float">
            <text:p>1564.975342</text:p>
          </table:table-cell>
          <table:table-cell office:value-type="float" office:value="1577.116455" calcext:value-type="float">
            <text:p>1577.116455</text:p>
          </table:table-cell>
          <table:table-cell office:value-type="float" office:value="1566.138916" calcext:value-type="float">
            <text:p>1566.138916</text:p>
          </table:table-cell>
          <table:table-cell office:value-type="float" office:value="1576.996704" calcext:value-type="float">
            <text:p>1576.996704</text:p>
          </table:table-cell>
          <table:table-cell table:number-columns-repeated="13"/>
        </table:table-row>
        <table:table-row table:style-name="ro1">
          <table:table-cell office:value-type="float" office:value="1565.381348" calcext:value-type="float">
            <text:p>1565.381348</text:p>
          </table:table-cell>
          <table:table-cell office:value-type="float" office:value="1576.94104" calcext:value-type="float">
            <text:p>1576.94104</text:p>
          </table:table-cell>
          <table:table-cell office:value-type="float" office:value="1564.354004" calcext:value-type="float">
            <text:p>1564.354004</text:p>
          </table:table-cell>
          <table:table-cell office:value-type="float" office:value="1577.772583" calcext:value-type="float">
            <text:p>1577.772583</text:p>
          </table:table-cell>
          <table:table-cell table:number-columns-repeated="13"/>
        </table:table-row>
        <table:table-row table:style-name="ro1">
          <table:table-cell office:value-type="float" office:value="1563.990967" calcext:value-type="float">
            <text:p>1563.990967</text:p>
          </table:table-cell>
          <table:table-cell office:value-type="float" office:value="1576.002441" calcext:value-type="float">
            <text:p>1576.002441</text:p>
          </table:table-cell>
          <table:table-cell office:value-type="float" office:value="1564.785767" calcext:value-type="float">
            <text:p>1564.785767</text:p>
          </table:table-cell>
          <table:table-cell office:value-type="float" office:value="1574.996826" calcext:value-type="float">
            <text:p>1574.996826</text:p>
          </table:table-cell>
          <table:table-cell table:number-columns-repeated="13"/>
        </table:table-row>
        <table:table-row table:style-name="ro1">
          <table:table-cell office:value-type="float" office:value="1564.084229" calcext:value-type="float">
            <text:p>1564.084229</text:p>
          </table:table-cell>
          <table:table-cell office:value-type="float" office:value="1575.697144" calcext:value-type="float">
            <text:p>1575.697144</text:p>
          </table:table-cell>
          <table:table-cell office:value-type="float" office:value="1566.518066" calcext:value-type="float">
            <text:p>1566.518066</text:p>
          </table:table-cell>
          <table:table-cell office:value-type="float" office:value="1574.0177" calcext:value-type="float">
            <text:p>1574.0177</text:p>
          </table:table-cell>
          <table:table-cell table:number-columns-repeated="13"/>
        </table:table-row>
        <table:table-row table:style-name="ro1">
          <table:table-cell office:value-type="float" office:value="1564.015625" calcext:value-type="float">
            <text:p>1564.015625</text:p>
          </table:table-cell>
          <table:table-cell office:value-type="float" office:value="1575.970337" calcext:value-type="float">
            <text:p>1575.970337</text:p>
          </table:table-cell>
          <table:table-cell office:value-type="float" office:value="1566.40332" calcext:value-type="float">
            <text:p>1566.40332</text:p>
          </table:table-cell>
          <table:table-cell office:value-type="float" office:value="1570.976685" calcext:value-type="float">
            <text:p>1570.976685</text:p>
          </table:table-cell>
          <table:table-cell table:number-columns-repeated="13"/>
        </table:table-row>
        <table:table-row table:style-name="ro1">
          <table:table-cell office:value-type="float" office:value="1562.797363" calcext:value-type="float">
            <text:p>1562.797363</text:p>
          </table:table-cell>
          <table:table-cell office:value-type="float" office:value="1574.322144" calcext:value-type="float">
            <text:p>1574.322144</text:p>
          </table:table-cell>
          <table:table-cell office:value-type="float" office:value="1567.769165" calcext:value-type="float">
            <text:p>1567.769165</text:p>
          </table:table-cell>
          <table:table-cell office:value-type="float" office:value="1573.991089" calcext:value-type="float">
            <text:p>1573.991089</text:p>
          </table:table-cell>
          <table:table-cell table:number-columns-repeated="13"/>
        </table:table-row>
        <table:table-row table:style-name="ro1">
          <table:table-cell office:value-type="float" office:value="1565.698242" calcext:value-type="float">
            <text:p>1565.698242</text:p>
          </table:table-cell>
          <table:table-cell office:value-type="float" office:value="1572.761841" calcext:value-type="float">
            <text:p>1572.761841</text:p>
          </table:table-cell>
          <table:table-cell office:value-type="float" office:value="1566.42627" calcext:value-type="float">
            <text:p>1566.42627</text:p>
          </table:table-cell>
          <table:table-cell office:value-type="float" office:value="1569.509766" calcext:value-type="float">
            <text:p>1569.509766</text:p>
          </table:table-cell>
          <table:table-cell table:number-columns-repeated="13"/>
        </table:table-row>
        <table:table-row table:style-name="ro1">
          <table:table-cell office:value-type="float" office:value="1578.966431" calcext:value-type="float">
            <text:p>1578.966431</text:p>
          </table:table-cell>
          <table:table-cell office:value-type="float" office:value="1605.541626" calcext:value-type="float">
            <text:p>1605.541626</text:p>
          </table:table-cell>
          <table:table-cell office:value-type="float" office:value="1540.281982" calcext:value-type="float">
            <text:p>1540.281982</text:p>
          </table:table-cell>
          <table:table-cell office:value-type="float" office:value="1542.00293" calcext:value-type="float">
            <text:p>1542.00293</text:p>
          </table:table-cell>
          <table:table-cell table:number-columns-repeated="13"/>
        </table:table-row>
        <table:table-row table:style-name="ro1">
          <table:table-cell office:value-type="float" office:value="1600.895386" calcext:value-type="float">
            <text:p>1600.895386</text:p>
          </table:table-cell>
          <table:table-cell office:value-type="float" office:value="1631.247925" calcext:value-type="float">
            <text:p>1631.247925</text:p>
          </table:table-cell>
          <table:table-cell office:value-type="float" office:value="1512.12439" calcext:value-type="float">
            <text:p>1512.12439</text:p>
          </table:table-cell>
          <table:table-cell office:value-type="float" office:value="1534.461182" calcext:value-type="float">
            <text:p>1534.461182</text:p>
          </table:table-cell>
          <table:table-cell table:number-columns-repeated="13"/>
        </table:table-row>
        <table:table-row table:style-name="ro1">
          <table:table-cell office:value-type="float" office:value="1608.49585" calcext:value-type="float">
            <text:p>1608.49585</text:p>
          </table:table-cell>
          <table:table-cell office:value-type="float" office:value="1647.362061" calcext:value-type="float">
            <text:p>1647.362061</text:p>
          </table:table-cell>
          <table:table-cell office:value-type="float" office:value="1522.82251" calcext:value-type="float">
            <text:p>1522.82251</text:p>
          </table:table-cell>
          <table:table-cell office:value-type="float" office:value="1551.56958" calcext:value-type="float">
            <text:p>1551.56958</text:p>
          </table:table-cell>
          <table:table-cell table:number-columns-repeated="13"/>
        </table:table-row>
        <table:table-row table:style-name="ro1">
          <table:table-cell office:value-type="float" office:value="1619.346924" calcext:value-type="float">
            <text:p>1619.346924</text:p>
          </table:table-cell>
          <table:table-cell office:value-type="float" office:value="1659.785156" calcext:value-type="float">
            <text:p>1659.785156</text:p>
          </table:table-cell>
          <table:table-cell office:value-type="float" office:value="1577.540894" calcext:value-type="float">
            <text:p>1577.540894</text:p>
          </table:table-cell>
          <table:table-cell office:value-type="float" office:value="1597.53894" calcext:value-type="float">
            <text:p>1597.53894</text:p>
          </table:table-cell>
          <table:table-cell table:number-columns-repeated="13"/>
        </table:table-row>
        <table:table-row table:style-name="ro1">
          <table:table-cell office:value-type="float" office:value="1640.53479" calcext:value-type="float">
            <text:p>1640.53479</text:p>
          </table:table-cell>
          <table:table-cell office:value-type="float" office:value="1641.452148" calcext:value-type="float">
            <text:p>1641.452148</text:p>
          </table:table-cell>
          <table:table-cell office:value-type="float" office:value="1668.658936" calcext:value-type="float">
            <text:p>1668.658936</text:p>
          </table:table-cell>
          <table:table-cell office:value-type="float" office:value="1654.10144" calcext:value-type="float">
            <text:p>1654.10144</text:p>
          </table:table-cell>
          <table:table-cell table:number-columns-repeated="13"/>
        </table:table-row>
        <table:table-row table:style-name="ro1">
          <table:table-cell office:value-type="float" office:value="1679.66626" calcext:value-type="float">
            <text:p>1679.66626</text:p>
          </table:table-cell>
          <table:table-cell office:value-type="float" office:value="1660.885742" calcext:value-type="float">
            <text:p>1660.885742</text:p>
          </table:table-cell>
          <table:table-cell office:value-type="float" office:value="1701.752808" calcext:value-type="float">
            <text:p>1701.752808</text:p>
          </table:table-cell>
          <table:table-cell office:value-type="float" office:value="1660.424194" calcext:value-type="float">
            <text:p>1660.424194</text:p>
          </table:table-cell>
          <table:table-cell table:number-columns-repeated="13"/>
        </table:table-row>
        <table:table-row table:style-name="ro1">
          <table:table-cell office:value-type="float" office:value="1675.391357" calcext:value-type="float">
            <text:p>1675.391357</text:p>
          </table:table-cell>
          <table:table-cell office:value-type="float" office:value="1711.959473" calcext:value-type="float">
            <text:p>1711.959473</text:p>
          </table:table-cell>
          <table:table-cell office:value-type="float" office:value="1686.208008" calcext:value-type="float">
            <text:p>1686.208008</text:p>
          </table:table-cell>
          <table:table-cell office:value-type="float" office:value="1710.785522" calcext:value-type="float">
            <text:p>1710.785522</text:p>
          </table:table-cell>
          <table:table-cell table:number-columns-repeated="13"/>
        </table:table-row>
        <table:table-row table:style-name="ro1">
          <table:table-cell office:value-type="float" office:value="1649.061523" calcext:value-type="float">
            <text:p>1649.061523</text:p>
          </table:table-cell>
          <table:table-cell office:value-type="float" office:value="1735.103149" calcext:value-type="float">
            <text:p>1735.103149</text:p>
          </table:table-cell>
          <table:table-cell office:value-type="float" office:value="1648.694824" calcext:value-type="float">
            <text:p>1648.694824</text:p>
          </table:table-cell>
          <table:table-cell office:value-type="float" office:value="1736.691284" calcext:value-type="float">
            <text:p>1736.691284</text:p>
          </table:table-cell>
          <table:table-cell table:number-columns-repeated="13"/>
        </table:table-row>
        <table:table-row table:style-name="ro1">
          <table:table-cell office:value-type="float" office:value="1662.467407" calcext:value-type="float">
            <text:p>1662.467407</text:p>
          </table:table-cell>
          <table:table-cell office:value-type="float" office:value="1711.72876" calcext:value-type="float">
            <text:p>1711.72876</text:p>
          </table:table-cell>
          <table:table-cell office:value-type="float" office:value="1661.745117" calcext:value-type="float">
            <text:p>1661.745117</text:p>
          </table:table-cell>
          <table:table-cell office:value-type="float" office:value="1718.911011" calcext:value-type="float">
            <text:p>1718.911011</text:p>
          </table:table-cell>
          <table:table-cell table:number-columns-repeated="13"/>
        </table:table-row>
        <table:table-row table:style-name="ro1">
          <table:table-cell office:value-type="float" office:value="1667.44104" calcext:value-type="float">
            <text:p>1667.44104</text:p>
          </table:table-cell>
          <table:table-cell office:value-type="float" office:value="1704.802979" calcext:value-type="float">
            <text:p>1704.802979</text:p>
          </table:table-cell>
          <table:table-cell office:value-type="float" office:value="1673.910156" calcext:value-type="float">
            <text:p>1673.910156</text:p>
          </table:table-cell>
          <table:table-cell office:value-type="float" office:value="1713.110229" calcext:value-type="float">
            <text:p>1713.110229</text:p>
          </table:table-cell>
          <table:table-cell table:number-columns-repeated="13"/>
        </table:table-row>
        <table:table-row table:style-name="ro1">
          <table:table-cell office:value-type="float" office:value="1635.068604" calcext:value-type="float">
            <text:p>1635.068604</text:p>
          </table:table-cell>
          <table:table-cell office:value-type="float" office:value="1749.500488" calcext:value-type="float">
            <text:p>1749.500488</text:p>
          </table:table-cell>
          <table:table-cell office:value-type="float" office:value="1641.942871" calcext:value-type="float">
            <text:p>1641.942871</text:p>
          </table:table-cell>
          <table:table-cell office:value-type="float" office:value="1748.691528" calcext:value-type="float">
            <text:p>1748.691528</text:p>
          </table:table-cell>
          <table:table-cell table:number-columns-repeated="13"/>
        </table:table-row>
        <table:table-row table:style-name="ro1">
          <table:table-cell office:value-type="float" office:value="1656.220703" calcext:value-type="float">
            <text:p>1656.220703</text:p>
          </table:table-cell>
          <table:table-cell office:value-type="float" office:value="1708.16394" calcext:value-type="float">
            <text:p>1708.16394</text:p>
          </table:table-cell>
          <table:table-cell office:value-type="float" office:value="1662.27417" calcext:value-type="float">
            <text:p>1662.27417</text:p>
          </table:table-cell>
          <table:table-cell office:value-type="float" office:value="1701.729736" calcext:value-type="float">
            <text:p>1701.729736</text:p>
          </table:table-cell>
          <table:table-cell table:number-columns-repeated="13"/>
        </table:table-row>
        <table:table-row table:style-name="ro1">
          <table:table-cell office:value-type="float" office:value="1660.048462" calcext:value-type="float">
            <text:p>1660.048462</text:p>
          </table:table-cell>
          <table:table-cell office:value-type="float" office:value="1717.481812" calcext:value-type="float">
            <text:p>1717.481812</text:p>
          </table:table-cell>
          <table:table-cell office:value-type="float" office:value="1668.118042" calcext:value-type="float">
            <text:p>1668.118042</text:p>
          </table:table-cell>
          <table:table-cell office:value-type="float" office:value="1714.312988" calcext:value-type="float">
            <text:p>1714.312988</text:p>
          </table:table-cell>
          <table:table-cell table:number-columns-repeated="13"/>
        </table:table-row>
        <table:table-row table:style-name="ro1">
          <table:table-cell office:value-type="float" office:value="1650.126465" calcext:value-type="float">
            <text:p>1650.126465</text:p>
          </table:table-cell>
          <table:table-cell office:value-type="float" office:value="1722.811401" calcext:value-type="float">
            <text:p>1722.811401</text:p>
          </table:table-cell>
          <table:table-cell office:value-type="float" office:value="1655.325195" calcext:value-type="float">
            <text:p>1655.325195</text:p>
          </table:table-cell>
          <table:table-cell office:value-type="float" office:value="1722.310669" calcext:value-type="float">
            <text:p>1722.310669</text:p>
          </table:table-cell>
          <table:table-cell table:number-columns-repeated="13"/>
        </table:table-row>
        <table:table-row table:style-name="ro1">
          <table:table-cell office:value-type="float" office:value="1659.03064" calcext:value-type="float">
            <text:p>1659.03064</text:p>
          </table:table-cell>
          <table:table-cell office:value-type="float" office:value="1714.195068" calcext:value-type="float">
            <text:p>1714.195068</text:p>
          </table:table-cell>
          <table:table-cell office:value-type="float" office:value="1668.71814" calcext:value-type="float">
            <text:p>1668.71814</text:p>
          </table:table-cell>
          <table:table-cell office:value-type="float" office:value="1712.565796" calcext:value-type="float">
            <text:p>1712.565796</text:p>
          </table:table-cell>
          <table:table-cell table:number-columns-repeated="13"/>
        </table:table-row>
        <table:table-row table:style-name="ro1">
          <table:table-cell office:value-type="float" office:value="1644.081299" calcext:value-type="float">
            <text:p>1644.081299</text:p>
          </table:table-cell>
          <table:table-cell office:value-type="float" office:value="1740.78479" calcext:value-type="float">
            <text:p>1740.78479</text:p>
          </table:table-cell>
          <table:table-cell office:value-type="float" office:value="1653.401123" calcext:value-type="float">
            <text:p>1653.401123</text:p>
          </table:table-cell>
          <table:table-cell office:value-type="float" office:value="1736.963867" calcext:value-type="float">
            <text:p>1736.963867</text:p>
          </table:table-cell>
          <table:table-cell table:number-columns-repeated="13"/>
        </table:table-row>
        <table:table-row table:style-name="ro1">
          <table:table-cell office:value-type="float" office:value="1655.808594" calcext:value-type="float">
            <text:p>1655.808594</text:p>
          </table:table-cell>
          <table:table-cell office:value-type="float" office:value="1724.22583" calcext:value-type="float">
            <text:p>1724.22583</text:p>
          </table:table-cell>
          <table:table-cell office:value-type="float" office:value="1663.289062" calcext:value-type="float">
            <text:p>1663.289062</text:p>
          </table:table-cell>
          <table:table-cell office:value-type="float" office:value="1723.143311" calcext:value-type="float">
            <text:p>1723.143311</text:p>
          </table:table-cell>
          <table:table-cell table:number-columns-repeated="13"/>
        </table:table-row>
        <table:table-row table:style-name="ro1">
          <table:table-cell office:value-type="float" office:value="1656.493774" calcext:value-type="float">
            <text:p>1656.493774</text:p>
          </table:table-cell>
          <table:table-cell office:value-type="float" office:value="1728.463379" calcext:value-type="float">
            <text:p>1728.463379</text:p>
          </table:table-cell>
          <table:table-cell office:value-type="float" office:value="1663.16687" calcext:value-type="float">
            <text:p>1663.16687</text:p>
          </table:table-cell>
          <table:table-cell office:value-type="float" office:value="1727.128662" calcext:value-type="float">
            <text:p>1727.128662</text:p>
          </table:table-cell>
          <table:table-cell table:number-columns-repeated="13"/>
        </table:table-row>
        <table:table-row table:style-name="ro1">
          <table:table-cell office:value-type="float" office:value="1656.19458" calcext:value-type="float">
            <text:p>1656.19458</text:p>
          </table:table-cell>
          <table:table-cell office:value-type="float" office:value="1734.140137" calcext:value-type="float">
            <text:p>1734.140137</text:p>
          </table:table-cell>
          <table:table-cell office:value-type="float" office:value="1664.101318" calcext:value-type="float">
            <text:p>1664.101318</text:p>
          </table:table-cell>
          <table:table-cell office:value-type="float" office:value="1730.650757" calcext:value-type="float">
            <text:p>1730.650757</text:p>
          </table:table-cell>
          <table:table-cell table:number-columns-repeated="13"/>
        </table:table-row>
        <table:table-row table:style-name="ro1">
          <table:table-cell office:value-type="float" office:value="1654.744385" calcext:value-type="float">
            <text:p>1654.744385</text:p>
          </table:table-cell>
          <table:table-cell office:value-type="float" office:value="1727.646484" calcext:value-type="float">
            <text:p>1727.646484</text:p>
          </table:table-cell>
          <table:table-cell office:value-type="float" office:value="1658.779053" calcext:value-type="float">
            <text:p>1658.779053</text:p>
          </table:table-cell>
          <table:table-cell office:value-type="float" office:value="1725.547241" calcext:value-type="float">
            <text:p>1725.547241</text:p>
          </table:table-cell>
          <table:table-cell table:number-columns-repeated="13"/>
        </table:table-row>
        <table:table-row table:style-name="ro1">
          <table:table-cell office:value-type="float" office:value="1651.925903" calcext:value-type="float">
            <text:p>1651.925903</text:p>
          </table:table-cell>
          <table:table-cell office:value-type="float" office:value="1736.749023" calcext:value-type="float">
            <text:p>1736.749023</text:p>
          </table:table-cell>
          <table:table-cell office:value-type="float" office:value="1660.070068" calcext:value-type="float">
            <text:p>1660.070068</text:p>
          </table:table-cell>
          <table:table-cell office:value-type="float" office:value="1735.582031" calcext:value-type="float">
            <text:p>1735.582031</text:p>
          </table:table-cell>
          <table:table-cell table:number-columns-repeated="13"/>
        </table:table-row>
        <table:table-row table:style-name="ro1">
          <table:table-cell office:value-type="float" office:value="1654.13269" calcext:value-type="float">
            <text:p>1654.13269</text:p>
          </table:table-cell>
          <table:table-cell office:value-type="float" office:value="1731.560669" calcext:value-type="float">
            <text:p>1731.560669</text:p>
          </table:table-cell>
          <table:table-cell office:value-type="float" office:value="1662.740234" calcext:value-type="float">
            <text:p>1662.740234</text:p>
          </table:table-cell>
          <table:table-cell office:value-type="float" office:value="1726.585693" calcext:value-type="float">
            <text:p>1726.585693</text:p>
          </table:table-cell>
          <table:table-cell table:number-columns-repeated="13"/>
        </table:table-row>
        <table:table-row table:style-name="ro1">
          <table:table-cell office:value-type="float" office:value="1653.119263" calcext:value-type="float">
            <text:p>1653.119263</text:p>
          </table:table-cell>
          <table:table-cell office:value-type="float" office:value="1730.901123" calcext:value-type="float">
            <text:p>1730.901123</text:p>
          </table:table-cell>
          <table:table-cell office:value-type="float" office:value="1661.159912" calcext:value-type="float">
            <text:p>1661.159912</text:p>
          </table:table-cell>
          <table:table-cell office:value-type="float" office:value="1727.733887" calcext:value-type="float">
            <text:p>1727.733887</text:p>
          </table:table-cell>
          <table:table-cell table:number-columns-repeated="13"/>
        </table:table-row>
        <table:table-row table:style-name="ro1">
          <table:table-cell office:value-type="float" office:value="1653.78418" calcext:value-type="float">
            <text:p>1653.78418</text:p>
          </table:table-cell>
          <table:table-cell office:value-type="float" office:value="1724.741821" calcext:value-type="float">
            <text:p>1724.741821</text:p>
          </table:table-cell>
          <table:table-cell office:value-type="float" office:value="1659.148193" calcext:value-type="float">
            <text:p>1659.148193</text:p>
          </table:table-cell>
          <table:table-cell office:value-type="float" office:value="1723.317871" calcext:value-type="float">
            <text:p>1723.317871</text:p>
          </table:table-cell>
          <table:table-cell table:number-columns-repeated="13"/>
        </table:table-row>
        <table:table-row table:style-name="ro1">
          <table:table-cell office:value-type="float" office:value="1651.459351" calcext:value-type="float">
            <text:p>1651.459351</text:p>
          </table:table-cell>
          <table:table-cell office:value-type="float" office:value="1727.835693" calcext:value-type="float">
            <text:p>1727.835693</text:p>
          </table:table-cell>
          <table:table-cell office:value-type="float" office:value="1658.08667" calcext:value-type="float">
            <text:p>1658.08667</text:p>
          </table:table-cell>
          <table:table-cell office:value-type="float" office:value="1726.166748" calcext:value-type="float">
            <text:p>1726.166748</text:p>
          </table:table-cell>
          <table:table-cell table:number-columns-repeated="13"/>
        </table:table-row>
        <table:table-row table:style-name="ro1">
          <table:table-cell office:value-type="float" office:value="1651.716064" calcext:value-type="float">
            <text:p>1651.716064</text:p>
          </table:table-cell>
          <table:table-cell office:value-type="float" office:value="1728.563965" calcext:value-type="float">
            <text:p>1728.563965</text:p>
          </table:table-cell>
          <table:table-cell office:value-type="float" office:value="1661.850342" calcext:value-type="float">
            <text:p>1661.850342</text:p>
          </table:table-cell>
          <table:table-cell office:value-type="float" office:value="1720.121094" calcext:value-type="float">
            <text:p>1720.121094</text:p>
          </table:table-cell>
          <table:table-cell table:number-columns-repeated="13"/>
        </table:table-row>
        <table:table-row table:style-name="ro1">
          <table:table-cell office:value-type="float" office:value="1654.247314" calcext:value-type="float">
            <text:p>1654.247314</text:p>
          </table:table-cell>
          <table:table-cell office:value-type="float" office:value="1719.67334" calcext:value-type="float">
            <text:p>1719.67334</text:p>
          </table:table-cell>
          <table:table-cell office:value-type="float" office:value="1664.175537" calcext:value-type="float">
            <text:p>1664.175537</text:p>
          </table:table-cell>
          <table:table-cell office:value-type="float" office:value="1717.639526" calcext:value-type="float">
            <text:p>1717.639526</text:p>
          </table:table-cell>
          <table:table-cell table:number-columns-repeated="13"/>
        </table:table-row>
        <table:table-row table:style-name="ro1">
          <table:table-cell office:value-type="float" office:value="1657.996094" calcext:value-type="float">
            <text:p>1657.996094</text:p>
          </table:table-cell>
          <table:table-cell office:value-type="float" office:value="1720.679932" calcext:value-type="float">
            <text:p>1720.679932</text:p>
          </table:table-cell>
          <table:table-cell office:value-type="float" office:value="1664.72644" calcext:value-type="float">
            <text:p>1664.72644</text:p>
          </table:table-cell>
          <table:table-cell office:value-type="float" office:value="1718.200439" calcext:value-type="float">
            <text:p>1718.200439</text:p>
          </table:table-cell>
          <table:table-cell table:number-columns-repeated="13"/>
        </table:table-row>
        <table:table-row table:style-name="ro1">
          <table:table-cell office:value-type="float" office:value="1652.762329" calcext:value-type="float">
            <text:p>1652.762329</text:p>
          </table:table-cell>
          <table:table-cell office:value-type="float" office:value="1729.311768" calcext:value-type="float">
            <text:p>1729.311768</text:p>
          </table:table-cell>
          <table:table-cell office:value-type="float" office:value="1660.963379" calcext:value-type="float">
            <text:p>1660.963379</text:p>
          </table:table-cell>
          <table:table-cell office:value-type="float" office:value="1724.858032" calcext:value-type="float">
            <text:p>1724.858032</text:p>
          </table:table-cell>
          <table:table-cell table:number-columns-repeated="13"/>
        </table:table-row>
        <table:table-row table:style-name="ro1">
          <table:table-cell office:value-type="float" office:value="1652.917114" calcext:value-type="float">
            <text:p>1652.917114</text:p>
          </table:table-cell>
          <table:table-cell office:value-type="float" office:value="1724.521362" calcext:value-type="float">
            <text:p>1724.521362</text:p>
          </table:table-cell>
          <table:table-cell office:value-type="float" office:value="1663.179565" calcext:value-type="float">
            <text:p>1663.179565</text:p>
          </table:table-cell>
          <table:table-cell office:value-type="float" office:value="1721.657471" calcext:value-type="float">
            <text:p>1721.657471</text:p>
          </table:table-cell>
          <table:table-cell table:number-columns-repeated="13"/>
        </table:table-row>
        <table:table-row table:style-name="ro1">
          <table:table-cell office:value-type="float" office:value="1649.52832" calcext:value-type="float">
            <text:p>1649.52832</text:p>
          </table:table-cell>
          <table:table-cell office:value-type="float" office:value="1735.570068" calcext:value-type="float">
            <text:p>1735.570068</text:p>
          </table:table-cell>
          <table:table-cell office:value-type="float" office:value="1657.716675" calcext:value-type="float">
            <text:p>1657.716675</text:p>
          </table:table-cell>
          <table:table-cell office:value-type="float" office:value="1731.014648" calcext:value-type="float">
            <text:p>1731.014648</text:p>
          </table:table-cell>
          <table:table-cell table:number-columns-repeated="13"/>
        </table:table-row>
        <table:table-row table:style-name="ro1">
          <table:table-cell office:value-type="float" office:value="1652.231323" calcext:value-type="float">
            <text:p>1652.231323</text:p>
          </table:table-cell>
          <table:table-cell office:value-type="float" office:value="1727.837646" calcext:value-type="float">
            <text:p>1727.837646</text:p>
          </table:table-cell>
          <table:table-cell office:value-type="float" office:value="1659.317993" calcext:value-type="float">
            <text:p>1659.317993</text:p>
          </table:table-cell>
          <table:table-cell office:value-type="float" office:value="1724.899414" calcext:value-type="float">
            <text:p>1724.899414</text:p>
          </table:table-cell>
          <table:table-cell table:number-columns-repeated="13"/>
        </table:table-row>
        <table:table-row table:style-name="ro1">
          <table:table-cell office:value-type="float" office:value="1652.391479" calcext:value-type="float">
            <text:p>1652.391479</text:p>
          </table:table-cell>
          <table:table-cell office:value-type="float" office:value="1735.158203" calcext:value-type="float">
            <text:p>1735.158203</text:p>
          </table:table-cell>
          <table:table-cell office:value-type="float" office:value="1656.137939" calcext:value-type="float">
            <text:p>1656.137939</text:p>
          </table:table-cell>
          <table:table-cell office:value-type="float" office:value="1732.934814" calcext:value-type="float">
            <text:p>1732.934814</text:p>
          </table:table-cell>
          <table:table-cell table:number-columns-repeated="13"/>
        </table:table-row>
        <table:table-row table:style-name="ro1">
          <table:table-cell office:value-type="float" office:value="1652.451416" calcext:value-type="float">
            <text:p>1652.451416</text:p>
          </table:table-cell>
          <table:table-cell office:value-type="float" office:value="1733.525635" calcext:value-type="float">
            <text:p>1733.525635</text:p>
          </table:table-cell>
          <table:table-cell office:value-type="float" office:value="1658.213379" calcext:value-type="float">
            <text:p>1658.213379</text:p>
          </table:table-cell>
          <table:table-cell office:value-type="float" office:value="1732.581787" calcext:value-type="float">
            <text:p>1732.581787</text:p>
          </table:table-cell>
          <table:table-cell table:number-columns-repeated="13"/>
        </table:table-row>
        <table:table-row table:style-name="ro1">
          <table:table-cell office:value-type="float" office:value="1650.274414" calcext:value-type="float">
            <text:p>1650.274414</text:p>
          </table:table-cell>
          <table:table-cell office:value-type="float" office:value="1739.678345" calcext:value-type="float">
            <text:p>1739.678345</text:p>
          </table:table-cell>
          <table:table-cell office:value-type="float" office:value="1657.561279" calcext:value-type="float">
            <text:p>1657.561279</text:p>
          </table:table-cell>
          <table:table-cell office:value-type="float" office:value="1735.788574" calcext:value-type="float">
            <text:p>1735.788574</text:p>
          </table:table-cell>
          <table:table-cell table:number-columns-repeated="13"/>
        </table:table-row>
        <table:table-row table:style-name="ro1">
          <table:table-cell office:value-type="float" office:value="1650.96106" calcext:value-type="float">
            <text:p>1650.96106</text:p>
          </table:table-cell>
          <table:table-cell office:value-type="float" office:value="1729.478638" calcext:value-type="float">
            <text:p>1729.478638</text:p>
          </table:table-cell>
          <table:table-cell office:value-type="float" office:value="1661.668091" calcext:value-type="float">
            <text:p>1661.668091</text:p>
          </table:table-cell>
          <table:table-cell office:value-type="float" office:value="1727.53833" calcext:value-type="float">
            <text:p>1727.53833</text:p>
          </table:table-cell>
          <table:table-cell table:number-columns-repeated="13"/>
        </table:table-row>
        <table:table-row table:style-name="ro1">
          <table:table-cell office:value-type="float" office:value="1655.279053" calcext:value-type="float">
            <text:p>1655.279053</text:p>
          </table:table-cell>
          <table:table-cell office:value-type="float" office:value="1726.303711" calcext:value-type="float">
            <text:p>1726.303711</text:p>
          </table:table-cell>
          <table:table-cell office:value-type="float" office:value="1662.281006" calcext:value-type="float">
            <text:p>1662.281006</text:p>
          </table:table-cell>
          <table:table-cell office:value-type="float" office:value="1726.093994" calcext:value-type="float">
            <text:p>1726.093994</text:p>
          </table:table-cell>
          <table:table-cell table:number-columns-repeated="13"/>
        </table:table-row>
        <table:table-row table:style-name="ro1">
          <table:table-cell office:value-type="float" office:value="1653.236694" calcext:value-type="float">
            <text:p>1653.236694</text:p>
          </table:table-cell>
          <table:table-cell office:value-type="float" office:value="1740.721313" calcext:value-type="float">
            <text:p>1740.721313</text:p>
          </table:table-cell>
          <table:table-cell office:value-type="float" office:value="1659.641602" calcext:value-type="float">
            <text:p>1659.641602</text:p>
          </table:table-cell>
          <table:table-cell office:value-type="float" office:value="1737.310425" calcext:value-type="float">
            <text:p>1737.310425</text:p>
          </table:table-cell>
          <table:table-cell table:number-columns-repeated="13"/>
        </table:table-row>
        <table:table-row table:style-name="ro1">
          <table:table-cell office:value-type="float" office:value="1656.869873" calcext:value-type="float">
            <text:p>1656.869873</text:p>
          </table:table-cell>
          <table:table-cell office:value-type="float" office:value="1730.63562" calcext:value-type="float">
            <text:p>1730.63562</text:p>
          </table:table-cell>
          <table:table-cell office:value-type="float" office:value="1668.410156" calcext:value-type="float">
            <text:p>1668.410156</text:p>
          </table:table-cell>
          <table:table-cell office:value-type="float" office:value="1725.958496" calcext:value-type="float">
            <text:p>1725.958496</text:p>
          </table:table-cell>
          <table:table-cell table:number-columns-repeated="13"/>
        </table:table-row>
        <table:table-row table:style-name="ro1">
          <table:table-cell office:value-type="float" office:value="1654.749146" calcext:value-type="float">
            <text:p>1654.749146</text:p>
          </table:table-cell>
          <table:table-cell office:value-type="float" office:value="1735.279053" calcext:value-type="float">
            <text:p>1735.279053</text:p>
          </table:table-cell>
          <table:table-cell office:value-type="float" office:value="1657.870239" calcext:value-type="float">
            <text:p>1657.870239</text:p>
          </table:table-cell>
          <table:table-cell office:value-type="float" office:value="1731.784424" calcext:value-type="float">
            <text:p>1731.784424</text:p>
          </table:table-cell>
          <table:table-cell table:number-columns-repeated="13"/>
        </table:table-row>
        <table:table-row table:style-name="ro1">
          <table:table-cell office:value-type="float" office:value="1654.63562" calcext:value-type="float">
            <text:p>1654.63562</text:p>
          </table:table-cell>
          <table:table-cell office:value-type="float" office:value="1732.00708" calcext:value-type="float">
            <text:p>1732.00708</text:p>
          </table:table-cell>
          <table:table-cell office:value-type="float" office:value="1663.043701" calcext:value-type="float">
            <text:p>1663.043701</text:p>
          </table:table-cell>
          <table:table-cell office:value-type="float" office:value="1730.30896" calcext:value-type="float">
            <text:p>1730.30896</text:p>
          </table:table-cell>
          <table:table-cell table:number-columns-repeated="13"/>
        </table:table-row>
        <table:table-row table:style-name="ro1">
          <table:table-cell office:value-type="float" office:value="1652.018311" calcext:value-type="float">
            <text:p>1652.018311</text:p>
          </table:table-cell>
          <table:table-cell office:value-type="float" office:value="1732.108643" calcext:value-type="float">
            <text:p>1732.108643</text:p>
          </table:table-cell>
          <table:table-cell office:value-type="float" office:value="1661.18335" calcext:value-type="float">
            <text:p>1661.18335</text:p>
          </table:table-cell>
          <table:table-cell office:value-type="float" office:value="1730.469971" calcext:value-type="float">
            <text:p>1730.469971</text:p>
          </table:table-cell>
          <table:table-cell table:number-columns-repeated="13"/>
        </table:table-row>
        <table:table-row table:style-name="ro1">
          <table:table-cell office:value-type="float" office:value="1655.609253" calcext:value-type="float">
            <text:p>1655.609253</text:p>
          </table:table-cell>
          <table:table-cell office:value-type="float" office:value="1733.264893" calcext:value-type="float">
            <text:p>1733.264893</text:p>
          </table:table-cell>
          <table:table-cell office:value-type="float" office:value="1663.580566" calcext:value-type="float">
            <text:p>1663.580566</text:p>
          </table:table-cell>
          <table:table-cell office:value-type="float" office:value="1728.027832" calcext:value-type="float">
            <text:p>1728.027832</text:p>
          </table:table-cell>
          <table:table-cell table:number-columns-repeated="13"/>
        </table:table-row>
        <table:table-row table:style-name="ro1">
          <table:table-cell office:value-type="float" office:value="1654.960938" calcext:value-type="float">
            <text:p>1654.960938</text:p>
          </table:table-cell>
          <table:table-cell office:value-type="float" office:value="1735.421265" calcext:value-type="float">
            <text:p>1735.421265</text:p>
          </table:table-cell>
          <table:table-cell office:value-type="float" office:value="1664.696899" calcext:value-type="float">
            <text:p>1664.696899</text:p>
          </table:table-cell>
          <table:table-cell office:value-type="float" office:value="1730.499268" calcext:value-type="float">
            <text:p>1730.499268</text:p>
          </table:table-cell>
          <table:table-cell table:number-columns-repeated="13"/>
        </table:table-row>
        <table:table-row table:style-name="ro1">
          <table:table-cell office:value-type="float" office:value="1653.139404" calcext:value-type="float">
            <text:p>1653.139404</text:p>
          </table:table-cell>
          <table:table-cell office:value-type="float" office:value="1733.313599" calcext:value-type="float">
            <text:p>1733.313599</text:p>
          </table:table-cell>
          <table:table-cell office:value-type="float" office:value="1662.700684" calcext:value-type="float">
            <text:p>1662.700684</text:p>
          </table:table-cell>
          <table:table-cell office:value-type="float" office:value="1730.861328" calcext:value-type="float">
            <text:p>1730.861328</text:p>
          </table:table-cell>
          <table:table-cell table:number-columns-repeated="13"/>
        </table:table-row>
        <table:table-row table:style-name="ro1">
          <table:table-cell office:value-type="float" office:value="1656.981934" calcext:value-type="float">
            <text:p>1656.981934</text:p>
          </table:table-cell>
          <table:table-cell office:value-type="float" office:value="1733.191162" calcext:value-type="float">
            <text:p>1733.191162</text:p>
          </table:table-cell>
          <table:table-cell office:value-type="float" office:value="1666.01001" calcext:value-type="float">
            <text:p>1666.01001</text:p>
          </table:table-cell>
          <table:table-cell office:value-type="float" office:value="1730.207886" calcext:value-type="float">
            <text:p>1730.207886</text:p>
          </table:table-cell>
          <table:table-cell table:number-columns-repeated="13"/>
        </table:table-row>
        <table:table-row table:style-name="ro1">
          <table:table-cell office:value-type="float" office:value="1658.545166" calcext:value-type="float">
            <text:p>1658.545166</text:p>
          </table:table-cell>
          <table:table-cell office:value-type="float" office:value="1728.069946" calcext:value-type="float">
            <text:p>1728.069946</text:p>
          </table:table-cell>
          <table:table-cell office:value-type="float" office:value="1666.682251" calcext:value-type="float">
            <text:p>1666.682251</text:p>
          </table:table-cell>
          <table:table-cell office:value-type="float" office:value="1726.020508" calcext:value-type="float">
            <text:p>1726.020508</text:p>
          </table:table-cell>
          <table:table-cell table:number-columns-repeated="13"/>
        </table:table-row>
        <table:table-row table:style-name="ro1">
          <table:table-cell office:value-type="float" office:value="1652.767944" calcext:value-type="float">
            <text:p>1652.767944</text:p>
          </table:table-cell>
          <table:table-cell office:value-type="float" office:value="1741.203369" calcext:value-type="float">
            <text:p>1741.203369</text:p>
          </table:table-cell>
          <table:table-cell office:value-type="float" office:value="1660.95874" calcext:value-type="float">
            <text:p>1660.95874</text:p>
          </table:table-cell>
          <table:table-cell office:value-type="float" office:value="1735.349609" calcext:value-type="float">
            <text:p>1735.349609</text:p>
          </table:table-cell>
          <table:table-cell table:number-columns-repeated="13"/>
        </table:table-row>
        <table:table-row table:style-name="ro1">
          <table:table-cell office:value-type="float" office:value="1658.858032" calcext:value-type="float">
            <text:p>1658.858032</text:p>
          </table:table-cell>
          <table:table-cell office:value-type="float" office:value="1727.535522" calcext:value-type="float">
            <text:p>1727.535522</text:p>
          </table:table-cell>
          <table:table-cell office:value-type="float" office:value="1667.083008" calcext:value-type="float">
            <text:p>1667.083008</text:p>
          </table:table-cell>
          <table:table-cell office:value-type="float" office:value="1722.571533" calcext:value-type="float">
            <text:p>1722.571533</text:p>
          </table:table-cell>
          <table:table-cell table:number-columns-repeated="13"/>
        </table:table-row>
        <table:table-row table:style-name="ro1">
          <table:table-cell office:value-type="float" office:value="1654.19165" calcext:value-type="float">
            <text:p>1654.19165</text:p>
          </table:table-cell>
          <table:table-cell office:value-type="float" office:value="1737.3396" calcext:value-type="float">
            <text:p>1737.3396</text:p>
          </table:table-cell>
          <table:table-cell office:value-type="float" office:value="1662.945435" calcext:value-type="float">
            <text:p>1662.945435</text:p>
          </table:table-cell>
          <table:table-cell office:value-type="float" office:value="1732.139893" calcext:value-type="float">
            <text:p>1732.139893</text:p>
          </table:table-cell>
          <table:table-cell table:number-columns-repeated="13"/>
        </table:table-row>
        <table:table-row table:style-name="ro1">
          <table:table-cell office:value-type="float" office:value="1652.372437" calcext:value-type="float">
            <text:p>1652.372437</text:p>
          </table:table-cell>
          <table:table-cell office:value-type="float" office:value="1735.66333" calcext:value-type="float">
            <text:p>1735.66333</text:p>
          </table:table-cell>
          <table:table-cell office:value-type="float" office:value="1662.59436" calcext:value-type="float">
            <text:p>1662.59436</text:p>
          </table:table-cell>
          <table:table-cell office:value-type="float" office:value="1730.485962" calcext:value-type="float">
            <text:p>1730.485962</text:p>
          </table:table-cell>
          <table:table-cell table:number-columns-repeated="13"/>
        </table:table-row>
        <table:table-row table:style-name="ro1">
          <table:table-cell office:value-type="float" office:value="1660.426392" calcext:value-type="float">
            <text:p>1660.426392</text:p>
          </table:table-cell>
          <table:table-cell office:value-type="float" office:value="1727.746826" calcext:value-type="float">
            <text:p>1727.746826</text:p>
          </table:table-cell>
          <table:table-cell office:value-type="float" office:value="1663.973877" calcext:value-type="float">
            <text:p>1663.973877</text:p>
          </table:table-cell>
          <table:table-cell office:value-type="float" office:value="1725.887329" calcext:value-type="float">
            <text:p>1725.887329</text:p>
          </table:table-cell>
          <table:table-cell table:number-columns-repeated="13"/>
        </table:table-row>
        <table:table-row table:style-name="ro1">
          <table:table-cell office:value-type="float" office:value="1653.354492" calcext:value-type="float">
            <text:p>1653.354492</text:p>
          </table:table-cell>
          <table:table-cell office:value-type="float" office:value="1741.382812" calcext:value-type="float">
            <text:p>1741.382812</text:p>
          </table:table-cell>
          <table:table-cell office:value-type="float" office:value="1658.710571" calcext:value-type="float">
            <text:p>1658.710571</text:p>
          </table:table-cell>
          <table:table-cell office:value-type="float" office:value="1738.833496" calcext:value-type="float">
            <text:p>1738.833496</text:p>
          </table:table-cell>
          <table:table-cell table:number-columns-repeated="13"/>
        </table:table-row>
        <table:table-row table:style-name="ro1">
          <table:table-cell office:value-type="float" office:value="1654.222656" calcext:value-type="float">
            <text:p>1654.222656</text:p>
          </table:table-cell>
          <table:table-cell office:value-type="float" office:value="1732.946411" calcext:value-type="float">
            <text:p>1732.946411</text:p>
          </table:table-cell>
          <table:table-cell office:value-type="float" office:value="1664.933716" calcext:value-type="float">
            <text:p>1664.933716</text:p>
          </table:table-cell>
          <table:table-cell office:value-type="float" office:value="1730.556641" calcext:value-type="float">
            <text:p>1730.556641</text:p>
          </table:table-cell>
          <table:table-cell table:number-columns-repeated="13"/>
        </table:table-row>
        <table:table-row table:style-name="ro1">
          <table:table-cell office:value-type="float" office:value="1658.72583" calcext:value-type="float">
            <text:p>1658.72583</text:p>
          </table:table-cell>
          <table:table-cell office:value-type="float" office:value="1731.759766" calcext:value-type="float">
            <text:p>1731.759766</text:p>
          </table:table-cell>
          <table:table-cell office:value-type="float" office:value="1666.957031" calcext:value-type="float">
            <text:p>1666.957031</text:p>
          </table:table-cell>
          <table:table-cell office:value-type="float" office:value="1730.327637" calcext:value-type="float">
            <text:p>1730.327637</text:p>
          </table:table-cell>
          <table:table-cell table:number-columns-repeated="13"/>
        </table:table-row>
        <table:table-row table:style-name="ro1">
          <table:table-cell office:value-type="float" office:value="1655.033447" calcext:value-type="float">
            <text:p>1655.033447</text:p>
          </table:table-cell>
          <table:table-cell office:value-type="float" office:value="1740.930908" calcext:value-type="float">
            <text:p>1740.930908</text:p>
          </table:table-cell>
          <table:table-cell office:value-type="float" office:value="1662.074707" calcext:value-type="float">
            <text:p>1662.074707</text:p>
          </table:table-cell>
          <table:table-cell office:value-type="float" office:value="1738.783813" calcext:value-type="float">
            <text:p>1738.783813</text:p>
          </table:table-cell>
          <table:table-cell table:number-columns-repeated="13"/>
        </table:table-row>
        <table:table-row table:style-name="ro1">
          <table:table-cell office:value-type="float" office:value="1658.732544" calcext:value-type="float">
            <text:p>1658.732544</text:p>
          </table:table-cell>
          <table:table-cell office:value-type="float" office:value="1733.145508" calcext:value-type="float">
            <text:p>1733.145508</text:p>
          </table:table-cell>
          <table:table-cell office:value-type="float" office:value="1665.848755" calcext:value-type="float">
            <text:p>1665.848755</text:p>
          </table:table-cell>
          <table:table-cell office:value-type="float" office:value="1732.700195" calcext:value-type="float">
            <text:p>1732.700195</text:p>
          </table:table-cell>
          <table:table-cell table:number-columns-repeated="13"/>
        </table:table-row>
        <table:table-row table:style-name="ro1">
          <table:table-cell office:value-type="float" office:value="1658.103149" calcext:value-type="float">
            <text:p>1658.103149</text:p>
          </table:table-cell>
          <table:table-cell office:value-type="float" office:value="1739.905151" calcext:value-type="float">
            <text:p>1739.905151</text:p>
          </table:table-cell>
          <table:table-cell office:value-type="float" office:value="1665.182739" calcext:value-type="float">
            <text:p>1665.182739</text:p>
          </table:table-cell>
          <table:table-cell office:value-type="float" office:value="1734.746582" calcext:value-type="float">
            <text:p>1734.746582</text:p>
          </table:table-cell>
          <table:table-cell table:number-columns-repeated="13"/>
        </table:table-row>
        <table:table-row table:style-name="ro1">
          <table:table-cell office:value-type="float" office:value="1659.692261" calcext:value-type="float">
            <text:p>1659.692261</text:p>
          </table:table-cell>
          <table:table-cell office:value-type="float" office:value="1736.917969" calcext:value-type="float">
            <text:p>1736.917969</text:p>
          </table:table-cell>
          <table:table-cell office:value-type="float" office:value="1664.971191" calcext:value-type="float">
            <text:p>1664.971191</text:p>
          </table:table-cell>
          <table:table-cell office:value-type="float" office:value="1736.697021" calcext:value-type="float">
            <text:p>1736.697021</text:p>
          </table:table-cell>
          <table:table-cell table:number-columns-repeated="13"/>
        </table:table-row>
        <table:table-row table:style-name="ro1">
          <table:table-cell office:value-type="float" office:value="1656.407349" calcext:value-type="float">
            <text:p>1656.407349</text:p>
          </table:table-cell>
          <table:table-cell office:value-type="float" office:value="1742.832886" calcext:value-type="float">
            <text:p>1742.832886</text:p>
          </table:table-cell>
          <table:table-cell office:value-type="float" office:value="1663.255371" calcext:value-type="float">
            <text:p>1663.255371</text:p>
          </table:table-cell>
          <table:table-cell office:value-type="float" office:value="1740.465332" calcext:value-type="float">
            <text:p>1740.465332</text:p>
          </table:table-cell>
          <table:table-cell table:number-columns-repeated="13"/>
        </table:table-row>
        <table:table-row table:style-name="ro1">
          <table:table-cell office:value-type="float" office:value="1658.729736" calcext:value-type="float">
            <text:p>1658.729736</text:p>
          </table:table-cell>
          <table:table-cell office:value-type="float" office:value="1741.356201" calcext:value-type="float">
            <text:p>1741.356201</text:p>
          </table:table-cell>
          <table:table-cell office:value-type="float" office:value="1663.553101" calcext:value-type="float">
            <text:p>1663.553101</text:p>
          </table:table-cell>
          <table:table-cell office:value-type="float" office:value="1739.889771" calcext:value-type="float">
            <text:p>1739.889771</text:p>
          </table:table-cell>
          <table:table-cell table:number-columns-repeated="13"/>
        </table:table-row>
        <table:table-row table:style-name="ro1">
          <table:table-cell office:value-type="float" office:value="1657.271606" calcext:value-type="float">
            <text:p>1657.271606</text:p>
          </table:table-cell>
          <table:table-cell office:value-type="float" office:value="1735.18689" calcext:value-type="float">
            <text:p>1735.18689</text:p>
          </table:table-cell>
          <table:table-cell office:value-type="float" office:value="1663.228516" calcext:value-type="float">
            <text:p>1663.228516</text:p>
          </table:table-cell>
          <table:table-cell office:value-type="float" office:value="1734.14624" calcext:value-type="float">
            <text:p>1734.14624</text:p>
          </table:table-cell>
          <table:table-cell table:number-columns-repeated="13"/>
        </table:table-row>
        <table:table-row table:style-name="ro1">
          <table:table-cell office:value-type="float" office:value="1654.641113" calcext:value-type="float">
            <text:p>1654.641113</text:p>
          </table:table-cell>
          <table:table-cell office:value-type="float" office:value="1735.761597" calcext:value-type="float">
            <text:p>1735.761597</text:p>
          </table:table-cell>
          <table:table-cell office:value-type="float" office:value="1664.315552" calcext:value-type="float">
            <text:p>1664.315552</text:p>
          </table:table-cell>
          <table:table-cell office:value-type="float" office:value="1730.575562" calcext:value-type="float">
            <text:p>1730.575562</text:p>
          </table:table-cell>
          <table:table-cell table:number-columns-repeated="13"/>
        </table:table-row>
        <table:table-row table:style-name="ro1">
          <table:table-cell office:value-type="float" office:value="1662.916626" calcext:value-type="float">
            <text:p>1662.916626</text:p>
          </table:table-cell>
          <table:table-cell office:value-type="float" office:value="1728.785034" calcext:value-type="float">
            <text:p>1728.785034</text:p>
          </table:table-cell>
          <table:table-cell office:value-type="float" office:value="1668.81665" calcext:value-type="float">
            <text:p>1668.81665</text:p>
          </table:table-cell>
          <table:table-cell office:value-type="float" office:value="1725.711792" calcext:value-type="float">
            <text:p>1725.711792</text:p>
          </table:table-cell>
          <table:table-cell table:number-columns-repeated="13"/>
        </table:table-row>
        <table:table-row table:style-name="ro1">
          <table:table-cell office:value-type="float" office:value="1655.685303" calcext:value-type="float">
            <text:p>1655.685303</text:p>
          </table:table-cell>
          <table:table-cell office:value-type="float" office:value="1741.167358" calcext:value-type="float">
            <text:p>1741.167358</text:p>
          </table:table-cell>
          <table:table-cell office:value-type="float" office:value="1666.304443" calcext:value-type="float">
            <text:p>1666.304443</text:p>
          </table:table-cell>
          <table:table-cell office:value-type="float" office:value="1736.368774" calcext:value-type="float">
            <text:p>1736.368774</text:p>
          </table:table-cell>
          <table:table-cell table:number-columns-repeated="13"/>
        </table:table-row>
        <table:table-row table:style-name="ro1">
          <table:table-cell office:value-type="float" office:value="1658.571289" calcext:value-type="float">
            <text:p>1658.571289</text:p>
          </table:table-cell>
          <table:table-cell office:value-type="float" office:value="1740.889282" calcext:value-type="float">
            <text:p>1740.889282</text:p>
          </table:table-cell>
          <table:table-cell office:value-type="float" office:value="1665.855713" calcext:value-type="float">
            <text:p>1665.855713</text:p>
          </table:table-cell>
          <table:table-cell office:value-type="float" office:value="1738.015015" calcext:value-type="float">
            <text:p>1738.015015</text:p>
          </table:table-cell>
          <table:table-cell table:number-columns-repeated="13"/>
        </table:table-row>
        <table:table-row table:style-name="ro1">
          <table:table-cell office:value-type="float" office:value="1662.176147" calcext:value-type="float">
            <text:p>1662.176147</text:p>
          </table:table-cell>
          <table:table-cell office:value-type="float" office:value="1739.822021" calcext:value-type="float">
            <text:p>1739.822021</text:p>
          </table:table-cell>
          <table:table-cell office:value-type="float" office:value="1667.0271" calcext:value-type="float">
            <text:p>1667.0271</text:p>
          </table:table-cell>
          <table:table-cell office:value-type="float" office:value="1736.816772" calcext:value-type="float">
            <text:p>1736.816772</text:p>
          </table:table-cell>
          <table:table-cell table:number-columns-repeated="13"/>
        </table:table-row>
        <table:table-row table:style-name="ro1">
          <table:table-cell office:value-type="float" office:value="1659.45166" calcext:value-type="float">
            <text:p>1659.45166</text:p>
          </table:table-cell>
          <table:table-cell office:value-type="float" office:value="1744.450684" calcext:value-type="float">
            <text:p>1744.450684</text:p>
          </table:table-cell>
          <table:table-cell office:value-type="float" office:value="1664.482422" calcext:value-type="float">
            <text:p>1664.482422</text:p>
          </table:table-cell>
          <table:table-cell office:value-type="float" office:value="1743.711914" calcext:value-type="float">
            <text:p>1743.711914</text:p>
          </table:table-cell>
          <table:table-cell table:number-columns-repeated="13"/>
        </table:table-row>
        <table:table-row table:style-name="ro1">
          <table:table-cell office:value-type="float" office:value="1660.054199" calcext:value-type="float">
            <text:p>1660.054199</text:p>
          </table:table-cell>
          <table:table-cell office:value-type="float" office:value="1741.167725" calcext:value-type="float">
            <text:p>1741.167725</text:p>
          </table:table-cell>
          <table:table-cell office:value-type="float" office:value="1668.676025" calcext:value-type="float">
            <text:p>1668.676025</text:p>
          </table:table-cell>
          <table:table-cell office:value-type="float" office:value="1736.068115" calcext:value-type="float">
            <text:p>1736.068115</text:p>
          </table:table-cell>
          <table:table-cell table:number-columns-repeated="13"/>
        </table:table-row>
        <table:table-row table:style-name="ro1">
          <table:table-cell office:value-type="float" office:value="1660.126831" calcext:value-type="float">
            <text:p>1660.126831</text:p>
          </table:table-cell>
          <table:table-cell office:value-type="float" office:value="1741.200317" calcext:value-type="float">
            <text:p>1741.200317</text:p>
          </table:table-cell>
          <table:table-cell office:value-type="float" office:value="1670.724121" calcext:value-type="float">
            <text:p>1670.724121</text:p>
          </table:table-cell>
          <table:table-cell office:value-type="float" office:value="1738.036865" calcext:value-type="float">
            <text:p>1738.036865</text:p>
          </table:table-cell>
          <table:table-cell table:number-columns-repeated="13"/>
        </table:table-row>
        <table:table-row table:style-name="ro1">
          <table:table-cell office:value-type="float" office:value="1660.336426" calcext:value-type="float">
            <text:p>1660.336426</text:p>
          </table:table-cell>
          <table:table-cell office:value-type="float" office:value="1742.254883" calcext:value-type="float">
            <text:p>1742.254883</text:p>
          </table:table-cell>
          <table:table-cell office:value-type="float" office:value="1668.558838" calcext:value-type="float">
            <text:p>1668.558838</text:p>
          </table:table-cell>
          <table:table-cell office:value-type="float" office:value="1736.102173" calcext:value-type="float">
            <text:p>1736.102173</text:p>
          </table:table-cell>
          <table:table-cell table:number-columns-repeated="13"/>
        </table:table-row>
        <table:table-row table:style-name="ro1">
          <table:table-cell office:value-type="float" office:value="1666.083862" calcext:value-type="float">
            <text:p>1666.083862</text:p>
          </table:table-cell>
          <table:table-cell office:value-type="float" office:value="1733.651611" calcext:value-type="float">
            <text:p>1733.651611</text:p>
          </table:table-cell>
          <table:table-cell office:value-type="float" office:value="1673.351685" calcext:value-type="float">
            <text:p>1673.351685</text:p>
          </table:table-cell>
          <table:table-cell office:value-type="float" office:value="1731.945312" calcext:value-type="float">
            <text:p>1731.945312</text:p>
          </table:table-cell>
          <table:table-cell table:number-columns-repeated="13"/>
        </table:table-row>
        <table:table-row table:style-name="ro1">
          <table:table-cell office:value-type="float" office:value="1659.74646" calcext:value-type="float">
            <text:p>1659.74646</text:p>
          </table:table-cell>
          <table:table-cell office:value-type="float" office:value="1744.065308" calcext:value-type="float">
            <text:p>1744.065308</text:p>
          </table:table-cell>
          <table:table-cell office:value-type="float" office:value="1670.886597" calcext:value-type="float">
            <text:p>1670.886597</text:p>
          </table:table-cell>
          <table:table-cell office:value-type="float" office:value="1738.915527" calcext:value-type="float">
            <text:p>1738.915527</text:p>
          </table:table-cell>
          <table:table-cell table:number-columns-repeated="13"/>
        </table:table-row>
        <table:table-row table:style-name="ro1">
          <table:table-cell office:value-type="float" office:value="1664.702881" calcext:value-type="float">
            <text:p>1664.702881</text:p>
          </table:table-cell>
          <table:table-cell office:value-type="float" office:value="1741.551758" calcext:value-type="float">
            <text:p>1741.551758</text:p>
          </table:table-cell>
          <table:table-cell office:value-type="float" office:value="1670.616699" calcext:value-type="float">
            <text:p>1670.616699</text:p>
          </table:table-cell>
          <table:table-cell office:value-type="float" office:value="1737.567017" calcext:value-type="float">
            <text:p>1737.567017</text:p>
          </table:table-cell>
          <table:table-cell table:number-columns-repeated="13"/>
        </table:table-row>
        <table:table-row table:style-name="ro1">
          <table:table-cell office:value-type="float" office:value="1659.64563" calcext:value-type="float">
            <text:p>1659.64563</text:p>
          </table:table-cell>
          <table:table-cell office:value-type="float" office:value="1750.105103" calcext:value-type="float">
            <text:p>1750.105103</text:p>
          </table:table-cell>
          <table:table-cell office:value-type="float" office:value="1666.678467" calcext:value-type="float">
            <text:p>1666.678467</text:p>
          </table:table-cell>
          <table:table-cell office:value-type="float" office:value="1744.671997" calcext:value-type="float">
            <text:p>1744.671997</text:p>
          </table:table-cell>
          <table:table-cell table:number-columns-repeated="13"/>
        </table:table-row>
        <table:table-row table:style-name="ro1">
          <table:table-cell office:value-type="float" office:value="1658.894409" calcext:value-type="float">
            <text:p>1658.894409</text:p>
          </table:table-cell>
          <table:table-cell office:value-type="float" office:value="1744.666748" calcext:value-type="float">
            <text:p>1744.666748</text:p>
          </table:table-cell>
          <table:table-cell office:value-type="float" office:value="1667.525879" calcext:value-type="float">
            <text:p>1667.525879</text:p>
          </table:table-cell>
          <table:table-cell office:value-type="float" office:value="1740.822876" calcext:value-type="float">
            <text:p>1740.822876</text:p>
          </table:table-cell>
          <table:table-cell table:number-columns-repeated="13"/>
        </table:table-row>
        <table:table-row table:style-name="ro1">
          <table:table-cell office:value-type="float" office:value="1660.070068" calcext:value-type="float">
            <text:p>1660.070068</text:p>
          </table:table-cell>
          <table:table-cell office:value-type="float" office:value="1749.372314" calcext:value-type="float">
            <text:p>1749.372314</text:p>
          </table:table-cell>
          <table:table-cell office:value-type="float" office:value="1670.62207" calcext:value-type="float">
            <text:p>1670.62207</text:p>
          </table:table-cell>
          <table:table-cell office:value-type="float" office:value="1743.809082" calcext:value-type="float">
            <text:p>1743.809082</text:p>
          </table:table-cell>
          <table:table-cell table:number-columns-repeated="13"/>
        </table:table-row>
        <table:table-row table:style-name="ro1">
          <table:table-cell office:value-type="float" office:value="1661.61792" calcext:value-type="float">
            <text:p>1661.61792</text:p>
          </table:table-cell>
          <table:table-cell office:value-type="float" office:value="1737.459961" calcext:value-type="float">
            <text:p>1737.459961</text:p>
          </table:table-cell>
          <table:table-cell office:value-type="float" office:value="1670.242188" calcext:value-type="float">
            <text:p>1670.242188</text:p>
          </table:table-cell>
          <table:table-cell office:value-type="float" office:value="1733.698364" calcext:value-type="float">
            <text:p>1733.698364</text:p>
          </table:table-cell>
          <table:table-cell table:number-columns-repeated="13"/>
        </table:table-row>
        <table:table-row table:style-name="ro1">
          <table:table-cell office:value-type="float" office:value="1663.84668" calcext:value-type="float">
            <text:p>1663.84668</text:p>
          </table:table-cell>
          <table:table-cell office:value-type="float" office:value="1736.100952" calcext:value-type="float">
            <text:p>1736.100952</text:p>
          </table:table-cell>
          <table:table-cell office:value-type="float" office:value="1672.767334" calcext:value-type="float">
            <text:p>1672.767334</text:p>
          </table:table-cell>
          <table:table-cell office:value-type="float" office:value="1733.642578" calcext:value-type="float">
            <text:p>1733.642578</text:p>
          </table:table-cell>
          <table:table-cell table:number-columns-repeated="13"/>
        </table:table-row>
        <table:table-row table:style-name="ro1">
          <table:table-cell office:value-type="float" office:value="1661.046631" calcext:value-type="float">
            <text:p>1661.046631</text:p>
          </table:table-cell>
          <table:table-cell office:value-type="float" office:value="1746.775146" calcext:value-type="float">
            <text:p>1746.775146</text:p>
          </table:table-cell>
          <table:table-cell office:value-type="float" office:value="1669.320923" calcext:value-type="float">
            <text:p>1669.320923</text:p>
          </table:table-cell>
          <table:table-cell office:value-type="float" office:value="1744.287598" calcext:value-type="float">
            <text:p>1744.287598</text:p>
          </table:table-cell>
          <table:table-cell table:number-columns-repeated="13"/>
        </table:table-row>
        <table:table-row table:style-name="ro1">
          <table:table-cell office:value-type="float" office:value="1662.804321" calcext:value-type="float">
            <text:p>1662.804321</text:p>
          </table:table-cell>
          <table:table-cell office:value-type="float" office:value="1744.404419" calcext:value-type="float">
            <text:p>1744.404419</text:p>
          </table:table-cell>
          <table:table-cell office:value-type="float" office:value="1671.106201" calcext:value-type="float">
            <text:p>1671.106201</text:p>
          </table:table-cell>
          <table:table-cell office:value-type="float" office:value="1740.946411" calcext:value-type="float">
            <text:p>1740.946411</text:p>
          </table:table-cell>
          <table:table-cell table:number-columns-repeated="13"/>
        </table:table-row>
        <table:table-row table:style-name="ro1">
          <table:table-cell office:value-type="float" office:value="1666.013672" calcext:value-type="float">
            <text:p>1666.013672</text:p>
          </table:table-cell>
          <table:table-cell office:value-type="float" office:value="1745.651978" calcext:value-type="float">
            <text:p>1745.651978</text:p>
          </table:table-cell>
          <table:table-cell office:value-type="float" office:value="1673.584473" calcext:value-type="float">
            <text:p>1673.584473</text:p>
          </table:table-cell>
          <table:table-cell office:value-type="float" office:value="1743.66687" calcext:value-type="float">
            <text:p>1743.66687</text:p>
          </table:table-cell>
          <table:table-cell table:number-columns-repeated="13"/>
        </table:table-row>
        <table:table-row table:style-name="ro1">
          <table:table-cell office:value-type="float" office:value="1661.008789" calcext:value-type="float">
            <text:p>1661.008789</text:p>
          </table:table-cell>
          <table:table-cell office:value-type="float" office:value="1746.252686" calcext:value-type="float">
            <text:p>1746.252686</text:p>
          </table:table-cell>
          <table:table-cell office:value-type="float" office:value="1666.5" calcext:value-type="float">
            <text:p>1666.5</text:p>
          </table:table-cell>
          <table:table-cell office:value-type="float" office:value="1745.97522" calcext:value-type="float">
            <text:p>1745.97522</text:p>
          </table:table-cell>
          <table:table-cell table:number-columns-repeated="13"/>
        </table:table-row>
        <table:table-row table:style-name="ro1">
          <table:table-cell office:value-type="float" office:value="1666.679688" calcext:value-type="float">
            <text:p>1666.679688</text:p>
          </table:table-cell>
          <table:table-cell office:value-type="float" office:value="1740.193604" calcext:value-type="float">
            <text:p>1740.193604</text:p>
          </table:table-cell>
          <table:table-cell office:value-type="float" office:value="1672.348389" calcext:value-type="float">
            <text:p>1672.348389</text:p>
          </table:table-cell>
          <table:table-cell office:value-type="float" office:value="1739.401611" calcext:value-type="float">
            <text:p>1739.401611</text:p>
          </table:table-cell>
          <table:table-cell table:number-columns-repeated="13"/>
        </table:table-row>
        <table:table-row table:style-name="ro1">
          <table:table-cell office:value-type="float" office:value="1662.950684" calcext:value-type="float">
            <text:p>1662.950684</text:p>
          </table:table-cell>
          <table:table-cell office:value-type="float" office:value="1741.187378" calcext:value-type="float">
            <text:p>1741.187378</text:p>
          </table:table-cell>
          <table:table-cell office:value-type="float" office:value="1670.165039" calcext:value-type="float">
            <text:p>1670.165039</text:p>
          </table:table-cell>
          <table:table-cell office:value-type="float" office:value="1735.414795" calcext:value-type="float">
            <text:p>1735.414795</text:p>
          </table:table-cell>
          <table:table-cell table:number-columns-repeated="13"/>
        </table:table-row>
        <table:table-row table:style-name="ro1">
          <table:table-cell office:value-type="float" office:value="1663.064331" calcext:value-type="float">
            <text:p>1663.064331</text:p>
          </table:table-cell>
          <table:table-cell office:value-type="float" office:value="1743.506836" calcext:value-type="float">
            <text:p>1743.506836</text:p>
          </table:table-cell>
          <table:table-cell office:value-type="float" office:value="1670.511963" calcext:value-type="float">
            <text:p>1670.511963</text:p>
          </table:table-cell>
          <table:table-cell office:value-type="float" office:value="1743.356079" calcext:value-type="float">
            <text:p>1743.356079</text:p>
          </table:table-cell>
          <table:table-cell table:number-columns-repeated="13"/>
        </table:table-row>
        <table:table-row table:style-name="ro1">
          <table:table-cell office:value-type="float" office:value="1666.250122" calcext:value-type="float">
            <text:p>1666.250122</text:p>
          </table:table-cell>
          <table:table-cell office:value-type="float" office:value="1738.257812" calcext:value-type="float">
            <text:p>1738.257812</text:p>
          </table:table-cell>
          <table:table-cell office:value-type="float" office:value="1674.168335" calcext:value-type="float">
            <text:p>1674.168335</text:p>
          </table:table-cell>
          <table:table-cell office:value-type="float" office:value="1736.997681" calcext:value-type="float">
            <text:p>1736.997681</text:p>
          </table:table-cell>
          <table:table-cell table:number-columns-repeated="13"/>
        </table:table-row>
        <table:table-row table:style-name="ro1">
          <table:table-cell office:value-type="float" office:value="1658.327759" calcext:value-type="float">
            <text:p>1658.327759</text:p>
          </table:table-cell>
          <table:table-cell office:value-type="float" office:value="1754.902954" calcext:value-type="float">
            <text:p>1754.902954</text:p>
          </table:table-cell>
          <table:table-cell office:value-type="float" office:value="1667.387451" calcext:value-type="float">
            <text:p>1667.387451</text:p>
          </table:table-cell>
          <table:table-cell office:value-type="float" office:value="1750.196411" calcext:value-type="float">
            <text:p>1750.196411</text:p>
          </table:table-cell>
          <table:table-cell table:number-columns-repeated="13"/>
        </table:table-row>
        <table:table-row table:style-name="ro1">
          <table:table-cell office:value-type="float" office:value="1665.5177" calcext:value-type="float">
            <text:p>1665.5177</text:p>
          </table:table-cell>
          <table:table-cell office:value-type="float" office:value="1736.073853" calcext:value-type="float">
            <text:p>1736.073853</text:p>
          </table:table-cell>
          <table:table-cell office:value-type="float" office:value="1672.92749" calcext:value-type="float">
            <text:p>1672.92749</text:p>
          </table:table-cell>
          <table:table-cell office:value-type="float" office:value="1734.752075" calcext:value-type="float">
            <text:p>1734.752075</text:p>
          </table:table-cell>
          <table:table-cell table:number-columns-repeated="13"/>
        </table:table-row>
        <table:table-row table:style-name="ro1">
          <table:table-cell office:value-type="float" office:value="1663.326904" calcext:value-type="float">
            <text:p>1663.326904</text:p>
          </table:table-cell>
          <table:table-cell office:value-type="float" office:value="1746.499756" calcext:value-type="float">
            <text:p>1746.499756</text:p>
          </table:table-cell>
          <table:table-cell office:value-type="float" office:value="1672.922363" calcext:value-type="float">
            <text:p>1672.922363</text:p>
          </table:table-cell>
          <table:table-cell office:value-type="float" office:value="1742.532715" calcext:value-type="float">
            <text:p>1742.532715</text:p>
          </table:table-cell>
          <table:table-cell table:number-columns-repeated="13"/>
        </table:table-row>
        <table:table-row table:style-name="ro1">
          <table:table-cell office:value-type="float" office:value="1664.279175" calcext:value-type="float">
            <text:p>1664.279175</text:p>
          </table:table-cell>
          <table:table-cell office:value-type="float" office:value="1747.730591" calcext:value-type="float">
            <text:p>1747.730591</text:p>
          </table:table-cell>
          <table:table-cell office:value-type="float" office:value="1669.753662" calcext:value-type="float">
            <text:p>1669.753662</text:p>
          </table:table-cell>
          <table:table-cell office:value-type="float" office:value="1742.687256" calcext:value-type="float">
            <text:p>1742.687256</text:p>
          </table:table-cell>
          <table:table-cell table:number-columns-repeated="13"/>
        </table:table-row>
        <table:table-row table:style-name="ro1">
          <table:table-cell office:value-type="float" office:value="1664.071167" calcext:value-type="float">
            <text:p>1664.071167</text:p>
          </table:table-cell>
          <table:table-cell office:value-type="float" office:value="1745.298828" calcext:value-type="float">
            <text:p>1745.298828</text:p>
          </table:table-cell>
          <table:table-cell office:value-type="float" office:value="1671.914185" calcext:value-type="float">
            <text:p>1671.914185</text:p>
          </table:table-cell>
          <table:table-cell office:value-type="float" office:value="1741.036011" calcext:value-type="float">
            <text:p>1741.036011</text:p>
          </table:table-cell>
          <table:table-cell table:number-columns-repeated="13"/>
        </table:table-row>
        <table:table-row table:style-name="ro1">
          <table:table-cell office:value-type="float" office:value="1666.121094" calcext:value-type="float">
            <text:p>1666.121094</text:p>
          </table:table-cell>
          <table:table-cell office:value-type="float" office:value="1734.900757" calcext:value-type="float">
            <text:p>1734.900757</text:p>
          </table:table-cell>
          <table:table-cell office:value-type="float" office:value="1674.976562" calcext:value-type="float">
            <text:p>1674.976562</text:p>
          </table:table-cell>
          <table:table-cell office:value-type="float" office:value="1731.185059" calcext:value-type="float">
            <text:p>1731.185059</text:p>
          </table:table-cell>
          <table:table-cell table:number-columns-repeated="13"/>
        </table:table-row>
        <table:table-row table:style-name="ro1">
          <table:table-cell office:value-type="float" office:value="1651.505127" calcext:value-type="float">
            <text:p>1651.505127</text:p>
          </table:table-cell>
          <table:table-cell office:value-type="float" office:value="1734.837646" calcext:value-type="float">
            <text:p>1734.837646</text:p>
          </table:table-cell>
          <table:table-cell office:value-type="float" office:value="1655.005127" calcext:value-type="float">
            <text:p>1655.005127</text:p>
          </table:table-cell>
          <table:table-cell office:value-type="float" office:value="1734.023438" calcext:value-type="float">
            <text:p>1734.023438</text:p>
          </table:table-cell>
          <table:table-cell table:number-columns-repeated="13"/>
        </table:table-row>
        <table:table-row table:style-name="ro1">
          <table:table-cell office:value-type="float" office:value="1624.557251" calcext:value-type="float">
            <text:p>1624.557251</text:p>
          </table:table-cell>
          <table:table-cell office:value-type="float" office:value="1728.043701" calcext:value-type="float">
            <text:p>1728.043701</text:p>
          </table:table-cell>
          <table:table-cell office:value-type="float" office:value="1636.38501" calcext:value-type="float">
            <text:p>1636.38501</text:p>
          </table:table-cell>
          <table:table-cell office:value-type="float" office:value="1727.652222" calcext:value-type="float">
            <text:p>1727.652222</text:p>
          </table:table-cell>
          <table:table-cell table:number-columns-repeated="13"/>
        </table:table-row>
        <table:table-row table:style-name="ro1">
          <table:table-cell office:value-type="float" office:value="1628.578125" calcext:value-type="float">
            <text:p>1628.578125</text:p>
          </table:table-cell>
          <table:table-cell office:value-type="float" office:value="1704.793335" calcext:value-type="float">
            <text:p>1704.793335</text:p>
          </table:table-cell>
          <table:table-cell office:value-type="float" office:value="1637.265015" calcext:value-type="float">
            <text:p>1637.265015</text:p>
          </table:table-cell>
          <table:table-cell office:value-type="float" office:value="1704.015137" calcext:value-type="float">
            <text:p>1704.015137</text:p>
          </table:table-cell>
          <table:table-cell table:number-columns-repeated="13"/>
        </table:table-row>
        <table:table-row table:style-name="ro1">
          <table:table-cell office:value-type="float" office:value="1620.083008" calcext:value-type="float">
            <text:p>1620.083008</text:p>
          </table:table-cell>
          <table:table-cell office:value-type="float" office:value="1695.399658" calcext:value-type="float">
            <text:p>1695.399658</text:p>
          </table:table-cell>
          <table:table-cell office:value-type="float" office:value="1625.487549" calcext:value-type="float">
            <text:p>1625.487549</text:p>
          </table:table-cell>
          <table:table-cell office:value-type="float" office:value="1692.953613" calcext:value-type="float">
            <text:p>1692.953613</text:p>
          </table:table-cell>
          <table:table-cell table:number-columns-repeated="13"/>
        </table:table-row>
        <table:table-row table:style-name="ro1">
          <table:table-cell office:value-type="float" office:value="1613.434326" calcext:value-type="float">
            <text:p>1613.434326</text:p>
          </table:table-cell>
          <table:table-cell office:value-type="float" office:value="1693.732666" calcext:value-type="float">
            <text:p>1693.732666</text:p>
          </table:table-cell>
          <table:table-cell office:value-type="float" office:value="1621.269287" calcext:value-type="float">
            <text:p>1621.269287</text:p>
          </table:table-cell>
          <table:table-cell office:value-type="float" office:value="1682.44165" calcext:value-type="float">
            <text:p>1682.44165</text:p>
          </table:table-cell>
          <table:table-cell table:number-columns-repeated="13"/>
        </table:table-row>
        <table:table-row table:style-name="ro1">
          <table:table-cell office:value-type="float" office:value="1610.960693" calcext:value-type="float">
            <text:p>1610.960693</text:p>
          </table:table-cell>
          <table:table-cell office:value-type="float" office:value="1677.122559" calcext:value-type="float">
            <text:p>1677.122559</text:p>
          </table:table-cell>
          <table:table-cell office:value-type="float" office:value="1616.156982" calcext:value-type="float">
            <text:p>1616.156982</text:p>
          </table:table-cell>
          <table:table-cell office:value-type="float" office:value="1674.182983" calcext:value-type="float">
            <text:p>1674.182983</text:p>
          </table:table-cell>
          <table:table-cell table:number-columns-repeated="13"/>
        </table:table-row>
        <table:table-row table:style-name="ro1">
          <table:table-cell office:value-type="float" office:value="1602.666992" calcext:value-type="float">
            <text:p>1602.666992</text:p>
          </table:table-cell>
          <table:table-cell office:value-type="float" office:value="1667.642456" calcext:value-type="float">
            <text:p>1667.642456</text:p>
          </table:table-cell>
          <table:table-cell office:value-type="float" office:value="1612.362915" calcext:value-type="float">
            <text:p>1612.362915</text:p>
          </table:table-cell>
          <table:table-cell office:value-type="float" office:value="1671.347534" calcext:value-type="float">
            <text:p>1671.347534</text:p>
          </table:table-cell>
          <table:table-cell table:number-columns-repeated="13"/>
        </table:table-row>
        <table:table-row table:style-name="ro1">
          <table:table-cell office:value-type="float" office:value="1599.246094" calcext:value-type="float">
            <text:p>1599.246094</text:p>
          </table:table-cell>
          <table:table-cell office:value-type="float" office:value="1658.40979" calcext:value-type="float">
            <text:p>1658.40979</text:p>
          </table:table-cell>
          <table:table-cell office:value-type="float" office:value="1604.393677" calcext:value-type="float">
            <text:p>1604.393677</text:p>
          </table:table-cell>
          <table:table-cell office:value-type="float" office:value="1656.258545" calcext:value-type="float">
            <text:p>1656.258545</text:p>
          </table:table-cell>
          <table:table-cell table:number-columns-repeated="13"/>
        </table:table-row>
        <table:table-row table:style-name="ro1">
          <table:table-cell office:value-type="float" office:value="1595.985596" calcext:value-type="float">
            <text:p>1595.985596</text:p>
          </table:table-cell>
          <table:table-cell office:value-type="float" office:value="1656.78064" calcext:value-type="float">
            <text:p>1656.78064</text:p>
          </table:table-cell>
          <table:table-cell office:value-type="float" office:value="1600.560669" calcext:value-type="float">
            <text:p>1600.560669</text:p>
          </table:table-cell>
          <table:table-cell office:value-type="float" office:value="1647.70459" calcext:value-type="float">
            <text:p>1647.70459</text:p>
          </table:table-cell>
          <table:table-cell table:number-columns-repeated="13"/>
        </table:table-row>
        <table:table-row table:style-name="ro1">
          <table:table-cell office:value-type="float" office:value="1594.24353" calcext:value-type="float">
            <text:p>1594.24353</text:p>
          </table:table-cell>
          <table:table-cell office:value-type="float" office:value="1641.198853" calcext:value-type="float">
            <text:p>1641.198853</text:p>
          </table:table-cell>
          <table:table-cell office:value-type="float" office:value="1599.240845" calcext:value-type="float">
            <text:p>1599.240845</text:p>
          </table:table-cell>
          <table:table-cell office:value-type="float" office:value="1644.24292" calcext:value-type="float">
            <text:p>1644.24292</text:p>
          </table:table-cell>
          <table:table-cell table:number-columns-repeated="13"/>
        </table:table-row>
        <table:table-row table:style-name="ro1">
          <table:table-cell office:value-type="float" office:value="1586.90625" calcext:value-type="float">
            <text:p>1586.90625</text:p>
          </table:table-cell>
          <table:table-cell office:value-type="float" office:value="1641.624756" calcext:value-type="float">
            <text:p>1641.624756</text:p>
          </table:table-cell>
          <table:table-cell office:value-type="float" office:value="1596.061157" calcext:value-type="float">
            <text:p>1596.061157</text:p>
          </table:table-cell>
          <table:table-cell office:value-type="float" office:value="1638.140137" calcext:value-type="float">
            <text:p>1638.140137</text:p>
          </table:table-cell>
          <table:table-cell table:number-columns-repeated="13"/>
        </table:table-row>
        <table:table-row table:style-name="ro1">
          <table:table-cell office:value-type="float" office:value="1585.105469" calcext:value-type="float">
            <text:p>1585.105469</text:p>
          </table:table-cell>
          <table:table-cell office:value-type="float" office:value="1635.131104" calcext:value-type="float">
            <text:p>1635.131104</text:p>
          </table:table-cell>
          <table:table-cell office:value-type="float" office:value="1594.764893" calcext:value-type="float">
            <text:p>1594.764893</text:p>
          </table:table-cell>
          <table:table-cell office:value-type="float" office:value="1630.599121" calcext:value-type="float">
            <text:p>1630.599121</text:p>
          </table:table-cell>
          <table:table-cell table:number-columns-repeated="13"/>
        </table:table-row>
        <table:table-row table:style-name="ro1">
          <table:table-cell office:value-type="float" office:value="1585.420166" calcext:value-type="float">
            <text:p>1585.420166</text:p>
          </table:table-cell>
          <table:table-cell office:value-type="float" office:value="1626.114014" calcext:value-type="float">
            <text:p>1626.114014</text:p>
          </table:table-cell>
          <table:table-cell office:value-type="float" office:value="1588.099487" calcext:value-type="float">
            <text:p>1588.099487</text:p>
          </table:table-cell>
          <table:table-cell office:value-type="float" office:value="1627.15918" calcext:value-type="float">
            <text:p>1627.15918</text:p>
          </table:table-cell>
          <table:table-cell table:number-columns-repeated="13"/>
        </table:table-row>
        <table:table-row table:style-name="ro1">
          <table:table-cell office:value-type="float" office:value="1585.314453" calcext:value-type="float">
            <text:p>1585.314453</text:p>
          </table:table-cell>
          <table:table-cell office:value-type="float" office:value="1617.97229" calcext:value-type="float">
            <text:p>1617.97229</text:p>
          </table:table-cell>
          <table:table-cell office:value-type="float" office:value="1587.348022" calcext:value-type="float">
            <text:p>1587.348022</text:p>
          </table:table-cell>
          <table:table-cell office:value-type="float" office:value="1620.685059" calcext:value-type="float">
            <text:p>1620.685059</text:p>
          </table:table-cell>
          <table:table-cell table:number-columns-repeated="13"/>
        </table:table-row>
        <table:table-row table:style-name="ro1">
          <table:table-cell office:value-type="float" office:value="1574.838135" calcext:value-type="float">
            <text:p>1574.838135</text:p>
          </table:table-cell>
          <table:table-cell office:value-type="float" office:value="1620.546753" calcext:value-type="float">
            <text:p>1620.546753</text:p>
          </table:table-cell>
          <table:table-cell office:value-type="float" office:value="1586.16748" calcext:value-type="float">
            <text:p>1586.16748</text:p>
          </table:table-cell>
          <table:table-cell office:value-type="float" office:value="1615.998901" calcext:value-type="float">
            <text:p>1615.998901</text:p>
          </table:table-cell>
          <table:table-cell table:number-columns-repeated="13"/>
        </table:table-row>
        <table:table-row table:style-name="ro1">
          <table:table-cell office:value-type="float" office:value="1578.938599" calcext:value-type="float">
            <text:p>1578.938599</text:p>
          </table:table-cell>
          <table:table-cell office:value-type="float" office:value="1610.975708" calcext:value-type="float">
            <text:p>1610.975708</text:p>
          </table:table-cell>
          <table:table-cell office:value-type="float" office:value="1579.153076" calcext:value-type="float">
            <text:p>1579.153076</text:p>
          </table:table-cell>
          <table:table-cell office:value-type="float" office:value="1615.374023" calcext:value-type="float">
            <text:p>1615.374023</text:p>
          </table:table-cell>
          <table:table-cell table:number-columns-repeated="13"/>
        </table:table-row>
        <table:table-row table:style-name="ro1">
          <table:table-cell office:value-type="float" office:value="1573.231934" calcext:value-type="float">
            <text:p>1573.231934</text:p>
          </table:table-cell>
          <table:table-cell office:value-type="float" office:value="1614.578125" calcext:value-type="float">
            <text:p>1614.578125</text:p>
          </table:table-cell>
          <table:table-cell office:value-type="float" office:value="1582.093262" calcext:value-type="float">
            <text:p>1582.093262</text:p>
          </table:table-cell>
          <table:table-cell office:value-type="float" office:value="1608.71106" calcext:value-type="float">
            <text:p>1608.71106</text:p>
          </table:table-cell>
          <table:table-cell table:number-columns-repeated="13"/>
        </table:table-row>
        <table:table-row table:style-name="ro1">
          <table:table-cell office:value-type="float" office:value="1581.478882" calcext:value-type="float">
            <text:p>1581.478882</text:p>
          </table:table-cell>
          <table:table-cell office:value-type="float" office:value="1603.221069" calcext:value-type="float">
            <text:p>1603.221069</text:p>
          </table:table-cell>
          <table:table-cell office:value-type="float" office:value="1582.137695" calcext:value-type="float">
            <text:p>1582.137695</text:p>
          </table:table-cell>
          <table:table-cell office:value-type="float" office:value="1606.300781" calcext:value-type="float">
            <text:p>1606.300781</text:p>
          </table:table-cell>
          <table:table-cell table:number-columns-repeated="13"/>
        </table:table-row>
        <table:table-row table:style-name="ro1">
          <table:table-cell office:value-type="float" office:value="1571.888672" calcext:value-type="float">
            <text:p>1571.888672</text:p>
          </table:table-cell>
          <table:table-cell office:value-type="float" office:value="1607.677002" calcext:value-type="float">
            <text:p>1607.677002</text:p>
          </table:table-cell>
          <table:table-cell office:value-type="float" office:value="1577.593628" calcext:value-type="float">
            <text:p>1577.593628</text:p>
          </table:table-cell>
          <table:table-cell office:value-type="float" office:value="1604.232056" calcext:value-type="float">
            <text:p>1604.232056</text:p>
          </table:table-cell>
          <table:table-cell table:number-columns-repeated="13"/>
        </table:table-row>
        <table:table-row table:style-name="ro1">
          <table:table-cell office:value-type="float" office:value="1573.202026" calcext:value-type="float">
            <text:p>1573.202026</text:p>
          </table:table-cell>
          <table:table-cell office:value-type="float" office:value="1600.091309" calcext:value-type="float">
            <text:p>1600.091309</text:p>
          </table:table-cell>
          <table:table-cell office:value-type="float" office:value="1574.447754" calcext:value-type="float">
            <text:p>1574.447754</text:p>
          </table:table-cell>
          <table:table-cell office:value-type="float" office:value="1601.730469" calcext:value-type="float">
            <text:p>1601.730469</text:p>
          </table:table-cell>
          <table:table-cell table:number-columns-repeated="13"/>
        </table:table-row>
        <table:table-row table:style-name="ro1">
          <table:table-cell office:value-type="float" office:value="1570.151123" calcext:value-type="float">
            <text:p>1570.151123</text:p>
          </table:table-cell>
          <table:table-cell office:value-type="float" office:value="1599.551025" calcext:value-type="float">
            <text:p>1599.551025</text:p>
          </table:table-cell>
          <table:table-cell office:value-type="float" office:value="1576.138916" calcext:value-type="float">
            <text:p>1576.138916</text:p>
          </table:table-cell>
          <table:table-cell office:value-type="float" office:value="1598.10083" calcext:value-type="float">
            <text:p>1598.10083</text:p>
          </table:table-cell>
          <table:table-cell table:number-columns-repeated="13"/>
        </table:table-row>
        <table:table-row table:style-name="ro1">
          <table:table-cell office:value-type="float" office:value="1570.020264" calcext:value-type="float">
            <text:p>1570.020264</text:p>
          </table:table-cell>
          <table:table-cell office:value-type="float" office:value="1592.129883" calcext:value-type="float">
            <text:p>1592.129883</text:p>
          </table:table-cell>
          <table:table-cell office:value-type="float" office:value="1577.605347" calcext:value-type="float">
            <text:p>1577.605347</text:p>
          </table:table-cell>
          <table:table-cell office:value-type="float" office:value="1593.64624" calcext:value-type="float">
            <text:p>1593.64624</text:p>
          </table:table-cell>
          <table:table-cell table:number-columns-repeated="13"/>
        </table:table-row>
        <table:table-row table:style-name="ro1">
          <table:table-cell office:value-type="float" office:value="1571.145142" calcext:value-type="float">
            <text:p>1571.145142</text:p>
          </table:table-cell>
          <table:table-cell office:value-type="float" office:value="1591.107178" calcext:value-type="float">
            <text:p>1591.107178</text:p>
          </table:table-cell>
          <table:table-cell office:value-type="float" office:value="1576.465454" calcext:value-type="float">
            <text:p>1576.465454</text:p>
          </table:table-cell>
          <table:table-cell office:value-type="float" office:value="1591.042114" calcext:value-type="float">
            <text:p>1591.042114</text:p>
          </table:table-cell>
          <table:table-cell table:number-columns-repeated="13"/>
        </table:table-row>
        <table:table-row table:style-name="ro1">
          <table:table-cell office:value-type="float" office:value="1571.789062" calcext:value-type="float">
            <text:p>1571.789062</text:p>
          </table:table-cell>
          <table:table-cell office:value-type="float" office:value="1589.66394" calcext:value-type="float">
            <text:p>1589.66394</text:p>
          </table:table-cell>
          <table:table-cell office:value-type="float" office:value="1572.401489" calcext:value-type="float">
            <text:p>1572.401489</text:p>
          </table:table-cell>
          <table:table-cell office:value-type="float" office:value="1593.4729" calcext:value-type="float">
            <text:p>1593.4729</text:p>
          </table:table-cell>
          <table:table-cell table:number-columns-repeated="13"/>
        </table:table-row>
        <table:table-row table:style-name="ro1">
          <table:table-cell office:value-type="float" office:value="1568.543213" calcext:value-type="float">
            <text:p>1568.543213</text:p>
          </table:table-cell>
          <table:table-cell office:value-type="float" office:value="1588.240845" calcext:value-type="float">
            <text:p>1588.240845</text:p>
          </table:table-cell>
          <table:table-cell office:value-type="float" office:value="1573.150757" calcext:value-type="float">
            <text:p>1573.150757</text:p>
          </table:table-cell>
          <table:table-cell office:value-type="float" office:value="1590.463989" calcext:value-type="float">
            <text:p>1590.463989</text:p>
          </table:table-cell>
          <table:table-cell table:number-columns-repeated="13"/>
        </table:table-row>
        <table:table-row table:style-name="ro1">
          <table:table-cell office:value-type="float" office:value="1571.92334" calcext:value-type="float">
            <text:p>1571.92334</text:p>
          </table:table-cell>
          <table:table-cell office:value-type="float" office:value="1590.635742" calcext:value-type="float">
            <text:p>1590.635742</text:p>
          </table:table-cell>
          <table:table-cell office:value-type="float" office:value="1570.857544" calcext:value-type="float">
            <text:p>1570.857544</text:p>
          </table:table-cell>
          <table:table-cell office:value-type="float" office:value="1583.356201" calcext:value-type="float">
            <text:p>1583.356201</text:p>
          </table:table-cell>
          <table:table-cell table:number-columns-repeated="13"/>
        </table:table-row>
        <table:table-row table:style-name="ro1">
          <table:table-cell office:value-type="float" office:value="1571.851318" calcext:value-type="float">
            <text:p>1571.851318</text:p>
          </table:table-cell>
          <table:table-cell office:value-type="float" office:value="1585.087402" calcext:value-type="float">
            <text:p>1585.087402</text:p>
          </table:table-cell>
          <table:table-cell office:value-type="float" office:value="1567.967651" calcext:value-type="float">
            <text:p>1567.967651</text:p>
          </table:table-cell>
          <table:table-cell office:value-type="float" office:value="1584.57312" calcext:value-type="float">
            <text:p>1584.57312</text:p>
          </table:table-cell>
          <table:table-cell table:number-columns-repeated="13"/>
        </table:table-row>
        <table:table-row table:style-name="ro1">
          <table:table-cell office:value-type="float" office:value="1573.819336" calcext:value-type="float">
            <text:p>1573.819336</text:p>
          </table:table-cell>
          <table:table-cell office:value-type="float" office:value="1586.301147" calcext:value-type="float">
            <text:p>1586.301147</text:p>
          </table:table-cell>
          <table:table-cell office:value-type="float" office:value="1571.156982" calcext:value-type="float">
            <text:p>1571.156982</text:p>
          </table:table-cell>
          <table:table-cell office:value-type="float" office:value="1584.727051" calcext:value-type="float">
            <text:p>1584.727051</text:p>
          </table:table-cell>
          <table:table-cell table:number-columns-repeated="13"/>
        </table:table-row>
        <table:table-row table:style-name="ro1">
          <table:table-cell office:value-type="float" office:value="1569.784302" calcext:value-type="float">
            <text:p>1569.784302</text:p>
          </table:table-cell>
          <table:table-cell office:value-type="float" office:value="1580.559204" calcext:value-type="float">
            <text:p>1580.559204</text:p>
          </table:table-cell>
          <table:table-cell office:value-type="float" office:value="1570.989014" calcext:value-type="float">
            <text:p>1570.989014</text:p>
          </table:table-cell>
          <table:table-cell office:value-type="float" office:value="1581.194946" calcext:value-type="float">
            <text:p>1581.194946</text:p>
          </table:table-cell>
          <table:table-cell table:number-columns-repeated="13"/>
        </table:table-row>
        <table:table-row table:style-name="ro1">
          <table:table-cell office:value-type="float" office:value="1569.030762" calcext:value-type="float">
            <text:p>1569.030762</text:p>
          </table:table-cell>
          <table:table-cell office:value-type="float" office:value="1583.498657" calcext:value-type="float">
            <text:p>1583.498657</text:p>
          </table:table-cell>
          <table:table-cell office:value-type="float" office:value="1568.810303" calcext:value-type="float">
            <text:p>1568.810303</text:p>
          </table:table-cell>
          <table:table-cell office:value-type="float" office:value="1582.800659" calcext:value-type="float">
            <text:p>1582.800659</text:p>
          </table:table-cell>
          <table:table-cell table:number-columns-repeated="13"/>
        </table:table-row>
        <table:table-row table:style-name="ro1">
          <table:table-cell office:value-type="float" office:value="1567.245605" calcext:value-type="float">
            <text:p>1567.245605</text:p>
          </table:table-cell>
          <table:table-cell office:value-type="float" office:value="1583.254883" calcext:value-type="float">
            <text:p>1583.254883</text:p>
          </table:table-cell>
          <table:table-cell office:value-type="float" office:value="1570.800903" calcext:value-type="float">
            <text:p>1570.800903</text:p>
          </table:table-cell>
          <table:table-cell office:value-type="float" office:value="1582.266724" calcext:value-type="float">
            <text:p>1582.266724</text:p>
          </table:table-cell>
          <table:table-cell table:number-columns-repeated="13"/>
        </table:table-row>
        <table:table-row table:style-name="ro1">
          <table:table-cell office:value-type="float" office:value="1566.175293" calcext:value-type="float">
            <text:p>1566.175293</text:p>
          </table:table-cell>
          <table:table-cell office:value-type="float" office:value="1583.474609" calcext:value-type="float">
            <text:p>1583.474609</text:p>
          </table:table-cell>
          <table:table-cell office:value-type="float" office:value="1567.84668" calcext:value-type="float">
            <text:p>1567.84668</text:p>
          </table:table-cell>
          <table:table-cell office:value-type="float" office:value="1579.966675" calcext:value-type="float">
            <text:p>1579.966675</text:p>
          </table:table-cell>
          <table:table-cell table:number-columns-repeated="13"/>
        </table:table-row>
        <table:table-row table:style-name="ro1">
          <table:table-cell office:value-type="float" office:value="1565.3125" calcext:value-type="float">
            <text:p>1565.3125</text:p>
          </table:table-cell>
          <table:table-cell office:value-type="float" office:value="1582.178589" calcext:value-type="float">
            <text:p>1582.178589</text:p>
          </table:table-cell>
          <table:table-cell office:value-type="float" office:value="1569.970581" calcext:value-type="float">
            <text:p>1569.970581</text:p>
          </table:table-cell>
          <table:table-cell office:value-type="float" office:value="1578.804565" calcext:value-type="float">
            <text:p>1578.804565</text:p>
          </table:table-cell>
          <table:table-cell table:number-columns-repeated="13"/>
        </table:table-row>
        <table:table-row table:style-name="ro1">
          <table:table-cell office:value-type="float" office:value="1569.005737" calcext:value-type="float">
            <text:p>1569.005737</text:p>
          </table:table-cell>
          <table:table-cell office:value-type="float" office:value="1576.199463" calcext:value-type="float">
            <text:p>1576.199463</text:p>
          </table:table-cell>
          <table:table-cell office:value-type="float" office:value="1567.014771" calcext:value-type="float">
            <text:p>1567.014771</text:p>
          </table:table-cell>
          <table:table-cell office:value-type="float" office:value="1580.138184" calcext:value-type="float">
            <text:p>1580.138184</text:p>
          </table:table-cell>
          <table:table-cell table:number-columns-repeated="13"/>
        </table:table-row>
        <table:table-row table:style-name="ro1">
          <table:table-cell office:value-type="float" office:value="1567.918091" calcext:value-type="float">
            <text:p>1567.918091</text:p>
          </table:table-cell>
          <table:table-cell office:value-type="float" office:value="1576.919678" calcext:value-type="float">
            <text:p>1576.919678</text:p>
          </table:table-cell>
          <table:table-cell office:value-type="float" office:value="1567.090454" calcext:value-type="float">
            <text:p>1567.090454</text:p>
          </table:table-cell>
          <table:table-cell office:value-type="float" office:value="1576.961304" calcext:value-type="float">
            <text:p>1576.961304</text:p>
          </table:table-cell>
          <table:table-cell table:number-columns-repeated="13"/>
        </table:table-row>
        <table:table-row table:style-name="ro1">
          <table:table-cell office:value-type="float" office:value="1567.67334" calcext:value-type="float">
            <text:p>1567.67334</text:p>
          </table:table-cell>
          <table:table-cell office:value-type="float" office:value="1576.682861" calcext:value-type="float">
            <text:p>1576.682861</text:p>
          </table:table-cell>
          <table:table-cell office:value-type="float" office:value="1568.219727" calcext:value-type="float">
            <text:p>1568.219727</text:p>
          </table:table-cell>
          <table:table-cell office:value-type="float" office:value="1576.406982" calcext:value-type="float">
            <text:p>1576.406982</text:p>
          </table:table-cell>
          <table:table-cell table:number-columns-repeated="13"/>
        </table:table-row>
        <table:table-row table:style-name="ro1">
          <table:table-cell office:value-type="float" office:value="1567.066895" calcext:value-type="float">
            <text:p>1567.066895</text:p>
          </table:table-cell>
          <table:table-cell office:value-type="float" office:value="1575.720825" calcext:value-type="float">
            <text:p>1575.720825</text:p>
          </table:table-cell>
          <table:table-cell office:value-type="float" office:value="1566.180298" calcext:value-type="float">
            <text:p>1566.180298</text:p>
          </table:table-cell>
          <table:table-cell office:value-type="float" office:value="1573.94043" calcext:value-type="float">
            <text:p>1573.94043</text:p>
          </table:table-cell>
          <table:table-cell table:number-columns-repeated="13"/>
        </table:table-row>
        <table:table-row table:style-name="ro1">
          <table:table-cell office:value-type="float" office:value="1565.841431" calcext:value-type="float">
            <text:p>1565.841431</text:p>
          </table:table-cell>
          <table:table-cell office:value-type="float" office:value="1575.40332" calcext:value-type="float">
            <text:p>1575.40332</text:p>
          </table:table-cell>
          <table:table-cell office:value-type="float" office:value="1569.612793" calcext:value-type="float">
            <text:p>1569.612793</text:p>
          </table:table-cell>
          <table:table-cell office:value-type="float" office:value="1574.421265" calcext:value-type="float">
            <text:p>1574.421265</text:p>
          </table:table-cell>
          <table:table-cell table:number-columns-repeated="13"/>
        </table:table-row>
        <table:table-row table:style-name="ro1">
          <table:table-cell office:value-type="float" office:value="1568.45166" calcext:value-type="float">
            <text:p>1568.45166</text:p>
          </table:table-cell>
          <table:table-cell office:value-type="float" office:value="1572.588867" calcext:value-type="float">
            <text:p>1572.588867</text:p>
          </table:table-cell>
          <table:table-cell office:value-type="float" office:value="1564.200806" calcext:value-type="float">
            <text:p>1564.200806</text:p>
          </table:table-cell>
          <table:table-cell office:value-type="float" office:value="1576.706787" calcext:value-type="float">
            <text:p>1576.706787</text:p>
          </table:table-cell>
          <table:table-cell table:number-columns-repeated="13"/>
        </table:table-row>
        <table:table-row table:style-name="ro1">
          <table:table-cell office:value-type="float" office:value="1569.148804" calcext:value-type="float">
            <text:p>1569.148804</text:p>
          </table:table-cell>
          <table:table-cell office:value-type="float" office:value="1569.428589" calcext:value-type="float">
            <text:p>1569.428589</text:p>
          </table:table-cell>
          <table:table-cell office:value-type="float" office:value="1565.665649" calcext:value-type="float">
            <text:p>1565.665649</text:p>
          </table:table-cell>
          <table:table-cell office:value-type="float" office:value="1570.684692" calcext:value-type="float">
            <text:p>1570.684692</text:p>
          </table:table-cell>
          <table:table-cell table:number-columns-repeated="13"/>
        </table:table-row>
        <table:table-row table:style-name="ro1">
          <table:table-cell office:value-type="float" office:value="1564.995483" calcext:value-type="float">
            <text:p>1564.995483</text:p>
          </table:table-cell>
          <table:table-cell office:value-type="float" office:value="1573.497925" calcext:value-type="float">
            <text:p>1573.497925</text:p>
          </table:table-cell>
          <table:table-cell office:value-type="float" office:value="1567.550781" calcext:value-type="float">
            <text:p>1567.550781</text:p>
          </table:table-cell>
          <table:table-cell office:value-type="float" office:value="1571.987183" calcext:value-type="float">
            <text:p>1571.987183</text:p>
          </table:table-cell>
          <table:table-cell table:number-columns-repeated="13"/>
        </table:table-row>
        <table:table-row table:style-name="ro1">
          <table:table-cell office:value-type="float" office:value="1586.54187" calcext:value-type="float">
            <text:p>1586.54187</text:p>
          </table:table-cell>
          <table:table-cell office:value-type="float" office:value="1602.569336" calcext:value-type="float">
            <text:p>1602.569336</text:p>
          </table:table-cell>
          <table:table-cell office:value-type="float" office:value="1544.219604" calcext:value-type="float">
            <text:p>1544.219604</text:p>
          </table:table-cell>
          <table:table-cell office:value-type="float" office:value="1542.036133" calcext:value-type="float">
            <text:p>1542.036133</text:p>
          </table:table-cell>
          <table:table-cell table:number-columns-repeated="13"/>
        </table:table-row>
        <table:table-row table:style-name="ro1">
          <table:table-cell office:value-type="float" office:value="1603.302856" calcext:value-type="float">
            <text:p>1603.302856</text:p>
          </table:table-cell>
          <table:table-cell office:value-type="float" office:value="1637.19519" calcext:value-type="float">
            <text:p>1637.19519</text:p>
          </table:table-cell>
          <table:table-cell office:value-type="float" office:value="1527.390137" calcext:value-type="float">
            <text:p>1527.390137</text:p>
          </table:table-cell>
          <table:table-cell office:value-type="float" office:value="1521.982788" calcext:value-type="float">
            <text:p>1521.982788</text:p>
          </table:table-cell>
          <table:table-cell table:number-columns-repeated="13"/>
        </table:table-row>
        <table:table-row table:style-name="ro1">
          <table:table-cell office:value-type="float" office:value="1620.128418" calcext:value-type="float">
            <text:p>1620.128418</text:p>
          </table:table-cell>
          <table:table-cell office:value-type="float" office:value="1631.460815" calcext:value-type="float">
            <text:p>1631.460815</text:p>
          </table:table-cell>
          <table:table-cell office:value-type="float" office:value="1536.456665" calcext:value-type="float">
            <text:p>1536.456665</text:p>
          </table:table-cell>
          <table:table-cell office:value-type="float" office:value="1543.035278" calcext:value-type="float">
            <text:p>1543.035278</text:p>
          </table:table-cell>
          <table:table-cell table:number-columns-repeated="13"/>
        </table:table-row>
        <table:table-row table:style-name="ro1">
          <table:table-cell office:value-type="float" office:value="1640.37085" calcext:value-type="float">
            <text:p>1640.37085</text:p>
          </table:table-cell>
          <table:table-cell office:value-type="float" office:value="1702.512817" calcext:value-type="float">
            <text:p>1702.512817</text:p>
          </table:table-cell>
          <table:table-cell office:value-type="float" office:value="1558.947632" calcext:value-type="float">
            <text:p>1558.947632</text:p>
          </table:table-cell>
          <table:table-cell office:value-type="float" office:value="1578.583374" calcext:value-type="float">
            <text:p>1578.583374</text:p>
          </table:table-cell>
          <table:table-cell table:number-columns-repeated="13"/>
        </table:table-row>
        <table:table-row table:style-name="ro1">
          <table:table-cell office:value-type="float" office:value="1675.780396" calcext:value-type="float">
            <text:p>1675.780396</text:p>
          </table:table-cell>
          <table:table-cell office:value-type="float" office:value="1688.356079" calcext:value-type="float">
            <text:p>1688.356079</text:p>
          </table:table-cell>
          <table:table-cell office:value-type="float" office:value="1621.921143" calcext:value-type="float">
            <text:p>1621.921143</text:p>
          </table:table-cell>
          <table:table-cell office:value-type="float" office:value="1621.542114" calcext:value-type="float">
            <text:p>1621.542114</text:p>
          </table:table-cell>
          <table:table-cell table:number-columns-repeated="13"/>
        </table:table-row>
        <table:table-row table:style-name="ro1">
          <table:table-cell office:value-type="float" office:value="1693.143433" calcext:value-type="float">
            <text:p>1693.143433</text:p>
          </table:table-cell>
          <table:table-cell office:value-type="float" office:value="1645.2948" calcext:value-type="float">
            <text:p>1645.2948</text:p>
          </table:table-cell>
          <table:table-cell office:value-type="float" office:value="1657.497559" calcext:value-type="float">
            <text:p>1657.497559</text:p>
          </table:table-cell>
          <table:table-cell office:value-type="float" office:value="1621.337158" calcext:value-type="float">
            <text:p>1621.337158</text:p>
          </table:table-cell>
          <table:table-cell table:number-columns-repeated="13"/>
        </table:table-row>
        <table:table-row table:style-name="ro1">
          <table:table-cell office:value-type="float" office:value="1660.809814" calcext:value-type="float">
            <text:p>1660.809814</text:p>
          </table:table-cell>
          <table:table-cell office:value-type="float" office:value="1726.463501" calcext:value-type="float">
            <text:p>1726.463501</text:p>
          </table:table-cell>
          <table:table-cell office:value-type="float" office:value="1632.956421" calcext:value-type="float">
            <text:p>1632.956421</text:p>
          </table:table-cell>
          <table:table-cell office:value-type="float" office:value="1677.448364" calcext:value-type="float">
            <text:p>1677.448364</text:p>
          </table:table-cell>
          <table:table-cell table:number-columns-repeated="13"/>
        </table:table-row>
        <table:table-row table:style-name="ro1">
          <table:table-cell office:value-type="float" office:value="1649.234985" calcext:value-type="float">
            <text:p>1649.234985</text:p>
          </table:table-cell>
          <table:table-cell office:value-type="float" office:value="1700.630981" calcext:value-type="float">
            <text:p>1700.630981</text:p>
          </table:table-cell>
          <table:table-cell office:value-type="float" office:value="1672.46167" calcext:value-type="float">
            <text:p>1672.46167</text:p>
          </table:table-cell>
          <table:table-cell office:value-type="float" office:value="1714.774414" calcext:value-type="float">
            <text:p>1714.774414</text:p>
          </table:table-cell>
          <table:table-cell table:number-columns-repeated="13"/>
        </table:table-row>
        <table:table-row table:style-name="ro1">
          <table:table-cell office:value-type="float" office:value="1670.793457" calcext:value-type="float">
            <text:p>1670.793457</text:p>
          </table:table-cell>
          <table:table-cell office:value-type="float" office:value="1716.411377" calcext:value-type="float">
            <text:p>1716.411377</text:p>
          </table:table-cell>
          <table:table-cell office:value-type="float" office:value="1679.492554" calcext:value-type="float">
            <text:p>1679.492554</text:p>
          </table:table-cell>
          <table:table-cell office:value-type="float" office:value="1733.818481" calcext:value-type="float">
            <text:p>1733.818481</text:p>
          </table:table-cell>
          <table:table-cell table:number-columns-repeated="13"/>
        </table:table-row>
        <table:table-row table:style-name="ro1">
          <table:table-cell office:value-type="float" office:value="1663.780762" calcext:value-type="float">
            <text:p>1663.780762</text:p>
          </table:table-cell>
          <table:table-cell office:value-type="float" office:value="1739.282593" calcext:value-type="float">
            <text:p>1739.282593</text:p>
          </table:table-cell>
          <table:table-cell office:value-type="float" office:value="1681.275146" calcext:value-type="float">
            <text:p>1681.275146</text:p>
          </table:table-cell>
          <table:table-cell office:value-type="float" office:value="1742.991577" calcext:value-type="float">
            <text:p>1742.991577</text:p>
          </table:table-cell>
          <table:table-cell table:number-columns-repeated="13"/>
        </table:table-row>
        <table:table-row table:style-name="ro1">
          <table:table-cell office:value-type="float" office:value="1666.006104" calcext:value-type="float">
            <text:p>1666.006104</text:p>
          </table:table-cell>
          <table:table-cell office:value-type="float" office:value="1729.650879" calcext:value-type="float">
            <text:p>1729.650879</text:p>
          </table:table-cell>
          <table:table-cell office:value-type="float" office:value="1666.229858" calcext:value-type="float">
            <text:p>1666.229858</text:p>
          </table:table-cell>
          <table:table-cell office:value-type="float" office:value="1727.155151" calcext:value-type="float">
            <text:p>1727.155151</text:p>
          </table:table-cell>
          <table:table-cell table:number-columns-repeated="13"/>
        </table:table-row>
        <table:table-row table:style-name="ro1">
          <table:table-cell office:value-type="float" office:value="1654.030396" calcext:value-type="float">
            <text:p>1654.030396</text:p>
          </table:table-cell>
          <table:table-cell office:value-type="float" office:value="1735.160034" calcext:value-type="float">
            <text:p>1735.160034</text:p>
          </table:table-cell>
          <table:table-cell office:value-type="float" office:value="1657.821167" calcext:value-type="float">
            <text:p>1657.821167</text:p>
          </table:table-cell>
          <table:table-cell office:value-type="float" office:value="1737.046021" calcext:value-type="float">
            <text:p>1737.046021</text:p>
          </table:table-cell>
          <table:table-cell table:number-columns-repeated="13"/>
        </table:table-row>
        <table:table-row table:style-name="ro1">
          <table:table-cell office:value-type="float" office:value="1651.328613" calcext:value-type="float">
            <text:p>1651.328613</text:p>
          </table:table-cell>
          <table:table-cell office:value-type="float" office:value="1735.470703" calcext:value-type="float">
            <text:p>1735.470703</text:p>
          </table:table-cell>
          <table:table-cell office:value-type="float" office:value="1649.737427" calcext:value-type="float">
            <text:p>1649.737427</text:p>
          </table:table-cell>
          <table:table-cell office:value-type="float" office:value="1740.055298" calcext:value-type="float">
            <text:p>1740.055298</text:p>
          </table:table-cell>
          <table:table-cell table:number-columns-repeated="13"/>
        </table:table-row>
        <table:table-row table:style-name="ro1">
          <table:table-cell office:value-type="float" office:value="1657.90686" calcext:value-type="float">
            <text:p>1657.90686</text:p>
          </table:table-cell>
          <table:table-cell office:value-type="float" office:value="1724.444702" calcext:value-type="float">
            <text:p>1724.444702</text:p>
          </table:table-cell>
          <table:table-cell office:value-type="float" office:value="1663.87146" calcext:value-type="float">
            <text:p>1663.87146</text:p>
          </table:table-cell>
          <table:table-cell office:value-type="float" office:value="1723.120117" calcext:value-type="float">
            <text:p>1723.120117</text:p>
          </table:table-cell>
          <table:table-cell table:number-columns-repeated="13"/>
        </table:table-row>
        <table:table-row table:style-name="ro1">
          <table:table-cell office:value-type="float" office:value="1658.633667" calcext:value-type="float">
            <text:p>1658.633667</text:p>
          </table:table-cell>
          <table:table-cell office:value-type="float" office:value="1731.943604" calcext:value-type="float">
            <text:p>1731.943604</text:p>
          </table:table-cell>
          <table:table-cell office:value-type="float" office:value="1659.32666" calcext:value-type="float">
            <text:p>1659.32666</text:p>
          </table:table-cell>
          <table:table-cell office:value-type="float" office:value="1734.613037" calcext:value-type="float">
            <text:p>1734.613037</text:p>
          </table:table-cell>
          <table:table-cell table:number-columns-repeated="13"/>
        </table:table-row>
        <table:table-row table:style-name="ro1">
          <table:table-cell office:value-type="float" office:value="1658.366455" calcext:value-type="float">
            <text:p>1658.366455</text:p>
          </table:table-cell>
          <table:table-cell office:value-type="float" office:value="1719.401733" calcext:value-type="float">
            <text:p>1719.401733</text:p>
          </table:table-cell>
          <table:table-cell office:value-type="float" office:value="1660.504272" calcext:value-type="float">
            <text:p>1660.504272</text:p>
          </table:table-cell>
          <table:table-cell office:value-type="float" office:value="1723.807007" calcext:value-type="float">
            <text:p>1723.807007</text:p>
          </table:table-cell>
          <table:table-cell table:number-columns-repeated="13"/>
        </table:table-row>
        <table:table-row table:style-name="ro1">
          <table:table-cell office:value-type="float" office:value="1657.891846" calcext:value-type="float">
            <text:p>1657.891846</text:p>
          </table:table-cell>
          <table:table-cell office:value-type="float" office:value="1723.994629" calcext:value-type="float">
            <text:p>1723.994629</text:p>
          </table:table-cell>
          <table:table-cell office:value-type="float" office:value="1659.550171" calcext:value-type="float">
            <text:p>1659.550171</text:p>
          </table:table-cell>
          <table:table-cell office:value-type="float" office:value="1730.049438" calcext:value-type="float">
            <text:p>1730.049438</text:p>
          </table:table-cell>
          <table:table-cell table:number-columns-repeated="13"/>
        </table:table-row>
        <table:table-row table:style-name="ro1">
          <table:table-cell office:value-type="float" office:value="1657.403931" calcext:value-type="float">
            <text:p>1657.403931</text:p>
          </table:table-cell>
          <table:table-cell office:value-type="float" office:value="1729.203857" calcext:value-type="float">
            <text:p>1729.203857</text:p>
          </table:table-cell>
          <table:table-cell office:value-type="float" office:value="1659.157471" calcext:value-type="float">
            <text:p>1659.157471</text:p>
          </table:table-cell>
          <table:table-cell office:value-type="float" office:value="1732.724976" calcext:value-type="float">
            <text:p>1732.724976</text:p>
          </table:table-cell>
          <table:table-cell table:number-columns-repeated="13"/>
        </table:table-row>
        <table:table-row table:style-name="ro1">
          <table:table-cell office:value-type="float" office:value="1651.800903" calcext:value-type="float">
            <text:p>1651.800903</text:p>
          </table:table-cell>
          <table:table-cell office:value-type="float" office:value="1737.796631" calcext:value-type="float">
            <text:p>1737.796631</text:p>
          </table:table-cell>
          <table:table-cell office:value-type="float" office:value="1649.982056" calcext:value-type="float">
            <text:p>1649.982056</text:p>
          </table:table-cell>
          <table:table-cell office:value-type="float" office:value="1742.794556" calcext:value-type="float">
            <text:p>1742.794556</text:p>
          </table:table-cell>
          <table:table-cell table:number-columns-repeated="13"/>
        </table:table-row>
        <table:table-row table:style-name="ro1">
          <table:table-cell office:value-type="float" office:value="1657.863647" calcext:value-type="float">
            <text:p>1657.863647</text:p>
          </table:table-cell>
          <table:table-cell office:value-type="float" office:value="1734.006592" calcext:value-type="float">
            <text:p>1734.006592</text:p>
          </table:table-cell>
          <table:table-cell office:value-type="float" office:value="1657.503418" calcext:value-type="float">
            <text:p>1657.503418</text:p>
          </table:table-cell>
          <table:table-cell office:value-type="float" office:value="1735.901123" calcext:value-type="float">
            <text:p>1735.901123</text:p>
          </table:table-cell>
          <table:table-cell table:number-columns-repeated="13"/>
        </table:table-row>
        <table:table-row table:style-name="ro1">
          <table:table-cell office:value-type="float" office:value="1656.447998" calcext:value-type="float">
            <text:p>1656.447998</text:p>
          </table:table-cell>
          <table:table-cell office:value-type="float" office:value="1733.158325" calcext:value-type="float">
            <text:p>1733.158325</text:p>
          </table:table-cell>
          <table:table-cell office:value-type="float" office:value="1657.870605" calcext:value-type="float">
            <text:p>1657.870605</text:p>
          </table:table-cell>
          <table:table-cell office:value-type="float" office:value="1737.239868" calcext:value-type="float">
            <text:p>1737.239868</text:p>
          </table:table-cell>
          <table:table-cell table:number-columns-repeated="13"/>
        </table:table-row>
        <table:table-row table:style-name="ro1">
          <table:table-cell office:value-type="float" office:value="1659.077515" calcext:value-type="float">
            <text:p>1659.077515</text:p>
          </table:table-cell>
          <table:table-cell office:value-type="float" office:value="1723.287109" calcext:value-type="float">
            <text:p>1723.287109</text:p>
          </table:table-cell>
          <table:table-cell office:value-type="float" office:value="1658.022949" calcext:value-type="float">
            <text:p>1658.022949</text:p>
          </table:table-cell>
          <table:table-cell office:value-type="float" office:value="1728.253906" calcext:value-type="float">
            <text:p>1728.253906</text:p>
          </table:table-cell>
          <table:table-cell table:number-columns-repeated="13"/>
        </table:table-row>
        <table:table-row table:style-name="ro1">
          <table:table-cell office:value-type="float" office:value="1660.040161" calcext:value-type="float">
            <text:p>1660.040161</text:p>
          </table:table-cell>
          <table:table-cell office:value-type="float" office:value="1722.455566" calcext:value-type="float">
            <text:p>1722.455566</text:p>
          </table:table-cell>
          <table:table-cell office:value-type="float" office:value="1666.187866" calcext:value-type="float">
            <text:p>1666.187866</text:p>
          </table:table-cell>
          <table:table-cell office:value-type="float" office:value="1722.325684" calcext:value-type="float">
            <text:p>1722.325684</text:p>
          </table:table-cell>
          <table:table-cell table:number-columns-repeated="13"/>
        </table:table-row>
        <table:table-row table:style-name="ro1">
          <table:table-cell office:value-type="float" office:value="1656.20752" calcext:value-type="float">
            <text:p>1656.20752</text:p>
          </table:table-cell>
          <table:table-cell office:value-type="float" office:value="1730.375732" calcext:value-type="float">
            <text:p>1730.375732</text:p>
          </table:table-cell>
          <table:table-cell office:value-type="float" office:value="1660.807007" calcext:value-type="float">
            <text:p>1660.807007</text:p>
          </table:table-cell>
          <table:table-cell office:value-type="float" office:value="1730.218018" calcext:value-type="float">
            <text:p>1730.218018</text:p>
          </table:table-cell>
          <table:table-cell table:number-columns-repeated="13"/>
        </table:table-row>
        <table:table-row table:style-name="ro1">
          <table:table-cell office:value-type="float" office:value="1658.041626" calcext:value-type="float">
            <text:p>1658.041626</text:p>
          </table:table-cell>
          <table:table-cell office:value-type="float" office:value="1730.598267" calcext:value-type="float">
            <text:p>1730.598267</text:p>
          </table:table-cell>
          <table:table-cell office:value-type="float" office:value="1661.15564" calcext:value-type="float">
            <text:p>1661.15564</text:p>
          </table:table-cell>
          <table:table-cell office:value-type="float" office:value="1734.537842" calcext:value-type="float">
            <text:p>1734.537842</text:p>
          </table:table-cell>
          <table:table-cell table:number-columns-repeated="13"/>
        </table:table-row>
        <table:table-row table:style-name="ro1">
          <table:table-cell office:value-type="float" office:value="1661.378296" calcext:value-type="float">
            <text:p>1661.378296</text:p>
          </table:table-cell>
          <table:table-cell office:value-type="float" office:value="1723.071533" calcext:value-type="float">
            <text:p>1723.071533</text:p>
          </table:table-cell>
          <table:table-cell office:value-type="float" office:value="1664.651611" calcext:value-type="float">
            <text:p>1664.651611</text:p>
          </table:table-cell>
          <table:table-cell office:value-type="float" office:value="1726.927979" calcext:value-type="float">
            <text:p>1726.927979</text:p>
          </table:table-cell>
          <table:table-cell table:number-columns-repeated="13"/>
        </table:table-row>
        <table:table-row table:style-name="ro1">
          <table:table-cell office:value-type="float" office:value="1662.075073" calcext:value-type="float">
            <text:p>1662.075073</text:p>
          </table:table-cell>
          <table:table-cell office:value-type="float" office:value="1728.199463" calcext:value-type="float">
            <text:p>1728.199463</text:p>
          </table:table-cell>
          <table:table-cell office:value-type="float" office:value="1660.922119" calcext:value-type="float">
            <text:p>1660.922119</text:p>
          </table:table-cell>
          <table:table-cell office:value-type="float" office:value="1730.918701" calcext:value-type="float">
            <text:p>1730.918701</text:p>
          </table:table-cell>
          <table:table-cell table:number-columns-repeated="13"/>
        </table:table-row>
        <table:table-row table:style-name="ro1">
          <table:table-cell office:value-type="float" office:value="1658.563477" calcext:value-type="float">
            <text:p>1658.563477</text:p>
          </table:table-cell>
          <table:table-cell office:value-type="float" office:value="1731.163696" calcext:value-type="float">
            <text:p>1731.163696</text:p>
          </table:table-cell>
          <table:table-cell office:value-type="float" office:value="1661.459961" calcext:value-type="float">
            <text:p>1661.459961</text:p>
          </table:table-cell>
          <table:table-cell office:value-type="float" office:value="1732.077759" calcext:value-type="float">
            <text:p>1732.077759</text:p>
          </table:table-cell>
          <table:table-cell table:number-columns-repeated="13"/>
        </table:table-row>
        <table:table-row table:style-name="ro1">
          <table:table-cell office:value-type="float" office:value="1662.987549" calcext:value-type="float">
            <text:p>1662.987549</text:p>
          </table:table-cell>
          <table:table-cell office:value-type="float" office:value="1725.411987" calcext:value-type="float">
            <text:p>1725.411987</text:p>
          </table:table-cell>
          <table:table-cell office:value-type="float" office:value="1664.127441" calcext:value-type="float">
            <text:p>1664.127441</text:p>
          </table:table-cell>
          <table:table-cell office:value-type="float" office:value="1729.274292" calcext:value-type="float">
            <text:p>1729.274292</text:p>
          </table:table-cell>
          <table:table-cell table:number-columns-repeated="13"/>
        </table:table-row>
        <table:table-row table:style-name="ro1">
          <table:table-cell office:value-type="float" office:value="1664.020996" calcext:value-type="float">
            <text:p>1664.020996</text:p>
          </table:table-cell>
          <table:table-cell office:value-type="float" office:value="1722.461304" calcext:value-type="float">
            <text:p>1722.461304</text:p>
          </table:table-cell>
          <table:table-cell office:value-type="float" office:value="1665.486206" calcext:value-type="float">
            <text:p>1665.486206</text:p>
          </table:table-cell>
          <table:table-cell office:value-type="float" office:value="1728.992798" calcext:value-type="float">
            <text:p>1728.992798</text:p>
          </table:table-cell>
          <table:table-cell table:number-columns-repeated="13"/>
        </table:table-row>
        <table:table-row table:style-name="ro1">
          <table:table-cell office:value-type="float" office:value="1664.956543" calcext:value-type="float">
            <text:p>1664.956543</text:p>
          </table:table-cell>
          <table:table-cell office:value-type="float" office:value="1723.994141" calcext:value-type="float">
            <text:p>1723.994141</text:p>
          </table:table-cell>
          <table:table-cell office:value-type="float" office:value="1666.592896" calcext:value-type="float">
            <text:p>1666.592896</text:p>
          </table:table-cell>
          <table:table-cell office:value-type="float" office:value="1725.486572" calcext:value-type="float">
            <text:p>1725.486572</text:p>
          </table:table-cell>
          <table:table-cell table:number-columns-repeated="13"/>
        </table:table-row>
        <table:table-row table:style-name="ro1">
          <table:table-cell office:value-type="float" office:value="1666.925781" calcext:value-type="float">
            <text:p>1666.925781</text:p>
          </table:table-cell>
          <table:table-cell office:value-type="float" office:value="1727.95105" calcext:value-type="float">
            <text:p>1727.95105</text:p>
          </table:table-cell>
          <table:table-cell office:value-type="float" office:value="1668.848633" calcext:value-type="float">
            <text:p>1668.848633</text:p>
          </table:table-cell>
          <table:table-cell office:value-type="float" office:value="1728.773071" calcext:value-type="float">
            <text:p>1728.773071</text:p>
          </table:table-cell>
          <table:table-cell table:number-columns-repeated="13"/>
        </table:table-row>
        <table:table-row table:style-name="ro1">
          <table:table-cell office:value-type="float" office:value="1664.764648" calcext:value-type="float">
            <text:p>1664.764648</text:p>
          </table:table-cell>
          <table:table-cell office:value-type="float" office:value="1725.195068" calcext:value-type="float">
            <text:p>1725.195068</text:p>
          </table:table-cell>
          <table:table-cell office:value-type="float" office:value="1667.006592" calcext:value-type="float">
            <text:p>1667.006592</text:p>
          </table:table-cell>
          <table:table-cell office:value-type="float" office:value="1726.775269" calcext:value-type="float">
            <text:p>1726.775269</text:p>
          </table:table-cell>
          <table:table-cell table:number-columns-repeated="13"/>
        </table:table-row>
        <table:table-row table:style-name="ro1">
          <table:table-cell office:value-type="float" office:value="1662.657104" calcext:value-type="float">
            <text:p>1662.657104</text:p>
          </table:table-cell>
          <table:table-cell office:value-type="float" office:value="1736.140991" calcext:value-type="float">
            <text:p>1736.140991</text:p>
          </table:table-cell>
          <table:table-cell office:value-type="float" office:value="1662.702148" calcext:value-type="float">
            <text:p>1662.702148</text:p>
          </table:table-cell>
          <table:table-cell office:value-type="float" office:value="1742.483154" calcext:value-type="float">
            <text:p>1742.483154</text:p>
          </table:table-cell>
          <table:table-cell table:number-columns-repeated="13"/>
        </table:table-row>
        <table:table-row table:style-name="ro1">
          <table:table-cell office:value-type="float" office:value="1665.953735" calcext:value-type="float">
            <text:p>1665.953735</text:p>
          </table:table-cell>
          <table:table-cell office:value-type="float" office:value="1729.835205" calcext:value-type="float">
            <text:p>1729.835205</text:p>
          </table:table-cell>
          <table:table-cell office:value-type="float" office:value="1668.267334" calcext:value-type="float">
            <text:p>1668.267334</text:p>
          </table:table-cell>
          <table:table-cell office:value-type="float" office:value="1732.455322" calcext:value-type="float">
            <text:p>1732.455322</text:p>
          </table:table-cell>
          <table:table-cell table:number-columns-repeated="13"/>
        </table:table-row>
        <table:table-row table:style-name="ro1">
          <table:table-cell office:value-type="float" office:value="1667.772339" calcext:value-type="float">
            <text:p>1667.772339</text:p>
          </table:table-cell>
          <table:table-cell office:value-type="float" office:value="1733.497803" calcext:value-type="float">
            <text:p>1733.497803</text:p>
          </table:table-cell>
          <table:table-cell office:value-type="float" office:value="1669.506226" calcext:value-type="float">
            <text:p>1669.506226</text:p>
          </table:table-cell>
          <table:table-cell office:value-type="float" office:value="1733.492554" calcext:value-type="float">
            <text:p>1733.492554</text:p>
          </table:table-cell>
          <table:table-cell table:number-columns-repeated="13"/>
        </table:table-row>
        <table:table-row table:style-name="ro1">
          <table:table-cell office:value-type="float" office:value="1663.730225" calcext:value-type="float">
            <text:p>1663.730225</text:p>
          </table:table-cell>
          <table:table-cell office:value-type="float" office:value="1740.878906" calcext:value-type="float">
            <text:p>1740.878906</text:p>
          </table:table-cell>
          <table:table-cell office:value-type="float" office:value="1663.668579" calcext:value-type="float">
            <text:p>1663.668579</text:p>
          </table:table-cell>
          <table:table-cell office:value-type="float" office:value="1743.744751" calcext:value-type="float">
            <text:p>1743.744751</text:p>
          </table:table-cell>
          <table:table-cell table:number-columns-repeated="13"/>
        </table:table-row>
        <table:table-row table:style-name="ro1">
          <table:table-cell office:value-type="float" office:value="1664.769409" calcext:value-type="float">
            <text:p>1664.769409</text:p>
          </table:table-cell>
          <table:table-cell office:value-type="float" office:value="1738.660278" calcext:value-type="float">
            <text:p>1738.660278</text:p>
          </table:table-cell>
          <table:table-cell office:value-type="float" office:value="1667.135376" calcext:value-type="float">
            <text:p>1667.135376</text:p>
          </table:table-cell>
          <table:table-cell office:value-type="float" office:value="1739.896729" calcext:value-type="float">
            <text:p>1739.896729</text:p>
          </table:table-cell>
          <table:table-cell table:number-columns-repeated="13"/>
        </table:table-row>
        <table:table-row table:style-name="ro1">
          <table:table-cell office:value-type="float" office:value="1666.890747" calcext:value-type="float">
            <text:p>1666.890747</text:p>
          </table:table-cell>
          <table:table-cell office:value-type="float" office:value="1742.986938" calcext:value-type="float">
            <text:p>1742.986938</text:p>
          </table:table-cell>
          <table:table-cell office:value-type="float" office:value="1668.984497" calcext:value-type="float">
            <text:p>1668.984497</text:p>
          </table:table-cell>
          <table:table-cell office:value-type="float" office:value="1744.087158" calcext:value-type="float">
            <text:p>1744.087158</text:p>
          </table:table-cell>
          <table:table-cell table:number-columns-repeated="13"/>
        </table:table-row>
        <table:table-row table:style-name="ro1">
          <table:table-cell office:value-type="float" office:value="1666.788818" calcext:value-type="float">
            <text:p>1666.788818</text:p>
          </table:table-cell>
          <table:table-cell office:value-type="float" office:value="1746.829834" calcext:value-type="float">
            <text:p>1746.829834</text:p>
          </table:table-cell>
          <table:table-cell office:value-type="float" office:value="1668.967163" calcext:value-type="float">
            <text:p>1668.967163</text:p>
          </table:table-cell>
          <table:table-cell office:value-type="float" office:value="1749.387451" calcext:value-type="float">
            <text:p>1749.387451</text:p>
          </table:table-cell>
          <table:table-cell table:number-columns-repeated="13"/>
        </table:table-row>
        <table:table-row table:style-name="ro1">
          <table:table-cell office:value-type="float" office:value="1668.911133" calcext:value-type="float">
            <text:p>1668.911133</text:p>
          </table:table-cell>
          <table:table-cell office:value-type="float" office:value="1737.483154" calcext:value-type="float">
            <text:p>1737.483154</text:p>
          </table:table-cell>
          <table:table-cell office:value-type="float" office:value="1670.361694" calcext:value-type="float">
            <text:p>1670.361694</text:p>
          </table:table-cell>
          <table:table-cell office:value-type="float" office:value="1739.372925" calcext:value-type="float">
            <text:p>1739.372925</text:p>
          </table:table-cell>
          <table:table-cell table:number-columns-repeated="13"/>
        </table:table-row>
        <table:table-row table:style-name="ro1">
          <table:table-cell office:value-type="float" office:value="1672.786499" calcext:value-type="float">
            <text:p>1672.786499</text:p>
          </table:table-cell>
          <table:table-cell office:value-type="float" office:value="1736.442139" calcext:value-type="float">
            <text:p>1736.442139</text:p>
          </table:table-cell>
          <table:table-cell office:value-type="float" office:value="1672.979248" calcext:value-type="float">
            <text:p>1672.979248</text:p>
          </table:table-cell>
          <table:table-cell office:value-type="float" office:value="1740.121338" calcext:value-type="float">
            <text:p>1740.121338</text:p>
          </table:table-cell>
          <table:table-cell table:number-columns-repeated="13"/>
        </table:table-row>
        <table:table-row table:style-name="ro1">
          <table:table-cell office:value-type="float" office:value="1669.769531" calcext:value-type="float">
            <text:p>1669.769531</text:p>
          </table:table-cell>
          <table:table-cell office:value-type="float" office:value="1738.755615" calcext:value-type="float">
            <text:p>1738.755615</text:p>
          </table:table-cell>
          <table:table-cell office:value-type="float" office:value="1668.664429" calcext:value-type="float">
            <text:p>1668.664429</text:p>
          </table:table-cell>
          <table:table-cell office:value-type="float" office:value="1741.420532" calcext:value-type="float">
            <text:p>1741.420532</text:p>
          </table:table-cell>
          <table:table-cell table:number-columns-repeated="13"/>
        </table:table-row>
        <table:table-row table:style-name="ro1">
          <table:table-cell office:value-type="float" office:value="1670.130981" calcext:value-type="float">
            <text:p>1670.130981</text:p>
          </table:table-cell>
          <table:table-cell office:value-type="float" office:value="1739.307129" calcext:value-type="float">
            <text:p>1739.307129</text:p>
          </table:table-cell>
          <table:table-cell office:value-type="float" office:value="1672.366577" calcext:value-type="float">
            <text:p>1672.366577</text:p>
          </table:table-cell>
          <table:table-cell office:value-type="float" office:value="1743.596191" calcext:value-type="float">
            <text:p>1743.596191</text:p>
          </table:table-cell>
          <table:table-cell table:number-columns-repeated="13"/>
        </table:table-row>
        <table:table-row table:style-name="ro1">
          <table:table-cell office:value-type="float" office:value="1670.105835" calcext:value-type="float">
            <text:p>1670.105835</text:p>
          </table:table-cell>
          <table:table-cell office:value-type="float" office:value="1740.943848" calcext:value-type="float">
            <text:p>1740.943848</text:p>
          </table:table-cell>
          <table:table-cell office:value-type="float" office:value="1673.542969" calcext:value-type="float">
            <text:p>1673.542969</text:p>
          </table:table-cell>
          <table:table-cell office:value-type="float" office:value="1742.909424" calcext:value-type="float">
            <text:p>1742.909424</text:p>
          </table:table-cell>
          <table:table-cell table:number-columns-repeated="13"/>
        </table:table-row>
        <table:table-row table:style-name="ro1">
          <table:table-cell office:value-type="float" office:value="1669.255859" calcext:value-type="float">
            <text:p>1669.255859</text:p>
          </table:table-cell>
          <table:table-cell office:value-type="float" office:value="1744.13501" calcext:value-type="float">
            <text:p>1744.13501</text:p>
          </table:table-cell>
          <table:table-cell office:value-type="float" office:value="1671.47876" calcext:value-type="float">
            <text:p>1671.47876</text:p>
          </table:table-cell>
          <table:table-cell office:value-type="float" office:value="1746.735229" calcext:value-type="float">
            <text:p>1746.735229</text:p>
          </table:table-cell>
          <table:table-cell table:number-columns-repeated="13"/>
        </table:table-row>
        <table:table-row table:style-name="ro1">
          <table:table-cell office:value-type="float" office:value="1669.196167" calcext:value-type="float">
            <text:p>1669.196167</text:p>
          </table:table-cell>
          <table:table-cell office:value-type="float" office:value="1747.917358" calcext:value-type="float">
            <text:p>1747.917358</text:p>
          </table:table-cell>
          <table:table-cell office:value-type="float" office:value="1671.550537" calcext:value-type="float">
            <text:p>1671.550537</text:p>
          </table:table-cell>
          <table:table-cell office:value-type="float" office:value="1748.420044" calcext:value-type="float">
            <text:p>1748.420044</text:p>
          </table:table-cell>
          <table:table-cell table:number-columns-repeated="13"/>
        </table:table-row>
        <table:table-row table:style-name="ro1">
          <table:table-cell office:value-type="float" office:value="1671.46167" calcext:value-type="float">
            <text:p>1671.46167</text:p>
          </table:table-cell>
          <table:table-cell office:value-type="float" office:value="1739.012573" calcext:value-type="float">
            <text:p>1739.012573</text:p>
          </table:table-cell>
          <table:table-cell office:value-type="float" office:value="1673.120117" calcext:value-type="float">
            <text:p>1673.120117</text:p>
          </table:table-cell>
          <table:table-cell office:value-type="float" office:value="1741.227051" calcext:value-type="float">
            <text:p>1741.227051</text:p>
          </table:table-cell>
          <table:table-cell table:number-columns-repeated="13"/>
        </table:table-row>
        <table:table-row table:style-name="ro1">
          <table:table-cell office:value-type="float" office:value="1667.889038" calcext:value-type="float">
            <text:p>1667.889038</text:p>
          </table:table-cell>
          <table:table-cell office:value-type="float" office:value="1744.97583" calcext:value-type="float">
            <text:p>1744.97583</text:p>
          </table:table-cell>
          <table:table-cell office:value-type="float" office:value="1671.740479" calcext:value-type="float">
            <text:p>1671.740479</text:p>
          </table:table-cell>
          <table:table-cell office:value-type="float" office:value="1743.761841" calcext:value-type="float">
            <text:p>1743.761841</text:p>
          </table:table-cell>
          <table:table-cell table:number-columns-repeated="13"/>
        </table:table-row>
        <table:table-row table:style-name="ro1">
          <table:table-cell office:value-type="float" office:value="1669.862305" calcext:value-type="float">
            <text:p>1669.862305</text:p>
          </table:table-cell>
          <table:table-cell office:value-type="float" office:value="1745.34668" calcext:value-type="float">
            <text:p>1745.34668</text:p>
          </table:table-cell>
          <table:table-cell office:value-type="float" office:value="1671.627563" calcext:value-type="float">
            <text:p>1671.627563</text:p>
          </table:table-cell>
          <table:table-cell office:value-type="float" office:value="1749.30481" calcext:value-type="float">
            <text:p>1749.30481</text:p>
          </table:table-cell>
          <table:table-cell table:number-columns-repeated="13"/>
        </table:table-row>
        <table:table-row table:style-name="ro1">
          <table:table-cell office:value-type="float" office:value="1668.128418" calcext:value-type="float">
            <text:p>1668.128418</text:p>
          </table:table-cell>
          <table:table-cell office:value-type="float" office:value="1746.124756" calcext:value-type="float">
            <text:p>1746.124756</text:p>
          </table:table-cell>
          <table:table-cell office:value-type="float" office:value="1674.550049" calcext:value-type="float">
            <text:p>1674.550049</text:p>
          </table:table-cell>
          <table:table-cell office:value-type="float" office:value="1746.939453" calcext:value-type="float">
            <text:p>1746.939453</text:p>
          </table:table-cell>
          <table:table-cell table:number-columns-repeated="13"/>
        </table:table-row>
        <table:table-row table:style-name="ro1">
          <table:table-cell office:value-type="float" office:value="1667.130371" calcext:value-type="float">
            <text:p>1667.130371</text:p>
          </table:table-cell>
          <table:table-cell office:value-type="float" office:value="1747.112305" calcext:value-type="float">
            <text:p>1747.112305</text:p>
          </table:table-cell>
          <table:table-cell office:value-type="float" office:value="1671.278687" calcext:value-type="float">
            <text:p>1671.278687</text:p>
          </table:table-cell>
          <table:table-cell office:value-type="float" office:value="1747.615479" calcext:value-type="float">
            <text:p>1747.615479</text:p>
          </table:table-cell>
          <table:table-cell table:number-columns-repeated="13"/>
        </table:table-row>
        <table:table-row table:style-name="ro1">
          <table:table-cell office:value-type="float" office:value="1671.768188" calcext:value-type="float">
            <text:p>1671.768188</text:p>
          </table:table-cell>
          <table:table-cell office:value-type="float" office:value="1750.094482" calcext:value-type="float">
            <text:p>1750.094482</text:p>
          </table:table-cell>
          <table:table-cell office:value-type="float" office:value="1673.990479" calcext:value-type="float">
            <text:p>1673.990479</text:p>
          </table:table-cell>
          <table:table-cell office:value-type="float" office:value="1754.198853" calcext:value-type="float">
            <text:p>1754.198853</text:p>
          </table:table-cell>
          <table:table-cell table:number-columns-repeated="13"/>
        </table:table-row>
        <table:table-row table:style-name="ro1">
          <table:table-cell office:value-type="float" office:value="1671.785889" calcext:value-type="float">
            <text:p>1671.785889</text:p>
          </table:table-cell>
          <table:table-cell office:value-type="float" office:value="1748.61853" calcext:value-type="float">
            <text:p>1748.61853</text:p>
          </table:table-cell>
          <table:table-cell office:value-type="float" office:value="1674.455811" calcext:value-type="float">
            <text:p>1674.455811</text:p>
          </table:table-cell>
          <table:table-cell office:value-type="float" office:value="1748.670166" calcext:value-type="float">
            <text:p>1748.670166</text:p>
          </table:table-cell>
          <table:table-cell table:number-columns-repeated="13"/>
        </table:table-row>
        <table:table-row table:style-name="ro1">
          <table:table-cell office:value-type="float" office:value="1673.701782" calcext:value-type="float">
            <text:p>1673.701782</text:p>
          </table:table-cell>
          <table:table-cell office:value-type="float" office:value="1742.160278" calcext:value-type="float">
            <text:p>1742.160278</text:p>
          </table:table-cell>
          <table:table-cell office:value-type="float" office:value="1673.061401" calcext:value-type="float">
            <text:p>1673.061401</text:p>
          </table:table-cell>
          <table:table-cell office:value-type="float" office:value="1744.875366" calcext:value-type="float">
            <text:p>1744.875366</text:p>
          </table:table-cell>
          <table:table-cell table:number-columns-repeated="13"/>
        </table:table-row>
        <table:table-row table:style-name="ro1">
          <table:table-cell office:value-type="float" office:value="1672.552734" calcext:value-type="float">
            <text:p>1672.552734</text:p>
          </table:table-cell>
          <table:table-cell office:value-type="float" office:value="1746.065186" calcext:value-type="float">
            <text:p>1746.065186</text:p>
          </table:table-cell>
          <table:table-cell office:value-type="float" office:value="1676.148315" calcext:value-type="float">
            <text:p>1676.148315</text:p>
          </table:table-cell>
          <table:table-cell office:value-type="float" office:value="1749.081299" calcext:value-type="float">
            <text:p>1749.081299</text:p>
          </table:table-cell>
          <table:table-cell table:number-columns-repeated="13"/>
        </table:table-row>
        <table:table-row table:style-name="ro1">
          <table:table-cell office:value-type="float" office:value="1672.765869" calcext:value-type="float">
            <text:p>1672.765869</text:p>
          </table:table-cell>
          <table:table-cell office:value-type="float" office:value="1742.594482" calcext:value-type="float">
            <text:p>1742.594482</text:p>
          </table:table-cell>
          <table:table-cell office:value-type="float" office:value="1676.734131" calcext:value-type="float">
            <text:p>1676.734131</text:p>
          </table:table-cell>
          <table:table-cell office:value-type="float" office:value="1741.233521" calcext:value-type="float">
            <text:p>1741.233521</text:p>
          </table:table-cell>
          <table:table-cell table:number-columns-repeated="13"/>
        </table:table-row>
        <table:table-row table:style-name="ro1">
          <table:table-cell office:value-type="float" office:value="1672.130005" calcext:value-type="float">
            <text:p>1672.130005</text:p>
          </table:table-cell>
          <table:table-cell office:value-type="float" office:value="1749.90332" calcext:value-type="float">
            <text:p>1749.90332</text:p>
          </table:table-cell>
          <table:table-cell office:value-type="float" office:value="1672.558228" calcext:value-type="float">
            <text:p>1672.558228</text:p>
          </table:table-cell>
          <table:table-cell office:value-type="float" office:value="1756.635254" calcext:value-type="float">
            <text:p>1756.635254</text:p>
          </table:table-cell>
          <table:table-cell table:number-columns-repeated="13"/>
        </table:table-row>
        <table:table-row table:style-name="ro1">
          <table:table-cell office:value-type="float" office:value="1672.023438" calcext:value-type="float">
            <text:p>1672.023438</text:p>
          </table:table-cell>
          <table:table-cell office:value-type="float" office:value="1750.089722" calcext:value-type="float">
            <text:p>1750.089722</text:p>
          </table:table-cell>
          <table:table-cell office:value-type="float" office:value="1674.982422" calcext:value-type="float">
            <text:p>1674.982422</text:p>
          </table:table-cell>
          <table:table-cell office:value-type="float" office:value="1751.364502" calcext:value-type="float">
            <text:p>1751.364502</text:p>
          </table:table-cell>
          <table:table-cell table:number-columns-repeated="13"/>
        </table:table-row>
        <table:table-row table:style-name="ro1">
          <table:table-cell office:value-type="float" office:value="1671.089355" calcext:value-type="float">
            <text:p>1671.089355</text:p>
          </table:table-cell>
          <table:table-cell office:value-type="float" office:value="1752.441284" calcext:value-type="float">
            <text:p>1752.441284</text:p>
          </table:table-cell>
          <table:table-cell office:value-type="float" office:value="1673.106934" calcext:value-type="float">
            <text:p>1673.106934</text:p>
          </table:table-cell>
          <table:table-cell office:value-type="float" office:value="1755.594116" calcext:value-type="float">
            <text:p>1755.594116</text:p>
          </table:table-cell>
          <table:table-cell table:number-columns-repeated="13"/>
        </table:table-row>
        <table:table-row table:style-name="ro1">
          <table:table-cell office:value-type="float" office:value="1669.983765" calcext:value-type="float">
            <text:p>1669.983765</text:p>
          </table:table-cell>
          <table:table-cell office:value-type="float" office:value="1748.742065" calcext:value-type="float">
            <text:p>1748.742065</text:p>
          </table:table-cell>
          <table:table-cell office:value-type="float" office:value="1674.053345" calcext:value-type="float">
            <text:p>1674.053345</text:p>
          </table:table-cell>
          <table:table-cell office:value-type="float" office:value="1751.65918" calcext:value-type="float">
            <text:p>1751.65918</text:p>
          </table:table-cell>
          <table:table-cell table:number-columns-repeated="13"/>
        </table:table-row>
        <table:table-row table:style-name="ro1">
          <table:table-cell office:value-type="float" office:value="1674.694702" calcext:value-type="float">
            <text:p>1674.694702</text:p>
          </table:table-cell>
          <table:table-cell office:value-type="float" office:value="1745.40625" calcext:value-type="float">
            <text:p>1745.40625</text:p>
          </table:table-cell>
          <table:table-cell office:value-type="float" office:value="1677.476562" calcext:value-type="float">
            <text:p>1677.476562</text:p>
          </table:table-cell>
          <table:table-cell office:value-type="float" office:value="1750.42334" calcext:value-type="float">
            <text:p>1750.42334</text:p>
          </table:table-cell>
          <table:table-cell table:number-columns-repeated="13"/>
        </table:table-row>
        <table:table-row table:style-name="ro1">
          <table:table-cell office:value-type="float" office:value="1671.770508" calcext:value-type="float">
            <text:p>1671.770508</text:p>
          </table:table-cell>
          <table:table-cell office:value-type="float" office:value="1749.649292" calcext:value-type="float">
            <text:p>1749.649292</text:p>
          </table:table-cell>
          <table:table-cell office:value-type="float" office:value="1674.932861" calcext:value-type="float">
            <text:p>1674.932861</text:p>
          </table:table-cell>
          <table:table-cell office:value-type="float" office:value="1753.521973" calcext:value-type="float">
            <text:p>1753.521973</text:p>
          </table:table-cell>
          <table:table-cell table:number-columns-repeated="13"/>
        </table:table-row>
        <table:table-row table:style-name="ro1">
          <table:table-cell office:value-type="float" office:value="1678.124023" calcext:value-type="float">
            <text:p>1678.124023</text:p>
          </table:table-cell>
          <table:table-cell office:value-type="float" office:value="1745.545654" calcext:value-type="float">
            <text:p>1745.545654</text:p>
          </table:table-cell>
          <table:table-cell office:value-type="float" office:value="1679.159668" calcext:value-type="float">
            <text:p>1679.159668</text:p>
          </table:table-cell>
          <table:table-cell office:value-type="float" office:value="1746.894775" calcext:value-type="float">
            <text:p>1746.894775</text:p>
          </table:table-cell>
          <table:table-cell table:number-columns-repeated="13"/>
        </table:table-row>
        <table:table-row table:style-name="ro1">
          <table:table-cell office:value-type="float" office:value="1672.745483" calcext:value-type="float">
            <text:p>1672.745483</text:p>
          </table:table-cell>
          <table:table-cell office:value-type="float" office:value="1757.074219" calcext:value-type="float">
            <text:p>1757.074219</text:p>
          </table:table-cell>
          <table:table-cell office:value-type="float" office:value="1676.457886" calcext:value-type="float">
            <text:p>1676.457886</text:p>
          </table:table-cell>
          <table:table-cell office:value-type="float" office:value="1761.552002" calcext:value-type="float">
            <text:p>1761.552002</text:p>
          </table:table-cell>
          <table:table-cell table:number-columns-repeated="13"/>
        </table:table-row>
        <table:table-row table:style-name="ro1">
          <table:table-cell office:value-type="float" office:value="1676.237427" calcext:value-type="float">
            <text:p>1676.237427</text:p>
          </table:table-cell>
          <table:table-cell office:value-type="float" office:value="1748.675537" calcext:value-type="float">
            <text:p>1748.675537</text:p>
          </table:table-cell>
          <table:table-cell office:value-type="float" office:value="1677.601318" calcext:value-type="float">
            <text:p>1677.601318</text:p>
          </table:table-cell>
          <table:table-cell office:value-type="float" office:value="1752.571045" calcext:value-type="float">
            <text:p>1752.571045</text:p>
          </table:table-cell>
          <table:table-cell table:number-columns-repeated="13"/>
        </table:table-row>
        <table:table-row table:style-name="ro1">
          <table:table-cell office:value-type="float" office:value="1672.950073" calcext:value-type="float">
            <text:p>1672.950073</text:p>
          </table:table-cell>
          <table:table-cell office:value-type="float" office:value="1759.825928" calcext:value-type="float">
            <text:p>1759.825928</text:p>
          </table:table-cell>
          <table:table-cell office:value-type="float" office:value="1676.717285" calcext:value-type="float">
            <text:p>1676.717285</text:p>
          </table:table-cell>
          <table:table-cell office:value-type="float" office:value="1762.434937" calcext:value-type="float">
            <text:p>1762.434937</text:p>
          </table:table-cell>
          <table:table-cell table:number-columns-repeated="13"/>
        </table:table-row>
        <table:table-row table:style-name="ro1">
          <table:table-cell office:value-type="float" office:value="1678.574951" calcext:value-type="float">
            <text:p>1678.574951</text:p>
          </table:table-cell>
          <table:table-cell office:value-type="float" office:value="1756.219849" calcext:value-type="float">
            <text:p>1756.219849</text:p>
          </table:table-cell>
          <table:table-cell office:value-type="float" office:value="1680.617065" calcext:value-type="float">
            <text:p>1680.617065</text:p>
          </table:table-cell>
          <table:table-cell office:value-type="float" office:value="1757.357788" calcext:value-type="float">
            <text:p>1757.357788</text:p>
          </table:table-cell>
          <table:table-cell table:number-columns-repeated="13"/>
        </table:table-row>
        <table:table-row table:style-name="ro1">
          <table:table-cell office:value-type="float" office:value="1674.029053" calcext:value-type="float">
            <text:p>1674.029053</text:p>
          </table:table-cell>
          <table:table-cell office:value-type="float" office:value="1752.921631" calcext:value-type="float">
            <text:p>1752.921631</text:p>
          </table:table-cell>
          <table:table-cell office:value-type="float" office:value="1676.740601" calcext:value-type="float">
            <text:p>1676.740601</text:p>
          </table:table-cell>
          <table:table-cell office:value-type="float" office:value="1754.441772" calcext:value-type="float">
            <text:p>1754.441772</text:p>
          </table:table-cell>
          <table:table-cell table:number-columns-repeated="13"/>
        </table:table-row>
        <table:table-row table:style-name="ro1">
          <table:table-cell office:value-type="float" office:value="1679.123779" calcext:value-type="float">
            <text:p>1679.123779</text:p>
          </table:table-cell>
          <table:table-cell office:value-type="float" office:value="1754.302246" calcext:value-type="float">
            <text:p>1754.302246</text:p>
          </table:table-cell>
          <table:table-cell office:value-type="float" office:value="1680.913086" calcext:value-type="float">
            <text:p>1680.913086</text:p>
          </table:table-cell>
          <table:table-cell office:value-type="float" office:value="1753.007324" calcext:value-type="float">
            <text:p>1753.007324</text:p>
          </table:table-cell>
          <table:table-cell table:number-columns-repeated="13"/>
        </table:table-row>
        <table:table-row table:style-name="ro1">
          <table:table-cell office:value-type="float" office:value="1680.574463" calcext:value-type="float">
            <text:p>1680.574463</text:p>
          </table:table-cell>
          <table:table-cell office:value-type="float" office:value="1754.000854" calcext:value-type="float">
            <text:p>1754.000854</text:p>
          </table:table-cell>
          <table:table-cell office:value-type="float" office:value="1680.328735" calcext:value-type="float">
            <text:p>1680.328735</text:p>
          </table:table-cell>
          <table:table-cell office:value-type="float" office:value="1754.225342" calcext:value-type="float">
            <text:p>1754.225342</text:p>
          </table:table-cell>
          <table:table-cell table:number-columns-repeated="13"/>
        </table:table-row>
        <table:table-row table:style-name="ro1">
          <table:table-cell office:value-type="float" office:value="1674.410767" calcext:value-type="float">
            <text:p>1674.410767</text:p>
          </table:table-cell>
          <table:table-cell office:value-type="float" office:value="1759.779053" calcext:value-type="float">
            <text:p>1759.779053</text:p>
          </table:table-cell>
          <table:table-cell office:value-type="float" office:value="1678.95752" calcext:value-type="float">
            <text:p>1678.95752</text:p>
          </table:table-cell>
          <table:table-cell office:value-type="float" office:value="1762.958862" calcext:value-type="float">
            <text:p>1762.958862</text:p>
          </table:table-cell>
          <table:table-cell table:number-columns-repeated="13"/>
        </table:table-row>
        <table:table-row table:style-name="ro1">
          <table:table-cell office:value-type="float" office:value="1681.402588" calcext:value-type="float">
            <text:p>1681.402588</text:p>
          </table:table-cell>
          <table:table-cell office:value-type="float" office:value="1754.116577" calcext:value-type="float">
            <text:p>1754.116577</text:p>
          </table:table-cell>
          <table:table-cell office:value-type="float" office:value="1679.986694" calcext:value-type="float">
            <text:p>1679.986694</text:p>
          </table:table-cell>
          <table:table-cell office:value-type="float" office:value="1756.530518" calcext:value-type="float">
            <text:p>1756.530518</text:p>
          </table:table-cell>
          <table:table-cell table:number-columns-repeated="13"/>
        </table:table-row>
        <table:table-row table:style-name="ro1">
          <table:table-cell office:value-type="float" office:value="1673.303345" calcext:value-type="float">
            <text:p>1673.303345</text:p>
          </table:table-cell>
          <table:table-cell office:value-type="float" office:value="1764.03125" calcext:value-type="float">
            <text:p>1764.03125</text:p>
          </table:table-cell>
          <table:table-cell office:value-type="float" office:value="1676.214355" calcext:value-type="float">
            <text:p>1676.214355</text:p>
          </table:table-cell>
          <table:table-cell office:value-type="float" office:value="1769.477173" calcext:value-type="float">
            <text:p>1769.477173</text:p>
          </table:table-cell>
          <table:table-cell table:number-columns-repeated="13"/>
        </table:table-row>
        <table:table-row table:style-name="ro1">
          <table:table-cell office:value-type="float" office:value="1679.340942" calcext:value-type="float">
            <text:p>1679.340942</text:p>
          </table:table-cell>
          <table:table-cell office:value-type="float" office:value="1758.783936" calcext:value-type="float">
            <text:p>1758.783936</text:p>
          </table:table-cell>
          <table:table-cell office:value-type="float" office:value="1678.900513" calcext:value-type="float">
            <text:p>1678.900513</text:p>
          </table:table-cell>
          <table:table-cell office:value-type="float" office:value="1760.909302" calcext:value-type="float">
            <text:p>1760.909302</text:p>
          </table:table-cell>
          <table:table-cell table:number-columns-repeated="13"/>
        </table:table-row>
        <table:table-row table:style-name="ro1">
          <table:table-cell office:value-type="float" office:value="1679.104004" calcext:value-type="float">
            <text:p>1679.104004</text:p>
          </table:table-cell>
          <table:table-cell office:value-type="float" office:value="1752.525146" calcext:value-type="float">
            <text:p>1752.525146</text:p>
          </table:table-cell>
          <table:table-cell office:value-type="float" office:value="1678.563477" calcext:value-type="float">
            <text:p>1678.563477</text:p>
          </table:table-cell>
          <table:table-cell office:value-type="float" office:value="1755.367676" calcext:value-type="float">
            <text:p>1755.367676</text:p>
          </table:table-cell>
          <table:table-cell table:number-columns-repeated="13"/>
        </table:table-row>
        <table:table-row table:style-name="ro1">
          <table:table-cell office:value-type="float" office:value="1681.457642" calcext:value-type="float">
            <text:p>1681.457642</text:p>
          </table:table-cell>
          <table:table-cell office:value-type="float" office:value="1755.580933" calcext:value-type="float">
            <text:p>1755.580933</text:p>
          </table:table-cell>
          <table:table-cell office:value-type="float" office:value="1682.147583" calcext:value-type="float">
            <text:p>1682.147583</text:p>
          </table:table-cell>
          <table:table-cell office:value-type="float" office:value="1756.941772" calcext:value-type="float">
            <text:p>1756.941772</text:p>
          </table:table-cell>
          <table:table-cell table:number-columns-repeated="13"/>
        </table:table-row>
        <table:table-row table:style-name="ro1">
          <table:table-cell office:value-type="float" office:value="1681.697021" calcext:value-type="float">
            <text:p>1681.697021</text:p>
          </table:table-cell>
          <table:table-cell office:value-type="float" office:value="1755.380127" calcext:value-type="float">
            <text:p>1755.380127</text:p>
          </table:table-cell>
          <table:table-cell office:value-type="float" office:value="1684.25415" calcext:value-type="float">
            <text:p>1684.25415</text:p>
          </table:table-cell>
          <table:table-cell office:value-type="float" office:value="1755.70105" calcext:value-type="float">
            <text:p>1755.70105</text:p>
          </table:table-cell>
          <table:table-cell table:number-columns-repeated="13"/>
        </table:table-row>
        <table:table-row table:style-name="ro1">
          <table:table-cell office:value-type="float" office:value="1676.988647" calcext:value-type="float">
            <text:p>1676.988647</text:p>
          </table:table-cell>
          <table:table-cell office:value-type="float" office:value="1762.81665" calcext:value-type="float">
            <text:p>1762.81665</text:p>
          </table:table-cell>
          <table:table-cell office:value-type="float" office:value="1682.271851" calcext:value-type="float">
            <text:p>1682.271851</text:p>
          </table:table-cell>
          <table:table-cell office:value-type="float" office:value="1761.894531" calcext:value-type="float">
            <text:p>1761.894531</text:p>
          </table:table-cell>
          <table:table-cell table:number-columns-repeated="13"/>
        </table:table-row>
        <table:table-row table:style-name="ro1">
          <table:table-cell office:value-type="float" office:value="1679.488159" calcext:value-type="float">
            <text:p>1679.488159</text:p>
          </table:table-cell>
          <table:table-cell office:value-type="float" office:value="1756.851196" calcext:value-type="float">
            <text:p>1756.851196</text:p>
          </table:table-cell>
          <table:table-cell office:value-type="float" office:value="1680.770508" calcext:value-type="float">
            <text:p>1680.770508</text:p>
          </table:table-cell>
          <table:table-cell office:value-type="float" office:value="1758.35791" calcext:value-type="float">
            <text:p>1758.35791</text:p>
          </table:table-cell>
          <table:table-cell table:number-columns-repeated="13"/>
        </table:table-row>
        <table:table-row table:style-name="ro1">
          <table:table-cell office:value-type="float" office:value="1677.393066" calcext:value-type="float">
            <text:p>1677.393066</text:p>
          </table:table-cell>
          <table:table-cell office:value-type="float" office:value="1762.978516" calcext:value-type="float">
            <text:p>1762.978516</text:p>
          </table:table-cell>
          <table:table-cell office:value-type="float" office:value="1682.969604" calcext:value-type="float">
            <text:p>1682.969604</text:p>
          </table:table-cell>
          <table:table-cell office:value-type="float" office:value="1764.485352" calcext:value-type="float">
            <text:p>1764.485352</text:p>
          </table:table-cell>
          <table:table-cell table:number-columns-repeated="13"/>
        </table:table-row>
        <table:table-row table:style-name="ro1">
          <table:table-cell office:value-type="float" office:value="1682.228271" calcext:value-type="float">
            <text:p>1682.228271</text:p>
          </table:table-cell>
          <table:table-cell office:value-type="float" office:value="1756.939941" calcext:value-type="float">
            <text:p>1756.939941</text:p>
          </table:table-cell>
          <table:table-cell office:value-type="float" office:value="1685.348267" calcext:value-type="float">
            <text:p>1685.348267</text:p>
          </table:table-cell>
          <table:table-cell office:value-type="float" office:value="1758.140503" calcext:value-type="float">
            <text:p>1758.140503</text:p>
          </table:table-cell>
          <table:table-cell table:number-columns-repeated="13"/>
        </table:table-row>
        <table:table-row table:style-name="ro1">
          <table:table-cell office:value-type="float" office:value="1681.369263" calcext:value-type="float">
            <text:p>1681.369263</text:p>
          </table:table-cell>
          <table:table-cell office:value-type="float" office:value="1753.364014" calcext:value-type="float">
            <text:p>1753.364014</text:p>
          </table:table-cell>
          <table:table-cell office:value-type="float" office:value="1681.098999" calcext:value-type="float">
            <text:p>1681.098999</text:p>
          </table:table-cell>
          <table:table-cell office:value-type="float" office:value="1758.785645" calcext:value-type="float">
            <text:p>1758.785645</text:p>
          </table:table-cell>
          <table:table-cell table:number-columns-repeated="13"/>
        </table:table-row>
        <table:table-row table:style-name="ro1">
          <table:table-cell office:value-type="float" office:value="1678.667114" calcext:value-type="float">
            <text:p>1678.667114</text:p>
          </table:table-cell>
          <table:table-cell office:value-type="float" office:value="1759.476562" calcext:value-type="float">
            <text:p>1759.476562</text:p>
          </table:table-cell>
          <table:table-cell office:value-type="float" office:value="1682.970947" calcext:value-type="float">
            <text:p>1682.970947</text:p>
          </table:table-cell>
          <table:table-cell office:value-type="float" office:value="1758.1521" calcext:value-type="float">
            <text:p>1758.1521</text:p>
          </table:table-cell>
          <table:table-cell table:number-columns-repeated="13"/>
        </table:table-row>
        <table:table-row table:style-name="ro1">
          <table:table-cell office:value-type="float" office:value="1684.550049" calcext:value-type="float">
            <text:p>1684.550049</text:p>
          </table:table-cell>
          <table:table-cell office:value-type="float" office:value="1753.1698" calcext:value-type="float">
            <text:p>1753.1698</text:p>
          </table:table-cell>
          <table:table-cell office:value-type="float" office:value="1681.755005" calcext:value-type="float">
            <text:p>1681.755005</text:p>
          </table:table-cell>
          <table:table-cell office:value-type="float" office:value="1754.977661" calcext:value-type="float">
            <text:p>1754.977661</text:p>
          </table:table-cell>
          <table:table-cell table:number-columns-repeated="13"/>
        </table:table-row>
        <table:table-row table:style-name="ro1">
          <table:table-cell office:value-type="float" office:value="1677.403076" calcext:value-type="float">
            <text:p>1677.403076</text:p>
          </table:table-cell>
          <table:table-cell office:value-type="float" office:value="1765.675781" calcext:value-type="float">
            <text:p>1765.675781</text:p>
          </table:table-cell>
          <table:table-cell office:value-type="float" office:value="1679.928345" calcext:value-type="float">
            <text:p>1679.928345</text:p>
          </table:table-cell>
          <table:table-cell office:value-type="float" office:value="1766.113403" calcext:value-type="float">
            <text:p>1766.113403</text:p>
          </table:table-cell>
          <table:table-cell table:number-columns-repeated="13"/>
        </table:table-row>
        <table:table-row table:style-name="ro1">
          <table:table-cell office:value-type="float" office:value="1678.705322" calcext:value-type="float">
            <text:p>1678.705322</text:p>
          </table:table-cell>
          <table:table-cell office:value-type="float" office:value="1762.940674" calcext:value-type="float">
            <text:p>1762.940674</text:p>
          </table:table-cell>
          <table:table-cell office:value-type="float" office:value="1681.646851" calcext:value-type="float">
            <text:p>1681.646851</text:p>
          </table:table-cell>
          <table:table-cell office:value-type="float" office:value="1762.328003" calcext:value-type="float">
            <text:p>1762.328003</text:p>
          </table:table-cell>
          <table:table-cell table:number-columns-repeated="13"/>
        </table:table-row>
        <table:table-row table:style-name="ro1">
          <table:table-cell office:value-type="float" office:value="1676.147217" calcext:value-type="float">
            <text:p>1676.147217</text:p>
          </table:table-cell>
          <table:table-cell office:value-type="float" office:value="1766.072754" calcext:value-type="float">
            <text:p>1766.072754</text:p>
          </table:table-cell>
          <table:table-cell office:value-type="float" office:value="1681.40979" calcext:value-type="float">
            <text:p>1681.40979</text:p>
          </table:table-cell>
          <table:table-cell office:value-type="float" office:value="1764.55896" calcext:value-type="float">
            <text:p>1764.55896</text:p>
          </table:table-cell>
          <table:table-cell table:number-columns-repeated="13"/>
        </table:table-row>
        <table:table-row table:style-name="ro1">
          <table:table-cell office:value-type="float" office:value="1683.790527" calcext:value-type="float">
            <text:p>1683.790527</text:p>
          </table:table-cell>
          <table:table-cell office:value-type="float" office:value="1757.156006" calcext:value-type="float">
            <text:p>1757.156006</text:p>
          </table:table-cell>
          <table:table-cell office:value-type="float" office:value="1689.294189" calcext:value-type="float">
            <text:p>1689.294189</text:p>
          </table:table-cell>
          <table:table-cell office:value-type="float" office:value="1758.205688" calcext:value-type="float">
            <text:p>1758.205688</text:p>
          </table:table-cell>
          <table:table-cell table:number-columns-repeated="13"/>
        </table:table-row>
        <table:table-row table:style-name="ro1">
          <table:table-cell office:value-type="float" office:value="1682.902588" calcext:value-type="float">
            <text:p>1682.902588</text:p>
          </table:table-cell>
          <table:table-cell office:value-type="float" office:value="1759.335449" calcext:value-type="float">
            <text:p>1759.335449</text:p>
          </table:table-cell>
          <table:table-cell office:value-type="float" office:value="1686.233765" calcext:value-type="float">
            <text:p>1686.233765</text:p>
          </table:table-cell>
          <table:table-cell office:value-type="float" office:value="1761.013062" calcext:value-type="float">
            <text:p>1761.013062</text:p>
          </table:table-cell>
          <table:table-cell table:number-columns-repeated="13"/>
        </table:table-row>
        <table:table-row table:style-name="ro1">
          <table:table-cell office:value-type="float" office:value="1681.649902" calcext:value-type="float">
            <text:p>1681.649902</text:p>
          </table:table-cell>
          <table:table-cell office:value-type="float" office:value="1759.834839" calcext:value-type="float">
            <text:p>1759.834839</text:p>
          </table:table-cell>
          <table:table-cell office:value-type="float" office:value="1683.063965" calcext:value-type="float">
            <text:p>1683.063965</text:p>
          </table:table-cell>
          <table:table-cell office:value-type="float" office:value="1763.354248" calcext:value-type="float">
            <text:p>1763.354248</text:p>
          </table:table-cell>
          <table:table-cell table:number-columns-repeated="13"/>
        </table:table-row>
        <table:table-row table:style-name="ro1">
          <table:table-cell office:value-type="float" office:value="1685.883667" calcext:value-type="float">
            <text:p>1685.883667</text:p>
          </table:table-cell>
          <table:table-cell office:value-type="float" office:value="1757.078857" calcext:value-type="float">
            <text:p>1757.078857</text:p>
          </table:table-cell>
          <table:table-cell office:value-type="float" office:value="1686.923218" calcext:value-type="float">
            <text:p>1686.923218</text:p>
          </table:table-cell>
          <table:table-cell office:value-type="float" office:value="1758.457642" calcext:value-type="float">
            <text:p>1758.457642</text:p>
          </table:table-cell>
          <table:table-cell table:number-columns-repeated="13"/>
        </table:table-row>
        <table:table-row table:style-name="ro1">
          <table:table-cell office:value-type="float" office:value="1679.775391" calcext:value-type="float">
            <text:p>1679.775391</text:p>
          </table:table-cell>
          <table:table-cell office:value-type="float" office:value="1767.132568" calcext:value-type="float">
            <text:p>1767.132568</text:p>
          </table:table-cell>
          <table:table-cell office:value-type="float" office:value="1684.599976" calcext:value-type="float">
            <text:p>1684.599976</text:p>
          </table:table-cell>
          <table:table-cell office:value-type="float" office:value="1766.991943" calcext:value-type="float">
            <text:p>1766.991943</text:p>
          </table:table-cell>
          <table:table-cell table:number-columns-repeated="13"/>
        </table:table-row>
        <table:table-row table:style-name="ro1">
          <table:table-cell office:value-type="float" office:value="1686.390869" calcext:value-type="float">
            <text:p>1686.390869</text:p>
          </table:table-cell>
          <table:table-cell office:value-type="float" office:value="1757.539795" calcext:value-type="float">
            <text:p>1757.539795</text:p>
          </table:table-cell>
          <table:table-cell office:value-type="float" office:value="1686.036255" calcext:value-type="float">
            <text:p>1686.036255</text:p>
          </table:table-cell>
          <table:table-cell office:value-type="float" office:value="1760.161987" calcext:value-type="float">
            <text:p>1760.161987</text:p>
          </table:table-cell>
          <table:table-cell table:number-columns-repeated="13"/>
        </table:table-row>
        <table:table-row table:style-name="ro1">
          <table:table-cell office:value-type="float" office:value="1684.915039" calcext:value-type="float">
            <text:p>1684.915039</text:p>
          </table:table-cell>
          <table:table-cell office:value-type="float" office:value="1760.758667" calcext:value-type="float">
            <text:p>1760.758667</text:p>
          </table:table-cell>
          <table:table-cell office:value-type="float" office:value="1687.647705" calcext:value-type="float">
            <text:p>1687.647705</text:p>
          </table:table-cell>
          <table:table-cell office:value-type="float" office:value="1762.595459" calcext:value-type="float">
            <text:p>1762.595459</text:p>
          </table:table-cell>
          <table:table-cell table:number-columns-repeated="13"/>
        </table:table-row>
        <table:table-row table:style-name="ro1">
          <table:table-cell office:value-type="float" office:value="1679.292847" calcext:value-type="float">
            <text:p>1679.292847</text:p>
          </table:table-cell>
          <table:table-cell office:value-type="float" office:value="1767.983643" calcext:value-type="float">
            <text:p>1767.983643</text:p>
          </table:table-cell>
          <table:table-cell office:value-type="float" office:value="1685.06311" calcext:value-type="float">
            <text:p>1685.06311</text:p>
          </table:table-cell>
          <table:table-cell office:value-type="float" office:value="1769.366943" calcext:value-type="float">
            <text:p>1769.366943</text:p>
          </table:table-cell>
          <table:table-cell table:number-columns-repeated="13"/>
        </table:table-row>
        <table:table-row table:style-name="ro1">
          <table:table-cell office:value-type="float" office:value="1688.934692" calcext:value-type="float">
            <text:p>1688.934692</text:p>
          </table:table-cell>
          <table:table-cell office:value-type="float" office:value="1755.664917" calcext:value-type="float">
            <text:p>1755.664917</text:p>
          </table:table-cell>
          <table:table-cell office:value-type="float" office:value="1687.80603" calcext:value-type="float">
            <text:p>1687.80603</text:p>
          </table:table-cell>
          <table:table-cell office:value-type="float" office:value="1762.09314" calcext:value-type="float">
            <text:p>1762.09314</text:p>
          </table:table-cell>
          <table:table-cell table:number-columns-repeated="13"/>
        </table:table-row>
        <table:table-row table:style-name="ro1">
          <table:table-cell office:value-type="float" office:value="1683.519165" calcext:value-type="float">
            <text:p>1683.519165</text:p>
          </table:table-cell>
          <table:table-cell office:value-type="float" office:value="1770.244385" calcext:value-type="float">
            <text:p>1770.244385</text:p>
          </table:table-cell>
          <table:table-cell office:value-type="float" office:value="1684.117432" calcext:value-type="float">
            <text:p>1684.117432</text:p>
          </table:table-cell>
          <table:table-cell office:value-type="float" office:value="1772.653198" calcext:value-type="float">
            <text:p>1772.653198</text:p>
          </table:table-cell>
          <table:table-cell table:number-columns-repeated="13"/>
        </table:table-row>
        <table:table-row table:style-name="ro1">
          <table:table-cell office:value-type="float" office:value="1682.655396" calcext:value-type="float">
            <text:p>1682.655396</text:p>
          </table:table-cell>
          <table:table-cell office:value-type="float" office:value="1765.248291" calcext:value-type="float">
            <text:p>1765.248291</text:p>
          </table:table-cell>
          <table:table-cell office:value-type="float" office:value="1688.054565" calcext:value-type="float">
            <text:p>1688.054565</text:p>
          </table:table-cell>
          <table:table-cell office:value-type="float" office:value="1768.309326" calcext:value-type="float">
            <text:p>1768.309326</text:p>
          </table:table-cell>
          <table:table-cell table:number-columns-repeated="13"/>
        </table:table-row>
        <table:table-row table:style-name="ro1">
          <table:table-cell office:value-type="float" office:value="1685.806396" calcext:value-type="float">
            <text:p>1685.806396</text:p>
          </table:table-cell>
          <table:table-cell office:value-type="float" office:value="1755.23877" calcext:value-type="float">
            <text:p>1755.23877</text:p>
          </table:table-cell>
          <table:table-cell office:value-type="float" office:value="1688.407593" calcext:value-type="float">
            <text:p>1688.407593</text:p>
          </table:table-cell>
          <table:table-cell office:value-type="float" office:value="1758.0448" calcext:value-type="float">
            <text:p>1758.0448</text:p>
          </table:table-cell>
          <table:table-cell table:number-columns-repeated="13"/>
        </table:table-row>
        <table:table-row table:style-name="ro1">
          <table:table-cell office:value-type="float" office:value="1684.304077" calcext:value-type="float">
            <text:p>1684.304077</text:p>
          </table:table-cell>
          <table:table-cell office:value-type="float" office:value="1767.17981" calcext:value-type="float">
            <text:p>1767.17981</text:p>
          </table:table-cell>
          <table:table-cell office:value-type="float" office:value="1685.623901" calcext:value-type="float">
            <text:p>1685.623901</text:p>
          </table:table-cell>
          <table:table-cell office:value-type="float" office:value="1771.857544" calcext:value-type="float">
            <text:p>1771.857544</text:p>
          </table:table-cell>
          <table:table-cell table:number-columns-repeated="13"/>
        </table:table-row>
        <table:table-row table:style-name="ro1">
          <table:table-cell office:value-type="float" office:value="1681.890381" calcext:value-type="float">
            <text:p>1681.890381</text:p>
          </table:table-cell>
          <table:table-cell office:value-type="float" office:value="1763.719238" calcext:value-type="float">
            <text:p>1763.719238</text:p>
          </table:table-cell>
          <table:table-cell office:value-type="float" office:value="1685.038696" calcext:value-type="float">
            <text:p>1685.038696</text:p>
          </table:table-cell>
          <table:table-cell office:value-type="float" office:value="1765.269531" calcext:value-type="float">
            <text:p>1765.269531</text:p>
          </table:table-cell>
          <table:table-cell table:number-columns-repeated="13"/>
        </table:table-row>
        <table:table-row table:style-name="ro1">
          <table:table-cell office:value-type="float" office:value="1682.709717" calcext:value-type="float">
            <text:p>1682.709717</text:p>
          </table:table-cell>
          <table:table-cell office:value-type="float" office:value="1766.032471" calcext:value-type="float">
            <text:p>1766.032471</text:p>
          </table:table-cell>
          <table:table-cell office:value-type="float" office:value="1684.120239" calcext:value-type="float">
            <text:p>1684.120239</text:p>
          </table:table-cell>
          <table:table-cell office:value-type="float" office:value="1770.680908" calcext:value-type="float">
            <text:p>1770.680908</text:p>
          </table:table-cell>
          <table:table-cell table:number-columns-repeated="13"/>
        </table:table-row>
        <table:table-row table:style-name="ro1">
          <table:table-cell office:value-type="float" office:value="1685.814697" calcext:value-type="float">
            <text:p>1685.814697</text:p>
          </table:table-cell>
          <table:table-cell office:value-type="float" office:value="1763.193115" calcext:value-type="float">
            <text:p>1763.193115</text:p>
          </table:table-cell>
          <table:table-cell office:value-type="float" office:value="1687.658691" calcext:value-type="float">
            <text:p>1687.658691</text:p>
          </table:table-cell>
          <table:table-cell office:value-type="float" office:value="1770.238525" calcext:value-type="float">
            <text:p>1770.238525</text:p>
          </table:table-cell>
          <table:table-cell table:number-columns-repeated="13"/>
        </table:table-row>
        <table:table-row table:style-name="ro1">
          <table:table-cell office:value-type="float" office:value="1684.05957" calcext:value-type="float">
            <text:p>1684.05957</text:p>
          </table:table-cell>
          <table:table-cell office:value-type="float" office:value="1759.275024" calcext:value-type="float">
            <text:p>1759.275024</text:p>
          </table:table-cell>
          <table:table-cell office:value-type="float" office:value="1687.996948" calcext:value-type="float">
            <text:p>1687.996948</text:p>
          </table:table-cell>
          <table:table-cell office:value-type="float" office:value="1763.109131" calcext:value-type="float">
            <text:p>1763.109131</text:p>
          </table:table-cell>
          <table:table-cell table:number-columns-repeated="13"/>
        </table:table-row>
        <table:table-row table:style-name="ro1">
          <table:table-cell office:value-type="float" office:value="1683.913208" calcext:value-type="float">
            <text:p>1683.913208</text:p>
          </table:table-cell>
          <table:table-cell office:value-type="float" office:value="1768.359497" calcext:value-type="float">
            <text:p>1768.359497</text:p>
          </table:table-cell>
          <table:table-cell office:value-type="float" office:value="1684.245605" calcext:value-type="float">
            <text:p>1684.245605</text:p>
          </table:table-cell>
          <table:table-cell office:value-type="float" office:value="1771.826172" calcext:value-type="float">
            <text:p>1771.826172</text:p>
          </table:table-cell>
          <table:table-cell table:number-columns-repeated="13"/>
        </table:table-row>
        <table:table-row table:style-name="ro1">
          <table:table-cell office:value-type="float" office:value="1685.114502" calcext:value-type="float">
            <text:p>1685.114502</text:p>
          </table:table-cell>
          <table:table-cell office:value-type="float" office:value="1761.319092" calcext:value-type="float">
            <text:p>1761.319092</text:p>
          </table:table-cell>
          <table:table-cell office:value-type="float" office:value="1687.016235" calcext:value-type="float">
            <text:p>1687.016235</text:p>
          </table:table-cell>
          <table:table-cell office:value-type="float" office:value="1760.679321" calcext:value-type="float">
            <text:p>1760.679321</text:p>
          </table:table-cell>
          <table:table-cell table:number-columns-repeated="13"/>
        </table:table-row>
        <table:table-row table:style-name="ro1">
          <table:table-cell office:value-type="float" office:value="1681.78125" calcext:value-type="float">
            <text:p>1681.78125</text:p>
          </table:table-cell>
          <table:table-cell office:value-type="float" office:value="1763.836792" calcext:value-type="float">
            <text:p>1763.836792</text:p>
          </table:table-cell>
          <table:table-cell office:value-type="float" office:value="1682.320068" calcext:value-type="float">
            <text:p>1682.320068</text:p>
          </table:table-cell>
          <table:table-cell office:value-type="float" office:value="1773.583252" calcext:value-type="float">
            <text:p>1773.583252</text:p>
          </table:table-cell>
          <table:table-cell table:number-columns-repeated="13"/>
        </table:table-row>
        <table:table-row table:style-name="ro1">
          <table:table-cell office:value-type="float" office:value="1685.991089" calcext:value-type="float">
            <text:p>1685.991089</text:p>
          </table:table-cell>
          <table:table-cell office:value-type="float" office:value="1761.792969" calcext:value-type="float">
            <text:p>1761.792969</text:p>
          </table:table-cell>
          <table:table-cell office:value-type="float" office:value="1686.452271" calcext:value-type="float">
            <text:p>1686.452271</text:p>
          </table:table-cell>
          <table:table-cell office:value-type="float" office:value="1765.664673" calcext:value-type="float">
            <text:p>1765.664673</text:p>
          </table:table-cell>
          <table:table-cell table:number-columns-repeated="13"/>
        </table:table-row>
        <table:table-row table:style-name="ro1">
          <table:table-cell office:value-type="float" office:value="1685.720947" calcext:value-type="float">
            <text:p>1685.720947</text:p>
          </table:table-cell>
          <table:table-cell office:value-type="float" office:value="1759.626709" calcext:value-type="float">
            <text:p>1759.626709</text:p>
          </table:table-cell>
          <table:table-cell office:value-type="float" office:value="1685.527954" calcext:value-type="float">
            <text:p>1685.527954</text:p>
          </table:table-cell>
          <table:table-cell office:value-type="float" office:value="1763.475586" calcext:value-type="float">
            <text:p>1763.475586</text:p>
          </table:table-cell>
          <table:table-cell table:number-columns-repeated="13"/>
        </table:table-row>
        <table:table-row table:style-name="ro1">
          <table:table-cell office:value-type="float" office:value="1684.767944" calcext:value-type="float">
            <text:p>1684.767944</text:p>
          </table:table-cell>
          <table:table-cell office:value-type="float" office:value="1764.031372" calcext:value-type="float">
            <text:p>1764.031372</text:p>
          </table:table-cell>
          <table:table-cell office:value-type="float" office:value="1687.677124" calcext:value-type="float">
            <text:p>1687.677124</text:p>
          </table:table-cell>
          <table:table-cell office:value-type="float" office:value="1765.123291" calcext:value-type="float">
            <text:p>1765.123291</text:p>
          </table:table-cell>
          <table:table-cell table:number-columns-repeated="13"/>
        </table:table-row>
        <table:table-row table:style-name="ro1">
          <table:table-cell office:value-type="float" office:value="1685.496582" calcext:value-type="float">
            <text:p>1685.496582</text:p>
          </table:table-cell>
          <table:table-cell office:value-type="float" office:value="1756.654541" calcext:value-type="float">
            <text:p>1756.654541</text:p>
          </table:table-cell>
          <table:table-cell office:value-type="float" office:value="1686.490234" calcext:value-type="float">
            <text:p>1686.490234</text:p>
          </table:table-cell>
          <table:table-cell office:value-type="float" office:value="1759.950806" calcext:value-type="float">
            <text:p>1759.950806</text:p>
          </table:table-cell>
          <table:table-cell table:number-columns-repeated="13"/>
        </table:table-row>
        <table:table-row table:style-name="ro1">
          <table:table-cell office:value-type="float" office:value="1681.566406" calcext:value-type="float">
            <text:p>1681.566406</text:p>
          </table:table-cell>
          <table:table-cell office:value-type="float" office:value="1771.245117" calcext:value-type="float">
            <text:p>1771.245117</text:p>
          </table:table-cell>
          <table:table-cell office:value-type="float" office:value="1684.282104" calcext:value-type="float">
            <text:p>1684.282104</text:p>
          </table:table-cell>
          <table:table-cell office:value-type="float" office:value="1774.552002" calcext:value-type="float">
            <text:p>1774.552002</text:p>
          </table:table-cell>
          <table:table-cell table:number-columns-repeated="13"/>
        </table:table-row>
        <table:table-row table:style-name="ro1">
          <table:table-cell office:value-type="float" office:value="1689.83606" calcext:value-type="float">
            <text:p>1689.83606</text:p>
          </table:table-cell>
          <table:table-cell office:value-type="float" office:value="1760.937378" calcext:value-type="float">
            <text:p>1760.937378</text:p>
          </table:table-cell>
          <table:table-cell office:value-type="float" office:value="1691.054688" calcext:value-type="float">
            <text:p>1691.054688</text:p>
          </table:table-cell>
          <table:table-cell office:value-type="float" office:value="1764.222046" calcext:value-type="float">
            <text:p>1764.222046</text:p>
          </table:table-cell>
          <table:table-cell table:number-columns-repeated="13"/>
        </table:table-row>
        <table:table-row table:style-name="ro1">
          <table:table-cell office:value-type="float" office:value="1689.70166" calcext:value-type="float">
            <text:p>1689.70166</text:p>
          </table:table-cell>
          <table:table-cell office:value-type="float" office:value="1762.900513" calcext:value-type="float">
            <text:p>1762.900513</text:p>
          </table:table-cell>
          <table:table-cell office:value-type="float" office:value="1688.267334" calcext:value-type="float">
            <text:p>1688.267334</text:p>
          </table:table-cell>
          <table:table-cell office:value-type="float" office:value="1765.38855" calcext:value-type="float">
            <text:p>1765.38855</text:p>
          </table:table-cell>
          <table:table-cell table:number-columns-repeated="13"/>
        </table:table-row>
        <table:table-row table:style-name="ro1">
          <table:table-cell office:value-type="float" office:value="1686.817505" calcext:value-type="float">
            <text:p>1686.817505</text:p>
          </table:table-cell>
          <table:table-cell office:value-type="float" office:value="1769.480225" calcext:value-type="float">
            <text:p>1769.480225</text:p>
          </table:table-cell>
          <table:table-cell office:value-type="float" office:value="1687.258667" calcext:value-type="float">
            <text:p>1687.258667</text:p>
          </table:table-cell>
          <table:table-cell office:value-type="float" office:value="1771.947266" calcext:value-type="float">
            <text:p>1771.947266</text:p>
          </table:table-cell>
          <table:table-cell table:number-columns-repeated="13"/>
        </table:table-row>
        <table:table-row table:style-name="ro1">
          <table:table-cell office:value-type="float" office:value="1686.148315" calcext:value-type="float">
            <text:p>1686.148315</text:p>
          </table:table-cell>
          <table:table-cell office:value-type="float" office:value="1768.303589" calcext:value-type="float">
            <text:p>1768.303589</text:p>
          </table:table-cell>
          <table:table-cell office:value-type="float" office:value="1687.146729" calcext:value-type="float">
            <text:p>1687.146729</text:p>
          </table:table-cell>
          <table:table-cell office:value-type="float" office:value="1770.861816" calcext:value-type="float">
            <text:p>1770.861816</text:p>
          </table:table-cell>
          <table:table-cell table:number-columns-repeated="13"/>
        </table:table-row>
        <table:table-row table:style-name="ro1">
          <table:table-cell office:value-type="float" office:value="1685.681152" calcext:value-type="float">
            <text:p>1685.681152</text:p>
          </table:table-cell>
          <table:table-cell office:value-type="float" office:value="1768.124512" calcext:value-type="float">
            <text:p>1768.124512</text:p>
          </table:table-cell>
          <table:table-cell office:value-type="float" office:value="1684.191406" calcext:value-type="float">
            <text:p>1684.191406</text:p>
          </table:table-cell>
          <table:table-cell office:value-type="float" office:value="1776.110107" calcext:value-type="float">
            <text:p>1776.110107</text:p>
          </table:table-cell>
          <table:table-cell table:number-columns-repeated="13"/>
        </table:table-row>
        <table:table-row table:style-name="ro1">
          <table:table-cell office:value-type="float" office:value="1685.576416" calcext:value-type="float">
            <text:p>1685.576416</text:p>
          </table:table-cell>
          <table:table-cell office:value-type="float" office:value="1766.859253" calcext:value-type="float">
            <text:p>1766.859253</text:p>
          </table:table-cell>
          <table:table-cell office:value-type="float" office:value="1690.013184" calcext:value-type="float">
            <text:p>1690.013184</text:p>
          </table:table-cell>
          <table:table-cell office:value-type="float" office:value="1770.795654" calcext:value-type="float">
            <text:p>1770.795654</text:p>
          </table:table-cell>
          <table:table-cell table:number-columns-repeated="13"/>
        </table:table-row>
        <table:table-row table:style-name="ro1">
          <table:table-cell office:value-type="float" office:value="1688.734741" calcext:value-type="float">
            <text:p>1688.734741</text:p>
          </table:table-cell>
          <table:table-cell office:value-type="float" office:value="1761.42627" calcext:value-type="float">
            <text:p>1761.42627</text:p>
          </table:table-cell>
          <table:table-cell office:value-type="float" office:value="1689.154663" calcext:value-type="float">
            <text:p>1689.154663</text:p>
          </table:table-cell>
          <table:table-cell office:value-type="float" office:value="1764.927124" calcext:value-type="float">
            <text:p>1764.927124</text:p>
          </table:table-cell>
          <table:table-cell table:number-columns-repeated="13"/>
        </table:table-row>
        <table:table-row table:style-name="ro1">
          <table:table-cell office:value-type="float" office:value="1685.751709" calcext:value-type="float">
            <text:p>1685.751709</text:p>
          </table:table-cell>
          <table:table-cell office:value-type="float" office:value="1767.168213" calcext:value-type="float">
            <text:p>1767.168213</text:p>
          </table:table-cell>
          <table:table-cell office:value-type="float" office:value="1686.466064" calcext:value-type="float">
            <text:p>1686.466064</text:p>
          </table:table-cell>
          <table:table-cell office:value-type="float" office:value="1775.69812" calcext:value-type="float">
            <text:p>1775.69812</text:p>
          </table:table-cell>
          <table:table-cell table:number-columns-repeated="13"/>
        </table:table-row>
        <table:table-row table:style-name="ro1">
          <table:table-cell office:value-type="float" office:value="1688.102173" calcext:value-type="float">
            <text:p>1688.102173</text:p>
          </table:table-cell>
          <table:table-cell office:value-type="float" office:value="1761.740845" calcext:value-type="float">
            <text:p>1761.740845</text:p>
          </table:table-cell>
          <table:table-cell office:value-type="float" office:value="1689.686646" calcext:value-type="float">
            <text:p>1689.686646</text:p>
          </table:table-cell>
          <table:table-cell office:value-type="float" office:value="1764.941406" calcext:value-type="float">
            <text:p>1764.941406</text:p>
          </table:table-cell>
          <table:table-cell table:number-columns-repeated="13"/>
        </table:table-row>
        <table:table-row table:style-name="ro1">
          <table:table-cell office:value-type="float" office:value="1687.029907" calcext:value-type="float">
            <text:p>1687.029907</text:p>
          </table:table-cell>
          <table:table-cell office:value-type="float" office:value="1772.757446" calcext:value-type="float">
            <text:p>1772.757446</text:p>
          </table:table-cell>
          <table:table-cell office:value-type="float" office:value="1688.589722" calcext:value-type="float">
            <text:p>1688.589722</text:p>
          </table:table-cell>
          <table:table-cell office:value-type="float" office:value="1775.886353" calcext:value-type="float">
            <text:p>1775.886353</text:p>
          </table:table-cell>
          <table:table-cell table:number-columns-repeated="13"/>
        </table:table-row>
        <table:table-row table:style-name="ro1">
          <table:table-cell office:value-type="float" office:value="1691.833984" calcext:value-type="float">
            <text:p>1691.833984</text:p>
          </table:table-cell>
          <table:table-cell office:value-type="float" office:value="1763.767456" calcext:value-type="float">
            <text:p>1763.767456</text:p>
          </table:table-cell>
          <table:table-cell office:value-type="float" office:value="1692.5802" calcext:value-type="float">
            <text:p>1692.5802</text:p>
          </table:table-cell>
          <table:table-cell office:value-type="float" office:value="1765.515381" calcext:value-type="float">
            <text:p>1765.515381</text:p>
          </table:table-cell>
          <table:table-cell table:number-columns-repeated="13"/>
        </table:table-row>
        <table:table-row table:style-name="ro1">
          <table:table-cell office:value-type="float" office:value="1686.004639" calcext:value-type="float">
            <text:p>1686.004639</text:p>
          </table:table-cell>
          <table:table-cell office:value-type="float" office:value="1774.081299" calcext:value-type="float">
            <text:p>1774.081299</text:p>
          </table:table-cell>
          <table:table-cell office:value-type="float" office:value="1685.549438" calcext:value-type="float">
            <text:p>1685.549438</text:p>
          </table:table-cell>
          <table:table-cell office:value-type="float" office:value="1776.413452" calcext:value-type="float">
            <text:p>1776.413452</text:p>
          </table:table-cell>
          <table:table-cell table:number-columns-repeated="13"/>
        </table:table-row>
        <table:table-row table:style-name="ro1">
          <table:table-cell office:value-type="float" office:value="1687.314819" calcext:value-type="float">
            <text:p>1687.314819</text:p>
          </table:table-cell>
          <table:table-cell office:value-type="float" office:value="1766.514893" calcext:value-type="float">
            <text:p>1766.514893</text:p>
          </table:table-cell>
          <table:table-cell office:value-type="float" office:value="1692.958984" calcext:value-type="float">
            <text:p>1692.958984</text:p>
          </table:table-cell>
          <table:table-cell office:value-type="float" office:value="1768.434448" calcext:value-type="float">
            <text:p>1768.434448</text:p>
          </table:table-cell>
          <table:table-cell table:number-columns-repeated="13"/>
        </table:table-row>
        <table:table-row table:style-name="ro1">
          <table:table-cell office:value-type="float" office:value="1686.680176" calcext:value-type="float">
            <text:p>1686.680176</text:p>
          </table:table-cell>
          <table:table-cell office:value-type="float" office:value="1762.749634" calcext:value-type="float">
            <text:p>1762.749634</text:p>
          </table:table-cell>
          <table:table-cell office:value-type="float" office:value="1689.927124" calcext:value-type="float">
            <text:p>1689.927124</text:p>
          </table:table-cell>
          <table:table-cell office:value-type="float" office:value="1765.18335" calcext:value-type="float">
            <text:p>1765.18335</text:p>
          </table:table-cell>
          <table:table-cell table:number-columns-repeated="13"/>
        </table:table-row>
        <table:table-row table:style-name="ro1">
          <table:table-cell office:value-type="float" office:value="1687.724243" calcext:value-type="float">
            <text:p>1687.724243</text:p>
          </table:table-cell>
          <table:table-cell office:value-type="float" office:value="1767.140869" calcext:value-type="float">
            <text:p>1767.140869</text:p>
          </table:table-cell>
          <table:table-cell office:value-type="float" office:value="1687.615723" calcext:value-type="float">
            <text:p>1687.615723</text:p>
          </table:table-cell>
          <table:table-cell office:value-type="float" office:value="1768.683105" calcext:value-type="float">
            <text:p>1768.683105</text:p>
          </table:table-cell>
          <table:table-cell table:number-columns-repeated="13"/>
        </table:table-row>
        <table:table-row table:style-name="ro1">
          <table:table-cell office:value-type="float" office:value="1690.63623" calcext:value-type="float">
            <text:p>1690.63623</text:p>
          </table:table-cell>
          <table:table-cell office:value-type="float" office:value="1761.562622" calcext:value-type="float">
            <text:p>1761.562622</text:p>
          </table:table-cell>
          <table:table-cell office:value-type="float" office:value="1691.398438" calcext:value-type="float">
            <text:p>1691.398438</text:p>
          </table:table-cell>
          <table:table-cell office:value-type="float" office:value="1763.65332" calcext:value-type="float">
            <text:p>1763.65332</text:p>
          </table:table-cell>
          <table:table-cell table:number-columns-repeated="13"/>
        </table:table-row>
        <table:table-row table:style-name="ro1">
          <table:table-cell office:value-type="float" office:value="1681.988281" calcext:value-type="float">
            <text:p>1681.988281</text:p>
          </table:table-cell>
          <table:table-cell office:value-type="float" office:value="1775.180908" calcext:value-type="float">
            <text:p>1775.180908</text:p>
          </table:table-cell>
          <table:table-cell office:value-type="float" office:value="1686.129883" calcext:value-type="float">
            <text:p>1686.129883</text:p>
          </table:table-cell>
          <table:table-cell office:value-type="float" office:value="1779.000122" calcext:value-type="float">
            <text:p>1779.000122</text:p>
          </table:table-cell>
          <table:table-cell table:number-columns-repeated="13"/>
        </table:table-row>
        <table:table-row table:style-name="ro1">
          <table:table-cell office:value-type="float" office:value="1687.834229" calcext:value-type="float">
            <text:p>1687.834229</text:p>
          </table:table-cell>
          <table:table-cell office:value-type="float" office:value="1760.684448" calcext:value-type="float">
            <text:p>1760.684448</text:p>
          </table:table-cell>
          <table:table-cell office:value-type="float" office:value="1689.171509" calcext:value-type="float">
            <text:p>1689.171509</text:p>
          </table:table-cell>
          <table:table-cell office:value-type="float" office:value="1764.442627" calcext:value-type="float">
            <text:p>1764.442627</text:p>
          </table:table-cell>
          <table:table-cell table:number-columns-repeated="13"/>
        </table:table-row>
        <table:table-row table:style-name="ro1">
          <table:table-cell office:value-type="float" office:value="1684.553833" calcext:value-type="float">
            <text:p>1684.553833</text:p>
          </table:table-cell>
          <table:table-cell office:value-type="float" office:value="1771.882812" calcext:value-type="float">
            <text:p>1771.882812</text:p>
          </table:table-cell>
          <table:table-cell office:value-type="float" office:value="1687.937744" calcext:value-type="float">
            <text:p>1687.937744</text:p>
          </table:table-cell>
          <table:table-cell office:value-type="float" office:value="1773.684937" calcext:value-type="float">
            <text:p>1773.684937</text:p>
          </table:table-cell>
          <table:table-cell table:number-columns-repeated="13"/>
        </table:table-row>
        <table:table-row table:style-name="ro1">
          <table:table-cell office:value-type="float" office:value="1684.765381" calcext:value-type="float">
            <text:p>1684.765381</text:p>
          </table:table-cell>
          <table:table-cell office:value-type="float" office:value="1767.720703" calcext:value-type="float">
            <text:p>1767.720703</text:p>
          </table:table-cell>
          <table:table-cell office:value-type="float" office:value="1688.64917" calcext:value-type="float">
            <text:p>1688.64917</text:p>
          </table:table-cell>
          <table:table-cell office:value-type="float" office:value="1772.494751" calcext:value-type="float">
            <text:p>1772.494751</text:p>
          </table:table-cell>
          <table:table-cell table:number-columns-repeated="13"/>
        </table:table-row>
        <table:table-row table:style-name="ro1">
          <table:table-cell office:value-type="float" office:value="1686.67981" calcext:value-type="float">
            <text:p>1686.67981</text:p>
          </table:table-cell>
          <table:table-cell office:value-type="float" office:value="1759.38208" calcext:value-type="float">
            <text:p>1759.38208</text:p>
          </table:table-cell>
          <table:table-cell office:value-type="float" office:value="1687.315186" calcext:value-type="float">
            <text:p>1687.315186</text:p>
          </table:table-cell>
          <table:table-cell office:value-type="float" office:value="1763.938477" calcext:value-type="float">
            <text:p>1763.938477</text:p>
          </table:table-cell>
          <table:table-cell table:number-columns-repeated="13"/>
        </table:table-row>
        <table:table-row table:style-name="ro1">
          <table:table-cell office:value-type="float" office:value="1686.739502" calcext:value-type="float">
            <text:p>1686.739502</text:p>
          </table:table-cell>
          <table:table-cell office:value-type="float" office:value="1766.928589" calcext:value-type="float">
            <text:p>1766.928589</text:p>
          </table:table-cell>
          <table:table-cell office:value-type="float" office:value="1686.762695" calcext:value-type="float">
            <text:p>1686.762695</text:p>
          </table:table-cell>
          <table:table-cell office:value-type="float" office:value="1772.234375" calcext:value-type="float">
            <text:p>1772.234375</text:p>
          </table:table-cell>
          <table:table-cell table:number-columns-repeated="13"/>
        </table:table-row>
        <table:table-row table:style-name="ro1">
          <table:table-cell office:value-type="float" office:value="1685.233154" calcext:value-type="float">
            <text:p>1685.233154</text:p>
          </table:table-cell>
          <table:table-cell office:value-type="float" office:value="1760.506348" calcext:value-type="float">
            <text:p>1760.506348</text:p>
          </table:table-cell>
          <table:table-cell office:value-type="float" office:value="1690.189819" calcext:value-type="float">
            <text:p>1690.189819</text:p>
          </table:table-cell>
          <table:table-cell office:value-type="float" office:value="1763.908325" calcext:value-type="float">
            <text:p>1763.908325</text:p>
          </table:table-cell>
          <table:table-cell table:number-columns-repeated="13"/>
        </table:table-row>
        <table:table-row table:style-name="ro1">
          <table:table-cell office:value-type="float" office:value="1683.195557" calcext:value-type="float">
            <text:p>1683.195557</text:p>
          </table:table-cell>
          <table:table-cell office:value-type="float" office:value="1770.249023" calcext:value-type="float">
            <text:p>1770.249023</text:p>
          </table:table-cell>
          <table:table-cell office:value-type="float" office:value="1688.924683" calcext:value-type="float">
            <text:p>1688.924683</text:p>
          </table:table-cell>
          <table:table-cell office:value-type="float" office:value="1773.048462" calcext:value-type="float">
            <text:p>1773.048462</text:p>
          </table:table-cell>
          <table:table-cell table:number-columns-repeated="13"/>
        </table:table-row>
        <table:table-row table:style-name="ro1">
          <table:table-cell office:value-type="float" office:value="1687.796021" calcext:value-type="float">
            <text:p>1687.796021</text:p>
          </table:table-cell>
          <table:table-cell office:value-type="float" office:value="1762.267822" calcext:value-type="float">
            <text:p>1762.267822</text:p>
          </table:table-cell>
          <table:table-cell office:value-type="float" office:value="1689.190308" calcext:value-type="float">
            <text:p>1689.190308</text:p>
          </table:table-cell>
          <table:table-cell office:value-type="float" office:value="1767.812866" calcext:value-type="float">
            <text:p>1767.812866</text:p>
          </table:table-cell>
          <table:table-cell table:number-columns-repeated="13"/>
        </table:table-row>
        <table:table-row table:style-name="ro1">
          <table:table-cell office:value-type="float" office:value="1688.178711" calcext:value-type="float">
            <text:p>1688.178711</text:p>
          </table:table-cell>
          <table:table-cell office:value-type="float" office:value="1759.04541" calcext:value-type="float">
            <text:p>1759.04541</text:p>
          </table:table-cell>
          <table:table-cell office:value-type="float" office:value="1690.67627" calcext:value-type="float">
            <text:p>1690.67627</text:p>
          </table:table-cell>
          <table:table-cell office:value-type="float" office:value="1760.139648" calcext:value-type="float">
            <text:p>1760.139648</text:p>
          </table:table-cell>
          <table:table-cell table:number-columns-repeated="13"/>
        </table:table-row>
        <table:table-row table:style-name="ro1">
          <table:table-cell office:value-type="float" office:value="1677.279053" calcext:value-type="float">
            <text:p>1677.279053</text:p>
          </table:table-cell>
          <table:table-cell office:value-type="float" office:value="1750.118408" calcext:value-type="float">
            <text:p>1750.118408</text:p>
          </table:table-cell>
          <table:table-cell office:value-type="float" office:value="1683.4375" calcext:value-type="float">
            <text:p>1683.4375</text:p>
          </table:table-cell>
          <table:table-cell office:value-type="float" office:value="1752.304321" calcext:value-type="float">
            <text:p>1752.304321</text:p>
          </table:table-cell>
          <table:table-cell table:number-columns-repeated="13"/>
        </table:table-row>
        <table:table-row table:style-name="ro1">
          <table:table-cell office:value-type="float" office:value="1643.887451" calcext:value-type="float">
            <text:p>1643.887451</text:p>
          </table:table-cell>
          <table:table-cell office:value-type="float" office:value="1759.912842" calcext:value-type="float">
            <text:p>1759.912842</text:p>
          </table:table-cell>
          <table:table-cell office:value-type="float" office:value="1650.790283" calcext:value-type="float">
            <text:p>1650.790283</text:p>
          </table:table-cell>
          <table:table-cell office:value-type="float" office:value="1753.797974" calcext:value-type="float">
            <text:p>1753.797974</text:p>
          </table:table-cell>
          <table:table-cell table:number-columns-repeated="13"/>
        </table:table-row>
        <table:table-row table:style-name="ro1">
          <table:table-cell office:value-type="float" office:value="1649.060181" calcext:value-type="float">
            <text:p>1649.060181</text:p>
          </table:table-cell>
          <table:table-cell office:value-type="float" office:value="1728.334961" calcext:value-type="float">
            <text:p>1728.334961</text:p>
          </table:table-cell>
          <table:table-cell office:value-type="float" office:value="1651.104004" calcext:value-type="float">
            <text:p>1651.104004</text:p>
          </table:table-cell>
          <table:table-cell office:value-type="float" office:value="1727.605347" calcext:value-type="float">
            <text:p>1727.605347</text:p>
          </table:table-cell>
          <table:table-cell table:number-columns-repeated="13"/>
        </table:table-row>
        <table:table-row table:style-name="ro1">
          <table:table-cell office:value-type="float" office:value="1640.234863" calcext:value-type="float">
            <text:p>1640.234863</text:p>
          </table:table-cell>
          <table:table-cell office:value-type="float" office:value="1724.200684" calcext:value-type="float">
            <text:p>1724.200684</text:p>
          </table:table-cell>
          <table:table-cell office:value-type="float" office:value="1644.902222" calcext:value-type="float">
            <text:p>1644.902222</text:p>
          </table:table-cell>
          <table:table-cell office:value-type="float" office:value="1718.990479" calcext:value-type="float">
            <text:p>1718.990479</text:p>
          </table:table-cell>
          <table:table-cell table:number-columns-repeated="13"/>
        </table:table-row>
        <table:table-row table:style-name="ro1">
          <table:table-cell office:value-type="float" office:value="1628.890625" calcext:value-type="float">
            <text:p>1628.890625</text:p>
          </table:table-cell>
          <table:table-cell office:value-type="float" office:value="1711.479004" calcext:value-type="float">
            <text:p>1711.479004</text:p>
          </table:table-cell>
          <table:table-cell office:value-type="float" office:value="1633.606201" calcext:value-type="float">
            <text:p>1633.606201</text:p>
          </table:table-cell>
          <table:table-cell office:value-type="float" office:value="1707.715088" calcext:value-type="float">
            <text:p>1707.715088</text:p>
          </table:table-cell>
          <table:table-cell table:number-columns-repeated="13"/>
        </table:table-row>
        <table:table-row table:style-name="ro1">
          <table:table-cell office:value-type="float" office:value="1625.691895" calcext:value-type="float">
            <text:p>1625.691895</text:p>
          </table:table-cell>
          <table:table-cell office:value-type="float" office:value="1694.983276" calcext:value-type="float">
            <text:p>1694.983276</text:p>
          </table:table-cell>
          <table:table-cell office:value-type="float" office:value="1628.144775" calcext:value-type="float">
            <text:p>1628.144775</text:p>
          </table:table-cell>
          <table:table-cell office:value-type="float" office:value="1690.974365" calcext:value-type="float">
            <text:p>1690.974365</text:p>
          </table:table-cell>
          <table:table-cell table:number-columns-repeated="13"/>
        </table:table-row>
        <table:table-row table:style-name="ro1">
          <table:table-cell office:value-type="float" office:value="1616.869995" calcext:value-type="float">
            <text:p>1616.869995</text:p>
          </table:table-cell>
          <table:table-cell office:value-type="float" office:value="1686.058105" calcext:value-type="float">
            <text:p>1686.058105</text:p>
          </table:table-cell>
          <table:table-cell office:value-type="float" office:value="1619.246948" calcext:value-type="float">
            <text:p>1619.246948</text:p>
          </table:table-cell>
          <table:table-cell office:value-type="float" office:value="1691.371216" calcext:value-type="float">
            <text:p>1691.371216</text:p>
          </table:table-cell>
          <table:table-cell table:number-columns-repeated="13"/>
        </table:table-row>
        <table:table-row table:style-name="ro1">
          <table:table-cell office:value-type="float" office:value="1609.854126" calcext:value-type="float">
            <text:p>1609.854126</text:p>
          </table:table-cell>
          <table:table-cell office:value-type="float" office:value="1680.494019" calcext:value-type="float">
            <text:p>1680.494019</text:p>
          </table:table-cell>
          <table:table-cell office:value-type="float" office:value="1617.027344" calcext:value-type="float">
            <text:p>1617.027344</text:p>
          </table:table-cell>
          <table:table-cell office:value-type="float" office:value="1675.275146" calcext:value-type="float">
            <text:p>1675.275146</text:p>
          </table:table-cell>
          <table:table-cell table:number-columns-repeated="13"/>
        </table:table-row>
        <table:table-row table:style-name="ro1">
          <table:table-cell office:value-type="float" office:value="1608.405518" calcext:value-type="float">
            <text:p>1608.405518</text:p>
          </table:table-cell>
          <table:table-cell office:value-type="float" office:value="1667.84021" calcext:value-type="float">
            <text:p>1667.84021</text:p>
          </table:table-cell>
          <table:table-cell office:value-type="float" office:value="1608.735596" calcext:value-type="float">
            <text:p>1608.735596</text:p>
          </table:table-cell>
          <table:table-cell office:value-type="float" office:value="1663.164917" calcext:value-type="float">
            <text:p>1663.164917</text:p>
          </table:table-cell>
          <table:table-cell table:number-columns-repeated="13"/>
        </table:table-row>
        <table:table-row table:style-name="ro1">
          <table:table-cell office:value-type="float" office:value="1600.432495" calcext:value-type="float">
            <text:p>1600.432495</text:p>
          </table:table-cell>
          <table:table-cell office:value-type="float" office:value="1663.18396" calcext:value-type="float">
            <text:p>1663.18396</text:p>
          </table:table-cell>
          <table:table-cell office:value-type="float" office:value="1603.873657" calcext:value-type="float">
            <text:p>1603.873657</text:p>
          </table:table-cell>
          <table:table-cell office:value-type="float" office:value="1657.984985" calcext:value-type="float">
            <text:p>1657.984985</text:p>
          </table:table-cell>
          <table:table-cell table:number-columns-repeated="13"/>
        </table:table-row>
        <table:table-row table:style-name="ro1">
          <table:table-cell office:value-type="float" office:value="1595.550415" calcext:value-type="float">
            <text:p>1595.550415</text:p>
          </table:table-cell>
          <table:table-cell office:value-type="float" office:value="1653.515991" calcext:value-type="float">
            <text:p>1653.515991</text:p>
          </table:table-cell>
          <table:table-cell office:value-type="float" office:value="1597.560425" calcext:value-type="float">
            <text:p>1597.560425</text:p>
          </table:table-cell>
          <table:table-cell office:value-type="float" office:value="1650.939209" calcext:value-type="float">
            <text:p>1650.939209</text:p>
          </table:table-cell>
          <table:table-cell table:number-columns-repeated="13"/>
        </table:table-row>
        <table:table-row table:style-name="ro1">
          <table:table-cell office:value-type="float" office:value="1594.772461" calcext:value-type="float">
            <text:p>1594.772461</text:p>
          </table:table-cell>
          <table:table-cell office:value-type="float" office:value="1642.718628" calcext:value-type="float">
            <text:p>1642.718628</text:p>
          </table:table-cell>
          <table:table-cell office:value-type="float" office:value="1593.986572" calcext:value-type="float">
            <text:p>1593.986572</text:p>
          </table:table-cell>
          <table:table-cell office:value-type="float" office:value="1643.943848" calcext:value-type="float">
            <text:p>1643.943848</text:p>
          </table:table-cell>
          <table:table-cell table:number-columns-repeated="13"/>
        </table:table-row>
        <table:table-row table:style-name="ro1">
          <table:table-cell office:value-type="float" office:value="1589.262329" calcext:value-type="float">
            <text:p>1589.262329</text:p>
          </table:table-cell>
          <table:table-cell office:value-type="float" office:value="1634.792725" calcext:value-type="float">
            <text:p>1634.792725</text:p>
          </table:table-cell>
          <table:table-cell office:value-type="float" office:value="1590.661865" calcext:value-type="float">
            <text:p>1590.661865</text:p>
          </table:table-cell>
          <table:table-cell office:value-type="float" office:value="1638.034912" calcext:value-type="float">
            <text:p>1638.034912</text:p>
          </table:table-cell>
          <table:table-cell table:number-columns-repeated="13"/>
        </table:table-row>
        <table:table-row table:style-name="ro1">
          <table:table-cell office:value-type="float" office:value="1587.702881" calcext:value-type="float">
            <text:p>1587.702881</text:p>
          </table:table-cell>
          <table:table-cell office:value-type="float" office:value="1630.999634" calcext:value-type="float">
            <text:p>1630.999634</text:p>
          </table:table-cell>
          <table:table-cell office:value-type="float" office:value="1591.204102" calcext:value-type="float">
            <text:p>1591.204102</text:p>
          </table:table-cell>
          <table:table-cell office:value-type="float" office:value="1630.264771" calcext:value-type="float">
            <text:p>1630.264771</text:p>
          </table:table-cell>
          <table:table-cell table:number-columns-repeated="13"/>
        </table:table-row>
        <table:table-row table:style-name="ro1">
          <table:table-cell office:value-type="float" office:value="1583.085693" calcext:value-type="float">
            <text:p>1583.085693</text:p>
          </table:table-cell>
          <table:table-cell office:value-type="float" office:value="1626.012329" calcext:value-type="float">
            <text:p>1626.012329</text:p>
          </table:table-cell>
          <table:table-cell office:value-type="float" office:value="1586.86084" calcext:value-type="float">
            <text:p>1586.86084</text:p>
          </table:table-cell>
          <table:table-cell office:value-type="float" office:value="1622.094482" calcext:value-type="float">
            <text:p>1622.094482</text:p>
          </table:table-cell>
          <table:table-cell table:number-columns-repeated="13"/>
        </table:table-row>
        <table:table-row table:style-name="ro1">
          <table:table-cell office:value-type="float" office:value="1584.317627" calcext:value-type="float">
            <text:p>1584.317627</text:p>
          </table:table-cell>
          <table:table-cell office:value-type="float" office:value="1619.08374" calcext:value-type="float">
            <text:p>1619.08374</text:p>
          </table:table-cell>
          <table:table-cell office:value-type="float" office:value="1578.91626" calcext:value-type="float">
            <text:p>1578.91626</text:p>
          </table:table-cell>
          <table:table-cell office:value-type="float" office:value="1622.524414" calcext:value-type="float">
            <text:p>1622.524414</text:p>
          </table:table-cell>
          <table:table-cell table:number-columns-repeated="13"/>
        </table:table-row>
        <table:table-row table:style-name="ro1">
          <table:table-cell office:value-type="float" office:value="1577.099976" calcext:value-type="float">
            <text:p>1577.099976</text:p>
          </table:table-cell>
          <table:table-cell office:value-type="float" office:value="1617.639038" calcext:value-type="float">
            <text:p>1617.639038</text:p>
          </table:table-cell>
          <table:table-cell office:value-type="float" office:value="1578.863525" calcext:value-type="float">
            <text:p>1578.863525</text:p>
          </table:table-cell>
          <table:table-cell office:value-type="float" office:value="1614.358154" calcext:value-type="float">
            <text:p>1614.358154</text:p>
          </table:table-cell>
          <table:table-cell table:number-columns-repeated="13"/>
        </table:table-row>
        <table:table-row table:style-name="ro1">
          <table:table-cell office:value-type="float" office:value="1576.75354" calcext:value-type="float">
            <text:p>1576.75354</text:p>
          </table:table-cell>
          <table:table-cell office:value-type="float" office:value="1613.347656" calcext:value-type="float">
            <text:p>1613.347656</text:p>
          </table:table-cell>
          <table:table-cell office:value-type="float" office:value="1579.55127" calcext:value-type="float">
            <text:p>1579.55127</text:p>
          </table:table-cell>
          <table:table-cell office:value-type="float" office:value="1612.171509" calcext:value-type="float">
            <text:p>1612.171509</text:p>
          </table:table-cell>
          <table:table-cell table:number-columns-repeated="13"/>
        </table:table-row>
        <table:table-row table:style-name="ro1">
          <table:table-cell office:value-type="float" office:value="1578.304199" calcext:value-type="float">
            <text:p>1578.304199</text:p>
          </table:table-cell>
          <table:table-cell office:value-type="float" office:value="1606.783447" calcext:value-type="float">
            <text:p>1606.783447</text:p>
          </table:table-cell>
          <table:table-cell office:value-type="float" office:value="1582.855347" calcext:value-type="float">
            <text:p>1582.855347</text:p>
          </table:table-cell>
          <table:table-cell office:value-type="float" office:value="1603.835083" calcext:value-type="float">
            <text:p>1603.835083</text:p>
          </table:table-cell>
          <table:table-cell table:number-columns-repeated="13"/>
        </table:table-row>
        <table:table-row table:style-name="ro1">
          <table:table-cell office:value-type="float" office:value="1575.616089" calcext:value-type="float">
            <text:p>1575.616089</text:p>
          </table:table-cell>
          <table:table-cell office:value-type="float" office:value="1601.48938" calcext:value-type="float">
            <text:p>1601.48938</text:p>
          </table:table-cell>
          <table:table-cell office:value-type="float" office:value="1578.578369" calcext:value-type="float">
            <text:p>1578.578369</text:p>
          </table:table-cell>
          <table:table-cell office:value-type="float" office:value="1603.612427" calcext:value-type="float">
            <text:p>1603.612427</text:p>
          </table:table-cell>
          <table:table-cell table:number-columns-repeated="13"/>
        </table:table-row>
        <table:table-row table:style-name="ro1">
          <table:table-cell office:value-type="float" office:value="1573.395874" calcext:value-type="float">
            <text:p>1573.395874</text:p>
          </table:table-cell>
          <table:table-cell office:value-type="float" office:value="1599.223267" calcext:value-type="float">
            <text:p>1599.223267</text:p>
          </table:table-cell>
          <table:table-cell office:value-type="float" office:value="1574.129761" calcext:value-type="float">
            <text:p>1574.129761</text:p>
          </table:table-cell>
          <table:table-cell office:value-type="float" office:value="1600.058838" calcext:value-type="float">
            <text:p>1600.058838</text:p>
          </table:table-cell>
          <table:table-cell table:number-columns-repeated="13"/>
        </table:table-row>
        <table:table-row table:style-name="ro1">
          <table:table-cell office:value-type="float" office:value="1570.310791" calcext:value-type="float">
            <text:p>1570.310791</text:p>
          </table:table-cell>
          <table:table-cell office:value-type="float" office:value="1598.288696" calcext:value-type="float">
            <text:p>1598.288696</text:p>
          </table:table-cell>
          <table:table-cell office:value-type="float" office:value="1571.606567" calcext:value-type="float">
            <text:p>1571.606567</text:p>
          </table:table-cell>
          <table:table-cell office:value-type="float" office:value="1597.903442" calcext:value-type="float">
            <text:p>1597.903442</text:p>
          </table:table-cell>
          <table:table-cell table:number-columns-repeated="13"/>
        </table:table-row>
        <table:table-row table:style-name="ro1">
          <table:table-cell office:value-type="float" office:value="1571.111572" calcext:value-type="float">
            <text:p>1571.111572</text:p>
          </table:table-cell>
          <table:table-cell office:value-type="float" office:value="1599.352173" calcext:value-type="float">
            <text:p>1599.352173</text:p>
          </table:table-cell>
          <table:table-cell office:value-type="float" office:value="1571.784546" calcext:value-type="float">
            <text:p>1571.784546</text:p>
          </table:table-cell>
          <table:table-cell office:value-type="float" office:value="1596.588623" calcext:value-type="float">
            <text:p>1596.588623</text:p>
          </table:table-cell>
          <table:table-cell table:number-columns-repeated="13"/>
        </table:table-row>
        <table:table-row table:style-name="ro1">
          <table:table-cell office:value-type="float" office:value="1569.077759" calcext:value-type="float">
            <text:p>1569.077759</text:p>
          </table:table-cell>
          <table:table-cell office:value-type="float" office:value="1593.814941" calcext:value-type="float">
            <text:p>1593.814941</text:p>
          </table:table-cell>
          <table:table-cell office:value-type="float" office:value="1570.917725" calcext:value-type="float">
            <text:p>1570.917725</text:p>
          </table:table-cell>
          <table:table-cell office:value-type="float" office:value="1592.175171" calcext:value-type="float">
            <text:p>1592.175171</text:p>
          </table:table-cell>
          <table:table-cell table:number-columns-repeated="13"/>
        </table:table-row>
        <table:table-row table:style-name="ro1">
          <table:table-cell office:value-type="float" office:value="1567.454346" calcext:value-type="float">
            <text:p>1567.454346</text:p>
          </table:table-cell>
          <table:table-cell office:value-type="float" office:value="1593.844238" calcext:value-type="float">
            <text:p>1593.844238</text:p>
          </table:table-cell>
          <table:table-cell office:value-type="float" office:value="1570.908203" calcext:value-type="float">
            <text:p>1570.908203</text:p>
          </table:table-cell>
          <table:table-cell office:value-type="float" office:value="1590.350952" calcext:value-type="float">
            <text:p>1590.350952</text:p>
          </table:table-cell>
          <table:table-cell table:number-columns-repeated="13"/>
        </table:table-row>
        <table:table-row table:style-name="ro1">
          <table:table-cell office:value-type="float" office:value="1569.491699" calcext:value-type="float">
            <text:p>1569.491699</text:p>
          </table:table-cell>
          <table:table-cell office:value-type="float" office:value="1587.457275" calcext:value-type="float">
            <text:p>1587.457275</text:p>
          </table:table-cell>
          <table:table-cell office:value-type="float" office:value="1570.153076" calcext:value-type="float">
            <text:p>1570.153076</text:p>
          </table:table-cell>
          <table:table-cell office:value-type="float" office:value="1588.511963" calcext:value-type="float">
            <text:p>1588.511963</text:p>
          </table:table-cell>
          <table:table-cell table:number-columns-repeated="13"/>
        </table:table-row>
        <table:table-row table:style-name="ro1">
          <table:table-cell office:value-type="float" office:value="1578.716187" calcext:value-type="float">
            <text:p>1578.716187</text:p>
          </table:table-cell>
          <table:table-cell office:value-type="float" office:value="1598.678467" calcext:value-type="float">
            <text:p>1598.678467</text:p>
          </table:table-cell>
          <table:table-cell office:value-type="float" office:value="1507.749268" calcext:value-type="float">
            <text:p>1507.749268</text:p>
          </table:table-cell>
          <table:table-cell office:value-type="float" office:value="1535.282471" calcext:value-type="float">
            <text:p>1535.282471</text:p>
          </table:table-cell>
          <table:table-cell table:number-columns-repeated="13"/>
        </table:table-row>
        <table:table-row table:style-name="ro1">
          <table:table-cell office:value-type="float" office:value="1521.542725" calcext:value-type="float">
            <text:p>1521.542725</text:p>
          </table:table-cell>
          <table:table-cell office:value-type="float" office:value="1536.218018" calcext:value-type="float">
            <text:p>1536.218018</text:p>
          </table:table-cell>
          <table:table-cell office:value-type="float" office:value="1439.718506" calcext:value-type="float">
            <text:p>1439.718506</text:p>
          </table:table-cell>
          <table:table-cell office:value-type="float" office:value="1434.549805" calcext:value-type="float">
            <text:p>1434.549805</text:p>
          </table:table-cell>
          <table:table-cell table:number-columns-repeated="13"/>
        </table:table-row>
        <table:table-row table:style-name="ro1">
          <table:table-cell office:value-type="float" office:value="1543.042358" calcext:value-type="float">
            <text:p>1543.042358</text:p>
          </table:table-cell>
          <table:table-cell office:value-type="float" office:value="1550.295288" calcext:value-type="float">
            <text:p>1550.295288</text:p>
          </table:table-cell>
          <table:table-cell office:value-type="float" office:value="1447.907593" calcext:value-type="float">
            <text:p>1447.907593</text:p>
          </table:table-cell>
          <table:table-cell office:value-type="float" office:value="1445.192261" calcext:value-type="float">
            <text:p>1445.192261</text:p>
          </table:table-cell>
          <table:table-cell table:number-columns-repeated="13"/>
        </table:table-row>
        <table:table-row table:style-name="ro1">
          <table:table-cell office:value-type="float" office:value="1602.537842" calcext:value-type="float">
            <text:p>1602.537842</text:p>
          </table:table-cell>
          <table:table-cell office:value-type="float" office:value="1638.061401" calcext:value-type="float">
            <text:p>1638.061401</text:p>
          </table:table-cell>
          <table:table-cell office:value-type="float" office:value="1530.27832" calcext:value-type="float">
            <text:p>1530.27832</text:p>
          </table:table-cell>
          <table:table-cell office:value-type="float" office:value="1565.244019" calcext:value-type="float">
            <text:p>1565.244019</text:p>
          </table:table-cell>
          <table:table-cell table:number-columns-repeated="13"/>
        </table:table-row>
        <table:table-row table:style-name="ro1">
          <table:table-cell office:value-type="float" office:value="1598.704224" calcext:value-type="float">
            <text:p>1598.704224</text:p>
          </table:table-cell>
          <table:table-cell office:value-type="float" office:value="1614.662842" calcext:value-type="float">
            <text:p>1614.662842</text:p>
          </table:table-cell>
          <table:table-cell office:value-type="float" office:value="1549.25" calcext:value-type="float">
            <text:p>1549.25</text:p>
          </table:table-cell>
          <table:table-cell office:value-type="float" office:value="1557.356567" calcext:value-type="float">
            <text:p>1557.356567</text:p>
          </table:table-cell>
          <table:table-cell table:number-columns-repeated="13"/>
        </table:table-row>
        <table:table-row table:style-name="ro1">
          <table:table-cell office:value-type="float" office:value="1571.182373" calcext:value-type="float">
            <text:p>1571.182373</text:p>
          </table:table-cell>
          <table:table-cell office:value-type="float" office:value="1580.770508" calcext:value-type="float">
            <text:p>1580.770508</text:p>
          </table:table-cell>
          <table:table-cell office:value-type="float" office:value="1581.837646" calcext:value-type="float">
            <text:p>1581.837646</text:p>
          </table:table-cell>
          <table:table-cell office:value-type="float" office:value="1589.452148" calcext:value-type="float">
            <text:p>1589.452148</text:p>
          </table:table-cell>
          <table:table-cell table:number-columns-repeated="13"/>
        </table:table-row>
        <table:table-row table:style-name="ro1">
          <table:table-cell office:value-type="float" office:value="1573.002563" calcext:value-type="float">
            <text:p>1573.002563</text:p>
          </table:table-cell>
          <table:table-cell office:value-type="float" office:value="1581.058105" calcext:value-type="float">
            <text:p>1581.058105</text:p>
          </table:table-cell>
          <table:table-cell office:value-type="float" office:value="1574.418945" calcext:value-type="float">
            <text:p>1574.418945</text:p>
          </table:table-cell>
          <table:table-cell office:value-type="float" office:value="1593.908813" calcext:value-type="float">
            <text:p>1593.908813</text:p>
          </table:table-cell>
          <table:table-cell table:number-columns-repeated="13"/>
        </table:table-row>
        <table:table-row table:style-name="ro1">
          <table:table-cell office:value-type="float" office:value="1578.527344" calcext:value-type="float">
            <text:p>1578.527344</text:p>
          </table:table-cell>
          <table:table-cell office:value-type="float" office:value="1575.43811" calcext:value-type="float">
            <text:p>1575.43811</text:p>
          </table:table-cell>
          <table:table-cell office:value-type="float" office:value="1576.689209" calcext:value-type="float">
            <text:p>1576.689209</text:p>
          </table:table-cell>
          <table:table-cell office:value-type="float" office:value="1590.342041" calcext:value-type="float">
            <text:p>1590.342041</text:p>
          </table:table-cell>
          <table:table-cell table:number-columns-repeated="13"/>
        </table:table-row>
        <table:table-row table:style-name="ro1">
          <table:table-cell office:value-type="float" office:value="1576.164307" calcext:value-type="float">
            <text:p>1576.164307</text:p>
          </table:table-cell>
          <table:table-cell office:value-type="float" office:value="1579.978271" calcext:value-type="float">
            <text:p>1579.978271</text:p>
          </table:table-cell>
          <table:table-cell office:value-type="float" office:value="1574.502441" calcext:value-type="float">
            <text:p>1574.502441</text:p>
          </table:table-cell>
          <table:table-cell office:value-type="float" office:value="1590.246338" calcext:value-type="float">
            <text:p>1590.246338</text:p>
          </table:table-cell>
          <table:table-cell table:number-columns-repeated="13"/>
        </table:table-row>
        <table:table-row table:style-name="ro1">
          <table:table-cell office:value-type="float" office:value="1582.089844" calcext:value-type="float">
            <text:p>1582.089844</text:p>
          </table:table-cell>
          <table:table-cell office:value-type="float" office:value="1575.592773" calcext:value-type="float">
            <text:p>1575.592773</text:p>
          </table:table-cell>
          <table:table-cell office:value-type="float" office:value="1576.211914" calcext:value-type="float">
            <text:p>1576.211914</text:p>
          </table:table-cell>
          <table:table-cell office:value-type="float" office:value="1584.375732" calcext:value-type="float">
            <text:p>1584.375732</text:p>
          </table:table-cell>
          <table:table-cell table:number-columns-repeated="13"/>
        </table:table-row>
        <table:table-row table:style-name="ro1">
          <table:table-cell office:value-type="float" office:value="1578.827637" calcext:value-type="float">
            <text:p>1578.827637</text:p>
          </table:table-cell>
          <table:table-cell office:value-type="float" office:value="1577.733154" calcext:value-type="float">
            <text:p>1577.733154</text:p>
          </table:table-cell>
          <table:table-cell office:value-type="float" office:value="1574.585938" calcext:value-type="float">
            <text:p>1574.585938</text:p>
          </table:table-cell>
          <table:table-cell office:value-type="float" office:value="1586.593994" calcext:value-type="float">
            <text:p>1586.593994</text:p>
          </table:table-cell>
          <table:table-cell table:number-columns-repeated="13"/>
        </table:table-row>
        <table:table-row table:style-name="ro1">
          <table:table-cell office:value-type="float" office:value="1578.03064" calcext:value-type="float">
            <text:p>1578.03064</text:p>
          </table:table-cell>
          <table:table-cell office:value-type="float" office:value="1578.903809" calcext:value-type="float">
            <text:p>1578.903809</text:p>
          </table:table-cell>
          <table:table-cell office:value-type="float" office:value="1576.543945" calcext:value-type="float">
            <text:p>1576.543945</text:p>
          </table:table-cell>
          <table:table-cell office:value-type="float" office:value="1583.543701" calcext:value-type="float">
            <text:p>1583.543701</text:p>
          </table:table-cell>
          <table:table-cell table:number-columns-repeated="13"/>
        </table:table-row>
        <table:table-row table:style-name="ro1">
          <table:table-cell office:value-type="float" office:value="1576.374756" calcext:value-type="float">
            <text:p>1576.374756</text:p>
          </table:table-cell>
          <table:table-cell office:value-type="float" office:value="1580.477295" calcext:value-type="float">
            <text:p>1580.477295</text:p>
          </table:table-cell>
          <table:table-cell office:value-type="float" office:value="1573.691772" calcext:value-type="float">
            <text:p>1573.691772</text:p>
          </table:table-cell>
          <table:table-cell office:value-type="float" office:value="1585.26001" calcext:value-type="float">
            <text:p>1585.26001</text:p>
          </table:table-cell>
          <table:table-cell table:number-columns-repeated="13"/>
        </table:table-row>
        <table:table-row table:style-name="ro1">
          <table:table-cell office:value-type="float" office:value="1581.90332" calcext:value-type="float">
            <text:p>1581.90332</text:p>
          </table:table-cell>
          <table:table-cell office:value-type="float" office:value="1578.651367" calcext:value-type="float">
            <text:p>1578.651367</text:p>
          </table:table-cell>
          <table:table-cell office:value-type="float" office:value="1578.339844" calcext:value-type="float">
            <text:p>1578.339844</text:p>
          </table:table-cell>
          <table:table-cell office:value-type="float" office:value="1583.191406" calcext:value-type="float">
            <text:p>1583.191406</text:p>
          </table:table-cell>
          <table:table-cell table:number-columns-repeated="13"/>
        </table:table-row>
        <table:table-row table:style-name="ro1">
          <table:table-cell office:value-type="float" office:value="1578.388428" calcext:value-type="float">
            <text:p>1578.388428</text:p>
          </table:table-cell>
          <table:table-cell office:value-type="float" office:value="1582.018066" calcext:value-type="float">
            <text:p>1582.018066</text:p>
          </table:table-cell>
          <table:table-cell office:value-type="float" office:value="1574.079956" calcext:value-type="float">
            <text:p>1574.079956</text:p>
          </table:table-cell>
          <table:table-cell office:value-type="float" office:value="1584.055176" calcext:value-type="float">
            <text:p>1584.055176</text:p>
          </table:table-cell>
          <table:table-cell table:number-columns-repeated="13"/>
        </table:table-row>
        <table:table-row table:style-name="ro1">
          <table:table-cell office:value-type="float" office:value="1577.197266" calcext:value-type="float">
            <text:p>1577.197266</text:p>
          </table:table-cell>
          <table:table-cell office:value-type="float" office:value="1580.875" calcext:value-type="float">
            <text:p>1580.875</text:p>
          </table:table-cell>
          <table:table-cell office:value-type="float" office:value="1571.077148" calcext:value-type="float">
            <text:p>1571.077148</text:p>
          </table:table-cell>
          <table:table-cell office:value-type="float" office:value="1586.766357" calcext:value-type="float">
            <text:p>1586.766357</text:p>
          </table:table-cell>
          <table:table-cell table:number-columns-repeated="13"/>
        </table:table-row>
        <table:table-row table:style-name="ro1">
          <table:table-cell office:value-type="float" office:value="1574.832275" calcext:value-type="float">
            <text:p>1574.832275</text:p>
          </table:table-cell>
          <table:table-cell office:value-type="float" office:value="1582.673096" calcext:value-type="float">
            <text:p>1582.673096</text:p>
          </table:table-cell>
          <table:table-cell office:value-type="float" office:value="1569.482178" calcext:value-type="float">
            <text:p>1569.482178</text:p>
          </table:table-cell>
          <table:table-cell office:value-type="float" office:value="1591.847534" calcext:value-type="float">
            <text:p>1591.847534</text:p>
          </table:table-cell>
          <table:table-cell table:number-columns-repeated="13"/>
        </table:table-row>
        <table:table-row table:style-name="ro1">
          <table:table-cell office:value-type="float" office:value="1587.086548" calcext:value-type="float">
            <text:p>1587.086548</text:p>
          </table:table-cell>
          <table:table-cell office:value-type="float" office:value="1567.945557" calcext:value-type="float">
            <text:p>1567.945557</text:p>
          </table:table-cell>
          <table:table-cell office:value-type="float" office:value="1597.435059" calcext:value-type="float">
            <text:p>1597.435059</text:p>
          </table:table-cell>
          <table:table-cell office:value-type="float" office:value="1559.339478" calcext:value-type="float">
            <text:p>1559.339478</text:p>
          </table:table-cell>
          <table:table-cell table:number-columns-repeated="13"/>
        </table:table-row>
        <table:table-row table:style-name="ro1">
          <table:table-cell office:value-type="float" office:value="1576.008423" calcext:value-type="float">
            <text:p>1576.008423</text:p>
          </table:table-cell>
          <table:table-cell office:value-type="float" office:value="1586.742554" calcext:value-type="float">
            <text:p>1586.742554</text:p>
          </table:table-cell>
          <table:table-cell office:value-type="float" office:value="1565.552979" calcext:value-type="float">
            <text:p>1565.552979</text:p>
          </table:table-cell>
          <table:table-cell office:value-type="float" office:value="1593.215942" calcext:value-type="float">
            <text:p>1593.215942</text:p>
          </table:table-cell>
          <table:table-cell table:number-columns-repeated="13"/>
        </table:table-row>
        <table:table-row table:style-name="ro1">
          <table:table-cell office:value-type="float" office:value="1580.09668" calcext:value-type="float">
            <text:p>1580.09668</text:p>
          </table:table-cell>
          <table:table-cell office:value-type="float" office:value="1582.606934" calcext:value-type="float">
            <text:p>1582.606934</text:p>
          </table:table-cell>
          <table:table-cell office:value-type="float" office:value="1569.636841" calcext:value-type="float">
            <text:p>1569.636841</text:p>
          </table:table-cell>
          <table:table-cell office:value-type="float" office:value="1592.182007" calcext:value-type="float">
            <text:p>1592.182007</text:p>
          </table:table-cell>
          <table:table-cell table:number-columns-repeated="13"/>
        </table:table-row>
        <table:table-row table:style-name="ro1">
          <table:table-cell office:value-type="float" office:value="1576.778076" calcext:value-type="float">
            <text:p>1576.778076</text:p>
          </table:table-cell>
          <table:table-cell office:value-type="float" office:value="1582.575195" calcext:value-type="float">
            <text:p>1582.575195</text:p>
          </table:table-cell>
          <table:table-cell office:value-type="float" office:value="1573.364502" calcext:value-type="float">
            <text:p>1573.364502</text:p>
          </table:table-cell>
          <table:table-cell office:value-type="float" office:value="1582.519775" calcext:value-type="float">
            <text:p>1582.519775</text:p>
          </table:table-cell>
          <table:table-cell table:number-columns-repeated="13"/>
        </table:table-row>
        <table:table-row table:style-name="ro1">
          <table:table-cell office:value-type="float" office:value="1575.254395" calcext:value-type="float">
            <text:p>1575.254395</text:p>
          </table:table-cell>
          <table:table-cell office:value-type="float" office:value="1584.255493" calcext:value-type="float">
            <text:p>1584.255493</text:p>
          </table:table-cell>
          <table:table-cell office:value-type="float" office:value="1572.679443" calcext:value-type="float">
            <text:p>1572.679443</text:p>
          </table:table-cell>
          <table:table-cell office:value-type="float" office:value="1582.304932" calcext:value-type="float">
            <text:p>1582.304932</text:p>
          </table:table-cell>
          <table:table-cell table:number-columns-repeated="13"/>
        </table:table-row>
        <table:table-row table:style-name="ro1">
          <table:table-cell office:value-type="float" office:value="1578.318115" calcext:value-type="float">
            <text:p>1578.318115</text:p>
          </table:table-cell>
          <table:table-cell office:value-type="float" office:value="1581.764038" calcext:value-type="float">
            <text:p>1581.764038</text:p>
          </table:table-cell>
          <table:table-cell office:value-type="float" office:value="1577.285156" calcext:value-type="float">
            <text:p>1577.285156</text:p>
          </table:table-cell>
          <table:table-cell office:value-type="float" office:value="1580.0448" calcext:value-type="float">
            <text:p>1580.0448</text:p>
          </table:table-cell>
          <table:table-cell table:number-columns-repeated="13"/>
        </table:table-row>
        <table:table-row table:style-name="ro1">
          <table:table-cell office:value-type="float" office:value="1576.543945" calcext:value-type="float">
            <text:p>1576.543945</text:p>
          </table:table-cell>
          <table:table-cell office:value-type="float" office:value="1577.101562" calcext:value-type="float">
            <text:p>1577.101562</text:p>
          </table:table-cell>
          <table:table-cell office:value-type="float" office:value="1573.75" calcext:value-type="float">
            <text:p>1573.75</text:p>
          </table:table-cell>
          <table:table-cell office:value-type="float" office:value="1581.038696" calcext:value-type="float">
            <text:p>1581.038696</text:p>
          </table:table-cell>
          <table:table-cell table:number-columns-repeated="13"/>
        </table:table-row>
        <table:table-row table:style-name="ro1">
          <table:table-cell office:value-type="float" office:value="1576.297485" calcext:value-type="float">
            <text:p>1576.297485</text:p>
          </table:table-cell>
          <table:table-cell office:value-type="float" office:value="1576.295532" calcext:value-type="float">
            <text:p>1576.295532</text:p>
          </table:table-cell>
          <table:table-cell office:value-type="float" office:value="1575.348755" calcext:value-type="float">
            <text:p>1575.348755</text:p>
          </table:table-cell>
          <table:table-cell office:value-type="float" office:value="1580.313599" calcext:value-type="float">
            <text:p>1580.313599</text:p>
          </table:table-cell>
          <table:table-cell table:number-columns-repeated="13"/>
        </table:table-row>
        <table:table-row table:style-name="ro1">
          <table:table-cell office:value-type="float" office:value="1579.387085" calcext:value-type="float">
            <text:p>1579.387085</text:p>
          </table:table-cell>
          <table:table-cell office:value-type="float" office:value="1574.613159" calcext:value-type="float">
            <text:p>1574.613159</text:p>
          </table:table-cell>
          <table:table-cell office:value-type="float" office:value="1576.075806" calcext:value-type="float">
            <text:p>1576.075806</text:p>
          </table:table-cell>
          <table:table-cell office:value-type="float" office:value="1578.865967" calcext:value-type="float">
            <text:p>1578.865967</text:p>
          </table:table-cell>
          <table:table-cell table:number-columns-repeated="13"/>
        </table:table-row>
        <table:table-row table:style-name="ro1">
          <table:table-cell office:value-type="float" office:value="1577.5979" calcext:value-type="float">
            <text:p>1577.5979</text:p>
          </table:table-cell>
          <table:table-cell office:value-type="float" office:value="1577.606445" calcext:value-type="float">
            <text:p>1577.606445</text:p>
          </table:table-cell>
          <table:table-cell office:value-type="float" office:value="1575.604126" calcext:value-type="float">
            <text:p>1575.604126</text:p>
          </table:table-cell>
          <table:table-cell office:value-type="float" office:value="1579.656006" calcext:value-type="float">
            <text:p>1579.656006</text:p>
          </table:table-cell>
          <table:table-cell table:number-columns-repeated="13"/>
        </table:table-row>
        <table:table-row table:style-name="ro1">
          <table:table-cell office:value-type="float" office:value="1576.335083" calcext:value-type="float">
            <text:p>1576.335083</text:p>
          </table:table-cell>
          <table:table-cell office:value-type="float" office:value="1576.588745" calcext:value-type="float">
            <text:p>1576.588745</text:p>
          </table:table-cell>
          <table:table-cell office:value-type="float" office:value="1576.093262" calcext:value-type="float">
            <text:p>1576.093262</text:p>
          </table:table-cell>
          <table:table-cell office:value-type="float" office:value="1577.353149" calcext:value-type="float">
            <text:p>1577.353149</text:p>
          </table:table-cell>
          <table:table-cell table:number-columns-repeated="13"/>
        </table:table-row>
        <table:table-row table:style-name="ro1">
          <table:table-cell office:value-type="float" office:value="1579.250366" calcext:value-type="float">
            <text:p>1579.250366</text:p>
          </table:table-cell>
          <table:table-cell office:value-type="float" office:value="1577.162598" calcext:value-type="float">
            <text:p>1577.162598</text:p>
          </table:table-cell>
          <table:table-cell office:value-type="float" office:value="1576.215332" calcext:value-type="float">
            <text:p>1576.215332</text:p>
          </table:table-cell>
          <table:table-cell office:value-type="float" office:value="1578.169678" calcext:value-type="float">
            <text:p>1578.169678</text:p>
          </table:table-cell>
          <table:table-cell table:number-columns-repeated="13"/>
        </table:table-row>
        <table:table-row table:style-name="ro1">
          <table:table-cell office:value-type="float" office:value="1578.992554" calcext:value-type="float">
            <text:p>1578.992554</text:p>
          </table:table-cell>
          <table:table-cell office:value-type="float" office:value="1574.496094" calcext:value-type="float">
            <text:p>1574.496094</text:p>
          </table:table-cell>
          <table:table-cell office:value-type="float" office:value="1576.703369" calcext:value-type="float">
            <text:p>1576.703369</text:p>
          </table:table-cell>
          <table:table-cell office:value-type="float" office:value="1577.348877" calcext:value-type="float">
            <text:p>1577.348877</text:p>
          </table:table-cell>
          <table:table-cell table:number-columns-repeated="13"/>
        </table:table-row>
        <table:table-row table:style-name="ro1">
          <table:table-cell office:value-type="float" office:value="1578.189819" calcext:value-type="float">
            <text:p>1578.189819</text:p>
          </table:table-cell>
          <table:table-cell office:value-type="float" office:value="1577.138428" calcext:value-type="float">
            <text:p>1577.138428</text:p>
          </table:table-cell>
          <table:table-cell office:value-type="float" office:value="1575.637085" calcext:value-type="float">
            <text:p>1575.637085</text:p>
          </table:table-cell>
          <table:table-cell office:value-type="float" office:value="1580.598389" calcext:value-type="float">
            <text:p>1580.598389</text:p>
          </table:table-cell>
          <table:table-cell table:number-columns-repeated="13"/>
        </table:table-row>
        <table:table-row table:style-name="ro1">
          <table:table-cell office:value-type="float" office:value="1573.391846" calcext:value-type="float">
            <text:p>1573.391846</text:p>
          </table:table-cell>
          <table:table-cell office:value-type="float" office:value="1579.801025" calcext:value-type="float">
            <text:p>1579.801025</text:p>
          </table:table-cell>
          <table:table-cell office:value-type="float" office:value="1575.078125" calcext:value-type="float">
            <text:p>1575.078125</text:p>
          </table:table-cell>
          <table:table-cell office:value-type="float" office:value="1579.122681" calcext:value-type="float">
            <text:p>1579.122681</text:p>
          </table:table-cell>
          <table:table-cell table:number-columns-repeated="13"/>
        </table:table-row>
        <table:table-row table:style-name="ro1">
          <table:table-cell office:value-type="float" office:value="1575.521362" calcext:value-type="float">
            <text:p>1575.521362</text:p>
          </table:table-cell>
          <table:table-cell office:value-type="float" office:value="1578.647095" calcext:value-type="float">
            <text:p>1578.647095</text:p>
          </table:table-cell>
          <table:table-cell office:value-type="float" office:value="1574.315918" calcext:value-type="float">
            <text:p>1574.315918</text:p>
          </table:table-cell>
          <table:table-cell office:value-type="float" office:value="1576.484619" calcext:value-type="float">
            <text:p>1576.484619</text:p>
          </table:table-cell>
          <table:table-cell table:number-columns-repeated="13"/>
        </table:table-row>
        <table:table-row table:style-name="ro1">
          <table:table-cell office:value-type="float" office:value="1577.297852" calcext:value-type="float">
            <text:p>1577.297852</text:p>
          </table:table-cell>
          <table:table-cell office:value-type="float" office:value="1576.519287" calcext:value-type="float">
            <text:p>1576.519287</text:p>
          </table:table-cell>
          <table:table-cell office:value-type="float" office:value="1575.800537" calcext:value-type="float">
            <text:p>1575.800537</text:p>
          </table:table-cell>
          <table:table-cell office:value-type="float" office:value="1577.536011" calcext:value-type="float">
            <text:p>1577.536011</text:p>
          </table:table-cell>
          <table:table-cell table:number-columns-repeated="13"/>
        </table:table-row>
        <table:table-row table:style-name="ro1">
          <table:table-cell office:value-type="float" office:value="1576.919434" calcext:value-type="float">
            <text:p>1576.919434</text:p>
          </table:table-cell>
          <table:table-cell office:value-type="float" office:value="1576.787109" calcext:value-type="float">
            <text:p>1576.787109</text:p>
          </table:table-cell>
          <table:table-cell office:value-type="float" office:value="1577.935303" calcext:value-type="float">
            <text:p>1577.935303</text:p>
          </table:table-cell>
          <table:table-cell office:value-type="float" office:value="1576.27478" calcext:value-type="float">
            <text:p>1576.27478</text:p>
          </table:table-cell>
          <table:table-cell table:number-columns-repeated="13"/>
        </table:table-row>
        <table:table-row table:style-name="ro1">
          <table:table-cell office:value-type="float" office:value="1576.023926" calcext:value-type="float">
            <text:p>1576.023926</text:p>
          </table:table-cell>
          <table:table-cell office:value-type="float" office:value="1579.042603" calcext:value-type="float">
            <text:p>1579.042603</text:p>
          </table:table-cell>
          <table:table-cell office:value-type="float" office:value="1578.021484" calcext:value-type="float">
            <text:p>1578.021484</text:p>
          </table:table-cell>
          <table:table-cell office:value-type="float" office:value="1574.550171" calcext:value-type="float">
            <text:p>1574.550171</text:p>
          </table:table-cell>
          <table:table-cell table:number-columns-repeated="13"/>
        </table:table-row>
        <table:table-row table:style-name="ro1">
          <table:table-cell office:value-type="float" office:value="1580.6073" calcext:value-type="float">
            <text:p>1580.6073</text:p>
          </table:table-cell>
          <table:table-cell office:value-type="float" office:value="1577.816406" calcext:value-type="float">
            <text:p>1577.816406</text:p>
          </table:table-cell>
          <table:table-cell office:value-type="float" office:value="1579.738281" calcext:value-type="float">
            <text:p>1579.738281</text:p>
          </table:table-cell>
          <table:table-cell office:value-type="float" office:value="1576.75769" calcext:value-type="float">
            <text:p>1576.75769</text:p>
          </table:table-cell>
          <table:table-cell table:number-columns-repeated="13"/>
        </table:table-row>
        <table:table-row table:style-name="ro1">
          <table:table-cell office:value-type="float" office:value="1576.054077" calcext:value-type="float">
            <text:p>1576.054077</text:p>
          </table:table-cell>
          <table:table-cell office:value-type="float" office:value="1574.989258" calcext:value-type="float">
            <text:p>1574.989258</text:p>
          </table:table-cell>
          <table:table-cell office:value-type="float" office:value="1577.043701" calcext:value-type="float">
            <text:p>1577.043701</text:p>
          </table:table-cell>
          <table:table-cell office:value-type="float" office:value="1573.983521" calcext:value-type="float">
            <text:p>1573.983521</text:p>
          </table:table-cell>
          <table:table-cell table:number-columns-repeated="13"/>
        </table:table-row>
        <table:table-row table:style-name="ro1">
          <table:table-cell office:value-type="float" office:value="1577.378296" calcext:value-type="float">
            <text:p>1577.378296</text:p>
          </table:table-cell>
          <table:table-cell office:value-type="float" office:value="1578.68103" calcext:value-type="float">
            <text:p>1578.68103</text:p>
          </table:table-cell>
          <table:table-cell office:value-type="float" office:value="1575.061035" calcext:value-type="float">
            <text:p>1575.061035</text:p>
          </table:table-cell>
          <table:table-cell office:value-type="float" office:value="1578.687134" calcext:value-type="float">
            <text:p>1578.687134</text:p>
          </table:table-cell>
          <table:table-cell table:number-columns-repeated="13"/>
        </table:table-row>
        <table:table-row table:style-name="ro1">
          <table:table-cell office:value-type="float" office:value="1577.953491" calcext:value-type="float">
            <text:p>1577.953491</text:p>
          </table:table-cell>
          <table:table-cell office:value-type="float" office:value="1574.748901" calcext:value-type="float">
            <text:p>1574.748901</text:p>
          </table:table-cell>
          <table:table-cell office:value-type="float" office:value="1577.307007" calcext:value-type="float">
            <text:p>1577.307007</text:p>
          </table:table-cell>
          <table:table-cell office:value-type="float" office:value="1578.11731" calcext:value-type="float">
            <text:p>1578.11731</text:p>
          </table:table-cell>
          <table:table-cell table:number-columns-repeated="13"/>
        </table:table-row>
        <table:table-row table:style-name="ro1">
          <table:table-cell office:value-type="float" office:value="1577.8125" calcext:value-type="float">
            <text:p>1577.8125</text:p>
          </table:table-cell>
          <table:table-cell office:value-type="float" office:value="1576.499512" calcext:value-type="float">
            <text:p>1576.499512</text:p>
          </table:table-cell>
          <table:table-cell office:value-type="float" office:value="1576.079346" calcext:value-type="float">
            <text:p>1576.079346</text:p>
          </table:table-cell>
          <table:table-cell office:value-type="float" office:value="1576.374146" calcext:value-type="float">
            <text:p>1576.374146</text:p>
          </table:table-cell>
          <table:table-cell table:number-columns-repeated="13"/>
        </table:table-row>
        <table:table-row table:style-name="ro1">
          <table:table-cell office:value-type="float" office:value="1578.073364" calcext:value-type="float">
            <text:p>1578.073364</text:p>
          </table:table-cell>
          <table:table-cell office:value-type="float" office:value="1576.101074" calcext:value-type="float">
            <text:p>1576.101074</text:p>
          </table:table-cell>
          <table:table-cell office:value-type="float" office:value="1578.75647" calcext:value-type="float">
            <text:p>1578.75647</text:p>
          </table:table-cell>
          <table:table-cell office:value-type="float" office:value="1574.274292" calcext:value-type="float">
            <text:p>1574.274292</text:p>
          </table:table-cell>
          <table:table-cell table:number-columns-repeated="13"/>
        </table:table-row>
        <table:table-row table:style-name="ro1">
          <table:table-cell office:value-type="float" office:value="1577.32666" calcext:value-type="float">
            <text:p>1577.32666</text:p>
          </table:table-cell>
          <table:table-cell office:value-type="float" office:value="1576.57312" calcext:value-type="float">
            <text:p>1576.57312</text:p>
          </table:table-cell>
          <table:table-cell office:value-type="float" office:value="1575.719238" calcext:value-type="float">
            <text:p>1575.719238</text:p>
          </table:table-cell>
          <table:table-cell office:value-type="float" office:value="1578.484863" calcext:value-type="float">
            <text:p>1578.484863</text:p>
          </table:table-cell>
          <table:table-cell table:number-columns-repeated="13"/>
        </table:table-row>
        <table:table-row table:style-name="ro1">
          <table:table-cell office:value-type="float" office:value="1578.330688" calcext:value-type="float">
            <text:p>1578.330688</text:p>
          </table:table-cell>
          <table:table-cell office:value-type="float" office:value="1574.731323" calcext:value-type="float">
            <text:p>1574.731323</text:p>
          </table:table-cell>
          <table:table-cell office:value-type="float" office:value="1579.582275" calcext:value-type="float">
            <text:p>1579.582275</text:p>
          </table:table-cell>
          <table:table-cell office:value-type="float" office:value="1575.886353" calcext:value-type="float">
            <text:p>1575.886353</text:p>
          </table:table-cell>
          <table:table-cell table:number-columns-repeated="13"/>
        </table:table-row>
        <table:table-row table:style-name="ro1">
          <table:table-cell office:value-type="float" office:value="1577.989014" calcext:value-type="float">
            <text:p>1577.989014</text:p>
          </table:table-cell>
          <table:table-cell office:value-type="float" office:value="1578.963623" calcext:value-type="float">
            <text:p>1578.963623</text:p>
          </table:table-cell>
          <table:table-cell office:value-type="float" office:value="1575.047974" calcext:value-type="float">
            <text:p>1575.047974</text:p>
          </table:table-cell>
          <table:table-cell office:value-type="float" office:value="1579.19043" calcext:value-type="float">
            <text:p>1579.19043</text:p>
          </table:table-cell>
          <table:table-cell table:number-columns-repeated="13"/>
        </table:table-row>
        <table:table-row table:style-name="ro1">
          <table:table-cell office:value-type="float" office:value="1575.220459" calcext:value-type="float">
            <text:p>1575.220459</text:p>
          </table:table-cell>
          <table:table-cell office:value-type="float" office:value="1577.08667" calcext:value-type="float">
            <text:p>1577.08667</text:p>
          </table:table-cell>
          <table:table-cell office:value-type="float" office:value="1577.313965" calcext:value-type="float">
            <text:p>1577.313965</text:p>
          </table:table-cell>
          <table:table-cell office:value-type="float" office:value="1575.076782" calcext:value-type="float">
            <text:p>1575.076782</text:p>
          </table:table-cell>
          <table:table-cell table:number-columns-repeated="13"/>
        </table:table-row>
        <table:table-row table:style-name="ro1">
          <table:table-cell office:value-type="float" office:value="1579.095947" calcext:value-type="float">
            <text:p>1579.095947</text:p>
          </table:table-cell>
          <table:table-cell office:value-type="float" office:value="1573.493774" calcext:value-type="float">
            <text:p>1573.493774</text:p>
          </table:table-cell>
          <table:table-cell office:value-type="float" office:value="1578.375122" calcext:value-type="float">
            <text:p>1578.375122</text:p>
          </table:table-cell>
          <table:table-cell office:value-type="float" office:value="1576.205078" calcext:value-type="float">
            <text:p>1576.205078</text:p>
          </table:table-cell>
          <table:table-cell table:number-columns-repeated="13"/>
        </table:table-row>
        <table:table-row table:style-name="ro1">
          <table:table-cell office:value-type="float" office:value="1578.372803" calcext:value-type="float">
            <text:p>1578.372803</text:p>
          </table:table-cell>
          <table:table-cell office:value-type="float" office:value="1578.309448" calcext:value-type="float">
            <text:p>1578.309448</text:p>
          </table:table-cell>
          <table:table-cell office:value-type="float" office:value="1580.414307" calcext:value-type="float">
            <text:p>1580.414307</text:p>
          </table:table-cell>
          <table:table-cell office:value-type="float" office:value="1577.612305" calcext:value-type="float">
            <text:p>1577.612305</text:p>
          </table:table-cell>
          <table:table-cell table:number-columns-repeated="13"/>
        </table:table-row>
        <table:table-row table:style-name="ro1">
          <table:table-cell office:value-type="float" office:value="1575.888428" calcext:value-type="float">
            <text:p>1575.888428</text:p>
          </table:table-cell>
          <table:table-cell office:value-type="float" office:value="1580.156372" calcext:value-type="float">
            <text:p>1580.156372</text:p>
          </table:table-cell>
          <table:table-cell office:value-type="float" office:value="1577.2052" calcext:value-type="float">
            <text:p>1577.2052</text:p>
          </table:table-cell>
          <table:table-cell office:value-type="float" office:value="1575.454224" calcext:value-type="float">
            <text:p>1575.454224</text:p>
          </table:table-cell>
          <table:table-cell table:number-columns-repeated="13"/>
        </table:table-row>
        <table:table-row table:style-name="ro1">
          <table:table-cell office:value-type="float" office:value="1577.119873" calcext:value-type="float">
            <text:p>1577.119873</text:p>
          </table:table-cell>
          <table:table-cell office:value-type="float" office:value="1577.722534" calcext:value-type="float">
            <text:p>1577.722534</text:p>
          </table:table-cell>
          <table:table-cell office:value-type="float" office:value="1575.36438" calcext:value-type="float">
            <text:p>1575.36438</text:p>
          </table:table-cell>
          <table:table-cell office:value-type="float" office:value="1577.188843" calcext:value-type="float">
            <text:p>1577.188843</text:p>
          </table:table-cell>
          <table:table-cell table:number-columns-repeated="13"/>
        </table:table-row>
        <table:table-row table:style-name="ro1">
          <table:table-cell office:value-type="float" office:value="1579.260254" calcext:value-type="float">
            <text:p>1579.260254</text:p>
          </table:table-cell>
          <table:table-cell office:value-type="float" office:value="1578.265869" calcext:value-type="float">
            <text:p>1578.265869</text:p>
          </table:table-cell>
          <table:table-cell office:value-type="float" office:value="1578.231079" calcext:value-type="float">
            <text:p>1578.231079</text:p>
          </table:table-cell>
          <table:table-cell office:value-type="float" office:value="1577.994751" calcext:value-type="float">
            <text:p>1577.994751</text:p>
          </table:table-cell>
          <table:table-cell table:number-columns-repeated="13"/>
        </table:table-row>
        <table:table-row table:style-name="ro1">
          <table:table-cell office:value-type="float" office:value="1578.197266" calcext:value-type="float">
            <text:p>1578.197266</text:p>
          </table:table-cell>
          <table:table-cell office:value-type="float" office:value="1573.647827" calcext:value-type="float">
            <text:p>1573.647827</text:p>
          </table:table-cell>
          <table:table-cell office:value-type="float" office:value="1577.569702" calcext:value-type="float">
            <text:p>1577.569702</text:p>
          </table:table-cell>
          <table:table-cell office:value-type="float" office:value="1572.67395" calcext:value-type="float">
            <text:p>1572.67395</text:p>
          </table:table-cell>
          <table:table-cell table:number-columns-repeated="13"/>
        </table:table-row>
        <table:table-row table:style-name="ro1">
          <table:table-cell office:value-type="float" office:value="1574.35437" calcext:value-type="float">
            <text:p>1574.35437</text:p>
          </table:table-cell>
          <table:table-cell office:value-type="float" office:value="1577.520386" calcext:value-type="float">
            <text:p>1577.520386</text:p>
          </table:table-cell>
          <table:table-cell office:value-type="float" office:value="1577.674927" calcext:value-type="float">
            <text:p>1577.674927</text:p>
          </table:table-cell>
          <table:table-cell office:value-type="float" office:value="1575.241699" calcext:value-type="float">
            <text:p>1575.241699</text:p>
          </table:table-cell>
          <table:table-cell table:number-columns-repeated="13"/>
        </table:table-row>
        <table:table-row table:style-name="ro1">
          <table:table-cell office:value-type="float" office:value="1574.454468" calcext:value-type="float">
            <text:p>1574.454468</text:p>
          </table:table-cell>
          <table:table-cell office:value-type="float" office:value="1576.791992" calcext:value-type="float">
            <text:p>1576.791992</text:p>
          </table:table-cell>
          <table:table-cell office:value-type="float" office:value="1575.082153" calcext:value-type="float">
            <text:p>1575.082153</text:p>
          </table:table-cell>
          <table:table-cell office:value-type="float" office:value="1575.729248" calcext:value-type="float">
            <text:p>1575.729248</text:p>
          </table:table-cell>
          <table:table-cell table:number-columns-repeated="13"/>
        </table:table-row>
        <table:table-row table:style-name="ro1">
          <table:table-cell office:value-type="float" office:value="1576.980225" calcext:value-type="float">
            <text:p>1576.980225</text:p>
          </table:table-cell>
          <table:table-cell office:value-type="float" office:value="1576.184448" calcext:value-type="float">
            <text:p>1576.184448</text:p>
          </table:table-cell>
          <table:table-cell office:value-type="float" office:value="1576.243652" calcext:value-type="float">
            <text:p>1576.243652</text:p>
          </table:table-cell>
          <table:table-cell office:value-type="float" office:value="1577.504761" calcext:value-type="float">
            <text:p>1577.504761</text:p>
          </table:table-cell>
          <table:table-cell table:number-columns-repeated="13"/>
        </table:table-row>
        <table:table-row table:style-name="ro1">
          <table:table-cell office:value-type="float" office:value="1577.636353" calcext:value-type="float">
            <text:p>1577.636353</text:p>
          </table:table-cell>
          <table:table-cell office:value-type="float" office:value="1577.955322" calcext:value-type="float">
            <text:p>1577.955322</text:p>
          </table:table-cell>
          <table:table-cell office:value-type="float" office:value="1577.189575" calcext:value-type="float">
            <text:p>1577.189575</text:p>
          </table:table-cell>
          <table:table-cell office:value-type="float" office:value="1577.736084" calcext:value-type="float">
            <text:p>1577.736084</text:p>
          </table:table-cell>
          <table:table-cell table:number-columns-repeated="13"/>
        </table:table-row>
        <table:table-row table:style-name="ro1">
          <table:table-cell office:value-type="float" office:value="1579.094727" calcext:value-type="float">
            <text:p>1579.094727</text:p>
          </table:table-cell>
          <table:table-cell office:value-type="float" office:value="1577.185547" calcext:value-type="float">
            <text:p>1577.185547</text:p>
          </table:table-cell>
          <table:table-cell office:value-type="float" office:value="1580.439453" calcext:value-type="float">
            <text:p>1580.439453</text:p>
          </table:table-cell>
          <table:table-cell office:value-type="float" office:value="1576.813354" calcext:value-type="float">
            <text:p>1576.813354</text:p>
          </table:table-cell>
          <table:table-cell table:number-columns-repeated="13"/>
        </table:table-row>
        <table:table-row table:style-name="ro1">
          <table:table-cell office:value-type="float" office:value="1577.962158" calcext:value-type="float">
            <text:p>1577.962158</text:p>
          </table:table-cell>
          <table:table-cell office:value-type="float" office:value="1577.175781" calcext:value-type="float">
            <text:p>1577.175781</text:p>
          </table:table-cell>
          <table:table-cell office:value-type="float" office:value="1581.658447" calcext:value-type="float">
            <text:p>1581.658447</text:p>
          </table:table-cell>
          <table:table-cell office:value-type="float" office:value="1576.506714" calcext:value-type="float">
            <text:p>1576.506714</text:p>
          </table:table-cell>
          <table:table-cell table:number-columns-repeated="13"/>
        </table:table-row>
        <table:table-row table:style-name="ro1">
          <table:table-cell office:value-type="float" office:value="1576.275024" calcext:value-type="float">
            <text:p>1576.275024</text:p>
          </table:table-cell>
          <table:table-cell office:value-type="float" office:value="1579.051758" calcext:value-type="float">
            <text:p>1579.051758</text:p>
          </table:table-cell>
          <table:table-cell office:value-type="float" office:value="1576.965942" calcext:value-type="float">
            <text:p>1576.965942</text:p>
          </table:table-cell>
          <table:table-cell office:value-type="float" office:value="1579.074219" calcext:value-type="float">
            <text:p>1579.074219</text:p>
          </table:table-cell>
          <table:table-cell table:number-columns-repeated="13"/>
        </table:table-row>
        <table:table-row table:style-name="ro1">
          <table:table-cell office:value-type="float" office:value="1578.18457" calcext:value-type="float">
            <text:p>1578.18457</text:p>
          </table:table-cell>
          <table:table-cell office:value-type="float" office:value="1577.198364" calcext:value-type="float">
            <text:p>1577.198364</text:p>
          </table:table-cell>
          <table:table-cell office:value-type="float" office:value="1580.376953" calcext:value-type="float">
            <text:p>1580.376953</text:p>
          </table:table-cell>
          <table:table-cell office:value-type="float" office:value="1574.780518" calcext:value-type="float">
            <text:p>1574.780518</text:p>
          </table:table-cell>
          <table:table-cell table:number-columns-repeated="13"/>
        </table:table-row>
        <table:table-row table:style-name="ro1">
          <table:table-cell office:value-type="float" office:value="1579.080444" calcext:value-type="float">
            <text:p>1579.080444</text:p>
          </table:table-cell>
          <table:table-cell office:value-type="float" office:value="1575.856079" calcext:value-type="float">
            <text:p>1575.856079</text:p>
          </table:table-cell>
          <table:table-cell office:value-type="float" office:value="1576.43689" calcext:value-type="float">
            <text:p>1576.43689</text:p>
          </table:table-cell>
          <table:table-cell office:value-type="float" office:value="1576.201904" calcext:value-type="float">
            <text:p>1576.201904</text:p>
          </table:table-cell>
          <table:table-cell table:number-columns-repeated="13"/>
        </table:table-row>
        <table:table-row table:style-name="ro1">
          <table:table-cell office:value-type="float" office:value="1577.290771" calcext:value-type="float">
            <text:p>1577.290771</text:p>
          </table:table-cell>
          <table:table-cell office:value-type="float" office:value="1575.064697" calcext:value-type="float">
            <text:p>1575.064697</text:p>
          </table:table-cell>
          <table:table-cell office:value-type="float" office:value="1577.032227" calcext:value-type="float">
            <text:p>1577.032227</text:p>
          </table:table-cell>
          <table:table-cell office:value-type="float" office:value="1575.947876" calcext:value-type="float">
            <text:p>1575.947876</text:p>
          </table:table-cell>
          <table:table-cell table:number-columns-repeated="13"/>
        </table:table-row>
        <table:table-row table:style-name="ro1">
          <table:table-cell office:value-type="float" office:value="1577.466553" calcext:value-type="float">
            <text:p>1577.466553</text:p>
          </table:table-cell>
          <table:table-cell office:value-type="float" office:value="1578.29895" calcext:value-type="float">
            <text:p>1578.29895</text:p>
          </table:table-cell>
          <table:table-cell office:value-type="float" office:value="1576.69751" calcext:value-type="float">
            <text:p>1576.69751</text:p>
          </table:table-cell>
          <table:table-cell office:value-type="float" office:value="1576.328003" calcext:value-type="float">
            <text:p>1576.328003</text:p>
          </table:table-cell>
          <table:table-cell table:number-columns-repeated="13"/>
        </table:table-row>
        <table:table-row table:style-name="ro1">
          <table:table-cell office:value-type="float" office:value="1578.044556" calcext:value-type="float">
            <text:p>1578.044556</text:p>
          </table:table-cell>
          <table:table-cell office:value-type="float" office:value="1575.185303" calcext:value-type="float">
            <text:p>1575.185303</text:p>
          </table:table-cell>
          <table:table-cell office:value-type="float" office:value="1578.701904" calcext:value-type="float">
            <text:p>1578.701904</text:p>
          </table:table-cell>
          <table:table-cell office:value-type="float" office:value="1574.172119" calcext:value-type="float">
            <text:p>1574.172119</text:p>
          </table:table-cell>
          <table:table-cell table:number-columns-repeated="13"/>
        </table:table-row>
        <table:table-row table:style-name="ro1">
          <table:table-cell office:value-type="float" office:value="1576.591675" calcext:value-type="float">
            <text:p>1576.591675</text:p>
          </table:table-cell>
          <table:table-cell office:value-type="float" office:value="1581.053467" calcext:value-type="float">
            <text:p>1581.053467</text:p>
          </table:table-cell>
          <table:table-cell office:value-type="float" office:value="1580.803955" calcext:value-type="float">
            <text:p>1580.803955</text:p>
          </table:table-cell>
          <table:table-cell office:value-type="float" office:value="1576.010986" calcext:value-type="float">
            <text:p>1576.010986</text:p>
          </table:table-cell>
          <table:table-cell table:number-columns-repeated="13"/>
        </table:table-row>
        <table:table-row table:style-name="ro1">
          <table:table-cell office:value-type="float" office:value="1572.789917" calcext:value-type="float">
            <text:p>1572.789917</text:p>
          </table:table-cell>
          <table:table-cell office:value-type="float" office:value="1579.361084" calcext:value-type="float">
            <text:p>1579.361084</text:p>
          </table:table-cell>
          <table:table-cell office:value-type="float" office:value="1574.503296" calcext:value-type="float">
            <text:p>1574.503296</text:p>
          </table:table-cell>
          <table:table-cell office:value-type="float" office:value="1575.619385" calcext:value-type="float">
            <text:p>1575.619385</text:p>
          </table:table-cell>
          <table:table-cell table:number-columns-repeated="13"/>
        </table:table-row>
        <table:table-row table:style-name="ro1">
          <table:table-cell office:value-type="float" office:value="1576.364258" calcext:value-type="float">
            <text:p>1576.364258</text:p>
          </table:table-cell>
          <table:table-cell office:value-type="float" office:value="1577.341919" calcext:value-type="float">
            <text:p>1577.341919</text:p>
          </table:table-cell>
          <table:table-cell office:value-type="float" office:value="1579.234253" calcext:value-type="float">
            <text:p>1579.234253</text:p>
          </table:table-cell>
          <table:table-cell office:value-type="float" office:value="1574.576416" calcext:value-type="float">
            <text:p>1574.576416</text:p>
          </table:table-cell>
          <table:table-cell table:number-columns-repeated="13"/>
        </table:table-row>
        <table:table-row table:style-name="ro1">
          <table:table-cell office:value-type="float" office:value="1575.023193" calcext:value-type="float">
            <text:p>1575.023193</text:p>
          </table:table-cell>
          <table:table-cell office:value-type="float" office:value="1579.068115" calcext:value-type="float">
            <text:p>1579.068115</text:p>
          </table:table-cell>
          <table:table-cell office:value-type="float" office:value="1577.247559" calcext:value-type="float">
            <text:p>1577.247559</text:p>
          </table:table-cell>
          <table:table-cell office:value-type="float" office:value="1575.435059" calcext:value-type="float">
            <text:p>1575.435059</text:p>
          </table:table-cell>
          <table:table-cell table:number-columns-repeated="13"/>
        </table:table-row>
        <table:table-row table:style-name="ro1">
          <table:table-cell office:value-type="float" office:value="1577.17041" calcext:value-type="float">
            <text:p>1577.17041</text:p>
          </table:table-cell>
          <table:table-cell office:value-type="float" office:value="1575.969604" calcext:value-type="float">
            <text:p>1575.969604</text:p>
          </table:table-cell>
          <table:table-cell office:value-type="float" office:value="1578.40625" calcext:value-type="float">
            <text:p>1578.40625</text:p>
          </table:table-cell>
          <table:table-cell office:value-type="float" office:value="1575.879272" calcext:value-type="float">
            <text:p>1575.879272</text:p>
          </table:table-cell>
          <table:table-cell table:number-columns-repeated="13"/>
        </table:table-row>
        <table:table-row table:style-name="ro1">
          <table:table-cell office:value-type="float" office:value="1576.401611" calcext:value-type="float">
            <text:p>1576.401611</text:p>
          </table:table-cell>
          <table:table-cell office:value-type="float" office:value="1579.164185" calcext:value-type="float">
            <text:p>1579.164185</text:p>
          </table:table-cell>
          <table:table-cell office:value-type="float" office:value="1576.638428" calcext:value-type="float">
            <text:p>1576.638428</text:p>
          </table:table-cell>
          <table:table-cell office:value-type="float" office:value="1576.544434" calcext:value-type="float">
            <text:p>1576.544434</text:p>
          </table:table-cell>
          <table:table-cell table:number-columns-repeated="13"/>
        </table:table-row>
        <table:table-row table:style-name="ro1">
          <table:table-cell office:value-type="float" office:value="1575.624146" calcext:value-type="float">
            <text:p>1575.624146</text:p>
          </table:table-cell>
          <table:table-cell office:value-type="float" office:value="1577.099121" calcext:value-type="float">
            <text:p>1577.099121</text:p>
          </table:table-cell>
          <table:table-cell office:value-type="float" office:value="1574.08374" calcext:value-type="float">
            <text:p>1574.08374</text:p>
          </table:table-cell>
          <table:table-cell office:value-type="float" office:value="1578.563477" calcext:value-type="float">
            <text:p>1578.563477</text:p>
          </table:table-cell>
          <table:table-cell table:number-columns-repeated="13"/>
        </table:table-row>
        <table:table-row table:style-name="ro1">
          <table:table-cell office:value-type="float" office:value="1577.108154" calcext:value-type="float">
            <text:p>1577.108154</text:p>
          </table:table-cell>
          <table:table-cell office:value-type="float" office:value="1576.828491" calcext:value-type="float">
            <text:p>1576.828491</text:p>
          </table:table-cell>
          <table:table-cell office:value-type="float" office:value="1579.465332" calcext:value-type="float">
            <text:p>1579.465332</text:p>
          </table:table-cell>
          <table:table-cell office:value-type="float" office:value="1574.312988" calcext:value-type="float">
            <text:p>1574.312988</text:p>
          </table:table-cell>
          <table:table-cell table:number-columns-repeated="13"/>
        </table:table-row>
        <table:table-row table:style-name="ro1">
          <table:table-cell office:value-type="float" office:value="1574.070557" calcext:value-type="float">
            <text:p>1574.070557</text:p>
          </table:table-cell>
          <table:table-cell office:value-type="float" office:value="1578.429077" calcext:value-type="float">
            <text:p>1578.429077</text:p>
          </table:table-cell>
          <table:table-cell office:value-type="float" office:value="1576.460693" calcext:value-type="float">
            <text:p>1576.460693</text:p>
          </table:table-cell>
          <table:table-cell office:value-type="float" office:value="1576.104126" calcext:value-type="float">
            <text:p>1576.104126</text:p>
          </table:table-cell>
          <table:table-cell table:number-columns-repeated="13"/>
        </table:table-row>
        <table:table-row table:style-name="ro1">
          <table:table-cell office:value-type="float" office:value="1574.864746" calcext:value-type="float">
            <text:p>1574.864746</text:p>
          </table:table-cell>
          <table:table-cell office:value-type="float" office:value="1575.864746" calcext:value-type="float">
            <text:p>1575.864746</text:p>
          </table:table-cell>
          <table:table-cell office:value-type="float" office:value="1572.771973" calcext:value-type="float">
            <text:p>1572.771973</text:p>
          </table:table-cell>
          <table:table-cell office:value-type="float" office:value="1575.2854" calcext:value-type="float">
            <text:p>1575.2854</text:p>
          </table:table-cell>
          <table:table-cell table:number-columns-repeated="13"/>
        </table:table-row>
        <table:table-row table:style-name="ro1">
          <table:table-cell office:value-type="float" office:value="1577.284058" calcext:value-type="float">
            <text:p>1577.284058</text:p>
          </table:table-cell>
          <table:table-cell office:value-type="float" office:value="1577.526855" calcext:value-type="float">
            <text:p>1577.526855</text:p>
          </table:table-cell>
          <table:table-cell office:value-type="float" office:value="1576.297729" calcext:value-type="float">
            <text:p>1576.297729</text:p>
          </table:table-cell>
          <table:table-cell office:value-type="float" office:value="1578.67334" calcext:value-type="float">
            <text:p>1578.67334</text:p>
          </table:table-cell>
          <table:table-cell table:number-columns-repeated="13"/>
        </table:table-row>
        <table:table-row table:style-name="ro1">
          <table:table-cell office:value-type="float" office:value="1576.431396" calcext:value-type="float">
            <text:p>1576.431396</text:p>
          </table:table-cell>
          <table:table-cell office:value-type="float" office:value="1579.559692" calcext:value-type="float">
            <text:p>1579.559692</text:p>
          </table:table-cell>
          <table:table-cell office:value-type="float" office:value="1579.113159" calcext:value-type="float">
            <text:p>1579.113159</text:p>
          </table:table-cell>
          <table:table-cell office:value-type="float" office:value="1577.58667" calcext:value-type="float">
            <text:p>1577.58667</text:p>
          </table:table-cell>
          <table:table-cell table:number-columns-repeated="13"/>
        </table:table-row>
        <table:table-row table:style-name="ro1">
          <table:table-cell office:value-type="float" office:value="1576.260742" calcext:value-type="float">
            <text:p>1576.260742</text:p>
          </table:table-cell>
          <table:table-cell office:value-type="float" office:value="1575.267822" calcext:value-type="float">
            <text:p>1575.267822</text:p>
          </table:table-cell>
          <table:table-cell office:value-type="float" office:value="1577.56604" calcext:value-type="float">
            <text:p>1577.56604</text:p>
          </table:table-cell>
          <table:table-cell office:value-type="float" office:value="1572.641602" calcext:value-type="float">
            <text:p>1572.641602</text:p>
          </table:table-cell>
          <table:table-cell table:number-columns-repeated="13"/>
        </table:table-row>
        <table:table-row table:style-name="ro1">
          <table:table-cell office:value-type="float" office:value="1576.543823" calcext:value-type="float">
            <text:p>1576.543823</text:p>
          </table:table-cell>
          <table:table-cell office:value-type="float" office:value="1574.08313" calcext:value-type="float">
            <text:p>1574.08313</text:p>
          </table:table-cell>
          <table:table-cell office:value-type="float" office:value="1577.087769" calcext:value-type="float">
            <text:p>1577.087769</text:p>
          </table:table-cell>
          <table:table-cell office:value-type="float" office:value="1573.343994" calcext:value-type="float">
            <text:p>1573.343994</text:p>
          </table:table-cell>
          <table:table-cell table:number-columns-repeated="13"/>
        </table:table-row>
        <table:table-row table:style-name="ro1">
          <table:table-cell office:value-type="float" office:value="1578.29126" calcext:value-type="float">
            <text:p>1578.29126</text:p>
          </table:table-cell>
          <table:table-cell office:value-type="float" office:value="1573.470703" calcext:value-type="float">
            <text:p>1573.470703</text:p>
          </table:table-cell>
          <table:table-cell office:value-type="float" office:value="1579.370361" calcext:value-type="float">
            <text:p>1579.370361</text:p>
          </table:table-cell>
          <table:table-cell office:value-type="float" office:value="1573.301758" calcext:value-type="float">
            <text:p>1573.301758</text:p>
          </table:table-cell>
          <table:table-cell table:number-columns-repeated="13"/>
        </table:table-row>
        <table:table-row table:style-name="ro1">
          <table:table-cell office:value-type="float" office:value="1574.324097" calcext:value-type="float">
            <text:p>1574.324097</text:p>
          </table:table-cell>
          <table:table-cell office:value-type="float" office:value="1579.845337" calcext:value-type="float">
            <text:p>1579.845337</text:p>
          </table:table-cell>
          <table:table-cell office:value-type="float" office:value="1577.154907" calcext:value-type="float">
            <text:p>1577.154907</text:p>
          </table:table-cell>
          <table:table-cell office:value-type="float" office:value="1576.79187" calcext:value-type="float">
            <text:p>1576.79187</text:p>
          </table:table-cell>
          <table:table-cell table:number-columns-repeated="13"/>
        </table:table-row>
        <table:table-row table:style-name="ro1">
          <table:table-cell office:value-type="float" office:value="1575.55835" calcext:value-type="float">
            <text:p>1575.55835</text:p>
          </table:table-cell>
          <table:table-cell office:value-type="float" office:value="1578.063965" calcext:value-type="float">
            <text:p>1578.063965</text:p>
          </table:table-cell>
          <table:table-cell office:value-type="float" office:value="1574.12207" calcext:value-type="float">
            <text:p>1574.12207</text:p>
          </table:table-cell>
          <table:table-cell office:value-type="float" office:value="1575.418945" calcext:value-type="float">
            <text:p>1575.418945</text:p>
          </table:table-cell>
          <table:table-cell table:number-columns-repeated="13"/>
        </table:table-row>
        <table:table-row table:style-name="ro1">
          <table:table-cell office:value-type="float" office:value="1576.362061" calcext:value-type="float">
            <text:p>1576.362061</text:p>
          </table:table-cell>
          <table:table-cell office:value-type="float" office:value="1575.760254" calcext:value-type="float">
            <text:p>1575.760254</text:p>
          </table:table-cell>
          <table:table-cell office:value-type="float" office:value="1576.721436" calcext:value-type="float">
            <text:p>1576.721436</text:p>
          </table:table-cell>
          <table:table-cell office:value-type="float" office:value="1575.910156" calcext:value-type="float">
            <text:p>1575.910156</text:p>
          </table:table-cell>
          <table:table-cell table:number-columns-repeated="13"/>
        </table:table-row>
        <table:table-row table:style-name="ro1">
          <table:table-cell office:value-type="float" office:value="1573.786865" calcext:value-type="float">
            <text:p>1573.786865</text:p>
          </table:table-cell>
          <table:table-cell office:value-type="float" office:value="1578.671753" calcext:value-type="float">
            <text:p>1578.671753</text:p>
          </table:table-cell>
          <table:table-cell office:value-type="float" office:value="1574.427734" calcext:value-type="float">
            <text:p>1574.427734</text:p>
          </table:table-cell>
          <table:table-cell office:value-type="float" office:value="1576.540771" calcext:value-type="float">
            <text:p>1576.540771</text:p>
          </table:table-cell>
          <table:table-cell table:number-columns-repeated="13"/>
        </table:table-row>
        <table:table-row table:style-name="ro1">
          <table:table-cell office:value-type="float" office:value="1574.97168" calcext:value-type="float">
            <text:p>1574.97168</text:p>
          </table:table-cell>
          <table:table-cell office:value-type="float" office:value="1577.015381" calcext:value-type="float">
            <text:p>1577.015381</text:p>
          </table:table-cell>
          <table:table-cell office:value-type="float" office:value="1577.11499" calcext:value-type="float">
            <text:p>1577.11499</text:p>
          </table:table-cell>
          <table:table-cell office:value-type="float" office:value="1577.350464" calcext:value-type="float">
            <text:p>1577.350464</text:p>
          </table:table-cell>
          <table:table-cell table:number-columns-repeated="13"/>
        </table:table-row>
        <table:table-row table:style-name="ro1">
          <table:table-cell office:value-type="float" office:value="1576.561157" calcext:value-type="float">
            <text:p>1576.561157</text:p>
          </table:table-cell>
          <table:table-cell office:value-type="float" office:value="1576.295532" calcext:value-type="float">
            <text:p>1576.295532</text:p>
          </table:table-cell>
          <table:table-cell office:value-type="float" office:value="1577.783691" calcext:value-type="float">
            <text:p>1577.783691</text:p>
          </table:table-cell>
          <table:table-cell office:value-type="float" office:value="1577.171143" calcext:value-type="float">
            <text:p>1577.171143</text:p>
          </table:table-cell>
          <table:table-cell table:number-columns-repeated="13"/>
        </table:table-row>
        <table:table-row table:style-name="ro1">
          <table:table-cell office:value-type="float" office:value="1573.242554" calcext:value-type="float">
            <text:p>1573.242554</text:p>
          </table:table-cell>
          <table:table-cell office:value-type="float" office:value="1576.853638" calcext:value-type="float">
            <text:p>1576.853638</text:p>
          </table:table-cell>
          <table:table-cell office:value-type="float" office:value="1577.178101" calcext:value-type="float">
            <text:p>1577.178101</text:p>
          </table:table-cell>
          <table:table-cell office:value-type="float" office:value="1574.677856" calcext:value-type="float">
            <text:p>1574.677856</text:p>
          </table:table-cell>
          <table:table-cell table:number-columns-repeated="13"/>
        </table:table-row>
        <table:table-row table:style-name="ro1">
          <table:table-cell office:value-type="float" office:value="1576.836548" calcext:value-type="float">
            <text:p>1576.836548</text:p>
          </table:table-cell>
          <table:table-cell office:value-type="float" office:value="1578.090698" calcext:value-type="float">
            <text:p>1578.090698</text:p>
          </table:table-cell>
          <table:table-cell office:value-type="float" office:value="1577.306274" calcext:value-type="float">
            <text:p>1577.306274</text:p>
          </table:table-cell>
          <table:table-cell office:value-type="float" office:value="1576.503052" calcext:value-type="float">
            <text:p>1576.503052</text:p>
          </table:table-cell>
          <table:table-cell table:number-columns-repeated="13"/>
        </table:table-row>
        <table:table-row table:style-name="ro1">
          <table:table-cell office:value-type="float" office:value="1576.796265" calcext:value-type="float">
            <text:p>1576.796265</text:p>
          </table:table-cell>
          <table:table-cell office:value-type="float" office:value="1575.16333" calcext:value-type="float">
            <text:p>1575.16333</text:p>
          </table:table-cell>
          <table:table-cell office:value-type="float" office:value="1577.625244" calcext:value-type="float">
            <text:p>1577.625244</text:p>
          </table:table-cell>
          <table:table-cell office:value-type="float" office:value="1577.243164" calcext:value-type="float">
            <text:p>1577.243164</text:p>
          </table:table-cell>
          <table:table-cell table:number-columns-repeated="13"/>
        </table:table-row>
        <table:table-row table:style-name="ro1">
          <table:table-cell office:value-type="float" office:value="1576.088623" calcext:value-type="float">
            <text:p>1576.088623</text:p>
          </table:table-cell>
          <table:table-cell office:value-type="float" office:value="1579.095947" calcext:value-type="float">
            <text:p>1579.095947</text:p>
          </table:table-cell>
          <table:table-cell office:value-type="float" office:value="1577.338013" calcext:value-type="float">
            <text:p>1577.338013</text:p>
          </table:table-cell>
          <table:table-cell office:value-type="float" office:value="1576.484619" calcext:value-type="float">
            <text:p>1576.484619</text:p>
          </table:table-cell>
          <table:table-cell table:number-columns-repeated="13"/>
        </table:table-row>
        <table:table-row table:style-name="ro1">
          <table:table-cell office:value-type="float" office:value="1574.807495" calcext:value-type="float">
            <text:p>1574.807495</text:p>
          </table:table-cell>
          <table:table-cell office:value-type="float" office:value="1577.032837" calcext:value-type="float">
            <text:p>1577.032837</text:p>
          </table:table-cell>
          <table:table-cell office:value-type="float" office:value="1577.159058" calcext:value-type="float">
            <text:p>1577.159058</text:p>
          </table:table-cell>
          <table:table-cell office:value-type="float" office:value="1578.078857" calcext:value-type="float">
            <text:p>1578.078857</text:p>
          </table:table-cell>
          <table:table-cell table:number-columns-repeated="13"/>
        </table:table-row>
        <table:table-row table:style-name="ro1">
          <table:table-cell office:value-type="float" office:value="1576.036255" calcext:value-type="float">
            <text:p>1576.036255</text:p>
          </table:table-cell>
          <table:table-cell office:value-type="float" office:value="1576.490967" calcext:value-type="float">
            <text:p>1576.490967</text:p>
          </table:table-cell>
          <table:table-cell office:value-type="float" office:value="1577.076904" calcext:value-type="float">
            <text:p>1577.076904</text:p>
          </table:table-cell>
          <table:table-cell office:value-type="float" office:value="1575.145142" calcext:value-type="float">
            <text:p>1575.145142</text:p>
          </table:table-cell>
          <table:table-cell table:number-columns-repeated="13"/>
        </table:table-row>
        <table:table-row table:style-name="ro1">
          <table:table-cell office:value-type="float" office:value="1578.066772" calcext:value-type="float">
            <text:p>1578.066772</text:p>
          </table:table-cell>
          <table:table-cell office:value-type="float" office:value="1574.349365" calcext:value-type="float">
            <text:p>1574.349365</text:p>
          </table:table-cell>
          <table:table-cell office:value-type="float" office:value="1579.016113" calcext:value-type="float">
            <text:p>1579.016113</text:p>
          </table:table-cell>
          <table:table-cell office:value-type="float" office:value="1572.310791" calcext:value-type="float">
            <text:p>1572.310791</text:p>
          </table:table-cell>
          <table:table-cell table:number-columns-repeated="13"/>
        </table:table-row>
        <table:table-row table:style-name="ro1">
          <table:table-cell office:value-type="float" office:value="1577.947632" calcext:value-type="float">
            <text:p>1577.947632</text:p>
          </table:table-cell>
          <table:table-cell office:value-type="float" office:value="1575.513428" calcext:value-type="float">
            <text:p>1575.513428</text:p>
          </table:table-cell>
          <table:table-cell office:value-type="float" office:value="1576.69873" calcext:value-type="float">
            <text:p>1576.69873</text:p>
          </table:table-cell>
          <table:table-cell office:value-type="float" office:value="1576.352905" calcext:value-type="float">
            <text:p>1576.352905</text:p>
          </table:table-cell>
          <table:table-cell table:number-columns-repeated="13"/>
        </table:table-row>
        <table:table-row table:style-name="ro1">
          <table:table-cell office:value-type="float" office:value="1577.477417" calcext:value-type="float">
            <text:p>1577.477417</text:p>
          </table:table-cell>
          <table:table-cell office:value-type="float" office:value="1575.19812" calcext:value-type="float">
            <text:p>1575.19812</text:p>
          </table:table-cell>
          <table:table-cell office:value-type="float" office:value="1577.362549" calcext:value-type="float">
            <text:p>1577.362549</text:p>
          </table:table-cell>
          <table:table-cell office:value-type="float" office:value="1571.446289" calcext:value-type="float">
            <text:p>1571.446289</text:p>
          </table:table-cell>
          <table:table-cell table:number-columns-repeated="13"/>
        </table:table-row>
        <table:table-row table:style-name="ro1">
          <table:table-cell office:value-type="float" office:value="1577.768677" calcext:value-type="float">
            <text:p>1577.768677</text:p>
          </table:table-cell>
          <table:table-cell office:value-type="float" office:value="1573.399658" calcext:value-type="float">
            <text:p>1573.399658</text:p>
          </table:table-cell>
          <table:table-cell office:value-type="float" office:value="1575.134033" calcext:value-type="float">
            <text:p>1575.134033</text:p>
          </table:table-cell>
          <table:table-cell office:value-type="float" office:value="1577.511719" calcext:value-type="float">
            <text:p>1577.511719</text:p>
          </table:table-cell>
          <table:table-cell table:number-columns-repeated="13"/>
        </table:table-row>
        <table:table-row table:style-name="ro1">
          <table:table-cell office:value-type="float" office:value="1576.532593" calcext:value-type="float">
            <text:p>1576.532593</text:p>
          </table:table-cell>
          <table:table-cell office:value-type="float" office:value="1576.796265" calcext:value-type="float">
            <text:p>1576.796265</text:p>
          </table:table-cell>
          <table:table-cell office:value-type="float" office:value="1582.102783" calcext:value-type="float">
            <text:p>1582.102783</text:p>
          </table:table-cell>
          <table:table-cell office:value-type="float" office:value="1574.880127" calcext:value-type="float">
            <text:p>1574.880127</text:p>
          </table:table-cell>
          <table:table-cell table:number-columns-repeated="13"/>
        </table:table-row>
        <table:table-row table:style-name="ro1">
          <table:table-cell office:value-type="float" office:value="1577.525269" calcext:value-type="float">
            <text:p>1577.525269</text:p>
          </table:table-cell>
          <table:table-cell office:value-type="float" office:value="1576.33252" calcext:value-type="float">
            <text:p>1576.33252</text:p>
          </table:table-cell>
          <table:table-cell office:value-type="float" office:value="1576.235962" calcext:value-type="float">
            <text:p>1576.235962</text:p>
          </table:table-cell>
          <table:table-cell office:value-type="float" office:value="1575.70813" calcext:value-type="float">
            <text:p>1575.70813</text:p>
          </table:table-cell>
          <table:table-cell table:number-columns-repeated="13"/>
        </table:table-row>
        <table:table-row table:style-name="ro1">
          <table:table-cell office:value-type="float" office:value="1576.082397" calcext:value-type="float">
            <text:p>1576.082397</text:p>
          </table:table-cell>
          <table:table-cell office:value-type="float" office:value="1578.249756" calcext:value-type="float">
            <text:p>1578.249756</text:p>
          </table:table-cell>
          <table:table-cell office:value-type="float" office:value="1578.233765" calcext:value-type="float">
            <text:p>1578.233765</text:p>
          </table:table-cell>
          <table:table-cell office:value-type="float" office:value="1577.074463" calcext:value-type="float">
            <text:p>1577.074463</text:p>
          </table:table-cell>
          <table:table-cell table:number-columns-repeated="13"/>
        </table:table-row>
        <table:table-row table:style-name="ro1">
          <table:table-cell office:value-type="float" office:value="1578.607544" calcext:value-type="float">
            <text:p>1578.607544</text:p>
          </table:table-cell>
          <table:table-cell office:value-type="float" office:value="1575.269775" calcext:value-type="float">
            <text:p>1575.269775</text:p>
          </table:table-cell>
          <table:table-cell office:value-type="float" office:value="1578.911621" calcext:value-type="float">
            <text:p>1578.911621</text:p>
          </table:table-cell>
          <table:table-cell office:value-type="float" office:value="1575.507446" calcext:value-type="float">
            <text:p>1575.507446</text:p>
          </table:table-cell>
          <table:table-cell table:number-columns-repeated="13"/>
        </table:table-row>
        <table:table-row table:style-name="ro1">
          <table:table-cell office:value-type="float" office:value="1576.229858" calcext:value-type="float">
            <text:p>1576.229858</text:p>
          </table:table-cell>
          <table:table-cell office:value-type="float" office:value="1578.611084" calcext:value-type="float">
            <text:p>1578.611084</text:p>
          </table:table-cell>
          <table:table-cell office:value-type="float" office:value="1577.754395" calcext:value-type="float">
            <text:p>1577.754395</text:p>
          </table:table-cell>
          <table:table-cell office:value-type="float" office:value="1576.902588" calcext:value-type="float">
            <text:p>1576.902588</text:p>
          </table:table-cell>
          <table:table-cell table:number-columns-repeated="13"/>
        </table:table-row>
        <table:table-row table:style-name="ro1">
          <table:table-cell office:value-type="float" office:value="1578.452515" calcext:value-type="float">
            <text:p>1578.452515</text:p>
          </table:table-cell>
          <table:table-cell office:value-type="float" office:value="1579.493408" calcext:value-type="float">
            <text:p>1579.493408</text:p>
          </table:table-cell>
          <table:table-cell office:value-type="float" office:value="1578.07019" calcext:value-type="float">
            <text:p>1578.07019</text:p>
          </table:table-cell>
          <table:table-cell office:value-type="float" office:value="1577.737793" calcext:value-type="float">
            <text:p>1577.737793</text:p>
          </table:table-cell>
          <table:table-cell table:number-columns-repeated="13"/>
        </table:table-row>
        <table:table-row table:style-name="ro1">
          <table:table-cell office:value-type="float" office:value="1574.797119" calcext:value-type="float">
            <text:p>1574.797119</text:p>
          </table:table-cell>
          <table:table-cell office:value-type="float" office:value="1576.299438" calcext:value-type="float">
            <text:p>1576.299438</text:p>
          </table:table-cell>
          <table:table-cell office:value-type="float" office:value="1575.546631" calcext:value-type="float">
            <text:p>1575.546631</text:p>
          </table:table-cell>
          <table:table-cell office:value-type="float" office:value="1578.824829" calcext:value-type="float">
            <text:p>1578.824829</text:p>
          </table:table-cell>
          <table:table-cell table:number-columns-repeated="13"/>
        </table:table-row>
        <table:table-row table:style-name="ro1">
          <table:table-cell office:value-type="float" office:value="1577.200684" calcext:value-type="float">
            <text:p>1577.200684</text:p>
          </table:table-cell>
          <table:table-cell office:value-type="float" office:value="1576.214844" calcext:value-type="float">
            <text:p>1576.214844</text:p>
          </table:table-cell>
          <table:table-cell office:value-type="float" office:value="1576.526123" calcext:value-type="float">
            <text:p>1576.526123</text:p>
          </table:table-cell>
          <table:table-cell office:value-type="float" office:value="1580.287476" calcext:value-type="float">
            <text:p>1580.287476</text:p>
          </table:table-cell>
          <table:table-cell table:number-columns-repeated="13"/>
        </table:table-row>
        <table:table-row table:style-name="ro1">
          <table:table-cell office:value-type="float" office:value="1621.620605" calcext:value-type="float">
            <text:p>1621.620605</text:p>
          </table:table-cell>
          <table:table-cell office:value-type="float" office:value="1617.543457" calcext:value-type="float">
            <text:p>1617.543457</text:p>
          </table:table-cell>
          <table:table-cell office:value-type="float" office:value="1619.461182" calcext:value-type="float">
            <text:p>1619.461182</text:p>
          </table:table-cell>
          <table:table-cell office:value-type="float" office:value="1621.860962" calcext:value-type="float">
            <text:p>1621.860962</text:p>
          </table:table-cell>
          <table:table-cell table:number-columns-repeated="13"/>
        </table:table-row>
        <table:table-row table:style-name="ro1">
          <table:table-cell office:value-type="float" office:value="1569.8396" calcext:value-type="float">
            <text:p>1569.8396</text:p>
          </table:table-cell>
          <table:table-cell office:value-type="float" office:value="1565.404297" calcext:value-type="float">
            <text:p>1565.404297</text:p>
          </table:table-cell>
          <table:table-cell office:value-type="float" office:value="1567.594238" calcext:value-type="float">
            <text:p>1567.594238</text:p>
          </table:table-cell>
          <table:table-cell office:value-type="float" office:value="1567.018677" calcext:value-type="float">
            <text:p>1567.018677</text:p>
          </table:table-cell>
          <table:table-cell table:number-columns-repeated="13"/>
        </table:table-row>
        <table:table-row table:style-name="ro1">
          <table:table-cell office:value-type="float" office:value="1574.412354" calcext:value-type="float">
            <text:p>1574.412354</text:p>
          </table:table-cell>
          <table:table-cell office:value-type="float" office:value="1571.087524" calcext:value-type="float">
            <text:p>1571.087524</text:p>
          </table:table-cell>
          <table:table-cell office:value-type="float" office:value="1571.79895" calcext:value-type="float">
            <text:p>1571.79895</text:p>
          </table:table-cell>
          <table:table-cell office:value-type="float" office:value="1572.218262" calcext:value-type="float">
            <text:p>1572.218262</text:p>
          </table:table-cell>
          <table:table-cell table:number-columns-repeated="13"/>
        </table:table-row>
        <table:table-row table:style-name="ro1">
          <table:table-cell office:value-type="float" office:value="1576.932129" calcext:value-type="float">
            <text:p>1576.932129</text:p>
          </table:table-cell>
          <table:table-cell office:value-type="float" office:value="1575.511963" calcext:value-type="float">
            <text:p>1575.511963</text:p>
          </table:table-cell>
          <table:table-cell office:value-type="float" office:value="1576.546021" calcext:value-type="float">
            <text:p>1576.546021</text:p>
          </table:table-cell>
          <table:table-cell office:value-type="float" office:value="1576.977661" calcext:value-type="float">
            <text:p>1576.977661</text:p>
          </table:table-cell>
          <table:table-cell table:number-columns-repeated="13"/>
        </table:table-row>
        <table:table-row table:style-name="ro1">
          <table:table-cell office:value-type="float" office:value="1573.123779" calcext:value-type="float">
            <text:p>1573.123779</text:p>
          </table:table-cell>
          <table:table-cell office:value-type="float" office:value="1569.951538" calcext:value-type="float">
            <text:p>1569.951538</text:p>
          </table:table-cell>
          <table:table-cell office:value-type="float" office:value="1572.058228" calcext:value-type="float">
            <text:p>1572.058228</text:p>
          </table:table-cell>
          <table:table-cell office:value-type="float" office:value="1570.563599" calcext:value-type="float">
            <text:p>1570.563599</text:p>
          </table:table-cell>
          <table:table-cell table:number-columns-repeated="13"/>
        </table:table-row>
        <table:table-row table:style-name="ro1">
          <table:table-cell office:value-type="float" office:value="1574.755737" calcext:value-type="float">
            <text:p>1574.755737</text:p>
          </table:table-cell>
          <table:table-cell office:value-type="float" office:value="1570.880371" calcext:value-type="float">
            <text:p>1570.880371</text:p>
          </table:table-cell>
          <table:table-cell office:value-type="float" office:value="1571.24292" calcext:value-type="float">
            <text:p>1571.24292</text:p>
          </table:table-cell>
          <table:table-cell office:value-type="float" office:value="1572.050659" calcext:value-type="float">
            <text:p>1572.050659</text:p>
          </table:table-cell>
          <table:table-cell table:number-columns-repeated="13"/>
        </table:table-row>
        <table:table-row table:style-name="ro1">
          <table:table-cell office:value-type="float" office:value="1572.591431" calcext:value-type="float">
            <text:p>1572.591431</text:p>
          </table:table-cell>
          <table:table-cell office:value-type="float" office:value="1570.566895" calcext:value-type="float">
            <text:p>1570.566895</text:p>
          </table:table-cell>
          <table:table-cell office:value-type="float" office:value="1572.303589" calcext:value-type="float">
            <text:p>1572.303589</text:p>
          </table:table-cell>
          <table:table-cell office:value-type="float" office:value="1570.107666" calcext:value-type="float">
            <text:p>1570.107666</text:p>
          </table:table-cell>
          <table:table-cell table:number-columns-repeated="13"/>
        </table:table-row>
        <table:table-row table:style-name="ro1">
          <table:table-cell office:value-type="float" office:value="1572.754883" calcext:value-type="float">
            <text:p>1572.754883</text:p>
          </table:table-cell>
          <table:table-cell office:value-type="float" office:value="1572.787476" calcext:value-type="float">
            <text:p>1572.787476</text:p>
          </table:table-cell>
          <table:table-cell office:value-type="float" office:value="1570.617188" calcext:value-type="float">
            <text:p>1570.617188</text:p>
          </table:table-cell>
          <table:table-cell office:value-type="float" office:value="1572.795166" calcext:value-type="float">
            <text:p>1572.795166</text:p>
          </table:table-cell>
          <table:table-cell table:number-columns-repeated="13"/>
        </table:table-row>
        <table:table-row table:style-name="ro1">
          <table:table-cell office:value-type="float" office:value="1575.815308" calcext:value-type="float">
            <text:p>1575.815308</text:p>
          </table:table-cell>
          <table:table-cell office:value-type="float" office:value="1575.840332" calcext:value-type="float">
            <text:p>1575.840332</text:p>
          </table:table-cell>
          <table:table-cell office:value-type="float" office:value="1576.35498" calcext:value-type="float">
            <text:p>1576.35498</text:p>
          </table:table-cell>
          <table:table-cell office:value-type="float" office:value="1572.562866" calcext:value-type="float">
            <text:p>1572.562866</text:p>
          </table:table-cell>
          <table:table-cell table:number-columns-repeated="13"/>
        </table:table-row>
        <table:table-row table:style-name="ro1">
          <table:table-cell office:value-type="float" office:value="1570.92688" calcext:value-type="float">
            <text:p>1570.92688</text:p>
          </table:table-cell>
          <table:table-cell office:value-type="float" office:value="1572.540039" calcext:value-type="float">
            <text:p>1572.540039</text:p>
          </table:table-cell>
          <table:table-cell office:value-type="float" office:value="1571.036621" calcext:value-type="float">
            <text:p>1571.036621</text:p>
          </table:table-cell>
          <table:table-cell office:value-type="float" office:value="1571.996094" calcext:value-type="float">
            <text:p>1571.996094</text:p>
          </table:table-cell>
          <table:table-cell table:number-columns-repeated="13"/>
        </table:table-row>
        <table:table-row table:style-name="ro1">
          <table:table-cell office:value-type="float" office:value="1577.836304" calcext:value-type="float">
            <text:p>1577.836304</text:p>
          </table:table-cell>
          <table:table-cell office:value-type="float" office:value="1575.480347" calcext:value-type="float">
            <text:p>1575.480347</text:p>
          </table:table-cell>
          <table:table-cell office:value-type="float" office:value="1576.760132" calcext:value-type="float">
            <text:p>1576.760132</text:p>
          </table:table-cell>
          <table:table-cell office:value-type="float" office:value="1575.066284" calcext:value-type="float">
            <text:p>1575.066284</text:p>
          </table:table-cell>
          <table:table-cell table:number-columns-repeated="13"/>
        </table:table-row>
        <table:table-row table:style-name="ro1">
          <table:table-cell office:value-type="float" office:value="1571.414307" calcext:value-type="float">
            <text:p>1571.414307</text:p>
          </table:table-cell>
          <table:table-cell office:value-type="float" office:value="1568.406982" calcext:value-type="float">
            <text:p>1568.406982</text:p>
          </table:table-cell>
          <table:table-cell office:value-type="float" office:value="1570.067627" calcext:value-type="float">
            <text:p>1570.067627</text:p>
          </table:table-cell>
          <table:table-cell office:value-type="float" office:value="1571.160156" calcext:value-type="float">
            <text:p>1571.160156</text:p>
          </table:table-cell>
          <table:table-cell table:number-columns-repeated="13"/>
        </table:table-row>
        <table:table-row table:style-name="ro1">
          <table:table-cell office:value-type="float" office:value="1569.477051" calcext:value-type="float">
            <text:p>1569.477051</text:p>
          </table:table-cell>
          <table:table-cell office:value-type="float" office:value="1573.881592" calcext:value-type="float">
            <text:p>1573.881592</text:p>
          </table:table-cell>
          <table:table-cell office:value-type="float" office:value="1571.258667" calcext:value-type="float">
            <text:p>1571.258667</text:p>
          </table:table-cell>
          <table:table-cell office:value-type="float" office:value="1572.474121" calcext:value-type="float">
            <text:p>1572.474121</text:p>
          </table:table-cell>
          <table:table-cell table:number-columns-repeated="13"/>
        </table:table-row>
        <table:table-row table:style-name="ro1">
          <table:table-cell office:value-type="float" office:value="1570.209473" calcext:value-type="float">
            <text:p>1570.209473</text:p>
          </table:table-cell>
          <table:table-cell office:value-type="float" office:value="1570.911133" calcext:value-type="float">
            <text:p>1570.911133</text:p>
          </table:table-cell>
          <table:table-cell office:value-type="float" office:value="1572.522339" calcext:value-type="float">
            <text:p>1572.522339</text:p>
          </table:table-cell>
          <table:table-cell office:value-type="float" office:value="1570.353394" calcext:value-type="float">
            <text:p>1570.353394</text:p>
          </table:table-cell>
          <table:table-cell table:number-columns-repeated="13"/>
        </table:table-row>
        <table:table-row table:style-name="ro1">
          <table:table-cell office:value-type="float" office:value="1573.96521" calcext:value-type="float">
            <text:p>1573.96521</text:p>
          </table:table-cell>
          <table:table-cell office:value-type="float" office:value="1573.702881" calcext:value-type="float">
            <text:p>1573.702881</text:p>
          </table:table-cell>
          <table:table-cell office:value-type="float" office:value="1569.709351" calcext:value-type="float">
            <text:p>1569.709351</text:p>
          </table:table-cell>
          <table:table-cell office:value-type="float" office:value="1577.223145" calcext:value-type="float">
            <text:p>1577.223145</text:p>
          </table:table-cell>
          <table:table-cell table:number-columns-repeated="13"/>
        </table:table-row>
        <table:table-row table:style-name="ro1">
          <table:table-cell office:value-type="float" office:value="1574.71521" calcext:value-type="float">
            <text:p>1574.71521</text:p>
          </table:table-cell>
          <table:table-cell office:value-type="float" office:value="1572.514893" calcext:value-type="float">
            <text:p>1572.514893</text:p>
          </table:table-cell>
          <table:table-cell office:value-type="float" office:value="1574.678345" calcext:value-type="float">
            <text:p>1574.678345</text:p>
          </table:table-cell>
          <table:table-cell office:value-type="float" office:value="1570.719116" calcext:value-type="float">
            <text:p>1570.719116</text:p>
          </table:table-cell>
          <table:table-cell table:number-columns-repeated="13"/>
        </table:table-row>
        <table:table-row table:style-name="ro1">
          <table:table-cell office:value-type="float" office:value="1571.313354" calcext:value-type="float">
            <text:p>1571.313354</text:p>
          </table:table-cell>
          <table:table-cell office:value-type="float" office:value="1574.704956" calcext:value-type="float">
            <text:p>1574.704956</text:p>
          </table:table-cell>
          <table:table-cell office:value-type="float" office:value="1573.252197" calcext:value-type="float">
            <text:p>1573.252197</text:p>
          </table:table-cell>
          <table:table-cell office:value-type="float" office:value="1575.494385" calcext:value-type="float">
            <text:p>1575.494385</text:p>
          </table:table-cell>
          <table:table-cell table:number-columns-repeated="13"/>
        </table:table-row>
        <table:table-row table:style-name="ro1">
          <table:table-cell office:value-type="float" office:value="1573.896851" calcext:value-type="float">
            <text:p>1573.896851</text:p>
          </table:table-cell>
          <table:table-cell office:value-type="float" office:value="1574.311401" calcext:value-type="float">
            <text:p>1574.311401</text:p>
          </table:table-cell>
          <table:table-cell office:value-type="float" office:value="1572.026733" calcext:value-type="float">
            <text:p>1572.026733</text:p>
          </table:table-cell>
          <table:table-cell office:value-type="float" office:value="1577.252686" calcext:value-type="float">
            <text:p>1577.252686</text:p>
          </table:table-cell>
          <table:table-cell table:number-columns-repeated="13"/>
        </table:table-row>
        <table:table-row table:style-name="ro1">
          <table:table-cell office:value-type="float" office:value="1568.416504" calcext:value-type="float">
            <text:p>1568.416504</text:p>
          </table:table-cell>
          <table:table-cell office:value-type="float" office:value="1573.621948" calcext:value-type="float">
            <text:p>1573.621948</text:p>
          </table:table-cell>
          <table:table-cell office:value-type="float" office:value="1570.282349" calcext:value-type="float">
            <text:p>1570.282349</text:p>
          </table:table-cell>
          <table:table-cell office:value-type="float" office:value="1568.803955" calcext:value-type="float">
            <text:p>1568.803955</text:p>
          </table:table-cell>
          <table:table-cell table:number-columns-repeated="13"/>
        </table:table-row>
        <table:table-row table:style-name="ro1">
          <table:table-cell office:value-type="float" office:value="1572.265747" calcext:value-type="float">
            <text:p>1572.265747</text:p>
          </table:table-cell>
          <table:table-cell office:value-type="float" office:value="1577.057861" calcext:value-type="float">
            <text:p>1577.057861</text:p>
          </table:table-cell>
          <table:table-cell office:value-type="float" office:value="1567.917725" calcext:value-type="float">
            <text:p>1567.917725</text:p>
          </table:table-cell>
          <table:table-cell office:value-type="float" office:value="1576.967773" calcext:value-type="float">
            <text:p>1576.967773</text:p>
          </table:table-cell>
          <table:table-cell table:number-columns-repeated="13"/>
        </table:table-row>
        <table:table-row table:style-name="ro1">
          <table:table-cell office:value-type="float" office:value="1572.325439" calcext:value-type="float">
            <text:p>1572.325439</text:p>
          </table:table-cell>
          <table:table-cell office:value-type="float" office:value="1568.942505" calcext:value-type="float">
            <text:p>1568.942505</text:p>
          </table:table-cell>
          <table:table-cell office:value-type="float" office:value="1570.234619" calcext:value-type="float">
            <text:p>1570.234619</text:p>
          </table:table-cell>
          <table:table-cell office:value-type="float" office:value="1571.396484" calcext:value-type="float">
            <text:p>1571.396484</text:p>
          </table:table-cell>
          <table:table-cell table:number-columns-repeated="13"/>
        </table:table-row>
        <table:table-row table:style-name="ro1">
          <table:table-cell office:value-type="float" office:value="1575.080322" calcext:value-type="float">
            <text:p>1575.080322</text:p>
          </table:table-cell>
          <table:table-cell office:value-type="float" office:value="1568.530518" calcext:value-type="float">
            <text:p>1568.530518</text:p>
          </table:table-cell>
          <table:table-cell office:value-type="float" office:value="1573.170532" calcext:value-type="float">
            <text:p>1573.170532</text:p>
          </table:table-cell>
          <table:table-cell office:value-type="float" office:value="1567.600952" calcext:value-type="float">
            <text:p>1567.600952</text:p>
          </table:table-cell>
          <table:table-cell table:number-columns-repeated="13"/>
        </table:table-row>
        <table:table-row table:style-name="ro1">
          <table:table-cell office:value-type="float" office:value="1576.16626" calcext:value-type="float">
            <text:p>1576.16626</text:p>
          </table:table-cell>
          <table:table-cell office:value-type="float" office:value="1570.546021" calcext:value-type="float">
            <text:p>1570.546021</text:p>
          </table:table-cell>
          <table:table-cell office:value-type="float" office:value="1574.34021" calcext:value-type="float">
            <text:p>1574.34021</text:p>
          </table:table-cell>
          <table:table-cell office:value-type="float" office:value="1575.171875" calcext:value-type="float">
            <text:p>1575.171875</text:p>
          </table:table-cell>
          <table:table-cell table:number-columns-repeated="13"/>
        </table:table-row>
        <table:table-row table:style-name="ro1">
          <table:table-cell office:value-type="float" office:value="1571.303833" calcext:value-type="float">
            <text:p>1571.303833</text:p>
          </table:table-cell>
          <table:table-cell office:value-type="float" office:value="1568.997803" calcext:value-type="float">
            <text:p>1568.997803</text:p>
          </table:table-cell>
          <table:table-cell office:value-type="float" office:value="1569.468872" calcext:value-type="float">
            <text:p>1569.468872</text:p>
          </table:table-cell>
          <table:table-cell office:value-type="float" office:value="1568.477783" calcext:value-type="float">
            <text:p>1568.477783</text:p>
          </table:table-cell>
          <table:table-cell table:number-columns-repeated="13"/>
        </table:table-row>
        <table:table-row table:style-name="ro1">
          <table:table-cell office:value-type="float" office:value="1576.705444" calcext:value-type="float">
            <text:p>1576.705444</text:p>
          </table:table-cell>
          <table:table-cell office:value-type="float" office:value="1575.853394" calcext:value-type="float">
            <text:p>1575.853394</text:p>
          </table:table-cell>
          <table:table-cell office:value-type="float" office:value="1578.338257" calcext:value-type="float">
            <text:p>1578.338257</text:p>
          </table:table-cell>
          <table:table-cell office:value-type="float" office:value="1570.432861" calcext:value-type="float">
            <text:p>1570.432861</text:p>
          </table:table-cell>
          <table:table-cell table:number-columns-repeated="13"/>
        </table:table-row>
        <table:table-row table:style-name="ro1">
          <table:table-cell office:value-type="float" office:value="1573.011841" calcext:value-type="float">
            <text:p>1573.011841</text:p>
          </table:table-cell>
          <table:table-cell office:value-type="float" office:value="1570.964478" calcext:value-type="float">
            <text:p>1570.964478</text:p>
          </table:table-cell>
          <table:table-cell office:value-type="float" office:value="1573.490234" calcext:value-type="float">
            <text:p>1573.490234</text:p>
          </table:table-cell>
          <table:table-cell office:value-type="float" office:value="1569.629395" calcext:value-type="float">
            <text:p>1569.629395</text:p>
          </table:table-cell>
          <table:table-cell table:number-columns-repeated="13"/>
        </table:table-row>
        <table:table-row table:style-name="ro1">
          <table:table-cell office:value-type="float" office:value="1575.140991" calcext:value-type="float">
            <text:p>1575.140991</text:p>
          </table:table-cell>
          <table:table-cell office:value-type="float" office:value="1570.610107" calcext:value-type="float">
            <text:p>1570.610107</text:p>
          </table:table-cell>
          <table:table-cell office:value-type="float" office:value="1576.302856" calcext:value-type="float">
            <text:p>1576.302856</text:p>
          </table:table-cell>
          <table:table-cell office:value-type="float" office:value="1574.144287" calcext:value-type="float">
            <text:p>1574.144287</text:p>
          </table:table-cell>
          <table:table-cell table:number-columns-repeated="13"/>
        </table:table-row>
        <table:table-row table:style-name="ro1">
          <table:table-cell office:value-type="float" office:value="1574.021484" calcext:value-type="float">
            <text:p>1574.021484</text:p>
          </table:table-cell>
          <table:table-cell office:value-type="float" office:value="1569.879883" calcext:value-type="float">
            <text:p>1569.879883</text:p>
          </table:table-cell>
          <table:table-cell office:value-type="float" office:value="1572.463745" calcext:value-type="float">
            <text:p>1572.463745</text:p>
          </table:table-cell>
          <table:table-cell office:value-type="float" office:value="1573.699585" calcext:value-type="float">
            <text:p>1573.699585</text:p>
          </table:table-cell>
          <table:table-cell table:number-columns-repeated="13"/>
        </table:table-row>
        <table:table-row table:style-name="ro1">
          <table:table-cell office:value-type="float" office:value="1571.293945" calcext:value-type="float">
            <text:p>1571.293945</text:p>
          </table:table-cell>
          <table:table-cell office:value-type="float" office:value="1573.75293" calcext:value-type="float">
            <text:p>1573.75293</text:p>
          </table:table-cell>
          <table:table-cell office:value-type="float" office:value="1574.542969" calcext:value-type="float">
            <text:p>1574.542969</text:p>
          </table:table-cell>
          <table:table-cell office:value-type="float" office:value="1571.023315" calcext:value-type="float">
            <text:p>1571.023315</text:p>
          </table:table-cell>
          <table:table-cell table:number-columns-repeated="13"/>
        </table:table-row>
        <table:table-row table:style-name="ro1">
          <table:table-cell office:value-type="float" office:value="1572.390381" calcext:value-type="float">
            <text:p>1572.390381</text:p>
          </table:table-cell>
          <table:table-cell office:value-type="float" office:value="1574.018433" calcext:value-type="float">
            <text:p>1574.018433</text:p>
          </table:table-cell>
          <table:table-cell office:value-type="float" office:value="1572.059814" calcext:value-type="float">
            <text:p>1572.059814</text:p>
          </table:table-cell>
          <table:table-cell office:value-type="float" office:value="1572.157959" calcext:value-type="float">
            <text:p>1572.157959</text:p>
          </table:table-cell>
          <table:table-cell table:number-columns-repeated="13"/>
        </table:table-row>
        <table:table-row table:style-name="ro1">
          <table:table-cell office:value-type="float" office:value="1568.020386" calcext:value-type="float">
            <text:p>1568.020386</text:p>
          </table:table-cell>
          <table:table-cell office:value-type="float" office:value="1568.334106" calcext:value-type="float">
            <text:p>1568.334106</text:p>
          </table:table-cell>
          <table:table-cell office:value-type="float" office:value="1573.437012" calcext:value-type="float">
            <text:p>1573.437012</text:p>
          </table:table-cell>
          <table:table-cell office:value-type="float" office:value="1566.924072" calcext:value-type="float">
            <text:p>1566.924072</text:p>
          </table:table-cell>
          <table:table-cell table:number-columns-repeated="13"/>
        </table:table-row>
        <table:table-row table:style-name="ro1">
          <table:table-cell office:value-type="float" office:value="1572.963989" calcext:value-type="float">
            <text:p>1572.963989</text:p>
          </table:table-cell>
          <table:table-cell office:value-type="float" office:value="1575.386597" calcext:value-type="float">
            <text:p>1575.386597</text:p>
          </table:table-cell>
          <table:table-cell office:value-type="float" office:value="1575.668579" calcext:value-type="float">
            <text:p>1575.668579</text:p>
          </table:table-cell>
          <table:table-cell office:value-type="float" office:value="1572.955688" calcext:value-type="float">
            <text:p>1572.955688</text:p>
          </table:table-cell>
          <table:table-cell table:number-columns-repeated="13"/>
        </table:table-row>
        <table:table-row table:style-name="ro1">
          <table:table-cell office:value-type="float" office:value="1570.549194" calcext:value-type="float">
            <text:p>1570.549194</text:p>
          </table:table-cell>
          <table:table-cell office:value-type="float" office:value="1568.871582" calcext:value-type="float">
            <text:p>1568.871582</text:p>
          </table:table-cell>
          <table:table-cell office:value-type="float" office:value="1571.903687" calcext:value-type="float">
            <text:p>1571.903687</text:p>
          </table:table-cell>
          <table:table-cell office:value-type="float" office:value="1568.074829" calcext:value-type="float">
            <text:p>1568.074829</text:p>
          </table:table-cell>
          <table:table-cell table:number-columns-repeated="13"/>
        </table:table-row>
        <table:table-row table:style-name="ro1">
          <table:table-cell office:value-type="float" office:value="1574.488647" calcext:value-type="float">
            <text:p>1574.488647</text:p>
          </table:table-cell>
          <table:table-cell office:value-type="float" office:value="1571.648438" calcext:value-type="float">
            <text:p>1571.648438</text:p>
          </table:table-cell>
          <table:table-cell office:value-type="float" office:value="1573.415894" calcext:value-type="float">
            <text:p>1573.415894</text:p>
          </table:table-cell>
          <table:table-cell office:value-type="float" office:value="1572.033325" calcext:value-type="float">
            <text:p>1572.033325</text:p>
          </table:table-cell>
          <table:table-cell table:number-columns-repeated="13"/>
        </table:table-row>
        <table:table-row table:style-name="ro1">
          <table:table-cell office:value-type="float" office:value="1572.390869" calcext:value-type="float">
            <text:p>1572.390869</text:p>
          </table:table-cell>
          <table:table-cell office:value-type="float" office:value="1572.786743" calcext:value-type="float">
            <text:p>1572.786743</text:p>
          </table:table-cell>
          <table:table-cell office:value-type="float" office:value="1571.044434" calcext:value-type="float">
            <text:p>1571.044434</text:p>
          </table:table-cell>
          <table:table-cell office:value-type="float" office:value="1571.49292" calcext:value-type="float">
            <text:p>1571.49292</text:p>
          </table:table-cell>
          <table:table-cell table:number-columns-repeated="13"/>
        </table:table-row>
        <table:table-row table:style-name="ro1">
          <table:table-cell office:value-type="float" office:value="1571.41272" calcext:value-type="float">
            <text:p>1571.41272</text:p>
          </table:table-cell>
          <table:table-cell office:value-type="float" office:value="1567.96936" calcext:value-type="float">
            <text:p>1567.96936</text:p>
          </table:table-cell>
          <table:table-cell office:value-type="float" office:value="1569.564697" calcext:value-type="float">
            <text:p>1569.564697</text:p>
          </table:table-cell>
          <table:table-cell office:value-type="float" office:value="1572.865723" calcext:value-type="float">
            <text:p>1572.865723</text:p>
          </table:table-cell>
          <table:table-cell table:number-columns-repeated="13"/>
        </table:table-row>
        <table:table-row table:style-name="ro1">
          <table:table-cell office:value-type="float" office:value="1573.474854" calcext:value-type="float">
            <text:p>1573.474854</text:p>
          </table:table-cell>
          <table:table-cell office:value-type="float" office:value="1572.239014" calcext:value-type="float">
            <text:p>1572.239014</text:p>
          </table:table-cell>
          <table:table-cell office:value-type="float" office:value="1573.011963" calcext:value-type="float">
            <text:p>1573.011963</text:p>
          </table:table-cell>
          <table:table-cell office:value-type="float" office:value="1571.620605" calcext:value-type="float">
            <text:p>1571.620605</text:p>
          </table:table-cell>
          <table:table-cell table:number-columns-repeated="13"/>
        </table:table-row>
        <table:table-row table:style-name="ro1">
          <table:table-cell office:value-type="float" office:value="1570.973267" calcext:value-type="float">
            <text:p>1570.973267</text:p>
          </table:table-cell>
          <table:table-cell office:value-type="float" office:value="1571.685059" calcext:value-type="float">
            <text:p>1571.685059</text:p>
          </table:table-cell>
          <table:table-cell office:value-type="float" office:value="1572.508423" calcext:value-type="float">
            <text:p>1572.508423</text:p>
          </table:table-cell>
          <table:table-cell office:value-type="float" office:value="1571.827881" calcext:value-type="float">
            <text:p>1571.827881</text:p>
          </table:table-cell>
          <table:table-cell table:number-columns-repeated="13"/>
        </table:table-row>
        <table:table-row table:style-name="ro1">
          <table:table-cell office:value-type="float" office:value="1574.735107" calcext:value-type="float">
            <text:p>1574.735107</text:p>
          </table:table-cell>
          <table:table-cell office:value-type="float" office:value="1573.861694" calcext:value-type="float">
            <text:p>1573.861694</text:p>
          </table:table-cell>
          <table:table-cell office:value-type="float" office:value="1574.362305" calcext:value-type="float">
            <text:p>1574.362305</text:p>
          </table:table-cell>
          <table:table-cell office:value-type="float" office:value="1574.038696" calcext:value-type="float">
            <text:p>1574.038696</text:p>
          </table:table-cell>
          <table:table-cell table:number-columns-repeated="13"/>
        </table:table-row>
        <table:table-row table:style-name="ro1">
          <table:table-cell office:value-type="float" office:value="1572.159912" calcext:value-type="float">
            <text:p>1572.159912</text:p>
          </table:table-cell>
          <table:table-cell office:value-type="float" office:value="1571.283813" calcext:value-type="float">
            <text:p>1571.283813</text:p>
          </table:table-cell>
          <table:table-cell office:value-type="float" office:value="1570.149414" calcext:value-type="float">
            <text:p>1570.149414</text:p>
          </table:table-cell>
          <table:table-cell office:value-type="float" office:value="1570.854248" calcext:value-type="float">
            <text:p>1570.854248</text:p>
          </table:table-cell>
          <table:table-cell table:number-columns-repeated="13"/>
        </table:table-row>
        <table:table-row table:style-name="ro1">
          <table:table-cell office:value-type="float" office:value="1573.506592" calcext:value-type="float">
            <text:p>1573.506592</text:p>
          </table:table-cell>
          <table:table-cell office:value-type="float" office:value="1572.99585" calcext:value-type="float">
            <text:p>1572.99585</text:p>
          </table:table-cell>
          <table:table-cell office:value-type="float" office:value="1572.358643" calcext:value-type="float">
            <text:p>1572.358643</text:p>
          </table:table-cell>
          <table:table-cell office:value-type="float" office:value="1571.865723" calcext:value-type="float">
            <text:p>1571.865723</text:p>
          </table:table-cell>
          <table:table-cell table:number-columns-repeated="13"/>
        </table:table-row>
        <table:table-row table:style-name="ro1">
          <table:table-cell office:value-type="float" office:value="1576.159424" calcext:value-type="float">
            <text:p>1576.159424</text:p>
          </table:table-cell>
          <table:table-cell office:value-type="float" office:value="1574.296509" calcext:value-type="float">
            <text:p>1574.296509</text:p>
          </table:table-cell>
          <table:table-cell office:value-type="float" office:value="1577.218018" calcext:value-type="float">
            <text:p>1577.218018</text:p>
          </table:table-cell>
          <table:table-cell office:value-type="float" office:value="1572.780151" calcext:value-type="float">
            <text:p>1572.780151</text:p>
          </table:table-cell>
          <table:table-cell table:number-columns-repeated="13"/>
        </table:table-row>
        <table:table-row table:style-name="ro1">
          <table:table-cell office:value-type="float" office:value="1571.589355" calcext:value-type="float">
            <text:p>1571.589355</text:p>
          </table:table-cell>
          <table:table-cell office:value-type="float" office:value="1571.488159" calcext:value-type="float">
            <text:p>1571.488159</text:p>
          </table:table-cell>
          <table:table-cell office:value-type="float" office:value="1569.605957" calcext:value-type="float">
            <text:p>1569.605957</text:p>
          </table:table-cell>
          <table:table-cell office:value-type="float" office:value="1574.193848" calcext:value-type="float">
            <text:p>1574.193848</text:p>
          </table:table-cell>
          <table:table-cell table:number-columns-repeated="13"/>
        </table:table-row>
        <table:table-row table:style-name="ro1">
          <table:table-cell office:value-type="float" office:value="1576.230347" calcext:value-type="float">
            <text:p>1576.230347</text:p>
          </table:table-cell>
          <table:table-cell office:value-type="float" office:value="1570.413208" calcext:value-type="float">
            <text:p>1570.413208</text:p>
          </table:table-cell>
          <table:table-cell office:value-type="float" office:value="1577.715698" calcext:value-type="float">
            <text:p>1577.715698</text:p>
          </table:table-cell>
          <table:table-cell office:value-type="float" office:value="1573.547363" calcext:value-type="float">
            <text:p>1573.547363</text:p>
          </table:table-cell>
          <table:table-cell table:number-columns-repeated="13"/>
        </table:table-row>
        <table:table-row table:style-name="ro1">
          <table:table-cell office:value-type="float" office:value="1572.801392" calcext:value-type="float">
            <text:p>1572.801392</text:p>
          </table:table-cell>
          <table:table-cell office:value-type="float" office:value="1570.937744" calcext:value-type="float">
            <text:p>1570.937744</text:p>
          </table:table-cell>
          <table:table-cell office:value-type="float" office:value="1571.172729" calcext:value-type="float">
            <text:p>1571.172729</text:p>
          </table:table-cell>
          <table:table-cell office:value-type="float" office:value="1572.512817" calcext:value-type="float">
            <text:p>1572.512817</text:p>
          </table:table-cell>
          <table:table-cell table:number-columns-repeated="13"/>
        </table:table-row>
        <table:table-row table:style-name="ro1">
          <table:table-cell office:value-type="float" office:value="1571.303711" calcext:value-type="float">
            <text:p>1571.303711</text:p>
          </table:table-cell>
          <table:table-cell office:value-type="float" office:value="1573.920044" calcext:value-type="float">
            <text:p>1573.920044</text:p>
          </table:table-cell>
          <table:table-cell office:value-type="float" office:value="1570.761841" calcext:value-type="float">
            <text:p>1570.761841</text:p>
          </table:table-cell>
          <table:table-cell office:value-type="float" office:value="1571.248901" calcext:value-type="float">
            <text:p>1571.248901</text:p>
          </table:table-cell>
          <table:table-cell table:number-columns-repeated="13"/>
        </table:table-row>
        <table:table-row table:style-name="ro1">
          <table:table-cell office:value-type="float" office:value="1574.561646" calcext:value-type="float">
            <text:p>1574.561646</text:p>
          </table:table-cell>
          <table:table-cell office:value-type="float" office:value="1571.789307" calcext:value-type="float">
            <text:p>1571.789307</text:p>
          </table:table-cell>
          <table:table-cell office:value-type="float" office:value="1574.897705" calcext:value-type="float">
            <text:p>1574.897705</text:p>
          </table:table-cell>
          <table:table-cell office:value-type="float" office:value="1572.134521" calcext:value-type="float">
            <text:p>1572.134521</text:p>
          </table:table-cell>
          <table:table-cell table:number-columns-repeated="13"/>
        </table:table-row>
        <table:table-row table:style-name="ro1">
          <table:table-cell office:value-type="float" office:value="1571.651489" calcext:value-type="float">
            <text:p>1571.651489</text:p>
          </table:table-cell>
          <table:table-cell office:value-type="float" office:value="1570.159912" calcext:value-type="float">
            <text:p>1570.159912</text:p>
          </table:table-cell>
          <table:table-cell office:value-type="float" office:value="1570.262695" calcext:value-type="float">
            <text:p>1570.262695</text:p>
          </table:table-cell>
          <table:table-cell office:value-type="float" office:value="1571.655396" calcext:value-type="float">
            <text:p>1571.655396</text:p>
          </table:table-cell>
          <table:table-cell table:number-columns-repeated="13"/>
        </table:table-row>
        <table:table-row table:style-name="ro1">
          <table:table-cell office:value-type="float" office:value="1571.994019" calcext:value-type="float">
            <text:p>1571.994019</text:p>
          </table:table-cell>
          <table:table-cell office:value-type="float" office:value="1576.067749" calcext:value-type="float">
            <text:p>1576.067749</text:p>
          </table:table-cell>
          <table:table-cell office:value-type="float" office:value="1572.902344" calcext:value-type="float">
            <text:p>1572.902344</text:p>
          </table:table-cell>
          <table:table-cell office:value-type="float" office:value="1573.837036" calcext:value-type="float">
            <text:p>1573.837036</text:p>
          </table:table-cell>
          <table:table-cell table:number-columns-repeated="13"/>
        </table:table-row>
        <table:table-row table:style-name="ro1">
          <table:table-cell office:value-type="float" office:value="1568.907104" calcext:value-type="float">
            <text:p>1568.907104</text:p>
          </table:table-cell>
          <table:table-cell office:value-type="float" office:value="1574.207764" calcext:value-type="float">
            <text:p>1574.207764</text:p>
          </table:table-cell>
          <table:table-cell office:value-type="float" office:value="1570.099976" calcext:value-type="float">
            <text:p>1570.099976</text:p>
          </table:table-cell>
          <table:table-cell office:value-type="float" office:value="1574.770264" calcext:value-type="float">
            <text:p>1574.770264</text:p>
          </table:table-cell>
          <table:table-cell table:number-columns-repeated="13"/>
        </table:table-row>
        <table:table-row table:style-name="ro1">
          <table:table-cell office:value-type="float" office:value="1574.537231" calcext:value-type="float">
            <text:p>1574.537231</text:p>
          </table:table-cell>
          <table:table-cell office:value-type="float" office:value="1573.929932" calcext:value-type="float">
            <text:p>1573.929932</text:p>
          </table:table-cell>
          <table:table-cell office:value-type="float" office:value="1572.100098" calcext:value-type="float">
            <text:p>1572.100098</text:p>
          </table:table-cell>
          <table:table-cell office:value-type="float" office:value="1573.934692" calcext:value-type="float">
            <text:p>1573.934692</text:p>
          </table:table-cell>
          <table:table-cell table:number-columns-repeated="13"/>
        </table:table-row>
        <table:table-row table:style-name="ro1">
          <table:table-cell office:value-type="float" office:value="1569.940308" calcext:value-type="float">
            <text:p>1569.940308</text:p>
          </table:table-cell>
          <table:table-cell office:value-type="float" office:value="1568.393433" calcext:value-type="float">
            <text:p>1568.393433</text:p>
          </table:table-cell>
          <table:table-cell office:value-type="float" office:value="1571.522339" calcext:value-type="float">
            <text:p>1571.522339</text:p>
          </table:table-cell>
          <table:table-cell office:value-type="float" office:value="1567.596558" calcext:value-type="float">
            <text:p>1567.596558</text:p>
          </table:table-cell>
          <table:table-cell table:number-columns-repeated="13"/>
        </table:table-row>
        <table:table-row table:style-name="ro1">
          <table:table-cell office:value-type="float" office:value="1572.050049" calcext:value-type="float">
            <text:p>1572.050049</text:p>
          </table:table-cell>
          <table:table-cell office:value-type="float" office:value="1568.770752" calcext:value-type="float">
            <text:p>1568.770752</text:p>
          </table:table-cell>
          <table:table-cell office:value-type="float" office:value="1570.740723" calcext:value-type="float">
            <text:p>1570.740723</text:p>
          </table:table-cell>
          <table:table-cell office:value-type="float" office:value="1570.149658" calcext:value-type="float">
            <text:p>1570.149658</text:p>
          </table:table-cell>
          <table:table-cell table:number-columns-repeated="13"/>
        </table:table-row>
        <table:table-row table:style-name="ro1">
          <table:table-cell office:value-type="float" office:value="1569.167236" calcext:value-type="float">
            <text:p>1569.167236</text:p>
          </table:table-cell>
          <table:table-cell office:value-type="float" office:value="1570.988892" calcext:value-type="float">
            <text:p>1570.988892</text:p>
          </table:table-cell>
          <table:table-cell office:value-type="float" office:value="1570.733032" calcext:value-type="float">
            <text:p>1570.733032</text:p>
          </table:table-cell>
          <table:table-cell office:value-type="float" office:value="1566.532593" calcext:value-type="float">
            <text:p>1566.532593</text:p>
          </table:table-cell>
          <table:table-cell table:number-columns-repeated="13"/>
        </table:table-row>
        <table:table-row table:style-name="ro1">
          <table:table-cell office:value-type="float" office:value="1570.101196" calcext:value-type="float">
            <text:p>1570.101196</text:p>
          </table:table-cell>
          <table:table-cell office:value-type="float" office:value="1572.759155" calcext:value-type="float">
            <text:p>1572.759155</text:p>
          </table:table-cell>
          <table:table-cell office:value-type="float" office:value="1568.078369" calcext:value-type="float">
            <text:p>1568.078369</text:p>
          </table:table-cell>
          <table:table-cell office:value-type="float" office:value="1574.283447" calcext:value-type="float">
            <text:p>1574.283447</text:p>
          </table:table-cell>
          <table:table-cell table:number-columns-repeated="13"/>
        </table:table-row>
        <table:table-row table:style-name="ro1">
          <table:table-cell office:value-type="float" office:value="1574.928223" calcext:value-type="float">
            <text:p>1574.928223</text:p>
          </table:table-cell>
          <table:table-cell office:value-type="float" office:value="1571.091675" calcext:value-type="float">
            <text:p>1571.091675</text:p>
          </table:table-cell>
          <table:table-cell office:value-type="float" office:value="1571.214355" calcext:value-type="float">
            <text:p>1571.214355</text:p>
          </table:table-cell>
          <table:table-cell office:value-type="float" office:value="1574.452881" calcext:value-type="float">
            <text:p>1574.452881</text:p>
          </table:table-cell>
          <table:table-cell table:number-columns-repeated="13"/>
        </table:table-row>
        <table:table-row table:style-name="ro1">
          <table:table-cell office:value-type="float" office:value="1570.640381" calcext:value-type="float">
            <text:p>1570.640381</text:p>
          </table:table-cell>
          <table:table-cell office:value-type="float" office:value="1567.327637" calcext:value-type="float">
            <text:p>1567.327637</text:p>
          </table:table-cell>
          <table:table-cell office:value-type="float" office:value="1569.402954" calcext:value-type="float">
            <text:p>1569.402954</text:p>
          </table:table-cell>
          <table:table-cell office:value-type="float" office:value="1568.627563" calcext:value-type="float">
            <text:p>1568.627563</text:p>
          </table:table-cell>
          <table:table-cell table:number-columns-repeated="13"/>
        </table:table-row>
        <table:table-row table:style-name="ro1">
          <table:table-cell office:value-type="float" office:value="1572.123535" calcext:value-type="float">
            <text:p>1572.123535</text:p>
          </table:table-cell>
          <table:table-cell office:value-type="float" office:value="1573.574341" calcext:value-type="float">
            <text:p>1573.574341</text:p>
          </table:table-cell>
          <table:table-cell office:value-type="float" office:value="1573.054932" calcext:value-type="float">
            <text:p>1573.054932</text:p>
          </table:table-cell>
          <table:table-cell office:value-type="float" office:value="1573.630981" calcext:value-type="float">
            <text:p>1573.630981</text:p>
          </table:table-cell>
          <table:table-cell table:number-columns-repeated="13"/>
        </table:table-row>
        <table:table-row table:style-name="ro1">
          <table:table-cell office:value-type="float" office:value="1569.907349" calcext:value-type="float">
            <text:p>1569.907349</text:p>
          </table:table-cell>
          <table:table-cell office:value-type="float" office:value="1570.049561" calcext:value-type="float">
            <text:p>1570.049561</text:p>
          </table:table-cell>
          <table:table-cell office:value-type="float" office:value="1568.321533" calcext:value-type="float">
            <text:p>1568.321533</text:p>
          </table:table-cell>
          <table:table-cell office:value-type="float" office:value="1571.580933" calcext:value-type="float">
            <text:p>1571.580933</text:p>
          </table:table-cell>
          <table:table-cell table:number-columns-repeated="13"/>
        </table:table-row>
        <table:table-row table:style-name="ro1">
          <table:table-cell office:value-type="float" office:value="1569.350952" calcext:value-type="float">
            <text:p>1569.350952</text:p>
          </table:table-cell>
          <table:table-cell office:value-type="float" office:value="1570.599731" calcext:value-type="float">
            <text:p>1570.599731</text:p>
          </table:table-cell>
          <table:table-cell office:value-type="float" office:value="1569.917725" calcext:value-type="float">
            <text:p>1569.917725</text:p>
          </table:table-cell>
          <table:table-cell office:value-type="float" office:value="1571.170776" calcext:value-type="float">
            <text:p>1571.170776</text:p>
          </table:table-cell>
          <table:table-cell table:number-columns-repeated="13"/>
        </table:table-row>
        <table:table-row table:style-name="ro1">
          <table:table-cell office:value-type="float" office:value="1575.020752" calcext:value-type="float">
            <text:p>1575.020752</text:p>
          </table:table-cell>
          <table:table-cell office:value-type="float" office:value="1571.766724" calcext:value-type="float">
            <text:p>1571.766724</text:p>
          </table:table-cell>
          <table:table-cell office:value-type="float" office:value="1574.346069" calcext:value-type="float">
            <text:p>1574.346069</text:p>
          </table:table-cell>
          <table:table-cell office:value-type="float" office:value="1570.853394" calcext:value-type="float">
            <text:p>1570.853394</text:p>
          </table:table-cell>
          <table:table-cell table:number-columns-repeated="13"/>
        </table:table-row>
        <table:table-row table:style-name="ro1">
          <table:table-cell office:value-type="float" office:value="1569.652222" calcext:value-type="float">
            <text:p>1569.652222</text:p>
          </table:table-cell>
          <table:table-cell office:value-type="float" office:value="1571.877319" calcext:value-type="float">
            <text:p>1571.877319</text:p>
          </table:table-cell>
          <table:table-cell office:value-type="float" office:value="1570.124268" calcext:value-type="float">
            <text:p>1570.124268</text:p>
          </table:table-cell>
          <table:table-cell office:value-type="float" office:value="1575.083496" calcext:value-type="float">
            <text:p>1575.083496</text:p>
          </table:table-cell>
          <table:table-cell table:number-columns-repeated="13"/>
        </table:table-row>
        <table:table-row table:style-name="ro1">
          <table:table-cell office:value-type="float" office:value="1571.661743" calcext:value-type="float">
            <text:p>1571.661743</text:p>
          </table:table-cell>
          <table:table-cell office:value-type="float" office:value="1570.491699" calcext:value-type="float">
            <text:p>1570.491699</text:p>
          </table:table-cell>
          <table:table-cell office:value-type="float" office:value="1569.655273" calcext:value-type="float">
            <text:p>1569.655273</text:p>
          </table:table-cell>
          <table:table-cell office:value-type="float" office:value="1574.400391" calcext:value-type="float">
            <text:p>1574.400391</text:p>
          </table:table-cell>
          <table:table-cell table:number-columns-repeated="13"/>
        </table:table-row>
        <table:table-row table:style-name="ro1">
          <table:table-cell office:value-type="float" office:value="1570.619995" calcext:value-type="float">
            <text:p>1570.619995</text:p>
          </table:table-cell>
          <table:table-cell office:value-type="float" office:value="1574.514526" calcext:value-type="float">
            <text:p>1574.514526</text:p>
          </table:table-cell>
          <table:table-cell office:value-type="float" office:value="1574.067871" calcext:value-type="float">
            <text:p>1574.067871</text:p>
          </table:table-cell>
          <table:table-cell office:value-type="float" office:value="1573.123657" calcext:value-type="float">
            <text:p>1573.123657</text:p>
          </table:table-cell>
          <table:table-cell table:number-columns-repeated="13"/>
        </table:table-row>
        <table:table-row table:style-name="ro1">
          <table:table-cell office:value-type="float" office:value="1573.346313" calcext:value-type="float">
            <text:p>1573.346313</text:p>
          </table:table-cell>
          <table:table-cell office:value-type="float" office:value="1570.41394" calcext:value-type="float">
            <text:p>1570.41394</text:p>
          </table:table-cell>
          <table:table-cell office:value-type="float" office:value="1571.801025" calcext:value-type="float">
            <text:p>1571.801025</text:p>
          </table:table-cell>
          <table:table-cell office:value-type="float" office:value="1570.799316" calcext:value-type="float">
            <text:p>1570.799316</text:p>
          </table:table-cell>
          <table:table-cell table:number-columns-repeated="13"/>
        </table:table-row>
        <table:table-row table:style-name="ro1">
          <table:table-cell office:value-type="float" office:value="1573.596436" calcext:value-type="float">
            <text:p>1573.596436</text:p>
          </table:table-cell>
          <table:table-cell office:value-type="float" office:value="1572.483398" calcext:value-type="float">
            <text:p>1572.483398</text:p>
          </table:table-cell>
          <table:table-cell office:value-type="float" office:value="1571.487915" calcext:value-type="float">
            <text:p>1571.487915</text:p>
          </table:table-cell>
          <table:table-cell office:value-type="float" office:value="1573.38916" calcext:value-type="float">
            <text:p>1573.38916</text:p>
          </table:table-cell>
          <table:table-cell table:number-columns-repeated="13"/>
        </table:table-row>
        <table:table-row table:style-name="ro1">
          <table:table-cell office:value-type="float" office:value="1569.077271" calcext:value-type="float">
            <text:p>1569.077271</text:p>
          </table:table-cell>
          <table:table-cell office:value-type="float" office:value="1572.45166" calcext:value-type="float">
            <text:p>1572.45166</text:p>
          </table:table-cell>
          <table:table-cell office:value-type="float" office:value="1571.208496" calcext:value-type="float">
            <text:p>1571.208496</text:p>
          </table:table-cell>
          <table:table-cell office:value-type="float" office:value="1570.068237" calcext:value-type="float">
            <text:p>1570.068237</text:p>
          </table:table-cell>
          <table:table-cell table:number-columns-repeated="13"/>
        </table:table-row>
        <table:table-row table:style-name="ro1">
          <table:table-cell office:value-type="float" office:value="1571.669556" calcext:value-type="float">
            <text:p>1571.669556</text:p>
          </table:table-cell>
          <table:table-cell office:value-type="float" office:value="1573.131226" calcext:value-type="float">
            <text:p>1573.131226</text:p>
          </table:table-cell>
          <table:table-cell office:value-type="float" office:value="1573.144775" calcext:value-type="float">
            <text:p>1573.144775</text:p>
          </table:table-cell>
          <table:table-cell office:value-type="float" office:value="1572.565552" calcext:value-type="float">
            <text:p>1572.565552</text:p>
          </table:table-cell>
          <table:table-cell table:number-columns-repeated="13"/>
        </table:table-row>
        <table:table-row table:style-name="ro1">
          <table:table-cell office:value-type="float" office:value="1572.896362" calcext:value-type="float">
            <text:p>1572.896362</text:p>
          </table:table-cell>
          <table:table-cell office:value-type="float" office:value="1570.942261" calcext:value-type="float">
            <text:p>1570.942261</text:p>
          </table:table-cell>
          <table:table-cell office:value-type="float" office:value="1573.601929" calcext:value-type="float">
            <text:p>1573.601929</text:p>
          </table:table-cell>
          <table:table-cell office:value-type="float" office:value="1570.779419" calcext:value-type="float">
            <text:p>1570.779419</text:p>
          </table:table-cell>
          <table:table-cell table:number-columns-repeated="13"/>
        </table:table-row>
        <table:table-row table:style-name="ro1">
          <table:table-cell office:value-type="float" office:value="1571.237671" calcext:value-type="float">
            <text:p>1571.237671</text:p>
          </table:table-cell>
          <table:table-cell office:value-type="float" office:value="1575.571289" calcext:value-type="float">
            <text:p>1575.571289</text:p>
          </table:table-cell>
          <table:table-cell office:value-type="float" office:value="1570.291504" calcext:value-type="float">
            <text:p>1570.291504</text:p>
          </table:table-cell>
          <table:table-cell office:value-type="float" office:value="1572.95459" calcext:value-type="float">
            <text:p>1572.95459</text:p>
          </table:table-cell>
          <table:table-cell table:number-columns-repeated="13"/>
        </table:table-row>
        <table:table-row table:style-name="ro1">
          <table:table-cell office:value-type="float" office:value="1571.988281" calcext:value-type="float">
            <text:p>1571.988281</text:p>
          </table:table-cell>
          <table:table-cell office:value-type="float" office:value="1573.400879" calcext:value-type="float">
            <text:p>1573.400879</text:p>
          </table:table-cell>
          <table:table-cell office:value-type="float" office:value="1573.863647" calcext:value-type="float">
            <text:p>1573.863647</text:p>
          </table:table-cell>
          <table:table-cell office:value-type="float" office:value="1573.76123" calcext:value-type="float">
            <text:p>1573.76123</text:p>
          </table:table-cell>
          <table:table-cell table:number-columns-repeated="13"/>
        </table:table-row>
        <table:table-row table:style-name="ro1">
          <table:table-cell office:value-type="float" office:value="1143.277466" calcext:value-type="float">
            <text:p>1143.277466</text:p>
          </table:table-cell>
          <table:table-cell office:value-type="float" office:value="1097.222534" calcext:value-type="float">
            <text:p>1097.222534</text:p>
          </table:table-cell>
          <table:table-cell office:value-type="float" office:value="1154.783569" calcext:value-type="float">
            <text:p>1154.783569</text:p>
          </table:table-cell>
          <table:table-cell office:value-type="float" office:value="1085.086426" calcext:value-type="float">
            <text:p>1085.086426</text:p>
          </table:table-cell>
          <table:table-cell table:number-columns-repeated="13"/>
        </table:table-row>
        <table:table-row table:style-name="ro1">
          <table:table-cell office:value-type="float" office:value="1158.936279" calcext:value-type="float">
            <text:p>1158.936279</text:p>
          </table:table-cell>
          <table:table-cell office:value-type="float" office:value="1081.170898" calcext:value-type="float">
            <text:p>1081.170898</text:p>
          </table:table-cell>
          <table:table-cell office:value-type="float" office:value="1160.044556" calcext:value-type="float">
            <text:p>1160.044556</text:p>
          </table:table-cell>
          <table:table-cell office:value-type="float" office:value="1080.341553" calcext:value-type="float">
            <text:p>1080.341553</text:p>
          </table:table-cell>
          <table:table-cell table:number-columns-repeated="13"/>
        </table:table-row>
        <table:table-row table:style-name="ro1"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table:number-columns-repeated="4" office:value-type="float" office:value="900" calcext:value-type="float">
            <text:p>900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/00/0000</text:date>, <text:time style:data-style-name="N2" text:time-value="10:38:44.6321361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1:02:38.495759210</meta:creation-date>
    <dc:date>2019-08-16T10:48:21.919218816</dc:date>
    <meta:editing-duration>PT28M13S</meta:editing-duration>
    <meta:editing-cycles>2</meta:editing-cycles>
    <meta:generator>LibreOffice/6.0.7.3$Linux_X86_64 LibreOffice_project/00m0$Build-3</meta:generator>
    <meta:document-statistic meta:table-count="1" meta:cell-count="92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4.8cm" svg:height="21.516cm" xlink:href=".." xlink:type="simple" chart:class="chart:line" chart:style-name="ch1">
        <chart:title svg:x="20.597cm" svg:y="0.566cm" chart:style-name="ch2">
          <text:p>5m/s Thrust Data</text:p>
        </chart:title>
        <chart:legend chart:legend-position="end" svg:x="42.292cm" svg:y="9.712cm" style:legend-expansion="high" chart:style-name="ch3"/>
        <chart:plot-area chart:style-name="ch4" table:cell-range-address="Sheet1.A1:Sheet1.D2302" chart:data-source-has-labels="row" svg:x="1.907cm" svg:y="1.775cm" svg:width="39.489cm" svg:height="18.33cm">
          <chartooo:coordinate-region svg:x="2.899cm" svg:y="1.775cm" svg:width="38.497cm" svg:height="17.077cm"/>
          <chart:axis chart:dimension="x" chart:name="primary-x" chart:style-name="ch5">
            <chart:title svg:x="21.237cm" svg:y="20.535cm" chart:style-name="ch6">
              <text:p>Time</text:p>
            </chart:title>
          </chart:axis>
          <chart:axis chart:dimension="y" chart:name="primary-y" chart:style-name="ch7">
            <chart:title svg:x="0.451cm" svg:y="11.447cm" chart:style-name="ch8">
              <text:p>Thrust</text:p>
            </chart:title>
            <chart:grid chart:style-name="ch9" chart:class="major"/>
          </chart:axis>
          <chart:series chart:style-name="ch10" chart:values-cell-range-address="Sheet1.A2:Sheet1.A2302" chart:label-cell-address="Sheet1.A1:Sheet1.A1" chart:class="chart:line">
            <chart:data-point chart:repeated="2301"/>
          </chart:series>
          <chart:series chart:style-name="ch11" chart:values-cell-range-address="Sheet1.B2:Sheet1.B2302" chart:label-cell-address="Sheet1.B1:Sheet1.B1" chart:class="chart:line">
            <chart:data-point chart:repeated="2301"/>
          </chart:series>
          <chart:series chart:style-name="ch12" chart:values-cell-range-address="Sheet1.C2:Sheet1.C2302" chart:label-cell-address="Sheet1.C1:Sheet1.C1" chart:class="chart:line">
            <chart:data-point chart:repeated="2301"/>
          </chart:series>
          <chart:series chart:style-name="ch13" chart:values-cell-range-address="Sheet1.D2:Sheet1.D2302" chart:label-cell-address="Sheet1.D1:Sheet1.D1" chart:class="chart:line">
            <chart:data-point chart:repeated="23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r 1</text:p>
                <draw:g>
                  <svg:desc>Sheet1.A1:Sheet1.A1</svg:desc>
                </draw:g>
              </table:table-cell>
              <table:table-cell office:value-type="string">
                <text:p>Motor 2</text:p>
                <draw:g>
                  <svg:desc>Sheet1.B1:Sheet1.B1</svg:desc>
                </draw:g>
              </table:table-cell>
              <table:table-cell office:value-type="string">
                <text:p>Motor 3</text:p>
                <draw:g>
                  <svg:desc>Sheet1.C1:Sheet1.C1</svg:desc>
                </draw:g>
              </table:table-cell>
              <table:table-cell office:value-type="string">
                <text:p>Motor 4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2:Sheet1.A2302</svg:desc>
                </draw:g>
              </table:table-cell>
              <table:table-cell office:value-type="float" office:value="1000">
                <text:p>1000</text:p>
                <draw:g>
                  <svg:desc>Sheet1.B2:Sheet1.B2302</svg:desc>
                </draw:g>
              </table:table-cell>
              <table:table-cell office:value-type="float" office:value="1000">
                <text:p>1000</text:p>
                <draw:g>
                  <svg:desc>Sheet1.C2:Sheet1.C2302</svg:desc>
                </draw:g>
              </table:table-cell>
              <table:table-cell office:value-type="float" office:value="1000">
                <text:p>1000</text:p>
                <draw:g>
                  <svg:desc>Sheet1.D2:Sheet1.D23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20.019653">
                <text:p>1120.019653</text:p>
              </table:table-cell>
              <table:table-cell office:value-type="float" office:value="1121.606689">
                <text:p>1121.606689</text:p>
              </table:table-cell>
              <table:table-cell office:value-type="float" office:value="1140.160278">
                <text:p>1140.160278</text:p>
              </table:table-cell>
              <table:table-cell office:value-type="float" office:value="1098.262817">
                <text:p>1098.2628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96.949829">
                <text:p>1196.949829</text:p>
              </table:table-cell>
              <table:table-cell office:value-type="float" office:value="1221.395142">
                <text:p>1221.395142</text:p>
              </table:table-cell>
              <table:table-cell office:value-type="float" office:value="1203.902344">
                <text:p>1203.902344</text:p>
              </table:table-cell>
              <table:table-cell office:value-type="float" office:value="1211.559937">
                <text:p>1211.5599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58.169922">
                <text:p>1358.169922</text:p>
              </table:table-cell>
              <table:table-cell office:value-type="float" office:value="1364.363037">
                <text:p>1364.363037</text:p>
              </table:table-cell>
              <table:table-cell office:value-type="float" office:value="1373.909058">
                <text:p>1373.909058</text:p>
              </table:table-cell>
              <table:table-cell office:value-type="float" office:value="1344.182739">
                <text:p>1344.1827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21.935059">
                <text:p>1521.935059</text:p>
              </table:table-cell>
              <table:table-cell office:value-type="float" office:value="1517.012817">
                <text:p>1517.012817</text:p>
              </table:table-cell>
              <table:table-cell office:value-type="float" office:value="1543.342407">
                <text:p>1543.342407</text:p>
              </table:table-cell>
              <table:table-cell office:value-type="float" office:value="1492.322632">
                <text:p>1492.3226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14.668457">
                <text:p>1614.668457</text:p>
              </table:table-cell>
              <table:table-cell office:value-type="float" office:value="1615.791382">
                <text:p>1615.791382</text:p>
              </table:table-cell>
              <table:table-cell office:value-type="float" office:value="1605.852295">
                <text:p>1605.852295</text:p>
              </table:table-cell>
              <table:table-cell office:value-type="float" office:value="1618.583618">
                <text:p>1618.5836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6.845947">
                <text:p>1606.845947</text:p>
              </table:table-cell>
              <table:table-cell office:value-type="float" office:value="1611.457275">
                <text:p>1611.457275</text:p>
              </table:table-cell>
              <table:table-cell office:value-type="float" office:value="1605.633911">
                <text:p>1605.633911</text:p>
              </table:table-cell>
              <table:table-cell office:value-type="float" office:value="1616.090576">
                <text:p>1616.0905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19.745605">
                <text:p>1619.745605</text:p>
              </table:table-cell>
              <table:table-cell office:value-type="float" office:value="1618.826904">
                <text:p>1618.826904</text:p>
              </table:table-cell>
              <table:table-cell office:value-type="float" office:value="1619.74707">
                <text:p>1619.74707</text:p>
              </table:table-cell>
              <table:table-cell office:value-type="float" office:value="1614.295532">
                <text:p>1614.2955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20.493652">
                <text:p>1620.493652</text:p>
              </table:table-cell>
              <table:table-cell office:value-type="float" office:value="1621.532593">
                <text:p>1621.532593</text:p>
              </table:table-cell>
              <table:table-cell office:value-type="float" office:value="1622.520508">
                <text:p>1622.520508</text:p>
              </table:table-cell>
              <table:table-cell office:value-type="float" office:value="1620.88916">
                <text:p>1620.889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25.456055">
                <text:p>1625.456055</text:p>
              </table:table-cell>
              <table:table-cell office:value-type="float" office:value="1623.670166">
                <text:p>1623.670166</text:p>
              </table:table-cell>
              <table:table-cell office:value-type="float" office:value="1624.651367">
                <text:p>1624.651367</text:p>
              </table:table-cell>
              <table:table-cell office:value-type="float" office:value="1622.30542">
                <text:p>1622.305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32.481201">
                <text:p>1632.481201</text:p>
              </table:table-cell>
              <table:table-cell office:value-type="float" office:value="1629.315063">
                <text:p>1629.315063</text:p>
              </table:table-cell>
              <table:table-cell office:value-type="float" office:value="1630.515381">
                <text:p>1630.515381</text:p>
              </table:table-cell>
              <table:table-cell office:value-type="float" office:value="1630.383911">
                <text:p>1630.3839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28.337402">
                <text:p>1628.337402</text:p>
              </table:table-cell>
              <table:table-cell office:value-type="float" office:value="1633.197754">
                <text:p>1633.197754</text:p>
              </table:table-cell>
              <table:table-cell office:value-type="float" office:value="1632.093628">
                <text:p>1632.093628</text:p>
              </table:table-cell>
              <table:table-cell office:value-type="float" office:value="1631.309204">
                <text:p>1631.3092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40.416138">
                <text:p>1640.416138</text:p>
              </table:table-cell>
              <table:table-cell office:value-type="float" office:value="1637.588013">
                <text:p>1637.588013</text:p>
              </table:table-cell>
              <table:table-cell office:value-type="float" office:value="1641.681396">
                <text:p>1641.681396</text:p>
              </table:table-cell>
              <table:table-cell office:value-type="float" office:value="1635.059937">
                <text:p>1635.0599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9.00061">
                <text:p>1639.00061</text:p>
              </table:table-cell>
              <table:table-cell office:value-type="float" office:value="1639.871216">
                <text:p>1639.871216</text:p>
              </table:table-cell>
              <table:table-cell office:value-type="float" office:value="1638.766846">
                <text:p>1638.766846</text:p>
              </table:table-cell>
              <table:table-cell office:value-type="float" office:value="1639.87207">
                <text:p>1639.872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10.353638">
                <text:p>1610.353638</text:p>
              </table:table-cell>
              <table:table-cell office:value-type="float" office:value="1609.05957">
                <text:p>1609.05957</text:p>
              </table:table-cell>
              <table:table-cell office:value-type="float" office:value="1611.668335">
                <text:p>1611.668335</text:p>
              </table:table-cell>
              <table:table-cell office:value-type="float" office:value="1608.09314">
                <text:p>1608.093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58.893311">
                <text:p>1558.893311</text:p>
              </table:table-cell>
              <table:table-cell office:value-type="float" office:value="1556.067505">
                <text:p>1556.067505</text:p>
              </table:table-cell>
              <table:table-cell office:value-type="float" office:value="1558.384521">
                <text:p>1558.384521</text:p>
              </table:table-cell>
              <table:table-cell office:value-type="float" office:value="1552.274536">
                <text:p>1552.2745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66.595703">
                <text:p>1566.595703</text:p>
              </table:table-cell>
              <table:table-cell office:value-type="float" office:value="1571.768188">
                <text:p>1571.768188</text:p>
              </table:table-cell>
              <table:table-cell office:value-type="float" office:value="1565.234619">
                <text:p>1565.234619</text:p>
              </table:table-cell>
              <table:table-cell office:value-type="float" office:value="1570.401855">
                <text:p>1570.4018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68.105347">
                <text:p>1568.105347</text:p>
              </table:table-cell>
              <table:table-cell office:value-type="float" office:value="1565.832275">
                <text:p>1565.832275</text:p>
              </table:table-cell>
              <table:table-cell office:value-type="float" office:value="1567.526978">
                <text:p>1567.526978</text:p>
              </table:table-cell>
              <table:table-cell office:value-type="float" office:value="1567.055298">
                <text:p>1567.0552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69.522095">
                <text:p>1569.522095</text:p>
              </table:table-cell>
              <table:table-cell office:value-type="float" office:value="1566.177734">
                <text:p>1566.177734</text:p>
              </table:table-cell>
              <table:table-cell office:value-type="float" office:value="1565.905029">
                <text:p>1565.905029</text:p>
              </table:table-cell>
              <table:table-cell office:value-type="float" office:value="1569.405151">
                <text:p>1569.4051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77.494507">
                <text:p>1577.494507</text:p>
              </table:table-cell>
              <table:table-cell office:value-type="float" office:value="1576.637451">
                <text:p>1576.637451</text:p>
              </table:table-cell>
              <table:table-cell office:value-type="float" office:value="1574.259033">
                <text:p>1574.259033</text:p>
              </table:table-cell>
              <table:table-cell office:value-type="float" office:value="1577.195557">
                <text:p>1577.1955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73.659668">
                <text:p>1573.659668</text:p>
              </table:table-cell>
              <table:table-cell office:value-type="float" office:value="1572.886963">
                <text:p>1572.886963</text:p>
              </table:table-cell>
              <table:table-cell office:value-type="float" office:value="1576.824463">
                <text:p>1576.824463</text:p>
              </table:table-cell>
              <table:table-cell office:value-type="float" office:value="1572.028442">
                <text:p>1572.0284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54.415527">
                <text:p>1554.415527</text:p>
              </table:table-cell>
              <table:table-cell office:value-type="float" office:value="1555.476196">
                <text:p>1555.476196</text:p>
              </table:table-cell>
              <table:table-cell office:value-type="float" office:value="1553.802979">
                <text:p>1553.802979</text:p>
              </table:table-cell>
              <table:table-cell office:value-type="float" office:value="1557.659668">
                <text:p>1557.6596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61.285645">
                <text:p>1561.285645</text:p>
              </table:table-cell>
              <table:table-cell office:value-type="float" office:value="1560.927246">
                <text:p>1560.927246</text:p>
              </table:table-cell>
              <table:table-cell office:value-type="float" office:value="1560.743896">
                <text:p>1560.743896</text:p>
              </table:table-cell>
              <table:table-cell office:value-type="float" office:value="1562.221924">
                <text:p>1562.2219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60.793701">
                <text:p>1560.793701</text:p>
              </table:table-cell>
              <table:table-cell office:value-type="float" office:value="1562.974976">
                <text:p>1562.974976</text:p>
              </table:table-cell>
              <table:table-cell office:value-type="float" office:value="1561.801025">
                <text:p>1561.801025</text:p>
              </table:table-cell>
              <table:table-cell office:value-type="float" office:value="1564.176147">
                <text:p>1564.1761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2.101685">
                <text:p>1562.101685</text:p>
              </table:table-cell>
              <table:table-cell office:value-type="float" office:value="1560.607788">
                <text:p>1560.607788</text:p>
              </table:table-cell>
              <table:table-cell office:value-type="float" office:value="1562.116455">
                <text:p>1562.116455</text:p>
              </table:table-cell>
              <table:table-cell office:value-type="float" office:value="1559.083374">
                <text:p>1559.0833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65.882568">
                <text:p>1565.882568</text:p>
              </table:table-cell>
              <table:table-cell office:value-type="float" office:value="1565.524414">
                <text:p>1565.524414</text:p>
              </table:table-cell>
              <table:table-cell office:value-type="float" office:value="1565.106079">
                <text:p>1565.106079</text:p>
              </table:table-cell>
              <table:table-cell office:value-type="float" office:value="1563.821167">
                <text:p>1563.8211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66.098633">
                <text:p>1566.098633</text:p>
              </table:table-cell>
              <table:table-cell office:value-type="float" office:value="1561.958862">
                <text:p>1561.958862</text:p>
              </table:table-cell>
              <table:table-cell office:value-type="float" office:value="1566.705566">
                <text:p>1566.705566</text:p>
              </table:table-cell>
              <table:table-cell office:value-type="float" office:value="1561.055786">
                <text:p>1561.0557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63.603027">
                <text:p>1563.603027</text:p>
              </table:table-cell>
              <table:table-cell office:value-type="float" office:value="1564.427856">
                <text:p>1564.427856</text:p>
              </table:table-cell>
              <table:table-cell office:value-type="float" office:value="1564.362061">
                <text:p>1564.362061</text:p>
              </table:table-cell>
              <table:table-cell office:value-type="float" office:value="1565.307861">
                <text:p>1565.3078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62.984497">
                <text:p>1562.984497</text:p>
              </table:table-cell>
              <table:table-cell office:value-type="float" office:value="1561.892456">
                <text:p>1561.892456</text:p>
              </table:table-cell>
              <table:table-cell office:value-type="float" office:value="1564.832031">
                <text:p>1564.832031</text:p>
              </table:table-cell>
              <table:table-cell office:value-type="float" office:value="1559.166016">
                <text:p>1559.1660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64.664795">
                <text:p>1564.664795</text:p>
              </table:table-cell>
              <table:table-cell office:value-type="float" office:value="1566.276123">
                <text:p>1566.276123</text:p>
              </table:table-cell>
              <table:table-cell office:value-type="float" office:value="1562.637207">
                <text:p>1562.637207</text:p>
              </table:table-cell>
              <table:table-cell office:value-type="float" office:value="1567.748291">
                <text:p>1567.7482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62.09314">
                <text:p>1562.09314</text:p>
              </table:table-cell>
              <table:table-cell office:value-type="float" office:value="1564.489868">
                <text:p>1564.489868</text:p>
              </table:table-cell>
              <table:table-cell office:value-type="float" office:value="1564.764526">
                <text:p>1564.764526</text:p>
              </table:table-cell>
              <table:table-cell office:value-type="float" office:value="1565.494629">
                <text:p>1565.4946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61.178711">
                <text:p>1561.178711</text:p>
              </table:table-cell>
              <table:table-cell office:value-type="float" office:value="1563.226318">
                <text:p>1563.226318</text:p>
              </table:table-cell>
              <table:table-cell office:value-type="float" office:value="1559.146851">
                <text:p>1559.146851</text:p>
              </table:table-cell>
              <table:table-cell office:value-type="float" office:value="1567.591553">
                <text:p>1567.5915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65.45166">
                <text:p>1565.45166</text:p>
              </table:table-cell>
              <table:table-cell office:value-type="float" office:value="1563.051147">
                <text:p>1563.051147</text:p>
              </table:table-cell>
              <table:table-cell office:value-type="float" office:value="1566.161743">
                <text:p>1566.161743</text:p>
              </table:table-cell>
              <table:table-cell office:value-type="float" office:value="1564.315674">
                <text:p>1564.3156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64.33252">
                <text:p>1564.33252</text:p>
              </table:table-cell>
              <table:table-cell office:value-type="float" office:value="1561.207764">
                <text:p>1561.207764</text:p>
              </table:table-cell>
              <table:table-cell office:value-type="float" office:value="1563.628418">
                <text:p>1563.628418</text:p>
              </table:table-cell>
              <table:table-cell office:value-type="float" office:value="1565.491455">
                <text:p>1565.4914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66.429077">
                <text:p>1566.429077</text:p>
              </table:table-cell>
              <table:table-cell office:value-type="float" office:value="1566.057861">
                <text:p>1566.057861</text:p>
              </table:table-cell>
              <table:table-cell office:value-type="float" office:value="1565.264404">
                <text:p>1565.264404</text:p>
              </table:table-cell>
              <table:table-cell office:value-type="float" office:value="1568.106934">
                <text:p>1568.1069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68.239746">
                <text:p>1568.239746</text:p>
              </table:table-cell>
              <table:table-cell office:value-type="float" office:value="1563.820801">
                <text:p>1563.820801</text:p>
              </table:table-cell>
              <table:table-cell office:value-type="float" office:value="1571.580688">
                <text:p>1571.580688</text:p>
              </table:table-cell>
              <table:table-cell office:value-type="float" office:value="1561.142334">
                <text:p>1561.1423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63.831665">
                <text:p>1563.831665</text:p>
              </table:table-cell>
              <table:table-cell office:value-type="float" office:value="1567.94043">
                <text:p>1567.94043</text:p>
              </table:table-cell>
              <table:table-cell office:value-type="float" office:value="1566.946899">
                <text:p>1566.946899</text:p>
              </table:table-cell>
              <table:table-cell office:value-type="float" office:value="1565.696533">
                <text:p>1565.6965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64.547485">
                <text:p>1564.547485</text:p>
              </table:table-cell>
              <table:table-cell office:value-type="float" office:value="1565.785645">
                <text:p>1565.785645</text:p>
              </table:table-cell>
              <table:table-cell office:value-type="float" office:value="1560.701782">
                <text:p>1560.701782</text:p>
              </table:table-cell>
              <table:table-cell office:value-type="float" office:value="1564.160889">
                <text:p>1564.1608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65.440674">
                <text:p>1565.440674</text:p>
              </table:table-cell>
              <table:table-cell office:value-type="float" office:value="1562.4375">
                <text:p>1562.4375</text:p>
              </table:table-cell>
              <table:table-cell office:value-type="float" office:value="1563.929688">
                <text:p>1563.929688</text:p>
              </table:table-cell>
              <table:table-cell office:value-type="float" office:value="1562.423218">
                <text:p>1562.4232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63.776245">
                <text:p>1563.776245</text:p>
              </table:table-cell>
              <table:table-cell office:value-type="float" office:value="1566.911987">
                <text:p>1566.911987</text:p>
              </table:table-cell>
              <table:table-cell office:value-type="float" office:value="1564.974731">
                <text:p>1564.974731</text:p>
              </table:table-cell>
              <table:table-cell office:value-type="float" office:value="1564.097656">
                <text:p>1564.0976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62.371338">
                <text:p>1562.371338</text:p>
              </table:table-cell>
              <table:table-cell office:value-type="float" office:value="1566.481812">
                <text:p>1566.481812</text:p>
              </table:table-cell>
              <table:table-cell office:value-type="float" office:value="1561.7948">
                <text:p>1561.7948</text:p>
              </table:table-cell>
              <table:table-cell office:value-type="float" office:value="1566.619995">
                <text:p>1566.6199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61.013916">
                <text:p>1561.013916</text:p>
              </table:table-cell>
              <table:table-cell office:value-type="float" office:value="1563.314087">
                <text:p>1563.314087</text:p>
              </table:table-cell>
              <table:table-cell office:value-type="float" office:value="1564.702148">
                <text:p>1564.702148</text:p>
              </table:table-cell>
              <table:table-cell office:value-type="float" office:value="1560.148926">
                <text:p>1560.1489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63.04541">
                <text:p>1563.04541</text:p>
              </table:table-cell>
              <table:table-cell office:value-type="float" office:value="1564.384277">
                <text:p>1564.384277</text:p>
              </table:table-cell>
              <table:table-cell office:value-type="float" office:value="1565.397339">
                <text:p>1565.397339</text:p>
              </table:table-cell>
              <table:table-cell office:value-type="float" office:value="1563.119751">
                <text:p>1563.1197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62.369019">
                <text:p>1562.369019</text:p>
              </table:table-cell>
              <table:table-cell office:value-type="float" office:value="1566.803955">
                <text:p>1566.803955</text:p>
              </table:table-cell>
              <table:table-cell office:value-type="float" office:value="1562.867188">
                <text:p>1562.867188</text:p>
              </table:table-cell>
              <table:table-cell office:value-type="float" office:value="1565.073975">
                <text:p>1565.0739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61.227051">
                <text:p>1561.227051</text:p>
              </table:table-cell>
              <table:table-cell office:value-type="float" office:value="1561.773071">
                <text:p>1561.773071</text:p>
              </table:table-cell>
              <table:table-cell office:value-type="float" office:value="1564.094482">
                <text:p>1564.094482</text:p>
              </table:table-cell>
              <table:table-cell office:value-type="float" office:value="1559.245117">
                <text:p>1559.2451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61.086304">
                <text:p>1561.086304</text:p>
              </table:table-cell>
              <table:table-cell office:value-type="float" office:value="1565.302368">
                <text:p>1565.302368</text:p>
              </table:table-cell>
              <table:table-cell office:value-type="float" office:value="1562.213745">
                <text:p>1562.213745</text:p>
              </table:table-cell>
              <table:table-cell office:value-type="float" office:value="1563.190552">
                <text:p>1563.1905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61.67749">
                <text:p>1561.67749</text:p>
              </table:table-cell>
              <table:table-cell office:value-type="float" office:value="1564.339722">
                <text:p>1564.339722</text:p>
              </table:table-cell>
              <table:table-cell office:value-type="float" office:value="1562.868042">
                <text:p>1562.868042</text:p>
              </table:table-cell>
              <table:table-cell office:value-type="float" office:value="1562.302368">
                <text:p>1562.3023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65.809082">
                <text:p>1565.809082</text:p>
              </table:table-cell>
              <table:table-cell office:value-type="float" office:value="1563.322388">
                <text:p>1563.322388</text:p>
              </table:table-cell>
              <table:table-cell office:value-type="float" office:value="1564.061035">
                <text:p>1564.061035</text:p>
              </table:table-cell>
              <table:table-cell office:value-type="float" office:value="1563.724731">
                <text:p>1563.7247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66.76123">
                <text:p>1566.76123</text:p>
              </table:table-cell>
              <table:table-cell office:value-type="float" office:value="1563.876953">
                <text:p>1563.876953</text:p>
              </table:table-cell>
              <table:table-cell office:value-type="float" office:value="1563.980957">
                <text:p>1563.980957</text:p>
              </table:table-cell>
              <table:table-cell office:value-type="float" office:value="1565.049927">
                <text:p>1565.0499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61.781982">
                <text:p>1561.781982</text:p>
              </table:table-cell>
              <table:table-cell office:value-type="float" office:value="1561.757935">
                <text:p>1561.757935</text:p>
              </table:table-cell>
              <table:table-cell office:value-type="float" office:value="1563.084473">
                <text:p>1563.084473</text:p>
              </table:table-cell>
              <table:table-cell office:value-type="float" office:value="1560.232788">
                <text:p>1560.2327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4.920654">
                <text:p>1564.920654</text:p>
              </table:table-cell>
              <table:table-cell office:value-type="float" office:value="1561.268433">
                <text:p>1561.268433</text:p>
              </table:table-cell>
              <table:table-cell office:value-type="float" office:value="1563.057129">
                <text:p>1563.057129</text:p>
              </table:table-cell>
              <table:table-cell office:value-type="float" office:value="1559.540039">
                <text:p>1559.5400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52.662231">
                <text:p>1552.662231</text:p>
              </table:table-cell>
              <table:table-cell office:value-type="float" office:value="1561.807983">
                <text:p>1561.807983</text:p>
              </table:table-cell>
              <table:table-cell office:value-type="float" office:value="1556.652466">
                <text:p>1556.652466</text:p>
              </table:table-cell>
              <table:table-cell office:value-type="float" office:value="1561.307495">
                <text:p>1561.3074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76.669189">
                <text:p>1576.669189</text:p>
              </table:table-cell>
              <table:table-cell office:value-type="float" office:value="1604.029297">
                <text:p>1604.029297</text:p>
              </table:table-cell>
              <table:table-cell office:value-type="float" office:value="1609.003296">
                <text:p>1609.003296</text:p>
              </table:table-cell>
              <table:table-cell office:value-type="float" office:value="1632.948853">
                <text:p>1632.9488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60.707642">
                <text:p>1660.707642</text:p>
              </table:table-cell>
              <table:table-cell office:value-type="float" office:value="1658.556641">
                <text:p>1658.556641</text:p>
              </table:table-cell>
              <table:table-cell office:value-type="float" office:value="1657.174805">
                <text:p>1657.174805</text:p>
              </table:table-cell>
              <table:table-cell office:value-type="float" office:value="1661.660645">
                <text:p>1661.6606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02.966187">
                <text:p>1702.966187</text:p>
              </table:table-cell>
              <table:table-cell office:value-type="float" office:value="1708.510864">
                <text:p>1708.510864</text:p>
              </table:table-cell>
              <table:table-cell office:value-type="float" office:value="1703.61084">
                <text:p>1703.61084</text:p>
              </table:table-cell>
              <table:table-cell office:value-type="float" office:value="1711.314941">
                <text:p>1711.3149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01.96936">
                <text:p>1701.96936</text:p>
              </table:table-cell>
              <table:table-cell office:value-type="float" office:value="1723.362183">
                <text:p>1723.362183</text:p>
              </table:table-cell>
              <table:table-cell office:value-type="float" office:value="1711.506592">
                <text:p>1711.506592</text:p>
              </table:table-cell>
              <table:table-cell office:value-type="float" office:value="1722.594849">
                <text:p>1722.5948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14.372559">
                <text:p>1714.372559</text:p>
              </table:table-cell>
              <table:table-cell office:value-type="float" office:value="1742.889404">
                <text:p>1742.889404</text:p>
              </table:table-cell>
              <table:table-cell office:value-type="float" office:value="1720.388916">
                <text:p>1720.388916</text:p>
              </table:table-cell>
              <table:table-cell office:value-type="float" office:value="1744.664551">
                <text:p>1744.6645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98.671875">
                <text:p>1698.671875</text:p>
              </table:table-cell>
              <table:table-cell office:value-type="float" office:value="1721.321045">
                <text:p>1721.321045</text:p>
              </table:table-cell>
              <table:table-cell office:value-type="float" office:value="1706.375244">
                <text:p>1706.375244</text:p>
              </table:table-cell>
              <table:table-cell office:value-type="float" office:value="1718.506958">
                <text:p>1718.5069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02.714355">
                <text:p>1702.714355</text:p>
              </table:table-cell>
              <table:table-cell office:value-type="float" office:value="1746.900391">
                <text:p>1746.900391</text:p>
              </table:table-cell>
              <table:table-cell office:value-type="float" office:value="1708.746582">
                <text:p>1708.746582</text:p>
              </table:table-cell>
              <table:table-cell office:value-type="float" office:value="1746.703125">
                <text:p>1746.703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97.252686">
                <text:p>1697.252686</text:p>
              </table:table-cell>
              <table:table-cell office:value-type="float" office:value="1744.654419">
                <text:p>1744.654419</text:p>
              </table:table-cell>
              <table:table-cell office:value-type="float" office:value="1701.845337">
                <text:p>1701.845337</text:p>
              </table:table-cell>
              <table:table-cell office:value-type="float" office:value="1742.334473">
                <text:p>1742.3344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63.669678">
                <text:p>1663.669678</text:p>
              </table:table-cell>
              <table:table-cell office:value-type="float" office:value="1723.072754">
                <text:p>1723.072754</text:p>
              </table:table-cell>
              <table:table-cell office:value-type="float" office:value="1671.620605">
                <text:p>1671.620605</text:p>
              </table:table-cell>
              <table:table-cell office:value-type="float" office:value="1716.581421">
                <text:p>1716.5814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75.684937">
                <text:p>1675.684937</text:p>
              </table:table-cell>
              <table:table-cell office:value-type="float" office:value="1705.835938">
                <text:p>1705.835938</text:p>
              </table:table-cell>
              <table:table-cell office:value-type="float" office:value="1678.505981">
                <text:p>1678.505981</text:p>
              </table:table-cell>
              <table:table-cell office:value-type="float" office:value="1704.12561">
                <text:p>1704.125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71.147217">
                <text:p>1671.147217</text:p>
              </table:table-cell>
              <table:table-cell office:value-type="float" office:value="1739.479614">
                <text:p>1739.479614</text:p>
              </table:table-cell>
              <table:table-cell office:value-type="float" office:value="1673.773804">
                <text:p>1673.773804</text:p>
              </table:table-cell>
              <table:table-cell office:value-type="float" office:value="1741.845825">
                <text:p>1741.8458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52.428345">
                <text:p>1652.428345</text:p>
              </table:table-cell>
              <table:table-cell office:value-type="float" office:value="1723.161133">
                <text:p>1723.161133</text:p>
              </table:table-cell>
              <table:table-cell office:value-type="float" office:value="1655.110229">
                <text:p>1655.110229</text:p>
              </table:table-cell>
              <table:table-cell office:value-type="float" office:value="1737.540771">
                <text:p>1737.5407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51.810181">
                <text:p>1651.810181</text:p>
              </table:table-cell>
              <table:table-cell office:value-type="float" office:value="1744.092529">
                <text:p>1744.092529</text:p>
              </table:table-cell>
              <table:table-cell office:value-type="float" office:value="1661.665161">
                <text:p>1661.665161</text:p>
              </table:table-cell>
              <table:table-cell office:value-type="float" office:value="1737.466797">
                <text:p>1737.4667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63.000732">
                <text:p>1663.000732</text:p>
              </table:table-cell>
              <table:table-cell office:value-type="float" office:value="1725.858521">
                <text:p>1725.858521</text:p>
              </table:table-cell>
              <table:table-cell office:value-type="float" office:value="1664.906738">
                <text:p>1664.906738</text:p>
              </table:table-cell>
              <table:table-cell office:value-type="float" office:value="1722.23291">
                <text:p>1722.232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68.893555">
                <text:p>1668.893555</text:p>
              </table:table-cell>
              <table:table-cell office:value-type="float" office:value="1739.304077">
                <text:p>1739.304077</text:p>
              </table:table-cell>
              <table:table-cell office:value-type="float" office:value="1673.648315">
                <text:p>1673.648315</text:p>
              </table:table-cell>
              <table:table-cell office:value-type="float" office:value="1738.472046">
                <text:p>1738.4720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62.096191">
                <text:p>1662.096191</text:p>
              </table:table-cell>
              <table:table-cell office:value-type="float" office:value="1739.216919">
                <text:p>1739.216919</text:p>
              </table:table-cell>
              <table:table-cell office:value-type="float" office:value="1670.594482">
                <text:p>1670.594482</text:p>
              </table:table-cell>
              <table:table-cell office:value-type="float" office:value="1737.659546">
                <text:p>1737.6595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59.960693">
                <text:p>1659.960693</text:p>
              </table:table-cell>
              <table:table-cell office:value-type="float" office:value="1732.958252">
                <text:p>1732.958252</text:p>
              </table:table-cell>
              <table:table-cell office:value-type="float" office:value="1671.308716">
                <text:p>1671.308716</text:p>
              </table:table-cell>
              <table:table-cell office:value-type="float" office:value="1728.498169">
                <text:p>1728.4981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62.972046">
                <text:p>1662.972046</text:p>
              </table:table-cell>
              <table:table-cell office:value-type="float" office:value="1733.028198">
                <text:p>1733.028198</text:p>
              </table:table-cell>
              <table:table-cell office:value-type="float" office:value="1671.589844">
                <text:p>1671.589844</text:p>
              </table:table-cell>
              <table:table-cell office:value-type="float" office:value="1729.88623">
                <text:p>1729.886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69.506714">
                <text:p>1669.506714</text:p>
              </table:table-cell>
              <table:table-cell office:value-type="float" office:value="1731.386475">
                <text:p>1731.386475</text:p>
              </table:table-cell>
              <table:table-cell office:value-type="float" office:value="1675.13147">
                <text:p>1675.13147</text:p>
              </table:table-cell>
              <table:table-cell office:value-type="float" office:value="1730.409912">
                <text:p>1730.4099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62.635254">
                <text:p>1662.635254</text:p>
              </table:table-cell>
              <table:table-cell office:value-type="float" office:value="1736.401123">
                <text:p>1736.401123</text:p>
              </table:table-cell>
              <table:table-cell office:value-type="float" office:value="1671.143677">
                <text:p>1671.143677</text:p>
              </table:table-cell>
              <table:table-cell office:value-type="float" office:value="1736.051392">
                <text:p>1736.0513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68.531494">
                <text:p>1668.531494</text:p>
              </table:table-cell>
              <table:table-cell office:value-type="float" office:value="1742.411011">
                <text:p>1742.411011</text:p>
              </table:table-cell>
              <table:table-cell office:value-type="float" office:value="1676.589233">
                <text:p>1676.589233</text:p>
              </table:table-cell>
              <table:table-cell office:value-type="float" office:value="1742.987915">
                <text:p>1742.9879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73.75293">
                <text:p>1673.75293</text:p>
              </table:table-cell>
              <table:table-cell office:value-type="float" office:value="1742.237671">
                <text:p>1742.237671</text:p>
              </table:table-cell>
              <table:table-cell office:value-type="float" office:value="1681.067627">
                <text:p>1681.067627</text:p>
              </table:table-cell>
              <table:table-cell office:value-type="float" office:value="1740.435303">
                <text:p>1740.4353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64.780762">
                <text:p>1664.780762</text:p>
              </table:table-cell>
              <table:table-cell office:value-type="float" office:value="1738.353027">
                <text:p>1738.353027</text:p>
              </table:table-cell>
              <table:table-cell office:value-type="float" office:value="1674.843384">
                <text:p>1674.843384</text:p>
              </table:table-cell>
              <table:table-cell office:value-type="float" office:value="1737.187866">
                <text:p>1737.1878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67.345459">
                <text:p>1667.345459</text:p>
              </table:table-cell>
              <table:table-cell office:value-type="float" office:value="1745.418701">
                <text:p>1745.418701</text:p>
              </table:table-cell>
              <table:table-cell office:value-type="float" office:value="1676.664917">
                <text:p>1676.664917</text:p>
              </table:table-cell>
              <table:table-cell office:value-type="float" office:value="1740.549805">
                <text:p>1740.5498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72.138306">
                <text:p>1672.138306</text:p>
              </table:table-cell>
              <table:table-cell office:value-type="float" office:value="1745.060303">
                <text:p>1745.060303</text:p>
              </table:table-cell>
              <table:table-cell office:value-type="float" office:value="1676.109863">
                <text:p>1676.109863</text:p>
              </table:table-cell>
              <table:table-cell office:value-type="float" office:value="1745.012207">
                <text:p>1745.0122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68.864746">
                <text:p>1668.864746</text:p>
              </table:table-cell>
              <table:table-cell office:value-type="float" office:value="1749.741211">
                <text:p>1749.741211</text:p>
              </table:table-cell>
              <table:table-cell office:value-type="float" office:value="1676.955688">
                <text:p>1676.955688</text:p>
              </table:table-cell>
              <table:table-cell office:value-type="float" office:value="1745.798584">
                <text:p>1745.7985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73.66333">
                <text:p>1673.66333</text:p>
              </table:table-cell>
              <table:table-cell office:value-type="float" office:value="1742.914062">
                <text:p>1742.914062</text:p>
              </table:table-cell>
              <table:table-cell office:value-type="float" office:value="1682.675781">
                <text:p>1682.675781</text:p>
              </table:table-cell>
              <table:table-cell office:value-type="float" office:value="1738.865356">
                <text:p>1738.8653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70.70874">
                <text:p>1670.70874</text:p>
              </table:table-cell>
              <table:table-cell office:value-type="float" office:value="1747.128784">
                <text:p>1747.128784</text:p>
              </table:table-cell>
              <table:table-cell office:value-type="float" office:value="1678.273804">
                <text:p>1678.273804</text:p>
              </table:table-cell>
              <table:table-cell office:value-type="float" office:value="1740.883301">
                <text:p>1740.8833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67.175781">
                <text:p>1667.175781</text:p>
              </table:table-cell>
              <table:table-cell office:value-type="float" office:value="1750.195068">
                <text:p>1750.195068</text:p>
              </table:table-cell>
              <table:table-cell office:value-type="float" office:value="1675.68335">
                <text:p>1675.68335</text:p>
              </table:table-cell>
              <table:table-cell office:value-type="float" office:value="1746.201172">
                <text:p>1746.2011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71.104126">
                <text:p>1671.104126</text:p>
              </table:table-cell>
              <table:table-cell office:value-type="float" office:value="1744.873291">
                <text:p>1744.873291</text:p>
              </table:table-cell>
              <table:table-cell office:value-type="float" office:value="1676.977051">
                <text:p>1676.977051</text:p>
              </table:table-cell>
              <table:table-cell office:value-type="float" office:value="1743.841797">
                <text:p>1743.8417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65.982666">
                <text:p>1665.982666</text:p>
              </table:table-cell>
              <table:table-cell office:value-type="float" office:value="1735.179565">
                <text:p>1735.179565</text:p>
              </table:table-cell>
              <table:table-cell office:value-type="float" office:value="1674.839111">
                <text:p>1674.839111</text:p>
              </table:table-cell>
              <table:table-cell office:value-type="float" office:value="1732.529297">
                <text:p>1732.5292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70.702637">
                <text:p>1670.702637</text:p>
              </table:table-cell>
              <table:table-cell office:value-type="float" office:value="1753.382935">
                <text:p>1753.382935</text:p>
              </table:table-cell>
              <table:table-cell office:value-type="float" office:value="1678.664795">
                <text:p>1678.664795</text:p>
              </table:table-cell>
              <table:table-cell office:value-type="float" office:value="1749.515869">
                <text:p>1749.5158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69.443481">
                <text:p>1669.443481</text:p>
              </table:table-cell>
              <table:table-cell office:value-type="float" office:value="1742.565186">
                <text:p>1742.565186</text:p>
              </table:table-cell>
              <table:table-cell office:value-type="float" office:value="1680.422363">
                <text:p>1680.422363</text:p>
              </table:table-cell>
              <table:table-cell office:value-type="float" office:value="1740.159546">
                <text:p>1740.1595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73.253418">
                <text:p>1673.253418</text:p>
              </table:table-cell>
              <table:table-cell office:value-type="float" office:value="1749.963135">
                <text:p>1749.963135</text:p>
              </table:table-cell>
              <table:table-cell office:value-type="float" office:value="1686.549316">
                <text:p>1686.549316</text:p>
              </table:table-cell>
              <table:table-cell office:value-type="float" office:value="1744.89624">
                <text:p>1744.896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67.549316">
                <text:p>1667.549316</text:p>
              </table:table-cell>
              <table:table-cell office:value-type="float" office:value="1749.249756">
                <text:p>1749.249756</text:p>
              </table:table-cell>
              <table:table-cell office:value-type="float" office:value="1679.209839">
                <text:p>1679.209839</text:p>
              </table:table-cell>
              <table:table-cell office:value-type="float" office:value="1746.046143">
                <text:p>1746.0461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67.403442">
                <text:p>1667.403442</text:p>
              </table:table-cell>
              <table:table-cell office:value-type="float" office:value="1748.389282">
                <text:p>1748.389282</text:p>
              </table:table-cell>
              <table:table-cell office:value-type="float" office:value="1673.791626">
                <text:p>1673.791626</text:p>
              </table:table-cell>
              <table:table-cell office:value-type="float" office:value="1744.065918">
                <text:p>1744.0659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74.526489">
                <text:p>1674.526489</text:p>
              </table:table-cell>
              <table:table-cell office:value-type="float" office:value="1748.966309">
                <text:p>1748.966309</text:p>
              </table:table-cell>
              <table:table-cell office:value-type="float" office:value="1680.955811">
                <text:p>1680.955811</text:p>
              </table:table-cell>
              <table:table-cell office:value-type="float" office:value="1748.62915">
                <text:p>1748.629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72.035645">
                <text:p>1672.035645</text:p>
              </table:table-cell>
              <table:table-cell office:value-type="float" office:value="1749.133179">
                <text:p>1749.133179</text:p>
              </table:table-cell>
              <table:table-cell office:value-type="float" office:value="1676.706177">
                <text:p>1676.706177</text:p>
              </table:table-cell>
              <table:table-cell office:value-type="float" office:value="1749.258789">
                <text:p>1749.2587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68.253052">
                <text:p>1668.253052</text:p>
              </table:table-cell>
              <table:table-cell office:value-type="float" office:value="1744.813232">
                <text:p>1744.813232</text:p>
              </table:table-cell>
              <table:table-cell office:value-type="float" office:value="1675.982788">
                <text:p>1675.982788</text:p>
              </table:table-cell>
              <table:table-cell office:value-type="float" office:value="1741.038086">
                <text:p>1741.0380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70.48645">
                <text:p>1670.48645</text:p>
              </table:table-cell>
              <table:table-cell office:value-type="float" office:value="1748.498657">
                <text:p>1748.498657</text:p>
              </table:table-cell>
              <table:table-cell office:value-type="float" office:value="1679.278564">
                <text:p>1679.278564</text:p>
              </table:table-cell>
              <table:table-cell office:value-type="float" office:value="1746.575317">
                <text:p>1746.5753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68.295288">
                <text:p>1668.295288</text:p>
              </table:table-cell>
              <table:table-cell office:value-type="float" office:value="1745.066162">
                <text:p>1745.066162</text:p>
              </table:table-cell>
              <table:table-cell office:value-type="float" office:value="1680.346436">
                <text:p>1680.346436</text:p>
              </table:table-cell>
              <table:table-cell office:value-type="float" office:value="1741.539551">
                <text:p>1741.5395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68.73999">
                <text:p>1668.73999</text:p>
              </table:table-cell>
              <table:table-cell office:value-type="float" office:value="1753.542847">
                <text:p>1753.542847</text:p>
              </table:table-cell>
              <table:table-cell office:value-type="float" office:value="1676.390137">
                <text:p>1676.390137</text:p>
              </table:table-cell>
              <table:table-cell office:value-type="float" office:value="1752.533203">
                <text:p>1752.5332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69.106323">
                <text:p>1669.106323</text:p>
              </table:table-cell>
              <table:table-cell office:value-type="float" office:value="1747.518066">
                <text:p>1747.518066</text:p>
              </table:table-cell>
              <table:table-cell office:value-type="float" office:value="1679.102539">
                <text:p>1679.102539</text:p>
              </table:table-cell>
              <table:table-cell office:value-type="float" office:value="1743.773682">
                <text:p>1743.7736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69.442505">
                <text:p>1669.442505</text:p>
              </table:table-cell>
              <table:table-cell office:value-type="float" office:value="1753.436035">
                <text:p>1753.436035</text:p>
              </table:table-cell>
              <table:table-cell office:value-type="float" office:value="1674.598633">
                <text:p>1674.598633</text:p>
              </table:table-cell>
              <table:table-cell office:value-type="float" office:value="1749.678955">
                <text:p>1749.6789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69.400879">
                <text:p>1669.400879</text:p>
              </table:table-cell>
              <table:table-cell office:value-type="float" office:value="1762.960449">
                <text:p>1762.960449</text:p>
              </table:table-cell>
              <table:table-cell office:value-type="float" office:value="1677.363281">
                <text:p>1677.363281</text:p>
              </table:table-cell>
              <table:table-cell office:value-type="float" office:value="1759.730225">
                <text:p>1759.7302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72.201416">
                <text:p>1672.201416</text:p>
              </table:table-cell>
              <table:table-cell office:value-type="float" office:value="1747.230469">
                <text:p>1747.230469</text:p>
              </table:table-cell>
              <table:table-cell office:value-type="float" office:value="1681.812622">
                <text:p>1681.812622</text:p>
              </table:table-cell>
              <table:table-cell office:value-type="float" office:value="1745.552246">
                <text:p>1745.5522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71.188843">
                <text:p>1671.188843</text:p>
              </table:table-cell>
              <table:table-cell office:value-type="float" office:value="1756.414307">
                <text:p>1756.414307</text:p>
              </table:table-cell>
              <table:table-cell office:value-type="float" office:value="1681.275757">
                <text:p>1681.275757</text:p>
              </table:table-cell>
              <table:table-cell office:value-type="float" office:value="1752.026611">
                <text:p>1752.0266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69.978516">
                <text:p>1669.978516</text:p>
              </table:table-cell>
              <table:table-cell office:value-type="float" office:value="1752.543701">
                <text:p>1752.543701</text:p>
              </table:table-cell>
              <table:table-cell office:value-type="float" office:value="1679.84375">
                <text:p>1679.84375</text:p>
              </table:table-cell>
              <table:table-cell office:value-type="float" office:value="1749.178955">
                <text:p>1749.1789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73.106567">
                <text:p>1673.106567</text:p>
              </table:table-cell>
              <table:table-cell office:value-type="float" office:value="1743.876221">
                <text:p>1743.876221</text:p>
              </table:table-cell>
              <table:table-cell office:value-type="float" office:value="1681.720093">
                <text:p>1681.720093</text:p>
              </table:table-cell>
              <table:table-cell office:value-type="float" office:value="1742.71875">
                <text:p>1742.718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67.945435">
                <text:p>1667.945435</text:p>
              </table:table-cell>
              <table:table-cell office:value-type="float" office:value="1757.630859">
                <text:p>1757.630859</text:p>
              </table:table-cell>
              <table:table-cell office:value-type="float" office:value="1676.347046">
                <text:p>1676.347046</text:p>
              </table:table-cell>
              <table:table-cell office:value-type="float" office:value="1750.909058">
                <text:p>1750.9090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71.215576">
                <text:p>1671.215576</text:p>
              </table:table-cell>
              <table:table-cell office:value-type="float" office:value="1746.277466">
                <text:p>1746.277466</text:p>
              </table:table-cell>
              <table:table-cell office:value-type="float" office:value="1675.124512">
                <text:p>1675.124512</text:p>
              </table:table-cell>
              <table:table-cell office:value-type="float" office:value="1746.16687">
                <text:p>1746.166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69.253174">
                <text:p>1669.253174</text:p>
              </table:table-cell>
              <table:table-cell office:value-type="float" office:value="1758.055664">
                <text:p>1758.055664</text:p>
              </table:table-cell>
              <table:table-cell office:value-type="float" office:value="1677.083008">
                <text:p>1677.083008</text:p>
              </table:table-cell>
              <table:table-cell office:value-type="float" office:value="1752.127319">
                <text:p>1752.1273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71.729248">
                <text:p>1671.729248</text:p>
              </table:table-cell>
              <table:table-cell office:value-type="float" office:value="1752.743164">
                <text:p>1752.743164</text:p>
              </table:table-cell>
              <table:table-cell office:value-type="float" office:value="1678.781494">
                <text:p>1678.781494</text:p>
              </table:table-cell>
              <table:table-cell office:value-type="float" office:value="1748.429688">
                <text:p>1748.4296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71.867798">
                <text:p>1671.867798</text:p>
              </table:table-cell>
              <table:table-cell office:value-type="float" office:value="1760.486816">
                <text:p>1760.486816</text:p>
              </table:table-cell>
              <table:table-cell office:value-type="float" office:value="1679.105713">
                <text:p>1679.105713</text:p>
              </table:table-cell>
              <table:table-cell office:value-type="float" office:value="1757.591309">
                <text:p>1757.5913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70.852783">
                <text:p>1670.852783</text:p>
              </table:table-cell>
              <table:table-cell office:value-type="float" office:value="1754.005981">
                <text:p>1754.005981</text:p>
              </table:table-cell>
              <table:table-cell office:value-type="float" office:value="1679.695801">
                <text:p>1679.695801</text:p>
              </table:table-cell>
              <table:table-cell office:value-type="float" office:value="1751.055176">
                <text:p>1751.0551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74.015869">
                <text:p>1674.015869</text:p>
              </table:table-cell>
              <table:table-cell office:value-type="float" office:value="1745.640259">
                <text:p>1745.640259</text:p>
              </table:table-cell>
              <table:table-cell office:value-type="float" office:value="1680.935425">
                <text:p>1680.935425</text:p>
              </table:table-cell>
              <table:table-cell office:value-type="float" office:value="1743.746948">
                <text:p>1743.7469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67.89624">
                <text:p>1667.89624</text:p>
              </table:table-cell>
              <table:table-cell office:value-type="float" office:value="1760.036621">
                <text:p>1760.036621</text:p>
              </table:table-cell>
              <table:table-cell office:value-type="float" office:value="1679.061279">
                <text:p>1679.061279</text:p>
              </table:table-cell>
              <table:table-cell office:value-type="float" office:value="1758.926025">
                <text:p>1758.9260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74.41626">
                <text:p>1674.41626</text:p>
              </table:table-cell>
              <table:table-cell office:value-type="float" office:value="1748.929565">
                <text:p>1748.929565</text:p>
              </table:table-cell>
              <table:table-cell office:value-type="float" office:value="1679.912476">
                <text:p>1679.912476</text:p>
              </table:table-cell>
              <table:table-cell office:value-type="float" office:value="1746.029663">
                <text:p>1746.0296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73.696411">
                <text:p>1673.696411</text:p>
              </table:table-cell>
              <table:table-cell office:value-type="float" office:value="1761.586792">
                <text:p>1761.586792</text:p>
              </table:table-cell>
              <table:table-cell office:value-type="float" office:value="1681.477295">
                <text:p>1681.477295</text:p>
              </table:table-cell>
              <table:table-cell office:value-type="float" office:value="1755.574707">
                <text:p>1755.5747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71.087036">
                <text:p>1671.087036</text:p>
              </table:table-cell>
              <table:table-cell office:value-type="float" office:value="1763.776123">
                <text:p>1763.776123</text:p>
              </table:table-cell>
              <table:table-cell office:value-type="float" office:value="1680.201172">
                <text:p>1680.201172</text:p>
              </table:table-cell>
              <table:table-cell office:value-type="float" office:value="1758.205078">
                <text:p>1758.2050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74.913818">
                <text:p>1674.913818</text:p>
              </table:table-cell>
              <table:table-cell office:value-type="float" office:value="1751.999512">
                <text:p>1751.999512</text:p>
              </table:table-cell>
              <table:table-cell office:value-type="float" office:value="1683.672363">
                <text:p>1683.672363</text:p>
              </table:table-cell>
              <table:table-cell office:value-type="float" office:value="1747.594971">
                <text:p>1747.5949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75.974609">
                <text:p>1675.974609</text:p>
              </table:table-cell>
              <table:table-cell office:value-type="float" office:value="1756.585815">
                <text:p>1756.585815</text:p>
              </table:table-cell>
              <table:table-cell office:value-type="float" office:value="1685.665527">
                <text:p>1685.665527</text:p>
              </table:table-cell>
              <table:table-cell office:value-type="float" office:value="1753.460449">
                <text:p>1753.4604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74.995117">
                <text:p>1674.995117</text:p>
              </table:table-cell>
              <table:table-cell office:value-type="float" office:value="1750.73645">
                <text:p>1750.73645</text:p>
              </table:table-cell>
              <table:table-cell office:value-type="float" office:value="1685.55835">
                <text:p>1685.55835</text:p>
              </table:table-cell>
              <table:table-cell office:value-type="float" office:value="1750.671021">
                <text:p>1750.6710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72.083496">
                <text:p>1672.083496</text:p>
              </table:table-cell>
              <table:table-cell office:value-type="float" office:value="1764.192993">
                <text:p>1764.192993</text:p>
              </table:table-cell>
              <table:table-cell office:value-type="float" office:value="1681.772705">
                <text:p>1681.772705</text:p>
              </table:table-cell>
              <table:table-cell office:value-type="float" office:value="1761.018921">
                <text:p>1761.0189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74.718628">
                <text:p>1674.718628</text:p>
              </table:table-cell>
              <table:table-cell office:value-type="float" office:value="1755.884277">
                <text:p>1755.884277</text:p>
              </table:table-cell>
              <table:table-cell office:value-type="float" office:value="1683.033447">
                <text:p>1683.033447</text:p>
              </table:table-cell>
              <table:table-cell office:value-type="float" office:value="1753.27124">
                <text:p>1753.271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73.68396">
                <text:p>1673.68396</text:p>
              </table:table-cell>
              <table:table-cell office:value-type="float" office:value="1762.952393">
                <text:p>1762.952393</text:p>
              </table:table-cell>
              <table:table-cell office:value-type="float" office:value="1684.565552">
                <text:p>1684.565552</text:p>
              </table:table-cell>
              <table:table-cell office:value-type="float" office:value="1756.954468">
                <text:p>1756.9544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74.754761">
                <text:p>1674.754761</text:p>
              </table:table-cell>
              <table:table-cell office:value-type="float" office:value="1756.129883">
                <text:p>1756.129883</text:p>
              </table:table-cell>
              <table:table-cell office:value-type="float" office:value="1681.604614">
                <text:p>1681.604614</text:p>
              </table:table-cell>
              <table:table-cell office:value-type="float" office:value="1756.601074">
                <text:p>1756.6010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73.940796">
                <text:p>1673.940796</text:p>
              </table:table-cell>
              <table:table-cell office:value-type="float" office:value="1751.454956">
                <text:p>1751.454956</text:p>
              </table:table-cell>
              <table:table-cell office:value-type="float" office:value="1683.543945">
                <text:p>1683.543945</text:p>
              </table:table-cell>
              <table:table-cell office:value-type="float" office:value="1751.376465">
                <text:p>1751.3764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70.845215">
                <text:p>1670.845215</text:p>
              </table:table-cell>
              <table:table-cell office:value-type="float" office:value="1762.02478">
                <text:p>1762.02478</text:p>
              </table:table-cell>
              <table:table-cell office:value-type="float" office:value="1679.930176">
                <text:p>1679.930176</text:p>
              </table:table-cell>
              <table:table-cell office:value-type="float" office:value="1758.271973">
                <text:p>1758.2719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74.067017">
                <text:p>1674.067017</text:p>
              </table:table-cell>
              <table:table-cell office:value-type="float" office:value="1759.448975">
                <text:p>1759.448975</text:p>
              </table:table-cell>
              <table:table-cell office:value-type="float" office:value="1681.943359">
                <text:p>1681.943359</text:p>
              </table:table-cell>
              <table:table-cell office:value-type="float" office:value="1754.706665">
                <text:p>1754.7066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78.040161">
                <text:p>1678.040161</text:p>
              </table:table-cell>
              <table:table-cell office:value-type="float" office:value="1751.626465">
                <text:p>1751.626465</text:p>
              </table:table-cell>
              <table:table-cell office:value-type="float" office:value="1687.665039">
                <text:p>1687.665039</text:p>
              </table:table-cell>
              <table:table-cell office:value-type="float" office:value="1747.196533">
                <text:p>1747.1965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72.753296">
                <text:p>1672.753296</text:p>
              </table:table-cell>
              <table:table-cell office:value-type="float" office:value="1761.234497">
                <text:p>1761.234497</text:p>
              </table:table-cell>
              <table:table-cell office:value-type="float" office:value="1683.657837">
                <text:p>1683.657837</text:p>
              </table:table-cell>
              <table:table-cell office:value-type="float" office:value="1753.228271">
                <text:p>1753.2282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79.247803">
                <text:p>1679.247803</text:p>
              </table:table-cell>
              <table:table-cell office:value-type="float" office:value="1749.72229">
                <text:p>1749.72229</text:p>
              </table:table-cell>
              <table:table-cell office:value-type="float" office:value="1685.879395">
                <text:p>1685.879395</text:p>
              </table:table-cell>
              <table:table-cell office:value-type="float" office:value="1748.292236">
                <text:p>1748.2922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75.963135">
                <text:p>1675.963135</text:p>
              </table:table-cell>
              <table:table-cell office:value-type="float" office:value="1748.968872">
                <text:p>1748.968872</text:p>
              </table:table-cell>
              <table:table-cell office:value-type="float" office:value="1685.18042">
                <text:p>1685.18042</text:p>
              </table:table-cell>
              <table:table-cell office:value-type="float" office:value="1746.162109">
                <text:p>1746.1621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73.931519">
                <text:p>1673.931519</text:p>
              </table:table-cell>
              <table:table-cell office:value-type="float" office:value="1752.932251">
                <text:p>1752.932251</text:p>
              </table:table-cell>
              <table:table-cell office:value-type="float" office:value="1683.473022">
                <text:p>1683.473022</text:p>
              </table:table-cell>
              <table:table-cell office:value-type="float" office:value="1748.468872">
                <text:p>1748.4688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72.542603">
                <text:p>1672.542603</text:p>
              </table:table-cell>
              <table:table-cell office:value-type="float" office:value="1756.605225">
                <text:p>1756.605225</text:p>
              </table:table-cell>
              <table:table-cell office:value-type="float" office:value="1683.571289">
                <text:p>1683.571289</text:p>
              </table:table-cell>
              <table:table-cell office:value-type="float" office:value="1752.500732">
                <text:p>1752.5007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74.797363">
                <text:p>1674.797363</text:p>
              </table:table-cell>
              <table:table-cell office:value-type="float" office:value="1751.569824">
                <text:p>1751.569824</text:p>
              </table:table-cell>
              <table:table-cell office:value-type="float" office:value="1683.989746">
                <text:p>1683.989746</text:p>
              </table:table-cell>
              <table:table-cell office:value-type="float" office:value="1748.241333">
                <text:p>1748.2413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71.153687">
                <text:p>1671.153687</text:p>
              </table:table-cell>
              <table:table-cell office:value-type="float" office:value="1763.819336">
                <text:p>1763.819336</text:p>
              </table:table-cell>
              <table:table-cell office:value-type="float" office:value="1679.838989">
                <text:p>1679.838989</text:p>
              </table:table-cell>
              <table:table-cell office:value-type="float" office:value="1759.377563">
                <text:p>1759.3775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79.873657">
                <text:p>1679.873657</text:p>
              </table:table-cell>
              <table:table-cell office:value-type="float" office:value="1751.233276">
                <text:p>1751.233276</text:p>
              </table:table-cell>
              <table:table-cell office:value-type="float" office:value="1685.490723">
                <text:p>1685.490723</text:p>
              </table:table-cell>
              <table:table-cell office:value-type="float" office:value="1748.929443">
                <text:p>1748.9294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74.932495">
                <text:p>1674.932495</text:p>
              </table:table-cell>
              <table:table-cell office:value-type="float" office:value="1761.790894">
                <text:p>1761.790894</text:p>
              </table:table-cell>
              <table:table-cell office:value-type="float" office:value="1681.24231">
                <text:p>1681.24231</text:p>
              </table:table-cell>
              <table:table-cell office:value-type="float" office:value="1760.830811">
                <text:p>1760.8308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76.585083">
                <text:p>1676.585083</text:p>
              </table:table-cell>
              <table:table-cell office:value-type="float" office:value="1758.738892">
                <text:p>1758.738892</text:p>
              </table:table-cell>
              <table:table-cell office:value-type="float" office:value="1688.141602">
                <text:p>1688.141602</text:p>
              </table:table-cell>
              <table:table-cell office:value-type="float" office:value="1753.153809">
                <text:p>1753.1538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73.476685">
                <text:p>1673.476685</text:p>
              </table:table-cell>
              <table:table-cell office:value-type="float" office:value="1755.231445">
                <text:p>1755.231445</text:p>
              </table:table-cell>
              <table:table-cell office:value-type="float" office:value="1684.369751">
                <text:p>1684.369751</text:p>
              </table:table-cell>
              <table:table-cell office:value-type="float" office:value="1751.636353">
                <text:p>1751.6363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71.828857">
                <text:p>1671.828857</text:p>
              </table:table-cell>
              <table:table-cell office:value-type="float" office:value="1763.253784">
                <text:p>1763.253784</text:p>
              </table:table-cell>
              <table:table-cell office:value-type="float" office:value="1681.38501">
                <text:p>1681.38501</text:p>
              </table:table-cell>
              <table:table-cell office:value-type="float" office:value="1759.759521">
                <text:p>1759.7595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83.946411">
                <text:p>1683.946411</text:p>
              </table:table-cell>
              <table:table-cell office:value-type="float" office:value="1754.598999">
                <text:p>1754.598999</text:p>
              </table:table-cell>
              <table:table-cell office:value-type="float" office:value="1690.035767">
                <text:p>1690.035767</text:p>
              </table:table-cell>
              <table:table-cell office:value-type="float" office:value="1749.303833">
                <text:p>1749.3038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74.702148">
                <text:p>1674.702148</text:p>
              </table:table-cell>
              <table:table-cell office:value-type="float" office:value="1768.795288">
                <text:p>1768.795288</text:p>
              </table:table-cell>
              <table:table-cell office:value-type="float" office:value="1688.267822">
                <text:p>1688.267822</text:p>
              </table:table-cell>
              <table:table-cell office:value-type="float" office:value="1764.096924">
                <text:p>1764.0969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81.124878">
                <text:p>1681.124878</text:p>
              </table:table-cell>
              <table:table-cell office:value-type="float" office:value="1758.26001">
                <text:p>1758.26001</text:p>
              </table:table-cell>
              <table:table-cell office:value-type="float" office:value="1690.647705">
                <text:p>1690.647705</text:p>
              </table:table-cell>
              <table:table-cell office:value-type="float" office:value="1753.023315">
                <text:p>1753.0233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76.428833">
                <text:p>1676.428833</text:p>
              </table:table-cell>
              <table:table-cell office:value-type="float" office:value="1768.660645">
                <text:p>1768.660645</text:p>
              </table:table-cell>
              <table:table-cell office:value-type="float" office:value="1687.268311">
                <text:p>1687.268311</text:p>
              </table:table-cell>
              <table:table-cell office:value-type="float" office:value="1764.636963">
                <text:p>1764.6369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79.7229">
                <text:p>1679.7229</text:p>
              </table:table-cell>
              <table:table-cell office:value-type="float" office:value="1759.349854">
                <text:p>1759.349854</text:p>
              </table:table-cell>
              <table:table-cell office:value-type="float" office:value="1687.142944">
                <text:p>1687.142944</text:p>
              </table:table-cell>
              <table:table-cell office:value-type="float" office:value="1755.123657">
                <text:p>1755.1236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77.230713">
                <text:p>1677.230713</text:p>
              </table:table-cell>
              <table:table-cell office:value-type="float" office:value="1769.495728">
                <text:p>1769.495728</text:p>
              </table:table-cell>
              <table:table-cell office:value-type="float" office:value="1684.763306">
                <text:p>1684.763306</text:p>
              </table:table-cell>
              <table:table-cell office:value-type="float" office:value="1767.539062">
                <text:p>1767.5390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81.800415">
                <text:p>1681.800415</text:p>
              </table:table-cell>
              <table:table-cell office:value-type="float" office:value="1755.485352">
                <text:p>1755.485352</text:p>
              </table:table-cell>
              <table:table-cell office:value-type="float" office:value="1691.194824">
                <text:p>1691.194824</text:p>
              </table:table-cell>
              <table:table-cell office:value-type="float" office:value="1753.541992">
                <text:p>1753.5419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79.306152">
                <text:p>1679.306152</text:p>
              </table:table-cell>
              <table:table-cell office:value-type="float" office:value="1768.175903">
                <text:p>1768.175903</text:p>
              </table:table-cell>
              <table:table-cell office:value-type="float" office:value="1687.108643">
                <text:p>1687.108643</text:p>
              </table:table-cell>
              <table:table-cell office:value-type="float" office:value="1767.658691">
                <text:p>1767.6586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74.605469">
                <text:p>1674.605469</text:p>
              </table:table-cell>
              <table:table-cell office:value-type="float" office:value="1765.864258">
                <text:p>1765.864258</text:p>
              </table:table-cell>
              <table:table-cell office:value-type="float" office:value="1687.690918">
                <text:p>1687.690918</text:p>
              </table:table-cell>
              <table:table-cell office:value-type="float" office:value="1760.79187">
                <text:p>1760.791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78.983887">
                <text:p>1678.983887</text:p>
              </table:table-cell>
              <table:table-cell office:value-type="float" office:value="1759.728882">
                <text:p>1759.728882</text:p>
              </table:table-cell>
              <table:table-cell office:value-type="float" office:value="1683.949341">
                <text:p>1683.949341</text:p>
              </table:table-cell>
              <table:table-cell office:value-type="float" office:value="1760.129883">
                <text:p>1760.1298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79.951172">
                <text:p>1679.951172</text:p>
              </table:table-cell>
              <table:table-cell office:value-type="float" office:value="1767.466309">
                <text:p>1767.466309</text:p>
              </table:table-cell>
              <table:table-cell office:value-type="float" office:value="1689.42749">
                <text:p>1689.42749</text:p>
              </table:table-cell>
              <table:table-cell office:value-type="float" office:value="1765.547852">
                <text:p>1765.5478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78.809082">
                <text:p>1678.809082</text:p>
              </table:table-cell>
              <table:table-cell office:value-type="float" office:value="1759.874756">
                <text:p>1759.874756</text:p>
              </table:table-cell>
              <table:table-cell office:value-type="float" office:value="1690.145508">
                <text:p>1690.145508</text:p>
              </table:table-cell>
              <table:table-cell office:value-type="float" office:value="1756.883057">
                <text:p>1756.8830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82.246704">
                <text:p>1682.246704</text:p>
              </table:table-cell>
              <table:table-cell office:value-type="float" office:value="1768.457764">
                <text:p>1768.457764</text:p>
              </table:table-cell>
              <table:table-cell office:value-type="float" office:value="1689.765747">
                <text:p>1689.765747</text:p>
              </table:table-cell>
              <table:table-cell office:value-type="float" office:value="1765.653076">
                <text:p>1765.6530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80.799927">
                <text:p>1680.799927</text:p>
              </table:table-cell>
              <table:table-cell office:value-type="float" office:value="1765.190796">
                <text:p>1765.190796</text:p>
              </table:table-cell>
              <table:table-cell office:value-type="float" office:value="1693.079346">
                <text:p>1693.079346</text:p>
              </table:table-cell>
              <table:table-cell office:value-type="float" office:value="1759.14502">
                <text:p>1759.145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79.469727">
                <text:p>1679.469727</text:p>
              </table:table-cell>
              <table:table-cell office:value-type="float" office:value="1770.830811">
                <text:p>1770.830811</text:p>
              </table:table-cell>
              <table:table-cell office:value-type="float" office:value="1689.682373">
                <text:p>1689.682373</text:p>
              </table:table-cell>
              <table:table-cell office:value-type="float" office:value="1766.955322">
                <text:p>1766.9553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81.571655">
                <text:p>1681.571655</text:p>
              </table:table-cell>
              <table:table-cell office:value-type="float" office:value="1765.504517">
                <text:p>1765.504517</text:p>
              </table:table-cell>
              <table:table-cell office:value-type="float" office:value="1690.709961">
                <text:p>1690.709961</text:p>
              </table:table-cell>
              <table:table-cell office:value-type="float" office:value="1760.151978">
                <text:p>1760.1519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80.166016">
                <text:p>1680.166016</text:p>
              </table:table-cell>
              <table:table-cell office:value-type="float" office:value="1762.712402">
                <text:p>1762.712402</text:p>
              </table:table-cell>
              <table:table-cell office:value-type="float" office:value="1691.358887">
                <text:p>1691.358887</text:p>
              </table:table-cell>
              <table:table-cell office:value-type="float" office:value="1758.728149">
                <text:p>1758.7281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77.039673">
                <text:p>1677.039673</text:p>
              </table:table-cell>
              <table:table-cell office:value-type="float" office:value="1754.249756">
                <text:p>1754.249756</text:p>
              </table:table-cell>
              <table:table-cell office:value-type="float" office:value="1688.435913">
                <text:p>1688.435913</text:p>
              </table:table-cell>
              <table:table-cell office:value-type="float" office:value="1749.97644">
                <text:p>1749.976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73.334106">
                <text:p>1673.334106</text:p>
              </table:table-cell>
              <table:table-cell office:value-type="float" office:value="1745.310303">
                <text:p>1745.310303</text:p>
              </table:table-cell>
              <table:table-cell office:value-type="float" office:value="1674.664551">
                <text:p>1674.664551</text:p>
              </table:table-cell>
              <table:table-cell office:value-type="float" office:value="1748.199951">
                <text:p>1748.1999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37.681396">
                <text:p>1637.681396</text:p>
              </table:table-cell>
              <table:table-cell office:value-type="float" office:value="1752.044434">
                <text:p>1752.044434</text:p>
              </table:table-cell>
              <table:table-cell office:value-type="float" office:value="1644.504761">
                <text:p>1644.504761</text:p>
              </table:table-cell>
              <table:table-cell office:value-type="float" office:value="1754.359497">
                <text:p>1754.3594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42.15564">
                <text:p>1642.15564</text:p>
              </table:table-cell>
              <table:table-cell office:value-type="float" office:value="1715.788086">
                <text:p>1715.788086</text:p>
              </table:table-cell>
              <table:table-cell office:value-type="float" office:value="1648.254761">
                <text:p>1648.254761</text:p>
              </table:table-cell>
              <table:table-cell office:value-type="float" office:value="1716.560303">
                <text:p>1716.5603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32.674438">
                <text:p>1632.674438</text:p>
              </table:table-cell>
              <table:table-cell office:value-type="float" office:value="1716.564819">
                <text:p>1716.564819</text:p>
              </table:table-cell>
              <table:table-cell office:value-type="float" office:value="1642.579224">
                <text:p>1642.579224</text:p>
              </table:table-cell>
              <table:table-cell office:value-type="float" office:value="1712.093872">
                <text:p>1712.0938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23.965698">
                <text:p>1623.965698</text:p>
              </table:table-cell>
              <table:table-cell office:value-type="float" office:value="1705.683472">
                <text:p>1705.683472</text:p>
              </table:table-cell>
              <table:table-cell office:value-type="float" office:value="1631.372559">
                <text:p>1631.372559</text:p>
              </table:table-cell>
              <table:table-cell office:value-type="float" office:value="1701.755005">
                <text:p>1701.7550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17.666504">
                <text:p>1617.666504</text:p>
              </table:table-cell>
              <table:table-cell office:value-type="float" office:value="1687.851196">
                <text:p>1687.851196</text:p>
              </table:table-cell>
              <table:table-cell office:value-type="float" office:value="1626.238892">
                <text:p>1626.238892</text:p>
              </table:table-cell>
              <table:table-cell office:value-type="float" office:value="1687.059326">
                <text:p>1687.0593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8.391357">
                <text:p>1618.391357</text:p>
              </table:table-cell>
              <table:table-cell office:value-type="float" office:value="1685.575928">
                <text:p>1685.575928</text:p>
              </table:table-cell>
              <table:table-cell office:value-type="float" office:value="1621.357666">
                <text:p>1621.357666</text:p>
              </table:table-cell>
              <table:table-cell office:value-type="float" office:value="1677.03125">
                <text:p>1677.031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3.07373">
                <text:p>1613.07373</text:p>
              </table:table-cell>
              <table:table-cell office:value-type="float" office:value="1668.72522">
                <text:p>1668.72522</text:p>
              </table:table-cell>
              <table:table-cell office:value-type="float" office:value="1613.429077">
                <text:p>1613.429077</text:p>
              </table:table-cell>
              <table:table-cell office:value-type="float" office:value="1673.873535">
                <text:p>1673.8735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06.475098">
                <text:p>1606.475098</text:p>
              </table:table-cell>
              <table:table-cell office:value-type="float" office:value="1664.53833">
                <text:p>1664.53833</text:p>
              </table:table-cell>
              <table:table-cell office:value-type="float" office:value="1611.357178">
                <text:p>1611.357178</text:p>
              </table:table-cell>
              <table:table-cell office:value-type="float" office:value="1664.589111">
                <text:p>1664.5891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01.862915">
                <text:p>1601.862915</text:p>
              </table:table-cell>
              <table:table-cell office:value-type="float" office:value="1657.119629">
                <text:p>1657.119629</text:p>
              </table:table-cell>
              <table:table-cell office:value-type="float" office:value="1606.246948">
                <text:p>1606.246948</text:p>
              </table:table-cell>
              <table:table-cell office:value-type="float" office:value="1658.754639">
                <text:p>1658.7546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96.323975">
                <text:p>1596.323975</text:p>
              </table:table-cell>
              <table:table-cell office:value-type="float" office:value="1655.853271">
                <text:p>1655.853271</text:p>
              </table:table-cell>
              <table:table-cell office:value-type="float" office:value="1598.867432">
                <text:p>1598.867432</text:p>
              </table:table-cell>
              <table:table-cell office:value-type="float" office:value="1648.973877">
                <text:p>1648.9738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95.745972">
                <text:p>1595.745972</text:p>
              </table:table-cell>
              <table:table-cell office:value-type="float" office:value="1640.935791">
                <text:p>1640.935791</text:p>
              </table:table-cell>
              <table:table-cell office:value-type="float" office:value="1594.539307">
                <text:p>1594.539307</text:p>
              </table:table-cell>
              <table:table-cell office:value-type="float" office:value="1649.96521">
                <text:p>1649.965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92.63147">
                <text:p>1592.63147</text:p>
              </table:table-cell>
              <table:table-cell office:value-type="float" office:value="1638.248535">
                <text:p>1638.248535</text:p>
              </table:table-cell>
              <table:table-cell office:value-type="float" office:value="1599.013184">
                <text:p>1599.013184</text:p>
              </table:table-cell>
              <table:table-cell office:value-type="float" office:value="1640.172363">
                <text:p>1640.1723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87.901245">
                <text:p>1587.901245</text:p>
              </table:table-cell>
              <table:table-cell office:value-type="float" office:value="1639.101074">
                <text:p>1639.101074</text:p>
              </table:table-cell>
              <table:table-cell office:value-type="float" office:value="1592.091187">
                <text:p>1592.091187</text:p>
              </table:table-cell>
              <table:table-cell office:value-type="float" office:value="1631.74292">
                <text:p>1631.742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88.499634">
                <text:p>1588.499634</text:p>
              </table:table-cell>
              <table:table-cell office:value-type="float" office:value="1625.409058">
                <text:p>1625.409058</text:p>
              </table:table-cell>
              <table:table-cell office:value-type="float" office:value="1587.269653">
                <text:p>1587.269653</text:p>
              </table:table-cell>
              <table:table-cell office:value-type="float" office:value="1630.710205">
                <text:p>1630.7102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78.528564">
                <text:p>1578.528564</text:p>
              </table:table-cell>
              <table:table-cell office:value-type="float" office:value="1630.700439">
                <text:p>1630.700439</text:p>
              </table:table-cell>
              <table:table-cell office:value-type="float" office:value="1587.720703">
                <text:p>1587.720703</text:p>
              </table:table-cell>
              <table:table-cell office:value-type="float" office:value="1622.914185">
                <text:p>1622.9141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84.844482">
                <text:p>1584.844482</text:p>
              </table:table-cell>
              <table:table-cell office:value-type="float" office:value="1618.722412">
                <text:p>1618.722412</text:p>
              </table:table-cell>
              <table:table-cell office:value-type="float" office:value="1583.84314">
                <text:p>1583.84314</text:p>
              </table:table-cell>
              <table:table-cell office:value-type="float" office:value="1618.886963">
                <text:p>1618.8869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77.853516">
                <text:p>1577.853516</text:p>
              </table:table-cell>
              <table:table-cell office:value-type="float" office:value="1612.679932">
                <text:p>1612.679932</text:p>
              </table:table-cell>
              <table:table-cell office:value-type="float" office:value="1582.429688">
                <text:p>1582.429688</text:p>
              </table:table-cell>
              <table:table-cell office:value-type="float" office:value="1612.639282">
                <text:p>1612.6392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83.762207">
                <text:p>1583.762207</text:p>
              </table:table-cell>
              <table:table-cell office:value-type="float" office:value="1605.489136">
                <text:p>1605.489136</text:p>
              </table:table-cell>
              <table:table-cell office:value-type="float" office:value="1582.504639">
                <text:p>1582.504639</text:p>
              </table:table-cell>
              <table:table-cell office:value-type="float" office:value="1609.002563">
                <text:p>1609.0025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74.14209">
                <text:p>1574.14209</text:p>
              </table:table-cell>
              <table:table-cell office:value-type="float" office:value="1609.802734">
                <text:p>1609.802734</text:p>
              </table:table-cell>
              <table:table-cell office:value-type="float" office:value="1579.23999">
                <text:p>1579.23999</text:p>
              </table:table-cell>
              <table:table-cell office:value-type="float" office:value="1606.513184">
                <text:p>1606.5131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77.366943">
                <text:p>1577.366943</text:p>
              </table:table-cell>
              <table:table-cell office:value-type="float" office:value="1603.853638">
                <text:p>1603.853638</text:p>
              </table:table-cell>
              <table:table-cell office:value-type="float" office:value="1578.81897">
                <text:p>1578.81897</text:p>
              </table:table-cell>
              <table:table-cell office:value-type="float" office:value="1603.841797">
                <text:p>1603.8417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75.022583">
                <text:p>1575.022583</text:p>
              </table:table-cell>
              <table:table-cell office:value-type="float" office:value="1601.992065">
                <text:p>1601.992065</text:p>
              </table:table-cell>
              <table:table-cell office:value-type="float" office:value="1575.752441">
                <text:p>1575.752441</text:p>
              </table:table-cell>
              <table:table-cell office:value-type="float" office:value="1601.963135">
                <text:p>1601.9631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72.827148">
                <text:p>1572.827148</text:p>
              </table:table-cell>
              <table:table-cell office:value-type="float" office:value="1598.534302">
                <text:p>1598.534302</text:p>
              </table:table-cell>
              <table:table-cell office:value-type="float" office:value="1576.12085">
                <text:p>1576.12085</text:p>
              </table:table-cell>
              <table:table-cell office:value-type="float" office:value="1599.594971">
                <text:p>1599.5949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72.388672">
                <text:p>1572.388672</text:p>
              </table:table-cell>
              <table:table-cell office:value-type="float" office:value="1595.728516">
                <text:p>1595.728516</text:p>
              </table:table-cell>
              <table:table-cell office:value-type="float" office:value="1573.297485">
                <text:p>1573.297485</text:p>
              </table:table-cell>
              <table:table-cell office:value-type="float" office:value="1595.763916">
                <text:p>1595.7639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73.111206">
                <text:p>1573.111206</text:p>
              </table:table-cell>
              <table:table-cell office:value-type="float" office:value="1594.160034">
                <text:p>1594.160034</text:p>
              </table:table-cell>
              <table:table-cell office:value-type="float" office:value="1573.15332">
                <text:p>1573.15332</text:p>
              </table:table-cell>
              <table:table-cell office:value-type="float" office:value="1594.213013">
                <text:p>1594.2130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66.582642">
                <text:p>1566.582642</text:p>
              </table:table-cell>
              <table:table-cell office:value-type="float" office:value="1594.250122">
                <text:p>1594.250122</text:p>
              </table:table-cell>
              <table:table-cell office:value-type="float" office:value="1570.791382">
                <text:p>1570.791382</text:p>
              </table:table-cell>
              <table:table-cell office:value-type="float" office:value="1591.124756">
                <text:p>1591.1247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71.723755">
                <text:p>1571.723755</text:p>
              </table:table-cell>
              <table:table-cell office:value-type="float" office:value="1589.507446">
                <text:p>1589.507446</text:p>
              </table:table-cell>
              <table:table-cell office:value-type="float" office:value="1569.741455">
                <text:p>1569.741455</text:p>
              </table:table-cell>
              <table:table-cell office:value-type="float" office:value="1592.706299">
                <text:p>1592.7062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72.852173">
                <text:p>1572.852173</text:p>
              </table:table-cell>
              <table:table-cell office:value-type="float" office:value="1586.418823">
                <text:p>1586.418823</text:p>
              </table:table-cell>
              <table:table-cell office:value-type="float" office:value="1570.193237">
                <text:p>1570.193237</text:p>
              </table:table-cell>
              <table:table-cell office:value-type="float" office:value="1586.265991">
                <text:p>1586.2659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72.748413">
                <text:p>1572.748413</text:p>
              </table:table-cell>
              <table:table-cell office:value-type="float" office:value="1585.443726">
                <text:p>1585.443726</text:p>
              </table:table-cell>
              <table:table-cell office:value-type="float" office:value="1575.372803">
                <text:p>1575.372803</text:p>
              </table:table-cell>
              <table:table-cell office:value-type="float" office:value="1582.867676">
                <text:p>1582.8676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67.774292">
                <text:p>1567.774292</text:p>
              </table:table-cell>
              <table:table-cell office:value-type="float" office:value="1583.804565">
                <text:p>1583.804565</text:p>
              </table:table-cell>
              <table:table-cell office:value-type="float" office:value="1572.883545">
                <text:p>1572.883545</text:p>
              </table:table-cell>
              <table:table-cell office:value-type="float" office:value="1580.045654">
                <text:p>1580.0456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70.572021">
                <text:p>1570.572021</text:p>
              </table:table-cell>
              <table:table-cell office:value-type="float" office:value="1582.281372">
                <text:p>1582.281372</text:p>
              </table:table-cell>
              <table:table-cell office:value-type="float" office:value="1568.300659">
                <text:p>1568.300659</text:p>
              </table:table-cell>
              <table:table-cell office:value-type="float" office:value="1582.074829">
                <text:p>1582.0748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66.206909">
                <text:p>1566.206909</text:p>
              </table:table-cell>
              <table:table-cell office:value-type="float" office:value="1581.276367">
                <text:p>1581.276367</text:p>
              </table:table-cell>
              <table:table-cell office:value-type="float" office:value="1568.630005">
                <text:p>1568.630005</text:p>
              </table:table-cell>
              <table:table-cell office:value-type="float" office:value="1580.294434">
                <text:p>1580.2944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69.69397">
                <text:p>1569.69397</text:p>
              </table:table-cell>
              <table:table-cell office:value-type="float" office:value="1577.641602">
                <text:p>1577.641602</text:p>
              </table:table-cell>
              <table:table-cell office:value-type="float" office:value="1570.079712">
                <text:p>1570.079712</text:p>
              </table:table-cell>
              <table:table-cell office:value-type="float" office:value="1577.067505">
                <text:p>1577.0675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69.712036">
                <text:p>1569.712036</text:p>
              </table:table-cell>
              <table:table-cell office:value-type="float" office:value="1577.695801">
                <text:p>1577.695801</text:p>
              </table:table-cell>
              <table:table-cell office:value-type="float" office:value="1568.995117">
                <text:p>1568.995117</text:p>
              </table:table-cell>
              <table:table-cell office:value-type="float" office:value="1577.434937">
                <text:p>1577.43493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65.135132">
                <text:p>1565.135132</text:p>
              </table:table-cell>
              <table:table-cell office:value-type="float" office:value="1577.8479">
                <text:p>1577.8479</text:p>
              </table:table-cell>
              <table:table-cell office:value-type="float" office:value="1565.442139">
                <text:p>1565.442139</text:p>
              </table:table-cell>
              <table:table-cell office:value-type="float" office:value="1575.2229">
                <text:p>1575.22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64.934326">
                <text:p>1564.934326</text:p>
              </table:table-cell>
              <table:table-cell office:value-type="float" office:value="1575.098511">
                <text:p>1575.098511</text:p>
              </table:table-cell>
              <table:table-cell office:value-type="float" office:value="1567.900146">
                <text:p>1567.900146</text:p>
              </table:table-cell>
              <table:table-cell office:value-type="float" office:value="1572.293701">
                <text:p>1572.2937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64.405762">
                <text:p>1564.405762</text:p>
              </table:table-cell>
              <table:table-cell office:value-type="float" office:value="1574.082031">
                <text:p>1574.082031</text:p>
              </table:table-cell>
              <table:table-cell office:value-type="float" office:value="1568.747314">
                <text:p>1568.747314</text:p>
              </table:table-cell>
              <table:table-cell office:value-type="float" office:value="1570.692505">
                <text:p>1570.6925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62.490601">
                <text:p>1562.490601</text:p>
              </table:table-cell>
              <table:table-cell office:value-type="float" office:value="1576.150879">
                <text:p>1576.150879</text:p>
              </table:table-cell>
              <table:table-cell office:value-type="float" office:value="1565.343018">
                <text:p>1565.343018</text:p>
              </table:table-cell>
              <table:table-cell office:value-type="float" office:value="1572.977173">
                <text:p>1572.9771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61.394897">
                <text:p>1561.394897</text:p>
              </table:table-cell>
              <table:table-cell office:value-type="float" office:value="1574.969727">
                <text:p>1574.969727</text:p>
              </table:table-cell>
              <table:table-cell office:value-type="float" office:value="1566.450317">
                <text:p>1566.450317</text:p>
              </table:table-cell>
              <table:table-cell office:value-type="float" office:value="1571.940674">
                <text:p>1571.94067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63.673584">
                <text:p>1563.673584</text:p>
              </table:table-cell>
              <table:table-cell office:value-type="float" office:value="1574.067993">
                <text:p>1574.067993</text:p>
              </table:table-cell>
              <table:table-cell office:value-type="float" office:value="1564.869263">
                <text:p>1564.869263</text:p>
              </table:table-cell>
              <table:table-cell office:value-type="float" office:value="1573.565308">
                <text:p>1573.5653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63.363159">
                <text:p>1563.363159</text:p>
              </table:table-cell>
              <table:table-cell office:value-type="float" office:value="1575.067139">
                <text:p>1575.067139</text:p>
              </table:table-cell>
              <table:table-cell office:value-type="float" office:value="1564.595825">
                <text:p>1564.595825</text:p>
              </table:table-cell>
              <table:table-cell office:value-type="float" office:value="1570.762085">
                <text:p>1570.7620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64.01709">
                <text:p>1564.01709</text:p>
              </table:table-cell>
              <table:table-cell office:value-type="float" office:value="1572.444336">
                <text:p>1572.444336</text:p>
              </table:table-cell>
              <table:table-cell office:value-type="float" office:value="1566.505859">
                <text:p>1566.505859</text:p>
              </table:table-cell>
              <table:table-cell office:value-type="float" office:value="1569.740845">
                <text:p>1569.74084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92.528564">
                <text:p>1592.528564</text:p>
              </table:table-cell>
              <table:table-cell office:value-type="float" office:value="1599.280518">
                <text:p>1599.280518</text:p>
              </table:table-cell>
              <table:table-cell office:value-type="float" office:value="1562.192749">
                <text:p>1562.192749</text:p>
              </table:table-cell>
              <table:table-cell office:value-type="float" office:value="1546.890503">
                <text:p>1546.89050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64.530029">
                <text:p>1664.530029</text:p>
              </table:table-cell>
              <table:table-cell office:value-type="float" office:value="1698.202148">
                <text:p>1698.202148</text:p>
              </table:table-cell>
              <table:table-cell office:value-type="float" office:value="1596.065186">
                <text:p>1596.065186</text:p>
              </table:table-cell>
              <table:table-cell office:value-type="float" office:value="1592.449585">
                <text:p>1592.4495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26.331177">
                <text:p>1726.331177</text:p>
              </table:table-cell>
              <table:table-cell office:value-type="float" office:value="1751.484009">
                <text:p>1751.484009</text:p>
              </table:table-cell>
              <table:table-cell office:value-type="float" office:value="1647.065552">
                <text:p>1647.065552</text:p>
              </table:table-cell>
              <table:table-cell office:value-type="float" office:value="1655.819458">
                <text:p>1655.8194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92.189209">
                <text:p>1792.189209</text:p>
              </table:table-cell>
              <table:table-cell office:value-type="float" office:value="1819.860352">
                <text:p>1819.860352</text:p>
              </table:table-cell>
              <table:table-cell office:value-type="float" office:value="1724.107422">
                <text:p>1724.107422</text:p>
              </table:table-cell>
              <table:table-cell office:value-type="float" office:value="1721.847168">
                <text:p>1721.8471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98.051147">
                <text:p>1698.051147</text:p>
              </table:table-cell>
              <table:table-cell office:value-type="float" office:value="1598.226196">
                <text:p>1598.226196</text:p>
              </table:table-cell>
              <table:table-cell office:value-type="float" office:value="1576.201416">
                <text:p>1576.201416</text:p>
              </table:table-cell>
              <table:table-cell office:value-type="float" office:value="1580.31543">
                <text:p>1580.3154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76.196045">
                <text:p>1676.196045</text:p>
              </table:table-cell>
              <table:table-cell office:value-type="float" office:value="1760.647705">
                <text:p>1760.647705</text:p>
              </table:table-cell>
              <table:table-cell office:value-type="float" office:value="1657.043823">
                <text:p>1657.043823</text:p>
              </table:table-cell>
              <table:table-cell office:value-type="float" office:value="1646.647827">
                <text:p>1646.6478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88.651001">
                <text:p>1688.651001</text:p>
              </table:table-cell>
              <table:table-cell office:value-type="float" office:value="1735.502808">
                <text:p>1735.502808</text:p>
              </table:table-cell>
              <table:table-cell office:value-type="float" office:value="1644.065674">
                <text:p>1644.065674</text:p>
              </table:table-cell>
              <table:table-cell office:value-type="float" office:value="1650.051147">
                <text:p>1650.0511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719.397339">
                <text:p>1719.397339</text:p>
              </table:table-cell>
              <table:table-cell office:value-type="float" office:value="1756.578247">
                <text:p>1756.578247</text:p>
              </table:table-cell>
              <table:table-cell office:value-type="float" office:value="1690.039062">
                <text:p>1690.039062</text:p>
              </table:table-cell>
              <table:table-cell office:value-type="float" office:value="1676.390625">
                <text:p>1676.3906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98.045776">
                <text:p>1698.045776</text:p>
              </table:table-cell>
              <table:table-cell office:value-type="float" office:value="1761.591431">
                <text:p>1761.591431</text:p>
              </table:table-cell>
              <table:table-cell office:value-type="float" office:value="1670.627075">
                <text:p>1670.627075</text:p>
              </table:table-cell>
              <table:table-cell office:value-type="float" office:value="1682.803223">
                <text:p>1682.8032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82.615601">
                <text:p>1682.615601</text:p>
              </table:table-cell>
              <table:table-cell office:value-type="float" office:value="1744.179932">
                <text:p>1744.179932</text:p>
              </table:table-cell>
              <table:table-cell office:value-type="float" office:value="1655.273682">
                <text:p>1655.273682</text:p>
              </table:table-cell>
              <table:table-cell office:value-type="float" office:value="1670.304199">
                <text:p>1670.30419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57.178589">
                <text:p>1657.178589</text:p>
              </table:table-cell>
              <table:table-cell office:value-type="float" office:value="1740.440918">
                <text:p>1740.440918</text:p>
              </table:table-cell>
              <table:table-cell office:value-type="float" office:value="1634.862671">
                <text:p>1634.862671</text:p>
              </table:table-cell>
              <table:table-cell office:value-type="float" office:value="1680.079346">
                <text:p>1680.0793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61.048462">
                <text:p>1661.048462</text:p>
              </table:table-cell>
              <table:table-cell office:value-type="float" office:value="1685.741455">
                <text:p>1685.741455</text:p>
              </table:table-cell>
              <table:table-cell office:value-type="float" office:value="1686.611328">
                <text:p>1686.611328</text:p>
              </table:table-cell>
              <table:table-cell office:value-type="float" office:value="1705.989258">
                <text:p>1705.9892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63.689209">
                <text:p>1663.689209</text:p>
              </table:table-cell>
              <table:table-cell office:value-type="float" office:value="1731.832764">
                <text:p>1731.832764</text:p>
              </table:table-cell>
              <table:table-cell office:value-type="float" office:value="1678.374023">
                <text:p>1678.374023</text:p>
              </table:table-cell>
              <table:table-cell office:value-type="float" office:value="1751.831299">
                <text:p>1751.8312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30.174683">
                <text:p>1630.174683</text:p>
              </table:table-cell>
              <table:table-cell office:value-type="float" office:value="1723.081665">
                <text:p>1723.081665</text:p>
              </table:table-cell>
              <table:table-cell office:value-type="float" office:value="1647.486206">
                <text:p>1647.486206</text:p>
              </table:table-cell>
              <table:table-cell office:value-type="float" office:value="1723.489868">
                <text:p>1723.4898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48.057129">
                <text:p>1648.057129</text:p>
              </table:table-cell>
              <table:table-cell office:value-type="float" office:value="1723.643921">
                <text:p>1723.643921</text:p>
              </table:table-cell>
              <table:table-cell office:value-type="float" office:value="1661.959961">
                <text:p>1661.959961</text:p>
              </table:table-cell>
              <table:table-cell office:value-type="float" office:value="1715.307373">
                <text:p>1715.3073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72.114136">
                <text:p>1672.114136</text:p>
              </table:table-cell>
              <table:table-cell office:value-type="float" office:value="1726.209351">
                <text:p>1726.209351</text:p>
              </table:table-cell>
              <table:table-cell office:value-type="float" office:value="1677.895264">
                <text:p>1677.895264</text:p>
              </table:table-cell>
              <table:table-cell office:value-type="float" office:value="1727.904053">
                <text:p>1727.90405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53.269043">
                <text:p>1653.269043</text:p>
              </table:table-cell>
              <table:table-cell office:value-type="float" office:value="1720.131958">
                <text:p>1720.131958</text:p>
              </table:table-cell>
              <table:table-cell office:value-type="float" office:value="1658.188232">
                <text:p>1658.188232</text:p>
              </table:table-cell>
              <table:table-cell office:value-type="float" office:value="1723.489624">
                <text:p>1723.4896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56.140625">
                <text:p>1656.140625</text:p>
              </table:table-cell>
              <table:table-cell office:value-type="float" office:value="1721.127075">
                <text:p>1721.127075</text:p>
              </table:table-cell>
              <table:table-cell office:value-type="float" office:value="1661.549316">
                <text:p>1661.549316</text:p>
              </table:table-cell>
              <table:table-cell office:value-type="float" office:value="1721.576904">
                <text:p>1721.5769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67.547363">
                <text:p>1667.547363</text:p>
              </table:table-cell>
              <table:table-cell office:value-type="float" office:value="1735.966675">
                <text:p>1735.966675</text:p>
              </table:table-cell>
              <table:table-cell office:value-type="float" office:value="1675.351318">
                <text:p>1675.351318</text:p>
              </table:table-cell>
              <table:table-cell office:value-type="float" office:value="1733.949219">
                <text:p>1733.9492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60.794556">
                <text:p>1660.794556</text:p>
              </table:table-cell>
              <table:table-cell office:value-type="float" office:value="1730.870972">
                <text:p>1730.870972</text:p>
              </table:table-cell>
              <table:table-cell office:value-type="float" office:value="1663.237549">
                <text:p>1663.237549</text:p>
              </table:table-cell>
              <table:table-cell office:value-type="float" office:value="1731.224121">
                <text:p>1731.2241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64.710449">
                <text:p>1664.710449</text:p>
              </table:table-cell>
              <table:table-cell office:value-type="float" office:value="1739.646729">
                <text:p>1739.646729</text:p>
              </table:table-cell>
              <table:table-cell office:value-type="float" office:value="1669.279053">
                <text:p>1669.279053</text:p>
              </table:table-cell>
              <table:table-cell office:value-type="float" office:value="1743.424683">
                <text:p>1743.42468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70.220581">
                <text:p>1670.220581</text:p>
              </table:table-cell>
              <table:table-cell office:value-type="float" office:value="1732.276367">
                <text:p>1732.276367</text:p>
              </table:table-cell>
              <table:table-cell office:value-type="float" office:value="1675.895874">
                <text:p>1675.895874</text:p>
              </table:table-cell>
              <table:table-cell office:value-type="float" office:value="1735.573242">
                <text:p>1735.57324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60.271606">
                <text:p>1660.271606</text:p>
              </table:table-cell>
              <table:table-cell office:value-type="float" office:value="1726.16394">
                <text:p>1726.16394</text:p>
              </table:table-cell>
              <table:table-cell office:value-type="float" office:value="1666.860718">
                <text:p>1666.860718</text:p>
              </table:table-cell>
              <table:table-cell office:value-type="float" office:value="1726.868408">
                <text:p>1726.8684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55.307129">
                <text:p>1655.307129</text:p>
              </table:table-cell>
              <table:table-cell office:value-type="float" office:value="1729.761719">
                <text:p>1729.761719</text:p>
              </table:table-cell>
              <table:table-cell office:value-type="float" office:value="1664.978516">
                <text:p>1664.978516</text:p>
              </table:table-cell>
              <table:table-cell office:value-type="float" office:value="1728.395264">
                <text:p>1728.3952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55.717041">
                <text:p>1655.717041</text:p>
              </table:table-cell>
              <table:table-cell office:value-type="float" office:value="1723.356567">
                <text:p>1723.356567</text:p>
              </table:table-cell>
              <table:table-cell office:value-type="float" office:value="1662.332275">
                <text:p>1662.332275</text:p>
              </table:table-cell>
              <table:table-cell office:value-type="float" office:value="1722.022583">
                <text:p>1722.0225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53.574341">
                <text:p>1653.574341</text:p>
              </table:table-cell>
              <table:table-cell office:value-type="float" office:value="1717.453125">
                <text:p>1717.453125</text:p>
              </table:table-cell>
              <table:table-cell office:value-type="float" office:value="1661.816406">
                <text:p>1661.816406</text:p>
              </table:table-cell>
              <table:table-cell office:value-type="float" office:value="1714.997314">
                <text:p>1714.9973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59.213501">
                <text:p>1659.213501</text:p>
              </table:table-cell>
              <table:table-cell office:value-type="float" office:value="1725.68042">
                <text:p>1725.68042</text:p>
              </table:table-cell>
              <table:table-cell office:value-type="float" office:value="1666.536011">
                <text:p>1666.536011</text:p>
              </table:table-cell>
              <table:table-cell office:value-type="float" office:value="1721.26709">
                <text:p>1721.2670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52.587891">
                <text:p>1652.587891</text:p>
              </table:table-cell>
              <table:table-cell office:value-type="float" office:value="1724.068604">
                <text:p>1724.068604</text:p>
              </table:table-cell>
              <table:table-cell office:value-type="float" office:value="1658.528198">
                <text:p>1658.528198</text:p>
              </table:table-cell>
              <table:table-cell office:value-type="float" office:value="1723.991699">
                <text:p>1723.9916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56.262573">
                <text:p>1656.262573</text:p>
              </table:table-cell>
              <table:table-cell office:value-type="float" office:value="1729.714111">
                <text:p>1729.714111</text:p>
              </table:table-cell>
              <table:table-cell office:value-type="float" office:value="1660.658691">
                <text:p>1660.658691</text:p>
              </table:table-cell>
              <table:table-cell office:value-type="float" office:value="1727.325928">
                <text:p>1727.32592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51.633667">
                <text:p>1651.633667</text:p>
              </table:table-cell>
              <table:table-cell office:value-type="float" office:value="1721.707031">
                <text:p>1721.707031</text:p>
              </table:table-cell>
              <table:table-cell office:value-type="float" office:value="1662.580811">
                <text:p>1662.580811</text:p>
              </table:table-cell>
              <table:table-cell office:value-type="float" office:value="1720.203003">
                <text:p>1720.20300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51.078979">
                <text:p>1651.078979</text:p>
              </table:table-cell>
              <table:table-cell office:value-type="float" office:value="1729.774414">
                <text:p>1729.774414</text:p>
              </table:table-cell>
              <table:table-cell office:value-type="float" office:value="1656.15918">
                <text:p>1656.15918</text:p>
              </table:table-cell>
              <table:table-cell office:value-type="float" office:value="1727.600098">
                <text:p>1727.60009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51.252441">
                <text:p>1651.252441</text:p>
              </table:table-cell>
              <table:table-cell office:value-type="float" office:value="1724.856445">
                <text:p>1724.856445</text:p>
              </table:table-cell>
              <table:table-cell office:value-type="float" office:value="1659.835327">
                <text:p>1659.835327</text:p>
              </table:table-cell>
              <table:table-cell office:value-type="float" office:value="1722.543335">
                <text:p>1722.54333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50.800537">
                <text:p>1650.800537</text:p>
              </table:table-cell>
              <table:table-cell office:value-type="float" office:value="1726.615601">
                <text:p>1726.615601</text:p>
              </table:table-cell>
              <table:table-cell office:value-type="float" office:value="1655.105957">
                <text:p>1655.105957</text:p>
              </table:table-cell>
              <table:table-cell office:value-type="float" office:value="1728.514771">
                <text:p>1728.51477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50.037598">
                <text:p>1650.037598</text:p>
              </table:table-cell>
              <table:table-cell office:value-type="float" office:value="1711.884277">
                <text:p>1711.884277</text:p>
              </table:table-cell>
              <table:table-cell office:value-type="float" office:value="1657.927124">
                <text:p>1657.927124</text:p>
              </table:table-cell>
              <table:table-cell office:value-type="float" office:value="1714.029297">
                <text:p>1714.02929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50.788208">
                <text:p>1650.788208</text:p>
              </table:table-cell>
              <table:table-cell office:value-type="float" office:value="1716.285034">
                <text:p>1716.285034</text:p>
              </table:table-cell>
              <table:table-cell office:value-type="float" office:value="1656.696655">
                <text:p>1656.696655</text:p>
              </table:table-cell>
              <table:table-cell office:value-type="float" office:value="1717.892334">
                <text:p>1717.8923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53.919189">
                <text:p>1653.919189</text:p>
              </table:table-cell>
              <table:table-cell office:value-type="float" office:value="1719.381592">
                <text:p>1719.381592</text:p>
              </table:table-cell>
              <table:table-cell office:value-type="float" office:value="1660.254028">
                <text:p>1660.254028</text:p>
              </table:table-cell>
              <table:table-cell office:value-type="float" office:value="1715.739136">
                <text:p>1715.7391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45.393311">
                <text:p>1645.393311</text:p>
              </table:table-cell>
              <table:table-cell office:value-type="float" office:value="1716.660522">
                <text:p>1716.660522</text:p>
              </table:table-cell>
              <table:table-cell office:value-type="float" office:value="1654.184082">
                <text:p>1654.184082</text:p>
              </table:table-cell>
              <table:table-cell office:value-type="float" office:value="1713.139038">
                <text:p>1713.1390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52.18042">
                <text:p>1652.18042</text:p>
              </table:table-cell>
              <table:table-cell office:value-type="float" office:value="1725.762207">
                <text:p>1725.762207</text:p>
              </table:table-cell>
              <table:table-cell office:value-type="float" office:value="1657.884888">
                <text:p>1657.884888</text:p>
              </table:table-cell>
              <table:table-cell office:value-type="float" office:value="1723.440186">
                <text:p>1723.44018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48.969727">
                <text:p>1648.969727</text:p>
              </table:table-cell>
              <table:table-cell office:value-type="float" office:value="1708.24707">
                <text:p>1708.24707</text:p>
              </table:table-cell>
              <table:table-cell office:value-type="float" office:value="1655.336426">
                <text:p>1655.336426</text:p>
              </table:table-cell>
              <table:table-cell office:value-type="float" office:value="1707.706177">
                <text:p>1707.70617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55.486816">
                <text:p>1655.486816</text:p>
              </table:table-cell>
              <table:table-cell office:value-type="float" office:value="1704.057129">
                <text:p>1704.057129</text:p>
              </table:table-cell>
              <table:table-cell office:value-type="float" office:value="1661.117676">
                <text:p>1661.117676</text:p>
              </table:table-cell>
              <table:table-cell office:value-type="float" office:value="1704.23877">
                <text:p>1704.2387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48.495239">
                <text:p>1648.495239</text:p>
              </table:table-cell>
              <table:table-cell office:value-type="float" office:value="1724.12085">
                <text:p>1724.12085</text:p>
              </table:table-cell>
              <table:table-cell office:value-type="float" office:value="1654.469971">
                <text:p>1654.469971</text:p>
              </table:table-cell>
              <table:table-cell office:value-type="float" office:value="1721.652222">
                <text:p>1721.6522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47.564819">
                <text:p>1647.564819</text:p>
              </table:table-cell>
              <table:table-cell office:value-type="float" office:value="1721.687988">
                <text:p>1721.687988</text:p>
              </table:table-cell>
              <table:table-cell office:value-type="float" office:value="1652.756104">
                <text:p>1652.756104</text:p>
              </table:table-cell>
              <table:table-cell office:value-type="float" office:value="1719.341064">
                <text:p>1719.3410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54.736084">
                <text:p>1654.736084</text:p>
              </table:table-cell>
              <table:table-cell office:value-type="float" office:value="1716.305054">
                <text:p>1716.305054</text:p>
              </table:table-cell>
              <table:table-cell office:value-type="float" office:value="1659.261353">
                <text:p>1659.261353</text:p>
              </table:table-cell>
              <table:table-cell office:value-type="float" office:value="1716.910645">
                <text:p>1716.9106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48.52478">
                <text:p>1648.52478</text:p>
              </table:table-cell>
              <table:table-cell office:value-type="float" office:value="1724.691895">
                <text:p>1724.691895</text:p>
              </table:table-cell>
              <table:table-cell office:value-type="float" office:value="1653.555176">
                <text:p>1653.555176</text:p>
              </table:table-cell>
              <table:table-cell office:value-type="float" office:value="1721.423096">
                <text:p>1721.4230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52.53064">
                <text:p>1652.53064</text:p>
              </table:table-cell>
              <table:table-cell office:value-type="float" office:value="1713.062256">
                <text:p>1713.062256</text:p>
              </table:table-cell>
              <table:table-cell office:value-type="float" office:value="1657.745972">
                <text:p>1657.745972</text:p>
              </table:table-cell>
              <table:table-cell office:value-type="float" office:value="1716.184814">
                <text:p>1716.1848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48.3396">
                <text:p>1648.3396</text:p>
              </table:table-cell>
              <table:table-cell office:value-type="float" office:value="1724.079102">
                <text:p>1724.079102</text:p>
              </table:table-cell>
              <table:table-cell office:value-type="float" office:value="1655.690308">
                <text:p>1655.690308</text:p>
              </table:table-cell>
              <table:table-cell office:value-type="float" office:value="1720.033325">
                <text:p>1720.0333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54.281128">
                <text:p>1654.281128</text:p>
              </table:table-cell>
              <table:table-cell office:value-type="float" office:value="1726.609131">
                <text:p>1726.609131</text:p>
              </table:table-cell>
              <table:table-cell office:value-type="float" office:value="1660.57251">
                <text:p>1660.57251</text:p>
              </table:table-cell>
              <table:table-cell office:value-type="float" office:value="1720.956909">
                <text:p>1720.95690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50.291138">
                <text:p>1650.291138</text:p>
              </table:table-cell>
              <table:table-cell office:value-type="float" office:value="1726.893921">
                <text:p>1726.893921</text:p>
              </table:table-cell>
              <table:table-cell office:value-type="float" office:value="1655.21814">
                <text:p>1655.21814</text:p>
              </table:table-cell>
              <table:table-cell office:value-type="float" office:value="1723.685791">
                <text:p>1723.68579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51.203613">
                <text:p>1651.203613</text:p>
              </table:table-cell>
              <table:table-cell office:value-type="float" office:value="1725.62915">
                <text:p>1725.62915</text:p>
              </table:table-cell>
              <table:table-cell office:value-type="float" office:value="1656.117798">
                <text:p>1656.117798</text:p>
              </table:table-cell>
              <table:table-cell office:value-type="float" office:value="1724.642944">
                <text:p>1724.6429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49.589844">
                <text:p>1649.589844</text:p>
              </table:table-cell>
              <table:table-cell office:value-type="float" office:value="1726.726929">
                <text:p>1726.726929</text:p>
              </table:table-cell>
              <table:table-cell office:value-type="float" office:value="1654.564453">
                <text:p>1654.564453</text:p>
              </table:table-cell>
              <table:table-cell office:value-type="float" office:value="1723.794312">
                <text:p>1723.7943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49.180908">
                <text:p>1649.180908</text:p>
              </table:table-cell>
              <table:table-cell office:value-type="float" office:value="1728.997925">
                <text:p>1728.997925</text:p>
              </table:table-cell>
              <table:table-cell office:value-type="float" office:value="1657.18335">
                <text:p>1657.18335</text:p>
              </table:table-cell>
              <table:table-cell office:value-type="float" office:value="1728.318848">
                <text:p>1728.3188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651.898315">
                <text:p>1651.898315</text:p>
              </table:table-cell>
              <table:table-cell office:value-type="float" office:value="1720.640503">
                <text:p>1720.640503</text:p>
              </table:table-cell>
              <table:table-cell office:value-type="float" office:value="1658.83313">
                <text:p>1658.83313</text:p>
              </table:table-cell>
              <table:table-cell office:value-type="float" office:value="1719.415771">
                <text:p>1719.4157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54.452148">
                <text:p>1654.452148</text:p>
              </table:table-cell>
              <table:table-cell office:value-type="float" office:value="1724.477051">
                <text:p>1724.477051</text:p>
              </table:table-cell>
              <table:table-cell office:value-type="float" office:value="1660.030518">
                <text:p>1660.030518</text:p>
              </table:table-cell>
              <table:table-cell office:value-type="float" office:value="1722.100342">
                <text:p>1722.10034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50.452393">
                <text:p>1650.452393</text:p>
              </table:table-cell>
              <table:table-cell office:value-type="float" office:value="1732.466919">
                <text:p>1732.466919</text:p>
              </table:table-cell>
              <table:table-cell office:value-type="float" office:value="1653.819092">
                <text:p>1653.819092</text:p>
              </table:table-cell>
              <table:table-cell office:value-type="float" office:value="1730.983032">
                <text:p>1730.98303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54.511963">
                <text:p>1654.511963</text:p>
              </table:table-cell>
              <table:table-cell office:value-type="float" office:value="1722.966064">
                <text:p>1722.966064</text:p>
              </table:table-cell>
              <table:table-cell office:value-type="float" office:value="1662.334106">
                <text:p>1662.334106</text:p>
              </table:table-cell>
              <table:table-cell office:value-type="float" office:value="1719.09375">
                <text:p>1719.093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52.068848">
                <text:p>1652.068848</text:p>
              </table:table-cell>
              <table:table-cell office:value-type="float" office:value="1721.365967">
                <text:p>1721.365967</text:p>
              </table:table-cell>
              <table:table-cell office:value-type="float" office:value="1655.864258">
                <text:p>1655.864258</text:p>
              </table:table-cell>
              <table:table-cell office:value-type="float" office:value="1722.575439">
                <text:p>1722.57543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50.174805">
                <text:p>1650.174805</text:p>
              </table:table-cell>
              <table:table-cell office:value-type="float" office:value="1724.762939">
                <text:p>1724.762939</text:p>
              </table:table-cell>
              <table:table-cell office:value-type="float" office:value="1657.184692">
                <text:p>1657.184692</text:p>
              </table:table-cell>
              <table:table-cell office:value-type="float" office:value="1721.283691">
                <text:p>1721.2836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51.996216">
                <text:p>1651.996216</text:p>
              </table:table-cell>
              <table:table-cell office:value-type="float" office:value="1733.754639">
                <text:p>1733.754639</text:p>
              </table:table-cell>
              <table:table-cell office:value-type="float" office:value="1660.621216">
                <text:p>1660.621216</text:p>
              </table:table-cell>
              <table:table-cell office:value-type="float" office:value="1727.146484">
                <text:p>1727.14648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55.28772">
                <text:p>1655.28772</text:p>
              </table:table-cell>
              <table:table-cell office:value-type="float" office:value="1719.8573">
                <text:p>1719.8573</text:p>
              </table:table-cell>
              <table:table-cell office:value-type="float" office:value="1659.574219">
                <text:p>1659.574219</text:p>
              </table:table-cell>
              <table:table-cell office:value-type="float" office:value="1719.855225">
                <text:p>1719.8552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50.425537">
                <text:p>1650.425537</text:p>
              </table:table-cell>
              <table:table-cell office:value-type="float" office:value="1727.605591">
                <text:p>1727.605591</text:p>
              </table:table-cell>
              <table:table-cell office:value-type="float" office:value="1654.548462">
                <text:p>1654.548462</text:p>
              </table:table-cell>
              <table:table-cell office:value-type="float" office:value="1724.848389">
                <text:p>1724.84838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52.948242">
                <text:p>1652.948242</text:p>
              </table:table-cell>
              <table:table-cell office:value-type="float" office:value="1717.771851">
                <text:p>1717.771851</text:p>
              </table:table-cell>
              <table:table-cell office:value-type="float" office:value="1657.404053">
                <text:p>1657.404053</text:p>
              </table:table-cell>
              <table:table-cell office:value-type="float" office:value="1718.528809">
                <text:p>1718.52880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51.071655">
                <text:p>1651.071655</text:p>
              </table:table-cell>
              <table:table-cell office:value-type="float" office:value="1729.237305">
                <text:p>1729.237305</text:p>
              </table:table-cell>
              <table:table-cell office:value-type="float" office:value="1656.74585">
                <text:p>1656.74585</text:p>
              </table:table-cell>
              <table:table-cell office:value-type="float" office:value="1730.328003">
                <text:p>1730.32800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51.735474">
                <text:p>1651.735474</text:p>
              </table:table-cell>
              <table:table-cell office:value-type="float" office:value="1728.134399">
                <text:p>1728.134399</text:p>
              </table:table-cell>
              <table:table-cell office:value-type="float" office:value="1658.598389">
                <text:p>1658.598389</text:p>
              </table:table-cell>
              <table:table-cell office:value-type="float" office:value="1726.859009">
                <text:p>1726.85900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54.098022">
                <text:p>1654.098022</text:p>
              </table:table-cell>
              <table:table-cell office:value-type="float" office:value="1724.198486">
                <text:p>1724.198486</text:p>
              </table:table-cell>
              <table:table-cell office:value-type="float" office:value="1659.97522">
                <text:p>1659.97522</text:p>
              </table:table-cell>
              <table:table-cell office:value-type="float" office:value="1724.526611">
                <text:p>1724.52661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50.196045">
                <text:p>1650.196045</text:p>
              </table:table-cell>
              <table:table-cell office:value-type="float" office:value="1729.967773">
                <text:p>1729.967773</text:p>
              </table:table-cell>
              <table:table-cell office:value-type="float" office:value="1658.381348">
                <text:p>1658.381348</text:p>
              </table:table-cell>
              <table:table-cell office:value-type="float" office:value="1727.682129">
                <text:p>1727.68212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51.057129">
                <text:p>1651.057129</text:p>
              </table:table-cell>
              <table:table-cell office:value-type="float" office:value="1734.741943">
                <text:p>1734.741943</text:p>
              </table:table-cell>
              <table:table-cell office:value-type="float" office:value="1654.198242">
                <text:p>1654.198242</text:p>
              </table:table-cell>
              <table:table-cell office:value-type="float" office:value="1734.385376">
                <text:p>1734.3853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53.437744">
                <text:p>1653.437744</text:p>
              </table:table-cell>
              <table:table-cell office:value-type="float" office:value="1722.806885">
                <text:p>1722.806885</text:p>
              </table:table-cell>
              <table:table-cell office:value-type="float" office:value="1661.018311">
                <text:p>1661.018311</text:p>
              </table:table-cell>
              <table:table-cell office:value-type="float" office:value="1718.025391">
                <text:p>1718.0253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53.124634">
                <text:p>1653.124634</text:p>
              </table:table-cell>
              <table:table-cell office:value-type="float" office:value="1734.440186">
                <text:p>1734.440186</text:p>
              </table:table-cell>
              <table:table-cell office:value-type="float" office:value="1656.431885">
                <text:p>1656.431885</text:p>
              </table:table-cell>
              <table:table-cell office:value-type="float" office:value="1733.284912">
                <text:p>1733.2849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55.373291">
                <text:p>1655.373291</text:p>
              </table:table-cell>
              <table:table-cell office:value-type="float" office:value="1723.633179">
                <text:p>1723.633179</text:p>
              </table:table-cell>
              <table:table-cell office:value-type="float" office:value="1662.772339">
                <text:p>1662.772339</text:p>
              </table:table-cell>
              <table:table-cell office:value-type="float" office:value="1723.016724">
                <text:p>1723.0167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55.601929">
                <text:p>1655.601929</text:p>
              </table:table-cell>
              <table:table-cell office:value-type="float" office:value="1731.046387">
                <text:p>1731.046387</text:p>
              </table:table-cell>
              <table:table-cell office:value-type="float" office:value="1658.480957">
                <text:p>1658.480957</text:p>
              </table:table-cell>
              <table:table-cell office:value-type="float" office:value="1731.453247">
                <text:p>1731.45324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53.983887">
                <text:p>1653.983887</text:p>
              </table:table-cell>
              <table:table-cell office:value-type="float" office:value="1733.072754">
                <text:p>1733.072754</text:p>
              </table:table-cell>
              <table:table-cell office:value-type="float" office:value="1661.916504">
                <text:p>1661.916504</text:p>
              </table:table-cell>
              <table:table-cell office:value-type="float" office:value="1731.672974">
                <text:p>1731.6729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53.889282">
                <text:p>1653.889282</text:p>
              </table:table-cell>
              <table:table-cell office:value-type="float" office:value="1729.106079">
                <text:p>1729.106079</text:p>
              </table:table-cell>
              <table:table-cell office:value-type="float" office:value="1662.078613">
                <text:p>1662.078613</text:p>
              </table:table-cell>
              <table:table-cell office:value-type="float" office:value="1727.651123">
                <text:p>1727.65112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53.900146">
                <text:p>1653.900146</text:p>
              </table:table-cell>
              <table:table-cell office:value-type="float" office:value="1731.167114">
                <text:p>1731.167114</text:p>
              </table:table-cell>
              <table:table-cell office:value-type="float" office:value="1660.135376">
                <text:p>1660.135376</text:p>
              </table:table-cell>
              <table:table-cell office:value-type="float" office:value="1727.960205">
                <text:p>1727.9602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55.168701">
                <text:p>1655.168701</text:p>
              </table:table-cell>
              <table:table-cell office:value-type="float" office:value="1734.088379">
                <text:p>1734.088379</text:p>
              </table:table-cell>
              <table:table-cell office:value-type="float" office:value="1660.685791">
                <text:p>1660.685791</text:p>
              </table:table-cell>
              <table:table-cell office:value-type="float" office:value="1732.031128">
                <text:p>1732.03112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57.363647">
                <text:p>1657.363647</text:p>
              </table:table-cell>
              <table:table-cell office:value-type="float" office:value="1732.834106">
                <text:p>1732.834106</text:p>
              </table:table-cell>
              <table:table-cell office:value-type="float" office:value="1663.239746">
                <text:p>1663.239746</text:p>
              </table:table-cell>
              <table:table-cell office:value-type="float" office:value="1733.536133">
                <text:p>1733.5361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57.573242">
                <text:p>1657.573242</text:p>
              </table:table-cell>
              <table:table-cell office:value-type="float" office:value="1728.244385">
                <text:p>1728.244385</text:p>
              </table:table-cell>
              <table:table-cell office:value-type="float" office:value="1663.739136">
                <text:p>1663.739136</text:p>
              </table:table-cell>
              <table:table-cell office:value-type="float" office:value="1728.28772">
                <text:p>1728.287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56.561035">
                <text:p>1656.561035</text:p>
              </table:table-cell>
              <table:table-cell office:value-type="float" office:value="1736.941528">
                <text:p>1736.941528</text:p>
              </table:table-cell>
              <table:table-cell office:value-type="float" office:value="1662.218262">
                <text:p>1662.218262</text:p>
              </table:table-cell>
              <table:table-cell office:value-type="float" office:value="1737.680908">
                <text:p>1737.68090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57.431152">
                <text:p>1657.431152</text:p>
              </table:table-cell>
              <table:table-cell office:value-type="float" office:value="1730.837402">
                <text:p>1730.837402</text:p>
              </table:table-cell>
              <table:table-cell office:value-type="float" office:value="1661.996216">
                <text:p>1661.996216</text:p>
              </table:table-cell>
              <table:table-cell office:value-type="float" office:value="1731.297852">
                <text:p>1731.29785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57.84082">
                <text:p>1657.84082</text:p>
              </table:table-cell>
              <table:table-cell office:value-type="float" office:value="1730.364136">
                <text:p>1730.364136</text:p>
              </table:table-cell>
              <table:table-cell office:value-type="float" office:value="1664.501953">
                <text:p>1664.501953</text:p>
              </table:table-cell>
              <table:table-cell office:value-type="float" office:value="1729.282227">
                <text:p>1729.2822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59.625">
                <text:p>1659.625</text:p>
              </table:table-cell>
              <table:table-cell office:value-type="float" office:value="1734.709351">
                <text:p>1734.709351</text:p>
              </table:table-cell>
              <table:table-cell office:value-type="float" office:value="1666.578491">
                <text:p>1666.578491</text:p>
              </table:table-cell>
              <table:table-cell office:value-type="float" office:value="1733.371948">
                <text:p>1733.37194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61.876831">
                <text:p>1661.876831</text:p>
              </table:table-cell>
              <table:table-cell office:value-type="float" office:value="1729.065796">
                <text:p>1729.065796</text:p>
              </table:table-cell>
              <table:table-cell office:value-type="float" office:value="1665.85083">
                <text:p>1665.85083</text:p>
              </table:table-cell>
              <table:table-cell office:value-type="float" office:value="1726.794434">
                <text:p>1726.79443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52.404297">
                <text:p>1652.404297</text:p>
              </table:table-cell>
              <table:table-cell office:value-type="float" office:value="1739.412598">
                <text:p>1739.412598</text:p>
              </table:table-cell>
              <table:table-cell office:value-type="float" office:value="1661.092407">
                <text:p>1661.092407</text:p>
              </table:table-cell>
              <table:table-cell office:value-type="float" office:value="1737.870605">
                <text:p>1737.8706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59.172485">
                <text:p>1659.172485</text:p>
              </table:table-cell>
              <table:table-cell office:value-type="float" office:value="1734.276611">
                <text:p>1734.276611</text:p>
              </table:table-cell>
              <table:table-cell office:value-type="float" office:value="1664.446533">
                <text:p>1664.446533</text:p>
              </table:table-cell>
              <table:table-cell office:value-type="float" office:value="1732.720581">
                <text:p>1732.72058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57.327271">
                <text:p>1657.327271</text:p>
              </table:table-cell>
              <table:table-cell office:value-type="float" office:value="1732.36145">
                <text:p>1732.36145</text:p>
              </table:table-cell>
              <table:table-cell office:value-type="float" office:value="1663.738892">
                <text:p>1663.738892</text:p>
              </table:table-cell>
              <table:table-cell office:value-type="float" office:value="1729.557251">
                <text:p>1729.55725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59.170288">
                <text:p>1659.170288</text:p>
              </table:table-cell>
              <table:table-cell office:value-type="float" office:value="1737.226929">
                <text:p>1737.226929</text:p>
              </table:table-cell>
              <table:table-cell office:value-type="float" office:value="1666.767944">
                <text:p>1666.767944</text:p>
              </table:table-cell>
              <table:table-cell office:value-type="float" office:value="1735.512817">
                <text:p>1735.51281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57.597412">
                <text:p>1657.597412</text:p>
              </table:table-cell>
              <table:table-cell office:value-type="float" office:value="1739.823364">
                <text:p>1739.823364</text:p>
              </table:table-cell>
              <table:table-cell office:value-type="float" office:value="1664.850464">
                <text:p>1664.850464</text:p>
              </table:table-cell>
              <table:table-cell office:value-type="float" office:value="1737.517456">
                <text:p>1737.51745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60.931274">
                <text:p>1660.931274</text:p>
              </table:table-cell>
              <table:table-cell office:value-type="float" office:value="1736.212646">
                <text:p>1736.212646</text:p>
              </table:table-cell>
              <table:table-cell office:value-type="float" office:value="1667.649902">
                <text:p>1667.649902</text:p>
              </table:table-cell>
              <table:table-cell office:value-type="float" office:value="1732.370239">
                <text:p>1732.37023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62.555054">
                <text:p>1662.555054</text:p>
              </table:table-cell>
              <table:table-cell office:value-type="float" office:value="1730.794189">
                <text:p>1730.794189</text:p>
              </table:table-cell>
              <table:table-cell office:value-type="float" office:value="1669.070801">
                <text:p>1669.070801</text:p>
              </table:table-cell>
              <table:table-cell office:value-type="float" office:value="1728.153076">
                <text:p>1728.1530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60.367554">
                <text:p>1660.367554</text:p>
              </table:table-cell>
              <table:table-cell office:value-type="float" office:value="1729.217773">
                <text:p>1729.217773</text:p>
              </table:table-cell>
              <table:table-cell office:value-type="float" office:value="1666.030273">
                <text:p>1666.030273</text:p>
              </table:table-cell>
              <table:table-cell office:value-type="float" office:value="1728.976196">
                <text:p>1728.9761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60.376099">
                <text:p>1660.376099</text:p>
              </table:table-cell>
              <table:table-cell office:value-type="float" office:value="1719.66333">
                <text:p>1719.66333</text:p>
              </table:table-cell>
              <table:table-cell office:value-type="float" office:value="1662.465088">
                <text:p>1662.465088</text:p>
              </table:table-cell>
              <table:table-cell office:value-type="float" office:value="1716.183838">
                <text:p>1716.18383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34.336914">
                <text:p>1634.336914</text:p>
              </table:table-cell>
              <table:table-cell office:value-type="float" office:value="1720.870117">
                <text:p>1720.870117</text:p>
              </table:table-cell>
              <table:table-cell office:value-type="float" office:value="1635.250366">
                <text:p>1635.250366</text:p>
              </table:table-cell>
              <table:table-cell office:value-type="float" office:value="1724.685425">
                <text:p>1724.6854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25.022705">
                <text:p>1625.022705</text:p>
              </table:table-cell>
              <table:table-cell office:value-type="float" office:value="1704.925049">
                <text:p>1704.925049</text:p>
              </table:table-cell>
              <table:table-cell office:value-type="float" office:value="1629.987793">
                <text:p>1629.987793</text:p>
              </table:table-cell>
              <table:table-cell office:value-type="float" office:value="1702.16333">
                <text:p>1702.163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26.601807">
                <text:p>1626.601807</text:p>
              </table:table-cell>
              <table:table-cell office:value-type="float" office:value="1697.819336">
                <text:p>1697.819336</text:p>
              </table:table-cell>
              <table:table-cell office:value-type="float" office:value="1628.979248">
                <text:p>1628.979248</text:p>
              </table:table-cell>
              <table:table-cell office:value-type="float" office:value="1693.827637">
                <text:p>1693.82763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15.965088">
                <text:p>1615.965088</text:p>
              </table:table-cell>
              <table:table-cell office:value-type="float" office:value="1692.398315">
                <text:p>1692.398315</text:p>
              </table:table-cell>
              <table:table-cell office:value-type="float" office:value="1627.674194">
                <text:p>1627.674194</text:p>
              </table:table-cell>
              <table:table-cell office:value-type="float" office:value="1686.233398">
                <text:p>1686.23339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19.846436">
                <text:p>1619.846436</text:p>
              </table:table-cell>
              <table:table-cell office:value-type="float" office:value="1676.947754">
                <text:p>1676.947754</text:p>
              </table:table-cell>
              <table:table-cell office:value-type="float" office:value="1614.225464">
                <text:p>1614.225464</text:p>
              </table:table-cell>
              <table:table-cell office:value-type="float" office:value="1680.434448">
                <text:p>1680.43444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13.325806">
                <text:p>1613.325806</text:p>
              </table:table-cell>
              <table:table-cell office:value-type="float" office:value="1671.305054">
                <text:p>1671.305054</text:p>
              </table:table-cell>
              <table:table-cell office:value-type="float" office:value="1616.411133">
                <text:p>1616.411133</text:p>
              </table:table-cell>
              <table:table-cell office:value-type="float" office:value="1671.88562">
                <text:p>1671.8856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05.454956">
                <text:p>1605.454956</text:p>
              </table:table-cell>
              <table:table-cell office:value-type="float" office:value="1660.617432">
                <text:p>1660.617432</text:p>
              </table:table-cell>
              <table:table-cell office:value-type="float" office:value="1607.440063">
                <text:p>1607.440063</text:p>
              </table:table-cell>
              <table:table-cell office:value-type="float" office:value="1663.703735">
                <text:p>1663.70373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01.671997">
                <text:p>1601.671997</text:p>
              </table:table-cell>
              <table:table-cell office:value-type="float" office:value="1656.702271">
                <text:p>1656.702271</text:p>
              </table:table-cell>
              <table:table-cell office:value-type="float" office:value="1603.953247">
                <text:p>1603.953247</text:p>
              </table:table-cell>
              <table:table-cell office:value-type="float" office:value="1653.323242">
                <text:p>1653.32324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94.282349">
                <text:p>1594.282349</text:p>
              </table:table-cell>
              <table:table-cell office:value-type="float" office:value="1651.501709">
                <text:p>1651.501709</text:p>
              </table:table-cell>
              <table:table-cell office:value-type="float" office:value="1599.210815">
                <text:p>1599.210815</text:p>
              </table:table-cell>
              <table:table-cell office:value-type="float" office:value="1645.265625">
                <text:p>1645.2656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97.713867">
                <text:p>1597.713867</text:p>
              </table:table-cell>
              <table:table-cell office:value-type="float" office:value="1643.706787">
                <text:p>1643.706787</text:p>
              </table:table-cell>
              <table:table-cell office:value-type="float" office:value="1596.762695">
                <text:p>1596.762695</text:p>
              </table:table-cell>
              <table:table-cell office:value-type="float" office:value="1642.130615">
                <text:p>1642.1306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90.88501">
                <text:p>1590.88501</text:p>
              </table:table-cell>
              <table:table-cell office:value-type="float" office:value="1635.372559">
                <text:p>1635.372559</text:p>
              </table:table-cell>
              <table:table-cell office:value-type="float" office:value="1591.745239">
                <text:p>1591.745239</text:p>
              </table:table-cell>
              <table:table-cell office:value-type="float" office:value="1638.797241">
                <text:p>1638.79724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87.720825">
                <text:p>1587.720825</text:p>
              </table:table-cell>
              <table:table-cell office:value-type="float" office:value="1637.157227">
                <text:p>1637.157227</text:p>
              </table:table-cell>
              <table:table-cell office:value-type="float" office:value="1593.366577">
                <text:p>1593.366577</text:p>
              </table:table-cell>
              <table:table-cell office:value-type="float" office:value="1630.693726">
                <text:p>1630.6937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85.599121">
                <text:p>1585.599121</text:p>
              </table:table-cell>
              <table:table-cell office:value-type="float" office:value="1626.850464">
                <text:p>1626.850464</text:p>
              </table:table-cell>
              <table:table-cell office:value-type="float" office:value="1586.86853">
                <text:p>1586.86853</text:p>
              </table:table-cell>
              <table:table-cell office:value-type="float" office:value="1623.586792">
                <text:p>1623.58679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81.266113">
                <text:p>1581.266113</text:p>
              </table:table-cell>
              <table:table-cell office:value-type="float" office:value="1624.45874">
                <text:p>1624.45874</text:p>
              </table:table-cell>
              <table:table-cell office:value-type="float" office:value="1585.700317">
                <text:p>1585.700317</text:p>
              </table:table-cell>
              <table:table-cell office:value-type="float" office:value="1621.108276">
                <text:p>1621.10827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83.411255">
                <text:p>1583.411255</text:p>
              </table:table-cell>
              <table:table-cell office:value-type="float" office:value="1619.354736">
                <text:p>1619.354736</text:p>
              </table:table-cell>
              <table:table-cell office:value-type="float" office:value="1583.063354">
                <text:p>1583.063354</text:p>
              </table:table-cell>
              <table:table-cell office:value-type="float" office:value="1620.192505">
                <text:p>1620.19250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81.606323">
                <text:p>1581.606323</text:p>
              </table:table-cell>
              <table:table-cell office:value-type="float" office:value="1613.905518">
                <text:p>1613.905518</text:p>
              </table:table-cell>
              <table:table-cell office:value-type="float" office:value="1579.536621">
                <text:p>1579.536621</text:p>
              </table:table-cell>
              <table:table-cell office:value-type="float" office:value="1614.884888">
                <text:p>1614.88488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79.016357">
                <text:p>1579.016357</text:p>
              </table:table-cell>
              <table:table-cell office:value-type="float" office:value="1609.060669">
                <text:p>1609.060669</text:p>
              </table:table-cell>
              <table:table-cell office:value-type="float" office:value="1575.052246">
                <text:p>1575.052246</text:p>
              </table:table-cell>
              <table:table-cell office:value-type="float" office:value="1610.622803">
                <text:p>1610.62280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77.745361">
                <text:p>1577.745361</text:p>
              </table:table-cell>
              <table:table-cell office:value-type="float" office:value="1606.853271">
                <text:p>1606.853271</text:p>
              </table:table-cell>
              <table:table-cell office:value-type="float" office:value="1578.084229">
                <text:p>1578.084229</text:p>
              </table:table-cell>
              <table:table-cell office:value-type="float" office:value="1604.241089">
                <text:p>1604.24108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79.674561">
                <text:p>1579.674561</text:p>
              </table:table-cell>
              <table:table-cell office:value-type="float" office:value="1601.199097">
                <text:p>1601.199097</text:p>
              </table:table-cell>
              <table:table-cell office:value-type="float" office:value="1574.920776">
                <text:p>1574.920776</text:p>
              </table:table-cell>
              <table:table-cell office:value-type="float" office:value="1603.751953">
                <text:p>1603.75195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73.430054">
                <text:p>1573.430054</text:p>
              </table:table-cell>
              <table:table-cell office:value-type="float" office:value="1605.494141">
                <text:p>1605.494141</text:p>
              </table:table-cell>
              <table:table-cell office:value-type="float" office:value="1573.072144">
                <text:p>1573.072144</text:p>
              </table:table-cell>
              <table:table-cell office:value-type="float" office:value="1597.890991">
                <text:p>1597.89099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75.271729">
                <text:p>1575.271729</text:p>
              </table:table-cell>
              <table:table-cell office:value-type="float" office:value="1595.528076">
                <text:p>1595.528076</text:p>
              </table:table-cell>
              <table:table-cell office:value-type="float" office:value="1575.14856">
                <text:p>1575.14856</text:p>
              </table:table-cell>
              <table:table-cell office:value-type="float" office:value="1594.988037">
                <text:p>1594.98803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74.877563">
                <text:p>1574.877563</text:p>
              </table:table-cell>
              <table:table-cell office:value-type="float" office:value="1592.675415">
                <text:p>1592.675415</text:p>
              </table:table-cell>
              <table:table-cell office:value-type="float" office:value="1570.455933">
                <text:p>1570.455933</text:p>
              </table:table-cell>
              <table:table-cell office:value-type="float" office:value="1595.098022">
                <text:p>1595.0980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72.021606">
                <text:p>1572.021606</text:p>
              </table:table-cell>
              <table:table-cell office:value-type="float" office:value="1594.204956">
                <text:p>1594.204956</text:p>
              </table:table-cell>
              <table:table-cell office:value-type="float" office:value="1569.502563">
                <text:p>1569.502563</text:p>
              </table:table-cell>
              <table:table-cell office:value-type="float" office:value="1591.234619">
                <text:p>1591.23461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71.477783">
                <text:p>1571.477783</text:p>
              </table:table-cell>
              <table:table-cell office:value-type="float" office:value="1590.544556">
                <text:p>1590.544556</text:p>
              </table:table-cell>
              <table:table-cell office:value-type="float" office:value="1568.376709">
                <text:p>1568.376709</text:p>
              </table:table-cell>
              <table:table-cell office:value-type="float" office:value="1589.146729">
                <text:p>1589.14672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71.189331">
                <text:p>1571.189331</text:p>
              </table:table-cell>
              <table:table-cell office:value-type="float" office:value="1585.985352">
                <text:p>1585.985352</text:p>
              </table:table-cell>
              <table:table-cell office:value-type="float" office:value="1571.897705">
                <text:p>1571.897705</text:p>
              </table:table-cell>
              <table:table-cell office:value-type="float" office:value="1586.401489">
                <text:p>1586.40148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68.890503">
                <text:p>1568.890503</text:p>
              </table:table-cell>
              <table:table-cell office:value-type="float" office:value="1587.168091">
                <text:p>1587.168091</text:p>
              </table:table-cell>
              <table:table-cell office:value-type="float" office:value="1566.22168">
                <text:p>1566.22168</text:p>
              </table:table-cell>
              <table:table-cell office:value-type="float" office:value="1586.702393">
                <text:p>1586.70239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66.299805">
                <text:p>1566.299805</text:p>
              </table:table-cell>
              <table:table-cell office:value-type="float" office:value="1584.187134">
                <text:p>1584.187134</text:p>
              </table:table-cell>
              <table:table-cell office:value-type="float" office:value="1566.203491">
                <text:p>1566.203491</text:p>
              </table:table-cell>
              <table:table-cell office:value-type="float" office:value="1584.236328">
                <text:p>1584.23632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67.397583">
                <text:p>1567.397583</text:p>
              </table:table-cell>
              <table:table-cell office:value-type="float" office:value="1582.332886">
                <text:p>1582.332886</text:p>
              </table:table-cell>
              <table:table-cell office:value-type="float" office:value="1569.331299">
                <text:p>1569.331299</text:p>
              </table:table-cell>
              <table:table-cell office:value-type="float" office:value="1581.419312">
                <text:p>1581.4193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69.258057">
                <text:p>1569.258057</text:p>
              </table:table-cell>
              <table:table-cell office:value-type="float" office:value="1576.036377">
                <text:p>1576.036377</text:p>
              </table:table-cell>
              <table:table-cell office:value-type="float" office:value="1565.327148">
                <text:p>1565.327148</text:p>
              </table:table-cell>
              <table:table-cell office:value-type="float" office:value="1580.707642">
                <text:p>1580.70764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64.189453">
                <text:p>1564.189453</text:p>
              </table:table-cell>
              <table:table-cell office:value-type="float" office:value="1582.15686">
                <text:p>1582.15686</text:p>
              </table:table-cell>
              <table:table-cell office:value-type="float" office:value="1566.307739">
                <text:p>1566.307739</text:p>
              </table:table-cell>
              <table:table-cell office:value-type="float" office:value="1581.86084">
                <text:p>1581.860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66.620728">
                <text:p>1566.620728</text:p>
              </table:table-cell>
              <table:table-cell office:value-type="float" office:value="1578.313599">
                <text:p>1578.313599</text:p>
              </table:table-cell>
              <table:table-cell office:value-type="float" office:value="1568.20166">
                <text:p>1568.20166</text:p>
              </table:table-cell>
              <table:table-cell office:value-type="float" office:value="1577.878784">
                <text:p>1577.87878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62.913818">
                <text:p>1562.913818</text:p>
              </table:table-cell>
              <table:table-cell office:value-type="float" office:value="1582.145874">
                <text:p>1582.145874</text:p>
              </table:table-cell>
              <table:table-cell office:value-type="float" office:value="1565.312744">
                <text:p>1565.312744</text:p>
              </table:table-cell>
              <table:table-cell office:value-type="float" office:value="1577.704468">
                <text:p>1577.70446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67.760376">
                <text:p>1567.760376</text:p>
              </table:table-cell>
              <table:table-cell office:value-type="float" office:value="1576.614014">
                <text:p>1576.614014</text:p>
              </table:table-cell>
              <table:table-cell office:value-type="float" office:value="1565.341553">
                <text:p>1565.341553</text:p>
              </table:table-cell>
              <table:table-cell office:value-type="float" office:value="1576.654175">
                <text:p>1576.6541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64.81958">
                <text:p>1564.81958</text:p>
              </table:table-cell>
              <table:table-cell office:value-type="float" office:value="1574.564087">
                <text:p>1574.564087</text:p>
              </table:table-cell>
              <table:table-cell office:value-type="float" office:value="1560.719604">
                <text:p>1560.719604</text:p>
              </table:table-cell>
              <table:table-cell office:value-type="float" office:value="1575.323853">
                <text:p>1575.32385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65.109985">
                <text:p>1565.109985</text:p>
              </table:table-cell>
              <table:table-cell office:value-type="float" office:value="1575.861084">
                <text:p>1575.861084</text:p>
              </table:table-cell>
              <table:table-cell office:value-type="float" office:value="1567.074585">
                <text:p>1567.074585</text:p>
              </table:table-cell>
              <table:table-cell office:value-type="float" office:value="1575.619751">
                <text:p>1575.6197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563.766479">
                <text:p>1563.766479</text:p>
              </table:table-cell>
              <table:table-cell office:value-type="float" office:value="1574.523438">
                <text:p>1574.523438</text:p>
              </table:table-cell>
              <table:table-cell office:value-type="float" office:value="1563.43811">
                <text:p>1563.43811</text:p>
              </table:table-cell>
              <table:table-cell office:value-type="float" office:value="1574.746582">
                <text:p>1574.74658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69.533813">
                <text:p>1569.533813</text:p>
              </table:table-cell>
              <table:table-cell office:value-type="float" office:value="1571.105957">
                <text:p>1571.105957</text:p>
              </table:table-cell>
              <table:table-cell office:value-type="float" office:value="1568.916138">
                <text:p>1568.916138</text:p>
              </table:table-cell>
              <table:table-cell office:value-type="float" office:value="1569.114624">
                <text:p>1569.11462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62.63916">
                <text:p>1562.63916</text:p>
              </table:table-cell>
              <table:table-cell office:value-type="float" office:value="1574.112915">
                <text:p>1574.112915</text:p>
              </table:table-cell>
              <table:table-cell office:value-type="float" office:value="1562.989746">
                <text:p>1562.989746</text:p>
              </table:table-cell>
              <table:table-cell office:value-type="float" office:value="1574.169556">
                <text:p>1574.16955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64.858032">
                <text:p>1564.858032</text:p>
              </table:table-cell>
              <table:table-cell office:value-type="float" office:value="1571.813354">
                <text:p>1571.813354</text:p>
              </table:table-cell>
              <table:table-cell office:value-type="float" office:value="1560.735596">
                <text:p>1560.735596</text:p>
              </table:table-cell>
              <table:table-cell office:value-type="float" office:value="1575.470215">
                <text:p>1575.47021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65.478271">
                <text:p>1565.478271</text:p>
              </table:table-cell>
              <table:table-cell office:value-type="float" office:value="1568.180054">
                <text:p>1568.180054</text:p>
              </table:table-cell>
              <table:table-cell office:value-type="float" office:value="1560.201416">
                <text:p>1560.201416</text:p>
              </table:table-cell>
              <table:table-cell office:value-type="float" office:value="1572.197021">
                <text:p>1572.19702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65.931641">
                <text:p>1565.931641</text:p>
              </table:table-cell>
              <table:table-cell office:value-type="float" office:value="1569.38916">
                <text:p>1569.38916</text:p>
              </table:table-cell>
              <table:table-cell office:value-type="float" office:value="1566.401367">
                <text:p>1566.401367</text:p>
              </table:table-cell>
              <table:table-cell office:value-type="float" office:value="1568.052612">
                <text:p>1568.0526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85.860962">
                <text:p>1585.860962</text:p>
              </table:table-cell>
              <table:table-cell office:value-type="float" office:value="1599.594604">
                <text:p>1599.594604</text:p>
              </table:table-cell>
              <table:table-cell office:value-type="float" office:value="1544.338501">
                <text:p>1544.338501</text:p>
              </table:table-cell>
              <table:table-cell office:value-type="float" office:value="1531.456543">
                <text:p>1531.45654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99.654663">
                <text:p>1599.654663</text:p>
              </table:table-cell>
              <table:table-cell office:value-type="float" office:value="1626.172607">
                <text:p>1626.172607</text:p>
              </table:table-cell>
              <table:table-cell office:value-type="float" office:value="1526.766235">
                <text:p>1526.766235</text:p>
              </table:table-cell>
              <table:table-cell office:value-type="float" office:value="1518.331543">
                <text:p>1518.33154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07.962158">
                <text:p>1607.962158</text:p>
              </table:table-cell>
              <table:table-cell office:value-type="float" office:value="1654.447266">
                <text:p>1654.447266</text:p>
              </table:table-cell>
              <table:table-cell office:value-type="float" office:value="1526.509521">
                <text:p>1526.509521</text:p>
              </table:table-cell>
              <table:table-cell office:value-type="float" office:value="1529.602173">
                <text:p>1529.60217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34.389771">
                <text:p>1634.389771</text:p>
              </table:table-cell>
              <table:table-cell office:value-type="float" office:value="1613.470825">
                <text:p>1613.470825</text:p>
              </table:table-cell>
              <table:table-cell office:value-type="float" office:value="1540.631836">
                <text:p>1540.631836</text:p>
              </table:table-cell>
              <table:table-cell office:value-type="float" office:value="1533.571167">
                <text:p>1533.5711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10.739014">
                <text:p>1610.739014</text:p>
              </table:table-cell>
              <table:table-cell office:value-type="float" office:value="1657.127808">
                <text:p>1657.127808</text:p>
              </table:table-cell>
              <table:table-cell office:value-type="float" office:value="1568.833008">
                <text:p>1568.833008</text:p>
              </table:table-cell>
              <table:table-cell office:value-type="float" office:value="1555.524658">
                <text:p>1555.52465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22.231812">
                <text:p>1622.231812</text:p>
              </table:table-cell>
              <table:table-cell office:value-type="float" office:value="1658.409912">
                <text:p>1658.409912</text:p>
              </table:table-cell>
              <table:table-cell office:value-type="float" office:value="1569.934326">
                <text:p>1569.934326</text:p>
              </table:table-cell>
              <table:table-cell office:value-type="float" office:value="1564.305664">
                <text:p>1564.30566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34.84021">
                <text:p>1634.84021</text:p>
              </table:table-cell>
              <table:table-cell office:value-type="float" office:value="1666.389648">
                <text:p>1666.389648</text:p>
              </table:table-cell>
              <table:table-cell office:value-type="float" office:value="1575.750977">
                <text:p>1575.750977</text:p>
              </table:table-cell>
              <table:table-cell office:value-type="float" office:value="1577.73584">
                <text:p>1577.7358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27.782227">
                <text:p>1627.782227</text:p>
              </table:table-cell>
              <table:table-cell office:value-type="float" office:value="1692.229858">
                <text:p>1692.229858</text:p>
              </table:table-cell>
              <table:table-cell office:value-type="float" office:value="1597.381104">
                <text:p>1597.381104</text:p>
              </table:table-cell>
              <table:table-cell office:value-type="float" office:value="1609.394165">
                <text:p>1609.39416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64.074219">
                <text:p>1664.074219</text:p>
              </table:table-cell>
              <table:table-cell office:value-type="float" office:value="1664.984863">
                <text:p>1664.984863</text:p>
              </table:table-cell>
              <table:table-cell office:value-type="float" office:value="1622.865234">
                <text:p>1622.865234</text:p>
              </table:table-cell>
              <table:table-cell office:value-type="float" office:value="1603.132324">
                <text:p>1603.13232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47.38562">
                <text:p>1647.38562</text:p>
              </table:table-cell>
              <table:table-cell office:value-type="float" office:value="1728.245117">
                <text:p>1728.245117</text:p>
              </table:table-cell>
              <table:table-cell office:value-type="float" office:value="1618.079346">
                <text:p>1618.079346</text:p>
              </table:table-cell>
              <table:table-cell office:value-type="float" office:value="1648.827271">
                <text:p>1648.8272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19.546021">
                <text:p>1619.546021</text:p>
              </table:table-cell>
              <table:table-cell office:value-type="float" office:value="1689.321533">
                <text:p>1689.321533</text:p>
              </table:table-cell>
              <table:table-cell office:value-type="float" office:value="1647.134766">
                <text:p>1647.134766</text:p>
              </table:table-cell>
              <table:table-cell office:value-type="float" office:value="1691.442993">
                <text:p>1691.44299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34.48938">
                <text:p>1634.48938</text:p>
              </table:table-cell>
              <table:table-cell office:value-type="float" office:value="1695.216431">
                <text:p>1695.216431</text:p>
              </table:table-cell>
              <table:table-cell office:value-type="float" office:value="1647.563354">
                <text:p>1647.563354</text:p>
              </table:table-cell>
              <table:table-cell office:value-type="float" office:value="1698.633667">
                <text:p>1698.6336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39.535522">
                <text:p>1639.535522</text:p>
              </table:table-cell>
              <table:table-cell office:value-type="float" office:value="1695.491211">
                <text:p>1695.491211</text:p>
              </table:table-cell>
              <table:table-cell office:value-type="float" office:value="1645.277832">
                <text:p>1645.277832</text:p>
              </table:table-cell>
              <table:table-cell office:value-type="float" office:value="1707.682373">
                <text:p>1707.68237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23.785034">
                <text:p>1623.785034</text:p>
              </table:table-cell>
              <table:table-cell office:value-type="float" office:value="1702.726807">
                <text:p>1702.726807</text:p>
              </table:table-cell>
              <table:table-cell office:value-type="float" office:value="1639.566284">
                <text:p>1639.566284</text:p>
              </table:table-cell>
              <table:table-cell office:value-type="float" office:value="1710.729858">
                <text:p>1710.72985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617.9198">
                <text:p>1617.9198</text:p>
              </table:table-cell>
              <table:table-cell office:value-type="float" office:value="1718.986572">
                <text:p>1718.986572</text:p>
              </table:table-cell>
              <table:table-cell office:value-type="float" office:value="1629.460449">
                <text:p>1629.460449</text:p>
              </table:table-cell>
              <table:table-cell office:value-type="float" office:value="1712.263062">
                <text:p>1712.26306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36.610107">
                <text:p>1636.610107</text:p>
              </table:table-cell>
              <table:table-cell office:value-type="float" office:value="1685.562744">
                <text:p>1685.562744</text:p>
              </table:table-cell>
              <table:table-cell office:value-type="float" office:value="1640.037354">
                <text:p>1640.037354</text:p>
              </table:table-cell>
              <table:table-cell office:value-type="float" office:value="1689.462891">
                <text:p>1689.4628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36.57605">
                <text:p>1636.57605</text:p>
              </table:table-cell>
              <table:table-cell office:value-type="float" office:value="1690.932129">
                <text:p>1690.932129</text:p>
              </table:table-cell>
              <table:table-cell office:value-type="float" office:value="1641.192993">
                <text:p>1641.192993</text:p>
              </table:table-cell>
              <table:table-cell office:value-type="float" office:value="1693.799927">
                <text:p>1693.79992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33.716064">
                <text:p>1633.716064</text:p>
              </table:table-cell>
              <table:table-cell office:value-type="float" office:value="1699.214722">
                <text:p>1699.214722</text:p>
              </table:table-cell>
              <table:table-cell office:value-type="float" office:value="1640.216675">
                <text:p>1640.216675</text:p>
              </table:table-cell>
              <table:table-cell office:value-type="float" office:value="1699.490356">
                <text:p>1699.49035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31.405518">
                <text:p>1631.405518</text:p>
              </table:table-cell>
              <table:table-cell office:value-type="float" office:value="1701.477539">
                <text:p>1701.477539</text:p>
              </table:table-cell>
              <table:table-cell office:value-type="float" office:value="1640.510498">
                <text:p>1640.510498</text:p>
              </table:table-cell>
              <table:table-cell office:value-type="float" office:value="1700.361206">
                <text:p>1700.36120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41.790894">
                <text:p>1641.790894</text:p>
              </table:table-cell>
              <table:table-cell office:value-type="float" office:value="1690.739502">
                <text:p>1690.739502</text:p>
              </table:table-cell>
              <table:table-cell office:value-type="float" office:value="1645.006714">
                <text:p>1645.006714</text:p>
              </table:table-cell>
              <table:table-cell office:value-type="float" office:value="1692.234863">
                <text:p>1692.23486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31.911255">
                <text:p>1631.911255</text:p>
              </table:table-cell>
              <table:table-cell office:value-type="float" office:value="1708.904419">
                <text:p>1708.904419</text:p>
              </table:table-cell>
              <table:table-cell office:value-type="float" office:value="1637.954346">
                <text:p>1637.954346</text:p>
              </table:table-cell>
              <table:table-cell office:value-type="float" office:value="1709.286255">
                <text:p>1709.28625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31.634766">
                <text:p>1631.634766</text:p>
              </table:table-cell>
              <table:table-cell office:value-type="float" office:value="1706.029541">
                <text:p>1706.029541</text:p>
              </table:table-cell>
              <table:table-cell office:value-type="float" office:value="1637.592529">
                <text:p>1637.592529</text:p>
              </table:table-cell>
              <table:table-cell office:value-type="float" office:value="1708.89624">
                <text:p>1708.896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40.608643">
                <text:p>1640.608643</text:p>
              </table:table-cell>
              <table:table-cell office:value-type="float" office:value="1697.121704">
                <text:p>1697.121704</text:p>
              </table:table-cell>
              <table:table-cell office:value-type="float" office:value="1645.00708">
                <text:p>1645.00708</text:p>
              </table:table-cell>
              <table:table-cell office:value-type="float" office:value="1697.083374">
                <text:p>1697.08337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36.453491">
                <text:p>1636.453491</text:p>
              </table:table-cell>
              <table:table-cell office:value-type="float" office:value="1707.140015">
                <text:p>1707.140015</text:p>
              </table:table-cell>
              <table:table-cell office:value-type="float" office:value="1639.993286">
                <text:p>1639.993286</text:p>
              </table:table-cell>
              <table:table-cell office:value-type="float" office:value="1704.740723">
                <text:p>1704.74072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36.37561">
                <text:p>1636.37561</text:p>
              </table:table-cell>
              <table:table-cell office:value-type="float" office:value="1704.466431">
                <text:p>1704.466431</text:p>
              </table:table-cell>
              <table:table-cell office:value-type="float" office:value="1639.696167">
                <text:p>1639.696167</text:p>
              </table:table-cell>
              <table:table-cell office:value-type="float" office:value="1707.106323">
                <text:p>1707.10632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39.245728">
                <text:p>1639.245728</text:p>
              </table:table-cell>
              <table:table-cell office:value-type="float" office:value="1699.88208">
                <text:p>1699.88208</text:p>
              </table:table-cell>
              <table:table-cell office:value-type="float" office:value="1646.181885">
                <text:p>1646.181885</text:p>
              </table:table-cell>
              <table:table-cell office:value-type="float" office:value="1698.236694">
                <text:p>1698.23669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40.143799">
                <text:p>1640.143799</text:p>
              </table:table-cell>
              <table:table-cell office:value-type="float" office:value="1700.25293">
                <text:p>1700.25293</text:p>
              </table:table-cell>
              <table:table-cell office:value-type="float" office:value="1648.202271">
                <text:p>1648.202271</text:p>
              </table:table-cell>
              <table:table-cell office:value-type="float" office:value="1701.273438">
                <text:p>1701.27343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37.74939">
                <text:p>1637.74939</text:p>
              </table:table-cell>
              <table:table-cell office:value-type="float" office:value="1711.144409">
                <text:p>1711.144409</text:p>
              </table:table-cell>
              <table:table-cell office:value-type="float" office:value="1641.979858">
                <text:p>1641.979858</text:p>
              </table:table-cell>
              <table:table-cell office:value-type="float" office:value="1709.85376">
                <text:p>1709.8537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39.153931">
                <text:p>1639.153931</text:p>
              </table:table-cell>
              <table:table-cell office:value-type="float" office:value="1706.325806">
                <text:p>1706.325806</text:p>
              </table:table-cell>
              <table:table-cell office:value-type="float" office:value="1642.83252">
                <text:p>1642.83252</text:p>
              </table:table-cell>
              <table:table-cell office:value-type="float" office:value="1702.930664">
                <text:p>1702.93066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43.204834">
                <text:p>1643.204834</text:p>
              </table:table-cell>
              <table:table-cell office:value-type="float" office:value="1701.463501">
                <text:p>1701.463501</text:p>
              </table:table-cell>
              <table:table-cell office:value-type="float" office:value="1649.664917">
                <text:p>1649.664917</text:p>
              </table:table-cell>
              <table:table-cell office:value-type="float" office:value="1698.186768">
                <text:p>1698.18676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39.948486">
                <text:p>1639.948486</text:p>
              </table:table-cell>
              <table:table-cell office:value-type="float" office:value="1701.449829">
                <text:p>1701.449829</text:p>
              </table:table-cell>
              <table:table-cell office:value-type="float" office:value="1645.022095">
                <text:p>1645.022095</text:p>
              </table:table-cell>
              <table:table-cell office:value-type="float" office:value="1698.126221">
                <text:p>1698.12622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43.342285">
                <text:p>1643.342285</text:p>
              </table:table-cell>
              <table:table-cell office:value-type="float" office:value="1701.951416">
                <text:p>1701.951416</text:p>
              </table:table-cell>
              <table:table-cell office:value-type="float" office:value="1647.826416">
                <text:p>1647.826416</text:p>
              </table:table-cell>
              <table:table-cell office:value-type="float" office:value="1703.72998">
                <text:p>1703.7299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44.605835">
                <text:p>1644.605835</text:p>
              </table:table-cell>
              <table:table-cell office:value-type="float" office:value="1708.193359">
                <text:p>1708.193359</text:p>
              </table:table-cell>
              <table:table-cell office:value-type="float" office:value="1645.833618">
                <text:p>1645.833618</text:p>
              </table:table-cell>
              <table:table-cell office:value-type="float" office:value="1706.375977">
                <text:p>1706.37597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42.654053">
                <text:p>1642.654053</text:p>
              </table:table-cell>
              <table:table-cell office:value-type="float" office:value="1703.839111">
                <text:p>1703.839111</text:p>
              </table:table-cell>
              <table:table-cell office:value-type="float" office:value="1650.04541">
                <text:p>1650.04541</text:p>
              </table:table-cell>
              <table:table-cell office:value-type="float" office:value="1701.959351">
                <text:p>1701.95935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38.467651">
                <text:p>1638.467651</text:p>
              </table:table-cell>
              <table:table-cell office:value-type="float" office:value="1711.576904">
                <text:p>1711.576904</text:p>
              </table:table-cell>
              <table:table-cell office:value-type="float" office:value="1645.222168">
                <text:p>1645.222168</text:p>
              </table:table-cell>
              <table:table-cell office:value-type="float" office:value="1708.004883">
                <text:p>1708.00488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41.316528">
                <text:p>1641.316528</text:p>
              </table:table-cell>
              <table:table-cell office:value-type="float" office:value="1708.92395">
                <text:p>1708.92395</text:p>
              </table:table-cell>
              <table:table-cell office:value-type="float" office:value="1645.854614">
                <text:p>1645.854614</text:p>
              </table:table-cell>
              <table:table-cell office:value-type="float" office:value="1703.951172">
                <text:p>1703.95117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41.096069">
                <text:p>1641.096069</text:p>
              </table:table-cell>
              <table:table-cell office:value-type="float" office:value="1706.80896">
                <text:p>1706.80896</text:p>
              </table:table-cell>
              <table:table-cell office:value-type="float" office:value="1646.905884">
                <text:p>1646.905884</text:p>
              </table:table-cell>
              <table:table-cell office:value-type="float" office:value="1708.923706">
                <text:p>1708.92370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40.776611">
                <text:p>1640.776611</text:p>
              </table:table-cell>
              <table:table-cell office:value-type="float" office:value="1714.51416">
                <text:p>1714.51416</text:p>
              </table:table-cell>
              <table:table-cell office:value-type="float" office:value="1647.80481">
                <text:p>1647.80481</text:p>
              </table:table-cell>
              <table:table-cell office:value-type="float" office:value="1714.190796">
                <text:p>1714.19079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38.005615">
                <text:p>1638.005615</text:p>
              </table:table-cell>
              <table:table-cell office:value-type="float" office:value="1719.262207">
                <text:p>1719.262207</text:p>
              </table:table-cell>
              <table:table-cell office:value-type="float" office:value="1642.666138">
                <text:p>1642.666138</text:p>
              </table:table-cell>
              <table:table-cell office:value-type="float" office:value="1719.459351">
                <text:p>1719.45935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45.270996">
                <text:p>1645.270996</text:p>
              </table:table-cell>
              <table:table-cell office:value-type="float" office:value="1713.109863">
                <text:p>1713.109863</text:p>
              </table:table-cell>
              <table:table-cell office:value-type="float" office:value="1649.91394">
                <text:p>1649.91394</text:p>
              </table:table-cell>
              <table:table-cell office:value-type="float" office:value="1709.338989">
                <text:p>1709.33898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43.972534">
                <text:p>1643.972534</text:p>
              </table:table-cell>
              <table:table-cell office:value-type="float" office:value="1714.744873">
                <text:p>1714.744873</text:p>
              </table:table-cell>
              <table:table-cell office:value-type="float" office:value="1650.5354">
                <text:p>1650.5354</text:p>
              </table:table-cell>
              <table:table-cell office:value-type="float" office:value="1712.418579">
                <text:p>1712.41857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48.33252">
                <text:p>1648.33252</text:p>
              </table:table-cell>
              <table:table-cell office:value-type="float" office:value="1712.530396">
                <text:p>1712.530396</text:p>
              </table:table-cell>
              <table:table-cell office:value-type="float" office:value="1654.391968">
                <text:p>1654.391968</text:p>
              </table:table-cell>
              <table:table-cell office:value-type="float" office:value="1711.108276">
                <text:p>1711.1082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641.801636">
                <text:p>1641.801636</text:p>
              </table:table-cell>
              <table:table-cell office:value-type="float" office:value="1723.641602">
                <text:p>1723.641602</text:p>
              </table:table-cell>
              <table:table-cell office:value-type="float" office:value="1645.083618">
                <text:p>1645.083618</text:p>
              </table:table-cell>
              <table:table-cell office:value-type="float" office:value="1722.412598">
                <text:p>1722.41259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46.433594">
                <text:p>1646.433594</text:p>
              </table:table-cell>
              <table:table-cell office:value-type="float" office:value="1721.384766">
                <text:p>1721.384766</text:p>
              </table:table-cell>
              <table:table-cell office:value-type="float" office:value="1652.623291">
                <text:p>1652.623291</text:p>
              </table:table-cell>
              <table:table-cell office:value-type="float" office:value="1717.744141">
                <text:p>1717.74414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647.453857">
                <text:p>1647.453857</text:p>
              </table:table-cell>
              <table:table-cell office:value-type="float" office:value="1718.964844">
                <text:p>1718.964844</text:p>
              </table:table-cell>
              <table:table-cell office:value-type="float" office:value="1654.326904">
                <text:p>1654.326904</text:p>
              </table:table-cell>
              <table:table-cell office:value-type="float" office:value="1716.728882">
                <text:p>1716.72888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646.877686">
                <text:p>1646.877686</text:p>
              </table:table-cell>
              <table:table-cell office:value-type="float" office:value="1724.311401">
                <text:p>1724.311401</text:p>
              </table:table-cell>
              <table:table-cell office:value-type="float" office:value="1651.824219">
                <text:p>1651.824219</text:p>
              </table:table-cell>
              <table:table-cell office:value-type="float" office:value="1719.831055">
                <text:p>1719.83105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51.849731">
                <text:p>1651.849731</text:p>
              </table:table-cell>
              <table:table-cell office:value-type="float" office:value="1715.279419">
                <text:p>1715.279419</text:p>
              </table:table-cell>
              <table:table-cell office:value-type="float" office:value="1661.731934">
                <text:p>1661.731934</text:p>
              </table:table-cell>
              <table:table-cell office:value-type="float" office:value="1710.812256">
                <text:p>1710.81225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49.549438">
                <text:p>1649.549438</text:p>
              </table:table-cell>
              <table:table-cell office:value-type="float" office:value="1720.854004">
                <text:p>1720.854004</text:p>
              </table:table-cell>
              <table:table-cell office:value-type="float" office:value="1656.626709">
                <text:p>1656.626709</text:p>
              </table:table-cell>
              <table:table-cell office:value-type="float" office:value="1715.687866">
                <text:p>1715.68786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649.053955">
                <text:p>1649.053955</text:p>
              </table:table-cell>
              <table:table-cell office:value-type="float" office:value="1722.498535">
                <text:p>1722.498535</text:p>
              </table:table-cell>
              <table:table-cell office:value-type="float" office:value="1655.130859">
                <text:p>1655.130859</text:p>
              </table:table-cell>
              <table:table-cell office:value-type="float" office:value="1721.994873">
                <text:p>1721.99487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644.740967">
                <text:p>1644.740967</text:p>
              </table:table-cell>
              <table:table-cell office:value-type="float" office:value="1726.859131">
                <text:p>1726.859131</text:p>
              </table:table-cell>
              <table:table-cell office:value-type="float" office:value="1652.275391">
                <text:p>1652.275391</text:p>
              </table:table-cell>
              <table:table-cell office:value-type="float" office:value="1723.693359">
                <text:p>1723.69335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49.566528">
                <text:p>1649.566528</text:p>
              </table:table-cell>
              <table:table-cell office:value-type="float" office:value="1718.616211">
                <text:p>1718.616211</text:p>
              </table:table-cell>
              <table:table-cell office:value-type="float" office:value="1657.346191">
                <text:p>1657.346191</text:p>
              </table:table-cell>
              <table:table-cell office:value-type="float" office:value="1718.406128">
                <text:p>1718.40612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49.83728">
                <text:p>1649.83728</text:p>
              </table:table-cell>
              <table:table-cell office:value-type="float" office:value="1715.624268">
                <text:p>1715.624268</text:p>
              </table:table-cell>
              <table:table-cell office:value-type="float" office:value="1657.789429">
                <text:p>1657.789429</text:p>
              </table:table-cell>
              <table:table-cell office:value-type="float" office:value="1713.807739">
                <text:p>1713.80773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47.67627">
                <text:p>1647.67627</text:p>
              </table:table-cell>
              <table:table-cell office:value-type="float" office:value="1729.09668">
                <text:p>1729.09668</text:p>
              </table:table-cell>
              <table:table-cell office:value-type="float" office:value="1657.353394">
                <text:p>1657.353394</text:p>
              </table:table-cell>
              <table:table-cell office:value-type="float" office:value="1726.03479">
                <text:p>1726.0347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650.490479">
                <text:p>1650.490479</text:p>
              </table:table-cell>
              <table:table-cell office:value-type="float" office:value="1717.794678">
                <text:p>1717.794678</text:p>
              </table:table-cell>
              <table:table-cell office:value-type="float" office:value="1656.160889">
                <text:p>1656.160889</text:p>
              </table:table-cell>
              <table:table-cell office:value-type="float" office:value="1719.470215">
                <text:p>1719.4702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648.449097">
                <text:p>1648.449097</text:p>
              </table:table-cell>
              <table:table-cell office:value-type="float" office:value="1725.359375">
                <text:p>1725.359375</text:p>
              </table:table-cell>
              <table:table-cell office:value-type="float" office:value="1655.593262">
                <text:p>1655.593262</text:p>
              </table:table-cell>
              <table:table-cell office:value-type="float" office:value="1725.319336">
                <text:p>1725.31933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50.033569">
                <text:p>1650.033569</text:p>
              </table:table-cell>
              <table:table-cell office:value-type="float" office:value="1721.918823">
                <text:p>1721.918823</text:p>
              </table:table-cell>
              <table:table-cell office:value-type="float" office:value="1659.577759">
                <text:p>1659.577759</text:p>
              </table:table-cell>
              <table:table-cell office:value-type="float" office:value="1716.959961">
                <text:p>1716.95996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49.540161">
                <text:p>1649.540161</text:p>
              </table:table-cell>
              <table:table-cell office:value-type="float" office:value="1727.910156">
                <text:p>1727.910156</text:p>
              </table:table-cell>
              <table:table-cell office:value-type="float" office:value="1656.906616">
                <text:p>1656.906616</text:p>
              </table:table-cell>
              <table:table-cell office:value-type="float" office:value="1725.731323">
                <text:p>1725.73132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646.768311">
                <text:p>1646.768311</text:p>
              </table:table-cell>
              <table:table-cell office:value-type="float" office:value="1726.811523">
                <text:p>1726.811523</text:p>
              </table:table-cell>
              <table:table-cell office:value-type="float" office:value="1656.132812">
                <text:p>1656.132812</text:p>
              </table:table-cell>
              <table:table-cell office:value-type="float" office:value="1723.626831">
                <text:p>1723.62683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53.698853">
                <text:p>1653.698853</text:p>
              </table:table-cell>
              <table:table-cell office:value-type="float" office:value="1723.278564">
                <text:p>1723.278564</text:p>
              </table:table-cell>
              <table:table-cell office:value-type="float" office:value="1655.994995">
                <text:p>1655.994995</text:p>
              </table:table-cell>
              <table:table-cell office:value-type="float" office:value="1723.947754">
                <text:p>1723.94775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55.21814">
                <text:p>1655.21814</text:p>
              </table:table-cell>
              <table:table-cell office:value-type="float" office:value="1717.119263">
                <text:p>1717.119263</text:p>
              </table:table-cell>
              <table:table-cell office:value-type="float" office:value="1664.537109">
                <text:p>1664.537109</text:p>
              </table:table-cell>
              <table:table-cell office:value-type="float" office:value="1713.438477">
                <text:p>1713.43847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652.477905">
                <text:p>1652.477905</text:p>
              </table:table-cell>
              <table:table-cell office:value-type="float" office:value="1723.157837">
                <text:p>1723.157837</text:p>
              </table:table-cell>
              <table:table-cell office:value-type="float" office:value="1657.590088">
                <text:p>1657.590088</text:p>
              </table:table-cell>
              <table:table-cell office:value-type="float" office:value="1719.261108">
                <text:p>1719.26110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647.380737">
                <text:p>1647.380737</text:p>
              </table:table-cell>
              <table:table-cell office:value-type="float" office:value="1730.356323">
                <text:p>1730.356323</text:p>
              </table:table-cell>
              <table:table-cell office:value-type="float" office:value="1655.330078">
                <text:p>1655.330078</text:p>
              </table:table-cell>
              <table:table-cell office:value-type="float" office:value="1730.069946">
                <text:p>1730.06994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649.222656">
                <text:p>1649.222656</text:p>
              </table:table-cell>
              <table:table-cell office:value-type="float" office:value="1728.441528">
                <text:p>1728.441528</text:p>
              </table:table-cell>
              <table:table-cell office:value-type="float" office:value="1659.334717">
                <text:p>1659.334717</text:p>
              </table:table-cell>
              <table:table-cell office:value-type="float" office:value="1725.337769">
                <text:p>1725.33776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56.226807">
                <text:p>1656.226807</text:p>
              </table:table-cell>
              <table:table-cell office:value-type="float" office:value="1723.587036">
                <text:p>1723.587036</text:p>
              </table:table-cell>
              <table:table-cell office:value-type="float" office:value="1659.480225">
                <text:p>1659.480225</text:p>
              </table:table-cell>
              <table:table-cell office:value-type="float" office:value="1719.175171">
                <text:p>1719.17517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51.694336">
                <text:p>1651.694336</text:p>
              </table:table-cell>
              <table:table-cell office:value-type="float" office:value="1724.19458">
                <text:p>1724.19458</text:p>
              </table:table-cell>
              <table:table-cell office:value-type="float" office:value="1661.44812">
                <text:p>1661.44812</text:p>
              </table:table-cell>
              <table:table-cell office:value-type="float" office:value="1721.001587">
                <text:p>1721.00158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651.912842">
                <text:p>1651.912842</text:p>
              </table:table-cell>
              <table:table-cell office:value-type="float" office:value="1728.5354">
                <text:p>1728.5354</text:p>
              </table:table-cell>
              <table:table-cell office:value-type="float" office:value="1660.318848">
                <text:p>1660.318848</text:p>
              </table:table-cell>
              <table:table-cell office:value-type="float" office:value="1726.364014">
                <text:p>1726.36401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655.02002">
                <text:p>1655.02002</text:p>
              </table:table-cell>
              <table:table-cell office:value-type="float" office:value="1726.058594">
                <text:p>1726.058594</text:p>
              </table:table-cell>
              <table:table-cell office:value-type="float" office:value="1662.028931">
                <text:p>1662.028931</text:p>
              </table:table-cell>
              <table:table-cell office:value-type="float" office:value="1722.403687">
                <text:p>1722.40368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654.855835">
                <text:p>1654.855835</text:p>
              </table:table-cell>
              <table:table-cell office:value-type="float" office:value="1736.866089">
                <text:p>1736.866089</text:p>
              </table:table-cell>
              <table:table-cell office:value-type="float" office:value="1659.46167">
                <text:p>1659.46167</text:p>
              </table:table-cell>
              <table:table-cell office:value-type="float" office:value="1735.900879">
                <text:p>1735.90087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651.887695">
                <text:p>1651.887695</text:p>
              </table:table-cell>
              <table:table-cell office:value-type="float" office:value="1734.829468">
                <text:p>1734.829468</text:p>
              </table:table-cell>
              <table:table-cell office:value-type="float" office:value="1660.78772">
                <text:p>1660.78772</text:p>
              </table:table-cell>
              <table:table-cell office:value-type="float" office:value="1733.51416">
                <text:p>1733.5141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57.095337">
                <text:p>1657.095337</text:p>
              </table:table-cell>
              <table:table-cell office:value-type="float" office:value="1730.065063">
                <text:p>1730.065063</text:p>
              </table:table-cell>
              <table:table-cell office:value-type="float" office:value="1665.198608">
                <text:p>1665.198608</text:p>
              </table:table-cell>
              <table:table-cell office:value-type="float" office:value="1729.460205">
                <text:p>1729.46020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60.516479">
                <text:p>1660.516479</text:p>
              </table:table-cell>
              <table:table-cell office:value-type="float" office:value="1725.816528">
                <text:p>1725.816528</text:p>
              </table:table-cell>
              <table:table-cell office:value-type="float" office:value="1668.446411">
                <text:p>1668.446411</text:p>
              </table:table-cell>
              <table:table-cell office:value-type="float" office:value="1722.116577">
                <text:p>1722.11657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655.21582">
                <text:p>1655.21582</text:p>
              </table:table-cell>
              <table:table-cell office:value-type="float" office:value="1734.62439">
                <text:p>1734.62439</text:p>
              </table:table-cell>
              <table:table-cell office:value-type="float" office:value="1663.911133">
                <text:p>1663.911133</text:p>
              </table:table-cell>
              <table:table-cell office:value-type="float" office:value="1730.880371">
                <text:p>1730.88037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654.646118">
                <text:p>1654.646118</text:p>
              </table:table-cell>
              <table:table-cell office:value-type="float" office:value="1735.130371">
                <text:p>1735.130371</text:p>
              </table:table-cell>
              <table:table-cell office:value-type="float" office:value="1662.603027">
                <text:p>1662.603027</text:p>
              </table:table-cell>
              <table:table-cell office:value-type="float" office:value="1732.408081">
                <text:p>1732.40808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52.561401">
                <text:p>1652.561401</text:p>
              </table:table-cell>
              <table:table-cell office:value-type="float" office:value="1740.035278">
                <text:p>1740.035278</text:p>
              </table:table-cell>
              <table:table-cell office:value-type="float" office:value="1660.779053">
                <text:p>1660.779053</text:p>
              </table:table-cell>
              <table:table-cell office:value-type="float" office:value="1737.836792">
                <text:p>1737.83679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657.378418">
                <text:p>1657.378418</text:p>
              </table:table-cell>
              <table:table-cell office:value-type="float" office:value="1734.744263">
                <text:p>1734.744263</text:p>
              </table:table-cell>
              <table:table-cell office:value-type="float" office:value="1661.446533">
                <text:p>1661.446533</text:p>
              </table:table-cell>
              <table:table-cell office:value-type="float" office:value="1731.403198">
                <text:p>1731.40319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658.186523">
                <text:p>1658.186523</text:p>
              </table:table-cell>
              <table:table-cell office:value-type="float" office:value="1728.783813">
                <text:p>1728.783813</text:p>
              </table:table-cell>
              <table:table-cell office:value-type="float" office:value="1664.414185">
                <text:p>1664.414185</text:p>
              </table:table-cell>
              <table:table-cell office:value-type="float" office:value="1727.19165">
                <text:p>1727.1916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656.38208">
                <text:p>1656.38208</text:p>
              </table:table-cell>
              <table:table-cell office:value-type="float" office:value="1734.062256">
                <text:p>1734.062256</text:p>
              </table:table-cell>
              <table:table-cell office:value-type="float" office:value="1663.979126">
                <text:p>1663.979126</text:p>
              </table:table-cell>
              <table:table-cell office:value-type="float" office:value="1735.442871">
                <text:p>1735.44287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60.27356">
                <text:p>1660.27356</text:p>
              </table:table-cell>
              <table:table-cell office:value-type="float" office:value="1727.478516">
                <text:p>1727.478516</text:p>
              </table:table-cell>
              <table:table-cell office:value-type="float" office:value="1668.159912">
                <text:p>1668.159912</text:p>
              </table:table-cell>
              <table:table-cell office:value-type="float" office:value="1725.551392">
                <text:p>1725.55139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655.903931">
                <text:p>1655.903931</text:p>
              </table:table-cell>
              <table:table-cell office:value-type="float" office:value="1739.805542">
                <text:p>1739.805542</text:p>
              </table:table-cell>
              <table:table-cell office:value-type="float" office:value="1660.996582">
                <text:p>1660.996582</text:p>
              </table:table-cell>
              <table:table-cell office:value-type="float" office:value="1737.263306">
                <text:p>1737.26330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653.716187">
                <text:p>1653.716187</text:p>
              </table:table-cell>
              <table:table-cell office:value-type="float" office:value="1737.391724">
                <text:p>1737.391724</text:p>
              </table:table-cell>
              <table:table-cell office:value-type="float" office:value="1662.999756">
                <text:p>1662.999756</text:p>
              </table:table-cell>
              <table:table-cell office:value-type="float" office:value="1736.611084">
                <text:p>1736.61108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659.184326">
                <text:p>1659.184326</text:p>
              </table:table-cell>
              <table:table-cell office:value-type="float" office:value="1726.968994">
                <text:p>1726.968994</text:p>
              </table:table-cell>
              <table:table-cell office:value-type="float" office:value="1663.710938">
                <text:p>1663.710938</text:p>
              </table:table-cell>
              <table:table-cell office:value-type="float" office:value="1728.338257">
                <text:p>1728.33825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655.740234">
                <text:p>1655.740234</text:p>
              </table:table-cell>
              <table:table-cell office:value-type="float" office:value="1734.600586">
                <text:p>1734.600586</text:p>
              </table:table-cell>
              <table:table-cell office:value-type="float" office:value="1662.111816">
                <text:p>1662.111816</text:p>
              </table:table-cell>
              <table:table-cell office:value-type="float" office:value="1735.098022">
                <text:p>1735.09802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660.379883">
                <text:p>1660.379883</text:p>
              </table:table-cell>
              <table:table-cell office:value-type="float" office:value="1734.257568">
                <text:p>1734.257568</text:p>
              </table:table-cell>
              <table:table-cell office:value-type="float" office:value="1663.858765">
                <text:p>1663.858765</text:p>
              </table:table-cell>
              <table:table-cell office:value-type="float" office:value="1730.743896">
                <text:p>1730.74389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655.931519">
                <text:p>1655.931519</text:p>
              </table:table-cell>
              <table:table-cell office:value-type="float" office:value="1735.711304">
                <text:p>1735.711304</text:p>
              </table:table-cell>
              <table:table-cell office:value-type="float" office:value="1660.768433">
                <text:p>1660.768433</text:p>
              </table:table-cell>
              <table:table-cell office:value-type="float" office:value="1735.443848">
                <text:p>1735.44384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656.860107">
                <text:p>1656.860107</text:p>
              </table:table-cell>
              <table:table-cell office:value-type="float" office:value="1734.362061">
                <text:p>1734.362061</text:p>
              </table:table-cell>
              <table:table-cell office:value-type="float" office:value="1662.827148">
                <text:p>1662.827148</text:p>
              </table:table-cell>
              <table:table-cell office:value-type="float" office:value="1734.326172">
                <text:p>1734.32617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60.47583">
                <text:p>1660.47583</text:p>
              </table:table-cell>
              <table:table-cell office:value-type="float" office:value="1729.870361">
                <text:p>1729.870361</text:p>
              </table:table-cell>
              <table:table-cell office:value-type="float" office:value="1667.009521">
                <text:p>1667.009521</text:p>
              </table:table-cell>
              <table:table-cell office:value-type="float" office:value="1726.708618">
                <text:p>1726.70861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58.246826">
                <text:p>1658.246826</text:p>
              </table:table-cell>
              <table:table-cell office:value-type="float" office:value="1739.353027">
                <text:p>1739.353027</text:p>
              </table:table-cell>
              <table:table-cell office:value-type="float" office:value="1664.009399">
                <text:p>1664.009399</text:p>
              </table:table-cell>
              <table:table-cell office:value-type="float" office:value="1736.993774">
                <text:p>1736.9937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59.179443">
                <text:p>1659.179443</text:p>
              </table:table-cell>
              <table:table-cell office:value-type="float" office:value="1727.27832">
                <text:p>1727.27832</text:p>
              </table:table-cell>
              <table:table-cell office:value-type="float" office:value="1664.10022">
                <text:p>1664.10022</text:p>
              </table:table-cell>
              <table:table-cell office:value-type="float" office:value="1730.368774">
                <text:p>1730.36877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54.251831">
                <text:p>1654.251831</text:p>
              </table:table-cell>
              <table:table-cell office:value-type="float" office:value="1739.766846">
                <text:p>1739.766846</text:p>
              </table:table-cell>
              <table:table-cell office:value-type="float" office:value="1660.807495">
                <text:p>1660.807495</text:p>
              </table:table-cell>
              <table:table-cell office:value-type="float" office:value="1737.955444">
                <text:p>1737.95544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56.321899">
                <text:p>1656.321899</text:p>
              </table:table-cell>
              <table:table-cell office:value-type="float" office:value="1735.553833">
                <text:p>1735.553833</text:p>
              </table:table-cell>
              <table:table-cell office:value-type="float" office:value="1661.050659">
                <text:p>1661.050659</text:p>
              </table:table-cell>
              <table:table-cell office:value-type="float" office:value="1732.697754">
                <text:p>1732.69775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57.746826">
                <text:p>1657.746826</text:p>
              </table:table-cell>
              <table:table-cell office:value-type="float" office:value="1728.715576">
                <text:p>1728.715576</text:p>
              </table:table-cell>
              <table:table-cell office:value-type="float" office:value="1664.79187">
                <text:p>1664.79187</text:p>
              </table:table-cell>
              <table:table-cell office:value-type="float" office:value="1726.500366">
                <text:p>1726.50036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58.343262">
                <text:p>1658.343262</text:p>
              </table:table-cell>
              <table:table-cell office:value-type="float" office:value="1733.834473">
                <text:p>1733.834473</text:p>
              </table:table-cell>
              <table:table-cell office:value-type="float" office:value="1665.017456">
                <text:p>1665.017456</text:p>
              </table:table-cell>
              <table:table-cell office:value-type="float" office:value="1731.578125">
                <text:p>1731.57812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59.315186">
                <text:p>1659.315186</text:p>
              </table:table-cell>
              <table:table-cell office:value-type="float" office:value="1730.814453">
                <text:p>1730.814453</text:p>
              </table:table-cell>
              <table:table-cell office:value-type="float" office:value="1666.954956">
                <text:p>1666.954956</text:p>
              </table:table-cell>
              <table:table-cell office:value-type="float" office:value="1728.939819">
                <text:p>1728.93981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59.003296">
                <text:p>1659.003296</text:p>
              </table:table-cell>
              <table:table-cell office:value-type="float" office:value="1732.203979">
                <text:p>1732.203979</text:p>
              </table:table-cell>
              <table:table-cell office:value-type="float" office:value="1665.741943">
                <text:p>1665.741943</text:p>
              </table:table-cell>
              <table:table-cell office:value-type="float" office:value="1731.060669">
                <text:p>1731.06066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656.477661">
                <text:p>1656.477661</text:p>
              </table:table-cell>
              <table:table-cell office:value-type="float" office:value="1735.993774">
                <text:p>1735.993774</text:p>
              </table:table-cell>
              <table:table-cell office:value-type="float" office:value="1664.765137">
                <text:p>1664.765137</text:p>
              </table:table-cell>
              <table:table-cell office:value-type="float" office:value="1731.476562">
                <text:p>1731.47656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58.063965">
                <text:p>1658.063965</text:p>
              </table:table-cell>
              <table:table-cell office:value-type="float" office:value="1731.043579">
                <text:p>1731.043579</text:p>
              </table:table-cell>
              <table:table-cell office:value-type="float" office:value="1666.044556">
                <text:p>1666.044556</text:p>
              </table:table-cell>
              <table:table-cell office:value-type="float" office:value="1731.373901">
                <text:p>1731.3739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654.562866">
                <text:p>1654.562866</text:p>
              </table:table-cell>
              <table:table-cell office:value-type="float" office:value="1744.014648">
                <text:p>1744.014648</text:p>
              </table:table-cell>
              <table:table-cell office:value-type="float" office:value="1660.265991">
                <text:p>1660.265991</text:p>
              </table:table-cell>
              <table:table-cell office:value-type="float" office:value="1740.185303">
                <text:p>1740.18530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662.228149">
                <text:p>1662.228149</text:p>
              </table:table-cell>
              <table:table-cell office:value-type="float" office:value="1733.754517">
                <text:p>1733.754517</text:p>
              </table:table-cell>
              <table:table-cell office:value-type="float" office:value="1668.93811">
                <text:p>1668.93811</text:p>
              </table:table-cell>
              <table:table-cell office:value-type="float" office:value="1730.492676">
                <text:p>1730.49267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658.477173">
                <text:p>1658.477173</text:p>
              </table:table-cell>
              <table:table-cell office:value-type="float" office:value="1744.70752">
                <text:p>1744.70752</text:p>
              </table:table-cell>
              <table:table-cell office:value-type="float" office:value="1662.637573">
                <text:p>1662.637573</text:p>
              </table:table-cell>
              <table:table-cell office:value-type="float" office:value="1740.936035">
                <text:p>1740.93603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662.610229">
                <text:p>1662.610229</text:p>
              </table:table-cell>
              <table:table-cell office:value-type="float" office:value="1736.430786">
                <text:p>1736.430786</text:p>
              </table:table-cell>
              <table:table-cell office:value-type="float" office:value="1664.777954">
                <text:p>1664.777954</text:p>
              </table:table-cell>
              <table:table-cell office:value-type="float" office:value="1735.672363">
                <text:p>1735.67236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661.824829">
                <text:p>1661.824829</text:p>
              </table:table-cell>
              <table:table-cell office:value-type="float" office:value="1730.221069">
                <text:p>1730.221069</text:p>
              </table:table-cell>
              <table:table-cell office:value-type="float" office:value="1669.194214">
                <text:p>1669.194214</text:p>
              </table:table-cell>
              <table:table-cell office:value-type="float" office:value="1724.424805">
                <text:p>1724.42480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656.992676">
                <text:p>1656.992676</text:p>
              </table:table-cell>
              <table:table-cell office:value-type="float" office:value="1743.693115">
                <text:p>1743.693115</text:p>
              </table:table-cell>
              <table:table-cell office:value-type="float" office:value="1662.993896">
                <text:p>1662.993896</text:p>
              </table:table-cell>
              <table:table-cell office:value-type="float" office:value="1743.283203">
                <text:p>1743.28320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662.897461">
                <text:p>1662.897461</text:p>
              </table:table-cell>
              <table:table-cell office:value-type="float" office:value="1735.499878">
                <text:p>1735.499878</text:p>
              </table:table-cell>
              <table:table-cell office:value-type="float" office:value="1669.333984">
                <text:p>1669.333984</text:p>
              </table:table-cell>
              <table:table-cell office:value-type="float" office:value="1732.020508">
                <text:p>1732.02050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659.629883">
                <text:p>1659.629883</text:p>
              </table:table-cell>
              <table:table-cell office:value-type="float" office:value="1739.740112">
                <text:p>1739.740112</text:p>
              </table:table-cell>
              <table:table-cell office:value-type="float" office:value="1666.17688">
                <text:p>1666.17688</text:p>
              </table:table-cell>
              <table:table-cell office:value-type="float" office:value="1737.195557">
                <text:p>1737.19555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656.816772">
                <text:p>1656.816772</text:p>
              </table:table-cell>
              <table:table-cell office:value-type="float" office:value="1739.55481">
                <text:p>1739.55481</text:p>
              </table:table-cell>
              <table:table-cell office:value-type="float" office:value="1664.366943">
                <text:p>1664.366943</text:p>
              </table:table-cell>
              <table:table-cell office:value-type="float" office:value="1739.720215">
                <text:p>1739.72021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660.349243">
                <text:p>1660.349243</text:p>
              </table:table-cell>
              <table:table-cell office:value-type="float" office:value="1738.790405">
                <text:p>1738.790405</text:p>
              </table:table-cell>
              <table:table-cell office:value-type="float" office:value="1665.167236">
                <text:p>1665.167236</text:p>
              </table:table-cell>
              <table:table-cell office:value-type="float" office:value="1734.733398">
                <text:p>1734.73339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659.510864">
                <text:p>1659.510864</text:p>
              </table:table-cell>
              <table:table-cell office:value-type="float" office:value="1734.718872">
                <text:p>1734.718872</text:p>
              </table:table-cell>
              <table:table-cell office:value-type="float" office:value="1669.551025">
                <text:p>1669.551025</text:p>
              </table:table-cell>
              <table:table-cell office:value-type="float" office:value="1732.171631">
                <text:p>1732.17163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660.362427">
                <text:p>1660.362427</text:p>
              </table:table-cell>
              <table:table-cell office:value-type="float" office:value="1732.034912">
                <text:p>1732.034912</text:p>
              </table:table-cell>
              <table:table-cell office:value-type="float" office:value="1668.822754">
                <text:p>1668.822754</text:p>
              </table:table-cell>
              <table:table-cell office:value-type="float" office:value="1730.115112">
                <text:p>1730.11511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660.480713">
                <text:p>1660.480713</text:p>
              </table:table-cell>
              <table:table-cell office:value-type="float" office:value="1742.790527">
                <text:p>1742.790527</text:p>
              </table:table-cell>
              <table:table-cell office:value-type="float" office:value="1665.432617">
                <text:p>1665.432617</text:p>
              </table:table-cell>
              <table:table-cell office:value-type="float" office:value="1741.697388">
                <text:p>1741.69738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662.871704">
                <text:p>1662.871704</text:p>
              </table:table-cell>
              <table:table-cell office:value-type="float" office:value="1735.72229">
                <text:p>1735.72229</text:p>
              </table:table-cell>
              <table:table-cell office:value-type="float" office:value="1668.181152">
                <text:p>1668.181152</text:p>
              </table:table-cell>
              <table:table-cell office:value-type="float" office:value="1735.41626">
                <text:p>1735.4162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660.50708">
                <text:p>1660.50708</text:p>
              </table:table-cell>
              <table:table-cell office:value-type="float" office:value="1742.5">
                <text:p>1742.5</text:p>
              </table:table-cell>
              <table:table-cell office:value-type="float" office:value="1664.587036">
                <text:p>1664.587036</text:p>
              </table:table-cell>
              <table:table-cell office:value-type="float" office:value="1739.30835">
                <text:p>1739.3083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662.207031">
                <text:p>1662.207031</text:p>
              </table:table-cell>
              <table:table-cell office:value-type="float" office:value="1739.203979">
                <text:p>1739.203979</text:p>
              </table:table-cell>
              <table:table-cell office:value-type="float" office:value="1670.087402">
                <text:p>1670.087402</text:p>
              </table:table-cell>
              <table:table-cell office:value-type="float" office:value="1732.519897">
                <text:p>1732.51989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660.273193">
                <text:p>1660.273193</text:p>
              </table:table-cell>
              <table:table-cell office:value-type="float" office:value="1733.380615">
                <text:p>1733.380615</text:p>
              </table:table-cell>
              <table:table-cell office:value-type="float" office:value="1669.108887">
                <text:p>1669.108887</text:p>
              </table:table-cell>
              <table:table-cell office:value-type="float" office:value="1730.127563">
                <text:p>1730.12756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659.724854">
                <text:p>1659.724854</text:p>
              </table:table-cell>
              <table:table-cell office:value-type="float" office:value="1738.641235">
                <text:p>1738.641235</text:p>
              </table:table-cell>
              <table:table-cell office:value-type="float" office:value="1666.103149">
                <text:p>1666.103149</text:p>
              </table:table-cell>
              <table:table-cell office:value-type="float" office:value="1736.025146">
                <text:p>1736.02514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660.822754">
                <text:p>1660.822754</text:p>
              </table:table-cell>
              <table:table-cell office:value-type="float" office:value="1740.052124">
                <text:p>1740.052124</text:p>
              </table:table-cell>
              <table:table-cell office:value-type="float" office:value="1669.134155">
                <text:p>1669.134155</text:p>
              </table:table-cell>
              <table:table-cell office:value-type="float" office:value="1736.165894">
                <text:p>1736.16589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661.825073">
                <text:p>1661.825073</text:p>
              </table:table-cell>
              <table:table-cell office:value-type="float" office:value="1717.603882">
                <text:p>1717.603882</text:p>
              </table:table-cell>
              <table:table-cell office:value-type="float" office:value="1667.165039">
                <text:p>1667.165039</text:p>
              </table:table-cell>
              <table:table-cell office:value-type="float" office:value="1716.201294">
                <text:p>1716.20129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633.908936">
                <text:p>1633.908936</text:p>
              </table:table-cell>
              <table:table-cell office:value-type="float" office:value="1731.380981">
                <text:p>1731.380981</text:p>
              </table:table-cell>
              <table:table-cell office:value-type="float" office:value="1641.30603">
                <text:p>1641.30603</text:p>
              </table:table-cell>
              <table:table-cell office:value-type="float" office:value="1732.093994">
                <text:p>1732.09399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632.629639">
                <text:p>1632.629639</text:p>
              </table:table-cell>
              <table:table-cell office:value-type="float" office:value="1708.201172">
                <text:p>1708.201172</text:p>
              </table:table-cell>
              <table:table-cell office:value-type="float" office:value="1641.259888">
                <text:p>1641.259888</text:p>
              </table:table-cell>
              <table:table-cell office:value-type="float" office:value="1706.004272">
                <text:p>1706.00427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631.137207">
                <text:p>1631.137207</text:p>
              </table:table-cell>
              <table:table-cell office:value-type="float" office:value="1698.070923">
                <text:p>1698.070923</text:p>
              </table:table-cell>
              <table:table-cell office:value-type="float" office:value="1636.033691">
                <text:p>1636.033691</text:p>
              </table:table-cell>
              <table:table-cell office:value-type="float" office:value="1698.076904">
                <text:p>1698.07690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619.546021">
                <text:p>1619.546021</text:p>
              </table:table-cell>
              <table:table-cell office:value-type="float" office:value="1692.894287">
                <text:p>1692.894287</text:p>
              </table:table-cell>
              <table:table-cell office:value-type="float" office:value="1624.031738">
                <text:p>1624.031738</text:p>
              </table:table-cell>
              <table:table-cell office:value-type="float" office:value="1694.049805">
                <text:p>1694.04980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614.682129">
                <text:p>1614.682129</text:p>
              </table:table-cell>
              <table:table-cell office:value-type="float" office:value="1685.575317">
                <text:p>1685.575317</text:p>
              </table:table-cell>
              <table:table-cell office:value-type="float" office:value="1621.195312">
                <text:p>1621.195312</text:p>
              </table:table-cell>
              <table:table-cell office:value-type="float" office:value="1684.584473">
                <text:p>1684.58447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608.30542">
                <text:p>1608.30542</text:p>
              </table:table-cell>
              <table:table-cell office:value-type="float" office:value="1681.297852">
                <text:p>1681.297852</text:p>
              </table:table-cell>
              <table:table-cell office:value-type="float" office:value="1610.950806">
                <text:p>1610.950806</text:p>
              </table:table-cell>
              <table:table-cell office:value-type="float" office:value="1673.570923">
                <text:p>1673.57092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605.828735">
                <text:p>1605.828735</text:p>
              </table:table-cell>
              <table:table-cell office:value-type="float" office:value="1666.586914">
                <text:p>1666.586914</text:p>
              </table:table-cell>
              <table:table-cell office:value-type="float" office:value="1608.970093">
                <text:p>1608.970093</text:p>
              </table:table-cell>
              <table:table-cell office:value-type="float" office:value="1668.411377">
                <text:p>1668.41137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98.628418">
                <text:p>1598.628418</text:p>
              </table:table-cell>
              <table:table-cell office:value-type="float" office:value="1662.446533">
                <text:p>1662.446533</text:p>
              </table:table-cell>
              <table:table-cell office:value-type="float" office:value="1601.891602">
                <text:p>1601.891602</text:p>
              </table:table-cell>
              <table:table-cell office:value-type="float" office:value="1660.89978">
                <text:p>1660.8997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98.773682">
                <text:p>1598.773682</text:p>
              </table:table-cell>
              <table:table-cell office:value-type="float" office:value="1652.852417">
                <text:p>1652.852417</text:p>
              </table:table-cell>
              <table:table-cell office:value-type="float" office:value="1606.912598">
                <text:p>1606.912598</text:p>
              </table:table-cell>
              <table:table-cell office:value-type="float" office:value="1649.087891">
                <text:p>1649.08789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94.966187">
                <text:p>1594.966187</text:p>
              </table:table-cell>
              <table:table-cell office:value-type="float" office:value="1641.718994">
                <text:p>1641.718994</text:p>
              </table:table-cell>
              <table:table-cell office:value-type="float" office:value="1597.704346">
                <text:p>1597.704346</text:p>
              </table:table-cell>
              <table:table-cell office:value-type="float" office:value="1641.629639">
                <text:p>1641.62963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93.125977">
                <text:p>1593.125977</text:p>
              </table:table-cell>
              <table:table-cell office:value-type="float" office:value="1640.034668">
                <text:p>1640.034668</text:p>
              </table:table-cell>
              <table:table-cell office:value-type="float" office:value="1596.482422">
                <text:p>1596.482422</text:p>
              </table:table-cell>
              <table:table-cell office:value-type="float" office:value="1635.255493">
                <text:p>1635.25549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87.038086">
                <text:p>1587.038086</text:p>
              </table:table-cell>
              <table:table-cell office:value-type="float" office:value="1634.955688">
                <text:p>1634.955688</text:p>
              </table:table-cell>
              <table:table-cell office:value-type="float" office:value="1588.227905">
                <text:p>1588.227905</text:p>
              </table:table-cell>
              <table:table-cell office:value-type="float" office:value="1629.666016">
                <text:p>1629.6660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82.077393">
                <text:p>1582.077393</text:p>
              </table:table-cell>
              <table:table-cell office:value-type="float" office:value="1629.896484">
                <text:p>1629.896484</text:p>
              </table:table-cell>
              <table:table-cell office:value-type="float" office:value="1589.182251">
                <text:p>1589.182251</text:p>
              </table:table-cell>
              <table:table-cell office:value-type="float" office:value="1630.903931">
                <text:p>1630.90393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80.087524">
                <text:p>1580.087524</text:p>
              </table:table-cell>
              <table:table-cell office:value-type="float" office:value="1625.239258">
                <text:p>1625.239258</text:p>
              </table:table-cell>
              <table:table-cell office:value-type="float" office:value="1583.328735">
                <text:p>1583.328735</text:p>
              </table:table-cell>
              <table:table-cell office:value-type="float" office:value="1621.696533">
                <text:p>1621.69653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83.063965">
                <text:p>1583.063965</text:p>
              </table:table-cell>
              <table:table-cell office:value-type="float" office:value="1618.512085">
                <text:p>1618.512085</text:p>
              </table:table-cell>
              <table:table-cell office:value-type="float" office:value="1584.272949">
                <text:p>1584.272949</text:p>
              </table:table-cell>
              <table:table-cell office:value-type="float" office:value="1615.890625">
                <text:p>1615.8906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79.838257">
                <text:p>1579.838257</text:p>
              </table:table-cell>
              <table:table-cell office:value-type="float" office:value="1615.768921">
                <text:p>1615.768921</text:p>
              </table:table-cell>
              <table:table-cell office:value-type="float" office:value="1580.546753">
                <text:p>1580.546753</text:p>
              </table:table-cell>
              <table:table-cell office:value-type="float" office:value="1618.978271">
                <text:p>1618.97827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79.337036">
                <text:p>1579.337036</text:p>
              </table:table-cell>
              <table:table-cell office:value-type="float" office:value="1608.905762">
                <text:p>1608.905762</text:p>
              </table:table-cell>
              <table:table-cell office:value-type="float" office:value="1580.289307">
                <text:p>1580.289307</text:p>
              </table:table-cell>
              <table:table-cell office:value-type="float" office:value="1608.834717">
                <text:p>1608.83471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572.679321">
                <text:p>1572.679321</text:p>
              </table:table-cell>
              <table:table-cell office:value-type="float" office:value="1605.642212">
                <text:p>1605.642212</text:p>
              </table:table-cell>
              <table:table-cell office:value-type="float" office:value="1577.524902">
                <text:p>1577.524902</text:p>
              </table:table-cell>
              <table:table-cell office:value-type="float" office:value="1605.964966">
                <text:p>1605.96496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74.744385">
                <text:p>1574.744385</text:p>
              </table:table-cell>
              <table:table-cell office:value-type="float" office:value="1602.924194">
                <text:p>1602.924194</text:p>
              </table:table-cell>
              <table:table-cell office:value-type="float" office:value="1577.062988">
                <text:p>1577.062988</text:p>
              </table:table-cell>
              <table:table-cell office:value-type="float" office:value="1602.349854">
                <text:p>1602.34985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75.730469">
                <text:p>1575.730469</text:p>
              </table:table-cell>
              <table:table-cell office:value-type="float" office:value="1598.955688">
                <text:p>1598.955688</text:p>
              </table:table-cell>
              <table:table-cell office:value-type="float" office:value="1577.55481">
                <text:p>1577.55481</text:p>
              </table:table-cell>
              <table:table-cell office:value-type="float" office:value="1600.75061">
                <text:p>1600.7506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71.458374">
                <text:p>1571.458374</text:p>
              </table:table-cell>
              <table:table-cell office:value-type="float" office:value="1599.725586">
                <text:p>1599.725586</text:p>
              </table:table-cell>
              <table:table-cell office:value-type="float" office:value="1575.208374">
                <text:p>1575.208374</text:p>
              </table:table-cell>
              <table:table-cell office:value-type="float" office:value="1595.681641">
                <text:p>1595.68164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73.620728">
                <text:p>1573.620728</text:p>
              </table:table-cell>
              <table:table-cell office:value-type="float" office:value="1595.936768">
                <text:p>1595.936768</text:p>
              </table:table-cell>
              <table:table-cell office:value-type="float" office:value="1574.498779">
                <text:p>1574.498779</text:p>
              </table:table-cell>
              <table:table-cell office:value-type="float" office:value="1595.538208">
                <text:p>1595.53820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69.208984">
                <text:p>1569.208984</text:p>
              </table:table-cell>
              <table:table-cell office:value-type="float" office:value="1594.19458">
                <text:p>1594.19458</text:p>
              </table:table-cell>
              <table:table-cell office:value-type="float" office:value="1570.067871">
                <text:p>1570.067871</text:p>
              </table:table-cell>
              <table:table-cell office:value-type="float" office:value="1594.432373">
                <text:p>1594.43237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69.796753">
                <text:p>1569.796753</text:p>
              </table:table-cell>
              <table:table-cell office:value-type="float" office:value="1590.565186">
                <text:p>1590.565186</text:p>
              </table:table-cell>
              <table:table-cell office:value-type="float" office:value="1569.234131">
                <text:p>1569.234131</text:p>
              </table:table-cell>
              <table:table-cell office:value-type="float" office:value="1591.651978">
                <text:p>1591.65197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68.895508">
                <text:p>1568.895508</text:p>
              </table:table-cell>
              <table:table-cell office:value-type="float" office:value="1587.621338">
                <text:p>1587.621338</text:p>
              </table:table-cell>
              <table:table-cell office:value-type="float" office:value="1572.804443">
                <text:p>1572.804443</text:p>
              </table:table-cell>
              <table:table-cell office:value-type="float" office:value="1586.729126">
                <text:p>1586.72912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70.653076">
                <text:p>1570.653076</text:p>
              </table:table-cell>
              <table:table-cell office:value-type="float" office:value="1583.37439">
                <text:p>1583.37439</text:p>
              </table:table-cell>
              <table:table-cell office:value-type="float" office:value="1567.352173">
                <text:p>1567.352173</text:p>
              </table:table-cell>
              <table:table-cell office:value-type="float" office:value="1582.01001">
                <text:p>1582.0100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68.645142">
                <text:p>1568.645142</text:p>
              </table:table-cell>
              <table:table-cell office:value-type="float" office:value="1583.812866">
                <text:p>1583.812866</text:p>
              </table:table-cell>
              <table:table-cell office:value-type="float" office:value="1571.156738">
                <text:p>1571.156738</text:p>
              </table:table-cell>
              <table:table-cell office:value-type="float" office:value="1584.587769">
                <text:p>1584.58776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67.025269">
                <text:p>1567.025269</text:p>
              </table:table-cell>
              <table:table-cell office:value-type="float" office:value="1584.924561">
                <text:p>1584.924561</text:p>
              </table:table-cell>
              <table:table-cell office:value-type="float" office:value="1571.287476">
                <text:p>1571.287476</text:p>
              </table:table-cell>
              <table:table-cell office:value-type="float" office:value="1578.730591">
                <text:p>1578.73059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70.905029">
                <text:p>1570.905029</text:p>
              </table:table-cell>
              <table:table-cell office:value-type="float" office:value="1580.884521">
                <text:p>1580.884521</text:p>
              </table:table-cell>
              <table:table-cell office:value-type="float" office:value="1568.091919">
                <text:p>1568.091919</text:p>
              </table:table-cell>
              <table:table-cell office:value-type="float" office:value="1580.945801">
                <text:p>1580.94580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64.619751">
                <text:p>1564.619751</text:p>
              </table:table-cell>
              <table:table-cell office:value-type="float" office:value="1583.876953">
                <text:p>1583.876953</text:p>
              </table:table-cell>
              <table:table-cell office:value-type="float" office:value="1567.372314">
                <text:p>1567.372314</text:p>
              </table:table-cell>
              <table:table-cell office:value-type="float" office:value="1581.491577">
                <text:p>1581.49157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66.443237">
                <text:p>1566.443237</text:p>
              </table:table-cell>
              <table:table-cell office:value-type="float" office:value="1583.23291">
                <text:p>1583.23291</text:p>
              </table:table-cell>
              <table:table-cell office:value-type="float" office:value="1567.020752">
                <text:p>1567.020752</text:p>
              </table:table-cell>
              <table:table-cell office:value-type="float" office:value="1579.462646">
                <text:p>1579.46264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64.775879">
                <text:p>1564.775879</text:p>
              </table:table-cell>
              <table:table-cell office:value-type="float" office:value="1578.273926">
                <text:p>1578.273926</text:p>
              </table:table-cell>
              <table:table-cell office:value-type="float" office:value="1567.070679">
                <text:p>1567.070679</text:p>
              </table:table-cell>
              <table:table-cell office:value-type="float" office:value="1577.353516">
                <text:p>1577.35351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65.661011">
                <text:p>1565.661011</text:p>
              </table:table-cell>
              <table:table-cell office:value-type="float" office:value="1577.997803">
                <text:p>1577.997803</text:p>
              </table:table-cell>
              <table:table-cell office:value-type="float" office:value="1567.282227">
                <text:p>1567.282227</text:p>
              </table:table-cell>
              <table:table-cell office:value-type="float" office:value="1577.425903">
                <text:p>1577.42590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64.161865">
                <text:p>1564.161865</text:p>
              </table:table-cell>
              <table:table-cell office:value-type="float" office:value="1575.663696">
                <text:p>1575.663696</text:p>
              </table:table-cell>
              <table:table-cell office:value-type="float" office:value="1568.799194">
                <text:p>1568.799194</text:p>
              </table:table-cell>
              <table:table-cell office:value-type="float" office:value="1573.040405">
                <text:p>1573.04040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65.430054">
                <text:p>1565.430054</text:p>
              </table:table-cell>
              <table:table-cell office:value-type="float" office:value="1577.924316">
                <text:p>1577.924316</text:p>
              </table:table-cell>
              <table:table-cell office:value-type="float" office:value="1566.809082">
                <text:p>1566.809082</text:p>
              </table:table-cell>
              <table:table-cell office:value-type="float" office:value="1574.997559">
                <text:p>1574.99755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65.961548">
                <text:p>1565.961548</text:p>
              </table:table-cell>
              <table:table-cell office:value-type="float" office:value="1573.041992">
                <text:p>1573.041992</text:p>
              </table:table-cell>
              <table:table-cell office:value-type="float" office:value="1565.385376">
                <text:p>1565.385376</text:p>
              </table:table-cell>
              <table:table-cell office:value-type="float" office:value="1575.229004">
                <text:p>1575.22900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569.123779">
                <text:p>1569.123779</text:p>
              </table:table-cell>
              <table:table-cell office:value-type="float" office:value="1572.463623">
                <text:p>1572.463623</text:p>
              </table:table-cell>
              <table:table-cell office:value-type="float" office:value="1568.656372">
                <text:p>1568.656372</text:p>
              </table:table-cell>
              <table:table-cell office:value-type="float" office:value="1574.857422">
                <text:p>1574.85742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61.10144">
                <text:p>1561.10144</text:p>
              </table:table-cell>
              <table:table-cell office:value-type="float" office:value="1578.203857">
                <text:p>1578.203857</text:p>
              </table:table-cell>
              <table:table-cell office:value-type="float" office:value="1565.594971">
                <text:p>1565.594971</text:p>
              </table:table-cell>
              <table:table-cell office:value-type="float" office:value="1574.870483">
                <text:p>1574.87048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564.544556">
                <text:p>1564.544556</text:p>
              </table:table-cell>
              <table:table-cell office:value-type="float" office:value="1571.435791">
                <text:p>1571.435791</text:p>
              </table:table-cell>
              <table:table-cell office:value-type="float" office:value="1568.006836">
                <text:p>1568.006836</text:p>
              </table:table-cell>
              <table:table-cell office:value-type="float" office:value="1571.973999">
                <text:p>1571.97399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565.201172">
                <text:p>1565.201172</text:p>
              </table:table-cell>
              <table:table-cell office:value-type="float" office:value="1570.484619">
                <text:p>1570.484619</text:p>
              </table:table-cell>
              <table:table-cell office:value-type="float" office:value="1567.002319">
                <text:p>1567.002319</text:p>
              </table:table-cell>
              <table:table-cell office:value-type="float" office:value="1567.541016">
                <text:p>1567.5410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66.379395">
                <text:p>1566.379395</text:p>
              </table:table-cell>
              <table:table-cell office:value-type="float" office:value="1578.395264">
                <text:p>1578.395264</text:p>
              </table:table-cell>
              <table:table-cell office:value-type="float" office:value="1558.165039">
                <text:p>1558.165039</text:p>
              </table:table-cell>
              <table:table-cell office:value-type="float" office:value="1563.274414">
                <text:p>1563.27441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559.670166">
                <text:p>1559.670166</text:p>
              </table:table-cell>
              <table:table-cell office:value-type="float" office:value="1583.406128">
                <text:p>1583.406128</text:p>
              </table:table-cell>
              <table:table-cell office:value-type="float" office:value="1557.124268">
                <text:p>1557.124268</text:p>
              </table:table-cell>
              <table:table-cell office:value-type="float" office:value="1578.505371">
                <text:p>1578.50537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573.588745">
                <text:p>1573.588745</text:p>
              </table:table-cell>
              <table:table-cell office:value-type="float" office:value="1587.898804">
                <text:p>1587.898804</text:p>
              </table:table-cell>
              <table:table-cell office:value-type="float" office:value="1560.449585">
                <text:p>1560.449585</text:p>
              </table:table-cell>
              <table:table-cell office:value-type="float" office:value="1590.630127">
                <text:p>1590.63012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96.759033">
                <text:p>1596.759033</text:p>
              </table:table-cell>
              <table:table-cell office:value-type="float" office:value="1598.019043">
                <text:p>1598.019043</text:p>
              </table:table-cell>
              <table:table-cell office:value-type="float" office:value="1592.810669">
                <text:p>1592.810669</text:p>
              </table:table-cell>
              <table:table-cell office:value-type="float" office:value="1604.23291">
                <text:p>1604.2329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619.177246">
                <text:p>1619.177246</text:p>
              </table:table-cell>
              <table:table-cell office:value-type="float" office:value="1657.209106">
                <text:p>1657.209106</text:p>
              </table:table-cell>
              <table:table-cell office:value-type="float" office:value="1627.090088">
                <text:p>1627.090088</text:p>
              </table:table-cell>
              <table:table-cell office:value-type="float" office:value="1663.089478">
                <text:p>1663.08947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675.524658">
                <text:p>1675.524658</text:p>
              </table:table-cell>
              <table:table-cell office:value-type="float" office:value="1652.835693">
                <text:p>1652.835693</text:p>
              </table:table-cell>
              <table:table-cell office:value-type="float" office:value="1686.798584">
                <text:p>1686.798584</text:p>
              </table:table-cell>
              <table:table-cell office:value-type="float" office:value="1642.993896">
                <text:p>1642.99389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686.410522">
                <text:p>1686.410522</text:p>
              </table:table-cell>
              <table:table-cell office:value-type="float" office:value="1728.781372">
                <text:p>1728.781372</text:p>
              </table:table-cell>
              <table:table-cell office:value-type="float" office:value="1690.960693">
                <text:p>1690.960693</text:p>
              </table:table-cell>
              <table:table-cell office:value-type="float" office:value="1720.418701">
                <text:p>1720.41870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683.432129">
                <text:p>1683.432129</text:p>
              </table:table-cell>
              <table:table-cell office:value-type="float" office:value="1734.038574">
                <text:p>1734.038574</text:p>
              </table:table-cell>
              <table:table-cell office:value-type="float" office:value="1691.135376">
                <text:p>1691.135376</text:p>
              </table:table-cell>
              <table:table-cell office:value-type="float" office:value="1724.083252">
                <text:p>1724.08325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68.483032">
                <text:p>1668.483032</text:p>
              </table:table-cell>
              <table:table-cell office:value-type="float" office:value="1740.582642">
                <text:p>1740.582642</text:p>
              </table:table-cell>
              <table:table-cell office:value-type="float" office:value="1668.20752">
                <text:p>1668.20752</text:p>
              </table:table-cell>
              <table:table-cell office:value-type="float" office:value="1744.132935">
                <text:p>1744.13293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657.580811">
                <text:p>1657.580811</text:p>
              </table:table-cell>
              <table:table-cell office:value-type="float" office:value="1723.636475">
                <text:p>1723.636475</text:p>
              </table:table-cell>
              <table:table-cell office:value-type="float" office:value="1670.271484">
                <text:p>1670.271484</text:p>
              </table:table-cell>
              <table:table-cell office:value-type="float" office:value="1728.165649">
                <text:p>1728.16564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641.734253">
                <text:p>1641.734253</text:p>
              </table:table-cell>
              <table:table-cell office:value-type="float" office:value="1746.251831">
                <text:p>1746.251831</text:p>
              </table:table-cell>
              <table:table-cell office:value-type="float" office:value="1647.786987">
                <text:p>1647.786987</text:p>
              </table:table-cell>
              <table:table-cell office:value-type="float" office:value="1738.89563">
                <text:p>1738.8956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57.757324">
                <text:p>1657.757324</text:p>
              </table:table-cell>
              <table:table-cell office:value-type="float" office:value="1726.84436">
                <text:p>1726.84436</text:p>
              </table:table-cell>
              <table:table-cell office:value-type="float" office:value="1665.090698">
                <text:p>1665.090698</text:p>
              </table:table-cell>
              <table:table-cell office:value-type="float" office:value="1721.402954">
                <text:p>1721.40295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62.011108">
                <text:p>1662.011108</text:p>
              </table:table-cell>
              <table:table-cell office:value-type="float" office:value="1732.706421">
                <text:p>1732.706421</text:p>
              </table:table-cell>
              <table:table-cell office:value-type="float" office:value="1666.149658">
                <text:p>1666.149658</text:p>
              </table:table-cell>
              <table:table-cell office:value-type="float" office:value="1730.397827">
                <text:p>1730.39782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54.302246">
                <text:p>1654.302246</text:p>
              </table:table-cell>
              <table:table-cell office:value-type="float" office:value="1729.653564">
                <text:p>1729.653564</text:p>
              </table:table-cell>
              <table:table-cell office:value-type="float" office:value="1657.770752">
                <text:p>1657.770752</text:p>
              </table:table-cell>
              <table:table-cell office:value-type="float" office:value="1731.248779">
                <text:p>1731.24877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661.54187">
                <text:p>1661.54187</text:p>
              </table:table-cell>
              <table:table-cell office:value-type="float" office:value="1729.583374">
                <text:p>1729.583374</text:p>
              </table:table-cell>
              <table:table-cell office:value-type="float" office:value="1669.936035">
                <text:p>1669.936035</text:p>
              </table:table-cell>
              <table:table-cell office:value-type="float" office:value="1727.577637">
                <text:p>1727.57763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657.866333">
                <text:p>1657.866333</text:p>
              </table:table-cell>
              <table:table-cell office:value-type="float" office:value="1729.977295">
                <text:p>1729.977295</text:p>
              </table:table-cell>
              <table:table-cell office:value-type="float" office:value="1666.474365">
                <text:p>1666.474365</text:p>
              </table:table-cell>
              <table:table-cell office:value-type="float" office:value="1730.881348">
                <text:p>1730.88134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57.438965">
                <text:p>1657.438965</text:p>
              </table:table-cell>
              <table:table-cell office:value-type="float" office:value="1736.439331">
                <text:p>1736.439331</text:p>
              </table:table-cell>
              <table:table-cell office:value-type="float" office:value="1662.078247">
                <text:p>1662.078247</text:p>
              </table:table-cell>
              <table:table-cell office:value-type="float" office:value="1738.470947">
                <text:p>1738.47094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55.674316">
                <text:p>1655.674316</text:p>
              </table:table-cell>
              <table:table-cell office:value-type="float" office:value="1732.424805">
                <text:p>1732.424805</text:p>
              </table:table-cell>
              <table:table-cell office:value-type="float" office:value="1662.806763">
                <text:p>1662.806763</text:p>
              </table:table-cell>
              <table:table-cell office:value-type="float" office:value="1730.749878">
                <text:p>1730.74987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655.404053">
                <text:p>1655.404053</text:p>
              </table:table-cell>
              <table:table-cell office:value-type="float" office:value="1738.307129">
                <text:p>1738.307129</text:p>
              </table:table-cell>
              <table:table-cell office:value-type="float" office:value="1661.876831">
                <text:p>1661.876831</text:p>
              </table:table-cell>
              <table:table-cell office:value-type="float" office:value="1738.992798">
                <text:p>1738.99279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58.357422">
                <text:p>1658.357422</text:p>
              </table:table-cell>
              <table:table-cell office:value-type="float" office:value="1731.31189">
                <text:p>1731.31189</text:p>
              </table:table-cell>
              <table:table-cell office:value-type="float" office:value="1664.008789">
                <text:p>1664.008789</text:p>
              </table:table-cell>
              <table:table-cell office:value-type="float" office:value="1728.532227">
                <text:p>1728.53222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55.039917">
                <text:p>1655.039917</text:p>
              </table:table-cell>
              <table:table-cell office:value-type="float" office:value="1732.779541">
                <text:p>1732.779541</text:p>
              </table:table-cell>
              <table:table-cell office:value-type="float" office:value="1661.598877">
                <text:p>1661.598877</text:p>
              </table:table-cell>
              <table:table-cell office:value-type="float" office:value="1729.846313">
                <text:p>1729.84631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53.089111">
                <text:p>1653.089111</text:p>
              </table:table-cell>
              <table:table-cell office:value-type="float" office:value="1738.555298">
                <text:p>1738.555298</text:p>
              </table:table-cell>
              <table:table-cell office:value-type="float" office:value="1661.503052">
                <text:p>1661.503052</text:p>
              </table:table-cell>
              <table:table-cell office:value-type="float" office:value="1734.792847">
                <text:p>1734.79284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62.002197">
                <text:p>1662.002197</text:p>
              </table:table-cell>
              <table:table-cell office:value-type="float" office:value="1728.270142">
                <text:p>1728.270142</text:p>
              </table:table-cell>
              <table:table-cell office:value-type="float" office:value="1666.922852">
                <text:p>1666.922852</text:p>
              </table:table-cell>
              <table:table-cell office:value-type="float" office:value="1725.199219">
                <text:p>1725.19921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51.196533">
                <text:p>1651.196533</text:p>
              </table:table-cell>
              <table:table-cell office:value-type="float" office:value="1742.079346">
                <text:p>1742.079346</text:p>
              </table:table-cell>
              <table:table-cell office:value-type="float" office:value="1658.199463">
                <text:p>1658.199463</text:p>
              </table:table-cell>
              <table:table-cell office:value-type="float" office:value="1735.862549">
                <text:p>1735.86254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58.476929">
                <text:p>1658.476929</text:p>
              </table:table-cell>
              <table:table-cell office:value-type="float" office:value="1732.223999">
                <text:p>1732.223999</text:p>
              </table:table-cell>
              <table:table-cell office:value-type="float" office:value="1663.927368">
                <text:p>1663.927368</text:p>
              </table:table-cell>
              <table:table-cell office:value-type="float" office:value="1733.314697">
                <text:p>1733.31469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58.566772">
                <text:p>1658.566772</text:p>
              </table:table-cell>
              <table:table-cell office:value-type="float" office:value="1728.281982">
                <text:p>1728.281982</text:p>
              </table:table-cell>
              <table:table-cell office:value-type="float" office:value="1663.980957">
                <text:p>1663.980957</text:p>
              </table:table-cell>
              <table:table-cell office:value-type="float" office:value="1725.82373">
                <text:p>1725.8237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654.800049">
                <text:p>1654.800049</text:p>
              </table:table-cell>
              <table:table-cell office:value-type="float" office:value="1735.677856">
                <text:p>1735.677856</text:p>
              </table:table-cell>
              <table:table-cell office:value-type="float" office:value="1659.969849">
                <text:p>1659.969849</text:p>
              </table:table-cell>
              <table:table-cell office:value-type="float" office:value="1735.71167">
                <text:p>1735.7116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657.239624">
                <text:p>1657.239624</text:p>
              </table:table-cell>
              <table:table-cell office:value-type="float" office:value="1731.920654">
                <text:p>1731.920654</text:p>
              </table:table-cell>
              <table:table-cell office:value-type="float" office:value="1662.513428">
                <text:p>1662.513428</text:p>
              </table:table-cell>
              <table:table-cell office:value-type="float" office:value="1730.048828">
                <text:p>1730.04882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50.550537">
                <text:p>1650.550537</text:p>
              </table:table-cell>
              <table:table-cell office:value-type="float" office:value="1736.109375">
                <text:p>1736.109375</text:p>
              </table:table-cell>
              <table:table-cell office:value-type="float" office:value="1657.760132">
                <text:p>1657.760132</text:p>
              </table:table-cell>
              <table:table-cell office:value-type="float" office:value="1735.541626">
                <text:p>1735.54162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655.639771">
                <text:p>1655.639771</text:p>
              </table:table-cell>
              <table:table-cell office:value-type="float" office:value="1731.165161">
                <text:p>1731.165161</text:p>
              </table:table-cell>
              <table:table-cell office:value-type="float" office:value="1663.270508">
                <text:p>1663.270508</text:p>
              </table:table-cell>
              <table:table-cell office:value-type="float" office:value="1728.438232">
                <text:p>1728.43823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658.055176">
                <text:p>1658.055176</text:p>
              </table:table-cell>
              <table:table-cell office:value-type="float" office:value="1729.155884">
                <text:p>1729.155884</text:p>
              </table:table-cell>
              <table:table-cell office:value-type="float" office:value="1664.060303">
                <text:p>1664.060303</text:p>
              </table:table-cell>
              <table:table-cell office:value-type="float" office:value="1724.108765">
                <text:p>1724.10876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653.70459">
                <text:p>1653.70459</text:p>
              </table:table-cell>
              <table:table-cell office:value-type="float" office:value="1736.085571">
                <text:p>1736.085571</text:p>
              </table:table-cell>
              <table:table-cell office:value-type="float" office:value="1659.87915">
                <text:p>1659.87915</text:p>
              </table:table-cell>
              <table:table-cell office:value-type="float" office:value="1733.249878">
                <text:p>1733.24987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656.265137">
                <text:p>1656.265137</text:p>
              </table:table-cell>
              <table:table-cell office:value-type="float" office:value="1732.189697">
                <text:p>1732.189697</text:p>
              </table:table-cell>
              <table:table-cell office:value-type="float" office:value="1662.047729">
                <text:p>1662.047729</text:p>
              </table:table-cell>
              <table:table-cell office:value-type="float" office:value="1730.203125">
                <text:p>1730.20312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654.904785">
                <text:p>1654.904785</text:p>
              </table:table-cell>
              <table:table-cell office:value-type="float" office:value="1730.786133">
                <text:p>1730.786133</text:p>
              </table:table-cell>
              <table:table-cell office:value-type="float" office:value="1662.237915">
                <text:p>1662.237915</text:p>
              </table:table-cell>
              <table:table-cell office:value-type="float" office:value="1726.541504">
                <text:p>1726.54150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652.324951">
                <text:p>1652.324951</text:p>
              </table:table-cell>
              <table:table-cell office:value-type="float" office:value="1735.86377">
                <text:p>1735.86377</text:p>
              </table:table-cell>
              <table:table-cell office:value-type="float" office:value="1658.128296">
                <text:p>1658.128296</text:p>
              </table:table-cell>
              <table:table-cell office:value-type="float" office:value="1735.547852">
                <text:p>1735.54785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655.433594">
                <text:p>1655.433594</text:p>
              </table:table-cell>
              <table:table-cell office:value-type="float" office:value="1733.160034">
                <text:p>1733.160034</text:p>
              </table:table-cell>
              <table:table-cell office:value-type="float" office:value="1661.296753">
                <text:p>1661.296753</text:p>
              </table:table-cell>
              <table:table-cell office:value-type="float" office:value="1734.923706">
                <text:p>1734.92370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656.959961">
                <text:p>1656.959961</text:p>
              </table:table-cell>
              <table:table-cell office:value-type="float" office:value="1735.068848">
                <text:p>1735.068848</text:p>
              </table:table-cell>
              <table:table-cell office:value-type="float" office:value="1663.459229">
                <text:p>1663.459229</text:p>
              </table:table-cell>
              <table:table-cell office:value-type="float" office:value="1731.571289">
                <text:p>1731.57128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658.216064">
                <text:p>1658.216064</text:p>
              </table:table-cell>
              <table:table-cell office:value-type="float" office:value="1736.408569">
                <text:p>1736.408569</text:p>
              </table:table-cell>
              <table:table-cell office:value-type="float" office:value="1662.890137">
                <text:p>1662.890137</text:p>
              </table:table-cell>
              <table:table-cell office:value-type="float" office:value="1737.906128">
                <text:p>1737.90612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661.509766">
                <text:p>1661.509766</text:p>
              </table:table-cell>
              <table:table-cell office:value-type="float" office:value="1735.039062">
                <text:p>1735.039062</text:p>
              </table:table-cell>
              <table:table-cell office:value-type="float" office:value="1666.920898">
                <text:p>1666.920898</text:p>
              </table:table-cell>
              <table:table-cell office:value-type="float" office:value="1733.893921">
                <text:p>1733.89392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660.790039">
                <text:p>1660.790039</text:p>
              </table:table-cell>
              <table:table-cell office:value-type="float" office:value="1736.589478">
                <text:p>1736.589478</text:p>
              </table:table-cell>
              <table:table-cell office:value-type="float" office:value="1665.257324">
                <text:p>1665.257324</text:p>
              </table:table-cell>
              <table:table-cell office:value-type="float" office:value="1739.554443">
                <text:p>1739.55444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61.169922">
                <text:p>1661.169922</text:p>
              </table:table-cell>
              <table:table-cell office:value-type="float" office:value="1731.451294">
                <text:p>1731.451294</text:p>
              </table:table-cell>
              <table:table-cell office:value-type="float" office:value="1669.228516">
                <text:p>1669.228516</text:p>
              </table:table-cell>
              <table:table-cell office:value-type="float" office:value="1729.623657">
                <text:p>1729.62365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60.151733">
                <text:p>1660.151733</text:p>
              </table:table-cell>
              <table:table-cell office:value-type="float" office:value="1739.425293">
                <text:p>1739.425293</text:p>
              </table:table-cell>
              <table:table-cell office:value-type="float" office:value="1668.886841">
                <text:p>1668.886841</text:p>
              </table:table-cell>
              <table:table-cell office:value-type="float" office:value="1738.713623">
                <text:p>1738.71362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660.884521">
                <text:p>1660.884521</text:p>
              </table:table-cell>
              <table:table-cell office:value-type="float" office:value="1736.445435">
                <text:p>1736.445435</text:p>
              </table:table-cell>
              <table:table-cell office:value-type="float" office:value="1667.668091">
                <text:p>1667.668091</text:p>
              </table:table-cell>
              <table:table-cell office:value-type="float" office:value="1735.052002">
                <text:p>1735.05200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62.098755">
                <text:p>1662.098755</text:p>
              </table:table-cell>
              <table:table-cell office:value-type="float" office:value="1732.420898">
                <text:p>1732.420898</text:p>
              </table:table-cell>
              <table:table-cell office:value-type="float" office:value="1669.065308">
                <text:p>1669.065308</text:p>
              </table:table-cell>
              <table:table-cell office:value-type="float" office:value="1729.47229">
                <text:p>1729.4722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661.520386">
                <text:p>1661.520386</text:p>
              </table:table-cell>
              <table:table-cell office:value-type="float" office:value="1734.913818">
                <text:p>1734.913818</text:p>
              </table:table-cell>
              <table:table-cell office:value-type="float" office:value="1668.853271">
                <text:p>1668.853271</text:p>
              </table:table-cell>
              <table:table-cell office:value-type="float" office:value="1731.671021">
                <text:p>1731.67102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60.692627">
                <text:p>1660.692627</text:p>
              </table:table-cell>
              <table:table-cell office:value-type="float" office:value="1741.007568">
                <text:p>1741.007568</text:p>
              </table:table-cell>
              <table:table-cell office:value-type="float" office:value="1666.324707">
                <text:p>1666.324707</text:p>
              </table:table-cell>
              <table:table-cell office:value-type="float" office:value="1742.61377">
                <text:p>1742.6137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656.656738">
                <text:p>1656.656738</text:p>
              </table:table-cell>
              <table:table-cell office:value-type="float" office:value="1746.486328">
                <text:p>1746.486328</text:p>
              </table:table-cell>
              <table:table-cell office:value-type="float" office:value="1661.918457">
                <text:p>1661.918457</text:p>
              </table:table-cell>
              <table:table-cell office:value-type="float" office:value="1743.171997">
                <text:p>1743.17199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661.161987">
                <text:p>1661.161987</text:p>
              </table:table-cell>
              <table:table-cell office:value-type="float" office:value="1737.417969">
                <text:p>1737.417969</text:p>
              </table:table-cell>
              <table:table-cell office:value-type="float" office:value="1667.625977">
                <text:p>1667.625977</text:p>
              </table:table-cell>
              <table:table-cell office:value-type="float" office:value="1735.733887">
                <text:p>1735.73388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664.670776">
                <text:p>1664.670776</text:p>
              </table:table-cell>
              <table:table-cell office:value-type="float" office:value="1737.008789">
                <text:p>1737.008789</text:p>
              </table:table-cell>
              <table:table-cell office:value-type="float" office:value="1670.059814">
                <text:p>1670.059814</text:p>
              </table:table-cell>
              <table:table-cell office:value-type="float" office:value="1734.819092">
                <text:p>1734.81909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659.762329">
                <text:p>1659.762329</text:p>
              </table:table-cell>
              <table:table-cell office:value-type="float" office:value="1743.900269">
                <text:p>1743.900269</text:p>
              </table:table-cell>
              <table:table-cell office:value-type="float" office:value="1667.027466">
                <text:p>1667.027466</text:p>
              </table:table-cell>
              <table:table-cell office:value-type="float" office:value="1739.76123">
                <text:p>1739.7612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659.379517">
                <text:p>1659.379517</text:p>
              </table:table-cell>
              <table:table-cell office:value-type="float" office:value="1736.950928">
                <text:p>1736.950928</text:p>
              </table:table-cell>
              <table:table-cell office:value-type="float" office:value="1666.330811">
                <text:p>1666.330811</text:p>
              </table:table-cell>
              <table:table-cell office:value-type="float" office:value="1736.393188">
                <text:p>1736.39318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661.480591">
                <text:p>1661.480591</text:p>
              </table:table-cell>
              <table:table-cell office:value-type="float" office:value="1735.685059">
                <text:p>1735.685059</text:p>
              </table:table-cell>
              <table:table-cell office:value-type="float" office:value="1669.790161">
                <text:p>1669.790161</text:p>
              </table:table-cell>
              <table:table-cell office:value-type="float" office:value="1729.392822">
                <text:p>1729.39282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658.368042">
                <text:p>1658.368042</text:p>
              </table:table-cell>
              <table:table-cell office:value-type="float" office:value="1746.181763">
                <text:p>1746.181763</text:p>
              </table:table-cell>
              <table:table-cell office:value-type="float" office:value="1667.954468">
                <text:p>1667.954468</text:p>
              </table:table-cell>
              <table:table-cell office:value-type="float" office:value="1740.942017">
                <text:p>1740.94201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659.708252">
                <text:p>1659.708252</text:p>
              </table:table-cell>
              <table:table-cell office:value-type="float" office:value="1739.198853">
                <text:p>1739.198853</text:p>
              </table:table-cell>
              <table:table-cell office:value-type="float" office:value="1668.426025">
                <text:p>1668.426025</text:p>
              </table:table-cell>
              <table:table-cell office:value-type="float" office:value="1736.047119">
                <text:p>1736.04711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660.431396">
                <text:p>1660.431396</text:p>
              </table:table-cell>
              <table:table-cell office:value-type="float" office:value="1740.546143">
                <text:p>1740.546143</text:p>
              </table:table-cell>
              <table:table-cell office:value-type="float" office:value="1668.51001">
                <text:p>1668.51001</text:p>
              </table:table-cell>
              <table:table-cell office:value-type="float" office:value="1739.680542">
                <text:p>1739.68054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663.568848">
                <text:p>1663.568848</text:p>
              </table:table-cell>
              <table:table-cell office:value-type="float" office:value="1734.542969">
                <text:p>1734.542969</text:p>
              </table:table-cell>
              <table:table-cell office:value-type="float" office:value="1668.850464">
                <text:p>1668.850464</text:p>
              </table:table-cell>
              <table:table-cell office:value-type="float" office:value="1733.825317">
                <text:p>1733.82531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657.436279">
                <text:p>1657.436279</text:p>
              </table:table-cell>
              <table:table-cell office:value-type="float" office:value="1742.728638">
                <text:p>1742.728638</text:p>
              </table:table-cell>
              <table:table-cell office:value-type="float" office:value="1666.852295">
                <text:p>1666.852295</text:p>
              </table:table-cell>
              <table:table-cell office:value-type="float" office:value="1741.825806">
                <text:p>1741.82580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659.911865">
                <text:p>1659.911865</text:p>
              </table:table-cell>
              <table:table-cell office:value-type="float" office:value="1740.884766">
                <text:p>1740.884766</text:p>
              </table:table-cell>
              <table:table-cell office:value-type="float" office:value="1669.996338">
                <text:p>1669.996338</text:p>
              </table:table-cell>
              <table:table-cell office:value-type="float" office:value="1740.223145">
                <text:p>1740.22314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663.015503">
                <text:p>1663.015503</text:p>
              </table:table-cell>
              <table:table-cell office:value-type="float" office:value="1742.131226">
                <text:p>1742.131226</text:p>
              </table:table-cell>
              <table:table-cell office:value-type="float" office:value="1669.974365">
                <text:p>1669.974365</text:p>
              </table:table-cell>
              <table:table-cell office:value-type="float" office:value="1739.803345">
                <text:p>1739.80334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664.45874">
                <text:p>1664.45874</text:p>
              </table:table-cell>
              <table:table-cell office:value-type="float" office:value="1739.702271">
                <text:p>1739.702271</text:p>
              </table:table-cell>
              <table:table-cell office:value-type="float" office:value="1671.145508">
                <text:p>1671.145508</text:p>
              </table:table-cell>
              <table:table-cell office:value-type="float" office:value="1736.955444">
                <text:p>1736.95544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656.516479">
                <text:p>1656.516479</text:p>
              </table:table-cell>
              <table:table-cell office:value-type="float" office:value="1746.445312">
                <text:p>1746.445312</text:p>
              </table:table-cell>
              <table:table-cell office:value-type="float" office:value="1664.753418">
                <text:p>1664.753418</text:p>
              </table:table-cell>
              <table:table-cell office:value-type="float" office:value="1742.820068">
                <text:p>1742.82006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664.547363">
                <text:p>1664.547363</text:p>
              </table:table-cell>
              <table:table-cell office:value-type="float" office:value="1742.685425">
                <text:p>1742.685425</text:p>
              </table:table-cell>
              <table:table-cell office:value-type="float" office:value="1670.290405">
                <text:p>1670.290405</text:p>
              </table:table-cell>
              <table:table-cell office:value-type="float" office:value="1738.586914">
                <text:p>1738.58691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663.381592">
                <text:p>1663.381592</text:p>
              </table:table-cell>
              <table:table-cell office:value-type="float" office:value="1745.089355">
                <text:p>1745.089355</text:p>
              </table:table-cell>
              <table:table-cell office:value-type="float" office:value="1669.879639">
                <text:p>1669.879639</text:p>
              </table:table-cell>
              <table:table-cell office:value-type="float" office:value="1738.69043">
                <text:p>1738.6904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664.869507">
                <text:p>1664.869507</text:p>
              </table:table-cell>
              <table:table-cell office:value-type="float" office:value="1739.760254">
                <text:p>1739.760254</text:p>
              </table:table-cell>
              <table:table-cell office:value-type="float" office:value="1675.776123">
                <text:p>1675.776123</text:p>
              </table:table-cell>
              <table:table-cell office:value-type="float" office:value="1740.054443">
                <text:p>1740.05444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664.567627">
                <text:p>1664.567627</text:p>
              </table:table-cell>
              <table:table-cell office:value-type="float" office:value="1743.354126">
                <text:p>1743.354126</text:p>
              </table:table-cell>
              <table:table-cell office:value-type="float" office:value="1671.020752">
                <text:p>1671.020752</text:p>
              </table:table-cell>
              <table:table-cell office:value-type="float" office:value="1743.022095">
                <text:p>1743.02209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663.505249">
                <text:p>1663.505249</text:p>
              </table:table-cell>
              <table:table-cell office:value-type="float" office:value="1739.51709">
                <text:p>1739.51709</text:p>
              </table:table-cell>
              <table:table-cell office:value-type="float" office:value="1673.405273">
                <text:p>1673.405273</text:p>
              </table:table-cell>
              <table:table-cell office:value-type="float" office:value="1734.167236">
                <text:p>1734.16723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666.254883">
                <text:p>1666.254883</text:p>
              </table:table-cell>
              <table:table-cell office:value-type="float" office:value="1741.071655">
                <text:p>1741.071655</text:p>
              </table:table-cell>
              <table:table-cell office:value-type="float" office:value="1670.776733">
                <text:p>1670.776733</text:p>
              </table:table-cell>
              <table:table-cell office:value-type="float" office:value="1742.020508">
                <text:p>1742.02050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664.032471">
                <text:p>1664.032471</text:p>
              </table:table-cell>
              <table:table-cell office:value-type="float" office:value="1740.26062">
                <text:p>1740.26062</text:p>
              </table:table-cell>
              <table:table-cell office:value-type="float" office:value="1672.405273">
                <text:p>1672.405273</text:p>
              </table:table-cell>
              <table:table-cell office:value-type="float" office:value="1736.677246">
                <text:p>1736.67724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662.23938">
                <text:p>1662.23938</text:p>
              </table:table-cell>
              <table:table-cell office:value-type="float" office:value="1737.654663">
                <text:p>1737.654663</text:p>
              </table:table-cell>
              <table:table-cell office:value-type="float" office:value="1669.415283">
                <text:p>1669.415283</text:p>
              </table:table-cell>
              <table:table-cell office:value-type="float" office:value="1735.873901">
                <text:p>1735.87390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662.854858">
                <text:p>1662.854858</text:p>
              </table:table-cell>
              <table:table-cell office:value-type="float" office:value="1744.765625">
                <text:p>1744.765625</text:p>
              </table:table-cell>
              <table:table-cell office:value-type="float" office:value="1670.716675">
                <text:p>1670.716675</text:p>
              </table:table-cell>
              <table:table-cell office:value-type="float" office:value="1738.751465">
                <text:p>1738.75146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663.937988">
                <text:p>1663.937988</text:p>
              </table:table-cell>
              <table:table-cell office:value-type="float" office:value="1740.121338">
                <text:p>1740.121338</text:p>
              </table:table-cell>
              <table:table-cell office:value-type="float" office:value="1671.415527">
                <text:p>1671.415527</text:p>
              </table:table-cell>
              <table:table-cell office:value-type="float" office:value="1739.062866">
                <text:p>1739.06286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659.639282">
                <text:p>1659.639282</text:p>
              </table:table-cell>
              <table:table-cell office:value-type="float" office:value="1750.531006">
                <text:p>1750.531006</text:p>
              </table:table-cell>
              <table:table-cell office:value-type="float" office:value="1671.873535">
                <text:p>1671.873535</text:p>
              </table:table-cell>
              <table:table-cell office:value-type="float" office:value="1744.700195">
                <text:p>1744.70019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664.154297">
                <text:p>1664.154297</text:p>
              </table:table-cell>
              <table:table-cell office:value-type="float" office:value="1735.519287">
                <text:p>1735.519287</text:p>
              </table:table-cell>
              <table:table-cell office:value-type="float" office:value="1671.602051">
                <text:p>1671.602051</text:p>
              </table:table-cell>
              <table:table-cell office:value-type="float" office:value="1735.404785">
                <text:p>1735.40478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661.418457">
                <text:p>1661.418457</text:p>
              </table:table-cell>
              <table:table-cell office:value-type="float" office:value="1745.991821">
                <text:p>1745.991821</text:p>
              </table:table-cell>
              <table:table-cell office:value-type="float" office:value="1667.944824">
                <text:p>1667.944824</text:p>
              </table:table-cell>
              <table:table-cell office:value-type="float" office:value="1742.915039">
                <text:p>1742.91503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660.750732">
                <text:p>1660.750732</text:p>
              </table:table-cell>
              <table:table-cell office:value-type="float" office:value="1752.341919">
                <text:p>1752.341919</text:p>
              </table:table-cell>
              <table:table-cell office:value-type="float" office:value="1668.255981">
                <text:p>1668.255981</text:p>
              </table:table-cell>
              <table:table-cell office:value-type="float" office:value="1749.800537">
                <text:p>1749.80053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661.905029">
                <text:p>1661.905029</text:p>
              </table:table-cell>
              <table:table-cell office:value-type="float" office:value="1748.559448">
                <text:p>1748.559448</text:p>
              </table:table-cell>
              <table:table-cell office:value-type="float" office:value="1669.118896">
                <text:p>1669.118896</text:p>
              </table:table-cell>
              <table:table-cell office:value-type="float" office:value="1745.408813">
                <text:p>1745.40881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661.844727">
                <text:p>1661.844727</text:p>
              </table:table-cell>
              <table:table-cell office:value-type="float" office:value="1739.692505">
                <text:p>1739.692505</text:p>
              </table:table-cell>
              <table:table-cell office:value-type="float" office:value="1672.281738">
                <text:p>1672.281738</text:p>
              </table:table-cell>
              <table:table-cell office:value-type="float" office:value="1735.679077">
                <text:p>1735.67907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662.946777">
                <text:p>1662.946777</text:p>
              </table:table-cell>
              <table:table-cell office:value-type="float" office:value="1740.089233">
                <text:p>1740.089233</text:p>
              </table:table-cell>
              <table:table-cell office:value-type="float" office:value="1672.296631">
                <text:p>1672.296631</text:p>
              </table:table-cell>
              <table:table-cell office:value-type="float" office:value="1736.217163">
                <text:p>1736.21716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664.545654">
                <text:p>1664.545654</text:p>
              </table:table-cell>
              <table:table-cell office:value-type="float" office:value="1748.060303">
                <text:p>1748.060303</text:p>
              </table:table-cell>
              <table:table-cell office:value-type="float" office:value="1671.89502">
                <text:p>1671.89502</text:p>
              </table:table-cell>
              <table:table-cell office:value-type="float" office:value="1745.206177">
                <text:p>1745.20617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664.393311">
                <text:p>1664.393311</text:p>
              </table:table-cell>
              <table:table-cell office:value-type="float" office:value="1744.295288">
                <text:p>1744.295288</text:p>
              </table:table-cell>
              <table:table-cell office:value-type="float" office:value="1673.164062">
                <text:p>1673.164062</text:p>
              </table:table-cell>
              <table:table-cell office:value-type="float" office:value="1741.881714">
                <text:p>1741.88171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661.567383">
                <text:p>1661.567383</text:p>
              </table:table-cell>
              <table:table-cell office:value-type="float" office:value="1743.957153">
                <text:p>1743.957153</text:p>
              </table:table-cell>
              <table:table-cell office:value-type="float" office:value="1668.988892">
                <text:p>1668.988892</text:p>
              </table:table-cell>
              <table:table-cell office:value-type="float" office:value="1740.077881">
                <text:p>1740.07788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665.839722">
                <text:p>1665.839722</text:p>
              </table:table-cell>
              <table:table-cell office:value-type="float" office:value="1741.436401">
                <text:p>1741.436401</text:p>
              </table:table-cell>
              <table:table-cell office:value-type="float" office:value="1673.716553">
                <text:p>1673.716553</text:p>
              </table:table-cell>
              <table:table-cell office:value-type="float" office:value="1739.026611">
                <text:p>1739.02661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661.993408">
                <text:p>1661.993408</text:p>
              </table:table-cell>
              <table:table-cell office:value-type="float" office:value="1749.056152">
                <text:p>1749.056152</text:p>
              </table:table-cell>
              <table:table-cell office:value-type="float" office:value="1665.759766">
                <text:p>1665.759766</text:p>
              </table:table-cell>
              <table:table-cell office:value-type="float" office:value="1746.22998">
                <text:p>1746.2299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662.68335">
                <text:p>1662.68335</text:p>
              </table:table-cell>
              <table:table-cell office:value-type="float" office:value="1743.728027">
                <text:p>1743.728027</text:p>
              </table:table-cell>
              <table:table-cell office:value-type="float" office:value="1670.898926">
                <text:p>1670.898926</text:p>
              </table:table-cell>
              <table:table-cell office:value-type="float" office:value="1741.416016">
                <text:p>1741.41601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662.847046">
                <text:p>1662.847046</text:p>
              </table:table-cell>
              <table:table-cell office:value-type="float" office:value="1737.739746">
                <text:p>1737.739746</text:p>
              </table:table-cell>
              <table:table-cell office:value-type="float" office:value="1670.718262">
                <text:p>1670.718262</text:p>
              </table:table-cell>
              <table:table-cell office:value-type="float" office:value="1736.854004">
                <text:p>1736.85400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664.317749">
                <text:p>1664.317749</text:p>
              </table:table-cell>
              <table:table-cell office:value-type="float" office:value="1748.373901">
                <text:p>1748.373901</text:p>
              </table:table-cell>
              <table:table-cell office:value-type="float" office:value="1669.092529">
                <text:p>1669.092529</text:p>
              </table:table-cell>
              <table:table-cell office:value-type="float" office:value="1746.059082">
                <text:p>1746.05908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663.119507">
                <text:p>1663.119507</text:p>
              </table:table-cell>
              <table:table-cell office:value-type="float" office:value="1741.312256">
                <text:p>1741.312256</text:p>
              </table:table-cell>
              <table:table-cell office:value-type="float" office:value="1673.834351">
                <text:p>1673.834351</text:p>
              </table:table-cell>
              <table:table-cell office:value-type="float" office:value="1736.813477">
                <text:p>1736.81347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668.322876">
                <text:p>1668.322876</text:p>
              </table:table-cell>
              <table:table-cell office:value-type="float" office:value="1747.303589">
                <text:p>1747.303589</text:p>
              </table:table-cell>
              <table:table-cell office:value-type="float" office:value="1673.263672">
                <text:p>1673.263672</text:p>
              </table:table-cell>
              <table:table-cell office:value-type="float" office:value="1744.955688">
                <text:p>1744.95568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664.5">
                <text:p>1664.5</text:p>
              </table:table-cell>
              <table:table-cell office:value-type="float" office:value="1748.298462">
                <text:p>1748.298462</text:p>
              </table:table-cell>
              <table:table-cell office:value-type="float" office:value="1674.169067">
                <text:p>1674.169067</text:p>
              </table:table-cell>
              <table:table-cell office:value-type="float" office:value="1744.902222">
                <text:p>1744.90222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666.815186">
                <text:p>1666.815186</text:p>
              </table:table-cell>
              <table:table-cell office:value-type="float" office:value="1748.336182">
                <text:p>1748.336182</text:p>
              </table:table-cell>
              <table:table-cell office:value-type="float" office:value="1676.327881">
                <text:p>1676.327881</text:p>
              </table:table-cell>
              <table:table-cell office:value-type="float" office:value="1741.264893">
                <text:p>1741.26489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667.254639">
                <text:p>1667.254639</text:p>
              </table:table-cell>
              <table:table-cell office:value-type="float" office:value="1752.745361">
                <text:p>1752.745361</text:p>
              </table:table-cell>
              <table:table-cell office:value-type="float" office:value="1672.015015">
                <text:p>1672.015015</text:p>
              </table:table-cell>
              <table:table-cell office:value-type="float" office:value="1749.238281">
                <text:p>1749.23828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670.981079">
                <text:p>1670.981079</text:p>
              </table:table-cell>
              <table:table-cell office:value-type="float" office:value="1749.205933">
                <text:p>1749.205933</text:p>
              </table:table-cell>
              <table:table-cell office:value-type="float" office:value="1679.770508">
                <text:p>1679.770508</text:p>
              </table:table-cell>
              <table:table-cell office:value-type="float" office:value="1745.8396">
                <text:p>1745.839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668.789551">
                <text:p>1668.789551</text:p>
              </table:table-cell>
              <table:table-cell office:value-type="float" office:value="1743.527588">
                <text:p>1743.527588</text:p>
              </table:table-cell>
              <table:table-cell office:value-type="float" office:value="1680.264282">
                <text:p>1680.264282</text:p>
              </table:table-cell>
              <table:table-cell office:value-type="float" office:value="1738.252563">
                <text:p>1738.25256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666.695923">
                <text:p>1666.695923</text:p>
              </table:table-cell>
              <table:table-cell office:value-type="float" office:value="1753.834106">
                <text:p>1753.834106</text:p>
              </table:table-cell>
              <table:table-cell office:value-type="float" office:value="1669.613525">
                <text:p>1669.613525</text:p>
              </table:table-cell>
              <table:table-cell office:value-type="float" office:value="1752.026123">
                <text:p>1752.02612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669.405884">
                <text:p>1669.405884</text:p>
              </table:table-cell>
              <table:table-cell office:value-type="float" office:value="1742.491821">
                <text:p>1742.491821</text:p>
              </table:table-cell>
              <table:table-cell office:value-type="float" office:value="1677.520264">
                <text:p>1677.520264</text:p>
              </table:table-cell>
              <table:table-cell office:value-type="float" office:value="1740.323608">
                <text:p>1740.32360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669.005493">
                <text:p>1669.005493</text:p>
              </table:table-cell>
              <table:table-cell office:value-type="float" office:value="1736.785278">
                <text:p>1736.785278</text:p>
              </table:table-cell>
              <table:table-cell office:value-type="float" office:value="1679.362671">
                <text:p>1679.362671</text:p>
              </table:table-cell>
              <table:table-cell office:value-type="float" office:value="1735.17334">
                <text:p>1735.1733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657.515747">
                <text:p>1657.515747</text:p>
              </table:table-cell>
              <table:table-cell office:value-type="float" office:value="1734.091187">
                <text:p>1734.091187</text:p>
              </table:table-cell>
              <table:table-cell office:value-type="float" office:value="1661.933716">
                <text:p>1661.933716</text:p>
              </table:table-cell>
              <table:table-cell office:value-type="float" office:value="1734.375366">
                <text:p>1734.37536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635.253784">
                <text:p>1635.253784</text:p>
              </table:table-cell>
              <table:table-cell office:value-type="float" office:value="1726.771729">
                <text:p>1726.771729</text:p>
              </table:table-cell>
              <table:table-cell office:value-type="float" office:value="1637.248535">
                <text:p>1637.248535</text:p>
              </table:table-cell>
              <table:table-cell office:value-type="float" office:value="1733.825073">
                <text:p>1733.82507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634.310913">
                <text:p>1634.310913</text:p>
              </table:table-cell>
              <table:table-cell office:value-type="float" office:value="1707.15686">
                <text:p>1707.15686</text:p>
              </table:table-cell>
              <table:table-cell office:value-type="float" office:value="1639.981689">
                <text:p>1639.981689</text:p>
              </table:table-cell>
              <table:table-cell office:value-type="float" office:value="1704.935181">
                <text:p>1704.93518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625.703613">
                <text:p>1625.703613</text:p>
              </table:table-cell>
              <table:table-cell office:value-type="float" office:value="1702.71814">
                <text:p>1702.71814</text:p>
              </table:table-cell>
              <table:table-cell office:value-type="float" office:value="1633.175903">
                <text:p>1633.175903</text:p>
              </table:table-cell>
              <table:table-cell office:value-type="float" office:value="1702.930298">
                <text:p>1702.93029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618.962036">
                <text:p>1618.962036</text:p>
              </table:table-cell>
              <table:table-cell office:value-type="float" office:value="1689.993042">
                <text:p>1689.993042</text:p>
              </table:table-cell>
              <table:table-cell office:value-type="float" office:value="1620.88501">
                <text:p>1620.88501</text:p>
              </table:table-cell>
              <table:table-cell office:value-type="float" office:value="1690.104004">
                <text:p>1690.10400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612.854858">
                <text:p>1612.854858</text:p>
              </table:table-cell>
              <table:table-cell office:value-type="float" office:value="1682.775635">
                <text:p>1682.775635</text:p>
              </table:table-cell>
              <table:table-cell office:value-type="float" office:value="1621.86145">
                <text:p>1621.86145</text:p>
              </table:table-cell>
              <table:table-cell office:value-type="float" office:value="1675.445068">
                <text:p>1675.44506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609.966797">
                <text:p>1609.966797</text:p>
              </table:table-cell>
              <table:table-cell office:value-type="float" office:value="1670.599976">
                <text:p>1670.599976</text:p>
              </table:table-cell>
              <table:table-cell office:value-type="float" office:value="1610.599609">
                <text:p>1610.599609</text:p>
              </table:table-cell>
              <table:table-cell office:value-type="float" office:value="1671.837402">
                <text:p>1671.83740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604.028076">
                <text:p>1604.028076</text:p>
              </table:table-cell>
              <table:table-cell office:value-type="float" office:value="1659.536377">
                <text:p>1659.536377</text:p>
              </table:table-cell>
              <table:table-cell office:value-type="float" office:value="1608.908813">
                <text:p>1608.908813</text:p>
              </table:table-cell>
              <table:table-cell office:value-type="float" office:value="1660.865479">
                <text:p>1660.86547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598.106323">
                <text:p>1598.106323</text:p>
              </table:table-cell>
              <table:table-cell office:value-type="float" office:value="1654.202637">
                <text:p>1654.202637</text:p>
              </table:table-cell>
              <table:table-cell office:value-type="float" office:value="1607.252808">
                <text:p>1607.252808</text:p>
              </table:table-cell>
              <table:table-cell office:value-type="float" office:value="1649.961182">
                <text:p>1649.96118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589.74231">
                <text:p>1589.74231</text:p>
              </table:table-cell>
              <table:table-cell office:value-type="float" office:value="1650.143066">
                <text:p>1650.143066</text:p>
              </table:table-cell>
              <table:table-cell office:value-type="float" office:value="1597.61377">
                <text:p>1597.61377</text:p>
              </table:table-cell>
              <table:table-cell office:value-type="float" office:value="1647.829712">
                <text:p>1647.82971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593.5979">
                <text:p>1593.5979</text:p>
              </table:table-cell>
              <table:table-cell office:value-type="float" office:value="1642.465698">
                <text:p>1642.465698</text:p>
              </table:table-cell>
              <table:table-cell office:value-type="float" office:value="1592.855835">
                <text:p>1592.855835</text:p>
              </table:table-cell>
              <table:table-cell office:value-type="float" office:value="1642.162109">
                <text:p>1642.16210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591.577637">
                <text:p>1591.577637</text:p>
              </table:table-cell>
              <table:table-cell office:value-type="float" office:value="1631.269531">
                <text:p>1631.269531</text:p>
              </table:table-cell>
              <table:table-cell office:value-type="float" office:value="1593.783325">
                <text:p>1593.783325</text:p>
              </table:table-cell>
              <table:table-cell office:value-type="float" office:value="1635.993652">
                <text:p>1635.99365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584.186523">
                <text:p>1584.186523</text:p>
              </table:table-cell>
              <table:table-cell office:value-type="float" office:value="1632.782715">
                <text:p>1632.782715</text:p>
              </table:table-cell>
              <table:table-cell office:value-type="float" office:value="1585.580811">
                <text:p>1585.580811</text:p>
              </table:table-cell>
              <table:table-cell office:value-type="float" office:value="1628.877441">
                <text:p>1628.87744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585.344238">
                <text:p>1585.344238</text:p>
              </table:table-cell>
              <table:table-cell office:value-type="float" office:value="1621.226318">
                <text:p>1621.226318</text:p>
              </table:table-cell>
              <table:table-cell office:value-type="float" office:value="1588.795166">
                <text:p>1588.795166</text:p>
              </table:table-cell>
              <table:table-cell office:value-type="float" office:value="1625.273193">
                <text:p>1625.27319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576.14502">
                <text:p>1576.14502</text:p>
              </table:table-cell>
              <table:table-cell office:value-type="float" office:value="1624.765503">
                <text:p>1624.765503</text:p>
              </table:table-cell>
              <table:table-cell office:value-type="float" office:value="1584.624756">
                <text:p>1584.624756</text:p>
              </table:table-cell>
              <table:table-cell office:value-type="float" office:value="1620.487305">
                <text:p>1620.48730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580.100708">
                <text:p>1580.100708</text:p>
              </table:table-cell>
              <table:table-cell office:value-type="float" office:value="1612.544922">
                <text:p>1612.544922</text:p>
              </table:table-cell>
              <table:table-cell office:value-type="float" office:value="1581.577026">
                <text:p>1581.577026</text:p>
              </table:table-cell>
              <table:table-cell office:value-type="float" office:value="1615.749268">
                <text:p>1615.74926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574.948364">
                <text:p>1574.948364</text:p>
              </table:table-cell>
              <table:table-cell office:value-type="float" office:value="1612.69519">
                <text:p>1612.69519</text:p>
              </table:table-cell>
              <table:table-cell office:value-type="float" office:value="1578.32959">
                <text:p>1578.32959</text:p>
              </table:table-cell>
              <table:table-cell office:value-type="float" office:value="1608.272461">
                <text:p>1608.27246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577.975464">
                <text:p>1577.975464</text:p>
              </table:table-cell>
              <table:table-cell office:value-type="float" office:value="1606.970337">
                <text:p>1606.970337</text:p>
              </table:table-cell>
              <table:table-cell office:value-type="float" office:value="1577.079834">
                <text:p>1577.079834</text:p>
              </table:table-cell>
              <table:table-cell office:value-type="float" office:value="1602.879517">
                <text:p>1602.87951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574.634521">
                <text:p>1574.634521</text:p>
              </table:table-cell>
              <table:table-cell office:value-type="float" office:value="1605.139771">
                <text:p>1605.139771</text:p>
              </table:table-cell>
              <table:table-cell office:value-type="float" office:value="1577.280884">
                <text:p>1577.280884</text:p>
              </table:table-cell>
              <table:table-cell office:value-type="float" office:value="1603.146729">
                <text:p>1603.14672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575.356079">
                <text:p>1575.356079</text:p>
              </table:table-cell>
              <table:table-cell office:value-type="float" office:value="1594.251099">
                <text:p>1594.251099</text:p>
              </table:table-cell>
              <table:table-cell office:value-type="float" office:value="1573.224121">
                <text:p>1573.224121</text:p>
              </table:table-cell>
              <table:table-cell office:value-type="float" office:value="1600.753296">
                <text:p>1600.75329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71.988281">
                <text:p>1571.988281</text:p>
              </table:table-cell>
              <table:table-cell office:value-type="float" office:value="1598.52063">
                <text:p>1598.52063</text:p>
              </table:table-cell>
              <table:table-cell office:value-type="float" office:value="1576.658203">
                <text:p>1576.658203</text:p>
              </table:table-cell>
              <table:table-cell office:value-type="float" office:value="1592.724121">
                <text:p>1592.72412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567.809937">
                <text:p>1567.809937</text:p>
              </table:table-cell>
              <table:table-cell office:value-type="float" office:value="1598.066528">
                <text:p>1598.066528</text:p>
              </table:table-cell>
              <table:table-cell office:value-type="float" office:value="1572.626343">
                <text:p>1572.626343</text:p>
              </table:table-cell>
              <table:table-cell office:value-type="float" office:value="1594.598022">
                <text:p>1594.59802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569.384277">
                <text:p>1569.384277</text:p>
              </table:table-cell>
              <table:table-cell office:value-type="float" office:value="1590.795044">
                <text:p>1590.795044</text:p>
              </table:table-cell>
              <table:table-cell office:value-type="float" office:value="1572.432495">
                <text:p>1572.432495</text:p>
              </table:table-cell>
              <table:table-cell office:value-type="float" office:value="1591.766724">
                <text:p>1591.76672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570.085815">
                <text:p>1570.085815</text:p>
              </table:table-cell>
              <table:table-cell office:value-type="float" office:value="1590.877319">
                <text:p>1590.877319</text:p>
              </table:table-cell>
              <table:table-cell office:value-type="float" office:value="1576.903809">
                <text:p>1576.903809</text:p>
              </table:table-cell>
              <table:table-cell office:value-type="float" office:value="1590.160278">
                <text:p>1590.16027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565.074585">
                <text:p>1565.074585</text:p>
              </table:table-cell>
              <table:table-cell office:value-type="float" office:value="1588.486816">
                <text:p>1588.486816</text:p>
              </table:table-cell>
              <table:table-cell office:value-type="float" office:value="1571.379517">
                <text:p>1571.379517</text:p>
              </table:table-cell>
              <table:table-cell office:value-type="float" office:value="1587.38501">
                <text:p>1587.3850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569.768066">
                <text:p>1569.768066</text:p>
              </table:table-cell>
              <table:table-cell office:value-type="float" office:value="1589.453247">
                <text:p>1589.453247</text:p>
              </table:table-cell>
              <table:table-cell office:value-type="float" office:value="1568.879272">
                <text:p>1568.879272</text:p>
              </table:table-cell>
              <table:table-cell office:value-type="float" office:value="1582.122314">
                <text:p>1582.12231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566.872314">
                <text:p>1566.872314</text:p>
              </table:table-cell>
              <table:table-cell office:value-type="float" office:value="1582.954224">
                <text:p>1582.954224</text:p>
              </table:table-cell>
              <table:table-cell office:value-type="float" office:value="1565.723022">
                <text:p>1565.723022</text:p>
              </table:table-cell>
              <table:table-cell office:value-type="float" office:value="1588.599976">
                <text:p>1588.59997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568.881958">
                <text:p>1568.881958</text:p>
              </table:table-cell>
              <table:table-cell office:value-type="float" office:value="1581.25061">
                <text:p>1581.25061</text:p>
              </table:table-cell>
              <table:table-cell office:value-type="float" office:value="1571.164917">
                <text:p>1571.164917</text:p>
              </table:table-cell>
              <table:table-cell office:value-type="float" office:value="1579.824707">
                <text:p>1579.82470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565.401001">
                <text:p>1565.401001</text:p>
              </table:table-cell>
              <table:table-cell office:value-type="float" office:value="1579.755005">
                <text:p>1579.755005</text:p>
              </table:table-cell>
              <table:table-cell office:value-type="float" office:value="1563.636841">
                <text:p>1563.636841</text:p>
              </table:table-cell>
              <table:table-cell office:value-type="float" office:value="1583.460938">
                <text:p>1583.46093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567.057495">
                <text:p>1567.057495</text:p>
              </table:table-cell>
              <table:table-cell office:value-type="float" office:value="1579.165405">
                <text:p>1579.165405</text:p>
              </table:table-cell>
              <table:table-cell office:value-type="float" office:value="1566.695801">
                <text:p>1566.695801</text:p>
              </table:table-cell>
              <table:table-cell office:value-type="float" office:value="1577.699951">
                <text:p>1577.69995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65.867798">
                <text:p>1565.867798</text:p>
              </table:table-cell>
              <table:table-cell office:value-type="float" office:value="1578.293823">
                <text:p>1578.293823</text:p>
              </table:table-cell>
              <table:table-cell office:value-type="float" office:value="1567.03833">
                <text:p>1567.03833</text:p>
              </table:table-cell>
              <table:table-cell office:value-type="float" office:value="1578.061035">
                <text:p>1578.06103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566.533691">
                <text:p>1566.533691</text:p>
              </table:table-cell>
              <table:table-cell office:value-type="float" office:value="1574.112549">
                <text:p>1574.112549</text:p>
              </table:table-cell>
              <table:table-cell office:value-type="float" office:value="1563.920044">
                <text:p>1563.920044</text:p>
              </table:table-cell>
              <table:table-cell office:value-type="float" office:value="1577.287476">
                <text:p>1577.28747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565.16687">
                <text:p>1565.16687</text:p>
              </table:table-cell>
              <table:table-cell office:value-type="float" office:value="1573.933838">
                <text:p>1573.933838</text:p>
              </table:table-cell>
              <table:table-cell office:value-type="float" office:value="1564.747559">
                <text:p>1564.747559</text:p>
              </table:table-cell>
              <table:table-cell office:value-type="float" office:value="1573.664673">
                <text:p>1573.66467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568.7229">
                <text:p>1568.7229</text:p>
              </table:table-cell>
              <table:table-cell office:value-type="float" office:value="1571.870728">
                <text:p>1571.870728</text:p>
              </table:table-cell>
              <table:table-cell office:value-type="float" office:value="1567.858521">
                <text:p>1567.858521</text:p>
              </table:table-cell>
              <table:table-cell office:value-type="float" office:value="1573.636597">
                <text:p>1573.63659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567.130615">
                <text:p>1567.130615</text:p>
              </table:table-cell>
              <table:table-cell office:value-type="float" office:value="1572.140747">
                <text:p>1572.140747</text:p>
              </table:table-cell>
              <table:table-cell office:value-type="float" office:value="1563.021484">
                <text:p>1563.021484</text:p>
              </table:table-cell>
              <table:table-cell office:value-type="float" office:value="1576.711182">
                <text:p>1576.71118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565.328613">
                <text:p>1565.328613</text:p>
              </table:table-cell>
              <table:table-cell office:value-type="float" office:value="1568.080322">
                <text:p>1568.080322</text:p>
              </table:table-cell>
              <table:table-cell office:value-type="float" office:value="1563.762695">
                <text:p>1563.762695</text:p>
              </table:table-cell>
              <table:table-cell office:value-type="float" office:value="1570.560303">
                <text:p>1570.56030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564.112061">
                <text:p>1564.112061</text:p>
              </table:table-cell>
              <table:table-cell office:value-type="float" office:value="1572.288086">
                <text:p>1572.288086</text:p>
              </table:table-cell>
              <table:table-cell office:value-type="float" office:value="1562.360229">
                <text:p>1562.360229</text:p>
              </table:table-cell>
              <table:table-cell office:value-type="float" office:value="1570.307373">
                <text:p>1570.30737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564.287598">
                <text:p>1564.287598</text:p>
              </table:table-cell>
              <table:table-cell office:value-type="float" office:value="1569.930054">
                <text:p>1569.930054</text:p>
              </table:table-cell>
              <table:table-cell office:value-type="float" office:value="1562.455811">
                <text:p>1562.455811</text:p>
              </table:table-cell>
              <table:table-cell office:value-type="float" office:value="1569.231689">
                <text:p>1569.23168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563.310669">
                <text:p>1563.310669</text:p>
              </table:table-cell>
              <table:table-cell office:value-type="float" office:value="1570.009277">
                <text:p>1570.009277</text:p>
              </table:table-cell>
              <table:table-cell office:value-type="float" office:value="1565.158203">
                <text:p>1565.158203</text:p>
              </table:table-cell>
              <table:table-cell office:value-type="float" office:value="1569.219604">
                <text:p>1569.21960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565.153442">
                <text:p>1565.153442</text:p>
              </table:table-cell>
              <table:table-cell office:value-type="float" office:value="1563.697388">
                <text:p>1563.697388</text:p>
              </table:table-cell>
              <table:table-cell office:value-type="float" office:value="1563.018677">
                <text:p>1563.018677</text:p>
              </table:table-cell>
              <table:table-cell office:value-type="float" office:value="1567.231567">
                <text:p>1567.23156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563.939575">
                <text:p>1563.939575</text:p>
              </table:table-cell>
              <table:table-cell office:value-type="float" office:value="1568.291748">
                <text:p>1568.291748</text:p>
              </table:table-cell>
              <table:table-cell office:value-type="float" office:value="1560.90918">
                <text:p>1560.90918</text:p>
              </table:table-cell>
              <table:table-cell office:value-type="float" office:value="1573.728027">
                <text:p>1573.72802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523.237671">
                <text:p>1523.237671</text:p>
              </table:table-cell>
              <table:table-cell office:value-type="float" office:value="1524.999268">
                <text:p>1524.999268</text:p>
              </table:table-cell>
              <table:table-cell office:value-type="float" office:value="1593.319824">
                <text:p>1593.319824</text:p>
              </table:table-cell>
              <table:table-cell office:value-type="float" office:value="1619.504028">
                <text:p>1619.50402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534.510376">
                <text:p>1534.510376</text:p>
              </table:table-cell>
              <table:table-cell office:value-type="float" office:value="1510.823853">
                <text:p>1510.823853</text:p>
              </table:table-cell>
              <table:table-cell office:value-type="float" office:value="1610.736206">
                <text:p>1610.736206</text:p>
              </table:table-cell>
              <table:table-cell office:value-type="float" office:value="1635.355347">
                <text:p>1635.35534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547.144531">
                <text:p>1547.144531</text:p>
              </table:table-cell>
              <table:table-cell office:value-type="float" office:value="1536.678833">
                <text:p>1536.678833</text:p>
              </table:table-cell>
              <table:table-cell office:value-type="float" office:value="1622.619995">
                <text:p>1622.619995</text:p>
              </table:table-cell>
              <table:table-cell office:value-type="float" office:value="1654.855835">
                <text:p>1654.85583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560.499023">
                <text:p>1560.499023</text:p>
              </table:table-cell>
              <table:table-cell office:value-type="float" office:value="1560.372192">
                <text:p>1560.372192</text:p>
              </table:table-cell>
              <table:table-cell office:value-type="float" office:value="1627.570312">
                <text:p>1627.570312</text:p>
              </table:table-cell>
              <table:table-cell office:value-type="float" office:value="1636.238037">
                <text:p>1636.23803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75.536865">
                <text:p>1575.536865</text:p>
              </table:table-cell>
              <table:table-cell office:value-type="float" office:value="1574.381104">
                <text:p>1574.381104</text:p>
              </table:table-cell>
              <table:table-cell office:value-type="float" office:value="1625.500854">
                <text:p>1625.500854</text:p>
              </table:table-cell>
              <table:table-cell office:value-type="float" office:value="1667.808838">
                <text:p>1667.80883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578.187134">
                <text:p>1578.187134</text:p>
              </table:table-cell>
              <table:table-cell office:value-type="float" office:value="1583.171997">
                <text:p>1583.171997</text:p>
              </table:table-cell>
              <table:table-cell office:value-type="float" office:value="1622.278198">
                <text:p>1622.278198</text:p>
              </table:table-cell>
              <table:table-cell office:value-type="float" office:value="1675.047729">
                <text:p>1675.04772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580.853149">
                <text:p>1580.853149</text:p>
              </table:table-cell>
              <table:table-cell office:value-type="float" office:value="1598.675781">
                <text:p>1598.675781</text:p>
              </table:table-cell>
              <table:table-cell office:value-type="float" office:value="1629.63147">
                <text:p>1629.63147</text:p>
              </table:table-cell>
              <table:table-cell office:value-type="float" office:value="1695.491943">
                <text:p>1695.49194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599.327881">
                <text:p>1599.327881</text:p>
              </table:table-cell>
              <table:table-cell office:value-type="float" office:value="1608.185181">
                <text:p>1608.185181</text:p>
              </table:table-cell>
              <table:table-cell office:value-type="float" office:value="1660.233398">
                <text:p>1660.233398</text:p>
              </table:table-cell>
              <table:table-cell office:value-type="float" office:value="1668.091919">
                <text:p>1668.09191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612.796143">
                <text:p>1612.796143</text:p>
              </table:table-cell>
              <table:table-cell office:value-type="float" office:value="1633.336304">
                <text:p>1633.336304</text:p>
              </table:table-cell>
              <table:table-cell office:value-type="float" office:value="1661.992432">
                <text:p>1661.992432</text:p>
              </table:table-cell>
              <table:table-cell office:value-type="float" office:value="1696.741943">
                <text:p>1696.74194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638.672974">
                <text:p>1638.672974</text:p>
              </table:table-cell>
              <table:table-cell office:value-type="float" office:value="1675.009277">
                <text:p>1675.009277</text:p>
              </table:table-cell>
              <table:table-cell office:value-type="float" office:value="1637.813477">
                <text:p>1637.813477</text:p>
              </table:table-cell>
              <table:table-cell office:value-type="float" office:value="1697.760498">
                <text:p>1697.76049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649.517578">
                <text:p>1649.517578</text:p>
              </table:table-cell>
              <table:table-cell office:value-type="float" office:value="1701.527588">
                <text:p>1701.527588</text:p>
              </table:table-cell>
              <table:table-cell office:value-type="float" office:value="1634.466553">
                <text:p>1634.466553</text:p>
              </table:table-cell>
              <table:table-cell office:value-type="float" office:value="1687.970703">
                <text:p>1687.97070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649.578491">
                <text:p>1649.578491</text:p>
              </table:table-cell>
              <table:table-cell office:value-type="float" office:value="1708.689941">
                <text:p>1708.689941</text:p>
              </table:table-cell>
              <table:table-cell office:value-type="float" office:value="1637.717163">
                <text:p>1637.717163</text:p>
              </table:table-cell>
              <table:table-cell office:value-type="float" office:value="1712.870117">
                <text:p>1712.87011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640.665771">
                <text:p>1640.665771</text:p>
              </table:table-cell>
              <table:table-cell office:value-type="float" office:value="1701.10437">
                <text:p>1701.10437</text:p>
              </table:table-cell>
              <table:table-cell office:value-type="float" office:value="1642.092285">
                <text:p>1642.092285</text:p>
              </table:table-cell>
              <table:table-cell office:value-type="float" office:value="1700.720581">
                <text:p>1700.72058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626.108032">
                <text:p>1626.108032</text:p>
              </table:table-cell>
              <table:table-cell office:value-type="float" office:value="1716.477417">
                <text:p>1716.477417</text:p>
              </table:table-cell>
              <table:table-cell office:value-type="float" office:value="1633.990356">
                <text:p>1633.990356</text:p>
              </table:table-cell>
              <table:table-cell office:value-type="float" office:value="1711.094849">
                <text:p>1711.09484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632.128662">
                <text:p>1632.128662</text:p>
              </table:table-cell>
              <table:table-cell office:value-type="float" office:value="1701.017822">
                <text:p>1701.017822</text:p>
              </table:table-cell>
              <table:table-cell office:value-type="float" office:value="1637.134888">
                <text:p>1637.134888</text:p>
              </table:table-cell>
              <table:table-cell office:value-type="float" office:value="1692.616089">
                <text:p>1692.61608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643.114258">
                <text:p>1643.114258</text:p>
              </table:table-cell>
              <table:table-cell office:value-type="float" office:value="1689.779297">
                <text:p>1689.779297</text:p>
              </table:table-cell>
              <table:table-cell office:value-type="float" office:value="1648.770508">
                <text:p>1648.770508</text:p>
              </table:table-cell>
              <table:table-cell office:value-type="float" office:value="1686.456177">
                <text:p>1686.45617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635.502075">
                <text:p>1635.502075</text:p>
              </table:table-cell>
              <table:table-cell office:value-type="float" office:value="1701.948975">
                <text:p>1701.948975</text:p>
              </table:table-cell>
              <table:table-cell office:value-type="float" office:value="1642.775391">
                <text:p>1642.775391</text:p>
              </table:table-cell>
              <table:table-cell office:value-type="float" office:value="1696.639648">
                <text:p>1696.63964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635.558838">
                <text:p>1635.558838</text:p>
              </table:table-cell>
              <table:table-cell office:value-type="float" office:value="1702.878906">
                <text:p>1702.878906</text:p>
              </table:table-cell>
              <table:table-cell office:value-type="float" office:value="1642.554688">
                <text:p>1642.554688</text:p>
              </table:table-cell>
              <table:table-cell office:value-type="float" office:value="1699.766602">
                <text:p>1699.76660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635.726196">
                <text:p>1635.726196</text:p>
              </table:table-cell>
              <table:table-cell office:value-type="float" office:value="1707.981812">
                <text:p>1707.981812</text:p>
              </table:table-cell>
              <table:table-cell office:value-type="float" office:value="1643.130371">
                <text:p>1643.130371</text:p>
              </table:table-cell>
              <table:table-cell office:value-type="float" office:value="1704.130981">
                <text:p>1704.13098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635.972046">
                <text:p>1635.972046</text:p>
              </table:table-cell>
              <table:table-cell office:value-type="float" office:value="1703.643799">
                <text:p>1703.643799</text:p>
              </table:table-cell>
              <table:table-cell office:value-type="float" office:value="1642.505371">
                <text:p>1642.505371</text:p>
              </table:table-cell>
              <table:table-cell office:value-type="float" office:value="1699.936279">
                <text:p>1699.93627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638.126221">
                <text:p>1638.126221</text:p>
              </table:table-cell>
              <table:table-cell office:value-type="float" office:value="1706.243774">
                <text:p>1706.243774</text:p>
              </table:table-cell>
              <table:table-cell office:value-type="float" office:value="1645.23584">
                <text:p>1645.23584</text:p>
              </table:table-cell>
              <table:table-cell office:value-type="float" office:value="1702.28186">
                <text:p>1702.2818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634.171387">
                <text:p>1634.171387</text:p>
              </table:table-cell>
              <table:table-cell office:value-type="float" office:value="1701.367676">
                <text:p>1701.367676</text:p>
              </table:table-cell>
              <table:table-cell office:value-type="float" office:value="1644.043213">
                <text:p>1644.043213</text:p>
              </table:table-cell>
              <table:table-cell office:value-type="float" office:value="1696.54248">
                <text:p>1696.5424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640.991821">
                <text:p>1640.991821</text:p>
              </table:table-cell>
              <table:table-cell office:value-type="float" office:value="1702.629395">
                <text:p>1702.629395</text:p>
              </table:table-cell>
              <table:table-cell office:value-type="float" office:value="1646.08374">
                <text:p>1646.08374</text:p>
              </table:table-cell>
              <table:table-cell office:value-type="float" office:value="1701.529419">
                <text:p>1701.52941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635.801025">
                <text:p>1635.801025</text:p>
              </table:table-cell>
              <table:table-cell office:value-type="float" office:value="1707.402588">
                <text:p>1707.402588</text:p>
              </table:table-cell>
              <table:table-cell office:value-type="float" office:value="1643.670654">
                <text:p>1643.670654</text:p>
              </table:table-cell>
              <table:table-cell office:value-type="float" office:value="1705.581909">
                <text:p>1705.58190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635.238281">
                <text:p>1635.238281</text:p>
              </table:table-cell>
              <table:table-cell office:value-type="float" office:value="1714.273193">
                <text:p>1714.273193</text:p>
              </table:table-cell>
              <table:table-cell office:value-type="float" office:value="1639.092285">
                <text:p>1639.092285</text:p>
              </table:table-cell>
              <table:table-cell office:value-type="float" office:value="1711.500977">
                <text:p>1711.50097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633.409912">
                <text:p>1633.409912</text:p>
              </table:table-cell>
              <table:table-cell office:value-type="float" office:value="1709.849487">
                <text:p>1709.849487</text:p>
              </table:table-cell>
              <table:table-cell office:value-type="float" office:value="1640.298828">
                <text:p>1640.298828</text:p>
              </table:table-cell>
              <table:table-cell office:value-type="float" office:value="1708.816406">
                <text:p>1708.81640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638.721802">
                <text:p>1638.721802</text:p>
              </table:table-cell>
              <table:table-cell office:value-type="float" office:value="1713.108276">
                <text:p>1713.108276</text:p>
              </table:table-cell>
              <table:table-cell office:value-type="float" office:value="1646.4823">
                <text:p>1646.4823</text:p>
              </table:table-cell>
              <table:table-cell office:value-type="float" office:value="1707.476318">
                <text:p>1707.47631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643.979736">
                <text:p>1643.979736</text:p>
              </table:table-cell>
              <table:table-cell office:value-type="float" office:value="1701.64917">
                <text:p>1701.64917</text:p>
              </table:table-cell>
              <table:table-cell office:value-type="float" office:value="1648.723389">
                <text:p>1648.723389</text:p>
              </table:table-cell>
              <table:table-cell office:value-type="float" office:value="1702.187134">
                <text:p>1702.18713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641.856323">
                <text:p>1641.856323</text:p>
              </table:table-cell>
              <table:table-cell office:value-type="float" office:value="1710.407104">
                <text:p>1710.407104</text:p>
              </table:table-cell>
              <table:table-cell office:value-type="float" office:value="1648.12439">
                <text:p>1648.12439</text:p>
              </table:table-cell>
              <table:table-cell office:value-type="float" office:value="1709.685303">
                <text:p>1709.68530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643.501587">
                <text:p>1643.501587</text:p>
              </table:table-cell>
              <table:table-cell office:value-type="float" office:value="1712.703369">
                <text:p>1712.703369</text:p>
              </table:table-cell>
              <table:table-cell office:value-type="float" office:value="1648.804932">
                <text:p>1648.804932</text:p>
              </table:table-cell>
              <table:table-cell office:value-type="float" office:value="1711.225952">
                <text:p>1711.22595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637.793335">
                <text:p>1637.793335</text:p>
              </table:table-cell>
              <table:table-cell office:value-type="float" office:value="1716.391846">
                <text:p>1716.391846</text:p>
              </table:table-cell>
              <table:table-cell office:value-type="float" office:value="1641.352539">
                <text:p>1641.352539</text:p>
              </table:table-cell>
              <table:table-cell office:value-type="float" office:value="1713.834351">
                <text:p>1713.83435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642.382324">
                <text:p>1642.382324</text:p>
              </table:table-cell>
              <table:table-cell office:value-type="float" office:value="1708.947998">
                <text:p>1708.947998</text:p>
              </table:table-cell>
              <table:table-cell office:value-type="float" office:value="1650.46228">
                <text:p>1650.46228</text:p>
              </table:table-cell>
              <table:table-cell office:value-type="float" office:value="1706.926758">
                <text:p>1706.92675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641.87915">
                <text:p>1641.87915</text:p>
              </table:table-cell>
              <table:table-cell office:value-type="float" office:value="1703.094727">
                <text:p>1703.094727</text:p>
              </table:table-cell>
              <table:table-cell office:value-type="float" office:value="1649.244873">
                <text:p>1649.244873</text:p>
              </table:table-cell>
              <table:table-cell office:value-type="float" office:value="1702.864502">
                <text:p>1702.86450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644.014038">
                <text:p>1644.014038</text:p>
              </table:table-cell>
              <table:table-cell office:value-type="float" office:value="1713.723511">
                <text:p>1713.723511</text:p>
              </table:table-cell>
              <table:table-cell office:value-type="float" office:value="1647.709961">
                <text:p>1647.709961</text:p>
              </table:table-cell>
              <table:table-cell office:value-type="float" office:value="1709.579346">
                <text:p>1709.57934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643.596924">
                <text:p>1643.596924</text:p>
              </table:table-cell>
              <table:table-cell office:value-type="float" office:value="1712.951416">
                <text:p>1712.951416</text:p>
              </table:table-cell>
              <table:table-cell office:value-type="float" office:value="1647.054443">
                <text:p>1647.054443</text:p>
              </table:table-cell>
              <table:table-cell office:value-type="float" office:value="1710.749756">
                <text:p>1710.74975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640.67334">
                <text:p>1640.67334</text:p>
              </table:table-cell>
              <table:table-cell office:value-type="float" office:value="1716.069946">
                <text:p>1716.069946</text:p>
              </table:table-cell>
              <table:table-cell office:value-type="float" office:value="1647.525391">
                <text:p>1647.525391</text:p>
              </table:table-cell>
              <table:table-cell office:value-type="float" office:value="1713.231201">
                <text:p>1713.23120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641.018188">
                <text:p>1641.018188</text:p>
              </table:table-cell>
              <table:table-cell office:value-type="float" office:value="1717.985229">
                <text:p>1717.985229</text:p>
              </table:table-cell>
              <table:table-cell office:value-type="float" office:value="1646.792603">
                <text:p>1646.792603</text:p>
              </table:table-cell>
              <table:table-cell office:value-type="float" office:value="1716.432495">
                <text:p>1716.43249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644.889038">
                <text:p>1644.889038</text:p>
              </table:table-cell>
              <table:table-cell office:value-type="float" office:value="1718.730225">
                <text:p>1718.730225</text:p>
              </table:table-cell>
              <table:table-cell office:value-type="float" office:value="1651.195557">
                <text:p>1651.195557</text:p>
              </table:table-cell>
              <table:table-cell office:value-type="float" office:value="1713.968506">
                <text:p>1713.96850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646.123657">
                <text:p>1646.123657</text:p>
              </table:table-cell>
              <table:table-cell office:value-type="float" office:value="1714.63623">
                <text:p>1714.63623</text:p>
              </table:table-cell>
              <table:table-cell office:value-type="float" office:value="1651.361816">
                <text:p>1651.361816</text:p>
              </table:table-cell>
              <table:table-cell office:value-type="float" office:value="1709.190674">
                <text:p>1709.19067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647.691528">
                <text:p>1647.691528</text:p>
              </table:table-cell>
              <table:table-cell office:value-type="float" office:value="1713.512451">
                <text:p>1713.512451</text:p>
              </table:table-cell>
              <table:table-cell office:value-type="float" office:value="1656.723511">
                <text:p>1656.723511</text:p>
              </table:table-cell>
              <table:table-cell office:value-type="float" office:value="1708.447998">
                <text:p>1708.44799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646.806763">
                <text:p>1646.806763</text:p>
              </table:table-cell>
              <table:table-cell office:value-type="float" office:value="1715.52417">
                <text:p>1715.52417</text:p>
              </table:table-cell>
              <table:table-cell office:value-type="float" office:value="1655.508057">
                <text:p>1655.508057</text:p>
              </table:table-cell>
              <table:table-cell office:value-type="float" office:value="1711.608887">
                <text:p>1711.60888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643.945557">
                <text:p>1643.945557</text:p>
              </table:table-cell>
              <table:table-cell office:value-type="float" office:value="1724.082397">
                <text:p>1724.082397</text:p>
              </table:table-cell>
              <table:table-cell office:value-type="float" office:value="1651.445435">
                <text:p>1651.445435</text:p>
              </table:table-cell>
              <table:table-cell office:value-type="float" office:value="1719.516724">
                <text:p>1719.51672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647.36145">
                <text:p>1647.36145</text:p>
              </table:table-cell>
              <table:table-cell office:value-type="float" office:value="1715.462158">
                <text:p>1715.462158</text:p>
              </table:table-cell>
              <table:table-cell office:value-type="float" office:value="1655.620605">
                <text:p>1655.620605</text:p>
              </table:table-cell>
              <table:table-cell office:value-type="float" office:value="1712.528809">
                <text:p>1712.52880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642.30896">
                <text:p>1642.30896</text:p>
              </table:table-cell>
              <table:table-cell office:value-type="float" office:value="1724.788818">
                <text:p>1724.788818</text:p>
              </table:table-cell>
              <table:table-cell office:value-type="float" office:value="1648.313843">
                <text:p>1648.313843</text:p>
              </table:table-cell>
              <table:table-cell office:value-type="float" office:value="1723.781128">
                <text:p>1723.78112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650.044922">
                <text:p>1650.044922</text:p>
              </table:table-cell>
              <table:table-cell office:value-type="float" office:value="1715.00354">
                <text:p>1715.00354</text:p>
              </table:table-cell>
              <table:table-cell office:value-type="float" office:value="1658.823975">
                <text:p>1658.823975</text:p>
              </table:table-cell>
              <table:table-cell office:value-type="float" office:value="1713.7229">
                <text:p>1713.722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648.538086">
                <text:p>1648.538086</text:p>
              </table:table-cell>
              <table:table-cell office:value-type="float" office:value="1716.211182">
                <text:p>1716.211182</text:p>
              </table:table-cell>
              <table:table-cell office:value-type="float" office:value="1654.984497">
                <text:p>1654.984497</text:p>
              </table:table-cell>
              <table:table-cell office:value-type="float" office:value="1715.24939">
                <text:p>1715.2493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644.459595">
                <text:p>1644.459595</text:p>
              </table:table-cell>
              <table:table-cell office:value-type="float" office:value="1718.223389">
                <text:p>1718.223389</text:p>
              </table:table-cell>
              <table:table-cell office:value-type="float" office:value="1649.775879">
                <text:p>1649.775879</text:p>
              </table:table-cell>
              <table:table-cell office:value-type="float" office:value="1719.114868">
                <text:p>1719.11486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647.708618">
                <text:p>1647.708618</text:p>
              </table:table-cell>
              <table:table-cell office:value-type="float" office:value="1712.12085">
                <text:p>1712.12085</text:p>
              </table:table-cell>
              <table:table-cell office:value-type="float" office:value="1657.725952">
                <text:p>1657.725952</text:p>
              </table:table-cell>
              <table:table-cell office:value-type="float" office:value="1713.401123">
                <text:p>1713.40112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644.891846">
                <text:p>1644.891846</text:p>
              </table:table-cell>
              <table:table-cell office:value-type="float" office:value="1724.378052">
                <text:p>1724.378052</text:p>
              </table:table-cell>
              <table:table-cell office:value-type="float" office:value="1651.853271">
                <text:p>1651.853271</text:p>
              </table:table-cell>
              <table:table-cell office:value-type="float" office:value="1720.337158">
                <text:p>1720.33715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646.204346">
                <text:p>1646.204346</text:p>
              </table:table-cell>
              <table:table-cell office:value-type="float" office:value="1720.883179">
                <text:p>1720.883179</text:p>
              </table:table-cell>
              <table:table-cell office:value-type="float" office:value="1652.197632">
                <text:p>1652.197632</text:p>
              </table:table-cell>
              <table:table-cell office:value-type="float" office:value="1718.977173">
                <text:p>1718.97717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647.479004">
                <text:p>1647.479004</text:p>
              </table:table-cell>
              <table:table-cell office:value-type="float" office:value="1725.176636">
                <text:p>1725.176636</text:p>
              </table:table-cell>
              <table:table-cell office:value-type="float" office:value="1655.243286">
                <text:p>1655.243286</text:p>
              </table:table-cell>
              <table:table-cell office:value-type="float" office:value="1718.861694">
                <text:p>1718.86169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648.568848">
                <text:p>1648.568848</text:p>
              </table:table-cell>
              <table:table-cell office:value-type="float" office:value="1719.321167">
                <text:p>1719.321167</text:p>
              </table:table-cell>
              <table:table-cell office:value-type="float" office:value="1657.571411">
                <text:p>1657.571411</text:p>
              </table:table-cell>
              <table:table-cell office:value-type="float" office:value="1715.299438">
                <text:p>1715.29943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647.071411">
                <text:p>1647.071411</text:p>
              </table:table-cell>
              <table:table-cell office:value-type="float" office:value="1729.712524">
                <text:p>1729.712524</text:p>
              </table:table-cell>
              <table:table-cell office:value-type="float" office:value="1650.870239">
                <text:p>1650.870239</text:p>
              </table:table-cell>
              <table:table-cell office:value-type="float" office:value="1725.156372">
                <text:p>1725.15637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652.398682">
                <text:p>1652.398682</text:p>
              </table:table-cell>
              <table:table-cell office:value-type="float" office:value="1718.994629">
                <text:p>1718.994629</text:p>
              </table:table-cell>
              <table:table-cell office:value-type="float" office:value="1659.782227">
                <text:p>1659.782227</text:p>
              </table:table-cell>
              <table:table-cell office:value-type="float" office:value="1717.044189">
                <text:p>1717.04418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649.393433">
                <text:p>1649.393433</text:p>
              </table:table-cell>
              <table:table-cell office:value-type="float" office:value="1722.460693">
                <text:p>1722.460693</text:p>
              </table:table-cell>
              <table:table-cell office:value-type="float" office:value="1658.026489">
                <text:p>1658.026489</text:p>
              </table:table-cell>
              <table:table-cell office:value-type="float" office:value="1716.793823">
                <text:p>1716.79382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649.063477">
                <text:p>1649.063477</text:p>
              </table:table-cell>
              <table:table-cell office:value-type="float" office:value="1726.02124">
                <text:p>1726.02124</text:p>
              </table:table-cell>
              <table:table-cell office:value-type="float" office:value="1652.55249">
                <text:p>1652.55249</text:p>
              </table:table-cell>
              <table:table-cell office:value-type="float" office:value="1720.680786">
                <text:p>1720.68078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649.179932">
                <text:p>1649.179932</text:p>
              </table:table-cell>
              <table:table-cell office:value-type="float" office:value="1721.249512">
                <text:p>1721.249512</text:p>
              </table:table-cell>
              <table:table-cell office:value-type="float" office:value="1657.217651">
                <text:p>1657.217651</text:p>
              </table:table-cell>
              <table:table-cell office:value-type="float" office:value="1718.854248">
                <text:p>1718.85424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646.425049">
                <text:p>1646.425049</text:p>
              </table:table-cell>
              <table:table-cell office:value-type="float" office:value="1728.258179">
                <text:p>1728.258179</text:p>
              </table:table-cell>
              <table:table-cell office:value-type="float" office:value="1654.626465">
                <text:p>1654.626465</text:p>
              </table:table-cell>
              <table:table-cell office:value-type="float" office:value="1723.814331">
                <text:p>1723.81433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650.186035">
                <text:p>1650.186035</text:p>
              </table:table-cell>
              <table:table-cell office:value-type="float" office:value="1716.058228">
                <text:p>1716.058228</text:p>
              </table:table-cell>
              <table:table-cell office:value-type="float" office:value="1659.723999">
                <text:p>1659.723999</text:p>
              </table:table-cell>
              <table:table-cell office:value-type="float" office:value="1711.555786">
                <text:p>1711.55578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647.834106">
                <text:p>1647.834106</text:p>
              </table:table-cell>
              <table:table-cell office:value-type="float" office:value="1721.974854">
                <text:p>1721.974854</text:p>
              </table:table-cell>
              <table:table-cell office:value-type="float" office:value="1655.630981">
                <text:p>1655.630981</text:p>
              </table:table-cell>
              <table:table-cell office:value-type="float" office:value="1718.954224">
                <text:p>1718.95422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646.477539">
                <text:p>1646.477539</text:p>
              </table:table-cell>
              <table:table-cell office:value-type="float" office:value="1730.538208">
                <text:p>1730.538208</text:p>
              </table:table-cell>
              <table:table-cell office:value-type="float" office:value="1653.615601">
                <text:p>1653.615601</text:p>
              </table:table-cell>
              <table:table-cell office:value-type="float" office:value="1726.764893">
                <text:p>1726.76489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652.427002">
                <text:p>1652.427002</text:p>
              </table:table-cell>
              <table:table-cell office:value-type="float" office:value="1719.042725">
                <text:p>1719.042725</text:p>
              </table:table-cell>
              <table:table-cell office:value-type="float" office:value="1658.710815">
                <text:p>1658.710815</text:p>
              </table:table-cell>
              <table:table-cell office:value-type="float" office:value="1720.416382">
                <text:p>1720.41638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648.270996">
                <text:p>1648.270996</text:p>
              </table:table-cell>
              <table:table-cell office:value-type="float" office:value="1728.497437">
                <text:p>1728.497437</text:p>
              </table:table-cell>
              <table:table-cell office:value-type="float" office:value="1653.428589">
                <text:p>1653.428589</text:p>
              </table:table-cell>
              <table:table-cell office:value-type="float" office:value="1727.086304">
                <text:p>1727.08630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651.442993">
                <text:p>1651.442993</text:p>
              </table:table-cell>
              <table:table-cell office:value-type="float" office:value="1724.148682">
                <text:p>1724.148682</text:p>
              </table:table-cell>
              <table:table-cell office:value-type="float" office:value="1657.565674">
                <text:p>1657.565674</text:p>
              </table:table-cell>
              <table:table-cell office:value-type="float" office:value="1721.264893">
                <text:p>1721.26489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651.828125">
                <text:p>1651.828125</text:p>
              </table:table-cell>
              <table:table-cell office:value-type="float" office:value="1718.960205">
                <text:p>1718.960205</text:p>
              </table:table-cell>
              <table:table-cell office:value-type="float" office:value="1659.190674">
                <text:p>1659.190674</text:p>
              </table:table-cell>
              <table:table-cell office:value-type="float" office:value="1718.28894">
                <text:p>1718.2889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651.176758">
                <text:p>1651.176758</text:p>
              </table:table-cell>
              <table:table-cell office:value-type="float" office:value="1728.458252">
                <text:p>1728.458252</text:p>
              </table:table-cell>
              <table:table-cell office:value-type="float" office:value="1657.147583">
                <text:p>1657.147583</text:p>
              </table:table-cell>
              <table:table-cell office:value-type="float" office:value="1724.928955">
                <text:p>1724.92895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649.475952">
                <text:p>1649.475952</text:p>
              </table:table-cell>
              <table:table-cell office:value-type="float" office:value="1726.436646">
                <text:p>1726.436646</text:p>
              </table:table-cell>
              <table:table-cell office:value-type="float" office:value="1659.025513">
                <text:p>1659.025513</text:p>
              </table:table-cell>
              <table:table-cell office:value-type="float" office:value="1723.047974">
                <text:p>1723.04797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654.174805">
                <text:p>1654.174805</text:p>
              </table:table-cell>
              <table:table-cell office:value-type="float" office:value="1728.755127">
                <text:p>1728.755127</text:p>
              </table:table-cell>
              <table:table-cell office:value-type="float" office:value="1658.092407">
                <text:p>1658.092407</text:p>
              </table:table-cell>
              <table:table-cell office:value-type="float" office:value="1724.869385">
                <text:p>1724.86938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651.885986">
                <text:p>1651.885986</text:p>
              </table:table-cell>
              <table:table-cell office:value-type="float" office:value="1727.842651">
                <text:p>1727.842651</text:p>
              </table:table-cell>
              <table:table-cell office:value-type="float" office:value="1659.615234">
                <text:p>1659.615234</text:p>
              </table:table-cell>
              <table:table-cell office:value-type="float" office:value="1724.99646">
                <text:p>1724.9964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654.594849">
                <text:p>1654.594849</text:p>
              </table:table-cell>
              <table:table-cell office:value-type="float" office:value="1721.731934">
                <text:p>1721.731934</text:p>
              </table:table-cell>
              <table:table-cell office:value-type="float" office:value="1659.889038">
                <text:p>1659.889038</text:p>
              </table:table-cell>
              <table:table-cell office:value-type="float" office:value="1717.73877">
                <text:p>1717.7387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653.98877">
                <text:p>1653.98877</text:p>
              </table:table-cell>
              <table:table-cell office:value-type="float" office:value="1727.565552">
                <text:p>1727.565552</text:p>
              </table:table-cell>
              <table:table-cell office:value-type="float" office:value="1658.519531">
                <text:p>1658.519531</text:p>
              </table:table-cell>
              <table:table-cell office:value-type="float" office:value="1725.092407">
                <text:p>1725.09240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655.073608">
                <text:p>1655.073608</text:p>
              </table:table-cell>
              <table:table-cell office:value-type="float" office:value="1727.411133">
                <text:p>1727.411133</text:p>
              </table:table-cell>
              <table:table-cell office:value-type="float" office:value="1662.098877">
                <text:p>1662.098877</text:p>
              </table:table-cell>
              <table:table-cell office:value-type="float" office:value="1725.417603">
                <text:p>1725.41760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655.293701">
                <text:p>1655.293701</text:p>
              </table:table-cell>
              <table:table-cell office:value-type="float" office:value="1729.41333">
                <text:p>1729.41333</text:p>
              </table:table-cell>
              <table:table-cell office:value-type="float" office:value="1662.3573">
                <text:p>1662.3573</text:p>
              </table:table-cell>
              <table:table-cell office:value-type="float" office:value="1725.450928">
                <text:p>1725.45092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652.160889">
                <text:p>1652.160889</text:p>
              </table:table-cell>
              <table:table-cell office:value-type="float" office:value="1730.285645">
                <text:p>1730.285645</text:p>
              </table:table-cell>
              <table:table-cell office:value-type="float" office:value="1656.842896">
                <text:p>1656.842896</text:p>
              </table:table-cell>
              <table:table-cell office:value-type="float" office:value="1728.575439">
                <text:p>1728.57543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654.714111">
                <text:p>1654.714111</text:p>
              </table:table-cell>
              <table:table-cell office:value-type="float" office:value="1725.23877">
                <text:p>1725.23877</text:p>
              </table:table-cell>
              <table:table-cell office:value-type="float" office:value="1662.319214">
                <text:p>1662.319214</text:p>
              </table:table-cell>
              <table:table-cell office:value-type="float" office:value="1725.139038">
                <text:p>1725.13903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657.042603">
                <text:p>1657.042603</text:p>
              </table:table-cell>
              <table:table-cell office:value-type="float" office:value="1727.909912">
                <text:p>1727.909912</text:p>
              </table:table-cell>
              <table:table-cell office:value-type="float" office:value="1665.218994">
                <text:p>1665.218994</text:p>
              </table:table-cell>
              <table:table-cell office:value-type="float" office:value="1723.670532">
                <text:p>1723.67053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650.135376">
                <text:p>1650.135376</text:p>
              </table:table-cell>
              <table:table-cell office:value-type="float" office:value="1723.544434">
                <text:p>1723.544434</text:p>
              </table:table-cell>
              <table:table-cell office:value-type="float" office:value="1658.914673">
                <text:p>1658.914673</text:p>
              </table:table-cell>
              <table:table-cell office:value-type="float" office:value="1721.697266">
                <text:p>1721.69726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657.797974">
                <text:p>1657.797974</text:p>
              </table:table-cell>
              <table:table-cell office:value-type="float" office:value="1723.793701">
                <text:p>1723.793701</text:p>
              </table:table-cell>
              <table:table-cell office:value-type="float" office:value="1662.86499">
                <text:p>1662.86499</text:p>
              </table:table-cell>
              <table:table-cell office:value-type="float" office:value="1723.781494">
                <text:p>1723.78149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652.559814">
                <text:p>1652.559814</text:p>
              </table:table-cell>
              <table:table-cell office:value-type="float" office:value="1727.337646">
                <text:p>1727.337646</text:p>
              </table:table-cell>
              <table:table-cell office:value-type="float" office:value="1662.064941">
                <text:p>1662.064941</text:p>
              </table:table-cell>
              <table:table-cell office:value-type="float" office:value="1723.885254">
                <text:p>1723.88525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655.035522">
                <text:p>1655.035522</text:p>
              </table:table-cell>
              <table:table-cell office:value-type="float" office:value="1733.024902">
                <text:p>1733.024902</text:p>
              </table:table-cell>
              <table:table-cell office:value-type="float" office:value="1661.463257">
                <text:p>1661.463257</text:p>
              </table:table-cell>
              <table:table-cell office:value-type="float" office:value="1727.041504">
                <text:p>1727.04150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649.105347">
                <text:p>1649.105347</text:p>
              </table:table-cell>
              <table:table-cell office:value-type="float" office:value="1736.237061">
                <text:p>1736.237061</text:p>
              </table:table-cell>
              <table:table-cell office:value-type="float" office:value="1656.490845">
                <text:p>1656.490845</text:p>
              </table:table-cell>
              <table:table-cell office:value-type="float" office:value="1736.096924">
                <text:p>1736.09692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654.947998">
                <text:p>1654.947998</text:p>
              </table:table-cell>
              <table:table-cell office:value-type="float" office:value="1725.319824">
                <text:p>1725.319824</text:p>
              </table:table-cell>
              <table:table-cell office:value-type="float" office:value="1662.491943">
                <text:p>1662.491943</text:p>
              </table:table-cell>
              <table:table-cell office:value-type="float" office:value="1722.664185">
                <text:p>1722.66418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650.756836">
                <text:p>1650.756836</text:p>
              </table:table-cell>
              <table:table-cell office:value-type="float" office:value="1732.291016">
                <text:p>1732.291016</text:p>
              </table:table-cell>
              <table:table-cell office:value-type="float" office:value="1659.588135">
                <text:p>1659.588135</text:p>
              </table:table-cell>
              <table:table-cell office:value-type="float" office:value="1732.28772">
                <text:p>1732.2877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653.481689">
                <text:p>1653.481689</text:p>
              </table:table-cell>
              <table:table-cell office:value-type="float" office:value="1730.9646">
                <text:p>1730.9646</text:p>
              </table:table-cell>
              <table:table-cell office:value-type="float" office:value="1661.525513">
                <text:p>1661.525513</text:p>
              </table:table-cell>
              <table:table-cell office:value-type="float" office:value="1727.410156">
                <text:p>1727.41015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655.605347">
                <text:p>1655.605347</text:p>
              </table:table-cell>
              <table:table-cell office:value-type="float" office:value="1724.974854">
                <text:p>1724.974854</text:p>
              </table:table-cell>
              <table:table-cell office:value-type="float" office:value="1660.721191">
                <text:p>1660.721191</text:p>
              </table:table-cell>
              <table:table-cell office:value-type="float" office:value="1725.217651">
                <text:p>1725.21765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653.186279">
                <text:p>1653.186279</text:p>
              </table:table-cell>
              <table:table-cell office:value-type="float" office:value="1732.667236">
                <text:p>1732.667236</text:p>
              </table:table-cell>
              <table:table-cell office:value-type="float" office:value="1661.149536">
                <text:p>1661.149536</text:p>
              </table:table-cell>
              <table:table-cell office:value-type="float" office:value="1729.67981">
                <text:p>1729.6798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658.099243">
                <text:p>1658.099243</text:p>
              </table:table-cell>
              <table:table-cell office:value-type="float" office:value="1723.191895">
                <text:p>1723.191895</text:p>
              </table:table-cell>
              <table:table-cell office:value-type="float" office:value="1666.839233">
                <text:p>1666.839233</text:p>
              </table:table-cell>
              <table:table-cell office:value-type="float" office:value="1720.910645">
                <text:p>1720.91064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657.661743">
                <text:p>1657.661743</text:p>
              </table:table-cell>
              <table:table-cell office:value-type="float" office:value="1735.59375">
                <text:p>1735.59375</text:p>
              </table:table-cell>
              <table:table-cell office:value-type="float" office:value="1663.859131">
                <text:p>1663.859131</text:p>
              </table:table-cell>
              <table:table-cell office:value-type="float" office:value="1735.38623">
                <text:p>1735.3862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657.465332">
                <text:p>1657.465332</text:p>
              </table:table-cell>
              <table:table-cell office:value-type="float" office:value="1728.927368">
                <text:p>1728.927368</text:p>
              </table:table-cell>
              <table:table-cell office:value-type="float" office:value="1663.33252">
                <text:p>1663.33252</text:p>
              </table:table-cell>
              <table:table-cell office:value-type="float" office:value="1727.299805">
                <text:p>1727.29980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656.211548">
                <text:p>1656.211548</text:p>
              </table:table-cell>
              <table:table-cell office:value-type="float" office:value="1738.447144">
                <text:p>1738.447144</text:p>
              </table:table-cell>
              <table:table-cell office:value-type="float" office:value="1661.662476">
                <text:p>1661.662476</text:p>
              </table:table-cell>
              <table:table-cell office:value-type="float" office:value="1738.201294">
                <text:p>1738.20129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654.56604">
                <text:p>1654.56604</text:p>
              </table:table-cell>
              <table:table-cell office:value-type="float" office:value="1735.397217">
                <text:p>1735.397217</text:p>
              </table:table-cell>
              <table:table-cell office:value-type="float" office:value="1664.814941">
                <text:p>1664.814941</text:p>
              </table:table-cell>
              <table:table-cell office:value-type="float" office:value="1729.63269">
                <text:p>1729.6326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657.701904">
                <text:p>1657.701904</text:p>
              </table:table-cell>
              <table:table-cell office:value-type="float" office:value="1728.239258">
                <text:p>1728.239258</text:p>
              </table:table-cell>
              <table:table-cell office:value-type="float" office:value="1666.822021">
                <text:p>1666.822021</text:p>
              </table:table-cell>
              <table:table-cell office:value-type="float" office:value="1725.153076">
                <text:p>1725.15307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655.74292">
                <text:p>1655.74292</text:p>
              </table:table-cell>
              <table:table-cell office:value-type="float" office:value="1736.034424">
                <text:p>1736.034424</text:p>
              </table:table-cell>
              <table:table-cell office:value-type="float" office:value="1661.83606">
                <text:p>1661.83606</text:p>
              </table:table-cell>
              <table:table-cell office:value-type="float" office:value="1731.208984">
                <text:p>1731.20898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654.929932">
                <text:p>1654.929932</text:p>
              </table:table-cell>
              <table:table-cell office:value-type="float" office:value="1739.561157">
                <text:p>1739.561157</text:p>
              </table:table-cell>
              <table:table-cell office:value-type="float" office:value="1663.483521">
                <text:p>1663.483521</text:p>
              </table:table-cell>
              <table:table-cell office:value-type="float" office:value="1733.709351">
                <text:p>1733.70935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656.227051">
                <text:p>1656.227051</text:p>
              </table:table-cell>
              <table:table-cell office:value-type="float" office:value="1732.727905">
                <text:p>1732.727905</text:p>
              </table:table-cell>
              <table:table-cell office:value-type="float" office:value="1664.349609">
                <text:p>1664.349609</text:p>
              </table:table-cell>
              <table:table-cell office:value-type="float" office:value="1730.318604">
                <text:p>1730.31860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657.255127">
                <text:p>1657.255127</text:p>
              </table:table-cell>
              <table:table-cell office:value-type="float" office:value="1718.22876">
                <text:p>1718.22876</text:p>
              </table:table-cell>
              <table:table-cell office:value-type="float" office:value="1664.338623">
                <text:p>1664.338623</text:p>
              </table:table-cell>
              <table:table-cell office:value-type="float" office:value="1714.886963">
                <text:p>1714.88696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637.192627">
                <text:p>1637.192627</text:p>
              </table:table-cell>
              <table:table-cell office:value-type="float" office:value="1732.06958">
                <text:p>1732.06958</text:p>
              </table:table-cell>
              <table:table-cell office:value-type="float" office:value="1641.747925">
                <text:p>1641.747925</text:p>
              </table:table-cell>
              <table:table-cell office:value-type="float" office:value="1734.744141">
                <text:p>1734.74414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629.462158">
                <text:p>1629.462158</text:p>
              </table:table-cell>
              <table:table-cell office:value-type="float" office:value="1708.783691">
                <text:p>1708.783691</text:p>
              </table:table-cell>
              <table:table-cell office:value-type="float" office:value="1635.852295">
                <text:p>1635.852295</text:p>
              </table:table-cell>
              <table:table-cell office:value-type="float" office:value="1710.139526">
                <text:p>1710.13952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630.650146">
                <text:p>1630.650146</text:p>
              </table:table-cell>
              <table:table-cell office:value-type="float" office:value="1696.10376">
                <text:p>1696.10376</text:p>
              </table:table-cell>
              <table:table-cell office:value-type="float" office:value="1639.437256">
                <text:p>1639.437256</text:p>
              </table:table-cell>
              <table:table-cell office:value-type="float" office:value="1693.776001">
                <text:p>1693.77600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615.901855">
                <text:p>1615.901855</text:p>
              </table:table-cell>
              <table:table-cell office:value-type="float" office:value="1695.805176">
                <text:p>1695.805176</text:p>
              </table:table-cell>
              <table:table-cell office:value-type="float" office:value="1623.812988">
                <text:p>1623.812988</text:p>
              </table:table-cell>
              <table:table-cell office:value-type="float" office:value="1690.415771">
                <text:p>1690.41577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618.919067">
                <text:p>1618.919067</text:p>
              </table:table-cell>
              <table:table-cell office:value-type="float" office:value="1680.584106">
                <text:p>1680.584106</text:p>
              </table:table-cell>
              <table:table-cell office:value-type="float" office:value="1620.445801">
                <text:p>1620.445801</text:p>
              </table:table-cell>
              <table:table-cell office:value-type="float" office:value="1676.563843">
                <text:p>1676.56384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610.783691">
                <text:p>1610.783691</text:p>
              </table:table-cell>
              <table:table-cell office:value-type="float" office:value="1671.300293">
                <text:p>1671.300293</text:p>
              </table:table-cell>
              <table:table-cell office:value-type="float" office:value="1615.192261">
                <text:p>1615.192261</text:p>
              </table:table-cell>
              <table:table-cell office:value-type="float" office:value="1674.85498">
                <text:p>1674.8549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606.189941">
                <text:p>1606.189941</text:p>
              </table:table-cell>
              <table:table-cell office:value-type="float" office:value="1665.383301">
                <text:p>1665.383301</text:p>
              </table:table-cell>
              <table:table-cell office:value-type="float" office:value="1611.774414">
                <text:p>1611.774414</text:p>
              </table:table-cell>
              <table:table-cell office:value-type="float" office:value="1666.29187">
                <text:p>1666.2918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596.776611">
                <text:p>1596.776611</text:p>
              </table:table-cell>
              <table:table-cell office:value-type="float" office:value="1662.977539">
                <text:p>1662.977539</text:p>
              </table:table-cell>
              <table:table-cell office:value-type="float" office:value="1604.167725">
                <text:p>1604.167725</text:p>
              </table:table-cell>
              <table:table-cell office:value-type="float" office:value="1658.524536">
                <text:p>1658.52453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600.36438">
                <text:p>1600.36438</text:p>
              </table:table-cell>
              <table:table-cell office:value-type="float" office:value="1646.580566">
                <text:p>1646.580566</text:p>
              </table:table-cell>
              <table:table-cell office:value-type="float" office:value="1598.874023">
                <text:p>1598.874023</text:p>
              </table:table-cell>
              <table:table-cell office:value-type="float" office:value="1650.549805">
                <text:p>1650.54980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595.762329">
                <text:p>1595.762329</text:p>
              </table:table-cell>
              <table:table-cell office:value-type="float" office:value="1639.599243">
                <text:p>1639.599243</text:p>
              </table:table-cell>
              <table:table-cell office:value-type="float" office:value="1597.232178">
                <text:p>1597.232178</text:p>
              </table:table-cell>
              <table:table-cell office:value-type="float" office:value="1641.630127">
                <text:p>1641.63012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92.158203">
                <text:p>1592.158203</text:p>
              </table:table-cell>
              <table:table-cell office:value-type="float" office:value="1636.116821">
                <text:p>1636.116821</text:p>
              </table:table-cell>
              <table:table-cell office:value-type="float" office:value="1596.300415">
                <text:p>1596.300415</text:p>
              </table:table-cell>
              <table:table-cell office:value-type="float" office:value="1637.579468">
                <text:p>1637.57946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85.579224">
                <text:p>1585.579224</text:p>
              </table:table-cell>
              <table:table-cell office:value-type="float" office:value="1632.147339">
                <text:p>1632.147339</text:p>
              </table:table-cell>
              <table:table-cell office:value-type="float" office:value="1588.182129">
                <text:p>1588.182129</text:p>
              </table:table-cell>
              <table:table-cell office:value-type="float" office:value="1633.418335">
                <text:p>1633.41833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586.369263">
                <text:p>1586.369263</text:p>
              </table:table-cell>
              <table:table-cell office:value-type="float" office:value="1628.63269">
                <text:p>1628.63269</text:p>
              </table:table-cell>
              <table:table-cell office:value-type="float" office:value="1588.087891">
                <text:p>1588.087891</text:p>
              </table:table-cell>
              <table:table-cell office:value-type="float" office:value="1630.813477">
                <text:p>1630.81347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81.787354">
                <text:p>1581.787354</text:p>
              </table:table-cell>
              <table:table-cell office:value-type="float" office:value="1620.565552">
                <text:p>1620.565552</text:p>
              </table:table-cell>
              <table:table-cell office:value-type="float" office:value="1588.794189">
                <text:p>1588.794189</text:p>
              </table:table-cell>
              <table:table-cell office:value-type="float" office:value="1621.270752">
                <text:p>1621.27075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82.145996">
                <text:p>1582.145996</text:p>
              </table:table-cell>
              <table:table-cell office:value-type="float" office:value="1618.951904">
                <text:p>1618.951904</text:p>
              </table:table-cell>
              <table:table-cell office:value-type="float" office:value="1583.407227">
                <text:p>1583.407227</text:p>
              </table:table-cell>
              <table:table-cell office:value-type="float" office:value="1622.327759">
                <text:p>1622.32775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78.783569">
                <text:p>1578.783569</text:p>
              </table:table-cell>
              <table:table-cell office:value-type="float" office:value="1616.196167">
                <text:p>1616.196167</text:p>
              </table:table-cell>
              <table:table-cell office:value-type="float" office:value="1583.81604">
                <text:p>1583.81604</text:p>
              </table:table-cell>
              <table:table-cell office:value-type="float" office:value="1617.025513">
                <text:p>1617.02551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76.056519">
                <text:p>1576.056519</text:p>
              </table:table-cell>
              <table:table-cell office:value-type="float" office:value="1607.352905">
                <text:p>1607.352905</text:p>
              </table:table-cell>
              <table:table-cell office:value-type="float" office:value="1581.748779">
                <text:p>1581.748779</text:p>
              </table:table-cell>
              <table:table-cell office:value-type="float" office:value="1607.346069">
                <text:p>1607.34606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571.753052">
                <text:p>1571.753052</text:p>
              </table:table-cell>
              <table:table-cell office:value-type="float" office:value="1606.053223">
                <text:p>1606.053223</text:p>
              </table:table-cell>
              <table:table-cell office:value-type="float" office:value="1580.776367">
                <text:p>1580.776367</text:p>
              </table:table-cell>
              <table:table-cell office:value-type="float" office:value="1606.285278">
                <text:p>1606.28527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76.088989">
                <text:p>1576.088989</text:p>
              </table:table-cell>
              <table:table-cell office:value-type="float" office:value="1600.907227">
                <text:p>1600.907227</text:p>
              </table:table-cell>
              <table:table-cell office:value-type="float" office:value="1578.597412">
                <text:p>1578.597412</text:p>
              </table:table-cell>
              <table:table-cell office:value-type="float" office:value="1604.079956">
                <text:p>1604.07995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74.486084">
                <text:p>1574.486084</text:p>
              </table:table-cell>
              <table:table-cell office:value-type="float" office:value="1598.230835">
                <text:p>1598.230835</text:p>
              </table:table-cell>
              <table:table-cell office:value-type="float" office:value="1578.549927">
                <text:p>1578.549927</text:p>
              </table:table-cell>
              <table:table-cell office:value-type="float" office:value="1597.897339">
                <text:p>1597.89733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73.229736">
                <text:p>1573.229736</text:p>
              </table:table-cell>
              <table:table-cell office:value-type="float" office:value="1595.706177">
                <text:p>1595.706177</text:p>
              </table:table-cell>
              <table:table-cell office:value-type="float" office:value="1578.974854">
                <text:p>1578.974854</text:p>
              </table:table-cell>
              <table:table-cell office:value-type="float" office:value="1597.783691">
                <text:p>1597.78369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72.596313">
                <text:p>1572.596313</text:p>
              </table:table-cell>
              <table:table-cell office:value-type="float" office:value="1594.397827">
                <text:p>1594.397827</text:p>
              </table:table-cell>
              <table:table-cell office:value-type="float" office:value="1580.996582">
                <text:p>1580.996582</text:p>
              </table:table-cell>
              <table:table-cell office:value-type="float" office:value="1595.1875">
                <text:p>1595.187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69.378174">
                <text:p>1569.378174</text:p>
              </table:table-cell>
              <table:table-cell office:value-type="float" office:value="1591.572876">
                <text:p>1591.572876</text:p>
              </table:table-cell>
              <table:table-cell office:value-type="float" office:value="1574.973755">
                <text:p>1574.973755</text:p>
              </table:table-cell>
              <table:table-cell office:value-type="float" office:value="1598.003174">
                <text:p>1598.00317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69.127808">
                <text:p>1569.127808</text:p>
              </table:table-cell>
              <table:table-cell office:value-type="float" office:value="1589.539917">
                <text:p>1589.539917</text:p>
              </table:table-cell>
              <table:table-cell office:value-type="float" office:value="1577.73291">
                <text:p>1577.73291</text:p>
              </table:table-cell>
              <table:table-cell office:value-type="float" office:value="1591.13916">
                <text:p>1591.1391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69.404419">
                <text:p>1569.404419</text:p>
              </table:table-cell>
              <table:table-cell office:value-type="float" office:value="1589.223877">
                <text:p>1589.223877</text:p>
              </table:table-cell>
              <table:table-cell office:value-type="float" office:value="1574.485352">
                <text:p>1574.485352</text:p>
              </table:table-cell>
              <table:table-cell office:value-type="float" office:value="1590.040283">
                <text:p>1590.04028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67.846069">
                <text:p>1567.846069</text:p>
              </table:table-cell>
              <table:table-cell office:value-type="float" office:value="1586.157959">
                <text:p>1586.157959</text:p>
              </table:table-cell>
              <table:table-cell office:value-type="float" office:value="1575.203125">
                <text:p>1575.203125</text:p>
              </table:table-cell>
              <table:table-cell office:value-type="float" office:value="1590.137695">
                <text:p>1590.13769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76.550293">
                <text:p>1576.550293</text:p>
              </table:table-cell>
              <table:table-cell office:value-type="float" office:value="1591.393188">
                <text:p>1591.393188</text:p>
              </table:table-cell>
              <table:table-cell office:value-type="float" office:value="1570.011597">
                <text:p>1570.011597</text:p>
              </table:table-cell>
              <table:table-cell office:value-type="float" office:value="1578.718628">
                <text:p>1578.71862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70.089233">
                <text:p>1570.089233</text:p>
              </table:table-cell>
              <table:table-cell office:value-type="float" office:value="1588.139893">
                <text:p>1588.139893</text:p>
              </table:table-cell>
              <table:table-cell office:value-type="float" office:value="1570.375732">
                <text:p>1570.375732</text:p>
              </table:table-cell>
              <table:table-cell office:value-type="float" office:value="1581.985962">
                <text:p>1581.98596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66.790283">
                <text:p>1566.790283</text:p>
              </table:table-cell>
              <table:table-cell office:value-type="float" office:value="1583.337158">
                <text:p>1583.337158</text:p>
              </table:table-cell>
              <table:table-cell office:value-type="float" office:value="1565.667603">
                <text:p>1565.667603</text:p>
              </table:table-cell>
              <table:table-cell office:value-type="float" office:value="1587.490112">
                <text:p>1587.49011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71.700195">
                <text:p>1571.700195</text:p>
              </table:table-cell>
              <table:table-cell office:value-type="float" office:value="1579.435791">
                <text:p>1579.435791</text:p>
              </table:table-cell>
              <table:table-cell office:value-type="float" office:value="1571.672485">
                <text:p>1571.672485</text:p>
              </table:table-cell>
              <table:table-cell office:value-type="float" office:value="1578.490723">
                <text:p>1578.49072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67.637085">
                <text:p>1567.637085</text:p>
              </table:table-cell>
              <table:table-cell office:value-type="float" office:value="1579.18042">
                <text:p>1579.18042</text:p>
              </table:table-cell>
              <table:table-cell office:value-type="float" office:value="1571.852051">
                <text:p>1571.852051</text:p>
              </table:table-cell>
              <table:table-cell office:value-type="float" office:value="1576.483887">
                <text:p>1576.48388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67.931641">
                <text:p>1567.931641</text:p>
              </table:table-cell>
              <table:table-cell office:value-type="float" office:value="1578.633545">
                <text:p>1578.633545</text:p>
              </table:table-cell>
              <table:table-cell office:value-type="float" office:value="1568.839844">
                <text:p>1568.839844</text:p>
              </table:table-cell>
              <table:table-cell office:value-type="float" office:value="1575.860962">
                <text:p>1575.86096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65.747803">
                <text:p>1565.747803</text:p>
              </table:table-cell>
              <table:table-cell office:value-type="float" office:value="1578.707275">
                <text:p>1578.707275</text:p>
              </table:table-cell>
              <table:table-cell office:value-type="float" office:value="1565.999512">
                <text:p>1565.999512</text:p>
              </table:table-cell>
              <table:table-cell office:value-type="float" office:value="1575.675537">
                <text:p>1575.67553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65.056396">
                <text:p>1565.056396</text:p>
              </table:table-cell>
              <table:table-cell office:value-type="float" office:value="1578.204468">
                <text:p>1578.204468</text:p>
              </table:table-cell>
              <table:table-cell office:value-type="float" office:value="1563.592041">
                <text:p>1563.592041</text:p>
              </table:table-cell>
              <table:table-cell office:value-type="float" office:value="1577.537109">
                <text:p>1577.53710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67.145264">
                <text:p>1567.145264</text:p>
              </table:table-cell>
              <table:table-cell office:value-type="float" office:value="1574.287476">
                <text:p>1574.287476</text:p>
              </table:table-cell>
              <table:table-cell office:value-type="float" office:value="1567.687012">
                <text:p>1567.687012</text:p>
              </table:table-cell>
              <table:table-cell office:value-type="float" office:value="1574.934326">
                <text:p>1574.93432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65.380005">
                <text:p>1565.380005</text:p>
              </table:table-cell>
              <table:table-cell office:value-type="float" office:value="1575.800415">
                <text:p>1575.800415</text:p>
              </table:table-cell>
              <table:table-cell office:value-type="float" office:value="1568.416504">
                <text:p>1568.416504</text:p>
              </table:table-cell>
              <table:table-cell office:value-type="float" office:value="1572.006348">
                <text:p>1572.00634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65.955322">
                <text:p>1565.955322</text:p>
              </table:table-cell>
              <table:table-cell office:value-type="float" office:value="1577.827271">
                <text:p>1577.827271</text:p>
              </table:table-cell>
              <table:table-cell office:value-type="float" office:value="1565.632812">
                <text:p>1565.632812</text:p>
              </table:table-cell>
              <table:table-cell office:value-type="float" office:value="1577.63562">
                <text:p>1577.6356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66.236816">
                <text:p>1566.236816</text:p>
              </table:table-cell>
              <table:table-cell office:value-type="float" office:value="1574.923096">
                <text:p>1574.923096</text:p>
              </table:table-cell>
              <table:table-cell office:value-type="float" office:value="1567.274902">
                <text:p>1567.274902</text:p>
              </table:table-cell>
              <table:table-cell office:value-type="float" office:value="1576.398315">
                <text:p>1576.39831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67.92688">
                <text:p>1567.92688</text:p>
              </table:table-cell>
              <table:table-cell office:value-type="float" office:value="1571.252808">
                <text:p>1571.252808</text:p>
              </table:table-cell>
              <table:table-cell office:value-type="float" office:value="1565.238159">
                <text:p>1565.238159</text:p>
              </table:table-cell>
              <table:table-cell office:value-type="float" office:value="1573.741577">
                <text:p>1573.74157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61.605469">
                <text:p>1561.605469</text:p>
              </table:table-cell>
              <table:table-cell office:value-type="float" office:value="1575.276733">
                <text:p>1575.276733</text:p>
              </table:table-cell>
              <table:table-cell office:value-type="float" office:value="1565.960327">
                <text:p>1565.960327</text:p>
              </table:table-cell>
              <table:table-cell office:value-type="float" office:value="1573.050903">
                <text:p>1573.05090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65.782837">
                <text:p>1565.782837</text:p>
              </table:table-cell>
              <table:table-cell office:value-type="float" office:value="1569.709717">
                <text:p>1569.709717</text:p>
              </table:table-cell>
              <table:table-cell office:value-type="float" office:value="1565.10144">
                <text:p>1565.10144</text:p>
              </table:table-cell>
              <table:table-cell office:value-type="float" office:value="1567.973389">
                <text:p>1567.97338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62.894043">
                <text:p>1562.894043</text:p>
              </table:table-cell>
              <table:table-cell office:value-type="float" office:value="1572.627319">
                <text:p>1572.627319</text:p>
              </table:table-cell>
              <table:table-cell office:value-type="float" office:value="1564.790161">
                <text:p>1564.790161</text:p>
              </table:table-cell>
              <table:table-cell office:value-type="float" office:value="1573.855225">
                <text:p>1573.85522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33.346924">
                <text:p>1533.346924</text:p>
              </table:table-cell>
              <table:table-cell office:value-type="float" office:value="1539.179321">
                <text:p>1539.179321</text:p>
              </table:table-cell>
              <table:table-cell office:value-type="float" office:value="1584.178589">
                <text:p>1584.178589</text:p>
              </table:table-cell>
              <table:table-cell office:value-type="float" office:value="1610.984741">
                <text:p>1610.98474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32.659058">
                <text:p>1532.659058</text:p>
              </table:table-cell>
              <table:table-cell office:value-type="float" office:value="1510.171509">
                <text:p>1510.171509</text:p>
              </table:table-cell>
              <table:table-cell office:value-type="float" office:value="1603.664917">
                <text:p>1603.664917</text:p>
              </table:table-cell>
              <table:table-cell office:value-type="float" office:value="1632.029541">
                <text:p>1632.02954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50.267334">
                <text:p>1550.267334</text:p>
              </table:table-cell>
              <table:table-cell office:value-type="float" office:value="1515.897095">
                <text:p>1515.897095</text:p>
              </table:table-cell>
              <table:table-cell office:value-type="float" office:value="1617.029175">
                <text:p>1617.029175</text:p>
              </table:table-cell>
              <table:table-cell office:value-type="float" office:value="1652.002319">
                <text:p>1652.00231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49.9823">
                <text:p>1549.9823</text:p>
              </table:table-cell>
              <table:table-cell office:value-type="float" office:value="1548.902222">
                <text:p>1548.902222</text:p>
              </table:table-cell>
              <table:table-cell office:value-type="float" office:value="1613.870117">
                <text:p>1613.870117</text:p>
              </table:table-cell>
              <table:table-cell office:value-type="float" office:value="1633.368896">
                <text:p>1633.36889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61.201416">
                <text:p>1561.201416</text:p>
              </table:table-cell>
              <table:table-cell office:value-type="float" office:value="1564.097168">
                <text:p>1564.097168</text:p>
              </table:table-cell>
              <table:table-cell office:value-type="float" office:value="1619.460083">
                <text:p>1619.460083</text:p>
              </table:table-cell>
              <table:table-cell office:value-type="float" office:value="1654.677612">
                <text:p>1654.67761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70.336182">
                <text:p>1570.336182</text:p>
              </table:table-cell>
              <table:table-cell office:value-type="float" office:value="1570.272705">
                <text:p>1570.272705</text:p>
              </table:table-cell>
              <table:table-cell office:value-type="float" office:value="1631.856201">
                <text:p>1631.856201</text:p>
              </table:table-cell>
              <table:table-cell office:value-type="float" office:value="1651.127075">
                <text:p>1651.12707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75.548218">
                <text:p>1575.548218</text:p>
              </table:table-cell>
              <table:table-cell office:value-type="float" office:value="1584.424194">
                <text:p>1584.424194</text:p>
              </table:table-cell>
              <table:table-cell office:value-type="float" office:value="1625.62561">
                <text:p>1625.62561</text:p>
              </table:table-cell>
              <table:table-cell office:value-type="float" office:value="1688.023438">
                <text:p>1688.02343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87.665649">
                <text:p>1587.665649</text:p>
              </table:table-cell>
              <table:table-cell office:value-type="float" office:value="1596.453491">
                <text:p>1596.453491</text:p>
              </table:table-cell>
              <table:table-cell office:value-type="float" office:value="1640.205078">
                <text:p>1640.205078</text:p>
              </table:table-cell>
              <table:table-cell office:value-type="float" office:value="1668.028687">
                <text:p>1668.02868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88.556763">
                <text:p>1588.556763</text:p>
              </table:table-cell>
              <table:table-cell office:value-type="float" office:value="1614.191528">
                <text:p>1614.191528</text:p>
              </table:table-cell>
              <table:table-cell office:value-type="float" office:value="1632.980103">
                <text:p>1632.980103</text:p>
              </table:table-cell>
              <table:table-cell office:value-type="float" office:value="1695.607544">
                <text:p>1695.60754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601.92627">
                <text:p>1601.92627</text:p>
              </table:table-cell>
              <table:table-cell office:value-type="float" office:value="1646.175659">
                <text:p>1646.175659</text:p>
              </table:table-cell>
              <table:table-cell office:value-type="float" office:value="1641.008423">
                <text:p>1641.008423</text:p>
              </table:table-cell>
              <table:table-cell office:value-type="float" office:value="1695.693726">
                <text:p>1695.69372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647.571411">
                <text:p>1647.571411</text:p>
              </table:table-cell>
              <table:table-cell office:value-type="float" office:value="1693.008423">
                <text:p>1693.008423</text:p>
              </table:table-cell>
              <table:table-cell office:value-type="float" office:value="1623.427979">
                <text:p>1623.427979</text:p>
              </table:table-cell>
              <table:table-cell office:value-type="float" office:value="1681.976929">
                <text:p>1681.97692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650.690918">
                <text:p>1650.690918</text:p>
              </table:table-cell>
              <table:table-cell office:value-type="float" office:value="1694.083252">
                <text:p>1694.083252</text:p>
              </table:table-cell>
              <table:table-cell office:value-type="float" office:value="1641.735352">
                <text:p>1641.735352</text:p>
              </table:table-cell>
              <table:table-cell office:value-type="float" office:value="1684.633423">
                <text:p>1684.63342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647.883789">
                <text:p>1647.883789</text:p>
              </table:table-cell>
              <table:table-cell office:value-type="float" office:value="1699.030884">
                <text:p>1699.030884</text:p>
              </table:table-cell>
              <table:table-cell office:value-type="float" office:value="1639.936523">
                <text:p>1639.936523</text:p>
              </table:table-cell>
              <table:table-cell office:value-type="float" office:value="1696.977051">
                <text:p>1696.97705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644.251953">
                <text:p>1644.251953</text:p>
              </table:table-cell>
              <table:table-cell office:value-type="float" office:value="1700.674072">
                <text:p>1700.674072</text:p>
              </table:table-cell>
              <table:table-cell office:value-type="float" office:value="1647.85022">
                <text:p>1647.85022</text:p>
              </table:table-cell>
              <table:table-cell office:value-type="float" office:value="1703.035889">
                <text:p>1703.03588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638.315674">
                <text:p>1638.315674</text:p>
              </table:table-cell>
              <table:table-cell office:value-type="float" office:value="1702.455322">
                <text:p>1702.455322</text:p>
              </table:table-cell>
              <table:table-cell office:value-type="float" office:value="1643.648682">
                <text:p>1643.648682</text:p>
              </table:table-cell>
              <table:table-cell office:value-type="float" office:value="1698.7323">
                <text:p>1698.732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624.693726">
                <text:p>1624.693726</text:p>
              </table:table-cell>
              <table:table-cell office:value-type="float" office:value="1718.025146">
                <text:p>1718.025146</text:p>
              </table:table-cell>
              <table:table-cell office:value-type="float" office:value="1635.607422">
                <text:p>1635.607422</text:p>
              </table:table-cell>
              <table:table-cell office:value-type="float" office:value="1708.416504">
                <text:p>1708.41650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640.665527">
                <text:p>1640.665527</text:p>
              </table:table-cell>
              <table:table-cell office:value-type="float" office:value="1695.578735">
                <text:p>1695.578735</text:p>
              </table:table-cell>
              <table:table-cell office:value-type="float" office:value="1645.524658">
                <text:p>1645.524658</text:p>
              </table:table-cell>
              <table:table-cell office:value-type="float" office:value="1695.164307">
                <text:p>1695.16430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639.498535">
                <text:p>1639.498535</text:p>
              </table:table-cell>
              <table:table-cell office:value-type="float" office:value="1709.407837">
                <text:p>1709.407837</text:p>
              </table:table-cell>
              <table:table-cell office:value-type="float" office:value="1642.640869">
                <text:p>1642.640869</text:p>
              </table:table-cell>
              <table:table-cell office:value-type="float" office:value="1703.637451">
                <text:p>1703.63745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632.704224">
                <text:p>1632.704224</text:p>
              </table:table-cell>
              <table:table-cell office:value-type="float" office:value="1710.775391">
                <text:p>1710.775391</text:p>
              </table:table-cell>
              <table:table-cell office:value-type="float" office:value="1641.162354">
                <text:p>1641.162354</text:p>
              </table:table-cell>
              <table:table-cell office:value-type="float" office:value="1703.491943">
                <text:p>1703.49194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37.830566">
                <text:p>1637.830566</text:p>
              </table:table-cell>
              <table:table-cell office:value-type="float" office:value="1709.451904">
                <text:p>1709.451904</text:p>
              </table:table-cell>
              <table:table-cell office:value-type="float" office:value="1644.219604">
                <text:p>1644.219604</text:p>
              </table:table-cell>
              <table:table-cell office:value-type="float" office:value="1705.800537">
                <text:p>1705.80053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640.843872">
                <text:p>1640.843872</text:p>
              </table:table-cell>
              <table:table-cell office:value-type="float" office:value="1701.409668">
                <text:p>1701.409668</text:p>
              </table:table-cell>
              <table:table-cell office:value-type="float" office:value="1648.630127">
                <text:p>1648.630127</text:p>
              </table:table-cell>
              <table:table-cell office:value-type="float" office:value="1699.154541">
                <text:p>1699.15454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39.715698">
                <text:p>1639.715698</text:p>
              </table:table-cell>
              <table:table-cell office:value-type="float" office:value="1709.945923">
                <text:p>1709.945923</text:p>
              </table:table-cell>
              <table:table-cell office:value-type="float" office:value="1645.368164">
                <text:p>1645.368164</text:p>
              </table:table-cell>
              <table:table-cell office:value-type="float" office:value="1708.327881">
                <text:p>1708.32788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640.69519">
                <text:p>1640.69519</text:p>
              </table:table-cell>
              <table:table-cell office:value-type="float" office:value="1706.828369">
                <text:p>1706.828369</text:p>
              </table:table-cell>
              <table:table-cell office:value-type="float" office:value="1645.587646">
                <text:p>1645.587646</text:p>
              </table:table-cell>
              <table:table-cell office:value-type="float" office:value="1706.241333">
                <text:p>1706.24133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638.179932">
                <text:p>1638.179932</text:p>
              </table:table-cell>
              <table:table-cell office:value-type="float" office:value="1708.180908">
                <text:p>1708.180908</text:p>
              </table:table-cell>
              <table:table-cell office:value-type="float" office:value="1645.285034">
                <text:p>1645.285034</text:p>
              </table:table-cell>
              <table:table-cell office:value-type="float" office:value="1708.922974">
                <text:p>1708.92297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648.794678">
                <text:p>1648.794678</text:p>
              </table:table-cell>
              <table:table-cell office:value-type="float" office:value="1699.6427">
                <text:p>1699.6427</text:p>
              </table:table-cell>
              <table:table-cell office:value-type="float" office:value="1650.659668">
                <text:p>1650.659668</text:p>
              </table:table-cell>
              <table:table-cell office:value-type="float" office:value="1696.135376">
                <text:p>1696.13537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638.631348">
                <text:p>1638.631348</text:p>
              </table:table-cell>
              <table:table-cell office:value-type="float" office:value="1707.999268">
                <text:p>1707.999268</text:p>
              </table:table-cell>
              <table:table-cell office:value-type="float" office:value="1644.427246">
                <text:p>1644.427246</text:p>
              </table:table-cell>
              <table:table-cell office:value-type="float" office:value="1705.438477">
                <text:p>1705.43847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637.739014">
                <text:p>1637.739014</text:p>
              </table:table-cell>
              <table:table-cell office:value-type="float" office:value="1712.708618">
                <text:p>1712.708618</text:p>
              </table:table-cell>
              <table:table-cell office:value-type="float" office:value="1644.102173">
                <text:p>1644.102173</text:p>
              </table:table-cell>
              <table:table-cell office:value-type="float" office:value="1711.244751">
                <text:p>1711.24475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639.557251">
                <text:p>1639.557251</text:p>
              </table:table-cell>
              <table:table-cell office:value-type="float" office:value="1708.09314">
                <text:p>1708.09314</text:p>
              </table:table-cell>
              <table:table-cell office:value-type="float" office:value="1647.243652">
                <text:p>1647.243652</text:p>
              </table:table-cell>
              <table:table-cell office:value-type="float" office:value="1708.612793">
                <text:p>1708.61279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639.727661">
                <text:p>1639.727661</text:p>
              </table:table-cell>
              <table:table-cell office:value-type="float" office:value="1713.452026">
                <text:p>1713.452026</text:p>
              </table:table-cell>
              <table:table-cell office:value-type="float" office:value="1648.486816">
                <text:p>1648.486816</text:p>
              </table:table-cell>
              <table:table-cell office:value-type="float" office:value="1712.598145">
                <text:p>1712.59814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642.276978">
                <text:p>1642.276978</text:p>
              </table:table-cell>
              <table:table-cell office:value-type="float" office:value="1715.168091">
                <text:p>1715.168091</text:p>
              </table:table-cell>
              <table:table-cell office:value-type="float" office:value="1649.445557">
                <text:p>1649.445557</text:p>
              </table:table-cell>
              <table:table-cell office:value-type="float" office:value="1712.226562">
                <text:p>1712.22656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643.571167">
                <text:p>1643.571167</text:p>
              </table:table-cell>
              <table:table-cell office:value-type="float" office:value="1713.862061">
                <text:p>1713.862061</text:p>
              </table:table-cell>
              <table:table-cell office:value-type="float" office:value="1650.414917">
                <text:p>1650.414917</text:p>
              </table:table-cell>
              <table:table-cell office:value-type="float" office:value="1712.932495">
                <text:p>1712.93249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639.196167">
                <text:p>1639.196167</text:p>
              </table:table-cell>
              <table:table-cell office:value-type="float" office:value="1719.462891">
                <text:p>1719.462891</text:p>
              </table:table-cell>
              <table:table-cell office:value-type="float" office:value="1649.48584">
                <text:p>1649.48584</text:p>
              </table:table-cell>
              <table:table-cell office:value-type="float" office:value="1716.103882">
                <text:p>1716.10388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646.524292">
                <text:p>1646.524292</text:p>
              </table:table-cell>
              <table:table-cell office:value-type="float" office:value="1708.410767">
                <text:p>1708.410767</text:p>
              </table:table-cell>
              <table:table-cell office:value-type="float" office:value="1653.629761">
                <text:p>1653.629761</text:p>
              </table:table-cell>
              <table:table-cell office:value-type="float" office:value="1706.756958">
                <text:p>1706.75695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638.106079">
                <text:p>1638.106079</text:p>
              </table:table-cell>
              <table:table-cell office:value-type="float" office:value="1721.69458">
                <text:p>1721.69458</text:p>
              </table:table-cell>
              <table:table-cell office:value-type="float" office:value="1644.47583">
                <text:p>1644.47583</text:p>
              </table:table-cell>
              <table:table-cell office:value-type="float" office:value="1717.278809">
                <text:p>1717.27880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643.97229">
                <text:p>1643.97229</text:p>
              </table:table-cell>
              <table:table-cell office:value-type="float" office:value="1718.221436">
                <text:p>1718.221436</text:p>
              </table:table-cell>
              <table:table-cell office:value-type="float" office:value="1650.650757">
                <text:p>1650.650757</text:p>
              </table:table-cell>
              <table:table-cell office:value-type="float" office:value="1716.206055">
                <text:p>1716.20605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640.371704">
                <text:p>1640.371704</text:p>
              </table:table-cell>
              <table:table-cell office:value-type="float" office:value="1718.301636">
                <text:p>1718.301636</text:p>
              </table:table-cell>
              <table:table-cell office:value-type="float" office:value="1646.826904">
                <text:p>1646.826904</text:p>
              </table:table-cell>
              <table:table-cell office:value-type="float" office:value="1713.660522">
                <text:p>1713.66052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642.487793">
                <text:p>1642.487793</text:p>
              </table:table-cell>
              <table:table-cell office:value-type="float" office:value="1719.599609">
                <text:p>1719.599609</text:p>
              </table:table-cell>
              <table:table-cell office:value-type="float" office:value="1651.634644">
                <text:p>1651.634644</text:p>
              </table:table-cell>
              <table:table-cell office:value-type="float" office:value="1713.833618">
                <text:p>1713.83361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644.529053">
                <text:p>1644.529053</text:p>
              </table:table-cell>
              <table:table-cell office:value-type="float" office:value="1706.190186">
                <text:p>1706.190186</text:p>
              </table:table-cell>
              <table:table-cell office:value-type="float" office:value="1653.950928">
                <text:p>1653.950928</text:p>
              </table:table-cell>
              <table:table-cell office:value-type="float" office:value="1704.370605">
                <text:p>1704.37060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646.412842">
                <text:p>1646.412842</text:p>
              </table:table-cell>
              <table:table-cell office:value-type="float" office:value="1711.817383">
                <text:p>1711.817383</text:p>
              </table:table-cell>
              <table:table-cell office:value-type="float" office:value="1651.326294">
                <text:p>1651.326294</text:p>
              </table:table-cell>
              <table:table-cell office:value-type="float" office:value="1711.021484">
                <text:p>1711.02148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644.590332">
                <text:p>1644.590332</text:p>
              </table:table-cell>
              <table:table-cell office:value-type="float" office:value="1715.579834">
                <text:p>1715.579834</text:p>
              </table:table-cell>
              <table:table-cell office:value-type="float" office:value="1651.547607">
                <text:p>1651.547607</text:p>
              </table:table-cell>
              <table:table-cell office:value-type="float" office:value="1714.547974">
                <text:p>1714.54797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647.724976">
                <text:p>1647.724976</text:p>
              </table:table-cell>
              <table:table-cell office:value-type="float" office:value="1719.423828">
                <text:p>1719.423828</text:p>
              </table:table-cell>
              <table:table-cell office:value-type="float" office:value="1651.85376">
                <text:p>1651.85376</text:p>
              </table:table-cell>
              <table:table-cell office:value-type="float" office:value="1717.484619">
                <text:p>1717.48461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43.837158">
                <text:p>1643.837158</text:p>
              </table:table-cell>
              <table:table-cell office:value-type="float" office:value="1722.462036">
                <text:p>1722.462036</text:p>
              </table:table-cell>
              <table:table-cell office:value-type="float" office:value="1651.941528">
                <text:p>1651.941528</text:p>
              </table:table-cell>
              <table:table-cell office:value-type="float" office:value="1718.894287">
                <text:p>1718.89428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47.102051">
                <text:p>1647.102051</text:p>
              </table:table-cell>
              <table:table-cell office:value-type="float" office:value="1722.661377">
                <text:p>1722.661377</text:p>
              </table:table-cell>
              <table:table-cell office:value-type="float" office:value="1653.862549">
                <text:p>1653.862549</text:p>
              </table:table-cell>
              <table:table-cell office:value-type="float" office:value="1719.737183">
                <text:p>1719.73718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47.694946">
                <text:p>1647.694946</text:p>
              </table:table-cell>
              <table:table-cell office:value-type="float" office:value="1719.889404">
                <text:p>1719.889404</text:p>
              </table:table-cell>
              <table:table-cell office:value-type="float" office:value="1649.617432">
                <text:p>1649.617432</text:p>
              </table:table-cell>
              <table:table-cell office:value-type="float" office:value="1721.643799">
                <text:p>1721.64379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48.487671">
                <text:p>1648.487671</text:p>
              </table:table-cell>
              <table:table-cell office:value-type="float" office:value="1714.896484">
                <text:p>1714.896484</text:p>
              </table:table-cell>
              <table:table-cell office:value-type="float" office:value="1656.042358">
                <text:p>1656.042358</text:p>
              </table:table-cell>
              <table:table-cell office:value-type="float" office:value="1713.482544">
                <text:p>1713.48254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42.280029">
                <text:p>1642.280029</text:p>
              </table:table-cell>
              <table:table-cell office:value-type="float" office:value="1725.173706">
                <text:p>1725.173706</text:p>
              </table:table-cell>
              <table:table-cell office:value-type="float" office:value="1650.609619">
                <text:p>1650.609619</text:p>
              </table:table-cell>
              <table:table-cell office:value-type="float" office:value="1719.302734">
                <text:p>1719.30273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49.967163">
                <text:p>1649.967163</text:p>
              </table:table-cell>
              <table:table-cell office:value-type="float" office:value="1713.435791">
                <text:p>1713.435791</text:p>
              </table:table-cell>
              <table:table-cell office:value-type="float" office:value="1651.686523">
                <text:p>1651.686523</text:p>
              </table:table-cell>
              <table:table-cell office:value-type="float" office:value="1715.19812">
                <text:p>1715.1981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41.076538">
                <text:p>1641.076538</text:p>
              </table:table-cell>
              <table:table-cell office:value-type="float" office:value="1722.268188">
                <text:p>1722.268188</text:p>
              </table:table-cell>
              <table:table-cell office:value-type="float" office:value="1646.604004">
                <text:p>1646.604004</text:p>
              </table:table-cell>
              <table:table-cell office:value-type="float" office:value="1722.483887">
                <text:p>1722.48388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50.940796">
                <text:p>1650.940796</text:p>
              </table:table-cell>
              <table:table-cell office:value-type="float" office:value="1722.637817">
                <text:p>1722.637817</text:p>
              </table:table-cell>
              <table:table-cell office:value-type="float" office:value="1653.389282">
                <text:p>1653.389282</text:p>
              </table:table-cell>
              <table:table-cell office:value-type="float" office:value="1723.796875">
                <text:p>1723.79687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46.095215">
                <text:p>1646.095215</text:p>
              </table:table-cell>
              <table:table-cell office:value-type="float" office:value="1725.786133">
                <text:p>1725.786133</text:p>
              </table:table-cell>
              <table:table-cell office:value-type="float" office:value="1652.804443">
                <text:p>1652.804443</text:p>
              </table:table-cell>
              <table:table-cell office:value-type="float" office:value="1721.774658">
                <text:p>1721.77465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49.281494">
                <text:p>1649.281494</text:p>
              </table:table-cell>
              <table:table-cell office:value-type="float" office:value="1714.829712">
                <text:p>1714.829712</text:p>
              </table:table-cell>
              <table:table-cell office:value-type="float" office:value="1654.088379">
                <text:p>1654.088379</text:p>
              </table:table-cell>
              <table:table-cell office:value-type="float" office:value="1714.739502">
                <text:p>1714.73950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48.665771">
                <text:p>1648.665771</text:p>
              </table:table-cell>
              <table:table-cell office:value-type="float" office:value="1720.727051">
                <text:p>1720.727051</text:p>
              </table:table-cell>
              <table:table-cell office:value-type="float" office:value="1654.889404">
                <text:p>1654.889404</text:p>
              </table:table-cell>
              <table:table-cell office:value-type="float" office:value="1716.364258">
                <text:p>1716.36425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46.756958">
                <text:p>1646.756958</text:p>
              </table:table-cell>
              <table:table-cell office:value-type="float" office:value="1726.284912">
                <text:p>1726.284912</text:p>
              </table:table-cell>
              <table:table-cell office:value-type="float" office:value="1651.078857">
                <text:p>1651.078857</text:p>
              </table:table-cell>
              <table:table-cell office:value-type="float" office:value="1726.437744">
                <text:p>1726.43774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50.92749">
                <text:p>1650.92749</text:p>
              </table:table-cell>
              <table:table-cell office:value-type="float" office:value="1717.262695">
                <text:p>1717.262695</text:p>
              </table:table-cell>
              <table:table-cell office:value-type="float" office:value="1657.166504">
                <text:p>1657.166504</text:p>
              </table:table-cell>
              <table:table-cell office:value-type="float" office:value="1719.328491">
                <text:p>1719.32849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53.502075">
                <text:p>1653.502075</text:p>
              </table:table-cell>
              <table:table-cell office:value-type="float" office:value="1721.483276">
                <text:p>1721.483276</text:p>
              </table:table-cell>
              <table:table-cell office:value-type="float" office:value="1657.972168">
                <text:p>1657.972168</text:p>
              </table:table-cell>
              <table:table-cell office:value-type="float" office:value="1722.928223">
                <text:p>1722.92822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45.075684">
                <text:p>1645.075684</text:p>
              </table:table-cell>
              <table:table-cell office:value-type="float" office:value="1729.00769">
                <text:p>1729.00769</text:p>
              </table:table-cell>
              <table:table-cell office:value-type="float" office:value="1656.950806">
                <text:p>1656.950806</text:p>
              </table:table-cell>
              <table:table-cell office:value-type="float" office:value="1724.283936">
                <text:p>1724.28393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50.291748">
                <text:p>1650.291748</text:p>
              </table:table-cell>
              <table:table-cell office:value-type="float" office:value="1730.873657">
                <text:p>1730.873657</text:p>
              </table:table-cell>
              <table:table-cell office:value-type="float" office:value="1654.925293">
                <text:p>1654.925293</text:p>
              </table:table-cell>
              <table:table-cell office:value-type="float" office:value="1725.620728">
                <text:p>1725.62072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51.010986">
                <text:p>1651.010986</text:p>
              </table:table-cell>
              <table:table-cell office:value-type="float" office:value="1724.288818">
                <text:p>1724.288818</text:p>
              </table:table-cell>
              <table:table-cell office:value-type="float" office:value="1655.351196">
                <text:p>1655.351196</text:p>
              </table:table-cell>
              <table:table-cell office:value-type="float" office:value="1722.711914">
                <text:p>1722.71191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53.22998">
                <text:p>1653.22998</text:p>
              </table:table-cell>
              <table:table-cell office:value-type="float" office:value="1716.219727">
                <text:p>1716.219727</text:p>
              </table:table-cell>
              <table:table-cell office:value-type="float" office:value="1660.476196">
                <text:p>1660.476196</text:p>
              </table:table-cell>
              <table:table-cell office:value-type="float" office:value="1716.245117">
                <text:p>1716.24511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47.200806">
                <text:p>1647.200806</text:p>
              </table:table-cell>
              <table:table-cell office:value-type="float" office:value="1728.216675">
                <text:p>1728.216675</text:p>
              </table:table-cell>
              <table:table-cell office:value-type="float" office:value="1656.748779">
                <text:p>1656.748779</text:p>
              </table:table-cell>
              <table:table-cell office:value-type="float" office:value="1725.819824">
                <text:p>1725.81982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49.486816">
                <text:p>1649.486816</text:p>
              </table:table-cell>
              <table:table-cell office:value-type="float" office:value="1728.139526">
                <text:p>1728.139526</text:p>
              </table:table-cell>
              <table:table-cell office:value-type="float" office:value="1656.430176">
                <text:p>1656.430176</text:p>
              </table:table-cell>
              <table:table-cell office:value-type="float" office:value="1723.475708">
                <text:p>1723.47570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49.146973">
                <text:p>1649.146973</text:p>
              </table:table-cell>
              <table:table-cell office:value-type="float" office:value="1732.890503">
                <text:p>1732.890503</text:p>
              </table:table-cell>
              <table:table-cell office:value-type="float" office:value="1656.292725">
                <text:p>1656.292725</text:p>
              </table:table-cell>
              <table:table-cell office:value-type="float" office:value="1726.650757">
                <text:p>1726.65075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53.832275">
                <text:p>1653.832275</text:p>
              </table:table-cell>
              <table:table-cell office:value-type="float" office:value="1723.507812">
                <text:p>1723.507812</text:p>
              </table:table-cell>
              <table:table-cell office:value-type="float" office:value="1662.111206">
                <text:p>1662.111206</text:p>
              </table:table-cell>
              <table:table-cell office:value-type="float" office:value="1721.710571">
                <text:p>1721.71057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53.346924">
                <text:p>1653.346924</text:p>
              </table:table-cell>
              <table:table-cell office:value-type="float" office:value="1727.522583">
                <text:p>1727.522583</text:p>
              </table:table-cell>
              <table:table-cell office:value-type="float" office:value="1660.092041">
                <text:p>1660.092041</text:p>
              </table:table-cell>
              <table:table-cell office:value-type="float" office:value="1722.648682">
                <text:p>1722.64868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51.451782">
                <text:p>1651.451782</text:p>
              </table:table-cell>
              <table:table-cell office:value-type="float" office:value="1730.660034">
                <text:p>1730.660034</text:p>
              </table:table-cell>
              <table:table-cell office:value-type="float" office:value="1659.419312">
                <text:p>1659.419312</text:p>
              </table:table-cell>
              <table:table-cell office:value-type="float" office:value="1729.59436">
                <text:p>1729.5943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52.460693">
                <text:p>1652.460693</text:p>
              </table:table-cell>
              <table:table-cell office:value-type="float" office:value="1724.111084">
                <text:p>1724.111084</text:p>
              </table:table-cell>
              <table:table-cell office:value-type="float" office:value="1660.515747">
                <text:p>1660.515747</text:p>
              </table:table-cell>
              <table:table-cell office:value-type="float" office:value="1720.846924">
                <text:p>1720.84692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52.608398">
                <text:p>1652.608398</text:p>
              </table:table-cell>
              <table:table-cell office:value-type="float" office:value="1724.745728">
                <text:p>1724.745728</text:p>
              </table:table-cell>
              <table:table-cell office:value-type="float" office:value="1660.706055">
                <text:p>1660.706055</text:p>
              </table:table-cell>
              <table:table-cell office:value-type="float" office:value="1720.467285">
                <text:p>1720.46728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49.380859">
                <text:p>1649.380859</text:p>
              </table:table-cell>
              <table:table-cell office:value-type="float" office:value="1733.460449">
                <text:p>1733.460449</text:p>
              </table:table-cell>
              <table:table-cell office:value-type="float" office:value="1655.66333">
                <text:p>1655.66333</text:p>
              </table:table-cell>
              <table:table-cell office:value-type="float" office:value="1728.649048">
                <text:p>1728.64904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0.000732">
                <text:p>1650.000732</text:p>
              </table:table-cell>
              <table:table-cell office:value-type="float" office:value="1728.911255">
                <text:p>1728.911255</text:p>
              </table:table-cell>
              <table:table-cell office:value-type="float" office:value="1656.813232">
                <text:p>1656.813232</text:p>
              </table:table-cell>
              <table:table-cell office:value-type="float" office:value="1727.401367">
                <text:p>1727.40136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5.158691">
                <text:p>1655.158691</text:p>
              </table:table-cell>
              <table:table-cell office:value-type="float" office:value="1720.844116">
                <text:p>1720.844116</text:p>
              </table:table-cell>
              <table:table-cell office:value-type="float" office:value="1661.057373">
                <text:p>1661.057373</text:p>
              </table:table-cell>
              <table:table-cell office:value-type="float" office:value="1716.380249">
                <text:p>1716.38024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51.627441">
                <text:p>1651.627441</text:p>
              </table:table-cell>
              <table:table-cell office:value-type="float" office:value="1730.203491">
                <text:p>1730.203491</text:p>
              </table:table-cell>
              <table:table-cell office:value-type="float" office:value="1659.911987">
                <text:p>1659.911987</text:p>
              </table:table-cell>
              <table:table-cell office:value-type="float" office:value="1729.280884">
                <text:p>1729.28088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56.463867">
                <text:p>1656.463867</text:p>
              </table:table-cell>
              <table:table-cell office:value-type="float" office:value="1725.550049">
                <text:p>1725.550049</text:p>
              </table:table-cell>
              <table:table-cell office:value-type="float" office:value="1661.324585">
                <text:p>1661.324585</text:p>
              </table:table-cell>
              <table:table-cell office:value-type="float" office:value="1725.432983">
                <text:p>1725.43298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52.798584">
                <text:p>1652.798584</text:p>
              </table:table-cell>
              <table:table-cell office:value-type="float" office:value="1725.120728">
                <text:p>1725.120728</text:p>
              </table:table-cell>
              <table:table-cell office:value-type="float" office:value="1661.323486">
                <text:p>1661.323486</text:p>
              </table:table-cell>
              <table:table-cell office:value-type="float" office:value="1725.136108">
                <text:p>1725.13610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55.916382">
                <text:p>1655.916382</text:p>
              </table:table-cell>
              <table:table-cell office:value-type="float" office:value="1721.928223">
                <text:p>1721.928223</text:p>
              </table:table-cell>
              <table:table-cell office:value-type="float" office:value="1662.096436">
                <text:p>1662.096436</text:p>
              </table:table-cell>
              <table:table-cell office:value-type="float" office:value="1722.968018">
                <text:p>1722.96801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55.197876">
                <text:p>1655.197876</text:p>
              </table:table-cell>
              <table:table-cell office:value-type="float" office:value="1730.890503">
                <text:p>1730.890503</text:p>
              </table:table-cell>
              <table:table-cell office:value-type="float" office:value="1659.638184">
                <text:p>1659.638184</text:p>
              </table:table-cell>
              <table:table-cell office:value-type="float" office:value="1728.787109">
                <text:p>1728.78710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55.269287">
                <text:p>1655.269287</text:p>
              </table:table-cell>
              <table:table-cell office:value-type="float" office:value="1726.104858">
                <text:p>1726.104858</text:p>
              </table:table-cell>
              <table:table-cell office:value-type="float" office:value="1664.171021">
                <text:p>1664.171021</text:p>
              </table:table-cell>
              <table:table-cell office:value-type="float" office:value="1721.084229">
                <text:p>1721.08422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52.396606">
                <text:p>1652.396606</text:p>
              </table:table-cell>
              <table:table-cell office:value-type="float" office:value="1732.319214">
                <text:p>1732.319214</text:p>
              </table:table-cell>
              <table:table-cell office:value-type="float" office:value="1655.643433">
                <text:p>1655.643433</text:p>
              </table:table-cell>
              <table:table-cell office:value-type="float" office:value="1730.897461">
                <text:p>1730.89746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52.208374">
                <text:p>1652.208374</text:p>
              </table:table-cell>
              <table:table-cell office:value-type="float" office:value="1733.104858">
                <text:p>1733.104858</text:p>
              </table:table-cell>
              <table:table-cell office:value-type="float" office:value="1658.962402">
                <text:p>1658.962402</text:p>
              </table:table-cell>
              <table:table-cell office:value-type="float" office:value="1733.736572">
                <text:p>1733.73657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54.524048">
                <text:p>1654.524048</text:p>
              </table:table-cell>
              <table:table-cell office:value-type="float" office:value="1727.561646">
                <text:p>1727.561646</text:p>
              </table:table-cell>
              <table:table-cell office:value-type="float" office:value="1661.596191">
                <text:p>1661.596191</text:p>
              </table:table-cell>
              <table:table-cell office:value-type="float" office:value="1720.200073">
                <text:p>1720.20007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52.199341">
                <text:p>1652.199341</text:p>
              </table:table-cell>
              <table:table-cell office:value-type="float" office:value="1734.958252">
                <text:p>1734.958252</text:p>
              </table:table-cell>
              <table:table-cell office:value-type="float" office:value="1662.096191">
                <text:p>1662.096191</text:p>
              </table:table-cell>
              <table:table-cell office:value-type="float" office:value="1729.997314">
                <text:p>1729.99731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57.00415">
                <text:p>1657.00415</text:p>
              </table:table-cell>
              <table:table-cell office:value-type="float" office:value="1729.769287">
                <text:p>1729.769287</text:p>
              </table:table-cell>
              <table:table-cell office:value-type="float" office:value="1665.763306">
                <text:p>1665.763306</text:p>
              </table:table-cell>
              <table:table-cell office:value-type="float" office:value="1726.611206">
                <text:p>1726.61120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55.091797">
                <text:p>1655.091797</text:p>
              </table:table-cell>
              <table:table-cell office:value-type="float" office:value="1732.815918">
                <text:p>1732.815918</text:p>
              </table:table-cell>
              <table:table-cell office:value-type="float" office:value="1661.60144">
                <text:p>1661.60144</text:p>
              </table:table-cell>
              <table:table-cell office:value-type="float" office:value="1731.971191">
                <text:p>1731.97119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55.347412">
                <text:p>1655.347412</text:p>
              </table:table-cell>
              <table:table-cell office:value-type="float" office:value="1729.981201">
                <text:p>1729.981201</text:p>
              </table:table-cell>
              <table:table-cell office:value-type="float" office:value="1663.640015">
                <text:p>1663.640015</text:p>
              </table:table-cell>
              <table:table-cell office:value-type="float" office:value="1728.110474">
                <text:p>1728.11047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59.775635">
                <text:p>1659.775635</text:p>
              </table:table-cell>
              <table:table-cell office:value-type="float" office:value="1725.820068">
                <text:p>1725.820068</text:p>
              </table:table-cell>
              <table:table-cell office:value-type="float" office:value="1667.84436">
                <text:p>1667.84436</text:p>
              </table:table-cell>
              <table:table-cell office:value-type="float" office:value="1722.602051">
                <text:p>1722.60205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55.664795">
                <text:p>1655.664795</text:p>
              </table:table-cell>
              <table:table-cell office:value-type="float" office:value="1731.910034">
                <text:p>1731.910034</text:p>
              </table:table-cell>
              <table:table-cell office:value-type="float" office:value="1663.352417">
                <text:p>1663.352417</text:p>
              </table:table-cell>
              <table:table-cell office:value-type="float" office:value="1729.799805">
                <text:p>1729.79980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56.599854">
                <text:p>1656.599854</text:p>
              </table:table-cell>
              <table:table-cell office:value-type="float" office:value="1729.435303">
                <text:p>1729.435303</text:p>
              </table:table-cell>
              <table:table-cell office:value-type="float" office:value="1663.081665">
                <text:p>1663.081665</text:p>
              </table:table-cell>
              <table:table-cell office:value-type="float" office:value="1725.577148">
                <text:p>1725.57714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56.171875">
                <text:p>1656.171875</text:p>
              </table:table-cell>
              <table:table-cell office:value-type="float" office:value="1734.946777">
                <text:p>1734.946777</text:p>
              </table:table-cell>
              <table:table-cell office:value-type="float" office:value="1661.002319">
                <text:p>1661.002319</text:p>
              </table:table-cell>
              <table:table-cell office:value-type="float" office:value="1731.922852">
                <text:p>1731.92285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57.838135">
                <text:p>1657.838135</text:p>
              </table:table-cell>
              <table:table-cell office:value-type="float" office:value="1731.278442">
                <text:p>1731.278442</text:p>
              </table:table-cell>
              <table:table-cell office:value-type="float" office:value="1664.93335">
                <text:p>1664.93335</text:p>
              </table:table-cell>
              <table:table-cell office:value-type="float" office:value="1727.32666">
                <text:p>1727.3266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55.984863">
                <text:p>1655.984863</text:p>
              </table:table-cell>
              <table:table-cell office:value-type="float" office:value="1737.514526">
                <text:p>1737.514526</text:p>
              </table:table-cell>
              <table:table-cell office:value-type="float" office:value="1662.920532">
                <text:p>1662.920532</text:p>
              </table:table-cell>
              <table:table-cell office:value-type="float" office:value="1734.080078">
                <text:p>1734.08007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59.583496">
                <text:p>1659.583496</text:p>
              </table:table-cell>
              <table:table-cell office:value-type="float" office:value="1730.513672">
                <text:p>1730.513672</text:p>
              </table:table-cell>
              <table:table-cell office:value-type="float" office:value="1665.396362">
                <text:p>1665.396362</text:p>
              </table:table-cell>
              <table:table-cell office:value-type="float" office:value="1727.561157">
                <text:p>1727.56115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57.612305">
                <text:p>1657.612305</text:p>
              </table:table-cell>
              <table:table-cell office:value-type="float" office:value="1729.229004">
                <text:p>1729.229004</text:p>
              </table:table-cell>
              <table:table-cell office:value-type="float" office:value="1666.409424">
                <text:p>1666.409424</text:p>
              </table:table-cell>
              <table:table-cell office:value-type="float" office:value="1723.306641">
                <text:p>1723.30664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57.268555">
                <text:p>1657.268555</text:p>
              </table:table-cell>
              <table:table-cell office:value-type="float" office:value="1731.738037">
                <text:p>1731.738037</text:p>
              </table:table-cell>
              <table:table-cell office:value-type="float" office:value="1664.698853">
                <text:p>1664.698853</text:p>
              </table:table-cell>
              <table:table-cell office:value-type="float" office:value="1728.174561">
                <text:p>1728.17456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657.643188">
                <text:p>1657.643188</text:p>
              </table:table-cell>
              <table:table-cell office:value-type="float" office:value="1729.738403">
                <text:p>1729.738403</text:p>
              </table:table-cell>
              <table:table-cell office:value-type="float" office:value="1665.072144">
                <text:p>1665.072144</text:p>
              </table:table-cell>
              <table:table-cell office:value-type="float" office:value="1726.203979">
                <text:p>1726.20397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654.523804">
                <text:p>1654.523804</text:p>
              </table:table-cell>
              <table:table-cell office:value-type="float" office:value="1744.256226">
                <text:p>1744.256226</text:p>
              </table:table-cell>
              <table:table-cell office:value-type="float" office:value="1661.603638">
                <text:p>1661.603638</text:p>
              </table:table-cell>
              <table:table-cell office:value-type="float" office:value="1739.128418">
                <text:p>1739.12841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653.853149">
                <text:p>1653.853149</text:p>
              </table:table-cell>
              <table:table-cell office:value-type="float" office:value="1736.346069">
                <text:p>1736.346069</text:p>
              </table:table-cell>
              <table:table-cell office:value-type="float" office:value="1661.959839">
                <text:p>1661.959839</text:p>
              </table:table-cell>
              <table:table-cell office:value-type="float" office:value="1732.835938">
                <text:p>1732.83593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660.820557">
                <text:p>1660.820557</text:p>
              </table:table-cell>
              <table:table-cell office:value-type="float" office:value="1728.184448">
                <text:p>1728.184448</text:p>
              </table:table-cell>
              <table:table-cell office:value-type="float" office:value="1668.874023">
                <text:p>1668.874023</text:p>
              </table:table-cell>
              <table:table-cell office:value-type="float" office:value="1725.203247">
                <text:p>1725.20324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654.647217">
                <text:p>1654.647217</text:p>
              </table:table-cell>
              <table:table-cell office:value-type="float" office:value="1742.741699">
                <text:p>1742.741699</text:p>
              </table:table-cell>
              <table:table-cell office:value-type="float" office:value="1662.435791">
                <text:p>1662.435791</text:p>
              </table:table-cell>
              <table:table-cell office:value-type="float" office:value="1739.131592">
                <text:p>1739.13159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655.051147">
                <text:p>1655.051147</text:p>
              </table:table-cell>
              <table:table-cell office:value-type="float" office:value="1736.696167">
                <text:p>1736.696167</text:p>
              </table:table-cell>
              <table:table-cell office:value-type="float" office:value="1663.220459">
                <text:p>1663.220459</text:p>
              </table:table-cell>
              <table:table-cell office:value-type="float" office:value="1736.158203">
                <text:p>1736.15820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661.935303">
                <text:p>1661.935303</text:p>
              </table:table-cell>
              <table:table-cell office:value-type="float" office:value="1731.149048">
                <text:p>1731.149048</text:p>
              </table:table-cell>
              <table:table-cell office:value-type="float" office:value="1670.532959">
                <text:p>1670.532959</text:p>
              </table:table-cell>
              <table:table-cell office:value-type="float" office:value="1727.355347">
                <text:p>1727.35534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655.166748">
                <text:p>1655.166748</text:p>
              </table:table-cell>
              <table:table-cell office:value-type="float" office:value="1741.786499">
                <text:p>1741.786499</text:p>
              </table:table-cell>
              <table:table-cell office:value-type="float" office:value="1663.209351">
                <text:p>1663.209351</text:p>
              </table:table-cell>
              <table:table-cell office:value-type="float" office:value="1740.187134">
                <text:p>1740.18713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660.657471">
                <text:p>1660.657471</text:p>
              </table:table-cell>
              <table:table-cell office:value-type="float" office:value="1734.374268">
                <text:p>1734.374268</text:p>
              </table:table-cell>
              <table:table-cell office:value-type="float" office:value="1667.305786">
                <text:p>1667.305786</text:p>
              </table:table-cell>
              <table:table-cell office:value-type="float" office:value="1731.722412">
                <text:p>1731.72241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657.276367">
                <text:p>1657.276367</text:p>
              </table:table-cell>
              <table:table-cell office:value-type="float" office:value="1740.654663">
                <text:p>1740.654663</text:p>
              </table:table-cell>
              <table:table-cell office:value-type="float" office:value="1665.585693">
                <text:p>1665.585693</text:p>
              </table:table-cell>
              <table:table-cell office:value-type="float" office:value="1739.88623">
                <text:p>1739.8862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657.914551">
                <text:p>1657.914551</text:p>
              </table:table-cell>
              <table:table-cell office:value-type="float" office:value="1739.15979">
                <text:p>1739.15979</text:p>
              </table:table-cell>
              <table:table-cell office:value-type="float" office:value="1666.680786">
                <text:p>1666.680786</text:p>
              </table:table-cell>
              <table:table-cell office:value-type="float" office:value="1732.234253">
                <text:p>1732.23425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661.468872">
                <text:p>1661.468872</text:p>
              </table:table-cell>
              <table:table-cell office:value-type="float" office:value="1734.710815">
                <text:p>1734.710815</text:p>
              </table:table-cell>
              <table:table-cell office:value-type="float" office:value="1668.059937">
                <text:p>1668.059937</text:p>
              </table:table-cell>
              <table:table-cell office:value-type="float" office:value="1731.475586">
                <text:p>1731.47558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658.352051">
                <text:p>1658.352051</text:p>
              </table:table-cell>
              <table:table-cell office:value-type="float" office:value="1739.766479">
                <text:p>1739.766479</text:p>
              </table:table-cell>
              <table:table-cell office:value-type="float" office:value="1666.383179">
                <text:p>1666.383179</text:p>
              </table:table-cell>
              <table:table-cell office:value-type="float" office:value="1736.610107">
                <text:p>1736.61010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661.795532">
                <text:p>1661.795532</text:p>
              </table:table-cell>
              <table:table-cell office:value-type="float" office:value="1731.549072">
                <text:p>1731.549072</text:p>
              </table:table-cell>
              <table:table-cell office:value-type="float" office:value="1670.112915">
                <text:p>1670.112915</text:p>
              </table:table-cell>
              <table:table-cell office:value-type="float" office:value="1732.074463">
                <text:p>1732.07446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663.857666">
                <text:p>1663.857666</text:p>
              </table:table-cell>
              <table:table-cell office:value-type="float" office:value="1737.205933">
                <text:p>1737.205933</text:p>
              </table:table-cell>
              <table:table-cell office:value-type="float" office:value="1671.303833">
                <text:p>1671.303833</text:p>
              </table:table-cell>
              <table:table-cell office:value-type="float" office:value="1734.188965">
                <text:p>1734.18896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663.774048">
                <text:p>1663.774048</text:p>
              </table:table-cell>
              <table:table-cell office:value-type="float" office:value="1744.883179">
                <text:p>1744.883179</text:p>
              </table:table-cell>
              <table:table-cell office:value-type="float" office:value="1667.683838">
                <text:p>1667.683838</text:p>
              </table:table-cell>
              <table:table-cell office:value-type="float" office:value="1744.031128">
                <text:p>1744.03112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665.488892">
                <text:p>1665.488892</text:p>
              </table:table-cell>
              <table:table-cell office:value-type="float" office:value="1729.347168">
                <text:p>1729.347168</text:p>
              </table:table-cell>
              <table:table-cell office:value-type="float" office:value="1674.154541">
                <text:p>1674.154541</text:p>
              </table:table-cell>
              <table:table-cell office:value-type="float" office:value="1729.910278">
                <text:p>1729.91027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655.431396">
                <text:p>1655.431396</text:p>
              </table:table-cell>
              <table:table-cell office:value-type="float" office:value="1732.174316">
                <text:p>1732.174316</text:p>
              </table:table-cell>
              <table:table-cell office:value-type="float" office:value="1660.729858">
                <text:p>1660.729858</text:p>
              </table:table-cell>
              <table:table-cell office:value-type="float" office:value="1728.662842">
                <text:p>1728.66284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635.925659">
                <text:p>1635.925659</text:p>
              </table:table-cell>
              <table:table-cell office:value-type="float" office:value="1731.373779">
                <text:p>1731.373779</text:p>
              </table:table-cell>
              <table:table-cell office:value-type="float" office:value="1640.88916">
                <text:p>1640.88916</text:p>
              </table:table-cell>
              <table:table-cell office:value-type="float" office:value="1728.13855">
                <text:p>1728.1385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629.827148">
                <text:p>1629.827148</text:p>
              </table:table-cell>
              <table:table-cell office:value-type="float" office:value="1709.447876">
                <text:p>1709.447876</text:p>
              </table:table-cell>
              <table:table-cell office:value-type="float" office:value="1635.089111">
                <text:p>1635.089111</text:p>
              </table:table-cell>
              <table:table-cell office:value-type="float" office:value="1708.179565">
                <text:p>1708.17956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627.032227">
                <text:p>1627.032227</text:p>
              </table:table-cell>
              <table:table-cell office:value-type="float" office:value="1699.681519">
                <text:p>1699.681519</text:p>
              </table:table-cell>
              <table:table-cell office:value-type="float" office:value="1635.038086">
                <text:p>1635.038086</text:p>
              </table:table-cell>
              <table:table-cell office:value-type="float" office:value="1698.333496">
                <text:p>1698.33349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609.396362">
                <text:p>1609.396362</text:p>
              </table:table-cell>
              <table:table-cell office:value-type="float" office:value="1696.336914">
                <text:p>1696.336914</text:p>
              </table:table-cell>
              <table:table-cell office:value-type="float" office:value="1625.570557">
                <text:p>1625.570557</text:p>
              </table:table-cell>
              <table:table-cell office:value-type="float" office:value="1687.366821">
                <text:p>1687.36682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618.160767">
                <text:p>1618.160767</text:p>
              </table:table-cell>
              <table:table-cell office:value-type="float" office:value="1681.722168">
                <text:p>1681.722168</text:p>
              </table:table-cell>
              <table:table-cell office:value-type="float" office:value="1615.678101">
                <text:p>1615.678101</text:p>
              </table:table-cell>
              <table:table-cell office:value-type="float" office:value="1680.618896">
                <text:p>1680.61889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610.049683">
                <text:p>1610.049683</text:p>
              </table:table-cell>
              <table:table-cell office:value-type="float" office:value="1670.323853">
                <text:p>1670.323853</text:p>
              </table:table-cell>
              <table:table-cell office:value-type="float" office:value="1618.807373">
                <text:p>1618.807373</text:p>
              </table:table-cell>
              <table:table-cell office:value-type="float" office:value="1671.979126">
                <text:p>1671.97912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605.536377">
                <text:p>1605.536377</text:p>
              </table:table-cell>
              <table:table-cell office:value-type="float" office:value="1664.7771">
                <text:p>1664.7771</text:p>
              </table:table-cell>
              <table:table-cell office:value-type="float" office:value="1612.060669">
                <text:p>1612.060669</text:p>
              </table:table-cell>
              <table:table-cell office:value-type="float" office:value="1663.071411">
                <text:p>1663.07141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596.975952">
                <text:p>1596.975952</text:p>
              </table:table-cell>
              <table:table-cell office:value-type="float" office:value="1661.941772">
                <text:p>1661.941772</text:p>
              </table:table-cell>
              <table:table-cell office:value-type="float" office:value="1605.719849">
                <text:p>1605.719849</text:p>
              </table:table-cell>
              <table:table-cell office:value-type="float" office:value="1654.910156">
                <text:p>1654.91015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601.631958">
                <text:p>1601.631958</text:p>
              </table:table-cell>
              <table:table-cell office:value-type="float" office:value="1645.800049">
                <text:p>1645.800049</text:p>
              </table:table-cell>
              <table:table-cell office:value-type="float" office:value="1600.643433">
                <text:p>1600.643433</text:p>
              </table:table-cell>
              <table:table-cell office:value-type="float" office:value="1647.88855">
                <text:p>1647.8885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593.080688">
                <text:p>1593.080688</text:p>
              </table:table-cell>
              <table:table-cell office:value-type="float" office:value="1643.380615">
                <text:p>1643.380615</text:p>
              </table:table-cell>
              <table:table-cell office:value-type="float" office:value="1599.373535">
                <text:p>1599.373535</text:p>
              </table:table-cell>
              <table:table-cell office:value-type="float" office:value="1643.368408">
                <text:p>1643.36840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589.700562">
                <text:p>1589.700562</text:p>
              </table:table-cell>
              <table:table-cell office:value-type="float" office:value="1634.55249">
                <text:p>1634.55249</text:p>
              </table:table-cell>
              <table:table-cell office:value-type="float" office:value="1594.179688">
                <text:p>1594.179688</text:p>
              </table:table-cell>
              <table:table-cell office:value-type="float" office:value="1634.545776">
                <text:p>1634.54577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583.693848">
                <text:p>1583.693848</text:p>
              </table:table-cell>
              <table:table-cell office:value-type="float" office:value="1634.33667">
                <text:p>1634.33667</text:p>
              </table:table-cell>
              <table:table-cell office:value-type="float" office:value="1590.124756">
                <text:p>1590.124756</text:p>
              </table:table-cell>
              <table:table-cell office:value-type="float" office:value="1631.234863">
                <text:p>1631.23486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586.177856">
                <text:p>1586.177856</text:p>
              </table:table-cell>
              <table:table-cell office:value-type="float" office:value="1624.107666">
                <text:p>1624.107666</text:p>
              </table:table-cell>
              <table:table-cell office:value-type="float" office:value="1584.052856">
                <text:p>1584.052856</text:p>
              </table:table-cell>
              <table:table-cell office:value-type="float" office:value="1624.425903">
                <text:p>1624.42590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582.250977">
                <text:p>1582.250977</text:p>
              </table:table-cell>
              <table:table-cell office:value-type="float" office:value="1617.791138">
                <text:p>1617.791138</text:p>
              </table:table-cell>
              <table:table-cell office:value-type="float" office:value="1588.116943">
                <text:p>1588.116943</text:p>
              </table:table-cell>
              <table:table-cell office:value-type="float" office:value="1618.889282">
                <text:p>1618.88928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579.10022">
                <text:p>1579.10022</text:p>
              </table:table-cell>
              <table:table-cell office:value-type="float" office:value="1617.119629">
                <text:p>1617.119629</text:p>
              </table:table-cell>
              <table:table-cell office:value-type="float" office:value="1579.461304">
                <text:p>1579.461304</text:p>
              </table:table-cell>
              <table:table-cell office:value-type="float" office:value="1619.417114">
                <text:p>1619.41711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577.302979">
                <text:p>1577.302979</text:p>
              </table:table-cell>
              <table:table-cell office:value-type="float" office:value="1611.330444">
                <text:p>1611.330444</text:p>
              </table:table-cell>
              <table:table-cell office:value-type="float" office:value="1580.568848">
                <text:p>1580.568848</text:p>
              </table:table-cell>
              <table:table-cell office:value-type="float" office:value="1612.426758">
                <text:p>1612.42675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574.90271">
                <text:p>1574.90271</text:p>
              </table:table-cell>
              <table:table-cell office:value-type="float" office:value="1607.381226">
                <text:p>1607.381226</text:p>
              </table:table-cell>
              <table:table-cell office:value-type="float" office:value="1579.424194">
                <text:p>1579.424194</text:p>
              </table:table-cell>
              <table:table-cell office:value-type="float" office:value="1609.136719">
                <text:p>1609.13671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571.970459">
                <text:p>1571.970459</text:p>
              </table:table-cell>
              <table:table-cell office:value-type="float" office:value="1609.290039">
                <text:p>1609.290039</text:p>
              </table:table-cell>
              <table:table-cell office:value-type="float" office:value="1576.285767">
                <text:p>1576.285767</text:p>
              </table:table-cell>
              <table:table-cell office:value-type="float" office:value="1604.549072">
                <text:p>1604.54907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576.843262">
                <text:p>1576.843262</text:p>
              </table:table-cell>
              <table:table-cell office:value-type="float" office:value="1597.494141">
                <text:p>1597.494141</text:p>
              </table:table-cell>
              <table:table-cell office:value-type="float" office:value="1576.661987">
                <text:p>1576.661987</text:p>
              </table:table-cell>
              <table:table-cell office:value-type="float" office:value="1601.374512">
                <text:p>1601.37451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570.314453">
                <text:p>1570.314453</text:p>
              </table:table-cell>
              <table:table-cell office:value-type="float" office:value="1598.476562">
                <text:p>1598.476562</text:p>
              </table:table-cell>
              <table:table-cell office:value-type="float" office:value="1578.623535">
                <text:p>1578.623535</text:p>
              </table:table-cell>
              <table:table-cell office:value-type="float" office:value="1593.978394">
                <text:p>1593.97839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571.452271">
                <text:p>1571.452271</text:p>
              </table:table-cell>
              <table:table-cell office:value-type="float" office:value="1595.095093">
                <text:p>1595.095093</text:p>
              </table:table-cell>
              <table:table-cell office:value-type="float" office:value="1570.704224">
                <text:p>1570.704224</text:p>
              </table:table-cell>
              <table:table-cell office:value-type="float" office:value="1599.300903">
                <text:p>1599.30090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570.269409">
                <text:p>1570.269409</text:p>
              </table:table-cell>
              <table:table-cell office:value-type="float" office:value="1593.242798">
                <text:p>1593.242798</text:p>
              </table:table-cell>
              <table:table-cell office:value-type="float" office:value="1575.049316">
                <text:p>1575.049316</text:p>
              </table:table-cell>
              <table:table-cell office:value-type="float" office:value="1592.037842">
                <text:p>1592.03784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569.482544">
                <text:p>1569.482544</text:p>
              </table:table-cell>
              <table:table-cell office:value-type="float" office:value="1587.319092">
                <text:p>1587.319092</text:p>
              </table:table-cell>
              <table:table-cell office:value-type="float" office:value="1573.026367">
                <text:p>1573.026367</text:p>
              </table:table-cell>
              <table:table-cell office:value-type="float" office:value="1589.970459">
                <text:p>1589.97045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569.303711">
                <text:p>1569.303711</text:p>
              </table:table-cell>
              <table:table-cell office:value-type="float" office:value="1586.835938">
                <text:p>1586.835938</text:p>
              </table:table-cell>
              <table:table-cell office:value-type="float" office:value="1572.400635">
                <text:p>1572.400635</text:p>
              </table:table-cell>
              <table:table-cell office:value-type="float" office:value="1587.277832">
                <text:p>1587.27783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567.396118">
                <text:p>1567.396118</text:p>
              </table:table-cell>
              <table:table-cell office:value-type="float" office:value="1588.057251">
                <text:p>1588.057251</text:p>
              </table:table-cell>
              <table:table-cell office:value-type="float" office:value="1573.985474">
                <text:p>1573.985474</text:p>
              </table:table-cell>
              <table:table-cell office:value-type="float" office:value="1589.584229">
                <text:p>1589.58422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573.740601">
                <text:p>1573.740601</text:p>
              </table:table-cell>
              <table:table-cell office:value-type="float" office:value="1589.273438">
                <text:p>1589.273438</text:p>
              </table:table-cell>
              <table:table-cell office:value-type="float" office:value="1565.315674">
                <text:p>1565.315674</text:p>
              </table:table-cell>
              <table:table-cell office:value-type="float" office:value="1581.862183">
                <text:p>1581.86218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570.893921">
                <text:p>1570.893921</text:p>
              </table:table-cell>
              <table:table-cell office:value-type="float" office:value="1581.462646">
                <text:p>1581.462646</text:p>
              </table:table-cell>
              <table:table-cell office:value-type="float" office:value="1570.099243">
                <text:p>1570.099243</text:p>
              </table:table-cell>
              <table:table-cell office:value-type="float" office:value="1580.243896">
                <text:p>1580.24389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568.257812">
                <text:p>1568.257812</text:p>
              </table:table-cell>
              <table:table-cell office:value-type="float" office:value="1580.162598">
                <text:p>1580.162598</text:p>
              </table:table-cell>
              <table:table-cell office:value-type="float" office:value="1568.674194">
                <text:p>1568.674194</text:p>
              </table:table-cell>
              <table:table-cell office:value-type="float" office:value="1582.028076">
                <text:p>1582.02807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566.029907">
                <text:p>1566.029907</text:p>
              </table:table-cell>
              <table:table-cell office:value-type="float" office:value="1584.00769">
                <text:p>1584.00769</text:p>
              </table:table-cell>
              <table:table-cell office:value-type="float" office:value="1567.286621">
                <text:p>1567.286621</text:p>
              </table:table-cell>
              <table:table-cell office:value-type="float" office:value="1580.466553">
                <text:p>1580.46655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568.538208">
                <text:p>1568.538208</text:p>
              </table:table-cell>
              <table:table-cell office:value-type="float" office:value="1581.069702">
                <text:p>1581.069702</text:p>
              </table:table-cell>
              <table:table-cell office:value-type="float" office:value="1568.557251">
                <text:p>1568.557251</text:p>
              </table:table-cell>
              <table:table-cell office:value-type="float" office:value="1581.180054">
                <text:p>1581.18005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568.430786">
                <text:p>1568.430786</text:p>
              </table:table-cell>
              <table:table-cell office:value-type="float" office:value="1577.999756">
                <text:p>1577.999756</text:p>
              </table:table-cell>
              <table:table-cell office:value-type="float" office:value="1567.107056">
                <text:p>1567.107056</text:p>
              </table:table-cell>
              <table:table-cell office:value-type="float" office:value="1577.212158">
                <text:p>1577.21215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563.61499">
                <text:p>1563.61499</text:p>
              </table:table-cell>
              <table:table-cell office:value-type="float" office:value="1578.953979">
                <text:p>1578.953979</text:p>
              </table:table-cell>
              <table:table-cell office:value-type="float" office:value="1565.689331">
                <text:p>1565.689331</text:p>
              </table:table-cell>
              <table:table-cell office:value-type="float" office:value="1573.050659">
                <text:p>1573.05065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566.161499">
                <text:p>1566.161499</text:p>
              </table:table-cell>
              <table:table-cell office:value-type="float" office:value="1573.328613">
                <text:p>1573.328613</text:p>
              </table:table-cell>
              <table:table-cell office:value-type="float" office:value="1566.108643">
                <text:p>1566.108643</text:p>
              </table:table-cell>
              <table:table-cell office:value-type="float" office:value="1576.206787">
                <text:p>1576.20678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567.920044">
                <text:p>1567.920044</text:p>
              </table:table-cell>
              <table:table-cell office:value-type="float" office:value="1574.212891">
                <text:p>1574.212891</text:p>
              </table:table-cell>
              <table:table-cell office:value-type="float" office:value="1567.492432">
                <text:p>1567.492432</text:p>
              </table:table-cell>
              <table:table-cell office:value-type="float" office:value="1575.727051">
                <text:p>1575.72705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563.785767">
                <text:p>1563.785767</text:p>
              </table:table-cell>
              <table:table-cell office:value-type="float" office:value="1575.402466">
                <text:p>1575.402466</text:p>
              </table:table-cell>
              <table:table-cell office:value-type="float" office:value="1562.407593">
                <text:p>1562.407593</text:p>
              </table:table-cell>
              <table:table-cell office:value-type="float" office:value="1574.599731">
                <text:p>1574.59973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566.228516">
                <text:p>1566.228516</text:p>
              </table:table-cell>
              <table:table-cell office:value-type="float" office:value="1575.036011">
                <text:p>1575.036011</text:p>
              </table:table-cell>
              <table:table-cell office:value-type="float" office:value="1565.489014">
                <text:p>1565.489014</text:p>
              </table:table-cell>
              <table:table-cell office:value-type="float" office:value="1574.463135">
                <text:p>1574.46313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566.89502">
                <text:p>1566.89502</text:p>
              </table:table-cell>
              <table:table-cell office:value-type="float" office:value="1572.856323">
                <text:p>1572.856323</text:p>
              </table:table-cell>
              <table:table-cell office:value-type="float" office:value="1566.277222">
                <text:p>1566.277222</text:p>
              </table:table-cell>
              <table:table-cell office:value-type="float" office:value="1572.482788">
                <text:p>1572.48278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566.625122">
                <text:p>1566.625122</text:p>
              </table:table-cell>
              <table:table-cell office:value-type="float" office:value="1570.374756">
                <text:p>1570.374756</text:p>
              </table:table-cell>
              <table:table-cell office:value-type="float" office:value="1566.5">
                <text:p>1566.5</text:p>
              </table:table-cell>
              <table:table-cell office:value-type="float" office:value="1572.470337">
                <text:p>1572.47033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565.713867">
                <text:p>1565.713867</text:p>
              </table:table-cell>
              <table:table-cell office:value-type="float" office:value="1570.383911">
                <text:p>1570.383911</text:p>
              </table:table-cell>
              <table:table-cell office:value-type="float" office:value="1563.305786">
                <text:p>1563.305786</text:p>
              </table:table-cell>
              <table:table-cell office:value-type="float" office:value="1570.153687">
                <text:p>1570.15368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563.482666">
                <text:p>1563.482666</text:p>
              </table:table-cell>
              <table:table-cell office:value-type="float" office:value="1571.19751">
                <text:p>1571.19751</text:p>
              </table:table-cell>
              <table:table-cell office:value-type="float" office:value="1562.449829">
                <text:p>1562.449829</text:p>
              </table:table-cell>
              <table:table-cell office:value-type="float" office:value="1571.104004">
                <text:p>1571.10400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564.90332">
                <text:p>1564.90332</text:p>
              </table:table-cell>
              <table:table-cell office:value-type="float" office:value="1568.582642">
                <text:p>1568.582642</text:p>
              </table:table-cell>
              <table:table-cell office:value-type="float" office:value="1563.385132">
                <text:p>1563.385132</text:p>
              </table:table-cell>
              <table:table-cell office:value-type="float" office:value="1569.444824">
                <text:p>1569.44482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558.092041">
                <text:p>1558.092041</text:p>
              </table:table-cell>
              <table:table-cell office:value-type="float" office:value="1598.890503">
                <text:p>1598.890503</text:p>
              </table:table-cell>
              <table:table-cell office:value-type="float" office:value="1537.913696">
                <text:p>1537.913696</text:p>
              </table:table-cell>
              <table:table-cell office:value-type="float" office:value="1560.950684">
                <text:p>1560.95068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556.666382">
                <text:p>1556.666382</text:p>
              </table:table-cell>
              <table:table-cell office:value-type="float" office:value="1592.779907">
                <text:p>1592.779907</text:p>
              </table:table-cell>
              <table:table-cell office:value-type="float" office:value="1551.488647">
                <text:p>1551.488647</text:p>
              </table:table-cell>
              <table:table-cell office:value-type="float" office:value="1595.43335">
                <text:p>1595.4333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592.522705">
                <text:p>1592.522705</text:p>
              </table:table-cell>
              <table:table-cell office:value-type="float" office:value="1583.781616">
                <text:p>1583.781616</text:p>
              </table:table-cell>
              <table:table-cell office:value-type="float" office:value="1588.05957">
                <text:p>1588.05957</text:p>
              </table:table-cell>
              <table:table-cell office:value-type="float" office:value="1590.274902">
                <text:p>1590.27490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608.87793">
                <text:p>1608.87793</text:p>
              </table:table-cell>
              <table:table-cell office:value-type="float" office:value="1641.286987">
                <text:p>1641.286987</text:p>
              </table:table-cell>
              <table:table-cell office:value-type="float" office:value="1615.007568">
                <text:p>1615.007568</text:p>
              </table:table-cell>
              <table:table-cell office:value-type="float" office:value="1648.437134">
                <text:p>1648.43713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650.522095">
                <text:p>1650.522095</text:p>
              </table:table-cell>
              <table:table-cell office:value-type="float" office:value="1689.479736">
                <text:p>1689.479736</text:p>
              </table:table-cell>
              <table:table-cell office:value-type="float" office:value="1662.099731">
                <text:p>1662.099731</text:p>
              </table:table-cell>
              <table:table-cell office:value-type="float" office:value="1687.879395">
                <text:p>1687.87939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692.348755">
                <text:p>1692.348755</text:p>
              </table:table-cell>
              <table:table-cell office:value-type="float" office:value="1674.630737">
                <text:p>1674.630737</text:p>
              </table:table-cell>
              <table:table-cell office:value-type="float" office:value="1702.325806">
                <text:p>1702.325806</text:p>
              </table:table-cell>
              <table:table-cell office:value-type="float" office:value="1663.355835">
                <text:p>1663.35583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682.068848">
                <text:p>1682.068848</text:p>
              </table:table-cell>
              <table:table-cell office:value-type="float" office:value="1750.753052">
                <text:p>1750.753052</text:p>
              </table:table-cell>
              <table:table-cell office:value-type="float" office:value="1684.350098">
                <text:p>1684.350098</text:p>
              </table:table-cell>
              <table:table-cell office:value-type="float" office:value="1740.860352">
                <text:p>1740.86035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677.362305">
                <text:p>1677.362305</text:p>
              </table:table-cell>
              <table:table-cell office:value-type="float" office:value="1744.482056">
                <text:p>1744.482056</text:p>
              </table:table-cell>
              <table:table-cell office:value-type="float" office:value="1676.539673">
                <text:p>1676.539673</text:p>
              </table:table-cell>
              <table:table-cell office:value-type="float" office:value="1741.878662">
                <text:p>1741.87866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683.084106">
                <text:p>1683.084106</text:p>
              </table:table-cell>
              <table:table-cell office:value-type="float" office:value="1709.764648">
                <text:p>1709.764648</text:p>
              </table:table-cell>
              <table:table-cell office:value-type="float" office:value="1681.898071">
                <text:p>1681.898071</text:p>
              </table:table-cell>
              <table:table-cell office:value-type="float" office:value="1727.983765">
                <text:p>1727.98376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645.777466">
                <text:p>1645.777466</text:p>
              </table:table-cell>
              <table:table-cell office:value-type="float" office:value="1747.681763">
                <text:p>1747.681763</text:p>
              </table:table-cell>
              <table:table-cell office:value-type="float" office:value="1660.777222">
                <text:p>1660.777222</text:p>
              </table:table-cell>
              <table:table-cell office:value-type="float" office:value="1750.154907">
                <text:p>1750.15490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648.325684">
                <text:p>1648.325684</text:p>
              </table:table-cell>
              <table:table-cell office:value-type="float" office:value="1752.172485">
                <text:p>1752.172485</text:p>
              </table:table-cell>
              <table:table-cell office:value-type="float" office:value="1652.622681">
                <text:p>1652.622681</text:p>
              </table:table-cell>
              <table:table-cell office:value-type="float" office:value="1741.332886">
                <text:p>1741.33288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666.749268">
                <text:p>1666.749268</text:p>
              </table:table-cell>
              <table:table-cell office:value-type="float" office:value="1717.297852">
                <text:p>1717.297852</text:p>
              </table:table-cell>
              <table:table-cell office:value-type="float" office:value="1674.028076">
                <text:p>1674.028076</text:p>
              </table:table-cell>
              <table:table-cell office:value-type="float" office:value="1718.683105">
                <text:p>1718.68310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658.785156">
                <text:p>1658.785156</text:p>
              </table:table-cell>
              <table:table-cell office:value-type="float" office:value="1729.761719">
                <text:p>1729.761719</text:p>
              </table:table-cell>
              <table:table-cell office:value-type="float" office:value="1667.645752">
                <text:p>1667.645752</text:p>
              </table:table-cell>
              <table:table-cell office:value-type="float" office:value="1728.943848">
                <text:p>1728.94384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653.392944">
                <text:p>1653.392944</text:p>
              </table:table-cell>
              <table:table-cell office:value-type="float" office:value="1735.162598">
                <text:p>1735.162598</text:p>
              </table:table-cell>
              <table:table-cell office:value-type="float" office:value="1658.439697">
                <text:p>1658.439697</text:p>
              </table:table-cell>
              <table:table-cell office:value-type="float" office:value="1732.935303">
                <text:p>1732.93530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658.375122">
                <text:p>1658.375122</text:p>
              </table:table-cell>
              <table:table-cell office:value-type="float" office:value="1734.473877">
                <text:p>1734.473877</text:p>
              </table:table-cell>
              <table:table-cell office:value-type="float" office:value="1667.164795">
                <text:p>1667.164795</text:p>
              </table:table-cell>
              <table:table-cell office:value-type="float" office:value="1732.375854">
                <text:p>1732.37585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657.880737">
                <text:p>1657.880737</text:p>
              </table:table-cell>
              <table:table-cell office:value-type="float" office:value="1727.368896">
                <text:p>1727.368896</text:p>
              </table:table-cell>
              <table:table-cell office:value-type="float" office:value="1665.322388">
                <text:p>1665.322388</text:p>
              </table:table-cell>
              <table:table-cell office:value-type="float" office:value="1724.308594">
                <text:p>1724.30859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655.771729">
                <text:p>1655.771729</text:p>
              </table:table-cell>
              <table:table-cell office:value-type="float" office:value="1737.885376">
                <text:p>1737.885376</text:p>
              </table:table-cell>
              <table:table-cell office:value-type="float" office:value="1661.675293">
                <text:p>1661.675293</text:p>
              </table:table-cell>
              <table:table-cell office:value-type="float" office:value="1730.137329">
                <text:p>1730.13732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660.044434">
                <text:p>1660.044434</text:p>
              </table:table-cell>
              <table:table-cell office:value-type="float" office:value="1726.121582">
                <text:p>1726.121582</text:p>
              </table:table-cell>
              <table:table-cell office:value-type="float" office:value="1668.735474">
                <text:p>1668.735474</text:p>
              </table:table-cell>
              <table:table-cell office:value-type="float" office:value="1722.876221">
                <text:p>1722.87622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655.776245">
                <text:p>1655.776245</text:p>
              </table:table-cell>
              <table:table-cell office:value-type="float" office:value="1738.896973">
                <text:p>1738.896973</text:p>
              </table:table-cell>
              <table:table-cell office:value-type="float" office:value="1662.216309">
                <text:p>1662.216309</text:p>
              </table:table-cell>
              <table:table-cell office:value-type="float" office:value="1734.887085">
                <text:p>1734.88708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660.542114">
                <text:p>1660.542114</text:p>
              </table:table-cell>
              <table:table-cell office:value-type="float" office:value="1725.451416">
                <text:p>1725.451416</text:p>
              </table:table-cell>
              <table:table-cell office:value-type="float" office:value="1669.656372">
                <text:p>1669.656372</text:p>
              </table:table-cell>
              <table:table-cell office:value-type="float" office:value="1720.991821">
                <text:p>1720.99182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655.283081">
                <text:p>1655.283081</text:p>
              </table:table-cell>
              <table:table-cell office:value-type="float" office:value="1712.428711">
                <text:p>1712.428711</text:p>
              </table:table-cell>
              <table:table-cell office:value-type="float" office:value="1662.631104">
                <text:p>1662.631104</text:p>
              </table:table-cell>
              <table:table-cell office:value-type="float" office:value="1707.800659">
                <text:p>1707.80065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633.355225">
                <text:p>1633.355225</text:p>
              </table:table-cell>
              <table:table-cell office:value-type="float" office:value="1719.363647">
                <text:p>1719.363647</text:p>
              </table:table-cell>
              <table:table-cell office:value-type="float" office:value="1636.453003">
                <text:p>1636.453003</text:p>
              </table:table-cell>
              <table:table-cell office:value-type="float" office:value="1721.045532">
                <text:p>1721.04553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622.710205">
                <text:p>1622.710205</text:p>
              </table:table-cell>
              <table:table-cell office:value-type="float" office:value="1699.323242">
                <text:p>1699.323242</text:p>
              </table:table-cell>
              <table:table-cell office:value-type="float" office:value="1633.765747">
                <text:p>1633.765747</text:p>
              </table:table-cell>
              <table:table-cell office:value-type="float" office:value="1698.965698">
                <text:p>1698.96569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620.639526">
                <text:p>1620.639526</text:p>
              </table:table-cell>
              <table:table-cell office:value-type="float" office:value="1692.581787">
                <text:p>1692.581787</text:p>
              </table:table-cell>
              <table:table-cell office:value-type="float" office:value="1628.256226">
                <text:p>1628.256226</text:p>
              </table:table-cell>
              <table:table-cell office:value-type="float" office:value="1689.287598">
                <text:p>1689.28759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613.607056">
                <text:p>1613.607056</text:p>
              </table:table-cell>
              <table:table-cell office:value-type="float" office:value="1686.257935">
                <text:p>1686.257935</text:p>
              </table:table-cell>
              <table:table-cell office:value-type="float" office:value="1623.836548">
                <text:p>1623.836548</text:p>
              </table:table-cell>
              <table:table-cell office:value-type="float" office:value="1678.712891">
                <text:p>1678.71289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610.53772">
                <text:p>1610.53772</text:p>
              </table:table-cell>
              <table:table-cell office:value-type="float" office:value="1675.521362">
                <text:p>1675.521362</text:p>
              </table:table-cell>
              <table:table-cell office:value-type="float" office:value="1610.869751">
                <text:p>1610.869751</text:p>
              </table:table-cell>
              <table:table-cell office:value-type="float" office:value="1672.955811">
                <text:p>1672.95581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606.3396">
                <text:p>1606.3396</text:p>
              </table:table-cell>
              <table:table-cell office:value-type="float" office:value="1665.11853">
                <text:p>1665.11853</text:p>
              </table:table-cell>
              <table:table-cell office:value-type="float" office:value="1609.855957">
                <text:p>1609.855957</text:p>
              </table:table-cell>
              <table:table-cell office:value-type="float" office:value="1668.498901">
                <text:p>1668.49890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601.070435">
                <text:p>1601.070435</text:p>
              </table:table-cell>
              <table:table-cell office:value-type="float" office:value="1655.822266">
                <text:p>1655.822266</text:p>
              </table:table-cell>
              <table:table-cell office:value-type="float" office:value="1608.559448">
                <text:p>1608.559448</text:p>
              </table:table-cell>
              <table:table-cell office:value-type="float" office:value="1656.970093">
                <text:p>1656.97009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597.693604">
                <text:p>1597.693604</text:p>
              </table:table-cell>
              <table:table-cell office:value-type="float" office:value="1651.282837">
                <text:p>1651.282837</text:p>
              </table:table-cell>
              <table:table-cell office:value-type="float" office:value="1599.813477">
                <text:p>1599.813477</text:p>
              </table:table-cell>
              <table:table-cell office:value-type="float" office:value="1652.758545">
                <text:p>1652.75854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595.158936">
                <text:p>1595.158936</text:p>
              </table:table-cell>
              <table:table-cell office:value-type="float" office:value="1649.170776">
                <text:p>1649.170776</text:p>
              </table:table-cell>
              <table:table-cell office:value-type="float" office:value="1597.664429">
                <text:p>1597.664429</text:p>
              </table:table-cell>
              <table:table-cell office:value-type="float" office:value="1644.279419">
                <text:p>1644.27941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592.703003">
                <text:p>1592.703003</text:p>
              </table:table-cell>
              <table:table-cell office:value-type="float" office:value="1638.469971">
                <text:p>1638.469971</text:p>
              </table:table-cell>
              <table:table-cell office:value-type="float" office:value="1593.496338">
                <text:p>1593.496338</text:p>
              </table:table-cell>
              <table:table-cell office:value-type="float" office:value="1641.773438">
                <text:p>1641.77343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590.277588">
                <text:p>1590.277588</text:p>
              </table:table-cell>
              <table:table-cell office:value-type="float" office:value="1636.375854">
                <text:p>1636.375854</text:p>
              </table:table-cell>
              <table:table-cell office:value-type="float" office:value="1591.355957">
                <text:p>1591.355957</text:p>
              </table:table-cell>
              <table:table-cell office:value-type="float" office:value="1636.48999">
                <text:p>1636.4899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582.370605">
                <text:p>1582.370605</text:p>
              </table:table-cell>
              <table:table-cell office:value-type="float" office:value="1635.806763">
                <text:p>1635.806763</text:p>
              </table:table-cell>
              <table:table-cell office:value-type="float" office:value="1591.954224">
                <text:p>1591.954224</text:p>
              </table:table-cell>
              <table:table-cell office:value-type="float" office:value="1630.172363">
                <text:p>1630.17236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585.901001">
                <text:p>1585.901001</text:p>
              </table:table-cell>
              <table:table-cell office:value-type="float" office:value="1629.005249">
                <text:p>1629.005249</text:p>
              </table:table-cell>
              <table:table-cell office:value-type="float" office:value="1586.757446">
                <text:p>1586.757446</text:p>
              </table:table-cell>
              <table:table-cell office:value-type="float" office:value="1624.606689">
                <text:p>1624.60668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582.777588">
                <text:p>1582.777588</text:p>
              </table:table-cell>
              <table:table-cell office:value-type="float" office:value="1618.833252">
                <text:p>1618.833252</text:p>
              </table:table-cell>
              <table:table-cell office:value-type="float" office:value="1586.328613">
                <text:p>1586.328613</text:p>
              </table:table-cell>
              <table:table-cell office:value-type="float" office:value="1620.505371">
                <text:p>1620.50537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582.298584">
                <text:p>1582.298584</text:p>
              </table:table-cell>
              <table:table-cell office:value-type="float" office:value="1616.131836">
                <text:p>1616.131836</text:p>
              </table:table-cell>
              <table:table-cell office:value-type="float" office:value="1584.825928">
                <text:p>1584.825928</text:p>
              </table:table-cell>
              <table:table-cell office:value-type="float" office:value="1613.241821">
                <text:p>1613.24182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577.980835">
                <text:p>1577.980835</text:p>
              </table:table-cell>
              <table:table-cell office:value-type="float" office:value="1615.203979">
                <text:p>1615.203979</text:p>
              </table:table-cell>
              <table:table-cell office:value-type="float" office:value="1579.968018">
                <text:p>1579.968018</text:p>
              </table:table-cell>
              <table:table-cell office:value-type="float" office:value="1612.413208">
                <text:p>1612.41320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577.014404">
                <text:p>1577.014404</text:p>
              </table:table-cell>
              <table:table-cell office:value-type="float" office:value="1610.861572">
                <text:p>1610.861572</text:p>
              </table:table-cell>
              <table:table-cell office:value-type="float" office:value="1580.727539">
                <text:p>1580.727539</text:p>
              </table:table-cell>
              <table:table-cell office:value-type="float" office:value="1606.629883">
                <text:p>1606.62988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579.200317">
                <text:p>1579.200317</text:p>
              </table:table-cell>
              <table:table-cell office:value-type="float" office:value="1603.13562">
                <text:p>1603.13562</text:p>
              </table:table-cell>
              <table:table-cell office:value-type="float" office:value="1578.730103">
                <text:p>1578.730103</text:p>
              </table:table-cell>
              <table:table-cell office:value-type="float" office:value="1603.701172">
                <text:p>1603.70117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576.489746">
                <text:p>1576.489746</text:p>
              </table:table-cell>
              <table:table-cell office:value-type="float" office:value="1602.559204">
                <text:p>1602.559204</text:p>
              </table:table-cell>
              <table:table-cell office:value-type="float" office:value="1577.826904">
                <text:p>1577.826904</text:p>
              </table:table-cell>
              <table:table-cell office:value-type="float" office:value="1601.446899">
                <text:p>1601.44689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576.295532">
                <text:p>1576.295532</text:p>
              </table:table-cell>
              <table:table-cell office:value-type="float" office:value="1595.296875">
                <text:p>1595.296875</text:p>
              </table:table-cell>
              <table:table-cell office:value-type="float" office:value="1573.808838">
                <text:p>1573.808838</text:p>
              </table:table-cell>
              <table:table-cell office:value-type="float" office:value="1597.887451">
                <text:p>1597.88745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572.15979">
                <text:p>1572.15979</text:p>
              </table:table-cell>
              <table:table-cell office:value-type="float" office:value="1596.687744">
                <text:p>1596.687744</text:p>
              </table:table-cell>
              <table:table-cell office:value-type="float" office:value="1575.744751">
                <text:p>1575.744751</text:p>
              </table:table-cell>
              <table:table-cell office:value-type="float" office:value="1595.2771">
                <text:p>1595.277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571.604492">
                <text:p>1571.604492</text:p>
              </table:table-cell>
              <table:table-cell office:value-type="float" office:value="1592.4823">
                <text:p>1592.4823</text:p>
              </table:table-cell>
              <table:table-cell office:value-type="float" office:value="1572.739136">
                <text:p>1572.739136</text:p>
              </table:table-cell>
              <table:table-cell office:value-type="float" office:value="1594.37915">
                <text:p>1594.3791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569.130737">
                <text:p>1569.130737</text:p>
              </table:table-cell>
              <table:table-cell office:value-type="float" office:value="1593.194092">
                <text:p>1593.194092</text:p>
              </table:table-cell>
              <table:table-cell office:value-type="float" office:value="1572.279175">
                <text:p>1572.279175</text:p>
              </table:table-cell>
              <table:table-cell office:value-type="float" office:value="1592.541382">
                <text:p>1592.54138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572.532227">
                <text:p>1572.532227</text:p>
              </table:table-cell>
              <table:table-cell office:value-type="float" office:value="1589.383789">
                <text:p>1589.383789</text:p>
              </table:table-cell>
              <table:table-cell office:value-type="float" office:value="1570.442383">
                <text:p>1570.442383</text:p>
              </table:table-cell>
              <table:table-cell office:value-type="float" office:value="1591.756958">
                <text:p>1591.75695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566.156616">
                <text:p>1566.156616</text:p>
              </table:table-cell>
              <table:table-cell office:value-type="float" office:value="1587.747437">
                <text:p>1587.747437</text:p>
              </table:table-cell>
              <table:table-cell office:value-type="float" office:value="1569.225098">
                <text:p>1569.225098</text:p>
              </table:table-cell>
              <table:table-cell office:value-type="float" office:value="1586.465088">
                <text:p>1586.46508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571.581787">
                <text:p>1571.581787</text:p>
              </table:table-cell>
              <table:table-cell office:value-type="float" office:value="1584.796753">
                <text:p>1584.796753</text:p>
              </table:table-cell>
              <table:table-cell office:value-type="float" office:value="1568.394775">
                <text:p>1568.394775</text:p>
              </table:table-cell>
              <table:table-cell office:value-type="float" office:value="1589.32312">
                <text:p>1589.3231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567.430542">
                <text:p>1567.430542</text:p>
              </table:table-cell>
              <table:table-cell office:value-type="float" office:value="1581.737793">
                <text:p>1581.737793</text:p>
              </table:table-cell>
              <table:table-cell office:value-type="float" office:value="1569.888794">
                <text:p>1569.888794</text:p>
              </table:table-cell>
              <table:table-cell office:value-type="float" office:value="1583.241699">
                <text:p>1583.24169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567.435303">
                <text:p>1567.435303</text:p>
              </table:table-cell>
              <table:table-cell office:value-type="float" office:value="1586.36499">
                <text:p>1586.36499</text:p>
              </table:table-cell>
              <table:table-cell office:value-type="float" office:value="1563.680176">
                <text:p>1563.680176</text:p>
              </table:table-cell>
              <table:table-cell office:value-type="float" office:value="1586.324829">
                <text:p>1586.32482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567.839478">
                <text:p>1567.839478</text:p>
              </table:table-cell>
              <table:table-cell office:value-type="float" office:value="1581.26416">
                <text:p>1581.26416</text:p>
              </table:table-cell>
              <table:table-cell office:value-type="float" office:value="1562.848755">
                <text:p>1562.848755</text:p>
              </table:table-cell>
              <table:table-cell office:value-type="float" office:value="1584.833008">
                <text:p>1584.83300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568.185303">
                <text:p>1568.185303</text:p>
              </table:table-cell>
              <table:table-cell office:value-type="float" office:value="1577.400146">
                <text:p>1577.400146</text:p>
              </table:table-cell>
              <table:table-cell office:value-type="float" office:value="1566.77417">
                <text:p>1566.77417</text:p>
              </table:table-cell>
              <table:table-cell office:value-type="float" office:value="1576.789307">
                <text:p>1576.78930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566.973633">
                <text:p>1566.973633</text:p>
              </table:table-cell>
              <table:table-cell office:value-type="float" office:value="1579.560913">
                <text:p>1579.560913</text:p>
              </table:table-cell>
              <table:table-cell office:value-type="float" office:value="1568.025269">
                <text:p>1568.025269</text:p>
              </table:table-cell>
              <table:table-cell office:value-type="float" office:value="1575.999512">
                <text:p>1575.99951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562.321289">
                <text:p>1562.321289</text:p>
              </table:table-cell>
              <table:table-cell office:value-type="float" office:value="1580.154175">
                <text:p>1580.154175</text:p>
              </table:table-cell>
              <table:table-cell office:value-type="float" office:value="1564.589966">
                <text:p>1564.589966</text:p>
              </table:table-cell>
              <table:table-cell office:value-type="float" office:value="1579.896973">
                <text:p>1579.89697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567.90918">
                <text:p>1567.90918</text:p>
              </table:table-cell>
              <table:table-cell office:value-type="float" office:value="1575.522827">
                <text:p>1575.522827</text:p>
              </table:table-cell>
              <table:table-cell office:value-type="float" office:value="1567.892456">
                <text:p>1567.892456</text:p>
              </table:table-cell>
              <table:table-cell office:value-type="float" office:value="1575.882324">
                <text:p>1575.88232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563.614502">
                <text:p>1563.614502</text:p>
              </table:table-cell>
              <table:table-cell office:value-type="float" office:value="1578.194946">
                <text:p>1578.194946</text:p>
              </table:table-cell>
              <table:table-cell office:value-type="float" office:value="1565.759277">
                <text:p>1565.759277</text:p>
              </table:table-cell>
              <table:table-cell office:value-type="float" office:value="1574.869141">
                <text:p>1574.86914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566.965454">
                <text:p>1566.965454</text:p>
              </table:table-cell>
              <table:table-cell office:value-type="float" office:value="1573.045898">
                <text:p>1573.045898</text:p>
              </table:table-cell>
              <table:table-cell office:value-type="float" office:value="1565.950684">
                <text:p>1565.950684</text:p>
              </table:table-cell>
              <table:table-cell office:value-type="float" office:value="1573.17334">
                <text:p>1573.1733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564.242798">
                <text:p>1564.242798</text:p>
              </table:table-cell>
              <table:table-cell office:value-type="float" office:value="1571.931641">
                <text:p>1571.931641</text:p>
              </table:table-cell>
              <table:table-cell office:value-type="float" office:value="1565.266724">
                <text:p>1565.266724</text:p>
              </table:table-cell>
              <table:table-cell office:value-type="float" office:value="1574.29126">
                <text:p>1574.2912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567.426514">
                <text:p>1567.426514</text:p>
              </table:table-cell>
              <table:table-cell office:value-type="float" office:value="1573.020996">
                <text:p>1573.020996</text:p>
              </table:table-cell>
              <table:table-cell office:value-type="float" office:value="1564.605957">
                <text:p>1564.605957</text:p>
              </table:table-cell>
              <table:table-cell office:value-type="float" office:value="1574.351807">
                <text:p>1574.35180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566.66626">
                <text:p>1566.66626</text:p>
              </table:table-cell>
              <table:table-cell office:value-type="float" office:value="1573.711914">
                <text:p>1573.711914</text:p>
              </table:table-cell>
              <table:table-cell office:value-type="float" office:value="1565.136597">
                <text:p>1565.136597</text:p>
              </table:table-cell>
              <table:table-cell office:value-type="float" office:value="1575.012573">
                <text:p>1575.01257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565.456543">
                <text:p>1565.456543</text:p>
              </table:table-cell>
              <table:table-cell office:value-type="float" office:value="1569.91626">
                <text:p>1569.91626</text:p>
              </table:table-cell>
              <table:table-cell office:value-type="float" office:value="1565.065796">
                <text:p>1565.065796</text:p>
              </table:table-cell>
              <table:table-cell office:value-type="float" office:value="1574.32019">
                <text:p>1574.3201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561.934937">
                <text:p>1561.934937</text:p>
              </table:table-cell>
              <table:table-cell office:value-type="float" office:value="1574.212402">
                <text:p>1574.212402</text:p>
              </table:table-cell>
              <table:table-cell office:value-type="float" office:value="1565.057983">
                <text:p>1565.057983</text:p>
              </table:table-cell>
              <table:table-cell office:value-type="float" office:value="1570.55542">
                <text:p>1570.5554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567.593262">
                <text:p>1567.593262</text:p>
              </table:table-cell>
              <table:table-cell office:value-type="float" office:value="1568.808838">
                <text:p>1568.808838</text:p>
              </table:table-cell>
              <table:table-cell office:value-type="float" office:value="1564.538452">
                <text:p>1564.538452</text:p>
              </table:table-cell>
              <table:table-cell office:value-type="float" office:value="1569.386353">
                <text:p>1569.38635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563.508301">
                <text:p>1563.508301</text:p>
              </table:table-cell>
              <table:table-cell office:value-type="float" office:value="1569.36499">
                <text:p>1569.36499</text:p>
              </table:table-cell>
              <table:table-cell office:value-type="float" office:value="1564.282471">
                <text:p>1564.282471</text:p>
              </table:table-cell>
              <table:table-cell office:value-type="float" office:value="1569.387695">
                <text:p>1569.38769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563.904663">
                <text:p>1563.904663</text:p>
              </table:table-cell>
              <table:table-cell office:value-type="float" office:value="1571.08728">
                <text:p>1571.08728</text:p>
              </table:table-cell>
              <table:table-cell office:value-type="float" office:value="1564.320801">
                <text:p>1564.320801</text:p>
              </table:table-cell>
              <table:table-cell office:value-type="float" office:value="1572.135986">
                <text:p>1572.13598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604.565063">
                <text:p>1604.565063</text:p>
              </table:table-cell>
              <table:table-cell office:value-type="float" office:value="1626.920166">
                <text:p>1626.920166</text:p>
              </table:table-cell>
              <table:table-cell office:value-type="float" office:value="1543.290527">
                <text:p>1543.290527</text:p>
              </table:table-cell>
              <table:table-cell office:value-type="float" office:value="1497.160522">
                <text:p>1497.16052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602.834961">
                <text:p>1602.834961</text:p>
              </table:table-cell>
              <table:table-cell office:value-type="float" office:value="1633.774536">
                <text:p>1633.774536</text:p>
              </table:table-cell>
              <table:table-cell office:value-type="float" office:value="1524.975586">
                <text:p>1524.975586</text:p>
              </table:table-cell>
              <table:table-cell office:value-type="float" office:value="1524.687622">
                <text:p>1524.68762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635.259888">
                <text:p>1635.259888</text:p>
              </table:table-cell>
              <table:table-cell office:value-type="float" office:value="1635.449951">
                <text:p>1635.449951</text:p>
              </table:table-cell>
              <table:table-cell office:value-type="float" office:value="1527.512451">
                <text:p>1527.512451</text:p>
              </table:table-cell>
              <table:table-cell office:value-type="float" office:value="1535.897217">
                <text:p>1535.89721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640.584473">
                <text:p>1640.584473</text:p>
              </table:table-cell>
              <table:table-cell office:value-type="float" office:value="1618.774414">
                <text:p>1618.774414</text:p>
              </table:table-cell>
              <table:table-cell office:value-type="float" office:value="1563.548218">
                <text:p>1563.548218</text:p>
              </table:table-cell>
              <table:table-cell office:value-type="float" office:value="1560.203979">
                <text:p>1560.20397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632.01416">
                <text:p>1632.01416</text:p>
              </table:table-cell>
              <table:table-cell office:value-type="float" office:value="1669.246094">
                <text:p>1669.246094</text:p>
              </table:table-cell>
              <table:table-cell office:value-type="float" office:value="1582.910156">
                <text:p>1582.910156</text:p>
              </table:table-cell>
              <table:table-cell office:value-type="float" office:value="1563.113525">
                <text:p>1563.11352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644.804321">
                <text:p>1644.804321</text:p>
              </table:table-cell>
              <table:table-cell office:value-type="float" office:value="1669.416992">
                <text:p>1669.416992</text:p>
              </table:table-cell>
              <table:table-cell office:value-type="float" office:value="1593.372314">
                <text:p>1593.372314</text:p>
              </table:table-cell>
              <table:table-cell office:value-type="float" office:value="1577.563843">
                <text:p>1577.56384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641.77124">
                <text:p>1641.77124</text:p>
              </table:table-cell>
              <table:table-cell office:value-type="float" office:value="1680.226562">
                <text:p>1680.226562</text:p>
              </table:table-cell>
              <table:table-cell office:value-type="float" office:value="1613.134766">
                <text:p>1613.134766</text:p>
              </table:table-cell>
              <table:table-cell office:value-type="float" office:value="1603.863159">
                <text:p>1603.86315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642.866211">
                <text:p>1642.866211</text:p>
              </table:table-cell>
              <table:table-cell office:value-type="float" office:value="1701.759277">
                <text:p>1701.759277</text:p>
              </table:table-cell>
              <table:table-cell office:value-type="float" office:value="1618.804932">
                <text:p>1618.804932</text:p>
              </table:table-cell>
              <table:table-cell office:value-type="float" office:value="1629.164917">
                <text:p>1629.16491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650.095825">
                <text:p>1650.095825</text:p>
              </table:table-cell>
              <table:table-cell office:value-type="float" office:value="1714.387695">
                <text:p>1714.387695</text:p>
              </table:table-cell>
              <table:table-cell office:value-type="float" office:value="1624.717896">
                <text:p>1624.717896</text:p>
              </table:table-cell>
              <table:table-cell office:value-type="float" office:value="1640.55957">
                <text:p>1640.5595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664.371216">
                <text:p>1664.371216</text:p>
              </table:table-cell>
              <table:table-cell office:value-type="float" office:value="1720.904419">
                <text:p>1720.904419</text:p>
              </table:table-cell>
              <table:table-cell office:value-type="float" office:value="1630.205078">
                <text:p>1630.205078</text:p>
              </table:table-cell>
              <table:table-cell office:value-type="float" office:value="1646.109131">
                <text:p>1646.10913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634.584229">
                <text:p>1634.584229</text:p>
              </table:table-cell>
              <table:table-cell office:value-type="float" office:value="1697.559448">
                <text:p>1697.559448</text:p>
              </table:table-cell>
              <table:table-cell office:value-type="float" office:value="1654.881348">
                <text:p>1654.881348</text:p>
              </table:table-cell>
              <table:table-cell office:value-type="float" office:value="1696.654297">
                <text:p>1696.65429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637.838623">
                <text:p>1637.838623</text:p>
              </table:table-cell>
              <table:table-cell office:value-type="float" office:value="1681.814453">
                <text:p>1681.814453</text:p>
              </table:table-cell>
              <table:table-cell office:value-type="float" office:value="1660.558716">
                <text:p>1660.558716</text:p>
              </table:table-cell>
              <table:table-cell office:value-type="float" office:value="1692.258057">
                <text:p>1692.25805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633.439819">
                <text:p>1633.439819</text:p>
              </table:table-cell>
              <table:table-cell office:value-type="float" office:value="1686.170776">
                <text:p>1686.170776</text:p>
              </table:table-cell>
              <table:table-cell office:value-type="float" office:value="1646.62207">
                <text:p>1646.62207</text:p>
              </table:table-cell>
              <table:table-cell office:value-type="float" office:value="1700.615723">
                <text:p>1700.61572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614.097046">
                <text:p>1614.097046</text:p>
              </table:table-cell>
              <table:table-cell office:value-type="float" office:value="1715.331177">
                <text:p>1715.331177</text:p>
              </table:table-cell>
              <table:table-cell office:value-type="float" office:value="1631.810791">
                <text:p>1631.810791</text:p>
              </table:table-cell>
              <table:table-cell office:value-type="float" office:value="1708.050049">
                <text:p>1708.05004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635.235474">
                <text:p>1635.235474</text:p>
              </table:table-cell>
              <table:table-cell office:value-type="float" office:value="1690.748657">
                <text:p>1690.748657</text:p>
              </table:table-cell>
              <table:table-cell office:value-type="float" office:value="1639.488159">
                <text:p>1639.488159</text:p>
              </table:table-cell>
              <table:table-cell office:value-type="float" office:value="1688.440063">
                <text:p>1688.44006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636.070679">
                <text:p>1636.070679</text:p>
              </table:table-cell>
              <table:table-cell office:value-type="float" office:value="1697.153564">
                <text:p>1697.153564</text:p>
              </table:table-cell>
              <table:table-cell office:value-type="float" office:value="1643.930908">
                <text:p>1643.930908</text:p>
              </table:table-cell>
              <table:table-cell office:value-type="float" office:value="1700.600708">
                <text:p>1700.60070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632.759399">
                <text:p>1632.759399</text:p>
              </table:table-cell>
              <table:table-cell office:value-type="float" office:value="1708.078003">
                <text:p>1708.078003</text:p>
              </table:table-cell>
              <table:table-cell office:value-type="float" office:value="1634.86377">
                <text:p>1634.86377</text:p>
              </table:table-cell>
              <table:table-cell office:value-type="float" office:value="1707.150269">
                <text:p>1707.15026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636.115601">
                <text:p>1636.115601</text:p>
              </table:table-cell>
              <table:table-cell office:value-type="float" office:value="1696.293213">
                <text:p>1696.293213</text:p>
              </table:table-cell>
              <table:table-cell office:value-type="float" office:value="1645.104492">
                <text:p>1645.104492</text:p>
              </table:table-cell>
              <table:table-cell office:value-type="float" office:value="1695.760254">
                <text:p>1695.76025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642.574341">
                <text:p>1642.574341</text:p>
              </table:table-cell>
              <table:table-cell office:value-type="float" office:value="1696.890747">
                <text:p>1696.890747</text:p>
              </table:table-cell>
              <table:table-cell office:value-type="float" office:value="1643.374878">
                <text:p>1643.374878</text:p>
              </table:table-cell>
              <table:table-cell office:value-type="float" office:value="1699.277954">
                <text:p>1699.27795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639.266479">
                <text:p>1639.266479</text:p>
              </table:table-cell>
              <table:table-cell office:value-type="float" office:value="1703.489258">
                <text:p>1703.489258</text:p>
              </table:table-cell>
              <table:table-cell office:value-type="float" office:value="1642.03479">
                <text:p>1642.03479</text:p>
              </table:table-cell>
              <table:table-cell office:value-type="float" office:value="1699.974365">
                <text:p>1699.97436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636.711548">
                <text:p>1636.711548</text:p>
              </table:table-cell>
              <table:table-cell office:value-type="float" office:value="1703.147217">
                <text:p>1703.147217</text:p>
              </table:table-cell>
              <table:table-cell office:value-type="float" office:value="1643.851196">
                <text:p>1643.851196</text:p>
              </table:table-cell>
              <table:table-cell office:value-type="float" office:value="1703.386108">
                <text:p>1703.38610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640.112549">
                <text:p>1640.112549</text:p>
              </table:table-cell>
              <table:table-cell office:value-type="float" office:value="1696.236938">
                <text:p>1696.236938</text:p>
              </table:table-cell>
              <table:table-cell office:value-type="float" office:value="1642.118408">
                <text:p>1642.118408</text:p>
              </table:table-cell>
              <table:table-cell office:value-type="float" office:value="1697.892212">
                <text:p>1697.89221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641.619995">
                <text:p>1641.619995</text:p>
              </table:table-cell>
              <table:table-cell office:value-type="float" office:value="1702.82312">
                <text:p>1702.82312</text:p>
              </table:table-cell>
              <table:table-cell office:value-type="float" office:value="1645.010864">
                <text:p>1645.010864</text:p>
              </table:table-cell>
              <table:table-cell office:value-type="float" office:value="1701.461182">
                <text:p>1701.46118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634.142822">
                <text:p>1634.142822</text:p>
              </table:table-cell>
              <table:table-cell office:value-type="float" office:value="1713.928833">
                <text:p>1713.928833</text:p>
              </table:table-cell>
              <table:table-cell office:value-type="float" office:value="1641.781006">
                <text:p>1641.781006</text:p>
              </table:table-cell>
              <table:table-cell office:value-type="float" office:value="1708.405884">
                <text:p>1708.40588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635.603394">
                <text:p>1635.603394</text:p>
              </table:table-cell>
              <table:table-cell office:value-type="float" office:value="1708.109375">
                <text:p>1708.109375</text:p>
              </table:table-cell>
              <table:table-cell office:value-type="float" office:value="1642.646484">
                <text:p>1642.646484</text:p>
              </table:table-cell>
              <table:table-cell office:value-type="float" office:value="1707.931641">
                <text:p>1707.93164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639.461792">
                <text:p>1639.461792</text:p>
              </table:table-cell>
              <table:table-cell office:value-type="float" office:value="1710.823242">
                <text:p>1710.823242</text:p>
              </table:table-cell>
              <table:table-cell office:value-type="float" office:value="1643.375854">
                <text:p>1643.375854</text:p>
              </table:table-cell>
              <table:table-cell office:value-type="float" office:value="1710.997559">
                <text:p>1710.99755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639.965332">
                <text:p>1639.965332</text:p>
              </table:table-cell>
              <table:table-cell office:value-type="float" office:value="1710.380615">
                <text:p>1710.380615</text:p>
              </table:table-cell>
              <table:table-cell office:value-type="float" office:value="1644.569946">
                <text:p>1644.569946</text:p>
              </table:table-cell>
              <table:table-cell office:value-type="float" office:value="1709.058472">
                <text:p>1709.05847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644.12561">
                <text:p>1644.12561</text:p>
              </table:table-cell>
              <table:table-cell office:value-type="float" office:value="1704.862183">
                <text:p>1704.862183</text:p>
              </table:table-cell>
              <table:table-cell office:value-type="float" office:value="1648.989624">
                <text:p>1648.989624</text:p>
              </table:table-cell>
              <table:table-cell office:value-type="float" office:value="1703.308594">
                <text:p>1703.30859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640.751587">
                <text:p>1640.751587</text:p>
              </table:table-cell>
              <table:table-cell office:value-type="float" office:value="1716.536865">
                <text:p>1716.536865</text:p>
              </table:table-cell>
              <table:table-cell office:value-type="float" office:value="1645.283325">
                <text:p>1645.283325</text:p>
              </table:table-cell>
              <table:table-cell office:value-type="float" office:value="1714.626465">
                <text:p>1714.62646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643.466431">
                <text:p>1643.466431</text:p>
              </table:table-cell>
              <table:table-cell office:value-type="float" office:value="1707.018311">
                <text:p>1707.018311</text:p>
              </table:table-cell>
              <table:table-cell office:value-type="float" office:value="1651.990356">
                <text:p>1651.990356</text:p>
              </table:table-cell>
              <table:table-cell office:value-type="float" office:value="1704.457886">
                <text:p>1704.45788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644.635132">
                <text:p>1644.635132</text:p>
              </table:table-cell>
              <table:table-cell office:value-type="float" office:value="1706.56958">
                <text:p>1706.56958</text:p>
              </table:table-cell>
              <table:table-cell office:value-type="float" office:value="1651.239624">
                <text:p>1651.239624</text:p>
              </table:table-cell>
              <table:table-cell office:value-type="float" office:value="1707.514038">
                <text:p>1707.51403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641.278198">
                <text:p>1641.278198</text:p>
              </table:table-cell>
              <table:table-cell office:value-type="float" office:value="1713.787476">
                <text:p>1713.787476</text:p>
              </table:table-cell>
              <table:table-cell office:value-type="float" office:value="1647.150879">
                <text:p>1647.150879</text:p>
              </table:table-cell>
              <table:table-cell office:value-type="float" office:value="1711.867554">
                <text:p>1711.86755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641.744263">
                <text:p>1641.744263</text:p>
              </table:table-cell>
              <table:table-cell office:value-type="float" office:value="1712.681274">
                <text:p>1712.681274</text:p>
              </table:table-cell>
              <table:table-cell office:value-type="float" office:value="1647.317017">
                <text:p>1647.317017</text:p>
              </table:table-cell>
              <table:table-cell office:value-type="float" office:value="1709.291016">
                <text:p>1709.29101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643.936279">
                <text:p>1643.936279</text:p>
              </table:table-cell>
              <table:table-cell office:value-type="float" office:value="1708.802734">
                <text:p>1708.802734</text:p>
              </table:table-cell>
              <table:table-cell office:value-type="float" office:value="1653.200073">
                <text:p>1653.200073</text:p>
              </table:table-cell>
              <table:table-cell office:value-type="float" office:value="1704.344727">
                <text:p>1704.34472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644.671387">
                <text:p>1644.671387</text:p>
              </table:table-cell>
              <table:table-cell office:value-type="float" office:value="1716.046631">
                <text:p>1716.046631</text:p>
              </table:table-cell>
              <table:table-cell office:value-type="float" office:value="1648.219849">
                <text:p>1648.219849</text:p>
              </table:table-cell>
              <table:table-cell office:value-type="float" office:value="1714.197998">
                <text:p>1714.19799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644.14563">
                <text:p>1644.14563</text:p>
              </table:table-cell>
              <table:table-cell office:value-type="float" office:value="1717.420166">
                <text:p>1717.420166</text:p>
              </table:table-cell>
              <table:table-cell office:value-type="float" office:value="1650.419556">
                <text:p>1650.419556</text:p>
              </table:table-cell>
              <table:table-cell office:value-type="float" office:value="1712.403442">
                <text:p>1712.40344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645.291504">
                <text:p>1645.291504</text:p>
              </table:table-cell>
              <table:table-cell office:value-type="float" office:value="1717.702271">
                <text:p>1717.702271</text:p>
              </table:table-cell>
              <table:table-cell office:value-type="float" office:value="1649.968262">
                <text:p>1649.968262</text:p>
              </table:table-cell>
              <table:table-cell office:value-type="float" office:value="1715.161621">
                <text:p>1715.16162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645.945312">
                <text:p>1645.945312</text:p>
              </table:table-cell>
              <table:table-cell office:value-type="float" office:value="1712.317505">
                <text:p>1712.317505</text:p>
              </table:table-cell>
              <table:table-cell office:value-type="float" office:value="1652.569214">
                <text:p>1652.569214</text:p>
              </table:table-cell>
              <table:table-cell office:value-type="float" office:value="1711.196289">
                <text:p>1711.19628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648.739136">
                <text:p>1648.739136</text:p>
              </table:table-cell>
              <table:table-cell office:value-type="float" office:value="1710.247681">
                <text:p>1710.247681</text:p>
              </table:table-cell>
              <table:table-cell office:value-type="float" office:value="1653.690918">
                <text:p>1653.690918</text:p>
              </table:table-cell>
              <table:table-cell office:value-type="float" office:value="1708.170166">
                <text:p>1708.17016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642.303833">
                <text:p>1642.303833</text:p>
              </table:table-cell>
              <table:table-cell office:value-type="float" office:value="1719.687256">
                <text:p>1719.687256</text:p>
              </table:table-cell>
              <table:table-cell office:value-type="float" office:value="1646.254517">
                <text:p>1646.254517</text:p>
              </table:table-cell>
              <table:table-cell office:value-type="float" office:value="1718.750366">
                <text:p>1718.75036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649.864258">
                <text:p>1649.864258</text:p>
              </table:table-cell>
              <table:table-cell office:value-type="float" office:value="1714.964478">
                <text:p>1714.964478</text:p>
              </table:table-cell>
              <table:table-cell office:value-type="float" office:value="1653.959229">
                <text:p>1653.959229</text:p>
              </table:table-cell>
              <table:table-cell office:value-type="float" office:value="1716.627686">
                <text:p>1716.62768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643.949097">
                <text:p>1643.949097</text:p>
              </table:table-cell>
              <table:table-cell office:value-type="float" office:value="1724.194214">
                <text:p>1724.194214</text:p>
              </table:table-cell>
              <table:table-cell office:value-type="float" office:value="1648.27124">
                <text:p>1648.27124</text:p>
              </table:table-cell>
              <table:table-cell office:value-type="float" office:value="1724.551025">
                <text:p>1724.55102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642.174438">
                <text:p>1642.174438</text:p>
              </table:table-cell>
              <table:table-cell office:value-type="float" office:value="1724.06897">
                <text:p>1724.06897</text:p>
              </table:table-cell>
              <table:table-cell office:value-type="float" office:value="1649.278442">
                <text:p>1649.278442</text:p>
              </table:table-cell>
              <table:table-cell office:value-type="float" office:value="1720.059326">
                <text:p>1720.05932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649.514526">
                <text:p>1649.514526</text:p>
              </table:table-cell>
              <table:table-cell office:value-type="float" office:value="1714.66748">
                <text:p>1714.66748</text:p>
              </table:table-cell>
              <table:table-cell office:value-type="float" office:value="1655.465332">
                <text:p>1655.465332</text:p>
              </table:table-cell>
              <table:table-cell office:value-type="float" office:value="1712.883057">
                <text:p>1712.88305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644.863037">
                <text:p>1644.863037</text:p>
              </table:table-cell>
              <table:table-cell office:value-type="float" office:value="1722.55481">
                <text:p>1722.55481</text:p>
              </table:table-cell>
              <table:table-cell office:value-type="float" office:value="1655.300903">
                <text:p>1655.300903</text:p>
              </table:table-cell>
              <table:table-cell office:value-type="float" office:value="1722.08606">
                <text:p>1722.0860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649.770996">
                <text:p>1649.770996</text:p>
              </table:table-cell>
              <table:table-cell office:value-type="float" office:value="1715.912109">
                <text:p>1715.912109</text:p>
              </table:table-cell>
              <table:table-cell office:value-type="float" office:value="1656.316895">
                <text:p>1656.316895</text:p>
              </table:table-cell>
              <table:table-cell office:value-type="float" office:value="1713.056396">
                <text:p>1713.05639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650.231079">
                <text:p>1650.231079</text:p>
              </table:table-cell>
              <table:table-cell office:value-type="float" office:value="1718.708008">
                <text:p>1718.708008</text:p>
              </table:table-cell>
              <table:table-cell office:value-type="float" office:value="1653.783569">
                <text:p>1653.783569</text:p>
              </table:table-cell>
              <table:table-cell office:value-type="float" office:value="1717.633545">
                <text:p>1717.63354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647.844238">
                <text:p>1647.844238</text:p>
              </table:table-cell>
              <table:table-cell office:value-type="float" office:value="1724.660278">
                <text:p>1724.660278</text:p>
              </table:table-cell>
              <table:table-cell office:value-type="float" office:value="1652.384521">
                <text:p>1652.384521</text:p>
              </table:table-cell>
              <table:table-cell office:value-type="float" office:value="1725.107178">
                <text:p>1725.10717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646.36438">
                <text:p>1646.36438</text:p>
              </table:table-cell>
              <table:table-cell office:value-type="float" office:value="1728.687134">
                <text:p>1728.687134</text:p>
              </table:table-cell>
              <table:table-cell office:value-type="float" office:value="1651.665527">
                <text:p>1651.665527</text:p>
              </table:table-cell>
              <table:table-cell office:value-type="float" office:value="1725.689819">
                <text:p>1725.68981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647.630005">
                <text:p>1647.630005</text:p>
              </table:table-cell>
              <table:table-cell office:value-type="float" office:value="1725.951782">
                <text:p>1725.951782</text:p>
              </table:table-cell>
              <table:table-cell office:value-type="float" office:value="1653.821655">
                <text:p>1653.821655</text:p>
              </table:table-cell>
              <table:table-cell office:value-type="float" office:value="1723.583618">
                <text:p>1723.58361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651.460083">
                <text:p>1651.460083</text:p>
              </table:table-cell>
              <table:table-cell office:value-type="float" office:value="1718.23999">
                <text:p>1718.23999</text:p>
              </table:table-cell>
              <table:table-cell office:value-type="float" office:value="1659.534668">
                <text:p>1659.534668</text:p>
              </table:table-cell>
              <table:table-cell office:value-type="float" office:value="1716.489258">
                <text:p>1716.48925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650.372192">
                <text:p>1650.372192</text:p>
              </table:table-cell>
              <table:table-cell office:value-type="float" office:value="1723.141846">
                <text:p>1723.141846</text:p>
              </table:table-cell>
              <table:table-cell office:value-type="float" office:value="1656.99292">
                <text:p>1656.99292</text:p>
              </table:table-cell>
              <table:table-cell office:value-type="float" office:value="1720.192627">
                <text:p>1720.19262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650.054932">
                <text:p>1650.054932</text:p>
              </table:table-cell>
              <table:table-cell office:value-type="float" office:value="1720.774048">
                <text:p>1720.774048</text:p>
              </table:table-cell>
              <table:table-cell office:value-type="float" office:value="1658.094482">
                <text:p>1658.094482</text:p>
              </table:table-cell>
              <table:table-cell office:value-type="float" office:value="1719.810791">
                <text:p>1719.81079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649.908325">
                <text:p>1649.908325</text:p>
              </table:table-cell>
              <table:table-cell office:value-type="float" office:value="1724.975342">
                <text:p>1724.975342</text:p>
              </table:table-cell>
              <table:table-cell office:value-type="float" office:value="1655.713623">
                <text:p>1655.713623</text:p>
              </table:table-cell>
              <table:table-cell office:value-type="float" office:value="1723.223022">
                <text:p>1723.22302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653.200684">
                <text:p>1653.200684</text:p>
              </table:table-cell>
              <table:table-cell office:value-type="float" office:value="1728.518921">
                <text:p>1728.518921</text:p>
              </table:table-cell>
              <table:table-cell office:value-type="float" office:value="1660.395508">
                <text:p>1660.395508</text:p>
              </table:table-cell>
              <table:table-cell office:value-type="float" office:value="1725.962769">
                <text:p>1725.96276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649.64917">
                <text:p>1649.64917</text:p>
              </table:table-cell>
              <table:table-cell office:value-type="float" office:value="1725.253784">
                <text:p>1725.253784</text:p>
              </table:table-cell>
              <table:table-cell office:value-type="float" office:value="1657.200317">
                <text:p>1657.200317</text:p>
              </table:table-cell>
              <table:table-cell office:value-type="float" office:value="1723.765869">
                <text:p>1723.76586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652.993286">
                <text:p>1652.993286</text:p>
              </table:table-cell>
              <table:table-cell office:value-type="float" office:value="1720.132324">
                <text:p>1720.132324</text:p>
              </table:table-cell>
              <table:table-cell office:value-type="float" office:value="1660.604126">
                <text:p>1660.604126</text:p>
              </table:table-cell>
              <table:table-cell office:value-type="float" office:value="1716.487915">
                <text:p>1716.48791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651.14917">
                <text:p>1651.14917</text:p>
              </table:table-cell>
              <table:table-cell office:value-type="float" office:value="1721.317871">
                <text:p>1721.317871</text:p>
              </table:table-cell>
              <table:table-cell office:value-type="float" office:value="1658.321289">
                <text:p>1658.321289</text:p>
              </table:table-cell>
              <table:table-cell office:value-type="float" office:value="1719.559692">
                <text:p>1719.55969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649.674438">
                <text:p>1649.674438</text:p>
              </table:table-cell>
              <table:table-cell office:value-type="float" office:value="1726.968384">
                <text:p>1726.968384</text:p>
              </table:table-cell>
              <table:table-cell office:value-type="float" office:value="1655.041626">
                <text:p>1655.041626</text:p>
              </table:table-cell>
              <table:table-cell office:value-type="float" office:value="1725.936157">
                <text:p>1725.936157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652.253174">
                <text:p>1652.253174</text:p>
              </table:table-cell>
              <table:table-cell office:value-type="float" office:value="1723.746948">
                <text:p>1723.746948</text:p>
              </table:table-cell>
              <table:table-cell office:value-type="float" office:value="1660.434692">
                <text:p>1660.434692</text:p>
              </table:table-cell>
              <table:table-cell office:value-type="float" office:value="1722.929199">
                <text:p>1722.92919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650.160889">
                <text:p>1650.160889</text:p>
              </table:table-cell>
              <table:table-cell office:value-type="float" office:value="1733.933594">
                <text:p>1733.933594</text:p>
              </table:table-cell>
              <table:table-cell office:value-type="float" office:value="1661.215698">
                <text:p>1661.215698</text:p>
              </table:table-cell>
              <table:table-cell office:value-type="float" office:value="1728.413696">
                <text:p>1728.41369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654.219116">
                <text:p>1654.219116</text:p>
              </table:table-cell>
              <table:table-cell office:value-type="float" office:value="1726.799805">
                <text:p>1726.799805</text:p>
              </table:table-cell>
              <table:table-cell office:value-type="float" office:value="1659.991455">
                <text:p>1659.991455</text:p>
              </table:table-cell>
              <table:table-cell office:value-type="float" office:value="1723.121826">
                <text:p>1723.12182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649.678223">
                <text:p>1649.678223</text:p>
              </table:table-cell>
              <table:table-cell office:value-type="float" office:value="1720.838257">
                <text:p>1720.838257</text:p>
              </table:table-cell>
              <table:table-cell office:value-type="float" office:value="1665.244263">
                <text:p>1665.244263</text:p>
              </table:table-cell>
              <table:table-cell office:value-type="float" office:value="1718.173096">
                <text:p>1718.17309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650.116455">
                <text:p>1650.116455</text:p>
              </table:table-cell>
              <table:table-cell office:value-type="float" office:value="1734.645874">
                <text:p>1734.645874</text:p>
              </table:table-cell>
              <table:table-cell office:value-type="float" office:value="1654.349487">
                <text:p>1654.349487</text:p>
              </table:table-cell>
              <table:table-cell office:value-type="float" office:value="1729.108643">
                <text:p>1729.10864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656.015015">
                <text:p>1656.015015</text:p>
              </table:table-cell>
              <table:table-cell office:value-type="float" office:value="1719.974609">
                <text:p>1719.974609</text:p>
              </table:table-cell>
              <table:table-cell office:value-type="float" office:value="1663.721924">
                <text:p>1663.721924</text:p>
              </table:table-cell>
              <table:table-cell office:value-type="float" office:value="1715.289185">
                <text:p>1715.28918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648.35144">
                <text:p>1648.35144</text:p>
              </table:table-cell>
              <table:table-cell office:value-type="float" office:value="1727.532471">
                <text:p>1727.532471</text:p>
              </table:table-cell>
              <table:table-cell office:value-type="float" office:value="1655.616455">
                <text:p>1655.616455</text:p>
              </table:table-cell>
              <table:table-cell office:value-type="float" office:value="1724.983521">
                <text:p>1724.98352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650.944214">
                <text:p>1650.944214</text:p>
              </table:table-cell>
              <table:table-cell office:value-type="float" office:value="1730.432251">
                <text:p>1730.432251</text:p>
              </table:table-cell>
              <table:table-cell office:value-type="float" office:value="1661.06543">
                <text:p>1661.06543</text:p>
              </table:table-cell>
              <table:table-cell office:value-type="float" office:value="1727.457275">
                <text:p>1727.45727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650.332153">
                <text:p>1650.332153</text:p>
              </table:table-cell>
              <table:table-cell office:value-type="float" office:value="1734.455078">
                <text:p>1734.455078</text:p>
              </table:table-cell>
              <table:table-cell office:value-type="float" office:value="1659.277588">
                <text:p>1659.277588</text:p>
              </table:table-cell>
              <table:table-cell office:value-type="float" office:value="1729.253418">
                <text:p>1729.25341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653.453369">
                <text:p>1653.453369</text:p>
              </table:table-cell>
              <table:table-cell office:value-type="float" office:value="1730.653687">
                <text:p>1730.653687</text:p>
              </table:table-cell>
              <table:table-cell office:value-type="float" office:value="1660.045166">
                <text:p>1660.045166</text:p>
              </table:table-cell>
              <table:table-cell office:value-type="float" office:value="1726.949951">
                <text:p>1726.94995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654.448364">
                <text:p>1654.448364</text:p>
              </table:table-cell>
              <table:table-cell office:value-type="float" office:value="1724.483643">
                <text:p>1724.483643</text:p>
              </table:table-cell>
              <table:table-cell office:value-type="float" office:value="1662.097046">
                <text:p>1662.097046</text:p>
              </table:table-cell>
              <table:table-cell office:value-type="float" office:value="1723.974121">
                <text:p>1723.97412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655.827515">
                <text:p>1655.827515</text:p>
              </table:table-cell>
              <table:table-cell office:value-type="float" office:value="1729.012695">
                <text:p>1729.012695</text:p>
              </table:table-cell>
              <table:table-cell office:value-type="float" office:value="1662.19458">
                <text:p>1662.19458</text:p>
              </table:table-cell>
              <table:table-cell office:value-type="float" office:value="1726.939941">
                <text:p>1726.93994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654.959351">
                <text:p>1654.959351</text:p>
              </table:table-cell>
              <table:table-cell office:value-type="float" office:value="1727.131592">
                <text:p>1727.131592</text:p>
              </table:table-cell>
              <table:table-cell office:value-type="float" office:value="1663.440063">
                <text:p>1663.440063</text:p>
              </table:table-cell>
              <table:table-cell office:value-type="float" office:value="1724.09729">
                <text:p>1724.0972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655.952637">
                <text:p>1655.952637</text:p>
              </table:table-cell>
              <table:table-cell office:value-type="float" office:value="1737.662109">
                <text:p>1737.662109</text:p>
              </table:table-cell>
              <table:table-cell office:value-type="float" office:value="1662.003906">
                <text:p>1662.003906</text:p>
              </table:table-cell>
              <table:table-cell office:value-type="float" office:value="1737.474731">
                <text:p>1737.47473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655.20813">
                <text:p>1655.20813</text:p>
              </table:table-cell>
              <table:table-cell office:value-type="float" office:value="1736.358887">
                <text:p>1736.358887</text:p>
              </table:table-cell>
              <table:table-cell office:value-type="float" office:value="1656.093384">
                <text:p>1656.093384</text:p>
              </table:table-cell>
              <table:table-cell office:value-type="float" office:value="1739.477783">
                <text:p>1739.47778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657.277588">
                <text:p>1657.277588</text:p>
              </table:table-cell>
              <table:table-cell office:value-type="float" office:value="1731.584961">
                <text:p>1731.584961</text:p>
              </table:table-cell>
              <table:table-cell office:value-type="float" office:value="1667.688354">
                <text:p>1667.688354</text:p>
              </table:table-cell>
              <table:table-cell office:value-type="float" office:value="1724.68103">
                <text:p>1724.6810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654.373779">
                <text:p>1654.373779</text:p>
              </table:table-cell>
              <table:table-cell office:value-type="float" office:value="1731.934937">
                <text:p>1731.934937</text:p>
              </table:table-cell>
              <table:table-cell office:value-type="float" office:value="1662.141968">
                <text:p>1662.141968</text:p>
              </table:table-cell>
              <table:table-cell office:value-type="float" office:value="1725.94104">
                <text:p>1725.9410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652.626099">
                <text:p>1652.626099</text:p>
              </table:table-cell>
              <table:table-cell office:value-type="float" office:value="1735.128296">
                <text:p>1735.128296</text:p>
              </table:table-cell>
              <table:table-cell office:value-type="float" office:value="1661.788452">
                <text:p>1661.788452</text:p>
              </table:table-cell>
              <table:table-cell office:value-type="float" office:value="1729.437744">
                <text:p>1729.43774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656.975342">
                <text:p>1656.975342</text:p>
              </table:table-cell>
              <table:table-cell office:value-type="float" office:value="1731.541748">
                <text:p>1731.541748</text:p>
              </table:table-cell>
              <table:table-cell office:value-type="float" office:value="1665.772339">
                <text:p>1665.772339</text:p>
              </table:table-cell>
              <table:table-cell office:value-type="float" office:value="1729.50061">
                <text:p>1729.5006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655.640137">
                <text:p>1655.640137</text:p>
              </table:table-cell>
              <table:table-cell office:value-type="float" office:value="1740.887207">
                <text:p>1740.887207</text:p>
              </table:table-cell>
              <table:table-cell office:value-type="float" office:value="1659.870361">
                <text:p>1659.870361</text:p>
              </table:table-cell>
              <table:table-cell office:value-type="float" office:value="1734.335571">
                <text:p>1734.33557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655.601685">
                <text:p>1655.601685</text:p>
              </table:table-cell>
              <table:table-cell office:value-type="float" office:value="1733.581299">
                <text:p>1733.581299</text:p>
              </table:table-cell>
              <table:table-cell office:value-type="float" office:value="1663.523193">
                <text:p>1663.523193</text:p>
              </table:table-cell>
              <table:table-cell office:value-type="float" office:value="1732.876099">
                <text:p>1732.87609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657.991699">
                <text:p>1657.991699</text:p>
              </table:table-cell>
              <table:table-cell office:value-type="float" office:value="1731.107178">
                <text:p>1731.107178</text:p>
              </table:table-cell>
              <table:table-cell office:value-type="float" office:value="1667.282837">
                <text:p>1667.282837</text:p>
              </table:table-cell>
              <table:table-cell office:value-type="float" office:value="1726.996338">
                <text:p>1726.99633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655.280029">
                <text:p>1655.280029</text:p>
              </table:table-cell>
              <table:table-cell office:value-type="float" office:value="1734.08252">
                <text:p>1734.08252</text:p>
              </table:table-cell>
              <table:table-cell office:value-type="float" office:value="1662.551758">
                <text:p>1662.551758</text:p>
              </table:table-cell>
              <table:table-cell office:value-type="float" office:value="1734.045776">
                <text:p>1734.04577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660.04248">
                <text:p>1660.04248</text:p>
              </table:table-cell>
              <table:table-cell office:value-type="float" office:value="1730.332397">
                <text:p>1730.332397</text:p>
              </table:table-cell>
              <table:table-cell office:value-type="float" office:value="1669.044434">
                <text:p>1669.044434</text:p>
              </table:table-cell>
              <table:table-cell office:value-type="float" office:value="1728.560059">
                <text:p>1728.56005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656.187866">
                <text:p>1656.187866</text:p>
              </table:table-cell>
              <table:table-cell office:value-type="float" office:value="1740.546875">
                <text:p>1740.546875</text:p>
              </table:table-cell>
              <table:table-cell office:value-type="float" office:value="1663.152222">
                <text:p>1663.152222</text:p>
              </table:table-cell>
              <table:table-cell office:value-type="float" office:value="1733.237793">
                <text:p>1733.23779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657.579834">
                <text:p>1657.579834</text:p>
              </table:table-cell>
              <table:table-cell office:value-type="float" office:value="1730.883667">
                <text:p>1730.883667</text:p>
              </table:table-cell>
              <table:table-cell office:value-type="float" office:value="1666.079102">
                <text:p>1666.079102</text:p>
              </table:table-cell>
              <table:table-cell office:value-type="float" office:value="1728.322632">
                <text:p>1728.32263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657.58667">
                <text:p>1657.58667</text:p>
              </table:table-cell>
              <table:table-cell office:value-type="float" office:value="1739.137695">
                <text:p>1739.137695</text:p>
              </table:table-cell>
              <table:table-cell office:value-type="float" office:value="1664.666626">
                <text:p>1664.666626</text:p>
              </table:table-cell>
              <table:table-cell office:value-type="float" office:value="1737.303589">
                <text:p>1737.30358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654.030151">
                <text:p>1654.030151</text:p>
              </table:table-cell>
              <table:table-cell office:value-type="float" office:value="1738.025635">
                <text:p>1738.025635</text:p>
              </table:table-cell>
              <table:table-cell office:value-type="float" office:value="1664.275024">
                <text:p>1664.275024</text:p>
              </table:table-cell>
              <table:table-cell office:value-type="float" office:value="1735.828491">
                <text:p>1735.82849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661.888184">
                <text:p>1661.888184</text:p>
              </table:table-cell>
              <table:table-cell office:value-type="float" office:value="1725.91626">
                <text:p>1725.91626</text:p>
              </table:table-cell>
              <table:table-cell office:value-type="float" office:value="1668.603882">
                <text:p>1668.603882</text:p>
              </table:table-cell>
              <table:table-cell office:value-type="float" office:value="1725.920532">
                <text:p>1725.92053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658.082764">
                <text:p>1658.082764</text:p>
              </table:table-cell>
              <table:table-cell office:value-type="float" office:value="1736.348755">
                <text:p>1736.348755</text:p>
              </table:table-cell>
              <table:table-cell office:value-type="float" office:value="1664.11084">
                <text:p>1664.11084</text:p>
              </table:table-cell>
              <table:table-cell office:value-type="float" office:value="1735.323608">
                <text:p>1735.32360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657.740845">
                <text:p>1657.740845</text:p>
              </table:table-cell>
              <table:table-cell office:value-type="float" office:value="1730.65918">
                <text:p>1730.65918</text:p>
              </table:table-cell>
              <table:table-cell office:value-type="float" office:value="1665.790161">
                <text:p>1665.790161</text:p>
              </table:table-cell>
              <table:table-cell office:value-type="float" office:value="1728.675781">
                <text:p>1728.67578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656.817261">
                <text:p>1656.817261</text:p>
              </table:table-cell>
              <table:table-cell office:value-type="float" office:value="1743.664673">
                <text:p>1743.664673</text:p>
              </table:table-cell>
              <table:table-cell office:value-type="float" office:value="1662.458618">
                <text:p>1662.458618</text:p>
              </table:table-cell>
              <table:table-cell office:value-type="float" office:value="1743.41272">
                <text:p>1743.4127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661.857178">
                <text:p>1661.857178</text:p>
              </table:table-cell>
              <table:table-cell office:value-type="float" office:value="1738.244751">
                <text:p>1738.244751</text:p>
              </table:table-cell>
              <table:table-cell office:value-type="float" office:value="1667.960449">
                <text:p>1667.960449</text:p>
              </table:table-cell>
              <table:table-cell office:value-type="float" office:value="1734.542603">
                <text:p>1734.54260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658.023682">
                <text:p>1658.023682</text:p>
              </table:table-cell>
              <table:table-cell office:value-type="float" office:value="1744.931885">
                <text:p>1744.931885</text:p>
              </table:table-cell>
              <table:table-cell office:value-type="float" office:value="1668.808472">
                <text:p>1668.808472</text:p>
              </table:table-cell>
              <table:table-cell office:value-type="float" office:value="1739.261353">
                <text:p>1739.26135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657.392578">
                <text:p>1657.392578</text:p>
              </table:table-cell>
              <table:table-cell office:value-type="float" office:value="1740.223145">
                <text:p>1740.223145</text:p>
              </table:table-cell>
              <table:table-cell office:value-type="float" office:value="1664.811279">
                <text:p>1664.811279</text:p>
              </table:table-cell>
              <table:table-cell office:value-type="float" office:value="1739.623535">
                <text:p>1739.62353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665.403687">
                <text:p>1665.403687</text:p>
              </table:table-cell>
              <table:table-cell office:value-type="float" office:value="1736.53125">
                <text:p>1736.53125</text:p>
              </table:table-cell>
              <table:table-cell office:value-type="float" office:value="1668.166992">
                <text:p>1668.166992</text:p>
              </table:table-cell>
              <table:table-cell office:value-type="float" office:value="1736.862061">
                <text:p>1736.86206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659.544067">
                <text:p>1659.544067</text:p>
              </table:table-cell>
              <table:table-cell office:value-type="float" office:value="1740.269409">
                <text:p>1740.269409</text:p>
              </table:table-cell>
              <table:table-cell office:value-type="float" office:value="1667.093994">
                <text:p>1667.093994</text:p>
              </table:table-cell>
              <table:table-cell office:value-type="float" office:value="1737.481201">
                <text:p>1737.48120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658.750488">
                <text:p>1658.750488</text:p>
              </table:table-cell>
              <table:table-cell office:value-type="float" office:value="1745.864014">
                <text:p>1745.864014</text:p>
              </table:table-cell>
              <table:table-cell office:value-type="float" office:value="1666.004272">
                <text:p>1666.004272</text:p>
              </table:table-cell>
              <table:table-cell office:value-type="float" office:value="1741.063232">
                <text:p>1741.06323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662.496948">
                <text:p>1662.496948</text:p>
              </table:table-cell>
              <table:table-cell office:value-type="float" office:value="1741.11853">
                <text:p>1741.11853</text:p>
              </table:table-cell>
              <table:table-cell office:value-type="float" office:value="1668.413574">
                <text:p>1668.413574</text:p>
              </table:table-cell>
              <table:table-cell office:value-type="float" office:value="1739.017456">
                <text:p>1739.01745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663.033081">
                <text:p>1663.033081</text:p>
              </table:table-cell>
              <table:table-cell office:value-type="float" office:value="1736.644897">
                <text:p>1736.644897</text:p>
              </table:table-cell>
              <table:table-cell office:value-type="float" office:value="1672.705444">
                <text:p>1672.705444</text:p>
              </table:table-cell>
              <table:table-cell office:value-type="float" office:value="1733.390869">
                <text:p>1733.39086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663.304199">
                <text:p>1663.304199</text:p>
              </table:table-cell>
              <table:table-cell office:value-type="float" office:value="1741.035889">
                <text:p>1741.035889</text:p>
              </table:table-cell>
              <table:table-cell office:value-type="float" office:value="1670.789185">
                <text:p>1670.789185</text:p>
              </table:table-cell>
              <table:table-cell office:value-type="float" office:value="1739.620239">
                <text:p>1739.62023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665.08252">
                <text:p>1665.08252</text:p>
              </table:table-cell>
              <table:table-cell office:value-type="float" office:value="1741.344727">
                <text:p>1741.344727</text:p>
              </table:table-cell>
              <table:table-cell office:value-type="float" office:value="1674.352417">
                <text:p>1674.352417</text:p>
              </table:table-cell>
              <table:table-cell office:value-type="float" office:value="1737.149414">
                <text:p>1737.14941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663.151001">
                <text:p>1663.151001</text:p>
              </table:table-cell>
              <table:table-cell office:value-type="float" office:value="1747.390625">
                <text:p>1747.390625</text:p>
              </table:table-cell>
              <table:table-cell office:value-type="float" office:value="1671.77356">
                <text:p>1671.77356</text:p>
              </table:table-cell>
              <table:table-cell office:value-type="float" office:value="1745.14563">
                <text:p>1745.1456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663.527954">
                <text:p>1663.527954</text:p>
              </table:table-cell>
              <table:table-cell office:value-type="float" office:value="1746.064941">
                <text:p>1746.064941</text:p>
              </table:table-cell>
              <table:table-cell office:value-type="float" office:value="1672.286011">
                <text:p>1672.286011</text:p>
              </table:table-cell>
              <table:table-cell office:value-type="float" office:value="1741.756592">
                <text:p>1741.75659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664.448975">
                <text:p>1664.448975</text:p>
              </table:table-cell>
              <table:table-cell office:value-type="float" office:value="1737.430542">
                <text:p>1737.430542</text:p>
              </table:table-cell>
              <table:table-cell office:value-type="float" office:value="1671.081177">
                <text:p>1671.081177</text:p>
              </table:table-cell>
              <table:table-cell office:value-type="float" office:value="1738.86377">
                <text:p>1738.8637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668.826172">
                <text:p>1668.826172</text:p>
              </table:table-cell>
              <table:table-cell office:value-type="float" office:value="1739.991943">
                <text:p>1739.991943</text:p>
              </table:table-cell>
              <table:table-cell office:value-type="float" office:value="1676.52832">
                <text:p>1676.52832</text:p>
              </table:table-cell>
              <table:table-cell office:value-type="float" office:value="1738.387451">
                <text:p>1738.38745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664.997314">
                <text:p>1664.997314</text:p>
              </table:table-cell>
              <table:table-cell office:value-type="float" office:value="1742.847168">
                <text:p>1742.847168</text:p>
              </table:table-cell>
              <table:table-cell office:value-type="float" office:value="1669.529175">
                <text:p>1669.529175</text:p>
              </table:table-cell>
              <table:table-cell office:value-type="float" office:value="1743.716309">
                <text:p>1743.71630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667.305664">
                <text:p>1667.305664</text:p>
              </table:table-cell>
              <table:table-cell office:value-type="float" office:value="1738.905884">
                <text:p>1738.905884</text:p>
              </table:table-cell>
              <table:table-cell office:value-type="float" office:value="1676.662354">
                <text:p>1676.662354</text:p>
              </table:table-cell>
              <table:table-cell office:value-type="float" office:value="1736.650757">
                <text:p>1736.65075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664.946899">
                <text:p>1664.946899</text:p>
              </table:table-cell>
              <table:table-cell office:value-type="float" office:value="1748.505981">
                <text:p>1748.505981</text:p>
              </table:table-cell>
              <table:table-cell office:value-type="float" office:value="1671.675903">
                <text:p>1671.675903</text:p>
              </table:table-cell>
              <table:table-cell office:value-type="float" office:value="1744.208618">
                <text:p>1744.20861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665.326538">
                <text:p>1665.326538</text:p>
              </table:table-cell>
              <table:table-cell office:value-type="float" office:value="1745.118164">
                <text:p>1745.118164</text:p>
              </table:table-cell>
              <table:table-cell office:value-type="float" office:value="1674.629883">
                <text:p>1674.629883</text:p>
              </table:table-cell>
              <table:table-cell office:value-type="float" office:value="1740.928711">
                <text:p>1740.92871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664.321045">
                <text:p>1664.321045</text:p>
              </table:table-cell>
              <table:table-cell office:value-type="float" office:value="1749.085083">
                <text:p>1749.085083</text:p>
              </table:table-cell>
              <table:table-cell office:value-type="float" office:value="1671.812134">
                <text:p>1671.812134</text:p>
              </table:table-cell>
              <table:table-cell office:value-type="float" office:value="1746.640991">
                <text:p>1746.64099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662.657593">
                <text:p>1662.657593</text:p>
              </table:table-cell>
              <table:table-cell office:value-type="float" office:value="1751.946533">
                <text:p>1751.946533</text:p>
              </table:table-cell>
              <table:table-cell office:value-type="float" office:value="1673.177979">
                <text:p>1673.177979</text:p>
              </table:table-cell>
              <table:table-cell office:value-type="float" office:value="1746.956421">
                <text:p>1746.95642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667.725342">
                <text:p>1667.725342</text:p>
              </table:table-cell>
              <table:table-cell office:value-type="float" office:value="1746.149902">
                <text:p>1746.149902</text:p>
              </table:table-cell>
              <table:table-cell office:value-type="float" office:value="1673.803223">
                <text:p>1673.803223</text:p>
              </table:table-cell>
              <table:table-cell office:value-type="float" office:value="1743.956299">
                <text:p>1743.95629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670.122192">
                <text:p>1670.122192</text:p>
              </table:table-cell>
              <table:table-cell office:value-type="float" office:value="1739.595459">
                <text:p>1739.595459</text:p>
              </table:table-cell>
              <table:table-cell office:value-type="float" office:value="1676.573242">
                <text:p>1676.573242</text:p>
              </table:table-cell>
              <table:table-cell office:value-type="float" office:value="1738.504395">
                <text:p>1738.50439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662.080933">
                <text:p>1662.080933</text:p>
              </table:table-cell>
              <table:table-cell office:value-type="float" office:value="1752.285889">
                <text:p>1752.285889</text:p>
              </table:table-cell>
              <table:table-cell office:value-type="float" office:value="1672.498291">
                <text:p>1672.498291</text:p>
              </table:table-cell>
              <table:table-cell office:value-type="float" office:value="1747.977905">
                <text:p>1747.97790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669.449707">
                <text:p>1669.449707</text:p>
              </table:table-cell>
              <table:table-cell office:value-type="float" office:value="1742.498535">
                <text:p>1742.498535</text:p>
              </table:table-cell>
              <table:table-cell office:value-type="float" office:value="1674.544189">
                <text:p>1674.544189</text:p>
              </table:table-cell>
              <table:table-cell office:value-type="float" office:value="1741.398682">
                <text:p>1741.39868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662.603027">
                <text:p>1662.603027</text:p>
              </table:table-cell>
              <table:table-cell office:value-type="float" office:value="1750.6604">
                <text:p>1750.6604</text:p>
              </table:table-cell>
              <table:table-cell office:value-type="float" office:value="1670.202026">
                <text:p>1670.202026</text:p>
              </table:table-cell>
              <table:table-cell office:value-type="float" office:value="1748.967041">
                <text:p>1748.96704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663.49646">
                <text:p>1663.49646</text:p>
              </table:table-cell>
              <table:table-cell office:value-type="float" office:value="1747.150024">
                <text:p>1747.150024</text:p>
              </table:table-cell>
              <table:table-cell office:value-type="float" office:value="1671.228516">
                <text:p>1671.228516</text:p>
              </table:table-cell>
              <table:table-cell office:value-type="float" office:value="1743.72583">
                <text:p>1743.7258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665.637573">
                <text:p>1665.637573</text:p>
              </table:table-cell>
              <table:table-cell office:value-type="float" office:value="1746.485718">
                <text:p>1746.485718</text:p>
              </table:table-cell>
              <table:table-cell office:value-type="float" office:value="1673.214478">
                <text:p>1673.214478</text:p>
              </table:table-cell>
              <table:table-cell office:value-type="float" office:value="1742.452515">
                <text:p>1742.45251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663.039673">
                <text:p>1663.039673</text:p>
              </table:table-cell>
              <table:table-cell office:value-type="float" office:value="1752.906128">
                <text:p>1752.906128</text:p>
              </table:table-cell>
              <table:table-cell office:value-type="float" office:value="1670.910156">
                <text:p>1670.910156</text:p>
              </table:table-cell>
              <table:table-cell office:value-type="float" office:value="1748.488892">
                <text:p>1748.48889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663.71582">
                <text:p>1663.71582</text:p>
              </table:table-cell>
              <table:table-cell office:value-type="float" office:value="1745.953125">
                <text:p>1745.953125</text:p>
              </table:table-cell>
              <table:table-cell office:value-type="float" office:value="1667.936523">
                <text:p>1667.936523</text:p>
              </table:table-cell>
              <table:table-cell office:value-type="float" office:value="1746.865967">
                <text:p>1746.86596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666.990723">
                <text:p>1666.990723</text:p>
              </table:table-cell>
              <table:table-cell office:value-type="float" office:value="1743.040283">
                <text:p>1743.040283</text:p>
              </table:table-cell>
              <table:table-cell office:value-type="float" office:value="1673.807373">
                <text:p>1673.807373</text:p>
              </table:table-cell>
              <table:table-cell office:value-type="float" office:value="1741.520874">
                <text:p>1741.52087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669.187744">
                <text:p>1669.187744</text:p>
              </table:table-cell>
              <table:table-cell office:value-type="float" office:value="1744.068848">
                <text:p>1744.068848</text:p>
              </table:table-cell>
              <table:table-cell office:value-type="float" office:value="1676.771606">
                <text:p>1676.771606</text:p>
              </table:table-cell>
              <table:table-cell office:value-type="float" office:value="1739.487671">
                <text:p>1739.48767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662.222168">
                <text:p>1662.222168</text:p>
              </table:table-cell>
              <table:table-cell office:value-type="float" office:value="1749.632324">
                <text:p>1749.632324</text:p>
              </table:table-cell>
              <table:table-cell office:value-type="float" office:value="1672.461792">
                <text:p>1672.461792</text:p>
              </table:table-cell>
              <table:table-cell office:value-type="float" office:value="1745.602783">
                <text:p>1745.60278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666">
                <text:p>1666</text:p>
              </table:table-cell>
              <table:table-cell office:value-type="float" office:value="1742.357056">
                <text:p>1742.357056</text:p>
              </table:table-cell>
              <table:table-cell office:value-type="float" office:value="1674.765503">
                <text:p>1674.765503</text:p>
              </table:table-cell>
              <table:table-cell office:value-type="float" office:value="1739.133789">
                <text:p>1739.13378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666.406128">
                <text:p>1666.406128</text:p>
              </table:table-cell>
              <table:table-cell office:value-type="float" office:value="1754.028076">
                <text:p>1754.028076</text:p>
              </table:table-cell>
              <table:table-cell office:value-type="float" office:value="1672.783447">
                <text:p>1672.783447</text:p>
              </table:table-cell>
              <table:table-cell office:value-type="float" office:value="1751.348145">
                <text:p>1751.34814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667.946777">
                <text:p>1667.946777</text:p>
              </table:table-cell>
              <table:table-cell office:value-type="float" office:value="1747.768799">
                <text:p>1747.768799</text:p>
              </table:table-cell>
              <table:table-cell office:value-type="float" office:value="1673.301514">
                <text:p>1673.301514</text:p>
              </table:table-cell>
              <table:table-cell office:value-type="float" office:value="1744.261597">
                <text:p>1744.26159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664.284546">
                <text:p>1664.284546</text:p>
              </table:table-cell>
              <table:table-cell office:value-type="float" office:value="1749.049927">
                <text:p>1749.049927</text:p>
              </table:table-cell>
              <table:table-cell office:value-type="float" office:value="1669.116821">
                <text:p>1669.116821</text:p>
              </table:table-cell>
              <table:table-cell office:value-type="float" office:value="1750.079224">
                <text:p>1750.07922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669.060913">
                <text:p>1669.060913</text:p>
              </table:table-cell>
              <table:table-cell office:value-type="float" office:value="1743.262085">
                <text:p>1743.262085</text:p>
              </table:table-cell>
              <table:table-cell office:value-type="float" office:value="1671.609619">
                <text:p>1671.609619</text:p>
              </table:table-cell>
              <table:table-cell office:value-type="float" office:value="1743.553223">
                <text:p>1743.55322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663.019287">
                <text:p>1663.019287</text:p>
              </table:table-cell>
              <table:table-cell office:value-type="float" office:value="1749.473145">
                <text:p>1749.473145</text:p>
              </table:table-cell>
              <table:table-cell office:value-type="float" office:value="1667.913086">
                <text:p>1667.913086</text:p>
              </table:table-cell>
              <table:table-cell office:value-type="float" office:value="1747.447632">
                <text:p>1747.44763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666.448486">
                <text:p>1666.448486</text:p>
              </table:table-cell>
              <table:table-cell office:value-type="float" office:value="1745.641846">
                <text:p>1745.641846</text:p>
              </table:table-cell>
              <table:table-cell office:value-type="float" office:value="1673.46106">
                <text:p>1673.46106</text:p>
              </table:table-cell>
              <table:table-cell office:value-type="float" office:value="1743.175903">
                <text:p>1743.17590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660.127686">
                <text:p>1660.127686</text:p>
              </table:table-cell>
              <table:table-cell office:value-type="float" office:value="1755.102173">
                <text:p>1755.102173</text:p>
              </table:table-cell>
              <table:table-cell office:value-type="float" office:value="1667.43811">
                <text:p>1667.43811</text:p>
              </table:table-cell>
              <table:table-cell office:value-type="float" office:value="1751.920776">
                <text:p>1751.92077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666.340576">
                <text:p>1666.340576</text:p>
              </table:table-cell>
              <table:table-cell office:value-type="float" office:value="1744.721924">
                <text:p>1744.721924</text:p>
              </table:table-cell>
              <table:table-cell office:value-type="float" office:value="1672.446045">
                <text:p>1672.446045</text:p>
              </table:table-cell>
              <table:table-cell office:value-type="float" office:value="1739.947754">
                <text:p>1739.94775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661.927124">
                <text:p>1661.927124</text:p>
              </table:table-cell>
              <table:table-cell office:value-type="float" office:value="1750.001465">
                <text:p>1750.001465</text:p>
              </table:table-cell>
              <table:table-cell office:value-type="float" office:value="1669.463867">
                <text:p>1669.463867</text:p>
              </table:table-cell>
              <table:table-cell office:value-type="float" office:value="1746.64502">
                <text:p>1746.6450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660.219238">
                <text:p>1660.219238</text:p>
              </table:table-cell>
              <table:table-cell office:value-type="float" office:value="1749.744873">
                <text:p>1749.744873</text:p>
              </table:table-cell>
              <table:table-cell office:value-type="float" office:value="1668.45813">
                <text:p>1668.45813</text:p>
              </table:table-cell>
              <table:table-cell office:value-type="float" office:value="1747.410645">
                <text:p>1747.41064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662.371948">
                <text:p>1662.371948</text:p>
              </table:table-cell>
              <table:table-cell office:value-type="float" office:value="1744.766113">
                <text:p>1744.766113</text:p>
              </table:table-cell>
              <table:table-cell office:value-type="float" office:value="1671.65918">
                <text:p>1671.65918</text:p>
              </table:table-cell>
              <table:table-cell office:value-type="float" office:value="1741.290649">
                <text:p>1741.29064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666.424316">
                <text:p>1666.424316</text:p>
              </table:table-cell>
              <table:table-cell office:value-type="float" office:value="1737.707642">
                <text:p>1737.707642</text:p>
              </table:table-cell>
              <table:table-cell office:value-type="float" office:value="1672.293579">
                <text:p>1672.293579</text:p>
              </table:table-cell>
              <table:table-cell office:value-type="float" office:value="1734.6521">
                <text:p>1734.652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660.910522">
                <text:p>1660.910522</text:p>
              </table:table-cell>
              <table:table-cell office:value-type="float" office:value="1748.789185">
                <text:p>1748.789185</text:p>
              </table:table-cell>
              <table:table-cell office:value-type="float" office:value="1667.168823">
                <text:p>1667.168823</text:p>
              </table:table-cell>
              <table:table-cell office:value-type="float" office:value="1746.922607">
                <text:p>1746.92260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663.18335">
                <text:p>1663.18335</text:p>
              </table:table-cell>
              <table:table-cell office:value-type="float" office:value="1737.522827">
                <text:p>1737.522827</text:p>
              </table:table-cell>
              <table:table-cell office:value-type="float" office:value="1675.374756">
                <text:p>1675.374756</text:p>
              </table:table-cell>
              <table:table-cell office:value-type="float" office:value="1734.712891">
                <text:p>1734.71289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665.335083">
                <text:p>1665.335083</text:p>
              </table:table-cell>
              <table:table-cell office:value-type="float" office:value="1748.311523">
                <text:p>1748.311523</text:p>
              </table:table-cell>
              <table:table-cell office:value-type="float" office:value="1668.246826">
                <text:p>1668.246826</text:p>
              </table:table-cell>
              <table:table-cell office:value-type="float" office:value="1746.502075">
                <text:p>1746.50207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666.777344">
                <text:p>1666.777344</text:p>
              </table:table-cell>
              <table:table-cell office:value-type="float" office:value="1742.765991">
                <text:p>1742.765991</text:p>
              </table:table-cell>
              <table:table-cell office:value-type="float" office:value="1672.710693">
                <text:p>1672.710693</text:p>
              </table:table-cell>
              <table:table-cell office:value-type="float" office:value="1740.551392">
                <text:p>1740.55139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662.896362">
                <text:p>1662.896362</text:p>
              </table:table-cell>
              <table:table-cell office:value-type="float" office:value="1741.000854">
                <text:p>1741.000854</text:p>
              </table:table-cell>
              <table:table-cell office:value-type="float" office:value="1672.322266">
                <text:p>1672.322266</text:p>
              </table:table-cell>
              <table:table-cell office:value-type="float" office:value="1736.602295">
                <text:p>1736.60229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662.690308">
                <text:p>1662.690308</text:p>
              </table:table-cell>
              <table:table-cell office:value-type="float" office:value="1743.007935">
                <text:p>1743.007935</text:p>
              </table:table-cell>
              <table:table-cell office:value-type="float" office:value="1670.837646">
                <text:p>1670.837646</text:p>
              </table:table-cell>
              <table:table-cell office:value-type="float" office:value="1739.599243">
                <text:p>1739.59924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667.692993">
                <text:p>1667.692993</text:p>
              </table:table-cell>
              <table:table-cell office:value-type="float" office:value="1737.120117">
                <text:p>1737.120117</text:p>
              </table:table-cell>
              <table:table-cell office:value-type="float" office:value="1674.17688">
                <text:p>1674.17688</text:p>
              </table:table-cell>
              <table:table-cell office:value-type="float" office:value="1735.914062">
                <text:p>1735.91406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662.102295">
                <text:p>1662.102295</text:p>
              </table:table-cell>
              <table:table-cell office:value-type="float" office:value="1751.855957">
                <text:p>1751.855957</text:p>
              </table:table-cell>
              <table:table-cell office:value-type="float" office:value="1669.131348">
                <text:p>1669.131348</text:p>
              </table:table-cell>
              <table:table-cell office:value-type="float" office:value="1749.978271">
                <text:p>1749.97827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663.438843">
                <text:p>1663.438843</text:p>
              </table:table-cell>
              <table:table-cell office:value-type="float" office:value="1746.540527">
                <text:p>1746.540527</text:p>
              </table:table-cell>
              <table:table-cell office:value-type="float" office:value="1670.085571">
                <text:p>1670.085571</text:p>
              </table:table-cell>
              <table:table-cell office:value-type="float" office:value="1744.253418">
                <text:p>1744.25341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665.764893">
                <text:p>1665.764893</text:p>
              </table:table-cell>
              <table:table-cell office:value-type="float" office:value="1751.717163">
                <text:p>1751.717163</text:p>
              </table:table-cell>
              <table:table-cell office:value-type="float" office:value="1673.845947">
                <text:p>1673.845947</text:p>
              </table:table-cell>
              <table:table-cell office:value-type="float" office:value="1744.501465">
                <text:p>1744.50146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667.728394">
                <text:p>1667.728394</text:p>
              </table:table-cell>
              <table:table-cell office:value-type="float" office:value="1739.942627">
                <text:p>1739.942627</text:p>
              </table:table-cell>
              <table:table-cell office:value-type="float" office:value="1674.295898">
                <text:p>1674.295898</text:p>
              </table:table-cell>
              <table:table-cell office:value-type="float" office:value="1740.171631">
                <text:p>1740.17163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663.662231">
                <text:p>1663.662231</text:p>
              </table:table-cell>
              <table:table-cell office:value-type="float" office:value="1755.226562">
                <text:p>1755.226562</text:p>
              </table:table-cell>
              <table:table-cell office:value-type="float" office:value="1670.75769">
                <text:p>1670.75769</text:p>
              </table:table-cell>
              <table:table-cell office:value-type="float" office:value="1753.437988">
                <text:p>1753.43798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669.323975">
                <text:p>1669.323975</text:p>
              </table:table-cell>
              <table:table-cell office:value-type="float" office:value="1745.828125">
                <text:p>1745.828125</text:p>
              </table:table-cell>
              <table:table-cell office:value-type="float" office:value="1676.487915">
                <text:p>1676.487915</text:p>
              </table:table-cell>
              <table:table-cell office:value-type="float" office:value="1740.834473">
                <text:p>1740.83447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666.598999">
                <text:p>1666.598999</text:p>
              </table:table-cell>
              <table:table-cell office:value-type="float" office:value="1745.625977">
                <text:p>1745.625977</text:p>
              </table:table-cell>
              <table:table-cell office:value-type="float" office:value="1675.442505">
                <text:p>1675.442505</text:p>
              </table:table-cell>
              <table:table-cell office:value-type="float" office:value="1743.728271">
                <text:p>1743.72827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666.062622">
                <text:p>1666.062622</text:p>
              </table:table-cell>
              <table:table-cell office:value-type="float" office:value="1749.034424">
                <text:p>1749.034424</text:p>
              </table:table-cell>
              <table:table-cell office:value-type="float" office:value="1673.483398">
                <text:p>1673.483398</text:p>
              </table:table-cell>
              <table:table-cell office:value-type="float" office:value="1745.807861">
                <text:p>1745.80786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665.579956">
                <text:p>1665.579956</text:p>
              </table:table-cell>
              <table:table-cell office:value-type="float" office:value="1749.553223">
                <text:p>1749.553223</text:p>
              </table:table-cell>
              <table:table-cell office:value-type="float" office:value="1673.611206">
                <text:p>1673.611206</text:p>
              </table:table-cell>
              <table:table-cell office:value-type="float" office:value="1745.300049">
                <text:p>1745.30004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669.953369">
                <text:p>1669.953369</text:p>
              </table:table-cell>
              <table:table-cell office:value-type="float" office:value="1741.747681">
                <text:p>1741.747681</text:p>
              </table:table-cell>
              <table:table-cell office:value-type="float" office:value="1674.654785">
                <text:p>1674.654785</text:p>
              </table:table-cell>
              <table:table-cell office:value-type="float" office:value="1739.804077">
                <text:p>1739.804077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665.022461">
                <text:p>1665.022461</text:p>
              </table:table-cell>
              <table:table-cell office:value-type="float" office:value="1752.629028">
                <text:p>1752.629028</text:p>
              </table:table-cell>
              <table:table-cell office:value-type="float" office:value="1673.526978">
                <text:p>1673.526978</text:p>
              </table:table-cell>
              <table:table-cell office:value-type="float" office:value="1751.001221">
                <text:p>1751.00122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670.108643">
                <text:p>1670.108643</text:p>
              </table:table-cell>
              <table:table-cell office:value-type="float" office:value="1742.117798">
                <text:p>1742.117798</text:p>
              </table:table-cell>
              <table:table-cell office:value-type="float" office:value="1674.771484">
                <text:p>1674.771484</text:p>
              </table:table-cell>
              <table:table-cell office:value-type="float" office:value="1739.575928">
                <text:p>1739.57592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665.108887">
                <text:p>1665.108887</text:p>
              </table:table-cell>
              <table:table-cell office:value-type="float" office:value="1752.578369">
                <text:p>1752.578369</text:p>
              </table:table-cell>
              <table:table-cell office:value-type="float" office:value="1674.299316">
                <text:p>1674.299316</text:p>
              </table:table-cell>
              <table:table-cell office:value-type="float" office:value="1750.433594">
                <text:p>1750.43359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669.302612">
                <text:p>1669.302612</text:p>
              </table:table-cell>
              <table:table-cell office:value-type="float" office:value="1746.249023">
                <text:p>1746.249023</text:p>
              </table:table-cell>
              <table:table-cell office:value-type="float" office:value="1675.537476">
                <text:p>1675.537476</text:p>
              </table:table-cell>
              <table:table-cell office:value-type="float" office:value="1746.049683">
                <text:p>1746.049683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666.169189">
                <text:p>1666.169189</text:p>
              </table:table-cell>
              <table:table-cell office:value-type="float" office:value="1743.826172">
                <text:p>1743.826172</text:p>
              </table:table-cell>
              <table:table-cell office:value-type="float" office:value="1673.092407">
                <text:p>1673.092407</text:p>
              </table:table-cell>
              <table:table-cell office:value-type="float" office:value="1742.970947">
                <text:p>1742.97094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668.619629">
                <text:p>1668.619629</text:p>
              </table:table-cell>
              <table:table-cell office:value-type="float" office:value="1747.681763">
                <text:p>1747.681763</text:p>
              </table:table-cell>
              <table:table-cell office:value-type="float" office:value="1674.775269">
                <text:p>1674.775269</text:p>
              </table:table-cell>
              <table:table-cell office:value-type="float" office:value="1744.823242">
                <text:p>1744.82324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668.105103">
                <text:p>1668.105103</text:p>
              </table:table-cell>
              <table:table-cell office:value-type="float" office:value="1751.753174">
                <text:p>1751.753174</text:p>
              </table:table-cell>
              <table:table-cell office:value-type="float" office:value="1675.466675">
                <text:p>1675.466675</text:p>
              </table:table-cell>
              <table:table-cell office:value-type="float" office:value="1747.066772">
                <text:p>1747.06677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664.661255">
                <text:p>1664.661255</text:p>
              </table:table-cell>
              <table:table-cell office:value-type="float" office:value="1756.360352">
                <text:p>1756.360352</text:p>
              </table:table-cell>
              <table:table-cell office:value-type="float" office:value="1675.21228">
                <text:p>1675.21228</text:p>
              </table:table-cell>
              <table:table-cell office:value-type="float" office:value="1754.021484">
                <text:p>1754.02148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669.571167">
                <text:p>1669.571167</text:p>
              </table:table-cell>
              <table:table-cell office:value-type="float" office:value="1748.1875">
                <text:p>1748.1875</text:p>
              </table:table-cell>
              <table:table-cell office:value-type="float" office:value="1675.967529">
                <text:p>1675.967529</text:p>
              </table:table-cell>
              <table:table-cell office:value-type="float" office:value="1744.841797">
                <text:p>1744.84179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672.054932">
                <text:p>1672.054932</text:p>
              </table:table-cell>
              <table:table-cell office:value-type="float" office:value="1747.04248">
                <text:p>1747.04248</text:p>
              </table:table-cell>
              <table:table-cell office:value-type="float" office:value="1674.363281">
                <text:p>1674.363281</text:p>
              </table:table-cell>
              <table:table-cell office:value-type="float" office:value="1746.665771">
                <text:p>1746.66577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665.76355">
                <text:p>1665.76355</text:p>
              </table:table-cell>
              <table:table-cell office:value-type="float" office:value="1745.981445">
                <text:p>1745.981445</text:p>
              </table:table-cell>
              <table:table-cell office:value-type="float" office:value="1675.521362">
                <text:p>1675.521362</text:p>
              </table:table-cell>
              <table:table-cell office:value-type="float" office:value="1743.265503">
                <text:p>1743.26550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666.141968">
                <text:p>1666.141968</text:p>
              </table:table-cell>
              <table:table-cell office:value-type="float" office:value="1749.935059">
                <text:p>1749.935059</text:p>
              </table:table-cell>
              <table:table-cell office:value-type="float" office:value="1675.831787">
                <text:p>1675.831787</text:p>
              </table:table-cell>
              <table:table-cell office:value-type="float" office:value="1745.454102">
                <text:p>1745.45410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670.496094">
                <text:p>1670.496094</text:p>
              </table:table-cell>
              <table:table-cell office:value-type="float" office:value="1745.015625">
                <text:p>1745.015625</text:p>
              </table:table-cell>
              <table:table-cell office:value-type="float" office:value="1676.502441">
                <text:p>1676.502441</text:p>
              </table:table-cell>
              <table:table-cell office:value-type="float" office:value="1741.523682">
                <text:p>1741.52368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667.179321">
                <text:p>1667.179321</text:p>
              </table:table-cell>
              <table:table-cell office:value-type="float" office:value="1755.398682">
                <text:p>1755.398682</text:p>
              </table:table-cell>
              <table:table-cell office:value-type="float" office:value="1676.975708">
                <text:p>1676.975708</text:p>
              </table:table-cell>
              <table:table-cell office:value-type="float" office:value="1751.69812">
                <text:p>1751.6981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666.014648">
                <text:p>1666.014648</text:p>
              </table:table-cell>
              <table:table-cell office:value-type="float" office:value="1748.977295">
                <text:p>1748.977295</text:p>
              </table:table-cell>
              <table:table-cell office:value-type="float" office:value="1673.619263">
                <text:p>1673.619263</text:p>
              </table:table-cell>
              <table:table-cell office:value-type="float" office:value="1746.610474">
                <text:p>1746.61047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668.721069">
                <text:p>1668.721069</text:p>
              </table:table-cell>
              <table:table-cell office:value-type="float" office:value="1753.525513">
                <text:p>1753.525513</text:p>
              </table:table-cell>
              <table:table-cell office:value-type="float" office:value="1673.946289">
                <text:p>1673.946289</text:p>
              </table:table-cell>
              <table:table-cell office:value-type="float" office:value="1753.039429">
                <text:p>1753.03942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668.667236">
                <text:p>1668.667236</text:p>
              </table:table-cell>
              <table:table-cell office:value-type="float" office:value="1750.822998">
                <text:p>1750.822998</text:p>
              </table:table-cell>
              <table:table-cell office:value-type="float" office:value="1676.633057">
                <text:p>1676.633057</text:p>
              </table:table-cell>
              <table:table-cell office:value-type="float" office:value="1749.786377">
                <text:p>1749.786377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670.772095">
                <text:p>1670.772095</text:p>
              </table:table-cell>
              <table:table-cell office:value-type="float" office:value="1746.162842">
                <text:p>1746.162842</text:p>
              </table:table-cell>
              <table:table-cell office:value-type="float" office:value="1677.284912">
                <text:p>1677.284912</text:p>
              </table:table-cell>
              <table:table-cell office:value-type="float" office:value="1743.303101">
                <text:p>1743.30310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668.400024">
                <text:p>1668.400024</text:p>
              </table:table-cell>
              <table:table-cell office:value-type="float" office:value="1754.532471">
                <text:p>1754.532471</text:p>
              </table:table-cell>
              <table:table-cell office:value-type="float" office:value="1678.600098">
                <text:p>1678.600098</text:p>
              </table:table-cell>
              <table:table-cell office:value-type="float" office:value="1751.011353">
                <text:p>1751.01135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672.014038">
                <text:p>1672.014038</text:p>
              </table:table-cell>
              <table:table-cell office:value-type="float" office:value="1746.622192">
                <text:p>1746.622192</text:p>
              </table:table-cell>
              <table:table-cell office:value-type="float" office:value="1681.348755">
                <text:p>1681.348755</text:p>
              </table:table-cell>
              <table:table-cell office:value-type="float" office:value="1743.987305">
                <text:p>1743.98730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670.412354">
                <text:p>1670.412354</text:p>
              </table:table-cell>
              <table:table-cell office:value-type="float" office:value="1760.040283">
                <text:p>1760.040283</text:p>
              </table:table-cell>
              <table:table-cell office:value-type="float" office:value="1678.120361">
                <text:p>1678.120361</text:p>
              </table:table-cell>
              <table:table-cell office:value-type="float" office:value="1758.109009">
                <text:p>1758.10900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672.339966">
                <text:p>1672.339966</text:p>
              </table:table-cell>
              <table:table-cell office:value-type="float" office:value="1749.686768">
                <text:p>1749.686768</text:p>
              </table:table-cell>
              <table:table-cell office:value-type="float" office:value="1675.785278">
                <text:p>1675.785278</text:p>
              </table:table-cell>
              <table:table-cell office:value-type="float" office:value="1748.952515">
                <text:p>1748.95251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672.713745">
                <text:p>1672.713745</text:p>
              </table:table-cell>
              <table:table-cell office:value-type="float" office:value="1748.292236">
                <text:p>1748.292236</text:p>
              </table:table-cell>
              <table:table-cell office:value-type="float" office:value="1684.215698">
                <text:p>1684.215698</text:p>
              </table:table-cell>
              <table:table-cell office:value-type="float" office:value="1745.081177">
                <text:p>1745.08117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671.44751">
                <text:p>1671.44751</text:p>
              </table:table-cell>
              <table:table-cell office:value-type="float" office:value="1751.72998">
                <text:p>1751.72998</text:p>
              </table:table-cell>
              <table:table-cell office:value-type="float" office:value="1679.276001">
                <text:p>1679.276001</text:p>
              </table:table-cell>
              <table:table-cell office:value-type="float" office:value="1746.854248">
                <text:p>1746.85424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669.070312">
                <text:p>1669.070312</text:p>
              </table:table-cell>
              <table:table-cell office:value-type="float" office:value="1758.127197">
                <text:p>1758.127197</text:p>
              </table:table-cell>
              <table:table-cell office:value-type="float" office:value="1678.360962">
                <text:p>1678.360962</text:p>
              </table:table-cell>
              <table:table-cell office:value-type="float" office:value="1756.198975">
                <text:p>1756.19897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671.731934">
                <text:p>1671.731934</text:p>
              </table:table-cell>
              <table:table-cell office:value-type="float" office:value="1752.816895">
                <text:p>1752.816895</text:p>
              </table:table-cell>
              <table:table-cell office:value-type="float" office:value="1679.821533">
                <text:p>1679.821533</text:p>
              </table:table-cell>
              <table:table-cell office:value-type="float" office:value="1752.008667">
                <text:p>1752.008667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671.228638">
                <text:p>1671.228638</text:p>
              </table:table-cell>
              <table:table-cell office:value-type="float" office:value="1749.766113">
                <text:p>1749.766113</text:p>
              </table:table-cell>
              <table:table-cell office:value-type="float" office:value="1682.370361">
                <text:p>1682.370361</text:p>
              </table:table-cell>
              <table:table-cell office:value-type="float" office:value="1744.857666">
                <text:p>1744.85766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672.691772">
                <text:p>1672.691772</text:p>
              </table:table-cell>
              <table:table-cell office:value-type="float" office:value="1749.663696">
                <text:p>1749.663696</text:p>
              </table:table-cell>
              <table:table-cell office:value-type="float" office:value="1676.436523">
                <text:p>1676.436523</text:p>
              </table:table-cell>
              <table:table-cell office:value-type="float" office:value="1751.448486">
                <text:p>1751.44848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670.890015">
                <text:p>1670.890015</text:p>
              </table:table-cell>
              <table:table-cell office:value-type="float" office:value="1746.352783">
                <text:p>1746.352783</text:p>
              </table:table-cell>
              <table:table-cell office:value-type="float" office:value="1681.05896">
                <text:p>1681.05896</text:p>
              </table:table-cell>
              <table:table-cell office:value-type="float" office:value="1742.788574">
                <text:p>1742.78857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667.661743">
                <text:p>1667.661743</text:p>
              </table:table-cell>
              <table:table-cell office:value-type="float" office:value="1759.479248">
                <text:p>1759.479248</text:p>
              </table:table-cell>
              <table:table-cell office:value-type="float" office:value="1676.193359">
                <text:p>1676.193359</text:p>
              </table:table-cell>
              <table:table-cell office:value-type="float" office:value="1755.70105">
                <text:p>1755.7010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668.345825">
                <text:p>1668.345825</text:p>
              </table:table-cell>
              <table:table-cell office:value-type="float" office:value="1754.045898">
                <text:p>1754.045898</text:p>
              </table:table-cell>
              <table:table-cell office:value-type="float" office:value="1676.691284">
                <text:p>1676.691284</text:p>
              </table:table-cell>
              <table:table-cell office:value-type="float" office:value="1748.95459">
                <text:p>1748.9545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669.232666">
                <text:p>1669.232666</text:p>
              </table:table-cell>
              <table:table-cell office:value-type="float" office:value="1756.041382">
                <text:p>1756.041382</text:p>
              </table:table-cell>
              <table:table-cell office:value-type="float" office:value="1675.999634">
                <text:p>1675.999634</text:p>
              </table:table-cell>
              <table:table-cell office:value-type="float" office:value="1753.515625">
                <text:p>1753.51562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669.841187">
                <text:p>1669.841187</text:p>
              </table:table-cell>
              <table:table-cell office:value-type="float" office:value="1749.853882">
                <text:p>1749.853882</text:p>
              </table:table-cell>
              <table:table-cell office:value-type="float" office:value="1679.124512">
                <text:p>1679.124512</text:p>
              </table:table-cell>
              <table:table-cell office:value-type="float" office:value="1746.030273">
                <text:p>1746.03027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672.896362">
                <text:p>1672.896362</text:p>
              </table:table-cell>
              <table:table-cell office:value-type="float" office:value="1751.67749">
                <text:p>1751.67749</text:p>
              </table:table-cell>
              <table:table-cell office:value-type="float" office:value="1681.384033">
                <text:p>1681.384033</text:p>
              </table:table-cell>
              <table:table-cell office:value-type="float" office:value="1747.46814">
                <text:p>1747.4681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667.100464">
                <text:p>1667.100464</text:p>
              </table:table-cell>
              <table:table-cell office:value-type="float" office:value="1759.181641">
                <text:p>1759.181641</text:p>
              </table:table-cell>
              <table:table-cell office:value-type="float" office:value="1673.244263">
                <text:p>1673.244263</text:p>
              </table:table-cell>
              <table:table-cell office:value-type="float" office:value="1755.997681">
                <text:p>1755.99768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671.605591">
                <text:p>1671.605591</text:p>
              </table:table-cell>
              <table:table-cell office:value-type="float" office:value="1751.943604">
                <text:p>1751.943604</text:p>
              </table:table-cell>
              <table:table-cell office:value-type="float" office:value="1678.490479">
                <text:p>1678.490479</text:p>
              </table:table-cell>
              <table:table-cell office:value-type="float" office:value="1749.530396">
                <text:p>1749.53039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668.807617">
                <text:p>1668.807617</text:p>
              </table:table-cell>
              <table:table-cell office:value-type="float" office:value="1754.1698">
                <text:p>1754.1698</text:p>
              </table:table-cell>
              <table:table-cell office:value-type="float" office:value="1675.107422">
                <text:p>1675.107422</text:p>
              </table:table-cell>
              <table:table-cell office:value-type="float" office:value="1752.161621">
                <text:p>1752.16162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671.193237">
                <text:p>1671.193237</text:p>
              </table:table-cell>
              <table:table-cell office:value-type="float" office:value="1748.46167">
                <text:p>1748.46167</text:p>
              </table:table-cell>
              <table:table-cell office:value-type="float" office:value="1677.203125">
                <text:p>1677.203125</text:p>
              </table:table-cell>
              <table:table-cell office:value-type="float" office:value="1745.082275">
                <text:p>1745.08227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665.804688">
                <text:p>1665.804688</text:p>
              </table:table-cell>
              <table:table-cell office:value-type="float" office:value="1744.881226">
                <text:p>1744.881226</text:p>
              </table:table-cell>
              <table:table-cell office:value-type="float" office:value="1674.913208">
                <text:p>1674.913208</text:p>
              </table:table-cell>
              <table:table-cell office:value-type="float" office:value="1744.065063">
                <text:p>1744.06506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668.941895">
                <text:p>1668.941895</text:p>
              </table:table-cell>
              <table:table-cell office:value-type="float" office:value="1754.026367">
                <text:p>1754.026367</text:p>
              </table:table-cell>
              <table:table-cell office:value-type="float" office:value="1676.273926">
                <text:p>1676.273926</text:p>
              </table:table-cell>
              <table:table-cell office:value-type="float" office:value="1749.686035">
                <text:p>1749.68603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671.650269">
                <text:p>1671.650269</text:p>
              </table:table-cell>
              <table:table-cell office:value-type="float" office:value="1745.946167">
                <text:p>1745.946167</text:p>
              </table:table-cell>
              <table:table-cell office:value-type="float" office:value="1681.062988">
                <text:p>1681.062988</text:p>
              </table:table-cell>
              <table:table-cell office:value-type="float" office:value="1742.0625">
                <text:p>1742.062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665.698975">
                <text:p>1665.698975</text:p>
              </table:table-cell>
              <table:table-cell office:value-type="float" office:value="1756.61792">
                <text:p>1756.61792</text:p>
              </table:table-cell>
              <table:table-cell office:value-type="float" office:value="1673.362549">
                <text:p>1673.362549</text:p>
              </table:table-cell>
              <table:table-cell office:value-type="float" office:value="1754.825562">
                <text:p>1754.82556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666.165161">
                <text:p>1666.165161</text:p>
              </table:table-cell>
              <table:table-cell office:value-type="float" office:value="1750.685059">
                <text:p>1750.685059</text:p>
              </table:table-cell>
              <table:table-cell office:value-type="float" office:value="1675.862915">
                <text:p>1675.862915</text:p>
              </table:table-cell>
              <table:table-cell office:value-type="float" office:value="1748.49646">
                <text:p>1748.4964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672.62854">
                <text:p>1672.62854</text:p>
              </table:table-cell>
              <table:table-cell office:value-type="float" office:value="1745.907715">
                <text:p>1745.907715</text:p>
              </table:table-cell>
              <table:table-cell office:value-type="float" office:value="1680.508057">
                <text:p>1680.508057</text:p>
              </table:table-cell>
              <table:table-cell office:value-type="float" office:value="1740.675415">
                <text:p>1740.67541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672.387817">
                <text:p>1672.387817</text:p>
              </table:table-cell>
              <table:table-cell office:value-type="float" office:value="1748.749634">
                <text:p>1748.749634</text:p>
              </table:table-cell>
              <table:table-cell office:value-type="float" office:value="1679.908447">
                <text:p>1679.908447</text:p>
              </table:table-cell>
              <table:table-cell office:value-type="float" office:value="1745.845215">
                <text:p>1745.84521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669.422363">
                <text:p>1669.422363</text:p>
              </table:table-cell>
              <table:table-cell office:value-type="float" office:value="1756.067383">
                <text:p>1756.067383</text:p>
              </table:table-cell>
              <table:table-cell office:value-type="float" office:value="1680.19458">
                <text:p>1680.19458</text:p>
              </table:table-cell>
              <table:table-cell office:value-type="float" office:value="1752.375732">
                <text:p>1752.37573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671.722412">
                <text:p>1671.722412</text:p>
              </table:table-cell>
              <table:table-cell office:value-type="float" office:value="1747.025024">
                <text:p>1747.025024</text:p>
              </table:table-cell>
              <table:table-cell office:value-type="float" office:value="1680.19519">
                <text:p>1680.19519</text:p>
              </table:table-cell>
              <table:table-cell office:value-type="float" office:value="1744.558472">
                <text:p>1744.55847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676.939453">
                <text:p>1676.939453</text:p>
              </table:table-cell>
              <table:table-cell office:value-type="float" office:value="1747.865479">
                <text:p>1747.865479</text:p>
              </table:table-cell>
              <table:table-cell office:value-type="float" office:value="1680.612793">
                <text:p>1680.612793</text:p>
              </table:table-cell>
              <table:table-cell office:value-type="float" office:value="1742.683594">
                <text:p>1742.68359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671.520508">
                <text:p>1671.520508</text:p>
              </table:table-cell>
              <table:table-cell office:value-type="float" office:value="1756.910522">
                <text:p>1756.910522</text:p>
              </table:table-cell>
              <table:table-cell office:value-type="float" office:value="1679.399658">
                <text:p>1679.399658</text:p>
              </table:table-cell>
              <table:table-cell office:value-type="float" office:value="1757.105591">
                <text:p>1757.10559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671.298218">
                <text:p>1671.298218</text:p>
              </table:table-cell>
              <table:table-cell office:value-type="float" office:value="1756.786499">
                <text:p>1756.786499</text:p>
              </table:table-cell>
              <table:table-cell office:value-type="float" office:value="1679.681274">
                <text:p>1679.681274</text:p>
              </table:table-cell>
              <table:table-cell office:value-type="float" office:value="1755.33667">
                <text:p>1755.33667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673.015259">
                <text:p>1673.015259</text:p>
              </table:table-cell>
              <table:table-cell office:value-type="float" office:value="1748.931763">
                <text:p>1748.931763</text:p>
              </table:table-cell>
              <table:table-cell office:value-type="float" office:value="1683.960449">
                <text:p>1683.960449</text:p>
              </table:table-cell>
              <table:table-cell office:value-type="float" office:value="1744.968994">
                <text:p>1744.96899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673.45813">
                <text:p>1673.45813</text:p>
              </table:table-cell>
              <table:table-cell office:value-type="float" office:value="1749.867676">
                <text:p>1749.867676</text:p>
              </table:table-cell>
              <table:table-cell office:value-type="float" office:value="1679.633545">
                <text:p>1679.633545</text:p>
              </table:table-cell>
              <table:table-cell office:value-type="float" office:value="1748.196533">
                <text:p>1748.19653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669.632446">
                <text:p>1669.632446</text:p>
              </table:table-cell>
              <table:table-cell office:value-type="float" office:value="1757.613281">
                <text:p>1757.613281</text:p>
              </table:table-cell>
              <table:table-cell office:value-type="float" office:value="1677.758301">
                <text:p>1677.758301</text:p>
              </table:table-cell>
              <table:table-cell office:value-type="float" office:value="1751.968872">
                <text:p>1751.96887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667.935303">
                <text:p>1667.935303</text:p>
              </table:table-cell>
              <table:table-cell office:value-type="float" office:value="1759.745972">
                <text:p>1759.745972</text:p>
              </table:table-cell>
              <table:table-cell office:value-type="float" office:value="1674.375977">
                <text:p>1674.375977</text:p>
              </table:table-cell>
              <table:table-cell office:value-type="float" office:value="1755.914307">
                <text:p>1755.91430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666.547363">
                <text:p>1666.547363</text:p>
              </table:table-cell>
              <table:table-cell office:value-type="float" office:value="1759.246948">
                <text:p>1759.246948</text:p>
              </table:table-cell>
              <table:table-cell office:value-type="float" office:value="1674.084717">
                <text:p>1674.084717</text:p>
              </table:table-cell>
              <table:table-cell office:value-type="float" office:value="1756.112915">
                <text:p>1756.11291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672.284912">
                <text:p>1672.284912</text:p>
              </table:table-cell>
              <table:table-cell office:value-type="float" office:value="1743.379883">
                <text:p>1743.379883</text:p>
              </table:table-cell>
              <table:table-cell office:value-type="float" office:value="1682.689575">
                <text:p>1682.689575</text:p>
              </table:table-cell>
              <table:table-cell office:value-type="float" office:value="1739.18457">
                <text:p>1739.18457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668.941772">
                <text:p>1668.941772</text:p>
              </table:table-cell>
              <table:table-cell office:value-type="float" office:value="1759.023682">
                <text:p>1759.023682</text:p>
              </table:table-cell>
              <table:table-cell office:value-type="float" office:value="1676.119019">
                <text:p>1676.119019</text:p>
              </table:table-cell>
              <table:table-cell office:value-type="float" office:value="1756.009644">
                <text:p>1756.00964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670.050903">
                <text:p>1670.050903</text:p>
              </table:table-cell>
              <table:table-cell office:value-type="float" office:value="1746.010132">
                <text:p>1746.010132</text:p>
              </table:table-cell>
              <table:table-cell office:value-type="float" office:value="1679.616211">
                <text:p>1679.616211</text:p>
              </table:table-cell>
              <table:table-cell office:value-type="float" office:value="1740.560303">
                <text:p>1740.56030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667.579956">
                <text:p>1667.579956</text:p>
              </table:table-cell>
              <table:table-cell office:value-type="float" office:value="1728.817993">
                <text:p>1728.817993</text:p>
              </table:table-cell>
              <table:table-cell office:value-type="float" office:value="1665.463379">
                <text:p>1665.463379</text:p>
              </table:table-cell>
              <table:table-cell office:value-type="float" office:value="1731.71936">
                <text:p>1731.7193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633.337036">
                <text:p>1633.337036</text:p>
              </table:table-cell>
              <table:table-cell office:value-type="float" office:value="1731.242188">
                <text:p>1731.242188</text:p>
              </table:table-cell>
              <table:table-cell office:value-type="float" office:value="1639.850952">
                <text:p>1639.850952</text:p>
              </table:table-cell>
              <table:table-cell office:value-type="float" office:value="1734.100342">
                <text:p>1734.10034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630.406738">
                <text:p>1630.406738</text:p>
              </table:table-cell>
              <table:table-cell office:value-type="float" office:value="1709.508545">
                <text:p>1709.508545</text:p>
              </table:table-cell>
              <table:table-cell office:value-type="float" office:value="1639.823975">
                <text:p>1639.823975</text:p>
              </table:table-cell>
              <table:table-cell office:value-type="float" office:value="1707.297729">
                <text:p>1707.29772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623.883423">
                <text:p>1623.883423</text:p>
              </table:table-cell>
              <table:table-cell office:value-type="float" office:value="1701.193604">
                <text:p>1701.193604</text:p>
              </table:table-cell>
              <table:table-cell office:value-type="float" office:value="1632.932861">
                <text:p>1632.932861</text:p>
              </table:table-cell>
              <table:table-cell office:value-type="float" office:value="1693.225464">
                <text:p>1693.225464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620.390625">
                <text:p>1620.390625</text:p>
              </table:table-cell>
              <table:table-cell office:value-type="float" office:value="1694.420898">
                <text:p>1694.420898</text:p>
              </table:table-cell>
              <table:table-cell office:value-type="float" office:value="1618.032593">
                <text:p>1618.032593</text:p>
              </table:table-cell>
              <table:table-cell office:value-type="float" office:value="1688.398682">
                <text:p>1688.39868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613.587646">
                <text:p>1613.587646</text:p>
              </table:table-cell>
              <table:table-cell office:value-type="float" office:value="1674.198364">
                <text:p>1674.198364</text:p>
              </table:table-cell>
              <table:table-cell office:value-type="float" office:value="1619.091309">
                <text:p>1619.091309</text:p>
              </table:table-cell>
              <table:table-cell office:value-type="float" office:value="1678.557495">
                <text:p>1678.55749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606.925903">
                <text:p>1606.925903</text:p>
              </table:table-cell>
              <table:table-cell office:value-type="float" office:value="1671.942871">
                <text:p>1671.942871</text:p>
              </table:table-cell>
              <table:table-cell office:value-type="float" office:value="1612.697632">
                <text:p>1612.697632</text:p>
              </table:table-cell>
              <table:table-cell office:value-type="float" office:value="1669.071289">
                <text:p>1669.07128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599.54248">
                <text:p>1599.54248</text:p>
              </table:table-cell>
              <table:table-cell office:value-type="float" office:value="1663.054077">
                <text:p>1663.054077</text:p>
              </table:table-cell>
              <table:table-cell office:value-type="float" office:value="1604.875366">
                <text:p>1604.875366</text:p>
              </table:table-cell>
              <table:table-cell office:value-type="float" office:value="1662.671387">
                <text:p>1662.671387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599.276123">
                <text:p>1599.276123</text:p>
              </table:table-cell>
              <table:table-cell office:value-type="float" office:value="1655.870972">
                <text:p>1655.870972</text:p>
              </table:table-cell>
              <table:table-cell office:value-type="float" office:value="1603.431274">
                <text:p>1603.431274</text:p>
              </table:table-cell>
              <table:table-cell office:value-type="float" office:value="1652.950562">
                <text:p>1652.95056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596.079956">
                <text:p>1596.079956</text:p>
              </table:table-cell>
              <table:table-cell office:value-type="float" office:value="1645.663086">
                <text:p>1645.663086</text:p>
              </table:table-cell>
              <table:table-cell office:value-type="float" office:value="1597.970825">
                <text:p>1597.970825</text:p>
              </table:table-cell>
              <table:table-cell office:value-type="float" office:value="1648.262207">
                <text:p>1648.26220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592.134521">
                <text:p>1592.134521</text:p>
              </table:table-cell>
              <table:table-cell office:value-type="float" office:value="1640.057983">
                <text:p>1640.057983</text:p>
              </table:table-cell>
              <table:table-cell office:value-type="float" office:value="1594.156372">
                <text:p>1594.156372</text:p>
              </table:table-cell>
              <table:table-cell office:value-type="float" office:value="1642.566895">
                <text:p>1642.56689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585.862671">
                <text:p>1585.862671</text:p>
              </table:table-cell>
              <table:table-cell office:value-type="float" office:value="1636.971802">
                <text:p>1636.971802</text:p>
              </table:table-cell>
              <table:table-cell office:value-type="float" office:value="1591.688965">
                <text:p>1591.688965</text:p>
              </table:table-cell>
              <table:table-cell office:value-type="float" office:value="1632.767456">
                <text:p>1632.76745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584.060547">
                <text:p>1584.060547</text:p>
              </table:table-cell>
              <table:table-cell office:value-type="float" office:value="1630.226929">
                <text:p>1630.226929</text:p>
              </table:table-cell>
              <table:table-cell office:value-type="float" office:value="1588.839111">
                <text:p>1588.839111</text:p>
              </table:table-cell>
              <table:table-cell office:value-type="float" office:value="1625.893311">
                <text:p>1625.89331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583.097656">
                <text:p>1583.097656</text:p>
              </table:table-cell>
              <table:table-cell office:value-type="float" office:value="1622.480225">
                <text:p>1622.480225</text:p>
              </table:table-cell>
              <table:table-cell office:value-type="float" office:value="1584.952393">
                <text:p>1584.952393</text:p>
              </table:table-cell>
              <table:table-cell office:value-type="float" office:value="1619.582275">
                <text:p>1619.58227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584.404663">
                <text:p>1584.404663</text:p>
              </table:table-cell>
              <table:table-cell office:value-type="float" office:value="1617.669556">
                <text:p>1617.669556</text:p>
              </table:table-cell>
              <table:table-cell office:value-type="float" office:value="1587.206177">
                <text:p>1587.206177</text:p>
              </table:table-cell>
              <table:table-cell office:value-type="float" office:value="1618.866943">
                <text:p>1618.86694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579.328125">
                <text:p>1579.328125</text:p>
              </table:table-cell>
              <table:table-cell office:value-type="float" office:value="1615.905396">
                <text:p>1615.905396</text:p>
              </table:table-cell>
              <table:table-cell office:value-type="float" office:value="1577.966553">
                <text:p>1577.966553</text:p>
              </table:table-cell>
              <table:table-cell office:value-type="float" office:value="1614.127808">
                <text:p>1614.127808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580.159302">
                <text:p>1580.159302</text:p>
              </table:table-cell>
              <table:table-cell office:value-type="float" office:value="1609.074707">
                <text:p>1609.074707</text:p>
              </table:table-cell>
              <table:table-cell office:value-type="float" office:value="1579.693481">
                <text:p>1579.693481</text:p>
              </table:table-cell>
              <table:table-cell office:value-type="float" office:value="1610.697632">
                <text:p>1610.69763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574.053101">
                <text:p>1574.053101</text:p>
              </table:table-cell>
              <table:table-cell office:value-type="float" office:value="1605.798462">
                <text:p>1605.798462</text:p>
              </table:table-cell>
              <table:table-cell office:value-type="float" office:value="1579.487305">
                <text:p>1579.487305</text:p>
              </table:table-cell>
              <table:table-cell office:value-type="float" office:value="1607.422607">
                <text:p>1607.422607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574.843384">
                <text:p>1574.843384</text:p>
              </table:table-cell>
              <table:table-cell office:value-type="float" office:value="1603.733154">
                <text:p>1603.733154</text:p>
              </table:table-cell>
              <table:table-cell office:value-type="float" office:value="1572.490356">
                <text:p>1572.490356</text:p>
              </table:table-cell>
              <table:table-cell office:value-type="float" office:value="1607.257568">
                <text:p>1607.257568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572.611084">
                <text:p>1572.611084</text:p>
              </table:table-cell>
              <table:table-cell office:value-type="float" office:value="1601.659668">
                <text:p>1601.659668</text:p>
              </table:table-cell>
              <table:table-cell office:value-type="float" office:value="1577.09375">
                <text:p>1577.09375</text:p>
              </table:table-cell>
              <table:table-cell office:value-type="float" office:value="1597.907715">
                <text:p>1597.90771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575.035522">
                <text:p>1575.035522</text:p>
              </table:table-cell>
              <table:table-cell office:value-type="float" office:value="1594.147705">
                <text:p>1594.147705</text:p>
              </table:table-cell>
              <table:table-cell office:value-type="float" office:value="1570.911377">
                <text:p>1570.911377</text:p>
              </table:table-cell>
              <table:table-cell office:value-type="float" office:value="1597.175903">
                <text:p>1597.17590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571.889771">
                <text:p>1571.889771</text:p>
              </table:table-cell>
              <table:table-cell office:value-type="float" office:value="1597.542236">
                <text:p>1597.542236</text:p>
              </table:table-cell>
              <table:table-cell office:value-type="float" office:value="1574.121704">
                <text:p>1574.121704</text:p>
              </table:table-cell>
              <table:table-cell office:value-type="float" office:value="1594.832397">
                <text:p>1594.832397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573.092529">
                <text:p>1573.092529</text:p>
              </table:table-cell>
              <table:table-cell office:value-type="float" office:value="1590.359009">
                <text:p>1590.359009</text:p>
              </table:table-cell>
              <table:table-cell office:value-type="float" office:value="1573.321777">
                <text:p>1573.321777</text:p>
              </table:table-cell>
              <table:table-cell office:value-type="float" office:value="1595.666748">
                <text:p>1595.66674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570.910889">
                <text:p>1570.910889</text:p>
              </table:table-cell>
              <table:table-cell office:value-type="float" office:value="1587.755859">
                <text:p>1587.755859</text:p>
              </table:table-cell>
              <table:table-cell office:value-type="float" office:value="1571.830444">
                <text:p>1571.830444</text:p>
              </table:table-cell>
              <table:table-cell office:value-type="float" office:value="1590.828613">
                <text:p>1590.82861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569.893433">
                <text:p>1569.893433</text:p>
              </table:table-cell>
              <table:table-cell office:value-type="float" office:value="1589.638794">
                <text:p>1589.638794</text:p>
              </table:table-cell>
              <table:table-cell office:value-type="float" office:value="1571.475342">
                <text:p>1571.475342</text:p>
              </table:table-cell>
              <table:table-cell office:value-type="float" office:value="1589.200195">
                <text:p>1589.20019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570.843994">
                <text:p>1570.843994</text:p>
              </table:table-cell>
              <table:table-cell office:value-type="float" office:value="1587.053711">
                <text:p>1587.053711</text:p>
              </table:table-cell>
              <table:table-cell office:value-type="float" office:value="1570.336792">
                <text:p>1570.336792</text:p>
              </table:table-cell>
              <table:table-cell office:value-type="float" office:value="1586.640381">
                <text:p>1586.64038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570.760376">
                <text:p>1570.760376</text:p>
              </table:table-cell>
              <table:table-cell office:value-type="float" office:value="1583.886108">
                <text:p>1583.886108</text:p>
              </table:table-cell>
              <table:table-cell office:value-type="float" office:value="1573.385376">
                <text:p>1573.385376</text:p>
              </table:table-cell>
              <table:table-cell office:value-type="float" office:value="1581.10791">
                <text:p>1581.1079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567.015015">
                <text:p>1567.015015</text:p>
              </table:table-cell>
              <table:table-cell office:value-type="float" office:value="1585.203857">
                <text:p>1585.203857</text:p>
              </table:table-cell>
              <table:table-cell office:value-type="float" office:value="1567.609375">
                <text:p>1567.609375</text:p>
              </table:table-cell>
              <table:table-cell office:value-type="float" office:value="1581.510498">
                <text:p>1581.51049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567.668701">
                <text:p>1567.668701</text:p>
              </table:table-cell>
              <table:table-cell office:value-type="float" office:value="1583.292725">
                <text:p>1583.292725</text:p>
              </table:table-cell>
              <table:table-cell office:value-type="float" office:value="1566.943481">
                <text:p>1566.943481</text:p>
              </table:table-cell>
              <table:table-cell office:value-type="float" office:value="1580.177246">
                <text:p>1580.177246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568.025024">
                <text:p>1568.025024</text:p>
              </table:table-cell>
              <table:table-cell office:value-type="float" office:value="1581.227173">
                <text:p>1581.227173</text:p>
              </table:table-cell>
              <table:table-cell office:value-type="float" office:value="1563.23645">
                <text:p>1563.23645</text:p>
              </table:table-cell>
              <table:table-cell office:value-type="float" office:value="1586.644043">
                <text:p>1586.64404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568.686157">
                <text:p>1568.686157</text:p>
              </table:table-cell>
              <table:table-cell office:value-type="float" office:value="1578.267944">
                <text:p>1578.267944</text:p>
              </table:table-cell>
              <table:table-cell office:value-type="float" office:value="1566.351318">
                <text:p>1566.351318</text:p>
              </table:table-cell>
              <table:table-cell office:value-type="float" office:value="1577.998047">
                <text:p>1577.99804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565.336914">
                <text:p>1565.336914</text:p>
              </table:table-cell>
              <table:table-cell office:value-type="float" office:value="1580.934082">
                <text:p>1580.934082</text:p>
              </table:table-cell>
              <table:table-cell office:value-type="float" office:value="1566.301392">
                <text:p>1566.301392</text:p>
              </table:table-cell>
              <table:table-cell office:value-type="float" office:value="1580.444336">
                <text:p>1580.44433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566.323242">
                <text:p>1566.323242</text:p>
              </table:table-cell>
              <table:table-cell office:value-type="float" office:value="1577.655762">
                <text:p>1577.655762</text:p>
              </table:table-cell>
              <table:table-cell office:value-type="float" office:value="1567.997925">
                <text:p>1567.997925</text:p>
              </table:table-cell>
              <table:table-cell office:value-type="float" office:value="1576.00769">
                <text:p>1576.0076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566.069702">
                <text:p>1566.069702</text:p>
              </table:table-cell>
              <table:table-cell office:value-type="float" office:value="1576.280273">
                <text:p>1576.280273</text:p>
              </table:table-cell>
              <table:table-cell office:value-type="float" office:value="1567.855591">
                <text:p>1567.855591</text:p>
              </table:table-cell>
              <table:table-cell office:value-type="float" office:value="1576.717896">
                <text:p>1576.71789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561.829712">
                <text:p>1561.829712</text:p>
              </table:table-cell>
              <table:table-cell office:value-type="float" office:value="1578.115967">
                <text:p>1578.115967</text:p>
              </table:table-cell>
              <table:table-cell office:value-type="float" office:value="1565.831177">
                <text:p>1565.831177</text:p>
              </table:table-cell>
              <table:table-cell office:value-type="float" office:value="1576.987549">
                <text:p>1576.987549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564.539185">
                <text:p>1564.539185</text:p>
              </table:table-cell>
              <table:table-cell office:value-type="float" office:value="1576.490845">
                <text:p>1576.490845</text:p>
              </table:table-cell>
              <table:table-cell office:value-type="float" office:value="1565.379883">
                <text:p>1565.379883</text:p>
              </table:table-cell>
              <table:table-cell office:value-type="float" office:value="1573.222412">
                <text:p>1573.22241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566.809326">
                <text:p>1566.809326</text:p>
              </table:table-cell>
              <table:table-cell office:value-type="float" office:value="1575.21582">
                <text:p>1575.21582</text:p>
              </table:table-cell>
              <table:table-cell office:value-type="float" office:value="1566.812866">
                <text:p>1566.812866</text:p>
              </table:table-cell>
              <table:table-cell office:value-type="float" office:value="1574.484253">
                <text:p>1574.484253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566.589478">
                <text:p>1566.589478</text:p>
              </table:table-cell>
              <table:table-cell office:value-type="float" office:value="1573.893677">
                <text:p>1573.893677</text:p>
              </table:table-cell>
              <table:table-cell office:value-type="float" office:value="1567.851807">
                <text:p>1567.851807</text:p>
              </table:table-cell>
              <table:table-cell office:value-type="float" office:value="1572.165161">
                <text:p>1572.16516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566.912354">
                <text:p>1566.912354</text:p>
              </table:table-cell>
              <table:table-cell office:value-type="float" office:value="1573.338257">
                <text:p>1573.338257</text:p>
              </table:table-cell>
              <table:table-cell office:value-type="float" office:value="1565.917358">
                <text:p>1565.917358</text:p>
              </table:table-cell>
              <table:table-cell office:value-type="float" office:value="1574.708374">
                <text:p>1574.70837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563.125732">
                <text:p>1563.125732</text:p>
              </table:table-cell>
              <table:table-cell office:value-type="float" office:value="1575.090698">
                <text:p>1575.090698</text:p>
              </table:table-cell>
              <table:table-cell office:value-type="float" office:value="1563.557861">
                <text:p>1563.557861</text:p>
              </table:table-cell>
              <table:table-cell office:value-type="float" office:value="1574.731934">
                <text:p>1574.73193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530.838013">
                <text:p>1530.838013</text:p>
              </table:table-cell>
              <table:table-cell office:value-type="float" office:value="1521.625122">
                <text:p>1521.625122</text:p>
              </table:table-cell>
              <table:table-cell office:value-type="float" office:value="1589.344849">
                <text:p>1589.344849</text:p>
              </table:table-cell>
              <table:table-cell office:value-type="float" office:value="1627.133179">
                <text:p>1627.13317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539.046997">
                <text:p>1539.046997</text:p>
              </table:table-cell>
              <table:table-cell office:value-type="float" office:value="1519.752319">
                <text:p>1519.752319</text:p>
              </table:table-cell>
              <table:table-cell office:value-type="float" office:value="1613.799438">
                <text:p>1613.799438</text:p>
              </table:table-cell>
              <table:table-cell office:value-type="float" office:value="1621.556763">
                <text:p>1621.556763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543.37793">
                <text:p>1543.37793</text:p>
              </table:table-cell>
              <table:table-cell office:value-type="float" office:value="1538.053955">
                <text:p>1538.053955</text:p>
              </table:table-cell>
              <table:table-cell office:value-type="float" office:value="1625.414307">
                <text:p>1625.414307</text:p>
              </table:table-cell>
              <table:table-cell office:value-type="float" office:value="1644.974121">
                <text:p>1644.97412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543.406494">
                <text:p>1543.406494</text:p>
              </table:table-cell>
              <table:table-cell office:value-type="float" office:value="1560.734375">
                <text:p>1560.734375</text:p>
              </table:table-cell>
              <table:table-cell office:value-type="float" office:value="1658.928223">
                <text:p>1658.928223</text:p>
              </table:table-cell>
              <table:table-cell office:value-type="float" office:value="1621.019165">
                <text:p>1621.01916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592.989746">
                <text:p>1592.989746</text:p>
              </table:table-cell>
              <table:table-cell office:value-type="float" office:value="1586.417358">
                <text:p>1586.417358</text:p>
              </table:table-cell>
              <table:table-cell office:value-type="float" office:value="1628.134766">
                <text:p>1628.134766</text:p>
              </table:table-cell>
              <table:table-cell office:value-type="float" office:value="1648.018799">
                <text:p>1648.01879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567.995972">
                <text:p>1567.995972</text:p>
              </table:table-cell>
              <table:table-cell office:value-type="float" office:value="1587.539307">
                <text:p>1587.539307</text:p>
              </table:table-cell>
              <table:table-cell office:value-type="float" office:value="1615.199097">
                <text:p>1615.199097</text:p>
              </table:table-cell>
              <table:table-cell office:value-type="float" office:value="1685.088379">
                <text:p>1685.08837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579.181641">
                <text:p>1579.181641</text:p>
              </table:table-cell>
              <table:table-cell office:value-type="float" office:value="1594.081665">
                <text:p>1594.081665</text:p>
              </table:table-cell>
              <table:table-cell office:value-type="float" office:value="1634.674072">
                <text:p>1634.674072</text:p>
              </table:table-cell>
              <table:table-cell office:value-type="float" office:value="1674.023193">
                <text:p>1674.023193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594.080811">
                <text:p>1594.080811</text:p>
              </table:table-cell>
              <table:table-cell office:value-type="float" office:value="1597.889526">
                <text:p>1597.889526</text:p>
              </table:table-cell>
              <table:table-cell office:value-type="float" office:value="1658.074585">
                <text:p>1658.074585</text:p>
              </table:table-cell>
              <table:table-cell office:value-type="float" office:value="1660.47168">
                <text:p>1660.4716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610.474365">
                <text:p>1610.474365</text:p>
              </table:table-cell>
              <table:table-cell office:value-type="float" office:value="1643.135254">
                <text:p>1643.135254</text:p>
              </table:table-cell>
              <table:table-cell office:value-type="float" office:value="1647.066406">
                <text:p>1647.066406</text:p>
              </table:table-cell>
              <table:table-cell office:value-type="float" office:value="1721.656128">
                <text:p>1721.656128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613.145142">
                <text:p>1613.145142</text:p>
              </table:table-cell>
              <table:table-cell office:value-type="float" office:value="1664.622192">
                <text:p>1664.622192</text:p>
              </table:table-cell>
              <table:table-cell office:value-type="float" office:value="1653.286621">
                <text:p>1653.286621</text:p>
              </table:table-cell>
              <table:table-cell office:value-type="float" office:value="1732.652588">
                <text:p>1732.652588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663.442871">
                <text:p>1663.442871</text:p>
              </table:table-cell>
              <table:table-cell office:value-type="float" office:value="1698.374878">
                <text:p>1698.374878</text:p>
              </table:table-cell>
              <table:table-cell office:value-type="float" office:value="1635.914307">
                <text:p>1635.914307</text:p>
              </table:table-cell>
              <table:table-cell office:value-type="float" office:value="1693.601685">
                <text:p>1693.60168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651.952393">
                <text:p>1651.952393</text:p>
              </table:table-cell>
              <table:table-cell office:value-type="float" office:value="1710.34082">
                <text:p>1710.34082</text:p>
              </table:table-cell>
              <table:table-cell office:value-type="float" office:value="1640.013794">
                <text:p>1640.013794</text:p>
              </table:table-cell>
              <table:table-cell office:value-type="float" office:value="1710.440796">
                <text:p>1710.440796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651.067627">
                <text:p>1651.067627</text:p>
              </table:table-cell>
              <table:table-cell office:value-type="float" office:value="1703.529907">
                <text:p>1703.529907</text:p>
              </table:table-cell>
              <table:table-cell office:value-type="float" office:value="1655.273926">
                <text:p>1655.273926</text:p>
              </table:table-cell>
              <table:table-cell office:value-type="float" office:value="1697.343994">
                <text:p>1697.343994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645.736328">
                <text:p>1645.736328</text:p>
              </table:table-cell>
              <table:table-cell office:value-type="float" office:value="1719.380615">
                <text:p>1719.380615</text:p>
              </table:table-cell>
              <table:table-cell office:value-type="float" office:value="1648.771484">
                <text:p>1648.771484</text:p>
              </table:table-cell>
              <table:table-cell office:value-type="float" office:value="1709.129883">
                <text:p>1709.12988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640.247681">
                <text:p>1640.247681</text:p>
              </table:table-cell>
              <table:table-cell office:value-type="float" office:value="1706.482788">
                <text:p>1706.482788</text:p>
              </table:table-cell>
              <table:table-cell office:value-type="float" office:value="1640.377075">
                <text:p>1640.377075</text:p>
              </table:table-cell>
              <table:table-cell office:value-type="float" office:value="1698.713989">
                <text:p>1698.71398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628.830322">
                <text:p>1628.830322</text:p>
              </table:table-cell>
              <table:table-cell office:value-type="float" office:value="1704.491211">
                <text:p>1704.491211</text:p>
              </table:table-cell>
              <table:table-cell office:value-type="float" office:value="1634.252808">
                <text:p>1634.252808</text:p>
              </table:table-cell>
              <table:table-cell office:value-type="float" office:value="1704.630127">
                <text:p>1704.630127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629.190063">
                <text:p>1629.190063</text:p>
              </table:table-cell>
              <table:table-cell office:value-type="float" office:value="1702.205078">
                <text:p>1702.205078</text:p>
              </table:table-cell>
              <table:table-cell office:value-type="float" office:value="1641.029541">
                <text:p>1641.029541</text:p>
              </table:table-cell>
              <table:table-cell office:value-type="float" office:value="1693.583984">
                <text:p>1693.583984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642.790649">
                <text:p>1642.790649</text:p>
              </table:table-cell>
              <table:table-cell office:value-type="float" office:value="1698.65625">
                <text:p>1698.65625</text:p>
              </table:table-cell>
              <table:table-cell office:value-type="float" office:value="1646.79248">
                <text:p>1646.79248</text:p>
              </table:table-cell>
              <table:table-cell office:value-type="float" office:value="1693.459961">
                <text:p>1693.45996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634.79187">
                <text:p>1634.79187</text:p>
              </table:table-cell>
              <table:table-cell office:value-type="float" office:value="1700.128174">
                <text:p>1700.128174</text:p>
              </table:table-cell>
              <table:table-cell office:value-type="float" office:value="1643.052734">
                <text:p>1643.052734</text:p>
              </table:table-cell>
              <table:table-cell office:value-type="float" office:value="1695.697632">
                <text:p>1695.697632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638.482544">
                <text:p>1638.482544</text:p>
              </table:table-cell>
              <table:table-cell office:value-type="float" office:value="1698.790527">
                <text:p>1698.790527</text:p>
              </table:table-cell>
              <table:table-cell office:value-type="float" office:value="1644.146973">
                <text:p>1644.146973</text:p>
              </table:table-cell>
              <table:table-cell office:value-type="float" office:value="1694.153076">
                <text:p>1694.15307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642.001343">
                <text:p>1642.001343</text:p>
              </table:table-cell>
              <table:table-cell office:value-type="float" office:value="1700.705566">
                <text:p>1700.705566</text:p>
              </table:table-cell>
              <table:table-cell office:value-type="float" office:value="1648.935913">
                <text:p>1648.935913</text:p>
              </table:table-cell>
              <table:table-cell office:value-type="float" office:value="1696.141235">
                <text:p>1696.14123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635.413696">
                <text:p>1635.413696</text:p>
              </table:table-cell>
              <table:table-cell office:value-type="float" office:value="1710.229126">
                <text:p>1710.229126</text:p>
              </table:table-cell>
              <table:table-cell office:value-type="float" office:value="1643.906982">
                <text:p>1643.906982</text:p>
              </table:table-cell>
              <table:table-cell office:value-type="float" office:value="1704.433716">
                <text:p>1704.433716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640.684937">
                <text:p>1640.684937</text:p>
              </table:table-cell>
              <table:table-cell office:value-type="float" office:value="1709.803223">
                <text:p>1709.803223</text:p>
              </table:table-cell>
              <table:table-cell office:value-type="float" office:value="1646.906738">
                <text:p>1646.906738</text:p>
              </table:table-cell>
              <table:table-cell office:value-type="float" office:value="1706.375732">
                <text:p>1706.375732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637.704956">
                <text:p>1637.704956</text:p>
              </table:table-cell>
              <table:table-cell office:value-type="float" office:value="1714.584351">
                <text:p>1714.584351</text:p>
              </table:table-cell>
              <table:table-cell office:value-type="float" office:value="1646.464111">
                <text:p>1646.464111</text:p>
              </table:table-cell>
              <table:table-cell office:value-type="float" office:value="1711.008667">
                <text:p>1711.008667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639.149902">
                <text:p>1639.149902</text:p>
              </table:table-cell>
              <table:table-cell office:value-type="float" office:value="1710.355225">
                <text:p>1710.355225</text:p>
              </table:table-cell>
              <table:table-cell office:value-type="float" office:value="1648.049927">
                <text:p>1648.049927</text:p>
              </table:table-cell>
              <table:table-cell office:value-type="float" office:value="1703.015015">
                <text:p>1703.01501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644.446777">
                <text:p>1644.446777</text:p>
              </table:table-cell>
              <table:table-cell office:value-type="float" office:value="1707.071045">
                <text:p>1707.071045</text:p>
              </table:table-cell>
              <table:table-cell office:value-type="float" office:value="1651.521851">
                <text:p>1651.521851</text:p>
              </table:table-cell>
              <table:table-cell office:value-type="float" office:value="1700.948975">
                <text:p>1700.94897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639.771118">
                <text:p>1639.771118</text:p>
              </table:table-cell>
              <table:table-cell office:value-type="float" office:value="1716.286255">
                <text:p>1716.286255</text:p>
              </table:table-cell>
              <table:table-cell office:value-type="float" office:value="1648.67627">
                <text:p>1648.67627</text:p>
              </table:table-cell>
              <table:table-cell office:value-type="float" office:value="1710.408447">
                <text:p>1710.408447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642.929565">
                <text:p>1642.929565</text:p>
              </table:table-cell>
              <table:table-cell office:value-type="float" office:value="1704.563721">
                <text:p>1704.563721</text:p>
              </table:table-cell>
              <table:table-cell office:value-type="float" office:value="1648.939087">
                <text:p>1648.939087</text:p>
              </table:table-cell>
              <table:table-cell office:value-type="float" office:value="1701.419434">
                <text:p>1701.419434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640.567749">
                <text:p>1640.567749</text:p>
              </table:table-cell>
              <table:table-cell office:value-type="float" office:value="1712.541138">
                <text:p>1712.541138</text:p>
              </table:table-cell>
              <table:table-cell office:value-type="float" office:value="1646.000854">
                <text:p>1646.000854</text:p>
              </table:table-cell>
              <table:table-cell office:value-type="float" office:value="1708.139648">
                <text:p>1708.13964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638.662354">
                <text:p>1638.662354</text:p>
              </table:table-cell>
              <table:table-cell office:value-type="float" office:value="1714.802734">
                <text:p>1714.802734</text:p>
              </table:table-cell>
              <table:table-cell office:value-type="float" office:value="1644.933105">
                <text:p>1644.933105</text:p>
              </table:table-cell>
              <table:table-cell office:value-type="float" office:value="1709.228516">
                <text:p>1709.228516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641.842529">
                <text:p>1641.842529</text:p>
              </table:table-cell>
              <table:table-cell office:value-type="float" office:value="1714.559937">
                <text:p>1714.559937</text:p>
              </table:table-cell>
              <table:table-cell office:value-type="float" office:value="1647.859253">
                <text:p>1647.859253</text:p>
              </table:table-cell>
              <table:table-cell office:value-type="float" office:value="1711.041138">
                <text:p>1711.04113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643.986328">
                <text:p>1643.986328</text:p>
              </table:table-cell>
              <table:table-cell office:value-type="float" office:value="1705.711792">
                <text:p>1705.711792</text:p>
              </table:table-cell>
              <table:table-cell office:value-type="float" office:value="1652.610352">
                <text:p>1652.610352</text:p>
              </table:table-cell>
              <table:table-cell office:value-type="float" office:value="1702.746582">
                <text:p>1702.74658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640.467773">
                <text:p>1640.467773</text:p>
              </table:table-cell>
              <table:table-cell office:value-type="float" office:value="1715.050049">
                <text:p>1715.050049</text:p>
              </table:table-cell>
              <table:table-cell office:value-type="float" office:value="1649.832886">
                <text:p>1649.832886</text:p>
              </table:table-cell>
              <table:table-cell office:value-type="float" office:value="1710.822754">
                <text:p>1710.822754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641.588623">
                <text:p>1641.588623</text:p>
              </table:table-cell>
              <table:table-cell office:value-type="float" office:value="1711.725342">
                <text:p>1711.725342</text:p>
              </table:table-cell>
              <table:table-cell office:value-type="float" office:value="1650.40564">
                <text:p>1650.40564</text:p>
              </table:table-cell>
              <table:table-cell office:value-type="float" office:value="1712.199951">
                <text:p>1712.19995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639.138306">
                <text:p>1639.138306</text:p>
              </table:table-cell>
              <table:table-cell office:value-type="float" office:value="1717.048828">
                <text:p>1717.048828</text:p>
              </table:table-cell>
              <table:table-cell office:value-type="float" office:value="1648.710815">
                <text:p>1648.710815</text:p>
              </table:table-cell>
              <table:table-cell office:value-type="float" office:value="1713.312744">
                <text:p>1713.312744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645.810303">
                <text:p>1645.810303</text:p>
              </table:table-cell>
              <table:table-cell office:value-type="float" office:value="1709.611328">
                <text:p>1709.611328</text:p>
              </table:table-cell>
              <table:table-cell office:value-type="float" office:value="1652.528809">
                <text:p>1652.528809</text:p>
              </table:table-cell>
              <table:table-cell office:value-type="float" office:value="1706.210815">
                <text:p>1706.21081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642.740479">
                <text:p>1642.740479</text:p>
              </table:table-cell>
              <table:table-cell office:value-type="float" office:value="1716.338379">
                <text:p>1716.338379</text:p>
              </table:table-cell>
              <table:table-cell office:value-type="float" office:value="1649.044922">
                <text:p>1649.044922</text:p>
              </table:table-cell>
              <table:table-cell office:value-type="float" office:value="1713.759521">
                <text:p>1713.759521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641.66394">
                <text:p>1641.66394</text:p>
              </table:table-cell>
              <table:table-cell office:value-type="float" office:value="1719.5354">
                <text:p>1719.5354</text:p>
              </table:table-cell>
              <table:table-cell office:value-type="float" office:value="1648.353882">
                <text:p>1648.353882</text:p>
              </table:table-cell>
              <table:table-cell office:value-type="float" office:value="1713.74292">
                <text:p>1713.74292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642.281006">
                <text:p>1642.281006</text:p>
              </table:table-cell>
              <table:table-cell office:value-type="float" office:value="1712.205078">
                <text:p>1712.205078</text:p>
              </table:table-cell>
              <table:table-cell office:value-type="float" office:value="1653.185669">
                <text:p>1653.185669</text:p>
              </table:table-cell>
              <table:table-cell office:value-type="float" office:value="1710.820068">
                <text:p>1710.820068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639.076904">
                <text:p>1639.076904</text:p>
              </table:table-cell>
              <table:table-cell office:value-type="float" office:value="1719.936768">
                <text:p>1719.936768</text:p>
              </table:table-cell>
              <table:table-cell office:value-type="float" office:value="1645.168335">
                <text:p>1645.168335</text:p>
              </table:table-cell>
              <table:table-cell office:value-type="float" office:value="1720.221313">
                <text:p>1720.22131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638.443604">
                <text:p>1638.443604</text:p>
              </table:table-cell>
              <table:table-cell office:value-type="float" office:value="1716.306763">
                <text:p>1716.306763</text:p>
              </table:table-cell>
              <table:table-cell office:value-type="float" office:value="1647.101318">
                <text:p>1647.101318</text:p>
              </table:table-cell>
              <table:table-cell office:value-type="float" office:value="1710.124268">
                <text:p>1710.124268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648.257568">
                <text:p>1648.257568</text:p>
              </table:table-cell>
              <table:table-cell office:value-type="float" office:value="1705.95105">
                <text:p>1705.95105</text:p>
              </table:table-cell>
              <table:table-cell office:value-type="float" office:value="1653.0448">
                <text:p>1653.0448</text:p>
              </table:table-cell>
              <table:table-cell office:value-type="float" office:value="1704.338745">
                <text:p>1704.33874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639.266113">
                <text:p>1639.266113</text:p>
              </table:table-cell>
              <table:table-cell office:value-type="float" office:value="1728.84729">
                <text:p>1728.84729</text:p>
              </table:table-cell>
              <table:table-cell office:value-type="float" office:value="1646.104492">
                <text:p>1646.104492</text:p>
              </table:table-cell>
              <table:table-cell office:value-type="float" office:value="1726.537354">
                <text:p>1726.537354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644.6427">
                <text:p>1644.6427</text:p>
              </table:table-cell>
              <table:table-cell office:value-type="float" office:value="1712.47168">
                <text:p>1712.47168</text:p>
              </table:table-cell>
              <table:table-cell office:value-type="float" office:value="1652.376465">
                <text:p>1652.376465</text:p>
              </table:table-cell>
              <table:table-cell office:value-type="float" office:value="1710.848145">
                <text:p>1710.84814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643.100586">
                <text:p>1643.100586</text:p>
              </table:table-cell>
              <table:table-cell office:value-type="float" office:value="1727.241089">
                <text:p>1727.241089</text:p>
              </table:table-cell>
              <table:table-cell office:value-type="float" office:value="1648.393555">
                <text:p>1648.393555</text:p>
              </table:table-cell>
              <table:table-cell office:value-type="float" office:value="1720.371948">
                <text:p>1720.371948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646.694824">
                <text:p>1646.694824</text:p>
              </table:table-cell>
              <table:table-cell office:value-type="float" office:value="1714.602295">
                <text:p>1714.602295</text:p>
              </table:table-cell>
              <table:table-cell office:value-type="float" office:value="1653.860474">
                <text:p>1653.860474</text:p>
              </table:table-cell>
              <table:table-cell office:value-type="float" office:value="1714.470459">
                <text:p>1714.470459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645.487061">
                <text:p>1645.487061</text:p>
              </table:table-cell>
              <table:table-cell office:value-type="float" office:value="1701.72583">
                <text:p>1701.72583</text:p>
              </table:table-cell>
              <table:table-cell office:value-type="float" office:value="1654.171875">
                <text:p>1654.171875</text:p>
              </table:table-cell>
              <table:table-cell office:value-type="float" office:value="1697.602661">
                <text:p>1697.60266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630.5271">
                <text:p>1630.5271</text:p>
              </table:table-cell>
              <table:table-cell office:value-type="float" office:value="1709.94873">
                <text:p>1709.94873</text:p>
              </table:table-cell>
              <table:table-cell office:value-type="float" office:value="1636.605591">
                <text:p>1636.605591</text:p>
              </table:table-cell>
              <table:table-cell office:value-type="float" office:value="1713.866455">
                <text:p>1713.86645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621.4198">
                <text:p>1621.4198</text:p>
              </table:table-cell>
              <table:table-cell office:value-type="float" office:value="1697.768555">
                <text:p>1697.768555</text:p>
              </table:table-cell>
              <table:table-cell office:value-type="float" office:value="1631.329102">
                <text:p>1631.329102</text:p>
              </table:table-cell>
              <table:table-cell office:value-type="float" office:value="1697.86377">
                <text:p>1697.86377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622.311279">
                <text:p>1622.311279</text:p>
              </table:table-cell>
              <table:table-cell office:value-type="float" office:value="1686.499023">
                <text:p>1686.499023</text:p>
              </table:table-cell>
              <table:table-cell office:value-type="float" office:value="1627.608643">
                <text:p>1627.608643</text:p>
              </table:table-cell>
              <table:table-cell office:value-type="float" office:value="1685.280884">
                <text:p>1685.280884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615.116943">
                <text:p>1615.116943</text:p>
              </table:table-cell>
              <table:table-cell office:value-type="float" office:value="1685.828857">
                <text:p>1685.828857</text:p>
              </table:table-cell>
              <table:table-cell office:value-type="float" office:value="1623.477417">
                <text:p>1623.477417</text:p>
              </table:table-cell>
              <table:table-cell office:value-type="float" office:value="1684.320801">
                <text:p>1684.32080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611.524414">
                <text:p>1611.524414</text:p>
              </table:table-cell>
              <table:table-cell office:value-type="float" office:value="1676.792236">
                <text:p>1676.792236</text:p>
              </table:table-cell>
              <table:table-cell office:value-type="float" office:value="1617.440186">
                <text:p>1617.440186</text:p>
              </table:table-cell>
              <table:table-cell office:value-type="float" office:value="1676.530029">
                <text:p>1676.53002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609.430176">
                <text:p>1609.430176</text:p>
              </table:table-cell>
              <table:table-cell office:value-type="float" office:value="1665.174805">
                <text:p>1665.174805</text:p>
              </table:table-cell>
              <table:table-cell office:value-type="float" office:value="1613.620483">
                <text:p>1613.620483</text:p>
              </table:table-cell>
              <table:table-cell office:value-type="float" office:value="1664.482056">
                <text:p>1664.48205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598.789551">
                <text:p>1598.789551</text:p>
              </table:table-cell>
              <table:table-cell office:value-type="float" office:value="1666.662842">
                <text:p>1666.662842</text:p>
              </table:table-cell>
              <table:table-cell office:value-type="float" office:value="1603.994019">
                <text:p>1603.994019</text:p>
              </table:table-cell>
              <table:table-cell office:value-type="float" office:value="1661.637451">
                <text:p>1661.63745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603.39624">
                <text:p>1603.39624</text:p>
              </table:table-cell>
              <table:table-cell office:value-type="float" office:value="1652.62793">
                <text:p>1652.62793</text:p>
              </table:table-cell>
              <table:table-cell office:value-type="float" office:value="1604.049927">
                <text:p>1604.049927</text:p>
              </table:table-cell>
              <table:table-cell office:value-type="float" office:value="1655.561646">
                <text:p>1655.56164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593.204468">
                <text:p>1593.204468</text:p>
              </table:table-cell>
              <table:table-cell office:value-type="float" office:value="1648.132202">
                <text:p>1648.132202</text:p>
              </table:table-cell>
              <table:table-cell office:value-type="float" office:value="1601.910767">
                <text:p>1601.910767</text:p>
              </table:table-cell>
              <table:table-cell office:value-type="float" office:value="1651.087036">
                <text:p>1651.087036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593.275146">
                <text:p>1593.275146</text:p>
              </table:table-cell>
              <table:table-cell office:value-type="float" office:value="1641.209595">
                <text:p>1641.209595</text:p>
              </table:table-cell>
              <table:table-cell office:value-type="float" office:value="1599.227051">
                <text:p>1599.227051</text:p>
              </table:table-cell>
              <table:table-cell office:value-type="float" office:value="1644.040161">
                <text:p>1644.04016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588.769287">
                <text:p>1588.769287</text:p>
              </table:table-cell>
              <table:table-cell office:value-type="float" office:value="1638.26416">
                <text:p>1638.26416</text:p>
              </table:table-cell>
              <table:table-cell office:value-type="float" office:value="1593.330688">
                <text:p>1593.330688</text:p>
              </table:table-cell>
              <table:table-cell office:value-type="float" office:value="1635.787109">
                <text:p>1635.78710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588.432251">
                <text:p>1588.432251</text:p>
              </table:table-cell>
              <table:table-cell office:value-type="float" office:value="1627.28894">
                <text:p>1627.28894</text:p>
              </table:table-cell>
              <table:table-cell office:value-type="float" office:value="1591.261353">
                <text:p>1591.261353</text:p>
              </table:table-cell>
              <table:table-cell office:value-type="float" office:value="1632.439575">
                <text:p>1632.43957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580.120483">
                <text:p>1580.120483</text:p>
              </table:table-cell>
              <table:table-cell office:value-type="float" office:value="1629.135864">
                <text:p>1629.135864</text:p>
              </table:table-cell>
              <table:table-cell office:value-type="float" office:value="1591.745239">
                <text:p>1591.745239</text:p>
              </table:table-cell>
              <table:table-cell office:value-type="float" office:value="1626.266968">
                <text:p>1626.266968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584.3573">
                <text:p>1584.3573</text:p>
              </table:table-cell>
              <table:table-cell office:value-type="float" office:value="1621.190552">
                <text:p>1621.190552</text:p>
              </table:table-cell>
              <table:table-cell office:value-type="float" office:value="1584.248779">
                <text:p>1584.248779</text:p>
              </table:table-cell>
              <table:table-cell office:value-type="float" office:value="1621.464233">
                <text:p>1621.46423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579.40271">
                <text:p>1579.40271</text:p>
              </table:table-cell>
              <table:table-cell office:value-type="float" office:value="1618.807861">
                <text:p>1618.807861</text:p>
              </table:table-cell>
              <table:table-cell office:value-type="float" office:value="1586.505249">
                <text:p>1586.505249</text:p>
              </table:table-cell>
              <table:table-cell office:value-type="float" office:value="1621.065918">
                <text:p>1621.065918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579.50708">
                <text:p>1579.50708</text:p>
              </table:table-cell>
              <table:table-cell office:value-type="float" office:value="1612.384399">
                <text:p>1612.384399</text:p>
              </table:table-cell>
              <table:table-cell office:value-type="float" office:value="1582.67749">
                <text:p>1582.67749</text:p>
              </table:table-cell>
              <table:table-cell office:value-type="float" office:value="1612.273682">
                <text:p>1612.27368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576.495972">
                <text:p>1576.495972</text:p>
              </table:table-cell>
              <table:table-cell office:value-type="float" office:value="1608.922119">
                <text:p>1608.922119</text:p>
              </table:table-cell>
              <table:table-cell office:value-type="float" office:value="1581.932983">
                <text:p>1581.932983</text:p>
              </table:table-cell>
              <table:table-cell office:value-type="float" office:value="1610.236084">
                <text:p>1610.23608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575.955444">
                <text:p>1575.955444</text:p>
              </table:table-cell>
              <table:table-cell office:value-type="float" office:value="1608.088867">
                <text:p>1608.088867</text:p>
              </table:table-cell>
              <table:table-cell office:value-type="float" office:value="1579.777222">
                <text:p>1579.777222</text:p>
              </table:table-cell>
              <table:table-cell office:value-type="float" office:value="1614.102783">
                <text:p>1614.102783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575.290405">
                <text:p>1575.290405</text:p>
              </table:table-cell>
              <table:table-cell office:value-type="float" office:value="1601.75">
                <text:p>1601.75</text:p>
              </table:table-cell>
              <table:table-cell office:value-type="float" office:value="1579.263794">
                <text:p>1579.263794</text:p>
              </table:table-cell>
              <table:table-cell office:value-type="float" office:value="1603.262573">
                <text:p>1603.262573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574.927734">
                <text:p>1574.927734</text:p>
              </table:table-cell>
              <table:table-cell office:value-type="float" office:value="1600.864746">
                <text:p>1600.864746</text:p>
              </table:table-cell>
              <table:table-cell office:value-type="float" office:value="1579.940186">
                <text:p>1579.940186</text:p>
              </table:table-cell>
              <table:table-cell office:value-type="float" office:value="1603.922729">
                <text:p>1603.92272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570.904053">
                <text:p>1570.904053</text:p>
              </table:table-cell>
              <table:table-cell office:value-type="float" office:value="1596.227905">
                <text:p>1596.227905</text:p>
              </table:table-cell>
              <table:table-cell office:value-type="float" office:value="1574.988892">
                <text:p>1574.988892</text:p>
              </table:table-cell>
              <table:table-cell office:value-type="float" office:value="1602.642212">
                <text:p>1602.642212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569.486694">
                <text:p>1569.486694</text:p>
              </table:table-cell>
              <table:table-cell office:value-type="float" office:value="1594.950195">
                <text:p>1594.950195</text:p>
              </table:table-cell>
              <table:table-cell office:value-type="float" office:value="1575.828125">
                <text:p>1575.828125</text:p>
              </table:table-cell>
              <table:table-cell office:value-type="float" office:value="1601.954468">
                <text:p>1601.95446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568.7323">
                <text:p>1568.7323</text:p>
              </table:table-cell>
              <table:table-cell office:value-type="float" office:value="1592.649292">
                <text:p>1592.649292</text:p>
              </table:table-cell>
              <table:table-cell office:value-type="float" office:value="1575.852661">
                <text:p>1575.852661</text:p>
              </table:table-cell>
              <table:table-cell office:value-type="float" office:value="1594.732422">
                <text:p>1594.73242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568.907715">
                <text:p>1568.907715</text:p>
              </table:table-cell>
              <table:table-cell office:value-type="float" office:value="1589.531738">
                <text:p>1589.531738</text:p>
              </table:table-cell>
              <table:table-cell office:value-type="float" office:value="1574.365234">
                <text:p>1574.365234</text:p>
              </table:table-cell>
              <table:table-cell office:value-type="float" office:value="1592.158691">
                <text:p>1592.15869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565.94519">
                <text:p>1565.94519</text:p>
              </table:table-cell>
              <table:table-cell office:value-type="float" office:value="1589.857178">
                <text:p>1589.857178</text:p>
              </table:table-cell>
              <table:table-cell office:value-type="float" office:value="1574.1521">
                <text:p>1574.1521</text:p>
              </table:table-cell>
              <table:table-cell office:value-type="float" office:value="1590.666016">
                <text:p>1590.66601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565.36145">
                <text:p>1565.36145</text:p>
              </table:table-cell>
              <table:table-cell office:value-type="float" office:value="1584.662842">
                <text:p>1584.662842</text:p>
              </table:table-cell>
              <table:table-cell office:value-type="float" office:value="1574.019775">
                <text:p>1574.019775</text:p>
              </table:table-cell>
              <table:table-cell office:value-type="float" office:value="1587.526245">
                <text:p>1587.52624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565.542603">
                <text:p>1565.542603</text:p>
              </table:table-cell>
              <table:table-cell office:value-type="float" office:value="1586.88623">
                <text:p>1586.88623</text:p>
              </table:table-cell>
              <table:table-cell office:value-type="float" office:value="1576.769653">
                <text:p>1576.769653</text:p>
              </table:table-cell>
              <table:table-cell office:value-type="float" office:value="1589.387817">
                <text:p>1589.38781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562.305908">
                <text:p>1562.305908</text:p>
              </table:table-cell>
              <table:table-cell office:value-type="float" office:value="1581.59436">
                <text:p>1581.59436</text:p>
              </table:table-cell>
              <table:table-cell office:value-type="float" office:value="1574.383545">
                <text:p>1574.383545</text:p>
              </table:table-cell>
              <table:table-cell office:value-type="float" office:value="1586.272827">
                <text:p>1586.272827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564.738037">
                <text:p>1564.738037</text:p>
              </table:table-cell>
              <table:table-cell office:value-type="float" office:value="1578.990967">
                <text:p>1578.990967</text:p>
              </table:table-cell>
              <table:table-cell office:value-type="float" office:value="1574.708618">
                <text:p>1574.708618</text:p>
              </table:table-cell>
              <table:table-cell office:value-type="float" office:value="1587.605713">
                <text:p>1587.605713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570.411865">
                <text:p>1570.411865</text:p>
              </table:table-cell>
              <table:table-cell office:value-type="float" office:value="1582.890015">
                <text:p>1582.890015</text:p>
              </table:table-cell>
              <table:table-cell office:value-type="float" office:value="1568.931519">
                <text:p>1568.931519</text:p>
              </table:table-cell>
              <table:table-cell office:value-type="float" office:value="1577.583862">
                <text:p>1577.583862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566.815308">
                <text:p>1566.815308</text:p>
              </table:table-cell>
              <table:table-cell office:value-type="float" office:value="1581.586426">
                <text:p>1581.586426</text:p>
              </table:table-cell>
              <table:table-cell office:value-type="float" office:value="1565.277588">
                <text:p>1565.277588</text:p>
              </table:table-cell>
              <table:table-cell office:value-type="float" office:value="1582.170654">
                <text:p>1582.170654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569.613892">
                <text:p>1569.613892</text:p>
              </table:table-cell>
              <table:table-cell office:value-type="float" office:value="1579.763672">
                <text:p>1579.763672</text:p>
              </table:table-cell>
              <table:table-cell office:value-type="float" office:value="1572.749634">
                <text:p>1572.749634</text:p>
              </table:table-cell>
              <table:table-cell office:value-type="float" office:value="1577.759644">
                <text:p>1577.75964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565.74646">
                <text:p>1565.74646</text:p>
              </table:table-cell>
              <table:table-cell office:value-type="float" office:value="1578.955933">
                <text:p>1578.955933</text:p>
              </table:table-cell>
              <table:table-cell office:value-type="float" office:value="1571.680542">
                <text:p>1571.680542</text:p>
              </table:table-cell>
              <table:table-cell office:value-type="float" office:value="1576.12915">
                <text:p>1576.1291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566.678223">
                <text:p>1566.678223</text:p>
              </table:table-cell>
              <table:table-cell office:value-type="float" office:value="1575.631958">
                <text:p>1575.631958</text:p>
              </table:table-cell>
              <table:table-cell office:value-type="float" office:value="1567.759521">
                <text:p>1567.759521</text:p>
              </table:table-cell>
              <table:table-cell office:value-type="float" office:value="1575.142578">
                <text:p>1575.142578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564.941162">
                <text:p>1564.941162</text:p>
              </table:table-cell>
              <table:table-cell office:value-type="float" office:value="1578.002686">
                <text:p>1578.002686</text:p>
              </table:table-cell>
              <table:table-cell office:value-type="float" office:value="1570.43457">
                <text:p>1570.43457</text:p>
              </table:table-cell>
              <table:table-cell office:value-type="float" office:value="1571.998535">
                <text:p>1571.99853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568.653809">
                <text:p>1568.653809</text:p>
              </table:table-cell>
              <table:table-cell office:value-type="float" office:value="1573.385376">
                <text:p>1573.385376</text:p>
              </table:table-cell>
              <table:table-cell office:value-type="float" office:value="1568.942627">
                <text:p>1568.942627</text:p>
              </table:table-cell>
              <table:table-cell office:value-type="float" office:value="1571.450073">
                <text:p>1571.45007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569.397705">
                <text:p>1569.397705</text:p>
              </table:table-cell>
              <table:table-cell office:value-type="float" office:value="1572.1698">
                <text:p>1572.1698</text:p>
              </table:table-cell>
              <table:table-cell office:value-type="float" office:value="1567.145874">
                <text:p>1567.145874</text:p>
              </table:table-cell>
              <table:table-cell office:value-type="float" office:value="1573.165283">
                <text:p>1573.16528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563.95105">
                <text:p>1563.95105</text:p>
              </table:table-cell>
              <table:table-cell office:value-type="float" office:value="1573.402832">
                <text:p>1573.402832</text:p>
              </table:table-cell>
              <table:table-cell office:value-type="float" office:value="1563.220459">
                <text:p>1563.220459</text:p>
              </table:table-cell>
              <table:table-cell office:value-type="float" office:value="1573.066772">
                <text:p>1573.066772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562.771362">
                <text:p>1562.771362</text:p>
              </table:table-cell>
              <table:table-cell office:value-type="float" office:value="1576.23645">
                <text:p>1576.23645</text:p>
              </table:table-cell>
              <table:table-cell office:value-type="float" office:value="1564.617676">
                <text:p>1564.617676</text:p>
              </table:table-cell>
              <table:table-cell office:value-type="float" office:value="1573.569946">
                <text:p>1573.569946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564.191162">
                <text:p>1564.191162</text:p>
              </table:table-cell>
              <table:table-cell office:value-type="float" office:value="1573.874268">
                <text:p>1573.874268</text:p>
              </table:table-cell>
              <table:table-cell office:value-type="float" office:value="1566.829956">
                <text:p>1566.829956</text:p>
              </table:table-cell>
              <table:table-cell office:value-type="float" office:value="1570.814453">
                <text:p>1570.814453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564.064697">
                <text:p>1564.064697</text:p>
              </table:table-cell>
              <table:table-cell office:value-type="float" office:value="1574.0354">
                <text:p>1574.0354</text:p>
              </table:table-cell>
              <table:table-cell office:value-type="float" office:value="1562.986328">
                <text:p>1562.986328</text:p>
              </table:table-cell>
              <table:table-cell office:value-type="float" office:value="1574.049072">
                <text:p>1574.04907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565.40271">
                <text:p>1565.40271</text:p>
              </table:table-cell>
              <table:table-cell office:value-type="float" office:value="1569.007935">
                <text:p>1569.007935</text:p>
              </table:table-cell>
              <table:table-cell office:value-type="float" office:value="1561.692139">
                <text:p>1561.692139</text:p>
              </table:table-cell>
              <table:table-cell office:value-type="float" office:value="1573.150635">
                <text:p>1573.15063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568.180542">
                <text:p>1568.180542</text:p>
              </table:table-cell>
              <table:table-cell office:value-type="float" office:value="1570.382202">
                <text:p>1570.382202</text:p>
              </table:table-cell>
              <table:table-cell office:value-type="float" office:value="1565.44519">
                <text:p>1565.44519</text:p>
              </table:table-cell>
              <table:table-cell office:value-type="float" office:value="1573.364624">
                <text:p>1573.36462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566.171265">
                <text:p>1566.171265</text:p>
              </table:table-cell>
              <table:table-cell office:value-type="float" office:value="1569.168335">
                <text:p>1569.168335</text:p>
              </table:table-cell>
              <table:table-cell office:value-type="float" office:value="1564.725952">
                <text:p>1564.725952</text:p>
              </table:table-cell>
              <table:table-cell office:value-type="float" office:value="1572.261597">
                <text:p>1572.261597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576.963257">
                <text:p>1576.963257</text:p>
              </table:table-cell>
              <table:table-cell office:value-type="float" office:value="1587.068726">
                <text:p>1587.068726</text:p>
              </table:table-cell>
              <table:table-cell office:value-type="float" office:value="1553.586182">
                <text:p>1553.586182</text:p>
              </table:table-cell>
              <table:table-cell office:value-type="float" office:value="1554.675537">
                <text:p>1554.675537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588.330444">
                <text:p>1588.330444</text:p>
              </table:table-cell>
              <table:table-cell office:value-type="float" office:value="1631.931396">
                <text:p>1631.931396</text:p>
              </table:table-cell>
              <table:table-cell office:value-type="float" office:value="1514.678101">
                <text:p>1514.678101</text:p>
              </table:table-cell>
              <table:table-cell office:value-type="float" office:value="1528.352539">
                <text:p>1528.35253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605.540405">
                <text:p>1605.540405</text:p>
              </table:table-cell>
              <table:table-cell office:value-type="float" office:value="1643.255005">
                <text:p>1643.255005</text:p>
              </table:table-cell>
              <table:table-cell office:value-type="float" office:value="1532.411621">
                <text:p>1532.411621</text:p>
              </table:table-cell>
              <table:table-cell office:value-type="float" office:value="1527.243652">
                <text:p>1527.243652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635.873169">
                <text:p>1635.873169</text:p>
              </table:table-cell>
              <table:table-cell office:value-type="float" office:value="1665.731567">
                <text:p>1665.731567</text:p>
              </table:table-cell>
              <table:table-cell office:value-type="float" office:value="1562.064087">
                <text:p>1562.064087</text:p>
              </table:table-cell>
              <table:table-cell office:value-type="float" office:value="1547.749634">
                <text:p>1547.749634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670.791138">
                <text:p>1670.791138</text:p>
              </table:table-cell>
              <table:table-cell office:value-type="float" office:value="1684.865723">
                <text:p>1684.865723</text:p>
              </table:table-cell>
              <table:table-cell office:value-type="float" office:value="1603.354248">
                <text:p>1603.354248</text:p>
              </table:table-cell>
              <table:table-cell office:value-type="float" office:value="1613.899902">
                <text:p>1613.89990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706.363281">
                <text:p>1706.363281</text:p>
              </table:table-cell>
              <table:table-cell office:value-type="float" office:value="1665.347412">
                <text:p>1665.347412</text:p>
              </table:table-cell>
              <table:table-cell office:value-type="float" office:value="1651.582886">
                <text:p>1651.582886</text:p>
              </table:table-cell>
              <table:table-cell office:value-type="float" office:value="1646.246094">
                <text:p>1646.24609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681.64917">
                <text:p>1681.64917</text:p>
              </table:table-cell>
              <table:table-cell office:value-type="float" office:value="1738.444702">
                <text:p>1738.444702</text:p>
              </table:table-cell>
              <table:table-cell office:value-type="float" office:value="1681.528198">
                <text:p>1681.528198</text:p>
              </table:table-cell>
              <table:table-cell office:value-type="float" office:value="1727.272461">
                <text:p>1727.27246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651.184082">
                <text:p>1651.184082</text:p>
              </table:table-cell>
              <table:table-cell office:value-type="float" office:value="1734.079956">
                <text:p>1734.079956</text:p>
              </table:table-cell>
              <table:table-cell office:value-type="float" office:value="1690.421265">
                <text:p>1690.421265</text:p>
              </table:table-cell>
              <table:table-cell office:value-type="float" office:value="1735.973389">
                <text:p>1735.973389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665.267212">
                <text:p>1665.267212</text:p>
              </table:table-cell>
              <table:table-cell office:value-type="float" office:value="1729.510254">
                <text:p>1729.510254</text:p>
              </table:table-cell>
              <table:table-cell office:value-type="float" office:value="1677.398682">
                <text:p>1677.398682</text:p>
              </table:table-cell>
              <table:table-cell office:value-type="float" office:value="1728.907715">
                <text:p>1728.90771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662.312866">
                <text:p>1662.312866</text:p>
              </table:table-cell>
              <table:table-cell office:value-type="float" office:value="1719.228516">
                <text:p>1719.228516</text:p>
              </table:table-cell>
              <table:table-cell office:value-type="float" office:value="1660.240723">
                <text:p>1660.240723</text:p>
              </table:table-cell>
              <table:table-cell office:value-type="float" office:value="1727.908325">
                <text:p>1727.90832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640.570068">
                <text:p>1640.570068</text:p>
              </table:table-cell>
              <table:table-cell office:value-type="float" office:value="1703.686035">
                <text:p>1703.686035</text:p>
              </table:table-cell>
              <table:table-cell office:value-type="float" office:value="1643.102173">
                <text:p>1643.102173</text:p>
              </table:table-cell>
              <table:table-cell office:value-type="float" office:value="1711.048218">
                <text:p>1711.048218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621.07605">
                <text:p>1621.07605</text:p>
              </table:table-cell>
              <table:table-cell office:value-type="float" office:value="1700.317139">
                <text:p>1700.317139</text:p>
              </table:table-cell>
              <table:table-cell office:value-type="float" office:value="1630.864136">
                <text:p>1630.864136</text:p>
              </table:table-cell>
              <table:table-cell office:value-type="float" office:value="1699.116577">
                <text:p>1699.11657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603.637329">
                <text:p>1603.637329</text:p>
              </table:table-cell>
              <table:table-cell office:value-type="float" office:value="1692.195923">
                <text:p>1692.195923</text:p>
              </table:table-cell>
              <table:table-cell office:value-type="float" office:value="1606.098145">
                <text:p>1606.098145</text:p>
              </table:table-cell>
              <table:table-cell office:value-type="float" office:value="1686.613281">
                <text:p>1686.61328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606.713135">
                <text:p>1606.713135</text:p>
              </table:table-cell>
              <table:table-cell office:value-type="float" office:value="1667.11438">
                <text:p>1667.11438</text:p>
              </table:table-cell>
              <table:table-cell office:value-type="float" office:value="1605.149902">
                <text:p>1605.149902</text:p>
              </table:table-cell>
              <table:table-cell office:value-type="float" office:value="1660.490845">
                <text:p>1660.49084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608.281006">
                <text:p>1608.281006</text:p>
              </table:table-cell>
              <table:table-cell office:value-type="float" office:value="1647.571411">
                <text:p>1647.571411</text:p>
              </table:table-cell>
              <table:table-cell office:value-type="float" office:value="1591.151367">
                <text:p>1591.151367</text:p>
              </table:table-cell>
              <table:table-cell office:value-type="float" office:value="1664.51709">
                <text:p>1664.5170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590.930908">
                <text:p>1590.930908</text:p>
              </table:table-cell>
              <table:table-cell office:value-type="float" office:value="1644.486694">
                <text:p>1644.486694</text:p>
              </table:table-cell>
              <table:table-cell office:value-type="float" office:value="1606.561646">
                <text:p>1606.561646</text:p>
              </table:table-cell>
              <table:table-cell office:value-type="float" office:value="1647.089355">
                <text:p>1647.08935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602.138428">
                <text:p>1602.138428</text:p>
              </table:table-cell>
              <table:table-cell office:value-type="float" office:value="1643.0354">
                <text:p>1643.0354</text:p>
              </table:table-cell>
              <table:table-cell office:value-type="float" office:value="1599.989014">
                <text:p>1599.989014</text:p>
              </table:table-cell>
              <table:table-cell office:value-type="float" office:value="1638.749634">
                <text:p>1638.749634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595.873413">
                <text:p>1595.873413</text:p>
              </table:table-cell>
              <table:table-cell office:value-type="float" office:value="1634.86377">
                <text:p>1634.86377</text:p>
              </table:table-cell>
              <table:table-cell office:value-type="float" office:value="1589.631592">
                <text:p>1589.631592</text:p>
              </table:table-cell>
              <table:table-cell office:value-type="float" office:value="1642.994629">
                <text:p>1642.994629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590.337402">
                <text:p>1590.337402</text:p>
              </table:table-cell>
              <table:table-cell office:value-type="float" office:value="1631.190796">
                <text:p>1631.190796</text:p>
              </table:table-cell>
              <table:table-cell office:value-type="float" office:value="1591.663574">
                <text:p>1591.663574</text:p>
              </table:table-cell>
              <table:table-cell office:value-type="float" office:value="1633.211304">
                <text:p>1633.211304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596.107666">
                <text:p>1596.107666</text:p>
              </table:table-cell>
              <table:table-cell office:value-type="float" office:value="1623.84436">
                <text:p>1623.84436</text:p>
              </table:table-cell>
              <table:table-cell office:value-type="float" office:value="1591.314209">
                <text:p>1591.314209</text:p>
              </table:table-cell>
              <table:table-cell office:value-type="float" office:value="1623.546387">
                <text:p>1623.546387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584.517456">
                <text:p>1584.517456</text:p>
              </table:table-cell>
              <table:table-cell office:value-type="float" office:value="1622.892944">
                <text:p>1622.892944</text:p>
              </table:table-cell>
              <table:table-cell office:value-type="float" office:value="1585.984741">
                <text:p>1585.984741</text:p>
              </table:table-cell>
              <table:table-cell office:value-type="float" office:value="1619.912231">
                <text:p>1619.91223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583.761841">
                <text:p>1583.761841</text:p>
              </table:table-cell>
              <table:table-cell office:value-type="float" office:value="1619.627197">
                <text:p>1619.627197</text:p>
              </table:table-cell>
              <table:table-cell office:value-type="float" office:value="1581.647705">
                <text:p>1581.647705</text:p>
              </table:table-cell>
              <table:table-cell office:value-type="float" office:value="1616.874756">
                <text:p>1616.874756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581.526001">
                <text:p>1581.526001</text:p>
              </table:table-cell>
              <table:table-cell office:value-type="float" office:value="1615.469238">
                <text:p>1615.469238</text:p>
              </table:table-cell>
              <table:table-cell office:value-type="float" office:value="1579.719482">
                <text:p>1579.719482</text:p>
              </table:table-cell>
              <table:table-cell office:value-type="float" office:value="1613.550903">
                <text:p>1613.55090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581.080322">
                <text:p>1581.080322</text:p>
              </table:table-cell>
              <table:table-cell office:value-type="float" office:value="1608.719604">
                <text:p>1608.719604</text:p>
              </table:table-cell>
              <table:table-cell office:value-type="float" office:value="1580.382324">
                <text:p>1580.382324</text:p>
              </table:table-cell>
              <table:table-cell office:value-type="float" office:value="1607.987061">
                <text:p>1607.98706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581.262451">
                <text:p>1581.262451</text:p>
              </table:table-cell>
              <table:table-cell office:value-type="float" office:value="1609.561523">
                <text:p>1609.561523</text:p>
              </table:table-cell>
              <table:table-cell office:value-type="float" office:value="1579.475586">
                <text:p>1579.475586</text:p>
              </table:table-cell>
              <table:table-cell office:value-type="float" office:value="1604.389771">
                <text:p>1604.38977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577.776855">
                <text:p>1577.776855</text:p>
              </table:table-cell>
              <table:table-cell office:value-type="float" office:value="1604.830322">
                <text:p>1604.830322</text:p>
              </table:table-cell>
              <table:table-cell office:value-type="float" office:value="1572.218262">
                <text:p>1572.218262</text:p>
              </table:table-cell>
              <table:table-cell office:value-type="float" office:value="1607.827271">
                <text:p>1607.827271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574.905884">
                <text:p>1574.905884</text:p>
              </table:table-cell>
              <table:table-cell office:value-type="float" office:value="1603.751343">
                <text:p>1603.751343</text:p>
              </table:table-cell>
              <table:table-cell office:value-type="float" office:value="1577.151733">
                <text:p>1577.151733</text:p>
              </table:table-cell>
              <table:table-cell office:value-type="float" office:value="1596.951172">
                <text:p>1596.95117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577.93811">
                <text:p>1577.93811</text:p>
              </table:table-cell>
              <table:table-cell office:value-type="float" office:value="1595.786377">
                <text:p>1595.786377</text:p>
              </table:table-cell>
              <table:table-cell office:value-type="float" office:value="1574.809082">
                <text:p>1574.809082</text:p>
              </table:table-cell>
              <table:table-cell office:value-type="float" office:value="1591.587891">
                <text:p>1591.587891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573.038574">
                <text:p>1573.038574</text:p>
              </table:table-cell>
              <table:table-cell office:value-type="float" office:value="1597.619019">
                <text:p>1597.619019</text:p>
              </table:table-cell>
              <table:table-cell office:value-type="float" office:value="1570.217651">
                <text:p>1570.217651</text:p>
              </table:table-cell>
              <table:table-cell office:value-type="float" office:value="1593.940918">
                <text:p>1593.940918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572.661743">
                <text:p>1572.661743</text:p>
              </table:table-cell>
              <table:table-cell office:value-type="float" office:value="1599.181885">
                <text:p>1599.181885</text:p>
              </table:table-cell>
              <table:table-cell office:value-type="float" office:value="1570.258789">
                <text:p>1570.258789</text:p>
              </table:table-cell>
              <table:table-cell office:value-type="float" office:value="1591.360596">
                <text:p>1591.360596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577.170654">
                <text:p>1577.170654</text:p>
              </table:table-cell>
              <table:table-cell office:value-type="float" office:value="1591.827515">
                <text:p>1591.827515</text:p>
              </table:table-cell>
              <table:table-cell office:value-type="float" office:value="1569.034912">
                <text:p>1569.034912</text:p>
              </table:table-cell>
              <table:table-cell office:value-type="float" office:value="1589.597412">
                <text:p>1589.597412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574.174683">
                <text:p>1574.174683</text:p>
              </table:table-cell>
              <table:table-cell office:value-type="float" office:value="1590.164551">
                <text:p>1590.164551</text:p>
              </table:table-cell>
              <table:table-cell office:value-type="float" office:value="1570.000244">
                <text:p>1570.000244</text:p>
              </table:table-cell>
              <table:table-cell office:value-type="float" office:value="1581.987061">
                <text:p>1581.98706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575.159912">
                <text:p>1575.159912</text:p>
              </table:table-cell>
              <table:table-cell office:value-type="float" office:value="1591.648193">
                <text:p>1591.648193</text:p>
              </table:table-cell>
              <table:table-cell office:value-type="float" office:value="1566.646362">
                <text:p>1566.646362</text:p>
              </table:table-cell>
              <table:table-cell office:value-type="float" office:value="1584.174683">
                <text:p>1584.17468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574.264038">
                <text:p>1574.264038</text:p>
              </table:table-cell>
              <table:table-cell office:value-type="float" office:value="1586.944092">
                <text:p>1586.944092</text:p>
              </table:table-cell>
              <table:table-cell office:value-type="float" office:value="1565.883667">
                <text:p>1565.883667</text:p>
              </table:table-cell>
              <table:table-cell office:value-type="float" office:value="1582.574341">
                <text:p>1582.574341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571.520508">
                <text:p>1571.520508</text:p>
              </table:table-cell>
              <table:table-cell office:value-type="float" office:value="1584.686646">
                <text:p>1584.686646</text:p>
              </table:table-cell>
              <table:table-cell office:value-type="float" office:value="1560.390381">
                <text:p>1560.390381</text:p>
              </table:table-cell>
              <table:table-cell office:value-type="float" office:value="1582.411499">
                <text:p>1582.41149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571.780396">
                <text:p>1571.780396</text:p>
              </table:table-cell>
              <table:table-cell office:value-type="float" office:value="1584.252075">
                <text:p>1584.252075</text:p>
              </table:table-cell>
              <table:table-cell office:value-type="float" office:value="1563.259766">
                <text:p>1563.259766</text:p>
              </table:table-cell>
              <table:table-cell office:value-type="float" office:value="1578.546509">
                <text:p>1578.546509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567.843384">
                <text:p>1567.843384</text:p>
              </table:table-cell>
              <table:table-cell office:value-type="float" office:value="1574.497437">
                <text:p>1574.497437</text:p>
              </table:table-cell>
              <table:table-cell office:value-type="float" office:value="1572.812256">
                <text:p>1572.812256</text:p>
              </table:table-cell>
              <table:table-cell office:value-type="float" office:value="1583.678101">
                <text:p>1583.678101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569.539185">
                <text:p>1569.539185</text:p>
              </table:table-cell>
              <table:table-cell office:value-type="float" office:value="1574.903198">
                <text:p>1574.903198</text:p>
              </table:table-cell>
              <table:table-cell office:value-type="float" office:value="1570.500854">
                <text:p>1570.500854</text:p>
              </table:table-cell>
              <table:table-cell office:value-type="float" office:value="1576.535889">
                <text:p>1576.53588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567.203613">
                <text:p>1567.203613</text:p>
              </table:table-cell>
              <table:table-cell office:value-type="float" office:value="1575.684082">
                <text:p>1575.684082</text:p>
              </table:table-cell>
              <table:table-cell office:value-type="float" office:value="1568.750244">
                <text:p>1568.750244</text:p>
              </table:table-cell>
              <table:table-cell office:value-type="float" office:value="1575.830811">
                <text:p>1575.830811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568.178223">
                <text:p>1568.178223</text:p>
              </table:table-cell>
              <table:table-cell office:value-type="float" office:value="1572.605347">
                <text:p>1572.605347</text:p>
              </table:table-cell>
              <table:table-cell office:value-type="float" office:value="1560.372192">
                <text:p>1560.372192</text:p>
              </table:table-cell>
              <table:table-cell office:value-type="float" office:value="1578.877686">
                <text:p>1578.877686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568.027222">
                <text:p>1568.027222</text:p>
              </table:table-cell>
              <table:table-cell office:value-type="float" office:value="1576.116943">
                <text:p>1576.116943</text:p>
              </table:table-cell>
              <table:table-cell office:value-type="float" office:value="1566.626221">
                <text:p>1566.626221</text:p>
              </table:table-cell>
              <table:table-cell office:value-type="float" office:value="1574.012085">
                <text:p>1574.01208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564.29541">
                <text:p>1564.29541</text:p>
              </table:table-cell>
              <table:table-cell office:value-type="float" office:value="1574.003296">
                <text:p>1574.003296</text:p>
              </table:table-cell>
              <table:table-cell office:value-type="float" office:value="1566.755859">
                <text:p>1566.755859</text:p>
              </table:table-cell>
              <table:table-cell office:value-type="float" office:value="1572.270142">
                <text:p>1572.27014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564.034424">
                <text:p>1564.034424</text:p>
              </table:table-cell>
              <table:table-cell office:value-type="float" office:value="1575.762939">
                <text:p>1575.762939</text:p>
              </table:table-cell>
              <table:table-cell office:value-type="float" office:value="1564.575317">
                <text:p>1564.575317</text:p>
              </table:table-cell>
              <table:table-cell office:value-type="float" office:value="1572.85022">
                <text:p>1572.8502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565.776245">
                <text:p>1565.776245</text:p>
              </table:table-cell>
              <table:table-cell office:value-type="float" office:value="1572.023804">
                <text:p>1572.023804</text:p>
              </table:table-cell>
              <table:table-cell office:value-type="float" office:value="1565.564087">
                <text:p>1565.564087</text:p>
              </table:table-cell>
              <table:table-cell office:value-type="float" office:value="1573.228394">
                <text:p>1573.228394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568.965942">
                <text:p>1568.965942</text:p>
              </table:table-cell>
              <table:table-cell office:value-type="float" office:value="1567.178955">
                <text:p>1567.178955</text:p>
              </table:table-cell>
              <table:table-cell office:value-type="float" office:value="1564.924561">
                <text:p>1564.924561</text:p>
              </table:table-cell>
              <table:table-cell office:value-type="float" office:value="1570.675781">
                <text:p>1570.67578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564.93811">
                <text:p>1564.93811</text:p>
              </table:table-cell>
              <table:table-cell office:value-type="float" office:value="1569.436768">
                <text:p>1569.436768</text:p>
              </table:table-cell>
              <table:table-cell office:value-type="float" office:value="1565.15686">
                <text:p>1565.15686</text:p>
              </table:table-cell>
              <table:table-cell office:value-type="float" office:value="1569.202515">
                <text:p>1569.20251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564.704468">
                <text:p>1564.704468</text:p>
              </table:table-cell>
              <table:table-cell office:value-type="float" office:value="1568.846069">
                <text:p>1568.846069</text:p>
              </table:table-cell>
              <table:table-cell office:value-type="float" office:value="1562.985474">
                <text:p>1562.985474</text:p>
              </table:table-cell>
              <table:table-cell office:value-type="float" office:value="1570.490479">
                <text:p>1570.490479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563.82251">
                <text:p>1563.82251</text:p>
              </table:table-cell>
              <table:table-cell office:value-type="float" office:value="1570.435791">
                <text:p>1570.435791</text:p>
              </table:table-cell>
              <table:table-cell office:value-type="float" office:value="1568.149902">
                <text:p>1568.149902</text:p>
              </table:table-cell>
              <table:table-cell office:value-type="float" office:value="1569.80835">
                <text:p>1569.80835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567.036499">
                <text:p>1567.036499</text:p>
              </table:table-cell>
              <table:table-cell office:value-type="float" office:value="1564.88501">
                <text:p>1564.88501</text:p>
              </table:table-cell>
              <table:table-cell office:value-type="float" office:value="1565.175171">
                <text:p>1565.175171</text:p>
              </table:table-cell>
              <table:table-cell office:value-type="float" office:value="1568.287842">
                <text:p>1568.28784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563.070801">
                <text:p>1563.070801</text:p>
              </table:table-cell>
              <table:table-cell office:value-type="float" office:value="1570.6875">
                <text:p>1570.6875</text:p>
              </table:table-cell>
              <table:table-cell office:value-type="float" office:value="1561.984497">
                <text:p>1561.984497</text:p>
              </table:table-cell>
              <table:table-cell office:value-type="float" office:value="1569.145264">
                <text:p>1569.14526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566.593872">
                <text:p>1566.593872</text:p>
              </table:table-cell>
              <table:table-cell office:value-type="float" office:value="1564.709961">
                <text:p>1564.709961</text:p>
              </table:table-cell>
              <table:table-cell office:value-type="float" office:value="1565.328003">
                <text:p>1565.328003</text:p>
              </table:table-cell>
              <table:table-cell office:value-type="float" office:value="1567.900269">
                <text:p>1567.900269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562.49585">
                <text:p>1562.49585</text:p>
              </table:table-cell>
              <table:table-cell office:value-type="float" office:value="1565.223999">
                <text:p>1565.223999</text:p>
              </table:table-cell>
              <table:table-cell office:value-type="float" office:value="1561.824097">
                <text:p>1561.824097</text:p>
              </table:table-cell>
              <table:table-cell office:value-type="float" office:value="1568.309814">
                <text:p>1568.30981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594.296265">
                <text:p>1594.296265</text:p>
              </table:table-cell>
              <table:table-cell office:value-type="float" office:value="1621.082642">
                <text:p>1621.082642</text:p>
              </table:table-cell>
              <table:table-cell office:value-type="float" office:value="1523.303955">
                <text:p>1523.303955</text:p>
              </table:table-cell>
              <table:table-cell office:value-type="float" office:value="1517.656494">
                <text:p>1517.656494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623.073608">
                <text:p>1623.073608</text:p>
              </table:table-cell>
              <table:table-cell office:value-type="float" office:value="1610.106812">
                <text:p>1610.106812</text:p>
              </table:table-cell>
              <table:table-cell office:value-type="float" office:value="1529.635254">
                <text:p>1529.635254</text:p>
              </table:table-cell>
              <table:table-cell office:value-type="float" office:value="1516.346069">
                <text:p>1516.346069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617.023682">
                <text:p>1617.023682</text:p>
              </table:table-cell>
              <table:table-cell office:value-type="float" office:value="1623.979858">
                <text:p>1623.979858</text:p>
              </table:table-cell>
              <table:table-cell office:value-type="float" office:value="1541.453125">
                <text:p>1541.453125</text:p>
              </table:table-cell>
              <table:table-cell office:value-type="float" office:value="1535.921021">
                <text:p>1535.92102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621.153076">
                <text:p>1621.153076</text:p>
              </table:table-cell>
              <table:table-cell office:value-type="float" office:value="1654.026855">
                <text:p>1654.026855</text:p>
              </table:table-cell>
              <table:table-cell office:value-type="float" office:value="1559.786255">
                <text:p>1559.786255</text:p>
              </table:table-cell>
              <table:table-cell office:value-type="float" office:value="1554.131836">
                <text:p>1554.13183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637.143188">
                <text:p>1637.143188</text:p>
              </table:table-cell>
              <table:table-cell office:value-type="float" office:value="1666.215332">
                <text:p>1666.215332</text:p>
              </table:table-cell>
              <table:table-cell office:value-type="float" office:value="1570.206299">
                <text:p>1570.206299</text:p>
              </table:table-cell>
              <table:table-cell office:value-type="float" office:value="1573.94165">
                <text:p>1573.9416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650.148926">
                <text:p>1650.148926</text:p>
              </table:table-cell>
              <table:table-cell office:value-type="float" office:value="1663.736328">
                <text:p>1663.736328</text:p>
              </table:table-cell>
              <table:table-cell office:value-type="float" office:value="1592.432251">
                <text:p>1592.432251</text:p>
              </table:table-cell>
              <table:table-cell office:value-type="float" office:value="1588.403442">
                <text:p>1588.403442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652.888672">
                <text:p>1652.888672</text:p>
              </table:table-cell>
              <table:table-cell office:value-type="float" office:value="1672.273315">
                <text:p>1672.273315</text:p>
              </table:table-cell>
              <table:table-cell office:value-type="float" office:value="1607.8125">
                <text:p>1607.8125</text:p>
              </table:table-cell>
              <table:table-cell office:value-type="float" office:value="1614.016724">
                <text:p>1614.016724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643.233765">
                <text:p>1643.233765</text:p>
              </table:table-cell>
              <table:table-cell office:value-type="float" office:value="1712.476685">
                <text:p>1712.476685</text:p>
              </table:table-cell>
              <table:table-cell office:value-type="float" office:value="1611.227661">
                <text:p>1611.227661</text:p>
              </table:table-cell>
              <table:table-cell office:value-type="float" office:value="1630.528442">
                <text:p>1630.528442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648.298706">
                <text:p>1648.298706</text:p>
              </table:table-cell>
              <table:table-cell office:value-type="float" office:value="1712.687012">
                <text:p>1712.687012</text:p>
              </table:table-cell>
              <table:table-cell office:value-type="float" office:value="1614.601318">
                <text:p>1614.601318</text:p>
              </table:table-cell>
              <table:table-cell office:value-type="float" office:value="1632.642456">
                <text:p>1632.64245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644.358887">
                <text:p>1644.358887</text:p>
              </table:table-cell>
              <table:table-cell office:value-type="float" office:value="1707.19458">
                <text:p>1707.19458</text:p>
              </table:table-cell>
              <table:table-cell office:value-type="float" office:value="1613.254761">
                <text:p>1613.254761</text:p>
              </table:table-cell>
              <table:table-cell office:value-type="float" office:value="1640.194336">
                <text:p>1640.19433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613.438721">
                <text:p>1613.438721</text:p>
              </table:table-cell>
              <table:table-cell office:value-type="float" office:value="1667.994019">
                <text:p>1667.994019</text:p>
              </table:table-cell>
              <table:table-cell office:value-type="float" office:value="1632.532227">
                <text:p>1632.532227</text:p>
              </table:table-cell>
              <table:table-cell office:value-type="float" office:value="1672.137085">
                <text:p>1672.13708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605.241089">
                <text:p>1605.241089</text:p>
              </table:table-cell>
              <table:table-cell office:value-type="float" office:value="1667.045654">
                <text:p>1667.045654</text:p>
              </table:table-cell>
              <table:table-cell office:value-type="float" office:value="1614.613037">
                <text:p>1614.613037</text:p>
              </table:table-cell>
              <table:table-cell office:value-type="float" office:value="1669.550537">
                <text:p>1669.550537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595.657227">
                <text:p>1595.657227</text:p>
              </table:table-cell>
              <table:table-cell office:value-type="float" office:value="1658.211304">
                <text:p>1658.211304</text:p>
              </table:table-cell>
              <table:table-cell office:value-type="float" office:value="1605.449707">
                <text:p>1605.449707</text:p>
              </table:table-cell>
              <table:table-cell office:value-type="float" office:value="1657.932251">
                <text:p>1657.932251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587.584961">
                <text:p>1587.584961</text:p>
              </table:table-cell>
              <table:table-cell office:value-type="float" office:value="1651.342041">
                <text:p>1651.342041</text:p>
              </table:table-cell>
              <table:table-cell office:value-type="float" office:value="1588.549316">
                <text:p>1588.549316</text:p>
              </table:table-cell>
              <table:table-cell office:value-type="float" office:value="1650.071777">
                <text:p>1650.071777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589.900146">
                <text:p>1589.900146</text:p>
              </table:table-cell>
              <table:table-cell office:value-type="float" office:value="1638.755493">
                <text:p>1638.755493</text:p>
              </table:table-cell>
              <table:table-cell office:value-type="float" office:value="1587.403931">
                <text:p>1587.403931</text:p>
              </table:table-cell>
              <table:table-cell office:value-type="float" office:value="1635.97229">
                <text:p>1635.9722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589.742432">
                <text:p>1589.742432</text:p>
              </table:table-cell>
              <table:table-cell office:value-type="float" office:value="1626.101685">
                <text:p>1626.101685</text:p>
              </table:table-cell>
              <table:table-cell office:value-type="float" office:value="1585.554321">
                <text:p>1585.554321</text:p>
              </table:table-cell>
              <table:table-cell office:value-type="float" office:value="1630.698242">
                <text:p>1630.69824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581.640625">
                <text:p>1581.640625</text:p>
              </table:table-cell>
              <table:table-cell office:value-type="float" office:value="1623.442017">
                <text:p>1623.442017</text:p>
              </table:table-cell>
              <table:table-cell office:value-type="float" office:value="1581.099731">
                <text:p>1581.099731</text:p>
              </table:table-cell>
              <table:table-cell office:value-type="float" office:value="1631.481689">
                <text:p>1631.481689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585.985962">
                <text:p>1585.985962</text:p>
              </table:table-cell>
              <table:table-cell office:value-type="float" office:value="1619.361694">
                <text:p>1619.361694</text:p>
              </table:table-cell>
              <table:table-cell office:value-type="float" office:value="1588.894409">
                <text:p>1588.894409</text:p>
              </table:table-cell>
              <table:table-cell office:value-type="float" office:value="1614.492798">
                <text:p>1614.492798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587.5896">
                <text:p>1587.5896</text:p>
              </table:table-cell>
              <table:table-cell office:value-type="float" office:value="1616.263062">
                <text:p>1616.263062</text:p>
              </table:table-cell>
              <table:table-cell office:value-type="float" office:value="1579.696411">
                <text:p>1579.696411</text:p>
              </table:table-cell>
              <table:table-cell office:value-type="float" office:value="1615.034424">
                <text:p>1615.034424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583.062866">
                <text:p>1583.062866</text:p>
              </table:table-cell>
              <table:table-cell office:value-type="float" office:value="1613.840576">
                <text:p>1613.840576</text:p>
              </table:table-cell>
              <table:table-cell office:value-type="float" office:value="1577.892578">
                <text:p>1577.892578</text:p>
              </table:table-cell>
              <table:table-cell office:value-type="float" office:value="1613.458374">
                <text:p>1613.458374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577.654663">
                <text:p>1577.654663</text:p>
              </table:table-cell>
              <table:table-cell office:value-type="float" office:value="1610.864502">
                <text:p>1610.864502</text:p>
              </table:table-cell>
              <table:table-cell office:value-type="float" office:value="1581.616455">
                <text:p>1581.616455</text:p>
              </table:table-cell>
              <table:table-cell office:value-type="float" office:value="1608.107544">
                <text:p>1608.107544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582.489868">
                <text:p>1582.489868</text:p>
              </table:table-cell>
              <table:table-cell office:value-type="float" office:value="1605.102173">
                <text:p>1605.102173</text:p>
              </table:table-cell>
              <table:table-cell office:value-type="float" office:value="1577.249756">
                <text:p>1577.249756</text:p>
              </table:table-cell>
              <table:table-cell office:value-type="float" office:value="1602.684082">
                <text:p>1602.68408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579.789185">
                <text:p>1579.789185</text:p>
              </table:table-cell>
              <table:table-cell office:value-type="float" office:value="1601.770508">
                <text:p>1601.770508</text:p>
              </table:table-cell>
              <table:table-cell office:value-type="float" office:value="1574.673584">
                <text:p>1574.673584</text:p>
              </table:table-cell>
              <table:table-cell office:value-type="float" office:value="1606.476074">
                <text:p>1606.476074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575.951172">
                <text:p>1575.951172</text:p>
              </table:table-cell>
              <table:table-cell office:value-type="float" office:value="1603.883057">
                <text:p>1603.883057</text:p>
              </table:table-cell>
              <table:table-cell office:value-type="float" office:value="1575.251465">
                <text:p>1575.251465</text:p>
              </table:table-cell>
              <table:table-cell office:value-type="float" office:value="1598.789185">
                <text:p>1598.78918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575.950562">
                <text:p>1575.950562</text:p>
              </table:table-cell>
              <table:table-cell office:value-type="float" office:value="1600.763916">
                <text:p>1600.763916</text:p>
              </table:table-cell>
              <table:table-cell office:value-type="float" office:value="1572.622192">
                <text:p>1572.622192</text:p>
              </table:table-cell>
              <table:table-cell office:value-type="float" office:value="1600.277832">
                <text:p>1600.277832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578.106201">
                <text:p>1578.106201</text:p>
              </table:table-cell>
              <table:table-cell office:value-type="float" office:value="1598.937866">
                <text:p>1598.937866</text:p>
              </table:table-cell>
              <table:table-cell office:value-type="float" office:value="1570.342285">
                <text:p>1570.342285</text:p>
              </table:table-cell>
              <table:table-cell office:value-type="float" office:value="1598.932129">
                <text:p>1598.932129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573.412109">
                <text:p>1573.412109</text:p>
              </table:table-cell>
              <table:table-cell office:value-type="float" office:value="1597.037964">
                <text:p>1597.037964</text:p>
              </table:table-cell>
              <table:table-cell office:value-type="float" office:value="1573.04187">
                <text:p>1573.04187</text:p>
              </table:table-cell>
              <table:table-cell office:value-type="float" office:value="1593.042114">
                <text:p>1593.042114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574.419678">
                <text:p>1574.419678</text:p>
              </table:table-cell>
              <table:table-cell office:value-type="float" office:value="1594.7677">
                <text:p>1594.7677</text:p>
              </table:table-cell>
              <table:table-cell office:value-type="float" office:value="1570.378662">
                <text:p>1570.378662</text:p>
              </table:table-cell>
              <table:table-cell office:value-type="float" office:value="1591.742432">
                <text:p>1591.742432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573.404541">
                <text:p>1573.404541</text:p>
              </table:table-cell>
              <table:table-cell office:value-type="float" office:value="1591.039429">
                <text:p>1591.039429</text:p>
              </table:table-cell>
              <table:table-cell office:value-type="float" office:value="1570.558472">
                <text:p>1570.558472</text:p>
              </table:table-cell>
              <table:table-cell office:value-type="float" office:value="1591.368042">
                <text:p>1591.368042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573.548828">
                <text:p>1573.548828</text:p>
              </table:table-cell>
              <table:table-cell office:value-type="float" office:value="1592.487549">
                <text:p>1592.487549</text:p>
              </table:table-cell>
              <table:table-cell office:value-type="float" office:value="1571.934326">
                <text:p>1571.934326</text:p>
              </table:table-cell>
              <table:table-cell office:value-type="float" office:value="1585.270508">
                <text:p>1585.270508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570.836548">
                <text:p>1570.836548</text:p>
              </table:table-cell>
              <table:table-cell office:value-type="float" office:value="1592.424072">
                <text:p>1592.424072</text:p>
              </table:table-cell>
              <table:table-cell office:value-type="float" office:value="1569.608398">
                <text:p>1569.608398</text:p>
              </table:table-cell>
              <table:table-cell office:value-type="float" office:value="1588.564331">
                <text:p>1588.56433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574.370728">
                <text:p>1574.370728</text:p>
              </table:table-cell>
              <table:table-cell office:value-type="float" office:value="1587.447998">
                <text:p>1587.447998</text:p>
              </table:table-cell>
              <table:table-cell office:value-type="float" office:value="1569.096924">
                <text:p>1569.096924</text:p>
              </table:table-cell>
              <table:table-cell office:value-type="float" office:value="1585.943481">
                <text:p>1585.943481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571.533203">
                <text:p>1571.533203</text:p>
              </table:table-cell>
              <table:table-cell office:value-type="float" office:value="1589.273193">
                <text:p>1589.273193</text:p>
              </table:table-cell>
              <table:table-cell office:value-type="float" office:value="1562.62439">
                <text:p>1562.62439</text:p>
              </table:table-cell>
              <table:table-cell office:value-type="float" office:value="1585.822021">
                <text:p>1585.82202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571.496338">
                <text:p>1571.496338</text:p>
              </table:table-cell>
              <table:table-cell office:value-type="float" office:value="1586.999146">
                <text:p>1586.999146</text:p>
              </table:table-cell>
              <table:table-cell office:value-type="float" office:value="1568.209106">
                <text:p>1568.209106</text:p>
              </table:table-cell>
              <table:table-cell office:value-type="float" office:value="1584.418945">
                <text:p>1584.41894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567.269165">
                <text:p>1567.269165</text:p>
              </table:table-cell>
              <table:table-cell office:value-type="float" office:value="1586.464233">
                <text:p>1586.464233</text:p>
              </table:table-cell>
              <table:table-cell office:value-type="float" office:value="1563.951538">
                <text:p>1563.951538</text:p>
              </table:table-cell>
              <table:table-cell office:value-type="float" office:value="1582.131348">
                <text:p>1582.131348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571.123901">
                <text:p>1571.123901</text:p>
              </table:table-cell>
              <table:table-cell office:value-type="float" office:value="1584.006958">
                <text:p>1584.006958</text:p>
              </table:table-cell>
              <table:table-cell office:value-type="float" office:value="1563.133057">
                <text:p>1563.133057</text:p>
              </table:table-cell>
              <table:table-cell office:value-type="float" office:value="1579.754028">
                <text:p>1579.75402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573.555176">
                <text:p>1573.555176</text:p>
              </table:table-cell>
              <table:table-cell office:value-type="float" office:value="1583.687012">
                <text:p>1583.687012</text:p>
              </table:table-cell>
              <table:table-cell office:value-type="float" office:value="1568.436157">
                <text:p>1568.436157</text:p>
              </table:table-cell>
              <table:table-cell office:value-type="float" office:value="1579.180542">
                <text:p>1579.180542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574.40271">
                <text:p>1574.40271</text:p>
              </table:table-cell>
              <table:table-cell office:value-type="float" office:value="1577.993896">
                <text:p>1577.993896</text:p>
              </table:table-cell>
              <table:table-cell office:value-type="float" office:value="1570.16687">
                <text:p>1570.16687</text:p>
              </table:table-cell>
              <table:table-cell office:value-type="float" office:value="1573.041504">
                <text:p>1573.041504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571.313354">
                <text:p>1571.313354</text:p>
              </table:table-cell>
              <table:table-cell office:value-type="float" office:value="1581.622314">
                <text:p>1581.622314</text:p>
              </table:table-cell>
              <table:table-cell office:value-type="float" office:value="1564.166626">
                <text:p>1564.166626</text:p>
              </table:table-cell>
              <table:table-cell office:value-type="float" office:value="1577.871216">
                <text:p>1577.871216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570.589111">
                <text:p>1570.589111</text:p>
              </table:table-cell>
              <table:table-cell office:value-type="float" office:value="1581.446899">
                <text:p>1581.446899</text:p>
              </table:table-cell>
              <table:table-cell office:value-type="float" office:value="1563.520508">
                <text:p>1563.520508</text:p>
              </table:table-cell>
              <table:table-cell office:value-type="float" office:value="1576.67749">
                <text:p>1576.67749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571.428589">
                <text:p>1571.428589</text:p>
              </table:table-cell>
              <table:table-cell office:value-type="float" office:value="1576.684448">
                <text:p>1576.684448</text:p>
              </table:table-cell>
              <table:table-cell office:value-type="float" office:value="1562.81604">
                <text:p>1562.81604</text:p>
              </table:table-cell>
              <table:table-cell office:value-type="float" office:value="1574.688477">
                <text:p>1574.688477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563.872437">
                <text:p>1563.872437</text:p>
              </table:table-cell>
              <table:table-cell office:value-type="float" office:value="1570.880371">
                <text:p>1570.880371</text:p>
              </table:table-cell>
              <table:table-cell office:value-type="float" office:value="1571.602173">
                <text:p>1571.602173</text:p>
              </table:table-cell>
              <table:table-cell office:value-type="float" office:value="1579.393433">
                <text:p>1579.393433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566.37207">
                <text:p>1566.37207</text:p>
              </table:table-cell>
              <table:table-cell office:value-type="float" office:value="1574.341064">
                <text:p>1574.341064</text:p>
              </table:table-cell>
              <table:table-cell office:value-type="float" office:value="1567.365234">
                <text:p>1567.365234</text:p>
              </table:table-cell>
              <table:table-cell office:value-type="float" office:value="1574.69873">
                <text:p>1574.69873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565.988892">
                <text:p>1565.988892</text:p>
              </table:table-cell>
              <table:table-cell office:value-type="float" office:value="1574.389404">
                <text:p>1574.389404</text:p>
              </table:table-cell>
              <table:table-cell office:value-type="float" office:value="1567.937622">
                <text:p>1567.937622</text:p>
              </table:table-cell>
              <table:table-cell office:value-type="float" office:value="1574.189331">
                <text:p>1574.18933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566.439575">
                <text:p>1566.439575</text:p>
              </table:table-cell>
              <table:table-cell office:value-type="float" office:value="1570.384399">
                <text:p>1570.384399</text:p>
              </table:table-cell>
              <table:table-cell office:value-type="float" office:value="1564.008179">
                <text:p>1564.008179</text:p>
              </table:table-cell>
              <table:table-cell office:value-type="float" office:value="1574.417725">
                <text:p>1574.41772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568.323853">
                <text:p>1568.323853</text:p>
              </table:table-cell>
              <table:table-cell office:value-type="float" office:value="1573.055542">
                <text:p>1573.055542</text:p>
              </table:table-cell>
              <table:table-cell office:value-type="float" office:value="1565.96228">
                <text:p>1565.96228</text:p>
              </table:table-cell>
              <table:table-cell office:value-type="float" office:value="1574.013916">
                <text:p>1574.013916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568.165894">
                <text:p>1568.165894</text:p>
              </table:table-cell>
              <table:table-cell office:value-type="float" office:value="1571.742554">
                <text:p>1571.742554</text:p>
              </table:table-cell>
              <table:table-cell office:value-type="float" office:value="1569.526001">
                <text:p>1569.526001</text:p>
              </table:table-cell>
              <table:table-cell office:value-type="float" office:value="1568.901123">
                <text:p>1568.901123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562.725586">
                <text:p>1562.725586</text:p>
              </table:table-cell>
              <table:table-cell office:value-type="float" office:value="1576.521118">
                <text:p>1576.521118</text:p>
              </table:table-cell>
              <table:table-cell office:value-type="float" office:value="1566.240479">
                <text:p>1566.240479</text:p>
              </table:table-cell>
              <table:table-cell office:value-type="float" office:value="1571.888794">
                <text:p>1571.888794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569.698853">
                <text:p>1569.698853</text:p>
              </table:table-cell>
              <table:table-cell office:value-type="float" office:value="1567.495483">
                <text:p>1567.495483</text:p>
              </table:table-cell>
              <table:table-cell office:value-type="float" office:value="1567.103271">
                <text:p>1567.103271</text:p>
              </table:table-cell>
              <table:table-cell office:value-type="float" office:value="1570.145264">
                <text:p>1570.145264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563.920288">
                <text:p>1563.920288</text:p>
              </table:table-cell>
              <table:table-cell office:value-type="float" office:value="1574.407349">
                <text:p>1574.407349</text:p>
              </table:table-cell>
              <table:table-cell office:value-type="float" office:value="1566.25">
                <text:p>1566.25</text:p>
              </table:table-cell>
              <table:table-cell office:value-type="float" office:value="1571.275391">
                <text:p>1571.275391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566.631226">
                <text:p>1566.631226</text:p>
              </table:table-cell>
              <table:table-cell office:value-type="float" office:value="1571.96106">
                <text:p>1571.96106</text:p>
              </table:table-cell>
              <table:table-cell office:value-type="float" office:value="1568.762695">
                <text:p>1568.762695</text:p>
              </table:table-cell>
              <table:table-cell office:value-type="float" office:value="1568.385132">
                <text:p>1568.38513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565.564331">
                <text:p>1565.564331</text:p>
              </table:table-cell>
              <table:table-cell office:value-type="float" office:value="1570.640015">
                <text:p>1570.640015</text:p>
              </table:table-cell>
              <table:table-cell office:value-type="float" office:value="1563.086182">
                <text:p>1563.086182</text:p>
              </table:table-cell>
              <table:table-cell office:value-type="float" office:value="1573.463867">
                <text:p>1573.463867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567.202026">
                <text:p>1567.202026</text:p>
              </table:table-cell>
              <table:table-cell office:value-type="float" office:value="1570.313354">
                <text:p>1570.313354</text:p>
              </table:table-cell>
              <table:table-cell office:value-type="float" office:value="1564.3302">
                <text:p>1564.3302</text:p>
              </table:table-cell>
              <table:table-cell office:value-type="float" office:value="1570.532227">
                <text:p>1570.532227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569.181152">
                <text:p>1569.181152</text:p>
              </table:table-cell>
              <table:table-cell office:value-type="float" office:value="1564.900269">
                <text:p>1564.900269</text:p>
              </table:table-cell>
              <table:table-cell office:value-type="float" office:value="1567.953857">
                <text:p>1567.953857</text:p>
              </table:table-cell>
              <table:table-cell office:value-type="float" office:value="1565.555786">
                <text:p>1565.555786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565.510254">
                <text:p>1565.510254</text:p>
              </table:table-cell>
              <table:table-cell office:value-type="float" office:value="1569.207764">
                <text:p>1569.207764</text:p>
              </table:table-cell>
              <table:table-cell office:value-type="float" office:value="1565.970337">
                <text:p>1565.970337</text:p>
              </table:table-cell>
              <table:table-cell office:value-type="float" office:value="1568.671509">
                <text:p>1568.671509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561.743408">
                <text:p>1561.743408</text:p>
              </table:table-cell>
              <table:table-cell office:value-type="float" office:value="1572.49585">
                <text:p>1572.49585</text:p>
              </table:table-cell>
              <table:table-cell office:value-type="float" office:value="1561.874878">
                <text:p>1561.874878</text:p>
              </table:table-cell>
              <table:table-cell office:value-type="float" office:value="1573.815674">
                <text:p>1573.815674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565.795898">
                <text:p>1565.795898</text:p>
              </table:table-cell>
              <table:table-cell office:value-type="float" office:value="1569.026978">
                <text:p>1569.026978</text:p>
              </table:table-cell>
              <table:table-cell office:value-type="float" office:value="1563.588379">
                <text:p>1563.588379</text:p>
              </table:table-cell>
              <table:table-cell office:value-type="float" office:value="1570.957275">
                <text:p>1570.957275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593.816895">
                <text:p>1593.816895</text:p>
              </table:table-cell>
              <table:table-cell office:value-type="float" office:value="1631.403809">
                <text:p>1631.403809</text:p>
              </table:table-cell>
              <table:table-cell office:value-type="float" office:value="1511.287964">
                <text:p>1511.287964</text:p>
              </table:table-cell>
              <table:table-cell office:value-type="float" office:value="1526.878418">
                <text:p>1526.87841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608.457275">
                <text:p>1608.457275</text:p>
              </table:table-cell>
              <table:table-cell office:value-type="float" office:value="1619.244873">
                <text:p>1619.244873</text:p>
              </table:table-cell>
              <table:table-cell office:value-type="float" office:value="1522.656494">
                <text:p>1522.656494</text:p>
              </table:table-cell>
              <table:table-cell office:value-type="float" office:value="1532.537598">
                <text:p>1532.537598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619.440552">
                <text:p>1619.440552</text:p>
              </table:table-cell>
              <table:table-cell office:value-type="float" office:value="1611.133911">
                <text:p>1611.133911</text:p>
              </table:table-cell>
              <table:table-cell office:value-type="float" office:value="1544.947998">
                <text:p>1544.947998</text:p>
              </table:table-cell>
              <table:table-cell office:value-type="float" office:value="1547.040527">
                <text:p>1547.040527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582.64624">
                <text:p>1582.64624</text:p>
              </table:table-cell>
              <table:table-cell office:value-type="float" office:value="1620.541016">
                <text:p>1620.541016</text:p>
              </table:table-cell>
              <table:table-cell office:value-type="float" office:value="1604.076416">
                <text:p>1604.076416</text:p>
              </table:table-cell>
              <table:table-cell office:value-type="float" office:value="1629.603027">
                <text:p>1629.603027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613.827759">
                <text:p>1613.827759</text:p>
              </table:table-cell>
              <table:table-cell office:value-type="float" office:value="1632.937256">
                <text:p>1632.937256</text:p>
              </table:table-cell>
              <table:table-cell office:value-type="float" office:value="1630.881592">
                <text:p>1630.881592</text:p>
              </table:table-cell>
              <table:table-cell office:value-type="float" office:value="1645.529663">
                <text:p>1645.529663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636.154907">
                <text:p>1636.154907</text:p>
              </table:table-cell>
              <table:table-cell office:value-type="float" office:value="1661.141479">
                <text:p>1661.141479</text:p>
              </table:table-cell>
              <table:table-cell office:value-type="float" office:value="1647.750977">
                <text:p>1647.750977</text:p>
              </table:table-cell>
              <table:table-cell office:value-type="float" office:value="1664.368652">
                <text:p>1664.368652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651.585938">
                <text:p>1651.585938</text:p>
              </table:table-cell>
              <table:table-cell office:value-type="float" office:value="1671.139893">
                <text:p>1671.139893</text:p>
              </table:table-cell>
              <table:table-cell office:value-type="float" office:value="1656.773926">
                <text:p>1656.773926</text:p>
              </table:table-cell>
              <table:table-cell office:value-type="float" office:value="1668.848389">
                <text:p>1668.848389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645.999512">
                <text:p>1645.999512</text:p>
              </table:table-cell>
              <table:table-cell office:value-type="float" office:value="1710.104492">
                <text:p>1710.104492</text:p>
              </table:table-cell>
              <table:table-cell office:value-type="float" office:value="1653.268066">
                <text:p>1653.268066</text:p>
              </table:table-cell>
              <table:table-cell office:value-type="float" office:value="1705.576172">
                <text:p>1705.576172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662.330811">
                <text:p>1662.330811</text:p>
              </table:table-cell>
              <table:table-cell office:value-type="float" office:value="1701.939697">
                <text:p>1701.939697</text:p>
              </table:table-cell>
              <table:table-cell office:value-type="float" office:value="1660.11084">
                <text:p>1660.11084</text:p>
              </table:table-cell>
              <table:table-cell office:value-type="float" office:value="1697.758179">
                <text:p>1697.758179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653.603027">
                <text:p>1653.603027</text:p>
              </table:table-cell>
              <table:table-cell office:value-type="float" office:value="1723.815918">
                <text:p>1723.815918</text:p>
              </table:table-cell>
              <table:table-cell office:value-type="float" office:value="1654.228027">
                <text:p>1654.228027</text:p>
              </table:table-cell>
              <table:table-cell office:value-type="float" office:value="1724.13623">
                <text:p>1724.13623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659.643311">
                <text:p>1659.643311</text:p>
              </table:table-cell>
              <table:table-cell office:value-type="float" office:value="1703.400757">
                <text:p>1703.400757</text:p>
              </table:table-cell>
              <table:table-cell office:value-type="float" office:value="1661.32019">
                <text:p>1661.32019</text:p>
              </table:table-cell>
              <table:table-cell office:value-type="float" office:value="1711.801758">
                <text:p>1711.801758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638.709106">
                <text:p>1638.709106</text:p>
              </table:table-cell>
              <table:table-cell office:value-type="float" office:value="1709.04248">
                <text:p>1709.04248</text:p>
              </table:table-cell>
              <table:table-cell office:value-type="float" office:value="1650.515015">
                <text:p>1650.515015</text:p>
              </table:table-cell>
              <table:table-cell office:value-type="float" office:value="1712.511963">
                <text:p>1712.511963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627.221436">
                <text:p>1627.221436</text:p>
              </table:table-cell>
              <table:table-cell office:value-type="float" office:value="1730.359741">
                <text:p>1730.359741</text:p>
              </table:table-cell>
              <table:table-cell office:value-type="float" office:value="1637.42688">
                <text:p>1637.42688</text:p>
              </table:table-cell>
              <table:table-cell office:value-type="float" office:value="1722.405762">
                <text:p>1722.405762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643.334106">
                <text:p>1643.334106</text:p>
              </table:table-cell>
              <table:table-cell office:value-type="float" office:value="1703.674072">
                <text:p>1703.674072</text:p>
              </table:table-cell>
              <table:table-cell office:value-type="float" office:value="1645.200195">
                <text:p>1645.200195</text:p>
              </table:table-cell>
              <table:table-cell office:value-type="float" office:value="1701.505127">
                <text:p>1701.505127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645.803101">
                <text:p>1645.803101</text:p>
              </table:table-cell>
              <table:table-cell office:value-type="float" office:value="1710.476196">
                <text:p>1710.476196</text:p>
              </table:table-cell>
              <table:table-cell office:value-type="float" office:value="1653.593262">
                <text:p>1653.593262</text:p>
              </table:table-cell>
              <table:table-cell office:value-type="float" office:value="1707.826294">
                <text:p>1707.826294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642.59436">
                <text:p>1642.59436</text:p>
              </table:table-cell>
              <table:table-cell office:value-type="float" office:value="1714.877319">
                <text:p>1714.877319</text:p>
              </table:table-cell>
              <table:table-cell office:value-type="float" office:value="1645.728638">
                <text:p>1645.728638</text:p>
              </table:table-cell>
              <table:table-cell office:value-type="float" office:value="1712.260498">
                <text:p>1712.260498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641.897949">
                <text:p>1641.897949</text:p>
              </table:table-cell>
              <table:table-cell office:value-type="float" office:value="1715.294434">
                <text:p>1715.294434</text:p>
              </table:table-cell>
              <table:table-cell office:value-type="float" office:value="1646.951904">
                <text:p>1646.951904</text:p>
              </table:table-cell>
              <table:table-cell office:value-type="float" office:value="1711.852539">
                <text:p>1711.85253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642.321289">
                <text:p>1642.321289</text:p>
              </table:table-cell>
              <table:table-cell office:value-type="float" office:value="1715.940186">
                <text:p>1715.940186</text:p>
              </table:table-cell>
              <table:table-cell office:value-type="float" office:value="1647.024048">
                <text:p>1647.024048</text:p>
              </table:table-cell>
              <table:table-cell office:value-type="float" office:value="1711.859253">
                <text:p>1711.859253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639.08728">
                <text:p>1639.08728</text:p>
              </table:table-cell>
              <table:table-cell office:value-type="float" office:value="1715.879883">
                <text:p>1715.879883</text:p>
              </table:table-cell>
              <table:table-cell office:value-type="float" office:value="1645.976685">
                <text:p>1645.976685</text:p>
              </table:table-cell>
              <table:table-cell office:value-type="float" office:value="1712.01416">
                <text:p>1712.01416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643.747559">
                <text:p>1643.747559</text:p>
              </table:table-cell>
              <table:table-cell office:value-type="float" office:value="1711.527344">
                <text:p>1711.527344</text:p>
              </table:table-cell>
              <table:table-cell office:value-type="float" office:value="1649.995972">
                <text:p>1649.995972</text:p>
              </table:table-cell>
              <table:table-cell office:value-type="float" office:value="1709.108276">
                <text:p>1709.10827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645.567627">
                <text:p>1645.567627</text:p>
              </table:table-cell>
              <table:table-cell office:value-type="float" office:value="1709.247803">
                <text:p>1709.247803</text:p>
              </table:table-cell>
              <table:table-cell office:value-type="float" office:value="1650.319946">
                <text:p>1650.319946</text:p>
              </table:table-cell>
              <table:table-cell office:value-type="float" office:value="1705.830444">
                <text:p>1705.830444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645.828369">
                <text:p>1645.828369</text:p>
              </table:table-cell>
              <table:table-cell office:value-type="float" office:value="1709.673828">
                <text:p>1709.673828</text:p>
              </table:table-cell>
              <table:table-cell office:value-type="float" office:value="1648.625854">
                <text:p>1648.625854</text:p>
              </table:table-cell>
              <table:table-cell office:value-type="float" office:value="1709.083862">
                <text:p>1709.083862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645.460693">
                <text:p>1645.460693</text:p>
              </table:table-cell>
              <table:table-cell office:value-type="float" office:value="1706.005005">
                <text:p>1706.005005</text:p>
              </table:table-cell>
              <table:table-cell office:value-type="float" office:value="1649.138672">
                <text:p>1649.138672</text:p>
              </table:table-cell>
              <table:table-cell office:value-type="float" office:value="1700.734131">
                <text:p>1700.734131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639.71875">
                <text:p>1639.71875</text:p>
              </table:table-cell>
              <table:table-cell office:value-type="float" office:value="1721.035889">
                <text:p>1721.035889</text:p>
              </table:table-cell>
              <table:table-cell office:value-type="float" office:value="1647.879883">
                <text:p>1647.879883</text:p>
              </table:table-cell>
              <table:table-cell office:value-type="float" office:value="1716.469604">
                <text:p>1716.469604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642.893799">
                <text:p>1642.893799</text:p>
              </table:table-cell>
              <table:table-cell office:value-type="float" office:value="1713.247925">
                <text:p>1713.247925</text:p>
              </table:table-cell>
              <table:table-cell office:value-type="float" office:value="1649.922607">
                <text:p>1649.922607</text:p>
              </table:table-cell>
              <table:table-cell office:value-type="float" office:value="1711.41333">
                <text:p>1711.41333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643.140137">
                <text:p>1643.140137</text:p>
              </table:table-cell>
              <table:table-cell office:value-type="float" office:value="1718.561768">
                <text:p>1718.561768</text:p>
              </table:table-cell>
              <table:table-cell office:value-type="float" office:value="1651.069336">
                <text:p>1651.069336</text:p>
              </table:table-cell>
              <table:table-cell office:value-type="float" office:value="1714.955811">
                <text:p>1714.955811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643.873657">
                <text:p>1643.873657</text:p>
              </table:table-cell>
              <table:table-cell office:value-type="float" office:value="1722.685547">
                <text:p>1722.685547</text:p>
              </table:table-cell>
              <table:table-cell office:value-type="float" office:value="1651.112427">
                <text:p>1651.112427</text:p>
              </table:table-cell>
              <table:table-cell office:value-type="float" office:value="1719.445679">
                <text:p>1719.44567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642.81543">
                <text:p>1642.81543</text:p>
              </table:table-cell>
              <table:table-cell office:value-type="float" office:value="1715.358276">
                <text:p>1715.358276</text:p>
              </table:table-cell>
              <table:table-cell office:value-type="float" office:value="1652.218994">
                <text:p>1652.218994</text:p>
              </table:table-cell>
              <table:table-cell office:value-type="float" office:value="1712.946289">
                <text:p>1712.946289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650.51123">
                <text:p>1650.51123</text:p>
              </table:table-cell>
              <table:table-cell office:value-type="float" office:value="1712.705444">
                <text:p>1712.705444</text:p>
              </table:table-cell>
              <table:table-cell office:value-type="float" office:value="1656.944824">
                <text:p>1656.944824</text:p>
              </table:table-cell>
              <table:table-cell office:value-type="float" office:value="1708.802002">
                <text:p>1708.802002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644.287842">
                <text:p>1644.287842</text:p>
              </table:table-cell>
              <table:table-cell office:value-type="float" office:value="1721.859131">
                <text:p>1721.859131</text:p>
              </table:table-cell>
              <table:table-cell office:value-type="float" office:value="1648.916626">
                <text:p>1648.916626</text:p>
              </table:table-cell>
              <table:table-cell office:value-type="float" office:value="1719.388916">
                <text:p>1719.38891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647.641113">
                <text:p>1647.641113</text:p>
              </table:table-cell>
              <table:table-cell office:value-type="float" office:value="1712.518433">
                <text:p>1712.518433</text:p>
              </table:table-cell>
              <table:table-cell office:value-type="float" office:value="1656.250366">
                <text:p>1656.250366</text:p>
              </table:table-cell>
              <table:table-cell office:value-type="float" office:value="1710.897583">
                <text:p>1710.897583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642.267578">
                <text:p>1642.267578</text:p>
              </table:table-cell>
              <table:table-cell office:value-type="float" office:value="1723.215698">
                <text:p>1723.215698</text:p>
              </table:table-cell>
              <table:table-cell office:value-type="float" office:value="1651.431396">
                <text:p>1651.431396</text:p>
              </table:table-cell>
              <table:table-cell office:value-type="float" office:value="1721.675659">
                <text:p>1721.675659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644.32251">
                <text:p>1644.32251</text:p>
              </table:table-cell>
              <table:table-cell office:value-type="float" office:value="1723.284912">
                <text:p>1723.284912</text:p>
              </table:table-cell>
              <table:table-cell office:value-type="float" office:value="1649.686035">
                <text:p>1649.686035</text:p>
              </table:table-cell>
              <table:table-cell office:value-type="float" office:value="1724.504883">
                <text:p>1724.50488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646.734131">
                <text:p>1646.734131</text:p>
              </table:table-cell>
              <table:table-cell office:value-type="float" office:value="1718.482056">
                <text:p>1718.482056</text:p>
              </table:table-cell>
              <table:table-cell office:value-type="float" office:value="1654.012939">
                <text:p>1654.012939</text:p>
              </table:table-cell>
              <table:table-cell office:value-type="float" office:value="1716.673462">
                <text:p>1716.67346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644.990112">
                <text:p>1644.990112</text:p>
              </table:table-cell>
              <table:table-cell office:value-type="float" office:value="1725.459839">
                <text:p>1725.459839</text:p>
              </table:table-cell>
              <table:table-cell office:value-type="float" office:value="1651.225342">
                <text:p>1651.225342</text:p>
              </table:table-cell>
              <table:table-cell office:value-type="float" office:value="1723.276367">
                <text:p>1723.276367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647.354004">
                <text:p>1647.354004</text:p>
              </table:table-cell>
              <table:table-cell office:value-type="float" office:value="1716.889893">
                <text:p>1716.889893</text:p>
              </table:table-cell>
              <table:table-cell office:value-type="float" office:value="1656.949219">
                <text:p>1656.949219</text:p>
              </table:table-cell>
              <table:table-cell office:value-type="float" office:value="1715.94751">
                <text:p>1715.94751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650.300659">
                <text:p>1650.300659</text:p>
              </table:table-cell>
              <table:table-cell office:value-type="float" office:value="1724.672607">
                <text:p>1724.672607</text:p>
              </table:table-cell>
              <table:table-cell office:value-type="float" office:value="1656.523804">
                <text:p>1656.523804</text:p>
              </table:table-cell>
              <table:table-cell office:value-type="float" office:value="1720.935791">
                <text:p>1720.935791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650.127197">
                <text:p>1650.127197</text:p>
              </table:table-cell>
              <table:table-cell office:value-type="float" office:value="1718.906006">
                <text:p>1718.906006</text:p>
              </table:table-cell>
              <table:table-cell office:value-type="float" office:value="1656.279419">
                <text:p>1656.279419</text:p>
              </table:table-cell>
              <table:table-cell office:value-type="float" office:value="1713.876465">
                <text:p>1713.87646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641.943726">
                <text:p>1641.943726</text:p>
              </table:table-cell>
              <table:table-cell office:value-type="float" office:value="1729.310303">
                <text:p>1729.310303</text:p>
              </table:table-cell>
              <table:table-cell office:value-type="float" office:value="1647.916504">
                <text:p>1647.916504</text:p>
              </table:table-cell>
              <table:table-cell office:value-type="float" office:value="1727.058716">
                <text:p>1727.058716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649.460205">
                <text:p>1649.460205</text:p>
              </table:table-cell>
              <table:table-cell office:value-type="float" office:value="1720.578125">
                <text:p>1720.578125</text:p>
              </table:table-cell>
              <table:table-cell office:value-type="float" office:value="1655.477783">
                <text:p>1655.477783</text:p>
              </table:table-cell>
              <table:table-cell office:value-type="float" office:value="1717.787476">
                <text:p>1717.787476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652.049072">
                <text:p>1652.049072</text:p>
              </table:table-cell>
              <table:table-cell office:value-type="float" office:value="1715.734863">
                <text:p>1715.734863</text:p>
              </table:table-cell>
              <table:table-cell office:value-type="float" office:value="1659.381348">
                <text:p>1659.381348</text:p>
              </table:table-cell>
              <table:table-cell office:value-type="float" office:value="1712.296387">
                <text:p>1712.296387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644.992188">
                <text:p>1644.992188</text:p>
              </table:table-cell>
              <table:table-cell office:value-type="float" office:value="1729.784302">
                <text:p>1729.784302</text:p>
              </table:table-cell>
              <table:table-cell office:value-type="float" office:value="1652.880737">
                <text:p>1652.880737</text:p>
              </table:table-cell>
              <table:table-cell office:value-type="float" office:value="1724.069214">
                <text:p>1724.069214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652.136475">
                <text:p>1652.136475</text:p>
              </table:table-cell>
              <table:table-cell office:value-type="float" office:value="1716.898682">
                <text:p>1716.898682</text:p>
              </table:table-cell>
              <table:table-cell office:value-type="float" office:value="1660.843872">
                <text:p>1660.843872</text:p>
              </table:table-cell>
              <table:table-cell office:value-type="float" office:value="1718.18689">
                <text:p>1718.18689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644.990601">
                <text:p>1644.990601</text:p>
              </table:table-cell>
              <table:table-cell office:value-type="float" office:value="1714.564453">
                <text:p>1714.564453</text:p>
              </table:table-cell>
              <table:table-cell office:value-type="float" office:value="1654.530151">
                <text:p>1654.530151</text:p>
              </table:table-cell>
              <table:table-cell office:value-type="float" office:value="1711.908447">
                <text:p>1711.908447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633.972412">
                <text:p>1633.972412</text:p>
              </table:table-cell>
              <table:table-cell office:value-type="float" office:value="1717.336548">
                <text:p>1717.336548</text:p>
              </table:table-cell>
              <table:table-cell office:value-type="float" office:value="1640.425659">
                <text:p>1640.425659</text:p>
              </table:table-cell>
              <table:table-cell office:value-type="float" office:value="1717.5177">
                <text:p>1717.5177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622.433716">
                <text:p>1622.433716</text:p>
              </table:table-cell>
              <table:table-cell office:value-type="float" office:value="1704.148804">
                <text:p>1704.148804</text:p>
              </table:table-cell>
              <table:table-cell office:value-type="float" office:value="1627.249634">
                <text:p>1627.249634</text:p>
              </table:table-cell>
              <table:table-cell office:value-type="float" office:value="1706.25769">
                <text:p>1706.25769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619.645996">
                <text:p>1619.645996</text:p>
              </table:table-cell>
              <table:table-cell office:value-type="float" office:value="1689.460938">
                <text:p>1689.460938</text:p>
              </table:table-cell>
              <table:table-cell office:value-type="float" office:value="1627.561279">
                <text:p>1627.561279</text:p>
              </table:table-cell>
              <table:table-cell office:value-type="float" office:value="1683.992432">
                <text:p>1683.992432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614.795654">
                <text:p>1614.795654</text:p>
              </table:table-cell>
              <table:table-cell office:value-type="float" office:value="1684.787231">
                <text:p>1684.787231</text:p>
              </table:table-cell>
              <table:table-cell office:value-type="float" office:value="1621.64917">
                <text:p>1621.64917</text:p>
              </table:table-cell>
              <table:table-cell office:value-type="float" office:value="1685.216064">
                <text:p>1685.216064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612.091187">
                <text:p>1612.091187</text:p>
              </table:table-cell>
              <table:table-cell office:value-type="float" office:value="1677.013672">
                <text:p>1677.013672</text:p>
              </table:table-cell>
              <table:table-cell office:value-type="float" office:value="1617.453735">
                <text:p>1617.453735</text:p>
              </table:table-cell>
              <table:table-cell office:value-type="float" office:value="1675.449463">
                <text:p>1675.449463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605.810303">
                <text:p>1605.810303</text:p>
              </table:table-cell>
              <table:table-cell office:value-type="float" office:value="1673.342041">
                <text:p>1673.342041</text:p>
              </table:table-cell>
              <table:table-cell office:value-type="float" office:value="1615.292114">
                <text:p>1615.292114</text:p>
              </table:table-cell>
              <table:table-cell office:value-type="float" office:value="1667.418213">
                <text:p>1667.418213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612.231934">
                <text:p>1612.231934</text:p>
              </table:table-cell>
              <table:table-cell office:value-type="float" office:value="1660.013916">
                <text:p>1660.013916</text:p>
              </table:table-cell>
              <table:table-cell office:value-type="float" office:value="1606.551147">
                <text:p>1606.551147</text:p>
              </table:table-cell>
              <table:table-cell office:value-type="float" office:value="1661.368042">
                <text:p>1661.368042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601.446045">
                <text:p>1601.446045</text:p>
              </table:table-cell>
              <table:table-cell office:value-type="float" office:value="1657.863525">
                <text:p>1657.863525</text:p>
              </table:table-cell>
              <table:table-cell office:value-type="float" office:value="1605.903809">
                <text:p>1605.903809</text:p>
              </table:table-cell>
              <table:table-cell office:value-type="float" office:value="1657.814209">
                <text:p>1657.814209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598.953491">
                <text:p>1598.953491</text:p>
              </table:table-cell>
              <table:table-cell office:value-type="float" office:value="1651.958862">
                <text:p>1651.958862</text:p>
              </table:table-cell>
              <table:table-cell office:value-type="float" office:value="1606.701172">
                <text:p>1606.701172</text:p>
              </table:table-cell>
              <table:table-cell office:value-type="float" office:value="1648.655151">
                <text:p>1648.655151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592.698608">
                <text:p>1592.698608</text:p>
              </table:table-cell>
              <table:table-cell office:value-type="float" office:value="1645.153198">
                <text:p>1645.153198</text:p>
              </table:table-cell>
              <table:table-cell office:value-type="float" office:value="1597.980225">
                <text:p>1597.980225</text:p>
              </table:table-cell>
              <table:table-cell office:value-type="float" office:value="1645.361816">
                <text:p>1645.361816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591.251831">
                <text:p>1591.251831</text:p>
              </table:table-cell>
              <table:table-cell office:value-type="float" office:value="1644.577881">
                <text:p>1644.577881</text:p>
              </table:table-cell>
              <table:table-cell office:value-type="float" office:value="1599.015503">
                <text:p>1599.015503</text:p>
              </table:table-cell>
              <table:table-cell office:value-type="float" office:value="1637.854736">
                <text:p>1637.854736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590.647095">
                <text:p>1590.647095</text:p>
              </table:table-cell>
              <table:table-cell office:value-type="float" office:value="1630.39917">
                <text:p>1630.39917</text:p>
              </table:table-cell>
              <table:table-cell office:value-type="float" office:value="1590.420044">
                <text:p>1590.420044</text:p>
              </table:table-cell>
              <table:table-cell office:value-type="float" office:value="1632.638916">
                <text:p>1632.638916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587.765869">
                <text:p>1587.765869</text:p>
              </table:table-cell>
              <table:table-cell office:value-type="float" office:value="1625.59021">
                <text:p>1625.59021</text:p>
              </table:table-cell>
              <table:table-cell office:value-type="float" office:value="1589.809692">
                <text:p>1589.809692</text:p>
              </table:table-cell>
              <table:table-cell office:value-type="float" office:value="1630.297119">
                <text:p>1630.297119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584.679199">
                <text:p>1584.679199</text:p>
              </table:table-cell>
              <table:table-cell office:value-type="float" office:value="1629.044556">
                <text:p>1629.044556</text:p>
              </table:table-cell>
              <table:table-cell office:value-type="float" office:value="1591.085205">
                <text:p>1591.085205</text:p>
              </table:table-cell>
              <table:table-cell office:value-type="float" office:value="1623.484619">
                <text:p>1623.484619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585.464478">
                <text:p>1585.464478</text:p>
              </table:table-cell>
              <table:table-cell office:value-type="float" office:value="1618.783813">
                <text:p>1618.783813</text:p>
              </table:table-cell>
              <table:table-cell office:value-type="float" office:value="1585.123535">
                <text:p>1585.123535</text:p>
              </table:table-cell>
              <table:table-cell office:value-type="float" office:value="1619.877197">
                <text:p>1619.877197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581.745361">
                <text:p>1581.745361</text:p>
              </table:table-cell>
              <table:table-cell office:value-type="float" office:value="1617.179932">
                <text:p>1617.179932</text:p>
              </table:table-cell>
              <table:table-cell office:value-type="float" office:value="1584.068359">
                <text:p>1584.068359</text:p>
              </table:table-cell>
              <table:table-cell office:value-type="float" office:value="1616.30835">
                <text:p>1616.3083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576.67627">
                <text:p>1576.67627</text:p>
              </table:table-cell>
              <table:table-cell office:value-type="float" office:value="1613.856323">
                <text:p>1613.856323</text:p>
              </table:table-cell>
              <table:table-cell office:value-type="float" office:value="1577.099365">
                <text:p>1577.099365</text:p>
              </table:table-cell>
              <table:table-cell office:value-type="float" office:value="1610.228271">
                <text:p>1610.228271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578.693726">
                <text:p>1578.693726</text:p>
              </table:table-cell>
              <table:table-cell office:value-type="float" office:value="1608.268555">
                <text:p>1608.268555</text:p>
              </table:table-cell>
              <table:table-cell office:value-type="float" office:value="1578.578979">
                <text:p>1578.578979</text:p>
              </table:table-cell>
              <table:table-cell office:value-type="float" office:value="1610.65918">
                <text:p>1610.65918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573.032715">
                <text:p>1573.032715</text:p>
              </table:table-cell>
              <table:table-cell office:value-type="float" office:value="1608.554565">
                <text:p>1608.554565</text:p>
              </table:table-cell>
              <table:table-cell office:value-type="float" office:value="1575.52356">
                <text:p>1575.52356</text:p>
              </table:table-cell>
              <table:table-cell office:value-type="float" office:value="1604.813354">
                <text:p>1604.813354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577.981812">
                <text:p>1577.981812</text:p>
              </table:table-cell>
              <table:table-cell office:value-type="float" office:value="1601.176636">
                <text:p>1601.176636</text:p>
              </table:table-cell>
              <table:table-cell office:value-type="float" office:value="1580.141479">
                <text:p>1580.141479</text:p>
              </table:table-cell>
              <table:table-cell office:value-type="float" office:value="1603.056641">
                <text:p>1603.056641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575.19458">
                <text:p>1575.19458</text:p>
              </table:table-cell>
              <table:table-cell office:value-type="float" office:value="1599.621582">
                <text:p>1599.621582</text:p>
              </table:table-cell>
              <table:table-cell office:value-type="float" office:value="1573.127075">
                <text:p>1573.127075</text:p>
              </table:table-cell>
              <table:table-cell office:value-type="float" office:value="1599.19458">
                <text:p>1599.19458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574.905762">
                <text:p>1574.905762</text:p>
              </table:table-cell>
              <table:table-cell office:value-type="float" office:value="1597.96814">
                <text:p>1597.96814</text:p>
              </table:table-cell>
              <table:table-cell office:value-type="float" office:value="1576.746094">
                <text:p>1576.746094</text:p>
              </table:table-cell>
              <table:table-cell office:value-type="float" office:value="1596.041626">
                <text:p>1596.041626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574.494629">
                <text:p>1574.494629</text:p>
              </table:table-cell>
              <table:table-cell office:value-type="float" office:value="1593.132568">
                <text:p>1593.132568</text:p>
              </table:table-cell>
              <table:table-cell office:value-type="float" office:value="1572.329468">
                <text:p>1572.329468</text:p>
              </table:table-cell>
              <table:table-cell office:value-type="float" office:value="1597.204102">
                <text:p>1597.20410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569.838135">
                <text:p>1569.838135</text:p>
              </table:table-cell>
              <table:table-cell office:value-type="float" office:value="1592.400146">
                <text:p>1592.400146</text:p>
              </table:table-cell>
              <table:table-cell office:value-type="float" office:value="1574.464233">
                <text:p>1574.464233</text:p>
              </table:table-cell>
              <table:table-cell office:value-type="float" office:value="1590.689575">
                <text:p>1590.68957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569.240723">
                <text:p>1569.240723</text:p>
              </table:table-cell>
              <table:table-cell office:value-type="float" office:value="1592.221802">
                <text:p>1592.221802</text:p>
              </table:table-cell>
              <table:table-cell office:value-type="float" office:value="1568.766724">
                <text:p>1568.766724</text:p>
              </table:table-cell>
              <table:table-cell office:value-type="float" office:value="1592.202759">
                <text:p>1592.202759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571.817139">
                <text:p>1571.817139</text:p>
              </table:table-cell>
              <table:table-cell office:value-type="float" office:value="1587.072998">
                <text:p>1587.072998</text:p>
              </table:table-cell>
              <table:table-cell office:value-type="float" office:value="1571.00061">
                <text:p>1571.00061</text:p>
              </table:table-cell>
              <table:table-cell office:value-type="float" office:value="1587.545166">
                <text:p>1587.54516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564.784424">
                <text:p>1564.784424</text:p>
              </table:table-cell>
              <table:table-cell office:value-type="float" office:value="1591.371826">
                <text:p>1591.371826</text:p>
              </table:table-cell>
              <table:table-cell office:value-type="float" office:value="1570.329224">
                <text:p>1570.329224</text:p>
              </table:table-cell>
              <table:table-cell office:value-type="float" office:value="1586.633423">
                <text:p>1586.63342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573.969238">
                <text:p>1573.969238</text:p>
              </table:table-cell>
              <table:table-cell office:value-type="float" office:value="1583.044312">
                <text:p>1583.044312</text:p>
              </table:table-cell>
              <table:table-cell office:value-type="float" office:value="1568.364502">
                <text:p>1568.364502</text:p>
              </table:table-cell>
              <table:table-cell office:value-type="float" office:value="1587.193726">
                <text:p>1587.193726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565.31189">
                <text:p>1565.31189</text:p>
              </table:table-cell>
              <table:table-cell office:value-type="float" office:value="1583.145996">
                <text:p>1583.145996</text:p>
              </table:table-cell>
              <table:table-cell office:value-type="float" office:value="1568.447754">
                <text:p>1568.447754</text:p>
              </table:table-cell>
              <table:table-cell office:value-type="float" office:value="1583.949951">
                <text:p>1583.94995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571.526245">
                <text:p>1571.526245</text:p>
              </table:table-cell>
              <table:table-cell office:value-type="float" office:value="1581.994019">
                <text:p>1581.994019</text:p>
              </table:table-cell>
              <table:table-cell office:value-type="float" office:value="1568.376343">
                <text:p>1568.376343</text:p>
              </table:table-cell>
              <table:table-cell office:value-type="float" office:value="1581.174316">
                <text:p>1581.174316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564.297485">
                <text:p>1564.297485</text:p>
              </table:table-cell>
              <table:table-cell office:value-type="float" office:value="1583.148071">
                <text:p>1583.148071</text:p>
              </table:table-cell>
              <table:table-cell office:value-type="float" office:value="1567.71106">
                <text:p>1567.71106</text:p>
              </table:table-cell>
              <table:table-cell office:value-type="float" office:value="1580.318848">
                <text:p>1580.318848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564.818115">
                <text:p>1564.818115</text:p>
              </table:table-cell>
              <table:table-cell office:value-type="float" office:value="1582.86792">
                <text:p>1582.86792</text:p>
              </table:table-cell>
              <table:table-cell office:value-type="float" office:value="1568.718018">
                <text:p>1568.718018</text:p>
              </table:table-cell>
              <table:table-cell office:value-type="float" office:value="1579.993042">
                <text:p>1579.993042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68.212769">
                <text:p>1568.212769</text:p>
              </table:table-cell>
              <table:table-cell office:value-type="float" office:value="1575.159424">
                <text:p>1575.159424</text:p>
              </table:table-cell>
              <table:table-cell office:value-type="float" office:value="1567.414795">
                <text:p>1567.414795</text:p>
              </table:table-cell>
              <table:table-cell office:value-type="float" office:value="1579.723511">
                <text:p>1579.723511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71.945557">
                <text:p>1571.945557</text:p>
              </table:table-cell>
              <table:table-cell office:value-type="float" office:value="1577.216797">
                <text:p>1577.216797</text:p>
              </table:table-cell>
              <table:table-cell office:value-type="float" office:value="1570.2052">
                <text:p>1570.2052</text:p>
              </table:table-cell>
              <table:table-cell office:value-type="float" office:value="1578.762939">
                <text:p>1578.76293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69.677002">
                <text:p>1569.677002</text:p>
              </table:table-cell>
              <table:table-cell office:value-type="float" office:value="1574.040771">
                <text:p>1574.040771</text:p>
              </table:table-cell>
              <table:table-cell office:value-type="float" office:value="1567.246338">
                <text:p>1567.246338</text:p>
              </table:table-cell>
              <table:table-cell office:value-type="float" office:value="1577.121704">
                <text:p>1577.121704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70.053955">
                <text:p>1570.053955</text:p>
              </table:table-cell>
              <table:table-cell office:value-type="float" office:value="1576.259888">
                <text:p>1576.259888</text:p>
              </table:table-cell>
              <table:table-cell office:value-type="float" office:value="1569.634644">
                <text:p>1569.634644</text:p>
              </table:table-cell>
              <table:table-cell office:value-type="float" office:value="1575.017944">
                <text:p>1575.017944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64.925415">
                <text:p>1564.925415</text:p>
              </table:table-cell>
              <table:table-cell office:value-type="float" office:value="1575.386963">
                <text:p>1575.386963</text:p>
              </table:table-cell>
              <table:table-cell office:value-type="float" office:value="1567.241699">
                <text:p>1567.241699</text:p>
              </table:table-cell>
              <table:table-cell office:value-type="float" office:value="1576.215332">
                <text:p>1576.215332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64.683594">
                <text:p>1564.683594</text:p>
              </table:table-cell>
              <table:table-cell office:value-type="float" office:value="1576.232422">
                <text:p>1576.232422</text:p>
              </table:table-cell>
              <table:table-cell office:value-type="float" office:value="1564.771362">
                <text:p>1564.771362</text:p>
              </table:table-cell>
              <table:table-cell office:value-type="float" office:value="1576.439209">
                <text:p>1576.439209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66.154541">
                <text:p>1566.154541</text:p>
              </table:table-cell>
              <table:table-cell office:value-type="float" office:value="1574.74646">
                <text:p>1574.74646</text:p>
              </table:table-cell>
              <table:table-cell office:value-type="float" office:value="1568.038574">
                <text:p>1568.038574</text:p>
              </table:table-cell>
              <table:table-cell office:value-type="float" office:value="1572.250366">
                <text:p>1572.250366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65.120483">
                <text:p>1565.120483</text:p>
              </table:table-cell>
              <table:table-cell office:value-type="float" office:value="1573.761841">
                <text:p>1573.761841</text:p>
              </table:table-cell>
              <table:table-cell office:value-type="float" office:value="1565.972046">
                <text:p>1565.972046</text:p>
              </table:table-cell>
              <table:table-cell office:value-type="float" office:value="1572.149902">
                <text:p>1572.14990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62.547485">
                <text:p>1562.547485</text:p>
              </table:table-cell>
              <table:table-cell office:value-type="float" office:value="1571.599976">
                <text:p>1571.599976</text:p>
              </table:table-cell>
              <table:table-cell office:value-type="float" office:value="1564.986938">
                <text:p>1564.986938</text:p>
              </table:table-cell>
              <table:table-cell office:value-type="float" office:value="1571.165894">
                <text:p>1571.165894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65.895386">
                <text:p>1565.895386</text:p>
              </table:table-cell>
              <table:table-cell office:value-type="float" office:value="1569.028687">
                <text:p>1569.028687</text:p>
              </table:table-cell>
              <table:table-cell office:value-type="float" office:value="1565.366577">
                <text:p>1565.366577</text:p>
              </table:table-cell>
              <table:table-cell office:value-type="float" office:value="1569.203369">
                <text:p>1569.203369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66.097412">
                <text:p>1566.097412</text:p>
              </table:table-cell>
              <table:table-cell office:value-type="float" office:value="1571.068604">
                <text:p>1571.068604</text:p>
              </table:table-cell>
              <table:table-cell office:value-type="float" office:value="1564.010376">
                <text:p>1564.010376</text:p>
              </table:table-cell>
              <table:table-cell office:value-type="float" office:value="1572.888184">
                <text:p>1572.888184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62.64502">
                <text:p>1562.64502</text:p>
              </table:table-cell>
              <table:table-cell office:value-type="float" office:value="1570.331299">
                <text:p>1570.331299</text:p>
              </table:table-cell>
              <table:table-cell office:value-type="float" office:value="1563.697754">
                <text:p>1563.697754</text:p>
              </table:table-cell>
              <table:table-cell office:value-type="float" office:value="1569.191162">
                <text:p>1569.191162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86.238892">
                <text:p>1586.238892</text:p>
              </table:table-cell>
              <table:table-cell office:value-type="float" office:value="1618.372681">
                <text:p>1618.372681</text:p>
              </table:table-cell>
              <table:table-cell office:value-type="float" office:value="1523.858765">
                <text:p>1523.858765</text:p>
              </table:table-cell>
              <table:table-cell office:value-type="float" office:value="1536.657349">
                <text:p>1536.657349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96.352173">
                <text:p>1596.352173</text:p>
              </table:table-cell>
              <table:table-cell office:value-type="float" office:value="1643.166016">
                <text:p>1643.166016</text:p>
              </table:table-cell>
              <table:table-cell office:value-type="float" office:value="1523.661133">
                <text:p>1523.661133</text:p>
              </table:table-cell>
              <table:table-cell office:value-type="float" office:value="1519.808228">
                <text:p>1519.808228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628.78418">
                <text:p>1628.78418</text:p>
              </table:table-cell>
              <table:table-cell office:value-type="float" office:value="1618.761353">
                <text:p>1618.761353</text:p>
              </table:table-cell>
              <table:table-cell office:value-type="float" office:value="1540.947998">
                <text:p>1540.947998</text:p>
              </table:table-cell>
              <table:table-cell office:value-type="float" office:value="1541.000488">
                <text:p>1541.000488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635.298584">
                <text:p>1635.298584</text:p>
              </table:table-cell>
              <table:table-cell office:value-type="float" office:value="1690.572998">
                <text:p>1690.572998</text:p>
              </table:table-cell>
              <table:table-cell office:value-type="float" office:value="1560.472168">
                <text:p>1560.472168</text:p>
              </table:table-cell>
              <table:table-cell office:value-type="float" office:value="1582.27063">
                <text:p>1582.27063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671.339966">
                <text:p>1671.339966</text:p>
              </table:table-cell>
              <table:table-cell office:value-type="float" office:value="1643.103394">
                <text:p>1643.103394</text:p>
              </table:table-cell>
              <table:table-cell office:value-type="float" office:value="1616.75293">
                <text:p>1616.75293</text:p>
              </table:table-cell>
              <table:table-cell office:value-type="float" office:value="1593.447754">
                <text:p>1593.447754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645.833252">
                <text:p>1645.833252</text:p>
              </table:table-cell>
              <table:table-cell office:value-type="float" office:value="1718.898804">
                <text:p>1718.898804</text:p>
              </table:table-cell>
              <table:table-cell office:value-type="float" office:value="1625.237061">
                <text:p>1625.237061</text:p>
              </table:table-cell>
              <table:table-cell office:value-type="float" office:value="1664.827881">
                <text:p>1664.827881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638.845947">
                <text:p>1638.845947</text:p>
              </table:table-cell>
              <table:table-cell office:value-type="float" office:value="1681.680054">
                <text:p>1681.680054</text:p>
              </table:table-cell>
              <table:table-cell office:value-type="float" office:value="1660.763062">
                <text:p>1660.763062</text:p>
              </table:table-cell>
              <table:table-cell office:value-type="float" office:value="1682.999756">
                <text:p>1682.999756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648.484497">
                <text:p>1648.484497</text:p>
              </table:table-cell>
              <table:table-cell office:value-type="float" office:value="1674.677734">
                <text:p>1674.677734</text:p>
              </table:table-cell>
              <table:table-cell office:value-type="float" office:value="1669.960327">
                <text:p>1669.960327</text:p>
              </table:table-cell>
              <table:table-cell office:value-type="float" office:value="1685.577881">
                <text:p>1685.577881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641.244385">
                <text:p>1641.244385</text:p>
              </table:table-cell>
              <table:table-cell office:value-type="float" office:value="1706.435791">
                <text:p>1706.435791</text:p>
              </table:table-cell>
              <table:table-cell office:value-type="float" office:value="1653.406494">
                <text:p>1653.406494</text:p>
              </table:table-cell>
              <table:table-cell office:value-type="float" office:value="1719.238892">
                <text:p>1719.238892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641.315186">
                <text:p>1641.315186</text:p>
              </table:table-cell>
              <table:table-cell office:value-type="float" office:value="1705.824463">
                <text:p>1705.824463</text:p>
              </table:table-cell>
              <table:table-cell office:value-type="float" office:value="1653.650024">
                <text:p>1653.650024</text:p>
              </table:table-cell>
              <table:table-cell office:value-type="float" office:value="1706.753906">
                <text:p>1706.753906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637.033691">
                <text:p>1637.033691</text:p>
              </table:table-cell>
              <table:table-cell office:value-type="float" office:value="1713.114502">
                <text:p>1713.114502</text:p>
              </table:table-cell>
              <table:table-cell office:value-type="float" office:value="1643.474121">
                <text:p>1643.474121</text:p>
              </table:table-cell>
              <table:table-cell office:value-type="float" office:value="1708.940918">
                <text:p>1708.940918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639.085938">
                <text:p>1639.085938</text:p>
              </table:table-cell>
              <table:table-cell office:value-type="float" office:value="1712.837402">
                <text:p>1712.837402</text:p>
              </table:table-cell>
              <table:table-cell office:value-type="float" office:value="1638.273682">
                <text:p>1638.273682</text:p>
              </table:table-cell>
              <table:table-cell office:value-type="float" office:value="1715.275635">
                <text:p>1715.27563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646.922607">
                <text:p>1646.922607</text:p>
              </table:table-cell>
              <table:table-cell office:value-type="float" office:value="1695.183105">
                <text:p>1695.183105</text:p>
              </table:table-cell>
              <table:table-cell office:value-type="float" office:value="1646.66394">
                <text:p>1646.66394</text:p>
              </table:table-cell>
              <table:table-cell office:value-type="float" office:value="1703.971558">
                <text:p>1703.971558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644.535034">
                <text:p>1644.535034</text:p>
              </table:table-cell>
              <table:table-cell office:value-type="float" office:value="1702.53064">
                <text:p>1702.53064</text:p>
              </table:table-cell>
              <table:table-cell office:value-type="float" office:value="1648.144775">
                <text:p>1648.144775</text:p>
              </table:table-cell>
              <table:table-cell office:value-type="float" office:value="1705.822021">
                <text:p>1705.82202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644.981201">
                <text:p>1644.981201</text:p>
              </table:table-cell>
              <table:table-cell office:value-type="float" office:value="1705.104492">
                <text:p>1705.104492</text:p>
              </table:table-cell>
              <table:table-cell office:value-type="float" office:value="1643.838135">
                <text:p>1643.838135</text:p>
              </table:table-cell>
              <table:table-cell office:value-type="float" office:value="1712.448486">
                <text:p>1712.448486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642.432129">
                <text:p>1642.432129</text:p>
              </table:table-cell>
              <table:table-cell office:value-type="float" office:value="1710.807129">
                <text:p>1710.807129</text:p>
              </table:table-cell>
              <table:table-cell office:value-type="float" office:value="1646.10144">
                <text:p>1646.10144</text:p>
              </table:table-cell>
              <table:table-cell office:value-type="float" office:value="1711.554199">
                <text:p>1711.554199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645.5625">
                <text:p>1645.5625</text:p>
              </table:table-cell>
              <table:table-cell office:value-type="float" office:value="1701.709595">
                <text:p>1701.709595</text:p>
              </table:table-cell>
              <table:table-cell office:value-type="float" office:value="1651.504395">
                <text:p>1651.504395</text:p>
              </table:table-cell>
              <table:table-cell office:value-type="float" office:value="1705.727539">
                <text:p>1705.727539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649.361572">
                <text:p>1649.361572</text:p>
              </table:table-cell>
              <table:table-cell office:value-type="float" office:value="1707.814575">
                <text:p>1707.814575</text:p>
              </table:table-cell>
              <table:table-cell office:value-type="float" office:value="1644.068481">
                <text:p>1644.068481</text:p>
              </table:table-cell>
              <table:table-cell office:value-type="float" office:value="1716.305176">
                <text:p>1716.305176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639.611938">
                <text:p>1639.611938</text:p>
              </table:table-cell>
              <table:table-cell office:value-type="float" office:value="1715.864136">
                <text:p>1715.864136</text:p>
              </table:table-cell>
              <table:table-cell office:value-type="float" office:value="1645.66394">
                <text:p>1645.66394</text:p>
              </table:table-cell>
              <table:table-cell office:value-type="float" office:value="1715.588623">
                <text:p>1715.588623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645.96875">
                <text:p>1645.96875</text:p>
              </table:table-cell>
              <table:table-cell office:value-type="float" office:value="1708.020996">
                <text:p>1708.020996</text:p>
              </table:table-cell>
              <table:table-cell office:value-type="float" office:value="1646.464844">
                <text:p>1646.464844</text:p>
              </table:table-cell>
              <table:table-cell office:value-type="float" office:value="1710.924561">
                <text:p>1710.924561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644.058105">
                <text:p>1644.058105</text:p>
              </table:table-cell>
              <table:table-cell office:value-type="float" office:value="1713.788696">
                <text:p>1713.788696</text:p>
              </table:table-cell>
              <table:table-cell office:value-type="float" office:value="1643.600098">
                <text:p>1643.600098</text:p>
              </table:table-cell>
              <table:table-cell office:value-type="float" office:value="1714.820068">
                <text:p>1714.820068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647.012939">
                <text:p>1647.012939</text:p>
              </table:table-cell>
              <table:table-cell office:value-type="float" office:value="1714.97644">
                <text:p>1714.97644</text:p>
              </table:table-cell>
              <table:table-cell office:value-type="float" office:value="1645.846802">
                <text:p>1645.846802</text:p>
              </table:table-cell>
              <table:table-cell office:value-type="float" office:value="1718.146362">
                <text:p>1718.146362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647.308594">
                <text:p>1647.308594</text:p>
              </table:table-cell>
              <table:table-cell office:value-type="float" office:value="1709.037354">
                <text:p>1709.037354</text:p>
              </table:table-cell>
              <table:table-cell office:value-type="float" office:value="1646.957764">
                <text:p>1646.957764</text:p>
              </table:table-cell>
              <table:table-cell office:value-type="float" office:value="1712.239746">
                <text:p>1712.239746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649.40918">
                <text:p>1649.40918</text:p>
              </table:table-cell>
              <table:table-cell office:value-type="float" office:value="1708.939453">
                <text:p>1708.939453</text:p>
              </table:table-cell>
              <table:table-cell office:value-type="float" office:value="1649.646484">
                <text:p>1649.646484</text:p>
              </table:table-cell>
              <table:table-cell office:value-type="float" office:value="1710.734375">
                <text:p>1710.73437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649.152954">
                <text:p>1649.152954</text:p>
              </table:table-cell>
              <table:table-cell office:value-type="float" office:value="1707.480835">
                <text:p>1707.480835</text:p>
              </table:table-cell>
              <table:table-cell office:value-type="float" office:value="1648.812256">
                <text:p>1648.812256</text:p>
              </table:table-cell>
              <table:table-cell office:value-type="float" office:value="1712.537476">
                <text:p>1712.537476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644.715454">
                <text:p>1644.715454</text:p>
              </table:table-cell>
              <table:table-cell office:value-type="float" office:value="1719.509399">
                <text:p>1719.509399</text:p>
              </table:table-cell>
              <table:table-cell office:value-type="float" office:value="1646.14502">
                <text:p>1646.14502</text:p>
              </table:table-cell>
              <table:table-cell office:value-type="float" office:value="1725.237305">
                <text:p>1725.237305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648.340576">
                <text:p>1648.340576</text:p>
              </table:table-cell>
              <table:table-cell office:value-type="float" office:value="1713.89502">
                <text:p>1713.89502</text:p>
              </table:table-cell>
              <table:table-cell office:value-type="float" office:value="1649.02124">
                <text:p>1649.02124</text:p>
              </table:table-cell>
              <table:table-cell office:value-type="float" office:value="1716.194824">
                <text:p>1716.194824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645.703369">
                <text:p>1645.703369</text:p>
              </table:table-cell>
              <table:table-cell office:value-type="float" office:value="1717.636353">
                <text:p>1717.636353</text:p>
              </table:table-cell>
              <table:table-cell office:value-type="float" office:value="1645.71106">
                <text:p>1645.71106</text:p>
              </table:table-cell>
              <table:table-cell office:value-type="float" office:value="1719.190796">
                <text:p>1719.190796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645.223022">
                <text:p>1645.223022</text:p>
              </table:table-cell>
              <table:table-cell office:value-type="float" office:value="1716.59082">
                <text:p>1716.59082</text:p>
              </table:table-cell>
              <table:table-cell office:value-type="float" office:value="1647.598145">
                <text:p>1647.598145</text:p>
              </table:table-cell>
              <table:table-cell office:value-type="float" office:value="1717.25354">
                <text:p>1717.25354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654.104858">
                <text:p>1654.104858</text:p>
              </table:table-cell>
              <table:table-cell office:value-type="float" office:value="1706.434326">
                <text:p>1706.434326</text:p>
              </table:table-cell>
              <table:table-cell office:value-type="float" office:value="1651.518799">
                <text:p>1651.518799</text:p>
              </table:table-cell>
              <table:table-cell office:value-type="float" office:value="1711.749756">
                <text:p>1711.749756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651.342651">
                <text:p>1651.342651</text:p>
              </table:table-cell>
              <table:table-cell office:value-type="float" office:value="1713.407104">
                <text:p>1713.407104</text:p>
              </table:table-cell>
              <table:table-cell office:value-type="float" office:value="1653.086792">
                <text:p>1653.086792</text:p>
              </table:table-cell>
              <table:table-cell office:value-type="float" office:value="1713.147217">
                <text:p>1713.147217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647.761841">
                <text:p>1647.761841</text:p>
              </table:table-cell>
              <table:table-cell office:value-type="float" office:value="1711.877686">
                <text:p>1711.877686</text:p>
              </table:table-cell>
              <table:table-cell office:value-type="float" office:value="1650.078491">
                <text:p>1650.078491</text:p>
              </table:table-cell>
              <table:table-cell office:value-type="float" office:value="1712.652344">
                <text:p>1712.652344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648.612183">
                <text:p>1648.612183</text:p>
              </table:table-cell>
              <table:table-cell office:value-type="float" office:value="1716.97583">
                <text:p>1716.97583</text:p>
              </table:table-cell>
              <table:table-cell office:value-type="float" office:value="1644.814453">
                <text:p>1644.814453</text:p>
              </table:table-cell>
              <table:table-cell office:value-type="float" office:value="1723.304443">
                <text:p>1723.304443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649.633179">
                <text:p>1649.633179</text:p>
              </table:table-cell>
              <table:table-cell office:value-type="float" office:value="1712.681885">
                <text:p>1712.681885</text:p>
              </table:table-cell>
              <table:table-cell office:value-type="float" office:value="1649.529663">
                <text:p>1649.529663</text:p>
              </table:table-cell>
              <table:table-cell office:value-type="float" office:value="1714.749268">
                <text:p>1714.749268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644.895386">
                <text:p>1644.895386</text:p>
              </table:table-cell>
              <table:table-cell office:value-type="float" office:value="1721.167603">
                <text:p>1721.167603</text:p>
              </table:table-cell>
              <table:table-cell office:value-type="float" office:value="1648.282471">
                <text:p>1648.282471</text:p>
              </table:table-cell>
              <table:table-cell office:value-type="float" office:value="1721.146973">
                <text:p>1721.146973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650.828125">
                <text:p>1650.828125</text:p>
              </table:table-cell>
              <table:table-cell office:value-type="float" office:value="1714.464844">
                <text:p>1714.464844</text:p>
              </table:table-cell>
              <table:table-cell office:value-type="float" office:value="1650.625854">
                <text:p>1650.625854</text:p>
              </table:table-cell>
              <table:table-cell office:value-type="float" office:value="1717.020996">
                <text:p>1717.020996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647.686523">
                <text:p>1647.686523</text:p>
              </table:table-cell>
              <table:table-cell office:value-type="float" office:value="1718.546875">
                <text:p>1718.546875</text:p>
              </table:table-cell>
              <table:table-cell office:value-type="float" office:value="1649.397827">
                <text:p>1649.397827</text:p>
              </table:table-cell>
              <table:table-cell office:value-type="float" office:value="1721.932007">
                <text:p>1721.932007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647.824463">
                <text:p>1647.824463</text:p>
              </table:table-cell>
              <table:table-cell office:value-type="float" office:value="1720.384033">
                <text:p>1720.384033</text:p>
              </table:table-cell>
              <table:table-cell office:value-type="float" office:value="1650.387085">
                <text:p>1650.387085</text:p>
              </table:table-cell>
              <table:table-cell office:value-type="float" office:value="1720.823486">
                <text:p>1720.823486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650.598755">
                <text:p>1650.598755</text:p>
              </table:table-cell>
              <table:table-cell office:value-type="float" office:value="1711.058716">
                <text:p>1711.058716</text:p>
              </table:table-cell>
              <table:table-cell office:value-type="float" office:value="1654.140259">
                <text:p>1654.140259</text:p>
              </table:table-cell>
              <table:table-cell office:value-type="float" office:value="1714.981201">
                <text:p>1714.981201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648.388184">
                <text:p>1648.388184</text:p>
              </table:table-cell>
              <table:table-cell office:value-type="float" office:value="1725.134155">
                <text:p>1725.134155</text:p>
              </table:table-cell>
              <table:table-cell office:value-type="float" office:value="1651.662842">
                <text:p>1651.662842</text:p>
              </table:table-cell>
              <table:table-cell office:value-type="float" office:value="1725.224609">
                <text:p>1725.224609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653.1521">
                <text:p>1653.1521</text:p>
              </table:table-cell>
              <table:table-cell office:value-type="float" office:value="1714.619873">
                <text:p>1714.619873</text:p>
              </table:table-cell>
              <table:table-cell office:value-type="float" office:value="1655.771729">
                <text:p>1655.771729</text:p>
              </table:table-cell>
              <table:table-cell office:value-type="float" office:value="1718.613647">
                <text:p>1718.613647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657.506592">
                <text:p>1657.506592</text:p>
              </table:table-cell>
              <table:table-cell office:value-type="float" office:value="1714.352905">
                <text:p>1714.352905</text:p>
              </table:table-cell>
              <table:table-cell office:value-type="float" office:value="1657.053711">
                <text:p>1657.053711</text:p>
              </table:table-cell>
              <table:table-cell office:value-type="float" office:value="1719.537231">
                <text:p>1719.537231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652.836548">
                <text:p>1652.836548</text:p>
              </table:table-cell>
              <table:table-cell office:value-type="float" office:value="1724.773804">
                <text:p>1724.773804</text:p>
              </table:table-cell>
              <table:table-cell office:value-type="float" office:value="1653.348267">
                <text:p>1653.348267</text:p>
              </table:table-cell>
              <table:table-cell office:value-type="float" office:value="1727.237915">
                <text:p>1727.237915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653.088989">
                <text:p>1653.088989</text:p>
              </table:table-cell>
              <table:table-cell office:value-type="float" office:value="1723.011597">
                <text:p>1723.011597</text:p>
              </table:table-cell>
              <table:table-cell office:value-type="float" office:value="1652.874146">
                <text:p>1652.874146</text:p>
              </table:table-cell>
              <table:table-cell office:value-type="float" office:value="1725.401733">
                <text:p>1725.401733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653.033936">
                <text:p>1653.033936</text:p>
              </table:table-cell>
              <table:table-cell office:value-type="float" office:value="1728.063599">
                <text:p>1728.063599</text:p>
              </table:table-cell>
              <table:table-cell office:value-type="float" office:value="1653.593018">
                <text:p>1653.593018</text:p>
              </table:table-cell>
              <table:table-cell office:value-type="float" office:value="1731.844482">
                <text:p>1731.844482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653.437622">
                <text:p>1653.437622</text:p>
              </table:table-cell>
              <table:table-cell office:value-type="float" office:value="1722.440308">
                <text:p>1722.440308</text:p>
              </table:table-cell>
              <table:table-cell office:value-type="float" office:value="1652.842285">
                <text:p>1652.842285</text:p>
              </table:table-cell>
              <table:table-cell office:value-type="float" office:value="1725.918457">
                <text:p>1725.918457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652.107788">
                <text:p>1652.107788</text:p>
              </table:table-cell>
              <table:table-cell office:value-type="float" office:value="1727.638916">
                <text:p>1727.638916</text:p>
              </table:table-cell>
              <table:table-cell office:value-type="float" office:value="1653.51416">
                <text:p>1653.51416</text:p>
              </table:table-cell>
              <table:table-cell office:value-type="float" office:value="1730.202271">
                <text:p>1730.202271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655.163208">
                <text:p>1655.163208</text:p>
              </table:table-cell>
              <table:table-cell office:value-type="float" office:value="1726.245972">
                <text:p>1726.245972</text:p>
              </table:table-cell>
              <table:table-cell office:value-type="float" office:value="1653.755371">
                <text:p>1653.755371</text:p>
              </table:table-cell>
              <table:table-cell office:value-type="float" office:value="1728.973633">
                <text:p>1728.973633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658.585571">
                <text:p>1658.585571</text:p>
              </table:table-cell>
              <table:table-cell office:value-type="float" office:value="1717.995483">
                <text:p>1717.995483</text:p>
              </table:table-cell>
              <table:table-cell office:value-type="float" office:value="1657.460327">
                <text:p>1657.460327</text:p>
              </table:table-cell>
              <table:table-cell office:value-type="float" office:value="1723.030762">
                <text:p>1723.030762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652.030273">
                <text:p>1652.030273</text:p>
              </table:table-cell>
              <table:table-cell office:value-type="float" office:value="1728.325684">
                <text:p>1728.325684</text:p>
              </table:table-cell>
              <table:table-cell office:value-type="float" office:value="1655.773926">
                <text:p>1655.773926</text:p>
              </table:table-cell>
              <table:table-cell office:value-type="float" office:value="1729.649658">
                <text:p>1729.649658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652.480103">
                <text:p>1652.480103</text:p>
              </table:table-cell>
              <table:table-cell office:value-type="float" office:value="1722.031982">
                <text:p>1722.031982</text:p>
              </table:table-cell>
              <table:table-cell office:value-type="float" office:value="1653.869263">
                <text:p>1653.869263</text:p>
              </table:table-cell>
              <table:table-cell office:value-type="float" office:value="1726.721802">
                <text:p>1726.72180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651.209351">
                <text:p>1651.209351</text:p>
              </table:table-cell>
              <table:table-cell office:value-type="float" office:value="1732.846069">
                <text:p>1732.846069</text:p>
              </table:table-cell>
              <table:table-cell office:value-type="float" office:value="1652.593506">
                <text:p>1652.593506</text:p>
              </table:table-cell>
              <table:table-cell office:value-type="float" office:value="1732.973389">
                <text:p>1732.973389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656.464111">
                <text:p>1656.464111</text:p>
              </table:table-cell>
              <table:table-cell office:value-type="float" office:value="1723.049194">
                <text:p>1723.049194</text:p>
              </table:table-cell>
              <table:table-cell office:value-type="float" office:value="1655.1698">
                <text:p>1655.1698</text:p>
              </table:table-cell>
              <table:table-cell office:value-type="float" office:value="1725.512451">
                <text:p>1725.512451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653.751343">
                <text:p>1653.751343</text:p>
              </table:table-cell>
              <table:table-cell office:value-type="float" office:value="1731.303223">
                <text:p>1731.303223</text:p>
              </table:table-cell>
              <table:table-cell office:value-type="float" office:value="1653.698975">
                <text:p>1653.698975</text:p>
              </table:table-cell>
              <table:table-cell office:value-type="float" office:value="1730.725952">
                <text:p>1730.725952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654.310547">
                <text:p>1654.310547</text:p>
              </table:table-cell>
              <table:table-cell office:value-type="float" office:value="1726.551392">
                <text:p>1726.551392</text:p>
              </table:table-cell>
              <table:table-cell office:value-type="float" office:value="1655.74707">
                <text:p>1655.74707</text:p>
              </table:table-cell>
              <table:table-cell office:value-type="float" office:value="1728.480225">
                <text:p>1728.48022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659.767578">
                <text:p>1659.767578</text:p>
              </table:table-cell>
              <table:table-cell office:value-type="float" office:value="1718.432983">
                <text:p>1718.432983</text:p>
              </table:table-cell>
              <table:table-cell office:value-type="float" office:value="1662.699951">
                <text:p>1662.699951</text:p>
              </table:table-cell>
              <table:table-cell office:value-type="float" office:value="1717.917114">
                <text:p>1717.91711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652.14502">
                <text:p>1652.14502</text:p>
              </table:table-cell>
              <table:table-cell office:value-type="float" office:value="1731.398438">
                <text:p>1731.398438</text:p>
              </table:table-cell>
              <table:table-cell office:value-type="float" office:value="1651.942505">
                <text:p>1651.942505</text:p>
              </table:table-cell>
              <table:table-cell office:value-type="float" office:value="1732.155884">
                <text:p>1732.155884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656.257202">
                <text:p>1656.257202</text:p>
              </table:table-cell>
              <table:table-cell office:value-type="float" office:value="1721.368042">
                <text:p>1721.368042</text:p>
              </table:table-cell>
              <table:table-cell office:value-type="float" office:value="1658.223145">
                <text:p>1658.223145</text:p>
              </table:table-cell>
              <table:table-cell office:value-type="float" office:value="1722.522217">
                <text:p>1722.522217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650.484863">
                <text:p>1650.484863</text:p>
              </table:table-cell>
              <table:table-cell office:value-type="float" office:value="1730.112061">
                <text:p>1730.112061</text:p>
              </table:table-cell>
              <table:table-cell office:value-type="float" office:value="1653.544189">
                <text:p>1653.544189</text:p>
              </table:table-cell>
              <table:table-cell office:value-type="float" office:value="1731.879395">
                <text:p>1731.87939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653.491699">
                <text:p>1653.491699</text:p>
              </table:table-cell>
              <table:table-cell office:value-type="float" office:value="1725.589111">
                <text:p>1725.589111</text:p>
              </table:table-cell>
              <table:table-cell office:value-type="float" office:value="1655.201172">
                <text:p>1655.201172</text:p>
              </table:table-cell>
              <table:table-cell office:value-type="float" office:value="1729.301514">
                <text:p>1729.301514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654.935059">
                <text:p>1654.935059</text:p>
              </table:table-cell>
              <table:table-cell office:value-type="float" office:value="1721.414551">
                <text:p>1721.414551</text:p>
              </table:table-cell>
              <table:table-cell office:value-type="float" office:value="1655.914551">
                <text:p>1655.914551</text:p>
              </table:table-cell>
              <table:table-cell office:value-type="float" office:value="1723.5">
                <text:p>1723.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651.877197">
                <text:p>1651.877197</text:p>
              </table:table-cell>
              <table:table-cell office:value-type="float" office:value="1730.185181">
                <text:p>1730.185181</text:p>
              </table:table-cell>
              <table:table-cell office:value-type="float" office:value="1653.817749">
                <text:p>1653.817749</text:p>
              </table:table-cell>
              <table:table-cell office:value-type="float" office:value="1732.871826">
                <text:p>1732.871826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658.412231">
                <text:p>1658.412231</text:p>
              </table:table-cell>
              <table:table-cell office:value-type="float" office:value="1725.213745">
                <text:p>1725.213745</text:p>
              </table:table-cell>
              <table:table-cell office:value-type="float" office:value="1655.114258">
                <text:p>1655.114258</text:p>
              </table:table-cell>
              <table:table-cell office:value-type="float" office:value="1731.615234">
                <text:p>1731.615234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656.491943">
                <text:p>1656.491943</text:p>
              </table:table-cell>
              <table:table-cell office:value-type="float" office:value="1724.752808">
                <text:p>1724.752808</text:p>
              </table:table-cell>
              <table:table-cell office:value-type="float" office:value="1658.749878">
                <text:p>1658.749878</text:p>
              </table:table-cell>
              <table:table-cell office:value-type="float" office:value="1725.364258">
                <text:p>1725.364258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655.722656">
                <text:p>1655.722656</text:p>
              </table:table-cell>
              <table:table-cell office:value-type="float" office:value="1728.978149">
                <text:p>1728.978149</text:p>
              </table:table-cell>
              <table:table-cell office:value-type="float" office:value="1658.536377">
                <text:p>1658.536377</text:p>
              </table:table-cell>
              <table:table-cell office:value-type="float" office:value="1729.753052">
                <text:p>1729.753052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660.397949">
                <text:p>1660.397949</text:p>
              </table:table-cell>
              <table:table-cell office:value-type="float" office:value="1718.102905">
                <text:p>1718.102905</text:p>
              </table:table-cell>
              <table:table-cell office:value-type="float" office:value="1662.466919">
                <text:p>1662.466919</text:p>
              </table:table-cell>
              <table:table-cell office:value-type="float" office:value="1723.508667">
                <text:p>1723.508667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656.841309">
                <text:p>1656.841309</text:p>
              </table:table-cell>
              <table:table-cell office:value-type="float" office:value="1733.260986">
                <text:p>1733.260986</text:p>
              </table:table-cell>
              <table:table-cell office:value-type="float" office:value="1657.033203">
                <text:p>1657.033203</text:p>
              </table:table-cell>
              <table:table-cell office:value-type="float" office:value="1735.017578">
                <text:p>1735.017578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657.364868">
                <text:p>1657.364868</text:p>
              </table:table-cell>
              <table:table-cell office:value-type="float" office:value="1729.523071">
                <text:p>1729.523071</text:p>
              </table:table-cell>
              <table:table-cell office:value-type="float" office:value="1661.817139">
                <text:p>1661.817139</text:p>
              </table:table-cell>
              <table:table-cell office:value-type="float" office:value="1731.219482">
                <text:p>1731.219482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651.952026">
                <text:p>1651.952026</text:p>
              </table:table-cell>
              <table:table-cell office:value-type="float" office:value="1737.154053">
                <text:p>1737.154053</text:p>
              </table:table-cell>
              <table:table-cell office:value-type="float" office:value="1657.586792">
                <text:p>1657.586792</text:p>
              </table:table-cell>
              <table:table-cell office:value-type="float" office:value="1738.812378">
                <text:p>1738.812378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661.915649">
                <text:p>1661.915649</text:p>
              </table:table-cell>
              <table:table-cell office:value-type="float" office:value="1729.865723">
                <text:p>1729.865723</text:p>
              </table:table-cell>
              <table:table-cell office:value-type="float" office:value="1663.897095">
                <text:p>1663.897095</text:p>
              </table:table-cell>
              <table:table-cell office:value-type="float" office:value="1732.972046">
                <text:p>1732.972046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660.547852">
                <text:p>1660.547852</text:p>
              </table:table-cell>
              <table:table-cell office:value-type="float" office:value="1725.643066">
                <text:p>1725.643066</text:p>
              </table:table-cell>
              <table:table-cell office:value-type="float" office:value="1664.344116">
                <text:p>1664.344116</text:p>
              </table:table-cell>
              <table:table-cell office:value-type="float" office:value="1728.858276">
                <text:p>1728.858276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659.158447">
                <text:p>1659.158447</text:p>
              </table:table-cell>
              <table:table-cell office:value-type="float" office:value="1729.066162">
                <text:p>1729.066162</text:p>
              </table:table-cell>
              <table:table-cell office:value-type="float" office:value="1662.636597">
                <text:p>1662.636597</text:p>
              </table:table-cell>
              <table:table-cell office:value-type="float" office:value="1729.886719">
                <text:p>1729.886719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657.970093">
                <text:p>1657.970093</text:p>
              </table:table-cell>
              <table:table-cell office:value-type="float" office:value="1729.712158">
                <text:p>1729.712158</text:p>
              </table:table-cell>
              <table:table-cell office:value-type="float" office:value="1659.699097">
                <text:p>1659.699097</text:p>
              </table:table-cell>
              <table:table-cell office:value-type="float" office:value="1730.444458">
                <text:p>1730.444458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658.867798">
                <text:p>1658.867798</text:p>
              </table:table-cell>
              <table:table-cell office:value-type="float" office:value="1737.863037">
                <text:p>1737.863037</text:p>
              </table:table-cell>
              <table:table-cell office:value-type="float" office:value="1661.283325">
                <text:p>1661.283325</text:p>
              </table:table-cell>
              <table:table-cell office:value-type="float" office:value="1738.026489">
                <text:p>1738.026489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662.887695">
                <text:p>1662.887695</text:p>
              </table:table-cell>
              <table:table-cell office:value-type="float" office:value="1727.180908">
                <text:p>1727.180908</text:p>
              </table:table-cell>
              <table:table-cell office:value-type="float" office:value="1663.934082">
                <text:p>1663.934082</text:p>
              </table:table-cell>
              <table:table-cell office:value-type="float" office:value="1729.908325">
                <text:p>1729.90832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658.496094">
                <text:p>1658.496094</text:p>
              </table:table-cell>
              <table:table-cell office:value-type="float" office:value="1736.01001">
                <text:p>1736.01001</text:p>
              </table:table-cell>
              <table:table-cell office:value-type="float" office:value="1660.273438">
                <text:p>1660.273438</text:p>
              </table:table-cell>
              <table:table-cell office:value-type="float" office:value="1737.773071">
                <text:p>1737.773071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657.415894">
                <text:p>1657.415894</text:p>
              </table:table-cell>
              <table:table-cell office:value-type="float" office:value="1730.677612">
                <text:p>1730.677612</text:p>
              </table:table-cell>
              <table:table-cell office:value-type="float" office:value="1663.315552">
                <text:p>1663.315552</text:p>
              </table:table-cell>
              <table:table-cell office:value-type="float" office:value="1733.407959">
                <text:p>1733.407959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660.516602">
                <text:p>1660.516602</text:p>
              </table:table-cell>
              <table:table-cell office:value-type="float" office:value="1729.829102">
                <text:p>1729.829102</text:p>
              </table:table-cell>
              <table:table-cell office:value-type="float" office:value="1663.292969">
                <text:p>1663.292969</text:p>
              </table:table-cell>
              <table:table-cell office:value-type="float" office:value="1731.842407">
                <text:p>1731.842407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660.605713">
                <text:p>1660.605713</text:p>
              </table:table-cell>
              <table:table-cell office:value-type="float" office:value="1731.48291">
                <text:p>1731.48291</text:p>
              </table:table-cell>
              <table:table-cell office:value-type="float" office:value="1664.428711">
                <text:p>1664.428711</text:p>
              </table:table-cell>
              <table:table-cell office:value-type="float" office:value="1732.549072">
                <text:p>1732.549072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662.334351">
                <text:p>1662.334351</text:p>
              </table:table-cell>
              <table:table-cell office:value-type="float" office:value="1725.427002">
                <text:p>1725.427002</text:p>
              </table:table-cell>
              <table:table-cell office:value-type="float" office:value="1665.113159">
                <text:p>1665.113159</text:p>
              </table:table-cell>
              <table:table-cell office:value-type="float" office:value="1727.21814">
                <text:p>1727.21814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658.658936">
                <text:p>1658.658936</text:p>
              </table:table-cell>
              <table:table-cell office:value-type="float" office:value="1736.444214">
                <text:p>1736.444214</text:p>
              </table:table-cell>
              <table:table-cell office:value-type="float" office:value="1661.074219">
                <text:p>1661.074219</text:p>
              </table:table-cell>
              <table:table-cell office:value-type="float" office:value="1737.070801">
                <text:p>1737.070801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659.494019">
                <text:p>1659.494019</text:p>
              </table:table-cell>
              <table:table-cell office:value-type="float" office:value="1732.525757">
                <text:p>1732.525757</text:p>
              </table:table-cell>
              <table:table-cell office:value-type="float" office:value="1662.099121">
                <text:p>1662.099121</text:p>
              </table:table-cell>
              <table:table-cell office:value-type="float" office:value="1734.125732">
                <text:p>1734.125732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658.067993">
                <text:p>1658.067993</text:p>
              </table:table-cell>
              <table:table-cell office:value-type="float" office:value="1735.644287">
                <text:p>1735.644287</text:p>
              </table:table-cell>
              <table:table-cell office:value-type="float" office:value="1660.289795">
                <text:p>1660.289795</text:p>
              </table:table-cell>
              <table:table-cell office:value-type="float" office:value="1742.462158">
                <text:p>1742.462158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662.97229">
                <text:p>1662.97229</text:p>
              </table:table-cell>
              <table:table-cell office:value-type="float" office:value="1726.050171">
                <text:p>1726.050171</text:p>
              </table:table-cell>
              <table:table-cell office:value-type="float" office:value="1664.616455">
                <text:p>1664.616455</text:p>
              </table:table-cell>
              <table:table-cell office:value-type="float" office:value="1730.056396">
                <text:p>1730.056396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661.674316">
                <text:p>1661.674316</text:p>
              </table:table-cell>
              <table:table-cell office:value-type="float" office:value="1728.494019">
                <text:p>1728.494019</text:p>
              </table:table-cell>
              <table:table-cell office:value-type="float" office:value="1664.37561">
                <text:p>1664.37561</text:p>
              </table:table-cell>
              <table:table-cell office:value-type="float" office:value="1729.385498">
                <text:p>1729.385498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657.421509">
                <text:p>1657.421509</text:p>
              </table:table-cell>
              <table:table-cell office:value-type="float" office:value="1737.709961">
                <text:p>1737.709961</text:p>
              </table:table-cell>
              <table:table-cell office:value-type="float" office:value="1659.212524">
                <text:p>1659.212524</text:p>
              </table:table-cell>
              <table:table-cell office:value-type="float" office:value="1738.927979">
                <text:p>1738.927979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661.765259">
                <text:p>1661.765259</text:p>
              </table:table-cell>
              <table:table-cell office:value-type="float" office:value="1732.578857">
                <text:p>1732.578857</text:p>
              </table:table-cell>
              <table:table-cell office:value-type="float" office:value="1665.120728">
                <text:p>1665.120728</text:p>
              </table:table-cell>
              <table:table-cell office:value-type="float" office:value="1732.585449">
                <text:p>1732.585449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659.179932">
                <text:p>1659.179932</text:p>
              </table:table-cell>
              <table:table-cell office:value-type="float" office:value="1735.507568">
                <text:p>1735.507568</text:p>
              </table:table-cell>
              <table:table-cell office:value-type="float" office:value="1661.05896">
                <text:p>1661.05896</text:p>
              </table:table-cell>
              <table:table-cell office:value-type="float" office:value="1737.129761">
                <text:p>1737.129761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658.405151">
                <text:p>1658.405151</text:p>
              </table:table-cell>
              <table:table-cell office:value-type="float" office:value="1737.931641">
                <text:p>1737.931641</text:p>
              </table:table-cell>
              <table:table-cell office:value-type="float" office:value="1662.227051">
                <text:p>1662.227051</text:p>
              </table:table-cell>
              <table:table-cell office:value-type="float" office:value="1739.56189">
                <text:p>1739.56189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657.838989">
                <text:p>1657.838989</text:p>
              </table:table-cell>
              <table:table-cell office:value-type="float" office:value="1735.153687">
                <text:p>1735.153687</text:p>
              </table:table-cell>
              <table:table-cell office:value-type="float" office:value="1663.040894">
                <text:p>1663.040894</text:p>
              </table:table-cell>
              <table:table-cell office:value-type="float" office:value="1734.325195">
                <text:p>1734.32519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663.869385">
                <text:p>1663.869385</text:p>
              </table:table-cell>
              <table:table-cell office:value-type="float" office:value="1723.813721">
                <text:p>1723.813721</text:p>
              </table:table-cell>
              <table:table-cell office:value-type="float" office:value="1663.756714">
                <text:p>1663.756714</text:p>
              </table:table-cell>
              <table:table-cell office:value-type="float" office:value="1729.287598">
                <text:p>1729.287598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663.210938">
                <text:p>1663.210938</text:p>
              </table:table-cell>
              <table:table-cell office:value-type="float" office:value="1730.913818">
                <text:p>1730.913818</text:p>
              </table:table-cell>
              <table:table-cell office:value-type="float" office:value="1663.639893">
                <text:p>1663.639893</text:p>
              </table:table-cell>
              <table:table-cell office:value-type="float" office:value="1733.262573">
                <text:p>1733.262573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663.669067">
                <text:p>1663.669067</text:p>
              </table:table-cell>
              <table:table-cell office:value-type="float" office:value="1732.364868">
                <text:p>1732.364868</text:p>
              </table:table-cell>
              <table:table-cell office:value-type="float" office:value="1663.643921">
                <text:p>1663.643921</text:p>
              </table:table-cell>
              <table:table-cell office:value-type="float" office:value="1731.894165">
                <text:p>1731.89416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659.241699">
                <text:p>1659.241699</text:p>
              </table:table-cell>
              <table:table-cell office:value-type="float" office:value="1739.892578">
                <text:p>1739.892578</text:p>
              </table:table-cell>
              <table:table-cell office:value-type="float" office:value="1663.85022">
                <text:p>1663.85022</text:p>
              </table:table-cell>
              <table:table-cell office:value-type="float" office:value="1741.057129">
                <text:p>1741.057129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665.796509">
                <text:p>1665.796509</text:p>
              </table:table-cell>
              <table:table-cell office:value-type="float" office:value="1728.214722">
                <text:p>1728.214722</text:p>
              </table:table-cell>
              <table:table-cell office:value-type="float" office:value="1667.646606">
                <text:p>1667.646606</text:p>
              </table:table-cell>
              <table:table-cell office:value-type="float" office:value="1729.007568">
                <text:p>1729.007568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661.665161">
                <text:p>1661.665161</text:p>
              </table:table-cell>
              <table:table-cell office:value-type="float" office:value="1741.785889">
                <text:p>1741.785889</text:p>
              </table:table-cell>
              <table:table-cell office:value-type="float" office:value="1662.83313">
                <text:p>1662.83313</text:p>
              </table:table-cell>
              <table:table-cell office:value-type="float" office:value="1743.119507">
                <text:p>1743.119507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666.215576">
                <text:p>1666.215576</text:p>
              </table:table-cell>
              <table:table-cell office:value-type="float" office:value="1731.932617">
                <text:p>1731.932617</text:p>
              </table:table-cell>
              <table:table-cell office:value-type="float" office:value="1667.120605">
                <text:p>1667.120605</text:p>
              </table:table-cell>
              <table:table-cell office:value-type="float" office:value="1736.253662">
                <text:p>1736.253662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664.997681">
                <text:p>1664.997681</text:p>
              </table:table-cell>
              <table:table-cell office:value-type="float" office:value="1729.501221">
                <text:p>1729.501221</text:p>
              </table:table-cell>
              <table:table-cell office:value-type="float" office:value="1665.199707">
                <text:p>1665.199707</text:p>
              </table:table-cell>
              <table:table-cell office:value-type="float" office:value="1733.866211">
                <text:p>1733.866211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63.116089">
                <text:p>1663.116089</text:p>
              </table:table-cell>
              <table:table-cell office:value-type="float" office:value="1735.137939">
                <text:p>1735.137939</text:p>
              </table:table-cell>
              <table:table-cell office:value-type="float" office:value="1663.036011">
                <text:p>1663.036011</text:p>
              </table:table-cell>
              <table:table-cell office:value-type="float" office:value="1736.628784">
                <text:p>1736.628784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64.791992">
                <text:p>1664.791992</text:p>
              </table:table-cell>
              <table:table-cell office:value-type="float" office:value="1730.992676">
                <text:p>1730.992676</text:p>
              </table:table-cell>
              <table:table-cell office:value-type="float" office:value="1664.34436">
                <text:p>1664.34436</text:p>
              </table:table-cell>
              <table:table-cell office:value-type="float" office:value="1731.926758">
                <text:p>1731.926758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660.532349">
                <text:p>1660.532349</text:p>
              </table:table-cell>
              <table:table-cell office:value-type="float" office:value="1741.29187">
                <text:p>1741.29187</text:p>
              </table:table-cell>
              <table:table-cell office:value-type="float" office:value="1661.636719">
                <text:p>1661.636719</text:p>
              </table:table-cell>
              <table:table-cell office:value-type="float" office:value="1743.780884">
                <text:p>1743.780884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64.694702">
                <text:p>1664.694702</text:p>
              </table:table-cell>
              <table:table-cell office:value-type="float" office:value="1732.107666">
                <text:p>1732.107666</text:p>
              </table:table-cell>
              <table:table-cell office:value-type="float" office:value="1665.237549">
                <text:p>1665.237549</text:p>
              </table:table-cell>
              <table:table-cell office:value-type="float" office:value="1736.427002">
                <text:p>1736.427002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64.074951">
                <text:p>1664.074951</text:p>
              </table:table-cell>
              <table:table-cell office:value-type="float" office:value="1739.933594">
                <text:p>1739.933594</text:p>
              </table:table-cell>
              <table:table-cell office:value-type="float" office:value="1664.582397">
                <text:p>1664.582397</text:p>
              </table:table-cell>
              <table:table-cell office:value-type="float" office:value="1741.860474">
                <text:p>1741.860474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63.33313">
                <text:p>1663.33313</text:p>
              </table:table-cell>
              <table:table-cell office:value-type="float" office:value="1736.942871">
                <text:p>1736.942871</text:p>
              </table:table-cell>
              <table:table-cell office:value-type="float" office:value="1665.37207">
                <text:p>1665.37207</text:p>
              </table:table-cell>
              <table:table-cell office:value-type="float" office:value="1739.039917">
                <text:p>1739.039917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66.105225">
                <text:p>1666.105225</text:p>
              </table:table-cell>
              <table:table-cell office:value-type="float" office:value="1729.882202">
                <text:p>1729.882202</text:p>
              </table:table-cell>
              <table:table-cell office:value-type="float" office:value="1666.542114">
                <text:p>1666.542114</text:p>
              </table:table-cell>
              <table:table-cell office:value-type="float" office:value="1731.694214">
                <text:p>1731.694214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662.722778">
                <text:p>1662.722778</text:p>
              </table:table-cell>
              <table:table-cell office:value-type="float" office:value="1740.045288">
                <text:p>1740.045288</text:p>
              </table:table-cell>
              <table:table-cell office:value-type="float" office:value="1661.130493">
                <text:p>1661.130493</text:p>
              </table:table-cell>
              <table:table-cell office:value-type="float" office:value="1741.762695">
                <text:p>1741.762695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661.748413">
                <text:p>1661.748413</text:p>
              </table:table-cell>
              <table:table-cell office:value-type="float" office:value="1736.326904">
                <text:p>1736.326904</text:p>
              </table:table-cell>
              <table:table-cell office:value-type="float" office:value="1665.376709">
                <text:p>1665.376709</text:p>
              </table:table-cell>
              <table:table-cell office:value-type="float" office:value="1740.094971">
                <text:p>1740.094971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62.504028">
                <text:p>1662.504028</text:p>
              </table:table-cell>
              <table:table-cell office:value-type="float" office:value="1734.409302">
                <text:p>1734.409302</text:p>
              </table:table-cell>
              <table:table-cell office:value-type="float" office:value="1666.980225">
                <text:p>1666.980225</text:p>
              </table:table-cell>
              <table:table-cell office:value-type="float" office:value="1731.814331">
                <text:p>1731.814331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665.899292">
                <text:p>1665.899292</text:p>
              </table:table-cell>
              <table:table-cell office:value-type="float" office:value="1735.972046">
                <text:p>1735.972046</text:p>
              </table:table-cell>
              <table:table-cell office:value-type="float" office:value="1666.1698">
                <text:p>1666.1698</text:p>
              </table:table-cell>
              <table:table-cell office:value-type="float" office:value="1741.520142">
                <text:p>1741.520142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663.912109">
                <text:p>1663.912109</text:p>
              </table:table-cell>
              <table:table-cell office:value-type="float" office:value="1734.270874">
                <text:p>1734.270874</text:p>
              </table:table-cell>
              <table:table-cell office:value-type="float" office:value="1665.313477">
                <text:p>1665.313477</text:p>
              </table:table-cell>
              <table:table-cell office:value-type="float" office:value="1735.904053">
                <text:p>1735.904053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665.131958">
                <text:p>1665.131958</text:p>
              </table:table-cell>
              <table:table-cell office:value-type="float" office:value="1739.178711">
                <text:p>1739.178711</text:p>
              </table:table-cell>
              <table:table-cell office:value-type="float" office:value="1666.070923">
                <text:p>1666.070923</text:p>
              </table:table-cell>
              <table:table-cell office:value-type="float" office:value="1743.033203">
                <text:p>1743.033203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663.701538">
                <text:p>1663.701538</text:p>
              </table:table-cell>
              <table:table-cell office:value-type="float" office:value="1732.419189">
                <text:p>1732.419189</text:p>
              </table:table-cell>
              <table:table-cell office:value-type="float" office:value="1666.814209">
                <text:p>1666.814209</text:p>
              </table:table-cell>
              <table:table-cell office:value-type="float" office:value="1731.895752">
                <text:p>1731.89575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660.28833">
                <text:p>1660.28833</text:p>
              </table:table-cell>
              <table:table-cell office:value-type="float" office:value="1742.650024">
                <text:p>1742.650024</text:p>
              </table:table-cell>
              <table:table-cell office:value-type="float" office:value="1662.906982">
                <text:p>1662.906982</text:p>
              </table:table-cell>
              <table:table-cell office:value-type="float" office:value="1745.578613">
                <text:p>1745.578613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667.009399">
                <text:p>1667.009399</text:p>
              </table:table-cell>
              <table:table-cell office:value-type="float" office:value="1733.241943">
                <text:p>1733.241943</text:p>
              </table:table-cell>
              <table:table-cell office:value-type="float" office:value="1670.949585">
                <text:p>1670.949585</text:p>
              </table:table-cell>
              <table:table-cell office:value-type="float" office:value="1734.875732">
                <text:p>1734.875732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659.070312">
                <text:p>1659.070312</text:p>
              </table:table-cell>
              <table:table-cell office:value-type="float" office:value="1737.573242">
                <text:p>1737.573242</text:p>
              </table:table-cell>
              <table:table-cell office:value-type="float" office:value="1664.143555">
                <text:p>1664.143555</text:p>
              </table:table-cell>
              <table:table-cell office:value-type="float" office:value="1737.747925">
                <text:p>1737.747925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666.396362">
                <text:p>1666.396362</text:p>
              </table:table-cell>
              <table:table-cell office:value-type="float" office:value="1737.648193">
                <text:p>1737.648193</text:p>
              </table:table-cell>
              <table:table-cell office:value-type="float" office:value="1667.193726">
                <text:p>1667.193726</text:p>
              </table:table-cell>
              <table:table-cell office:value-type="float" office:value="1740.463013">
                <text:p>1740.463013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665.937378">
                <text:p>1665.937378</text:p>
              </table:table-cell>
              <table:table-cell office:value-type="float" office:value="1735.13916">
                <text:p>1735.13916</text:p>
              </table:table-cell>
              <table:table-cell office:value-type="float" office:value="1666.071533">
                <text:p>1666.071533</text:p>
              </table:table-cell>
              <table:table-cell office:value-type="float" office:value="1736.292114">
                <text:p>1736.292114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665.648438">
                <text:p>1665.648438</text:p>
              </table:table-cell>
              <table:table-cell office:value-type="float" office:value="1742.313599">
                <text:p>1742.313599</text:p>
              </table:table-cell>
              <table:table-cell office:value-type="float" office:value="1665.730957">
                <text:p>1665.730957</text:p>
              </table:table-cell>
              <table:table-cell office:value-type="float" office:value="1746.536865">
                <text:p>1746.536865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665.664917">
                <text:p>1665.664917</text:p>
              </table:table-cell>
              <table:table-cell office:value-type="float" office:value="1736.073486">
                <text:p>1736.073486</text:p>
              </table:table-cell>
              <table:table-cell office:value-type="float" office:value="1671.584473">
                <text:p>1671.584473</text:p>
              </table:table-cell>
              <table:table-cell office:value-type="float" office:value="1734.881348">
                <text:p>1734.881348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663.498413">
                <text:p>1663.498413</text:p>
              </table:table-cell>
              <table:table-cell office:value-type="float" office:value="1745.491211">
                <text:p>1745.491211</text:p>
              </table:table-cell>
              <table:table-cell office:value-type="float" office:value="1664.022827">
                <text:p>1664.022827</text:p>
              </table:table-cell>
              <table:table-cell office:value-type="float" office:value="1748.027588">
                <text:p>1748.027588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666.879761">
                <text:p>1666.879761</text:p>
              </table:table-cell>
              <table:table-cell office:value-type="float" office:value="1741.657227">
                <text:p>1741.657227</text:p>
              </table:table-cell>
              <table:table-cell office:value-type="float" office:value="1671.184692">
                <text:p>1671.184692</text:p>
              </table:table-cell>
              <table:table-cell office:value-type="float" office:value="1741.758545">
                <text:p>1741.75854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661.63269">
                <text:p>1661.63269</text:p>
              </table:table-cell>
              <table:table-cell office:value-type="float" office:value="1746.22876">
                <text:p>1746.22876</text:p>
              </table:table-cell>
              <table:table-cell office:value-type="float" office:value="1665.828735">
                <text:p>1665.828735</text:p>
              </table:table-cell>
              <table:table-cell office:value-type="float" office:value="1749.911743">
                <text:p>1749.911743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663.580811">
                <text:p>1663.580811</text:p>
              </table:table-cell>
              <table:table-cell office:value-type="float" office:value="1742.956055">
                <text:p>1742.956055</text:p>
              </table:table-cell>
              <table:table-cell office:value-type="float" office:value="1667.760376">
                <text:p>1667.760376</text:p>
              </table:table-cell>
              <table:table-cell office:value-type="float" office:value="1743.690186">
                <text:p>1743.690186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669.891113">
                <text:p>1669.891113</text:p>
              </table:table-cell>
              <table:table-cell office:value-type="float" office:value="1734.855713">
                <text:p>1734.855713</text:p>
              </table:table-cell>
              <table:table-cell office:value-type="float" office:value="1669.619873">
                <text:p>1669.619873</text:p>
              </table:table-cell>
              <table:table-cell office:value-type="float" office:value="1733.999634">
                <text:p>1733.999634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664.076538">
                <text:p>1664.076538</text:p>
              </table:table-cell>
              <table:table-cell office:value-type="float" office:value="1745.873413">
                <text:p>1745.873413</text:p>
              </table:table-cell>
              <table:table-cell office:value-type="float" office:value="1668.275879">
                <text:p>1668.275879</text:p>
              </table:table-cell>
              <table:table-cell office:value-type="float" office:value="1743.719849">
                <text:p>1743.719849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663.821533">
                <text:p>1663.821533</text:p>
              </table:table-cell>
              <table:table-cell office:value-type="float" office:value="1743.700684">
                <text:p>1743.700684</text:p>
              </table:table-cell>
              <table:table-cell office:value-type="float" office:value="1668.137573">
                <text:p>1668.137573</text:p>
              </table:table-cell>
              <table:table-cell office:value-type="float" office:value="1744.771973">
                <text:p>1744.771973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667.228516">
                <text:p>1667.228516</text:p>
              </table:table-cell>
              <table:table-cell office:value-type="float" office:value="1736.758667">
                <text:p>1736.758667</text:p>
              </table:table-cell>
              <table:table-cell office:value-type="float" office:value="1668.689331">
                <text:p>1668.689331</text:p>
              </table:table-cell>
              <table:table-cell office:value-type="float" office:value="1741.372681">
                <text:p>1741.372681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663.830811">
                <text:p>1663.830811</text:p>
              </table:table-cell>
              <table:table-cell office:value-type="float" office:value="1747.319214">
                <text:p>1747.319214</text:p>
              </table:table-cell>
              <table:table-cell office:value-type="float" office:value="1667.4021">
                <text:p>1667.4021</text:p>
              </table:table-cell>
              <table:table-cell office:value-type="float" office:value="1746.874756">
                <text:p>1746.874756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668.169922">
                <text:p>1668.169922</text:p>
              </table:table-cell>
              <table:table-cell office:value-type="float" office:value="1739.317993">
                <text:p>1739.317993</text:p>
              </table:table-cell>
              <table:table-cell office:value-type="float" office:value="1670.570923">
                <text:p>1670.570923</text:p>
              </table:table-cell>
              <table:table-cell office:value-type="float" office:value="1740.667969">
                <text:p>1740.667969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664.088623">
                <text:p>1664.088623</text:p>
              </table:table-cell>
              <table:table-cell office:value-type="float" office:value="1736.093628">
                <text:p>1736.093628</text:p>
              </table:table-cell>
              <table:table-cell office:value-type="float" office:value="1665.706543">
                <text:p>1665.706543</text:p>
              </table:table-cell>
              <table:table-cell office:value-type="float" office:value="1738.00415">
                <text:p>1738.0041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666.104492">
                <text:p>1666.104492</text:p>
              </table:table-cell>
              <table:table-cell office:value-type="float" office:value="1744.225342">
                <text:p>1744.225342</text:p>
              </table:table-cell>
              <table:table-cell office:value-type="float" office:value="1665.469849">
                <text:p>1665.469849</text:p>
              </table:table-cell>
              <table:table-cell office:value-type="float" office:value="1750.038208">
                <text:p>1750.038208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665.631958">
                <text:p>1665.631958</text:p>
              </table:table-cell>
              <table:table-cell office:value-type="float" office:value="1740.97168">
                <text:p>1740.97168</text:p>
              </table:table-cell>
              <table:table-cell office:value-type="float" office:value="1666.915527">
                <text:p>1666.915527</text:p>
              </table:table-cell>
              <table:table-cell office:value-type="float" office:value="1743.923096">
                <text:p>1743.923096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664.126587">
                <text:p>1664.126587</text:p>
              </table:table-cell>
              <table:table-cell office:value-type="float" office:value="1744.918701">
                <text:p>1744.918701</text:p>
              </table:table-cell>
              <table:table-cell office:value-type="float" office:value="1664.522705">
                <text:p>1664.522705</text:p>
              </table:table-cell>
              <table:table-cell office:value-type="float" office:value="1747.789795">
                <text:p>1747.789795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665.123535">
                <text:p>1665.123535</text:p>
              </table:table-cell>
              <table:table-cell office:value-type="float" office:value="1741.665771">
                <text:p>1741.665771</text:p>
              </table:table-cell>
              <table:table-cell office:value-type="float" office:value="1670.858398">
                <text:p>1670.858398</text:p>
              </table:table-cell>
              <table:table-cell office:value-type="float" office:value="1743.679199">
                <text:p>1743.679199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666.797119">
                <text:p>1666.797119</text:p>
              </table:table-cell>
              <table:table-cell office:value-type="float" office:value="1734.866455">
                <text:p>1734.866455</text:p>
              </table:table-cell>
              <table:table-cell office:value-type="float" office:value="1669.825562">
                <text:p>1669.825562</text:p>
              </table:table-cell>
              <table:table-cell office:value-type="float" office:value="1738.233398">
                <text:p>1738.233398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666.523682">
                <text:p>1666.523682</text:p>
              </table:table-cell>
              <table:table-cell office:value-type="float" office:value="1741.632324">
                <text:p>1741.632324</text:p>
              </table:table-cell>
              <table:table-cell office:value-type="float" office:value="1669.640869">
                <text:p>1669.640869</text:p>
              </table:table-cell>
              <table:table-cell office:value-type="float" office:value="1743.707031">
                <text:p>1743.707031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666.696045">
                <text:p>1666.696045</text:p>
              </table:table-cell>
              <table:table-cell office:value-type="float" office:value="1736.65686">
                <text:p>1736.65686</text:p>
              </table:table-cell>
              <table:table-cell office:value-type="float" office:value="1669.924805">
                <text:p>1669.924805</text:p>
              </table:table-cell>
              <table:table-cell office:value-type="float" office:value="1736.114502">
                <text:p>1736.114502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664.89917">
                <text:p>1664.89917</text:p>
              </table:table-cell>
              <table:table-cell office:value-type="float" office:value="1745.824707">
                <text:p>1745.824707</text:p>
              </table:table-cell>
              <table:table-cell office:value-type="float" office:value="1668.999878">
                <text:p>1668.999878</text:p>
              </table:table-cell>
              <table:table-cell office:value-type="float" office:value="1745.21582">
                <text:p>1745.21582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669.256592">
                <text:p>1669.256592</text:p>
              </table:table-cell>
              <table:table-cell office:value-type="float" office:value="1732.175293">
                <text:p>1732.175293</text:p>
              </table:table-cell>
              <table:table-cell office:value-type="float" office:value="1668.222168">
                <text:p>1668.222168</text:p>
              </table:table-cell>
              <table:table-cell office:value-type="float" office:value="1735.954102">
                <text:p>1735.954102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660.992798">
                <text:p>1660.992798</text:p>
              </table:table-cell>
              <table:table-cell office:value-type="float" office:value="1749.163818">
                <text:p>1749.163818</text:p>
              </table:table-cell>
              <table:table-cell office:value-type="float" office:value="1665.601562">
                <text:p>1665.601562</text:p>
              </table:table-cell>
              <table:table-cell office:value-type="float" office:value="1747.927368">
                <text:p>1747.927368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666.904175">
                <text:p>1666.904175</text:p>
              </table:table-cell>
              <table:table-cell office:value-type="float" office:value="1739.729614">
                <text:p>1739.729614</text:p>
              </table:table-cell>
              <table:table-cell office:value-type="float" office:value="1670.540771">
                <text:p>1670.540771</text:p>
              </table:table-cell>
              <table:table-cell office:value-type="float" office:value="1738.585571">
                <text:p>1738.585571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65.352295">
                <text:p>1665.352295</text:p>
              </table:table-cell>
              <table:table-cell office:value-type="float" office:value="1737.208496">
                <text:p>1737.208496</text:p>
              </table:table-cell>
              <table:table-cell office:value-type="float" office:value="1669.615356">
                <text:p>1669.615356</text:p>
              </table:table-cell>
              <table:table-cell office:value-type="float" office:value="1739.577881">
                <text:p>1739.577881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672.025391">
                <text:p>1672.025391</text:p>
              </table:table-cell>
              <table:table-cell office:value-type="float" office:value="1740.655518">
                <text:p>1740.655518</text:p>
              </table:table-cell>
              <table:table-cell office:value-type="float" office:value="1672.174805">
                <text:p>1672.174805</text:p>
              </table:table-cell>
              <table:table-cell office:value-type="float" office:value="1743.731812">
                <text:p>1743.731812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669.003906">
                <text:p>1669.003906</text:p>
              </table:table-cell>
              <table:table-cell office:value-type="float" office:value="1739.713989">
                <text:p>1739.713989</text:p>
              </table:table-cell>
              <table:table-cell office:value-type="float" office:value="1673.925659">
                <text:p>1673.925659</text:p>
              </table:table-cell>
              <table:table-cell office:value-type="float" office:value="1742.06897">
                <text:p>1742.06897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666.573486">
                <text:p>1666.573486</text:p>
              </table:table-cell>
              <table:table-cell office:value-type="float" office:value="1747.669922">
                <text:p>1747.669922</text:p>
              </table:table-cell>
              <table:table-cell office:value-type="float" office:value="1671.727539">
                <text:p>1671.727539</text:p>
              </table:table-cell>
              <table:table-cell office:value-type="float" office:value="1749.905273">
                <text:p>1749.905273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669.164062">
                <text:p>1669.164062</text:p>
              </table:table-cell>
              <table:table-cell office:value-type="float" office:value="1743.241211">
                <text:p>1743.241211</text:p>
              </table:table-cell>
              <table:table-cell office:value-type="float" office:value="1673.588745">
                <text:p>1673.588745</text:p>
              </table:table-cell>
              <table:table-cell office:value-type="float" office:value="1742.552002">
                <text:p>1742.552002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666.571411">
                <text:p>1666.571411</text:p>
              </table:table-cell>
              <table:table-cell office:value-type="float" office:value="1749.447998">
                <text:p>1749.447998</text:p>
              </table:table-cell>
              <table:table-cell office:value-type="float" office:value="1668.790894">
                <text:p>1668.790894</text:p>
              </table:table-cell>
              <table:table-cell office:value-type="float" office:value="1752.980957">
                <text:p>1752.980957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670.473755">
                <text:p>1670.473755</text:p>
              </table:table-cell>
              <table:table-cell office:value-type="float" office:value="1741.239136">
                <text:p>1741.239136</text:p>
              </table:table-cell>
              <table:table-cell office:value-type="float" office:value="1672.601807">
                <text:p>1672.601807</text:p>
              </table:table-cell>
              <table:table-cell office:value-type="float" office:value="1745.452759">
                <text:p>1745.452759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667.187988">
                <text:p>1667.187988</text:p>
              </table:table-cell>
              <table:table-cell office:value-type="float" office:value="1740.860596">
                <text:p>1740.860596</text:p>
              </table:table-cell>
              <table:table-cell office:value-type="float" office:value="1672.111206">
                <text:p>1672.111206</text:p>
              </table:table-cell>
              <table:table-cell office:value-type="float" office:value="1741.412354">
                <text:p>1741.412354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671.219238">
                <text:p>1671.219238</text:p>
              </table:table-cell>
              <table:table-cell office:value-type="float" office:value="1743.545898">
                <text:p>1743.545898</text:p>
              </table:table-cell>
              <table:table-cell office:value-type="float" office:value="1674.262207">
                <text:p>1674.262207</text:p>
              </table:table-cell>
              <table:table-cell office:value-type="float" office:value="1744.446899">
                <text:p>1744.446899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669.40564">
                <text:p>1669.40564</text:p>
              </table:table-cell>
              <table:table-cell office:value-type="float" office:value="1743.405273">
                <text:p>1743.405273</text:p>
              </table:table-cell>
              <table:table-cell office:value-type="float" office:value="1670.697266">
                <text:p>1670.697266</text:p>
              </table:table-cell>
              <table:table-cell office:value-type="float" office:value="1744.051636">
                <text:p>1744.051636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669.302002">
                <text:p>1669.302002</text:p>
              </table:table-cell>
              <table:table-cell office:value-type="float" office:value="1745.08728">
                <text:p>1745.08728</text:p>
              </table:table-cell>
              <table:table-cell office:value-type="float" office:value="1673.609009">
                <text:p>1673.609009</text:p>
              </table:table-cell>
              <table:table-cell office:value-type="float" office:value="1750.009155">
                <text:p>1750.009155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670.462036">
                <text:p>1670.462036</text:p>
              </table:table-cell>
              <table:table-cell office:value-type="float" office:value="1738.862061">
                <text:p>1738.862061</text:p>
              </table:table-cell>
              <table:table-cell office:value-type="float" office:value="1674.039185">
                <text:p>1674.039185</text:p>
              </table:table-cell>
              <table:table-cell office:value-type="float" office:value="1739.709839">
                <text:p>1739.709839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666.48877">
                <text:p>1666.48877</text:p>
              </table:table-cell>
              <table:table-cell office:value-type="float" office:value="1750.374268">
                <text:p>1750.374268</text:p>
              </table:table-cell>
              <table:table-cell office:value-type="float" office:value="1668.860596">
                <text:p>1668.860596</text:p>
              </table:table-cell>
              <table:table-cell office:value-type="float" office:value="1749.895752">
                <text:p>1749.895752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672.398071">
                <text:p>1672.398071</text:p>
              </table:table-cell>
              <table:table-cell office:value-type="float" office:value="1744.355347">
                <text:p>1744.355347</text:p>
              </table:table-cell>
              <table:table-cell office:value-type="float" office:value="1673.97998">
                <text:p>1673.97998</text:p>
              </table:table-cell>
              <table:table-cell office:value-type="float" office:value="1747.461914">
                <text:p>1747.461914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668.988281">
                <text:p>1668.988281</text:p>
              </table:table-cell>
              <table:table-cell office:value-type="float" office:value="1743.809448">
                <text:p>1743.809448</text:p>
              </table:table-cell>
              <table:table-cell office:value-type="float" office:value="1669.565063">
                <text:p>1669.565063</text:p>
              </table:table-cell>
              <table:table-cell office:value-type="float" office:value="1747.151978">
                <text:p>1747.151978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671.831421">
                <text:p>1671.831421</text:p>
              </table:table-cell>
              <table:table-cell office:value-type="float" office:value="1741.612305">
                <text:p>1741.612305</text:p>
              </table:table-cell>
              <table:table-cell office:value-type="float" office:value="1674.19043">
                <text:p>1674.19043</text:p>
              </table:table-cell>
              <table:table-cell office:value-type="float" office:value="1743.938965">
                <text:p>1743.938965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668.169678">
                <text:p>1668.169678</text:p>
              </table:table-cell>
              <table:table-cell office:value-type="float" office:value="1744.678223">
                <text:p>1744.678223</text:p>
              </table:table-cell>
              <table:table-cell office:value-type="float" office:value="1671.694824">
                <text:p>1671.694824</text:p>
              </table:table-cell>
              <table:table-cell office:value-type="float" office:value="1744.844971">
                <text:p>1744.844971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664.121094">
                <text:p>1664.121094</text:p>
              </table:table-cell>
              <table:table-cell office:value-type="float" office:value="1748.538452">
                <text:p>1748.538452</text:p>
              </table:table-cell>
              <table:table-cell office:value-type="float" office:value="1667.275146">
                <text:p>1667.275146</text:p>
              </table:table-cell>
              <table:table-cell office:value-type="float" office:value="1751.398682">
                <text:p>1751.398682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669.848145">
                <text:p>1669.848145</text:p>
              </table:table-cell>
              <table:table-cell office:value-type="float" office:value="1741.953857">
                <text:p>1741.953857</text:p>
              </table:table-cell>
              <table:table-cell office:value-type="float" office:value="1673.346802">
                <text:p>1673.346802</text:p>
              </table:table-cell>
              <table:table-cell office:value-type="float" office:value="1741.822876">
                <text:p>1741.822876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671.302124">
                <text:p>1671.302124</text:p>
              </table:table-cell>
              <table:table-cell office:value-type="float" office:value="1736.345215">
                <text:p>1736.345215</text:p>
              </table:table-cell>
              <table:table-cell office:value-type="float" office:value="1675.320557">
                <text:p>1675.320557</text:p>
              </table:table-cell>
              <table:table-cell office:value-type="float" office:value="1739.102173">
                <text:p>1739.102173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665.469482">
                <text:p>1665.469482</text:p>
              </table:table-cell>
              <table:table-cell office:value-type="float" office:value="1745.67981">
                <text:p>1745.67981</text:p>
              </table:table-cell>
              <table:table-cell office:value-type="float" office:value="1669.288208">
                <text:p>1669.288208</text:p>
              </table:table-cell>
              <table:table-cell office:value-type="float" office:value="1749.739746">
                <text:p>1749.739746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668.000977">
                <text:p>1668.000977</text:p>
              </table:table-cell>
              <table:table-cell office:value-type="float" office:value="1736.414185">
                <text:p>1736.414185</text:p>
              </table:table-cell>
              <table:table-cell office:value-type="float" office:value="1675.015747">
                <text:p>1675.015747</text:p>
              </table:table-cell>
              <table:table-cell office:value-type="float" office:value="1737.881104">
                <text:p>1737.881104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664.247559">
                <text:p>1664.247559</text:p>
              </table:table-cell>
              <table:table-cell office:value-type="float" office:value="1749.087158">
                <text:p>1749.087158</text:p>
              </table:table-cell>
              <table:table-cell office:value-type="float" office:value="1665.995361">
                <text:p>1665.995361</text:p>
              </table:table-cell>
              <table:table-cell office:value-type="float" office:value="1747.967163">
                <text:p>1747.967163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666.574219">
                <text:p>1666.574219</text:p>
              </table:table-cell>
              <table:table-cell office:value-type="float" office:value="1743.587524">
                <text:p>1743.587524</text:p>
              </table:table-cell>
              <table:table-cell office:value-type="float" office:value="1670.000977">
                <text:p>1670.000977</text:p>
              </table:table-cell>
              <table:table-cell office:value-type="float" office:value="1743.892456">
                <text:p>1743.892456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668.618408">
                <text:p>1668.618408</text:p>
              </table:table-cell>
              <table:table-cell office:value-type="float" office:value="1739.783081">
                <text:p>1739.783081</text:p>
              </table:table-cell>
              <table:table-cell office:value-type="float" office:value="1668.409668">
                <text:p>1668.409668</text:p>
              </table:table-cell>
              <table:table-cell office:value-type="float" office:value="1741.899414">
                <text:p>1741.899414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669.673218">
                <text:p>1669.673218</text:p>
              </table:table-cell>
              <table:table-cell office:value-type="float" office:value="1744.430664">
                <text:p>1744.430664</text:p>
              </table:table-cell>
              <table:table-cell office:value-type="float" office:value="1670.162354">
                <text:p>1670.162354</text:p>
              </table:table-cell>
              <table:table-cell office:value-type="float" office:value="1745.387939">
                <text:p>1745.387939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672.444092">
                <text:p>1672.444092</text:p>
              </table:table-cell>
              <table:table-cell office:value-type="float" office:value="1738.488037">
                <text:p>1738.488037</text:p>
              </table:table-cell>
              <table:table-cell office:value-type="float" office:value="1676.130859">
                <text:p>1676.130859</text:p>
              </table:table-cell>
              <table:table-cell office:value-type="float" office:value="1739.751587">
                <text:p>1739.751587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665.460938">
                <text:p>1665.460938</text:p>
              </table:table-cell>
              <table:table-cell office:value-type="float" office:value="1754.017578">
                <text:p>1754.017578</text:p>
              </table:table-cell>
              <table:table-cell office:value-type="float" office:value="1666.682617">
                <text:p>1666.682617</text:p>
              </table:table-cell>
              <table:table-cell office:value-type="float" office:value="1757.534912">
                <text:p>1757.534912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673.387085">
                <text:p>1673.387085</text:p>
              </table:table-cell>
              <table:table-cell office:value-type="float" office:value="1743.166138">
                <text:p>1743.166138</text:p>
              </table:table-cell>
              <table:table-cell office:value-type="float" office:value="1677.805664">
                <text:p>1677.805664</text:p>
              </table:table-cell>
              <table:table-cell office:value-type="float" office:value="1746.738037">
                <text:p>1746.738037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669.976685">
                <text:p>1669.976685</text:p>
              </table:table-cell>
              <table:table-cell office:value-type="float" office:value="1752.552979">
                <text:p>1752.552979</text:p>
              </table:table-cell>
              <table:table-cell office:value-type="float" office:value="1670.083862">
                <text:p>1670.083862</text:p>
              </table:table-cell>
              <table:table-cell office:value-type="float" office:value="1752.980469">
                <text:p>1752.980469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672.434082">
                <text:p>1672.434082</text:p>
              </table:table-cell>
              <table:table-cell office:value-type="float" office:value="1745.494019">
                <text:p>1745.494019</text:p>
              </table:table-cell>
              <table:table-cell office:value-type="float" office:value="1674.886597">
                <text:p>1674.886597</text:p>
              </table:table-cell>
              <table:table-cell office:value-type="float" office:value="1749.00354">
                <text:p>1749.00354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673.330688">
                <text:p>1673.330688</text:p>
              </table:table-cell>
              <table:table-cell office:value-type="float" office:value="1739.395752">
                <text:p>1739.395752</text:p>
              </table:table-cell>
              <table:table-cell office:value-type="float" office:value="1672.567017">
                <text:p>1672.567017</text:p>
              </table:table-cell>
              <table:table-cell office:value-type="float" office:value="1744.899536">
                <text:p>1744.899536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673.079834">
                <text:p>1673.079834</text:p>
              </table:table-cell>
              <table:table-cell office:value-type="float" office:value="1744.424927">
                <text:p>1744.424927</text:p>
              </table:table-cell>
              <table:table-cell office:value-type="float" office:value="1673.002319">
                <text:p>1673.002319</text:p>
              </table:table-cell>
              <table:table-cell office:value-type="float" office:value="1747.118286">
                <text:p>1747.118286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671.383789">
                <text:p>1671.383789</text:p>
              </table:table-cell>
              <table:table-cell office:value-type="float" office:value="1740.290283">
                <text:p>1740.290283</text:p>
              </table:table-cell>
              <table:table-cell office:value-type="float" office:value="1674.238281">
                <text:p>1674.238281</text:p>
              </table:table-cell>
              <table:table-cell office:value-type="float" office:value="1745.764648">
                <text:p>1745.764648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666.932251">
                <text:p>1666.932251</text:p>
              </table:table-cell>
              <table:table-cell office:value-type="float" office:value="1749.627319">
                <text:p>1749.627319</text:p>
              </table:table-cell>
              <table:table-cell office:value-type="float" office:value="1671.451294">
                <text:p>1671.451294</text:p>
              </table:table-cell>
              <table:table-cell office:value-type="float" office:value="1752.311035">
                <text:p>1752.31103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674.777222">
                <text:p>1674.777222</text:p>
              </table:table-cell>
              <table:table-cell office:value-type="float" office:value="1737.744995">
                <text:p>1737.744995</text:p>
              </table:table-cell>
              <table:table-cell office:value-type="float" office:value="1676.711304">
                <text:p>1676.711304</text:p>
              </table:table-cell>
              <table:table-cell office:value-type="float" office:value="1739.669434">
                <text:p>1739.669434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666.676514">
                <text:p>1666.676514</text:p>
              </table:table-cell>
              <table:table-cell office:value-type="float" office:value="1751.679077">
                <text:p>1751.679077</text:p>
              </table:table-cell>
              <table:table-cell office:value-type="float" office:value="1668.758423">
                <text:p>1668.758423</text:p>
              </table:table-cell>
              <table:table-cell office:value-type="float" office:value="1752.084839">
                <text:p>1752.084839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671.078613">
                <text:p>1671.078613</text:p>
              </table:table-cell>
              <table:table-cell office:value-type="float" office:value="1740.844727">
                <text:p>1740.844727</text:p>
              </table:table-cell>
              <table:table-cell office:value-type="float" office:value="1670.729004">
                <text:p>1670.729004</text:p>
              </table:table-cell>
              <table:table-cell office:value-type="float" office:value="1746.025146">
                <text:p>1746.025146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668.186279">
                <text:p>1668.186279</text:p>
              </table:table-cell>
              <table:table-cell office:value-type="float" office:value="1741.805054">
                <text:p>1741.805054</text:p>
              </table:table-cell>
              <table:table-cell office:value-type="float" office:value="1671.682251">
                <text:p>1671.682251</text:p>
              </table:table-cell>
              <table:table-cell office:value-type="float" office:value="1739.396851">
                <text:p>1739.396851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669.035767">
                <text:p>1669.035767</text:p>
              </table:table-cell>
              <table:table-cell office:value-type="float" office:value="1742.687012">
                <text:p>1742.687012</text:p>
              </table:table-cell>
              <table:table-cell office:value-type="float" office:value="1671.807617">
                <text:p>1671.807617</text:p>
              </table:table-cell>
              <table:table-cell office:value-type="float" office:value="1744.484131">
                <text:p>1744.484131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671.71521">
                <text:p>1671.71521</text:p>
              </table:table-cell>
              <table:table-cell office:value-type="float" office:value="1738.081909">
                <text:p>1738.081909</text:p>
              </table:table-cell>
              <table:table-cell office:value-type="float" office:value="1673.264038">
                <text:p>1673.264038</text:p>
              </table:table-cell>
              <table:table-cell office:value-type="float" office:value="1739.279297">
                <text:p>1739.279297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666.671753">
                <text:p>1666.671753</text:p>
              </table:table-cell>
              <table:table-cell office:value-type="float" office:value="1747.046387">
                <text:p>1747.046387</text:p>
              </table:table-cell>
              <table:table-cell office:value-type="float" office:value="1667.481445">
                <text:p>1667.481445</text:p>
              </table:table-cell>
              <table:table-cell office:value-type="float" office:value="1750.144043">
                <text:p>1750.144043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669.08728">
                <text:p>1669.08728</text:p>
              </table:table-cell>
              <table:table-cell office:value-type="float" office:value="1742.169678">
                <text:p>1742.169678</text:p>
              </table:table-cell>
              <table:table-cell office:value-type="float" office:value="1670.395874">
                <text:p>1670.395874</text:p>
              </table:table-cell>
              <table:table-cell office:value-type="float" office:value="1745.34082">
                <text:p>1745.34082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664.817017">
                <text:p>1664.817017</text:p>
              </table:table-cell>
              <table:table-cell office:value-type="float" office:value="1748.998779">
                <text:p>1748.998779</text:p>
              </table:table-cell>
              <table:table-cell office:value-type="float" office:value="1665.875488">
                <text:p>1665.875488</text:p>
              </table:table-cell>
              <table:table-cell office:value-type="float" office:value="1751.004761">
                <text:p>1751.004761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672.523071">
                <text:p>1672.523071</text:p>
              </table:table-cell>
              <table:table-cell office:value-type="float" office:value="1739.962402">
                <text:p>1739.962402</text:p>
              </table:table-cell>
              <table:table-cell office:value-type="float" office:value="1668.141357">
                <text:p>1668.141357</text:p>
              </table:table-cell>
              <table:table-cell office:value-type="float" office:value="1742.774658">
                <text:p>1742.774658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669.427734">
                <text:p>1669.427734</text:p>
              </table:table-cell>
              <table:table-cell office:value-type="float" office:value="1738.126343">
                <text:p>1738.126343</text:p>
              </table:table-cell>
              <table:table-cell office:value-type="float" office:value="1671.008789">
                <text:p>1671.008789</text:p>
              </table:table-cell>
              <table:table-cell office:value-type="float" office:value="1741.521973">
                <text:p>1741.521973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669.813721">
                <text:p>1669.813721</text:p>
              </table:table-cell>
              <table:table-cell office:value-type="float" office:value="1736.357422">
                <text:p>1736.357422</text:p>
              </table:table-cell>
              <table:table-cell office:value-type="float" office:value="1669.001221">
                <text:p>1669.001221</text:p>
              </table:table-cell>
              <table:table-cell office:value-type="float" office:value="1742.540527">
                <text:p>1742.540527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667.539917">
                <text:p>1667.539917</text:p>
              </table:table-cell>
              <table:table-cell office:value-type="float" office:value="1736.508179">
                <text:p>1736.508179</text:p>
              </table:table-cell>
              <table:table-cell office:value-type="float" office:value="1668.805664">
                <text:p>1668.805664</text:p>
              </table:table-cell>
              <table:table-cell office:value-type="float" office:value="1736.511597">
                <text:p>1736.511597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661.849121">
                <text:p>1661.849121</text:p>
              </table:table-cell>
              <table:table-cell office:value-type="float" office:value="1747.906982">
                <text:p>1747.906982</text:p>
              </table:table-cell>
              <table:table-cell office:value-type="float" office:value="1664.270996">
                <text:p>1664.270996</text:p>
              </table:table-cell>
              <table:table-cell office:value-type="float" office:value="1748.945679">
                <text:p>1748.945679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669.471436">
                <text:p>1669.471436</text:p>
              </table:table-cell>
              <table:table-cell office:value-type="float" office:value="1734.384888">
                <text:p>1734.384888</text:p>
              </table:table-cell>
              <table:table-cell office:value-type="float" office:value="1672.200317">
                <text:p>1672.200317</text:p>
              </table:table-cell>
              <table:table-cell office:value-type="float" office:value="1735.687622">
                <text:p>1735.687622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665.854126">
                <text:p>1665.854126</text:p>
              </table:table-cell>
              <table:table-cell office:value-type="float" office:value="1744.282593">
                <text:p>1744.282593</text:p>
              </table:table-cell>
              <table:table-cell office:value-type="float" office:value="1665.696289">
                <text:p>1665.696289</text:p>
              </table:table-cell>
              <table:table-cell office:value-type="float" office:value="1749.321289">
                <text:p>1749.321289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667.967896">
                <text:p>1667.967896</text:p>
              </table:table-cell>
              <table:table-cell office:value-type="float" office:value="1744.349365">
                <text:p>1744.349365</text:p>
              </table:table-cell>
              <table:table-cell office:value-type="float" office:value="1669.773438">
                <text:p>1669.773438</text:p>
              </table:table-cell>
              <table:table-cell office:value-type="float" office:value="1743.332642">
                <text:p>1743.332642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673.243774">
                <text:p>1673.243774</text:p>
              </table:table-cell>
              <table:table-cell office:value-type="float" office:value="1738.838013">
                <text:p>1738.838013</text:p>
              </table:table-cell>
              <table:table-cell office:value-type="float" office:value="1674.879395">
                <text:p>1674.879395</text:p>
              </table:table-cell>
              <table:table-cell office:value-type="float" office:value="1738.015259">
                <text:p>1738.015259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673.268677">
                <text:p>1673.268677</text:p>
              </table:table-cell>
              <table:table-cell office:value-type="float" office:value="1742.131104">
                <text:p>1742.131104</text:p>
              </table:table-cell>
              <table:table-cell office:value-type="float" office:value="1675.322632">
                <text:p>1675.322632</text:p>
              </table:table-cell>
              <table:table-cell office:value-type="float" office:value="1747.070068">
                <text:p>1747.070068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672.407837">
                <text:p>1672.407837</text:p>
              </table:table-cell>
              <table:table-cell office:value-type="float" office:value="1743.684692">
                <text:p>1743.684692</text:p>
              </table:table-cell>
              <table:table-cell office:value-type="float" office:value="1675.433105">
                <text:p>1675.433105</text:p>
              </table:table-cell>
              <table:table-cell office:value-type="float" office:value="1743.450439">
                <text:p>1743.450439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670.261719">
                <text:p>1670.261719</text:p>
              </table:table-cell>
              <table:table-cell office:value-type="float" office:value="1752.638184">
                <text:p>1752.638184</text:p>
              </table:table-cell>
              <table:table-cell office:value-type="float" office:value="1672.981812">
                <text:p>1672.981812</text:p>
              </table:table-cell>
              <table:table-cell office:value-type="float" office:value="1753.830078">
                <text:p>1753.830078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674.711914">
                <text:p>1674.711914</text:p>
              </table:table-cell>
              <table:table-cell office:value-type="float" office:value="1738.345703">
                <text:p>1738.345703</text:p>
              </table:table-cell>
              <table:table-cell office:value-type="float" office:value="1678.322144">
                <text:p>1678.322144</text:p>
              </table:table-cell>
              <table:table-cell office:value-type="float" office:value="1744.329712">
                <text:p>1744.329712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668.823486">
                <text:p>1668.823486</text:p>
              </table:table-cell>
              <table:table-cell office:value-type="float" office:value="1753.773315">
                <text:p>1753.773315</text:p>
              </table:table-cell>
              <table:table-cell office:value-type="float" office:value="1671.351318">
                <text:p>1671.351318</text:p>
              </table:table-cell>
              <table:table-cell office:value-type="float" office:value="1754.419922">
                <text:p>1754.419922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673.816406">
                <text:p>1673.816406</text:p>
              </table:table-cell>
              <table:table-cell office:value-type="float" office:value="1743.848999">
                <text:p>1743.848999</text:p>
              </table:table-cell>
              <table:table-cell office:value-type="float" office:value="1673.012817">
                <text:p>1673.012817</text:p>
              </table:table-cell>
              <table:table-cell office:value-type="float" office:value="1747.501343">
                <text:p>1747.501343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673.686768">
                <text:p>1673.686768</text:p>
              </table:table-cell>
              <table:table-cell office:value-type="float" office:value="1738.839966">
                <text:p>1738.839966</text:p>
              </table:table-cell>
              <table:table-cell office:value-type="float" office:value="1675.420654">
                <text:p>1675.420654</text:p>
              </table:table-cell>
              <table:table-cell office:value-type="float" office:value="1742.435059">
                <text:p>1742.435059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671.268677">
                <text:p>1671.268677</text:p>
              </table:table-cell>
              <table:table-cell office:value-type="float" office:value="1747.912842">
                <text:p>1747.912842</text:p>
              </table:table-cell>
              <table:table-cell office:value-type="float" office:value="1673.969116">
                <text:p>1673.969116</text:p>
              </table:table-cell>
              <table:table-cell office:value-type="float" office:value="1748.526978">
                <text:p>1748.526978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674.988037">
                <text:p>1674.988037</text:p>
              </table:table-cell>
              <table:table-cell office:value-type="float" office:value="1739.981812">
                <text:p>1739.981812</text:p>
              </table:table-cell>
              <table:table-cell office:value-type="float" office:value="1676.229248">
                <text:p>1676.229248</text:p>
              </table:table-cell>
              <table:table-cell office:value-type="float" office:value="1743.068604">
                <text:p>1743.068604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667.17395">
                <text:p>1667.17395</text:p>
              </table:table-cell>
              <table:table-cell office:value-type="float" office:value="1752.863525">
                <text:p>1752.863525</text:p>
              </table:table-cell>
              <table:table-cell office:value-type="float" office:value="1669.906494">
                <text:p>1669.906494</text:p>
              </table:table-cell>
              <table:table-cell office:value-type="float" office:value="1755.821045">
                <text:p>1755.821045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673.32019">
                <text:p>1673.32019</text:p>
              </table:table-cell>
              <table:table-cell office:value-type="float" office:value="1742.999512">
                <text:p>1742.999512</text:p>
              </table:table-cell>
              <table:table-cell office:value-type="float" office:value="1671.768311">
                <text:p>1671.768311</text:p>
              </table:table-cell>
              <table:table-cell office:value-type="float" office:value="1745.35437">
                <text:p>1745.35437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667.460938">
                <text:p>1667.460938</text:p>
              </table:table-cell>
              <table:table-cell office:value-type="float" office:value="1752.534668">
                <text:p>1752.534668</text:p>
              </table:table-cell>
              <table:table-cell office:value-type="float" office:value="1672.529297">
                <text:p>1672.529297</text:p>
              </table:table-cell>
              <table:table-cell office:value-type="float" office:value="1754.027222">
                <text:p>1754.027222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670.17395">
                <text:p>1670.17395</text:p>
              </table:table-cell>
              <table:table-cell office:value-type="float" office:value="1748.32373">
                <text:p>1748.32373</text:p>
              </table:table-cell>
              <table:table-cell office:value-type="float" office:value="1672.37146">
                <text:p>1672.37146</text:p>
              </table:table-cell>
              <table:table-cell office:value-type="float" office:value="1746.608521">
                <text:p>1746.608521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667.984375">
                <text:p>1667.984375</text:p>
              </table:table-cell>
              <table:table-cell office:value-type="float" office:value="1743.544312">
                <text:p>1743.544312</text:p>
              </table:table-cell>
              <table:table-cell office:value-type="float" office:value="1671.093506">
                <text:p>1671.093506</text:p>
              </table:table-cell>
              <table:table-cell office:value-type="float" office:value="1746.661621">
                <text:p>1746.661621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668.519653">
                <text:p>1668.519653</text:p>
              </table:table-cell>
              <table:table-cell office:value-type="float" office:value="1745.813599">
                <text:p>1745.813599</text:p>
              </table:table-cell>
              <table:table-cell office:value-type="float" office:value="1671.742798">
                <text:p>1671.742798</text:p>
              </table:table-cell>
              <table:table-cell office:value-type="float" office:value="1745.221436">
                <text:p>1745.221436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670.599854">
                <text:p>1670.599854</text:p>
              </table:table-cell>
              <table:table-cell office:value-type="float" office:value="1739.478516">
                <text:p>1739.478516</text:p>
              </table:table-cell>
              <table:table-cell office:value-type="float" office:value="1673.396484">
                <text:p>1673.396484</text:p>
              </table:table-cell>
              <table:table-cell office:value-type="float" office:value="1741.226929">
                <text:p>1741.226929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663.840088">
                <text:p>1663.840088</text:p>
              </table:table-cell>
              <table:table-cell office:value-type="float" office:value="1747.839111">
                <text:p>1747.839111</text:p>
              </table:table-cell>
              <table:table-cell office:value-type="float" office:value="1665.57959">
                <text:p>1665.57959</text:p>
              </table:table-cell>
              <table:table-cell office:value-type="float" office:value="1751.264526">
                <text:p>1751.264526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669.366699">
                <text:p>1669.366699</text:p>
              </table:table-cell>
              <table:table-cell office:value-type="float" office:value="1743.145386">
                <text:p>1743.145386</text:p>
              </table:table-cell>
              <table:table-cell office:value-type="float" office:value="1672.196533">
                <text:p>1672.196533</text:p>
              </table:table-cell>
              <table:table-cell office:value-type="float" office:value="1747.787354">
                <text:p>1747.787354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667.761108">
                <text:p>1667.761108</text:p>
              </table:table-cell>
              <table:table-cell office:value-type="float" office:value="1746.549316">
                <text:p>1746.549316</text:p>
              </table:table-cell>
              <table:table-cell office:value-type="float" office:value="1665.199219">
                <text:p>1665.199219</text:p>
              </table:table-cell>
              <table:table-cell office:value-type="float" office:value="1751.405396">
                <text:p>1751.405396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669.161743">
                <text:p>1669.161743</text:p>
              </table:table-cell>
              <table:table-cell office:value-type="float" office:value="1739.503296">
                <text:p>1739.503296</text:p>
              </table:table-cell>
              <table:table-cell office:value-type="float" office:value="1670.621094">
                <text:p>1670.621094</text:p>
              </table:table-cell>
              <table:table-cell office:value-type="float" office:value="1740.148315">
                <text:p>1740.148315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668.084839">
                <text:p>1668.084839</text:p>
              </table:table-cell>
              <table:table-cell office:value-type="float" office:value="1740.307617">
                <text:p>1740.307617</text:p>
              </table:table-cell>
              <table:table-cell office:value-type="float" office:value="1671.119873">
                <text:p>1671.119873</text:p>
              </table:table-cell>
              <table:table-cell office:value-type="float" office:value="1738.869263">
                <text:p>1738.869263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668.228027">
                <text:p>1668.228027</text:p>
              </table:table-cell>
              <table:table-cell office:value-type="float" office:value="1741.08313">
                <text:p>1741.08313</text:p>
              </table:table-cell>
              <table:table-cell office:value-type="float" office:value="1669.414917">
                <text:p>1669.414917</text:p>
              </table:table-cell>
              <table:table-cell office:value-type="float" office:value="1742.96582">
                <text:p>1742.96582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669.334473">
                <text:p>1669.334473</text:p>
              </table:table-cell>
              <table:table-cell office:value-type="float" office:value="1734.65332">
                <text:p>1734.65332</text:p>
              </table:table-cell>
              <table:table-cell office:value-type="float" office:value="1669.725952">
                <text:p>1669.725952</text:p>
              </table:table-cell>
              <table:table-cell office:value-type="float" office:value="1737.872803">
                <text:p>1737.872803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663.324707">
                <text:p>1663.324707</text:p>
              </table:table-cell>
              <table:table-cell office:value-type="float" office:value="1751.39209">
                <text:p>1751.39209</text:p>
              </table:table-cell>
              <table:table-cell office:value-type="float" office:value="1664.655884">
                <text:p>1664.655884</text:p>
              </table:table-cell>
              <table:table-cell office:value-type="float" office:value="1751.644531">
                <text:p>1751.644531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667.76123">
                <text:p>1667.76123</text:p>
              </table:table-cell>
              <table:table-cell office:value-type="float" office:value="1741.040161">
                <text:p>1741.040161</text:p>
              </table:table-cell>
              <table:table-cell office:value-type="float" office:value="1671.484741">
                <text:p>1671.484741</text:p>
              </table:table-cell>
              <table:table-cell office:value-type="float" office:value="1743.953247">
                <text:p>1743.953247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668.61377">
                <text:p>1668.61377</text:p>
              </table:table-cell>
              <table:table-cell office:value-type="float" office:value="1748.326294">
                <text:p>1748.326294</text:p>
              </table:table-cell>
              <table:table-cell office:value-type="float" office:value="1673.698608">
                <text:p>1673.698608</text:p>
              </table:table-cell>
              <table:table-cell office:value-type="float" office:value="1751.153931">
                <text:p>1751.153931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670.452148">
                <text:p>1670.452148</text:p>
              </table:table-cell>
              <table:table-cell office:value-type="float" office:value="1746.230713">
                <text:p>1746.230713</text:p>
              </table:table-cell>
              <table:table-cell office:value-type="float" office:value="1675.850342">
                <text:p>1675.850342</text:p>
              </table:table-cell>
              <table:table-cell office:value-type="float" office:value="1746.664429">
                <text:p>1746.664429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674.755127">
                <text:p>1674.755127</text:p>
              </table:table-cell>
              <table:table-cell office:value-type="float" office:value="1739.758789">
                <text:p>1739.758789</text:p>
              </table:table-cell>
              <table:table-cell office:value-type="float" office:value="1675.608765">
                <text:p>1675.608765</text:p>
              </table:table-cell>
              <table:table-cell office:value-type="float" office:value="1742.347778">
                <text:p>1742.347778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669.800781">
                <text:p>1669.800781</text:p>
              </table:table-cell>
              <table:table-cell office:value-type="float" office:value="1746.220947">
                <text:p>1746.220947</text:p>
              </table:table-cell>
              <table:table-cell office:value-type="float" office:value="1673.192993">
                <text:p>1673.192993</text:p>
              </table:table-cell>
              <table:table-cell office:value-type="float" office:value="1748.340454">
                <text:p>1748.340454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676.601685">
                <text:p>1676.601685</text:p>
              </table:table-cell>
              <table:table-cell office:value-type="float" office:value="1741.143555">
                <text:p>1741.143555</text:p>
              </table:table-cell>
              <table:table-cell office:value-type="float" office:value="1677.429443">
                <text:p>1677.429443</text:p>
              </table:table-cell>
              <table:table-cell office:value-type="float" office:value="1746.036865">
                <text:p>1746.036865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670.029419">
                <text:p>1670.029419</text:p>
              </table:table-cell>
              <table:table-cell office:value-type="float" office:value="1754.247803">
                <text:p>1754.247803</text:p>
              </table:table-cell>
              <table:table-cell office:value-type="float" office:value="1672.308594">
                <text:p>1672.308594</text:p>
              </table:table-cell>
              <table:table-cell office:value-type="float" office:value="1754.016113">
                <text:p>1754.016113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675.990845">
                <text:p>1675.990845</text:p>
              </table:table-cell>
              <table:table-cell office:value-type="float" office:value="1746.262207">
                <text:p>1746.262207</text:p>
              </table:table-cell>
              <table:table-cell office:value-type="float" office:value="1676.078857">
                <text:p>1676.078857</text:p>
              </table:table-cell>
              <table:table-cell office:value-type="float" office:value="1750.216309">
                <text:p>1750.216309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668.384155">
                <text:p>1668.384155</text:p>
              </table:table-cell>
              <table:table-cell office:value-type="float" office:value="1755.630493">
                <text:p>1755.630493</text:p>
              </table:table-cell>
              <table:table-cell office:value-type="float" office:value="1671.0979">
                <text:p>1671.0979</text:p>
              </table:table-cell>
              <table:table-cell office:value-type="float" office:value="1757.236938">
                <text:p>1757.236938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672.391479">
                <text:p>1672.391479</text:p>
              </table:table-cell>
              <table:table-cell office:value-type="float" office:value="1744.217651">
                <text:p>1744.217651</text:p>
              </table:table-cell>
              <table:table-cell office:value-type="float" office:value="1672.579102">
                <text:p>1672.579102</text:p>
              </table:table-cell>
              <table:table-cell office:value-type="float" office:value="1750.673828">
                <text:p>1750.673828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676.743042">
                <text:p>1676.743042</text:p>
              </table:table-cell>
              <table:table-cell office:value-type="float" office:value="1741.991455">
                <text:p>1741.991455</text:p>
              </table:table-cell>
              <table:table-cell office:value-type="float" office:value="1678.86084">
                <text:p>1678.86084</text:p>
              </table:table-cell>
              <table:table-cell office:value-type="float" office:value="1743.532593">
                <text:p>1743.532593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669.69043">
                <text:p>1669.69043</text:p>
              </table:table-cell>
              <table:table-cell office:value-type="float" office:value="1752.505371">
                <text:p>1752.505371</text:p>
              </table:table-cell>
              <table:table-cell office:value-type="float" office:value="1671.14978">
                <text:p>1671.14978</text:p>
              </table:table-cell>
              <table:table-cell office:value-type="float" office:value="1755.983154">
                <text:p>1755.983154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673.561035">
                <text:p>1673.561035</text:p>
              </table:table-cell>
              <table:table-cell office:value-type="float" office:value="1745.994751">
                <text:p>1745.994751</text:p>
              </table:table-cell>
              <table:table-cell office:value-type="float" office:value="1677.680542">
                <text:p>1677.680542</text:p>
              </table:table-cell>
              <table:table-cell office:value-type="float" office:value="1747.94043">
                <text:p>1747.94043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670.288696">
                <text:p>1670.288696</text:p>
              </table:table-cell>
              <table:table-cell office:value-type="float" office:value="1744.489258">
                <text:p>1744.489258</text:p>
              </table:table-cell>
              <table:table-cell office:value-type="float" office:value="1673.712769">
                <text:p>1673.712769</text:p>
              </table:table-cell>
              <table:table-cell office:value-type="float" office:value="1745.645996">
                <text:p>1745.645996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668.667603">
                <text:p>1668.667603</text:p>
              </table:table-cell>
              <table:table-cell office:value-type="float" office:value="1742.632568">
                <text:p>1742.632568</text:p>
              </table:table-cell>
              <table:table-cell office:value-type="float" office:value="1672.736206">
                <text:p>1672.736206</text:p>
              </table:table-cell>
              <table:table-cell office:value-type="float" office:value="1746.531494">
                <text:p>1746.531494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670.594116">
                <text:p>1670.594116</text:p>
              </table:table-cell>
              <table:table-cell office:value-type="float" office:value="1741.254395">
                <text:p>1741.254395</text:p>
              </table:table-cell>
              <table:table-cell office:value-type="float" office:value="1671.864014">
                <text:p>1671.864014</text:p>
              </table:table-cell>
              <table:table-cell office:value-type="float" office:value="1743.174316">
                <text:p>1743.174316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669.100708">
                <text:p>1669.100708</text:p>
              </table:table-cell>
              <table:table-cell office:value-type="float" office:value="1748.674805">
                <text:p>1748.674805</text:p>
              </table:table-cell>
              <table:table-cell office:value-type="float" office:value="1670.338501">
                <text:p>1670.338501</text:p>
              </table:table-cell>
              <table:table-cell office:value-type="float" office:value="1750.509521">
                <text:p>1750.509521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671.562988">
                <text:p>1671.562988</text:p>
              </table:table-cell>
              <table:table-cell office:value-type="float" office:value="1742.072021">
                <text:p>1742.072021</text:p>
              </table:table-cell>
              <table:table-cell office:value-type="float" office:value="1676.79126">
                <text:p>1676.79126</text:p>
              </table:table-cell>
              <table:table-cell office:value-type="float" office:value="1743.037109">
                <text:p>1743.037109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664.019287">
                <text:p>1664.019287</text:p>
              </table:table-cell>
              <table:table-cell office:value-type="float" office:value="1747.125">
                <text:p>1747.125</text:p>
              </table:table-cell>
              <table:table-cell office:value-type="float" office:value="1669.448364">
                <text:p>1669.448364</text:p>
              </table:table-cell>
              <table:table-cell office:value-type="float" office:value="1754.554932">
                <text:p>1754.554932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666.274292">
                <text:p>1666.274292</text:p>
              </table:table-cell>
              <table:table-cell office:value-type="float" office:value="1743.095093">
                <text:p>1743.095093</text:p>
              </table:table-cell>
              <table:table-cell office:value-type="float" office:value="1671.368896">
                <text:p>1671.368896</text:p>
              </table:table-cell>
              <table:table-cell office:value-type="float" office:value="1742.360596">
                <text:p>1742.360596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668.194946">
                <text:p>1668.194946</text:p>
              </table:table-cell>
              <table:table-cell office:value-type="float" office:value="1735.546631">
                <text:p>1735.546631</text:p>
              </table:table-cell>
              <table:table-cell office:value-type="float" office:value="1672.158813">
                <text:p>1672.158813</text:p>
              </table:table-cell>
              <table:table-cell office:value-type="float" office:value="1737.44751">
                <text:p>1737.44751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668.665527">
                <text:p>1668.665527</text:p>
              </table:table-cell>
              <table:table-cell office:value-type="float" office:value="1741.872192">
                <text:p>1741.872192</text:p>
              </table:table-cell>
              <table:table-cell office:value-type="float" office:value="1670.063599">
                <text:p>1670.063599</text:p>
              </table:table-cell>
              <table:table-cell office:value-type="float" office:value="1743.862549">
                <text:p>1743.862549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667.799194">
                <text:p>1667.799194</text:p>
              </table:table-cell>
              <table:table-cell office:value-type="float" office:value="1734.902466">
                <text:p>1734.902466</text:p>
              </table:table-cell>
              <table:table-cell office:value-type="float" office:value="1672.780273">
                <text:p>1672.780273</text:p>
              </table:table-cell>
              <table:table-cell office:value-type="float" office:value="1737.194946">
                <text:p>1737.194946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665.077393">
                <text:p>1665.077393</text:p>
              </table:table-cell>
              <table:table-cell office:value-type="float" office:value="1748.791748">
                <text:p>1748.791748</text:p>
              </table:table-cell>
              <table:table-cell office:value-type="float" office:value="1667.450195">
                <text:p>1667.450195</text:p>
              </table:table-cell>
              <table:table-cell office:value-type="float" office:value="1748.135742">
                <text:p>1748.135742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668.242798">
                <text:p>1668.242798</text:p>
              </table:table-cell>
              <table:table-cell office:value-type="float" office:value="1741.099365">
                <text:p>1741.099365</text:p>
              </table:table-cell>
              <table:table-cell office:value-type="float" office:value="1670.702026">
                <text:p>1670.702026</text:p>
              </table:table-cell>
              <table:table-cell office:value-type="float" office:value="1744.814575">
                <text:p>1744.814575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666.180054">
                <text:p>1666.180054</text:p>
              </table:table-cell>
              <table:table-cell office:value-type="float" office:value="1748.004272">
                <text:p>1748.004272</text:p>
              </table:table-cell>
              <table:table-cell office:value-type="float" office:value="1667.437012">
                <text:p>1667.437012</text:p>
              </table:table-cell>
              <table:table-cell office:value-type="float" office:value="1749.072144">
                <text:p>1749.072144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669.281494">
                <text:p>1669.281494</text:p>
              </table:table-cell>
              <table:table-cell office:value-type="float" office:value="1747.306519">
                <text:p>1747.306519</text:p>
              </table:table-cell>
              <table:table-cell office:value-type="float" office:value="1671.218384">
                <text:p>1671.218384</text:p>
              </table:table-cell>
              <table:table-cell office:value-type="float" office:value="1749.230225">
                <text:p>1749.230225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674.128418">
                <text:p>1674.128418</text:p>
              </table:table-cell>
              <table:table-cell office:value-type="float" office:value="1743.531982">
                <text:p>1743.531982</text:p>
              </table:table-cell>
              <table:table-cell office:value-type="float" office:value="1676.445557">
                <text:p>1676.445557</text:p>
              </table:table-cell>
              <table:table-cell office:value-type="float" office:value="1744.742065">
                <text:p>1744.742065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673.596924">
                <text:p>1673.596924</text:p>
              </table:table-cell>
              <table:table-cell office:value-type="float" office:value="1742.015625">
                <text:p>1742.015625</text:p>
              </table:table-cell>
              <table:table-cell office:value-type="float" office:value="1676.979614">
                <text:p>1676.979614</text:p>
              </table:table-cell>
              <table:table-cell office:value-type="float" office:value="1741.734375">
                <text:p>1741.734375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667.443115">
                <text:p>1667.443115</text:p>
              </table:table-cell>
              <table:table-cell office:value-type="float" office:value="1753.622437">
                <text:p>1753.622437</text:p>
              </table:table-cell>
              <table:table-cell office:value-type="float" office:value="1668.943237">
                <text:p>1668.943237</text:p>
              </table:table-cell>
              <table:table-cell office:value-type="float" office:value="1753.754517">
                <text:p>1753.754517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673.968018">
                <text:p>1673.968018</text:p>
              </table:table-cell>
              <table:table-cell office:value-type="float" office:value="1739.806641">
                <text:p>1739.806641</text:p>
              </table:table-cell>
              <table:table-cell office:value-type="float" office:value="1677.596191">
                <text:p>1677.596191</text:p>
              </table:table-cell>
              <table:table-cell office:value-type="float" office:value="1743.325928">
                <text:p>1743.325928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668.918213">
                <text:p>1668.918213</text:p>
              </table:table-cell>
              <table:table-cell office:value-type="float" office:value="1751.984009">
                <text:p>1751.984009</text:p>
              </table:table-cell>
              <table:table-cell office:value-type="float" office:value="1670.196289">
                <text:p>1670.196289</text:p>
              </table:table-cell>
              <table:table-cell office:value-type="float" office:value="1755.252319">
                <text:p>1755.252319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674.552002">
                <text:p>1674.552002</text:p>
              </table:table-cell>
              <table:table-cell office:value-type="float" office:value="1744.492065">
                <text:p>1744.492065</text:p>
              </table:table-cell>
              <table:table-cell office:value-type="float" office:value="1674.17627">
                <text:p>1674.17627</text:p>
              </table:table-cell>
              <table:table-cell office:value-type="float" office:value="1747.126465">
                <text:p>1747.126465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668.229248">
                <text:p>1668.229248</text:p>
              </table:table-cell>
              <table:table-cell office:value-type="float" office:value="1753.072998">
                <text:p>1753.072998</text:p>
              </table:table-cell>
              <table:table-cell office:value-type="float" office:value="1672.672119">
                <text:p>1672.672119</text:p>
              </table:table-cell>
              <table:table-cell office:value-type="float" office:value="1753.417114">
                <text:p>1753.417114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672.126953">
                <text:p>1672.126953</text:p>
              </table:table-cell>
              <table:table-cell office:value-type="float" office:value="1745.921997">
                <text:p>1745.921997</text:p>
              </table:table-cell>
              <table:table-cell office:value-type="float" office:value="1675.011719">
                <text:p>1675.011719</text:p>
              </table:table-cell>
              <table:table-cell office:value-type="float" office:value="1746.50354">
                <text:p>1746.50354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670.341064">
                <text:p>1670.341064</text:p>
              </table:table-cell>
              <table:table-cell office:value-type="float" office:value="1741.091309">
                <text:p>1741.091309</text:p>
              </table:table-cell>
              <table:table-cell office:value-type="float" office:value="1673.395996">
                <text:p>1673.395996</text:p>
              </table:table-cell>
              <table:table-cell office:value-type="float" office:value="1743.501221">
                <text:p>1743.501221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671.336426">
                <text:p>1671.336426</text:p>
              </table:table-cell>
              <table:table-cell office:value-type="float" office:value="1746.276855">
                <text:p>1746.276855</text:p>
              </table:table-cell>
              <table:table-cell office:value-type="float" office:value="1672.33313">
                <text:p>1672.33313</text:p>
              </table:table-cell>
              <table:table-cell office:value-type="float" office:value="1748.866943">
                <text:p>1748.866943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665.405273">
                <text:p>1665.405273</text:p>
              </table:table-cell>
              <table:table-cell office:value-type="float" office:value="1746.996094">
                <text:p>1746.996094</text:p>
              </table:table-cell>
              <table:table-cell office:value-type="float" office:value="1669.069214">
                <text:p>1669.069214</text:p>
              </table:table-cell>
              <table:table-cell office:value-type="float" office:value="1747.85498">
                <text:p>1747.85498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671.654907">
                <text:p>1671.654907</text:p>
              </table:table-cell>
              <table:table-cell office:value-type="float" office:value="1739.665039">
                <text:p>1739.665039</text:p>
              </table:table-cell>
              <table:table-cell office:value-type="float" office:value="1673.830322">
                <text:p>1673.830322</text:p>
              </table:table-cell>
              <table:table-cell office:value-type="float" office:value="1738.859131">
                <text:p>1738.859131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668.500732">
                <text:p>1668.500732</text:p>
              </table:table-cell>
              <table:table-cell office:value-type="float" office:value="1748.154785">
                <text:p>1748.154785</text:p>
              </table:table-cell>
              <table:table-cell office:value-type="float" office:value="1667.566284">
                <text:p>1667.566284</text:p>
              </table:table-cell>
              <table:table-cell office:value-type="float" office:value="1750.84668">
                <text:p>1750.84668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668.527344">
                <text:p>1668.527344</text:p>
              </table:table-cell>
              <table:table-cell office:value-type="float" office:value="1738.457642">
                <text:p>1738.457642</text:p>
              </table:table-cell>
              <table:table-cell office:value-type="float" office:value="1670.28833">
                <text:p>1670.28833</text:p>
              </table:table-cell>
              <table:table-cell office:value-type="float" office:value="1739.203979">
                <text:p>1739.203979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662.902832">
                <text:p>1662.902832</text:p>
              </table:table-cell>
              <table:table-cell office:value-type="float" office:value="1747.118408">
                <text:p>1747.118408</text:p>
              </table:table-cell>
              <table:table-cell office:value-type="float" office:value="1665.227295">
                <text:p>1665.227295</text:p>
              </table:table-cell>
              <table:table-cell office:value-type="float" office:value="1750.982544">
                <text:p>1750.982544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668.927979">
                <text:p>1668.927979</text:p>
              </table:table-cell>
              <table:table-cell office:value-type="float" office:value="1738.993164">
                <text:p>1738.993164</text:p>
              </table:table-cell>
              <table:table-cell office:value-type="float" office:value="1669.619385">
                <text:p>1669.619385</text:p>
              </table:table-cell>
              <table:table-cell office:value-type="float" office:value="1745.410034">
                <text:p>1745.410034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664.866211">
                <text:p>1664.866211</text:p>
              </table:table-cell>
              <table:table-cell office:value-type="float" office:value="1748.204346">
                <text:p>1748.204346</text:p>
              </table:table-cell>
              <table:table-cell office:value-type="float" office:value="1667.670654">
                <text:p>1667.670654</text:p>
              </table:table-cell>
              <table:table-cell office:value-type="float" office:value="1750.508301">
                <text:p>1750.508301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664.523193">
                <text:p>1664.523193</text:p>
              </table:table-cell>
              <table:table-cell office:value-type="float" office:value="1742.662964">
                <text:p>1742.662964</text:p>
              </table:table-cell>
              <table:table-cell office:value-type="float" office:value="1667.376587">
                <text:p>1667.376587</text:p>
              </table:table-cell>
              <table:table-cell office:value-type="float" office:value="1744.029053">
                <text:p>1744.029053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669.488037">
                <text:p>1669.488037</text:p>
              </table:table-cell>
              <table:table-cell office:value-type="float" office:value="1736.706787">
                <text:p>1736.706787</text:p>
              </table:table-cell>
              <table:table-cell office:value-type="float" office:value="1670.785034">
                <text:p>1670.785034</text:p>
              </table:table-cell>
              <table:table-cell office:value-type="float" office:value="1735.675415">
                <text:p>1735.67541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664.337646">
                <text:p>1664.337646</text:p>
              </table:table-cell>
              <table:table-cell office:value-type="float" office:value="1747.973877">
                <text:p>1747.973877</text:p>
              </table:table-cell>
              <table:table-cell office:value-type="float" office:value="1666.638672">
                <text:p>1666.638672</text:p>
              </table:table-cell>
              <table:table-cell office:value-type="float" office:value="1750.28833">
                <text:p>1750.28833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670.248901">
                <text:p>1670.248901</text:p>
              </table:table-cell>
              <table:table-cell office:value-type="float" office:value="1737.117798">
                <text:p>1737.117798</text:p>
              </table:table-cell>
              <table:table-cell office:value-type="float" office:value="1669.425415">
                <text:p>1669.425415</text:p>
              </table:table-cell>
              <table:table-cell office:value-type="float" office:value="1740.331055">
                <text:p>1740.331055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665.251221">
                <text:p>1665.251221</text:p>
              </table:table-cell>
              <table:table-cell office:value-type="float" office:value="1744.121216">
                <text:p>1744.121216</text:p>
              </table:table-cell>
              <table:table-cell office:value-type="float" office:value="1667.871338">
                <text:p>1667.871338</text:p>
              </table:table-cell>
              <table:table-cell office:value-type="float" office:value="1747.152832">
                <text:p>1747.152832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666.845947">
                <text:p>1666.845947</text:p>
              </table:table-cell>
              <table:table-cell office:value-type="float" office:value="1740.758301">
                <text:p>1740.758301</text:p>
              </table:table-cell>
              <table:table-cell office:value-type="float" office:value="1669.122925">
                <text:p>1669.122925</text:p>
              </table:table-cell>
              <table:table-cell office:value-type="float" office:value="1743.410645">
                <text:p>1743.410645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664.723389">
                <text:p>1664.723389</text:p>
              </table:table-cell>
              <table:table-cell office:value-type="float" office:value="1747.662231">
                <text:p>1747.662231</text:p>
              </table:table-cell>
              <table:table-cell office:value-type="float" office:value="1667.042725">
                <text:p>1667.042725</text:p>
              </table:table-cell>
              <table:table-cell office:value-type="float" office:value="1751.91394">
                <text:p>1751.91394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672.152344">
                <text:p>1672.152344</text:p>
              </table:table-cell>
              <table:table-cell office:value-type="float" office:value="1740.952637">
                <text:p>1740.952637</text:p>
              </table:table-cell>
              <table:table-cell office:value-type="float" office:value="1669.916138">
                <text:p>1669.916138</text:p>
              </table:table-cell>
              <table:table-cell office:value-type="float" office:value="1748.217041">
                <text:p>1748.217041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673.676514">
                <text:p>1673.676514</text:p>
              </table:table-cell>
              <table:table-cell office:value-type="float" office:value="1731.166382">
                <text:p>1731.166382</text:p>
              </table:table-cell>
              <table:table-cell office:value-type="float" office:value="1675.554688">
                <text:p>1675.554688</text:p>
              </table:table-cell>
              <table:table-cell office:value-type="float" office:value="1733.091309">
                <text:p>1733.091309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659.339233">
                <text:p>1659.339233</text:p>
              </table:table-cell>
              <table:table-cell office:value-type="float" office:value="1734.959717">
                <text:p>1734.959717</text:p>
              </table:table-cell>
              <table:table-cell office:value-type="float" office:value="1663.233276">
                <text:p>1663.233276</text:p>
              </table:table-cell>
              <table:table-cell office:value-type="float" office:value="1737.098389">
                <text:p>1737.098389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634.569214">
                <text:p>1634.569214</text:p>
              </table:table-cell>
              <table:table-cell office:value-type="float" office:value="1736.536255">
                <text:p>1736.536255</text:p>
              </table:table-cell>
              <table:table-cell office:value-type="float" office:value="1635.568726">
                <text:p>1635.568726</text:p>
              </table:table-cell>
              <table:table-cell office:value-type="float" office:value="1734.828979">
                <text:p>1734.828979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641.214722">
                <text:p>1641.214722</text:p>
              </table:table-cell>
              <table:table-cell office:value-type="float" office:value="1708.519531">
                <text:p>1708.519531</text:p>
              </table:table-cell>
              <table:table-cell office:value-type="float" office:value="1640.484741">
                <text:p>1640.484741</text:p>
              </table:table-cell>
              <table:table-cell office:value-type="float" office:value="1711.393433">
                <text:p>1711.393433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630.678589">
                <text:p>1630.678589</text:p>
              </table:table-cell>
              <table:table-cell office:value-type="float" office:value="1699.84375">
                <text:p>1699.84375</text:p>
              </table:table-cell>
              <table:table-cell office:value-type="float" office:value="1632.509521">
                <text:p>1632.509521</text:p>
              </table:table-cell>
              <table:table-cell office:value-type="float" office:value="1696.466675">
                <text:p>1696.466675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622.057251">
                <text:p>1622.057251</text:p>
              </table:table-cell>
              <table:table-cell office:value-type="float" office:value="1692.878662">
                <text:p>1692.878662</text:p>
              </table:table-cell>
              <table:table-cell office:value-type="float" office:value="1622.065796">
                <text:p>1622.065796</text:p>
              </table:table-cell>
              <table:table-cell office:value-type="float" office:value="1691.994629">
                <text:p>1691.994629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615.638794">
                <text:p>1615.638794</text:p>
              </table:table-cell>
              <table:table-cell office:value-type="float" office:value="1679.972778">
                <text:p>1679.972778</text:p>
              </table:table-cell>
              <table:table-cell office:value-type="float" office:value="1616.935059">
                <text:p>1616.935059</text:p>
              </table:table-cell>
              <table:table-cell office:value-type="float" office:value="1683.142456">
                <text:p>1683.142456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606.981567">
                <text:p>1606.981567</text:p>
              </table:table-cell>
              <table:table-cell office:value-type="float" office:value="1671.129028">
                <text:p>1671.129028</text:p>
              </table:table-cell>
              <table:table-cell office:value-type="float" office:value="1611.634521">
                <text:p>1611.634521</text:p>
              </table:table-cell>
              <table:table-cell office:value-type="float" office:value="1670.332153">
                <text:p>1670.332153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604.950562">
                <text:p>1604.950562</text:p>
              </table:table-cell>
              <table:table-cell office:value-type="float" office:value="1663.059448">
                <text:p>1663.059448</text:p>
              </table:table-cell>
              <table:table-cell office:value-type="float" office:value="1607.310913">
                <text:p>1607.310913</text:p>
              </table:table-cell>
              <table:table-cell office:value-type="float" office:value="1658.717041">
                <text:p>1658.717041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597.728882">
                <text:p>1597.728882</text:p>
              </table:table-cell>
              <table:table-cell office:value-type="float" office:value="1656.196777">
                <text:p>1656.196777</text:p>
              </table:table-cell>
              <table:table-cell office:value-type="float" office:value="1596.477905">
                <text:p>1596.477905</text:p>
              </table:table-cell>
              <table:table-cell office:value-type="float" office:value="1657.565308">
                <text:p>1657.565308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597.341187">
                <text:p>1597.341187</text:p>
              </table:table-cell>
              <table:table-cell office:value-type="float" office:value="1647.618652">
                <text:p>1647.618652</text:p>
              </table:table-cell>
              <table:table-cell office:value-type="float" office:value="1595.805054">
                <text:p>1595.805054</text:p>
              </table:table-cell>
              <table:table-cell office:value-type="float" office:value="1645.234497">
                <text:p>1645.234497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592.317261">
                <text:p>1592.317261</text:p>
              </table:table-cell>
              <table:table-cell office:value-type="float" office:value="1642.009888">
                <text:p>1642.009888</text:p>
              </table:table-cell>
              <table:table-cell office:value-type="float" office:value="1593.67749">
                <text:p>1593.67749</text:p>
              </table:table-cell>
              <table:table-cell office:value-type="float" office:value="1638.137207">
                <text:p>1638.137207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589.039062">
                <text:p>1589.039062</text:p>
              </table:table-cell>
              <table:table-cell office:value-type="float" office:value="1635.413818">
                <text:p>1635.413818</text:p>
              </table:table-cell>
              <table:table-cell office:value-type="float" office:value="1590.367798">
                <text:p>1590.367798</text:p>
              </table:table-cell>
              <table:table-cell office:value-type="float" office:value="1635.461304">
                <text:p>1635.461304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586.0896">
                <text:p>1586.0896</text:p>
              </table:table-cell>
              <table:table-cell office:value-type="float" office:value="1632.770142">
                <text:p>1632.770142</text:p>
              </table:table-cell>
              <table:table-cell office:value-type="float" office:value="1587.979004">
                <text:p>1587.979004</text:p>
              </table:table-cell>
              <table:table-cell office:value-type="float" office:value="1626.036499">
                <text:p>1626.036499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585.515137">
                <text:p>1585.515137</text:p>
              </table:table-cell>
              <table:table-cell office:value-type="float" office:value="1623.181274">
                <text:p>1623.181274</text:p>
              </table:table-cell>
              <table:table-cell office:value-type="float" office:value="1582.400146">
                <text:p>1582.400146</text:p>
              </table:table-cell>
              <table:table-cell office:value-type="float" office:value="1625.675293">
                <text:p>1625.675293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578.411743">
                <text:p>1578.411743</text:p>
              </table:table-cell>
              <table:table-cell office:value-type="float" office:value="1621.394775">
                <text:p>1621.394775</text:p>
              </table:table-cell>
              <table:table-cell office:value-type="float" office:value="1581.616943">
                <text:p>1581.616943</text:p>
              </table:table-cell>
              <table:table-cell office:value-type="float" office:value="1616.654053">
                <text:p>1616.654053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582.125244">
                <text:p>1582.125244</text:p>
              </table:table-cell>
              <table:table-cell office:value-type="float" office:value="1615.807251">
                <text:p>1615.807251</text:p>
              </table:table-cell>
              <table:table-cell office:value-type="float" office:value="1578.652954">
                <text:p>1578.652954</text:p>
              </table:table-cell>
              <table:table-cell office:value-type="float" office:value="1615.204712">
                <text:p>1615.204712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578.2052">
                <text:p>1578.2052</text:p>
              </table:table-cell>
              <table:table-cell office:value-type="float" office:value="1609.456665">
                <text:p>1609.456665</text:p>
              </table:table-cell>
              <table:table-cell office:value-type="float" office:value="1574.484009">
                <text:p>1574.484009</text:p>
              </table:table-cell>
              <table:table-cell office:value-type="float" office:value="1611.84375">
                <text:p>1611.84375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576.540527">
                <text:p>1576.540527</text:p>
              </table:table-cell>
              <table:table-cell office:value-type="float" office:value="1607.697998">
                <text:p>1607.697998</text:p>
              </table:table-cell>
              <table:table-cell office:value-type="float" office:value="1574.417969">
                <text:p>1574.417969</text:p>
              </table:table-cell>
              <table:table-cell office:value-type="float" office:value="1605.856934">
                <text:p>1605.856934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574.677368">
                <text:p>1574.677368</text:p>
              </table:table-cell>
              <table:table-cell office:value-type="float" office:value="1603.856934">
                <text:p>1603.856934</text:p>
              </table:table-cell>
              <table:table-cell office:value-type="float" office:value="1575.853638">
                <text:p>1575.853638</text:p>
              </table:table-cell>
              <table:table-cell office:value-type="float" office:value="1601.134155">
                <text:p>1601.134155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573.009521">
                <text:p>1573.009521</text:p>
              </table:table-cell>
              <table:table-cell office:value-type="float" office:value="1603.016846">
                <text:p>1603.016846</text:p>
              </table:table-cell>
              <table:table-cell office:value-type="float" office:value="1569.351562">
                <text:p>1569.351562</text:p>
              </table:table-cell>
              <table:table-cell office:value-type="float" office:value="1598.713013">
                <text:p>1598.713013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575.230835">
                <text:p>1575.230835</text:p>
              </table:table-cell>
              <table:table-cell office:value-type="float" office:value="1597.489746">
                <text:p>1597.489746</text:p>
              </table:table-cell>
              <table:table-cell office:value-type="float" office:value="1574.325317">
                <text:p>1574.325317</text:p>
              </table:table-cell>
              <table:table-cell office:value-type="float" office:value="1593.47583">
                <text:p>1593.47583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573.789429">
                <text:p>1573.789429</text:p>
              </table:table-cell>
              <table:table-cell office:value-type="float" office:value="1594.652344">
                <text:p>1594.652344</text:p>
              </table:table-cell>
              <table:table-cell office:value-type="float" office:value="1570.488159">
                <text:p>1570.488159</text:p>
              </table:table-cell>
              <table:table-cell office:value-type="float" office:value="1591.169922">
                <text:p>1591.169922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569.725098">
                <text:p>1569.725098</text:p>
              </table:table-cell>
              <table:table-cell office:value-type="float" office:value="1595.983276">
                <text:p>1595.983276</text:p>
              </table:table-cell>
              <table:table-cell office:value-type="float" office:value="1573.901245">
                <text:p>1573.901245</text:p>
              </table:table-cell>
              <table:table-cell office:value-type="float" office:value="1588.571045">
                <text:p>1588.571045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571.617554">
                <text:p>1571.617554</text:p>
              </table:table-cell>
              <table:table-cell office:value-type="float" office:value="1591.888916">
                <text:p>1591.888916</text:p>
              </table:table-cell>
              <table:table-cell office:value-type="float" office:value="1569.40332">
                <text:p>1569.40332</text:p>
              </table:table-cell>
              <table:table-cell office:value-type="float" office:value="1587.386108">
                <text:p>1587.386108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574.096436">
                <text:p>1574.096436</text:p>
              </table:table-cell>
              <table:table-cell office:value-type="float" office:value="1588.110962">
                <text:p>1588.110962</text:p>
              </table:table-cell>
              <table:table-cell office:value-type="float" office:value="1572.845459">
                <text:p>1572.845459</text:p>
              </table:table-cell>
              <table:table-cell office:value-type="float" office:value="1584.190186">
                <text:p>1584.190186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567.783936">
                <text:p>1567.783936</text:p>
              </table:table-cell>
              <table:table-cell office:value-type="float" office:value="1584.609253">
                <text:p>1584.609253</text:p>
              </table:table-cell>
              <table:table-cell office:value-type="float" office:value="1570.120117">
                <text:p>1570.120117</text:p>
              </table:table-cell>
              <table:table-cell office:value-type="float" office:value="1588.644897">
                <text:p>1588.644897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566.819946">
                <text:p>1566.819946</text:p>
              </table:table-cell>
              <table:table-cell office:value-type="float" office:value="1583.46106">
                <text:p>1583.46106</text:p>
              </table:table-cell>
              <table:table-cell office:value-type="float" office:value="1566.192993">
                <text:p>1566.192993</text:p>
              </table:table-cell>
              <table:table-cell office:value-type="float" office:value="1583.561157">
                <text:p>1583.561157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570.364502">
                <text:p>1570.364502</text:p>
              </table:table-cell>
              <table:table-cell office:value-type="float" office:value="1586.13562">
                <text:p>1586.13562</text:p>
              </table:table-cell>
              <table:table-cell office:value-type="float" office:value="1565.36792">
                <text:p>1565.36792</text:p>
              </table:table-cell>
              <table:table-cell office:value-type="float" office:value="1588.062012">
                <text:p>1588.062012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569.438599">
                <text:p>1569.438599</text:p>
              </table:table-cell>
              <table:table-cell office:value-type="float" office:value="1581.571045">
                <text:p>1581.571045</text:p>
              </table:table-cell>
              <table:table-cell office:value-type="float" office:value="1568.830933">
                <text:p>1568.830933</text:p>
              </table:table-cell>
              <table:table-cell office:value-type="float" office:value="1583.508301">
                <text:p>1583.508301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571.113159">
                <text:p>1571.113159</text:p>
              </table:table-cell>
              <table:table-cell office:value-type="float" office:value="1579.136841">
                <text:p>1579.136841</text:p>
              </table:table-cell>
              <table:table-cell office:value-type="float" office:value="1567.985352">
                <text:p>1567.985352</text:p>
              </table:table-cell>
              <table:table-cell office:value-type="float" office:value="1581.522705">
                <text:p>1581.522705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566.45752">
                <text:p>1566.45752</text:p>
              </table:table-cell>
              <table:table-cell office:value-type="float" office:value="1580.288818">
                <text:p>1580.288818</text:p>
              </table:table-cell>
              <table:table-cell office:value-type="float" office:value="1570.618774">
                <text:p>1570.618774</text:p>
              </table:table-cell>
              <table:table-cell office:value-type="float" office:value="1578.202759">
                <text:p>1578.202759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570.348511">
                <text:p>1570.348511</text:p>
              </table:table-cell>
              <table:table-cell office:value-type="float" office:value="1574.873413">
                <text:p>1574.873413</text:p>
              </table:table-cell>
              <table:table-cell office:value-type="float" office:value="1568.298218">
                <text:p>1568.298218</text:p>
              </table:table-cell>
              <table:table-cell office:value-type="float" office:value="1575.799072">
                <text:p>1575.79907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563.988525">
                <text:p>1563.988525</text:p>
              </table:table-cell>
              <table:table-cell office:value-type="float" office:value="1575.997314">
                <text:p>1575.997314</text:p>
              </table:table-cell>
              <table:table-cell office:value-type="float" office:value="1566.628174">
                <text:p>1566.628174</text:p>
              </table:table-cell>
              <table:table-cell office:value-type="float" office:value="1577.285522">
                <text:p>1577.285522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564.975342">
                <text:p>1564.975342</text:p>
              </table:table-cell>
              <table:table-cell office:value-type="float" office:value="1577.116455">
                <text:p>1577.116455</text:p>
              </table:table-cell>
              <table:table-cell office:value-type="float" office:value="1566.138916">
                <text:p>1566.138916</text:p>
              </table:table-cell>
              <table:table-cell office:value-type="float" office:value="1576.996704">
                <text:p>1576.996704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565.381348">
                <text:p>1565.381348</text:p>
              </table:table-cell>
              <table:table-cell office:value-type="float" office:value="1576.94104">
                <text:p>1576.94104</text:p>
              </table:table-cell>
              <table:table-cell office:value-type="float" office:value="1564.354004">
                <text:p>1564.354004</text:p>
              </table:table-cell>
              <table:table-cell office:value-type="float" office:value="1577.772583">
                <text:p>1577.772583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563.990967">
                <text:p>1563.990967</text:p>
              </table:table-cell>
              <table:table-cell office:value-type="float" office:value="1576.002441">
                <text:p>1576.002441</text:p>
              </table:table-cell>
              <table:table-cell office:value-type="float" office:value="1564.785767">
                <text:p>1564.785767</text:p>
              </table:table-cell>
              <table:table-cell office:value-type="float" office:value="1574.996826">
                <text:p>1574.996826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564.084229">
                <text:p>1564.084229</text:p>
              </table:table-cell>
              <table:table-cell office:value-type="float" office:value="1575.697144">
                <text:p>1575.697144</text:p>
              </table:table-cell>
              <table:table-cell office:value-type="float" office:value="1566.518066">
                <text:p>1566.518066</text:p>
              </table:table-cell>
              <table:table-cell office:value-type="float" office:value="1574.0177">
                <text:p>1574.0177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564.015625">
                <text:p>1564.015625</text:p>
              </table:table-cell>
              <table:table-cell office:value-type="float" office:value="1575.970337">
                <text:p>1575.970337</text:p>
              </table:table-cell>
              <table:table-cell office:value-type="float" office:value="1566.40332">
                <text:p>1566.40332</text:p>
              </table:table-cell>
              <table:table-cell office:value-type="float" office:value="1570.976685">
                <text:p>1570.976685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562.797363">
                <text:p>1562.797363</text:p>
              </table:table-cell>
              <table:table-cell office:value-type="float" office:value="1574.322144">
                <text:p>1574.322144</text:p>
              </table:table-cell>
              <table:table-cell office:value-type="float" office:value="1567.769165">
                <text:p>1567.769165</text:p>
              </table:table-cell>
              <table:table-cell office:value-type="float" office:value="1573.991089">
                <text:p>1573.991089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565.698242">
                <text:p>1565.698242</text:p>
              </table:table-cell>
              <table:table-cell office:value-type="float" office:value="1572.761841">
                <text:p>1572.761841</text:p>
              </table:table-cell>
              <table:table-cell office:value-type="float" office:value="1566.42627">
                <text:p>1566.42627</text:p>
              </table:table-cell>
              <table:table-cell office:value-type="float" office:value="1569.509766">
                <text:p>1569.509766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578.966431">
                <text:p>1578.966431</text:p>
              </table:table-cell>
              <table:table-cell office:value-type="float" office:value="1605.541626">
                <text:p>1605.541626</text:p>
              </table:table-cell>
              <table:table-cell office:value-type="float" office:value="1540.281982">
                <text:p>1540.281982</text:p>
              </table:table-cell>
              <table:table-cell office:value-type="float" office:value="1542.00293">
                <text:p>1542.00293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600.895386">
                <text:p>1600.895386</text:p>
              </table:table-cell>
              <table:table-cell office:value-type="float" office:value="1631.247925">
                <text:p>1631.247925</text:p>
              </table:table-cell>
              <table:table-cell office:value-type="float" office:value="1512.12439">
                <text:p>1512.12439</text:p>
              </table:table-cell>
              <table:table-cell office:value-type="float" office:value="1534.461182">
                <text:p>1534.461182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608.49585">
                <text:p>1608.49585</text:p>
              </table:table-cell>
              <table:table-cell office:value-type="float" office:value="1647.362061">
                <text:p>1647.362061</text:p>
              </table:table-cell>
              <table:table-cell office:value-type="float" office:value="1522.82251">
                <text:p>1522.82251</text:p>
              </table:table-cell>
              <table:table-cell office:value-type="float" office:value="1551.56958">
                <text:p>1551.56958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619.346924">
                <text:p>1619.346924</text:p>
              </table:table-cell>
              <table:table-cell office:value-type="float" office:value="1659.785156">
                <text:p>1659.785156</text:p>
              </table:table-cell>
              <table:table-cell office:value-type="float" office:value="1577.540894">
                <text:p>1577.540894</text:p>
              </table:table-cell>
              <table:table-cell office:value-type="float" office:value="1597.53894">
                <text:p>1597.53894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640.53479">
                <text:p>1640.53479</text:p>
              </table:table-cell>
              <table:table-cell office:value-type="float" office:value="1641.452148">
                <text:p>1641.452148</text:p>
              </table:table-cell>
              <table:table-cell office:value-type="float" office:value="1668.658936">
                <text:p>1668.658936</text:p>
              </table:table-cell>
              <table:table-cell office:value-type="float" office:value="1654.10144">
                <text:p>1654.10144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679.66626">
                <text:p>1679.66626</text:p>
              </table:table-cell>
              <table:table-cell office:value-type="float" office:value="1660.885742">
                <text:p>1660.885742</text:p>
              </table:table-cell>
              <table:table-cell office:value-type="float" office:value="1701.752808">
                <text:p>1701.752808</text:p>
              </table:table-cell>
              <table:table-cell office:value-type="float" office:value="1660.424194">
                <text:p>1660.424194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675.391357">
                <text:p>1675.391357</text:p>
              </table:table-cell>
              <table:table-cell office:value-type="float" office:value="1711.959473">
                <text:p>1711.959473</text:p>
              </table:table-cell>
              <table:table-cell office:value-type="float" office:value="1686.208008">
                <text:p>1686.208008</text:p>
              </table:table-cell>
              <table:table-cell office:value-type="float" office:value="1710.785522">
                <text:p>1710.785522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649.061523">
                <text:p>1649.061523</text:p>
              </table:table-cell>
              <table:table-cell office:value-type="float" office:value="1735.103149">
                <text:p>1735.103149</text:p>
              </table:table-cell>
              <table:table-cell office:value-type="float" office:value="1648.694824">
                <text:p>1648.694824</text:p>
              </table:table-cell>
              <table:table-cell office:value-type="float" office:value="1736.691284">
                <text:p>1736.691284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662.467407">
                <text:p>1662.467407</text:p>
              </table:table-cell>
              <table:table-cell office:value-type="float" office:value="1711.72876">
                <text:p>1711.72876</text:p>
              </table:table-cell>
              <table:table-cell office:value-type="float" office:value="1661.745117">
                <text:p>1661.745117</text:p>
              </table:table-cell>
              <table:table-cell office:value-type="float" office:value="1718.911011">
                <text:p>1718.911011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667.44104">
                <text:p>1667.44104</text:p>
              </table:table-cell>
              <table:table-cell office:value-type="float" office:value="1704.802979">
                <text:p>1704.802979</text:p>
              </table:table-cell>
              <table:table-cell office:value-type="float" office:value="1673.910156">
                <text:p>1673.910156</text:p>
              </table:table-cell>
              <table:table-cell office:value-type="float" office:value="1713.110229">
                <text:p>1713.110229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635.068604">
                <text:p>1635.068604</text:p>
              </table:table-cell>
              <table:table-cell office:value-type="float" office:value="1749.500488">
                <text:p>1749.500488</text:p>
              </table:table-cell>
              <table:table-cell office:value-type="float" office:value="1641.942871">
                <text:p>1641.942871</text:p>
              </table:table-cell>
              <table:table-cell office:value-type="float" office:value="1748.691528">
                <text:p>1748.691528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656.220703">
                <text:p>1656.220703</text:p>
              </table:table-cell>
              <table:table-cell office:value-type="float" office:value="1708.16394">
                <text:p>1708.16394</text:p>
              </table:table-cell>
              <table:table-cell office:value-type="float" office:value="1662.27417">
                <text:p>1662.27417</text:p>
              </table:table-cell>
              <table:table-cell office:value-type="float" office:value="1701.729736">
                <text:p>1701.729736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660.048462">
                <text:p>1660.048462</text:p>
              </table:table-cell>
              <table:table-cell office:value-type="float" office:value="1717.481812">
                <text:p>1717.481812</text:p>
              </table:table-cell>
              <table:table-cell office:value-type="float" office:value="1668.118042">
                <text:p>1668.118042</text:p>
              </table:table-cell>
              <table:table-cell office:value-type="float" office:value="1714.312988">
                <text:p>1714.312988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650.126465">
                <text:p>1650.126465</text:p>
              </table:table-cell>
              <table:table-cell office:value-type="float" office:value="1722.811401">
                <text:p>1722.811401</text:p>
              </table:table-cell>
              <table:table-cell office:value-type="float" office:value="1655.325195">
                <text:p>1655.325195</text:p>
              </table:table-cell>
              <table:table-cell office:value-type="float" office:value="1722.310669">
                <text:p>1722.310669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659.03064">
                <text:p>1659.03064</text:p>
              </table:table-cell>
              <table:table-cell office:value-type="float" office:value="1714.195068">
                <text:p>1714.195068</text:p>
              </table:table-cell>
              <table:table-cell office:value-type="float" office:value="1668.71814">
                <text:p>1668.71814</text:p>
              </table:table-cell>
              <table:table-cell office:value-type="float" office:value="1712.565796">
                <text:p>1712.565796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644.081299">
                <text:p>1644.081299</text:p>
              </table:table-cell>
              <table:table-cell office:value-type="float" office:value="1740.78479">
                <text:p>1740.78479</text:p>
              </table:table-cell>
              <table:table-cell office:value-type="float" office:value="1653.401123">
                <text:p>1653.401123</text:p>
              </table:table-cell>
              <table:table-cell office:value-type="float" office:value="1736.963867">
                <text:p>1736.963867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655.808594">
                <text:p>1655.808594</text:p>
              </table:table-cell>
              <table:table-cell office:value-type="float" office:value="1724.22583">
                <text:p>1724.22583</text:p>
              </table:table-cell>
              <table:table-cell office:value-type="float" office:value="1663.289062">
                <text:p>1663.289062</text:p>
              </table:table-cell>
              <table:table-cell office:value-type="float" office:value="1723.143311">
                <text:p>1723.143311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656.493774">
                <text:p>1656.493774</text:p>
              </table:table-cell>
              <table:table-cell office:value-type="float" office:value="1728.463379">
                <text:p>1728.463379</text:p>
              </table:table-cell>
              <table:table-cell office:value-type="float" office:value="1663.16687">
                <text:p>1663.16687</text:p>
              </table:table-cell>
              <table:table-cell office:value-type="float" office:value="1727.128662">
                <text:p>1727.128662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656.19458">
                <text:p>1656.19458</text:p>
              </table:table-cell>
              <table:table-cell office:value-type="float" office:value="1734.140137">
                <text:p>1734.140137</text:p>
              </table:table-cell>
              <table:table-cell office:value-type="float" office:value="1664.101318">
                <text:p>1664.101318</text:p>
              </table:table-cell>
              <table:table-cell office:value-type="float" office:value="1730.650757">
                <text:p>1730.650757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654.744385">
                <text:p>1654.744385</text:p>
              </table:table-cell>
              <table:table-cell office:value-type="float" office:value="1727.646484">
                <text:p>1727.646484</text:p>
              </table:table-cell>
              <table:table-cell office:value-type="float" office:value="1658.779053">
                <text:p>1658.779053</text:p>
              </table:table-cell>
              <table:table-cell office:value-type="float" office:value="1725.547241">
                <text:p>1725.547241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651.925903">
                <text:p>1651.925903</text:p>
              </table:table-cell>
              <table:table-cell office:value-type="float" office:value="1736.749023">
                <text:p>1736.749023</text:p>
              </table:table-cell>
              <table:table-cell office:value-type="float" office:value="1660.070068">
                <text:p>1660.070068</text:p>
              </table:table-cell>
              <table:table-cell office:value-type="float" office:value="1735.582031">
                <text:p>1735.582031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654.13269">
                <text:p>1654.13269</text:p>
              </table:table-cell>
              <table:table-cell office:value-type="float" office:value="1731.560669">
                <text:p>1731.560669</text:p>
              </table:table-cell>
              <table:table-cell office:value-type="float" office:value="1662.740234">
                <text:p>1662.740234</text:p>
              </table:table-cell>
              <table:table-cell office:value-type="float" office:value="1726.585693">
                <text:p>1726.585693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653.119263">
                <text:p>1653.119263</text:p>
              </table:table-cell>
              <table:table-cell office:value-type="float" office:value="1730.901123">
                <text:p>1730.901123</text:p>
              </table:table-cell>
              <table:table-cell office:value-type="float" office:value="1661.159912">
                <text:p>1661.159912</text:p>
              </table:table-cell>
              <table:table-cell office:value-type="float" office:value="1727.733887">
                <text:p>1727.733887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653.78418">
                <text:p>1653.78418</text:p>
              </table:table-cell>
              <table:table-cell office:value-type="float" office:value="1724.741821">
                <text:p>1724.741821</text:p>
              </table:table-cell>
              <table:table-cell office:value-type="float" office:value="1659.148193">
                <text:p>1659.148193</text:p>
              </table:table-cell>
              <table:table-cell office:value-type="float" office:value="1723.317871">
                <text:p>1723.317871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651.459351">
                <text:p>1651.459351</text:p>
              </table:table-cell>
              <table:table-cell office:value-type="float" office:value="1727.835693">
                <text:p>1727.835693</text:p>
              </table:table-cell>
              <table:table-cell office:value-type="float" office:value="1658.08667">
                <text:p>1658.08667</text:p>
              </table:table-cell>
              <table:table-cell office:value-type="float" office:value="1726.166748">
                <text:p>1726.166748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651.716064">
                <text:p>1651.716064</text:p>
              </table:table-cell>
              <table:table-cell office:value-type="float" office:value="1728.563965">
                <text:p>1728.563965</text:p>
              </table:table-cell>
              <table:table-cell office:value-type="float" office:value="1661.850342">
                <text:p>1661.850342</text:p>
              </table:table-cell>
              <table:table-cell office:value-type="float" office:value="1720.121094">
                <text:p>1720.121094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654.247314">
                <text:p>1654.247314</text:p>
              </table:table-cell>
              <table:table-cell office:value-type="float" office:value="1719.67334">
                <text:p>1719.67334</text:p>
              </table:table-cell>
              <table:table-cell office:value-type="float" office:value="1664.175537">
                <text:p>1664.175537</text:p>
              </table:table-cell>
              <table:table-cell office:value-type="float" office:value="1717.639526">
                <text:p>1717.639526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657.996094">
                <text:p>1657.996094</text:p>
              </table:table-cell>
              <table:table-cell office:value-type="float" office:value="1720.679932">
                <text:p>1720.679932</text:p>
              </table:table-cell>
              <table:table-cell office:value-type="float" office:value="1664.72644">
                <text:p>1664.72644</text:p>
              </table:table-cell>
              <table:table-cell office:value-type="float" office:value="1718.200439">
                <text:p>1718.200439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652.762329">
                <text:p>1652.762329</text:p>
              </table:table-cell>
              <table:table-cell office:value-type="float" office:value="1729.311768">
                <text:p>1729.311768</text:p>
              </table:table-cell>
              <table:table-cell office:value-type="float" office:value="1660.963379">
                <text:p>1660.963379</text:p>
              </table:table-cell>
              <table:table-cell office:value-type="float" office:value="1724.858032">
                <text:p>1724.858032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652.917114">
                <text:p>1652.917114</text:p>
              </table:table-cell>
              <table:table-cell office:value-type="float" office:value="1724.521362">
                <text:p>1724.521362</text:p>
              </table:table-cell>
              <table:table-cell office:value-type="float" office:value="1663.179565">
                <text:p>1663.179565</text:p>
              </table:table-cell>
              <table:table-cell office:value-type="float" office:value="1721.657471">
                <text:p>1721.657471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649.52832">
                <text:p>1649.52832</text:p>
              </table:table-cell>
              <table:table-cell office:value-type="float" office:value="1735.570068">
                <text:p>1735.570068</text:p>
              </table:table-cell>
              <table:table-cell office:value-type="float" office:value="1657.716675">
                <text:p>1657.716675</text:p>
              </table:table-cell>
              <table:table-cell office:value-type="float" office:value="1731.014648">
                <text:p>1731.014648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652.231323">
                <text:p>1652.231323</text:p>
              </table:table-cell>
              <table:table-cell office:value-type="float" office:value="1727.837646">
                <text:p>1727.837646</text:p>
              </table:table-cell>
              <table:table-cell office:value-type="float" office:value="1659.317993">
                <text:p>1659.317993</text:p>
              </table:table-cell>
              <table:table-cell office:value-type="float" office:value="1724.899414">
                <text:p>1724.899414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652.391479">
                <text:p>1652.391479</text:p>
              </table:table-cell>
              <table:table-cell office:value-type="float" office:value="1735.158203">
                <text:p>1735.158203</text:p>
              </table:table-cell>
              <table:table-cell office:value-type="float" office:value="1656.137939">
                <text:p>1656.137939</text:p>
              </table:table-cell>
              <table:table-cell office:value-type="float" office:value="1732.934814">
                <text:p>1732.934814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652.451416">
                <text:p>1652.451416</text:p>
              </table:table-cell>
              <table:table-cell office:value-type="float" office:value="1733.525635">
                <text:p>1733.525635</text:p>
              </table:table-cell>
              <table:table-cell office:value-type="float" office:value="1658.213379">
                <text:p>1658.213379</text:p>
              </table:table-cell>
              <table:table-cell office:value-type="float" office:value="1732.581787">
                <text:p>1732.581787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650.274414">
                <text:p>1650.274414</text:p>
              </table:table-cell>
              <table:table-cell office:value-type="float" office:value="1739.678345">
                <text:p>1739.678345</text:p>
              </table:table-cell>
              <table:table-cell office:value-type="float" office:value="1657.561279">
                <text:p>1657.561279</text:p>
              </table:table-cell>
              <table:table-cell office:value-type="float" office:value="1735.788574">
                <text:p>1735.788574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650.96106">
                <text:p>1650.96106</text:p>
              </table:table-cell>
              <table:table-cell office:value-type="float" office:value="1729.478638">
                <text:p>1729.478638</text:p>
              </table:table-cell>
              <table:table-cell office:value-type="float" office:value="1661.668091">
                <text:p>1661.668091</text:p>
              </table:table-cell>
              <table:table-cell office:value-type="float" office:value="1727.53833">
                <text:p>1727.53833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655.279053">
                <text:p>1655.279053</text:p>
              </table:table-cell>
              <table:table-cell office:value-type="float" office:value="1726.303711">
                <text:p>1726.303711</text:p>
              </table:table-cell>
              <table:table-cell office:value-type="float" office:value="1662.281006">
                <text:p>1662.281006</text:p>
              </table:table-cell>
              <table:table-cell office:value-type="float" office:value="1726.093994">
                <text:p>1726.093994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653.236694">
                <text:p>1653.236694</text:p>
              </table:table-cell>
              <table:table-cell office:value-type="float" office:value="1740.721313">
                <text:p>1740.721313</text:p>
              </table:table-cell>
              <table:table-cell office:value-type="float" office:value="1659.641602">
                <text:p>1659.641602</text:p>
              </table:table-cell>
              <table:table-cell office:value-type="float" office:value="1737.310425">
                <text:p>1737.310425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656.869873">
                <text:p>1656.869873</text:p>
              </table:table-cell>
              <table:table-cell office:value-type="float" office:value="1730.63562">
                <text:p>1730.63562</text:p>
              </table:table-cell>
              <table:table-cell office:value-type="float" office:value="1668.410156">
                <text:p>1668.410156</text:p>
              </table:table-cell>
              <table:table-cell office:value-type="float" office:value="1725.958496">
                <text:p>1725.958496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654.749146">
                <text:p>1654.749146</text:p>
              </table:table-cell>
              <table:table-cell office:value-type="float" office:value="1735.279053">
                <text:p>1735.279053</text:p>
              </table:table-cell>
              <table:table-cell office:value-type="float" office:value="1657.870239">
                <text:p>1657.870239</text:p>
              </table:table-cell>
              <table:table-cell office:value-type="float" office:value="1731.784424">
                <text:p>1731.784424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654.63562">
                <text:p>1654.63562</text:p>
              </table:table-cell>
              <table:table-cell office:value-type="float" office:value="1732.00708">
                <text:p>1732.00708</text:p>
              </table:table-cell>
              <table:table-cell office:value-type="float" office:value="1663.043701">
                <text:p>1663.043701</text:p>
              </table:table-cell>
              <table:table-cell office:value-type="float" office:value="1730.30896">
                <text:p>1730.30896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652.018311">
                <text:p>1652.018311</text:p>
              </table:table-cell>
              <table:table-cell office:value-type="float" office:value="1732.108643">
                <text:p>1732.108643</text:p>
              </table:table-cell>
              <table:table-cell office:value-type="float" office:value="1661.18335">
                <text:p>1661.18335</text:p>
              </table:table-cell>
              <table:table-cell office:value-type="float" office:value="1730.469971">
                <text:p>1730.469971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655.609253">
                <text:p>1655.609253</text:p>
              </table:table-cell>
              <table:table-cell office:value-type="float" office:value="1733.264893">
                <text:p>1733.264893</text:p>
              </table:table-cell>
              <table:table-cell office:value-type="float" office:value="1663.580566">
                <text:p>1663.580566</text:p>
              </table:table-cell>
              <table:table-cell office:value-type="float" office:value="1728.027832">
                <text:p>1728.027832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654.960938">
                <text:p>1654.960938</text:p>
              </table:table-cell>
              <table:table-cell office:value-type="float" office:value="1735.421265">
                <text:p>1735.421265</text:p>
              </table:table-cell>
              <table:table-cell office:value-type="float" office:value="1664.696899">
                <text:p>1664.696899</text:p>
              </table:table-cell>
              <table:table-cell office:value-type="float" office:value="1730.499268">
                <text:p>1730.499268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653.139404">
                <text:p>1653.139404</text:p>
              </table:table-cell>
              <table:table-cell office:value-type="float" office:value="1733.313599">
                <text:p>1733.313599</text:p>
              </table:table-cell>
              <table:table-cell office:value-type="float" office:value="1662.700684">
                <text:p>1662.700684</text:p>
              </table:table-cell>
              <table:table-cell office:value-type="float" office:value="1730.861328">
                <text:p>1730.861328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656.981934">
                <text:p>1656.981934</text:p>
              </table:table-cell>
              <table:table-cell office:value-type="float" office:value="1733.191162">
                <text:p>1733.191162</text:p>
              </table:table-cell>
              <table:table-cell office:value-type="float" office:value="1666.01001">
                <text:p>1666.01001</text:p>
              </table:table-cell>
              <table:table-cell office:value-type="float" office:value="1730.207886">
                <text:p>1730.207886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658.545166">
                <text:p>1658.545166</text:p>
              </table:table-cell>
              <table:table-cell office:value-type="float" office:value="1728.069946">
                <text:p>1728.069946</text:p>
              </table:table-cell>
              <table:table-cell office:value-type="float" office:value="1666.682251">
                <text:p>1666.682251</text:p>
              </table:table-cell>
              <table:table-cell office:value-type="float" office:value="1726.020508">
                <text:p>1726.020508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652.767944">
                <text:p>1652.767944</text:p>
              </table:table-cell>
              <table:table-cell office:value-type="float" office:value="1741.203369">
                <text:p>1741.203369</text:p>
              </table:table-cell>
              <table:table-cell office:value-type="float" office:value="1660.95874">
                <text:p>1660.95874</text:p>
              </table:table-cell>
              <table:table-cell office:value-type="float" office:value="1735.349609">
                <text:p>1735.349609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658.858032">
                <text:p>1658.858032</text:p>
              </table:table-cell>
              <table:table-cell office:value-type="float" office:value="1727.535522">
                <text:p>1727.535522</text:p>
              </table:table-cell>
              <table:table-cell office:value-type="float" office:value="1667.083008">
                <text:p>1667.083008</text:p>
              </table:table-cell>
              <table:table-cell office:value-type="float" office:value="1722.571533">
                <text:p>1722.571533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654.19165">
                <text:p>1654.19165</text:p>
              </table:table-cell>
              <table:table-cell office:value-type="float" office:value="1737.3396">
                <text:p>1737.3396</text:p>
              </table:table-cell>
              <table:table-cell office:value-type="float" office:value="1662.945435">
                <text:p>1662.945435</text:p>
              </table:table-cell>
              <table:table-cell office:value-type="float" office:value="1732.139893">
                <text:p>1732.139893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652.372437">
                <text:p>1652.372437</text:p>
              </table:table-cell>
              <table:table-cell office:value-type="float" office:value="1735.66333">
                <text:p>1735.66333</text:p>
              </table:table-cell>
              <table:table-cell office:value-type="float" office:value="1662.59436">
                <text:p>1662.59436</text:p>
              </table:table-cell>
              <table:table-cell office:value-type="float" office:value="1730.485962">
                <text:p>1730.485962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660.426392">
                <text:p>1660.426392</text:p>
              </table:table-cell>
              <table:table-cell office:value-type="float" office:value="1727.746826">
                <text:p>1727.746826</text:p>
              </table:table-cell>
              <table:table-cell office:value-type="float" office:value="1663.973877">
                <text:p>1663.973877</text:p>
              </table:table-cell>
              <table:table-cell office:value-type="float" office:value="1725.887329">
                <text:p>1725.887329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653.354492">
                <text:p>1653.354492</text:p>
              </table:table-cell>
              <table:table-cell office:value-type="float" office:value="1741.382812">
                <text:p>1741.382812</text:p>
              </table:table-cell>
              <table:table-cell office:value-type="float" office:value="1658.710571">
                <text:p>1658.710571</text:p>
              </table:table-cell>
              <table:table-cell office:value-type="float" office:value="1738.833496">
                <text:p>1738.833496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654.222656">
                <text:p>1654.222656</text:p>
              </table:table-cell>
              <table:table-cell office:value-type="float" office:value="1732.946411">
                <text:p>1732.946411</text:p>
              </table:table-cell>
              <table:table-cell office:value-type="float" office:value="1664.933716">
                <text:p>1664.933716</text:p>
              </table:table-cell>
              <table:table-cell office:value-type="float" office:value="1730.556641">
                <text:p>1730.556641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658.72583">
                <text:p>1658.72583</text:p>
              </table:table-cell>
              <table:table-cell office:value-type="float" office:value="1731.759766">
                <text:p>1731.759766</text:p>
              </table:table-cell>
              <table:table-cell office:value-type="float" office:value="1666.957031">
                <text:p>1666.957031</text:p>
              </table:table-cell>
              <table:table-cell office:value-type="float" office:value="1730.327637">
                <text:p>1730.327637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655.033447">
                <text:p>1655.033447</text:p>
              </table:table-cell>
              <table:table-cell office:value-type="float" office:value="1740.930908">
                <text:p>1740.930908</text:p>
              </table:table-cell>
              <table:table-cell office:value-type="float" office:value="1662.074707">
                <text:p>1662.074707</text:p>
              </table:table-cell>
              <table:table-cell office:value-type="float" office:value="1738.783813">
                <text:p>1738.783813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658.732544">
                <text:p>1658.732544</text:p>
              </table:table-cell>
              <table:table-cell office:value-type="float" office:value="1733.145508">
                <text:p>1733.145508</text:p>
              </table:table-cell>
              <table:table-cell office:value-type="float" office:value="1665.848755">
                <text:p>1665.848755</text:p>
              </table:table-cell>
              <table:table-cell office:value-type="float" office:value="1732.700195">
                <text:p>1732.700195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658.103149">
                <text:p>1658.103149</text:p>
              </table:table-cell>
              <table:table-cell office:value-type="float" office:value="1739.905151">
                <text:p>1739.905151</text:p>
              </table:table-cell>
              <table:table-cell office:value-type="float" office:value="1665.182739">
                <text:p>1665.182739</text:p>
              </table:table-cell>
              <table:table-cell office:value-type="float" office:value="1734.746582">
                <text:p>1734.746582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659.692261">
                <text:p>1659.692261</text:p>
              </table:table-cell>
              <table:table-cell office:value-type="float" office:value="1736.917969">
                <text:p>1736.917969</text:p>
              </table:table-cell>
              <table:table-cell office:value-type="float" office:value="1664.971191">
                <text:p>1664.971191</text:p>
              </table:table-cell>
              <table:table-cell office:value-type="float" office:value="1736.697021">
                <text:p>1736.697021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656.407349">
                <text:p>1656.407349</text:p>
              </table:table-cell>
              <table:table-cell office:value-type="float" office:value="1742.832886">
                <text:p>1742.832886</text:p>
              </table:table-cell>
              <table:table-cell office:value-type="float" office:value="1663.255371">
                <text:p>1663.255371</text:p>
              </table:table-cell>
              <table:table-cell office:value-type="float" office:value="1740.465332">
                <text:p>1740.465332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658.729736">
                <text:p>1658.729736</text:p>
              </table:table-cell>
              <table:table-cell office:value-type="float" office:value="1741.356201">
                <text:p>1741.356201</text:p>
              </table:table-cell>
              <table:table-cell office:value-type="float" office:value="1663.553101">
                <text:p>1663.553101</text:p>
              </table:table-cell>
              <table:table-cell office:value-type="float" office:value="1739.889771">
                <text:p>1739.889771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657.271606">
                <text:p>1657.271606</text:p>
              </table:table-cell>
              <table:table-cell office:value-type="float" office:value="1735.18689">
                <text:p>1735.18689</text:p>
              </table:table-cell>
              <table:table-cell office:value-type="float" office:value="1663.228516">
                <text:p>1663.228516</text:p>
              </table:table-cell>
              <table:table-cell office:value-type="float" office:value="1734.14624">
                <text:p>1734.14624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654.641113">
                <text:p>1654.641113</text:p>
              </table:table-cell>
              <table:table-cell office:value-type="float" office:value="1735.761597">
                <text:p>1735.761597</text:p>
              </table:table-cell>
              <table:table-cell office:value-type="float" office:value="1664.315552">
                <text:p>1664.315552</text:p>
              </table:table-cell>
              <table:table-cell office:value-type="float" office:value="1730.575562">
                <text:p>1730.575562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662.916626">
                <text:p>1662.916626</text:p>
              </table:table-cell>
              <table:table-cell office:value-type="float" office:value="1728.785034">
                <text:p>1728.785034</text:p>
              </table:table-cell>
              <table:table-cell office:value-type="float" office:value="1668.81665">
                <text:p>1668.81665</text:p>
              </table:table-cell>
              <table:table-cell office:value-type="float" office:value="1725.711792">
                <text:p>1725.711792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655.685303">
                <text:p>1655.685303</text:p>
              </table:table-cell>
              <table:table-cell office:value-type="float" office:value="1741.167358">
                <text:p>1741.167358</text:p>
              </table:table-cell>
              <table:table-cell office:value-type="float" office:value="1666.304443">
                <text:p>1666.304443</text:p>
              </table:table-cell>
              <table:table-cell office:value-type="float" office:value="1736.368774">
                <text:p>1736.368774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658.571289">
                <text:p>1658.571289</text:p>
              </table:table-cell>
              <table:table-cell office:value-type="float" office:value="1740.889282">
                <text:p>1740.889282</text:p>
              </table:table-cell>
              <table:table-cell office:value-type="float" office:value="1665.855713">
                <text:p>1665.855713</text:p>
              </table:table-cell>
              <table:table-cell office:value-type="float" office:value="1738.015015">
                <text:p>1738.015015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662.176147">
                <text:p>1662.176147</text:p>
              </table:table-cell>
              <table:table-cell office:value-type="float" office:value="1739.822021">
                <text:p>1739.822021</text:p>
              </table:table-cell>
              <table:table-cell office:value-type="float" office:value="1667.0271">
                <text:p>1667.0271</text:p>
              </table:table-cell>
              <table:table-cell office:value-type="float" office:value="1736.816772">
                <text:p>1736.816772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659.45166">
                <text:p>1659.45166</text:p>
              </table:table-cell>
              <table:table-cell office:value-type="float" office:value="1744.450684">
                <text:p>1744.450684</text:p>
              </table:table-cell>
              <table:table-cell office:value-type="float" office:value="1664.482422">
                <text:p>1664.482422</text:p>
              </table:table-cell>
              <table:table-cell office:value-type="float" office:value="1743.711914">
                <text:p>1743.711914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660.054199">
                <text:p>1660.054199</text:p>
              </table:table-cell>
              <table:table-cell office:value-type="float" office:value="1741.167725">
                <text:p>1741.167725</text:p>
              </table:table-cell>
              <table:table-cell office:value-type="float" office:value="1668.676025">
                <text:p>1668.676025</text:p>
              </table:table-cell>
              <table:table-cell office:value-type="float" office:value="1736.068115">
                <text:p>1736.068115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660.126831">
                <text:p>1660.126831</text:p>
              </table:table-cell>
              <table:table-cell office:value-type="float" office:value="1741.200317">
                <text:p>1741.200317</text:p>
              </table:table-cell>
              <table:table-cell office:value-type="float" office:value="1670.724121">
                <text:p>1670.724121</text:p>
              </table:table-cell>
              <table:table-cell office:value-type="float" office:value="1738.036865">
                <text:p>1738.03686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660.336426">
                <text:p>1660.336426</text:p>
              </table:table-cell>
              <table:table-cell office:value-type="float" office:value="1742.254883">
                <text:p>1742.254883</text:p>
              </table:table-cell>
              <table:table-cell office:value-type="float" office:value="1668.558838">
                <text:p>1668.558838</text:p>
              </table:table-cell>
              <table:table-cell office:value-type="float" office:value="1736.102173">
                <text:p>1736.102173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666.083862">
                <text:p>1666.083862</text:p>
              </table:table-cell>
              <table:table-cell office:value-type="float" office:value="1733.651611">
                <text:p>1733.651611</text:p>
              </table:table-cell>
              <table:table-cell office:value-type="float" office:value="1673.351685">
                <text:p>1673.351685</text:p>
              </table:table-cell>
              <table:table-cell office:value-type="float" office:value="1731.945312">
                <text:p>1731.945312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659.74646">
                <text:p>1659.74646</text:p>
              </table:table-cell>
              <table:table-cell office:value-type="float" office:value="1744.065308">
                <text:p>1744.065308</text:p>
              </table:table-cell>
              <table:table-cell office:value-type="float" office:value="1670.886597">
                <text:p>1670.886597</text:p>
              </table:table-cell>
              <table:table-cell office:value-type="float" office:value="1738.915527">
                <text:p>1738.915527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664.702881">
                <text:p>1664.702881</text:p>
              </table:table-cell>
              <table:table-cell office:value-type="float" office:value="1741.551758">
                <text:p>1741.551758</text:p>
              </table:table-cell>
              <table:table-cell office:value-type="float" office:value="1670.616699">
                <text:p>1670.616699</text:p>
              </table:table-cell>
              <table:table-cell office:value-type="float" office:value="1737.567017">
                <text:p>1737.567017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659.64563">
                <text:p>1659.64563</text:p>
              </table:table-cell>
              <table:table-cell office:value-type="float" office:value="1750.105103">
                <text:p>1750.105103</text:p>
              </table:table-cell>
              <table:table-cell office:value-type="float" office:value="1666.678467">
                <text:p>1666.678467</text:p>
              </table:table-cell>
              <table:table-cell office:value-type="float" office:value="1744.671997">
                <text:p>1744.671997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658.894409">
                <text:p>1658.894409</text:p>
              </table:table-cell>
              <table:table-cell office:value-type="float" office:value="1744.666748">
                <text:p>1744.666748</text:p>
              </table:table-cell>
              <table:table-cell office:value-type="float" office:value="1667.525879">
                <text:p>1667.525879</text:p>
              </table:table-cell>
              <table:table-cell office:value-type="float" office:value="1740.822876">
                <text:p>1740.822876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660.070068">
                <text:p>1660.070068</text:p>
              </table:table-cell>
              <table:table-cell office:value-type="float" office:value="1749.372314">
                <text:p>1749.372314</text:p>
              </table:table-cell>
              <table:table-cell office:value-type="float" office:value="1670.62207">
                <text:p>1670.62207</text:p>
              </table:table-cell>
              <table:table-cell office:value-type="float" office:value="1743.809082">
                <text:p>1743.809082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661.61792">
                <text:p>1661.61792</text:p>
              </table:table-cell>
              <table:table-cell office:value-type="float" office:value="1737.459961">
                <text:p>1737.459961</text:p>
              </table:table-cell>
              <table:table-cell office:value-type="float" office:value="1670.242188">
                <text:p>1670.242188</text:p>
              </table:table-cell>
              <table:table-cell office:value-type="float" office:value="1733.698364">
                <text:p>1733.698364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663.84668">
                <text:p>1663.84668</text:p>
              </table:table-cell>
              <table:table-cell office:value-type="float" office:value="1736.100952">
                <text:p>1736.100952</text:p>
              </table:table-cell>
              <table:table-cell office:value-type="float" office:value="1672.767334">
                <text:p>1672.767334</text:p>
              </table:table-cell>
              <table:table-cell office:value-type="float" office:value="1733.642578">
                <text:p>1733.642578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661.046631">
                <text:p>1661.046631</text:p>
              </table:table-cell>
              <table:table-cell office:value-type="float" office:value="1746.775146">
                <text:p>1746.775146</text:p>
              </table:table-cell>
              <table:table-cell office:value-type="float" office:value="1669.320923">
                <text:p>1669.320923</text:p>
              </table:table-cell>
              <table:table-cell office:value-type="float" office:value="1744.287598">
                <text:p>1744.287598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662.804321">
                <text:p>1662.804321</text:p>
              </table:table-cell>
              <table:table-cell office:value-type="float" office:value="1744.404419">
                <text:p>1744.404419</text:p>
              </table:table-cell>
              <table:table-cell office:value-type="float" office:value="1671.106201">
                <text:p>1671.106201</text:p>
              </table:table-cell>
              <table:table-cell office:value-type="float" office:value="1740.946411">
                <text:p>1740.946411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666.013672">
                <text:p>1666.013672</text:p>
              </table:table-cell>
              <table:table-cell office:value-type="float" office:value="1745.651978">
                <text:p>1745.651978</text:p>
              </table:table-cell>
              <table:table-cell office:value-type="float" office:value="1673.584473">
                <text:p>1673.584473</text:p>
              </table:table-cell>
              <table:table-cell office:value-type="float" office:value="1743.66687">
                <text:p>1743.66687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661.008789">
                <text:p>1661.008789</text:p>
              </table:table-cell>
              <table:table-cell office:value-type="float" office:value="1746.252686">
                <text:p>1746.252686</text:p>
              </table:table-cell>
              <table:table-cell office:value-type="float" office:value="1666.5">
                <text:p>1666.5</text:p>
              </table:table-cell>
              <table:table-cell office:value-type="float" office:value="1745.97522">
                <text:p>1745.97522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666.679688">
                <text:p>1666.679688</text:p>
              </table:table-cell>
              <table:table-cell office:value-type="float" office:value="1740.193604">
                <text:p>1740.193604</text:p>
              </table:table-cell>
              <table:table-cell office:value-type="float" office:value="1672.348389">
                <text:p>1672.348389</text:p>
              </table:table-cell>
              <table:table-cell office:value-type="float" office:value="1739.401611">
                <text:p>1739.401611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662.950684">
                <text:p>1662.950684</text:p>
              </table:table-cell>
              <table:table-cell office:value-type="float" office:value="1741.187378">
                <text:p>1741.187378</text:p>
              </table:table-cell>
              <table:table-cell office:value-type="float" office:value="1670.165039">
                <text:p>1670.165039</text:p>
              </table:table-cell>
              <table:table-cell office:value-type="float" office:value="1735.414795">
                <text:p>1735.414795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663.064331">
                <text:p>1663.064331</text:p>
              </table:table-cell>
              <table:table-cell office:value-type="float" office:value="1743.506836">
                <text:p>1743.506836</text:p>
              </table:table-cell>
              <table:table-cell office:value-type="float" office:value="1670.511963">
                <text:p>1670.511963</text:p>
              </table:table-cell>
              <table:table-cell office:value-type="float" office:value="1743.356079">
                <text:p>1743.356079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666.250122">
                <text:p>1666.250122</text:p>
              </table:table-cell>
              <table:table-cell office:value-type="float" office:value="1738.257812">
                <text:p>1738.257812</text:p>
              </table:table-cell>
              <table:table-cell office:value-type="float" office:value="1674.168335">
                <text:p>1674.168335</text:p>
              </table:table-cell>
              <table:table-cell office:value-type="float" office:value="1736.997681">
                <text:p>1736.997681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658.327759">
                <text:p>1658.327759</text:p>
              </table:table-cell>
              <table:table-cell office:value-type="float" office:value="1754.902954">
                <text:p>1754.902954</text:p>
              </table:table-cell>
              <table:table-cell office:value-type="float" office:value="1667.387451">
                <text:p>1667.387451</text:p>
              </table:table-cell>
              <table:table-cell office:value-type="float" office:value="1750.196411">
                <text:p>1750.196411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665.5177">
                <text:p>1665.5177</text:p>
              </table:table-cell>
              <table:table-cell office:value-type="float" office:value="1736.073853">
                <text:p>1736.073853</text:p>
              </table:table-cell>
              <table:table-cell office:value-type="float" office:value="1672.92749">
                <text:p>1672.92749</text:p>
              </table:table-cell>
              <table:table-cell office:value-type="float" office:value="1734.752075">
                <text:p>1734.752075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663.326904">
                <text:p>1663.326904</text:p>
              </table:table-cell>
              <table:table-cell office:value-type="float" office:value="1746.499756">
                <text:p>1746.499756</text:p>
              </table:table-cell>
              <table:table-cell office:value-type="float" office:value="1672.922363">
                <text:p>1672.922363</text:p>
              </table:table-cell>
              <table:table-cell office:value-type="float" office:value="1742.532715">
                <text:p>1742.532715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664.279175">
                <text:p>1664.279175</text:p>
              </table:table-cell>
              <table:table-cell office:value-type="float" office:value="1747.730591">
                <text:p>1747.730591</text:p>
              </table:table-cell>
              <table:table-cell office:value-type="float" office:value="1669.753662">
                <text:p>1669.753662</text:p>
              </table:table-cell>
              <table:table-cell office:value-type="float" office:value="1742.687256">
                <text:p>1742.687256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664.071167">
                <text:p>1664.071167</text:p>
              </table:table-cell>
              <table:table-cell office:value-type="float" office:value="1745.298828">
                <text:p>1745.298828</text:p>
              </table:table-cell>
              <table:table-cell office:value-type="float" office:value="1671.914185">
                <text:p>1671.914185</text:p>
              </table:table-cell>
              <table:table-cell office:value-type="float" office:value="1741.036011">
                <text:p>1741.036011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666.121094">
                <text:p>1666.121094</text:p>
              </table:table-cell>
              <table:table-cell office:value-type="float" office:value="1734.900757">
                <text:p>1734.900757</text:p>
              </table:table-cell>
              <table:table-cell office:value-type="float" office:value="1674.976562">
                <text:p>1674.976562</text:p>
              </table:table-cell>
              <table:table-cell office:value-type="float" office:value="1731.185059">
                <text:p>1731.185059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651.505127">
                <text:p>1651.505127</text:p>
              </table:table-cell>
              <table:table-cell office:value-type="float" office:value="1734.837646">
                <text:p>1734.837646</text:p>
              </table:table-cell>
              <table:table-cell office:value-type="float" office:value="1655.005127">
                <text:p>1655.005127</text:p>
              </table:table-cell>
              <table:table-cell office:value-type="float" office:value="1734.023438">
                <text:p>1734.023438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624.557251">
                <text:p>1624.557251</text:p>
              </table:table-cell>
              <table:table-cell office:value-type="float" office:value="1728.043701">
                <text:p>1728.043701</text:p>
              </table:table-cell>
              <table:table-cell office:value-type="float" office:value="1636.38501">
                <text:p>1636.38501</text:p>
              </table:table-cell>
              <table:table-cell office:value-type="float" office:value="1727.652222">
                <text:p>1727.652222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628.578125">
                <text:p>1628.578125</text:p>
              </table:table-cell>
              <table:table-cell office:value-type="float" office:value="1704.793335">
                <text:p>1704.793335</text:p>
              </table:table-cell>
              <table:table-cell office:value-type="float" office:value="1637.265015">
                <text:p>1637.265015</text:p>
              </table:table-cell>
              <table:table-cell office:value-type="float" office:value="1704.015137">
                <text:p>1704.015137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620.083008">
                <text:p>1620.083008</text:p>
              </table:table-cell>
              <table:table-cell office:value-type="float" office:value="1695.399658">
                <text:p>1695.399658</text:p>
              </table:table-cell>
              <table:table-cell office:value-type="float" office:value="1625.487549">
                <text:p>1625.487549</text:p>
              </table:table-cell>
              <table:table-cell office:value-type="float" office:value="1692.953613">
                <text:p>1692.953613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613.434326">
                <text:p>1613.434326</text:p>
              </table:table-cell>
              <table:table-cell office:value-type="float" office:value="1693.732666">
                <text:p>1693.732666</text:p>
              </table:table-cell>
              <table:table-cell office:value-type="float" office:value="1621.269287">
                <text:p>1621.269287</text:p>
              </table:table-cell>
              <table:table-cell office:value-type="float" office:value="1682.44165">
                <text:p>1682.44165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610.960693">
                <text:p>1610.960693</text:p>
              </table:table-cell>
              <table:table-cell office:value-type="float" office:value="1677.122559">
                <text:p>1677.122559</text:p>
              </table:table-cell>
              <table:table-cell office:value-type="float" office:value="1616.156982">
                <text:p>1616.156982</text:p>
              </table:table-cell>
              <table:table-cell office:value-type="float" office:value="1674.182983">
                <text:p>1674.182983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602.666992">
                <text:p>1602.666992</text:p>
              </table:table-cell>
              <table:table-cell office:value-type="float" office:value="1667.642456">
                <text:p>1667.642456</text:p>
              </table:table-cell>
              <table:table-cell office:value-type="float" office:value="1612.362915">
                <text:p>1612.362915</text:p>
              </table:table-cell>
              <table:table-cell office:value-type="float" office:value="1671.347534">
                <text:p>1671.347534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599.246094">
                <text:p>1599.246094</text:p>
              </table:table-cell>
              <table:table-cell office:value-type="float" office:value="1658.40979">
                <text:p>1658.40979</text:p>
              </table:table-cell>
              <table:table-cell office:value-type="float" office:value="1604.393677">
                <text:p>1604.393677</text:p>
              </table:table-cell>
              <table:table-cell office:value-type="float" office:value="1656.258545">
                <text:p>1656.258545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595.985596">
                <text:p>1595.985596</text:p>
              </table:table-cell>
              <table:table-cell office:value-type="float" office:value="1656.78064">
                <text:p>1656.78064</text:p>
              </table:table-cell>
              <table:table-cell office:value-type="float" office:value="1600.560669">
                <text:p>1600.560669</text:p>
              </table:table-cell>
              <table:table-cell office:value-type="float" office:value="1647.70459">
                <text:p>1647.70459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594.24353">
                <text:p>1594.24353</text:p>
              </table:table-cell>
              <table:table-cell office:value-type="float" office:value="1641.198853">
                <text:p>1641.198853</text:p>
              </table:table-cell>
              <table:table-cell office:value-type="float" office:value="1599.240845">
                <text:p>1599.240845</text:p>
              </table:table-cell>
              <table:table-cell office:value-type="float" office:value="1644.24292">
                <text:p>1644.24292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586.90625">
                <text:p>1586.90625</text:p>
              </table:table-cell>
              <table:table-cell office:value-type="float" office:value="1641.624756">
                <text:p>1641.624756</text:p>
              </table:table-cell>
              <table:table-cell office:value-type="float" office:value="1596.061157">
                <text:p>1596.061157</text:p>
              </table:table-cell>
              <table:table-cell office:value-type="float" office:value="1638.140137">
                <text:p>1638.140137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585.105469">
                <text:p>1585.105469</text:p>
              </table:table-cell>
              <table:table-cell office:value-type="float" office:value="1635.131104">
                <text:p>1635.131104</text:p>
              </table:table-cell>
              <table:table-cell office:value-type="float" office:value="1594.764893">
                <text:p>1594.764893</text:p>
              </table:table-cell>
              <table:table-cell office:value-type="float" office:value="1630.599121">
                <text:p>1630.599121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585.420166">
                <text:p>1585.420166</text:p>
              </table:table-cell>
              <table:table-cell office:value-type="float" office:value="1626.114014">
                <text:p>1626.114014</text:p>
              </table:table-cell>
              <table:table-cell office:value-type="float" office:value="1588.099487">
                <text:p>1588.099487</text:p>
              </table:table-cell>
              <table:table-cell office:value-type="float" office:value="1627.15918">
                <text:p>1627.15918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585.314453">
                <text:p>1585.314453</text:p>
              </table:table-cell>
              <table:table-cell office:value-type="float" office:value="1617.97229">
                <text:p>1617.97229</text:p>
              </table:table-cell>
              <table:table-cell office:value-type="float" office:value="1587.348022">
                <text:p>1587.348022</text:p>
              </table:table-cell>
              <table:table-cell office:value-type="float" office:value="1620.685059">
                <text:p>1620.685059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574.838135">
                <text:p>1574.838135</text:p>
              </table:table-cell>
              <table:table-cell office:value-type="float" office:value="1620.546753">
                <text:p>1620.546753</text:p>
              </table:table-cell>
              <table:table-cell office:value-type="float" office:value="1586.16748">
                <text:p>1586.16748</text:p>
              </table:table-cell>
              <table:table-cell office:value-type="float" office:value="1615.998901">
                <text:p>1615.998901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578.938599">
                <text:p>1578.938599</text:p>
              </table:table-cell>
              <table:table-cell office:value-type="float" office:value="1610.975708">
                <text:p>1610.975708</text:p>
              </table:table-cell>
              <table:table-cell office:value-type="float" office:value="1579.153076">
                <text:p>1579.153076</text:p>
              </table:table-cell>
              <table:table-cell office:value-type="float" office:value="1615.374023">
                <text:p>1615.374023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573.231934">
                <text:p>1573.231934</text:p>
              </table:table-cell>
              <table:table-cell office:value-type="float" office:value="1614.578125">
                <text:p>1614.578125</text:p>
              </table:table-cell>
              <table:table-cell office:value-type="float" office:value="1582.093262">
                <text:p>1582.093262</text:p>
              </table:table-cell>
              <table:table-cell office:value-type="float" office:value="1608.71106">
                <text:p>1608.71106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581.478882">
                <text:p>1581.478882</text:p>
              </table:table-cell>
              <table:table-cell office:value-type="float" office:value="1603.221069">
                <text:p>1603.221069</text:p>
              </table:table-cell>
              <table:table-cell office:value-type="float" office:value="1582.137695">
                <text:p>1582.137695</text:p>
              </table:table-cell>
              <table:table-cell office:value-type="float" office:value="1606.300781">
                <text:p>1606.300781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571.888672">
                <text:p>1571.888672</text:p>
              </table:table-cell>
              <table:table-cell office:value-type="float" office:value="1607.677002">
                <text:p>1607.677002</text:p>
              </table:table-cell>
              <table:table-cell office:value-type="float" office:value="1577.593628">
                <text:p>1577.593628</text:p>
              </table:table-cell>
              <table:table-cell office:value-type="float" office:value="1604.232056">
                <text:p>1604.232056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573.202026">
                <text:p>1573.202026</text:p>
              </table:table-cell>
              <table:table-cell office:value-type="float" office:value="1600.091309">
                <text:p>1600.091309</text:p>
              </table:table-cell>
              <table:table-cell office:value-type="float" office:value="1574.447754">
                <text:p>1574.447754</text:p>
              </table:table-cell>
              <table:table-cell office:value-type="float" office:value="1601.730469">
                <text:p>1601.730469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570.151123">
                <text:p>1570.151123</text:p>
              </table:table-cell>
              <table:table-cell office:value-type="float" office:value="1599.551025">
                <text:p>1599.551025</text:p>
              </table:table-cell>
              <table:table-cell office:value-type="float" office:value="1576.138916">
                <text:p>1576.138916</text:p>
              </table:table-cell>
              <table:table-cell office:value-type="float" office:value="1598.10083">
                <text:p>1598.10083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570.020264">
                <text:p>1570.020264</text:p>
              </table:table-cell>
              <table:table-cell office:value-type="float" office:value="1592.129883">
                <text:p>1592.129883</text:p>
              </table:table-cell>
              <table:table-cell office:value-type="float" office:value="1577.605347">
                <text:p>1577.605347</text:p>
              </table:table-cell>
              <table:table-cell office:value-type="float" office:value="1593.64624">
                <text:p>1593.64624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571.145142">
                <text:p>1571.145142</text:p>
              </table:table-cell>
              <table:table-cell office:value-type="float" office:value="1591.107178">
                <text:p>1591.107178</text:p>
              </table:table-cell>
              <table:table-cell office:value-type="float" office:value="1576.465454">
                <text:p>1576.465454</text:p>
              </table:table-cell>
              <table:table-cell office:value-type="float" office:value="1591.042114">
                <text:p>1591.042114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571.789062">
                <text:p>1571.789062</text:p>
              </table:table-cell>
              <table:table-cell office:value-type="float" office:value="1589.66394">
                <text:p>1589.66394</text:p>
              </table:table-cell>
              <table:table-cell office:value-type="float" office:value="1572.401489">
                <text:p>1572.401489</text:p>
              </table:table-cell>
              <table:table-cell office:value-type="float" office:value="1593.4729">
                <text:p>1593.4729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568.543213">
                <text:p>1568.543213</text:p>
              </table:table-cell>
              <table:table-cell office:value-type="float" office:value="1588.240845">
                <text:p>1588.240845</text:p>
              </table:table-cell>
              <table:table-cell office:value-type="float" office:value="1573.150757">
                <text:p>1573.150757</text:p>
              </table:table-cell>
              <table:table-cell office:value-type="float" office:value="1590.463989">
                <text:p>1590.463989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571.92334">
                <text:p>1571.92334</text:p>
              </table:table-cell>
              <table:table-cell office:value-type="float" office:value="1590.635742">
                <text:p>1590.635742</text:p>
              </table:table-cell>
              <table:table-cell office:value-type="float" office:value="1570.857544">
                <text:p>1570.857544</text:p>
              </table:table-cell>
              <table:table-cell office:value-type="float" office:value="1583.356201">
                <text:p>1583.356201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571.851318">
                <text:p>1571.851318</text:p>
              </table:table-cell>
              <table:table-cell office:value-type="float" office:value="1585.087402">
                <text:p>1585.087402</text:p>
              </table:table-cell>
              <table:table-cell office:value-type="float" office:value="1567.967651">
                <text:p>1567.967651</text:p>
              </table:table-cell>
              <table:table-cell office:value-type="float" office:value="1584.57312">
                <text:p>1584.57312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573.819336">
                <text:p>1573.819336</text:p>
              </table:table-cell>
              <table:table-cell office:value-type="float" office:value="1586.301147">
                <text:p>1586.301147</text:p>
              </table:table-cell>
              <table:table-cell office:value-type="float" office:value="1571.156982">
                <text:p>1571.156982</text:p>
              </table:table-cell>
              <table:table-cell office:value-type="float" office:value="1584.727051">
                <text:p>1584.727051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569.784302">
                <text:p>1569.784302</text:p>
              </table:table-cell>
              <table:table-cell office:value-type="float" office:value="1580.559204">
                <text:p>1580.559204</text:p>
              </table:table-cell>
              <table:table-cell office:value-type="float" office:value="1570.989014">
                <text:p>1570.989014</text:p>
              </table:table-cell>
              <table:table-cell office:value-type="float" office:value="1581.194946">
                <text:p>1581.194946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569.030762">
                <text:p>1569.030762</text:p>
              </table:table-cell>
              <table:table-cell office:value-type="float" office:value="1583.498657">
                <text:p>1583.498657</text:p>
              </table:table-cell>
              <table:table-cell office:value-type="float" office:value="1568.810303">
                <text:p>1568.810303</text:p>
              </table:table-cell>
              <table:table-cell office:value-type="float" office:value="1582.800659">
                <text:p>1582.800659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567.245605">
                <text:p>1567.245605</text:p>
              </table:table-cell>
              <table:table-cell office:value-type="float" office:value="1583.254883">
                <text:p>1583.254883</text:p>
              </table:table-cell>
              <table:table-cell office:value-type="float" office:value="1570.800903">
                <text:p>1570.800903</text:p>
              </table:table-cell>
              <table:table-cell office:value-type="float" office:value="1582.266724">
                <text:p>1582.266724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566.175293">
                <text:p>1566.175293</text:p>
              </table:table-cell>
              <table:table-cell office:value-type="float" office:value="1583.474609">
                <text:p>1583.474609</text:p>
              </table:table-cell>
              <table:table-cell office:value-type="float" office:value="1567.84668">
                <text:p>1567.84668</text:p>
              </table:table-cell>
              <table:table-cell office:value-type="float" office:value="1579.966675">
                <text:p>1579.966675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565.3125">
                <text:p>1565.3125</text:p>
              </table:table-cell>
              <table:table-cell office:value-type="float" office:value="1582.178589">
                <text:p>1582.178589</text:p>
              </table:table-cell>
              <table:table-cell office:value-type="float" office:value="1569.970581">
                <text:p>1569.970581</text:p>
              </table:table-cell>
              <table:table-cell office:value-type="float" office:value="1578.804565">
                <text:p>1578.804565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569.005737">
                <text:p>1569.005737</text:p>
              </table:table-cell>
              <table:table-cell office:value-type="float" office:value="1576.199463">
                <text:p>1576.199463</text:p>
              </table:table-cell>
              <table:table-cell office:value-type="float" office:value="1567.014771">
                <text:p>1567.014771</text:p>
              </table:table-cell>
              <table:table-cell office:value-type="float" office:value="1580.138184">
                <text:p>1580.138184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567.918091">
                <text:p>1567.918091</text:p>
              </table:table-cell>
              <table:table-cell office:value-type="float" office:value="1576.919678">
                <text:p>1576.919678</text:p>
              </table:table-cell>
              <table:table-cell office:value-type="float" office:value="1567.090454">
                <text:p>1567.090454</text:p>
              </table:table-cell>
              <table:table-cell office:value-type="float" office:value="1576.961304">
                <text:p>1576.961304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567.67334">
                <text:p>1567.67334</text:p>
              </table:table-cell>
              <table:table-cell office:value-type="float" office:value="1576.682861">
                <text:p>1576.682861</text:p>
              </table:table-cell>
              <table:table-cell office:value-type="float" office:value="1568.219727">
                <text:p>1568.219727</text:p>
              </table:table-cell>
              <table:table-cell office:value-type="float" office:value="1576.406982">
                <text:p>1576.406982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567.066895">
                <text:p>1567.066895</text:p>
              </table:table-cell>
              <table:table-cell office:value-type="float" office:value="1575.720825">
                <text:p>1575.720825</text:p>
              </table:table-cell>
              <table:table-cell office:value-type="float" office:value="1566.180298">
                <text:p>1566.180298</text:p>
              </table:table-cell>
              <table:table-cell office:value-type="float" office:value="1573.94043">
                <text:p>1573.94043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565.841431">
                <text:p>1565.841431</text:p>
              </table:table-cell>
              <table:table-cell office:value-type="float" office:value="1575.40332">
                <text:p>1575.40332</text:p>
              </table:table-cell>
              <table:table-cell office:value-type="float" office:value="1569.612793">
                <text:p>1569.612793</text:p>
              </table:table-cell>
              <table:table-cell office:value-type="float" office:value="1574.421265">
                <text:p>1574.421265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568.45166">
                <text:p>1568.45166</text:p>
              </table:table-cell>
              <table:table-cell office:value-type="float" office:value="1572.588867">
                <text:p>1572.588867</text:p>
              </table:table-cell>
              <table:table-cell office:value-type="float" office:value="1564.200806">
                <text:p>1564.200806</text:p>
              </table:table-cell>
              <table:table-cell office:value-type="float" office:value="1576.706787">
                <text:p>1576.706787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569.148804">
                <text:p>1569.148804</text:p>
              </table:table-cell>
              <table:table-cell office:value-type="float" office:value="1569.428589">
                <text:p>1569.428589</text:p>
              </table:table-cell>
              <table:table-cell office:value-type="float" office:value="1565.665649">
                <text:p>1565.665649</text:p>
              </table:table-cell>
              <table:table-cell office:value-type="float" office:value="1570.684692">
                <text:p>1570.684692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564.995483">
                <text:p>1564.995483</text:p>
              </table:table-cell>
              <table:table-cell office:value-type="float" office:value="1573.497925">
                <text:p>1573.497925</text:p>
              </table:table-cell>
              <table:table-cell office:value-type="float" office:value="1567.550781">
                <text:p>1567.550781</text:p>
              </table:table-cell>
              <table:table-cell office:value-type="float" office:value="1571.987183">
                <text:p>1571.987183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586.54187">
                <text:p>1586.54187</text:p>
              </table:table-cell>
              <table:table-cell office:value-type="float" office:value="1602.569336">
                <text:p>1602.569336</text:p>
              </table:table-cell>
              <table:table-cell office:value-type="float" office:value="1544.219604">
                <text:p>1544.219604</text:p>
              </table:table-cell>
              <table:table-cell office:value-type="float" office:value="1542.036133">
                <text:p>1542.036133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603.302856">
                <text:p>1603.302856</text:p>
              </table:table-cell>
              <table:table-cell office:value-type="float" office:value="1637.19519">
                <text:p>1637.19519</text:p>
              </table:table-cell>
              <table:table-cell office:value-type="float" office:value="1527.390137">
                <text:p>1527.390137</text:p>
              </table:table-cell>
              <table:table-cell office:value-type="float" office:value="1521.982788">
                <text:p>1521.982788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620.128418">
                <text:p>1620.128418</text:p>
              </table:table-cell>
              <table:table-cell office:value-type="float" office:value="1631.460815">
                <text:p>1631.460815</text:p>
              </table:table-cell>
              <table:table-cell office:value-type="float" office:value="1536.456665">
                <text:p>1536.456665</text:p>
              </table:table-cell>
              <table:table-cell office:value-type="float" office:value="1543.035278">
                <text:p>1543.035278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640.37085">
                <text:p>1640.37085</text:p>
              </table:table-cell>
              <table:table-cell office:value-type="float" office:value="1702.512817">
                <text:p>1702.512817</text:p>
              </table:table-cell>
              <table:table-cell office:value-type="float" office:value="1558.947632">
                <text:p>1558.947632</text:p>
              </table:table-cell>
              <table:table-cell office:value-type="float" office:value="1578.583374">
                <text:p>1578.583374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675.780396">
                <text:p>1675.780396</text:p>
              </table:table-cell>
              <table:table-cell office:value-type="float" office:value="1688.356079">
                <text:p>1688.356079</text:p>
              </table:table-cell>
              <table:table-cell office:value-type="float" office:value="1621.921143">
                <text:p>1621.921143</text:p>
              </table:table-cell>
              <table:table-cell office:value-type="float" office:value="1621.542114">
                <text:p>1621.542114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693.143433">
                <text:p>1693.143433</text:p>
              </table:table-cell>
              <table:table-cell office:value-type="float" office:value="1645.2948">
                <text:p>1645.2948</text:p>
              </table:table-cell>
              <table:table-cell office:value-type="float" office:value="1657.497559">
                <text:p>1657.497559</text:p>
              </table:table-cell>
              <table:table-cell office:value-type="float" office:value="1621.337158">
                <text:p>1621.337158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660.809814">
                <text:p>1660.809814</text:p>
              </table:table-cell>
              <table:table-cell office:value-type="float" office:value="1726.463501">
                <text:p>1726.463501</text:p>
              </table:table-cell>
              <table:table-cell office:value-type="float" office:value="1632.956421">
                <text:p>1632.956421</text:p>
              </table:table-cell>
              <table:table-cell office:value-type="float" office:value="1677.448364">
                <text:p>1677.448364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649.234985">
                <text:p>1649.234985</text:p>
              </table:table-cell>
              <table:table-cell office:value-type="float" office:value="1700.630981">
                <text:p>1700.630981</text:p>
              </table:table-cell>
              <table:table-cell office:value-type="float" office:value="1672.46167">
                <text:p>1672.46167</text:p>
              </table:table-cell>
              <table:table-cell office:value-type="float" office:value="1714.774414">
                <text:p>1714.774414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670.793457">
                <text:p>1670.793457</text:p>
              </table:table-cell>
              <table:table-cell office:value-type="float" office:value="1716.411377">
                <text:p>1716.411377</text:p>
              </table:table-cell>
              <table:table-cell office:value-type="float" office:value="1679.492554">
                <text:p>1679.492554</text:p>
              </table:table-cell>
              <table:table-cell office:value-type="float" office:value="1733.818481">
                <text:p>1733.818481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663.780762">
                <text:p>1663.780762</text:p>
              </table:table-cell>
              <table:table-cell office:value-type="float" office:value="1739.282593">
                <text:p>1739.282593</text:p>
              </table:table-cell>
              <table:table-cell office:value-type="float" office:value="1681.275146">
                <text:p>1681.275146</text:p>
              </table:table-cell>
              <table:table-cell office:value-type="float" office:value="1742.991577">
                <text:p>1742.991577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666.006104">
                <text:p>1666.006104</text:p>
              </table:table-cell>
              <table:table-cell office:value-type="float" office:value="1729.650879">
                <text:p>1729.650879</text:p>
              </table:table-cell>
              <table:table-cell office:value-type="float" office:value="1666.229858">
                <text:p>1666.229858</text:p>
              </table:table-cell>
              <table:table-cell office:value-type="float" office:value="1727.155151">
                <text:p>1727.155151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654.030396">
                <text:p>1654.030396</text:p>
              </table:table-cell>
              <table:table-cell office:value-type="float" office:value="1735.160034">
                <text:p>1735.160034</text:p>
              </table:table-cell>
              <table:table-cell office:value-type="float" office:value="1657.821167">
                <text:p>1657.821167</text:p>
              </table:table-cell>
              <table:table-cell office:value-type="float" office:value="1737.046021">
                <text:p>1737.046021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651.328613">
                <text:p>1651.328613</text:p>
              </table:table-cell>
              <table:table-cell office:value-type="float" office:value="1735.470703">
                <text:p>1735.470703</text:p>
              </table:table-cell>
              <table:table-cell office:value-type="float" office:value="1649.737427">
                <text:p>1649.737427</text:p>
              </table:table-cell>
              <table:table-cell office:value-type="float" office:value="1740.055298">
                <text:p>1740.055298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657.90686">
                <text:p>1657.90686</text:p>
              </table:table-cell>
              <table:table-cell office:value-type="float" office:value="1724.444702">
                <text:p>1724.444702</text:p>
              </table:table-cell>
              <table:table-cell office:value-type="float" office:value="1663.87146">
                <text:p>1663.87146</text:p>
              </table:table-cell>
              <table:table-cell office:value-type="float" office:value="1723.120117">
                <text:p>1723.120117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658.633667">
                <text:p>1658.633667</text:p>
              </table:table-cell>
              <table:table-cell office:value-type="float" office:value="1731.943604">
                <text:p>1731.943604</text:p>
              </table:table-cell>
              <table:table-cell office:value-type="float" office:value="1659.32666">
                <text:p>1659.32666</text:p>
              </table:table-cell>
              <table:table-cell office:value-type="float" office:value="1734.613037">
                <text:p>1734.613037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658.366455">
                <text:p>1658.366455</text:p>
              </table:table-cell>
              <table:table-cell office:value-type="float" office:value="1719.401733">
                <text:p>1719.401733</text:p>
              </table:table-cell>
              <table:table-cell office:value-type="float" office:value="1660.504272">
                <text:p>1660.504272</text:p>
              </table:table-cell>
              <table:table-cell office:value-type="float" office:value="1723.807007">
                <text:p>1723.807007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657.891846">
                <text:p>1657.891846</text:p>
              </table:table-cell>
              <table:table-cell office:value-type="float" office:value="1723.994629">
                <text:p>1723.994629</text:p>
              </table:table-cell>
              <table:table-cell office:value-type="float" office:value="1659.550171">
                <text:p>1659.550171</text:p>
              </table:table-cell>
              <table:table-cell office:value-type="float" office:value="1730.049438">
                <text:p>1730.049438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657.403931">
                <text:p>1657.403931</text:p>
              </table:table-cell>
              <table:table-cell office:value-type="float" office:value="1729.203857">
                <text:p>1729.203857</text:p>
              </table:table-cell>
              <table:table-cell office:value-type="float" office:value="1659.157471">
                <text:p>1659.157471</text:p>
              </table:table-cell>
              <table:table-cell office:value-type="float" office:value="1732.724976">
                <text:p>1732.724976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651.800903">
                <text:p>1651.800903</text:p>
              </table:table-cell>
              <table:table-cell office:value-type="float" office:value="1737.796631">
                <text:p>1737.796631</text:p>
              </table:table-cell>
              <table:table-cell office:value-type="float" office:value="1649.982056">
                <text:p>1649.982056</text:p>
              </table:table-cell>
              <table:table-cell office:value-type="float" office:value="1742.794556">
                <text:p>1742.794556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657.863647">
                <text:p>1657.863647</text:p>
              </table:table-cell>
              <table:table-cell office:value-type="float" office:value="1734.006592">
                <text:p>1734.006592</text:p>
              </table:table-cell>
              <table:table-cell office:value-type="float" office:value="1657.503418">
                <text:p>1657.503418</text:p>
              </table:table-cell>
              <table:table-cell office:value-type="float" office:value="1735.901123">
                <text:p>1735.901123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656.447998">
                <text:p>1656.447998</text:p>
              </table:table-cell>
              <table:table-cell office:value-type="float" office:value="1733.158325">
                <text:p>1733.158325</text:p>
              </table:table-cell>
              <table:table-cell office:value-type="float" office:value="1657.870605">
                <text:p>1657.870605</text:p>
              </table:table-cell>
              <table:table-cell office:value-type="float" office:value="1737.239868">
                <text:p>1737.239868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659.077515">
                <text:p>1659.077515</text:p>
              </table:table-cell>
              <table:table-cell office:value-type="float" office:value="1723.287109">
                <text:p>1723.287109</text:p>
              </table:table-cell>
              <table:table-cell office:value-type="float" office:value="1658.022949">
                <text:p>1658.022949</text:p>
              </table:table-cell>
              <table:table-cell office:value-type="float" office:value="1728.253906">
                <text:p>1728.253906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660.040161">
                <text:p>1660.040161</text:p>
              </table:table-cell>
              <table:table-cell office:value-type="float" office:value="1722.455566">
                <text:p>1722.455566</text:p>
              </table:table-cell>
              <table:table-cell office:value-type="float" office:value="1666.187866">
                <text:p>1666.187866</text:p>
              </table:table-cell>
              <table:table-cell office:value-type="float" office:value="1722.325684">
                <text:p>1722.325684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656.20752">
                <text:p>1656.20752</text:p>
              </table:table-cell>
              <table:table-cell office:value-type="float" office:value="1730.375732">
                <text:p>1730.375732</text:p>
              </table:table-cell>
              <table:table-cell office:value-type="float" office:value="1660.807007">
                <text:p>1660.807007</text:p>
              </table:table-cell>
              <table:table-cell office:value-type="float" office:value="1730.218018">
                <text:p>1730.218018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658.041626">
                <text:p>1658.041626</text:p>
              </table:table-cell>
              <table:table-cell office:value-type="float" office:value="1730.598267">
                <text:p>1730.598267</text:p>
              </table:table-cell>
              <table:table-cell office:value-type="float" office:value="1661.15564">
                <text:p>1661.15564</text:p>
              </table:table-cell>
              <table:table-cell office:value-type="float" office:value="1734.537842">
                <text:p>1734.537842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661.378296">
                <text:p>1661.378296</text:p>
              </table:table-cell>
              <table:table-cell office:value-type="float" office:value="1723.071533">
                <text:p>1723.071533</text:p>
              </table:table-cell>
              <table:table-cell office:value-type="float" office:value="1664.651611">
                <text:p>1664.651611</text:p>
              </table:table-cell>
              <table:table-cell office:value-type="float" office:value="1726.927979">
                <text:p>1726.927979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662.075073">
                <text:p>1662.075073</text:p>
              </table:table-cell>
              <table:table-cell office:value-type="float" office:value="1728.199463">
                <text:p>1728.199463</text:p>
              </table:table-cell>
              <table:table-cell office:value-type="float" office:value="1660.922119">
                <text:p>1660.922119</text:p>
              </table:table-cell>
              <table:table-cell office:value-type="float" office:value="1730.918701">
                <text:p>1730.918701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658.563477">
                <text:p>1658.563477</text:p>
              </table:table-cell>
              <table:table-cell office:value-type="float" office:value="1731.163696">
                <text:p>1731.163696</text:p>
              </table:table-cell>
              <table:table-cell office:value-type="float" office:value="1661.459961">
                <text:p>1661.459961</text:p>
              </table:table-cell>
              <table:table-cell office:value-type="float" office:value="1732.077759">
                <text:p>1732.077759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662.987549">
                <text:p>1662.987549</text:p>
              </table:table-cell>
              <table:table-cell office:value-type="float" office:value="1725.411987">
                <text:p>1725.411987</text:p>
              </table:table-cell>
              <table:table-cell office:value-type="float" office:value="1664.127441">
                <text:p>1664.127441</text:p>
              </table:table-cell>
              <table:table-cell office:value-type="float" office:value="1729.274292">
                <text:p>1729.274292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664.020996">
                <text:p>1664.020996</text:p>
              </table:table-cell>
              <table:table-cell office:value-type="float" office:value="1722.461304">
                <text:p>1722.461304</text:p>
              </table:table-cell>
              <table:table-cell office:value-type="float" office:value="1665.486206">
                <text:p>1665.486206</text:p>
              </table:table-cell>
              <table:table-cell office:value-type="float" office:value="1728.992798">
                <text:p>1728.992798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664.956543">
                <text:p>1664.956543</text:p>
              </table:table-cell>
              <table:table-cell office:value-type="float" office:value="1723.994141">
                <text:p>1723.994141</text:p>
              </table:table-cell>
              <table:table-cell office:value-type="float" office:value="1666.592896">
                <text:p>1666.592896</text:p>
              </table:table-cell>
              <table:table-cell office:value-type="float" office:value="1725.486572">
                <text:p>1725.486572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666.925781">
                <text:p>1666.925781</text:p>
              </table:table-cell>
              <table:table-cell office:value-type="float" office:value="1727.95105">
                <text:p>1727.95105</text:p>
              </table:table-cell>
              <table:table-cell office:value-type="float" office:value="1668.848633">
                <text:p>1668.848633</text:p>
              </table:table-cell>
              <table:table-cell office:value-type="float" office:value="1728.773071">
                <text:p>1728.773071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664.764648">
                <text:p>1664.764648</text:p>
              </table:table-cell>
              <table:table-cell office:value-type="float" office:value="1725.195068">
                <text:p>1725.195068</text:p>
              </table:table-cell>
              <table:table-cell office:value-type="float" office:value="1667.006592">
                <text:p>1667.006592</text:p>
              </table:table-cell>
              <table:table-cell office:value-type="float" office:value="1726.775269">
                <text:p>1726.775269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662.657104">
                <text:p>1662.657104</text:p>
              </table:table-cell>
              <table:table-cell office:value-type="float" office:value="1736.140991">
                <text:p>1736.140991</text:p>
              </table:table-cell>
              <table:table-cell office:value-type="float" office:value="1662.702148">
                <text:p>1662.702148</text:p>
              </table:table-cell>
              <table:table-cell office:value-type="float" office:value="1742.483154">
                <text:p>1742.483154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665.953735">
                <text:p>1665.953735</text:p>
              </table:table-cell>
              <table:table-cell office:value-type="float" office:value="1729.835205">
                <text:p>1729.835205</text:p>
              </table:table-cell>
              <table:table-cell office:value-type="float" office:value="1668.267334">
                <text:p>1668.267334</text:p>
              </table:table-cell>
              <table:table-cell office:value-type="float" office:value="1732.455322">
                <text:p>1732.455322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667.772339">
                <text:p>1667.772339</text:p>
              </table:table-cell>
              <table:table-cell office:value-type="float" office:value="1733.497803">
                <text:p>1733.497803</text:p>
              </table:table-cell>
              <table:table-cell office:value-type="float" office:value="1669.506226">
                <text:p>1669.506226</text:p>
              </table:table-cell>
              <table:table-cell office:value-type="float" office:value="1733.492554">
                <text:p>1733.492554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663.730225">
                <text:p>1663.730225</text:p>
              </table:table-cell>
              <table:table-cell office:value-type="float" office:value="1740.878906">
                <text:p>1740.878906</text:p>
              </table:table-cell>
              <table:table-cell office:value-type="float" office:value="1663.668579">
                <text:p>1663.668579</text:p>
              </table:table-cell>
              <table:table-cell office:value-type="float" office:value="1743.744751">
                <text:p>1743.744751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664.769409">
                <text:p>1664.769409</text:p>
              </table:table-cell>
              <table:table-cell office:value-type="float" office:value="1738.660278">
                <text:p>1738.660278</text:p>
              </table:table-cell>
              <table:table-cell office:value-type="float" office:value="1667.135376">
                <text:p>1667.135376</text:p>
              </table:table-cell>
              <table:table-cell office:value-type="float" office:value="1739.896729">
                <text:p>1739.896729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666.890747">
                <text:p>1666.890747</text:p>
              </table:table-cell>
              <table:table-cell office:value-type="float" office:value="1742.986938">
                <text:p>1742.986938</text:p>
              </table:table-cell>
              <table:table-cell office:value-type="float" office:value="1668.984497">
                <text:p>1668.984497</text:p>
              </table:table-cell>
              <table:table-cell office:value-type="float" office:value="1744.087158">
                <text:p>1744.087158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666.788818">
                <text:p>1666.788818</text:p>
              </table:table-cell>
              <table:table-cell office:value-type="float" office:value="1746.829834">
                <text:p>1746.829834</text:p>
              </table:table-cell>
              <table:table-cell office:value-type="float" office:value="1668.967163">
                <text:p>1668.967163</text:p>
              </table:table-cell>
              <table:table-cell office:value-type="float" office:value="1749.387451">
                <text:p>1749.387451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668.911133">
                <text:p>1668.911133</text:p>
              </table:table-cell>
              <table:table-cell office:value-type="float" office:value="1737.483154">
                <text:p>1737.483154</text:p>
              </table:table-cell>
              <table:table-cell office:value-type="float" office:value="1670.361694">
                <text:p>1670.361694</text:p>
              </table:table-cell>
              <table:table-cell office:value-type="float" office:value="1739.372925">
                <text:p>1739.372925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672.786499">
                <text:p>1672.786499</text:p>
              </table:table-cell>
              <table:table-cell office:value-type="float" office:value="1736.442139">
                <text:p>1736.442139</text:p>
              </table:table-cell>
              <table:table-cell office:value-type="float" office:value="1672.979248">
                <text:p>1672.979248</text:p>
              </table:table-cell>
              <table:table-cell office:value-type="float" office:value="1740.121338">
                <text:p>1740.121338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669.769531">
                <text:p>1669.769531</text:p>
              </table:table-cell>
              <table:table-cell office:value-type="float" office:value="1738.755615">
                <text:p>1738.755615</text:p>
              </table:table-cell>
              <table:table-cell office:value-type="float" office:value="1668.664429">
                <text:p>1668.664429</text:p>
              </table:table-cell>
              <table:table-cell office:value-type="float" office:value="1741.420532">
                <text:p>1741.420532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670.130981">
                <text:p>1670.130981</text:p>
              </table:table-cell>
              <table:table-cell office:value-type="float" office:value="1739.307129">
                <text:p>1739.307129</text:p>
              </table:table-cell>
              <table:table-cell office:value-type="float" office:value="1672.366577">
                <text:p>1672.366577</text:p>
              </table:table-cell>
              <table:table-cell office:value-type="float" office:value="1743.596191">
                <text:p>1743.596191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670.105835">
                <text:p>1670.105835</text:p>
              </table:table-cell>
              <table:table-cell office:value-type="float" office:value="1740.943848">
                <text:p>1740.943848</text:p>
              </table:table-cell>
              <table:table-cell office:value-type="float" office:value="1673.542969">
                <text:p>1673.542969</text:p>
              </table:table-cell>
              <table:table-cell office:value-type="float" office:value="1742.909424">
                <text:p>1742.909424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669.255859">
                <text:p>1669.255859</text:p>
              </table:table-cell>
              <table:table-cell office:value-type="float" office:value="1744.13501">
                <text:p>1744.13501</text:p>
              </table:table-cell>
              <table:table-cell office:value-type="float" office:value="1671.47876">
                <text:p>1671.47876</text:p>
              </table:table-cell>
              <table:table-cell office:value-type="float" office:value="1746.735229">
                <text:p>1746.735229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669.196167">
                <text:p>1669.196167</text:p>
              </table:table-cell>
              <table:table-cell office:value-type="float" office:value="1747.917358">
                <text:p>1747.917358</text:p>
              </table:table-cell>
              <table:table-cell office:value-type="float" office:value="1671.550537">
                <text:p>1671.550537</text:p>
              </table:table-cell>
              <table:table-cell office:value-type="float" office:value="1748.420044">
                <text:p>1748.420044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671.46167">
                <text:p>1671.46167</text:p>
              </table:table-cell>
              <table:table-cell office:value-type="float" office:value="1739.012573">
                <text:p>1739.012573</text:p>
              </table:table-cell>
              <table:table-cell office:value-type="float" office:value="1673.120117">
                <text:p>1673.120117</text:p>
              </table:table-cell>
              <table:table-cell office:value-type="float" office:value="1741.227051">
                <text:p>1741.227051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667.889038">
                <text:p>1667.889038</text:p>
              </table:table-cell>
              <table:table-cell office:value-type="float" office:value="1744.97583">
                <text:p>1744.97583</text:p>
              </table:table-cell>
              <table:table-cell office:value-type="float" office:value="1671.740479">
                <text:p>1671.740479</text:p>
              </table:table-cell>
              <table:table-cell office:value-type="float" office:value="1743.761841">
                <text:p>1743.761841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669.862305">
                <text:p>1669.862305</text:p>
              </table:table-cell>
              <table:table-cell office:value-type="float" office:value="1745.34668">
                <text:p>1745.34668</text:p>
              </table:table-cell>
              <table:table-cell office:value-type="float" office:value="1671.627563">
                <text:p>1671.627563</text:p>
              </table:table-cell>
              <table:table-cell office:value-type="float" office:value="1749.30481">
                <text:p>1749.30481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668.128418">
                <text:p>1668.128418</text:p>
              </table:table-cell>
              <table:table-cell office:value-type="float" office:value="1746.124756">
                <text:p>1746.124756</text:p>
              </table:table-cell>
              <table:table-cell office:value-type="float" office:value="1674.550049">
                <text:p>1674.550049</text:p>
              </table:table-cell>
              <table:table-cell office:value-type="float" office:value="1746.939453">
                <text:p>1746.939453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667.130371">
                <text:p>1667.130371</text:p>
              </table:table-cell>
              <table:table-cell office:value-type="float" office:value="1747.112305">
                <text:p>1747.112305</text:p>
              </table:table-cell>
              <table:table-cell office:value-type="float" office:value="1671.278687">
                <text:p>1671.278687</text:p>
              </table:table-cell>
              <table:table-cell office:value-type="float" office:value="1747.615479">
                <text:p>1747.615479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671.768188">
                <text:p>1671.768188</text:p>
              </table:table-cell>
              <table:table-cell office:value-type="float" office:value="1750.094482">
                <text:p>1750.094482</text:p>
              </table:table-cell>
              <table:table-cell office:value-type="float" office:value="1673.990479">
                <text:p>1673.990479</text:p>
              </table:table-cell>
              <table:table-cell office:value-type="float" office:value="1754.198853">
                <text:p>1754.198853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671.785889">
                <text:p>1671.785889</text:p>
              </table:table-cell>
              <table:table-cell office:value-type="float" office:value="1748.61853">
                <text:p>1748.61853</text:p>
              </table:table-cell>
              <table:table-cell office:value-type="float" office:value="1674.455811">
                <text:p>1674.455811</text:p>
              </table:table-cell>
              <table:table-cell office:value-type="float" office:value="1748.670166">
                <text:p>1748.670166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673.701782">
                <text:p>1673.701782</text:p>
              </table:table-cell>
              <table:table-cell office:value-type="float" office:value="1742.160278">
                <text:p>1742.160278</text:p>
              </table:table-cell>
              <table:table-cell office:value-type="float" office:value="1673.061401">
                <text:p>1673.061401</text:p>
              </table:table-cell>
              <table:table-cell office:value-type="float" office:value="1744.875366">
                <text:p>1744.875366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672.552734">
                <text:p>1672.552734</text:p>
              </table:table-cell>
              <table:table-cell office:value-type="float" office:value="1746.065186">
                <text:p>1746.065186</text:p>
              </table:table-cell>
              <table:table-cell office:value-type="float" office:value="1676.148315">
                <text:p>1676.148315</text:p>
              </table:table-cell>
              <table:table-cell office:value-type="float" office:value="1749.081299">
                <text:p>1749.081299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672.765869">
                <text:p>1672.765869</text:p>
              </table:table-cell>
              <table:table-cell office:value-type="float" office:value="1742.594482">
                <text:p>1742.594482</text:p>
              </table:table-cell>
              <table:table-cell office:value-type="float" office:value="1676.734131">
                <text:p>1676.734131</text:p>
              </table:table-cell>
              <table:table-cell office:value-type="float" office:value="1741.233521">
                <text:p>1741.233521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672.130005">
                <text:p>1672.130005</text:p>
              </table:table-cell>
              <table:table-cell office:value-type="float" office:value="1749.90332">
                <text:p>1749.90332</text:p>
              </table:table-cell>
              <table:table-cell office:value-type="float" office:value="1672.558228">
                <text:p>1672.558228</text:p>
              </table:table-cell>
              <table:table-cell office:value-type="float" office:value="1756.635254">
                <text:p>1756.635254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672.023438">
                <text:p>1672.023438</text:p>
              </table:table-cell>
              <table:table-cell office:value-type="float" office:value="1750.089722">
                <text:p>1750.089722</text:p>
              </table:table-cell>
              <table:table-cell office:value-type="float" office:value="1674.982422">
                <text:p>1674.982422</text:p>
              </table:table-cell>
              <table:table-cell office:value-type="float" office:value="1751.364502">
                <text:p>1751.364502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671.089355">
                <text:p>1671.089355</text:p>
              </table:table-cell>
              <table:table-cell office:value-type="float" office:value="1752.441284">
                <text:p>1752.441284</text:p>
              </table:table-cell>
              <table:table-cell office:value-type="float" office:value="1673.106934">
                <text:p>1673.106934</text:p>
              </table:table-cell>
              <table:table-cell office:value-type="float" office:value="1755.594116">
                <text:p>1755.594116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669.983765">
                <text:p>1669.983765</text:p>
              </table:table-cell>
              <table:table-cell office:value-type="float" office:value="1748.742065">
                <text:p>1748.742065</text:p>
              </table:table-cell>
              <table:table-cell office:value-type="float" office:value="1674.053345">
                <text:p>1674.053345</text:p>
              </table:table-cell>
              <table:table-cell office:value-type="float" office:value="1751.65918">
                <text:p>1751.65918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674.694702">
                <text:p>1674.694702</text:p>
              </table:table-cell>
              <table:table-cell office:value-type="float" office:value="1745.40625">
                <text:p>1745.40625</text:p>
              </table:table-cell>
              <table:table-cell office:value-type="float" office:value="1677.476562">
                <text:p>1677.476562</text:p>
              </table:table-cell>
              <table:table-cell office:value-type="float" office:value="1750.42334">
                <text:p>1750.42334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671.770508">
                <text:p>1671.770508</text:p>
              </table:table-cell>
              <table:table-cell office:value-type="float" office:value="1749.649292">
                <text:p>1749.649292</text:p>
              </table:table-cell>
              <table:table-cell office:value-type="float" office:value="1674.932861">
                <text:p>1674.932861</text:p>
              </table:table-cell>
              <table:table-cell office:value-type="float" office:value="1753.521973">
                <text:p>1753.521973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678.124023">
                <text:p>1678.124023</text:p>
              </table:table-cell>
              <table:table-cell office:value-type="float" office:value="1745.545654">
                <text:p>1745.545654</text:p>
              </table:table-cell>
              <table:table-cell office:value-type="float" office:value="1679.159668">
                <text:p>1679.159668</text:p>
              </table:table-cell>
              <table:table-cell office:value-type="float" office:value="1746.894775">
                <text:p>1746.894775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672.745483">
                <text:p>1672.745483</text:p>
              </table:table-cell>
              <table:table-cell office:value-type="float" office:value="1757.074219">
                <text:p>1757.074219</text:p>
              </table:table-cell>
              <table:table-cell office:value-type="float" office:value="1676.457886">
                <text:p>1676.457886</text:p>
              </table:table-cell>
              <table:table-cell office:value-type="float" office:value="1761.552002">
                <text:p>1761.552002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676.237427">
                <text:p>1676.237427</text:p>
              </table:table-cell>
              <table:table-cell office:value-type="float" office:value="1748.675537">
                <text:p>1748.675537</text:p>
              </table:table-cell>
              <table:table-cell office:value-type="float" office:value="1677.601318">
                <text:p>1677.601318</text:p>
              </table:table-cell>
              <table:table-cell office:value-type="float" office:value="1752.571045">
                <text:p>1752.571045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1672.950073">
                <text:p>1672.950073</text:p>
              </table:table-cell>
              <table:table-cell office:value-type="float" office:value="1759.825928">
                <text:p>1759.825928</text:p>
              </table:table-cell>
              <table:table-cell office:value-type="float" office:value="1676.717285">
                <text:p>1676.717285</text:p>
              </table:table-cell>
              <table:table-cell office:value-type="float" office:value="1762.434937">
                <text:p>1762.434937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678.574951">
                <text:p>1678.574951</text:p>
              </table:table-cell>
              <table:table-cell office:value-type="float" office:value="1756.219849">
                <text:p>1756.219849</text:p>
              </table:table-cell>
              <table:table-cell office:value-type="float" office:value="1680.617065">
                <text:p>1680.617065</text:p>
              </table:table-cell>
              <table:table-cell office:value-type="float" office:value="1757.357788">
                <text:p>1757.357788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1674.029053">
                <text:p>1674.029053</text:p>
              </table:table-cell>
              <table:table-cell office:value-type="float" office:value="1752.921631">
                <text:p>1752.921631</text:p>
              </table:table-cell>
              <table:table-cell office:value-type="float" office:value="1676.740601">
                <text:p>1676.740601</text:p>
              </table:table-cell>
              <table:table-cell office:value-type="float" office:value="1754.441772">
                <text:p>1754.441772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1679.123779">
                <text:p>1679.123779</text:p>
              </table:table-cell>
              <table:table-cell office:value-type="float" office:value="1754.302246">
                <text:p>1754.302246</text:p>
              </table:table-cell>
              <table:table-cell office:value-type="float" office:value="1680.913086">
                <text:p>1680.913086</text:p>
              </table:table-cell>
              <table:table-cell office:value-type="float" office:value="1753.007324">
                <text:p>1753.007324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1680.574463">
                <text:p>1680.574463</text:p>
              </table:table-cell>
              <table:table-cell office:value-type="float" office:value="1754.000854">
                <text:p>1754.000854</text:p>
              </table:table-cell>
              <table:table-cell office:value-type="float" office:value="1680.328735">
                <text:p>1680.328735</text:p>
              </table:table-cell>
              <table:table-cell office:value-type="float" office:value="1754.225342">
                <text:p>1754.225342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1674.410767">
                <text:p>1674.410767</text:p>
              </table:table-cell>
              <table:table-cell office:value-type="float" office:value="1759.779053">
                <text:p>1759.779053</text:p>
              </table:table-cell>
              <table:table-cell office:value-type="float" office:value="1678.95752">
                <text:p>1678.95752</text:p>
              </table:table-cell>
              <table:table-cell office:value-type="float" office:value="1762.958862">
                <text:p>1762.958862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1681.402588">
                <text:p>1681.402588</text:p>
              </table:table-cell>
              <table:table-cell office:value-type="float" office:value="1754.116577">
                <text:p>1754.116577</text:p>
              </table:table-cell>
              <table:table-cell office:value-type="float" office:value="1679.986694">
                <text:p>1679.986694</text:p>
              </table:table-cell>
              <table:table-cell office:value-type="float" office:value="1756.530518">
                <text:p>1756.530518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673.303345">
                <text:p>1673.303345</text:p>
              </table:table-cell>
              <table:table-cell office:value-type="float" office:value="1764.03125">
                <text:p>1764.03125</text:p>
              </table:table-cell>
              <table:table-cell office:value-type="float" office:value="1676.214355">
                <text:p>1676.214355</text:p>
              </table:table-cell>
              <table:table-cell office:value-type="float" office:value="1769.477173">
                <text:p>1769.477173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1679.340942">
                <text:p>1679.340942</text:p>
              </table:table-cell>
              <table:table-cell office:value-type="float" office:value="1758.783936">
                <text:p>1758.783936</text:p>
              </table:table-cell>
              <table:table-cell office:value-type="float" office:value="1678.900513">
                <text:p>1678.900513</text:p>
              </table:table-cell>
              <table:table-cell office:value-type="float" office:value="1760.909302">
                <text:p>1760.909302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1679.104004">
                <text:p>1679.104004</text:p>
              </table:table-cell>
              <table:table-cell office:value-type="float" office:value="1752.525146">
                <text:p>1752.525146</text:p>
              </table:table-cell>
              <table:table-cell office:value-type="float" office:value="1678.563477">
                <text:p>1678.563477</text:p>
              </table:table-cell>
              <table:table-cell office:value-type="float" office:value="1755.367676">
                <text:p>1755.367676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1681.457642">
                <text:p>1681.457642</text:p>
              </table:table-cell>
              <table:table-cell office:value-type="float" office:value="1755.580933">
                <text:p>1755.580933</text:p>
              </table:table-cell>
              <table:table-cell office:value-type="float" office:value="1682.147583">
                <text:p>1682.147583</text:p>
              </table:table-cell>
              <table:table-cell office:value-type="float" office:value="1756.941772">
                <text:p>1756.941772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1681.697021">
                <text:p>1681.697021</text:p>
              </table:table-cell>
              <table:table-cell office:value-type="float" office:value="1755.380127">
                <text:p>1755.380127</text:p>
              </table:table-cell>
              <table:table-cell office:value-type="float" office:value="1684.25415">
                <text:p>1684.25415</text:p>
              </table:table-cell>
              <table:table-cell office:value-type="float" office:value="1755.70105">
                <text:p>1755.70105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676.988647">
                <text:p>1676.988647</text:p>
              </table:table-cell>
              <table:table-cell office:value-type="float" office:value="1762.81665">
                <text:p>1762.81665</text:p>
              </table:table-cell>
              <table:table-cell office:value-type="float" office:value="1682.271851">
                <text:p>1682.271851</text:p>
              </table:table-cell>
              <table:table-cell office:value-type="float" office:value="1761.894531">
                <text:p>1761.894531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679.488159">
                <text:p>1679.488159</text:p>
              </table:table-cell>
              <table:table-cell office:value-type="float" office:value="1756.851196">
                <text:p>1756.851196</text:p>
              </table:table-cell>
              <table:table-cell office:value-type="float" office:value="1680.770508">
                <text:p>1680.770508</text:p>
              </table:table-cell>
              <table:table-cell office:value-type="float" office:value="1758.35791">
                <text:p>1758.35791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1677.393066">
                <text:p>1677.393066</text:p>
              </table:table-cell>
              <table:table-cell office:value-type="float" office:value="1762.978516">
                <text:p>1762.978516</text:p>
              </table:table-cell>
              <table:table-cell office:value-type="float" office:value="1682.969604">
                <text:p>1682.969604</text:p>
              </table:table-cell>
              <table:table-cell office:value-type="float" office:value="1764.485352">
                <text:p>1764.485352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1682.228271">
                <text:p>1682.228271</text:p>
              </table:table-cell>
              <table:table-cell office:value-type="float" office:value="1756.939941">
                <text:p>1756.939941</text:p>
              </table:table-cell>
              <table:table-cell office:value-type="float" office:value="1685.348267">
                <text:p>1685.348267</text:p>
              </table:table-cell>
              <table:table-cell office:value-type="float" office:value="1758.140503">
                <text:p>1758.140503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681.369263">
                <text:p>1681.369263</text:p>
              </table:table-cell>
              <table:table-cell office:value-type="float" office:value="1753.364014">
                <text:p>1753.364014</text:p>
              </table:table-cell>
              <table:table-cell office:value-type="float" office:value="1681.098999">
                <text:p>1681.098999</text:p>
              </table:table-cell>
              <table:table-cell office:value-type="float" office:value="1758.785645">
                <text:p>1758.785645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1678.667114">
                <text:p>1678.667114</text:p>
              </table:table-cell>
              <table:table-cell office:value-type="float" office:value="1759.476562">
                <text:p>1759.476562</text:p>
              </table:table-cell>
              <table:table-cell office:value-type="float" office:value="1682.970947">
                <text:p>1682.970947</text:p>
              </table:table-cell>
              <table:table-cell office:value-type="float" office:value="1758.1521">
                <text:p>1758.1521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1684.550049">
                <text:p>1684.550049</text:p>
              </table:table-cell>
              <table:table-cell office:value-type="float" office:value="1753.1698">
                <text:p>1753.1698</text:p>
              </table:table-cell>
              <table:table-cell office:value-type="float" office:value="1681.755005">
                <text:p>1681.755005</text:p>
              </table:table-cell>
              <table:table-cell office:value-type="float" office:value="1754.977661">
                <text:p>1754.977661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1677.403076">
                <text:p>1677.403076</text:p>
              </table:table-cell>
              <table:table-cell office:value-type="float" office:value="1765.675781">
                <text:p>1765.675781</text:p>
              </table:table-cell>
              <table:table-cell office:value-type="float" office:value="1679.928345">
                <text:p>1679.928345</text:p>
              </table:table-cell>
              <table:table-cell office:value-type="float" office:value="1766.113403">
                <text:p>1766.113403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678.705322">
                <text:p>1678.705322</text:p>
              </table:table-cell>
              <table:table-cell office:value-type="float" office:value="1762.940674">
                <text:p>1762.940674</text:p>
              </table:table-cell>
              <table:table-cell office:value-type="float" office:value="1681.646851">
                <text:p>1681.646851</text:p>
              </table:table-cell>
              <table:table-cell office:value-type="float" office:value="1762.328003">
                <text:p>1762.328003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1676.147217">
                <text:p>1676.147217</text:p>
              </table:table-cell>
              <table:table-cell office:value-type="float" office:value="1766.072754">
                <text:p>1766.072754</text:p>
              </table:table-cell>
              <table:table-cell office:value-type="float" office:value="1681.40979">
                <text:p>1681.40979</text:p>
              </table:table-cell>
              <table:table-cell office:value-type="float" office:value="1764.55896">
                <text:p>1764.55896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683.790527">
                <text:p>1683.790527</text:p>
              </table:table-cell>
              <table:table-cell office:value-type="float" office:value="1757.156006">
                <text:p>1757.156006</text:p>
              </table:table-cell>
              <table:table-cell office:value-type="float" office:value="1689.294189">
                <text:p>1689.294189</text:p>
              </table:table-cell>
              <table:table-cell office:value-type="float" office:value="1758.205688">
                <text:p>1758.205688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682.902588">
                <text:p>1682.902588</text:p>
              </table:table-cell>
              <table:table-cell office:value-type="float" office:value="1759.335449">
                <text:p>1759.335449</text:p>
              </table:table-cell>
              <table:table-cell office:value-type="float" office:value="1686.233765">
                <text:p>1686.233765</text:p>
              </table:table-cell>
              <table:table-cell office:value-type="float" office:value="1761.013062">
                <text:p>1761.013062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681.649902">
                <text:p>1681.649902</text:p>
              </table:table-cell>
              <table:table-cell office:value-type="float" office:value="1759.834839">
                <text:p>1759.834839</text:p>
              </table:table-cell>
              <table:table-cell office:value-type="float" office:value="1683.063965">
                <text:p>1683.063965</text:p>
              </table:table-cell>
              <table:table-cell office:value-type="float" office:value="1763.354248">
                <text:p>1763.354248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1685.883667">
                <text:p>1685.883667</text:p>
              </table:table-cell>
              <table:table-cell office:value-type="float" office:value="1757.078857">
                <text:p>1757.078857</text:p>
              </table:table-cell>
              <table:table-cell office:value-type="float" office:value="1686.923218">
                <text:p>1686.923218</text:p>
              </table:table-cell>
              <table:table-cell office:value-type="float" office:value="1758.457642">
                <text:p>1758.457642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1679.775391">
                <text:p>1679.775391</text:p>
              </table:table-cell>
              <table:table-cell office:value-type="float" office:value="1767.132568">
                <text:p>1767.132568</text:p>
              </table:table-cell>
              <table:table-cell office:value-type="float" office:value="1684.599976">
                <text:p>1684.599976</text:p>
              </table:table-cell>
              <table:table-cell office:value-type="float" office:value="1766.991943">
                <text:p>1766.991943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686.390869">
                <text:p>1686.390869</text:p>
              </table:table-cell>
              <table:table-cell office:value-type="float" office:value="1757.539795">
                <text:p>1757.539795</text:p>
              </table:table-cell>
              <table:table-cell office:value-type="float" office:value="1686.036255">
                <text:p>1686.036255</text:p>
              </table:table-cell>
              <table:table-cell office:value-type="float" office:value="1760.161987">
                <text:p>1760.161987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684.915039">
                <text:p>1684.915039</text:p>
              </table:table-cell>
              <table:table-cell office:value-type="float" office:value="1760.758667">
                <text:p>1760.758667</text:p>
              </table:table-cell>
              <table:table-cell office:value-type="float" office:value="1687.647705">
                <text:p>1687.647705</text:p>
              </table:table-cell>
              <table:table-cell office:value-type="float" office:value="1762.595459">
                <text:p>1762.595459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1679.292847">
                <text:p>1679.292847</text:p>
              </table:table-cell>
              <table:table-cell office:value-type="float" office:value="1767.983643">
                <text:p>1767.983643</text:p>
              </table:table-cell>
              <table:table-cell office:value-type="float" office:value="1685.06311">
                <text:p>1685.06311</text:p>
              </table:table-cell>
              <table:table-cell office:value-type="float" office:value="1769.366943">
                <text:p>1769.366943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1688.934692">
                <text:p>1688.934692</text:p>
              </table:table-cell>
              <table:table-cell office:value-type="float" office:value="1755.664917">
                <text:p>1755.664917</text:p>
              </table:table-cell>
              <table:table-cell office:value-type="float" office:value="1687.80603">
                <text:p>1687.80603</text:p>
              </table:table-cell>
              <table:table-cell office:value-type="float" office:value="1762.09314">
                <text:p>1762.09314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1683.519165">
                <text:p>1683.519165</text:p>
              </table:table-cell>
              <table:table-cell office:value-type="float" office:value="1770.244385">
                <text:p>1770.244385</text:p>
              </table:table-cell>
              <table:table-cell office:value-type="float" office:value="1684.117432">
                <text:p>1684.117432</text:p>
              </table:table-cell>
              <table:table-cell office:value-type="float" office:value="1772.653198">
                <text:p>1772.653198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1682.655396">
                <text:p>1682.655396</text:p>
              </table:table-cell>
              <table:table-cell office:value-type="float" office:value="1765.248291">
                <text:p>1765.248291</text:p>
              </table:table-cell>
              <table:table-cell office:value-type="float" office:value="1688.054565">
                <text:p>1688.054565</text:p>
              </table:table-cell>
              <table:table-cell office:value-type="float" office:value="1768.309326">
                <text:p>1768.309326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1685.806396">
                <text:p>1685.806396</text:p>
              </table:table-cell>
              <table:table-cell office:value-type="float" office:value="1755.23877">
                <text:p>1755.23877</text:p>
              </table:table-cell>
              <table:table-cell office:value-type="float" office:value="1688.407593">
                <text:p>1688.407593</text:p>
              </table:table-cell>
              <table:table-cell office:value-type="float" office:value="1758.0448">
                <text:p>1758.0448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1684.304077">
                <text:p>1684.304077</text:p>
              </table:table-cell>
              <table:table-cell office:value-type="float" office:value="1767.17981">
                <text:p>1767.17981</text:p>
              </table:table-cell>
              <table:table-cell office:value-type="float" office:value="1685.623901">
                <text:p>1685.623901</text:p>
              </table:table-cell>
              <table:table-cell office:value-type="float" office:value="1771.857544">
                <text:p>1771.857544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1681.890381">
                <text:p>1681.890381</text:p>
              </table:table-cell>
              <table:table-cell office:value-type="float" office:value="1763.719238">
                <text:p>1763.719238</text:p>
              </table:table-cell>
              <table:table-cell office:value-type="float" office:value="1685.038696">
                <text:p>1685.038696</text:p>
              </table:table-cell>
              <table:table-cell office:value-type="float" office:value="1765.269531">
                <text:p>1765.269531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1682.709717">
                <text:p>1682.709717</text:p>
              </table:table-cell>
              <table:table-cell office:value-type="float" office:value="1766.032471">
                <text:p>1766.032471</text:p>
              </table:table-cell>
              <table:table-cell office:value-type="float" office:value="1684.120239">
                <text:p>1684.120239</text:p>
              </table:table-cell>
              <table:table-cell office:value-type="float" office:value="1770.680908">
                <text:p>1770.680908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1685.814697">
                <text:p>1685.814697</text:p>
              </table:table-cell>
              <table:table-cell office:value-type="float" office:value="1763.193115">
                <text:p>1763.193115</text:p>
              </table:table-cell>
              <table:table-cell office:value-type="float" office:value="1687.658691">
                <text:p>1687.658691</text:p>
              </table:table-cell>
              <table:table-cell office:value-type="float" office:value="1770.238525">
                <text:p>1770.238525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1684.05957">
                <text:p>1684.05957</text:p>
              </table:table-cell>
              <table:table-cell office:value-type="float" office:value="1759.275024">
                <text:p>1759.275024</text:p>
              </table:table-cell>
              <table:table-cell office:value-type="float" office:value="1687.996948">
                <text:p>1687.996948</text:p>
              </table:table-cell>
              <table:table-cell office:value-type="float" office:value="1763.109131">
                <text:p>1763.109131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1683.913208">
                <text:p>1683.913208</text:p>
              </table:table-cell>
              <table:table-cell office:value-type="float" office:value="1768.359497">
                <text:p>1768.359497</text:p>
              </table:table-cell>
              <table:table-cell office:value-type="float" office:value="1684.245605">
                <text:p>1684.245605</text:p>
              </table:table-cell>
              <table:table-cell office:value-type="float" office:value="1771.826172">
                <text:p>1771.826172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1685.114502">
                <text:p>1685.114502</text:p>
              </table:table-cell>
              <table:table-cell office:value-type="float" office:value="1761.319092">
                <text:p>1761.319092</text:p>
              </table:table-cell>
              <table:table-cell office:value-type="float" office:value="1687.016235">
                <text:p>1687.016235</text:p>
              </table:table-cell>
              <table:table-cell office:value-type="float" office:value="1760.679321">
                <text:p>1760.679321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1681.78125">
                <text:p>1681.78125</text:p>
              </table:table-cell>
              <table:table-cell office:value-type="float" office:value="1763.836792">
                <text:p>1763.836792</text:p>
              </table:table-cell>
              <table:table-cell office:value-type="float" office:value="1682.320068">
                <text:p>1682.320068</text:p>
              </table:table-cell>
              <table:table-cell office:value-type="float" office:value="1773.583252">
                <text:p>1773.583252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1685.991089">
                <text:p>1685.991089</text:p>
              </table:table-cell>
              <table:table-cell office:value-type="float" office:value="1761.792969">
                <text:p>1761.792969</text:p>
              </table:table-cell>
              <table:table-cell office:value-type="float" office:value="1686.452271">
                <text:p>1686.452271</text:p>
              </table:table-cell>
              <table:table-cell office:value-type="float" office:value="1765.664673">
                <text:p>1765.664673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685.720947">
                <text:p>1685.720947</text:p>
              </table:table-cell>
              <table:table-cell office:value-type="float" office:value="1759.626709">
                <text:p>1759.626709</text:p>
              </table:table-cell>
              <table:table-cell office:value-type="float" office:value="1685.527954">
                <text:p>1685.527954</text:p>
              </table:table-cell>
              <table:table-cell office:value-type="float" office:value="1763.475586">
                <text:p>1763.475586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1684.767944">
                <text:p>1684.767944</text:p>
              </table:table-cell>
              <table:table-cell office:value-type="float" office:value="1764.031372">
                <text:p>1764.031372</text:p>
              </table:table-cell>
              <table:table-cell office:value-type="float" office:value="1687.677124">
                <text:p>1687.677124</text:p>
              </table:table-cell>
              <table:table-cell office:value-type="float" office:value="1765.123291">
                <text:p>1765.123291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1685.496582">
                <text:p>1685.496582</text:p>
              </table:table-cell>
              <table:table-cell office:value-type="float" office:value="1756.654541">
                <text:p>1756.654541</text:p>
              </table:table-cell>
              <table:table-cell office:value-type="float" office:value="1686.490234">
                <text:p>1686.490234</text:p>
              </table:table-cell>
              <table:table-cell office:value-type="float" office:value="1759.950806">
                <text:p>1759.950806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1681.566406">
                <text:p>1681.566406</text:p>
              </table:table-cell>
              <table:table-cell office:value-type="float" office:value="1771.245117">
                <text:p>1771.245117</text:p>
              </table:table-cell>
              <table:table-cell office:value-type="float" office:value="1684.282104">
                <text:p>1684.282104</text:p>
              </table:table-cell>
              <table:table-cell office:value-type="float" office:value="1774.552002">
                <text:p>1774.552002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1689.83606">
                <text:p>1689.83606</text:p>
              </table:table-cell>
              <table:table-cell office:value-type="float" office:value="1760.937378">
                <text:p>1760.937378</text:p>
              </table:table-cell>
              <table:table-cell office:value-type="float" office:value="1691.054688">
                <text:p>1691.054688</text:p>
              </table:table-cell>
              <table:table-cell office:value-type="float" office:value="1764.222046">
                <text:p>1764.222046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1689.70166">
                <text:p>1689.70166</text:p>
              </table:table-cell>
              <table:table-cell office:value-type="float" office:value="1762.900513">
                <text:p>1762.900513</text:p>
              </table:table-cell>
              <table:table-cell office:value-type="float" office:value="1688.267334">
                <text:p>1688.267334</text:p>
              </table:table-cell>
              <table:table-cell office:value-type="float" office:value="1765.38855">
                <text:p>1765.38855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1686.817505">
                <text:p>1686.817505</text:p>
              </table:table-cell>
              <table:table-cell office:value-type="float" office:value="1769.480225">
                <text:p>1769.480225</text:p>
              </table:table-cell>
              <table:table-cell office:value-type="float" office:value="1687.258667">
                <text:p>1687.258667</text:p>
              </table:table-cell>
              <table:table-cell office:value-type="float" office:value="1771.947266">
                <text:p>1771.947266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1686.148315">
                <text:p>1686.148315</text:p>
              </table:table-cell>
              <table:table-cell office:value-type="float" office:value="1768.303589">
                <text:p>1768.303589</text:p>
              </table:table-cell>
              <table:table-cell office:value-type="float" office:value="1687.146729">
                <text:p>1687.146729</text:p>
              </table:table-cell>
              <table:table-cell office:value-type="float" office:value="1770.861816">
                <text:p>1770.861816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1685.681152">
                <text:p>1685.681152</text:p>
              </table:table-cell>
              <table:table-cell office:value-type="float" office:value="1768.124512">
                <text:p>1768.124512</text:p>
              </table:table-cell>
              <table:table-cell office:value-type="float" office:value="1684.191406">
                <text:p>1684.191406</text:p>
              </table:table-cell>
              <table:table-cell office:value-type="float" office:value="1776.110107">
                <text:p>1776.110107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1685.576416">
                <text:p>1685.576416</text:p>
              </table:table-cell>
              <table:table-cell office:value-type="float" office:value="1766.859253">
                <text:p>1766.859253</text:p>
              </table:table-cell>
              <table:table-cell office:value-type="float" office:value="1690.013184">
                <text:p>1690.013184</text:p>
              </table:table-cell>
              <table:table-cell office:value-type="float" office:value="1770.795654">
                <text:p>1770.795654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1688.734741">
                <text:p>1688.734741</text:p>
              </table:table-cell>
              <table:table-cell office:value-type="float" office:value="1761.42627">
                <text:p>1761.42627</text:p>
              </table:table-cell>
              <table:table-cell office:value-type="float" office:value="1689.154663">
                <text:p>1689.154663</text:p>
              </table:table-cell>
              <table:table-cell office:value-type="float" office:value="1764.927124">
                <text:p>1764.927124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1685.751709">
                <text:p>1685.751709</text:p>
              </table:table-cell>
              <table:table-cell office:value-type="float" office:value="1767.168213">
                <text:p>1767.168213</text:p>
              </table:table-cell>
              <table:table-cell office:value-type="float" office:value="1686.466064">
                <text:p>1686.466064</text:p>
              </table:table-cell>
              <table:table-cell office:value-type="float" office:value="1775.69812">
                <text:p>1775.69812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1688.102173">
                <text:p>1688.102173</text:p>
              </table:table-cell>
              <table:table-cell office:value-type="float" office:value="1761.740845">
                <text:p>1761.740845</text:p>
              </table:table-cell>
              <table:table-cell office:value-type="float" office:value="1689.686646">
                <text:p>1689.686646</text:p>
              </table:table-cell>
              <table:table-cell office:value-type="float" office:value="1764.941406">
                <text:p>1764.941406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687.029907">
                <text:p>1687.029907</text:p>
              </table:table-cell>
              <table:table-cell office:value-type="float" office:value="1772.757446">
                <text:p>1772.757446</text:p>
              </table:table-cell>
              <table:table-cell office:value-type="float" office:value="1688.589722">
                <text:p>1688.589722</text:p>
              </table:table-cell>
              <table:table-cell office:value-type="float" office:value="1775.886353">
                <text:p>1775.886353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1691.833984">
                <text:p>1691.833984</text:p>
              </table:table-cell>
              <table:table-cell office:value-type="float" office:value="1763.767456">
                <text:p>1763.767456</text:p>
              </table:table-cell>
              <table:table-cell office:value-type="float" office:value="1692.5802">
                <text:p>1692.5802</text:p>
              </table:table-cell>
              <table:table-cell office:value-type="float" office:value="1765.515381">
                <text:p>1765.515381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1686.004639">
                <text:p>1686.004639</text:p>
              </table:table-cell>
              <table:table-cell office:value-type="float" office:value="1774.081299">
                <text:p>1774.081299</text:p>
              </table:table-cell>
              <table:table-cell office:value-type="float" office:value="1685.549438">
                <text:p>1685.549438</text:p>
              </table:table-cell>
              <table:table-cell office:value-type="float" office:value="1776.413452">
                <text:p>1776.413452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1687.314819">
                <text:p>1687.314819</text:p>
              </table:table-cell>
              <table:table-cell office:value-type="float" office:value="1766.514893">
                <text:p>1766.514893</text:p>
              </table:table-cell>
              <table:table-cell office:value-type="float" office:value="1692.958984">
                <text:p>1692.958984</text:p>
              </table:table-cell>
              <table:table-cell office:value-type="float" office:value="1768.434448">
                <text:p>1768.434448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1686.680176">
                <text:p>1686.680176</text:p>
              </table:table-cell>
              <table:table-cell office:value-type="float" office:value="1762.749634">
                <text:p>1762.749634</text:p>
              </table:table-cell>
              <table:table-cell office:value-type="float" office:value="1689.927124">
                <text:p>1689.927124</text:p>
              </table:table-cell>
              <table:table-cell office:value-type="float" office:value="1765.18335">
                <text:p>1765.18335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1687.724243">
                <text:p>1687.724243</text:p>
              </table:table-cell>
              <table:table-cell office:value-type="float" office:value="1767.140869">
                <text:p>1767.140869</text:p>
              </table:table-cell>
              <table:table-cell office:value-type="float" office:value="1687.615723">
                <text:p>1687.615723</text:p>
              </table:table-cell>
              <table:table-cell office:value-type="float" office:value="1768.683105">
                <text:p>1768.683105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1690.63623">
                <text:p>1690.63623</text:p>
              </table:table-cell>
              <table:table-cell office:value-type="float" office:value="1761.562622">
                <text:p>1761.562622</text:p>
              </table:table-cell>
              <table:table-cell office:value-type="float" office:value="1691.398438">
                <text:p>1691.398438</text:p>
              </table:table-cell>
              <table:table-cell office:value-type="float" office:value="1763.65332">
                <text:p>1763.65332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1681.988281">
                <text:p>1681.988281</text:p>
              </table:table-cell>
              <table:table-cell office:value-type="float" office:value="1775.180908">
                <text:p>1775.180908</text:p>
              </table:table-cell>
              <table:table-cell office:value-type="float" office:value="1686.129883">
                <text:p>1686.129883</text:p>
              </table:table-cell>
              <table:table-cell office:value-type="float" office:value="1779.000122">
                <text:p>1779.000122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1687.834229">
                <text:p>1687.834229</text:p>
              </table:table-cell>
              <table:table-cell office:value-type="float" office:value="1760.684448">
                <text:p>1760.684448</text:p>
              </table:table-cell>
              <table:table-cell office:value-type="float" office:value="1689.171509">
                <text:p>1689.171509</text:p>
              </table:table-cell>
              <table:table-cell office:value-type="float" office:value="1764.442627">
                <text:p>1764.442627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1684.553833">
                <text:p>1684.553833</text:p>
              </table:table-cell>
              <table:table-cell office:value-type="float" office:value="1771.882812">
                <text:p>1771.882812</text:p>
              </table:table-cell>
              <table:table-cell office:value-type="float" office:value="1687.937744">
                <text:p>1687.937744</text:p>
              </table:table-cell>
              <table:table-cell office:value-type="float" office:value="1773.684937">
                <text:p>1773.684937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1684.765381">
                <text:p>1684.765381</text:p>
              </table:table-cell>
              <table:table-cell office:value-type="float" office:value="1767.720703">
                <text:p>1767.720703</text:p>
              </table:table-cell>
              <table:table-cell office:value-type="float" office:value="1688.64917">
                <text:p>1688.64917</text:p>
              </table:table-cell>
              <table:table-cell office:value-type="float" office:value="1772.494751">
                <text:p>1772.494751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1686.67981">
                <text:p>1686.67981</text:p>
              </table:table-cell>
              <table:table-cell office:value-type="float" office:value="1759.38208">
                <text:p>1759.38208</text:p>
              </table:table-cell>
              <table:table-cell office:value-type="float" office:value="1687.315186">
                <text:p>1687.315186</text:p>
              </table:table-cell>
              <table:table-cell office:value-type="float" office:value="1763.938477">
                <text:p>1763.938477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1686.739502">
                <text:p>1686.739502</text:p>
              </table:table-cell>
              <table:table-cell office:value-type="float" office:value="1766.928589">
                <text:p>1766.928589</text:p>
              </table:table-cell>
              <table:table-cell office:value-type="float" office:value="1686.762695">
                <text:p>1686.762695</text:p>
              </table:table-cell>
              <table:table-cell office:value-type="float" office:value="1772.234375">
                <text:p>1772.234375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1685.233154">
                <text:p>1685.233154</text:p>
              </table:table-cell>
              <table:table-cell office:value-type="float" office:value="1760.506348">
                <text:p>1760.506348</text:p>
              </table:table-cell>
              <table:table-cell office:value-type="float" office:value="1690.189819">
                <text:p>1690.189819</text:p>
              </table:table-cell>
              <table:table-cell office:value-type="float" office:value="1763.908325">
                <text:p>1763.908325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1683.195557">
                <text:p>1683.195557</text:p>
              </table:table-cell>
              <table:table-cell office:value-type="float" office:value="1770.249023">
                <text:p>1770.249023</text:p>
              </table:table-cell>
              <table:table-cell office:value-type="float" office:value="1688.924683">
                <text:p>1688.924683</text:p>
              </table:table-cell>
              <table:table-cell office:value-type="float" office:value="1773.048462">
                <text:p>1773.048462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1687.796021">
                <text:p>1687.796021</text:p>
              </table:table-cell>
              <table:table-cell office:value-type="float" office:value="1762.267822">
                <text:p>1762.267822</text:p>
              </table:table-cell>
              <table:table-cell office:value-type="float" office:value="1689.190308">
                <text:p>1689.190308</text:p>
              </table:table-cell>
              <table:table-cell office:value-type="float" office:value="1767.812866">
                <text:p>1767.812866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1688.178711">
                <text:p>1688.178711</text:p>
              </table:table-cell>
              <table:table-cell office:value-type="float" office:value="1759.04541">
                <text:p>1759.04541</text:p>
              </table:table-cell>
              <table:table-cell office:value-type="float" office:value="1690.67627">
                <text:p>1690.67627</text:p>
              </table:table-cell>
              <table:table-cell office:value-type="float" office:value="1760.139648">
                <text:p>1760.139648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677.279053">
                <text:p>1677.279053</text:p>
              </table:table-cell>
              <table:table-cell office:value-type="float" office:value="1750.118408">
                <text:p>1750.118408</text:p>
              </table:table-cell>
              <table:table-cell office:value-type="float" office:value="1683.4375">
                <text:p>1683.4375</text:p>
              </table:table-cell>
              <table:table-cell office:value-type="float" office:value="1752.304321">
                <text:p>1752.304321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643.887451">
                <text:p>1643.887451</text:p>
              </table:table-cell>
              <table:table-cell office:value-type="float" office:value="1759.912842">
                <text:p>1759.912842</text:p>
              </table:table-cell>
              <table:table-cell office:value-type="float" office:value="1650.790283">
                <text:p>1650.790283</text:p>
              </table:table-cell>
              <table:table-cell office:value-type="float" office:value="1753.797974">
                <text:p>1753.797974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649.060181">
                <text:p>1649.060181</text:p>
              </table:table-cell>
              <table:table-cell office:value-type="float" office:value="1728.334961">
                <text:p>1728.334961</text:p>
              </table:table-cell>
              <table:table-cell office:value-type="float" office:value="1651.104004">
                <text:p>1651.104004</text:p>
              </table:table-cell>
              <table:table-cell office:value-type="float" office:value="1727.605347">
                <text:p>1727.605347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640.234863">
                <text:p>1640.234863</text:p>
              </table:table-cell>
              <table:table-cell office:value-type="float" office:value="1724.200684">
                <text:p>1724.200684</text:p>
              </table:table-cell>
              <table:table-cell office:value-type="float" office:value="1644.902222">
                <text:p>1644.902222</text:p>
              </table:table-cell>
              <table:table-cell office:value-type="float" office:value="1718.990479">
                <text:p>1718.990479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1628.890625">
                <text:p>1628.890625</text:p>
              </table:table-cell>
              <table:table-cell office:value-type="float" office:value="1711.479004">
                <text:p>1711.479004</text:p>
              </table:table-cell>
              <table:table-cell office:value-type="float" office:value="1633.606201">
                <text:p>1633.606201</text:p>
              </table:table-cell>
              <table:table-cell office:value-type="float" office:value="1707.715088">
                <text:p>1707.715088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625.691895">
                <text:p>1625.691895</text:p>
              </table:table-cell>
              <table:table-cell office:value-type="float" office:value="1694.983276">
                <text:p>1694.983276</text:p>
              </table:table-cell>
              <table:table-cell office:value-type="float" office:value="1628.144775">
                <text:p>1628.144775</text:p>
              </table:table-cell>
              <table:table-cell office:value-type="float" office:value="1690.974365">
                <text:p>1690.974365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616.869995">
                <text:p>1616.869995</text:p>
              </table:table-cell>
              <table:table-cell office:value-type="float" office:value="1686.058105">
                <text:p>1686.058105</text:p>
              </table:table-cell>
              <table:table-cell office:value-type="float" office:value="1619.246948">
                <text:p>1619.246948</text:p>
              </table:table-cell>
              <table:table-cell office:value-type="float" office:value="1691.371216">
                <text:p>1691.371216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1609.854126">
                <text:p>1609.854126</text:p>
              </table:table-cell>
              <table:table-cell office:value-type="float" office:value="1680.494019">
                <text:p>1680.494019</text:p>
              </table:table-cell>
              <table:table-cell office:value-type="float" office:value="1617.027344">
                <text:p>1617.027344</text:p>
              </table:table-cell>
              <table:table-cell office:value-type="float" office:value="1675.275146">
                <text:p>1675.275146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608.405518">
                <text:p>1608.405518</text:p>
              </table:table-cell>
              <table:table-cell office:value-type="float" office:value="1667.84021">
                <text:p>1667.84021</text:p>
              </table:table-cell>
              <table:table-cell office:value-type="float" office:value="1608.735596">
                <text:p>1608.735596</text:p>
              </table:table-cell>
              <table:table-cell office:value-type="float" office:value="1663.164917">
                <text:p>1663.164917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1600.432495">
                <text:p>1600.432495</text:p>
              </table:table-cell>
              <table:table-cell office:value-type="float" office:value="1663.18396">
                <text:p>1663.18396</text:p>
              </table:table-cell>
              <table:table-cell office:value-type="float" office:value="1603.873657">
                <text:p>1603.873657</text:p>
              </table:table-cell>
              <table:table-cell office:value-type="float" office:value="1657.984985">
                <text:p>1657.984985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595.550415">
                <text:p>1595.550415</text:p>
              </table:table-cell>
              <table:table-cell office:value-type="float" office:value="1653.515991">
                <text:p>1653.515991</text:p>
              </table:table-cell>
              <table:table-cell office:value-type="float" office:value="1597.560425">
                <text:p>1597.560425</text:p>
              </table:table-cell>
              <table:table-cell office:value-type="float" office:value="1650.939209">
                <text:p>1650.939209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594.772461">
                <text:p>1594.772461</text:p>
              </table:table-cell>
              <table:table-cell office:value-type="float" office:value="1642.718628">
                <text:p>1642.718628</text:p>
              </table:table-cell>
              <table:table-cell office:value-type="float" office:value="1593.986572">
                <text:p>1593.986572</text:p>
              </table:table-cell>
              <table:table-cell office:value-type="float" office:value="1643.943848">
                <text:p>1643.943848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589.262329">
                <text:p>1589.262329</text:p>
              </table:table-cell>
              <table:table-cell office:value-type="float" office:value="1634.792725">
                <text:p>1634.792725</text:p>
              </table:table-cell>
              <table:table-cell office:value-type="float" office:value="1590.661865">
                <text:p>1590.661865</text:p>
              </table:table-cell>
              <table:table-cell office:value-type="float" office:value="1638.034912">
                <text:p>1638.034912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1587.702881">
                <text:p>1587.702881</text:p>
              </table:table-cell>
              <table:table-cell office:value-type="float" office:value="1630.999634">
                <text:p>1630.999634</text:p>
              </table:table-cell>
              <table:table-cell office:value-type="float" office:value="1591.204102">
                <text:p>1591.204102</text:p>
              </table:table-cell>
              <table:table-cell office:value-type="float" office:value="1630.264771">
                <text:p>1630.264771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1583.085693">
                <text:p>1583.085693</text:p>
              </table:table-cell>
              <table:table-cell office:value-type="float" office:value="1626.012329">
                <text:p>1626.012329</text:p>
              </table:table-cell>
              <table:table-cell office:value-type="float" office:value="1586.86084">
                <text:p>1586.86084</text:p>
              </table:table-cell>
              <table:table-cell office:value-type="float" office:value="1622.094482">
                <text:p>1622.094482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1584.317627">
                <text:p>1584.317627</text:p>
              </table:table-cell>
              <table:table-cell office:value-type="float" office:value="1619.08374">
                <text:p>1619.08374</text:p>
              </table:table-cell>
              <table:table-cell office:value-type="float" office:value="1578.91626">
                <text:p>1578.91626</text:p>
              </table:table-cell>
              <table:table-cell office:value-type="float" office:value="1622.524414">
                <text:p>1622.524414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1577.099976">
                <text:p>1577.099976</text:p>
              </table:table-cell>
              <table:table-cell office:value-type="float" office:value="1617.639038">
                <text:p>1617.639038</text:p>
              </table:table-cell>
              <table:table-cell office:value-type="float" office:value="1578.863525">
                <text:p>1578.863525</text:p>
              </table:table-cell>
              <table:table-cell office:value-type="float" office:value="1614.358154">
                <text:p>1614.358154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1576.75354">
                <text:p>1576.75354</text:p>
              </table:table-cell>
              <table:table-cell office:value-type="float" office:value="1613.347656">
                <text:p>1613.347656</text:p>
              </table:table-cell>
              <table:table-cell office:value-type="float" office:value="1579.55127">
                <text:p>1579.55127</text:p>
              </table:table-cell>
              <table:table-cell office:value-type="float" office:value="1612.171509">
                <text:p>1612.171509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1578.304199">
                <text:p>1578.304199</text:p>
              </table:table-cell>
              <table:table-cell office:value-type="float" office:value="1606.783447">
                <text:p>1606.783447</text:p>
              </table:table-cell>
              <table:table-cell office:value-type="float" office:value="1582.855347">
                <text:p>1582.855347</text:p>
              </table:table-cell>
              <table:table-cell office:value-type="float" office:value="1603.835083">
                <text:p>1603.835083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1575.616089">
                <text:p>1575.616089</text:p>
              </table:table-cell>
              <table:table-cell office:value-type="float" office:value="1601.48938">
                <text:p>1601.48938</text:p>
              </table:table-cell>
              <table:table-cell office:value-type="float" office:value="1578.578369">
                <text:p>1578.578369</text:p>
              </table:table-cell>
              <table:table-cell office:value-type="float" office:value="1603.612427">
                <text:p>1603.612427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1573.395874">
                <text:p>1573.395874</text:p>
              </table:table-cell>
              <table:table-cell office:value-type="float" office:value="1599.223267">
                <text:p>1599.223267</text:p>
              </table:table-cell>
              <table:table-cell office:value-type="float" office:value="1574.129761">
                <text:p>1574.129761</text:p>
              </table:table-cell>
              <table:table-cell office:value-type="float" office:value="1600.058838">
                <text:p>1600.058838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1570.310791">
                <text:p>1570.310791</text:p>
              </table:table-cell>
              <table:table-cell office:value-type="float" office:value="1598.288696">
                <text:p>1598.288696</text:p>
              </table:table-cell>
              <table:table-cell office:value-type="float" office:value="1571.606567">
                <text:p>1571.606567</text:p>
              </table:table-cell>
              <table:table-cell office:value-type="float" office:value="1597.903442">
                <text:p>1597.903442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1571.111572">
                <text:p>1571.111572</text:p>
              </table:table-cell>
              <table:table-cell office:value-type="float" office:value="1599.352173">
                <text:p>1599.352173</text:p>
              </table:table-cell>
              <table:table-cell office:value-type="float" office:value="1571.784546">
                <text:p>1571.784546</text:p>
              </table:table-cell>
              <table:table-cell office:value-type="float" office:value="1596.588623">
                <text:p>1596.588623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1569.077759">
                <text:p>1569.077759</text:p>
              </table:table-cell>
              <table:table-cell office:value-type="float" office:value="1593.814941">
                <text:p>1593.814941</text:p>
              </table:table-cell>
              <table:table-cell office:value-type="float" office:value="1570.917725">
                <text:p>1570.917725</text:p>
              </table:table-cell>
              <table:table-cell office:value-type="float" office:value="1592.175171">
                <text:p>1592.175171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1567.454346">
                <text:p>1567.454346</text:p>
              </table:table-cell>
              <table:table-cell office:value-type="float" office:value="1593.844238">
                <text:p>1593.844238</text:p>
              </table:table-cell>
              <table:table-cell office:value-type="float" office:value="1570.908203">
                <text:p>1570.908203</text:p>
              </table:table-cell>
              <table:table-cell office:value-type="float" office:value="1590.350952">
                <text:p>1590.350952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1569.491699">
                <text:p>1569.491699</text:p>
              </table:table-cell>
              <table:table-cell office:value-type="float" office:value="1587.457275">
                <text:p>1587.457275</text:p>
              </table:table-cell>
              <table:table-cell office:value-type="float" office:value="1570.153076">
                <text:p>1570.153076</text:p>
              </table:table-cell>
              <table:table-cell office:value-type="float" office:value="1588.511963">
                <text:p>1588.511963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1578.716187">
                <text:p>1578.716187</text:p>
              </table:table-cell>
              <table:table-cell office:value-type="float" office:value="1598.678467">
                <text:p>1598.678467</text:p>
              </table:table-cell>
              <table:table-cell office:value-type="float" office:value="1507.749268">
                <text:p>1507.749268</text:p>
              </table:table-cell>
              <table:table-cell office:value-type="float" office:value="1535.282471">
                <text:p>1535.282471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1521.542725">
                <text:p>1521.542725</text:p>
              </table:table-cell>
              <table:table-cell office:value-type="float" office:value="1536.218018">
                <text:p>1536.218018</text:p>
              </table:table-cell>
              <table:table-cell office:value-type="float" office:value="1439.718506">
                <text:p>1439.718506</text:p>
              </table:table-cell>
              <table:table-cell office:value-type="float" office:value="1434.549805">
                <text:p>1434.549805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1543.042358">
                <text:p>1543.042358</text:p>
              </table:table-cell>
              <table:table-cell office:value-type="float" office:value="1550.295288">
                <text:p>1550.295288</text:p>
              </table:table-cell>
              <table:table-cell office:value-type="float" office:value="1447.907593">
                <text:p>1447.907593</text:p>
              </table:table-cell>
              <table:table-cell office:value-type="float" office:value="1445.192261">
                <text:p>1445.192261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1602.537842">
                <text:p>1602.537842</text:p>
              </table:table-cell>
              <table:table-cell office:value-type="float" office:value="1638.061401">
                <text:p>1638.061401</text:p>
              </table:table-cell>
              <table:table-cell office:value-type="float" office:value="1530.27832">
                <text:p>1530.27832</text:p>
              </table:table-cell>
              <table:table-cell office:value-type="float" office:value="1565.244019">
                <text:p>1565.244019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1598.704224">
                <text:p>1598.704224</text:p>
              </table:table-cell>
              <table:table-cell office:value-type="float" office:value="1614.662842">
                <text:p>1614.662842</text:p>
              </table:table-cell>
              <table:table-cell office:value-type="float" office:value="1549.25">
                <text:p>1549.25</text:p>
              </table:table-cell>
              <table:table-cell office:value-type="float" office:value="1557.356567">
                <text:p>1557.356567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1571.182373">
                <text:p>1571.182373</text:p>
              </table:table-cell>
              <table:table-cell office:value-type="float" office:value="1580.770508">
                <text:p>1580.770508</text:p>
              </table:table-cell>
              <table:table-cell office:value-type="float" office:value="1581.837646">
                <text:p>1581.837646</text:p>
              </table:table-cell>
              <table:table-cell office:value-type="float" office:value="1589.452148">
                <text:p>1589.452148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1573.002563">
                <text:p>1573.002563</text:p>
              </table:table-cell>
              <table:table-cell office:value-type="float" office:value="1581.058105">
                <text:p>1581.058105</text:p>
              </table:table-cell>
              <table:table-cell office:value-type="float" office:value="1574.418945">
                <text:p>1574.418945</text:p>
              </table:table-cell>
              <table:table-cell office:value-type="float" office:value="1593.908813">
                <text:p>1593.908813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1578.527344">
                <text:p>1578.527344</text:p>
              </table:table-cell>
              <table:table-cell office:value-type="float" office:value="1575.43811">
                <text:p>1575.43811</text:p>
              </table:table-cell>
              <table:table-cell office:value-type="float" office:value="1576.689209">
                <text:p>1576.689209</text:p>
              </table:table-cell>
              <table:table-cell office:value-type="float" office:value="1590.342041">
                <text:p>1590.342041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1576.164307">
                <text:p>1576.164307</text:p>
              </table:table-cell>
              <table:table-cell office:value-type="float" office:value="1579.978271">
                <text:p>1579.978271</text:p>
              </table:table-cell>
              <table:table-cell office:value-type="float" office:value="1574.502441">
                <text:p>1574.502441</text:p>
              </table:table-cell>
              <table:table-cell office:value-type="float" office:value="1590.246338">
                <text:p>1590.246338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1582.089844">
                <text:p>1582.089844</text:p>
              </table:table-cell>
              <table:table-cell office:value-type="float" office:value="1575.592773">
                <text:p>1575.592773</text:p>
              </table:table-cell>
              <table:table-cell office:value-type="float" office:value="1576.211914">
                <text:p>1576.211914</text:p>
              </table:table-cell>
              <table:table-cell office:value-type="float" office:value="1584.375732">
                <text:p>1584.375732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1578.827637">
                <text:p>1578.827637</text:p>
              </table:table-cell>
              <table:table-cell office:value-type="float" office:value="1577.733154">
                <text:p>1577.733154</text:p>
              </table:table-cell>
              <table:table-cell office:value-type="float" office:value="1574.585938">
                <text:p>1574.585938</text:p>
              </table:table-cell>
              <table:table-cell office:value-type="float" office:value="1586.593994">
                <text:p>1586.593994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1578.03064">
                <text:p>1578.03064</text:p>
              </table:table-cell>
              <table:table-cell office:value-type="float" office:value="1578.903809">
                <text:p>1578.903809</text:p>
              </table:table-cell>
              <table:table-cell office:value-type="float" office:value="1576.543945">
                <text:p>1576.543945</text:p>
              </table:table-cell>
              <table:table-cell office:value-type="float" office:value="1583.543701">
                <text:p>1583.543701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1576.374756">
                <text:p>1576.374756</text:p>
              </table:table-cell>
              <table:table-cell office:value-type="float" office:value="1580.477295">
                <text:p>1580.477295</text:p>
              </table:table-cell>
              <table:table-cell office:value-type="float" office:value="1573.691772">
                <text:p>1573.691772</text:p>
              </table:table-cell>
              <table:table-cell office:value-type="float" office:value="1585.26001">
                <text:p>1585.26001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1581.90332">
                <text:p>1581.90332</text:p>
              </table:table-cell>
              <table:table-cell office:value-type="float" office:value="1578.651367">
                <text:p>1578.651367</text:p>
              </table:table-cell>
              <table:table-cell office:value-type="float" office:value="1578.339844">
                <text:p>1578.339844</text:p>
              </table:table-cell>
              <table:table-cell office:value-type="float" office:value="1583.191406">
                <text:p>1583.191406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1578.388428">
                <text:p>1578.388428</text:p>
              </table:table-cell>
              <table:table-cell office:value-type="float" office:value="1582.018066">
                <text:p>1582.018066</text:p>
              </table:table-cell>
              <table:table-cell office:value-type="float" office:value="1574.079956">
                <text:p>1574.079956</text:p>
              </table:table-cell>
              <table:table-cell office:value-type="float" office:value="1584.055176">
                <text:p>1584.055176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1577.197266">
                <text:p>1577.197266</text:p>
              </table:table-cell>
              <table:table-cell office:value-type="float" office:value="1580.875">
                <text:p>1580.875</text:p>
              </table:table-cell>
              <table:table-cell office:value-type="float" office:value="1571.077148">
                <text:p>1571.077148</text:p>
              </table:table-cell>
              <table:table-cell office:value-type="float" office:value="1586.766357">
                <text:p>1586.766357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1574.832275">
                <text:p>1574.832275</text:p>
              </table:table-cell>
              <table:table-cell office:value-type="float" office:value="1582.673096">
                <text:p>1582.673096</text:p>
              </table:table-cell>
              <table:table-cell office:value-type="float" office:value="1569.482178">
                <text:p>1569.482178</text:p>
              </table:table-cell>
              <table:table-cell office:value-type="float" office:value="1591.847534">
                <text:p>1591.847534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1587.086548">
                <text:p>1587.086548</text:p>
              </table:table-cell>
              <table:table-cell office:value-type="float" office:value="1567.945557">
                <text:p>1567.945557</text:p>
              </table:table-cell>
              <table:table-cell office:value-type="float" office:value="1597.435059">
                <text:p>1597.435059</text:p>
              </table:table-cell>
              <table:table-cell office:value-type="float" office:value="1559.339478">
                <text:p>1559.339478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1576.008423">
                <text:p>1576.008423</text:p>
              </table:table-cell>
              <table:table-cell office:value-type="float" office:value="1586.742554">
                <text:p>1586.742554</text:p>
              </table:table-cell>
              <table:table-cell office:value-type="float" office:value="1565.552979">
                <text:p>1565.552979</text:p>
              </table:table-cell>
              <table:table-cell office:value-type="float" office:value="1593.215942">
                <text:p>1593.215942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1580.09668">
                <text:p>1580.09668</text:p>
              </table:table-cell>
              <table:table-cell office:value-type="float" office:value="1582.606934">
                <text:p>1582.606934</text:p>
              </table:table-cell>
              <table:table-cell office:value-type="float" office:value="1569.636841">
                <text:p>1569.636841</text:p>
              </table:table-cell>
              <table:table-cell office:value-type="float" office:value="1592.182007">
                <text:p>1592.182007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1576.778076">
                <text:p>1576.778076</text:p>
              </table:table-cell>
              <table:table-cell office:value-type="float" office:value="1582.575195">
                <text:p>1582.575195</text:p>
              </table:table-cell>
              <table:table-cell office:value-type="float" office:value="1573.364502">
                <text:p>1573.364502</text:p>
              </table:table-cell>
              <table:table-cell office:value-type="float" office:value="1582.519775">
                <text:p>1582.519775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1575.254395">
                <text:p>1575.254395</text:p>
              </table:table-cell>
              <table:table-cell office:value-type="float" office:value="1584.255493">
                <text:p>1584.255493</text:p>
              </table:table-cell>
              <table:table-cell office:value-type="float" office:value="1572.679443">
                <text:p>1572.679443</text:p>
              </table:table-cell>
              <table:table-cell office:value-type="float" office:value="1582.304932">
                <text:p>1582.304932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1578.318115">
                <text:p>1578.318115</text:p>
              </table:table-cell>
              <table:table-cell office:value-type="float" office:value="1581.764038">
                <text:p>1581.764038</text:p>
              </table:table-cell>
              <table:table-cell office:value-type="float" office:value="1577.285156">
                <text:p>1577.285156</text:p>
              </table:table-cell>
              <table:table-cell office:value-type="float" office:value="1580.0448">
                <text:p>1580.0448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1576.543945">
                <text:p>1576.543945</text:p>
              </table:table-cell>
              <table:table-cell office:value-type="float" office:value="1577.101562">
                <text:p>1577.101562</text:p>
              </table:table-cell>
              <table:table-cell office:value-type="float" office:value="1573.75">
                <text:p>1573.75</text:p>
              </table:table-cell>
              <table:table-cell office:value-type="float" office:value="1581.038696">
                <text:p>1581.038696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1576.297485">
                <text:p>1576.297485</text:p>
              </table:table-cell>
              <table:table-cell office:value-type="float" office:value="1576.295532">
                <text:p>1576.295532</text:p>
              </table:table-cell>
              <table:table-cell office:value-type="float" office:value="1575.348755">
                <text:p>1575.348755</text:p>
              </table:table-cell>
              <table:table-cell office:value-type="float" office:value="1580.313599">
                <text:p>1580.313599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1579.387085">
                <text:p>1579.387085</text:p>
              </table:table-cell>
              <table:table-cell office:value-type="float" office:value="1574.613159">
                <text:p>1574.613159</text:p>
              </table:table-cell>
              <table:table-cell office:value-type="float" office:value="1576.075806">
                <text:p>1576.075806</text:p>
              </table:table-cell>
              <table:table-cell office:value-type="float" office:value="1578.865967">
                <text:p>1578.865967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1577.5979">
                <text:p>1577.5979</text:p>
              </table:table-cell>
              <table:table-cell office:value-type="float" office:value="1577.606445">
                <text:p>1577.606445</text:p>
              </table:table-cell>
              <table:table-cell office:value-type="float" office:value="1575.604126">
                <text:p>1575.604126</text:p>
              </table:table-cell>
              <table:table-cell office:value-type="float" office:value="1579.656006">
                <text:p>1579.656006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1576.335083">
                <text:p>1576.335083</text:p>
              </table:table-cell>
              <table:table-cell office:value-type="float" office:value="1576.588745">
                <text:p>1576.588745</text:p>
              </table:table-cell>
              <table:table-cell office:value-type="float" office:value="1576.093262">
                <text:p>1576.093262</text:p>
              </table:table-cell>
              <table:table-cell office:value-type="float" office:value="1577.353149">
                <text:p>1577.353149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1579.250366">
                <text:p>1579.250366</text:p>
              </table:table-cell>
              <table:table-cell office:value-type="float" office:value="1577.162598">
                <text:p>1577.162598</text:p>
              </table:table-cell>
              <table:table-cell office:value-type="float" office:value="1576.215332">
                <text:p>1576.215332</text:p>
              </table:table-cell>
              <table:table-cell office:value-type="float" office:value="1578.169678">
                <text:p>1578.169678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1578.992554">
                <text:p>1578.992554</text:p>
              </table:table-cell>
              <table:table-cell office:value-type="float" office:value="1574.496094">
                <text:p>1574.496094</text:p>
              </table:table-cell>
              <table:table-cell office:value-type="float" office:value="1576.703369">
                <text:p>1576.703369</text:p>
              </table:table-cell>
              <table:table-cell office:value-type="float" office:value="1577.348877">
                <text:p>1577.348877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1578.189819">
                <text:p>1578.189819</text:p>
              </table:table-cell>
              <table:table-cell office:value-type="float" office:value="1577.138428">
                <text:p>1577.138428</text:p>
              </table:table-cell>
              <table:table-cell office:value-type="float" office:value="1575.637085">
                <text:p>1575.637085</text:p>
              </table:table-cell>
              <table:table-cell office:value-type="float" office:value="1580.598389">
                <text:p>1580.598389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1573.391846">
                <text:p>1573.391846</text:p>
              </table:table-cell>
              <table:table-cell office:value-type="float" office:value="1579.801025">
                <text:p>1579.801025</text:p>
              </table:table-cell>
              <table:table-cell office:value-type="float" office:value="1575.078125">
                <text:p>1575.078125</text:p>
              </table:table-cell>
              <table:table-cell office:value-type="float" office:value="1579.122681">
                <text:p>1579.122681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1575.521362">
                <text:p>1575.521362</text:p>
              </table:table-cell>
              <table:table-cell office:value-type="float" office:value="1578.647095">
                <text:p>1578.647095</text:p>
              </table:table-cell>
              <table:table-cell office:value-type="float" office:value="1574.315918">
                <text:p>1574.315918</text:p>
              </table:table-cell>
              <table:table-cell office:value-type="float" office:value="1576.484619">
                <text:p>1576.484619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1577.297852">
                <text:p>1577.297852</text:p>
              </table:table-cell>
              <table:table-cell office:value-type="float" office:value="1576.519287">
                <text:p>1576.519287</text:p>
              </table:table-cell>
              <table:table-cell office:value-type="float" office:value="1575.800537">
                <text:p>1575.800537</text:p>
              </table:table-cell>
              <table:table-cell office:value-type="float" office:value="1577.536011">
                <text:p>1577.536011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1576.919434">
                <text:p>1576.919434</text:p>
              </table:table-cell>
              <table:table-cell office:value-type="float" office:value="1576.787109">
                <text:p>1576.787109</text:p>
              </table:table-cell>
              <table:table-cell office:value-type="float" office:value="1577.935303">
                <text:p>1577.935303</text:p>
              </table:table-cell>
              <table:table-cell office:value-type="float" office:value="1576.27478">
                <text:p>1576.27478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1576.023926">
                <text:p>1576.023926</text:p>
              </table:table-cell>
              <table:table-cell office:value-type="float" office:value="1579.042603">
                <text:p>1579.042603</text:p>
              </table:table-cell>
              <table:table-cell office:value-type="float" office:value="1578.021484">
                <text:p>1578.021484</text:p>
              </table:table-cell>
              <table:table-cell office:value-type="float" office:value="1574.550171">
                <text:p>1574.550171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1580.6073">
                <text:p>1580.6073</text:p>
              </table:table-cell>
              <table:table-cell office:value-type="float" office:value="1577.816406">
                <text:p>1577.816406</text:p>
              </table:table-cell>
              <table:table-cell office:value-type="float" office:value="1579.738281">
                <text:p>1579.738281</text:p>
              </table:table-cell>
              <table:table-cell office:value-type="float" office:value="1576.75769">
                <text:p>1576.75769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1576.054077">
                <text:p>1576.054077</text:p>
              </table:table-cell>
              <table:table-cell office:value-type="float" office:value="1574.989258">
                <text:p>1574.989258</text:p>
              </table:table-cell>
              <table:table-cell office:value-type="float" office:value="1577.043701">
                <text:p>1577.043701</text:p>
              </table:table-cell>
              <table:table-cell office:value-type="float" office:value="1573.983521">
                <text:p>1573.983521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1577.378296">
                <text:p>1577.378296</text:p>
              </table:table-cell>
              <table:table-cell office:value-type="float" office:value="1578.68103">
                <text:p>1578.68103</text:p>
              </table:table-cell>
              <table:table-cell office:value-type="float" office:value="1575.061035">
                <text:p>1575.061035</text:p>
              </table:table-cell>
              <table:table-cell office:value-type="float" office:value="1578.687134">
                <text:p>1578.687134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1577.953491">
                <text:p>1577.953491</text:p>
              </table:table-cell>
              <table:table-cell office:value-type="float" office:value="1574.748901">
                <text:p>1574.748901</text:p>
              </table:table-cell>
              <table:table-cell office:value-type="float" office:value="1577.307007">
                <text:p>1577.307007</text:p>
              </table:table-cell>
              <table:table-cell office:value-type="float" office:value="1578.11731">
                <text:p>1578.11731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1577.8125">
                <text:p>1577.8125</text:p>
              </table:table-cell>
              <table:table-cell office:value-type="float" office:value="1576.499512">
                <text:p>1576.499512</text:p>
              </table:table-cell>
              <table:table-cell office:value-type="float" office:value="1576.079346">
                <text:p>1576.079346</text:p>
              </table:table-cell>
              <table:table-cell office:value-type="float" office:value="1576.374146">
                <text:p>1576.374146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1578.073364">
                <text:p>1578.073364</text:p>
              </table:table-cell>
              <table:table-cell office:value-type="float" office:value="1576.101074">
                <text:p>1576.101074</text:p>
              </table:table-cell>
              <table:table-cell office:value-type="float" office:value="1578.75647">
                <text:p>1578.75647</text:p>
              </table:table-cell>
              <table:table-cell office:value-type="float" office:value="1574.274292">
                <text:p>1574.274292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1577.32666">
                <text:p>1577.32666</text:p>
              </table:table-cell>
              <table:table-cell office:value-type="float" office:value="1576.57312">
                <text:p>1576.57312</text:p>
              </table:table-cell>
              <table:table-cell office:value-type="float" office:value="1575.719238">
                <text:p>1575.719238</text:p>
              </table:table-cell>
              <table:table-cell office:value-type="float" office:value="1578.484863">
                <text:p>1578.484863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1578.330688">
                <text:p>1578.330688</text:p>
              </table:table-cell>
              <table:table-cell office:value-type="float" office:value="1574.731323">
                <text:p>1574.731323</text:p>
              </table:table-cell>
              <table:table-cell office:value-type="float" office:value="1579.582275">
                <text:p>1579.582275</text:p>
              </table:table-cell>
              <table:table-cell office:value-type="float" office:value="1575.886353">
                <text:p>1575.886353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1577.989014">
                <text:p>1577.989014</text:p>
              </table:table-cell>
              <table:table-cell office:value-type="float" office:value="1578.963623">
                <text:p>1578.963623</text:p>
              </table:table-cell>
              <table:table-cell office:value-type="float" office:value="1575.047974">
                <text:p>1575.047974</text:p>
              </table:table-cell>
              <table:table-cell office:value-type="float" office:value="1579.19043">
                <text:p>1579.19043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1575.220459">
                <text:p>1575.220459</text:p>
              </table:table-cell>
              <table:table-cell office:value-type="float" office:value="1577.08667">
                <text:p>1577.08667</text:p>
              </table:table-cell>
              <table:table-cell office:value-type="float" office:value="1577.313965">
                <text:p>1577.313965</text:p>
              </table:table-cell>
              <table:table-cell office:value-type="float" office:value="1575.076782">
                <text:p>1575.076782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1579.095947">
                <text:p>1579.095947</text:p>
              </table:table-cell>
              <table:table-cell office:value-type="float" office:value="1573.493774">
                <text:p>1573.493774</text:p>
              </table:table-cell>
              <table:table-cell office:value-type="float" office:value="1578.375122">
                <text:p>1578.375122</text:p>
              </table:table-cell>
              <table:table-cell office:value-type="float" office:value="1576.205078">
                <text:p>1576.205078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1578.372803">
                <text:p>1578.372803</text:p>
              </table:table-cell>
              <table:table-cell office:value-type="float" office:value="1578.309448">
                <text:p>1578.309448</text:p>
              </table:table-cell>
              <table:table-cell office:value-type="float" office:value="1580.414307">
                <text:p>1580.414307</text:p>
              </table:table-cell>
              <table:table-cell office:value-type="float" office:value="1577.612305">
                <text:p>1577.612305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1575.888428">
                <text:p>1575.888428</text:p>
              </table:table-cell>
              <table:table-cell office:value-type="float" office:value="1580.156372">
                <text:p>1580.156372</text:p>
              </table:table-cell>
              <table:table-cell office:value-type="float" office:value="1577.2052">
                <text:p>1577.2052</text:p>
              </table:table-cell>
              <table:table-cell office:value-type="float" office:value="1575.454224">
                <text:p>1575.454224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1577.119873">
                <text:p>1577.119873</text:p>
              </table:table-cell>
              <table:table-cell office:value-type="float" office:value="1577.722534">
                <text:p>1577.722534</text:p>
              </table:table-cell>
              <table:table-cell office:value-type="float" office:value="1575.36438">
                <text:p>1575.36438</text:p>
              </table:table-cell>
              <table:table-cell office:value-type="float" office:value="1577.188843">
                <text:p>1577.188843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1579.260254">
                <text:p>1579.260254</text:p>
              </table:table-cell>
              <table:table-cell office:value-type="float" office:value="1578.265869">
                <text:p>1578.265869</text:p>
              </table:table-cell>
              <table:table-cell office:value-type="float" office:value="1578.231079">
                <text:p>1578.231079</text:p>
              </table:table-cell>
              <table:table-cell office:value-type="float" office:value="1577.994751">
                <text:p>1577.994751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1578.197266">
                <text:p>1578.197266</text:p>
              </table:table-cell>
              <table:table-cell office:value-type="float" office:value="1573.647827">
                <text:p>1573.647827</text:p>
              </table:table-cell>
              <table:table-cell office:value-type="float" office:value="1577.569702">
                <text:p>1577.569702</text:p>
              </table:table-cell>
              <table:table-cell office:value-type="float" office:value="1572.67395">
                <text:p>1572.67395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1574.35437">
                <text:p>1574.35437</text:p>
              </table:table-cell>
              <table:table-cell office:value-type="float" office:value="1577.520386">
                <text:p>1577.520386</text:p>
              </table:table-cell>
              <table:table-cell office:value-type="float" office:value="1577.674927">
                <text:p>1577.674927</text:p>
              </table:table-cell>
              <table:table-cell office:value-type="float" office:value="1575.241699">
                <text:p>1575.241699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1574.454468">
                <text:p>1574.454468</text:p>
              </table:table-cell>
              <table:table-cell office:value-type="float" office:value="1576.791992">
                <text:p>1576.791992</text:p>
              </table:table-cell>
              <table:table-cell office:value-type="float" office:value="1575.082153">
                <text:p>1575.082153</text:p>
              </table:table-cell>
              <table:table-cell office:value-type="float" office:value="1575.729248">
                <text:p>1575.729248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1576.980225">
                <text:p>1576.980225</text:p>
              </table:table-cell>
              <table:table-cell office:value-type="float" office:value="1576.184448">
                <text:p>1576.184448</text:p>
              </table:table-cell>
              <table:table-cell office:value-type="float" office:value="1576.243652">
                <text:p>1576.243652</text:p>
              </table:table-cell>
              <table:table-cell office:value-type="float" office:value="1577.504761">
                <text:p>1577.504761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1577.636353">
                <text:p>1577.636353</text:p>
              </table:table-cell>
              <table:table-cell office:value-type="float" office:value="1577.955322">
                <text:p>1577.955322</text:p>
              </table:table-cell>
              <table:table-cell office:value-type="float" office:value="1577.189575">
                <text:p>1577.189575</text:p>
              </table:table-cell>
              <table:table-cell office:value-type="float" office:value="1577.736084">
                <text:p>1577.736084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1579.094727">
                <text:p>1579.094727</text:p>
              </table:table-cell>
              <table:table-cell office:value-type="float" office:value="1577.185547">
                <text:p>1577.185547</text:p>
              </table:table-cell>
              <table:table-cell office:value-type="float" office:value="1580.439453">
                <text:p>1580.439453</text:p>
              </table:table-cell>
              <table:table-cell office:value-type="float" office:value="1576.813354">
                <text:p>1576.813354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1577.962158">
                <text:p>1577.962158</text:p>
              </table:table-cell>
              <table:table-cell office:value-type="float" office:value="1577.175781">
                <text:p>1577.175781</text:p>
              </table:table-cell>
              <table:table-cell office:value-type="float" office:value="1581.658447">
                <text:p>1581.658447</text:p>
              </table:table-cell>
              <table:table-cell office:value-type="float" office:value="1576.506714">
                <text:p>1576.506714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1576.275024">
                <text:p>1576.275024</text:p>
              </table:table-cell>
              <table:table-cell office:value-type="float" office:value="1579.051758">
                <text:p>1579.051758</text:p>
              </table:table-cell>
              <table:table-cell office:value-type="float" office:value="1576.965942">
                <text:p>1576.965942</text:p>
              </table:table-cell>
              <table:table-cell office:value-type="float" office:value="1579.074219">
                <text:p>1579.074219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1578.18457">
                <text:p>1578.18457</text:p>
              </table:table-cell>
              <table:table-cell office:value-type="float" office:value="1577.198364">
                <text:p>1577.198364</text:p>
              </table:table-cell>
              <table:table-cell office:value-type="float" office:value="1580.376953">
                <text:p>1580.376953</text:p>
              </table:table-cell>
              <table:table-cell office:value-type="float" office:value="1574.780518">
                <text:p>1574.780518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1579.080444">
                <text:p>1579.080444</text:p>
              </table:table-cell>
              <table:table-cell office:value-type="float" office:value="1575.856079">
                <text:p>1575.856079</text:p>
              </table:table-cell>
              <table:table-cell office:value-type="float" office:value="1576.43689">
                <text:p>1576.43689</text:p>
              </table:table-cell>
              <table:table-cell office:value-type="float" office:value="1576.201904">
                <text:p>1576.201904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1577.290771">
                <text:p>1577.290771</text:p>
              </table:table-cell>
              <table:table-cell office:value-type="float" office:value="1575.064697">
                <text:p>1575.064697</text:p>
              </table:table-cell>
              <table:table-cell office:value-type="float" office:value="1577.032227">
                <text:p>1577.032227</text:p>
              </table:table-cell>
              <table:table-cell office:value-type="float" office:value="1575.947876">
                <text:p>1575.947876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1577.466553">
                <text:p>1577.466553</text:p>
              </table:table-cell>
              <table:table-cell office:value-type="float" office:value="1578.29895">
                <text:p>1578.29895</text:p>
              </table:table-cell>
              <table:table-cell office:value-type="float" office:value="1576.69751">
                <text:p>1576.69751</text:p>
              </table:table-cell>
              <table:table-cell office:value-type="float" office:value="1576.328003">
                <text:p>1576.328003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1578.044556">
                <text:p>1578.044556</text:p>
              </table:table-cell>
              <table:table-cell office:value-type="float" office:value="1575.185303">
                <text:p>1575.185303</text:p>
              </table:table-cell>
              <table:table-cell office:value-type="float" office:value="1578.701904">
                <text:p>1578.701904</text:p>
              </table:table-cell>
              <table:table-cell office:value-type="float" office:value="1574.172119">
                <text:p>1574.172119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1576.591675">
                <text:p>1576.591675</text:p>
              </table:table-cell>
              <table:table-cell office:value-type="float" office:value="1581.053467">
                <text:p>1581.053467</text:p>
              </table:table-cell>
              <table:table-cell office:value-type="float" office:value="1580.803955">
                <text:p>1580.803955</text:p>
              </table:table-cell>
              <table:table-cell office:value-type="float" office:value="1576.010986">
                <text:p>1576.010986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1572.789917">
                <text:p>1572.789917</text:p>
              </table:table-cell>
              <table:table-cell office:value-type="float" office:value="1579.361084">
                <text:p>1579.361084</text:p>
              </table:table-cell>
              <table:table-cell office:value-type="float" office:value="1574.503296">
                <text:p>1574.503296</text:p>
              </table:table-cell>
              <table:table-cell office:value-type="float" office:value="1575.619385">
                <text:p>1575.619385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1576.364258">
                <text:p>1576.364258</text:p>
              </table:table-cell>
              <table:table-cell office:value-type="float" office:value="1577.341919">
                <text:p>1577.341919</text:p>
              </table:table-cell>
              <table:table-cell office:value-type="float" office:value="1579.234253">
                <text:p>1579.234253</text:p>
              </table:table-cell>
              <table:table-cell office:value-type="float" office:value="1574.576416">
                <text:p>1574.576416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1575.023193">
                <text:p>1575.023193</text:p>
              </table:table-cell>
              <table:table-cell office:value-type="float" office:value="1579.068115">
                <text:p>1579.068115</text:p>
              </table:table-cell>
              <table:table-cell office:value-type="float" office:value="1577.247559">
                <text:p>1577.247559</text:p>
              </table:table-cell>
              <table:table-cell office:value-type="float" office:value="1575.435059">
                <text:p>1575.435059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1577.17041">
                <text:p>1577.17041</text:p>
              </table:table-cell>
              <table:table-cell office:value-type="float" office:value="1575.969604">
                <text:p>1575.969604</text:p>
              </table:table-cell>
              <table:table-cell office:value-type="float" office:value="1578.40625">
                <text:p>1578.40625</text:p>
              </table:table-cell>
              <table:table-cell office:value-type="float" office:value="1575.879272">
                <text:p>1575.879272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1576.401611">
                <text:p>1576.401611</text:p>
              </table:table-cell>
              <table:table-cell office:value-type="float" office:value="1579.164185">
                <text:p>1579.164185</text:p>
              </table:table-cell>
              <table:table-cell office:value-type="float" office:value="1576.638428">
                <text:p>1576.638428</text:p>
              </table:table-cell>
              <table:table-cell office:value-type="float" office:value="1576.544434">
                <text:p>1576.544434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1575.624146">
                <text:p>1575.624146</text:p>
              </table:table-cell>
              <table:table-cell office:value-type="float" office:value="1577.099121">
                <text:p>1577.099121</text:p>
              </table:table-cell>
              <table:table-cell office:value-type="float" office:value="1574.08374">
                <text:p>1574.08374</text:p>
              </table:table-cell>
              <table:table-cell office:value-type="float" office:value="1578.563477">
                <text:p>1578.563477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1577.108154">
                <text:p>1577.108154</text:p>
              </table:table-cell>
              <table:table-cell office:value-type="float" office:value="1576.828491">
                <text:p>1576.828491</text:p>
              </table:table-cell>
              <table:table-cell office:value-type="float" office:value="1579.465332">
                <text:p>1579.465332</text:p>
              </table:table-cell>
              <table:table-cell office:value-type="float" office:value="1574.312988">
                <text:p>1574.312988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1574.070557">
                <text:p>1574.070557</text:p>
              </table:table-cell>
              <table:table-cell office:value-type="float" office:value="1578.429077">
                <text:p>1578.429077</text:p>
              </table:table-cell>
              <table:table-cell office:value-type="float" office:value="1576.460693">
                <text:p>1576.460693</text:p>
              </table:table-cell>
              <table:table-cell office:value-type="float" office:value="1576.104126">
                <text:p>1576.104126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1574.864746">
                <text:p>1574.864746</text:p>
              </table:table-cell>
              <table:table-cell office:value-type="float" office:value="1575.864746">
                <text:p>1575.864746</text:p>
              </table:table-cell>
              <table:table-cell office:value-type="float" office:value="1572.771973">
                <text:p>1572.771973</text:p>
              </table:table-cell>
              <table:table-cell office:value-type="float" office:value="1575.2854">
                <text:p>1575.2854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1577.284058">
                <text:p>1577.284058</text:p>
              </table:table-cell>
              <table:table-cell office:value-type="float" office:value="1577.526855">
                <text:p>1577.526855</text:p>
              </table:table-cell>
              <table:table-cell office:value-type="float" office:value="1576.297729">
                <text:p>1576.297729</text:p>
              </table:table-cell>
              <table:table-cell office:value-type="float" office:value="1578.67334">
                <text:p>1578.67334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1576.431396">
                <text:p>1576.431396</text:p>
              </table:table-cell>
              <table:table-cell office:value-type="float" office:value="1579.559692">
                <text:p>1579.559692</text:p>
              </table:table-cell>
              <table:table-cell office:value-type="float" office:value="1579.113159">
                <text:p>1579.113159</text:p>
              </table:table-cell>
              <table:table-cell office:value-type="float" office:value="1577.58667">
                <text:p>1577.58667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1576.260742">
                <text:p>1576.260742</text:p>
              </table:table-cell>
              <table:table-cell office:value-type="float" office:value="1575.267822">
                <text:p>1575.267822</text:p>
              </table:table-cell>
              <table:table-cell office:value-type="float" office:value="1577.56604">
                <text:p>1577.56604</text:p>
              </table:table-cell>
              <table:table-cell office:value-type="float" office:value="1572.641602">
                <text:p>1572.641602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1576.543823">
                <text:p>1576.543823</text:p>
              </table:table-cell>
              <table:table-cell office:value-type="float" office:value="1574.08313">
                <text:p>1574.08313</text:p>
              </table:table-cell>
              <table:table-cell office:value-type="float" office:value="1577.087769">
                <text:p>1577.087769</text:p>
              </table:table-cell>
              <table:table-cell office:value-type="float" office:value="1573.343994">
                <text:p>1573.343994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1578.29126">
                <text:p>1578.29126</text:p>
              </table:table-cell>
              <table:table-cell office:value-type="float" office:value="1573.470703">
                <text:p>1573.470703</text:p>
              </table:table-cell>
              <table:table-cell office:value-type="float" office:value="1579.370361">
                <text:p>1579.370361</text:p>
              </table:table-cell>
              <table:table-cell office:value-type="float" office:value="1573.301758">
                <text:p>1573.301758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1574.324097">
                <text:p>1574.324097</text:p>
              </table:table-cell>
              <table:table-cell office:value-type="float" office:value="1579.845337">
                <text:p>1579.845337</text:p>
              </table:table-cell>
              <table:table-cell office:value-type="float" office:value="1577.154907">
                <text:p>1577.154907</text:p>
              </table:table-cell>
              <table:table-cell office:value-type="float" office:value="1576.79187">
                <text:p>1576.79187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1575.55835">
                <text:p>1575.55835</text:p>
              </table:table-cell>
              <table:table-cell office:value-type="float" office:value="1578.063965">
                <text:p>1578.063965</text:p>
              </table:table-cell>
              <table:table-cell office:value-type="float" office:value="1574.12207">
                <text:p>1574.12207</text:p>
              </table:table-cell>
              <table:table-cell office:value-type="float" office:value="1575.418945">
                <text:p>1575.418945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1576.362061">
                <text:p>1576.362061</text:p>
              </table:table-cell>
              <table:table-cell office:value-type="float" office:value="1575.760254">
                <text:p>1575.760254</text:p>
              </table:table-cell>
              <table:table-cell office:value-type="float" office:value="1576.721436">
                <text:p>1576.721436</text:p>
              </table:table-cell>
              <table:table-cell office:value-type="float" office:value="1575.910156">
                <text:p>1575.910156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1573.786865">
                <text:p>1573.786865</text:p>
              </table:table-cell>
              <table:table-cell office:value-type="float" office:value="1578.671753">
                <text:p>1578.671753</text:p>
              </table:table-cell>
              <table:table-cell office:value-type="float" office:value="1574.427734">
                <text:p>1574.427734</text:p>
              </table:table-cell>
              <table:table-cell office:value-type="float" office:value="1576.540771">
                <text:p>1576.540771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1574.97168">
                <text:p>1574.97168</text:p>
              </table:table-cell>
              <table:table-cell office:value-type="float" office:value="1577.015381">
                <text:p>1577.015381</text:p>
              </table:table-cell>
              <table:table-cell office:value-type="float" office:value="1577.11499">
                <text:p>1577.11499</text:p>
              </table:table-cell>
              <table:table-cell office:value-type="float" office:value="1577.350464">
                <text:p>1577.350464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1576.561157">
                <text:p>1576.561157</text:p>
              </table:table-cell>
              <table:table-cell office:value-type="float" office:value="1576.295532">
                <text:p>1576.295532</text:p>
              </table:table-cell>
              <table:table-cell office:value-type="float" office:value="1577.783691">
                <text:p>1577.783691</text:p>
              </table:table-cell>
              <table:table-cell office:value-type="float" office:value="1577.171143">
                <text:p>1577.171143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1573.242554">
                <text:p>1573.242554</text:p>
              </table:table-cell>
              <table:table-cell office:value-type="float" office:value="1576.853638">
                <text:p>1576.853638</text:p>
              </table:table-cell>
              <table:table-cell office:value-type="float" office:value="1577.178101">
                <text:p>1577.178101</text:p>
              </table:table-cell>
              <table:table-cell office:value-type="float" office:value="1574.677856">
                <text:p>1574.677856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1576.836548">
                <text:p>1576.836548</text:p>
              </table:table-cell>
              <table:table-cell office:value-type="float" office:value="1578.090698">
                <text:p>1578.090698</text:p>
              </table:table-cell>
              <table:table-cell office:value-type="float" office:value="1577.306274">
                <text:p>1577.306274</text:p>
              </table:table-cell>
              <table:table-cell office:value-type="float" office:value="1576.503052">
                <text:p>1576.503052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1576.796265">
                <text:p>1576.796265</text:p>
              </table:table-cell>
              <table:table-cell office:value-type="float" office:value="1575.16333">
                <text:p>1575.16333</text:p>
              </table:table-cell>
              <table:table-cell office:value-type="float" office:value="1577.625244">
                <text:p>1577.625244</text:p>
              </table:table-cell>
              <table:table-cell office:value-type="float" office:value="1577.243164">
                <text:p>1577.243164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1576.088623">
                <text:p>1576.088623</text:p>
              </table:table-cell>
              <table:table-cell office:value-type="float" office:value="1579.095947">
                <text:p>1579.095947</text:p>
              </table:table-cell>
              <table:table-cell office:value-type="float" office:value="1577.338013">
                <text:p>1577.338013</text:p>
              </table:table-cell>
              <table:table-cell office:value-type="float" office:value="1576.484619">
                <text:p>1576.484619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1574.807495">
                <text:p>1574.807495</text:p>
              </table:table-cell>
              <table:table-cell office:value-type="float" office:value="1577.032837">
                <text:p>1577.032837</text:p>
              </table:table-cell>
              <table:table-cell office:value-type="float" office:value="1577.159058">
                <text:p>1577.159058</text:p>
              </table:table-cell>
              <table:table-cell office:value-type="float" office:value="1578.078857">
                <text:p>1578.078857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1576.036255">
                <text:p>1576.036255</text:p>
              </table:table-cell>
              <table:table-cell office:value-type="float" office:value="1576.490967">
                <text:p>1576.490967</text:p>
              </table:table-cell>
              <table:table-cell office:value-type="float" office:value="1577.076904">
                <text:p>1577.076904</text:p>
              </table:table-cell>
              <table:table-cell office:value-type="float" office:value="1575.145142">
                <text:p>1575.145142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1578.066772">
                <text:p>1578.066772</text:p>
              </table:table-cell>
              <table:table-cell office:value-type="float" office:value="1574.349365">
                <text:p>1574.349365</text:p>
              </table:table-cell>
              <table:table-cell office:value-type="float" office:value="1579.016113">
                <text:p>1579.016113</text:p>
              </table:table-cell>
              <table:table-cell office:value-type="float" office:value="1572.310791">
                <text:p>1572.310791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1577.947632">
                <text:p>1577.947632</text:p>
              </table:table-cell>
              <table:table-cell office:value-type="float" office:value="1575.513428">
                <text:p>1575.513428</text:p>
              </table:table-cell>
              <table:table-cell office:value-type="float" office:value="1576.69873">
                <text:p>1576.69873</text:p>
              </table:table-cell>
              <table:table-cell office:value-type="float" office:value="1576.352905">
                <text:p>1576.352905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1577.477417">
                <text:p>1577.477417</text:p>
              </table:table-cell>
              <table:table-cell office:value-type="float" office:value="1575.19812">
                <text:p>1575.19812</text:p>
              </table:table-cell>
              <table:table-cell office:value-type="float" office:value="1577.362549">
                <text:p>1577.362549</text:p>
              </table:table-cell>
              <table:table-cell office:value-type="float" office:value="1571.446289">
                <text:p>1571.446289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1577.768677">
                <text:p>1577.768677</text:p>
              </table:table-cell>
              <table:table-cell office:value-type="float" office:value="1573.399658">
                <text:p>1573.399658</text:p>
              </table:table-cell>
              <table:table-cell office:value-type="float" office:value="1575.134033">
                <text:p>1575.134033</text:p>
              </table:table-cell>
              <table:table-cell office:value-type="float" office:value="1577.511719">
                <text:p>1577.511719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1576.532593">
                <text:p>1576.532593</text:p>
              </table:table-cell>
              <table:table-cell office:value-type="float" office:value="1576.796265">
                <text:p>1576.796265</text:p>
              </table:table-cell>
              <table:table-cell office:value-type="float" office:value="1582.102783">
                <text:p>1582.102783</text:p>
              </table:table-cell>
              <table:table-cell office:value-type="float" office:value="1574.880127">
                <text:p>1574.880127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1577.525269">
                <text:p>1577.525269</text:p>
              </table:table-cell>
              <table:table-cell office:value-type="float" office:value="1576.33252">
                <text:p>1576.33252</text:p>
              </table:table-cell>
              <table:table-cell office:value-type="float" office:value="1576.235962">
                <text:p>1576.235962</text:p>
              </table:table-cell>
              <table:table-cell office:value-type="float" office:value="1575.70813">
                <text:p>1575.70813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1576.082397">
                <text:p>1576.082397</text:p>
              </table:table-cell>
              <table:table-cell office:value-type="float" office:value="1578.249756">
                <text:p>1578.249756</text:p>
              </table:table-cell>
              <table:table-cell office:value-type="float" office:value="1578.233765">
                <text:p>1578.233765</text:p>
              </table:table-cell>
              <table:table-cell office:value-type="float" office:value="1577.074463">
                <text:p>1577.074463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1578.607544">
                <text:p>1578.607544</text:p>
              </table:table-cell>
              <table:table-cell office:value-type="float" office:value="1575.269775">
                <text:p>1575.269775</text:p>
              </table:table-cell>
              <table:table-cell office:value-type="float" office:value="1578.911621">
                <text:p>1578.911621</text:p>
              </table:table-cell>
              <table:table-cell office:value-type="float" office:value="1575.507446">
                <text:p>1575.507446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1576.229858">
                <text:p>1576.229858</text:p>
              </table:table-cell>
              <table:table-cell office:value-type="float" office:value="1578.611084">
                <text:p>1578.611084</text:p>
              </table:table-cell>
              <table:table-cell office:value-type="float" office:value="1577.754395">
                <text:p>1577.754395</text:p>
              </table:table-cell>
              <table:table-cell office:value-type="float" office:value="1576.902588">
                <text:p>1576.902588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1578.452515">
                <text:p>1578.452515</text:p>
              </table:table-cell>
              <table:table-cell office:value-type="float" office:value="1579.493408">
                <text:p>1579.493408</text:p>
              </table:table-cell>
              <table:table-cell office:value-type="float" office:value="1578.07019">
                <text:p>1578.07019</text:p>
              </table:table-cell>
              <table:table-cell office:value-type="float" office:value="1577.737793">
                <text:p>1577.737793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1574.797119">
                <text:p>1574.797119</text:p>
              </table:table-cell>
              <table:table-cell office:value-type="float" office:value="1576.299438">
                <text:p>1576.299438</text:p>
              </table:table-cell>
              <table:table-cell office:value-type="float" office:value="1575.546631">
                <text:p>1575.546631</text:p>
              </table:table-cell>
              <table:table-cell office:value-type="float" office:value="1578.824829">
                <text:p>1578.824829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1577.200684">
                <text:p>1577.200684</text:p>
              </table:table-cell>
              <table:table-cell office:value-type="float" office:value="1576.214844">
                <text:p>1576.214844</text:p>
              </table:table-cell>
              <table:table-cell office:value-type="float" office:value="1576.526123">
                <text:p>1576.526123</text:p>
              </table:table-cell>
              <table:table-cell office:value-type="float" office:value="1580.287476">
                <text:p>1580.287476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1621.620605">
                <text:p>1621.620605</text:p>
              </table:table-cell>
              <table:table-cell office:value-type="float" office:value="1617.543457">
                <text:p>1617.543457</text:p>
              </table:table-cell>
              <table:table-cell office:value-type="float" office:value="1619.461182">
                <text:p>1619.461182</text:p>
              </table:table-cell>
              <table:table-cell office:value-type="float" office:value="1621.860962">
                <text:p>1621.860962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1569.8396">
                <text:p>1569.8396</text:p>
              </table:table-cell>
              <table:table-cell office:value-type="float" office:value="1565.404297">
                <text:p>1565.404297</text:p>
              </table:table-cell>
              <table:table-cell office:value-type="float" office:value="1567.594238">
                <text:p>1567.594238</text:p>
              </table:table-cell>
              <table:table-cell office:value-type="float" office:value="1567.018677">
                <text:p>1567.018677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1574.412354">
                <text:p>1574.412354</text:p>
              </table:table-cell>
              <table:table-cell office:value-type="float" office:value="1571.087524">
                <text:p>1571.087524</text:p>
              </table:table-cell>
              <table:table-cell office:value-type="float" office:value="1571.79895">
                <text:p>1571.79895</text:p>
              </table:table-cell>
              <table:table-cell office:value-type="float" office:value="1572.218262">
                <text:p>1572.218262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1576.932129">
                <text:p>1576.932129</text:p>
              </table:table-cell>
              <table:table-cell office:value-type="float" office:value="1575.511963">
                <text:p>1575.511963</text:p>
              </table:table-cell>
              <table:table-cell office:value-type="float" office:value="1576.546021">
                <text:p>1576.546021</text:p>
              </table:table-cell>
              <table:table-cell office:value-type="float" office:value="1576.977661">
                <text:p>1576.977661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1573.123779">
                <text:p>1573.123779</text:p>
              </table:table-cell>
              <table:table-cell office:value-type="float" office:value="1569.951538">
                <text:p>1569.951538</text:p>
              </table:table-cell>
              <table:table-cell office:value-type="float" office:value="1572.058228">
                <text:p>1572.058228</text:p>
              </table:table-cell>
              <table:table-cell office:value-type="float" office:value="1570.563599">
                <text:p>1570.563599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1574.755737">
                <text:p>1574.755737</text:p>
              </table:table-cell>
              <table:table-cell office:value-type="float" office:value="1570.880371">
                <text:p>1570.880371</text:p>
              </table:table-cell>
              <table:table-cell office:value-type="float" office:value="1571.24292">
                <text:p>1571.24292</text:p>
              </table:table-cell>
              <table:table-cell office:value-type="float" office:value="1572.050659">
                <text:p>1572.050659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1572.591431">
                <text:p>1572.591431</text:p>
              </table:table-cell>
              <table:table-cell office:value-type="float" office:value="1570.566895">
                <text:p>1570.566895</text:p>
              </table:table-cell>
              <table:table-cell office:value-type="float" office:value="1572.303589">
                <text:p>1572.303589</text:p>
              </table:table-cell>
              <table:table-cell office:value-type="float" office:value="1570.107666">
                <text:p>1570.107666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1572.754883">
                <text:p>1572.754883</text:p>
              </table:table-cell>
              <table:table-cell office:value-type="float" office:value="1572.787476">
                <text:p>1572.787476</text:p>
              </table:table-cell>
              <table:table-cell office:value-type="float" office:value="1570.617188">
                <text:p>1570.617188</text:p>
              </table:table-cell>
              <table:table-cell office:value-type="float" office:value="1572.795166">
                <text:p>1572.795166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1575.815308">
                <text:p>1575.815308</text:p>
              </table:table-cell>
              <table:table-cell office:value-type="float" office:value="1575.840332">
                <text:p>1575.840332</text:p>
              </table:table-cell>
              <table:table-cell office:value-type="float" office:value="1576.35498">
                <text:p>1576.35498</text:p>
              </table:table-cell>
              <table:table-cell office:value-type="float" office:value="1572.562866">
                <text:p>1572.562866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1570.92688">
                <text:p>1570.92688</text:p>
              </table:table-cell>
              <table:table-cell office:value-type="float" office:value="1572.540039">
                <text:p>1572.540039</text:p>
              </table:table-cell>
              <table:table-cell office:value-type="float" office:value="1571.036621">
                <text:p>1571.036621</text:p>
              </table:table-cell>
              <table:table-cell office:value-type="float" office:value="1571.996094">
                <text:p>1571.996094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1577.836304">
                <text:p>1577.836304</text:p>
              </table:table-cell>
              <table:table-cell office:value-type="float" office:value="1575.480347">
                <text:p>1575.480347</text:p>
              </table:table-cell>
              <table:table-cell office:value-type="float" office:value="1576.760132">
                <text:p>1576.760132</text:p>
              </table:table-cell>
              <table:table-cell office:value-type="float" office:value="1575.066284">
                <text:p>1575.066284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1571.414307">
                <text:p>1571.414307</text:p>
              </table:table-cell>
              <table:table-cell office:value-type="float" office:value="1568.406982">
                <text:p>1568.406982</text:p>
              </table:table-cell>
              <table:table-cell office:value-type="float" office:value="1570.067627">
                <text:p>1570.067627</text:p>
              </table:table-cell>
              <table:table-cell office:value-type="float" office:value="1571.160156">
                <text:p>1571.160156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1569.477051">
                <text:p>1569.477051</text:p>
              </table:table-cell>
              <table:table-cell office:value-type="float" office:value="1573.881592">
                <text:p>1573.881592</text:p>
              </table:table-cell>
              <table:table-cell office:value-type="float" office:value="1571.258667">
                <text:p>1571.258667</text:p>
              </table:table-cell>
              <table:table-cell office:value-type="float" office:value="1572.474121">
                <text:p>1572.474121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1570.209473">
                <text:p>1570.209473</text:p>
              </table:table-cell>
              <table:table-cell office:value-type="float" office:value="1570.911133">
                <text:p>1570.911133</text:p>
              </table:table-cell>
              <table:table-cell office:value-type="float" office:value="1572.522339">
                <text:p>1572.522339</text:p>
              </table:table-cell>
              <table:table-cell office:value-type="float" office:value="1570.353394">
                <text:p>1570.353394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1573.96521">
                <text:p>1573.96521</text:p>
              </table:table-cell>
              <table:table-cell office:value-type="float" office:value="1573.702881">
                <text:p>1573.702881</text:p>
              </table:table-cell>
              <table:table-cell office:value-type="float" office:value="1569.709351">
                <text:p>1569.709351</text:p>
              </table:table-cell>
              <table:table-cell office:value-type="float" office:value="1577.223145">
                <text:p>1577.223145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1574.71521">
                <text:p>1574.71521</text:p>
              </table:table-cell>
              <table:table-cell office:value-type="float" office:value="1572.514893">
                <text:p>1572.514893</text:p>
              </table:table-cell>
              <table:table-cell office:value-type="float" office:value="1574.678345">
                <text:p>1574.678345</text:p>
              </table:table-cell>
              <table:table-cell office:value-type="float" office:value="1570.719116">
                <text:p>1570.719116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1571.313354">
                <text:p>1571.313354</text:p>
              </table:table-cell>
              <table:table-cell office:value-type="float" office:value="1574.704956">
                <text:p>1574.704956</text:p>
              </table:table-cell>
              <table:table-cell office:value-type="float" office:value="1573.252197">
                <text:p>1573.252197</text:p>
              </table:table-cell>
              <table:table-cell office:value-type="float" office:value="1575.494385">
                <text:p>1575.494385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1573.896851">
                <text:p>1573.896851</text:p>
              </table:table-cell>
              <table:table-cell office:value-type="float" office:value="1574.311401">
                <text:p>1574.311401</text:p>
              </table:table-cell>
              <table:table-cell office:value-type="float" office:value="1572.026733">
                <text:p>1572.026733</text:p>
              </table:table-cell>
              <table:table-cell office:value-type="float" office:value="1577.252686">
                <text:p>1577.252686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1568.416504">
                <text:p>1568.416504</text:p>
              </table:table-cell>
              <table:table-cell office:value-type="float" office:value="1573.621948">
                <text:p>1573.621948</text:p>
              </table:table-cell>
              <table:table-cell office:value-type="float" office:value="1570.282349">
                <text:p>1570.282349</text:p>
              </table:table-cell>
              <table:table-cell office:value-type="float" office:value="1568.803955">
                <text:p>1568.803955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1572.265747">
                <text:p>1572.265747</text:p>
              </table:table-cell>
              <table:table-cell office:value-type="float" office:value="1577.057861">
                <text:p>1577.057861</text:p>
              </table:table-cell>
              <table:table-cell office:value-type="float" office:value="1567.917725">
                <text:p>1567.917725</text:p>
              </table:table-cell>
              <table:table-cell office:value-type="float" office:value="1576.967773">
                <text:p>1576.967773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1572.325439">
                <text:p>1572.325439</text:p>
              </table:table-cell>
              <table:table-cell office:value-type="float" office:value="1568.942505">
                <text:p>1568.942505</text:p>
              </table:table-cell>
              <table:table-cell office:value-type="float" office:value="1570.234619">
                <text:p>1570.234619</text:p>
              </table:table-cell>
              <table:table-cell office:value-type="float" office:value="1571.396484">
                <text:p>1571.396484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1575.080322">
                <text:p>1575.080322</text:p>
              </table:table-cell>
              <table:table-cell office:value-type="float" office:value="1568.530518">
                <text:p>1568.530518</text:p>
              </table:table-cell>
              <table:table-cell office:value-type="float" office:value="1573.170532">
                <text:p>1573.170532</text:p>
              </table:table-cell>
              <table:table-cell office:value-type="float" office:value="1567.600952">
                <text:p>1567.600952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1576.16626">
                <text:p>1576.16626</text:p>
              </table:table-cell>
              <table:table-cell office:value-type="float" office:value="1570.546021">
                <text:p>1570.546021</text:p>
              </table:table-cell>
              <table:table-cell office:value-type="float" office:value="1574.34021">
                <text:p>1574.34021</text:p>
              </table:table-cell>
              <table:table-cell office:value-type="float" office:value="1575.171875">
                <text:p>1575.171875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1571.303833">
                <text:p>1571.303833</text:p>
              </table:table-cell>
              <table:table-cell office:value-type="float" office:value="1568.997803">
                <text:p>1568.997803</text:p>
              </table:table-cell>
              <table:table-cell office:value-type="float" office:value="1569.468872">
                <text:p>1569.468872</text:p>
              </table:table-cell>
              <table:table-cell office:value-type="float" office:value="1568.477783">
                <text:p>1568.477783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1576.705444">
                <text:p>1576.705444</text:p>
              </table:table-cell>
              <table:table-cell office:value-type="float" office:value="1575.853394">
                <text:p>1575.853394</text:p>
              </table:table-cell>
              <table:table-cell office:value-type="float" office:value="1578.338257">
                <text:p>1578.338257</text:p>
              </table:table-cell>
              <table:table-cell office:value-type="float" office:value="1570.432861">
                <text:p>1570.432861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1573.011841">
                <text:p>1573.011841</text:p>
              </table:table-cell>
              <table:table-cell office:value-type="float" office:value="1570.964478">
                <text:p>1570.964478</text:p>
              </table:table-cell>
              <table:table-cell office:value-type="float" office:value="1573.490234">
                <text:p>1573.490234</text:p>
              </table:table-cell>
              <table:table-cell office:value-type="float" office:value="1569.629395">
                <text:p>1569.629395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1575.140991">
                <text:p>1575.140991</text:p>
              </table:table-cell>
              <table:table-cell office:value-type="float" office:value="1570.610107">
                <text:p>1570.610107</text:p>
              </table:table-cell>
              <table:table-cell office:value-type="float" office:value="1576.302856">
                <text:p>1576.302856</text:p>
              </table:table-cell>
              <table:table-cell office:value-type="float" office:value="1574.144287">
                <text:p>1574.144287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1574.021484">
                <text:p>1574.021484</text:p>
              </table:table-cell>
              <table:table-cell office:value-type="float" office:value="1569.879883">
                <text:p>1569.879883</text:p>
              </table:table-cell>
              <table:table-cell office:value-type="float" office:value="1572.463745">
                <text:p>1572.463745</text:p>
              </table:table-cell>
              <table:table-cell office:value-type="float" office:value="1573.699585">
                <text:p>1573.699585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1571.293945">
                <text:p>1571.293945</text:p>
              </table:table-cell>
              <table:table-cell office:value-type="float" office:value="1573.75293">
                <text:p>1573.75293</text:p>
              </table:table-cell>
              <table:table-cell office:value-type="float" office:value="1574.542969">
                <text:p>1574.542969</text:p>
              </table:table-cell>
              <table:table-cell office:value-type="float" office:value="1571.023315">
                <text:p>1571.023315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1572.390381">
                <text:p>1572.390381</text:p>
              </table:table-cell>
              <table:table-cell office:value-type="float" office:value="1574.018433">
                <text:p>1574.018433</text:p>
              </table:table-cell>
              <table:table-cell office:value-type="float" office:value="1572.059814">
                <text:p>1572.059814</text:p>
              </table:table-cell>
              <table:table-cell office:value-type="float" office:value="1572.157959">
                <text:p>1572.157959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1568.020386">
                <text:p>1568.020386</text:p>
              </table:table-cell>
              <table:table-cell office:value-type="float" office:value="1568.334106">
                <text:p>1568.334106</text:p>
              </table:table-cell>
              <table:table-cell office:value-type="float" office:value="1573.437012">
                <text:p>1573.437012</text:p>
              </table:table-cell>
              <table:table-cell office:value-type="float" office:value="1566.924072">
                <text:p>1566.924072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1572.963989">
                <text:p>1572.963989</text:p>
              </table:table-cell>
              <table:table-cell office:value-type="float" office:value="1575.386597">
                <text:p>1575.386597</text:p>
              </table:table-cell>
              <table:table-cell office:value-type="float" office:value="1575.668579">
                <text:p>1575.668579</text:p>
              </table:table-cell>
              <table:table-cell office:value-type="float" office:value="1572.955688">
                <text:p>1572.955688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1570.549194">
                <text:p>1570.549194</text:p>
              </table:table-cell>
              <table:table-cell office:value-type="float" office:value="1568.871582">
                <text:p>1568.871582</text:p>
              </table:table-cell>
              <table:table-cell office:value-type="float" office:value="1571.903687">
                <text:p>1571.903687</text:p>
              </table:table-cell>
              <table:table-cell office:value-type="float" office:value="1568.074829">
                <text:p>1568.074829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1574.488647">
                <text:p>1574.488647</text:p>
              </table:table-cell>
              <table:table-cell office:value-type="float" office:value="1571.648438">
                <text:p>1571.648438</text:p>
              </table:table-cell>
              <table:table-cell office:value-type="float" office:value="1573.415894">
                <text:p>1573.415894</text:p>
              </table:table-cell>
              <table:table-cell office:value-type="float" office:value="1572.033325">
                <text:p>1572.033325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1572.390869">
                <text:p>1572.390869</text:p>
              </table:table-cell>
              <table:table-cell office:value-type="float" office:value="1572.786743">
                <text:p>1572.786743</text:p>
              </table:table-cell>
              <table:table-cell office:value-type="float" office:value="1571.044434">
                <text:p>1571.044434</text:p>
              </table:table-cell>
              <table:table-cell office:value-type="float" office:value="1571.49292">
                <text:p>1571.49292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1571.41272">
                <text:p>1571.41272</text:p>
              </table:table-cell>
              <table:table-cell office:value-type="float" office:value="1567.96936">
                <text:p>1567.96936</text:p>
              </table:table-cell>
              <table:table-cell office:value-type="float" office:value="1569.564697">
                <text:p>1569.564697</text:p>
              </table:table-cell>
              <table:table-cell office:value-type="float" office:value="1572.865723">
                <text:p>1572.865723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1573.474854">
                <text:p>1573.474854</text:p>
              </table:table-cell>
              <table:table-cell office:value-type="float" office:value="1572.239014">
                <text:p>1572.239014</text:p>
              </table:table-cell>
              <table:table-cell office:value-type="float" office:value="1573.011963">
                <text:p>1573.011963</text:p>
              </table:table-cell>
              <table:table-cell office:value-type="float" office:value="1571.620605">
                <text:p>1571.620605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1570.973267">
                <text:p>1570.973267</text:p>
              </table:table-cell>
              <table:table-cell office:value-type="float" office:value="1571.685059">
                <text:p>1571.685059</text:p>
              </table:table-cell>
              <table:table-cell office:value-type="float" office:value="1572.508423">
                <text:p>1572.508423</text:p>
              </table:table-cell>
              <table:table-cell office:value-type="float" office:value="1571.827881">
                <text:p>1571.827881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1574.735107">
                <text:p>1574.735107</text:p>
              </table:table-cell>
              <table:table-cell office:value-type="float" office:value="1573.861694">
                <text:p>1573.861694</text:p>
              </table:table-cell>
              <table:table-cell office:value-type="float" office:value="1574.362305">
                <text:p>1574.362305</text:p>
              </table:table-cell>
              <table:table-cell office:value-type="float" office:value="1574.038696">
                <text:p>1574.038696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1572.159912">
                <text:p>1572.159912</text:p>
              </table:table-cell>
              <table:table-cell office:value-type="float" office:value="1571.283813">
                <text:p>1571.283813</text:p>
              </table:table-cell>
              <table:table-cell office:value-type="float" office:value="1570.149414">
                <text:p>1570.149414</text:p>
              </table:table-cell>
              <table:table-cell office:value-type="float" office:value="1570.854248">
                <text:p>1570.854248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1573.506592">
                <text:p>1573.506592</text:p>
              </table:table-cell>
              <table:table-cell office:value-type="float" office:value="1572.99585">
                <text:p>1572.99585</text:p>
              </table:table-cell>
              <table:table-cell office:value-type="float" office:value="1572.358643">
                <text:p>1572.358643</text:p>
              </table:table-cell>
              <table:table-cell office:value-type="float" office:value="1571.865723">
                <text:p>1571.865723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1576.159424">
                <text:p>1576.159424</text:p>
              </table:table-cell>
              <table:table-cell office:value-type="float" office:value="1574.296509">
                <text:p>1574.296509</text:p>
              </table:table-cell>
              <table:table-cell office:value-type="float" office:value="1577.218018">
                <text:p>1577.218018</text:p>
              </table:table-cell>
              <table:table-cell office:value-type="float" office:value="1572.780151">
                <text:p>1572.780151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1571.589355">
                <text:p>1571.589355</text:p>
              </table:table-cell>
              <table:table-cell office:value-type="float" office:value="1571.488159">
                <text:p>1571.488159</text:p>
              </table:table-cell>
              <table:table-cell office:value-type="float" office:value="1569.605957">
                <text:p>1569.605957</text:p>
              </table:table-cell>
              <table:table-cell office:value-type="float" office:value="1574.193848">
                <text:p>1574.193848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1576.230347">
                <text:p>1576.230347</text:p>
              </table:table-cell>
              <table:table-cell office:value-type="float" office:value="1570.413208">
                <text:p>1570.413208</text:p>
              </table:table-cell>
              <table:table-cell office:value-type="float" office:value="1577.715698">
                <text:p>1577.715698</text:p>
              </table:table-cell>
              <table:table-cell office:value-type="float" office:value="1573.547363">
                <text:p>1573.547363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1572.801392">
                <text:p>1572.801392</text:p>
              </table:table-cell>
              <table:table-cell office:value-type="float" office:value="1570.937744">
                <text:p>1570.937744</text:p>
              </table:table-cell>
              <table:table-cell office:value-type="float" office:value="1571.172729">
                <text:p>1571.172729</text:p>
              </table:table-cell>
              <table:table-cell office:value-type="float" office:value="1572.512817">
                <text:p>1572.512817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1571.303711">
                <text:p>1571.303711</text:p>
              </table:table-cell>
              <table:table-cell office:value-type="float" office:value="1573.920044">
                <text:p>1573.920044</text:p>
              </table:table-cell>
              <table:table-cell office:value-type="float" office:value="1570.761841">
                <text:p>1570.761841</text:p>
              </table:table-cell>
              <table:table-cell office:value-type="float" office:value="1571.248901">
                <text:p>1571.248901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1574.561646">
                <text:p>1574.561646</text:p>
              </table:table-cell>
              <table:table-cell office:value-type="float" office:value="1571.789307">
                <text:p>1571.789307</text:p>
              </table:table-cell>
              <table:table-cell office:value-type="float" office:value="1574.897705">
                <text:p>1574.897705</text:p>
              </table:table-cell>
              <table:table-cell office:value-type="float" office:value="1572.134521">
                <text:p>1572.134521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1571.651489">
                <text:p>1571.651489</text:p>
              </table:table-cell>
              <table:table-cell office:value-type="float" office:value="1570.159912">
                <text:p>1570.159912</text:p>
              </table:table-cell>
              <table:table-cell office:value-type="float" office:value="1570.262695">
                <text:p>1570.262695</text:p>
              </table:table-cell>
              <table:table-cell office:value-type="float" office:value="1571.655396">
                <text:p>1571.655396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1571.994019">
                <text:p>1571.994019</text:p>
              </table:table-cell>
              <table:table-cell office:value-type="float" office:value="1576.067749">
                <text:p>1576.067749</text:p>
              </table:table-cell>
              <table:table-cell office:value-type="float" office:value="1572.902344">
                <text:p>1572.902344</text:p>
              </table:table-cell>
              <table:table-cell office:value-type="float" office:value="1573.837036">
                <text:p>1573.837036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1568.907104">
                <text:p>1568.907104</text:p>
              </table:table-cell>
              <table:table-cell office:value-type="float" office:value="1574.207764">
                <text:p>1574.207764</text:p>
              </table:table-cell>
              <table:table-cell office:value-type="float" office:value="1570.099976">
                <text:p>1570.099976</text:p>
              </table:table-cell>
              <table:table-cell office:value-type="float" office:value="1574.770264">
                <text:p>1574.770264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1574.537231">
                <text:p>1574.537231</text:p>
              </table:table-cell>
              <table:table-cell office:value-type="float" office:value="1573.929932">
                <text:p>1573.929932</text:p>
              </table:table-cell>
              <table:table-cell office:value-type="float" office:value="1572.100098">
                <text:p>1572.100098</text:p>
              </table:table-cell>
              <table:table-cell office:value-type="float" office:value="1573.934692">
                <text:p>1573.934692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1569.940308">
                <text:p>1569.940308</text:p>
              </table:table-cell>
              <table:table-cell office:value-type="float" office:value="1568.393433">
                <text:p>1568.393433</text:p>
              </table:table-cell>
              <table:table-cell office:value-type="float" office:value="1571.522339">
                <text:p>1571.522339</text:p>
              </table:table-cell>
              <table:table-cell office:value-type="float" office:value="1567.596558">
                <text:p>1567.596558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1572.050049">
                <text:p>1572.050049</text:p>
              </table:table-cell>
              <table:table-cell office:value-type="float" office:value="1568.770752">
                <text:p>1568.770752</text:p>
              </table:table-cell>
              <table:table-cell office:value-type="float" office:value="1570.740723">
                <text:p>1570.740723</text:p>
              </table:table-cell>
              <table:table-cell office:value-type="float" office:value="1570.149658">
                <text:p>1570.149658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1569.167236">
                <text:p>1569.167236</text:p>
              </table:table-cell>
              <table:table-cell office:value-type="float" office:value="1570.988892">
                <text:p>1570.988892</text:p>
              </table:table-cell>
              <table:table-cell office:value-type="float" office:value="1570.733032">
                <text:p>1570.733032</text:p>
              </table:table-cell>
              <table:table-cell office:value-type="float" office:value="1566.532593">
                <text:p>1566.532593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1570.101196">
                <text:p>1570.101196</text:p>
              </table:table-cell>
              <table:table-cell office:value-type="float" office:value="1572.759155">
                <text:p>1572.759155</text:p>
              </table:table-cell>
              <table:table-cell office:value-type="float" office:value="1568.078369">
                <text:p>1568.078369</text:p>
              </table:table-cell>
              <table:table-cell office:value-type="float" office:value="1574.283447">
                <text:p>1574.283447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1574.928223">
                <text:p>1574.928223</text:p>
              </table:table-cell>
              <table:table-cell office:value-type="float" office:value="1571.091675">
                <text:p>1571.091675</text:p>
              </table:table-cell>
              <table:table-cell office:value-type="float" office:value="1571.214355">
                <text:p>1571.214355</text:p>
              </table:table-cell>
              <table:table-cell office:value-type="float" office:value="1574.452881">
                <text:p>1574.452881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1570.640381">
                <text:p>1570.640381</text:p>
              </table:table-cell>
              <table:table-cell office:value-type="float" office:value="1567.327637">
                <text:p>1567.327637</text:p>
              </table:table-cell>
              <table:table-cell office:value-type="float" office:value="1569.402954">
                <text:p>1569.402954</text:p>
              </table:table-cell>
              <table:table-cell office:value-type="float" office:value="1568.627563">
                <text:p>1568.627563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1572.123535">
                <text:p>1572.123535</text:p>
              </table:table-cell>
              <table:table-cell office:value-type="float" office:value="1573.574341">
                <text:p>1573.574341</text:p>
              </table:table-cell>
              <table:table-cell office:value-type="float" office:value="1573.054932">
                <text:p>1573.054932</text:p>
              </table:table-cell>
              <table:table-cell office:value-type="float" office:value="1573.630981">
                <text:p>1573.630981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1569.907349">
                <text:p>1569.907349</text:p>
              </table:table-cell>
              <table:table-cell office:value-type="float" office:value="1570.049561">
                <text:p>1570.049561</text:p>
              </table:table-cell>
              <table:table-cell office:value-type="float" office:value="1568.321533">
                <text:p>1568.321533</text:p>
              </table:table-cell>
              <table:table-cell office:value-type="float" office:value="1571.580933">
                <text:p>1571.580933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1569.350952">
                <text:p>1569.350952</text:p>
              </table:table-cell>
              <table:table-cell office:value-type="float" office:value="1570.599731">
                <text:p>1570.599731</text:p>
              </table:table-cell>
              <table:table-cell office:value-type="float" office:value="1569.917725">
                <text:p>1569.917725</text:p>
              </table:table-cell>
              <table:table-cell office:value-type="float" office:value="1571.170776">
                <text:p>1571.170776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1575.020752">
                <text:p>1575.020752</text:p>
              </table:table-cell>
              <table:table-cell office:value-type="float" office:value="1571.766724">
                <text:p>1571.766724</text:p>
              </table:table-cell>
              <table:table-cell office:value-type="float" office:value="1574.346069">
                <text:p>1574.346069</text:p>
              </table:table-cell>
              <table:table-cell office:value-type="float" office:value="1570.853394">
                <text:p>1570.853394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1569.652222">
                <text:p>1569.652222</text:p>
              </table:table-cell>
              <table:table-cell office:value-type="float" office:value="1571.877319">
                <text:p>1571.877319</text:p>
              </table:table-cell>
              <table:table-cell office:value-type="float" office:value="1570.124268">
                <text:p>1570.124268</text:p>
              </table:table-cell>
              <table:table-cell office:value-type="float" office:value="1575.083496">
                <text:p>1575.083496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1571.661743">
                <text:p>1571.661743</text:p>
              </table:table-cell>
              <table:table-cell office:value-type="float" office:value="1570.491699">
                <text:p>1570.491699</text:p>
              </table:table-cell>
              <table:table-cell office:value-type="float" office:value="1569.655273">
                <text:p>1569.655273</text:p>
              </table:table-cell>
              <table:table-cell office:value-type="float" office:value="1574.400391">
                <text:p>1574.400391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570.619995">
                <text:p>1570.619995</text:p>
              </table:table-cell>
              <table:table-cell office:value-type="float" office:value="1574.514526">
                <text:p>1574.514526</text:p>
              </table:table-cell>
              <table:table-cell office:value-type="float" office:value="1574.067871">
                <text:p>1574.067871</text:p>
              </table:table-cell>
              <table:table-cell office:value-type="float" office:value="1573.123657">
                <text:p>1573.123657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1573.346313">
                <text:p>1573.346313</text:p>
              </table:table-cell>
              <table:table-cell office:value-type="float" office:value="1570.41394">
                <text:p>1570.41394</text:p>
              </table:table-cell>
              <table:table-cell office:value-type="float" office:value="1571.801025">
                <text:p>1571.801025</text:p>
              </table:table-cell>
              <table:table-cell office:value-type="float" office:value="1570.799316">
                <text:p>1570.799316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1573.596436">
                <text:p>1573.596436</text:p>
              </table:table-cell>
              <table:table-cell office:value-type="float" office:value="1572.483398">
                <text:p>1572.483398</text:p>
              </table:table-cell>
              <table:table-cell office:value-type="float" office:value="1571.487915">
                <text:p>1571.487915</text:p>
              </table:table-cell>
              <table:table-cell office:value-type="float" office:value="1573.38916">
                <text:p>1573.38916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1569.077271">
                <text:p>1569.077271</text:p>
              </table:table-cell>
              <table:table-cell office:value-type="float" office:value="1572.45166">
                <text:p>1572.45166</text:p>
              </table:table-cell>
              <table:table-cell office:value-type="float" office:value="1571.208496">
                <text:p>1571.208496</text:p>
              </table:table-cell>
              <table:table-cell office:value-type="float" office:value="1570.068237">
                <text:p>1570.068237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1571.669556">
                <text:p>1571.669556</text:p>
              </table:table-cell>
              <table:table-cell office:value-type="float" office:value="1573.131226">
                <text:p>1573.131226</text:p>
              </table:table-cell>
              <table:table-cell office:value-type="float" office:value="1573.144775">
                <text:p>1573.144775</text:p>
              </table:table-cell>
              <table:table-cell office:value-type="float" office:value="1572.565552">
                <text:p>1572.565552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1572.896362">
                <text:p>1572.896362</text:p>
              </table:table-cell>
              <table:table-cell office:value-type="float" office:value="1570.942261">
                <text:p>1570.942261</text:p>
              </table:table-cell>
              <table:table-cell office:value-type="float" office:value="1573.601929">
                <text:p>1573.601929</text:p>
              </table:table-cell>
              <table:table-cell office:value-type="float" office:value="1570.779419">
                <text:p>1570.779419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1571.237671">
                <text:p>1571.237671</text:p>
              </table:table-cell>
              <table:table-cell office:value-type="float" office:value="1575.571289">
                <text:p>1575.571289</text:p>
              </table:table-cell>
              <table:table-cell office:value-type="float" office:value="1570.291504">
                <text:p>1570.291504</text:p>
              </table:table-cell>
              <table:table-cell office:value-type="float" office:value="1572.95459">
                <text:p>1572.95459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1571.988281">
                <text:p>1571.988281</text:p>
              </table:table-cell>
              <table:table-cell office:value-type="float" office:value="1573.400879">
                <text:p>1573.400879</text:p>
              </table:table-cell>
              <table:table-cell office:value-type="float" office:value="1573.863647">
                <text:p>1573.863647</text:p>
              </table:table-cell>
              <table:table-cell office:value-type="float" office:value="1573.76123">
                <text:p>1573.76123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1143.277466">
                <text:p>1143.277466</text:p>
              </table:table-cell>
              <table:table-cell office:value-type="float" office:value="1097.222534">
                <text:p>1097.222534</text:p>
              </table:table-cell>
              <table:table-cell office:value-type="float" office:value="1154.783569">
                <text:p>1154.783569</text:p>
              </table:table-cell>
              <table:table-cell office:value-type="float" office:value="1085.086426">
                <text:p>1085.086426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1158.936279">
                <text:p>1158.936279</text:p>
              </table:table-cell>
              <table:table-cell office:value-type="float" office:value="1081.170898">
                <text:p>1081.170898</text:p>
              </table:table-cell>
              <table:table-cell office:value-type="float" office:value="1160.044556">
                <text:p>1160.044556</text:p>
              </table:table-cell>
              <table:table-cell office:value-type="float" office:value="1080.341553">
                <text:p>1080.341553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